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16" table:default-cell-style-name="Default"/>
        <table:table-row table:style-name="ro1">
          <table:table-cell office:value-type="string">
            <text:p>Optimal</text:p>
          </table:table-cell>
          <table:table-cell office:value-type="string">
            <text:p>A*</text:p>
          </table:table-cell>
          <table:table-cell office:value-type="string">
            <text:p>A* Ratio</text:p>
          </table:table-cell>
          <table:table-cell office:value-type="string">
            <text:p>A* PS</text:p>
          </table:table-cell>
          <table:table-cell office:value-type="string">
            <text:p>A* PS Ratio</text:p>
          </table:table-cell>
          <table:table-cell office:value-type="string">
            <text:p>Theta*</text:p>
          </table:table-cell>
          <table:table-cell office:value-type="string">
            <text:p>Theta* Ratio</text:p>
          </table:table-cell>
          <table:table-cell office:value-type="string">
            <text:p>RDP</text:p>
          </table:table-cell>
          <table:table-cell office:value-type="string">
            <text:p>RDP Ratio</text:p>
          </table:table-cell>
          <table:table-cell office:value-type="string">
            <text:p>RPF</text:p>
          </table:table-cell>
          <table:table-cell office:value-type="string">
            <text:p>RPF Ratio</text:p>
          </table:table-cell>
          <table:table-cell/>
          <table:table-cell office:value-type="string">
            <text:p>vs. A*</text:p>
          </table:table-cell>
          <table:table-cell office:value-type="string">
            <text:p>vs. A* PS</text:p>
          </table:table-cell>
          <table:table-cell office:value-type="string">
            <text:p>vs. Theta*</text:p>
          </table:table-cell>
          <table:table-cell office:value-type="string">
            <text:p>vs. RDP</text:p>
          </table:table-cell>
        </table:table-row>
        <table:table-row table:style-name="ro1">
          <table:table-cell office:value-type="float" office:value="147.76">
            <text:p>147.76</text:p>
          </table:table-cell>
          <table:table-cell office:value-type="float" office:value="159.18">
            <text:p>159.18</text:p>
          </table:table-cell>
          <table:table-cell table:formula="of:=[.B2]/[.A2]" office:value-type="float" office:value="1.07728749323227">
            <text:p>1.08</text:p>
          </table:table-cell>
          <table:table-cell office:value-type="float" office:value="150.11">
            <text:p>150.11</text:p>
          </table:table-cell>
          <table:table-cell table:formula="of:=[.D2]/[.A2]" office:value-type="float" office:value="1.01590416892258">
            <text:p>1.02</text:p>
          </table:table-cell>
          <table:table-cell office:value-type="float" office:value="150.11">
            <text:p>150.11</text:p>
          </table:table-cell>
          <table:table-cell table:formula="of:=[.F2]/[.A2]" office:value-type="float" office:value="1.01590416892258">
            <text:p>1.02</text:p>
          </table:table-cell>
          <table:table-cell office:value-type="float" office:value="152.11">
            <text:p>152.11</text:p>
          </table:table-cell>
          <table:table-cell table:formula="of:=[.H2]/[.A2]" office:value-type="float" office:value="1.02943963183541">
            <text:p>1.03</text:p>
          </table:table-cell>
          <table:table-cell office:value-type="float" office:value="150.11">
            <text:p>150.11</text:p>
          </table:table-cell>
          <table:table-cell table:formula="of:=[.J2]/[.A2]" office:value-type="float" office:value="1.01590416892258">
            <text:p>1.02</text:p>
          </table:table-cell>
          <table:table-cell/>
          <table:table-cell table:formula="of:=TTEST([.C2:.C1264];[.K2:.K1264];2;2)" office:value-type="float" office:value="2.05185039584783E-018">
            <text:p>0</text:p>
          </table:table-cell>
          <table:table-cell table:formula="of:=TTEST([.D2:.D1264];[.K2:.K1264];2;2)" office:value-type="float" office:value="0">
            <text:p>0</text:p>
          </table:table-cell>
          <table:table-cell table:formula="of:=TTEST([.E2:.E1264];[.K2:.K1264];2;2)" office:value-type="float" office:value="0.359025217677879">
            <text:p>0.36</text:p>
          </table:table-cell>
          <table:table-cell table:formula="of:=TTEST([.F2:.F1264];[.K2:.K1264];2;2)" office:value-type="float" office:value="0">
            <text:p>0</text:p>
          </table:table-cell>
        </table:table-row>
        <table:table-row table:style-name="ro1">
          <table:table-cell office:value-type="float" office:value="27.07">
            <text:p>27.07</text:p>
          </table:table-cell>
          <table:table-cell office:value-type="float" office:value="34.14">
            <text:p>34.14</text:p>
          </table:table-cell>
          <table:table-cell table:formula="of:=[.B3]/[.A3]" office:value-type="float" office:value="1.26117473217584">
            <text:p>1.26</text:p>
          </table:table-cell>
          <table:table-cell office:value-type="float" office:value="27.07">
            <text:p>27.07</text:p>
          </table:table-cell>
          <table:table-cell table:formula="of:=[.D3]/[.A3]" office:value-type="float" office:value="1">
            <text:p>1</text:p>
          </table:table-cell>
          <table:table-cell office:value-type="float" office:value="27.07">
            <text:p>27.07</text:p>
          </table:table-cell>
          <table:table-cell table:formula="of:=[.F3]/[.A3]" office:value-type="float" office:value="1">
            <text:p>1</text:p>
          </table:table-cell>
          <table:table-cell office:value-type="float" office:value="27.07">
            <text:p>27.07</text:p>
          </table:table-cell>
          <table:table-cell table:formula="of:=[.H3]/[.A3]" office:value-type="float" office:value="1">
            <text:p>1</text:p>
          </table:table-cell>
          <table:table-cell office:value-type="float" office:value="27.07">
            <text:p>27.07</text:p>
          </table:table-cell>
          <table:table-cell table:formula="of:=[.J3]/[.A3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342.82">
            <text:p>342.82</text:p>
          </table:table-cell>
          <table:table-cell office:value-type="float" office:value="347.99">
            <text:p>347.99</text:p>
          </table:table-cell>
          <table:table-cell table:formula="of:=[.B4]/[.A4]" office:value-type="float" office:value="1.01508080042005">
            <text:p>1.02</text:p>
          </table:table-cell>
          <table:table-cell office:value-type="float" office:value="344.33">
            <text:p>344.33</text:p>
          </table:table-cell>
          <table:table-cell table:formula="of:=[.D4]/[.A4]" office:value-type="float" office:value="1.00440464383642">
            <text:p>1</text:p>
          </table:table-cell>
          <table:table-cell office:value-type="float" office:value="343.75">
            <text:p>343.75</text:p>
          </table:table-cell>
          <table:table-cell table:formula="of:=[.F4]/[.A4]" office:value-type="float" office:value="1.002712793886">
            <text:p>1</text:p>
          </table:table-cell>
          <table:table-cell office:value-type="float" office:value="347.16">
            <text:p>347.16</text:p>
          </table:table-cell>
          <table:table-cell table:formula="of:=[.H4]/[.A4]" office:value-type="float" office:value="1.01265970480135">
            <text:p>1.01</text:p>
          </table:table-cell>
          <table:table-cell office:value-type="float" office:value="344.92">
            <text:p>344.92</text:p>
          </table:table-cell>
          <table:table-cell table:formula="of:=[.J4]/[.A4]" office:value-type="float" office:value="1.00612566361356">
            <text:p>1.01</text:p>
          </table:table-cell>
          <table:table-cell table:number-columns-repeated="5"/>
        </table:table-row>
        <table:table-row table:style-name="ro1">
          <table:table-cell office:value-type="float" office:value="358.53">
            <text:p>358.53</text:p>
          </table:table-cell>
          <table:table-cell office:value-type="float" office:value="376.05">
            <text:p>376.05</text:p>
          </table:table-cell>
          <table:table-cell table:formula="of:=[.B5]/[.A5]" office:value-type="float" office:value="1.04886620366497">
            <text:p>1.05</text:p>
          </table:table-cell>
          <table:table-cell office:value-type="float" office:value="370.88">
            <text:p>370.88</text:p>
          </table:table-cell>
          <table:table-cell table:formula="of:=[.D5]/[.A5]" office:value-type="float" office:value="1.0344462109168">
            <text:p>1.03</text:p>
          </table:table-cell>
          <table:table-cell office:value-type="float" office:value="370.88">
            <text:p>370.88</text:p>
          </table:table-cell>
          <table:table-cell table:formula="of:=[.F5]/[.A5]" office:value-type="float" office:value="1.0344462109168">
            <text:p>1.03</text:p>
          </table:table-cell>
          <table:table-cell office:value-type="float" office:value="376.05">
            <text:p>376.05</text:p>
          </table:table-cell>
          <table:table-cell table:formula="of:=[.H5]/[.A5]" office:value-type="float" office:value="1.04886620366497">
            <text:p>1.05</text:p>
          </table:table-cell>
          <table:table-cell office:value-type="float" office:value="368.53">
            <text:p>368.53</text:p>
          </table:table-cell>
          <table:table-cell table:formula="of:=[.J5]/[.A5]" office:value-type="float" office:value="1.02789166875854">
            <text:p>1.03</text:p>
          </table:table-cell>
          <table:table-cell table:number-columns-repeated="5"/>
        </table:table-row>
        <table:table-row table:style-name="ro1">
          <table:table-cell office:value-type="float" office:value="310.87">
            <text:p>310.87</text:p>
          </table:table-cell>
          <table:table-cell office:value-type="float" office:value="316.76">
            <text:p>316.76</text:p>
          </table:table-cell>
          <table:table-cell table:formula="of:=[.B6]/[.A6]" office:value-type="float" office:value="1.01894682664779">
            <text:p>1.02</text:p>
          </table:table-cell>
          <table:table-cell office:value-type="float" office:value="317.94">
            <text:p>317.94</text:p>
          </table:table-cell>
          <table:table-cell table:formula="of:=[.D6]/[.A6]" office:value-type="float" office:value="1.02274262553479">
            <text:p>1.02</text:p>
          </table:table-cell>
          <table:table-cell office:value-type="float" office:value="318.52">
            <text:p>318.52</text:p>
          </table:table-cell>
          <table:table-cell table:formula="of:=[.F6]/[.A6]" office:value-type="float" office:value="1.02460835719111">
            <text:p>1.02</text:p>
          </table:table-cell>
          <table:table-cell office:value-type="float" office:value="315.01">
            <text:p>315.01</text:p>
          </table:table-cell>
          <table:table-cell table:formula="of:=[.H6]/[.A6]" office:value-type="float" office:value="1.01331746389166">
            <text:p>1.01</text:p>
          </table:table-cell>
          <table:table-cell office:value-type="float" office:value="316.18">
            <text:p>316.18</text:p>
          </table:table-cell>
          <table:table-cell table:formula="of:=[.J6]/[.A6]" office:value-type="float" office:value="1.01708109499148">
            <text:p>1.02</text:p>
          </table:table-cell>
          <table:table-cell table:number-columns-repeated="5"/>
        </table:table-row>
        <table:table-row table:style-name="ro1">
          <table:table-cell office:value-type="float" office:value="179.5">
            <text:p>179.5</text:p>
          </table:table-cell>
          <table:table-cell office:value-type="float" office:value="193.74">
            <text:p>193.74</text:p>
          </table:table-cell>
          <table:table-cell table:formula="of:=[.B7]/[.A7]" office:value-type="float" office:value="1.07933147632312">
            <text:p>1.08</text:p>
          </table:table-cell>
          <table:table-cell office:value-type="float" office:value="184.81">
            <text:p>184.81</text:p>
          </table:table-cell>
          <table:table-cell table:formula="of:=[.D7]/[.A7]" office:value-type="float" office:value="1.02958217270195">
            <text:p>1.03</text:p>
          </table:table-cell>
          <table:table-cell office:value-type="float" office:value="182.08">
            <text:p>182.08</text:p>
          </table:table-cell>
          <table:table-cell table:formula="of:=[.F7]/[.A7]" office:value-type="float" office:value="1.01437325905292">
            <text:p>1.01</text:p>
          </table:table-cell>
          <table:table-cell office:value-type="float" office:value="184.23">
            <text:p>184.23</text:p>
          </table:table-cell>
          <table:table-cell table:formula="of:=[.H7]/[.A7]" office:value-type="float" office:value="1.02635097493036">
            <text:p>1.03</text:p>
          </table:table-cell>
          <table:table-cell office:value-type="float" office:value="183.64">
            <text:p>183.64</text:p>
          </table:table-cell>
          <table:table-cell table:formula="of:=[.J7]/[.A7]" office:value-type="float" office:value="1.02306406685237">
            <text:p>1.02</text:p>
          </table:table-cell>
          <table:table-cell table:number-columns-repeated="5"/>
        </table:table-row>
        <table:table-row table:style-name="ro1">
          <table:table-cell office:value-type="float" office:value="265.18">
            <text:p>265.18</text:p>
          </table:table-cell>
          <table:table-cell office:value-type="float" office:value="278.35">
            <text:p>278.35</text:p>
          </table:table-cell>
          <table:table-cell table:formula="of:=[.B8]/[.A8]" office:value-type="float" office:value="1.04966437891244">
            <text:p>1.05</text:p>
          </table:table-cell>
          <table:table-cell office:value-type="float" office:value="270.49">
            <text:p>270.49</text:p>
          </table:table-cell>
          <table:table-cell table:formula="of:=[.D8]/[.A8]" office:value-type="float" office:value="1.02002413455012">
            <text:p>1.02</text:p>
          </table:table-cell>
          <table:table-cell office:value-type="float" office:value="268.35">
            <text:p>268.35</text:p>
          </table:table-cell>
          <table:table-cell table:formula="of:=[.F8]/[.A8]" office:value-type="float" office:value="1.01195414435478">
            <text:p>1.01</text:p>
          </table:table-cell>
          <table:table-cell office:value-type="float" office:value="278.35">
            <text:p>278.35</text:p>
          </table:table-cell>
          <table:table-cell table:formula="of:=[.H8]/[.A8]" office:value-type="float" office:value="1.04966437891244">
            <text:p>1.05</text:p>
          </table:table-cell>
          <table:table-cell office:value-type="float" office:value="269.32">
            <text:p>269.32</text:p>
          </table:table-cell>
          <table:table-cell table:formula="of:=[.J8]/[.A8]" office:value-type="float" office:value="1.01561203710687">
            <text:p>1.02</text:p>
          </table:table-cell>
          <table:table-cell table:number-columns-repeated="5"/>
        </table:table-row>
        <table:table-row table:style-name="ro1">
          <table:table-cell office:value-type="float" office:value="15.31">
            <text:p>15.31</text:p>
          </table:table-cell>
          <table:table-cell office:value-type="float" office:value="34.83">
            <text:p>34.83</text:p>
          </table:table-cell>
          <table:table-cell table:formula="of:=[.B9]/[.A9]" office:value-type="float" office:value="2.2749836708034">
            <text:p>2.27</text:p>
          </table:table-cell>
          <table:table-cell office:value-type="float" office:value="15.31">
            <text:p>15.31</text:p>
          </table:table-cell>
          <table:table-cell table:formula="of:=[.D9]/[.A9]" office:value-type="float" office:value="1">
            <text:p>1</text:p>
          </table:table-cell>
          <table:table-cell office:value-type="float" office:value="15.31">
            <text:p>15.31</text:p>
          </table:table-cell>
          <table:table-cell table:formula="of:=[.F9]/[.A9]" office:value-type="float" office:value="1">
            <text:p>1</text:p>
          </table:table-cell>
          <table:table-cell office:value-type="float" office:value="15.31">
            <text:p>15.31</text:p>
          </table:table-cell>
          <table:table-cell table:formula="of:=[.H9]/[.A9]" office:value-type="float" office:value="1">
            <text:p>1</text:p>
          </table:table-cell>
          <table:table-cell office:value-type="float" office:value="15.31">
            <text:p>15.31</text:p>
          </table:table-cell>
          <table:table-cell table:formula="of:=[.J9]/[.A9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34.25">
            <text:p>134.25</text:p>
          </table:table-cell>
          <table:table-cell office:value-type="float" office:value="145.33">
            <text:p>145.33</text:p>
          </table:table-cell>
          <table:table-cell table:formula="of:=[.B10]/[.A10]" office:value-type="float" office:value="1.08253258845438">
            <text:p>1.08</text:p>
          </table:table-cell>
          <table:table-cell office:value-type="float" office:value="142.98">
            <text:p>142.98</text:p>
          </table:table-cell>
          <table:table-cell table:formula="of:=[.D10]/[.A10]" office:value-type="float" office:value="1.06502793296089">
            <text:p>1.07</text:p>
          </table:table-cell>
          <table:table-cell office:value-type="float" office:value="134.84">
            <text:p>134.84</text:p>
          </table:table-cell>
          <table:table-cell table:formula="of:=[.F10]/[.A10]" office:value-type="float" office:value="1.0043947858473">
            <text:p>1</text:p>
          </table:table-cell>
          <table:table-cell office:value-type="float" office:value="145.33">
            <text:p>145.33</text:p>
          </table:table-cell>
          <table:table-cell table:formula="of:=[.H10]/[.A10]" office:value-type="float" office:value="1.08253258845438">
            <text:p>1.08</text:p>
          </table:table-cell>
          <table:table-cell office:value-type="float" office:value="135.43">
            <text:p>135.43</text:p>
          </table:table-cell>
          <table:table-cell table:formula="of:=[.J10]/[.A10]" office:value-type="float" office:value="1.0087895716946">
            <text:p>1.01</text:p>
          </table:table-cell>
          <table:table-cell table:number-columns-repeated="5"/>
        </table:table-row>
        <table:table-row table:style-name="ro1">
          <table:table-cell office:value-type="float" office:value="388.36">
            <text:p>388.36</text:p>
          </table:table-cell>
          <table:table-cell office:value-type="float" office:value="409.78">
            <text:p>409.78</text:p>
          </table:table-cell>
          <table:table-cell table:formula="of:=[.B11]/[.A11]" office:value-type="float" office:value="1.05515501081471">
            <text:p>1.06</text:p>
          </table:table-cell>
          <table:table-cell office:value-type="float" office:value="398.71">
            <text:p>398.71</text:p>
          </table:table-cell>
          <table:table-cell table:formula="of:=[.D11]/[.A11]" office:value-type="float" office:value="1.02665053043568">
            <text:p>1.03</text:p>
          </table:table-cell>
          <table:table-cell office:value-type="float" office:value="396.56">
            <text:p>396.56</text:p>
          </table:table-cell>
          <table:table-cell table:formula="of:=[.F11]/[.A11]" office:value-type="float" office:value="1.02111442991039">
            <text:p>1.02</text:p>
          </table:table-cell>
          <table:table-cell office:value-type="float" office:value="409.78">
            <text:p>409.78</text:p>
          </table:table-cell>
          <table:table-cell table:formula="of:=[.H11]/[.A11]" office:value-type="float" office:value="1.05515501081471">
            <text:p>1.06</text:p>
          </table:table-cell>
          <table:table-cell office:value-type="float" office:value="401.05">
            <text:p>401.05</text:p>
          </table:table-cell>
          <table:table-cell table:formula="of:=[.J11]/[.A11]" office:value-type="float" office:value="1.03267586775157">
            <text:p>1.03</text:p>
          </table:table-cell>
          <table:table-cell table:number-columns-repeated="5"/>
        </table:table-row>
        <table:table-row table:style-name="ro1">
          <table:table-cell office:value-type="float" office:value="168.65">
            <text:p>168.65</text:p>
          </table:table-cell>
          <table:table-cell office:value-type="float" office:value="185.82">
            <text:p>185.82</text:p>
          </table:table-cell>
          <table:table-cell table:formula="of:=[.B12]/[.A12]" office:value-type="float" office:value="1.10180847909873">
            <text:p>1.1</text:p>
          </table:table-cell>
          <table:table-cell office:value-type="float" office:value="181.48">
            <text:p>181.48</text:p>
          </table:table-cell>
          <table:table-cell table:formula="of:=[.D12]/[.A12]" office:value-type="float" office:value="1.07607471093982">
            <text:p>1.08</text:p>
          </table:table-cell>
          <table:table-cell office:value-type="float" office:value="179.72">
            <text:p>179.72</text:p>
          </table:table-cell>
          <table:table-cell table:formula="of:=[.F12]/[.A12]" office:value-type="float" office:value="1.06563889712422">
            <text:p>1.07</text:p>
          </table:table-cell>
          <table:table-cell office:value-type="float" office:value="185.82">
            <text:p>185.82</text:p>
          </table:table-cell>
          <table:table-cell table:formula="of:=[.H12]/[.A12]" office:value-type="float" office:value="1.10180847909873">
            <text:p>1.1</text:p>
          </table:table-cell>
          <table:table-cell office:value-type="float" office:value="179.72">
            <text:p>179.72</text:p>
          </table:table-cell>
          <table:table-cell table:formula="of:=[.J12]/[.A12]" office:value-type="float" office:value="1.06563889712422">
            <text:p>1.07</text:p>
          </table:table-cell>
          <table:table-cell table:number-columns-repeated="5"/>
        </table:table-row>
        <table:table-row table:style-name="ro1">
          <table:table-cell office:value-type="float" office:value="288.15">
            <text:p>288.15</text:p>
          </table:table-cell>
          <table:table-cell office:value-type="float" office:value="294.94">
            <text:p>294.94</text:p>
          </table:table-cell>
          <table:table-cell table:formula="of:=[.B13]/[.A13]" office:value-type="float" office:value="1.02356411591185">
            <text:p>1.02</text:p>
          </table:table-cell>
          <table:table-cell office:value-type="float" office:value="290.25">
            <text:p>290.25</text:p>
          </table:table-cell>
          <table:table-cell table:formula="of:=[.D13]/[.A13]" office:value-type="float" office:value="1.00728787090057">
            <text:p>1.01</text:p>
          </table:table-cell>
          <table:table-cell office:value-type="float" office:value="287.91">
            <text:p>287.91</text:p>
          </table:table-cell>
          <table:table-cell table:formula="of:=[.F13]/[.A13]" office:value-type="float" office:value="0.999167100468506">
            <text:p>1</text:p>
          </table:table-cell>
          <table:table-cell office:value-type="float" office:value="293.76">
            <text:p>293.76</text:p>
          </table:table-cell>
          <table:table-cell table:formula="of:=[.H13]/[.A13]" office:value-type="float" office:value="1.01946902654867">
            <text:p>1.02</text:p>
          </table:table-cell>
          <table:table-cell office:value-type="float" office:value="287.91">
            <text:p>287.91</text:p>
          </table:table-cell>
          <table:table-cell table:formula="of:=[.J13]/[.A13]" office:value-type="float" office:value="0.999167100468506">
            <text:p>1</text:p>
          </table:table-cell>
          <table:table-cell table:number-columns-repeated="5"/>
        </table:table-row>
        <table:table-row table:style-name="ro1">
          <table:table-cell office:value-type="float" office:value="431.43">
            <text:p>431.43</text:p>
          </table:table-cell>
          <table:table-cell office:value-type="float" office:value="451.01">
            <text:p>451.01</text:p>
          </table:table-cell>
          <table:table-cell table:formula="of:=[.B14]/[.A14]" office:value-type="float" office:value="1.04538395568227">
            <text:p>1.05</text:p>
          </table:table-cell>
          <table:table-cell office:value-type="float" office:value="437.98">
            <text:p>437.98</text:p>
          </table:table-cell>
          <table:table-cell table:formula="of:=[.D14]/[.A14]" office:value-type="float" office:value="1.01518206893355">
            <text:p>1.02</text:p>
          </table:table-cell>
          <table:table-cell office:value-type="float" office:value="435.05">
            <text:p>435.05</text:p>
          </table:table-cell>
          <table:table-cell table:formula="of:=[.F14]/[.A14]" office:value-type="float" office:value="1.00839070069304">
            <text:p>1.01</text:p>
          </table:table-cell>
          <table:table-cell office:value-type="float" office:value="450.42">
            <text:p>450.42</text:p>
          </table:table-cell>
          <table:table-cell table:formula="of:=[.H14]/[.A14]" office:value-type="float" office:value="1.04401641054169">
            <text:p>1.04</text:p>
          </table:table-cell>
          <table:table-cell office:value-type="float" office:value="438.56">
            <text:p>438.56</text:p>
          </table:table-cell>
          <table:table-cell table:formula="of:=[.J14]/[.A14]" office:value-type="float" office:value="1.01652643534293">
            <text:p>1.02</text:p>
          </table:table-cell>
          <table:table-cell table:number-columns-repeated="5"/>
        </table:table-row>
        <table:table-row table:style-name="ro1">
          <table:table-cell office:value-type="float" office:value="145.53">
            <text:p>145.53</text:p>
          </table:table-cell>
          <table:table-cell office:value-type="float" office:value="148.46">
            <text:p>148.46</text:p>
          </table:table-cell>
          <table:table-cell table:formula="of:=[.B15]/[.A15]" office:value-type="float" office:value="1.02013330584759">
            <text:p>1.02</text:p>
          </table:table-cell>
          <table:table-cell office:value-type="float" office:value="146.46">
            <text:p>146.46</text:p>
          </table:table-cell>
          <table:table-cell table:formula="of:=[.D15]/[.A15]" office:value-type="float" office:value="1.00639043496186">
            <text:p>1.01</text:p>
          </table:table-cell>
          <table:table-cell office:value-type="float" office:value="146.46">
            <text:p>146.46</text:p>
          </table:table-cell>
          <table:table-cell table:formula="of:=[.F15]/[.A15]" office:value-type="float" office:value="1.00639043496186">
            <text:p>1.01</text:p>
          </table:table-cell>
          <table:table-cell office:value-type="float" office:value="148.46">
            <text:p>148.46</text:p>
          </table:table-cell>
          <table:table-cell table:formula="of:=[.H15]/[.A15]" office:value-type="float" office:value="1.02013330584759">
            <text:p>1.02</text:p>
          </table:table-cell>
          <table:table-cell office:value-type="float" office:value="147.04">
            <text:p>147.04</text:p>
          </table:table-cell>
          <table:table-cell table:formula="of:=[.J15]/[.A15]" office:value-type="float" office:value="1.01037586751872">
            <text:p>1.01</text:p>
          </table:table-cell>
          <table:table-cell table:number-columns-repeated="5"/>
        </table:table-row>
        <table:table-row table:style-name="ro1">
          <table:table-cell office:value-type="float" office:value="349.3">
            <text:p>349.3</text:p>
          </table:table-cell>
          <table:table-cell office:value-type="float" office:value="349.65">
            <text:p>349.65</text:p>
          </table:table-cell>
          <table:table-cell table:formula="of:=[.B16]/[.A16]" office:value-type="float" office:value="1.00100200400802">
            <text:p>1</text:p>
          </table:table-cell>
          <table:table-cell office:value-type="float" office:value="348.48">
            <text:p>348.48</text:p>
          </table:table-cell>
          <table:table-cell table:formula="of:=[.D16]/[.A16]" office:value-type="float" office:value="0.997652447752648">
            <text:p>1</text:p>
          </table:table-cell>
          <table:table-cell office:value-type="float" office:value="348.48">
            <text:p>348.48</text:p>
          </table:table-cell>
          <table:table-cell table:formula="of:=[.F16]/[.A16]" office:value-type="float" office:value="0.997652447752648">
            <text:p>1</text:p>
          </table:table-cell>
          <table:table-cell office:value-type="float" office:value="349.06">
            <text:p>349.06</text:p>
          </table:table-cell>
          <table:table-cell table:formula="of:=[.H16]/[.A16]" office:value-type="float" office:value="0.99931291153736">
            <text:p>1</text:p>
          </table:table-cell>
          <table:table-cell office:value-type="float" office:value="348.48">
            <text:p>348.48</text:p>
          </table:table-cell>
          <table:table-cell table:formula="of:=[.J16]/[.A16]" office:value-type="float" office:value="0.997652447752648">
            <text:p>1</text:p>
          </table:table-cell>
          <table:table-cell table:number-columns-repeated="5"/>
        </table:table-row>
        <table:table-row table:style-name="ro1">
          <table:table-cell office:value-type="float" office:value="164.41">
            <text:p>164.41</text:p>
          </table:table-cell>
          <table:table-cell office:value-type="float" office:value="171.1">
            <text:p>171.1</text:p>
          </table:table-cell>
          <table:table-cell table:formula="of:=[.B17]/[.A17]" office:value-type="float" office:value="1.04069095553798">
            <text:p>1.04</text:p>
          </table:table-cell>
          <table:table-cell office:value-type="float" office:value="170.27">
            <text:p>170.27</text:p>
          </table:table-cell>
          <table:table-cell table:formula="of:=[.D17]/[.A17]" office:value-type="float" office:value="1.03564260081504">
            <text:p>1.04</text:p>
          </table:table-cell>
          <table:table-cell office:value-type="float" office:value="164.41">
            <text:p>164.41</text:p>
          </table:table-cell>
          <table:table-cell table:formula="of:=[.F17]/[.A17]" office:value-type="float" office:value="1">
            <text:p>1</text:p>
          </table:table-cell>
          <table:table-cell office:value-type="float" office:value="164.41">
            <text:p>164.41</text:p>
          </table:table-cell>
          <table:table-cell table:formula="of:=[.H17]/[.A17]" office:value-type="float" office:value="1">
            <text:p>1</text:p>
          </table:table-cell>
          <table:table-cell office:value-type="float" office:value="164.41">
            <text:p>164.41</text:p>
          </table:table-cell>
          <table:table-cell table:formula="of:=[.J17]/[.A17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63.79">
            <text:p>163.79</text:p>
          </table:table-cell>
          <table:table-cell office:value-type="float" office:value="176.24">
            <text:p>176.24</text:p>
          </table:table-cell>
          <table:table-cell table:formula="of:=[.B18]/[.A18]" office:value-type="float" office:value="1.07601196654252">
            <text:p>1.08</text:p>
          </table:table-cell>
          <table:table-cell office:value-type="float" office:value="168.48">
            <text:p>168.48</text:p>
          </table:table-cell>
          <table:table-cell table:formula="of:=[.D18]/[.A18]" office:value-type="float" office:value="1.02863422675377">
            <text:p>1.03</text:p>
          </table:table-cell>
          <table:table-cell office:value-type="float" office:value="164.97">
            <text:p>164.97</text:p>
          </table:table-cell>
          <table:table-cell table:formula="of:=[.F18]/[.A18]" office:value-type="float" office:value="1.00720434702973">
            <text:p>1.01</text:p>
          </table:table-cell>
          <table:table-cell office:value-type="float" office:value="170.24">
            <text:p>170.24</text:p>
          </table:table-cell>
          <table:table-cell table:formula="of:=[.H18]/[.A18]" office:value-type="float" office:value="1.03937969350998">
            <text:p>1.04</text:p>
          </table:table-cell>
          <table:table-cell office:value-type="float" office:value="167.31">
            <text:p>167.31</text:p>
          </table:table-cell>
          <table:table-cell table:formula="of:=[.J18]/[.A18]" office:value-type="float" office:value="1.02149093351242">
            <text:p>1.02</text:p>
          </table:table-cell>
          <table:table-cell table:number-columns-repeated="5"/>
        </table:table-row>
        <table:table-row table:style-name="ro1">
          <table:table-cell office:value-type="float" office:value="180.7">
            <text:p>180.7</text:p>
          </table:table-cell>
          <table:table-cell office:value-type="float" office:value="192.25">
            <text:p>192.25</text:p>
          </table:table-cell>
          <table:table-cell table:formula="of:=[.B19]/[.A19]" office:value-type="float" office:value="1.0639180962922">
            <text:p>1.06</text:p>
          </table:table-cell>
          <table:table-cell office:value-type="float" office:value="185.43">
            <text:p>185.43</text:p>
          </table:table-cell>
          <table:table-cell table:formula="of:=[.D19]/[.A19]" office:value-type="float" office:value="1.02617598229109">
            <text:p>1.03</text:p>
          </table:table-cell>
          <table:table-cell office:value-type="float" office:value="186.01">
            <text:p>186.01</text:p>
          </table:table-cell>
          <table:table-cell table:formula="of:=[.F19]/[.A19]" office:value-type="float" office:value="1.02938572219148">
            <text:p>1.03</text:p>
          </table:table-cell>
          <table:table-cell office:value-type="float" office:value="192.25">
            <text:p>192.25</text:p>
          </table:table-cell>
          <table:table-cell table:formula="of:=[.H19]/[.A19]" office:value-type="float" office:value="1.0639180962922">
            <text:p>1.06</text:p>
          </table:table-cell>
          <table:table-cell office:value-type="float" office:value="185.43">
            <text:p>185.43</text:p>
          </table:table-cell>
          <table:table-cell table:formula="of:=[.J19]/[.A19]" office:value-type="float" office:value="1.02617598229109">
            <text:p>1.03</text:p>
          </table:table-cell>
          <table:table-cell table:number-columns-repeated="5"/>
        </table:table-row>
        <table:table-row table:style-name="ro1">
          <table:table-cell office:value-type="float" office:value="182.95">
            <text:p>182.95</text:p>
          </table:table-cell>
          <table:table-cell office:value-type="float" office:value="184.95">
            <text:p>184.95</text:p>
          </table:table-cell>
          <table:table-cell table:formula="of:=[.B20]/[.A20]" office:value-type="float" office:value="1.01093194861984">
            <text:p>1.01</text:p>
          </table:table-cell>
          <table:table-cell office:value-type="float" office:value="187.05">
            <text:p>187.05</text:p>
          </table:table-cell>
          <table:table-cell table:formula="of:=[.D20]/[.A20]" office:value-type="float" office:value="1.02241049467068">
            <text:p>1.02</text:p>
          </table:table-cell>
          <table:table-cell office:value-type="float" office:value="187.05">
            <text:p>187.05</text:p>
          </table:table-cell>
          <table:table-cell table:formula="of:=[.F20]/[.A20]" office:value-type="float" office:value="1.02241049467068">
            <text:p>1.02</text:p>
          </table:table-cell>
          <table:table-cell office:value-type="float" office:value="184.95">
            <text:p>184.95</text:p>
          </table:table-cell>
          <table:table-cell table:formula="of:=[.H20]/[.A20]" office:value-type="float" office:value="1.01093194861984">
            <text:p>1.01</text:p>
          </table:table-cell>
          <table:table-cell office:value-type="float" office:value="184.12">
            <text:p>184.12</text:p>
          </table:table-cell>
          <table:table-cell table:formula="of:=[.J20]/[.A20]" office:value-type="float" office:value="1.00639518994261">
            <text:p>1.01</text:p>
          </table:table-cell>
          <table:table-cell table:number-columns-repeated="5"/>
        </table:table-row>
        <table:table-row table:style-name="ro1">
          <table:table-cell office:value-type="float" office:value="438.29">
            <text:p>438.29</text:p>
          </table:table-cell>
          <table:table-cell office:value-type="float" office:value="449.5">
            <text:p>449.5</text:p>
          </table:table-cell>
          <table:table-cell table:formula="of:=[.B21]/[.A21]" office:value-type="float" office:value="1.02557667297908">
            <text:p>1.03</text:p>
          </table:table-cell>
          <table:table-cell office:value-type="float" office:value="447.61">
            <text:p>447.61</text:p>
          </table:table-cell>
          <table:table-cell table:formula="of:=[.D21]/[.A21]" office:value-type="float" office:value="1.02126445960437">
            <text:p>1.02</text:p>
          </table:table-cell>
          <table:table-cell office:value-type="float" office:value="449.36">
            <text:p>449.36</text:p>
          </table:table-cell>
          <table:table-cell table:formula="of:=[.F21]/[.A21]" office:value-type="float" office:value="1.02525724976614">
            <text:p>1.03</text:p>
          </table:table-cell>
          <table:table-cell office:value-type="float" office:value="447.5">
            <text:p>447.5</text:p>
          </table:table-cell>
          <table:table-cell table:formula="of:=[.H21]/[.A21]" office:value-type="float" office:value="1.02101348422278">
            <text:p>1.02</text:p>
          </table:table-cell>
          <table:table-cell office:value-type="float" office:value="445.85">
            <text:p>445.85</text:p>
          </table:table-cell>
          <table:table-cell table:formula="of:=[.J21]/[.A21]" office:value-type="float" office:value="1.01724885349882">
            <text:p>1.02</text:p>
          </table:table-cell>
          <table:table-cell table:number-columns-repeated="5"/>
        </table:table-row>
        <table:table-row table:style-name="ro1">
          <table:table-cell office:value-type="float" office:value="105.4">
            <text:p>105.4</text:p>
          </table:table-cell>
          <table:table-cell office:value-type="float" office:value="107.74">
            <text:p>107.74</text:p>
          </table:table-cell>
          <table:table-cell table:formula="of:=[.B22]/[.A22]" office:value-type="float" office:value="1.02220113851992">
            <text:p>1.02</text:p>
          </table:table-cell>
          <table:table-cell office:value-type="float" office:value="107.74">
            <text:p>107.74</text:p>
          </table:table-cell>
          <table:table-cell table:formula="of:=[.D22]/[.A22]" office:value-type="float" office:value="1.02220113851992">
            <text:p>1.02</text:p>
          </table:table-cell>
          <table:table-cell office:value-type="float" office:value="105.4">
            <text:p>105.4</text:p>
          </table:table-cell>
          <table:table-cell table:formula="of:=[.F22]/[.A22]" office:value-type="float" office:value="1">
            <text:p>1</text:p>
          </table:table-cell>
          <table:table-cell office:value-type="float" office:value="107.74">
            <text:p>107.74</text:p>
          </table:table-cell>
          <table:table-cell table:formula="of:=[.H22]/[.A22]" office:value-type="float" office:value="1.02220113851992">
            <text:p>1.02</text:p>
          </table:table-cell>
          <table:table-cell office:value-type="float" office:value="105.4">
            <text:p>105.4</text:p>
          </table:table-cell>
          <table:table-cell table:formula="of:=[.J22]/[.A22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57.72">
            <text:p>157.72</text:p>
          </table:table-cell>
          <table:table-cell office:value-type="float" office:value="159.14">
            <text:p>159.14</text:p>
          </table:table-cell>
          <table:table-cell table:formula="of:=[.B23]/[.A23]" office:value-type="float" office:value="1.00900329698199">
            <text:p>1.01</text:p>
          </table:table-cell>
          <table:table-cell office:value-type="float" office:value="158.31">
            <text:p>158.31</text:p>
          </table:table-cell>
          <table:table-cell table:formula="of:=[.D23]/[.A23]" office:value-type="float" office:value="1.00374080649252">
            <text:p>1</text:p>
          </table:table-cell>
          <table:table-cell office:value-type="float" office:value="158.31">
            <text:p>158.31</text:p>
          </table:table-cell>
          <table:table-cell table:formula="of:=[.F23]/[.A23]" office:value-type="float" office:value="1.00374080649252">
            <text:p>1</text:p>
          </table:table-cell>
          <table:table-cell office:value-type="float" office:value="159.14">
            <text:p>159.14</text:p>
          </table:table-cell>
          <table:table-cell table:formula="of:=[.H23]/[.A23]" office:value-type="float" office:value="1.00900329698199">
            <text:p>1.01</text:p>
          </table:table-cell>
          <table:table-cell office:value-type="float" office:value="157.72">
            <text:p>157.72</text:p>
          </table:table-cell>
          <table:table-cell table:formula="of:=[.J23]/[.A23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396.75">
            <text:p>396.75</text:p>
          </table:table-cell>
          <table:table-cell office:value-type="float" office:value="415.96">
            <text:p>415.96</text:p>
          </table:table-cell>
          <table:table-cell table:formula="of:=[.B24]/[.A24]" office:value-type="float" office:value="1.0484183994959">
            <text:p>1.05</text:p>
          </table:table-cell>
          <table:table-cell office:value-type="float" office:value="412.99">
            <text:p>412.99</text:p>
          </table:table-cell>
          <table:table-cell table:formula="of:=[.D24]/[.A24]" office:value-type="float" office:value="1.04093257718967">
            <text:p>1.04</text:p>
          </table:table-cell>
          <table:table-cell office:value-type="float" office:value="411.82">
            <text:p>411.82</text:p>
          </table:table-cell>
          <table:table-cell table:formula="of:=[.F24]/[.A24]" office:value-type="float" office:value="1.03798361688721">
            <text:p>1.04</text:p>
          </table:table-cell>
          <table:table-cell office:value-type="float" office:value="415.96">
            <text:p>415.96</text:p>
          </table:table-cell>
          <table:table-cell table:formula="of:=[.H24]/[.A24]" office:value-type="float" office:value="1.0484183994959">
            <text:p>1.05</text:p>
          </table:table-cell>
          <table:table-cell office:value-type="float" office:value="411.23">
            <text:p>411.23</text:p>
          </table:table-cell>
          <table:table-cell table:formula="of:=[.J24]/[.A24]" office:value-type="float" office:value="1.03649653434152">
            <text:p>1.04</text:p>
          </table:table-cell>
          <table:table-cell table:number-columns-repeated="5"/>
        </table:table-row>
        <table:table-row table:style-name="ro1">
          <table:table-cell office:value-type="float" office:value="48.04">
            <text:p>48.04</text:p>
          </table:table-cell>
          <table:table-cell office:value-type="float" office:value="52.73">
            <text:p>52.73</text:p>
          </table:table-cell>
          <table:table-cell table:formula="of:=[.B25]/[.A25]" office:value-type="float" office:value="1.09762697751873">
            <text:p>1.1</text:p>
          </table:table-cell>
          <table:table-cell office:value-type="float" office:value="48.04">
            <text:p>48.04</text:p>
          </table:table-cell>
          <table:table-cell table:formula="of:=[.D25]/[.A25]" office:value-type="float" office:value="1">
            <text:p>1</text:p>
          </table:table-cell>
          <table:table-cell office:value-type="float" office:value="48.04">
            <text:p>48.04</text:p>
          </table:table-cell>
          <table:table-cell table:formula="of:=[.F25]/[.A25]" office:value-type="float" office:value="1">
            <text:p>1</text:p>
          </table:table-cell>
          <table:table-cell office:value-type="float" office:value="48.04">
            <text:p>48.04</text:p>
          </table:table-cell>
          <table:table-cell table:formula="of:=[.H25]/[.A25]" office:value-type="float" office:value="1">
            <text:p>1</text:p>
          </table:table-cell>
          <table:table-cell office:value-type="float" office:value="48.04">
            <text:p>48.04</text:p>
          </table:table-cell>
          <table:table-cell table:formula="of:=[.J25]/[.A25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430.22">
            <text:p>430.22</text:p>
          </table:table-cell>
          <table:table-cell office:value-type="float" office:value="442.52">
            <text:p>442.52</text:p>
          </table:table-cell>
          <table:table-cell table:formula="of:=[.B26]/[.A26]" office:value-type="float" office:value="1.0285900237088">
            <text:p>1.03</text:p>
          </table:table-cell>
          <table:table-cell office:value-type="float" office:value="435.24">
            <text:p>435.24</text:p>
          </table:table-cell>
          <table:table-cell table:formula="of:=[.D26]/[.A26]" office:value-type="float" office:value="1.01166844870066">
            <text:p>1.01</text:p>
          </table:table-cell>
          <table:table-cell office:value-type="float" office:value="432.32">
            <text:p>432.32</text:p>
          </table:table-cell>
          <table:table-cell table:formula="of:=[.F26]/[.A26]" office:value-type="float" office:value="1.00488122356004">
            <text:p>1</text:p>
          </table:table-cell>
          <table:table-cell office:value-type="float" office:value="437">
            <text:p>437</text:p>
          </table:table-cell>
          <table:table-cell table:formula="of:=[.H26]/[.A26]" office:value-type="float" office:value="1.01575937892241">
            <text:p>1.02</text:p>
          </table:table-cell>
          <table:table-cell office:value-type="float" office:value="435.83">
            <text:p>435.83</text:p>
          </table:table-cell>
          <table:table-cell table:formula="of:=[.J26]/[.A26]" office:value-type="float" office:value="1.01303984008182">
            <text:p>1.01</text:p>
          </table:table-cell>
          <table:table-cell table:number-columns-repeated="5"/>
        </table:table-row>
        <table:table-row table:style-name="ro1">
          <table:table-cell office:value-type="float" office:value="267.01">
            <text:p>267.01</text:p>
          </table:table-cell>
          <table:table-cell office:value-type="float" office:value="272.87">
            <text:p>272.87</text:p>
          </table:table-cell>
          <table:table-cell table:formula="of:=[.B27]/[.A27]" office:value-type="float" office:value="1.02194674356766">
            <text:p>1.02</text:p>
          </table:table-cell>
          <table:table-cell office:value-type="float" office:value="270.87">
            <text:p>270.87</text:p>
          </table:table-cell>
          <table:table-cell table:formula="of:=[.D27]/[.A27]" office:value-type="float" office:value="1.01445638740122">
            <text:p>1.01</text:p>
          </table:table-cell>
          <table:table-cell office:value-type="float" office:value="267.35">
            <text:p>267.35</text:p>
          </table:table-cell>
          <table:table-cell table:formula="of:=[.F27]/[.A27]" office:value-type="float" office:value="1.00127336054829">
            <text:p>1</text:p>
          </table:table-cell>
          <table:table-cell office:value-type="float" office:value="272.87">
            <text:p>272.87</text:p>
          </table:table-cell>
          <table:table-cell table:formula="of:=[.H27]/[.A27]" office:value-type="float" office:value="1.02194674356766">
            <text:p>1.02</text:p>
          </table:table-cell>
          <table:table-cell office:value-type="float" office:value="267.35">
            <text:p>267.35</text:p>
          </table:table-cell>
          <table:table-cell table:formula="of:=[.J27]/[.A27]" office:value-type="float" office:value="1.00127336054829">
            <text:p>1</text:p>
          </table:table-cell>
          <table:table-cell table:number-columns-repeated="5"/>
        </table:table-row>
        <table:table-row table:style-name="ro1">
          <table:table-cell office:value-type="float" office:value="298.74">
            <text:p>298.74</text:p>
          </table:table-cell>
          <table:table-cell office:value-type="float" office:value="302.74">
            <text:p>302.74</text:p>
          </table:table-cell>
          <table:table-cell table:formula="of:=[.B28]/[.A28]" office:value-type="float" office:value="1.01338956952534">
            <text:p>1.01</text:p>
          </table:table-cell>
          <table:table-cell office:value-type="float" office:value="305.08">
            <text:p>305.08</text:p>
          </table:table-cell>
          <table:table-cell table:formula="of:=[.D28]/[.A28]" office:value-type="float" office:value="1.02122246769766">
            <text:p>1.02</text:p>
          </table:table-cell>
          <table:table-cell office:value-type="float" office:value="306.25">
            <text:p>306.25</text:p>
          </table:table-cell>
          <table:table-cell table:formula="of:=[.F28]/[.A28]" office:value-type="float" office:value="1.02513891678383">
            <text:p>1.03</text:p>
          </table:table-cell>
          <table:table-cell office:value-type="float" office:value="302.74">
            <text:p>302.74</text:p>
          </table:table-cell>
          <table:table-cell table:formula="of:=[.H28]/[.A28]" office:value-type="float" office:value="1.01338956952534">
            <text:p>1.01</text:p>
          </table:table-cell>
          <table:table-cell office:value-type="float" office:value="303.32">
            <text:p>303.32</text:p>
          </table:table-cell>
          <table:table-cell table:formula="of:=[.J28]/[.A28]" office:value-type="float" office:value="1.01533105710651">
            <text:p>1.02</text:p>
          </table:table-cell>
          <table:table-cell table:number-columns-repeated="5"/>
        </table:table-row>
        <table:table-row table:style-name="ro1">
          <table:table-cell office:value-type="float" office:value="199.98">
            <text:p>199.98</text:p>
          </table:table-cell>
          <table:table-cell office:value-type="float" office:value="208.81">
            <text:p>208.81</text:p>
          </table:table-cell>
          <table:table-cell table:formula="of:=[.B29]/[.A29]" office:value-type="float" office:value="1.04415441544154">
            <text:p>1.04</text:p>
          </table:table-cell>
          <table:table-cell office:value-type="float" office:value="201.74">
            <text:p>201.74</text:p>
          </table:table-cell>
          <table:table-cell table:formula="of:=[.D29]/[.A29]" office:value-type="float" office:value="1.00880088008801">
            <text:p>1.01</text:p>
          </table:table-cell>
          <table:table-cell office:value-type="float" office:value="201.74">
            <text:p>201.74</text:p>
          </table:table-cell>
          <table:table-cell table:formula="of:=[.F29]/[.A29]" office:value-type="float" office:value="1.00880088008801">
            <text:p>1.01</text:p>
          </table:table-cell>
          <table:table-cell office:value-type="float" office:value="207.98">
            <text:p>207.98</text:p>
          </table:table-cell>
          <table:table-cell table:formula="of:=[.H29]/[.A29]" office:value-type="float" office:value="1.04000400040004">
            <text:p>1.04</text:p>
          </table:table-cell>
          <table:table-cell office:value-type="float" office:value="201.74">
            <text:p>201.74</text:p>
          </table:table-cell>
          <table:table-cell table:formula="of:=[.J29]/[.A29]" office:value-type="float" office:value="1.00880088008801">
            <text:p>1.01</text:p>
          </table:table-cell>
          <table:table-cell table:number-columns-repeated="5"/>
        </table:table-row>
        <table:table-row table:style-name="ro1">
          <table:table-cell office:value-type="float" office:value="9.66">
            <text:p>9.66</text:p>
          </table:table-cell>
          <table:table-cell office:value-type="float" office:value="16">
            <text:p>16</text:p>
          </table:table-cell>
          <table:table-cell table:formula="of:=[.B30]/[.A30]" office:value-type="float" office:value="1.65631469979296">
            <text:p>1.66</text:p>
          </table:table-cell>
          <table:table-cell office:value-type="float" office:value="9.66">
            <text:p>9.66</text:p>
          </table:table-cell>
          <table:table-cell table:formula="of:=[.D30]/[.A30]" office:value-type="float" office:value="1">
            <text:p>1</text:p>
          </table:table-cell>
          <table:table-cell office:value-type="float" office:value="9.66">
            <text:p>9.66</text:p>
          </table:table-cell>
          <table:table-cell table:formula="of:=[.F30]/[.A30]" office:value-type="float" office:value="1">
            <text:p>1</text:p>
          </table:table-cell>
          <table:table-cell office:value-type="float" office:value="9.66">
            <text:p>9.66</text:p>
          </table:table-cell>
          <table:table-cell table:formula="of:=[.H30]/[.A30]" office:value-type="float" office:value="1">
            <text:p>1</text:p>
          </table:table-cell>
          <table:table-cell office:value-type="float" office:value="9.66">
            <text:p>9.66</text:p>
          </table:table-cell>
          <table:table-cell table:formula="of:=[.J30]/[.A30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259.55">
            <text:p>259.55</text:p>
          </table:table-cell>
          <table:table-cell office:value-type="float" office:value="269.51">
            <text:p>269.51</text:p>
          </table:table-cell>
          <table:table-cell table:formula="of:=[.B31]/[.A31]" office:value-type="float" office:value="1.03837410903487">
            <text:p>1.04</text:p>
          </table:table-cell>
          <table:table-cell office:value-type="float" office:value="264.58">
            <text:p>264.58</text:p>
          </table:table-cell>
          <table:table-cell table:formula="of:=[.D31]/[.A31]" office:value-type="float" office:value="1.01937969562705">
            <text:p>1.02</text:p>
          </table:table-cell>
          <table:table-cell office:value-type="float" office:value="260.48">
            <text:p>260.48</text:p>
          </table:table-cell>
          <table:table-cell table:formula="of:=[.F31]/[.A31]" office:value-type="float" office:value="1.0035831246388">
            <text:p>1</text:p>
          </table:table-cell>
          <table:table-cell office:value-type="float" office:value="269.51">
            <text:p>269.51</text:p>
          </table:table-cell>
          <table:table-cell table:formula="of:=[.H31]/[.A31]" office:value-type="float" office:value="1.03837410903487">
            <text:p>1.04</text:p>
          </table:table-cell>
          <table:table-cell office:value-type="float" office:value="259.89">
            <text:p>259.89</text:p>
          </table:table-cell>
          <table:table-cell table:formula="of:=[.J31]/[.A31]" office:value-type="float" office:value="1.00130995954537">
            <text:p>1</text:p>
          </table:table-cell>
          <table:table-cell table:number-columns-repeated="5"/>
        </table:table-row>
        <table:table-row table:style-name="ro1">
          <table:table-cell office:value-type="float" office:value="26.04">
            <text:p>26.04</text:p>
          </table:table-cell>
          <table:table-cell office:value-type="float" office:value="33.56">
            <text:p>33.56</text:p>
          </table:table-cell>
          <table:table-cell table:formula="of:=[.B32]/[.A32]" office:value-type="float" office:value="1.28878648233487">
            <text:p>1.29</text:p>
          </table:table-cell>
          <table:table-cell office:value-type="float" office:value="26.04">
            <text:p>26.04</text:p>
          </table:table-cell>
          <table:table-cell table:formula="of:=[.D32]/[.A32]" office:value-type="float" office:value="1">
            <text:p>1</text:p>
          </table:table-cell>
          <table:table-cell office:value-type="float" office:value="26.04">
            <text:p>26.04</text:p>
          </table:table-cell>
          <table:table-cell table:formula="of:=[.F32]/[.A32]" office:value-type="float" office:value="1">
            <text:p>1</text:p>
          </table:table-cell>
          <table:table-cell office:value-type="float" office:value="26.04">
            <text:p>26.04</text:p>
          </table:table-cell>
          <table:table-cell table:formula="of:=[.H32]/[.A32]" office:value-type="float" office:value="1">
            <text:p>1</text:p>
          </table:table-cell>
          <table:table-cell office:value-type="float" office:value="26.04">
            <text:p>26.04</text:p>
          </table:table-cell>
          <table:table-cell table:formula="of:=[.J32]/[.A32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34.36">
            <text:p>134.36</text:p>
          </table:table-cell>
          <table:table-cell office:value-type="float" office:value="134.94">
            <text:p>134.94</text:p>
          </table:table-cell>
          <table:table-cell table:formula="of:=[.B33]/[.A33]" office:value-type="float" office:value="1.00431676094076">
            <text:p>1</text:p>
          </table:table-cell>
          <table:table-cell office:value-type="float" office:value="134.94">
            <text:p>134.94</text:p>
          </table:table-cell>
          <table:table-cell table:formula="of:=[.D33]/[.A33]" office:value-type="float" office:value="1.00431676094076">
            <text:p>1</text:p>
          </table:table-cell>
          <table:table-cell office:value-type="float" office:value="134.94">
            <text:p>134.94</text:p>
          </table:table-cell>
          <table:table-cell table:formula="of:=[.F33]/[.A33]" office:value-type="float" office:value="1.00431676094076">
            <text:p>1</text:p>
          </table:table-cell>
          <table:table-cell office:value-type="float" office:value="134.94">
            <text:p>134.94</text:p>
          </table:table-cell>
          <table:table-cell table:formula="of:=[.H33]/[.A33]" office:value-type="float" office:value="1.00431676094076">
            <text:p>1</text:p>
          </table:table-cell>
          <table:table-cell office:value-type="float" office:value="134.94">
            <text:p>134.94</text:p>
          </table:table-cell>
          <table:table-cell table:formula="of:=[.J33]/[.A33]" office:value-type="float" office:value="1.00431676094076">
            <text:p>1</text:p>
          </table:table-cell>
          <table:table-cell table:number-columns-repeated="5"/>
        </table:table-row>
        <table:table-row table:style-name="ro1">
          <table:table-cell office:value-type="float" office:value="128.24">
            <text:p>128.24</text:p>
          </table:table-cell>
          <table:table-cell office:value-type="float" office:value="131.41">
            <text:p>131.41</text:p>
          </table:table-cell>
          <table:table-cell table:formula="of:=[.B34]/[.A34]" office:value-type="float" office:value="1.02471927635683">
            <text:p>1.02</text:p>
          </table:table-cell>
          <table:table-cell office:value-type="float" office:value="129.99">
            <text:p>129.99</text:p>
          </table:table-cell>
          <table:table-cell table:formula="of:=[.D34]/[.A34]" office:value-type="float" office:value="1.01364628820961">
            <text:p>1.01</text:p>
          </table:table-cell>
          <table:table-cell office:value-type="float" office:value="128.24">
            <text:p>128.24</text:p>
          </table:table-cell>
          <table:table-cell table:formula="of:=[.F34]/[.A34]" office:value-type="float" office:value="1">
            <text:p>1</text:p>
          </table:table-cell>
          <table:table-cell office:value-type="float" office:value="130.58">
            <text:p>130.58</text:p>
          </table:table-cell>
          <table:table-cell table:formula="of:=[.H34]/[.A34]" office:value-type="float" office:value="1.01824703680599">
            <text:p>1.02</text:p>
          </table:table-cell>
          <table:table-cell office:value-type="float" office:value="129.99">
            <text:p>129.99</text:p>
          </table:table-cell>
          <table:table-cell table:formula="of:=[.J34]/[.A34]" office:value-type="float" office:value="1.01364628820961">
            <text:p>1.01</text:p>
          </table:table-cell>
          <table:table-cell table:number-columns-repeated="5"/>
        </table:table-row>
        <table:table-row table:style-name="ro1">
          <table:table-cell office:value-type="float" office:value="56.94">
            <text:p>56.94</text:p>
          </table:table-cell>
          <table:table-cell office:value-type="float" office:value="67.77">
            <text:p>67.77</text:p>
          </table:table-cell>
          <table:table-cell table:formula="of:=[.B35]/[.A35]" office:value-type="float" office:value="1.19020021074816">
            <text:p>1.19</text:p>
          </table:table-cell>
          <table:table-cell office:value-type="float" office:value="56.94">
            <text:p>56.94</text:p>
          </table:table-cell>
          <table:table-cell table:formula="of:=[.D35]/[.A35]" office:value-type="float" office:value="1">
            <text:p>1</text:p>
          </table:table-cell>
          <table:table-cell office:value-type="float" office:value="56.94">
            <text:p>56.94</text:p>
          </table:table-cell>
          <table:table-cell table:formula="of:=[.F35]/[.A35]" office:value-type="float" office:value="1">
            <text:p>1</text:p>
          </table:table-cell>
          <table:table-cell office:value-type="float" office:value="56.94">
            <text:p>56.94</text:p>
          </table:table-cell>
          <table:table-cell table:formula="of:=[.H35]/[.A35]" office:value-type="float" office:value="1">
            <text:p>1</text:p>
          </table:table-cell>
          <table:table-cell office:value-type="float" office:value="56.94">
            <text:p>56.94</text:p>
          </table:table-cell>
          <table:table-cell table:formula="of:=[.J35]/[.A35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303.63">
            <text:p>303.63</text:p>
          </table:table-cell>
          <table:table-cell office:value-type="float" office:value="313.35">
            <text:p>313.35</text:p>
          </table:table-cell>
          <table:table-cell table:formula="of:=[.B36]/[.A36]" office:value-type="float" office:value="1.03201264697164">
            <text:p>1.03</text:p>
          </table:table-cell>
          <table:table-cell office:value-type="float" office:value="308.08">
            <text:p>308.08</text:p>
          </table:table-cell>
          <table:table-cell table:formula="of:=[.D36]/[.A36]" office:value-type="float" office:value="1.01465599578434">
            <text:p>1.01</text:p>
          </table:table-cell>
          <table:table-cell office:value-type="float" office:value="305.74">
            <text:p>305.74</text:p>
          </table:table-cell>
          <table:table-cell table:formula="of:=[.F36]/[.A36]" office:value-type="float" office:value="1.00694924743932">
            <text:p>1.01</text:p>
          </table:table-cell>
          <table:table-cell office:value-type="float" office:value="311.59">
            <text:p>311.59</text:p>
          </table:table-cell>
          <table:table-cell table:formula="of:=[.H36]/[.A36]" office:value-type="float" office:value="1.02621611830188">
            <text:p>1.03</text:p>
          </table:table-cell>
          <table:table-cell office:value-type="float" office:value="304.56">
            <text:p>304.56</text:p>
          </table:table-cell>
          <table:table-cell table:formula="of:=[.J36]/[.A36]" office:value-type="float" office:value="1.00306293844482">
            <text:p>1</text:p>
          </table:table-cell>
          <table:table-cell table:number-columns-repeated="5"/>
        </table:table-row>
        <table:table-row table:style-name="ro1">
          <table:table-cell office:value-type="float" office:value="164.69">
            <text:p>164.69</text:p>
          </table:table-cell>
          <table:table-cell office:value-type="float" office:value="168.45">
            <text:p>168.45</text:p>
          </table:table-cell>
          <table:table-cell table:formula="of:=[.B37]/[.A37]" office:value-type="float" office:value="1.02283077296739">
            <text:p>1.02</text:p>
          </table:table-cell>
          <table:table-cell office:value-type="float" office:value="165.28">
            <text:p>165.28</text:p>
          </table:table-cell>
          <table:table-cell table:formula="of:=[.D37]/[.A37]" office:value-type="float" office:value="1.00358248831137">
            <text:p>1</text:p>
          </table:table-cell>
          <table:table-cell office:value-type="float" office:value="165.28">
            <text:p>165.28</text:p>
          </table:table-cell>
          <table:table-cell table:formula="of:=[.F37]/[.A37]" office:value-type="float" office:value="1.00358248831137">
            <text:p>1</text:p>
          </table:table-cell>
          <table:table-cell office:value-type="float" office:value="168.45">
            <text:p>168.45</text:p>
          </table:table-cell>
          <table:table-cell table:formula="of:=[.H37]/[.A37]" office:value-type="float" office:value="1.02283077296739">
            <text:p>1.02</text:p>
          </table:table-cell>
          <table:table-cell office:value-type="float" office:value="165.28">
            <text:p>165.28</text:p>
          </table:table-cell>
          <table:table-cell table:formula="of:=[.J37]/[.A37]" office:value-type="float" office:value="1.00358248831137">
            <text:p>1</text:p>
          </table:table-cell>
          <table:table-cell table:number-columns-repeated="5"/>
        </table:table-row>
        <table:table-row table:style-name="ro1">
          <table:table-cell office:value-type="float" office:value="92.47">
            <text:p>92.47</text:p>
          </table:table-cell>
          <table:table-cell office:value-type="float" office:value="103.15">
            <text:p>103.15</text:p>
          </table:table-cell>
          <table:table-cell table:formula="of:=[.B38]/[.A38]" office:value-type="float" office:value="1.11549691791933">
            <text:p>1.12</text:p>
          </table:table-cell>
          <table:table-cell office:value-type="float" office:value="92.47">
            <text:p>92.47</text:p>
          </table:table-cell>
          <table:table-cell table:formula="of:=[.D38]/[.A38]" office:value-type="float" office:value="1">
            <text:p>1</text:p>
          </table:table-cell>
          <table:table-cell office:value-type="float" office:value="92.47">
            <text:p>92.47</text:p>
          </table:table-cell>
          <table:table-cell table:formula="of:=[.F38]/[.A38]" office:value-type="float" office:value="1">
            <text:p>1</text:p>
          </table:table-cell>
          <table:table-cell office:value-type="float" office:value="92.47">
            <text:p>92.47</text:p>
          </table:table-cell>
          <table:table-cell table:formula="of:=[.H38]/[.A38]" office:value-type="float" office:value="1">
            <text:p>1</text:p>
          </table:table-cell>
          <table:table-cell office:value-type="float" office:value="92.47">
            <text:p>92.47</text:p>
          </table:table-cell>
          <table:table-cell table:formula="of:=[.J38]/[.A38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65.02">
            <text:p>165.02</text:p>
          </table:table-cell>
          <table:table-cell office:value-type="float" office:value="174.2">
            <text:p>174.2</text:p>
          </table:table-cell>
          <table:table-cell table:formula="of:=[.B39]/[.A39]" office:value-type="float" office:value="1.05562962065204">
            <text:p>1.06</text:p>
          </table:table-cell>
          <table:table-cell office:value-type="float" office:value="166.78">
            <text:p>166.78</text:p>
          </table:table-cell>
          <table:table-cell table:formula="of:=[.D39]/[.A39]" office:value-type="float" office:value="1.01066537389407">
            <text:p>1.01</text:p>
          </table:table-cell>
          <table:table-cell office:value-type="float" office:value="165.02">
            <text:p>165.02</text:p>
          </table:table-cell>
          <table:table-cell table:formula="of:=[.F39]/[.A39]" office:value-type="float" office:value="1">
            <text:p>1</text:p>
          </table:table-cell>
          <table:table-cell office:value-type="float" office:value="172.44">
            <text:p>172.44</text:p>
          </table:table-cell>
          <table:table-cell table:formula="of:=[.H39]/[.A39]" office:value-type="float" office:value="1.04496424675797">
            <text:p>1.04</text:p>
          </table:table-cell>
          <table:table-cell office:value-type="float" office:value="165.02">
            <text:p>165.02</text:p>
          </table:table-cell>
          <table:table-cell table:formula="of:=[.J39]/[.A39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93.01">
            <text:p>93.01</text:p>
          </table:table-cell>
          <table:table-cell office:value-type="float" office:value="113.5">
            <text:p>113.5</text:p>
          </table:table-cell>
          <table:table-cell table:formula="of:=[.B40]/[.A40]" office:value-type="float" office:value="1.22029889259219">
            <text:p>1.22</text:p>
          </table:table-cell>
          <table:table-cell office:value-type="float" office:value="93.6">
            <text:p>93.6</text:p>
          </table:table-cell>
          <table:table-cell table:formula="of:=[.D40]/[.A40]" office:value-type="float" office:value="1.00634340393506">
            <text:p>1.01</text:p>
          </table:table-cell>
          <table:table-cell office:value-type="float" office:value="93.01">
            <text:p>93.01</text:p>
          </table:table-cell>
          <table:table-cell table:formula="of:=[.F40]/[.A40]" office:value-type="float" office:value="1">
            <text:p>1</text:p>
          </table:table-cell>
          <table:table-cell office:value-type="float" office:value="113.5">
            <text:p>113.5</text:p>
          </table:table-cell>
          <table:table-cell table:formula="of:=[.H40]/[.A40]" office:value-type="float" office:value="1.22029889259219">
            <text:p>1.22</text:p>
          </table:table-cell>
          <table:table-cell office:value-type="float" office:value="93.6">
            <text:p>93.6</text:p>
          </table:table-cell>
          <table:table-cell table:formula="of:=[.J40]/[.A40]" office:value-type="float" office:value="1.00634340393506">
            <text:p>1.01</text:p>
          </table:table-cell>
          <table:table-cell table:number-columns-repeated="5"/>
        </table:table-row>
        <table:table-row table:style-name="ro1">
          <table:table-cell office:value-type="float" office:value="257.81">
            <text:p>257.81</text:p>
          </table:table-cell>
          <table:table-cell office:value-type="float" office:value="275.52">
            <text:p>275.52</text:p>
          </table:table-cell>
          <table:table-cell table:formula="of:=[.B41]/[.A41]" office:value-type="float" office:value="1.06869399945696">
            <text:p>1.07</text:p>
          </table:table-cell>
          <table:table-cell office:value-type="float" office:value="264.01">
            <text:p>264.01</text:p>
          </table:table-cell>
          <table:table-cell table:formula="of:=[.D41]/[.A41]" office:value-type="float" office:value="1.02404871804818">
            <text:p>1.02</text:p>
          </table:table-cell>
          <table:table-cell office:value-type="float" office:value="261.66">
            <text:p>261.66</text:p>
          </table:table-cell>
          <table:table-cell table:formula="of:=[.F41]/[.A41]" office:value-type="float" office:value="1.01493347814282">
            <text:p>1.01</text:p>
          </table:table-cell>
          <table:table-cell office:value-type="float" office:value="275.52">
            <text:p>275.52</text:p>
          </table:table-cell>
          <table:table-cell table:formula="of:=[.H41]/[.A41]" office:value-type="float" office:value="1.06869399945696">
            <text:p>1.07</text:p>
          </table:table-cell>
          <table:table-cell office:value-type="float" office:value="260.49">
            <text:p>260.49</text:p>
          </table:table-cell>
          <table:table-cell table:formula="of:=[.J41]/[.A41]" office:value-type="float" office:value="1.0103952523176">
            <text:p>1.01</text:p>
          </table:table-cell>
          <table:table-cell table:number-columns-repeated="5"/>
        </table:table-row>
        <table:table-row table:style-name="ro1">
          <table:table-cell office:value-type="float" office:value="365.68">
            <text:p>365.68</text:p>
          </table:table-cell>
          <table:table-cell office:value-type="float" office:value="376.16">
            <text:p>376.16</text:p>
          </table:table-cell>
          <table:table-cell table:formula="of:=[.B42]/[.A42]" office:value-type="float" office:value="1.02865893677532">
            <text:p>1.03</text:p>
          </table:table-cell>
          <table:table-cell office:value-type="float" office:value="377.09">
            <text:p>377.09</text:p>
          </table:table-cell>
          <table:table-cell table:formula="of:=[.D42]/[.A42]" office:value-type="float" office:value="1.031202143951">
            <text:p>1.03</text:p>
          </table:table-cell>
          <table:table-cell office:value-type="float" office:value="372.99">
            <text:p>372.99</text:p>
          </table:table-cell>
          <table:table-cell table:formula="of:=[.F42]/[.A42]" office:value-type="float" office:value="1.01999015532706">
            <text:p>1.02</text:p>
          </table:table-cell>
          <table:table-cell office:value-type="float" office:value="376.16">
            <text:p>376.16</text:p>
          </table:table-cell>
          <table:table-cell table:formula="of:=[.H42]/[.A42]" office:value-type="float" office:value="1.02865893677532">
            <text:p>1.03</text:p>
          </table:table-cell>
          <table:table-cell office:value-type="float" office:value="369.09">
            <text:p>369.09</text:p>
          </table:table-cell>
          <table:table-cell table:formula="of:=[.J42]/[.A42]" office:value-type="float" office:value="1.00932509297747">
            <text:p>1.01</text:p>
          </table:table-cell>
          <table:table-cell table:number-columns-repeated="5"/>
        </table:table-row>
        <table:table-row table:style-name="ro1">
          <table:table-cell office:value-type="float" office:value="199.08">
            <text:p>199.08</text:p>
          </table:table-cell>
          <table:table-cell office:value-type="float" office:value="204.84">
            <text:p>204.84</text:p>
          </table:table-cell>
          <table:table-cell table:formula="of:=[.B43]/[.A43]" office:value-type="float" office:value="1.02893309222423">
            <text:p>1.03</text:p>
          </table:table-cell>
          <table:table-cell office:value-type="float" office:value="200.84">
            <text:p>200.84</text:p>
          </table:table-cell>
          <table:table-cell table:formula="of:=[.D43]/[.A43]" office:value-type="float" office:value="1.00884066706852">
            <text:p>1.01</text:p>
          </table:table-cell>
          <table:table-cell office:value-type="float" office:value="200.84">
            <text:p>200.84</text:p>
          </table:table-cell>
          <table:table-cell table:formula="of:=[.F43]/[.A43]" office:value-type="float" office:value="1.00884066706852">
            <text:p>1.01</text:p>
          </table:table-cell>
          <table:table-cell office:value-type="float" office:value="200.84">
            <text:p>200.84</text:p>
          </table:table-cell>
          <table:table-cell table:formula="of:=[.H43]/[.A43]" office:value-type="float" office:value="1.00884066706852">
            <text:p>1.01</text:p>
          </table:table-cell>
          <table:table-cell office:value-type="float" office:value="200.84">
            <text:p>200.84</text:p>
          </table:table-cell>
          <table:table-cell table:formula="of:=[.J43]/[.A43]" office:value-type="float" office:value="1.00884066706852">
            <text:p>1.01</text:p>
          </table:table-cell>
          <table:table-cell table:number-columns-repeated="5"/>
        </table:table-row>
        <table:table-row table:style-name="ro1">
          <table:table-cell office:value-type="float" office:value="511.9">
            <text:p>511.9</text:p>
          </table:table-cell>
          <table:table-cell office:value-type="float" office:value="524.63">
            <text:p>524.63</text:p>
          </table:table-cell>
          <table:table-cell table:formula="of:=[.B44]/[.A44]" office:value-type="float" office:value="1.02486813830826">
            <text:p>1.02</text:p>
          </table:table-cell>
          <table:table-cell office:value-type="float" office:value="522.39">
            <text:p>522.39</text:p>
          </table:table-cell>
          <table:table-cell table:formula="of:=[.D44]/[.A44]" office:value-type="float" office:value="1.02049228364915">
            <text:p>1.02</text:p>
          </table:table-cell>
          <table:table-cell office:value-type="float" office:value="521.8">
            <text:p>521.8</text:p>
          </table:table-cell>
          <table:table-cell table:formula="of:=[.F44]/[.A44]" office:value-type="float" office:value="1.01933971478804">
            <text:p>1.02</text:p>
          </table:table-cell>
          <table:table-cell office:value-type="float" office:value="524.63">
            <text:p>524.63</text:p>
          </table:table-cell>
          <table:table-cell table:formula="of:=[.H44]/[.A44]" office:value-type="float" office:value="1.02486813830826">
            <text:p>1.02</text:p>
          </table:table-cell>
          <table:table-cell office:value-type="float" office:value="522.39">
            <text:p>522.39</text:p>
          </table:table-cell>
          <table:table-cell table:formula="of:=[.J44]/[.A44]" office:value-type="float" office:value="1.02049228364915">
            <text:p>1.02</text:p>
          </table:table-cell>
          <table:table-cell table:number-columns-repeated="5"/>
        </table:table-row>
        <table:table-row table:style-name="ro1">
          <table:table-cell office:value-type="float" office:value="99.18">
            <text:p>99.18</text:p>
          </table:table-cell>
          <table:table-cell office:value-type="float" office:value="109.08">
            <text:p>109.08</text:p>
          </table:table-cell>
          <table:table-cell table:formula="of:=[.B45]/[.A45]" office:value-type="float" office:value="1.09981851179673">
            <text:p>1.1</text:p>
          </table:table-cell>
          <table:table-cell office:value-type="float" office:value="99.18">
            <text:p>99.18</text:p>
          </table:table-cell>
          <table:table-cell table:formula="of:=[.D45]/[.A45]" office:value-type="float" office:value="1">
            <text:p>1</text:p>
          </table:table-cell>
          <table:table-cell office:value-type="float" office:value="99.18">
            <text:p>99.18</text:p>
          </table:table-cell>
          <table:table-cell table:formula="of:=[.F45]/[.A45]" office:value-type="float" office:value="1">
            <text:p>1</text:p>
          </table:table-cell>
          <table:table-cell office:value-type="float" office:value="109.08">
            <text:p>109.08</text:p>
          </table:table-cell>
          <table:table-cell table:formula="of:=[.H45]/[.A45]" office:value-type="float" office:value="1.09981851179673">
            <text:p>1.1</text:p>
          </table:table-cell>
          <table:table-cell office:value-type="float" office:value="99.18">
            <text:p>99.18</text:p>
          </table:table-cell>
          <table:table-cell table:formula="of:=[.J45]/[.A45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63.01">
            <text:p>163.01</text:p>
          </table:table-cell>
          <table:table-cell office:value-type="float" office:value="0">
            <text:p>0</text:p>
          </table:table-cell>
          <table:table-cell table:formula="of:=[.B46]/[.A46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D46]/[.A46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F46]/[.A46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H46]/[.A46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J46]/[.A46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70.33">
            <text:p>70.33</text:p>
          </table:table-cell>
          <table:table-cell office:value-type="float" office:value="73.74">
            <text:p>73.74</text:p>
          </table:table-cell>
          <table:table-cell table:formula="of:=[.B47]/[.A47]" office:value-type="float" office:value="1.04848571022323">
            <text:p>1.05</text:p>
          </table:table-cell>
          <table:table-cell office:value-type="float" office:value="70.33">
            <text:p>70.33</text:p>
          </table:table-cell>
          <table:table-cell table:formula="of:=[.D47]/[.A47]" office:value-type="float" office:value="1">
            <text:p>1</text:p>
          </table:table-cell>
          <table:table-cell office:value-type="float" office:value="70.33">
            <text:p>70.33</text:p>
          </table:table-cell>
          <table:table-cell table:formula="of:=[.F47]/[.A47]" office:value-type="float" office:value="1">
            <text:p>1</text:p>
          </table:table-cell>
          <table:table-cell office:value-type="float" office:value="70.33">
            <text:p>70.33</text:p>
          </table:table-cell>
          <table:table-cell table:formula="of:=[.H47]/[.A47]" office:value-type="float" office:value="1">
            <text:p>1</text:p>
          </table:table-cell>
          <table:table-cell office:value-type="float" office:value="70.33">
            <text:p>70.33</text:p>
          </table:table-cell>
          <table:table-cell table:formula="of:=[.J47]/[.A47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210.78">
            <text:p>210.78</text:p>
          </table:table-cell>
          <table:table-cell office:value-type="float" office:value="216.53">
            <text:p>216.53</text:p>
          </table:table-cell>
          <table:table-cell table:formula="of:=[.B48]/[.A48]" office:value-type="float" office:value="1.0272796280482">
            <text:p>1.03</text:p>
          </table:table-cell>
          <table:table-cell office:value-type="float" office:value="213.12">
            <text:p>213.12</text:p>
          </table:table-cell>
          <table:table-cell table:formula="of:=[.D48]/[.A48]" office:value-type="float" office:value="1.01110162254483">
            <text:p>1.01</text:p>
          </table:table-cell>
          <table:table-cell office:value-type="float" office:value="210.78">
            <text:p>210.78</text:p>
          </table:table-cell>
          <table:table-cell table:formula="of:=[.F48]/[.A48]" office:value-type="float" office:value="1">
            <text:p>1</text:p>
          </table:table-cell>
          <table:table-cell office:value-type="float" office:value="210.78">
            <text:p>210.78</text:p>
          </table:table-cell>
          <table:table-cell table:formula="of:=[.H48]/[.A48]" office:value-type="float" office:value="1">
            <text:p>1</text:p>
          </table:table-cell>
          <table:table-cell office:value-type="float" office:value="211.95">
            <text:p>211.95</text:p>
          </table:table-cell>
          <table:table-cell table:formula="of:=[.J48]/[.A48]" office:value-type="float" office:value="1.00555081127242">
            <text:p>1.01</text:p>
          </table:table-cell>
          <table:table-cell table:number-columns-repeated="5"/>
        </table:table-row>
        <table:table-row table:style-name="ro1">
          <table:table-cell office:value-type="float" office:value="146.18">
            <text:p>146.18</text:p>
          </table:table-cell>
          <table:table-cell office:value-type="float" office:value="159.69">
            <text:p>159.69</text:p>
          </table:table-cell>
          <table:table-cell table:formula="of:=[.B49]/[.A49]" office:value-type="float" office:value="1.09242030373512">
            <text:p>1.09</text:p>
          </table:table-cell>
          <table:table-cell office:value-type="float" office:value="146.18">
            <text:p>146.18</text:p>
          </table:table-cell>
          <table:table-cell table:formula="of:=[.D49]/[.A49]" office:value-type="float" office:value="1">
            <text:p>1</text:p>
          </table:table-cell>
          <table:table-cell office:value-type="float" office:value="146.18">
            <text:p>146.18</text:p>
          </table:table-cell>
          <table:table-cell table:formula="of:=[.F49]/[.A49]" office:value-type="float" office:value="1">
            <text:p>1</text:p>
          </table:table-cell>
          <table:table-cell office:value-type="float" office:value="146.18">
            <text:p>146.18</text:p>
          </table:table-cell>
          <table:table-cell table:formula="of:=[.H49]/[.A49]" office:value-type="float" office:value="1">
            <text:p>1</text:p>
          </table:table-cell>
          <table:table-cell office:value-type="float" office:value="147.35">
            <text:p>147.35</text:p>
          </table:table-cell>
          <table:table-cell table:formula="of:=[.J49]/[.A49]" office:value-type="float" office:value="1.00800383089342">
            <text:p>1.01</text:p>
          </table:table-cell>
          <table:table-cell table:number-columns-repeated="5"/>
        </table:table-row>
        <table:table-row table:style-name="ro1">
          <table:table-cell office:value-type="float" office:value="86.33">
            <text:p>86.33</text:p>
          </table:table-cell>
          <table:table-cell office:value-type="float" office:value="94.08">
            <text:p>94.08</text:p>
          </table:table-cell>
          <table:table-cell table:formula="of:=[.B50]/[.A50]" office:value-type="float" office:value="1.08977180586123">
            <text:p>1.09</text:p>
          </table:table-cell>
          <table:table-cell office:value-type="float" office:value="86.33">
            <text:p>86.33</text:p>
          </table:table-cell>
          <table:table-cell table:formula="of:=[.D50]/[.A50]" office:value-type="float" office:value="1">
            <text:p>1</text:p>
          </table:table-cell>
          <table:table-cell office:value-type="float" office:value="86.33">
            <text:p>86.33</text:p>
          </table:table-cell>
          <table:table-cell table:formula="of:=[.F50]/[.A50]" office:value-type="float" office:value="1">
            <text:p>1</text:p>
          </table:table-cell>
          <table:table-cell office:value-type="float" office:value="86.33">
            <text:p>86.33</text:p>
          </table:table-cell>
          <table:table-cell table:formula="of:=[.H50]/[.A50]" office:value-type="float" office:value="1">
            <text:p>1</text:p>
          </table:table-cell>
          <table:table-cell office:value-type="float" office:value="86.33">
            <text:p>86.33</text:p>
          </table:table-cell>
          <table:table-cell table:formula="of:=[.J50]/[.A50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419.88">
            <text:p>419.88</text:p>
          </table:table-cell>
          <table:table-cell office:value-type="float" office:value="432.26">
            <text:p>432.26</text:p>
          </table:table-cell>
          <table:table-cell table:formula="of:=[.B51]/[.A51]" office:value-type="float" office:value="1.02948461465181">
            <text:p>1.03</text:p>
          </table:table-cell>
          <table:table-cell office:value-type="float" office:value="424.12">
            <text:p>424.12</text:p>
          </table:table-cell>
          <table:table-cell table:formula="of:=[.D51]/[.A51]" office:value-type="float" office:value="1.01009812327332">
            <text:p>1.01</text:p>
          </table:table-cell>
          <table:table-cell office:value-type="float" office:value="426.46">
            <text:p>426.46</text:p>
          </table:table-cell>
          <table:table-cell table:formula="of:=[.F51]/[.A51]" office:value-type="float" office:value="1.01567114413642">
            <text:p>1.02</text:p>
          </table:table-cell>
          <table:table-cell office:value-type="float" office:value="432.26">
            <text:p>432.26</text:p>
          </table:table-cell>
          <table:table-cell table:formula="of:=[.H51]/[.A51]" office:value-type="float" office:value="1.02948461465181">
            <text:p>1.03</text:p>
          </table:table-cell>
          <table:table-cell office:value-type="float" office:value="423.53">
            <text:p>423.53</text:p>
          </table:table-cell>
          <table:table-cell table:formula="of:=[.J51]/[.A51]" office:value-type="float" office:value="1.0086929598933">
            <text:p>1.01</text:p>
          </table:table-cell>
          <table:table-cell table:number-columns-repeated="5"/>
        </table:table-row>
        <table:table-row table:style-name="ro1">
          <table:table-cell office:value-type="float" office:value="66.56">
            <text:p>66.56</text:p>
          </table:table-cell>
          <table:table-cell office:value-type="float" office:value="0">
            <text:p>0</text:p>
          </table:table-cell>
          <table:table-cell table:formula="of:=[.B52]/[.A52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D52]/[.A52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F52]/[.A52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H52]/[.A52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J52]/[.A52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354.79">
            <text:p>354.79</text:p>
          </table:table-cell>
          <table:table-cell office:value-type="float" office:value="366.99">
            <text:p>366.99</text:p>
          </table:table-cell>
          <table:table-cell table:formula="of:=[.B53]/[.A53]" office:value-type="float" office:value="1.03438653851574">
            <text:p>1.03</text:p>
          </table:table-cell>
          <table:table-cell office:value-type="float" office:value="358.65">
            <text:p>358.65</text:p>
          </table:table-cell>
          <table:table-cell table:formula="of:=[.D53]/[.A53]" office:value-type="float" office:value="1.01087967530088">
            <text:p>1.01</text:p>
          </table:table-cell>
          <table:table-cell office:value-type="float" office:value="356.3">
            <text:p>356.3</text:p>
          </table:table-cell>
          <table:table-cell table:formula="of:=[.F53]/[.A53]" office:value-type="float" office:value="1.00425603878351">
            <text:p>1</text:p>
          </table:table-cell>
          <table:table-cell office:value-type="float" office:value="364.99">
            <text:p>364.99</text:p>
          </table:table-cell>
          <table:table-cell table:formula="of:=[.H53]/[.A53]" office:value-type="float" office:value="1.02874940105414">
            <text:p>1.03</text:p>
          </table:table-cell>
          <table:table-cell office:value-type="float" office:value="357.48">
            <text:p>357.48</text:p>
          </table:table-cell>
          <table:table-cell table:formula="of:=[.J53]/[.A53]" office:value-type="float" office:value="1.00758194988585">
            <text:p>1.01</text:p>
          </table:table-cell>
          <table:table-cell table:number-columns-repeated="5"/>
        </table:table-row>
        <table:table-row table:style-name="ro1">
          <table:table-cell office:value-type="float" office:value="55.53">
            <text:p>55.53</text:p>
          </table:table-cell>
          <table:table-cell office:value-type="float" office:value="65.33">
            <text:p>65.33</text:p>
          </table:table-cell>
          <table:table-cell table:formula="of:=[.B54]/[.A54]" office:value-type="float" office:value="1.17648118134342">
            <text:p>1.18</text:p>
          </table:table-cell>
          <table:table-cell office:value-type="float" office:value="56.11">
            <text:p>56.11</text:p>
          </table:table-cell>
          <table:table-cell table:formula="of:=[.D54]/[.A54]" office:value-type="float" office:value="1.01044480461012">
            <text:p>1.01</text:p>
          </table:table-cell>
          <table:table-cell office:value-type="float" office:value="56.11">
            <text:p>56.11</text:p>
          </table:table-cell>
          <table:table-cell table:formula="of:=[.F54]/[.A54]" office:value-type="float" office:value="1.01044480461012">
            <text:p>1.01</text:p>
          </table:table-cell>
          <table:table-cell office:value-type="float" office:value="56.11">
            <text:p>56.11</text:p>
          </table:table-cell>
          <table:table-cell table:formula="of:=[.H54]/[.A54]" office:value-type="float" office:value="1.01044480461012">
            <text:p>1.01</text:p>
          </table:table-cell>
          <table:table-cell office:value-type="float" office:value="56.11">
            <text:p>56.11</text:p>
          </table:table-cell>
          <table:table-cell table:formula="of:=[.J54]/[.A54]" office:value-type="float" office:value="1.01044480461012">
            <text:p>1.01</text:p>
          </table:table-cell>
          <table:table-cell table:number-columns-repeated="5"/>
        </table:table-row>
        <table:table-row table:style-name="ro1">
          <table:table-cell office:value-type="float" office:value="173.14">
            <text:p>173.14</text:p>
          </table:table-cell>
          <table:table-cell office:value-type="float" office:value="185.34">
            <text:p>185.34</text:p>
          </table:table-cell>
          <table:table-cell table:formula="of:=[.B55]/[.A55]" office:value-type="float" office:value="1.07046320896384">
            <text:p>1.07</text:p>
          </table:table-cell>
          <table:table-cell office:value-type="float" office:value="181.58">
            <text:p>181.58</text:p>
          </table:table-cell>
          <table:table-cell table:formula="of:=[.D55]/[.A55]" office:value-type="float" office:value="1.0487466789881">
            <text:p>1.05</text:p>
          </table:table-cell>
          <table:table-cell office:value-type="float" office:value="182.75">
            <text:p>182.75</text:p>
          </table:table-cell>
          <table:table-cell table:formula="of:=[.F55]/[.A55]" office:value-type="float" office:value="1.05550421624119">
            <text:p>1.06</text:p>
          </table:table-cell>
          <table:table-cell office:value-type="float" office:value="183.58">
            <text:p>183.58</text:p>
          </table:table-cell>
          <table:table-cell table:formula="of:=[.H55]/[.A55]" office:value-type="float" office:value="1.06029802471988">
            <text:p>1.06</text:p>
          </table:table-cell>
          <table:table-cell office:value-type="float" office:value="177.82">
            <text:p>177.82</text:p>
          </table:table-cell>
          <table:table-cell table:formula="of:=[.J55]/[.A55]" office:value-type="float" office:value="1.02703014901236">
            <text:p>1.03</text:p>
          </table:table-cell>
          <table:table-cell table:number-columns-repeated="5"/>
        </table:table-row>
        <table:table-row table:style-name="ro1">
          <table:table-cell office:value-type="float" office:value="194.79">
            <text:p>194.79</text:p>
          </table:table-cell>
          <table:table-cell office:value-type="float" office:value="198.55">
            <text:p>198.55</text:p>
          </table:table-cell>
          <table:table-cell table:formula="of:=[.B56]/[.A56]" office:value-type="float" office:value="1.01930283895477">
            <text:p>1.02</text:p>
          </table:table-cell>
          <table:table-cell office:value-type="float" office:value="196.55">
            <text:p>196.55</text:p>
          </table:table-cell>
          <table:table-cell table:formula="of:=[.D56]/[.A56]" office:value-type="float" office:value="1.00903537142564">
            <text:p>1.01</text:p>
          </table:table-cell>
          <table:table-cell office:value-type="float" office:value="196.55">
            <text:p>196.55</text:p>
          </table:table-cell>
          <table:table-cell table:formula="of:=[.F56]/[.A56]" office:value-type="float" office:value="1.00903537142564">
            <text:p>1.01</text:p>
          </table:table-cell>
          <table:table-cell office:value-type="float" office:value="197.14">
            <text:p>197.14</text:p>
          </table:table-cell>
          <table:table-cell table:formula="of:=[.H56]/[.A56]" office:value-type="float" office:value="1.01206427434673">
            <text:p>1.01</text:p>
          </table:table-cell>
          <table:table-cell office:value-type="float" office:value="196.55">
            <text:p>196.55</text:p>
          </table:table-cell>
          <table:table-cell table:formula="of:=[.J56]/[.A56]" office:value-type="float" office:value="1.00903537142564">
            <text:p>1.01</text:p>
          </table:table-cell>
          <table:table-cell table:number-columns-repeated="5"/>
        </table:table-row>
        <table:table-row table:style-name="ro1">
          <table:table-cell office:value-type="float" office:value="139.67">
            <text:p>139.67</text:p>
          </table:table-cell>
          <table:table-cell office:value-type="float" office:value="143.33">
            <text:p>143.33</text:p>
          </table:table-cell>
          <table:table-cell table:formula="of:=[.B57]/[.A57]" office:value-type="float" office:value="1.02620462518794">
            <text:p>1.03</text:p>
          </table:table-cell>
          <table:table-cell office:value-type="float" office:value="142.5">
            <text:p>142.5</text:p>
          </table:table-cell>
          <table:table-cell table:formula="of:=[.D57]/[.A57]" office:value-type="float" office:value="1.02026204625188">
            <text:p>1.02</text:p>
          </table:table-cell>
          <table:table-cell office:value-type="float" office:value="142.5">
            <text:p>142.5</text:p>
          </table:table-cell>
          <table:table-cell table:formula="of:=[.F57]/[.A57]" office:value-type="float" office:value="1.02026204625188">
            <text:p>1.02</text:p>
          </table:table-cell>
          <table:table-cell office:value-type="float" office:value="143.33">
            <text:p>143.33</text:p>
          </table:table-cell>
          <table:table-cell table:formula="of:=[.H57]/[.A57]" office:value-type="float" office:value="1.02620462518794">
            <text:p>1.03</text:p>
          </table:table-cell>
          <table:table-cell office:value-type="float" office:value="143.08">
            <text:p>143.08</text:p>
          </table:table-cell>
          <table:table-cell table:formula="of:=[.J57]/[.A57]" office:value-type="float" office:value="1.02441469177347">
            <text:p>1.02</text:p>
          </table:table-cell>
          <table:table-cell table:number-columns-repeated="5"/>
        </table:table-row>
        <table:table-row table:style-name="ro1">
          <table:table-cell office:value-type="float" office:value="312.81">
            <text:p>312.81</text:p>
          </table:table-cell>
          <table:table-cell office:value-type="float" office:value="319.59">
            <text:p>319.59</text:p>
          </table:table-cell>
          <table:table-cell table:formula="of:=[.B58]/[.A58]" office:value-type="float" office:value="1.02167449889709">
            <text:p>1.02</text:p>
          </table:table-cell>
          <table:table-cell office:value-type="float" office:value="314.91">
            <text:p>314.91</text:p>
          </table:table-cell>
          <table:table-cell table:formula="of:=[.D58]/[.A58]" office:value-type="float" office:value="1.00671334036636">
            <text:p>1.01</text:p>
          </table:table-cell>
          <table:table-cell office:value-type="float" office:value="317.25">
            <text:p>317.25</text:p>
          </table:table-cell>
          <table:table-cell table:formula="of:=[.F58]/[.A58]" office:value-type="float" office:value="1.01419391963173">
            <text:p>1.01</text:p>
          </table:table-cell>
          <table:table-cell office:value-type="float" office:value="319.59">
            <text:p>319.59</text:p>
          </table:table-cell>
          <table:table-cell table:formula="of:=[.H58]/[.A58]" office:value-type="float" office:value="1.02167449889709">
            <text:p>1.02</text:p>
          </table:table-cell>
          <table:table-cell office:value-type="float" office:value="313.15">
            <text:p>313.15</text:p>
          </table:table-cell>
          <table:table-cell table:formula="of:=[.J58]/[.A58]" office:value-type="float" office:value="1.0010869217736">
            <text:p>1</text:p>
          </table:table-cell>
          <table:table-cell table:number-columns-repeated="5"/>
        </table:table-row>
        <table:table-row table:style-name="ro1">
          <table:table-cell office:value-type="float" office:value="88.15">
            <text:p>88.15</text:p>
          </table:table-cell>
          <table:table-cell office:value-type="float" office:value="92.4">
            <text:p>92.4</text:p>
          </table:table-cell>
          <table:table-cell table:formula="of:=[.B59]/[.A59]" office:value-type="float" office:value="1.0482132728304">
            <text:p>1.05</text:p>
          </table:table-cell>
          <table:table-cell office:value-type="float" office:value="88.15">
            <text:p>88.15</text:p>
          </table:table-cell>
          <table:table-cell table:formula="of:=[.D59]/[.A59]" office:value-type="float" office:value="1">
            <text:p>1</text:p>
          </table:table-cell>
          <table:table-cell office:value-type="float" office:value="88.15">
            <text:p>88.15</text:p>
          </table:table-cell>
          <table:table-cell table:formula="of:=[.F59]/[.A59]" office:value-type="float" office:value="1">
            <text:p>1</text:p>
          </table:table-cell>
          <table:table-cell office:value-type="float" office:value="88.15">
            <text:p>88.15</text:p>
          </table:table-cell>
          <table:table-cell table:formula="of:=[.H59]/[.A59]" office:value-type="float" office:value="1">
            <text:p>1</text:p>
          </table:table-cell>
          <table:table-cell office:value-type="float" office:value="88.15">
            <text:p>88.15</text:p>
          </table:table-cell>
          <table:table-cell table:formula="of:=[.J59]/[.A59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4.49">
            <text:p>14.49</text:p>
          </table:table-cell>
          <table:table-cell office:value-type="float" office:value="20.14">
            <text:p>20.14</text:p>
          </table:table-cell>
          <table:table-cell table:formula="of:=[.B60]/[.A60]" office:value-type="float" office:value="1.38992408557626">
            <text:p>1.39</text:p>
          </table:table-cell>
          <table:table-cell office:value-type="float" office:value="14.49">
            <text:p>14.49</text:p>
          </table:table-cell>
          <table:table-cell table:formula="of:=[.D60]/[.A60]" office:value-type="float" office:value="1">
            <text:p>1</text:p>
          </table:table-cell>
          <table:table-cell office:value-type="float" office:value="14.49">
            <text:p>14.49</text:p>
          </table:table-cell>
          <table:table-cell table:formula="of:=[.F60]/[.A60]" office:value-type="float" office:value="1">
            <text:p>1</text:p>
          </table:table-cell>
          <table:table-cell office:value-type="float" office:value="14.49">
            <text:p>14.49</text:p>
          </table:table-cell>
          <table:table-cell table:formula="of:=[.H60]/[.A60]" office:value-type="float" office:value="1">
            <text:p>1</text:p>
          </table:table-cell>
          <table:table-cell office:value-type="float" office:value="14.49">
            <text:p>14.49</text:p>
          </table:table-cell>
          <table:table-cell table:formula="of:=[.J60]/[.A60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72.05">
            <text:p>72.05</text:p>
          </table:table-cell>
          <table:table-cell office:value-type="float" office:value="80.3">
            <text:p>80.3</text:p>
          </table:table-cell>
          <table:table-cell table:formula="of:=[.B61]/[.A61]" office:value-type="float" office:value="1.11450381679389">
            <text:p>1.11</text:p>
          </table:table-cell>
          <table:table-cell office:value-type="float" office:value="72.05">
            <text:p>72.05</text:p>
          </table:table-cell>
          <table:table-cell table:formula="of:=[.D61]/[.A61]" office:value-type="float" office:value="1">
            <text:p>1</text:p>
          </table:table-cell>
          <table:table-cell office:value-type="float" office:value="72.05">
            <text:p>72.05</text:p>
          </table:table-cell>
          <table:table-cell table:formula="of:=[.F61]/[.A61]" office:value-type="float" office:value="1">
            <text:p>1</text:p>
          </table:table-cell>
          <table:table-cell office:value-type="float" office:value="72.05">
            <text:p>72.05</text:p>
          </table:table-cell>
          <table:table-cell table:formula="of:=[.H61]/[.A61]" office:value-type="float" office:value="1">
            <text:p>1</text:p>
          </table:table-cell>
          <table:table-cell office:value-type="float" office:value="72.05">
            <text:p>72.05</text:p>
          </table:table-cell>
          <table:table-cell table:formula="of:=[.J61]/[.A61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24.63">
            <text:p>24.63</text:p>
          </table:table-cell>
          <table:table-cell office:value-type="float" office:value="27.46">
            <text:p>27.46</text:p>
          </table:table-cell>
          <table:table-cell table:formula="of:=[.B62]/[.A62]" office:value-type="float" office:value="1.11490052781161">
            <text:p>1.11</text:p>
          </table:table-cell>
          <table:table-cell office:value-type="float" office:value="24.63">
            <text:p>24.63</text:p>
          </table:table-cell>
          <table:table-cell table:formula="of:=[.D62]/[.A62]" office:value-type="float" office:value="1">
            <text:p>1</text:p>
          </table:table-cell>
          <table:table-cell office:value-type="float" office:value="24.63">
            <text:p>24.63</text:p>
          </table:table-cell>
          <table:table-cell table:formula="of:=[.F62]/[.A62]" office:value-type="float" office:value="1">
            <text:p>1</text:p>
          </table:table-cell>
          <table:table-cell office:value-type="float" office:value="24.63">
            <text:p>24.63</text:p>
          </table:table-cell>
          <table:table-cell table:formula="of:=[.H62]/[.A62]" office:value-type="float" office:value="1">
            <text:p>1</text:p>
          </table:table-cell>
          <table:table-cell office:value-type="float" office:value="24.63">
            <text:p>24.63</text:p>
          </table:table-cell>
          <table:table-cell table:formula="of:=[.J62]/[.A62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03.23">
            <text:p>103.23</text:p>
          </table:table-cell>
          <table:table-cell office:value-type="float" office:value="113.81">
            <text:p>113.81</text:p>
          </table:table-cell>
          <table:table-cell table:formula="of:=[.B63]/[.A63]" office:value-type="float" office:value="1.10248958636055">
            <text:p>1.1</text:p>
          </table:table-cell>
          <table:table-cell office:value-type="float" office:value="104.98">
            <text:p>104.98</text:p>
          </table:table-cell>
          <table:table-cell table:formula="of:=[.D63]/[.A63]" office:value-type="float" office:value="1.01695243630728">
            <text:p>1.02</text:p>
          </table:table-cell>
          <table:table-cell office:value-type="float" office:value="104.98">
            <text:p>104.98</text:p>
          </table:table-cell>
          <table:table-cell table:formula="of:=[.F63]/[.A63]" office:value-type="float" office:value="1.01695243630728">
            <text:p>1.02</text:p>
          </table:table-cell>
          <table:table-cell office:value-type="float" office:value="108.98">
            <text:p>108.98</text:p>
          </table:table-cell>
          <table:table-cell table:formula="of:=[.H63]/[.A63]" office:value-type="float" office:value="1.05570086215248">
            <text:p>1.06</text:p>
          </table:table-cell>
          <table:table-cell office:value-type="float" office:value="104.98">
            <text:p>104.98</text:p>
          </table:table-cell>
          <table:table-cell table:formula="of:=[.J63]/[.A63]" office:value-type="float" office:value="1.01695243630728">
            <text:p>1.02</text:p>
          </table:table-cell>
          <table:table-cell table:number-columns-repeated="5"/>
        </table:table-row>
        <table:table-row table:style-name="ro1">
          <table:table-cell office:value-type="float" office:value="143.02">
            <text:p>143.02</text:p>
          </table:table-cell>
          <table:table-cell office:value-type="float" office:value="149.85">
            <text:p>149.85</text:p>
          </table:table-cell>
          <table:table-cell table:formula="of:=[.B64]/[.A64]" office:value-type="float" office:value="1.04775555866312">
            <text:p>1.05</text:p>
          </table:table-cell>
          <table:table-cell office:value-type="float" office:value="145.37">
            <text:p>145.37</text:p>
          </table:table-cell>
          <table:table-cell table:formula="of:=[.D64]/[.A64]" office:value-type="float" office:value="1.01643126835408">
            <text:p>1.02</text:p>
          </table:table-cell>
          <table:table-cell office:value-type="float" office:value="145.37">
            <text:p>145.37</text:p>
          </table:table-cell>
          <table:table-cell table:formula="of:=[.F64]/[.A64]" office:value-type="float" office:value="1.01643126835408">
            <text:p>1.02</text:p>
          </table:table-cell>
          <table:table-cell office:value-type="float" office:value="149.85">
            <text:p>149.85</text:p>
          </table:table-cell>
          <table:table-cell table:formula="of:=[.H64]/[.A64]" office:value-type="float" office:value="1.04775555866312">
            <text:p>1.05</text:p>
          </table:table-cell>
          <table:table-cell office:value-type="float" office:value="145.37">
            <text:p>145.37</text:p>
          </table:table-cell>
          <table:table-cell table:formula="of:=[.J64]/[.A64]" office:value-type="float" office:value="1.01643126835408">
            <text:p>1.02</text:p>
          </table:table-cell>
          <table:table-cell table:number-columns-repeated="5"/>
        </table:table-row>
        <table:table-row table:style-name="ro1">
          <table:table-cell office:value-type="float" office:value="45.49">
            <text:p>45.49</text:p>
          </table:table-cell>
          <table:table-cell office:value-type="float" office:value="47.14">
            <text:p>47.14</text:p>
          </table:table-cell>
          <table:table-cell table:formula="of:=[.B65]/[.A65]" office:value-type="float" office:value="1.03627170806771">
            <text:p>1.04</text:p>
          </table:table-cell>
          <table:table-cell office:value-type="float" office:value="47.14">
            <text:p>47.14</text:p>
          </table:table-cell>
          <table:table-cell table:formula="of:=[.D65]/[.A65]" office:value-type="float" office:value="1.03627170806771">
            <text:p>1.04</text:p>
          </table:table-cell>
          <table:table-cell office:value-type="float" office:value="46.07">
            <text:p>46.07</text:p>
          </table:table-cell>
          <table:table-cell table:formula="of:=[.F65]/[.A65]" office:value-type="float" office:value="1.01275005495713">
            <text:p>1.01</text:p>
          </table:table-cell>
          <table:table-cell office:value-type="float" office:value="47.14">
            <text:p>47.14</text:p>
          </table:table-cell>
          <table:table-cell table:formula="of:=[.H65]/[.A65]" office:value-type="float" office:value="1.03627170806771">
            <text:p>1.04</text:p>
          </table:table-cell>
          <table:table-cell office:value-type="float" office:value="47.14">
            <text:p>47.14</text:p>
          </table:table-cell>
          <table:table-cell table:formula="of:=[.J65]/[.A65]" office:value-type="float" office:value="1.03627170806771">
            <text:p>1.04</text:p>
          </table:table-cell>
          <table:table-cell table:number-columns-repeated="5"/>
        </table:table-row>
        <table:table-row table:style-name="ro1">
          <table:table-cell office:value-type="float" office:value="341.62">
            <text:p>341.62</text:p>
          </table:table-cell>
          <table:table-cell office:value-type="float" office:value="353.42">
            <text:p>353.42</text:p>
          </table:table-cell>
          <table:table-cell table:formula="of:=[.B66]/[.A66]" office:value-type="float" office:value="1.03454130320239">
            <text:p>1.03</text:p>
          </table:table-cell>
          <table:table-cell office:value-type="float" office:value="350.35">
            <text:p>350.35</text:p>
          </table:table-cell>
          <table:table-cell table:formula="of:=[.D66]/[.A66]" office:value-type="float" office:value="1.0255547099116">
            <text:p>1.03</text:p>
          </table:table-cell>
          <table:table-cell office:value-type="float" office:value="347.62">
            <text:p>347.62</text:p>
          </table:table-cell>
          <table:table-cell table:formula="of:=[.F66]/[.A66]" office:value-type="float" office:value="1.01756337450969">
            <text:p>1.02</text:p>
          </table:table-cell>
          <table:table-cell office:value-type="float" office:value="353.42">
            <text:p>353.42</text:p>
          </table:table-cell>
          <table:table-cell table:formula="of:=[.H66]/[.A66]" office:value-type="float" office:value="1.03454130320239">
            <text:p>1.03</text:p>
          </table:table-cell>
          <table:table-cell office:value-type="float" office:value="348.59">
            <text:p>348.59</text:p>
          </table:table-cell>
          <table:table-cell table:formula="of:=[.J66]/[.A66]" office:value-type="float" office:value="1.02040278672209">
            <text:p>1.02</text:p>
          </table:table-cell>
          <table:table-cell table:number-columns-repeated="5"/>
        </table:table-row>
        <table:table-row table:style-name="ro1">
          <table:table-cell office:value-type="float" office:value="431.78">
            <text:p>431.78</text:p>
          </table:table-cell>
          <table:table-cell office:value-type="float" office:value="446.08">
            <text:p>446.08</text:p>
          </table:table-cell>
          <table:table-cell table:formula="of:=[.B67]/[.A67]" office:value-type="float" office:value="1.03311871786558">
            <text:p>1.03</text:p>
          </table:table-cell>
          <table:table-cell office:value-type="float" office:value="438.91">
            <text:p>438.91</text:p>
          </table:table-cell>
          <table:table-cell table:formula="of:=[.D67]/[.A67]" office:value-type="float" office:value="1.01651303904766">
            <text:p>1.02</text:p>
          </table:table-cell>
          <table:table-cell office:value-type="float" office:value="435.39">
            <text:p>435.39</text:p>
          </table:table-cell>
          <table:table-cell table:formula="of:=[.F67]/[.A67]" office:value-type="float" office:value="1.00836073926537">
            <text:p>1.01</text:p>
          </table:table-cell>
          <table:table-cell office:value-type="float" office:value="446.08">
            <text:p>446.08</text:p>
          </table:table-cell>
          <table:table-cell table:formula="of:=[.H67]/[.A67]" office:value-type="float" office:value="1.03311871786558">
            <text:p>1.03</text:p>
          </table:table-cell>
          <table:table-cell office:value-type="float" office:value="435.39">
            <text:p>435.39</text:p>
          </table:table-cell>
          <table:table-cell table:formula="of:=[.J67]/[.A67]" office:value-type="float" office:value="1.00836073926537">
            <text:p>1.01</text:p>
          </table:table-cell>
          <table:table-cell table:number-columns-repeated="5"/>
        </table:table-row>
        <table:table-row table:style-name="ro1">
          <table:table-cell office:value-type="float" office:value="450.5">
            <text:p>450.5</text:p>
          </table:table-cell>
          <table:table-cell office:value-type="float" office:value="460.81">
            <text:p>460.81</text:p>
          </table:table-cell>
          <table:table-cell table:formula="of:=[.B68]/[.A68]" office:value-type="float" office:value="1.02288568257492">
            <text:p>1.02</text:p>
          </table:table-cell>
          <table:table-cell office:value-type="float" office:value="457.05">
            <text:p>457.05</text:p>
          </table:table-cell>
          <table:table-cell table:formula="of:=[.D68]/[.A68]" office:value-type="float" office:value="1.01453940066593">
            <text:p>1.01</text:p>
          </table:table-cell>
          <table:table-cell office:value-type="float" office:value="453.53">
            <text:p>453.53</text:p>
          </table:table-cell>
          <table:table-cell table:formula="of:=[.F68]/[.A68]" office:value-type="float" office:value="1.00672586015538">
            <text:p>1.01</text:p>
          </table:table-cell>
          <table:table-cell office:value-type="float" office:value="459.63">
            <text:p>459.63</text:p>
          </table:table-cell>
          <table:table-cell table:formula="of:=[.H68]/[.A68]" office:value-type="float" office:value="1.02026637069922">
            <text:p>1.02</text:p>
          </table:table-cell>
          <table:table-cell office:value-type="float" office:value="453.53">
            <text:p>453.53</text:p>
          </table:table-cell>
          <table:table-cell table:formula="of:=[.J68]/[.A68]" office:value-type="float" office:value="1.00672586015538">
            <text:p>1.01</text:p>
          </table:table-cell>
          <table:table-cell table:number-columns-repeated="5"/>
        </table:table-row>
        <table:table-row table:style-name="ro1">
          <table:table-cell office:value-type="float" office:value="448.23">
            <text:p>448.23</text:p>
          </table:table-cell>
          <table:table-cell office:value-type="float" office:value="460.29">
            <text:p>460.29</text:p>
          </table:table-cell>
          <table:table-cell table:formula="of:=[.B69]/[.A69]" office:value-type="float" office:value="1.02690582959641">
            <text:p>1.03</text:p>
          </table:table-cell>
          <table:table-cell office:value-type="float" office:value="453.02">
            <text:p>453.02</text:p>
          </table:table-cell>
          <table:table-cell table:formula="of:=[.D69]/[.A69]" office:value-type="float" office:value="1.01068647792428">
            <text:p>1.01</text:p>
          </table:table-cell>
          <table:table-cell office:value-type="float" office:value="453.02">
            <text:p>453.02</text:p>
          </table:table-cell>
          <table:table-cell table:formula="of:=[.F69]/[.A69]" office:value-type="float" office:value="1.01068647792428">
            <text:p>1.01</text:p>
          </table:table-cell>
          <table:table-cell office:value-type="float" office:value="456.78">
            <text:p>456.78</text:p>
          </table:table-cell>
          <table:table-cell table:formula="of:=[.H69]/[.A69]" office:value-type="float" office:value="1.01907502844522">
            <text:p>1.02</text:p>
          </table:table-cell>
          <table:table-cell office:value-type="float" office:value="449.5">
            <text:p>449.5</text:p>
          </table:table-cell>
          <table:table-cell table:formula="of:=[.J69]/[.A69]" office:value-type="float" office:value="1.0028333667983">
            <text:p>1</text:p>
          </table:table-cell>
          <table:table-cell table:number-columns-repeated="5"/>
        </table:table-row>
        <table:table-row table:style-name="ro1">
          <table:table-cell office:value-type="float" office:value="445.19">
            <text:p>445.19</text:p>
          </table:table-cell>
          <table:table-cell office:value-type="float" office:value="0">
            <text:p>0</text:p>
          </table:table-cell>
          <table:table-cell table:formula="of:=[.B70]/[.A70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D70]/[.A70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F70]/[.A70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H70]/[.A70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J70]/[.A70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327.56">
            <text:p>327.56</text:p>
          </table:table-cell>
          <table:table-cell office:value-type="float" office:value="339.87">
            <text:p>339.87</text:p>
          </table:table-cell>
          <table:table-cell table:formula="of:=[.B71]/[.A71]" office:value-type="float" office:value="1.03758090120894">
            <text:p>1.04</text:p>
          </table:table-cell>
          <table:table-cell office:value-type="float" office:value="338.45">
            <text:p>338.45</text:p>
          </table:table-cell>
          <table:table-cell table:formula="of:=[.D71]/[.A71]" office:value-type="float" office:value="1.03324581756014">
            <text:p>1.03</text:p>
          </table:table-cell>
          <table:table-cell office:value-type="float" office:value="329.66">
            <text:p>329.66</text:p>
          </table:table-cell>
          <table:table-cell table:formula="of:=[.F71]/[.A71]" office:value-type="float" office:value="1.00641103919893">
            <text:p>1.01</text:p>
          </table:table-cell>
          <table:table-cell office:value-type="float" office:value="336.11">
            <text:p>336.11</text:p>
          </table:table-cell>
          <table:table-cell table:formula="of:=[.H71]/[.A71]" office:value-type="float" office:value="1.02610208816705">
            <text:p>1.03</text:p>
          </table:table-cell>
          <table:table-cell office:value-type="float" office:value="334.94">
            <text:p>334.94</text:p>
          </table:table-cell>
          <table:table-cell table:formula="of:=[.J71]/[.A71]" office:value-type="float" office:value="1.02253022347051">
            <text:p>1.02</text:p>
          </table:table-cell>
          <table:table-cell table:number-columns-repeated="5"/>
        </table:table-row>
        <table:table-row table:style-name="ro1">
          <table:table-cell office:value-type="float" office:value="279.35">
            <text:p>279.35</text:p>
          </table:table-cell>
          <table:table-cell office:value-type="float" office:value="284.97">
            <text:p>284.97</text:p>
          </table:table-cell>
          <table:table-cell table:formula="of:=[.B72]/[.A72]" office:value-type="float" office:value="1.02011813137641">
            <text:p>1.02</text:p>
          </table:table-cell>
          <table:table-cell office:value-type="float" office:value="280.87">
            <text:p>280.87</text:p>
          </table:table-cell>
          <table:table-cell table:formula="of:=[.D72]/[.A72]" office:value-type="float" office:value="1.0054412027922">
            <text:p>1.01</text:p>
          </table:table-cell>
          <table:table-cell office:value-type="float" office:value="282.04">
            <text:p>282.04</text:p>
          </table:table-cell>
          <table:table-cell table:formula="of:=[.F72]/[.A72]" office:value-type="float" office:value="1.00962949704672">
            <text:p>1.01</text:p>
          </table:table-cell>
          <table:table-cell office:value-type="float" office:value="284.97">
            <text:p>284.97</text:p>
          </table:table-cell>
          <table:table-cell table:formula="of:=[.H72]/[.A72]" office:value-type="float" office:value="1.02011813137641">
            <text:p>1.02</text:p>
          </table:table-cell>
          <table:table-cell office:value-type="float" office:value="279.11">
            <text:p>279.11</text:p>
          </table:table-cell>
          <table:table-cell table:formula="of:=[.J72]/[.A72]" office:value-type="float" office:value="0.999140862717022">
            <text:p>1</text:p>
          </table:table-cell>
          <table:table-cell table:number-columns-repeated="5"/>
        </table:table-row>
        <table:table-row table:style-name="ro1">
          <table:table-cell office:value-type="float" office:value="57.11">
            <text:p>57.11</text:p>
          </table:table-cell>
          <table:table-cell office:value-type="float" office:value="63.94">
            <text:p>63.94</text:p>
          </table:table-cell>
          <table:table-cell table:formula="of:=[.B73]/[.A73]" office:value-type="float" office:value="1.11959376641569">
            <text:p>1.12</text:p>
          </table:table-cell>
          <table:table-cell office:value-type="float" office:value="57.11">
            <text:p>57.11</text:p>
          </table:table-cell>
          <table:table-cell table:formula="of:=[.D73]/[.A73]" office:value-type="float" office:value="1">
            <text:p>1</text:p>
          </table:table-cell>
          <table:table-cell office:value-type="float" office:value="57.11">
            <text:p>57.11</text:p>
          </table:table-cell>
          <table:table-cell table:formula="of:=[.F73]/[.A73]" office:value-type="float" office:value="1">
            <text:p>1</text:p>
          </table:table-cell>
          <table:table-cell office:value-type="float" office:value="57.11">
            <text:p>57.11</text:p>
          </table:table-cell>
          <table:table-cell table:formula="of:=[.H73]/[.A73]" office:value-type="float" office:value="1">
            <text:p>1</text:p>
          </table:table-cell>
          <table:table-cell office:value-type="float" office:value="57.11">
            <text:p>57.11</text:p>
          </table:table-cell>
          <table:table-cell table:formula="of:=[.J73]/[.A73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19.51">
            <text:p>119.51</text:p>
          </table:table-cell>
          <table:table-cell office:value-type="float" office:value="122.92">
            <text:p>122.92</text:p>
          </table:table-cell>
          <table:table-cell table:formula="of:=[.B74]/[.A74]" office:value-type="float" office:value="1.02853317713999">
            <text:p>1.03</text:p>
          </table:table-cell>
          <table:table-cell office:value-type="float" office:value="119.51">
            <text:p>119.51</text:p>
          </table:table-cell>
          <table:table-cell table:formula="of:=[.D74]/[.A74]" office:value-type="float" office:value="1">
            <text:p>1</text:p>
          </table:table-cell>
          <table:table-cell office:value-type="float" office:value="119.51">
            <text:p>119.51</text:p>
          </table:table-cell>
          <table:table-cell table:formula="of:=[.F74]/[.A74]" office:value-type="float" office:value="1">
            <text:p>1</text:p>
          </table:table-cell>
          <table:table-cell office:value-type="float" office:value="119.51">
            <text:p>119.51</text:p>
          </table:table-cell>
          <table:table-cell table:formula="of:=[.H74]/[.A74]" office:value-type="float" office:value="1">
            <text:p>1</text:p>
          </table:table-cell>
          <table:table-cell office:value-type="float" office:value="119.51">
            <text:p>119.51</text:p>
          </table:table-cell>
          <table:table-cell table:formula="of:=[.J74]/[.A74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49.7">
            <text:p>49.7</text:p>
          </table:table-cell>
          <table:table-cell office:value-type="float" office:value="52.18">
            <text:p>52.18</text:p>
          </table:table-cell>
          <table:table-cell table:formula="of:=[.B75]/[.A75]" office:value-type="float" office:value="1.04989939637827">
            <text:p>1.05</text:p>
          </table:table-cell>
          <table:table-cell office:value-type="float" office:value="49.7">
            <text:p>49.7</text:p>
          </table:table-cell>
          <table:table-cell table:formula="of:=[.D75]/[.A75]" office:value-type="float" office:value="1">
            <text:p>1</text:p>
          </table:table-cell>
          <table:table-cell office:value-type="float" office:value="49.7">
            <text:p>49.7</text:p>
          </table:table-cell>
          <table:table-cell table:formula="of:=[.F75]/[.A75]" office:value-type="float" office:value="1">
            <text:p>1</text:p>
          </table:table-cell>
          <table:table-cell office:value-type="float" office:value="49.7">
            <text:p>49.7</text:p>
          </table:table-cell>
          <table:table-cell table:formula="of:=[.H75]/[.A75]" office:value-type="float" office:value="1">
            <text:p>1</text:p>
          </table:table-cell>
          <table:table-cell office:value-type="float" office:value="49.7">
            <text:p>49.7</text:p>
          </table:table-cell>
          <table:table-cell table:formula="of:=[.J75]/[.A75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34.87">
            <text:p>134.87</text:p>
          </table:table-cell>
          <table:table-cell office:value-type="float" office:value="138.97">
            <text:p>138.97</text:p>
          </table:table-cell>
          <table:table-cell table:formula="of:=[.B76]/[.A76]" office:value-type="float" office:value="1.03039964410173">
            <text:p>1.03</text:p>
          </table:table-cell>
          <table:table-cell office:value-type="float" office:value="137.56">
            <text:p>137.56</text:p>
          </table:table-cell>
          <table:table-cell table:formula="of:=[.D76]/[.A76]" office:value-type="float" office:value="1.01994513234967">
            <text:p>1.02</text:p>
          </table:table-cell>
          <table:table-cell office:value-type="float" office:value="135.8">
            <text:p>135.8</text:p>
          </table:table-cell>
          <table:table-cell table:formula="of:=[.F76]/[.A76]" office:value-type="float" office:value="1.00689552902795">
            <text:p>1.01</text:p>
          </table:table-cell>
          <table:table-cell office:value-type="float" office:value="138.97">
            <text:p>138.97</text:p>
          </table:table-cell>
          <table:table-cell table:formula="of:=[.H76]/[.A76]" office:value-type="float" office:value="1.03039964410173">
            <text:p>1.03</text:p>
          </table:table-cell>
          <table:table-cell office:value-type="float" office:value="136.38">
            <text:p>136.38</text:p>
          </table:table-cell>
          <table:table-cell table:formula="of:=[.J76]/[.A76]" office:value-type="float" office:value="1.01119596648625">
            <text:p>1.01</text:p>
          </table:table-cell>
          <table:table-cell table:number-columns-repeated="5"/>
        </table:table-row>
        <table:table-row table:style-name="ro1">
          <table:table-cell office:value-type="float" office:value="350.62">
            <text:p>350.62</text:p>
          </table:table-cell>
          <table:table-cell office:value-type="float" office:value="361.51">
            <text:p>361.51</text:p>
          </table:table-cell>
          <table:table-cell table:formula="of:=[.B77]/[.A77]" office:value-type="float" office:value="1.0310592664423">
            <text:p>1.03</text:p>
          </table:table-cell>
          <table:table-cell office:value-type="float" office:value="354.82">
            <text:p>354.82</text:p>
          </table:table-cell>
          <table:table-cell table:formula="of:=[.D77]/[.A77]" office:value-type="float" office:value="1.01197878044607">
            <text:p>1.01</text:p>
          </table:table-cell>
          <table:table-cell office:value-type="float" office:value="353.07">
            <text:p>353.07</text:p>
          </table:table-cell>
          <table:table-cell table:formula="of:=[.F77]/[.A77]" office:value-type="float" office:value="1.00698762192687">
            <text:p>1.01</text:p>
          </table:table-cell>
          <table:table-cell office:value-type="float" office:value="361.51">
            <text:p>361.51</text:p>
          </table:table-cell>
          <table:table-cell table:formula="of:=[.H77]/[.A77]" office:value-type="float" office:value="1.0310592664423">
            <text:p>1.03</text:p>
          </table:table-cell>
          <table:table-cell office:value-type="float" office:value="352.48">
            <text:p>352.48</text:p>
          </table:table-cell>
          <table:table-cell table:formula="of:=[.J77]/[.A77]" office:value-type="float" office:value="1.00530488848326">
            <text:p>1.01</text:p>
          </table:table-cell>
          <table:table-cell table:number-columns-repeated="5"/>
        </table:table-row>
        <table:table-row table:style-name="ro1">
          <table:table-cell office:value-type="float" office:value="104.81">
            <text:p>104.81</text:p>
          </table:table-cell>
          <table:table-cell office:value-type="float" office:value="114.91">
            <text:p>114.91</text:p>
          </table:table-cell>
          <table:table-cell table:formula="of:=[.B78]/[.A78]" office:value-type="float" office:value="1.09636485068219">
            <text:p>1.1</text:p>
          </table:table-cell>
          <table:table-cell office:value-type="float" office:value="108.91">
            <text:p>108.91</text:p>
          </table:table-cell>
          <table:table-cell table:formula="of:=[.D78]/[.A78]" office:value-type="float" office:value="1.03911840473237">
            <text:p>1.04</text:p>
          </table:table-cell>
          <table:table-cell office:value-type="float" office:value="106.57">
            <text:p>106.57</text:p>
          </table:table-cell>
          <table:table-cell table:formula="of:=[.F78]/[.A78]" office:value-type="float" office:value="1.01679229081195">
            <text:p>1.02</text:p>
          </table:table-cell>
          <table:table-cell office:value-type="float" office:value="114.91">
            <text:p>114.91</text:p>
          </table:table-cell>
          <table:table-cell table:formula="of:=[.H78]/[.A78]" office:value-type="float" office:value="1.09636485068219">
            <text:p>1.1</text:p>
          </table:table-cell>
          <table:table-cell office:value-type="float" office:value="106.57">
            <text:p>106.57</text:p>
          </table:table-cell>
          <table:table-cell table:formula="of:=[.J78]/[.A78]" office:value-type="float" office:value="1.01679229081195">
            <text:p>1.02</text:p>
          </table:table-cell>
          <table:table-cell table:number-columns-repeated="5"/>
        </table:table-row>
        <table:table-row table:style-name="ro1">
          <table:table-cell office:value-type="float" office:value="118.72">
            <text:p>118.72</text:p>
          </table:table-cell>
          <table:table-cell office:value-type="float" office:value="132.14">
            <text:p>132.14</text:p>
          </table:table-cell>
          <table:table-cell table:formula="of:=[.B79]/[.A79]" office:value-type="float" office:value="1.11303908355795">
            <text:p>1.11</text:p>
          </table:table-cell>
          <table:table-cell office:value-type="float" office:value="118.72">
            <text:p>118.72</text:p>
          </table:table-cell>
          <table:table-cell table:formula="of:=[.D79]/[.A79]" office:value-type="float" office:value="1">
            <text:p>1</text:p>
          </table:table-cell>
          <table:table-cell office:value-type="float" office:value="118.72">
            <text:p>118.72</text:p>
          </table:table-cell>
          <table:table-cell table:formula="of:=[.F79]/[.A79]" office:value-type="float" office:value="1">
            <text:p>1</text:p>
          </table:table-cell>
          <table:table-cell office:value-type="float" office:value="118.72">
            <text:p>118.72</text:p>
          </table:table-cell>
          <table:table-cell table:formula="of:=[.H79]/[.A79]" office:value-type="float" office:value="1">
            <text:p>1</text:p>
          </table:table-cell>
          <table:table-cell office:value-type="float" office:value="118.72">
            <text:p>118.72</text:p>
          </table:table-cell>
          <table:table-cell table:formula="of:=[.J79]/[.A79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02.67">
            <text:p>102.67</text:p>
          </table:table-cell>
          <table:table-cell office:value-type="float" office:value="114.53">
            <text:p>114.53</text:p>
          </table:table-cell>
          <table:table-cell table:formula="of:=[.B80]/[.A80]" office:value-type="float" office:value="1.11551573000877">
            <text:p>1.12</text:p>
          </table:table-cell>
          <table:table-cell office:value-type="float" office:value="105.01">
            <text:p>105.01</text:p>
          </table:table-cell>
          <table:table-cell table:formula="of:=[.D80]/[.A80]" office:value-type="float" office:value="1.02279146780949">
            <text:p>1.02</text:p>
          </table:table-cell>
          <table:table-cell office:value-type="float" office:value="103.25">
            <text:p>103.25</text:p>
          </table:table-cell>
          <table:table-cell table:formula="of:=[.F80]/[.A80]" office:value-type="float" office:value="1.00564916723483">
            <text:p>1.01</text:p>
          </table:table-cell>
          <table:table-cell office:value-type="float" office:value="114.53">
            <text:p>114.53</text:p>
          </table:table-cell>
          <table:table-cell table:formula="of:=[.H80]/[.A80]" office:value-type="float" office:value="1.11551573000877">
            <text:p>1.12</text:p>
          </table:table-cell>
          <table:table-cell office:value-type="float" office:value="103.25">
            <text:p>103.25</text:p>
          </table:table-cell>
          <table:table-cell table:formula="of:=[.J80]/[.A80]" office:value-type="float" office:value="1.00564916723483">
            <text:p>1.01</text:p>
          </table:table-cell>
          <table:table-cell table:number-columns-repeated="5"/>
        </table:table-row>
        <table:table-row table:style-name="ro1">
          <table:table-cell office:value-type="float" office:value="93.36">
            <text:p>93.36</text:p>
          </table:table-cell>
          <table:table-cell office:value-type="float" office:value="98.28">
            <text:p>98.28</text:p>
          </table:table-cell>
          <table:table-cell table:formula="of:=[.B81]/[.A81]" office:value-type="float" office:value="1.05269922879177">
            <text:p>1.05</text:p>
          </table:table-cell>
          <table:table-cell office:value-type="float" office:value="96.28">
            <text:p>96.28</text:p>
          </table:table-cell>
          <table:table-cell table:formula="of:=[.D81]/[.A81]" office:value-type="float" office:value="1.03127677806341">
            <text:p>1.03</text:p>
          </table:table-cell>
          <table:table-cell office:value-type="float" office:value="93.36">
            <text:p>93.36</text:p>
          </table:table-cell>
          <table:table-cell table:formula="of:=[.F81]/[.A81]" office:value-type="float" office:value="1">
            <text:p>1</text:p>
          </table:table-cell>
          <table:table-cell office:value-type="float" office:value="98.28">
            <text:p>98.28</text:p>
          </table:table-cell>
          <table:table-cell table:formula="of:=[.H81]/[.A81]" office:value-type="float" office:value="1.05269922879177">
            <text:p>1.05</text:p>
          </table:table-cell>
          <table:table-cell office:value-type="float" office:value="93.36">
            <text:p>93.36</text:p>
          </table:table-cell>
          <table:table-cell table:formula="of:=[.J81]/[.A81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362.13">
            <text:p>362.13</text:p>
          </table:table-cell>
          <table:table-cell office:value-type="float" office:value="363.3">
            <text:p>363.3</text:p>
          </table:table-cell>
          <table:table-cell table:formula="of:=[.B82]/[.A82]" office:value-type="float" office:value="1.00323088393671">
            <text:p>1</text:p>
          </table:table-cell>
          <table:table-cell office:value-type="float" office:value="363.06">
            <text:p>363.06</text:p>
          </table:table-cell>
          <table:table-cell table:formula="of:=[.D82]/[.A82]" office:value-type="float" office:value="1.00256813851379">
            <text:p>1</text:p>
          </table:table-cell>
          <table:table-cell office:value-type="float" office:value="363.06">
            <text:p>363.06</text:p>
          </table:table-cell>
          <table:table-cell table:formula="of:=[.F82]/[.A82]" office:value-type="float" office:value="1.00256813851379">
            <text:p>1</text:p>
          </table:table-cell>
          <table:table-cell office:value-type="float" office:value="363.3">
            <text:p>363.3</text:p>
          </table:table-cell>
          <table:table-cell table:formula="of:=[.H82]/[.A82]" office:value-type="float" office:value="1.00323088393671">
            <text:p>1</text:p>
          </table:table-cell>
          <table:table-cell office:value-type="float" office:value="361.89">
            <text:p>361.89</text:p>
          </table:table-cell>
          <table:table-cell table:formula="of:=[.J82]/[.A82]" office:value-type="float" office:value="0.999337254577086">
            <text:p>1</text:p>
          </table:table-cell>
          <table:table-cell table:number-columns-repeated="5"/>
        </table:table-row>
        <table:table-row table:style-name="ro1">
          <table:table-cell office:value-type="float" office:value="511.46">
            <text:p>511.46</text:p>
          </table:table-cell>
          <table:table-cell office:value-type="float" office:value="522.14">
            <text:p>522.14</text:p>
          </table:table-cell>
          <table:table-cell table:formula="of:=[.B83]/[.A83]" office:value-type="float" office:value="1.02088139834982">
            <text:p>1.02</text:p>
          </table:table-cell>
          <table:table-cell office:value-type="float" office:value="513.9">
            <text:p>513.9</text:p>
          </table:table-cell>
          <table:table-cell table:formula="of:=[.D83]/[.A83]" office:value-type="float" office:value="1.00477065655183">
            <text:p>1</text:p>
          </table:table-cell>
          <table:table-cell office:value-type="float" office:value="515.66">
            <text:p>515.66</text:p>
          </table:table-cell>
          <table:table-cell table:formula="of:=[.F83]/[.A83]" office:value-type="float" office:value="1.00821178586791">
            <text:p>1.01</text:p>
          </table:table-cell>
          <table:table-cell office:value-type="float" office:value="517.66">
            <text:p>517.66</text:p>
          </table:table-cell>
          <table:table-cell table:formula="of:=[.H83]/[.A83]" office:value-type="float" office:value="1.01212216009072">
            <text:p>1.01</text:p>
          </table:table-cell>
          <table:table-cell office:value-type="float" office:value="513.32">
            <text:p>513.32</text:p>
          </table:table-cell>
          <table:table-cell table:formula="of:=[.J83]/[.A83]" office:value-type="float" office:value="1.00363664802722">
            <text:p>1</text:p>
          </table:table-cell>
          <table:table-cell table:number-columns-repeated="5"/>
        </table:table-row>
        <table:table-row table:style-name="ro1">
          <table:table-cell office:value-type="float" office:value="477.83">
            <text:p>477.83</text:p>
          </table:table-cell>
          <table:table-cell office:value-type="float" office:value="488.03">
            <text:p>488.03</text:p>
          </table:table-cell>
          <table:table-cell table:formula="of:=[.B84]/[.A84]" office:value-type="float" office:value="1.02134650398677">
            <text:p>1.02</text:p>
          </table:table-cell>
          <table:table-cell office:value-type="float" office:value="480.27">
            <text:p>480.27</text:p>
          </table:table-cell>
          <table:table-cell table:formula="of:=[.D84]/[.A84]" office:value-type="float" office:value="1.00510641860076">
            <text:p>1.01</text:p>
          </table:table-cell>
          <table:table-cell office:value-type="float" office:value="482.03">
            <text:p>482.03</text:p>
          </table:table-cell>
          <table:table-cell table:formula="of:=[.F84]/[.A84]" office:value-type="float" office:value="1.00878973693573">
            <text:p>1.01</text:p>
          </table:table-cell>
          <table:table-cell office:value-type="float" office:value="484.03">
            <text:p>484.03</text:p>
          </table:table-cell>
          <table:table-cell table:formula="of:=[.H84]/[.A84]" office:value-type="float" office:value="1.01297532595274">
            <text:p>1.01</text:p>
          </table:table-cell>
          <table:table-cell office:value-type="float" office:value="480.27">
            <text:p>480.27</text:p>
          </table:table-cell>
          <table:table-cell table:formula="of:=[.J84]/[.A84]" office:value-type="float" office:value="1.00510641860076">
            <text:p>1.01</text:p>
          </table:table-cell>
          <table:table-cell table:number-columns-repeated="5"/>
        </table:table-row>
        <table:table-row table:style-name="ro1">
          <table:table-cell office:value-type="float" office:value="495.67">
            <text:p>495.67</text:p>
          </table:table-cell>
          <table:table-cell office:value-type="float" office:value="504.7">
            <text:p>504.7</text:p>
          </table:table-cell>
          <table:table-cell table:formula="of:=[.B85]/[.A85]" office:value-type="float" office:value="1.01821776585228">
            <text:p>1.02</text:p>
          </table:table-cell>
          <table:table-cell office:value-type="float" office:value="505.04">
            <text:p>505.04</text:p>
          </table:table-cell>
          <table:table-cell table:formula="of:=[.D85]/[.A85]" office:value-type="float" office:value="1.01890370609478">
            <text:p>1.02</text:p>
          </table:table-cell>
          <table:table-cell office:value-type="float" office:value="500.36">
            <text:p>500.36</text:p>
          </table:table-cell>
          <table:table-cell table:formula="of:=[.F85]/[.A85]" office:value-type="float" office:value="1.0094619404039">
            <text:p>1.01</text:p>
          </table:table-cell>
          <table:table-cell office:value-type="float" office:value="504.7">
            <text:p>504.7</text:p>
          </table:table-cell>
          <table:table-cell table:formula="of:=[.H85]/[.A85]" office:value-type="float" office:value="1.01821776585228">
            <text:p>1.02</text:p>
          </table:table-cell>
          <table:table-cell office:value-type="float" office:value="498.6">
            <text:p>498.6</text:p>
          </table:table-cell>
          <table:table-cell table:formula="of:=[.J85]/[.A85]" office:value-type="float" office:value="1.00591119091331">
            <text:p>1.01</text:p>
          </table:table-cell>
          <table:table-cell table:number-columns-repeated="5"/>
        </table:table-row>
        <table:table-row table:style-name="ro1">
          <table:table-cell office:value-type="float" office:value="229.35">
            <text:p>229.35</text:p>
          </table:table-cell>
          <table:table-cell office:value-type="float" office:value="241.11">
            <text:p>241.11</text:p>
          </table:table-cell>
          <table:table-cell table:formula="of:=[.B86]/[.A86]" office:value-type="float" office:value="1.05127534336167">
            <text:p>1.05</text:p>
          </table:table-cell>
          <table:table-cell office:value-type="float" office:value="233.35">
            <text:p>233.35</text:p>
          </table:table-cell>
          <table:table-cell table:formula="of:=[.D86]/[.A86]" office:value-type="float" office:value="1.01744059298016">
            <text:p>1.02</text:p>
          </table:table-cell>
          <table:table-cell office:value-type="float" office:value="233.35">
            <text:p>233.35</text:p>
          </table:table-cell>
          <table:table-cell table:formula="of:=[.F86]/[.A86]" office:value-type="float" office:value="1.01744059298016">
            <text:p>1.02</text:p>
          </table:table-cell>
          <table:table-cell office:value-type="float" office:value="241.11">
            <text:p>241.11</text:p>
          </table:table-cell>
          <table:table-cell table:formula="of:=[.H86]/[.A86]" office:value-type="float" office:value="1.05127534336167">
            <text:p>1.05</text:p>
          </table:table-cell>
          <table:table-cell office:value-type="float" office:value="232.76">
            <text:p>232.76</text:p>
          </table:table-cell>
          <table:table-cell table:formula="of:=[.J86]/[.A86]" office:value-type="float" office:value="1.01486810551559">
            <text:p>1.01</text:p>
          </table:table-cell>
          <table:table-cell table:number-columns-repeated="5"/>
        </table:table-row>
        <table:table-row table:style-name="ro1">
          <table:table-cell office:value-type="float" office:value="374.22">
            <text:p>374.22</text:p>
          </table:table-cell>
          <table:table-cell office:value-type="float" office:value="386.08">
            <text:p>386.08</text:p>
          </table:table-cell>
          <table:table-cell table:formula="of:=[.B87]/[.A87]" office:value-type="float" office:value="1.03169258724814">
            <text:p>1.03</text:p>
          </table:table-cell>
          <table:table-cell office:value-type="float" office:value="379.74">
            <text:p>379.74</text:p>
          </table:table-cell>
          <table:table-cell table:formula="of:=[.D87]/[.A87]" office:value-type="float" office:value="1.01475068141735">
            <text:p>1.01</text:p>
          </table:table-cell>
          <table:table-cell office:value-type="float" office:value="383.15">
            <text:p>383.15</text:p>
          </table:table-cell>
          <table:table-cell table:formula="of:=[.F87]/[.A87]" office:value-type="float" office:value="1.02386296830741">
            <text:p>1.02</text:p>
          </table:table-cell>
          <table:table-cell office:value-type="float" office:value="386.08">
            <text:p>386.08</text:p>
          </table:table-cell>
          <table:table-cell table:formula="of:=[.H87]/[.A87]" office:value-type="float" office:value="1.03169258724814">
            <text:p>1.03</text:p>
          </table:table-cell>
          <table:table-cell office:value-type="float" office:value="377.98">
            <text:p>377.98</text:p>
          </table:table-cell>
          <table:table-cell table:formula="of:=[.J87]/[.A87]" office:value-type="float" office:value="1.01004756560312">
            <text:p>1.01</text:p>
          </table:table-cell>
          <table:table-cell table:number-columns-repeated="5"/>
        </table:table-row>
        <table:table-row table:style-name="ro1">
          <table:table-cell office:value-type="float" office:value="48.67">
            <text:p>48.67</text:p>
          </table:table-cell>
          <table:table-cell office:value-type="float" office:value="68.87">
            <text:p>68.87</text:p>
          </table:table-cell>
          <table:table-cell table:formula="of:=[.B88]/[.A88]" office:value-type="float" office:value="1.41504006574892">
            <text:p>1.42</text:p>
          </table:table-cell>
          <table:table-cell office:value-type="float" office:value="48.67">
            <text:p>48.67</text:p>
          </table:table-cell>
          <table:table-cell table:formula="of:=[.D88]/[.A88]" office:value-type="float" office:value="1">
            <text:p>1</text:p>
          </table:table-cell>
          <table:table-cell office:value-type="float" office:value="48.67">
            <text:p>48.67</text:p>
          </table:table-cell>
          <table:table-cell table:formula="of:=[.F88]/[.A88]" office:value-type="float" office:value="1">
            <text:p>1</text:p>
          </table:table-cell>
          <table:table-cell office:value-type="float" office:value="48.67">
            <text:p>48.67</text:p>
          </table:table-cell>
          <table:table-cell table:formula="of:=[.H88]/[.A88]" office:value-type="float" office:value="1">
            <text:p>1</text:p>
          </table:table-cell>
          <table:table-cell office:value-type="float" office:value="48.67">
            <text:p>48.67</text:p>
          </table:table-cell>
          <table:table-cell table:formula="of:=[.J88]/[.A88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277.89">
            <text:p>277.89</text:p>
          </table:table-cell>
          <table:table-cell office:value-type="float" office:value="282.04">
            <text:p>282.04</text:p>
          </table:table-cell>
          <table:table-cell table:formula="of:=[.B89]/[.A89]" office:value-type="float" office:value="1.01493396667746">
            <text:p>1.01</text:p>
          </table:table-cell>
          <table:table-cell office:value-type="float" office:value="283.79">
            <text:p>283.79</text:p>
          </table:table-cell>
          <table:table-cell table:formula="of:=[.D89]/[.A89]" office:value-type="float" office:value="1.02123142250531">
            <text:p>1.02</text:p>
          </table:table-cell>
          <table:table-cell office:value-type="float" office:value="287.31">
            <text:p>287.31</text:p>
          </table:table-cell>
          <table:table-cell table:formula="of:=[.F89]/[.A89]" office:value-type="float" office:value="1.03389830508475">
            <text:p>1.03</text:p>
          </table:table-cell>
          <table:table-cell office:value-type="float" office:value="282.04">
            <text:p>282.04</text:p>
          </table:table-cell>
          <table:table-cell table:formula="of:=[.H89]/[.A89]" office:value-type="float" office:value="1.01493396667746">
            <text:p>1.01</text:p>
          </table:table-cell>
          <table:table-cell office:value-type="float" office:value="283.79">
            <text:p>283.79</text:p>
          </table:table-cell>
          <table:table-cell table:formula="of:=[.J89]/[.A89]" office:value-type="float" office:value="1.02123142250531">
            <text:p>1.02</text:p>
          </table:table-cell>
          <table:table-cell table:number-columns-repeated="5"/>
        </table:table-row>
        <table:table-row table:style-name="ro1">
          <table:table-cell office:value-type="float" office:value="47.36">
            <text:p>47.36</text:p>
          </table:table-cell>
          <table:table-cell office:value-type="float" office:value="58.63">
            <text:p>58.63</text:p>
          </table:table-cell>
          <table:table-cell table:formula="of:=[.B90]/[.A90]" office:value-type="float" office:value="1.23796452702703">
            <text:p>1.24</text:p>
          </table:table-cell>
          <table:table-cell office:value-type="float" office:value="47.94">
            <text:p>47.94</text:p>
          </table:table-cell>
          <table:table-cell table:formula="of:=[.D90]/[.A90]" office:value-type="float" office:value="1.01224662162162">
            <text:p>1.01</text:p>
          </table:table-cell>
          <table:table-cell office:value-type="float" office:value="47.36">
            <text:p>47.36</text:p>
          </table:table-cell>
          <table:table-cell table:formula="of:=[.F90]/[.A90]" office:value-type="float" office:value="1">
            <text:p>1</text:p>
          </table:table-cell>
          <table:table-cell office:value-type="float" office:value="58.63">
            <text:p>58.63</text:p>
          </table:table-cell>
          <table:table-cell table:formula="of:=[.H90]/[.A90]" office:value-type="float" office:value="1.23796452702703">
            <text:p>1.24</text:p>
          </table:table-cell>
          <table:table-cell office:value-type="float" office:value="47.94">
            <text:p>47.94</text:p>
          </table:table-cell>
          <table:table-cell table:formula="of:=[.J90]/[.A90]" office:value-type="float" office:value="1.01224662162162">
            <text:p>1.01</text:p>
          </table:table-cell>
          <table:table-cell table:number-columns-repeated="5"/>
        </table:table-row>
        <table:table-row table:style-name="ro1">
          <table:table-cell office:value-type="float" office:value="263.65">
            <text:p>263.65</text:p>
          </table:table-cell>
          <table:table-cell office:value-type="float" office:value="272.92">
            <text:p>272.92</text:p>
          </table:table-cell>
          <table:table-cell table:formula="of:=[.B91]/[.A91]" office:value-type="float" office:value="1.03516025033188">
            <text:p>1.04</text:p>
          </table:table-cell>
          <table:table-cell office:value-type="float" office:value="267.51">
            <text:p>267.51</text:p>
          </table:table-cell>
          <table:table-cell table:formula="of:=[.D91]/[.A91]" office:value-type="float" office:value="1.01464062203679">
            <text:p>1.01</text:p>
          </table:table-cell>
          <table:table-cell office:value-type="float" office:value="263.99">
            <text:p>263.99</text:p>
          </table:table-cell>
          <table:table-cell table:formula="of:=[.F91]/[.A91]" office:value-type="float" office:value="1.00128958846956">
            <text:p>1</text:p>
          </table:table-cell>
          <table:table-cell office:value-type="float" office:value="272.92">
            <text:p>272.92</text:p>
          </table:table-cell>
          <table:table-cell table:formula="of:=[.H91]/[.A91]" office:value-type="float" office:value="1.03516025033188">
            <text:p>1.04</text:p>
          </table:table-cell>
          <table:table-cell office:value-type="float" office:value="263.99">
            <text:p>263.99</text:p>
          </table:table-cell>
          <table:table-cell table:formula="of:=[.J91]/[.A91]" office:value-type="float" office:value="1.00128958846956">
            <text:p>1</text:p>
          </table:table-cell>
          <table:table-cell table:number-columns-repeated="5"/>
        </table:table-row>
        <table:table-row table:style-name="ro1">
          <table:table-cell office:value-type="float" office:value="88.33">
            <text:p>88.33</text:p>
          </table:table-cell>
          <table:table-cell office:value-type="float" office:value="99.74">
            <text:p>99.74</text:p>
          </table:table-cell>
          <table:table-cell table:formula="of:=[.B92]/[.A92]" office:value-type="float" office:value="1.1291746858372">
            <text:p>1.13</text:p>
          </table:table-cell>
          <table:table-cell office:value-type="float" office:value="88.33">
            <text:p>88.33</text:p>
          </table:table-cell>
          <table:table-cell table:formula="of:=[.D92]/[.A92]" office:value-type="float" office:value="1">
            <text:p>1</text:p>
          </table:table-cell>
          <table:table-cell office:value-type="float" office:value="88.33">
            <text:p>88.33</text:p>
          </table:table-cell>
          <table:table-cell table:formula="of:=[.F92]/[.A92]" office:value-type="float" office:value="1">
            <text:p>1</text:p>
          </table:table-cell>
          <table:table-cell office:value-type="float" office:value="88.33">
            <text:p>88.33</text:p>
          </table:table-cell>
          <table:table-cell table:formula="of:=[.H92]/[.A92]" office:value-type="float" office:value="1">
            <text:p>1</text:p>
          </table:table-cell>
          <table:table-cell office:value-type="float" office:value="88.33">
            <text:p>88.33</text:p>
          </table:table-cell>
          <table:table-cell table:formula="of:=[.J92]/[.A92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511.5">
            <text:p>511.5</text:p>
          </table:table-cell>
          <table:table-cell office:value-type="float" office:value="521.16">
            <text:p>521.16</text:p>
          </table:table-cell>
          <table:table-cell table:formula="of:=[.B93]/[.A93]" office:value-type="float" office:value="1.01888563049853">
            <text:p>1.02</text:p>
          </table:table-cell>
          <table:table-cell office:value-type="float" office:value="518.57">
            <text:p>518.57</text:p>
          </table:table-cell>
          <table:table-cell table:formula="of:=[.D93]/[.A93]" office:value-type="float" office:value="1.01382209188661">
            <text:p>1.01</text:p>
          </table:table-cell>
          <table:table-cell office:value-type="float" office:value="519.74">
            <text:p>519.74</text:p>
          </table:table-cell>
          <table:table-cell table:formula="of:=[.F93]/[.A93]" office:value-type="float" office:value="1.01610948191593">
            <text:p>1.02</text:p>
          </table:table-cell>
          <table:table-cell office:value-type="float" office:value="521.16">
            <text:p>521.16</text:p>
          </table:table-cell>
          <table:table-cell table:formula="of:=[.H93]/[.A93]" office:value-type="float" office:value="1.01888563049853">
            <text:p>1.02</text:p>
          </table:table-cell>
          <table:table-cell office:value-type="float" office:value="518.57">
            <text:p>518.57</text:p>
          </table:table-cell>
          <table:table-cell table:formula="of:=[.J93]/[.A93]" office:value-type="float" office:value="1.01382209188661">
            <text:p>1.01</text:p>
          </table:table-cell>
          <table:table-cell table:number-columns-repeated="5"/>
        </table:table-row>
        <table:table-row table:style-name="ro1">
          <table:table-cell office:value-type="float" office:value="111.24">
            <text:p>111.24</text:p>
          </table:table-cell>
          <table:table-cell office:value-type="float" office:value="119.82">
            <text:p>119.82</text:p>
          </table:table-cell>
          <table:table-cell table:formula="of:=[.B94]/[.A94]" office:value-type="float" office:value="1.07713052858684">
            <text:p>1.08</text:p>
          </table:table-cell>
          <table:table-cell office:value-type="float" office:value="114.17">
            <text:p>114.17</text:p>
          </table:table-cell>
          <table:table-cell table:formula="of:=[.D94]/[.A94]" office:value-type="float" office:value="1.02633944624236">
            <text:p>1.03</text:p>
          </table:table-cell>
          <table:table-cell office:value-type="float" office:value="114.17">
            <text:p>114.17</text:p>
          </table:table-cell>
          <table:table-cell table:formula="of:=[.F94]/[.A94]" office:value-type="float" office:value="1.02633944624236">
            <text:p>1.03</text:p>
          </table:table-cell>
          <table:table-cell office:value-type="float" office:value="114.17">
            <text:p>114.17</text:p>
          </table:table-cell>
          <table:table-cell table:formula="of:=[.H94]/[.A94]" office:value-type="float" office:value="1.02633944624236">
            <text:p>1.03</text:p>
          </table:table-cell>
          <table:table-cell office:value-type="float" office:value="114.17">
            <text:p>114.17</text:p>
          </table:table-cell>
          <table:table-cell table:formula="of:=[.J94]/[.A94]" office:value-type="float" office:value="1.02633944624236">
            <text:p>1.03</text:p>
          </table:table-cell>
          <table:table-cell table:number-columns-repeated="5"/>
        </table:table-row>
        <table:table-row table:style-name="ro1">
          <table:table-cell office:value-type="float" office:value="235.64">
            <text:p>235.64</text:p>
          </table:table-cell>
          <table:table-cell office:value-type="float" office:value="250.33">
            <text:p>250.33</text:p>
          </table:table-cell>
          <table:table-cell table:formula="of:=[.B95]/[.A95]" office:value-type="float" office:value="1.06234085893736">
            <text:p>1.06</text:p>
          </table:table-cell>
          <table:table-cell office:value-type="float" office:value="240.37">
            <text:p>240.37</text:p>
          </table:table-cell>
          <table:table-cell table:formula="of:=[.D95]/[.A95]" office:value-type="float" office:value="1.02007299270073">
            <text:p>1.02</text:p>
          </table:table-cell>
          <table:table-cell office:value-type="float" office:value="238.23">
            <text:p>238.23</text:p>
          </table:table-cell>
          <table:table-cell table:formula="of:=[.F95]/[.A95]" office:value-type="float" office:value="1.01099134272619">
            <text:p>1.01</text:p>
          </table:table-cell>
          <table:table-cell office:value-type="float" office:value="240.95">
            <text:p>240.95</text:p>
          </table:table-cell>
          <table:table-cell table:formula="of:=[.H95]/[.A95]" office:value-type="float" office:value="1.02253437446953">
            <text:p>1.02</text:p>
          </table:table-cell>
          <table:table-cell office:value-type="float" office:value="240.37">
            <text:p>240.37</text:p>
          </table:table-cell>
          <table:table-cell table:formula="of:=[.J95]/[.A95]" office:value-type="float" office:value="1.02007299270073">
            <text:p>1.02</text:p>
          </table:table-cell>
          <table:table-cell table:number-columns-repeated="5"/>
        </table:table-row>
        <table:table-row table:style-name="ro1">
          <table:table-cell office:value-type="float" office:value="373.85">
            <text:p>373.85</text:p>
          </table:table-cell>
          <table:table-cell office:value-type="float" office:value="391.18">
            <text:p>391.18</text:p>
          </table:table-cell>
          <table:table-cell table:formula="of:=[.B96]/[.A96]" office:value-type="float" office:value="1.04635549016985">
            <text:p>1.05</text:p>
          </table:table-cell>
          <table:table-cell office:value-type="float" office:value="382.39">
            <text:p>382.39</text:p>
          </table:table-cell>
          <table:table-cell table:formula="of:=[.D96]/[.A96]" office:value-type="float" office:value="1.02284338638491">
            <text:p>1.02</text:p>
          </table:table-cell>
          <table:table-cell office:value-type="float" office:value="375.95">
            <text:p>375.95</text:p>
          </table:table-cell>
          <table:table-cell table:formula="of:=[.F96]/[.A96]" office:value-type="float" office:value="1.00561722616022">
            <text:p>1.01</text:p>
          </table:table-cell>
          <table:table-cell office:value-type="float" office:value="385.32">
            <text:p>385.32</text:p>
          </table:table-cell>
          <table:table-cell table:formula="of:=[.H96]/[.A96]" office:value-type="float" office:value="1.03068075431323">
            <text:p>1.03</text:p>
          </table:table-cell>
          <table:table-cell office:value-type="float" office:value="377.71">
            <text:p>377.71</text:p>
          </table:table-cell>
          <table:table-cell table:formula="of:=[.J96]/[.A96]" office:value-type="float" office:value="1.01032499665641">
            <text:p>1.01</text:p>
          </table:table-cell>
          <table:table-cell table:number-columns-repeated="5"/>
        </table:table-row>
        <table:table-row table:style-name="ro1">
          <table:table-cell office:value-type="float" office:value="47.67">
            <text:p>47.67</text:p>
          </table:table-cell>
          <table:table-cell office:value-type="float" office:value="54.01">
            <text:p>54.01</text:p>
          </table:table-cell>
          <table:table-cell table:formula="of:=[.B97]/[.A97]" office:value-type="float" office:value="1.13299769246906">
            <text:p>1.13</text:p>
          </table:table-cell>
          <table:table-cell office:value-type="float" office:value="47.67">
            <text:p>47.67</text:p>
          </table:table-cell>
          <table:table-cell table:formula="of:=[.D97]/[.A97]" office:value-type="float" office:value="1">
            <text:p>1</text:p>
          </table:table-cell>
          <table:table-cell office:value-type="float" office:value="47.67">
            <text:p>47.67</text:p>
          </table:table-cell>
          <table:table-cell table:formula="of:=[.F97]/[.A97]" office:value-type="float" office:value="1">
            <text:p>1</text:p>
          </table:table-cell>
          <table:table-cell office:value-type="float" office:value="47.67">
            <text:p>47.67</text:p>
          </table:table-cell>
          <table:table-cell table:formula="of:=[.H97]/[.A97]" office:value-type="float" office:value="1">
            <text:p>1</text:p>
          </table:table-cell>
          <table:table-cell office:value-type="float" office:value="47.67">
            <text:p>47.67</text:p>
          </table:table-cell>
          <table:table-cell table:formula="of:=[.J97]/[.A97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52.04">
            <text:p>52.04</text:p>
          </table:table-cell>
          <table:table-cell office:value-type="float" office:value="58.63">
            <text:p>58.63</text:p>
          </table:table-cell>
          <table:table-cell table:formula="of:=[.B98]/[.A98]" office:value-type="float" office:value="1.12663335895465">
            <text:p>1.13</text:p>
          </table:table-cell>
          <table:table-cell office:value-type="float" office:value="52.04">
            <text:p>52.04</text:p>
          </table:table-cell>
          <table:table-cell table:formula="of:=[.D98]/[.A98]" office:value-type="float" office:value="1">
            <text:p>1</text:p>
          </table:table-cell>
          <table:table-cell office:value-type="float" office:value="52.04">
            <text:p>52.04</text:p>
          </table:table-cell>
          <table:table-cell table:formula="of:=[.F98]/[.A98]" office:value-type="float" office:value="1">
            <text:p>1</text:p>
          </table:table-cell>
          <table:table-cell office:value-type="float" office:value="52.04">
            <text:p>52.04</text:p>
          </table:table-cell>
          <table:table-cell table:formula="of:=[.H98]/[.A98]" office:value-type="float" office:value="1">
            <text:p>1</text:p>
          </table:table-cell>
          <table:table-cell office:value-type="float" office:value="52.04">
            <text:p>52.04</text:p>
          </table:table-cell>
          <table:table-cell table:formula="of:=[.J98]/[.A98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05.95">
            <text:p>105.95</text:p>
          </table:table-cell>
          <table:table-cell office:value-type="float" office:value="117.12">
            <text:p>117.12</text:p>
          </table:table-cell>
          <table:table-cell table:formula="of:=[.B99]/[.A99]" office:value-type="float" office:value="1.10542708824917">
            <text:p>1.11</text:p>
          </table:table-cell>
          <table:table-cell office:value-type="float" office:value="105.95">
            <text:p>105.95</text:p>
          </table:table-cell>
          <table:table-cell table:formula="of:=[.D99]/[.A99]" office:value-type="float" office:value="1">
            <text:p>1</text:p>
          </table:table-cell>
          <table:table-cell office:value-type="float" office:value="105.95">
            <text:p>105.95</text:p>
          </table:table-cell>
          <table:table-cell table:formula="of:=[.F99]/[.A99]" office:value-type="float" office:value="1">
            <text:p>1</text:p>
          </table:table-cell>
          <table:table-cell office:value-type="float" office:value="105.95">
            <text:p>105.95</text:p>
          </table:table-cell>
          <table:table-cell table:formula="of:=[.H99]/[.A99]" office:value-type="float" office:value="1">
            <text:p>1</text:p>
          </table:table-cell>
          <table:table-cell office:value-type="float" office:value="105.95">
            <text:p>105.95</text:p>
          </table:table-cell>
          <table:table-cell table:formula="of:=[.J99]/[.A99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31.31">
            <text:p>31.31</text:p>
          </table:table-cell>
          <table:table-cell office:value-type="float" office:value="39.31">
            <text:p>39.31</text:p>
          </table:table-cell>
          <table:table-cell table:formula="of:=[.B100]/[.A100]" office:value-type="float" office:value="1.25550942190993">
            <text:p>1.26</text:p>
          </table:table-cell>
          <table:table-cell office:value-type="float" office:value="31.31">
            <text:p>31.31</text:p>
          </table:table-cell>
          <table:table-cell table:formula="of:=[.D100]/[.A100]" office:value-type="float" office:value="1">
            <text:p>1</text:p>
          </table:table-cell>
          <table:table-cell office:value-type="float" office:value="31.31">
            <text:p>31.31</text:p>
          </table:table-cell>
          <table:table-cell table:formula="of:=[.F100]/[.A100]" office:value-type="float" office:value="1">
            <text:p>1</text:p>
          </table:table-cell>
          <table:table-cell office:value-type="float" office:value="31.31">
            <text:p>31.31</text:p>
          </table:table-cell>
          <table:table-cell table:formula="of:=[.H100]/[.A100]" office:value-type="float" office:value="1">
            <text:p>1</text:p>
          </table:table-cell>
          <table:table-cell office:value-type="float" office:value="31.31">
            <text:p>31.31</text:p>
          </table:table-cell>
          <table:table-cell table:formula="of:=[.J100]/[.A100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73.6">
            <text:p>73.6</text:p>
          </table:table-cell>
          <table:table-cell office:value-type="float" office:value="87.5">
            <text:p>87.5</text:p>
          </table:table-cell>
          <table:table-cell table:formula="of:=[.B101]/[.A101]" office:value-type="float" office:value="1.18885869565217">
            <text:p>1.19</text:p>
          </table:table-cell>
          <table:table-cell office:value-type="float" office:value="73.6">
            <text:p>73.6</text:p>
          </table:table-cell>
          <table:table-cell table:formula="of:=[.D101]/[.A101]" office:value-type="float" office:value="1">
            <text:p>1</text:p>
          </table:table-cell>
          <table:table-cell office:value-type="float" office:value="73.6">
            <text:p>73.6</text:p>
          </table:table-cell>
          <table:table-cell table:formula="of:=[.F101]/[.A101]" office:value-type="float" office:value="1">
            <text:p>1</text:p>
          </table:table-cell>
          <table:table-cell office:value-type="float" office:value="73.6">
            <text:p>73.6</text:p>
          </table:table-cell>
          <table:table-cell table:formula="of:=[.H101]/[.A101]" office:value-type="float" office:value="1">
            <text:p>1</text:p>
          </table:table-cell>
          <table:table-cell office:value-type="float" office:value="73.6">
            <text:p>73.6</text:p>
          </table:table-cell>
          <table:table-cell table:formula="of:=[.J101]/[.A101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309.43">
            <text:p>309.43</text:p>
          </table:table-cell>
          <table:table-cell office:value-type="float" office:value="322.46">
            <text:p>322.46</text:p>
          </table:table-cell>
          <table:table-cell table:formula="of:=[.B102]/[.A102]" office:value-type="float" office:value="1.04210968555085">
            <text:p>1.04</text:p>
          </table:table-cell>
          <table:table-cell office:value-type="float" office:value="315.05">
            <text:p>315.05</text:p>
          </table:table-cell>
          <table:table-cell table:formula="of:=[.D102]/[.A102]" office:value-type="float" office:value="1.01816242768962">
            <text:p>1.02</text:p>
          </table:table-cell>
          <table:table-cell office:value-type="float" office:value="311.53">
            <text:p>311.53</text:p>
          </table:table-cell>
          <table:table-cell table:formula="of:=[.F102]/[.A102]" office:value-type="float" office:value="1.00678667226836">
            <text:p>1.01</text:p>
          </table:table-cell>
          <table:table-cell office:value-type="float" office:value="319.53">
            <text:p>319.53</text:p>
          </table:table-cell>
          <table:table-cell table:formula="of:=[.H102]/[.A102]" office:value-type="float" office:value="1.03264066186213">
            <text:p>1.03</text:p>
          </table:table-cell>
          <table:table-cell office:value-type="float" office:value="313.29">
            <text:p>313.29</text:p>
          </table:table-cell>
          <table:table-cell table:formula="of:=[.J102]/[.A102]" office:value-type="float" office:value="1.01247454997899">
            <text:p>1.01</text:p>
          </table:table-cell>
          <table:table-cell table:number-columns-repeated="5"/>
        </table:table-row>
        <table:table-row table:style-name="ro1">
          <table:table-cell office:value-type="float" office:value="479.14">
            <text:p>479.14</text:p>
          </table:table-cell>
          <table:table-cell office:value-type="float" office:value="484.76">
            <text:p>484.76</text:p>
          </table:table-cell>
          <table:table-cell table:formula="of:=[.B103]/[.A103]" office:value-type="float" office:value="1.01172934841591">
            <text:p>1.01</text:p>
          </table:table-cell>
          <table:table-cell office:value-type="float" office:value="481.59">
            <text:p>481.59</text:p>
          </table:table-cell>
          <table:table-cell table:formula="of:=[.D103]/[.A103]" office:value-type="float" office:value="1.00511332804608">
            <text:p>1.01</text:p>
          </table:table-cell>
          <table:table-cell office:value-type="float" office:value="483.93">
            <text:p>483.93</text:p>
          </table:table-cell>
          <table:table-cell table:formula="of:=[.F103]/[.A103]" office:value-type="float" office:value="1.00999707809826">
            <text:p>1.01</text:p>
          </table:table-cell>
          <table:table-cell office:value-type="float" office:value="484.76">
            <text:p>484.76</text:p>
          </table:table-cell>
          <table:table-cell table:formula="of:=[.H103]/[.A103]" office:value-type="float" office:value="1.01172934841591">
            <text:p>1.01</text:p>
          </table:table-cell>
          <table:table-cell office:value-type="float" office:value="480.42">
            <text:p>480.42</text:p>
          </table:table-cell>
          <table:table-cell table:formula="of:=[.J103]/[.A103]" office:value-type="float" office:value="1.00267145301999">
            <text:p>1</text:p>
          </table:table-cell>
          <table:table-cell table:number-columns-repeated="5"/>
        </table:table-row>
        <table:table-row table:style-name="ro1">
          <table:table-cell office:value-type="float" office:value="162.7">
            <text:p>162.7</text:p>
          </table:table-cell>
          <table:table-cell office:value-type="float" office:value="166.11">
            <text:p>166.11</text:p>
          </table:table-cell>
          <table:table-cell table:formula="of:=[.B104]/[.A104]" office:value-type="float" office:value="1.02095881991395">
            <text:p>1.02</text:p>
          </table:table-cell>
          <table:table-cell office:value-type="float" office:value="161.87">
            <text:p>161.87</text:p>
          </table:table-cell>
          <table:table-cell table:formula="of:=[.D104]/[.A104]" office:value-type="float" office:value="0.994898586355255">
            <text:p>0.99</text:p>
          </table:table-cell>
          <table:table-cell office:value-type="float" office:value="161.87">
            <text:p>161.87</text:p>
          </table:table-cell>
          <table:table-cell table:formula="of:=[.F104]/[.A104]" office:value-type="float" office:value="0.994898586355255">
            <text:p>0.99</text:p>
          </table:table-cell>
          <table:table-cell office:value-type="float" office:value="166.11">
            <text:p>166.11</text:p>
          </table:table-cell>
          <table:table-cell table:formula="of:=[.H104]/[.A104]" office:value-type="float" office:value="1.02095881991395">
            <text:p>1.02</text:p>
          </table:table-cell>
          <table:table-cell office:value-type="float" office:value="161.87">
            <text:p>161.87</text:p>
          </table:table-cell>
          <table:table-cell table:formula="of:=[.J104]/[.A104]" office:value-type="float" office:value="0.994898586355255">
            <text:p>0.99</text:p>
          </table:table-cell>
          <table:table-cell table:number-columns-repeated="5"/>
        </table:table-row>
        <table:table-row table:style-name="ro1">
          <table:table-cell office:value-type="float" office:value="206.24">
            <text:p>206.24</text:p>
          </table:table-cell>
          <table:table-cell office:value-type="float" office:value="211.07">
            <text:p>211.07</text:p>
          </table:table-cell>
          <table:table-cell table:formula="of:=[.B105]/[.A105]" office:value-type="float" office:value="1.02341931730023">
            <text:p>1.02</text:p>
          </table:table-cell>
          <table:table-cell office:value-type="float" office:value="209.65">
            <text:p>209.65</text:p>
          </table:table-cell>
          <table:table-cell table:formula="of:=[.D105]/[.A105]" office:value-type="float" office:value="1.01653413498836">
            <text:p>1.02</text:p>
          </table:table-cell>
          <table:table-cell office:value-type="float" office:value="209.65">
            <text:p>209.65</text:p>
          </table:table-cell>
          <table:table-cell table:formula="of:=[.F105]/[.A105]" office:value-type="float" office:value="1.01653413498836">
            <text:p>1.02</text:p>
          </table:table-cell>
          <table:table-cell office:value-type="float" office:value="211.07">
            <text:p>211.07</text:p>
          </table:table-cell>
          <table:table-cell table:formula="of:=[.H105]/[.A105]" office:value-type="float" office:value="1.02341931730023">
            <text:p>1.02</text:p>
          </table:table-cell>
          <table:table-cell office:value-type="float" office:value="208.48">
            <text:p>208.48</text:p>
          </table:table-cell>
          <table:table-cell table:formula="of:=[.J105]/[.A105]" office:value-type="float" office:value="1.01086113266098">
            <text:p>1.01</text:p>
          </table:table-cell>
          <table:table-cell table:number-columns-repeated="5"/>
        </table:table-row>
        <table:table-row table:style-name="ro1">
          <table:table-cell office:value-type="float" office:value="156.1">
            <text:p>156.1</text:p>
          </table:table-cell>
          <table:table-cell office:value-type="float" office:value="164.44">
            <text:p>164.44</text:p>
          </table:table-cell>
          <table:table-cell table:formula="of:=[.B106]/[.A106]" office:value-type="float" office:value="1.05342729019859">
            <text:p>1.05</text:p>
          </table:table-cell>
          <table:table-cell office:value-type="float" office:value="157.85">
            <text:p>157.85</text:p>
          </table:table-cell>
          <table:table-cell table:formula="of:=[.D106]/[.A106]" office:value-type="float" office:value="1.01121076233184">
            <text:p>1.01</text:p>
          </table:table-cell>
          <table:table-cell office:value-type="float" office:value="157.85">
            <text:p>157.85</text:p>
          </table:table-cell>
          <table:table-cell table:formula="of:=[.F106]/[.A106]" office:value-type="float" office:value="1.01121076233184">
            <text:p>1.01</text:p>
          </table:table-cell>
          <table:table-cell office:value-type="float" office:value="162.44">
            <text:p>162.44</text:p>
          </table:table-cell>
          <table:table-cell table:formula="of:=[.H106]/[.A106]" office:value-type="float" office:value="1.04061499039078">
            <text:p>1.04</text:p>
          </table:table-cell>
          <table:table-cell office:value-type="float" office:value="157.85">
            <text:p>157.85</text:p>
          </table:table-cell>
          <table:table-cell table:formula="of:=[.J106]/[.A106]" office:value-type="float" office:value="1.01121076233184">
            <text:p>1.01</text:p>
          </table:table-cell>
          <table:table-cell table:number-columns-repeated="5"/>
        </table:table-row>
        <table:table-row table:style-name="ro1">
          <table:table-cell office:value-type="float" office:value="375.43">
            <text:p>375.43</text:p>
          </table:table-cell>
          <table:table-cell office:value-type="float" office:value="391.15">
            <text:p>391.15</text:p>
          </table:table-cell>
          <table:table-cell table:formula="of:=[.B107]/[.A107]" office:value-type="float" office:value="1.04187198678848">
            <text:p>1.04</text:p>
          </table:table-cell>
          <table:table-cell office:value-type="float" office:value="388.08">
            <text:p>388.08</text:p>
          </table:table-cell>
          <table:table-cell table:formula="of:=[.D107]/[.A107]" office:value-type="float" office:value="1.03369469674773">
            <text:p>1.03</text:p>
          </table:table-cell>
          <table:table-cell office:value-type="float" office:value="379.88">
            <text:p>379.88</text:p>
          </table:table-cell>
          <table:table-cell table:formula="of:=[.F107]/[.A107]" office:value-type="float" office:value="1.01185307514051">
            <text:p>1.01</text:p>
          </table:table-cell>
          <table:table-cell office:value-type="float" office:value="391.15">
            <text:p>391.15</text:p>
          </table:table-cell>
          <table:table-cell table:formula="of:=[.H107]/[.A107]" office:value-type="float" office:value="1.04187198678848">
            <text:p>1.04</text:p>
          </table:table-cell>
          <table:table-cell office:value-type="float" office:value="380.46">
            <text:p>380.46</text:p>
          </table:table-cell>
          <table:table-cell table:formula="of:=[.J107]/[.A107]" office:value-type="float" office:value="1.01339797032736">
            <text:p>1.01</text:p>
          </table:table-cell>
          <table:table-cell table:number-columns-repeated="5"/>
        </table:table-row>
        <table:table-row table:style-name="ro1">
          <table:table-cell office:value-type="float" office:value="274.04">
            <text:p>274.04</text:p>
          </table:table-cell>
          <table:table-cell office:value-type="float" office:value="283.17">
            <text:p>283.17</text:p>
          </table:table-cell>
          <table:table-cell table:formula="of:=[.B108]/[.A108]" office:value-type="float" office:value="1.03331630418917">
            <text:p>1.03</text:p>
          </table:table-cell>
          <table:table-cell office:value-type="float" office:value="277.31">
            <text:p>277.31</text:p>
          </table:table-cell>
          <table:table-cell table:formula="of:=[.D108]/[.A108]" office:value-type="float" office:value="1.01193256458911">
            <text:p>1.01</text:p>
          </table:table-cell>
          <table:table-cell office:value-type="float" office:value="274.97">
            <text:p>274.97</text:p>
          </table:table-cell>
          <table:table-cell table:formula="of:=[.F108]/[.A108]" office:value-type="float" office:value="1.00339366515837">
            <text:p>1</text:p>
          </table:table-cell>
          <table:table-cell office:value-type="float" office:value="283.17">
            <text:p>283.17</text:p>
          </table:table-cell>
          <table:table-cell table:formula="of:=[.H108]/[.A108]" office:value-type="float" office:value="1.03331630418917">
            <text:p>1.03</text:p>
          </table:table-cell>
          <table:table-cell office:value-type="float" office:value="275.55">
            <text:p>275.55</text:p>
          </table:table-cell>
          <table:table-cell table:formula="of:=[.J108]/[.A108]" office:value-type="float" office:value="1.00551014450445">
            <text:p>1.01</text:p>
          </table:table-cell>
          <table:table-cell table:number-columns-repeated="5"/>
        </table:table-row>
        <table:table-row table:style-name="ro1">
          <table:table-cell office:value-type="float" office:value="318.28">
            <text:p>318.28</text:p>
          </table:table-cell>
          <table:table-cell office:value-type="float" office:value="334.32">
            <text:p>334.32</text:p>
          </table:table-cell>
          <table:table-cell table:formula="of:=[.B109]/[.A109]" office:value-type="float" office:value="1.05039587784341">
            <text:p>1.05</text:p>
          </table:table-cell>
          <table:table-cell office:value-type="float" office:value="331.94">
            <text:p>331.94</text:p>
          </table:table-cell>
          <table:table-cell table:formula="of:=[.D109]/[.A109]" office:value-type="float" office:value="1.0429181852457">
            <text:p>1.04</text:p>
          </table:table-cell>
          <table:table-cell office:value-type="float" office:value="331.94">
            <text:p>331.94</text:p>
          </table:table-cell>
          <table:table-cell table:formula="of:=[.F109]/[.A109]" office:value-type="float" office:value="1.0429181852457">
            <text:p>1.04</text:p>
          </table:table-cell>
          <table:table-cell office:value-type="float" office:value="325.35">
            <text:p>325.35</text:p>
          </table:table-cell>
          <table:table-cell table:formula="of:=[.H109]/[.A109]" office:value-type="float" office:value="1.02221314565791">
            <text:p>1.02</text:p>
          </table:table-cell>
          <table:table-cell office:value-type="float" office:value="326.28">
            <text:p>326.28</text:p>
          </table:table-cell>
          <table:table-cell table:formula="of:=[.J109]/[.A109]" office:value-type="float" office:value="1.02513510116878">
            <text:p>1.03</text:p>
          </table:table-cell>
          <table:table-cell table:number-columns-repeated="5"/>
        </table:table-row>
        <table:table-row table:style-name="ro1">
          <table:table-cell office:value-type="float" office:value="178.88">
            <text:p>178.88</text:p>
          </table:table-cell>
          <table:table-cell office:value-type="float" office:value="190.53">
            <text:p>190.53</text:p>
          </table:table-cell>
          <table:table-cell table:formula="of:=[.B110]/[.A110]" office:value-type="float" office:value="1.06512745974955">
            <text:p>1.07</text:p>
          </table:table-cell>
          <table:table-cell office:value-type="float" office:value="178.88">
            <text:p>178.88</text:p>
          </table:table-cell>
          <table:table-cell table:formula="of:=[.D110]/[.A110]" office:value-type="float" office:value="1">
            <text:p>1</text:p>
          </table:table-cell>
          <table:table-cell office:value-type="float" office:value="178.88">
            <text:p>178.88</text:p>
          </table:table-cell>
          <table:table-cell table:formula="of:=[.F110]/[.A110]" office:value-type="float" office:value="1">
            <text:p>1</text:p>
          </table:table-cell>
          <table:table-cell office:value-type="float" office:value="178.88">
            <text:p>178.88</text:p>
          </table:table-cell>
          <table:table-cell table:formula="of:=[.H110]/[.A110]" office:value-type="float" office:value="1">
            <text:p>1</text:p>
          </table:table-cell>
          <table:table-cell office:value-type="float" office:value="178.88">
            <text:p>178.88</text:p>
          </table:table-cell>
          <table:table-cell table:formula="of:=[.J110]/[.A110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25.94">
            <text:p>125.94</text:p>
          </table:table-cell>
          <table:table-cell office:value-type="float" office:value="141.46">
            <text:p>141.46</text:p>
          </table:table-cell>
          <table:table-cell table:formula="of:=[.B111]/[.A111]" office:value-type="float" office:value="1.1232332856916">
            <text:p>1.12</text:p>
          </table:table-cell>
          <table:table-cell office:value-type="float" office:value="127.11">
            <text:p>127.11</text:p>
          </table:table-cell>
          <table:table-cell table:formula="of:=[.D111]/[.A111]" office:value-type="float" office:value="1.00929013816103">
            <text:p>1.01</text:p>
          </table:table-cell>
          <table:table-cell office:value-type="float" office:value="127.11">
            <text:p>127.11</text:p>
          </table:table-cell>
          <table:table-cell table:formula="of:=[.F111]/[.A111]" office:value-type="float" office:value="1.00929013816103">
            <text:p>1.01</text:p>
          </table:table-cell>
          <table:table-cell office:value-type="float" office:value="141.46">
            <text:p>141.46</text:p>
          </table:table-cell>
          <table:table-cell table:formula="of:=[.H111]/[.A111]" office:value-type="float" office:value="1.1232332856916">
            <text:p>1.12</text:p>
          </table:table-cell>
          <table:table-cell office:value-type="float" office:value="125.94">
            <text:p>125.94</text:p>
          </table:table-cell>
          <table:table-cell table:formula="of:=[.J111]/[.A111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374.82">
            <text:p>374.82</text:p>
          </table:table-cell>
          <table:table-cell office:value-type="float" office:value="382.58">
            <text:p>382.58</text:p>
          </table:table-cell>
          <table:table-cell table:formula="of:=[.B112]/[.A112]" office:value-type="float" office:value="1.02070327090337">
            <text:p>1.02</text:p>
          </table:table-cell>
          <table:table-cell office:value-type="float" office:value="380.58">
            <text:p>380.58</text:p>
          </table:table-cell>
          <table:table-cell table:formula="of:=[.D112]/[.A112]" office:value-type="float" office:value="1.01536737634064">
            <text:p>1.02</text:p>
          </table:table-cell>
          <table:table-cell office:value-type="float" office:value="379.99">
            <text:p>379.99</text:p>
          </table:table-cell>
          <table:table-cell table:formula="of:=[.F112]/[.A112]" office:value-type="float" office:value="1.01379328744464">
            <text:p>1.01</text:p>
          </table:table-cell>
          <table:table-cell office:value-type="float" office:value="382.58">
            <text:p>382.58</text:p>
          </table:table-cell>
          <table:table-cell table:formula="of:=[.H112]/[.A112]" office:value-type="float" office:value="1.02070327090337">
            <text:p>1.02</text:p>
          </table:table-cell>
          <table:table-cell office:value-type="float" office:value="377.65">
            <text:p>377.65</text:p>
          </table:table-cell>
          <table:table-cell table:formula="of:=[.J112]/[.A112]" office:value-type="float" office:value="1.00755029080625">
            <text:p>1.01</text:p>
          </table:table-cell>
          <table:table-cell table:number-columns-repeated="5"/>
        </table:table-row>
        <table:table-row table:style-name="ro1">
          <table:table-cell office:value-type="float" office:value="173.57">
            <text:p>173.57</text:p>
          </table:table-cell>
          <table:table-cell office:value-type="float" office:value="178.3">
            <text:p>178.3</text:p>
          </table:table-cell>
          <table:table-cell table:formula="of:=[.B113]/[.A113]" office:value-type="float" office:value="1.02725125309673">
            <text:p>1.03</text:p>
          </table:table-cell>
          <table:table-cell office:value-type="float" office:value="179.47">
            <text:p>179.47</text:p>
          </table:table-cell>
          <table:table-cell table:formula="of:=[.D113]/[.A113]" office:value-type="float" office:value="1.03399204931728">
            <text:p>1.03</text:p>
          </table:table-cell>
          <table:table-cell office:value-type="float" office:value="179.47">
            <text:p>179.47</text:p>
          </table:table-cell>
          <table:table-cell table:formula="of:=[.F113]/[.A113]" office:value-type="float" office:value="1.03399204931728">
            <text:p>1.03</text:p>
          </table:table-cell>
          <table:table-cell office:value-type="float" office:value="178.3">
            <text:p>178.3</text:p>
          </table:table-cell>
          <table:table-cell table:formula="of:=[.H113]/[.A113]" office:value-type="float" office:value="1.02725125309673">
            <text:p>1.03</text:p>
          </table:table-cell>
          <table:table-cell office:value-type="float" office:value="178.88">
            <text:p>178.88</text:p>
          </table:table-cell>
          <table:table-cell table:formula="of:=[.J113]/[.A113]" office:value-type="float" office:value="1.03059284438555">
            <text:p>1.03</text:p>
          </table:table-cell>
          <table:table-cell table:number-columns-repeated="5"/>
        </table:table-row>
        <table:table-row table:style-name="ro1">
          <table:table-cell office:value-type="float" office:value="203.29">
            <text:p>203.29</text:p>
          </table:table-cell>
          <table:table-cell office:value-type="float" office:value="210.22">
            <text:p>210.22</text:p>
          </table:table-cell>
          <table:table-cell table:formula="of:=[.B114]/[.A114]" office:value-type="float" office:value="1.03408923213144">
            <text:p>1.03</text:p>
          </table:table-cell>
          <table:table-cell office:value-type="float" office:value="209.63">
            <text:p>209.63</text:p>
          </table:table-cell>
          <table:table-cell table:formula="of:=[.D114]/[.A114]" office:value-type="float" office:value="1.03118697427321">
            <text:p>1.03</text:p>
          </table:table-cell>
          <table:table-cell office:value-type="float" office:value="206.22">
            <text:p>206.22</text:p>
          </table:table-cell>
          <table:table-cell table:formula="of:=[.F114]/[.A114]" office:value-type="float" office:value="1.01441290766885">
            <text:p>1.01</text:p>
          </table:table-cell>
          <table:table-cell office:value-type="float" office:value="210.22">
            <text:p>210.22</text:p>
          </table:table-cell>
          <table:table-cell table:formula="of:=[.H114]/[.A114]" office:value-type="float" office:value="1.03408923213144">
            <text:p>1.03</text:p>
          </table:table-cell>
          <table:table-cell office:value-type="float" office:value="209.05">
            <text:p>209.05</text:p>
          </table:table-cell>
          <table:table-cell table:formula="of:=[.J114]/[.A114]" office:value-type="float" office:value="1.02833390722613">
            <text:p>1.03</text:p>
          </table:table-cell>
          <table:table-cell table:number-columns-repeated="5"/>
        </table:table-row>
        <table:table-row table:style-name="ro1">
          <table:table-cell office:value-type="float" office:value="423.89">
            <text:p>423.89</text:p>
          </table:table-cell>
          <table:table-cell office:value-type="float" office:value="443.45">
            <text:p>443.45</text:p>
          </table:table-cell>
          <table:table-cell table:formula="of:=[.B115]/[.A115]" office:value-type="float" office:value="1.0461440468046">
            <text:p>1.05</text:p>
          </table:table-cell>
          <table:table-cell office:value-type="float" office:value="430.96">
            <text:p>430.96</text:p>
          </table:table-cell>
          <table:table-cell table:formula="of:=[.D115]/[.A115]" office:value-type="float" office:value="1.01667885536342">
            <text:p>1.02</text:p>
          </table:table-cell>
          <table:table-cell office:value-type="float" office:value="433.89">
            <text:p>433.89</text:p>
          </table:table-cell>
          <table:table-cell table:formula="of:=[.F115]/[.A115]" office:value-type="float" office:value="1.02359102597372">
            <text:p>1.02</text:p>
          </table:table-cell>
          <table:table-cell office:value-type="float" office:value="436.03">
            <text:p>436.03</text:p>
          </table:table-cell>
          <table:table-cell table:formula="of:=[.H115]/[.A115]" office:value-type="float" office:value="1.0286395055321">
            <text:p>1.03</text:p>
          </table:table-cell>
          <table:table-cell office:value-type="float" office:value="430.37">
            <text:p>430.37</text:p>
          </table:table-cell>
          <table:table-cell table:formula="of:=[.J115]/[.A115]" office:value-type="float" office:value="1.01528698483097">
            <text:p>1.02</text:p>
          </table:table-cell>
          <table:table-cell table:number-columns-repeated="5"/>
        </table:table-row>
        <table:table-row table:style-name="ro1">
          <table:table-cell office:value-type="float" office:value="282.11">
            <text:p>282.11</text:p>
          </table:table-cell>
          <table:table-cell office:value-type="float" office:value="300.79">
            <text:p>300.79</text:p>
          </table:table-cell>
          <table:table-cell table:formula="of:=[.B116]/[.A116]" office:value-type="float" office:value="1.06621530608628">
            <text:p>1.07</text:p>
          </table:table-cell>
          <table:table-cell office:value-type="float" office:value="287.14">
            <text:p>287.14</text:p>
          </table:table-cell>
          <table:table-cell table:formula="of:=[.D116]/[.A116]" office:value-type="float" office:value="1.01782992449754">
            <text:p>1.02</text:p>
          </table:table-cell>
          <table:table-cell office:value-type="float" office:value="282.45">
            <text:p>282.45</text:p>
          </table:table-cell>
          <table:table-cell table:formula="of:=[.F116]/[.A116]" office:value-type="float" office:value="1.00120520364397">
            <text:p>1</text:p>
          </table:table-cell>
          <table:table-cell office:value-type="float" office:value="300.79">
            <text:p>300.79</text:p>
          </table:table-cell>
          <table:table-cell table:formula="of:=[.H116]/[.A116]" office:value-type="float" office:value="1.06621530608628">
            <text:p>1.07</text:p>
          </table:table-cell>
          <table:table-cell office:value-type="float" office:value="282.45">
            <text:p>282.45</text:p>
          </table:table-cell>
          <table:table-cell table:formula="of:=[.J116]/[.A116]" office:value-type="float" office:value="1.00120520364397">
            <text:p>1</text:p>
          </table:table-cell>
          <table:table-cell table:number-columns-repeated="5"/>
        </table:table-row>
        <table:table-row table:style-name="ro1">
          <table:table-cell office:value-type="float" office:value="120.24">
            <text:p>120.24</text:p>
          </table:table-cell>
          <table:table-cell office:value-type="float" office:value="136.92">
            <text:p>136.92</text:p>
          </table:table-cell>
          <table:table-cell table:formula="of:=[.B117]/[.A117]" office:value-type="float" office:value="1.13872255489022">
            <text:p>1.14</text:p>
          </table:table-cell>
          <table:table-cell office:value-type="float" office:value="121.41">
            <text:p>121.41</text:p>
          </table:table-cell>
          <table:table-cell table:formula="of:=[.D117]/[.A117]" office:value-type="float" office:value="1.00973053892216">
            <text:p>1.01</text:p>
          </table:table-cell>
          <table:table-cell office:value-type="float" office:value="120.82">
            <text:p>120.82</text:p>
          </table:table-cell>
          <table:table-cell table:formula="of:=[.F117]/[.A117]" office:value-type="float" office:value="1.00482368596141">
            <text:p>1</text:p>
          </table:table-cell>
          <table:table-cell office:value-type="float" office:value="136.92">
            <text:p>136.92</text:p>
          </table:table-cell>
          <table:table-cell table:formula="of:=[.H117]/[.A117]" office:value-type="float" office:value="1.13872255489022">
            <text:p>1.14</text:p>
          </table:table-cell>
          <table:table-cell office:value-type="float" office:value="121.41">
            <text:p>121.41</text:p>
          </table:table-cell>
          <table:table-cell table:formula="of:=[.J117]/[.A117]" office:value-type="float" office:value="1.00973053892216">
            <text:p>1.01</text:p>
          </table:table-cell>
          <table:table-cell table:number-columns-repeated="5"/>
        </table:table-row>
        <table:table-row table:style-name="ro1">
          <table:table-cell office:value-type="float" office:value="472.06">
            <text:p>472.06</text:p>
          </table:table-cell>
          <table:table-cell office:value-type="float" office:value="486.2">
            <text:p>486.2</text:p>
          </table:table-cell>
          <table:table-cell table:formula="of:=[.B118]/[.A118]" office:value-type="float" office:value="1.02995381942973">
            <text:p>1.03</text:p>
          </table:table-cell>
          <table:table-cell office:value-type="float" office:value="476.3">
            <text:p>476.3</text:p>
          </table:table-cell>
          <table:table-cell table:formula="of:=[.D118]/[.A118]" office:value-type="float" office:value="1.00898190907935">
            <text:p>1.01</text:p>
          </table:table-cell>
          <table:table-cell office:value-type="float" office:value="480.4">
            <text:p>480.4</text:p>
          </table:table-cell>
          <table:table-cell table:formula="of:=[.F118]/[.A118]" office:value-type="float" office:value="1.01766724568911">
            <text:p>1.02</text:p>
          </table:table-cell>
          <table:table-cell office:value-type="float" office:value="484.55">
            <text:p>484.55</text:p>
          </table:table-cell>
          <table:table-cell table:formula="of:=[.H118]/[.A118]" office:value-type="float" office:value="1.026458501038">
            <text:p>1.03</text:p>
          </table:table-cell>
          <table:table-cell office:value-type="float" office:value="482.55">
            <text:p>482.55</text:p>
          </table:table-cell>
          <table:table-cell table:formula="of:=[.J118]/[.A118]" office:value-type="float" office:value="1.02222175147227">
            <text:p>1.02</text:p>
          </table:table-cell>
          <table:table-cell table:number-columns-repeated="5"/>
        </table:table-row>
        <table:table-row table:style-name="ro1">
          <table:table-cell office:value-type="float" office:value="67.67">
            <text:p>67.67</text:p>
          </table:table-cell>
          <table:table-cell office:value-type="float" office:value="77.33">
            <text:p>77.33</text:p>
          </table:table-cell>
          <table:table-cell table:formula="of:=[.B119]/[.A119]" office:value-type="float" office:value="1.1427515885917">
            <text:p>1.14</text:p>
          </table:table-cell>
          <table:table-cell office:value-type="float" office:value="67.67">
            <text:p>67.67</text:p>
          </table:table-cell>
          <table:table-cell table:formula="of:=[.D119]/[.A119]" office:value-type="float" office:value="1">
            <text:p>1</text:p>
          </table:table-cell>
          <table:table-cell office:value-type="float" office:value="68.25">
            <text:p>68.25</text:p>
          </table:table-cell>
          <table:table-cell table:formula="of:=[.F119]/[.A119]" office:value-type="float" office:value="1.00857100635437">
            <text:p>1.01</text:p>
          </table:table-cell>
          <table:table-cell office:value-type="float" office:value="67.67">
            <text:p>67.67</text:p>
          </table:table-cell>
          <table:table-cell table:formula="of:=[.H119]/[.A119]" office:value-type="float" office:value="1">
            <text:p>1</text:p>
          </table:table-cell>
          <table:table-cell office:value-type="float" office:value="67.67">
            <text:p>67.67</text:p>
          </table:table-cell>
          <table:table-cell table:formula="of:=[.J119]/[.A119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315.32">
            <text:p>315.32</text:p>
          </table:table-cell>
          <table:table-cell office:value-type="float" office:value="332.15">
            <text:p>332.15</text:p>
          </table:table-cell>
          <table:table-cell table:formula="of:=[.B120]/[.A120]" office:value-type="float" office:value="1.0533743498668">
            <text:p>1.05</text:p>
          </table:table-cell>
          <table:table-cell office:value-type="float" office:value="327.08">
            <text:p>327.08</text:p>
          </table:table-cell>
          <table:table-cell table:formula="of:=[.D120]/[.A120]" office:value-type="float" office:value="1.03729544589623">
            <text:p>1.04</text:p>
          </table:table-cell>
          <table:table-cell office:value-type="float" office:value="327.66">
            <text:p>327.66</text:p>
          </table:table-cell>
          <table:table-cell table:formula="of:=[.F120]/[.A120]" office:value-type="float" office:value="1.03913484713941">
            <text:p>1.04</text:p>
          </table:table-cell>
          <table:table-cell office:value-type="float" office:value="332.15">
            <text:p>332.15</text:p>
          </table:table-cell>
          <table:table-cell table:formula="of:=[.H120]/[.A120]" office:value-type="float" office:value="1.0533743498668">
            <text:p>1.05</text:p>
          </table:table-cell>
          <table:table-cell office:value-type="float" office:value="328.98">
            <text:p>328.98</text:p>
          </table:table-cell>
          <table:table-cell table:formula="of:=[.J120]/[.A120]" office:value-type="float" office:value="1.04332107065838">
            <text:p>1.04</text:p>
          </table:table-cell>
          <table:table-cell table:number-columns-repeated="5"/>
        </table:table-row>
        <table:table-row table:style-name="ro1">
          <table:table-cell office:value-type="float" office:value="330.15">
            <text:p>330.15</text:p>
          </table:table-cell>
          <table:table-cell office:value-type="float" office:value="339.56">
            <text:p>339.56</text:p>
          </table:table-cell>
          <table:table-cell table:formula="of:=[.B121]/[.A121]" office:value-type="float" office:value="1.02850219597153">
            <text:p>1.03</text:p>
          </table:table-cell>
          <table:table-cell office:value-type="float" office:value="332.98">
            <text:p>332.98</text:p>
          </table:table-cell>
          <table:table-cell table:formula="of:=[.D121]/[.A121]" office:value-type="float" office:value="1.00857186127518">
            <text:p>1.01</text:p>
          </table:table-cell>
          <table:table-cell office:value-type="float" office:value="334.74">
            <text:p>334.74</text:p>
          </table:table-cell>
          <table:table-cell table:formula="of:=[.F121]/[.A121]" office:value-type="float" office:value="1.01390277146751">
            <text:p>1.01</text:p>
          </table:table-cell>
          <table:table-cell office:value-type="float" office:value="339.56">
            <text:p>339.56</text:p>
          </table:table-cell>
          <table:table-cell table:formula="of:=[.H121]/[.A121]" office:value-type="float" office:value="1.02850219597153">
            <text:p>1.03</text:p>
          </table:table-cell>
          <table:table-cell office:value-type="float" office:value="332.39">
            <text:p>332.39</text:p>
          </table:table-cell>
          <table:table-cell table:formula="of:=[.J121]/[.A121]" office:value-type="float" office:value="1.00678479479025">
            <text:p>1.01</text:p>
          </table:table-cell>
          <table:table-cell table:number-columns-repeated="5"/>
        </table:table-row>
        <table:table-row table:style-name="ro1">
          <table:table-cell office:value-type="float" office:value="353.65">
            <text:p>353.65</text:p>
          </table:table-cell>
          <table:table-cell office:value-type="float" office:value="361.06">
            <text:p>361.06</text:p>
          </table:table-cell>
          <table:table-cell table:formula="of:=[.B122]/[.A122]" office:value-type="float" office:value="1.02095291955323">
            <text:p>1.02</text:p>
          </table:table-cell>
          <table:table-cell office:value-type="float" office:value="358.23">
            <text:p>358.23</text:p>
          </table:table-cell>
          <table:table-cell table:formula="of:=[.D122]/[.A122]" office:value-type="float" office:value="1.01295065742966">
            <text:p>1.01</text:p>
          </table:table-cell>
          <table:table-cell office:value-type="float" office:value="359.4">
            <text:p>359.4</text:p>
          </table:table-cell>
          <table:table-cell table:formula="of:=[.F122]/[.A122]" office:value-type="float" office:value="1.01625901314859">
            <text:p>1.02</text:p>
          </table:table-cell>
          <table:table-cell office:value-type="float" office:value="361.06">
            <text:p>361.06</text:p>
          </table:table-cell>
          <table:table-cell table:formula="of:=[.H122]/[.A122]" office:value-type="float" office:value="1.02095291955323">
            <text:p>1.02</text:p>
          </table:table-cell>
          <table:table-cell office:value-type="float" office:value="357.06">
            <text:p>357.06</text:p>
          </table:table-cell>
          <table:table-cell table:formula="of:=[.J122]/[.A122]" office:value-type="float" office:value="1.00964230171073">
            <text:p>1.01</text:p>
          </table:table-cell>
          <table:table-cell table:number-columns-repeated="5"/>
        </table:table-row>
        <table:table-row table:style-name="ro1">
          <table:table-cell office:value-type="float" office:value="65.28">
            <text:p>65.28</text:p>
          </table:table-cell>
          <table:table-cell office:value-type="float" office:value="71.73">
            <text:p>71.73</text:p>
          </table:table-cell>
          <table:table-cell table:formula="of:=[.B123]/[.A123]" office:value-type="float" office:value="1.09880514705882">
            <text:p>1.1</text:p>
          </table:table-cell>
          <table:table-cell office:value-type="float" office:value="71.14">
            <text:p>71.14</text:p>
          </table:table-cell>
          <table:table-cell table:formula="of:=[.D123]/[.A123]" office:value-type="float" office:value="1.08976715686275">
            <text:p>1.09</text:p>
          </table:table-cell>
          <table:table-cell office:value-type="float" office:value="71.14">
            <text:p>71.14</text:p>
          </table:table-cell>
          <table:table-cell table:formula="of:=[.F123]/[.A123]" office:value-type="float" office:value="1.08976715686275">
            <text:p>1.09</text:p>
          </table:table-cell>
          <table:table-cell office:value-type="float" office:value="71.73">
            <text:p>71.73</text:p>
          </table:table-cell>
          <table:table-cell table:formula="of:=[.H123]/[.A123]" office:value-type="float" office:value="1.09880514705882">
            <text:p>1.1</text:p>
          </table:table-cell>
          <table:table-cell office:value-type="float" office:value="71.14">
            <text:p>71.14</text:p>
          </table:table-cell>
          <table:table-cell table:formula="of:=[.J123]/[.A123]" office:value-type="float" office:value="1.08976715686275">
            <text:p>1.09</text:p>
          </table:table-cell>
          <table:table-cell table:number-columns-repeated="5"/>
        </table:table-row>
        <table:table-row table:style-name="ro1">
          <table:table-cell office:value-type="float" office:value="24.66">
            <text:p>24.66</text:p>
          </table:table-cell>
          <table:table-cell office:value-type="float" office:value="27">
            <text:p>27</text:p>
          </table:table-cell>
          <table:table-cell table:formula="of:=[.B124]/[.A124]" office:value-type="float" office:value="1.09489051094891">
            <text:p>1.09</text:p>
          </table:table-cell>
          <table:table-cell office:value-type="float" office:value="25.24">
            <text:p>25.24</text:p>
          </table:table-cell>
          <table:table-cell table:formula="of:=[.D124]/[.A124]" office:value-type="float" office:value="1.0235198702352">
            <text:p>1.02</text:p>
          </table:table-cell>
          <table:table-cell office:value-type="float" office:value="25.24">
            <text:p>25.24</text:p>
          </table:table-cell>
          <table:table-cell table:formula="of:=[.F124]/[.A124]" office:value-type="float" office:value="1.0235198702352">
            <text:p>1.02</text:p>
          </table:table-cell>
          <table:table-cell office:value-type="float" office:value="24.66">
            <text:p>24.66</text:p>
          </table:table-cell>
          <table:table-cell table:formula="of:=[.H124]/[.A124]" office:value-type="float" office:value="1">
            <text:p>1</text:p>
          </table:table-cell>
          <table:table-cell office:value-type="float" office:value="24.66">
            <text:p>24.66</text:p>
          </table:table-cell>
          <table:table-cell table:formula="of:=[.J124]/[.A124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352.18">
            <text:p>352.18</text:p>
          </table:table-cell>
          <table:table-cell office:value-type="float" office:value="359.55">
            <text:p>359.55</text:p>
          </table:table-cell>
          <table:table-cell table:formula="of:=[.B125]/[.A125]" office:value-type="float" office:value="1.02092679879607">
            <text:p>1.02</text:p>
          </table:table-cell>
          <table:table-cell office:value-type="float" office:value="356.97">
            <text:p>356.97</text:p>
          </table:table-cell>
          <table:table-cell table:formula="of:=[.D125]/[.A125]" office:value-type="float" office:value="1.0136009994889">
            <text:p>1.01</text:p>
          </table:table-cell>
          <table:table-cell office:value-type="float" office:value="354.62">
            <text:p>354.62</text:p>
          </table:table-cell>
          <table:table-cell table:formula="of:=[.F125]/[.A125]" office:value-type="float" office:value="1.00692827531376">
            <text:p>1.01</text:p>
          </table:table-cell>
          <table:table-cell office:value-type="float" office:value="358.72">
            <text:p>358.72</text:p>
          </table:table-cell>
          <table:table-cell table:formula="of:=[.H125]/[.A125]" office:value-type="float" office:value="1.01857004940655">
            <text:p>1.02</text:p>
          </table:table-cell>
          <table:table-cell office:value-type="float" office:value="352.28">
            <text:p>352.28</text:p>
          </table:table-cell>
          <table:table-cell table:formula="of:=[.J125]/[.A125]" office:value-type="float" office:value="1.00028394570958">
            <text:p>1</text:p>
          </table:table-cell>
          <table:table-cell table:number-columns-repeated="5"/>
        </table:table-row>
        <table:table-row table:style-name="ro1">
          <table:table-cell office:value-type="float" office:value="101.46">
            <text:p>101.46</text:p>
          </table:table-cell>
          <table:table-cell office:value-type="float" office:value="111.21">
            <text:p>111.21</text:p>
          </table:table-cell>
          <table:table-cell table:formula="of:=[.B126]/[.A126]" office:value-type="float" office:value="1.09609698403312">
            <text:p>1.1</text:p>
          </table:table-cell>
          <table:table-cell office:value-type="float" office:value="102.04">
            <text:p>102.04</text:p>
          </table:table-cell>
          <table:table-cell table:formula="of:=[.D126]/[.A126]" office:value-type="float" office:value="1.00571653853735">
            <text:p>1.01</text:p>
          </table:table-cell>
          <table:table-cell office:value-type="float" office:value="102.04">
            <text:p>102.04</text:p>
          </table:table-cell>
          <table:table-cell table:formula="of:=[.F126]/[.A126]" office:value-type="float" office:value="1.00571653853735">
            <text:p>1.01</text:p>
          </table:table-cell>
          <table:table-cell office:value-type="float" office:value="111.21">
            <text:p>111.21</text:p>
          </table:table-cell>
          <table:table-cell table:formula="of:=[.H126]/[.A126]" office:value-type="float" office:value="1.09609698403312">
            <text:p>1.1</text:p>
          </table:table-cell>
          <table:table-cell office:value-type="float" office:value="101.46">
            <text:p>101.46</text:p>
          </table:table-cell>
          <table:table-cell table:formula="of:=[.J126]/[.A126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379.39">
            <text:p>379.39</text:p>
          </table:table-cell>
          <table:table-cell office:value-type="float" office:value="396.56">
            <text:p>396.56</text:p>
          </table:table-cell>
          <table:table-cell table:formula="of:=[.B127]/[.A127]" office:value-type="float" office:value="1.04525685969583">
            <text:p>1.05</text:p>
          </table:table-cell>
          <table:table-cell office:value-type="float" office:value="382.56">
            <text:p>382.56</text:p>
          </table:table-cell>
          <table:table-cell table:formula="of:=[.D127]/[.A127]" office:value-type="float" office:value="1.00835551806848">
            <text:p>1.01</text:p>
          </table:table-cell>
          <table:table-cell office:value-type="float" office:value="385.49">
            <text:p>385.49</text:p>
          </table:table-cell>
          <table:table-cell table:formula="of:=[.F127]/[.A127]" office:value-type="float" office:value="1.01607844170906">
            <text:p>1.02</text:p>
          </table:table-cell>
          <table:table-cell office:value-type="float" office:value="396.56">
            <text:p>396.56</text:p>
          </table:table-cell>
          <table:table-cell table:formula="of:=[.H127]/[.A127]" office:value-type="float" office:value="1.04525685969583">
            <text:p>1.05</text:p>
          </table:table-cell>
          <table:table-cell office:value-type="float" office:value="384.71">
            <text:p>384.71</text:p>
          </table:table-cell>
          <table:table-cell table:formula="of:=[.J127]/[.A127]" office:value-type="float" office:value="1.01402250981839">
            <text:p>1.01</text:p>
          </table:table-cell>
          <table:table-cell table:number-columns-repeated="5"/>
        </table:table-row>
        <table:table-row table:style-name="ro1">
          <table:table-cell office:value-type="float" office:value="482.43">
            <text:p>482.43</text:p>
          </table:table-cell>
          <table:table-cell office:value-type="float" office:value="501.5">
            <text:p>501.5</text:p>
          </table:table-cell>
          <table:table-cell table:formula="of:=[.B128]/[.A128]" office:value-type="float" office:value="1.03952905084676">
            <text:p>1.04</text:p>
          </table:table-cell>
          <table:table-cell office:value-type="float" office:value="486.09">
            <text:p>486.09</text:p>
          </table:table-cell>
          <table:table-cell table:formula="of:=[.D128]/[.A128]" office:value-type="float" office:value="1.00758659287358">
            <text:p>1.01</text:p>
          </table:table-cell>
          <table:table-cell office:value-type="float" office:value="489.02">
            <text:p>489.02</text:p>
          </table:table-cell>
          <table:table-cell table:formula="of:=[.F128]/[.A128]" office:value-type="float" office:value="1.01366001285161">
            <text:p>1.01</text:p>
          </table:table-cell>
          <table:table-cell office:value-type="float" office:value="501.5">
            <text:p>501.5</text:p>
          </table:table-cell>
          <table:table-cell table:formula="of:=[.H128]/[.A128]" office:value-type="float" office:value="1.03952905084676">
            <text:p>1.04</text:p>
          </table:table-cell>
          <table:table-cell office:value-type="float" office:value="489.99">
            <text:p>489.99</text:p>
          </table:table-cell>
          <table:table-cell table:formula="of:=[.J128]/[.A128]" office:value-type="float" office:value="1.01567066724706">
            <text:p>1.02</text:p>
          </table:table-cell>
          <table:table-cell table:number-columns-repeated="5"/>
        </table:table-row>
        <table:table-row table:style-name="ro1">
          <table:table-cell office:value-type="float" office:value="111.07">
            <text:p>111.07</text:p>
          </table:table-cell>
          <table:table-cell office:value-type="float" office:value="117.65">
            <text:p>117.65</text:p>
          </table:table-cell>
          <table:table-cell table:formula="of:=[.B129]/[.A129]" office:value-type="float" office:value="1.05924191951022">
            <text:p>1.06</text:p>
          </table:table-cell>
          <table:table-cell office:value-type="float" office:value="111.07">
            <text:p>111.07</text:p>
          </table:table-cell>
          <table:table-cell table:formula="of:=[.D129]/[.A129]" office:value-type="float" office:value="1">
            <text:p>1</text:p>
          </table:table-cell>
          <table:table-cell office:value-type="float" office:value="111.07">
            <text:p>111.07</text:p>
          </table:table-cell>
          <table:table-cell table:formula="of:=[.F129]/[.A129]" office:value-type="float" office:value="1">
            <text:p>1</text:p>
          </table:table-cell>
          <table:table-cell office:value-type="float" office:value="111.07">
            <text:p>111.07</text:p>
          </table:table-cell>
          <table:table-cell table:formula="of:=[.H129]/[.A129]" office:value-type="float" office:value="1">
            <text:p>1</text:p>
          </table:table-cell>
          <table:table-cell office:value-type="float" office:value="111.07">
            <text:p>111.07</text:p>
          </table:table-cell>
          <table:table-cell table:formula="of:=[.J129]/[.A129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234.72">
            <text:p>234.72</text:p>
          </table:table-cell>
          <table:table-cell office:value-type="float" office:value="246.97">
            <text:p>246.97</text:p>
          </table:table-cell>
          <table:table-cell table:formula="of:=[.B130]/[.A130]" office:value-type="float" office:value="1.05218984321745">
            <text:p>1.05</text:p>
          </table:table-cell>
          <table:table-cell office:value-type="float" office:value="241.65">
            <text:p>241.65</text:p>
          </table:table-cell>
          <table:table-cell table:formula="of:=[.D130]/[.A130]" office:value-type="float" office:value="1.0295245398773">
            <text:p>1.03</text:p>
          </table:table-cell>
          <table:table-cell office:value-type="float" office:value="245.17">
            <text:p>245.17</text:p>
          </table:table-cell>
          <table:table-cell table:formula="of:=[.F130]/[.A130]" office:value-type="float" office:value="1.04452113156101">
            <text:p>1.04</text:p>
          </table:table-cell>
          <table:table-cell office:value-type="float" office:value="246.97">
            <text:p>246.97</text:p>
          </table:table-cell>
          <table:table-cell table:formula="of:=[.H130]/[.A130]" office:value-type="float" office:value="1.05218984321745">
            <text:p>1.05</text:p>
          </table:table-cell>
          <table:table-cell office:value-type="float" office:value="238.24">
            <text:p>238.24</text:p>
          </table:table-cell>
          <table:table-cell table:formula="of:=[.J130]/[.A130]" office:value-type="float" office:value="1.01499659168371">
            <text:p>1.01</text:p>
          </table:table-cell>
          <table:table-cell table:number-columns-repeated="5"/>
        </table:table-row>
        <table:table-row table:style-name="ro1">
          <table:table-cell office:value-type="float" office:value="364.53">
            <text:p>364.53</text:p>
          </table:table-cell>
          <table:table-cell office:value-type="float" office:value="375.42">
            <text:p>375.42</text:p>
          </table:table-cell>
          <table:table-cell table:formula="of:=[.B131]/[.A131]" office:value-type="float" office:value="1.0298740844375">
            <text:p>1.03</text:p>
          </table:table-cell>
          <table:table-cell office:value-type="float" office:value="372.25">
            <text:p>372.25</text:p>
          </table:table-cell>
          <table:table-cell table:formula="of:=[.D131]/[.A131]" office:value-type="float" office:value="1.02117795517516">
            <text:p>1.02</text:p>
          </table:table-cell>
          <table:table-cell office:value-type="float" office:value="368.15">
            <text:p>368.15</text:p>
          </table:table-cell>
          <table:table-cell table:formula="of:=[.F131]/[.A131]" office:value-type="float" office:value="1.00993059556141">
            <text:p>1.01</text:p>
          </table:table-cell>
          <table:table-cell office:value-type="float" office:value="375.42">
            <text:p>375.42</text:p>
          </table:table-cell>
          <table:table-cell table:formula="of:=[.H131]/[.A131]" office:value-type="float" office:value="1.0298740844375">
            <text:p>1.03</text:p>
          </table:table-cell>
          <table:table-cell office:value-type="float" office:value="370.49">
            <text:p>370.49</text:p>
          </table:table-cell>
          <table:table-cell table:formula="of:=[.J131]/[.A131]" office:value-type="float" office:value="1.01634982031657">
            <text:p>1.02</text:p>
          </table:table-cell>
          <table:table-cell table:number-columns-repeated="5"/>
        </table:table-row>
        <table:table-row table:style-name="ro1">
          <table:table-cell office:value-type="float" office:value="477.27">
            <text:p>477.27</text:p>
          </table:table-cell>
          <table:table-cell office:value-type="float" office:value="491.76">
            <text:p>491.76</text:p>
          </table:table-cell>
          <table:table-cell table:formula="of:=[.B132]/[.A132]" office:value-type="float" office:value="1.03036017348671">
            <text:p>1.03</text:p>
          </table:table-cell>
          <table:table-cell office:value-type="float" office:value="487.76">
            <text:p>487.76</text:p>
          </table:table-cell>
          <table:table-cell table:formula="of:=[.D132]/[.A132]" office:value-type="float" office:value="1.02197917321432">
            <text:p>1.02</text:p>
          </table:table-cell>
          <table:table-cell office:value-type="float" office:value="486.59">
            <text:p>486.59</text:p>
          </table:table-cell>
          <table:table-cell table:formula="of:=[.F132]/[.A132]" office:value-type="float" office:value="1.01952773063465">
            <text:p>1.02</text:p>
          </table:table-cell>
          <table:table-cell office:value-type="float" office:value="491.76">
            <text:p>491.76</text:p>
          </table:table-cell>
          <table:table-cell table:formula="of:=[.H132]/[.A132]" office:value-type="float" office:value="1.03036017348671">
            <text:p>1.03</text:p>
          </table:table-cell>
          <table:table-cell office:value-type="float" office:value="486.59">
            <text:p>486.59</text:p>
          </table:table-cell>
          <table:table-cell table:formula="of:=[.J132]/[.A132]" office:value-type="float" office:value="1.01952773063465">
            <text:p>1.02</text:p>
          </table:table-cell>
          <table:table-cell table:number-columns-repeated="5"/>
        </table:table-row>
        <table:table-row table:style-name="ro1">
          <table:table-cell office:value-type="float" office:value="403.08">
            <text:p>403.08</text:p>
          </table:table-cell>
          <table:table-cell office:value-type="float" office:value="418.45">
            <text:p>418.45</text:p>
          </table:table-cell>
          <table:table-cell table:formula="of:=[.B133]/[.A133]" office:value-type="float" office:value="1.03813138831001">
            <text:p>1.04</text:p>
          </table:table-cell>
          <table:table-cell office:value-type="float" office:value="407.28">
            <text:p>407.28</text:p>
          </table:table-cell>
          <table:table-cell table:formula="of:=[.D133]/[.A133]" office:value-type="float" office:value="1.01041976778803">
            <text:p>1.01</text:p>
          </table:table-cell>
          <table:table-cell office:value-type="float" office:value="406.11">
            <text:p>406.11</text:p>
          </table:table-cell>
          <table:table-cell table:formula="of:=[.F133]/[.A133]" office:value-type="float" office:value="1.00751711818994">
            <text:p>1.01</text:p>
          </table:table-cell>
          <table:table-cell office:value-type="float" office:value="418.45">
            <text:p>418.45</text:p>
          </table:table-cell>
          <table:table-cell table:formula="of:=[.H133]/[.A133]" office:value-type="float" office:value="1.03813138831001">
            <text:p>1.04</text:p>
          </table:table-cell>
          <table:table-cell office:value-type="float" office:value="404.35">
            <text:p>404.35</text:p>
          </table:table-cell>
          <table:table-cell table:formula="of:=[.J133]/[.A133]" office:value-type="float" office:value="1.00315073930733">
            <text:p>1</text:p>
          </table:table-cell>
          <table:table-cell table:number-columns-repeated="5"/>
        </table:table-row>
        <table:table-row table:style-name="ro1">
          <table:table-cell office:value-type="float" office:value="323.82">
            <text:p>323.82</text:p>
          </table:table-cell>
          <table:table-cell office:value-type="float" office:value="347.44">
            <text:p>347.44</text:p>
          </table:table-cell>
          <table:table-cell table:formula="of:=[.B134]/[.A134]" office:value-type="float" office:value="1.07294175776666">
            <text:p>1.07</text:p>
          </table:table-cell>
          <table:table-cell office:value-type="float" office:value="332.51">
            <text:p>332.51</text:p>
          </table:table-cell>
          <table:table-cell table:formula="of:=[.D134]/[.A134]" office:value-type="float" office:value="1.0268358964857">
            <text:p>1.03</text:p>
          </table:table-cell>
          <table:table-cell office:value-type="float" office:value="327.1">
            <text:p>327.1</text:p>
          </table:table-cell>
          <table:table-cell table:formula="of:=[.F134]/[.A134]" office:value-type="float" office:value="1.01012908405905">
            <text:p>1.01</text:p>
          </table:table-cell>
          <table:table-cell office:value-type="float" office:value="347.44">
            <text:p>347.44</text:p>
          </table:table-cell>
          <table:table-cell table:formula="of:=[.H134]/[.A134]" office:value-type="float" office:value="1.07294175776666">
            <text:p>1.07</text:p>
          </table:table-cell>
          <table:table-cell office:value-type="float" office:value="327.1">
            <text:p>327.1</text:p>
          </table:table-cell>
          <table:table-cell table:formula="of:=[.J134]/[.A134]" office:value-type="float" office:value="1.01012908405905">
            <text:p>1.01</text:p>
          </table:table-cell>
          <table:table-cell table:number-columns-repeated="5"/>
        </table:table-row>
        <table:table-row table:style-name="ro1">
          <table:table-cell office:value-type="float" office:value="186.94">
            <text:p>186.94</text:p>
          </table:table-cell>
          <table:table-cell office:value-type="float" office:value="196.25">
            <text:p>196.25</text:p>
          </table:table-cell>
          <table:table-cell table:formula="of:=[.B135]/[.A135]" office:value-type="float" office:value="1.04980207553226">
            <text:p>1.05</text:p>
          </table:table-cell>
          <table:table-cell office:value-type="float" office:value="192.25">
            <text:p>192.25</text:p>
          </table:table-cell>
          <table:table-cell table:formula="of:=[.D135]/[.A135]" office:value-type="float" office:value="1.02840483577618">
            <text:p>1.03</text:p>
          </table:table-cell>
          <table:table-cell office:value-type="float" office:value="189.53">
            <text:p>189.53</text:p>
          </table:table-cell>
          <table:table-cell table:formula="of:=[.F135]/[.A135]" office:value-type="float" office:value="1.01385471274206">
            <text:p>1.01</text:p>
          </table:table-cell>
          <table:table-cell office:value-type="float" office:value="196.25">
            <text:p>196.25</text:p>
          </table:table-cell>
          <table:table-cell table:formula="of:=[.H135]/[.A135]" office:value-type="float" office:value="1.04980207553226">
            <text:p>1.05</text:p>
          </table:table-cell>
          <table:table-cell office:value-type="float" office:value="193.43">
            <text:p>193.43</text:p>
          </table:table-cell>
          <table:table-cell table:formula="of:=[.J135]/[.A135]" office:value-type="float" office:value="1.03471702150423">
            <text:p>1.03</text:p>
          </table:table-cell>
          <table:table-cell table:number-columns-repeated="5"/>
        </table:table-row>
        <table:table-row table:style-name="ro1">
          <table:table-cell office:value-type="float" office:value="156.61">
            <text:p>156.61</text:p>
          </table:table-cell>
          <table:table-cell office:value-type="float" office:value="170.12">
            <text:p>170.12</text:p>
          </table:table-cell>
          <table:table-cell table:formula="of:=[.B136]/[.A136]" office:value-type="float" office:value="1.08626524487581">
            <text:p>1.09</text:p>
          </table:table-cell>
          <table:table-cell office:value-type="float" office:value="163.05">
            <text:p>163.05</text:p>
          </table:table-cell>
          <table:table-cell table:formula="of:=[.D136]/[.A136]" office:value-type="float" office:value="1.04112125662474">
            <text:p>1.04</text:p>
          </table:table-cell>
          <table:table-cell office:value-type="float" office:value="163.05">
            <text:p>163.05</text:p>
          </table:table-cell>
          <table:table-cell table:formula="of:=[.F136]/[.A136]" office:value-type="float" office:value="1.04112125662474">
            <text:p>1.04</text:p>
          </table:table-cell>
          <table:table-cell office:value-type="float" office:value="163.05">
            <text:p>163.05</text:p>
          </table:table-cell>
          <table:table-cell table:formula="of:=[.H136]/[.A136]" office:value-type="float" office:value="1.04112125662474">
            <text:p>1.04</text:p>
          </table:table-cell>
          <table:table-cell office:value-type="float" office:value="158.37">
            <text:p>158.37</text:p>
          </table:table-cell>
          <table:table-cell table:formula="of:=[.J136]/[.A136]" office:value-type="float" office:value="1.01123810740055">
            <text:p>1.01</text:p>
          </table:table-cell>
          <table:table-cell table:number-columns-repeated="5"/>
        </table:table-row>
        <table:table-row table:style-name="ro1">
          <table:table-cell office:value-type="float" office:value="185.62">
            <text:p>185.62</text:p>
          </table:table-cell>
          <table:table-cell office:value-type="float" office:value="186.79">
            <text:p>186.79</text:p>
          </table:table-cell>
          <table:table-cell table:formula="of:=[.B137]/[.A137]" office:value-type="float" office:value="1.0063032000862">
            <text:p>1.01</text:p>
          </table:table-cell>
          <table:table-cell office:value-type="float" office:value="187.38">
            <text:p>187.38</text:p>
          </table:table-cell>
          <table:table-cell table:formula="of:=[.D137]/[.A137]" office:value-type="float" office:value="1.0094817368818">
            <text:p>1.01</text:p>
          </table:table-cell>
          <table:table-cell office:value-type="float" office:value="186.79">
            <text:p>186.79</text:p>
          </table:table-cell>
          <table:table-cell table:formula="of:=[.F137]/[.A137]" office:value-type="float" office:value="1.0063032000862">
            <text:p>1.01</text:p>
          </table:table-cell>
          <table:table-cell office:value-type="float" office:value="186.79">
            <text:p>186.79</text:p>
          </table:table-cell>
          <table:table-cell table:formula="of:=[.H137]/[.A137]" office:value-type="float" office:value="1.0063032000862">
            <text:p>1.01</text:p>
          </table:table-cell>
          <table:table-cell office:value-type="float" office:value="187.38">
            <text:p>187.38</text:p>
          </table:table-cell>
          <table:table-cell table:formula="of:=[.J137]/[.A137]" office:value-type="float" office:value="1.0094817368818">
            <text:p>1.01</text:p>
          </table:table-cell>
          <table:table-cell table:number-columns-repeated="5"/>
        </table:table-row>
        <table:table-row table:style-name="ro1">
          <table:table-cell office:value-type="float" office:value="350.39">
            <text:p>350.39</text:p>
          </table:table-cell>
          <table:table-cell office:value-type="float" office:value="357.32">
            <text:p>357.32</text:p>
          </table:table-cell>
          <table:table-cell table:formula="of:=[.B138]/[.A138]" office:value-type="float" office:value="1.01977796169982">
            <text:p>1.02</text:p>
          </table:table-cell>
          <table:table-cell office:value-type="float" office:value="354.74">
            <text:p>354.74</text:p>
          </table:table-cell>
          <table:table-cell table:formula="of:=[.D138]/[.A138]" office:value-type="float" office:value="1.01241473786352">
            <text:p>1.01</text:p>
          </table:table-cell>
          <table:table-cell office:value-type="float" office:value="355.32">
            <text:p>355.32</text:p>
          </table:table-cell>
          <table:table-cell table:formula="of:=[.F138]/[.A138]" office:value-type="float" office:value="1.01407003624533">
            <text:p>1.01</text:p>
          </table:table-cell>
          <table:table-cell office:value-type="float" office:value="357.32">
            <text:p>357.32</text:p>
          </table:table-cell>
          <table:table-cell table:formula="of:=[.H138]/[.A138]" office:value-type="float" office:value="1.01977796169982">
            <text:p>1.02</text:p>
          </table:table-cell>
          <table:table-cell office:value-type="float" office:value="352.98">
            <text:p>352.98</text:p>
          </table:table-cell>
          <table:table-cell table:formula="of:=[.J138]/[.A138]" office:value-type="float" office:value="1.00739176346357">
            <text:p>1.01</text:p>
          </table:table-cell>
          <table:table-cell table:number-columns-repeated="5"/>
        </table:table-row>
        <table:table-row table:style-name="ro1">
          <table:table-cell office:value-type="float" office:value="491.78">
            <text:p>491.78</text:p>
          </table:table-cell>
          <table:table-cell office:value-type="float" office:value="496.47">
            <text:p>496.47</text:p>
          </table:table-cell>
          <table:table-cell table:formula="of:=[.B139]/[.A139]" office:value-type="float" office:value="1.00953678474114">
            <text:p>1.01</text:p>
          </table:table-cell>
          <table:table-cell office:value-type="float" office:value="493.88">
            <text:p>493.88</text:p>
          </table:table-cell>
          <table:table-cell table:formula="of:=[.D139]/[.A139]" office:value-type="float" office:value="1.0042702021229">
            <text:p>1</text:p>
          </table:table-cell>
          <table:table-cell office:value-type="float" office:value="495.06">
            <text:p>495.06</text:p>
          </table:table-cell>
          <table:table-cell table:formula="of:=[.F139]/[.A139]" office:value-type="float" office:value="1.00666964903005">
            <text:p>1.01</text:p>
          </table:table-cell>
          <table:table-cell office:value-type="float" office:value="496.47">
            <text:p>496.47</text:p>
          </table:table-cell>
          <table:table-cell table:formula="of:=[.H139]/[.A139]" office:value-type="float" office:value="1.00953678474114">
            <text:p>1.01</text:p>
          </table:table-cell>
          <table:table-cell office:value-type="float" office:value="493.88">
            <text:p>493.88</text:p>
          </table:table-cell>
          <table:table-cell table:formula="of:=[.J139]/[.A139]" office:value-type="float" office:value="1.0042702021229">
            <text:p>1</text:p>
          </table:table-cell>
          <table:table-cell table:number-columns-repeated="5"/>
        </table:table-row>
        <table:table-row table:style-name="ro1">
          <table:table-cell office:value-type="float" office:value="415.99">
            <text:p>415.99</text:p>
          </table:table-cell>
          <table:table-cell office:value-type="float" office:value="429.99">
            <text:p>429.99</text:p>
          </table:table-cell>
          <table:table-cell table:formula="of:=[.B140]/[.A140]" office:value-type="float" office:value="1.03365465515998">
            <text:p>1.03</text:p>
          </table:table-cell>
          <table:table-cell office:value-type="float" office:value="422.48">
            <text:p>422.48</text:p>
          </table:table-cell>
          <table:table-cell table:formula="of:=[.D140]/[.A140]" office:value-type="float" office:value="1.01560133657059">
            <text:p>1.02</text:p>
          </table:table-cell>
          <table:table-cell office:value-type="float" office:value="426.78">
            <text:p>426.78</text:p>
          </table:table-cell>
          <table:table-cell table:formula="of:=[.F140]/[.A140]" office:value-type="float" office:value="1.02593812351258">
            <text:p>1.03</text:p>
          </table:table-cell>
          <table:table-cell office:value-type="float" office:value="422.72">
            <text:p>422.72</text:p>
          </table:table-cell>
          <table:table-cell table:formula="of:=[.H140]/[.A140]" office:value-type="float" office:value="1.01617827351619">
            <text:p>1.02</text:p>
          </table:table-cell>
          <table:table-cell office:value-type="float" office:value="421.3">
            <text:p>421.3</text:p>
          </table:table-cell>
          <table:table-cell table:formula="of:=[.J140]/[.A140]" office:value-type="float" office:value="1.01276472992139">
            <text:p>1.01</text:p>
          </table:table-cell>
          <table:table-cell table:number-columns-repeated="5"/>
        </table:table-row>
        <table:table-row table:style-name="ro1">
          <table:table-cell office:value-type="float" office:value="427.48">
            <text:p>427.48</text:p>
          </table:table-cell>
          <table:table-cell office:value-type="float" office:value="443.25">
            <text:p>443.25</text:p>
          </table:table-cell>
          <table:table-cell table:formula="of:=[.B141]/[.A141]" office:value-type="float" office:value="1.0368906147656">
            <text:p>1.04</text:p>
          </table:table-cell>
          <table:table-cell office:value-type="float" office:value="439.15">
            <text:p>439.15</text:p>
          </table:table-cell>
          <table:table-cell table:formula="of:=[.D141]/[.A141]" office:value-type="float" office:value="1.02729952278469">
            <text:p>1.03</text:p>
          </table:table-cell>
          <table:table-cell office:value-type="float" office:value="439.74">
            <text:p>439.74</text:p>
          </table:table-cell>
          <table:table-cell table:formula="of:=[.F141]/[.A141]" office:value-type="float" office:value="1.02867970431365">
            <text:p>1.03</text:p>
          </table:table-cell>
          <table:table-cell office:value-type="float" office:value="442.66">
            <text:p>442.66</text:p>
          </table:table-cell>
          <table:table-cell table:formula="of:=[.H141]/[.A141]" office:value-type="float" office:value="1.03551043323664">
            <text:p>1.04</text:p>
          </table:table-cell>
          <table:table-cell office:value-type="float" office:value="440.32">
            <text:p>440.32</text:p>
          </table:table-cell>
          <table:table-cell table:formula="of:=[.J141]/[.A141]" office:value-type="float" office:value="1.03003649293534">
            <text:p>1.03</text:p>
          </table:table-cell>
          <table:table-cell table:number-columns-repeated="5"/>
        </table:table-row>
        <table:table-row table:style-name="ro1">
          <table:table-cell office:value-type="float" office:value="13.41">
            <text:p>13.41</text:p>
          </table:table-cell>
          <table:table-cell office:value-type="float" office:value="34.38">
            <text:p>34.38</text:p>
          </table:table-cell>
          <table:table-cell table:formula="of:=[.B142]/[.A142]" office:value-type="float" office:value="2.56375838926174">
            <text:p>2.56</text:p>
          </table:table-cell>
          <table:table-cell office:value-type="float" office:value="13.41">
            <text:p>13.41</text:p>
          </table:table-cell>
          <table:table-cell table:formula="of:=[.D142]/[.A142]" office:value-type="float" office:value="1">
            <text:p>1</text:p>
          </table:table-cell>
          <table:table-cell office:value-type="float" office:value="13.41">
            <text:p>13.41</text:p>
          </table:table-cell>
          <table:table-cell table:formula="of:=[.F142]/[.A142]" office:value-type="float" office:value="1">
            <text:p>1</text:p>
          </table:table-cell>
          <table:table-cell office:value-type="float" office:value="13.41">
            <text:p>13.41</text:p>
          </table:table-cell>
          <table:table-cell table:formula="of:=[.H142]/[.A142]" office:value-type="float" office:value="1">
            <text:p>1</text:p>
          </table:table-cell>
          <table:table-cell office:value-type="float" office:value="13.41">
            <text:p>13.41</text:p>
          </table:table-cell>
          <table:table-cell table:formula="of:=[.J142]/[.A142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74.54">
            <text:p>174.54</text:p>
          </table:table-cell>
          <table:table-cell office:value-type="float" office:value="188.15">
            <text:p>188.15</text:p>
          </table:table-cell>
          <table:table-cell table:formula="of:=[.B143]/[.A143]" office:value-type="float" office:value="1.07797639509568">
            <text:p>1.08</text:p>
          </table:table-cell>
          <table:table-cell office:value-type="float" office:value="179.23">
            <text:p>179.23</text:p>
          </table:table-cell>
          <table:table-cell table:formula="of:=[.D143]/[.A143]" office:value-type="float" office:value="1.0268706313739">
            <text:p>1.03</text:p>
          </table:table-cell>
          <table:table-cell office:value-type="float" office:value="180.98">
            <text:p>180.98</text:p>
          </table:table-cell>
          <table:table-cell table:formula="of:=[.F143]/[.A143]" office:value-type="float" office:value="1.03689698636416">
            <text:p>1.04</text:p>
          </table:table-cell>
          <table:table-cell office:value-type="float" office:value="177.71">
            <text:p>177.71</text:p>
          </table:table-cell>
          <table:table-cell table:formula="of:=[.H143]/[.A143]" office:value-type="float" office:value="1.01816202589664">
            <text:p>1.02</text:p>
          </table:table-cell>
          <table:table-cell office:value-type="float" office:value="175.71">
            <text:p>175.71</text:p>
          </table:table-cell>
          <table:table-cell table:formula="of:=[.J143]/[.A143]" office:value-type="float" office:value="1.0067033344792">
            <text:p>1.01</text:p>
          </table:table-cell>
          <table:table-cell table:number-columns-repeated="5"/>
        </table:table-row>
        <table:table-row table:style-name="ro1">
          <table:table-cell office:value-type="float" office:value="403.46">
            <text:p>403.46</text:p>
          </table:table-cell>
          <table:table-cell office:value-type="float" office:value="420.11">
            <text:p>420.11</text:p>
          </table:table-cell>
          <table:table-cell table:formula="of:=[.B144]/[.A144]" office:value-type="float" office:value="1.04126803152729">
            <text:p>1.04</text:p>
          </table:table-cell>
          <table:table-cell office:value-type="float" office:value="409.42">
            <text:p>409.42</text:p>
          </table:table-cell>
          <table:table-cell table:formula="of:=[.D144]/[.A144]" office:value-type="float" office:value="1.01477222029445">
            <text:p>1.01</text:p>
          </table:table-cell>
          <table:table-cell office:value-type="float" office:value="406.49">
            <text:p>406.49</text:p>
          </table:table-cell>
          <table:table-cell table:formula="of:=[.F144]/[.A144]" office:value-type="float" office:value="1.00751003816983">
            <text:p>1.01</text:p>
          </table:table-cell>
          <table:table-cell office:value-type="float" office:value="412.84">
            <text:p>412.84</text:p>
          </table:table-cell>
          <table:table-cell table:formula="of:=[.H144]/[.A144]" office:value-type="float" office:value="1.0232488970406">
            <text:p>1.02</text:p>
          </table:table-cell>
          <table:table-cell office:value-type="float" office:value="405.32">
            <text:p>405.32</text:p>
          </table:table-cell>
          <table:table-cell table:formula="of:=[.J144]/[.A144]" office:value-type="float" office:value="1.00461012244089">
            <text:p>1</text:p>
          </table:table-cell>
          <table:table-cell table:number-columns-repeated="5"/>
        </table:table-row>
        <table:table-row table:style-name="ro1">
          <table:table-cell office:value-type="float" office:value="375.56">
            <text:p>375.56</text:p>
          </table:table-cell>
          <table:table-cell office:value-type="float" office:value="381.46">
            <text:p>381.46</text:p>
          </table:table-cell>
          <table:table-cell table:formula="of:=[.B145]/[.A145]" office:value-type="float" office:value="1.01570987325594">
            <text:p>1.02</text:p>
          </table:table-cell>
          <table:table-cell office:value-type="float" office:value="382.05">
            <text:p>382.05</text:p>
          </table:table-cell>
          <table:table-cell table:formula="of:=[.D145]/[.A145]" office:value-type="float" office:value="1.01728086058153">
            <text:p>1.02</text:p>
          </table:table-cell>
          <table:table-cell office:value-type="float" office:value="384.39">
            <text:p>384.39</text:p>
          </table:table-cell>
          <table:table-cell table:formula="of:=[.F145]/[.A145]" office:value-type="float" office:value="1.02351155607626">
            <text:p>1.02</text:p>
          </table:table-cell>
          <table:table-cell office:value-type="float" office:value="380.29">
            <text:p>380.29</text:p>
          </table:table-cell>
          <table:table-cell table:formula="of:=[.H145]/[.A145]" office:value-type="float" office:value="1.01259452550857">
            <text:p>1.01</text:p>
          </table:table-cell>
          <table:table-cell office:value-type="float" office:value="378.74">
            <text:p>378.74</text:p>
          </table:table-cell>
          <table:table-cell table:formula="of:=[.J145]/[.A145]" office:value-type="float" office:value="1.00846735541591">
            <text:p>1.01</text:p>
          </table:table-cell>
          <table:table-cell table:number-columns-repeated="5"/>
        </table:table-row>
        <table:table-row table:style-name="ro1">
          <table:table-cell office:value-type="float" office:value="11.49">
            <text:p>11.49</text:p>
          </table:table-cell>
          <table:table-cell office:value-type="float" office:value="29.49">
            <text:p>29.49</text:p>
          </table:table-cell>
          <table:table-cell table:formula="of:=[.B146]/[.A146]" office:value-type="float" office:value="2.56657963446475">
            <text:p>2.57</text:p>
          </table:table-cell>
          <table:table-cell office:value-type="float" office:value="11.49">
            <text:p>11.49</text:p>
          </table:table-cell>
          <table:table-cell table:formula="of:=[.D146]/[.A146]" office:value-type="float" office:value="1">
            <text:p>1</text:p>
          </table:table-cell>
          <table:table-cell office:value-type="float" office:value="11.49">
            <text:p>11.49</text:p>
          </table:table-cell>
          <table:table-cell table:formula="of:=[.F146]/[.A146]" office:value-type="float" office:value="1">
            <text:p>1</text:p>
          </table:table-cell>
          <table:table-cell office:value-type="float" office:value="11.49">
            <text:p>11.49</text:p>
          </table:table-cell>
          <table:table-cell table:formula="of:=[.H146]/[.A146]" office:value-type="float" office:value="1">
            <text:p>1</text:p>
          </table:table-cell>
          <table:table-cell office:value-type="float" office:value="11.49">
            <text:p>11.49</text:p>
          </table:table-cell>
          <table:table-cell table:formula="of:=[.J146]/[.A146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00.23">
            <text:p>100.23</text:p>
          </table:table-cell>
          <table:table-cell office:value-type="float" office:value="117.5">
            <text:p>117.5</text:p>
          </table:table-cell>
          <table:table-cell table:formula="of:=[.B147]/[.A147]" office:value-type="float" office:value="1.17230370148658">
            <text:p>1.17</text:p>
          </table:table-cell>
          <table:table-cell office:value-type="float" office:value="102.57">
            <text:p>102.57</text:p>
          </table:table-cell>
          <table:table-cell table:formula="of:=[.D147]/[.A147]" office:value-type="float" office:value="1.02334630350195">
            <text:p>1.02</text:p>
          </table:table-cell>
          <table:table-cell office:value-type="float" office:value="104.91">
            <text:p>104.91</text:p>
          </table:table-cell>
          <table:table-cell table:formula="of:=[.F147]/[.A147]" office:value-type="float" office:value="1.04669260700389">
            <text:p>1.05</text:p>
          </table:table-cell>
          <table:table-cell office:value-type="float" office:value="117.5">
            <text:p>117.5</text:p>
          </table:table-cell>
          <table:table-cell table:formula="of:=[.H147]/[.A147]" office:value-type="float" office:value="1.17230370148658">
            <text:p>1.17</text:p>
          </table:table-cell>
          <table:table-cell office:value-type="float" office:value="101.98">
            <text:p>101.98</text:p>
          </table:table-cell>
          <table:table-cell table:formula="of:=[.J147]/[.A147]" office:value-type="float" office:value="1.01745984236257">
            <text:p>1.02</text:p>
          </table:table-cell>
          <table:table-cell table:number-columns-repeated="5"/>
        </table:table-row>
        <table:table-row table:style-name="ro1">
          <table:table-cell office:value-type="float" office:value="469.83">
            <text:p>469.83</text:p>
          </table:table-cell>
          <table:table-cell office:value-type="float" office:value="476.32">
            <text:p>476.32</text:p>
          </table:table-cell>
          <table:table-cell table:formula="of:=[.B148]/[.A148]" office:value-type="float" office:value="1.01381350701318">
            <text:p>1.01</text:p>
          </table:table-cell>
          <table:table-cell office:value-type="float" office:value="478.07">
            <text:p>478.07</text:p>
          </table:table-cell>
          <table:table-cell table:formula="of:=[.D148]/[.A148]" office:value-type="float" office:value="1.01753825851904">
            <text:p>1.02</text:p>
          </table:table-cell>
          <table:table-cell office:value-type="float" office:value="478.07">
            <text:p>478.07</text:p>
          </table:table-cell>
          <table:table-cell table:formula="of:=[.F148]/[.A148]" office:value-type="float" office:value="1.01753825851904">
            <text:p>1.02</text:p>
          </table:table-cell>
          <table:table-cell office:value-type="float" office:value="476.32">
            <text:p>476.32</text:p>
          </table:table-cell>
          <table:table-cell table:formula="of:=[.H148]/[.A148]" office:value-type="float" office:value="1.01381350701318">
            <text:p>1.01</text:p>
          </table:table-cell>
          <table:table-cell office:value-type="float" office:value="476.32">
            <text:p>476.32</text:p>
          </table:table-cell>
          <table:table-cell table:formula="of:=[.J148]/[.A148]" office:value-type="float" office:value="1.01381350701318">
            <text:p>1.01</text:p>
          </table:table-cell>
          <table:table-cell table:number-columns-repeated="5"/>
        </table:table-row>
        <table:table-row table:style-name="ro1">
          <table:table-cell office:value-type="float" office:value="30.38">
            <text:p>30.38</text:p>
          </table:table-cell>
          <table:table-cell office:value-type="float" office:value="37.56">
            <text:p>37.56</text:p>
          </table:table-cell>
          <table:table-cell table:formula="of:=[.B149]/[.A149]" office:value-type="float" office:value="1.23633969716919">
            <text:p>1.24</text:p>
          </table:table-cell>
          <table:table-cell office:value-type="float" office:value="30.38">
            <text:p>30.38</text:p>
          </table:table-cell>
          <table:table-cell table:formula="of:=[.D149]/[.A149]" office:value-type="float" office:value="1">
            <text:p>1</text:p>
          </table:table-cell>
          <table:table-cell office:value-type="float" office:value="30.38">
            <text:p>30.38</text:p>
          </table:table-cell>
          <table:table-cell table:formula="of:=[.F149]/[.A149]" office:value-type="float" office:value="1">
            <text:p>1</text:p>
          </table:table-cell>
          <table:table-cell office:value-type="float" office:value="30.38">
            <text:p>30.38</text:p>
          </table:table-cell>
          <table:table-cell table:formula="of:=[.H149]/[.A149]" office:value-type="float" office:value="1">
            <text:p>1</text:p>
          </table:table-cell>
          <table:table-cell office:value-type="float" office:value="30.38">
            <text:p>30.38</text:p>
          </table:table-cell>
          <table:table-cell table:formula="of:=[.J149]/[.A149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237.4">
            <text:p>237.4</text:p>
          </table:table-cell>
          <table:table-cell office:value-type="float" office:value="247.3">
            <text:p>247.3</text:p>
          </table:table-cell>
          <table:table-cell table:formula="of:=[.B150]/[.A150]" office:value-type="float" office:value="1.04170176916596">
            <text:p>1.04</text:p>
          </table:table-cell>
          <table:table-cell office:value-type="float" office:value="243.3">
            <text:p>243.3</text:p>
          </table:table-cell>
          <table:table-cell table:formula="of:=[.D150]/[.A150]" office:value-type="float" office:value="1.02485256950295">
            <text:p>1.02</text:p>
          </table:table-cell>
          <table:table-cell office:value-type="float" office:value="245.05">
            <text:p>245.05</text:p>
          </table:table-cell>
          <table:table-cell table:formula="of:=[.F150]/[.A150]" office:value-type="float" office:value="1.03222409435552">
            <text:p>1.03</text:p>
          </table:table-cell>
          <table:table-cell office:value-type="float" office:value="247.3">
            <text:p>247.3</text:p>
          </table:table-cell>
          <table:table-cell table:formula="of:=[.H150]/[.A150]" office:value-type="float" office:value="1.04170176916596">
            <text:p>1.04</text:p>
          </table:table-cell>
          <table:table-cell office:value-type="float" office:value="243.3">
            <text:p>243.3</text:p>
          </table:table-cell>
          <table:table-cell table:formula="of:=[.J150]/[.A150]" office:value-type="float" office:value="1.02485256950295">
            <text:p>1.02</text:p>
          </table:table-cell>
          <table:table-cell table:number-columns-repeated="5"/>
        </table:table-row>
        <table:table-row table:style-name="ro1">
          <table:table-cell office:value-type="float" office:value="301.52">
            <text:p>301.52</text:p>
          </table:table-cell>
          <table:table-cell office:value-type="float" office:value="315.04">
            <text:p>315.04</text:p>
          </table:table-cell>
          <table:table-cell table:formula="of:=[.B151]/[.A151]" office:value-type="float" office:value="1.04483947996816">
            <text:p>1.04</text:p>
          </table:table-cell>
          <table:table-cell office:value-type="float" office:value="305.97">
            <text:p>305.97</text:p>
          </table:table-cell>
          <table:table-cell table:formula="of:=[.D151]/[.A151]" office:value-type="float" office:value="1.01475855664633">
            <text:p>1.01</text:p>
          </table:table-cell>
          <table:table-cell office:value-type="float" office:value="305.38">
            <text:p>305.38</text:p>
          </table:table-cell>
          <table:table-cell table:formula="of:=[.F151]/[.A151]" office:value-type="float" office:value="1.01280180419209">
            <text:p>1.01</text:p>
          </table:table-cell>
          <table:table-cell office:value-type="float" office:value="315.04">
            <text:p>315.04</text:p>
          </table:table-cell>
          <table:table-cell table:formula="of:=[.H151]/[.A151]" office:value-type="float" office:value="1.04483947996816">
            <text:p>1.04</text:p>
          </table:table-cell>
          <table:table-cell office:value-type="float" office:value="305.38">
            <text:p>305.38</text:p>
          </table:table-cell>
          <table:table-cell table:formula="of:=[.J151]/[.A151]" office:value-type="float" office:value="1.01280180419209">
            <text:p>1.01</text:p>
          </table:table-cell>
          <table:table-cell table:number-columns-repeated="5"/>
        </table:table-row>
        <table:table-row table:style-name="ro1">
          <table:table-cell office:value-type="float" office:value="148.62">
            <text:p>148.62</text:p>
          </table:table-cell>
          <table:table-cell office:value-type="float" office:value="150.28">
            <text:p>150.28</text:p>
          </table:table-cell>
          <table:table-cell table:formula="of:=[.B152]/[.A152]" office:value-type="float" office:value="1.01116942538016">
            <text:p>1.01</text:p>
          </table:table-cell>
          <table:table-cell office:value-type="float" office:value="149.21">
            <text:p>149.21</text:p>
          </table:table-cell>
          <table:table-cell table:formula="of:=[.D152]/[.A152]" office:value-type="float" office:value="1.00396985600861">
            <text:p>1</text:p>
          </table:table-cell>
          <table:table-cell office:value-type="float" office:value="149.21">
            <text:p>149.21</text:p>
          </table:table-cell>
          <table:table-cell table:formula="of:=[.F152]/[.A152]" office:value-type="float" office:value="1.00396985600861">
            <text:p>1</text:p>
          </table:table-cell>
          <table:table-cell office:value-type="float" office:value="150.28">
            <text:p>150.28</text:p>
          </table:table-cell>
          <table:table-cell table:formula="of:=[.H152]/[.A152]" office:value-type="float" office:value="1.01116942538016">
            <text:p>1.01</text:p>
          </table:table-cell>
          <table:table-cell office:value-type="float" office:value="149.21">
            <text:p>149.21</text:p>
          </table:table-cell>
          <table:table-cell table:formula="of:=[.J152]/[.A152]" office:value-type="float" office:value="1.00396985600861">
            <text:p>1</text:p>
          </table:table-cell>
          <table:table-cell table:number-columns-repeated="5"/>
        </table:table-row>
        <table:table-row table:style-name="ro1">
          <table:table-cell office:value-type="float" office:value="116.34">
            <text:p>116.34</text:p>
          </table:table-cell>
          <table:table-cell office:value-type="float" office:value="132.92">
            <text:p>132.92</text:p>
          </table:table-cell>
          <table:table-cell table:formula="of:=[.B153]/[.A153]" office:value-type="float" office:value="1.14251332301874">
            <text:p>1.14</text:p>
          </table:table-cell>
          <table:table-cell office:value-type="float" office:value="117.51">
            <text:p>117.51</text:p>
          </table:table-cell>
          <table:table-cell table:formula="of:=[.D153]/[.A153]" office:value-type="float" office:value="1.01005673027334">
            <text:p>1.01</text:p>
          </table:table-cell>
          <table:table-cell office:value-type="float" office:value="117.51">
            <text:p>117.51</text:p>
          </table:table-cell>
          <table:table-cell table:formula="of:=[.F153]/[.A153]" office:value-type="float" office:value="1.01005673027334">
            <text:p>1.01</text:p>
          </table:table-cell>
          <table:table-cell office:value-type="float" office:value="132.92">
            <text:p>132.92</text:p>
          </table:table-cell>
          <table:table-cell table:formula="of:=[.H153]/[.A153]" office:value-type="float" office:value="1.14251332301874">
            <text:p>1.14</text:p>
          </table:table-cell>
          <table:table-cell office:value-type="float" office:value="117.51">
            <text:p>117.51</text:p>
          </table:table-cell>
          <table:table-cell table:formula="of:=[.J153]/[.A153]" office:value-type="float" office:value="1.01005673027334">
            <text:p>1.01</text:p>
          </table:table-cell>
          <table:table-cell table:number-columns-repeated="5"/>
        </table:table-row>
        <table:table-row table:style-name="ro1">
          <table:table-cell office:value-type="float" office:value="341.76">
            <text:p>341.76</text:p>
          </table:table-cell>
          <table:table-cell office:value-type="float" office:value="366.39">
            <text:p>366.39</text:p>
          </table:table-cell>
          <table:table-cell table:formula="of:=[.B154]/[.A154]" office:value-type="float" office:value="1.07206811797753">
            <text:p>1.07</text:p>
          </table:table-cell>
          <table:table-cell office:value-type="float" office:value="345.18">
            <text:p>345.18</text:p>
          </table:table-cell>
          <table:table-cell table:formula="of:=[.D154]/[.A154]" office:value-type="float" office:value="1.01000702247191">
            <text:p>1.01</text:p>
          </table:table-cell>
          <table:table-cell office:value-type="float" office:value="347.52">
            <text:p>347.52</text:p>
          </table:table-cell>
          <table:table-cell table:formula="of:=[.F154]/[.A154]" office:value-type="float" office:value="1.01685393258427">
            <text:p>1.02</text:p>
          </table:table-cell>
          <table:table-cell office:value-type="float" office:value="366.39">
            <text:p>366.39</text:p>
          </table:table-cell>
          <table:table-cell table:formula="of:=[.H154]/[.A154]" office:value-type="float" office:value="1.07206811797753">
            <text:p>1.07</text:p>
          </table:table-cell>
          <table:table-cell office:value-type="float" office:value="345.18">
            <text:p>345.18</text:p>
          </table:table-cell>
          <table:table-cell table:formula="of:=[.J154]/[.A154]" office:value-type="float" office:value="1.01000702247191">
            <text:p>1.01</text:p>
          </table:table-cell>
          <table:table-cell table:number-columns-repeated="5"/>
        </table:table-row>
        <table:table-row table:style-name="ro1">
          <table:table-cell office:value-type="float" office:value="484.65">
            <text:p>484.65</text:p>
          </table:table-cell>
          <table:table-cell office:value-type="float" office:value="496.02">
            <text:p>496.02</text:p>
          </table:table-cell>
          <table:table-cell table:formula="of:=[.B155]/[.A155]" office:value-type="float" office:value="1.02346022903126">
            <text:p>1.02</text:p>
          </table:table-cell>
          <table:table-cell office:value-type="float" office:value="489.43">
            <text:p>489.43</text:p>
          </table:table-cell>
          <table:table-cell table:formula="of:=[.D155]/[.A155]" office:value-type="float" office:value="1.00986278757867">
            <text:p>1.01</text:p>
          </table:table-cell>
          <table:table-cell office:value-type="float" office:value="488.26">
            <text:p>488.26</text:p>
          </table:table-cell>
          <table:table-cell table:formula="of:=[.F155]/[.A155]" office:value-type="float" office:value="1.00744867430104">
            <text:p>1.01</text:p>
          </table:table-cell>
          <table:table-cell office:value-type="float" office:value="491.19">
            <text:p>491.19</text:p>
          </table:table-cell>
          <table:table-cell table:formula="of:=[.H155]/[.A155]" office:value-type="float" office:value="1.01349427421851">
            <text:p>1.01</text:p>
          </table:table-cell>
          <table:table-cell office:value-type="float" office:value="489.43">
            <text:p>489.43</text:p>
          </table:table-cell>
          <table:table-cell table:formula="of:=[.J155]/[.A155]" office:value-type="float" office:value="1.00986278757867">
            <text:p>1.01</text:p>
          </table:table-cell>
          <table:table-cell table:number-columns-repeated="5"/>
        </table:table-row>
        <table:table-row table:style-name="ro1">
          <table:table-cell office:value-type="float" office:value="438.33">
            <text:p>438.33</text:p>
          </table:table-cell>
          <table:table-cell office:value-type="float" office:value="459.46">
            <text:p>459.46</text:p>
          </table:table-cell>
          <table:table-cell table:formula="of:=[.B156]/[.A156]" office:value-type="float" office:value="1.04820568977711">
            <text:p>1.05</text:p>
          </table:table-cell>
          <table:table-cell office:value-type="float" office:value="444.29">
            <text:p>444.29</text:p>
          </table:table-cell>
          <table:table-cell table:formula="of:=[.D156]/[.A156]" office:value-type="float" office:value="1.01359706157461">
            <text:p>1.01</text:p>
          </table:table-cell>
          <table:table-cell office:value-type="float" office:value="442.53">
            <text:p>442.53</text:p>
          </table:table-cell>
          <table:table-cell table:formula="of:=[.F156]/[.A156]" office:value-type="float" office:value="1.009581821915">
            <text:p>1.01</text:p>
          </table:table-cell>
          <table:table-cell office:value-type="float" office:value="446.29">
            <text:p>446.29</text:p>
          </table:table-cell>
          <table:table-cell table:formula="of:=[.H156]/[.A156]" office:value-type="float" office:value="1.01815983391509">
            <text:p>1.02</text:p>
          </table:table-cell>
          <table:table-cell office:value-type="float" office:value="439.61">
            <text:p>439.61</text:p>
          </table:table-cell>
          <table:table-cell table:formula="of:=[.J156]/[.A156]" office:value-type="float" office:value="1.0029201742979">
            <text:p>1</text:p>
          </table:table-cell>
          <table:table-cell table:number-columns-repeated="5"/>
        </table:table-row>
        <table:table-row table:style-name="ro1">
          <table:table-cell office:value-type="float" office:value="25.56">
            <text:p>25.56</text:p>
          </table:table-cell>
          <table:table-cell office:value-type="float" office:value="28.14">
            <text:p>28.14</text:p>
          </table:table-cell>
          <table:table-cell table:formula="of:=[.B157]/[.A157]" office:value-type="float" office:value="1.10093896713615">
            <text:p>1.1</text:p>
          </table:table-cell>
          <table:table-cell office:value-type="float" office:value="25.56">
            <text:p>25.56</text:p>
          </table:table-cell>
          <table:table-cell table:formula="of:=[.D157]/[.A157]" office:value-type="float" office:value="1">
            <text:p>1</text:p>
          </table:table-cell>
          <table:table-cell office:value-type="float" office:value="25.56">
            <text:p>25.56</text:p>
          </table:table-cell>
          <table:table-cell table:formula="of:=[.F157]/[.A157]" office:value-type="float" office:value="1">
            <text:p>1</text:p>
          </table:table-cell>
          <table:table-cell office:value-type="float" office:value="25.56">
            <text:p>25.56</text:p>
          </table:table-cell>
          <table:table-cell table:formula="of:=[.H157]/[.A157]" office:value-type="float" office:value="1">
            <text:p>1</text:p>
          </table:table-cell>
          <table:table-cell office:value-type="float" office:value="25.56">
            <text:p>25.56</text:p>
          </table:table-cell>
          <table:table-cell table:formula="of:=[.J157]/[.A157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203.38">
            <text:p>203.38</text:p>
          </table:table-cell>
          <table:table-cell office:value-type="float" office:value="222.89">
            <text:p>222.89</text:p>
          </table:table-cell>
          <table:table-cell table:formula="of:=[.B158]/[.A158]" office:value-type="float" office:value="1.09592880322549">
            <text:p>1.1</text:p>
          </table:table-cell>
          <table:table-cell office:value-type="float" office:value="209.24">
            <text:p>209.24</text:p>
          </table:table-cell>
          <table:table-cell table:formula="of:=[.D158]/[.A158]" office:value-type="float" office:value="1.02881305929787">
            <text:p>1.03</text:p>
          </table:table-cell>
          <table:table-cell office:value-type="float" office:value="212.41">
            <text:p>212.41</text:p>
          </table:table-cell>
          <table:table-cell table:formula="of:=[.F158]/[.A158]" office:value-type="float" office:value="1.04439964598289">
            <text:p>1.04</text:p>
          </table:table-cell>
          <table:table-cell office:value-type="float" office:value="205.97">
            <text:p>205.97</text:p>
          </table:table-cell>
          <table:table-cell table:formula="of:=[.H158]/[.A158]" office:value-type="float" office:value="1.01273478218114">
            <text:p>1.01</text:p>
          </table:table-cell>
          <table:table-cell office:value-type="float" office:value="207.72">
            <text:p>207.72</text:p>
          </table:table-cell>
          <table:table-cell table:formula="of:=[.J158]/[.A158]" office:value-type="float" office:value="1.02133936473596">
            <text:p>1.02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27.14">
            <text:p>27.14</text:p>
          </table:table-cell>
          <table:table-cell table:formula="of:=[.B159]/[.A159]" office:value-type="float" office:value="1">
            <text:p>1</text:p>
          </table:table-cell>
          <table:table-cell office:value-type="float" office:value="27.14">
            <text:p>27.14</text:p>
          </table:table-cell>
          <table:table-cell table:formula="of:=[.D159]/[.A159]" office:value-type="float" office:value="1">
            <text:p>1</text:p>
          </table:table-cell>
          <table:table-cell office:value-type="float" office:value="27.14">
            <text:p>27.14</text:p>
          </table:table-cell>
          <table:table-cell table:formula="of:=[.F159]/[.A159]" office:value-type="float" office:value="1">
            <text:p>1</text:p>
          </table:table-cell>
          <table:table-cell office:value-type="float" office:value="27.14">
            <text:p>27.14</text:p>
          </table:table-cell>
          <table:table-cell table:formula="of:=[.H159]/[.A159]" office:value-type="float" office:value="1">
            <text:p>1</text:p>
          </table:table-cell>
          <table:table-cell office:value-type="float" office:value="27.14">
            <text:p>27.14</text:p>
          </table:table-cell>
          <table:table-cell table:formula="of:=[.J159]/[.A159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374.76">
            <text:p>374.76</text:p>
          </table:table-cell>
          <table:table-cell office:value-type="float" office:value="389.65">
            <text:p>389.65</text:p>
          </table:table-cell>
          <table:table-cell table:formula="of:=[.B160]/[.A160]" office:value-type="float" office:value="1.0397320952076">
            <text:p>1.04</text:p>
          </table:table-cell>
          <table:table-cell office:value-type="float" office:value="381.31">
            <text:p>381.31</text:p>
          </table:table-cell>
          <table:table-cell table:formula="of:=[.D160]/[.A160]" office:value-type="float" office:value="1.01747785249226">
            <text:p>1.02</text:p>
          </table:table-cell>
          <table:table-cell office:value-type="float" office:value="378.97">
            <text:p>378.97</text:p>
          </table:table-cell>
          <table:table-cell table:formula="of:=[.F160]/[.A160]" office:value-type="float" office:value="1.01123385633472">
            <text:p>1.01</text:p>
          </table:table-cell>
          <table:table-cell office:value-type="float" office:value="389.65">
            <text:p>389.65</text:p>
          </table:table-cell>
          <table:table-cell table:formula="of:=[.H160]/[.A160]" office:value-type="float" office:value="1.0397320952076">
            <text:p>1.04</text:p>
          </table:table-cell>
          <table:table-cell office:value-type="float" office:value="377.79">
            <text:p>377.79</text:p>
          </table:table-cell>
          <table:table-cell table:formula="of:=[.J160]/[.A160]" office:value-type="float" office:value="1.00808517451169">
            <text:p>1.01</text:p>
          </table:table-cell>
          <table:table-cell table:number-columns-repeated="5"/>
        </table:table-row>
        <table:table-row table:style-name="ro1">
          <table:table-cell office:value-type="float" office:value="165.54">
            <text:p>165.54</text:p>
          </table:table-cell>
          <table:table-cell office:value-type="float" office:value="184.47">
            <text:p>184.47</text:p>
          </table:table-cell>
          <table:table-cell table:formula="of:=[.B161]/[.A161]" office:value-type="float" office:value="1.11435302645886">
            <text:p>1.11</text:p>
          </table:table-cell>
          <table:table-cell office:value-type="float" office:value="169.98">
            <text:p>169.98</text:p>
          </table:table-cell>
          <table:table-cell table:formula="of:=[.D161]/[.A161]" office:value-type="float" office:value="1.02682131206959">
            <text:p>1.03</text:p>
          </table:table-cell>
          <table:table-cell office:value-type="float" office:value="167.64">
            <text:p>167.64</text:p>
          </table:table-cell>
          <table:table-cell table:formula="of:=[.F161]/[.A161]" office:value-type="float" office:value="1.01268575570859">
            <text:p>1.01</text:p>
          </table:table-cell>
          <table:table-cell office:value-type="float" office:value="184.47">
            <text:p>184.47</text:p>
          </table:table-cell>
          <table:table-cell table:formula="of:=[.H161]/[.A161]" office:value-type="float" office:value="1.11435302645886">
            <text:p>1.11</text:p>
          </table:table-cell>
          <table:table-cell office:value-type="float" office:value="167.64">
            <text:p>167.64</text:p>
          </table:table-cell>
          <table:table-cell table:formula="of:=[.J161]/[.A161]" office:value-type="float" office:value="1.01268575570859">
            <text:p>1.01</text:p>
          </table:table-cell>
          <table:table-cell table:number-columns-repeated="5"/>
        </table:table-row>
        <table:table-row table:style-name="ro1">
          <table:table-cell office:value-type="float" office:value="499.73">
            <text:p>499.73</text:p>
          </table:table-cell>
          <table:table-cell office:value-type="float" office:value="510.11">
            <text:p>510.11</text:p>
          </table:table-cell>
          <table:table-cell table:formula="of:=[.B162]/[.A162]" office:value-type="float" office:value="1.02077121645689">
            <text:p>1.02</text:p>
          </table:table-cell>
          <table:table-cell office:value-type="float" office:value="508.46">
            <text:p>508.46</text:p>
          </table:table-cell>
          <table:table-cell table:formula="of:=[.D162]/[.A162]" office:value-type="float" office:value="1.01746943349409">
            <text:p>1.02</text:p>
          </table:table-cell>
          <table:table-cell office:value-type="float" office:value="509.14">
            <text:p>509.14</text:p>
          </table:table-cell>
          <table:table-cell table:formula="of:=[.F162]/[.A162]" office:value-type="float" office:value="1.01883016829088">
            <text:p>1.02</text:p>
          </table:table-cell>
          <table:table-cell office:value-type="float" office:value="510.11">
            <text:p>510.11</text:p>
          </table:table-cell>
          <table:table-cell table:formula="of:=[.H162]/[.A162]" office:value-type="float" office:value="1.02077121645689">
            <text:p>1.02</text:p>
          </table:table-cell>
          <table:table-cell office:value-type="float" office:value="507.87">
            <text:p>507.87</text:p>
          </table:table-cell>
          <table:table-cell table:formula="of:=[.J162]/[.A162]" office:value-type="float" office:value="1.01628879594981">
            <text:p>1.02</text:p>
          </table:table-cell>
          <table:table-cell table:number-columns-repeated="5"/>
        </table:table-row>
        <table:table-row table:style-name="ro1">
          <table:table-cell office:value-type="float" office:value="305.42">
            <text:p>305.42</text:p>
          </table:table-cell>
          <table:table-cell office:value-type="float" office:value="324.45">
            <text:p>324.45</text:p>
          </table:table-cell>
          <table:table-cell table:formula="of:=[.B163]/[.A163]" office:value-type="float" office:value="1.0623076419357">
            <text:p>1.06</text:p>
          </table:table-cell>
          <table:table-cell office:value-type="float" office:value="316.01">
            <text:p>316.01</text:p>
          </table:table-cell>
          <table:table-cell table:formula="of:=[.D163]/[.A163]" office:value-type="float" office:value="1.03467356427215">
            <text:p>1.03</text:p>
          </table:table-cell>
          <table:table-cell office:value-type="float" office:value="313.62">
            <text:p>313.62</text:p>
          </table:table-cell>
          <table:table-cell table:formula="of:=[.F163]/[.A163]" office:value-type="float" office:value="1.02684827450724">
            <text:p>1.03</text:p>
          </table:table-cell>
          <table:table-cell office:value-type="float" office:value="324.45">
            <text:p>324.45</text:p>
          </table:table-cell>
          <table:table-cell table:formula="of:=[.H163]/[.A163]" office:value-type="float" office:value="1.0623076419357">
            <text:p>1.06</text:p>
          </table:table-cell>
          <table:table-cell office:value-type="float" office:value="310.74">
            <text:p>310.74</text:p>
          </table:table-cell>
          <table:table-cell table:formula="of:=[.J163]/[.A163]" office:value-type="float" office:value="1.01741863663152">
            <text:p>1.02</text:p>
          </table:table-cell>
          <table:table-cell table:number-columns-repeated="5"/>
        </table:table-row>
        <table:table-row table:style-name="ro1">
          <table:table-cell office:value-type="float" office:value="47.31">
            <text:p>47.31</text:p>
          </table:table-cell>
          <table:table-cell office:value-type="float" office:value="60.97">
            <text:p>60.97</text:p>
          </table:table-cell>
          <table:table-cell table:formula="of:=[.B164]/[.A164]" office:value-type="float" office:value="1.28873388290002">
            <text:p>1.29</text:p>
          </table:table-cell>
          <table:table-cell office:value-type="float" office:value="49.8">
            <text:p>49.8</text:p>
          </table:table-cell>
          <table:table-cell table:formula="of:=[.D164]/[.A164]" office:value-type="float" office:value="1.05263157894737">
            <text:p>1.05</text:p>
          </table:table-cell>
          <table:table-cell office:value-type="float" office:value="47.9">
            <text:p>47.9</text:p>
          </table:table-cell>
          <table:table-cell table:formula="of:=[.F164]/[.A164]" office:value-type="float" office:value="1.01247093637709">
            <text:p>1.01</text:p>
          </table:table-cell>
          <table:table-cell office:value-type="float" office:value="47.31">
            <text:p>47.31</text:p>
          </table:table-cell>
          <table:table-cell table:formula="of:=[.H164]/[.A164]" office:value-type="float" office:value="1">
            <text:p>1</text:p>
          </table:table-cell>
          <table:table-cell office:value-type="float" office:value="47.31">
            <text:p>47.31</text:p>
          </table:table-cell>
          <table:table-cell table:formula="of:=[.J164]/[.A164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310.59">
            <text:p>310.59</text:p>
          </table:table-cell>
          <table:table-cell office:value-type="float" office:value="336.74">
            <text:p>336.74</text:p>
          </table:table-cell>
          <table:table-cell table:formula="of:=[.B165]/[.A165]" office:value-type="float" office:value="1.08419459737918">
            <text:p>1.08</text:p>
          </table:table-cell>
          <table:table-cell office:value-type="float" office:value="313.18">
            <text:p>313.18</text:p>
          </table:table-cell>
          <table:table-cell table:formula="of:=[.D165]/[.A165]" office:value-type="float" office:value="1.00833896777102">
            <text:p>1.01</text:p>
          </table:table-cell>
          <table:table-cell office:value-type="float" office:value="316.11">
            <text:p>316.11</text:p>
          </table:table-cell>
          <table:table-cell table:formula="of:=[.F165]/[.A165]" office:value-type="float" office:value="1.0177726262919">
            <text:p>1.02</text:p>
          </table:table-cell>
          <table:table-cell office:value-type="float" office:value="336.74">
            <text:p>336.74</text:p>
          </table:table-cell>
          <table:table-cell table:formula="of:=[.H165]/[.A165]" office:value-type="float" office:value="1.08419459737918">
            <text:p>1.08</text:p>
          </table:table-cell>
          <table:table-cell office:value-type="float" office:value="312.01">
            <text:p>312.01</text:p>
          </table:table-cell>
          <table:table-cell table:formula="of:=[.J165]/[.A165]" office:value-type="float" office:value="1.00457194372002">
            <text:p>1</text:p>
          </table:table-cell>
          <table:table-cell table:number-columns-repeated="5"/>
        </table:table-row>
        <table:table-row table:style-name="ro1">
          <table:table-cell office:value-type="float" office:value="69.94">
            <text:p>69.94</text:p>
          </table:table-cell>
          <table:table-cell office:value-type="float" office:value="82.63">
            <text:p>82.63</text:p>
          </table:table-cell>
          <table:table-cell table:formula="of:=[.B166]/[.A166]" office:value-type="float" office:value="1.18144123534458">
            <text:p>1.18</text:p>
          </table:table-cell>
          <table:table-cell office:value-type="float" office:value="79.7">
            <text:p>79.7</text:p>
          </table:table-cell>
          <table:table-cell table:formula="of:=[.D166]/[.A166]" office:value-type="float" office:value="1.13954818415785">
            <text:p>1.14</text:p>
          </table:table-cell>
          <table:table-cell office:value-type="float" office:value="79.7">
            <text:p>79.7</text:p>
          </table:table-cell>
          <table:table-cell table:formula="of:=[.F166]/[.A166]" office:value-type="float" office:value="1.13954818415785">
            <text:p>1.14</text:p>
          </table:table-cell>
          <table:table-cell office:value-type="float" office:value="82.63">
            <text:p>82.63</text:p>
          </table:table-cell>
          <table:table-cell table:formula="of:=[.H166]/[.A166]" office:value-type="float" office:value="1.18144123534458">
            <text:p>1.18</text:p>
          </table:table-cell>
          <table:table-cell office:value-type="float" office:value="79.7">
            <text:p>79.7</text:p>
          </table:table-cell>
          <table:table-cell table:formula="of:=[.J166]/[.A166]" office:value-type="float" office:value="1.13954818415785">
            <text:p>1.14</text:p>
          </table:table-cell>
          <table:table-cell table:number-columns-repeated="5"/>
        </table:table-row>
        <table:table-row table:style-name="ro1">
          <table:table-cell office:value-type="float" office:value="161.4">
            <text:p>161.4</text:p>
          </table:table-cell>
          <table:table-cell office:value-type="float" office:value="170.91">
            <text:p>170.91</text:p>
          </table:table-cell>
          <table:table-cell table:formula="of:=[.B167]/[.A167]" office:value-type="float" office:value="1.0589219330855">
            <text:p>1.06</text:p>
          </table:table-cell>
          <table:table-cell office:value-type="float" office:value="165.74">
            <text:p>165.74</text:p>
          </table:table-cell>
          <table:table-cell table:formula="of:=[.D167]/[.A167]" office:value-type="float" office:value="1.0268897149938">
            <text:p>1.03</text:p>
          </table:table-cell>
          <table:table-cell office:value-type="float" office:value="165.74">
            <text:p>165.74</text:p>
          </table:table-cell>
          <table:table-cell table:formula="of:=[.F167]/[.A167]" office:value-type="float" office:value="1.0268897149938">
            <text:p>1.03</text:p>
          </table:table-cell>
          <table:table-cell office:value-type="float" office:value="165.74">
            <text:p>165.74</text:p>
          </table:table-cell>
          <table:table-cell table:formula="of:=[.H167]/[.A167]" office:value-type="float" office:value="1.0268897149938">
            <text:p>1.03</text:p>
          </table:table-cell>
          <table:table-cell office:value-type="float" office:value="165.74">
            <text:p>165.74</text:p>
          </table:table-cell>
          <table:table-cell table:formula="of:=[.J167]/[.A167]" office:value-type="float" office:value="1.0268897149938">
            <text:p>1.03</text:p>
          </table:table-cell>
          <table:table-cell table:number-columns-repeated="5"/>
        </table:table-row>
        <table:table-row table:style-name="ro1">
          <table:table-cell office:value-type="float" office:value="138.11">
            <text:p>138.11</text:p>
          </table:table-cell>
          <table:table-cell office:value-type="float" office:value="152.11">
            <text:p>152.11</text:p>
          </table:table-cell>
          <table:table-cell table:formula="of:=[.B168]/[.A168]" office:value-type="float" office:value="1.10136847440446">
            <text:p>1.1</text:p>
          </table:table-cell>
          <table:table-cell office:value-type="float" office:value="139.87">
            <text:p>139.87</text:p>
          </table:table-cell>
          <table:table-cell table:formula="of:=[.D168]/[.A168]" office:value-type="float" office:value="1.0127434653537">
            <text:p>1.01</text:p>
          </table:table-cell>
          <table:table-cell office:value-type="float" office:value="140.21">
            <text:p>140.21</text:p>
          </table:table-cell>
          <table:table-cell table:formula="of:=[.F168]/[.A168]" office:value-type="float" office:value="1.01520527116067">
            <text:p>1.02</text:p>
          </table:table-cell>
          <table:table-cell office:value-type="float" office:value="152.11">
            <text:p>152.11</text:p>
          </table:table-cell>
          <table:table-cell table:formula="of:=[.H168]/[.A168]" office:value-type="float" office:value="1.10136847440446">
            <text:p>1.1</text:p>
          </table:table-cell>
          <table:table-cell office:value-type="float" office:value="138.7">
            <text:p>138.7</text:p>
          </table:table-cell>
          <table:table-cell table:formula="of:=[.J168]/[.A168]" office:value-type="float" office:value="1.00427195713562">
            <text:p>1</text:p>
          </table:table-cell>
          <table:table-cell table:number-columns-repeated="5"/>
        </table:table-row>
        <table:table-row table:style-name="ro1">
          <table:table-cell office:value-type="float" office:value="278.42">
            <text:p>278.42</text:p>
          </table:table-cell>
          <table:table-cell office:value-type="float" office:value="304.72">
            <text:p>304.72</text:p>
          </table:table-cell>
          <table:table-cell table:formula="of:=[.B169]/[.A169]" office:value-type="float" office:value="1.09446160476977">
            <text:p>1.09</text:p>
          </table:table-cell>
          <table:table-cell office:value-type="float" office:value="283.45">
            <text:p>283.45</text:p>
          </table:table-cell>
          <table:table-cell table:formula="of:=[.D169]/[.A169]" office:value-type="float" office:value="1.01806623087422">
            <text:p>1.02</text:p>
          </table:table-cell>
          <table:table-cell office:value-type="float" office:value="282.87">
            <text:p>282.87</text:p>
          </table:table-cell>
          <table:table-cell table:formula="of:=[.F169]/[.A169]" office:value-type="float" office:value="1.01598304719489">
            <text:p>1.02</text:p>
          </table:table-cell>
          <table:table-cell office:value-type="float" office:value="293.55">
            <text:p>293.55</text:p>
          </table:table-cell>
          <table:table-cell table:formula="of:=[.H169]/[.A169]" office:value-type="float" office:value="1.05434236046261">
            <text:p>1.05</text:p>
          </table:table-cell>
          <table:table-cell office:value-type="float" office:value="281.11">
            <text:p>281.11</text:p>
          </table:table-cell>
          <table:table-cell table:formula="of:=[.J169]/[.A169]" office:value-type="float" office:value="1.00966166223691">
            <text:p>1.01</text:p>
          </table:table-cell>
          <table:table-cell table:number-columns-repeated="5"/>
        </table:table-row>
        <table:table-row table:style-name="ro1">
          <table:table-cell office:value-type="float" office:value="389.23">
            <text:p>389.23</text:p>
          </table:table-cell>
          <table:table-cell office:value-type="float" office:value="404.65">
            <text:p>404.65</text:p>
          </table:table-cell>
          <table:table-cell table:formula="of:=[.B170]/[.A170]" office:value-type="float" office:value="1.03961667908435">
            <text:p>1.04</text:p>
          </table:table-cell>
          <table:table-cell office:value-type="float" office:value="392.99">
            <text:p>392.99</text:p>
          </table:table-cell>
          <table:table-cell table:formula="of:=[.D170]/[.A170]" office:value-type="float" office:value="1.00966009814249">
            <text:p>1.01</text:p>
          </table:table-cell>
          <table:table-cell office:value-type="float" office:value="394.75">
            <text:p>394.75</text:p>
          </table:table-cell>
          <table:table-cell table:formula="of:=[.F170]/[.A170]" office:value-type="float" office:value="1.01418184620918">
            <text:p>1.01</text:p>
          </table:table-cell>
          <table:table-cell office:value-type="float" office:value="404.65">
            <text:p>404.65</text:p>
          </table:table-cell>
          <table:table-cell table:formula="of:=[.H170]/[.A170]" office:value-type="float" office:value="1.03961667908435">
            <text:p>1.04</text:p>
          </table:table-cell>
          <table:table-cell office:value-type="float" office:value="393.58">
            <text:p>393.58</text:p>
          </table:table-cell>
          <table:table-cell table:formula="of:=[.J170]/[.A170]" office:value-type="float" office:value="1.01117591141484">
            <text:p>1.01</text:p>
          </table:table-cell>
          <table:table-cell table:number-columns-repeated="5"/>
        </table:table-row>
        <table:table-row table:style-name="ro1">
          <table:table-cell office:value-type="float" office:value="282.55">
            <text:p>282.55</text:p>
          </table:table-cell>
          <table:table-cell office:value-type="float" office:value="289.14">
            <text:p>289.14</text:p>
          </table:table-cell>
          <table:table-cell table:formula="of:=[.B171]/[.A171]" office:value-type="float" office:value="1.02332330560963">
            <text:p>1.02</text:p>
          </table:table-cell>
          <table:table-cell office:value-type="float" office:value="286.89">
            <text:p>286.89</text:p>
          </table:table-cell>
          <table:table-cell table:formula="of:=[.D171]/[.A171]" office:value-type="float" office:value="1.01536011325429">
            <text:p>1.02</text:p>
          </table:table-cell>
          <table:table-cell office:value-type="float" office:value="287.48">
            <text:p>287.48</text:p>
          </table:table-cell>
          <table:table-cell table:formula="of:=[.F171]/[.A171]" office:value-type="float" office:value="1.01744823924969">
            <text:p>1.02</text:p>
          </table:table-cell>
          <table:table-cell office:value-type="float" office:value="289.14">
            <text:p>289.14</text:p>
          </table:table-cell>
          <table:table-cell table:formula="of:=[.H171]/[.A171]" office:value-type="float" office:value="1.02332330560963">
            <text:p>1.02</text:p>
          </table:table-cell>
          <table:table-cell office:value-type="float" office:value="285.14">
            <text:p>285.14</text:p>
          </table:table-cell>
          <table:table-cell table:formula="of:=[.J171]/[.A171]" office:value-type="float" office:value="1.00916651920014">
            <text:p>1.01</text:p>
          </table:table-cell>
          <table:table-cell table:number-columns-repeated="5"/>
        </table:table-row>
        <table:table-row table:style-name="ro1">
          <table:table-cell office:value-type="float" office:value="177.08">
            <text:p>177.08</text:p>
          </table:table-cell>
          <table:table-cell office:value-type="float" office:value="189.32">
            <text:p>189.32</text:p>
          </table:table-cell>
          <table:table-cell table:formula="of:=[.B172]/[.A172]" office:value-type="float" office:value="1.06912130110684">
            <text:p>1.07</text:p>
          </table:table-cell>
          <table:table-cell office:value-type="float" office:value="180.01">
            <text:p>180.01</text:p>
          </table:table-cell>
          <table:table-cell table:formula="of:=[.D172]/[.A172]" office:value-type="float" office:value="1.01654619381071">
            <text:p>1.02</text:p>
          </table:table-cell>
          <table:table-cell office:value-type="float" office:value="180.01">
            <text:p>180.01</text:p>
          </table:table-cell>
          <table:table-cell table:formula="of:=[.F172]/[.A172]" office:value-type="float" office:value="1.01654619381071">
            <text:p>1.02</text:p>
          </table:table-cell>
          <table:table-cell office:value-type="float" office:value="183.91">
            <text:p>183.91</text:p>
          </table:table-cell>
          <table:table-cell table:formula="of:=[.H172]/[.A172]" office:value-type="float" office:value="1.03857013779083">
            <text:p>1.04</text:p>
          </table:table-cell>
          <table:table-cell office:value-type="float" office:value="180.59">
            <text:p>180.59</text:p>
          </table:table-cell>
          <table:table-cell table:formula="of:=[.J172]/[.A172]" office:value-type="float" office:value="1.01982154958211">
            <text:p>1.02</text:p>
          </table:table-cell>
          <table:table-cell table:number-columns-repeated="5"/>
        </table:table-row>
        <table:table-row table:style-name="ro1">
          <table:table-cell office:value-type="float" office:value="358.04">
            <text:p>358.04</text:p>
          </table:table-cell>
          <table:table-cell office:value-type="float" office:value="365.84">
            <text:p>365.84</text:p>
          </table:table-cell>
          <table:table-cell table:formula="of:=[.B173]/[.A173]" office:value-type="float" office:value="1.02178527538822">
            <text:p>1.02</text:p>
          </table:table-cell>
          <table:table-cell office:value-type="float" office:value="365.01">
            <text:p>365.01</text:p>
          </table:table-cell>
          <table:table-cell table:formula="of:=[.D173]/[.A173]" office:value-type="float" office:value="1.0194670986482">
            <text:p>1.02</text:p>
          </table:table-cell>
          <table:table-cell office:value-type="float" office:value="364.62">
            <text:p>364.62</text:p>
          </table:table-cell>
          <table:table-cell table:formula="of:=[.F173]/[.A173]" office:value-type="float" office:value="1.01837783487878">
            <text:p>1.02</text:p>
          </table:table-cell>
          <table:table-cell office:value-type="float" office:value="365.84">
            <text:p>365.84</text:p>
          </table:table-cell>
          <table:table-cell table:formula="of:=[.H173]/[.A173]" office:value-type="float" office:value="1.02178527538822">
            <text:p>1.02</text:p>
          </table:table-cell>
          <table:table-cell office:value-type="float" office:value="366.76">
            <text:p>366.76</text:p>
          </table:table-cell>
          <table:table-cell table:formula="of:=[.J173]/[.A173]" office:value-type="float" office:value="1.02435482069043">
            <text:p>1.02</text:p>
          </table:table-cell>
          <table:table-cell table:number-columns-repeated="5"/>
        </table:table-row>
        <table:table-row table:style-name="ro1">
          <table:table-cell office:value-type="float" office:value="31.87">
            <text:p>31.87</text:p>
          </table:table-cell>
          <table:table-cell office:value-type="float" office:value="39.63">
            <text:p>39.63</text:p>
          </table:table-cell>
          <table:table-cell table:formula="of:=[.B174]/[.A174]" office:value-type="float" office:value="1.24348917477251">
            <text:p>1.24</text:p>
          </table:table-cell>
          <table:table-cell office:value-type="float" office:value="31.87">
            <text:p>31.87</text:p>
          </table:table-cell>
          <table:table-cell table:formula="of:=[.D174]/[.A174]" office:value-type="float" office:value="1">
            <text:p>1</text:p>
          </table:table-cell>
          <table:table-cell office:value-type="float" office:value="31.87">
            <text:p>31.87</text:p>
          </table:table-cell>
          <table:table-cell table:formula="of:=[.F174]/[.A174]" office:value-type="float" office:value="1">
            <text:p>1</text:p>
          </table:table-cell>
          <table:table-cell office:value-type="float" office:value="31.87">
            <text:p>31.87</text:p>
          </table:table-cell>
          <table:table-cell table:formula="of:=[.H174]/[.A174]" office:value-type="float" office:value="1">
            <text:p>1</text:p>
          </table:table-cell>
          <table:table-cell office:value-type="float" office:value="31.87">
            <text:p>31.87</text:p>
          </table:table-cell>
          <table:table-cell table:formula="of:=[.J174]/[.A174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211.97">
            <text:p>211.97</text:p>
          </table:table-cell>
          <table:table-cell office:value-type="float" office:value="226.51">
            <text:p>226.51</text:p>
          </table:table-cell>
          <table:table-cell table:formula="of:=[.B175]/[.A175]" office:value-type="float" office:value="1.06859461244516">
            <text:p>1.07</text:p>
          </table:table-cell>
          <table:table-cell office:value-type="float" office:value="218.17">
            <text:p>218.17</text:p>
          </table:table-cell>
          <table:table-cell table:formula="of:=[.D175]/[.A175]" office:value-type="float" office:value="1.02924942208803">
            <text:p>1.03</text:p>
          </table:table-cell>
          <table:table-cell office:value-type="float" office:value="215.82">
            <text:p>215.82</text:p>
          </table:table-cell>
          <table:table-cell table:formula="of:=[.F175]/[.A175]" office:value-type="float" office:value="1.01816294758692">
            <text:p>1.02</text:p>
          </table:table-cell>
          <table:table-cell office:value-type="float" office:value="226.51">
            <text:p>226.51</text:p>
          </table:table-cell>
          <table:table-cell table:formula="of:=[.H175]/[.A175]" office:value-type="float" office:value="1.06859461244516">
            <text:p>1.07</text:p>
          </table:table-cell>
          <table:table-cell office:value-type="float" office:value="217.82">
            <text:p>217.82</text:p>
          </table:table-cell>
          <table:table-cell table:formula="of:=[.J175]/[.A175]" office:value-type="float" office:value="1.02759824503467">
            <text:p>1.03</text:p>
          </table:table-cell>
          <table:table-cell table:number-columns-repeated="5"/>
        </table:table-row>
        <table:table-row table:style-name="ro1">
          <table:table-cell office:value-type="float" office:value="120.17">
            <text:p>120.17</text:p>
          </table:table-cell>
          <table:table-cell office:value-type="float" office:value="121.34">
            <text:p>121.34</text:p>
          </table:table-cell>
          <table:table-cell table:formula="of:=[.B176]/[.A176]" office:value-type="float" office:value="1.00973620704003">
            <text:p>1.01</text:p>
          </table:table-cell>
          <table:table-cell office:value-type="float" office:value="120.75">
            <text:p>120.75</text:p>
          </table:table-cell>
          <table:table-cell table:formula="of:=[.D176]/[.A176]" office:value-type="float" office:value="1.00482649579762">
            <text:p>1</text:p>
          </table:table-cell>
          <table:table-cell office:value-type="float" office:value="122.51">
            <text:p>122.51</text:p>
          </table:table-cell>
          <table:table-cell table:formula="of:=[.F176]/[.A176]" office:value-type="float" office:value="1.01947241408005">
            <text:p>1.02</text:p>
          </table:table-cell>
          <table:table-cell office:value-type="float" office:value="121.34">
            <text:p>121.34</text:p>
          </table:table-cell>
          <table:table-cell table:formula="of:=[.H176]/[.A176]" office:value-type="float" office:value="1.00973620704003">
            <text:p>1.01</text:p>
          </table:table-cell>
          <table:table-cell office:value-type="float" office:value="120.75">
            <text:p>120.75</text:p>
          </table:table-cell>
          <table:table-cell table:formula="of:=[.J176]/[.A176]" office:value-type="float" office:value="1.00482649579762">
            <text:p>1</text:p>
          </table:table-cell>
          <table:table-cell table:number-columns-repeated="5"/>
        </table:table-row>
        <table:table-row table:style-name="ro1">
          <table:table-cell office:value-type="float" office:value="191.27">
            <text:p>191.27</text:p>
          </table:table-cell>
          <table:table-cell office:value-type="float" office:value="195.95">
            <text:p>195.95</text:p>
          </table:table-cell>
          <table:table-cell table:formula="of:=[.B177]/[.A177]" office:value-type="float" office:value="1.02446802948711">
            <text:p>1.02</text:p>
          </table:table-cell>
          <table:table-cell office:value-type="float" office:value="193.95">
            <text:p>193.95</text:p>
          </table:table-cell>
          <table:table-cell table:formula="of:=[.D177]/[.A177]" office:value-type="float" office:value="1.01401160662937">
            <text:p>1.01</text:p>
          </table:table-cell>
          <table:table-cell office:value-type="float" office:value="193.95">
            <text:p>193.95</text:p>
          </table:table-cell>
          <table:table-cell table:formula="of:=[.F177]/[.A177]" office:value-type="float" office:value="1.01401160662937">
            <text:p>1.01</text:p>
          </table:table-cell>
          <table:table-cell office:value-type="float" office:value="195.95">
            <text:p>195.95</text:p>
          </table:table-cell>
          <table:table-cell table:formula="of:=[.H177]/[.A177]" office:value-type="float" office:value="1.02446802948711">
            <text:p>1.02</text:p>
          </table:table-cell>
          <table:table-cell office:value-type="float" office:value="194.54">
            <text:p>194.54</text:p>
          </table:table-cell>
          <table:table-cell table:formula="of:=[.J177]/[.A177]" office:value-type="float" office:value="1.01709625137241">
            <text:p>1.02</text:p>
          </table:table-cell>
          <table:table-cell table:number-columns-repeated="5"/>
        </table:table-row>
        <table:table-row table:style-name="ro1">
          <table:table-cell office:value-type="float" office:value="56.91">
            <text:p>56.91</text:p>
          </table:table-cell>
          <table:table-cell office:value-type="float" office:value="66.91">
            <text:p>66.91</text:p>
          </table:table-cell>
          <table:table-cell table:formula="of:=[.B178]/[.A178]" office:value-type="float" office:value="1.17571604287471">
            <text:p>1.18</text:p>
          </table:table-cell>
          <table:table-cell office:value-type="float" office:value="56.91">
            <text:p>56.91</text:p>
          </table:table-cell>
          <table:table-cell table:formula="of:=[.D178]/[.A178]" office:value-type="float" office:value="1">
            <text:p>1</text:p>
          </table:table-cell>
          <table:table-cell office:value-type="float" office:value="56.91">
            <text:p>56.91</text:p>
          </table:table-cell>
          <table:table-cell table:formula="of:=[.F178]/[.A178]" office:value-type="float" office:value="1">
            <text:p>1</text:p>
          </table:table-cell>
          <table:table-cell office:value-type="float" office:value="56.91">
            <text:p>56.91</text:p>
          </table:table-cell>
          <table:table-cell table:formula="of:=[.H178]/[.A178]" office:value-type="float" office:value="1">
            <text:p>1</text:p>
          </table:table-cell>
          <table:table-cell office:value-type="float" office:value="56.91">
            <text:p>56.91</text:p>
          </table:table-cell>
          <table:table-cell table:formula="of:=[.J178]/[.A178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44.11">
            <text:p>144.11</text:p>
          </table:table-cell>
          <table:table-cell office:value-type="float" office:value="152.79">
            <text:p>152.79</text:p>
          </table:table-cell>
          <table:table-cell table:formula="of:=[.B179]/[.A179]" office:value-type="float" office:value="1.0602317673999">
            <text:p>1.06</text:p>
          </table:table-cell>
          <table:table-cell office:value-type="float" office:value="146.45">
            <text:p>146.45</text:p>
          </table:table-cell>
          <table:table-cell table:formula="of:=[.D179]/[.A179]" office:value-type="float" office:value="1.01623759628062">
            <text:p>1.02</text:p>
          </table:table-cell>
          <table:table-cell office:value-type="float" office:value="146.45">
            <text:p>146.45</text:p>
          </table:table-cell>
          <table:table-cell table:formula="of:=[.F179]/[.A179]" office:value-type="float" office:value="1.01623759628062">
            <text:p>1.02</text:p>
          </table:table-cell>
          <table:table-cell office:value-type="float" office:value="148.45">
            <text:p>148.45</text:p>
          </table:table-cell>
          <table:table-cell table:formula="of:=[.H179]/[.A179]" office:value-type="float" office:value="1.03011588369995">
            <text:p>1.03</text:p>
          </table:table-cell>
          <table:table-cell office:value-type="float" office:value="146.45">
            <text:p>146.45</text:p>
          </table:table-cell>
          <table:table-cell table:formula="of:=[.J179]/[.A179]" office:value-type="float" office:value="1.01623759628062">
            <text:p>1.02</text:p>
          </table:table-cell>
          <table:table-cell table:number-columns-repeated="5"/>
        </table:table-row>
        <table:table-row table:style-name="ro1">
          <table:table-cell office:value-type="float" office:value="381.43">
            <text:p>381.43</text:p>
          </table:table-cell>
          <table:table-cell office:value-type="float" office:value="403.05">
            <text:p>403.05</text:p>
          </table:table-cell>
          <table:table-cell table:formula="of:=[.B180]/[.A180]" office:value-type="float" office:value="1.05668143565005">
            <text:p>1.06</text:p>
          </table:table-cell>
          <table:table-cell office:value-type="float" office:value="388.81">
            <text:p>388.81</text:p>
          </table:table-cell>
          <table:table-cell table:formula="of:=[.D180]/[.A180]" office:value-type="float" office:value="1.01934824214142">
            <text:p>1.02</text:p>
          </table:table-cell>
          <table:table-cell office:value-type="float" office:value="390.56">
            <text:p>390.56</text:p>
          </table:table-cell>
          <table:table-cell table:formula="of:=[.F180]/[.A180]" office:value-type="float" office:value="1.02393623993918">
            <text:p>1.02</text:p>
          </table:table-cell>
          <table:table-cell office:value-type="float" office:value="403.05">
            <text:p>403.05</text:p>
          </table:table-cell>
          <table:table-cell table:formula="of:=[.H180]/[.A180]" office:value-type="float" office:value="1.05668143565005">
            <text:p>1.06</text:p>
          </table:table-cell>
          <table:table-cell office:value-type="float" office:value="387.63">
            <text:p>387.63</text:p>
          </table:table-cell>
          <table:table-cell table:formula="of:=[.J180]/[.A180]" office:value-type="float" office:value="1.01625462076921">
            <text:p>1.02</text:p>
          </table:table-cell>
          <table:table-cell table:number-columns-repeated="5"/>
        </table:table-row>
        <table:table-row table:style-name="ro1">
          <table:table-cell office:value-type="float" office:value="33.56">
            <text:p>33.56</text:p>
          </table:table-cell>
          <table:table-cell office:value-type="float" office:value="50.97">
            <text:p>50.97</text:p>
          </table:table-cell>
          <table:table-cell table:formula="of:=[.B181]/[.A181]" office:value-type="float" office:value="1.51877234803337">
            <text:p>1.52</text:p>
          </table:table-cell>
          <table:table-cell office:value-type="float" office:value="33.56">
            <text:p>33.56</text:p>
          </table:table-cell>
          <table:table-cell table:formula="of:=[.D181]/[.A181]" office:value-type="float" office:value="1">
            <text:p>1</text:p>
          </table:table-cell>
          <table:table-cell office:value-type="float" office:value="33.56">
            <text:p>33.56</text:p>
          </table:table-cell>
          <table:table-cell table:formula="of:=[.F181]/[.A181]" office:value-type="float" office:value="1">
            <text:p>1</text:p>
          </table:table-cell>
          <table:table-cell office:value-type="float" office:value="33.56">
            <text:p>33.56</text:p>
          </table:table-cell>
          <table:table-cell table:formula="of:=[.H181]/[.A181]" office:value-type="float" office:value="1">
            <text:p>1</text:p>
          </table:table-cell>
          <table:table-cell office:value-type="float" office:value="33.56">
            <text:p>33.56</text:p>
          </table:table-cell>
          <table:table-cell table:formula="of:=[.J181]/[.A181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487.26">
            <text:p>487.26</text:p>
          </table:table-cell>
          <table:table-cell office:value-type="float" office:value="509.84">
            <text:p>509.84</text:p>
          </table:table-cell>
          <table:table-cell table:formula="of:=[.B182]/[.A182]" office:value-type="float" office:value="1.04634076263186">
            <text:p>1.05</text:p>
          </table:table-cell>
          <table:table-cell office:value-type="float" office:value="492.19">
            <text:p>492.19</text:p>
          </table:table-cell>
          <table:table-cell table:formula="of:=[.D182]/[.A182]" office:value-type="float" office:value="1.01011780158437">
            <text:p>1.01</text:p>
          </table:table-cell>
          <table:table-cell office:value-type="float" office:value="495.11">
            <text:p>495.11</text:p>
          </table:table-cell>
          <table:table-cell table:formula="of:=[.F182]/[.A182]" office:value-type="float" office:value="1.01611049542339">
            <text:p>1.02</text:p>
          </table:table-cell>
          <table:table-cell office:value-type="float" office:value="509.84">
            <text:p>509.84</text:p>
          </table:table-cell>
          <table:table-cell table:formula="of:=[.H182]/[.A182]" office:value-type="float" office:value="1.04634076263186">
            <text:p>1.05</text:p>
          </table:table-cell>
          <table:table-cell office:value-type="float" office:value="497.84">
            <text:p>497.84</text:p>
          </table:table-cell>
          <table:table-cell table:formula="of:=[.J182]/[.A182]" office:value-type="float" office:value="1.02171325370439">
            <text:p>1.02</text:p>
          </table:table-cell>
          <table:table-cell table:number-columns-repeated="5"/>
        </table:table-row>
        <table:table-row table:style-name="ro1">
          <table:table-cell office:value-type="float" office:value="286.84">
            <text:p>286.84</text:p>
          </table:table-cell>
          <table:table-cell office:value-type="float" office:value="295.08">
            <text:p>295.08</text:p>
          </table:table-cell>
          <table:table-cell table:formula="of:=[.B183]/[.A183]" office:value-type="float" office:value="1.02872681634361">
            <text:p>1.03</text:p>
          </table:table-cell>
          <table:table-cell office:value-type="float" office:value="290.25">
            <text:p>290.25</text:p>
          </table:table-cell>
          <table:table-cell table:formula="of:=[.D183]/[.A183]" office:value-type="float" office:value="1.01188816064705">
            <text:p>1.01</text:p>
          </table:table-cell>
          <table:table-cell office:value-type="float" office:value="291.42">
            <text:p>291.42</text:p>
          </table:table-cell>
          <table:table-cell table:formula="of:=[.F183]/[.A183]" office:value-type="float" office:value="1.01596708966671">
            <text:p>1.02</text:p>
          </table:table-cell>
          <table:table-cell office:value-type="float" office:value="295.08">
            <text:p>295.08</text:p>
          </table:table-cell>
          <table:table-cell table:formula="of:=[.H183]/[.A183]" office:value-type="float" office:value="1.02872681634361">
            <text:p>1.03</text:p>
          </table:table-cell>
          <table:table-cell office:value-type="float" office:value="289.66">
            <text:p>289.66</text:p>
          </table:table-cell>
          <table:table-cell table:formula="of:=[.J183]/[.A183]" office:value-type="float" office:value="1.00983126481662">
            <text:p>1.01</text:p>
          </table:table-cell>
          <table:table-cell table:number-columns-repeated="5"/>
        </table:table-row>
        <table:table-row table:style-name="ro1">
          <table:table-cell office:value-type="float" office:value="4.24">
            <text:p>4.24</text:p>
          </table:table-cell>
          <table:table-cell office:value-type="float" office:value="7.41">
            <text:p>7.41</text:p>
          </table:table-cell>
          <table:table-cell table:formula="of:=[.B184]/[.A184]" office:value-type="float" office:value="1.74764150943396">
            <text:p>1.75</text:p>
          </table:table-cell>
          <table:table-cell office:value-type="float" office:value="4.24">
            <text:p>4.24</text:p>
          </table:table-cell>
          <table:table-cell table:formula="of:=[.D184]/[.A184]" office:value-type="float" office:value="1">
            <text:p>1</text:p>
          </table:table-cell>
          <table:table-cell office:value-type="float" office:value="4.24">
            <text:p>4.24</text:p>
          </table:table-cell>
          <table:table-cell table:formula="of:=[.F184]/[.A184]" office:value-type="float" office:value="1">
            <text:p>1</text:p>
          </table:table-cell>
          <table:table-cell office:value-type="float" office:value="4.24">
            <text:p>4.24</text:p>
          </table:table-cell>
          <table:table-cell table:formula="of:=[.H184]/[.A184]" office:value-type="float" office:value="1">
            <text:p>1</text:p>
          </table:table-cell>
          <table:table-cell office:value-type="float" office:value="4.24">
            <text:p>4.24</text:p>
          </table:table-cell>
          <table:table-cell table:formula="of:=[.J184]/[.A184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276.07">
            <text:p>276.07</text:p>
          </table:table-cell>
          <table:table-cell office:value-type="float" office:value="287.54">
            <text:p>287.54</text:p>
          </table:table-cell>
          <table:table-cell table:formula="of:=[.B185]/[.A185]" office:value-type="float" office:value="1.04154743362191">
            <text:p>1.04</text:p>
          </table:table-cell>
          <table:table-cell office:value-type="float" office:value="283.44">
            <text:p>283.44</text:p>
          </table:table-cell>
          <table:table-cell table:formula="of:=[.D185]/[.A185]" office:value-type="float" office:value="1.02669612779368">
            <text:p>1.03</text:p>
          </table:table-cell>
          <table:table-cell office:value-type="float" office:value="279.34">
            <text:p>279.34</text:p>
          </table:table-cell>
          <table:table-cell table:formula="of:=[.F185]/[.A185]" office:value-type="float" office:value="1.01184482196544">
            <text:p>1.01</text:p>
          </table:table-cell>
          <table:table-cell office:value-type="float" office:value="287.54">
            <text:p>287.54</text:p>
          </table:table-cell>
          <table:table-cell table:formula="of:=[.H185]/[.A185]" office:value-type="float" office:value="1.04154743362191">
            <text:p>1.04</text:p>
          </table:table-cell>
          <table:table-cell office:value-type="float" office:value="280.51">
            <text:p>280.51</text:p>
          </table:table-cell>
          <table:table-cell table:formula="of:=[.J185]/[.A185]" office:value-type="float" office:value="1.01608287753106">
            <text:p>1.02</text:p>
          </table:table-cell>
          <table:table-cell table:number-columns-repeated="5"/>
        </table:table-row>
        <table:table-row table:style-name="ro1">
          <table:table-cell office:value-type="float" office:value="64.08">
            <text:p>64.08</text:p>
          </table:table-cell>
          <table:table-cell office:value-type="float" office:value="71.74">
            <text:p>71.74</text:p>
          </table:table-cell>
          <table:table-cell table:formula="of:=[.B186]/[.A186]" office:value-type="float" office:value="1.11953807740325">
            <text:p>1.12</text:p>
          </table:table-cell>
          <table:table-cell office:value-type="float" office:value="64.08">
            <text:p>64.08</text:p>
          </table:table-cell>
          <table:table-cell table:formula="of:=[.D186]/[.A186]" office:value-type="float" office:value="1">
            <text:p>1</text:p>
          </table:table-cell>
          <table:table-cell office:value-type="float" office:value="64.08">
            <text:p>64.08</text:p>
          </table:table-cell>
          <table:table-cell table:formula="of:=[.F186]/[.A186]" office:value-type="float" office:value="1">
            <text:p>1</text:p>
          </table:table-cell>
          <table:table-cell office:value-type="float" office:value="64.08">
            <text:p>64.08</text:p>
          </table:table-cell>
          <table:table-cell table:formula="of:=[.H186]/[.A186]" office:value-type="float" office:value="1">
            <text:p>1</text:p>
          </table:table-cell>
          <table:table-cell office:value-type="float" office:value="64.08">
            <text:p>64.08</text:p>
          </table:table-cell>
          <table:table-cell table:formula="of:=[.J186]/[.A186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251.76">
            <text:p>251.76</text:p>
          </table:table-cell>
          <table:table-cell office:value-type="float" office:value="279.72">
            <text:p>279.72</text:p>
          </table:table-cell>
          <table:table-cell table:formula="of:=[.B187]/[.A187]" office:value-type="float" office:value="1.11105815061964">
            <text:p>1.11</text:p>
          </table:table-cell>
          <table:table-cell office:value-type="float" office:value="256.79">
            <text:p>256.79</text:p>
          </table:table-cell>
          <table:table-cell table:formula="of:=[.D187]/[.A187]" office:value-type="float" office:value="1.01997934540833">
            <text:p>1.02</text:p>
          </table:table-cell>
          <table:table-cell office:value-type="float" office:value="254.45">
            <text:p>254.45</text:p>
          </table:table-cell>
          <table:table-cell table:formula="of:=[.F187]/[.A187]" office:value-type="float" office:value="1.01068477915475">
            <text:p>1.01</text:p>
          </table:table-cell>
          <table:table-cell office:value-type="float" office:value="279.72">
            <text:p>279.72</text:p>
          </table:table-cell>
          <table:table-cell table:formula="of:=[.H187]/[.A187]" office:value-type="float" office:value="1.11105815061964">
            <text:p>1.11</text:p>
          </table:table-cell>
          <table:table-cell office:value-type="float" office:value="256.79">
            <text:p>256.79</text:p>
          </table:table-cell>
          <table:table-cell table:formula="of:=[.J187]/[.A187]" office:value-type="float" office:value="1.01997934540833">
            <text:p>1.02</text:p>
          </table:table-cell>
          <table:table-cell table:number-columns-repeated="5"/>
        </table:table-row>
        <table:table-row table:style-name="ro1">
          <table:table-cell office:value-type="float" office:value="124.58">
            <text:p>124.58</text:p>
          </table:table-cell>
          <table:table-cell office:value-type="float" office:value="134.48">
            <text:p>134.48</text:p>
          </table:table-cell>
          <table:table-cell table:formula="of:=[.B188]/[.A188]" office:value-type="float" office:value="1.07946700915075">
            <text:p>1.08</text:p>
          </table:table-cell>
          <table:table-cell office:value-type="float" office:value="124.58">
            <text:p>124.58</text:p>
          </table:table-cell>
          <table:table-cell table:formula="of:=[.D188]/[.A188]" office:value-type="float" office:value="1">
            <text:p>1</text:p>
          </table:table-cell>
          <table:table-cell office:value-type="float" office:value="124.58">
            <text:p>124.58</text:p>
          </table:table-cell>
          <table:table-cell table:formula="of:=[.F188]/[.A188]" office:value-type="float" office:value="1">
            <text:p>1</text:p>
          </table:table-cell>
          <table:table-cell office:value-type="float" office:value="124.58">
            <text:p>124.58</text:p>
          </table:table-cell>
          <table:table-cell table:formula="of:=[.H188]/[.A188]" office:value-type="float" office:value="1">
            <text:p>1</text:p>
          </table:table-cell>
          <table:table-cell office:value-type="float" office:value="124.58">
            <text:p>124.58</text:p>
          </table:table-cell>
          <table:table-cell table:formula="of:=[.J188]/[.A188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385.05">
            <text:p>385.05</text:p>
          </table:table-cell>
          <table:table-cell office:value-type="float" office:value="400.12">
            <text:p>400.12</text:p>
          </table:table-cell>
          <table:table-cell table:formula="of:=[.B189]/[.A189]" office:value-type="float" office:value="1.03913777431502">
            <text:p>1.04</text:p>
          </table:table-cell>
          <table:table-cell office:value-type="float" office:value="395.53">
            <text:p>395.53</text:p>
          </table:table-cell>
          <table:table-cell table:formula="of:=[.D189]/[.A189]" office:value-type="float" office:value="1.0272172445137">
            <text:p>1.03</text:p>
          </table:table-cell>
          <table:table-cell office:value-type="float" office:value="397.29">
            <text:p>397.29</text:p>
          </table:table-cell>
          <table:table-cell table:formula="of:=[.F189]/[.A189]" office:value-type="float" office:value="1.0317880794702">
            <text:p>1.03</text:p>
          </table:table-cell>
          <table:table-cell office:value-type="float" office:value="400.12">
            <text:p>400.12</text:p>
          </table:table-cell>
          <table:table-cell table:formula="of:=[.H189]/[.A189]" office:value-type="float" office:value="1.03913777431502">
            <text:p>1.04</text:p>
          </table:table-cell>
          <table:table-cell office:value-type="float" office:value="394.36">
            <text:p>394.36</text:p>
          </table:table-cell>
          <table:table-cell table:formula="of:=[.J189]/[.A189]" office:value-type="float" office:value="1.02417867809375">
            <text:p>1.02</text:p>
          </table:table-cell>
          <table:table-cell table:number-columns-repeated="5"/>
        </table:table-row>
        <table:table-row table:style-name="ro1">
          <table:table-cell office:value-type="float" office:value="500.66">
            <text:p>500.66</text:p>
          </table:table-cell>
          <table:table-cell office:value-type="float" office:value="513.2">
            <text:p>513.2</text:p>
          </table:table-cell>
          <table:table-cell table:formula="of:=[.B190]/[.A190]" office:value-type="float" office:value="1.02504693804178">
            <text:p>1.03</text:p>
          </table:table-cell>
          <table:table-cell office:value-type="float" office:value="503.1">
            <text:p>503.1</text:p>
          </table:table-cell>
          <table:table-cell table:formula="of:=[.D190]/[.A190]" office:value-type="float" office:value="1.0048735668917">
            <text:p>1</text:p>
          </table:table-cell>
          <table:table-cell office:value-type="float" office:value="505.45">
            <text:p>505.45</text:p>
          </table:table-cell>
          <table:table-cell table:formula="of:=[.F190]/[.A190]" office:value-type="float" office:value="1.00956737107019">
            <text:p>1.01</text:p>
          </table:table-cell>
          <table:table-cell office:value-type="float" office:value="506.86">
            <text:p>506.86</text:p>
          </table:table-cell>
          <table:table-cell table:formula="of:=[.H190]/[.A190]" office:value-type="float" office:value="1.01238365357728">
            <text:p>1.01</text:p>
          </table:table-cell>
          <table:table-cell office:value-type="float" office:value="501.93">
            <text:p>501.93</text:p>
          </table:table-cell>
          <table:table-cell table:formula="of:=[.J190]/[.A190]" office:value-type="float" office:value="1.00253665161986">
            <text:p>1</text:p>
          </table:table-cell>
          <table:table-cell table:number-columns-repeated="5"/>
        </table:table-row>
        <table:table-row table:style-name="ro1">
          <table:table-cell office:value-type="float" office:value="185.2">
            <text:p>185.2</text:p>
          </table:table-cell>
          <table:table-cell office:value-type="float" office:value="196.47">
            <text:p>196.47</text:p>
          </table:table-cell>
          <table:table-cell table:formula="of:=[.B191]/[.A191]" office:value-type="float" office:value="1.06085313174946">
            <text:p>1.06</text:p>
          </table:table-cell>
          <table:table-cell office:value-type="float" office:value="188.47">
            <text:p>188.47</text:p>
          </table:table-cell>
          <table:table-cell table:formula="of:=[.D191]/[.A191]" office:value-type="float" office:value="1.017656587473">
            <text:p>1.02</text:p>
          </table:table-cell>
          <table:table-cell office:value-type="float" office:value="186.12">
            <text:p>186.12</text:p>
          </table:table-cell>
          <table:table-cell table:formula="of:=[.F191]/[.A191]" office:value-type="float" office:value="1.00496760259179">
            <text:p>1</text:p>
          </table:table-cell>
          <table:table-cell office:value-type="float" office:value="196.47">
            <text:p>196.47</text:p>
          </table:table-cell>
          <table:table-cell table:formula="of:=[.H191]/[.A191]" office:value-type="float" office:value="1.06085313174946">
            <text:p>1.06</text:p>
          </table:table-cell>
          <table:table-cell office:value-type="float" office:value="186.12">
            <text:p>186.12</text:p>
          </table:table-cell>
          <table:table-cell table:formula="of:=[.J191]/[.A191]" office:value-type="float" office:value="1.00496760259179">
            <text:p>1</text:p>
          </table:table-cell>
          <table:table-cell table:number-columns-repeated="5"/>
        </table:table-row>
        <table:table-row table:style-name="ro1">
          <table:table-cell office:value-type="float" office:value="147.27">
            <text:p>147.27</text:p>
          </table:table-cell>
          <table:table-cell office:value-type="float" office:value="177.17">
            <text:p>177.17</text:p>
          </table:table-cell>
          <table:table-cell table:formula="of:=[.B192]/[.A192]" office:value-type="float" office:value="1.20302845114416">
            <text:p>1.2</text:p>
          </table:table-cell>
          <table:table-cell office:value-type="float" office:value="149.02">
            <text:p>149.02</text:p>
          </table:table-cell>
          <table:table-cell table:formula="of:=[.D192]/[.A192]" office:value-type="float" office:value="1.01188293610376">
            <text:p>1.01</text:p>
          </table:table-cell>
          <table:table-cell office:value-type="float" office:value="147.27">
            <text:p>147.27</text:p>
          </table:table-cell>
          <table:table-cell table:formula="of:=[.F192]/[.A192]" office:value-type="float" office:value="1">
            <text:p>1</text:p>
          </table:table-cell>
          <table:table-cell office:value-type="float" office:value="165.27">
            <text:p>165.27</text:p>
          </table:table-cell>
          <table:table-cell table:formula="of:=[.H192]/[.A192]" office:value-type="float" office:value="1.12222448563862">
            <text:p>1.12</text:p>
          </table:table-cell>
          <table:table-cell office:value-type="float" office:value="149.02">
            <text:p>149.02</text:p>
          </table:table-cell>
          <table:table-cell table:formula="of:=[.J192]/[.A192]" office:value-type="float" office:value="1.01188293610376">
            <text:p>1.01</text:p>
          </table:table-cell>
          <table:table-cell table:number-columns-repeated="5"/>
        </table:table-row>
        <table:table-row table:style-name="ro1">
          <table:table-cell office:value-type="float" office:value="455.62">
            <text:p>455.62</text:p>
          </table:table-cell>
          <table:table-cell office:value-type="float" office:value="465.82">
            <text:p>465.82</text:p>
          </table:table-cell>
          <table:table-cell table:formula="of:=[.B193]/[.A193]" office:value-type="float" office:value="1.02238707695009">
            <text:p>1.02</text:p>
          </table:table-cell>
          <table:table-cell office:value-type="float" office:value="460.4">
            <text:p>460.4</text:p>
          </table:table-cell>
          <table:table-cell table:formula="of:=[.D193]/[.A193]" office:value-type="float" office:value="1.01049119880602">
            <text:p>1.01</text:p>
          </table:table-cell>
          <table:table-cell office:value-type="float" office:value="458.06">
            <text:p>458.06</text:p>
          </table:table-cell>
          <table:table-cell table:formula="of:=[.F193]/[.A193]" office:value-type="float" office:value="1.0053553399763">
            <text:p>1.01</text:p>
          </table:table-cell>
          <table:table-cell office:value-type="float" office:value="462.99">
            <text:p>462.99</text:p>
          </table:table-cell>
          <table:table-cell table:formula="of:=[.H193]/[.A193]" office:value-type="float" office:value="1.01617576050217">
            <text:p>1.02</text:p>
          </table:table-cell>
          <table:table-cell office:value-type="float" office:value="455.13">
            <text:p>455.13</text:p>
          </table:table-cell>
          <table:table-cell table:formula="of:=[.J193]/[.A193]" office:value-type="float" office:value="0.998924542381809">
            <text:p>1</text:p>
          </table:table-cell>
          <table:table-cell table:number-columns-repeated="5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38">
            <text:p>38</text:p>
          </table:table-cell>
          <table:table-cell table:formula="of:=[.B194]/[.A194]" office:value-type="float" office:value="1.11764705882353">
            <text:p>1.12</text:p>
          </table:table-cell>
          <table:table-cell office:value-type="float" office:value="34">
            <text:p>34</text:p>
          </table:table-cell>
          <table:table-cell table:formula="of:=[.D194]/[.A194]" office:value-type="float" office:value="1">
            <text:p>1</text:p>
          </table:table-cell>
          <table:table-cell office:value-type="float" office:value="34">
            <text:p>34</text:p>
          </table:table-cell>
          <table:table-cell table:formula="of:=[.F194]/[.A194]" office:value-type="float" office:value="1">
            <text:p>1</text:p>
          </table:table-cell>
          <table:table-cell office:value-type="float" office:value="34">
            <text:p>34</text:p>
          </table:table-cell>
          <table:table-cell table:formula="of:=[.H194]/[.A194]" office:value-type="float" office:value="1">
            <text:p>1</text:p>
          </table:table-cell>
          <table:table-cell office:value-type="float" office:value="34">
            <text:p>34</text:p>
          </table:table-cell>
          <table:table-cell table:formula="of:=[.J194]/[.A194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99.44">
            <text:p>99.44</text:p>
          </table:table-cell>
          <table:table-cell office:value-type="float" office:value="116.71">
            <text:p>116.71</text:p>
          </table:table-cell>
          <table:table-cell table:formula="of:=[.B195]/[.A195]" office:value-type="float" office:value="1.17367256637168">
            <text:p>1.17</text:p>
          </table:table-cell>
          <table:table-cell office:value-type="float" office:value="101.2">
            <text:p>101.2</text:p>
          </table:table-cell>
          <table:table-cell table:formula="of:=[.D195]/[.A195]" office:value-type="float" office:value="1.01769911504425">
            <text:p>1.02</text:p>
          </table:table-cell>
          <table:table-cell office:value-type="float" office:value="101.2">
            <text:p>101.2</text:p>
          </table:table-cell>
          <table:table-cell table:formula="of:=[.F195]/[.A195]" office:value-type="float" office:value="1.01769911504425">
            <text:p>1.02</text:p>
          </table:table-cell>
          <table:table-cell office:value-type="float" office:value="116.71">
            <text:p>116.71</text:p>
          </table:table-cell>
          <table:table-cell table:formula="of:=[.H195]/[.A195]" office:value-type="float" office:value="1.17367256637168">
            <text:p>1.17</text:p>
          </table:table-cell>
          <table:table-cell office:value-type="float" office:value="101.2">
            <text:p>101.2</text:p>
          </table:table-cell>
          <table:table-cell table:formula="of:=[.J195]/[.A195]" office:value-type="float" office:value="1.01769911504425">
            <text:p>1.02</text:p>
          </table:table-cell>
          <table:table-cell table:number-columns-repeated="5"/>
        </table:table-row>
        <table:table-row table:style-name="ro1">
          <table:table-cell office:value-type="float" office:value="139.84">
            <text:p>139.84</text:p>
          </table:table-cell>
          <table:table-cell office:value-type="float" office:value="145.25">
            <text:p>145.25</text:p>
          </table:table-cell>
          <table:table-cell table:formula="of:=[.B196]/[.A196]" office:value-type="float" office:value="1.03868707093822">
            <text:p>1.04</text:p>
          </table:table-cell>
          <table:table-cell office:value-type="float" office:value="141.84">
            <text:p>141.84</text:p>
          </table:table-cell>
          <table:table-cell table:formula="of:=[.D196]/[.A196]" office:value-type="float" office:value="1.01430205949657">
            <text:p>1.01</text:p>
          </table:table-cell>
          <table:table-cell office:value-type="float" office:value="140.43">
            <text:p>140.43</text:p>
          </table:table-cell>
          <table:table-cell table:formula="of:=[.F196]/[.A196]" office:value-type="float" office:value="1.00421910755149">
            <text:p>1</text:p>
          </table:table-cell>
          <table:table-cell office:value-type="float" office:value="143.25">
            <text:p>143.25</text:p>
          </table:table-cell>
          <table:table-cell table:formula="of:=[.H196]/[.A196]" office:value-type="float" office:value="1.02438501144165">
            <text:p>1.02</text:p>
          </table:table-cell>
          <table:table-cell office:value-type="float" office:value="141.84">
            <text:p>141.84</text:p>
          </table:table-cell>
          <table:table-cell table:formula="of:=[.J196]/[.A196]" office:value-type="float" office:value="1.01430205949657">
            <text:p>1.01</text:p>
          </table:table-cell>
          <table:table-cell table:number-columns-repeated="5"/>
        </table:table-row>
        <table:table-row table:style-name="ro1">
          <table:table-cell office:value-type="float" office:value="408.35">
            <text:p>408.35</text:p>
          </table:table-cell>
          <table:table-cell office:value-type="float" office:value="427.87">
            <text:p>427.87</text:p>
          </table:table-cell>
          <table:table-cell table:formula="of:=[.B197]/[.A197]" office:value-type="float" office:value="1.04780213052528">
            <text:p>1.05</text:p>
          </table:table-cell>
          <table:table-cell office:value-type="float" office:value="414.31">
            <text:p>414.31</text:p>
          </table:table-cell>
          <table:table-cell table:formula="of:=[.D197]/[.A197]" office:value-type="float" office:value="1.01459532263989">
            <text:p>1.01</text:p>
          </table:table-cell>
          <table:table-cell office:value-type="float" office:value="409.62">
            <text:p>409.62</text:p>
          </table:table-cell>
          <table:table-cell table:formula="of:=[.F197]/[.A197]" office:value-type="float" office:value="1.00311007713971">
            <text:p>1</text:p>
          </table:table-cell>
          <table:table-cell office:value-type="float" office:value="427.87">
            <text:p>427.87</text:p>
          </table:table-cell>
          <table:table-cell table:formula="of:=[.H197]/[.A197]" office:value-type="float" office:value="1.04780213052528">
            <text:p>1.05</text:p>
          </table:table-cell>
          <table:table-cell office:value-type="float" office:value="410.21">
            <text:p>410.21</text:p>
          </table:table-cell>
          <table:table-cell table:formula="of:=[.J197]/[.A197]" office:value-type="float" office:value="1.00455491612587">
            <text:p>1</text:p>
          </table:table-cell>
          <table:table-cell table:number-columns-repeated="5"/>
        </table:table-row>
        <table:table-row table:style-name="ro1">
          <table:table-cell office:value-type="float" office:value="43.31">
            <text:p>43.31</text:p>
          </table:table-cell>
          <table:table-cell office:value-type="float" office:value="59.07">
            <text:p>59.07</text:p>
          </table:table-cell>
          <table:table-cell table:formula="of:=[.B198]/[.A198]" office:value-type="float" office:value="1.36388824751789">
            <text:p>1.36</text:p>
          </table:table-cell>
          <table:table-cell office:value-type="float" office:value="43.31">
            <text:p>43.31</text:p>
          </table:table-cell>
          <table:table-cell table:formula="of:=[.D198]/[.A198]" office:value-type="float" office:value="1">
            <text:p>1</text:p>
          </table:table-cell>
          <table:table-cell office:value-type="float" office:value="43.9">
            <text:p>43.9</text:p>
          </table:table-cell>
          <table:table-cell table:formula="of:=[.F198]/[.A198]" office:value-type="float" office:value="1.01362271992611">
            <text:p>1.01</text:p>
          </table:table-cell>
          <table:table-cell office:value-type="float" office:value="43.9">
            <text:p>43.9</text:p>
          </table:table-cell>
          <table:table-cell table:formula="of:=[.H198]/[.A198]" office:value-type="float" office:value="1.01362271992611">
            <text:p>1.01</text:p>
          </table:table-cell>
          <table:table-cell office:value-type="float" office:value="43.9">
            <text:p>43.9</text:p>
          </table:table-cell>
          <table:table-cell table:formula="of:=[.J198]/[.A198]" office:value-type="float" office:value="1.01362271992611">
            <text:p>1.01</text:p>
          </table:table-cell>
          <table:table-cell table:number-columns-repeated="5"/>
        </table:table-row>
        <table:table-row table:style-name="ro1">
          <table:table-cell office:value-type="float" office:value="89.5">
            <text:p>89.5</text:p>
          </table:table-cell>
          <table:table-cell office:value-type="float" office:value="103.84">
            <text:p>103.84</text:p>
          </table:table-cell>
          <table:table-cell table:formula="of:=[.B199]/[.A199]" office:value-type="float" office:value="1.16022346368715">
            <text:p>1.16</text:p>
          </table:table-cell>
          <table:table-cell office:value-type="float" office:value="91.25">
            <text:p>91.25</text:p>
          </table:table-cell>
          <table:table-cell table:formula="of:=[.D199]/[.A199]" office:value-type="float" office:value="1.0195530726257">
            <text:p>1.02</text:p>
          </table:table-cell>
          <table:table-cell office:value-type="float" office:value="91.25">
            <text:p>91.25</text:p>
          </table:table-cell>
          <table:table-cell table:formula="of:=[.F199]/[.A199]" office:value-type="float" office:value="1.0195530726257">
            <text:p>1.02</text:p>
          </table:table-cell>
          <table:table-cell office:value-type="float" office:value="95.84">
            <text:p>95.84</text:p>
          </table:table-cell>
          <table:table-cell table:formula="of:=[.H199]/[.A199]" office:value-type="float" office:value="1.07083798882682">
            <text:p>1.07</text:p>
          </table:table-cell>
          <table:table-cell office:value-type="float" office:value="91.25">
            <text:p>91.25</text:p>
          </table:table-cell>
          <table:table-cell table:formula="of:=[.J199]/[.A199]" office:value-type="float" office:value="1.0195530726257">
            <text:p>1.02</text:p>
          </table:table-cell>
          <table:table-cell table:number-columns-repeated="5"/>
        </table:table-row>
        <table:table-row table:style-name="ro1">
          <table:table-cell office:value-type="float" office:value="448.17">
            <text:p>448.17</text:p>
          </table:table-cell>
          <table:table-cell office:value-type="float" office:value="456.66">
            <text:p>456.66</text:p>
          </table:table-cell>
          <table:table-cell table:formula="of:=[.B200]/[.A200]" office:value-type="float" office:value="1.01894370439788">
            <text:p>1.02</text:p>
          </table:table-cell>
          <table:table-cell office:value-type="float" office:value="455.24">
            <text:p>455.24</text:p>
          </table:table-cell>
          <table:table-cell table:formula="of:=[.D200]/[.A200]" office:value-type="float" office:value="1.01577526385077">
            <text:p>1.02</text:p>
          </table:table-cell>
          <table:table-cell office:value-type="float" office:value="457">
            <text:p>457</text:p>
          </table:table-cell>
          <table:table-cell table:formula="of:=[.F200]/[.A200]" office:value-type="float" office:value="1.01970234509226">
            <text:p>1.02</text:p>
          </table:table-cell>
          <table:table-cell office:value-type="float" office:value="456.66">
            <text:p>456.66</text:p>
          </table:table-cell>
          <table:table-cell table:formula="of:=[.H200]/[.A200]" office:value-type="float" office:value="1.01894370439788">
            <text:p>1.02</text:p>
          </table:table-cell>
          <table:table-cell office:value-type="float" office:value="454.66">
            <text:p>454.66</text:p>
          </table:table-cell>
          <table:table-cell table:formula="of:=[.J200]/[.A200]" office:value-type="float" office:value="1.01448111207801">
            <text:p>1.01</text:p>
          </table:table-cell>
          <table:table-cell table:number-columns-repeated="5"/>
        </table:table-row>
        <table:table-row table:style-name="ro1">
          <table:table-cell office:value-type="float" office:value="410.85">
            <text:p>410.85</text:p>
          </table:table-cell>
          <table:table-cell office:value-type="float" office:value="428.18">
            <text:p>428.18</text:p>
          </table:table-cell>
          <table:table-cell table:formula="of:=[.B201]/[.A201]" office:value-type="float" office:value="1.04218084459048">
            <text:p>1.04</text:p>
          </table:table-cell>
          <table:table-cell office:value-type="float" office:value="418.56">
            <text:p>418.56</text:p>
          </table:table-cell>
          <table:table-cell table:formula="of:=[.D201]/[.A201]" office:value-type="float" office:value="1.01876597298284">
            <text:p>1.02</text:p>
          </table:table-cell>
          <table:table-cell office:value-type="float" office:value="416.81">
            <text:p>416.81</text:p>
          </table:table-cell>
          <table:table-cell table:formula="of:=[.F201]/[.A201]" office:value-type="float" office:value="1.01450651089205">
            <text:p>1.01</text:p>
          </table:table-cell>
          <table:table-cell office:value-type="float" office:value="427.59">
            <text:p>427.59</text:p>
          </table:table-cell>
          <table:table-cell table:formula="of:=[.H201]/[.A201]" office:value-type="float" office:value="1.0407447973713">
            <text:p>1.04</text:p>
          </table:table-cell>
          <table:table-cell office:value-type="float" office:value="415.63">
            <text:p>415.63</text:p>
          </table:table-cell>
          <table:table-cell table:formula="of:=[.J201]/[.A201]" office:value-type="float" office:value="1.01163441645369">
            <text:p>1.01</text:p>
          </table:table-cell>
          <table:table-cell table:number-columns-repeated="5"/>
        </table:table-row>
        <table:table-row table:style-name="ro1">
          <table:table-cell office:value-type="float" office:value="38.8">
            <text:p>38.8</text:p>
          </table:table-cell>
          <table:table-cell office:value-type="float" office:value="44.9">
            <text:p>44.9</text:p>
          </table:table-cell>
          <table:table-cell table:formula="of:=[.B202]/[.A202]" office:value-type="float" office:value="1.15721649484536">
            <text:p>1.16</text:p>
          </table:table-cell>
          <table:table-cell office:value-type="float" office:value="38.8">
            <text:p>38.8</text:p>
          </table:table-cell>
          <table:table-cell table:formula="of:=[.D202]/[.A202]" office:value-type="float" office:value="1">
            <text:p>1</text:p>
          </table:table-cell>
          <table:table-cell office:value-type="float" office:value="38.8">
            <text:p>38.8</text:p>
          </table:table-cell>
          <table:table-cell table:formula="of:=[.F202]/[.A202]" office:value-type="float" office:value="1">
            <text:p>1</text:p>
          </table:table-cell>
          <table:table-cell office:value-type="float" office:value="38.8">
            <text:p>38.8</text:p>
          </table:table-cell>
          <table:table-cell table:formula="of:=[.H202]/[.A202]" office:value-type="float" office:value="1">
            <text:p>1</text:p>
          </table:table-cell>
          <table:table-cell office:value-type="float" office:value="38.8">
            <text:p>38.8</text:p>
          </table:table-cell>
          <table:table-cell table:formula="of:=[.J202]/[.A202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69.21">
            <text:p>69.21</text:p>
          </table:table-cell>
          <table:table-cell office:value-type="float" office:value="75.8">
            <text:p>75.8</text:p>
          </table:table-cell>
          <table:table-cell table:formula="of:=[.B203]/[.A203]" office:value-type="float" office:value="1.09521745412513">
            <text:p>1.1</text:p>
          </table:table-cell>
          <table:table-cell office:value-type="float" office:value="69.8">
            <text:p>69.8</text:p>
          </table:table-cell>
          <table:table-cell table:formula="of:=[.D203]/[.A203]" office:value-type="float" office:value="1.00852477965612">
            <text:p>1.01</text:p>
          </table:table-cell>
          <table:table-cell office:value-type="float" office:value="70.38">
            <text:p>70.38</text:p>
          </table:table-cell>
          <table:table-cell table:formula="of:=[.F203]/[.A203]" office:value-type="float" office:value="1.01690507152146">
            <text:p>1.02</text:p>
          </table:table-cell>
          <table:table-cell office:value-type="float" office:value="75.8">
            <text:p>75.8</text:p>
          </table:table-cell>
          <table:table-cell table:formula="of:=[.H203]/[.A203]" office:value-type="float" office:value="1.09521745412513">
            <text:p>1.1</text:p>
          </table:table-cell>
          <table:table-cell office:value-type="float" office:value="73.56">
            <text:p>73.56</text:p>
          </table:table-cell>
          <table:table-cell table:formula="of:=[.J203]/[.A203]" office:value-type="float" office:value="1.06285218899003">
            <text:p>1.06</text:p>
          </table:table-cell>
          <table:table-cell table:number-columns-repeated="5"/>
        </table:table-row>
        <table:table-row table:style-name="ro1">
          <table:table-cell office:value-type="float" office:value="489.3">
            <text:p>489.3</text:p>
          </table:table-cell>
          <table:table-cell office:value-type="float" office:value="505.89">
            <text:p>505.89</text:p>
          </table:table-cell>
          <table:table-cell table:formula="of:=[.B204]/[.A204]" office:value-type="float" office:value="1.03390557939914">
            <text:p>1.03</text:p>
          </table:table-cell>
          <table:table-cell office:value-type="float" office:value="500.37">
            <text:p>500.37</text:p>
          </table:table-cell>
          <table:table-cell table:formula="of:=[.D204]/[.A204]" office:value-type="float" office:value="1.02262415695892">
            <text:p>1.02</text:p>
          </table:table-cell>
          <table:table-cell office:value-type="float" office:value="500.37">
            <text:p>500.37</text:p>
          </table:table-cell>
          <table:table-cell table:formula="of:=[.F204]/[.A204]" office:value-type="float" office:value="1.02262415695892">
            <text:p>1.02</text:p>
          </table:table-cell>
          <table:table-cell office:value-type="float" office:value="498.62">
            <text:p>498.62</text:p>
          </table:table-cell>
          <table:table-cell table:formula="of:=[.H204]/[.A204]" office:value-type="float" office:value="1.01904761904762">
            <text:p>1.02</text:p>
          </table:table-cell>
          <table:table-cell office:value-type="float" office:value="502.13">
            <text:p>502.13</text:p>
          </table:table-cell>
          <table:table-cell table:formula="of:=[.J204]/[.A204]" office:value-type="float" office:value="1.02622113222972">
            <text:p>1.03</text:p>
          </table:table-cell>
          <table:table-cell table:number-columns-repeated="5"/>
        </table:table-row>
        <table:table-row table:style-name="ro1">
          <table:table-cell office:value-type="float" office:value="96.9">
            <text:p>96.9</text:p>
          </table:table-cell>
          <table:table-cell office:value-type="float" office:value="99.24">
            <text:p>99.24</text:p>
          </table:table-cell>
          <table:table-cell table:formula="of:=[.B205]/[.A205]" office:value-type="float" office:value="1.02414860681115">
            <text:p>1.02</text:p>
          </table:table-cell>
          <table:table-cell office:value-type="float" office:value="96.07">
            <text:p>96.07</text:p>
          </table:table-cell>
          <table:table-cell table:formula="of:=[.D205]/[.A205]" office:value-type="float" office:value="0.991434468524252">
            <text:p>0.99</text:p>
          </table:table-cell>
          <table:table-cell office:value-type="float" office:value="96.66">
            <text:p>96.66</text:p>
          </table:table-cell>
          <table:table-cell table:formula="of:=[.F205]/[.A205]" office:value-type="float" office:value="0.997523219814241">
            <text:p>1</text:p>
          </table:table-cell>
          <table:table-cell office:value-type="float" office:value="99.24">
            <text:p>99.24</text:p>
          </table:table-cell>
          <table:table-cell table:formula="of:=[.H205]/[.A205]" office:value-type="float" office:value="1.02414860681115">
            <text:p>1.02</text:p>
          </table:table-cell>
          <table:table-cell office:value-type="float" office:value="96.07">
            <text:p>96.07</text:p>
          </table:table-cell>
          <table:table-cell table:formula="of:=[.J205]/[.A205]" office:value-type="float" office:value="0.991434468524252">
            <text:p>0.99</text:p>
          </table:table-cell>
          <table:table-cell table:number-columns-repeated="5"/>
        </table:table-row>
        <table:table-row table:style-name="ro1">
          <table:table-cell office:value-type="float" office:value="373.05">
            <text:p>373.05</text:p>
          </table:table-cell>
          <table:table-cell office:value-type="float" office:value="380.61">
            <text:p>380.61</text:p>
          </table:table-cell>
          <table:table-cell table:formula="of:=[.B206]/[.A206]" office:value-type="float" office:value="1.02026537997587">
            <text:p>1.02</text:p>
          </table:table-cell>
          <table:table-cell office:value-type="float" office:value="382.36">
            <text:p>382.36</text:p>
          </table:table-cell>
          <table:table-cell table:formula="of:=[.D206]/[.A206]" office:value-type="float" office:value="1.02495644015548">
            <text:p>1.02</text:p>
          </table:table-cell>
          <table:table-cell office:value-type="float" office:value="381.98">
            <text:p>381.98</text:p>
          </table:table-cell>
          <table:table-cell table:formula="of:=[.F206]/[.A206]" office:value-type="float" office:value="1.02393780994505">
            <text:p>1.02</text:p>
          </table:table-cell>
          <table:table-cell office:value-type="float" office:value="380.61">
            <text:p>380.61</text:p>
          </table:table-cell>
          <table:table-cell table:formula="of:=[.H206]/[.A206]" office:value-type="float" office:value="1.02026537997587">
            <text:p>1.02</text:p>
          </table:table-cell>
          <table:table-cell office:value-type="float" office:value="382.95">
            <text:p>382.95</text:p>
          </table:table-cell>
          <table:table-cell table:formula="of:=[.J206]/[.A206]" office:value-type="float" office:value="1.02653799758745">
            <text:p>1.03</text:p>
          </table:table-cell>
          <table:table-cell table:number-columns-repeated="5"/>
        </table:table-row>
        <table:table-row table:style-name="ro1">
          <table:table-cell office:value-type="float" office:value="455.82">
            <text:p>455.82</text:p>
          </table:table-cell>
          <table:table-cell office:value-type="float" office:value="464.79">
            <text:p>464.79</text:p>
          </table:table-cell>
          <table:table-cell table:formula="of:=[.B207]/[.A207]" office:value-type="float" office:value="1.01967882058707">
            <text:p>1.02</text:p>
          </table:table-cell>
          <table:table-cell office:value-type="float" office:value="460.06">
            <text:p>460.06</text:p>
          </table:table-cell>
          <table:table-cell table:formula="of:=[.D207]/[.A207]" office:value-type="float" office:value="1.00930191742354">
            <text:p>1.01</text:p>
          </table:table-cell>
          <table:table-cell office:value-type="float" office:value="463.58">
            <text:p>463.58</text:p>
          </table:table-cell>
          <table:table-cell table:formula="of:=[.F207]/[.A207]" office:value-type="float" office:value="1.01702426396385">
            <text:p>1.02</text:p>
          </table:table-cell>
          <table:table-cell office:value-type="float" office:value="462.79">
            <text:p>462.79</text:p>
          </table:table-cell>
          <table:table-cell table:formula="of:=[.H207]/[.A207]" office:value-type="float" office:value="1.01529112368918">
            <text:p>1.02</text:p>
          </table:table-cell>
          <table:table-cell office:value-type="float" office:value="465.13">
            <text:p>465.13</text:p>
          </table:table-cell>
          <table:table-cell table:formula="of:=[.J207]/[.A207]" office:value-type="float" office:value="1.02042472905972">
            <text:p>1.02</text:p>
          </table:table-cell>
          <table:table-cell table:number-columns-repeated="5"/>
        </table:table-row>
        <table:table-row table:style-name="ro1">
          <table:table-cell office:value-type="float" office:value="207.74">
            <text:p>207.74</text:p>
          </table:table-cell>
          <table:table-cell office:value-type="float" office:value="224.32">
            <text:p>224.32</text:p>
          </table:table-cell>
          <table:table-cell table:formula="of:=[.B208]/[.A208]" office:value-type="float" office:value="1.07981130258978">
            <text:p>1.08</text:p>
          </table:table-cell>
          <table:table-cell office:value-type="float" office:value="209.49">
            <text:p>209.49</text:p>
          </table:table-cell>
          <table:table-cell table:formula="of:=[.D208]/[.A208]" office:value-type="float" office:value="1.00842399152787">
            <text:p>1.01</text:p>
          </table:table-cell>
          <table:table-cell office:value-type="float" office:value="208.32">
            <text:p>208.32</text:p>
          </table:table-cell>
          <table:table-cell table:formula="of:=[.F208]/[.A208]" office:value-type="float" office:value="1.00279195147781">
            <text:p>1</text:p>
          </table:table-cell>
          <table:table-cell office:value-type="float" office:value="221.15">
            <text:p>221.15</text:p>
          </table:table-cell>
          <table:table-cell table:formula="of:=[.H208]/[.A208]" office:value-type="float" office:value="1.06455184365072">
            <text:p>1.06</text:p>
          </table:table-cell>
          <table:table-cell office:value-type="float" office:value="209.49">
            <text:p>209.49</text:p>
          </table:table-cell>
          <table:table-cell table:formula="of:=[.J208]/[.A208]" office:value-type="float" office:value="1.00842399152787">
            <text:p>1.01</text:p>
          </table:table-cell>
          <table:table-cell table:number-columns-repeated="5"/>
        </table:table-row>
        <table:table-row table:style-name="ro1">
          <table:table-cell office:value-type="float" office:value="386.09">
            <text:p>386.09</text:p>
          </table:table-cell>
          <table:table-cell office:value-type="float" office:value="398.23">
            <text:p>398.23</text:p>
          </table:table-cell>
          <table:table-cell table:formula="of:=[.B209]/[.A209]" office:value-type="float" office:value="1.03144344582869">
            <text:p>1.03</text:p>
          </table:table-cell>
          <table:table-cell office:value-type="float" office:value="394.33">
            <text:p>394.33</text:p>
          </table:table-cell>
          <table:table-cell table:formula="of:=[.D209]/[.A209]" office:value-type="float" office:value="1.02134217410448">
            <text:p>1.02</text:p>
          </table:table-cell>
          <table:table-cell office:value-type="float" office:value="394.92">
            <text:p>394.92</text:p>
          </table:table-cell>
          <table:table-cell table:formula="of:=[.F209]/[.A209]" office:value-type="float" office:value="1.02287031521148">
            <text:p>1.02</text:p>
          </table:table-cell>
          <table:table-cell office:value-type="float" office:value="397.65">
            <text:p>397.65</text:p>
          </table:table-cell>
          <table:table-cell table:formula="of:=[.H209]/[.A209]" office:value-type="float" office:value="1.02994120541843">
            <text:p>1.03</text:p>
          </table:table-cell>
          <table:table-cell office:value-type="float" office:value="393.75">
            <text:p>393.75</text:p>
          </table:table-cell>
          <table:table-cell table:formula="of:=[.J209]/[.A209]" office:value-type="float" office:value="1.01983993369422">
            <text:p>1.02</text:p>
          </table:table-cell>
          <table:table-cell table:number-columns-repeated="5"/>
        </table:table-row>
        <table:table-row table:style-name="ro1">
          <table:table-cell office:value-type="float" office:value="352.21">
            <text:p>352.21</text:p>
          </table:table-cell>
          <table:table-cell office:value-type="float" office:value="358.41">
            <text:p>358.41</text:p>
          </table:table-cell>
          <table:table-cell table:formula="of:=[.B210]/[.A210]" office:value-type="float" office:value="1.01760313449363">
            <text:p>1.02</text:p>
          </table:table-cell>
          <table:table-cell office:value-type="float" office:value="356.07">
            <text:p>356.07</text:p>
          </table:table-cell>
          <table:table-cell table:formula="of:=[.D210]/[.A210]" office:value-type="float" office:value="1.0109593708299">
            <text:p>1.01</text:p>
          </table:table-cell>
          <table:table-cell office:value-type="float" office:value="356.07">
            <text:p>356.07</text:p>
          </table:table-cell>
          <table:table-cell table:formula="of:=[.F210]/[.A210]" office:value-type="float" office:value="1.0109593708299">
            <text:p>1.01</text:p>
          </table:table-cell>
          <table:table-cell office:value-type="float" office:value="358.41">
            <text:p>358.41</text:p>
          </table:table-cell>
          <table:table-cell table:formula="of:=[.H210]/[.A210]" office:value-type="float" office:value="1.01760313449363">
            <text:p>1.02</text:p>
          </table:table-cell>
          <table:table-cell office:value-type="float" office:value="353.14">
            <text:p>353.14</text:p>
          </table:table-cell>
          <table:table-cell table:formula="of:=[.J210]/[.A210]" office:value-type="float" office:value="1.00264047017404">
            <text:p>1</text:p>
          </table:table-cell>
          <table:table-cell table:number-columns-repeated="5"/>
        </table:table-row>
        <table:table-row table:style-name="ro1">
          <table:table-cell office:value-type="float" office:value="207.65">
            <text:p>207.65</text:p>
          </table:table-cell>
          <table:table-cell office:value-type="float" office:value="227.17">
            <text:p>227.17</text:p>
          </table:table-cell>
          <table:table-cell table:formula="of:=[.B211]/[.A211]" office:value-type="float" office:value="1.09400433421623">
            <text:p>1.09</text:p>
          </table:table-cell>
          <table:table-cell office:value-type="float" office:value="210.58">
            <text:p>210.58</text:p>
          </table:table-cell>
          <table:table-cell table:formula="of:=[.D211]/[.A211]" office:value-type="float" office:value="1.01411028172406">
            <text:p>1.01</text:p>
          </table:table-cell>
          <table:table-cell office:value-type="float" office:value="208.82">
            <text:p>208.82</text:p>
          </table:table-cell>
          <table:table-cell table:formula="of:=[.F211]/[.A211]" office:value-type="float" office:value="1.005634481098">
            <text:p>1.01</text:p>
          </table:table-cell>
          <table:table-cell office:value-type="float" office:value="211.99">
            <text:p>211.99</text:p>
          </table:table-cell>
          <table:table-cell table:formula="of:=[.H211]/[.A211]" office:value-type="float" office:value="1.02090055381652">
            <text:p>1.02</text:p>
          </table:table-cell>
          <table:table-cell office:value-type="float" office:value="209.41">
            <text:p>209.41</text:p>
          </table:table-cell>
          <table:table-cell table:formula="of:=[.J211]/[.A211]" office:value-type="float" office:value="1.00847580062605">
            <text:p>1.01</text:p>
          </table:table-cell>
          <table:table-cell table:number-columns-repeated="5"/>
        </table:table-row>
        <table:table-row table:style-name="ro1">
          <table:table-cell office:value-type="float" office:value="136.58">
            <text:p>136.58</text:p>
          </table:table-cell>
          <table:table-cell office:value-type="float" office:value="147.02">
            <text:p>147.02</text:p>
          </table:table-cell>
          <table:table-cell table:formula="of:=[.B212]/[.A212]" office:value-type="float" office:value="1.07643871723532">
            <text:p>1.08</text:p>
          </table:table-cell>
          <table:table-cell office:value-type="float" office:value="144.2">
            <text:p>144.2</text:p>
          </table:table-cell>
          <table:table-cell table:formula="of:=[.D212]/[.A212]" office:value-type="float" office:value="1.05579147752233">
            <text:p>1.06</text:p>
          </table:table-cell>
          <table:table-cell office:value-type="float" office:value="138.34">
            <text:p>138.34</text:p>
          </table:table-cell>
          <table:table-cell table:formula="of:=[.F212]/[.A212]" office:value-type="float" office:value="1.01288622053009">
            <text:p>1.01</text:p>
          </table:table-cell>
          <table:table-cell office:value-type="float" office:value="147.02">
            <text:p>147.02</text:p>
          </table:table-cell>
          <table:table-cell table:formula="of:=[.H212]/[.A212]" office:value-type="float" office:value="1.07643871723532">
            <text:p>1.08</text:p>
          </table:table-cell>
          <table:table-cell office:value-type="float" office:value="137.75">
            <text:p>137.75</text:p>
          </table:table-cell>
          <table:table-cell table:formula="of:=[.J212]/[.A212]" office:value-type="float" office:value="1.00856640796603">
            <text:p>1.01</text:p>
          </table:table-cell>
          <table:table-cell table:number-columns-repeated="5"/>
        </table:table-row>
        <table:table-row table:style-name="ro1">
          <table:table-cell office:value-type="float" office:value="67.87">
            <text:p>67.87</text:p>
          </table:table-cell>
          <table:table-cell office:value-type="float" office:value="68.46">
            <text:p>68.46</text:p>
          </table:table-cell>
          <table:table-cell table:formula="of:=[.B213]/[.A213]" office:value-type="float" office:value="1.00869308973037">
            <text:p>1.01</text:p>
          </table:table-cell>
          <table:table-cell office:value-type="float" office:value="67.87">
            <text:p>67.87</text:p>
          </table:table-cell>
          <table:table-cell table:formula="of:=[.D213]/[.A213]" office:value-type="float" office:value="1">
            <text:p>1</text:p>
          </table:table-cell>
          <table:table-cell office:value-type="float" office:value="67.87">
            <text:p>67.87</text:p>
          </table:table-cell>
          <table:table-cell table:formula="of:=[.F213]/[.A213]" office:value-type="float" office:value="1">
            <text:p>1</text:p>
          </table:table-cell>
          <table:table-cell office:value-type="float" office:value="68.46">
            <text:p>68.46</text:p>
          </table:table-cell>
          <table:table-cell table:formula="of:=[.H213]/[.A213]" office:value-type="float" office:value="1.00869308973037">
            <text:p>1.01</text:p>
          </table:table-cell>
          <table:table-cell office:value-type="float" office:value="69.04">
            <text:p>69.04</text:p>
          </table:table-cell>
          <table:table-cell table:formula="of:=[.J213]/[.A213]" office:value-type="float" office:value="1.01723883895683">
            <text:p>1.02</text:p>
          </table:table-cell>
          <table:table-cell table:number-columns-repeated="5"/>
        </table:table-row>
        <table:table-row table:style-name="ro1">
          <table:table-cell office:value-type="float" office:value="355.15">
            <text:p>355.15</text:p>
          </table:table-cell>
          <table:table-cell office:value-type="float" office:value="369.78">
            <text:p>369.78</text:p>
          </table:table-cell>
          <table:table-cell table:formula="of:=[.B214]/[.A214]" office:value-type="float" office:value="1.04119386174856">
            <text:p>1.04</text:p>
          </table:table-cell>
          <table:table-cell office:value-type="float" office:value="365.63">
            <text:p>365.63</text:p>
          </table:table-cell>
          <table:table-cell table:formula="of:=[.D214]/[.A214]" office:value-type="float" office:value="1.02950865831339">
            <text:p>1.03</text:p>
          </table:table-cell>
          <table:table-cell office:value-type="float" office:value="366.81">
            <text:p>366.81</text:p>
          </table:table-cell>
          <table:table-cell table:formula="of:=[.F214]/[.A214]" office:value-type="float" office:value="1.03283119808532">
            <text:p>1.03</text:p>
          </table:table-cell>
          <table:table-cell office:value-type="float" office:value="369.78">
            <text:p>369.78</text:p>
          </table:table-cell>
          <table:table-cell table:formula="of:=[.H214]/[.A214]" office:value-type="float" office:value="1.04119386174856">
            <text:p>1.04</text:p>
          </table:table-cell>
          <table:table-cell office:value-type="float" office:value="363.88">
            <text:p>363.88</text:p>
          </table:table-cell>
          <table:table-cell table:formula="of:=[.J214]/[.A214]" office:value-type="float" office:value="1.02458116288892">
            <text:p>1.02</text:p>
          </table:table-cell>
          <table:table-cell table:number-columns-repeated="5"/>
        </table:table-row>
        <table:table-row table:style-name="ro1">
          <table:table-cell office:value-type="float" office:value="326.75">
            <text:p>326.75</text:p>
          </table:table-cell>
          <table:table-cell office:value-type="float" office:value="333.92">
            <text:p>333.92</text:p>
          </table:table-cell>
          <table:table-cell table:formula="of:=[.B215]/[.A215]" office:value-type="float" office:value="1.02194338179036">
            <text:p>1.02</text:p>
          </table:table-cell>
          <table:table-cell office:value-type="float" office:value="333.09">
            <text:p>333.09</text:p>
          </table:table-cell>
          <table:table-cell table:formula="of:=[.D215]/[.A215]" office:value-type="float" office:value="1.01940321346595">
            <text:p>1.02</text:p>
          </table:table-cell>
          <table:table-cell office:value-type="float" office:value="334.85">
            <text:p>334.85</text:p>
          </table:table-cell>
          <table:table-cell table:formula="of:=[.F215]/[.A215]" office:value-type="float" office:value="1.0247895944912">
            <text:p>1.02</text:p>
          </table:table-cell>
          <table:table-cell office:value-type="float" office:value="333.92">
            <text:p>333.92</text:p>
          </table:table-cell>
          <table:table-cell table:formula="of:=[.H215]/[.A215]" office:value-type="float" office:value="1.02194338179036">
            <text:p>1.02</text:p>
          </table:table-cell>
          <table:table-cell office:value-type="float" office:value="332.5">
            <text:p>332.5</text:p>
          </table:table-cell>
          <table:table-cell table:formula="of:=[.J215]/[.A215]" office:value-type="float" office:value="1.01759755164499">
            <text:p>1.02</text:p>
          </table:table-cell>
          <table:table-cell table:number-columns-repeated="5"/>
        </table:table-row>
        <table:table-row table:style-name="ro1">
          <table:table-cell office:value-type="float" office:value="181.27">
            <text:p>181.27</text:p>
          </table:table-cell>
          <table:table-cell office:value-type="float" office:value="191.95">
            <text:p>191.95</text:p>
          </table:table-cell>
          <table:table-cell table:formula="of:=[.B216]/[.A216]" office:value-type="float" office:value="1.05891763667457">
            <text:p>1.06</text:p>
          </table:table-cell>
          <table:table-cell office:value-type="float" office:value="185.95">
            <text:p>185.95</text:p>
          </table:table-cell>
          <table:table-cell table:formula="of:=[.D216]/[.A216]" office:value-type="float" office:value="1.02581784078998">
            <text:p>1.03</text:p>
          </table:table-cell>
          <table:table-cell office:value-type="float" office:value="187.71">
            <text:p>187.71</text:p>
          </table:table-cell>
          <table:table-cell table:formula="of:=[.F216]/[.A216]" office:value-type="float" office:value="1.03552711424946">
            <text:p>1.04</text:p>
          </table:table-cell>
          <table:table-cell office:value-type="float" office:value="183.85">
            <text:p>183.85</text:p>
          </table:table-cell>
          <table:table-cell table:formula="of:=[.H216]/[.A216]" office:value-type="float" office:value="1.01423291223037">
            <text:p>1.01</text:p>
          </table:table-cell>
          <table:table-cell office:value-type="float" office:value="182.44">
            <text:p>182.44</text:p>
          </table:table-cell>
          <table:table-cell table:formula="of:=[.J216]/[.A216]" office:value-type="float" office:value="1.0064544601975">
            <text:p>1.01</text:p>
          </table:table-cell>
          <table:table-cell table:number-columns-repeated="5"/>
        </table:table-row>
        <table:table-row table:style-name="ro1">
          <table:table-cell office:value-type="float" office:value="420.68">
            <text:p>420.68</text:p>
          </table:table-cell>
          <table:table-cell office:value-type="float" office:value="432.48">
            <text:p>432.48</text:p>
          </table:table-cell>
          <table:table-cell table:formula="of:=[.B217]/[.A217]" office:value-type="float" office:value="1.02804982409432">
            <text:p>1.03</text:p>
          </table:table-cell>
          <table:table-cell office:value-type="float" office:value="432.92">
            <text:p>432.92</text:p>
          </table:table-cell>
          <table:table-cell table:formula="of:=[.D217]/[.A217]" office:value-type="float" office:value="1.02909574973852">
            <text:p>1.03</text:p>
          </table:table-cell>
          <table:table-cell office:value-type="float" office:value="434.58">
            <text:p>434.58</text:p>
          </table:table-cell>
          <table:table-cell table:formula="of:=[.F217]/[.A217]" office:value-type="float" office:value="1.03304174194162">
            <text:p>1.03</text:p>
          </table:table-cell>
          <table:table-cell office:value-type="float" office:value="432.48">
            <text:p>432.48</text:p>
          </table:table-cell>
          <table:table-cell table:formula="of:=[.H217]/[.A217]" office:value-type="float" office:value="1.02804982409432">
            <text:p>1.03</text:p>
          </table:table-cell>
          <table:table-cell office:value-type="float" office:value="431.75">
            <text:p>431.75</text:p>
          </table:table-cell>
          <table:table-cell table:formula="of:=[.J217]/[.A217]" office:value-type="float" office:value="1.02631453836645">
            <text:p>1.03</text:p>
          </table:table-cell>
          <table:table-cell table:number-columns-repeated="5"/>
        </table:table-row>
        <table:table-row table:style-name="ro1">
          <table:table-cell office:value-type="float" office:value="66.21">
            <text:p>66.21</text:p>
          </table:table-cell>
          <table:table-cell office:value-type="float" office:value="72.21">
            <text:p>72.21</text:p>
          </table:table-cell>
          <table:table-cell table:formula="of:=[.B218]/[.A218]" office:value-type="float" office:value="1.09062075215224">
            <text:p>1.09</text:p>
          </table:table-cell>
          <table:table-cell office:value-type="float" office:value="66.21">
            <text:p>66.21</text:p>
          </table:table-cell>
          <table:table-cell table:formula="of:=[.D218]/[.A218]" office:value-type="float" office:value="1">
            <text:p>1</text:p>
          </table:table-cell>
          <table:table-cell office:value-type="float" office:value="66.21">
            <text:p>66.21</text:p>
          </table:table-cell>
          <table:table-cell table:formula="of:=[.F218]/[.A218]" office:value-type="float" office:value="1">
            <text:p>1</text:p>
          </table:table-cell>
          <table:table-cell office:value-type="float" office:value="66.21">
            <text:p>66.21</text:p>
          </table:table-cell>
          <table:table-cell table:formula="of:=[.H218]/[.A218]" office:value-type="float" office:value="1">
            <text:p>1</text:p>
          </table:table-cell>
          <table:table-cell office:value-type="float" office:value="66.21">
            <text:p>66.21</text:p>
          </table:table-cell>
          <table:table-cell table:formula="of:=[.J218]/[.A218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413.75">
            <text:p>413.75</text:p>
          </table:table-cell>
          <table:table-cell office:value-type="float" office:value="427.26">
            <text:p>427.26</text:p>
          </table:table-cell>
          <table:table-cell table:formula="of:=[.B219]/[.A219]" office:value-type="float" office:value="1.03265256797583">
            <text:p>1.03</text:p>
          </table:table-cell>
          <table:table-cell office:value-type="float" office:value="422.09">
            <text:p>422.09</text:p>
          </table:table-cell>
          <table:table-cell table:formula="of:=[.D219]/[.A219]" office:value-type="float" office:value="1.02015709969789">
            <text:p>1.02</text:p>
          </table:table-cell>
          <table:table-cell office:value-type="float" office:value="423.26">
            <text:p>423.26</text:p>
          </table:table-cell>
          <table:table-cell table:formula="of:=[.F219]/[.A219]" office:value-type="float" office:value="1.02298489425982">
            <text:p>1.02</text:p>
          </table:table-cell>
          <table:table-cell office:value-type="float" office:value="427.26">
            <text:p>427.26</text:p>
          </table:table-cell>
          <table:table-cell table:formula="of:=[.H219]/[.A219]" office:value-type="float" office:value="1.03265256797583">
            <text:p>1.03</text:p>
          </table:table-cell>
          <table:table-cell office:value-type="float" office:value="420.33">
            <text:p>420.33</text:p>
          </table:table-cell>
          <table:table-cell table:formula="of:=[.J219]/[.A219]" office:value-type="float" office:value="1.01590332326284">
            <text:p>1.02</text:p>
          </table:table-cell>
          <table:table-cell table:number-columns-repeated="5"/>
        </table:table-row>
        <table:table-row table:style-name="ro1">
          <table:table-cell office:value-type="float" office:value="403.68">
            <text:p>403.68</text:p>
          </table:table-cell>
          <table:table-cell office:value-type="float" office:value="418.85">
            <text:p>418.85</text:p>
          </table:table-cell>
          <table:table-cell table:formula="of:=[.B220]/[.A220]" office:value-type="float" office:value="1.03757927070947">
            <text:p>1.04</text:p>
          </table:table-cell>
          <table:table-cell office:value-type="float" office:value="414.61">
            <text:p>414.61</text:p>
          </table:table-cell>
          <table:table-cell table:formula="of:=[.D220]/[.A220]" office:value-type="float" office:value="1.02707590170432">
            <text:p>1.03</text:p>
          </table:table-cell>
          <table:table-cell office:value-type="float" office:value="415.19">
            <text:p>415.19</text:p>
          </table:table-cell>
          <table:table-cell table:formula="of:=[.F220]/[.A220]" office:value-type="float" office:value="1.02851268331352">
            <text:p>1.03</text:p>
          </table:table-cell>
          <table:table-cell office:value-type="float" office:value="418.85">
            <text:p>418.85</text:p>
          </table:table-cell>
          <table:table-cell table:formula="of:=[.H220]/[.A220]" office:value-type="float" office:value="1.03757927070947">
            <text:p>1.04</text:p>
          </table:table-cell>
          <table:table-cell office:value-type="float" office:value="414.02">
            <text:p>414.02</text:p>
          </table:table-cell>
          <table:table-cell table:formula="of:=[.J220]/[.A220]" office:value-type="float" office:value="1.02561434799841">
            <text:p>1.03</text:p>
          </table:table-cell>
          <table:table-cell table:number-columns-repeated="5"/>
        </table:table-row>
        <table:table-row table:style-name="ro1">
          <table:table-cell office:value-type="float" office:value="376.58">
            <text:p>376.58</text:p>
          </table:table-cell>
          <table:table-cell office:value-type="float" office:value="382.33">
            <text:p>382.33</text:p>
          </table:table-cell>
          <table:table-cell table:formula="of:=[.B221]/[.A221]" office:value-type="float" office:value="1.01526899994689">
            <text:p>1.02</text:p>
          </table:table-cell>
          <table:table-cell office:value-type="float" office:value="381.75">
            <text:p>381.75</text:p>
          </table:table-cell>
          <table:table-cell table:formula="of:=[.D221]/[.A221]" office:value-type="float" office:value="1.01372882256094">
            <text:p>1.01</text:p>
          </table:table-cell>
          <table:table-cell office:value-type="float" office:value="383.5">
            <text:p>383.5</text:p>
          </table:table-cell>
          <table:table-cell table:formula="of:=[.F221]/[.A221]" office:value-type="float" office:value="1.0183759095013">
            <text:p>1.02</text:p>
          </table:table-cell>
          <table:table-cell office:value-type="float" office:value="382.33">
            <text:p>382.33</text:p>
          </table:table-cell>
          <table:table-cell table:formula="of:=[.H221]/[.A221]" office:value-type="float" office:value="1.01526899994689">
            <text:p>1.02</text:p>
          </table:table-cell>
          <table:table-cell office:value-type="float" office:value="379.99">
            <text:p>379.99</text:p>
          </table:table-cell>
          <table:table-cell table:formula="of:=[.J221]/[.A221]" office:value-type="float" office:value="1.00905518083807">
            <text:p>1.01</text:p>
          </table:table-cell>
          <table:table-cell table:number-columns-repeated="5"/>
        </table:table-row>
        <table:table-row table:style-name="ro1">
          <table:table-cell office:value-type="float" office:value="2.41">
            <text:p>2.41</text:p>
          </table:table-cell>
          <table:table-cell office:value-type="float" office:value="3">
            <text:p>3</text:p>
          </table:table-cell>
          <table:table-cell table:formula="of:=[.B222]/[.A222]" office:value-type="float" office:value="1.2448132780083">
            <text:p>1.24</text:p>
          </table:table-cell>
          <table:table-cell office:value-type="float" office:value="2.41">
            <text:p>2.41</text:p>
          </table:table-cell>
          <table:table-cell table:formula="of:=[.D222]/[.A222]" office:value-type="float" office:value="1">
            <text:p>1</text:p>
          </table:table-cell>
          <table:table-cell office:value-type="float" office:value="2.41">
            <text:p>2.41</text:p>
          </table:table-cell>
          <table:table-cell table:formula="of:=[.F222]/[.A222]" office:value-type="float" office:value="1">
            <text:p>1</text:p>
          </table:table-cell>
          <table:table-cell office:value-type="float" office:value="2.41">
            <text:p>2.41</text:p>
          </table:table-cell>
          <table:table-cell table:formula="of:=[.H222]/[.A222]" office:value-type="float" office:value="1">
            <text:p>1</text:p>
          </table:table-cell>
          <table:table-cell office:value-type="float" office:value="2.41">
            <text:p>2.41</text:p>
          </table:table-cell>
          <table:table-cell table:formula="of:=[.J222]/[.A222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399.98">
            <text:p>399.98</text:p>
          </table:table-cell>
          <table:table-cell office:value-type="float" office:value="409.88">
            <text:p>409.88</text:p>
          </table:table-cell>
          <table:table-cell table:formula="of:=[.B223]/[.A223]" office:value-type="float" office:value="1.02475123756188">
            <text:p>1.02</text:p>
          </table:table-cell>
          <table:table-cell office:value-type="float" office:value="406.46">
            <text:p>406.46</text:p>
          </table:table-cell>
          <table:table-cell table:formula="of:=[.D223]/[.A223]" office:value-type="float" office:value="1.0162008100405">
            <text:p>1.02</text:p>
          </table:table-cell>
          <table:table-cell office:value-type="float" office:value="409.98">
            <text:p>409.98</text:p>
          </table:table-cell>
          <table:table-cell table:formula="of:=[.F223]/[.A223]" office:value-type="float" office:value="1.0250012500625">
            <text:p>1.03</text:p>
          </table:table-cell>
          <table:table-cell office:value-type="float" office:value="406.71">
            <text:p>406.71</text:p>
          </table:table-cell>
          <table:table-cell table:formula="of:=[.H223]/[.A223]" office:value-type="float" office:value="1.01682584129206">
            <text:p>1.02</text:p>
          </table:table-cell>
          <table:table-cell office:value-type="float" office:value="405.88">
            <text:p>405.88</text:p>
          </table:table-cell>
          <table:table-cell table:formula="of:=[.J223]/[.A223]" office:value-type="float" office:value="1.01475073753688">
            <text:p>1.01</text:p>
          </table:table-cell>
          <table:table-cell table:number-columns-repeated="5"/>
        </table:table-row>
        <table:table-row table:style-name="ro1">
          <table:table-cell office:value-type="float" office:value="370.59">
            <text:p>370.59</text:p>
          </table:table-cell>
          <table:table-cell office:value-type="float" office:value="385.42">
            <text:p>385.42</text:p>
          </table:table-cell>
          <table:table-cell table:formula="of:=[.B224]/[.A224]" office:value-type="float" office:value="1.04001726975903">
            <text:p>1.04</text:p>
          </table:table-cell>
          <table:table-cell office:value-type="float" office:value="381.08">
            <text:p>381.08</text:p>
          </table:table-cell>
          <table:table-cell table:formula="of:=[.D224]/[.A224]" office:value-type="float" office:value="1.02830621441485">
            <text:p>1.03</text:p>
          </table:table-cell>
          <table:table-cell office:value-type="float" office:value="382.25">
            <text:p>382.25</text:p>
          </table:table-cell>
          <table:table-cell table:formula="of:=[.F224]/[.A224]" office:value-type="float" office:value="1.03146334223805">
            <text:p>1.03</text:p>
          </table:table-cell>
          <table:table-cell office:value-type="float" office:value="385.42">
            <text:p>385.42</text:p>
          </table:table-cell>
          <table:table-cell table:formula="of:=[.H224]/[.A224]" office:value-type="float" office:value="1.04001726975903">
            <text:p>1.04</text:p>
          </table:table-cell>
          <table:table-cell office:value-type="float" office:value="379.91">
            <text:p>379.91</text:p>
          </table:table-cell>
          <table:table-cell table:formula="of:=[.J224]/[.A224]" office:value-type="float" office:value="1.02514908659165">
            <text:p>1.03</text:p>
          </table:table-cell>
          <table:table-cell table:number-columns-repeated="5"/>
        </table:table-row>
        <table:table-row table:style-name="ro1">
          <table:table-cell office:value-type="float" office:value="146.11">
            <text:p>146.11</text:p>
          </table:table-cell>
          <table:table-cell office:value-type="float" office:value="155.38">
            <text:p>155.38</text:p>
          </table:table-cell>
          <table:table-cell table:formula="of:=[.B225]/[.A225]" office:value-type="float" office:value="1.06344534939429">
            <text:p>1.06</text:p>
          </table:table-cell>
          <table:table-cell office:value-type="float" office:value="150.79">
            <text:p>150.79</text:p>
          </table:table-cell>
          <table:table-cell table:formula="of:=[.D225]/[.A225]" office:value-type="float" office:value="1.03203066183013">
            <text:p>1.03</text:p>
          </table:table-cell>
          <table:table-cell office:value-type="float" office:value="146.69">
            <text:p>146.69</text:p>
          </table:table-cell>
          <table:table-cell table:formula="of:=[.F225]/[.A225]" office:value-type="float" office:value="1.00396961193621">
            <text:p>1</text:p>
          </table:table-cell>
          <table:table-cell office:value-type="float" office:value="155.38">
            <text:p>155.38</text:p>
          </table:table-cell>
          <table:table-cell table:formula="of:=[.H225]/[.A225]" office:value-type="float" office:value="1.06344534939429">
            <text:p>1.06</text:p>
          </table:table-cell>
          <table:table-cell office:value-type="float" office:value="146.69">
            <text:p>146.69</text:p>
          </table:table-cell>
          <table:table-cell table:formula="of:=[.J225]/[.A225]" office:value-type="float" office:value="1.00396961193621">
            <text:p>1</text:p>
          </table:table-cell>
          <table:table-cell table:number-columns-repeated="5"/>
        </table:table-row>
        <table:table-row table:style-name="ro1">
          <table:table-cell office:value-type="float" office:value="44.18">
            <text:p>44.18</text:p>
          </table:table-cell>
          <table:table-cell office:value-type="float" office:value="45.36">
            <text:p>45.36</text:p>
          </table:table-cell>
          <table:table-cell table:formula="of:=[.B226]/[.A226]" office:value-type="float" office:value="1.02670891806247">
            <text:p>1.03</text:p>
          </table:table-cell>
          <table:table-cell office:value-type="float" office:value="44.18">
            <text:p>44.18</text:p>
          </table:table-cell>
          <table:table-cell table:formula="of:=[.D226]/[.A226]" office:value-type="float" office:value="1">
            <text:p>1</text:p>
          </table:table-cell>
          <table:table-cell office:value-type="float" office:value="44.18">
            <text:p>44.18</text:p>
          </table:table-cell>
          <table:table-cell table:formula="of:=[.F226]/[.A226]" office:value-type="float" office:value="1">
            <text:p>1</text:p>
          </table:table-cell>
          <table:table-cell office:value-type="float" office:value="44.18">
            <text:p>44.18</text:p>
          </table:table-cell>
          <table:table-cell table:formula="of:=[.H226]/[.A226]" office:value-type="float" office:value="1">
            <text:p>1</text:p>
          </table:table-cell>
          <table:table-cell office:value-type="float" office:value="44.18">
            <text:p>44.18</text:p>
          </table:table-cell>
          <table:table-cell table:formula="of:=[.J226]/[.A226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86.14">
            <text:p>186.14</text:p>
          </table:table-cell>
          <table:table-cell office:value-type="float" office:value="191.99">
            <text:p>191.99</text:p>
          </table:table-cell>
          <table:table-cell table:formula="of:=[.B227]/[.A227]" office:value-type="float" office:value="1.03142795745138">
            <text:p>1.03</text:p>
          </table:table-cell>
          <table:table-cell office:value-type="float" office:value="190.82">
            <text:p>190.82</text:p>
          </table:table-cell>
          <table:table-cell table:formula="of:=[.D227]/[.A227]" office:value-type="float" office:value="1.0251423659611">
            <text:p>1.03</text:p>
          </table:table-cell>
          <table:table-cell office:value-type="float" office:value="193.75">
            <text:p>193.75</text:p>
          </table:table-cell>
          <table:table-cell table:formula="of:=[.F227]/[.A227]" office:value-type="float" office:value="1.04088320618889">
            <text:p>1.04</text:p>
          </table:table-cell>
          <table:table-cell office:value-type="float" office:value="191.99">
            <text:p>191.99</text:p>
          </table:table-cell>
          <table:table-cell table:formula="of:=[.H227]/[.A227]" office:value-type="float" office:value="1.03142795745138">
            <text:p>1.03</text:p>
          </table:table-cell>
          <table:table-cell office:value-type="float" office:value="189.65">
            <text:p>189.65</text:p>
          </table:table-cell>
          <table:table-cell table:formula="of:=[.J227]/[.A227]" office:value-type="float" office:value="1.01885677447083">
            <text:p>1.02</text:p>
          </table:table-cell>
          <table:table-cell table:number-columns-repeated="5"/>
        </table:table-row>
        <table:table-row table:style-name="ro1">
          <table:table-cell office:value-type="float" office:value="374.2">
            <text:p>374.2</text:p>
          </table:table-cell>
          <table:table-cell office:value-type="float" office:value="379.86">
            <text:p>379.86</text:p>
          </table:table-cell>
          <table:table-cell table:formula="of:=[.B228]/[.A228]" office:value-type="float" office:value="1.01512560128274">
            <text:p>1.02</text:p>
          </table:table-cell>
          <table:table-cell office:value-type="float" office:value="378.2">
            <text:p>378.2</text:p>
          </table:table-cell>
          <table:table-cell table:formula="of:=[.D228]/[.A228]" office:value-type="float" office:value="1.01068947087119">
            <text:p>1.01</text:p>
          </table:table-cell>
          <table:table-cell office:value-type="float" office:value="378.79">
            <text:p>378.79</text:p>
          </table:table-cell>
          <table:table-cell table:formula="of:=[.F228]/[.A228]" office:value-type="float" office:value="1.01226616782469">
            <text:p>1.01</text:p>
          </table:table-cell>
          <table:table-cell office:value-type="float" office:value="377.03">
            <text:p>377.03</text:p>
          </table:table-cell>
          <table:table-cell table:formula="of:=[.H228]/[.A228]" office:value-type="float" office:value="1.00756280064137">
            <text:p>1.01</text:p>
          </table:table-cell>
          <table:table-cell office:value-type="float" office:value="377.03">
            <text:p>377.03</text:p>
          </table:table-cell>
          <table:table-cell table:formula="of:=[.J228]/[.A228]" office:value-type="float" office:value="1.00756280064137">
            <text:p>1.01</text:p>
          </table:table-cell>
          <table:table-cell table:number-columns-repeated="5"/>
        </table:table-row>
        <table:table-row table:style-name="ro1">
          <table:table-cell office:value-type="float" office:value="296.28">
            <text:p>296.28</text:p>
          </table:table-cell>
          <table:table-cell office:value-type="float" office:value="307.69">
            <text:p>307.69</text:p>
          </table:table-cell>
          <table:table-cell table:formula="of:=[.B229]/[.A229]" office:value-type="float" office:value="1.03851086809775">
            <text:p>1.04</text:p>
          </table:table-cell>
          <table:table-cell office:value-type="float" office:value="308.04">
            <text:p>308.04</text:p>
          </table:table-cell>
          <table:table-cell table:formula="of:=[.D229]/[.A229]" office:value-type="float" office:value="1.03969218307007">
            <text:p>1.04</text:p>
          </table:table-cell>
          <table:table-cell office:value-type="float" office:value="303.35">
            <text:p>303.35</text:p>
          </table:table-cell>
          <table:table-cell table:formula="of:=[.F229]/[.A229]" office:value-type="float" office:value="1.02386256244093">
            <text:p>1.02</text:p>
          </table:table-cell>
          <table:table-cell office:value-type="float" office:value="307.69">
            <text:p>307.69</text:p>
          </table:table-cell>
          <table:table-cell table:formula="of:=[.H229]/[.A229]" office:value-type="float" office:value="1.03851086809775">
            <text:p>1.04</text:p>
          </table:table-cell>
          <table:table-cell office:value-type="float" office:value="298.28">
            <text:p>298.28</text:p>
          </table:table-cell>
          <table:table-cell table:formula="of:=[.J229]/[.A229]" office:value-type="float" office:value="1.00675037127042">
            <text:p>1.01</text:p>
          </table:table-cell>
          <table:table-cell table:number-columns-repeated="5"/>
        </table:table-row>
        <table:table-row table:style-name="ro1">
          <table:table-cell office:value-type="float" office:value="25.24">
            <text:p>25.24</text:p>
          </table:table-cell>
          <table:table-cell office:value-type="float" office:value="31.83">
            <text:p>31.83</text:p>
          </table:table-cell>
          <table:table-cell table:formula="of:=[.B230]/[.A230]" office:value-type="float" office:value="1.26109350237718">
            <text:p>1.26</text:p>
          </table:table-cell>
          <table:table-cell office:value-type="float" office:value="25.24">
            <text:p>25.24</text:p>
          </table:table-cell>
          <table:table-cell table:formula="of:=[.D230]/[.A230]" office:value-type="float" office:value="1">
            <text:p>1</text:p>
          </table:table-cell>
          <table:table-cell office:value-type="float" office:value="25.24">
            <text:p>25.24</text:p>
          </table:table-cell>
          <table:table-cell table:formula="of:=[.F230]/[.A230]" office:value-type="float" office:value="1">
            <text:p>1</text:p>
          </table:table-cell>
          <table:table-cell office:value-type="float" office:value="25.24">
            <text:p>25.24</text:p>
          </table:table-cell>
          <table:table-cell table:formula="of:=[.H230]/[.A230]" office:value-type="float" office:value="1">
            <text:p>1</text:p>
          </table:table-cell>
          <table:table-cell office:value-type="float" office:value="25.24">
            <text:p>25.24</text:p>
          </table:table-cell>
          <table:table-cell table:formula="of:=[.J230]/[.A230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228.95">
            <text:p>228.95</text:p>
          </table:table-cell>
          <table:table-cell office:value-type="float" office:value="238.27">
            <text:p>238.27</text:p>
          </table:table-cell>
          <table:table-cell table:formula="of:=[.B231]/[.A231]" office:value-type="float" office:value="1.04070757807382">
            <text:p>1.04</text:p>
          </table:table-cell>
          <table:table-cell office:value-type="float" office:value="238.27">
            <text:p>238.27</text:p>
          </table:table-cell>
          <table:table-cell table:formula="of:=[.D231]/[.A231]" office:value-type="float" office:value="1.04070757807382">
            <text:p>1.04</text:p>
          </table:table-cell>
          <table:table-cell office:value-type="float" office:value="238.27">
            <text:p>238.27</text:p>
          </table:table-cell>
          <table:table-cell table:formula="of:=[.F231]/[.A231]" office:value-type="float" office:value="1.04070757807382">
            <text:p>1.04</text:p>
          </table:table-cell>
          <table:table-cell office:value-type="float" office:value="238.27">
            <text:p>238.27</text:p>
          </table:table-cell>
          <table:table-cell table:formula="of:=[.H231]/[.A231]" office:value-type="float" office:value="1.04070757807382">
            <text:p>1.04</text:p>
          </table:table-cell>
          <table:table-cell office:value-type="float" office:value="237.1">
            <text:p>237.1</text:p>
          </table:table-cell>
          <table:table-cell table:formula="of:=[.J231]/[.A231]" office:value-type="float" office:value="1.03559729198515">
            <text:p>1.04</text:p>
          </table:table-cell>
          <table:table-cell table:number-columns-repeated="5"/>
        </table:table-row>
        <table:table-row table:style-name="ro1">
          <table:table-cell office:value-type="float" office:value="187.58">
            <text:p>187.58</text:p>
          </table:table-cell>
          <table:table-cell office:value-type="float" office:value="188.99">
            <text:p>188.99</text:p>
          </table:table-cell>
          <table:table-cell table:formula="of:=[.B232]/[.A232]" office:value-type="float" office:value="1.00751679283506">
            <text:p>1.01</text:p>
          </table:table-cell>
          <table:table-cell office:value-type="float" office:value="188.17">
            <text:p>188.17</text:p>
          </table:table-cell>
          <table:table-cell table:formula="of:=[.D232]/[.A232]" office:value-type="float" office:value="1.00314532466148">
            <text:p>1</text:p>
          </table:table-cell>
          <table:table-cell office:value-type="float" office:value="191.1">
            <text:p>191.1</text:p>
          </table:table-cell>
          <table:table-cell table:formula="of:=[.F232]/[.A232]" office:value-type="float" office:value="1.0187653267939">
            <text:p>1.02</text:p>
          </table:table-cell>
          <table:table-cell office:value-type="float" office:value="188.99">
            <text:p>188.99</text:p>
          </table:table-cell>
          <table:table-cell table:formula="of:=[.H232]/[.A232]" office:value-type="float" office:value="1.00751679283506">
            <text:p>1.01</text:p>
          </table:table-cell>
          <table:table-cell office:value-type="float" office:value="188.75">
            <text:p>188.75</text:p>
          </table:table-cell>
          <table:table-cell table:formula="of:=[.J232]/[.A232]" office:value-type="float" office:value="1.00623733873547">
            <text:p>1.01</text:p>
          </table:table-cell>
          <table:table-cell table:number-columns-repeated="5"/>
        </table:table-row>
        <table:table-row table:style-name="ro1">
          <table:table-cell office:value-type="float" office:value="94.25">
            <text:p>94.25</text:p>
          </table:table-cell>
          <table:table-cell office:value-type="float" office:value="95.91">
            <text:p>95.91</text:p>
          </table:table-cell>
          <table:table-cell table:formula="of:=[.B233]/[.A233]" office:value-type="float" office:value="1.01761273209549">
            <text:p>1.02</text:p>
          </table:table-cell>
          <table:table-cell office:value-type="float" office:value="94.25">
            <text:p>94.25</text:p>
          </table:table-cell>
          <table:table-cell table:formula="of:=[.D233]/[.A233]" office:value-type="float" office:value="1">
            <text:p>1</text:p>
          </table:table-cell>
          <table:table-cell office:value-type="float" office:value="94.25">
            <text:p>94.25</text:p>
          </table:table-cell>
          <table:table-cell table:formula="of:=[.F233]/[.A233]" office:value-type="float" office:value="1">
            <text:p>1</text:p>
          </table:table-cell>
          <table:table-cell office:value-type="float" office:value="94.25">
            <text:p>94.25</text:p>
          </table:table-cell>
          <table:table-cell table:formula="of:=[.H233]/[.A233]" office:value-type="float" office:value="1">
            <text:p>1</text:p>
          </table:table-cell>
          <table:table-cell office:value-type="float" office:value="94.25">
            <text:p>94.25</text:p>
          </table:table-cell>
          <table:table-cell table:formula="of:=[.J233]/[.A233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32.77">
            <text:p>132.77</text:p>
          </table:table-cell>
          <table:table-cell office:value-type="float" office:value="136.77">
            <text:p>136.77</text:p>
          </table:table-cell>
          <table:table-cell table:formula="of:=[.B234]/[.A234]" office:value-type="float" office:value="1.03012728779092">
            <text:p>1.03</text:p>
          </table:table-cell>
          <table:table-cell office:value-type="float" office:value="133.94">
            <text:p>133.94</text:p>
          </table:table-cell>
          <table:table-cell table:formula="of:=[.D234]/[.A234]" office:value-type="float" office:value="1.00881223167884">
            <text:p>1.01</text:p>
          </table:table-cell>
          <table:table-cell office:value-type="float" office:value="135.11">
            <text:p>135.11</text:p>
          </table:table-cell>
          <table:table-cell table:formula="of:=[.F234]/[.A234]" office:value-type="float" office:value="1.01762446335769">
            <text:p>1.02</text:p>
          </table:table-cell>
          <table:table-cell office:value-type="float" office:value="136.77">
            <text:p>136.77</text:p>
          </table:table-cell>
          <table:table-cell table:formula="of:=[.H234]/[.A234]" office:value-type="float" office:value="1.03012728779092">
            <text:p>1.03</text:p>
          </table:table-cell>
          <table:table-cell office:value-type="float" office:value="133.94">
            <text:p>133.94</text:p>
          </table:table-cell>
          <table:table-cell table:formula="of:=[.J234]/[.A234]" office:value-type="float" office:value="1.00881223167884">
            <text:p>1.01</text:p>
          </table:table-cell>
          <table:table-cell table:number-columns-repeated="5"/>
        </table:table-row>
        <table:table-row table:style-name="ro1">
          <table:table-cell office:value-type="float" office:value="320.91">
            <text:p>320.91</text:p>
          </table:table-cell>
          <table:table-cell office:value-type="float" office:value="334.38">
            <text:p>334.38</text:p>
          </table:table-cell>
          <table:table-cell table:formula="of:=[.B235]/[.A235]" office:value-type="float" office:value="1.04197438534168">
            <text:p>1.04</text:p>
          </table:table-cell>
          <table:table-cell office:value-type="float" office:value="324.18">
            <text:p>324.18</text:p>
          </table:table-cell>
          <table:table-cell table:formula="of:=[.D235]/[.A235]" office:value-type="float" office:value="1.0101897728335">
            <text:p>1.01</text:p>
          </table:table-cell>
          <table:table-cell office:value-type="float" office:value="323.01">
            <text:p>323.01</text:p>
          </table:table-cell>
          <table:table-cell table:formula="of:=[.F235]/[.A235]" office:value-type="float" office:value="1.00654389081051">
            <text:p>1.01</text:p>
          </table:table-cell>
          <table:table-cell office:value-type="float" office:value="326.52">
            <text:p>326.52</text:p>
          </table:table-cell>
          <table:table-cell table:formula="of:=[.H235]/[.A235]" office:value-type="float" office:value="1.0174815368795">
            <text:p>1.02</text:p>
          </table:table-cell>
          <table:table-cell office:value-type="float" office:value="321.84">
            <text:p>321.84</text:p>
          </table:table-cell>
          <table:table-cell table:formula="of:=[.J235]/[.A235]" office:value-type="float" office:value="1.00289800878751">
            <text:p>1</text:p>
          </table:table-cell>
          <table:table-cell table:number-columns-repeated="5"/>
        </table:table-row>
        <table:table-row table:style-name="ro1">
          <table:table-cell office:value-type="float" office:value="226.52">
            <text:p>226.52</text:p>
          </table:table-cell>
          <table:table-cell office:value-type="float" office:value="240.72">
            <text:p>240.72</text:p>
          </table:table-cell>
          <table:table-cell table:formula="of:=[.B236]/[.A236]" office:value-type="float" office:value="1.06268762140208">
            <text:p>1.06</text:p>
          </table:table-cell>
          <table:table-cell office:value-type="float" office:value="231.55">
            <text:p>231.55</text:p>
          </table:table-cell>
          <table:table-cell table:formula="of:=[.D236]/[.A236]" office:value-type="float" office:value="1.02220554476426">
            <text:p>1.02</text:p>
          </table:table-cell>
          <table:table-cell office:value-type="float" office:value="228.04">
            <text:p>228.04</text:p>
          </table:table-cell>
          <table:table-cell table:formula="of:=[.F236]/[.A236]" office:value-type="float" office:value="1.00671022426276">
            <text:p>1.01</text:p>
          </table:table-cell>
          <table:table-cell office:value-type="float" office:value="240.72">
            <text:p>240.72</text:p>
          </table:table-cell>
          <table:table-cell table:formula="of:=[.H236]/[.A236]" office:value-type="float" office:value="1.06268762140208">
            <text:p>1.06</text:p>
          </table:table-cell>
          <table:table-cell office:value-type="float" office:value="231.55">
            <text:p>231.55</text:p>
          </table:table-cell>
          <table:table-cell table:formula="of:=[.J236]/[.A236]" office:value-type="float" office:value="1.02220554476426">
            <text:p>1.02</text:p>
          </table:table-cell>
          <table:table-cell table:number-columns-repeated="5"/>
        </table:table-row>
        <table:table-row table:style-name="ro1">
          <table:table-cell office:value-type="float" office:value="269.23">
            <text:p>269.23</text:p>
          </table:table-cell>
          <table:table-cell office:value-type="float" office:value="278.64">
            <text:p>278.64</text:p>
          </table:table-cell>
          <table:table-cell table:formula="of:=[.B237]/[.A237]" office:value-type="float" office:value="1.03495152843294">
            <text:p>1.03</text:p>
          </table:table-cell>
          <table:table-cell office:value-type="float" office:value="274.54">
            <text:p>274.54</text:p>
          </table:table-cell>
          <table:table-cell table:formula="of:=[.D237]/[.A237]" office:value-type="float" office:value="1.01972291349404">
            <text:p>1.02</text:p>
          </table:table-cell>
          <table:table-cell office:value-type="float" office:value="272.4">
            <text:p>272.4</text:p>
          </table:table-cell>
          <table:table-cell table:formula="of:=[.F237]/[.A237]" office:value-type="float" office:value="1.0117743193552">
            <text:p>1.01</text:p>
          </table:table-cell>
          <table:table-cell office:value-type="float" office:value="278.64">
            <text:p>278.64</text:p>
          </table:table-cell>
          <table:table-cell table:formula="of:=[.H237]/[.A237]" office:value-type="float" office:value="1.03495152843294">
            <text:p>1.03</text:p>
          </table:table-cell>
          <table:table-cell office:value-type="float" office:value="275.12">
            <text:p>275.12</text:p>
          </table:table-cell>
          <table:table-cell table:formula="of:=[.J237]/[.A237]" office:value-type="float" office:value="1.02187720536344">
            <text:p>1.02</text:p>
          </table:table-cell>
          <table:table-cell table:number-columns-repeated="5"/>
        </table:table-row>
        <table:table-row table:style-name="ro1">
          <table:table-cell office:value-type="float" office:value="5.83">
            <text:p>5.83</text:p>
          </table:table-cell>
          <table:table-cell office:value-type="float" office:value="8.41">
            <text:p>8.41</text:p>
          </table:table-cell>
          <table:table-cell table:formula="of:=[.B238]/[.A238]" office:value-type="float" office:value="1.44253859348199">
            <text:p>1.44</text:p>
          </table:table-cell>
          <table:table-cell office:value-type="float" office:value="5.83">
            <text:p>5.83</text:p>
          </table:table-cell>
          <table:table-cell table:formula="of:=[.D238]/[.A238]" office:value-type="float" office:value="1">
            <text:p>1</text:p>
          </table:table-cell>
          <table:table-cell office:value-type="float" office:value="5.83">
            <text:p>5.83</text:p>
          </table:table-cell>
          <table:table-cell table:formula="of:=[.F238]/[.A238]" office:value-type="float" office:value="1">
            <text:p>1</text:p>
          </table:table-cell>
          <table:table-cell office:value-type="float" office:value="5.83">
            <text:p>5.83</text:p>
          </table:table-cell>
          <table:table-cell table:formula="of:=[.H238]/[.A238]" office:value-type="float" office:value="1">
            <text:p>1</text:p>
          </table:table-cell>
          <table:table-cell office:value-type="float" office:value="5.83">
            <text:p>5.83</text:p>
          </table:table-cell>
          <table:table-cell table:formula="of:=[.J238]/[.A238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31.66">
            <text:p>31.66</text:p>
          </table:table-cell>
          <table:table-cell office:value-type="float" office:value="40.24">
            <text:p>40.24</text:p>
          </table:table-cell>
          <table:table-cell table:formula="of:=[.B239]/[.A239]" office:value-type="float" office:value="1.27100442198358">
            <text:p>1.27</text:p>
          </table:table-cell>
          <table:table-cell office:value-type="float" office:value="34.24">
            <text:p>34.24</text:p>
          </table:table-cell>
          <table:table-cell table:formula="of:=[.D239]/[.A239]" office:value-type="float" office:value="1.08149084017688">
            <text:p>1.08</text:p>
          </table:table-cell>
          <table:table-cell office:value-type="float" office:value="34.24">
            <text:p>34.24</text:p>
          </table:table-cell>
          <table:table-cell table:formula="of:=[.F239]/[.A239]" office:value-type="float" office:value="1.08149084017688">
            <text:p>1.08</text:p>
          </table:table-cell>
          <table:table-cell office:value-type="float" office:value="40.24">
            <text:p>40.24</text:p>
          </table:table-cell>
          <table:table-cell table:formula="of:=[.H239]/[.A239]" office:value-type="float" office:value="1.27100442198358">
            <text:p>1.27</text:p>
          </table:table-cell>
          <table:table-cell office:value-type="float" office:value="34.24">
            <text:p>34.24</text:p>
          </table:table-cell>
          <table:table-cell table:formula="of:=[.J239]/[.A239]" office:value-type="float" office:value="1.08149084017688">
            <text:p>1.08</text:p>
          </table:table-cell>
          <table:table-cell table:number-columns-repeated="5"/>
        </table:table-row>
        <table:table-row table:style-name="ro1">
          <table:table-cell office:value-type="float" office:value="275.97">
            <text:p>275.97</text:p>
          </table:table-cell>
          <table:table-cell office:value-type="float" office:value="287.97">
            <text:p>287.97</text:p>
          </table:table-cell>
          <table:table-cell table:formula="of:=[.B240]/[.A240]" office:value-type="float" office:value="1.04348298728123">
            <text:p>1.04</text:p>
          </table:table-cell>
          <table:table-cell office:value-type="float" office:value="287.14">
            <text:p>287.14</text:p>
          </table:table-cell>
          <table:table-cell table:formula="of:=[.D240]/[.A240]" office:value-type="float" office:value="1.04047541399427">
            <text:p>1.04</text:p>
          </table:table-cell>
          <table:table-cell office:value-type="float" office:value="281.28">
            <text:p>281.28</text:p>
          </table:table-cell>
          <table:table-cell table:formula="of:=[.F240]/[.A240]" office:value-type="float" office:value="1.01924122187194">
            <text:p>1.02</text:p>
          </table:table-cell>
          <table:table-cell office:value-type="float" office:value="282.69">
            <text:p>282.69</text:p>
          </table:table-cell>
          <table:table-cell table:formula="of:=[.H240]/[.A240]" office:value-type="float" office:value="1.02435047287749">
            <text:p>1.02</text:p>
          </table:table-cell>
          <table:table-cell office:value-type="float" office:value="281.28">
            <text:p>281.28</text:p>
          </table:table-cell>
          <table:table-cell table:formula="of:=[.J240]/[.A240]" office:value-type="float" office:value="1.01924122187194">
            <text:p>1.02</text:p>
          </table:table-cell>
          <table:table-cell table:number-columns-repeated="5"/>
        </table:table-row>
        <table:table-row table:style-name="ro1">
          <table:table-cell office:value-type="float" office:value="121.4">
            <text:p>121.4</text:p>
          </table:table-cell>
          <table:table-cell office:value-type="float" office:value="126.67">
            <text:p>126.67</text:p>
          </table:table-cell>
          <table:table-cell table:formula="of:=[.B241]/[.A241]" office:value-type="float" office:value="1.04341021416804">
            <text:p>1.04</text:p>
          </table:table-cell>
          <table:table-cell office:value-type="float" office:value="124.91">
            <text:p>124.91</text:p>
          </table:table-cell>
          <table:table-cell table:formula="of:=[.D241]/[.A241]" office:value-type="float" office:value="1.02891268533773">
            <text:p>1.03</text:p>
          </table:table-cell>
          <table:table-cell office:value-type="float" office:value="123.15">
            <text:p>123.15</text:p>
          </table:table-cell>
          <table:table-cell table:formula="of:=[.F241]/[.A241]" office:value-type="float" office:value="1.01441515650741">
            <text:p>1.01</text:p>
          </table:table-cell>
          <table:table-cell office:value-type="float" office:value="126.67">
            <text:p>126.67</text:p>
          </table:table-cell>
          <table:table-cell table:formula="of:=[.H241]/[.A241]" office:value-type="float" office:value="1.04341021416804">
            <text:p>1.04</text:p>
          </table:table-cell>
          <table:table-cell office:value-type="float" office:value="121.98">
            <text:p>121.98</text:p>
          </table:table-cell>
          <table:table-cell table:formula="of:=[.J241]/[.A241]" office:value-type="float" office:value="1.00477759472817">
            <text:p>1</text:p>
          </table:table-cell>
          <table:table-cell table:number-columns-repeated="5"/>
        </table:table-row>
        <table:table-row table:style-name="ro1">
          <table:table-cell office:value-type="float" office:value="101.68">
            <text:p>101.68</text:p>
          </table:table-cell>
          <table:table-cell office:value-type="float" office:value="110.17">
            <text:p>110.17</text:p>
          </table:table-cell>
          <table:table-cell table:formula="of:=[.B242]/[.A242]" office:value-type="float" office:value="1.08349724626279">
            <text:p>1.08</text:p>
          </table:table-cell>
          <table:table-cell office:value-type="float" office:value="101.68">
            <text:p>101.68</text:p>
          </table:table-cell>
          <table:table-cell table:formula="of:=[.D242]/[.A242]" office:value-type="float" office:value="1">
            <text:p>1</text:p>
          </table:table-cell>
          <table:table-cell office:value-type="float" office:value="101.68">
            <text:p>101.68</text:p>
          </table:table-cell>
          <table:table-cell table:formula="of:=[.F242]/[.A242]" office:value-type="float" office:value="1">
            <text:p>1</text:p>
          </table:table-cell>
          <table:table-cell office:value-type="float" office:value="101.68">
            <text:p>101.68</text:p>
          </table:table-cell>
          <table:table-cell table:formula="of:=[.H242]/[.A242]" office:value-type="float" office:value="1">
            <text:p>1</text:p>
          </table:table-cell>
          <table:table-cell office:value-type="float" office:value="101.68">
            <text:p>101.68</text:p>
          </table:table-cell>
          <table:table-cell table:formula="of:=[.J242]/[.A242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97.48">
            <text:p>197.48</text:p>
          </table:table-cell>
          <table:table-cell office:value-type="float" office:value="208.89">
            <text:p>208.89</text:p>
          </table:table-cell>
          <table:table-cell table:formula="of:=[.B243]/[.A243]" office:value-type="float" office:value="1.05777800283573">
            <text:p>1.06</text:p>
          </table:table-cell>
          <table:table-cell office:value-type="float" office:value="208.89">
            <text:p>208.89</text:p>
          </table:table-cell>
          <table:table-cell table:formula="of:=[.D243]/[.A243]" office:value-type="float" office:value="1.05777800283573">
            <text:p>1.06</text:p>
          </table:table-cell>
          <table:table-cell office:value-type="float" office:value="209.48">
            <text:p>209.48</text:p>
          </table:table-cell>
          <table:table-cell table:formula="of:=[.F243]/[.A243]" office:value-type="float" office:value="1.06076564715414">
            <text:p>1.06</text:p>
          </table:table-cell>
          <table:table-cell office:value-type="float" office:value="208.89">
            <text:p>208.89</text:p>
          </table:table-cell>
          <table:table-cell table:formula="of:=[.H243]/[.A243]" office:value-type="float" office:value="1.05777800283573">
            <text:p>1.06</text:p>
          </table:table-cell>
          <table:table-cell office:value-type="float" office:value="201.58">
            <text:p>201.58</text:p>
          </table:table-cell>
          <table:table-cell table:formula="of:=[.J243]/[.A243]" office:value-type="float" office:value="1.020761596111">
            <text:p>1.02</text:p>
          </table:table-cell>
          <table:table-cell table:number-columns-repeated="5"/>
        </table:table-row>
        <table:table-row table:style-name="ro1">
          <table:table-cell office:value-type="float" office:value="203.27">
            <text:p>203.27</text:p>
          </table:table-cell>
          <table:table-cell office:value-type="float" office:value="215.23">
            <text:p>215.23</text:p>
          </table:table-cell>
          <table:table-cell table:formula="of:=[.B244]/[.A244]" office:value-type="float" office:value="1.05883799872091">
            <text:p>1.06</text:p>
          </table:table-cell>
          <table:table-cell office:value-type="float" office:value="205.37">
            <text:p>205.37</text:p>
          </table:table-cell>
          <table:table-cell table:formula="of:=[.D244]/[.A244]" office:value-type="float" office:value="1.01033108673193">
            <text:p>1.01</text:p>
          </table:table-cell>
          <table:table-cell office:value-type="float" office:value="203.02">
            <text:p>203.02</text:p>
          </table:table-cell>
          <table:table-cell table:formula="of:=[.F244]/[.A244]" office:value-type="float" office:value="0.998770108722389">
            <text:p>1</text:p>
          </table:table-cell>
          <table:table-cell office:value-type="float" office:value="215.23">
            <text:p>215.23</text:p>
          </table:table-cell>
          <table:table-cell table:formula="of:=[.H244]/[.A244]" office:value-type="float" office:value="1.05883799872091">
            <text:p>1.06</text:p>
          </table:table-cell>
          <table:table-cell office:value-type="float" office:value="203.02">
            <text:p>203.02</text:p>
          </table:table-cell>
          <table:table-cell table:formula="of:=[.J244]/[.A244]" office:value-type="float" office:value="0.998770108722389">
            <text:p>1</text:p>
          </table:table-cell>
          <table:table-cell table:number-columns-repeated="5"/>
        </table:table-row>
        <table:table-row table:style-name="ro1">
          <table:table-cell office:value-type="float" office:value="64.4">
            <text:p>64.4</text:p>
          </table:table-cell>
          <table:table-cell office:value-type="float" office:value="70.64">
            <text:p>70.64</text:p>
          </table:table-cell>
          <table:table-cell table:formula="of:=[.B245]/[.A245]" office:value-type="float" office:value="1.09689440993789">
            <text:p>1.1</text:p>
          </table:table-cell>
          <table:table-cell office:value-type="float" office:value="64.4">
            <text:p>64.4</text:p>
          </table:table-cell>
          <table:table-cell table:formula="of:=[.D245]/[.A245]" office:value-type="float" office:value="1">
            <text:p>1</text:p>
          </table:table-cell>
          <table:table-cell office:value-type="float" office:value="64.4">
            <text:p>64.4</text:p>
          </table:table-cell>
          <table:table-cell table:formula="of:=[.F245]/[.A245]" office:value-type="float" office:value="1">
            <text:p>1</text:p>
          </table:table-cell>
          <table:table-cell office:value-type="float" office:value="64.4">
            <text:p>64.4</text:p>
          </table:table-cell>
          <table:table-cell table:formula="of:=[.H245]/[.A245]" office:value-type="float" office:value="1">
            <text:p>1</text:p>
          </table:table-cell>
          <table:table-cell office:value-type="float" office:value="64.4">
            <text:p>64.4</text:p>
          </table:table-cell>
          <table:table-cell table:formula="of:=[.J245]/[.A245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56.92">
            <text:p>156.92</text:p>
          </table:table-cell>
          <table:table-cell office:value-type="float" office:value="162.68">
            <text:p>162.68</text:p>
          </table:table-cell>
          <table:table-cell table:formula="of:=[.B246]/[.A246]" office:value-type="float" office:value="1.03670660209024">
            <text:p>1.04</text:p>
          </table:table-cell>
          <table:table-cell office:value-type="float" office:value="157.51">
            <text:p>157.51</text:p>
          </table:table-cell>
          <table:table-cell table:formula="of:=[.D246]/[.A246]" office:value-type="float" office:value="1.00375987764466">
            <text:p>1</text:p>
          </table:table-cell>
          <table:table-cell office:value-type="float" office:value="157.51">
            <text:p>157.51</text:p>
          </table:table-cell>
          <table:table-cell table:formula="of:=[.F246]/[.A246]" office:value-type="float" office:value="1.00375987764466">
            <text:p>1</text:p>
          </table:table-cell>
          <table:table-cell office:value-type="float" office:value="162.68">
            <text:p>162.68</text:p>
          </table:table-cell>
          <table:table-cell table:formula="of:=[.H246]/[.A246]" office:value-type="float" office:value="1.03670660209024">
            <text:p>1.04</text:p>
          </table:table-cell>
          <table:table-cell office:value-type="float" office:value="156.92">
            <text:p>156.92</text:p>
          </table:table-cell>
          <table:table-cell table:formula="of:=[.J246]/[.A246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43.07">
            <text:p>143.07</text:p>
          </table:table-cell>
          <table:table-cell office:value-type="float" office:value="147.99">
            <text:p>147.99</text:p>
          </table:table-cell>
          <table:table-cell table:formula="of:=[.B247]/[.A247]" office:value-type="float" office:value="1.03438876074649">
            <text:p>1.03</text:p>
          </table:table-cell>
          <table:table-cell office:value-type="float" office:value="143.65">
            <text:p>143.65</text:p>
          </table:table-cell>
          <table:table-cell table:formula="of:=[.D247]/[.A247]" office:value-type="float" office:value="1.0040539596002">
            <text:p>1</text:p>
          </table:table-cell>
          <table:table-cell office:value-type="float" office:value="145.41">
            <text:p>145.41</text:p>
          </table:table-cell>
          <table:table-cell table:formula="of:=[.F247]/[.A247]" office:value-type="float" office:value="1.01635563011113">
            <text:p>1.02</text:p>
          </table:table-cell>
          <table:table-cell office:value-type="float" office:value="147.99">
            <text:p>147.99</text:p>
          </table:table-cell>
          <table:table-cell table:formula="of:=[.H247]/[.A247]" office:value-type="float" office:value="1.03438876074649">
            <text:p>1.03</text:p>
          </table:table-cell>
          <table:table-cell office:value-type="float" office:value="144.24">
            <text:p>144.24</text:p>
          </table:table-cell>
          <table:table-cell table:formula="of:=[.J247]/[.A247]" office:value-type="float" office:value="1.00817781505557">
            <text:p>1.01</text:p>
          </table:table-cell>
          <table:table-cell table:number-columns-repeated="5"/>
        </table:table-row>
        <table:table-row table:style-name="ro1">
          <table:table-cell office:value-type="float" office:value="130.99">
            <text:p>130.99</text:p>
          </table:table-cell>
          <table:table-cell office:value-type="float" office:value="142.89">
            <text:p>142.89</text:p>
          </table:table-cell>
          <table:table-cell table:formula="of:=[.B248]/[.A248]" office:value-type="float" office:value="1.0908466295137">
            <text:p>1.09</text:p>
          </table:table-cell>
          <table:table-cell office:value-type="float" office:value="130.99">
            <text:p>130.99</text:p>
          </table:table-cell>
          <table:table-cell table:formula="of:=[.D248]/[.A248]" office:value-type="float" office:value="1">
            <text:p>1</text:p>
          </table:table-cell>
          <table:table-cell office:value-type="float" office:value="130.99">
            <text:p>130.99</text:p>
          </table:table-cell>
          <table:table-cell table:formula="of:=[.F248]/[.A248]" office:value-type="float" office:value="1">
            <text:p>1</text:p>
          </table:table-cell>
          <table:table-cell office:value-type="float" office:value="130.99">
            <text:p>130.99</text:p>
          </table:table-cell>
          <table:table-cell table:formula="of:=[.H248]/[.A248]" office:value-type="float" office:value="1">
            <text:p>1</text:p>
          </table:table-cell>
          <table:table-cell office:value-type="float" office:value="130.99">
            <text:p>130.99</text:p>
          </table:table-cell>
          <table:table-cell table:formula="of:=[.J248]/[.A248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54.18">
            <text:p>154.18</text:p>
          </table:table-cell>
          <table:table-cell office:value-type="float" office:value="159.01">
            <text:p>159.01</text:p>
          </table:table-cell>
          <table:table-cell table:formula="of:=[.B249]/[.A249]" office:value-type="float" office:value="1.03132702036581">
            <text:p>1.03</text:p>
          </table:table-cell>
          <table:table-cell office:value-type="float" office:value="154.18">
            <text:p>154.18</text:p>
          </table:table-cell>
          <table:table-cell table:formula="of:=[.D249]/[.A249]" office:value-type="float" office:value="1">
            <text:p>1</text:p>
          </table:table-cell>
          <table:table-cell office:value-type="float" office:value="154.18">
            <text:p>154.18</text:p>
          </table:table-cell>
          <table:table-cell table:formula="of:=[.F249]/[.A249]" office:value-type="float" office:value="1">
            <text:p>1</text:p>
          </table:table-cell>
          <table:table-cell office:value-type="float" office:value="154.18">
            <text:p>154.18</text:p>
          </table:table-cell>
          <table:table-cell table:formula="of:=[.H249]/[.A249]" office:value-type="float" office:value="1">
            <text:p>1</text:p>
          </table:table-cell>
          <table:table-cell office:value-type="float" office:value="155.94">
            <text:p>155.94</text:p>
          </table:table-cell>
          <table:table-cell table:formula="of:=[.J249]/[.A249]" office:value-type="float" office:value="1.01141522895317">
            <text:p>1.01</text:p>
          </table:table-cell>
          <table:table-cell table:number-columns-repeated="5"/>
        </table:table-row>
        <table:table-row table:style-name="ro1">
          <table:table-cell office:value-type="float" office:value="207.98">
            <text:p>207.98</text:p>
          </table:table-cell>
          <table:table-cell office:value-type="float" office:value="216.47">
            <text:p>216.47</text:p>
          </table:table-cell>
          <table:table-cell table:formula="of:=[.B250]/[.A250]" office:value-type="float" office:value="1.04082123281085">
            <text:p>1.04</text:p>
          </table:table-cell>
          <table:table-cell office:value-type="float" office:value="213.88">
            <text:p>213.88</text:p>
          </table:table-cell>
          <table:table-cell table:formula="of:=[.D250]/[.A250]" office:value-type="float" office:value="1.02836811231849">
            <text:p>1.03</text:p>
          </table:table-cell>
          <table:table-cell office:value-type="float" office:value="215.05">
            <text:p>215.05</text:p>
          </table:table-cell>
          <table:table-cell table:formula="of:=[.F250]/[.A250]" office:value-type="float" office:value="1.03399365323589">
            <text:p>1.03</text:p>
          </table:table-cell>
          <table:table-cell office:value-type="float" office:value="216.47">
            <text:p>216.47</text:p>
          </table:table-cell>
          <table:table-cell table:formula="of:=[.H250]/[.A250]" office:value-type="float" office:value="1.04082123281085">
            <text:p>1.04</text:p>
          </table:table-cell>
          <table:table-cell office:value-type="float" office:value="213.88">
            <text:p>213.88</text:p>
          </table:table-cell>
          <table:table-cell table:formula="of:=[.J250]/[.A250]" office:value-type="float" office:value="1.02836811231849">
            <text:p>1.03</text:p>
          </table:table-cell>
          <table:table-cell table:number-columns-repeated="5"/>
        </table:table-row>
        <table:table-row table:style-name="ro1">
          <table:table-cell office:value-type="float" office:value="67.98">
            <text:p>67.98</text:p>
          </table:table-cell>
          <table:table-cell office:value-type="float" office:value="73.98">
            <text:p>73.98</text:p>
          </table:table-cell>
          <table:table-cell table:formula="of:=[.B251]/[.A251]" office:value-type="float" office:value="1.0882612533098">
            <text:p>1.09</text:p>
          </table:table-cell>
          <table:table-cell office:value-type="float" office:value="67.98">
            <text:p>67.98</text:p>
          </table:table-cell>
          <table:table-cell table:formula="of:=[.D251]/[.A251]" office:value-type="float" office:value="1">
            <text:p>1</text:p>
          </table:table-cell>
          <table:table-cell office:value-type="float" office:value="67.98">
            <text:p>67.98</text:p>
          </table:table-cell>
          <table:table-cell table:formula="of:=[.F251]/[.A251]" office:value-type="float" office:value="1">
            <text:p>1</text:p>
          </table:table-cell>
          <table:table-cell office:value-type="float" office:value="67.98">
            <text:p>67.98</text:p>
          </table:table-cell>
          <table:table-cell table:formula="of:=[.H251]/[.A251]" office:value-type="float" office:value="1">
            <text:p>1</text:p>
          </table:table-cell>
          <table:table-cell office:value-type="float" office:value="67.98">
            <text:p>67.98</text:p>
          </table:table-cell>
          <table:table-cell table:formula="of:=[.J251]/[.A251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60.08">
            <text:p>60.08</text:p>
          </table:table-cell>
          <table:table-cell office:value-type="float" office:value="65.25">
            <text:p>65.25</text:p>
          </table:table-cell>
          <table:table-cell table:formula="of:=[.B252]/[.A252]" office:value-type="float" office:value="1.08605193075899">
            <text:p>1.09</text:p>
          </table:table-cell>
          <table:table-cell office:value-type="float" office:value="60.08">
            <text:p>60.08</text:p>
          </table:table-cell>
          <table:table-cell table:formula="of:=[.D252]/[.A252]" office:value-type="float" office:value="1">
            <text:p>1</text:p>
          </table:table-cell>
          <table:table-cell office:value-type="float" office:value="60.08">
            <text:p>60.08</text:p>
          </table:table-cell>
          <table:table-cell table:formula="of:=[.F252]/[.A252]" office:value-type="float" office:value="1">
            <text:p>1</text:p>
          </table:table-cell>
          <table:table-cell office:value-type="float" office:value="60.08">
            <text:p>60.08</text:p>
          </table:table-cell>
          <table:table-cell table:formula="of:=[.H252]/[.A252]" office:value-type="float" office:value="1">
            <text:p>1</text:p>
          </table:table-cell>
          <table:table-cell office:value-type="float" office:value="60.08">
            <text:p>60.08</text:p>
          </table:table-cell>
          <table:table-cell table:formula="of:=[.J252]/[.A252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42.38">
            <text:p>142.38</text:p>
          </table:table-cell>
          <table:table-cell office:value-type="float" office:value="149.41">
            <text:p>149.41</text:p>
          </table:table-cell>
          <table:table-cell table:formula="of:=[.B253]/[.A253]" office:value-type="float" office:value="1.04937491220677">
            <text:p>1.05</text:p>
          </table:table-cell>
          <table:table-cell office:value-type="float" office:value="142.38">
            <text:p>142.38</text:p>
          </table:table-cell>
          <table:table-cell table:formula="of:=[.D253]/[.A253]" office:value-type="float" office:value="1">
            <text:p>1</text:p>
          </table:table-cell>
          <table:table-cell office:value-type="float" office:value="142.38">
            <text:p>142.38</text:p>
          </table:table-cell>
          <table:table-cell table:formula="of:=[.F253]/[.A253]" office:value-type="float" office:value="1">
            <text:p>1</text:p>
          </table:table-cell>
          <table:table-cell office:value-type="float" office:value="142.38">
            <text:p>142.38</text:p>
          </table:table-cell>
          <table:table-cell table:formula="of:=[.H253]/[.A253]" office:value-type="float" office:value="1">
            <text:p>1</text:p>
          </table:table-cell>
          <table:table-cell office:value-type="float" office:value="142.38">
            <text:p>142.38</text:p>
          </table:table-cell>
          <table:table-cell table:formula="of:=[.J253]/[.A253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251.26">
            <text:p>251.26</text:p>
          </table:table-cell>
          <table:table-cell office:value-type="float" office:value="257.85">
            <text:p>257.85</text:p>
          </table:table-cell>
          <table:table-cell table:formula="of:=[.B254]/[.A254]" office:value-type="float" office:value="1.02622781182839">
            <text:p>1.03</text:p>
          </table:table-cell>
          <table:table-cell office:value-type="float" office:value="253.02">
            <text:p>253.02</text:p>
          </table:table-cell>
          <table:table-cell table:formula="of:=[.D254]/[.A254]" office:value-type="float" office:value="1.00700469633049">
            <text:p>1.01</text:p>
          </table:table-cell>
          <table:table-cell office:value-type="float" office:value="253.02">
            <text:p>253.02</text:p>
          </table:table-cell>
          <table:table-cell table:formula="of:=[.F254]/[.A254]" office:value-type="float" office:value="1.00700469633049">
            <text:p>1.01</text:p>
          </table:table-cell>
          <table:table-cell office:value-type="float" office:value="255.02">
            <text:p>255.02</text:p>
          </table:table-cell>
          <table:table-cell table:formula="of:=[.H254]/[.A254]" office:value-type="float" office:value="1.01496457852424">
            <text:p>1.01</text:p>
          </table:table-cell>
          <table:table-cell office:value-type="float" office:value="254.19">
            <text:p>254.19</text:p>
          </table:table-cell>
          <table:table-cell table:formula="of:=[.J254]/[.A254]" office:value-type="float" office:value="1.01166122741383">
            <text:p>1.01</text:p>
          </table:table-cell>
          <table:table-cell table:number-columns-repeated="5"/>
        </table:table-row>
        <table:table-row table:style-name="ro1">
          <table:table-cell office:value-type="float" office:value="99.99">
            <text:p>99.99</text:p>
          </table:table-cell>
          <table:table-cell office:value-type="float" office:value="126.58">
            <text:p>126.58</text:p>
          </table:table-cell>
          <table:table-cell table:formula="of:=[.B255]/[.A255]" office:value-type="float" office:value="1.26592659265927">
            <text:p>1.27</text:p>
          </table:table-cell>
          <table:table-cell office:value-type="float" office:value="99.99">
            <text:p>99.99</text:p>
          </table:table-cell>
          <table:table-cell table:formula="of:=[.D255]/[.A255]" office:value-type="float" office:value="1">
            <text:p>1</text:p>
          </table:table-cell>
          <table:table-cell office:value-type="float" office:value="99.99">
            <text:p>99.99</text:p>
          </table:table-cell>
          <table:table-cell table:formula="of:=[.F255]/[.A255]" office:value-type="float" office:value="1">
            <text:p>1</text:p>
          </table:table-cell>
          <table:table-cell office:value-type="float" office:value="99.99">
            <text:p>99.99</text:p>
          </table:table-cell>
          <table:table-cell table:formula="of:=[.H255]/[.A255]" office:value-type="float" office:value="1">
            <text:p>1</text:p>
          </table:table-cell>
          <table:table-cell office:value-type="float" office:value="99.99">
            <text:p>99.99</text:p>
          </table:table-cell>
          <table:table-cell table:formula="of:=[.J255]/[.A255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264.88">
            <text:p>264.88</text:p>
          </table:table-cell>
          <table:table-cell office:value-type="float" office:value="275.61">
            <text:p>275.61</text:p>
          </table:table-cell>
          <table:table-cell table:formula="of:=[.B256]/[.A256]" office:value-type="float" office:value="1.04050890969496">
            <text:p>1.04</text:p>
          </table:table-cell>
          <table:table-cell office:value-type="float" office:value="270.44">
            <text:p>270.44</text:p>
          </table:table-cell>
          <table:table-cell table:formula="of:=[.D256]/[.A256]" office:value-type="float" office:value="1.02099063726971">
            <text:p>1.02</text:p>
          </table:table-cell>
          <table:table-cell office:value-type="float" office:value="270.78">
            <text:p>270.78</text:p>
          </table:table-cell>
          <table:table-cell table:formula="of:=[.F256]/[.A256]" office:value-type="float" office:value="1.02227423739052">
            <text:p>1.02</text:p>
          </table:table-cell>
          <table:table-cell office:value-type="float" office:value="271.02">
            <text:p>271.02</text:p>
          </table:table-cell>
          <table:table-cell table:formula="of:=[.H256]/[.A256]" office:value-type="float" office:value="1.02318030806403">
            <text:p>1.02</text:p>
          </table:table-cell>
          <table:table-cell office:value-type="float" office:value="270.44">
            <text:p>270.44</text:p>
          </table:table-cell>
          <table:table-cell table:formula="of:=[.J256]/[.A256]" office:value-type="float" office:value="1.02099063726971">
            <text:p>1.02</text:p>
          </table:table-cell>
          <table:table-cell table:number-columns-repeated="5"/>
        </table:table-row>
        <table:table-row table:style-name="ro1">
          <table:table-cell office:value-type="float" office:value="9.9">
            <text:p>9.9</text:p>
          </table:table-cell>
          <table:table-cell office:value-type="float" office:value="21.66">
            <text:p>21.66</text:p>
          </table:table-cell>
          <table:table-cell table:formula="of:=[.B257]/[.A257]" office:value-type="float" office:value="2.18787878787879">
            <text:p>2.19</text:p>
          </table:table-cell>
          <table:table-cell office:value-type="float" office:value="9.9">
            <text:p>9.9</text:p>
          </table:table-cell>
          <table:table-cell table:formula="of:=[.D257]/[.A257]" office:value-type="float" office:value="1">
            <text:p>1</text:p>
          </table:table-cell>
          <table:table-cell office:value-type="float" office:value="9.9">
            <text:p>9.9</text:p>
          </table:table-cell>
          <table:table-cell table:formula="of:=[.F257]/[.A257]" office:value-type="float" office:value="1">
            <text:p>1</text:p>
          </table:table-cell>
          <table:table-cell office:value-type="float" office:value="9.9">
            <text:p>9.9</text:p>
          </table:table-cell>
          <table:table-cell table:formula="of:=[.H257]/[.A257]" office:value-type="float" office:value="1">
            <text:p>1</text:p>
          </table:table-cell>
          <table:table-cell office:value-type="float" office:value="9.9">
            <text:p>9.9</text:p>
          </table:table-cell>
          <table:table-cell table:formula="of:=[.J257]/[.A257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352.28">
            <text:p>352.28</text:p>
          </table:table-cell>
          <table:table-cell office:value-type="float" office:value="371.35">
            <text:p>371.35</text:p>
          </table:table-cell>
          <table:table-cell table:formula="of:=[.B258]/[.A258]" office:value-type="float" office:value="1.0541330759623">
            <text:p>1.05</text:p>
          </table:table-cell>
          <table:table-cell office:value-type="float" office:value="365.94">
            <text:p>365.94</text:p>
          </table:table-cell>
          <table:table-cell table:formula="of:=[.D258]/[.A258]" office:value-type="float" office:value="1.03877597365732">
            <text:p>1.04</text:p>
          </table:table-cell>
          <table:table-cell office:value-type="float" office:value="367.11">
            <text:p>367.11</text:p>
          </table:table-cell>
          <table:table-cell table:formula="of:=[.F258]/[.A258]" office:value-type="float" office:value="1.04209719541274">
            <text:p>1.04</text:p>
          </table:table-cell>
          <table:table-cell office:value-type="float" office:value="371.35">
            <text:p>371.35</text:p>
          </table:table-cell>
          <table:table-cell table:formula="of:=[.H258]/[.A258]" office:value-type="float" office:value="1.0541330759623">
            <text:p>1.05</text:p>
          </table:table-cell>
          <table:table-cell office:value-type="float" office:value="364.76">
            <text:p>364.76</text:p>
          </table:table-cell>
          <table:table-cell table:formula="of:=[.J258]/[.A258]" office:value-type="float" office:value="1.03542636539117">
            <text:p>1.04</text:p>
          </table:table-cell>
          <table:table-cell table:number-columns-repeated="5"/>
        </table:table-row>
        <table:table-row table:style-name="ro1">
          <table:table-cell office:value-type="float" office:value="394.61">
            <text:p>394.61</text:p>
          </table:table-cell>
          <table:table-cell office:value-type="float" office:value="428.18">
            <text:p>428.18</text:p>
          </table:table-cell>
          <table:table-cell table:formula="of:=[.B259]/[.A259]" office:value-type="float" office:value="1.08507133625605">
            <text:p>1.09</text:p>
          </table:table-cell>
          <table:table-cell office:value-type="float" office:value="399.39">
            <text:p>399.39</text:p>
          </table:table-cell>
          <table:table-cell table:formula="of:=[.D259]/[.A259]" office:value-type="float" office:value="1.01211322571653">
            <text:p>1.01</text:p>
          </table:table-cell>
          <table:table-cell office:value-type="float" office:value="398.22">
            <text:p>398.22</text:p>
          </table:table-cell>
          <table:table-cell table:formula="of:=[.F259]/[.A259]" office:value-type="float" office:value="1.00914827297838">
            <text:p>1.01</text:p>
          </table:table-cell>
          <table:table-cell office:value-type="float" office:value="405.25">
            <text:p>405.25</text:p>
          </table:table-cell>
          <table:table-cell table:formula="of:=[.H259]/[.A259]" office:value-type="float" office:value="1.02696333088366">
            <text:p>1.03</text:p>
          </table:table-cell>
          <table:table-cell office:value-type="float" office:value="396.46">
            <text:p>396.46</text:p>
          </table:table-cell>
          <table:table-cell table:formula="of:=[.J259]/[.A259]" office:value-type="float" office:value="1.00468817313297">
            <text:p>1</text:p>
          </table:table-cell>
          <table:table-cell table:number-columns-repeated="5"/>
        </table:table-row>
        <table:table-row table:style-name="ro1">
          <table:table-cell office:value-type="float" office:value="55.18">
            <text:p>55.18</text:p>
          </table:table-cell>
          <table:table-cell office:value-type="float" office:value="73.28">
            <text:p>73.28</text:p>
          </table:table-cell>
          <table:table-cell table:formula="of:=[.B260]/[.A260]" office:value-type="float" office:value="1.32801739760783">
            <text:p>1.33</text:p>
          </table:table-cell>
          <table:table-cell office:value-type="float" office:value="55.18">
            <text:p>55.18</text:p>
          </table:table-cell>
          <table:table-cell table:formula="of:=[.D260]/[.A260]" office:value-type="float" office:value="1">
            <text:p>1</text:p>
          </table:table-cell>
          <table:table-cell office:value-type="float" office:value="55.18">
            <text:p>55.18</text:p>
          </table:table-cell>
          <table:table-cell table:formula="of:=[.F260]/[.A260]" office:value-type="float" office:value="1">
            <text:p>1</text:p>
          </table:table-cell>
          <table:table-cell office:value-type="float" office:value="55.18">
            <text:p>55.18</text:p>
          </table:table-cell>
          <table:table-cell table:formula="of:=[.H260]/[.A260]" office:value-type="float" office:value="1">
            <text:p>1</text:p>
          </table:table-cell>
          <table:table-cell office:value-type="float" office:value="55.18">
            <text:p>55.18</text:p>
          </table:table-cell>
          <table:table-cell table:formula="of:=[.J260]/[.A260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286.87">
            <text:p>286.87</text:p>
          </table:table-cell>
          <table:table-cell office:value-type="float" office:value="296.04">
            <text:p>296.04</text:p>
          </table:table-cell>
          <table:table-cell table:formula="of:=[.B261]/[.A261]" office:value-type="float" office:value="1.03196569874856">
            <text:p>1.03</text:p>
          </table:table-cell>
          <table:table-cell office:value-type="float" office:value="292.52">
            <text:p>292.52</text:p>
          </table:table-cell>
          <table:table-cell table:formula="of:=[.D261]/[.A261]" office:value-type="float" office:value="1.01969533238052">
            <text:p>1.02</text:p>
          </table:table-cell>
          <table:table-cell office:value-type="float" office:value="293.31">
            <text:p>293.31</text:p>
          </table:table-cell>
          <table:table-cell table:formula="of:=[.F261]/[.A261]" office:value-type="float" office:value="1.02244919301426">
            <text:p>1.02</text:p>
          </table:table-cell>
          <table:table-cell office:value-type="float" office:value="291.35">
            <text:p>291.35</text:p>
          </table:table-cell>
          <table:table-cell table:formula="of:=[.H261]/[.A261]" office:value-type="float" office:value="1.01561682992296">
            <text:p>1.02</text:p>
          </table:table-cell>
          <table:table-cell office:value-type="float" office:value="291.35">
            <text:p>291.35</text:p>
          </table:table-cell>
          <table:table-cell table:formula="of:=[.J261]/[.A261]" office:value-type="float" office:value="1.01561682992296">
            <text:p>1.02</text:p>
          </table:table-cell>
          <table:table-cell table:number-columns-repeated="5"/>
        </table:table-row>
        <table:table-row table:style-name="ro1">
          <table:table-cell office:value-type="float" office:value="56.7">
            <text:p>56.7</text:p>
          </table:table-cell>
          <table:table-cell office:value-type="float" office:value="72.01">
            <text:p>72.01</text:p>
          </table:table-cell>
          <table:table-cell table:formula="of:=[.B262]/[.A262]" office:value-type="float" office:value="1.2700176366843">
            <text:p>1.27</text:p>
          </table:table-cell>
          <table:table-cell office:value-type="float" office:value="57.28">
            <text:p>57.28</text:p>
          </table:table-cell>
          <table:table-cell table:formula="of:=[.D262]/[.A262]" office:value-type="float" office:value="1.01022927689594">
            <text:p>1.01</text:p>
          </table:table-cell>
          <table:table-cell office:value-type="float" office:value="55.87">
            <text:p>55.87</text:p>
          </table:table-cell>
          <table:table-cell table:formula="of:=[.F262]/[.A262]" office:value-type="float" office:value="0.985361552028219">
            <text:p>0.99</text:p>
          </table:table-cell>
          <table:table-cell office:value-type="float" office:value="72.01">
            <text:p>72.01</text:p>
          </table:table-cell>
          <table:table-cell table:formula="of:=[.H262]/[.A262]" office:value-type="float" office:value="1.2700176366843">
            <text:p>1.27</text:p>
          </table:table-cell>
          <table:table-cell office:value-type="float" office:value="57.28">
            <text:p>57.28</text:p>
          </table:table-cell>
          <table:table-cell table:formula="of:=[.J262]/[.A262]" office:value-type="float" office:value="1.01022927689594">
            <text:p>1.01</text:p>
          </table:table-cell>
          <table:table-cell table:number-columns-repeated="5"/>
        </table:table-row>
        <table:table-row table:style-name="ro1">
          <table:table-cell office:value-type="float" office:value="161.28">
            <text:p>161.28</text:p>
          </table:table-cell>
          <table:table-cell office:value-type="float" office:value="174.94">
            <text:p>174.94</text:p>
          </table:table-cell>
          <table:table-cell table:formula="of:=[.B263]/[.A263]" office:value-type="float" office:value="1.08469742063492">
            <text:p>1.08</text:p>
          </table:table-cell>
          <table:table-cell office:value-type="float" office:value="166.01">
            <text:p>166.01</text:p>
          </table:table-cell>
          <table:table-cell table:formula="of:=[.D263]/[.A263]" office:value-type="float" office:value="1.02932787698413">
            <text:p>1.03</text:p>
          </table:table-cell>
          <table:table-cell office:value-type="float" office:value="163.87">
            <text:p>163.87</text:p>
          </table:table-cell>
          <table:table-cell table:formula="of:=[.F263]/[.A263]" office:value-type="float" office:value="1.01605902777778">
            <text:p>1.02</text:p>
          </table:table-cell>
          <table:table-cell office:value-type="float" office:value="174.94">
            <text:p>174.94</text:p>
          </table:table-cell>
          <table:table-cell table:formula="of:=[.H263]/[.A263]" office:value-type="float" office:value="1.08469742063492">
            <text:p>1.08</text:p>
          </table:table-cell>
          <table:table-cell office:value-type="float" office:value="166.01">
            <text:p>166.01</text:p>
          </table:table-cell>
          <table:table-cell table:formula="of:=[.J263]/[.A263]" office:value-type="float" office:value="1.02932787698413">
            <text:p>1.03</text:p>
          </table:table-cell>
          <table:table-cell table:number-columns-repeated="5"/>
        </table:table-row>
        <table:table-row table:style-name="ro1">
          <table:table-cell office:value-type="float" office:value="408.65">
            <text:p>408.65</text:p>
          </table:table-cell>
          <table:table-cell office:value-type="float" office:value="417.09">
            <text:p>417.09</text:p>
          </table:table-cell>
          <table:table-cell table:formula="of:=[.B264]/[.A264]" office:value-type="float" office:value="1.02065337085526">
            <text:p>1.02</text:p>
          </table:table-cell>
          <table:table-cell office:value-type="float" office:value="414.75">
            <text:p>414.75</text:p>
          </table:table-cell>
          <table:table-cell table:formula="of:=[.D264]/[.A264]" office:value-type="float" office:value="1.01492719931482">
            <text:p>1.01</text:p>
          </table:table-cell>
          <table:table-cell office:value-type="float" office:value="416.5">
            <text:p>416.5</text:p>
          </table:table-cell>
          <table:table-cell table:formula="of:=[.F264]/[.A264]" office:value-type="float" office:value="1.01920959256087">
            <text:p>1.02</text:p>
          </table:table-cell>
          <table:table-cell office:value-type="float" office:value="417.09">
            <text:p>417.09</text:p>
          </table:table-cell>
          <table:table-cell table:formula="of:=[.H264]/[.A264]" office:value-type="float" office:value="1.02065337085526">
            <text:p>1.02</text:p>
          </table:table-cell>
          <table:table-cell office:value-type="float" office:value="415.92">
            <text:p>415.92</text:p>
          </table:table-cell>
          <table:table-cell table:formula="of:=[.J264]/[.A264]" office:value-type="float" office:value="1.01779028508504">
            <text:p>1.02</text:p>
          </table:table-cell>
          <table:table-cell table:number-columns-repeated="5"/>
        </table:table-row>
        <table:table-row table:style-name="ro1">
          <table:table-cell office:value-type="float" office:value="303.26">
            <text:p>303.26</text:p>
          </table:table-cell>
          <table:table-cell office:value-type="float" office:value="312.05">
            <text:p>312.05</text:p>
          </table:table-cell>
          <table:table-cell table:formula="of:=[.B265]/[.A265]" office:value-type="float" office:value="1.02898502934775">
            <text:p>1.03</text:p>
          </table:table-cell>
          <table:table-cell office:value-type="float" office:value="310.63">
            <text:p>310.63</text:p>
          </table:table-cell>
          <table:table-cell table:formula="of:=[.D265]/[.A265]" office:value-type="float" office:value="1.02430257864539">
            <text:p>1.02</text:p>
          </table:table-cell>
          <table:table-cell office:value-type="float" office:value="307.12">
            <text:p>307.12</text:p>
          </table:table-cell>
          <table:table-cell table:formula="of:=[.F265]/[.A265]" office:value-type="float" office:value="1.01272835190925">
            <text:p>1.01</text:p>
          </table:table-cell>
          <table:table-cell office:value-type="float" office:value="312.05">
            <text:p>312.05</text:p>
          </table:table-cell>
          <table:table-cell table:formula="of:=[.H265]/[.A265]" office:value-type="float" office:value="1.02898502934775">
            <text:p>1.03</text:p>
          </table:table-cell>
          <table:table-cell office:value-type="float" office:value="307.12">
            <text:p>307.12</text:p>
          </table:table-cell>
          <table:table-cell table:formula="of:=[.J265]/[.A265]" office:value-type="float" office:value="1.01272835190925">
            <text:p>1.01</text:p>
          </table:table-cell>
          <table:table-cell table:number-columns-repeated="5"/>
        </table:table-row>
        <table:table-row table:style-name="ro1">
          <table:table-cell office:value-type="float" office:value="275.95">
            <text:p>275.95</text:p>
          </table:table-cell>
          <table:table-cell office:value-type="float" office:value="290.78">
            <text:p>290.78</text:p>
          </table:table-cell>
          <table:table-cell table:formula="of:=[.B266]/[.A266]" office:value-type="float" office:value="1.05374161985867">
            <text:p>1.05</text:p>
          </table:table-cell>
          <table:table-cell office:value-type="float" office:value="280.68">
            <text:p>280.68</text:p>
          </table:table-cell>
          <table:table-cell table:formula="of:=[.D266]/[.A266]" office:value-type="float" office:value="1.01714078637434">
            <text:p>1.02</text:p>
          </table:table-cell>
          <table:table-cell office:value-type="float" office:value="278.54">
            <text:p>278.54</text:p>
          </table:table-cell>
          <table:table-cell table:formula="of:=[.F266]/[.A266]" office:value-type="float" office:value="1.00938575828955">
            <text:p>1.01</text:p>
          </table:table-cell>
          <table:table-cell office:value-type="float" office:value="290.78">
            <text:p>290.78</text:p>
          </table:table-cell>
          <table:table-cell table:formula="of:=[.H266]/[.A266]" office:value-type="float" office:value="1.05374161985867">
            <text:p>1.05</text:p>
          </table:table-cell>
          <table:table-cell office:value-type="float" office:value="281.27">
            <text:p>281.27</text:p>
          </table:table-cell>
          <table:table-cell table:formula="of:=[.J266]/[.A266]" office:value-type="float" office:value="1.01927885486501">
            <text:p>1.02</text:p>
          </table:table-cell>
          <table:table-cell table:number-columns-repeated="5"/>
        </table:table-row>
        <table:table-row table:style-name="ro1">
          <table:table-cell office:value-type="float" office:value="98.75">
            <text:p>98.75</text:p>
          </table:table-cell>
          <table:table-cell office:value-type="float" office:value="111.1">
            <text:p>111.1</text:p>
          </table:table-cell>
          <table:table-cell table:formula="of:=[.B267]/[.A267]" office:value-type="float" office:value="1.12506329113924">
            <text:p>1.13</text:p>
          </table:table-cell>
          <table:table-cell office:value-type="float" office:value="98.75">
            <text:p>98.75</text:p>
          </table:table-cell>
          <table:table-cell table:formula="of:=[.D267]/[.A267]" office:value-type="float" office:value="1">
            <text:p>1</text:p>
          </table:table-cell>
          <table:table-cell office:value-type="float" office:value="98.75">
            <text:p>98.75</text:p>
          </table:table-cell>
          <table:table-cell table:formula="of:=[.F267]/[.A267]" office:value-type="float" office:value="1">
            <text:p>1</text:p>
          </table:table-cell>
          <table:table-cell office:value-type="float" office:value="98.75">
            <text:p>98.75</text:p>
          </table:table-cell>
          <table:table-cell table:formula="of:=[.H267]/[.A267]" office:value-type="float" office:value="1">
            <text:p>1</text:p>
          </table:table-cell>
          <table:table-cell office:value-type="float" office:value="98.75">
            <text:p>98.75</text:p>
          </table:table-cell>
          <table:table-cell table:formula="of:=[.J267]/[.A267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239.21">
            <text:p>239.21</text:p>
          </table:table-cell>
          <table:table-cell office:value-type="float" office:value="245.65">
            <text:p>245.65</text:p>
          </table:table-cell>
          <table:table-cell table:formula="of:=[.B268]/[.A268]" office:value-type="float" office:value="1.02692195142344">
            <text:p>1.03</text:p>
          </table:table-cell>
          <table:table-cell office:value-type="float" office:value="243.07">
            <text:p>243.07</text:p>
          </table:table-cell>
          <table:table-cell table:formula="of:=[.D268]/[.A268]" office:value-type="float" office:value="1.0161364491451">
            <text:p>1.02</text:p>
          </table:table-cell>
          <table:table-cell office:value-type="float" office:value="240.72">
            <text:p>240.72</text:p>
          </table:table-cell>
          <table:table-cell table:formula="of:=[.F268]/[.A268]" office:value-type="float" office:value="1.00631244513189">
            <text:p>1.01</text:p>
          </table:table-cell>
          <table:table-cell office:value-type="float" office:value="244.24">
            <text:p>244.24</text:p>
          </table:table-cell>
          <table:table-cell table:formula="of:=[.H268]/[.A268]" office:value-type="float" office:value="1.02102754901551">
            <text:p>1.02</text:p>
          </table:table-cell>
          <table:table-cell office:value-type="float" office:value="240.72">
            <text:p>240.72</text:p>
          </table:table-cell>
          <table:table-cell table:formula="of:=[.J268]/[.A268]" office:value-type="float" office:value="1.00631244513189">
            <text:p>1.01</text:p>
          </table:table-cell>
          <table:table-cell table:number-columns-repeated="5"/>
        </table:table-row>
        <table:table-row table:style-name="ro1">
          <table:table-cell office:value-type="float" office:value="353.28">
            <text:p>353.28</text:p>
          </table:table-cell>
          <table:table-cell office:value-type="float" office:value="363.58">
            <text:p>363.58</text:p>
          </table:table-cell>
          <table:table-cell table:formula="of:=[.B269]/[.A269]" office:value-type="float" office:value="1.0291553442029">
            <text:p>1.03</text:p>
          </table:table-cell>
          <table:table-cell office:value-type="float" office:value="358.89">
            <text:p>358.89</text:p>
          </table:table-cell>
          <table:table-cell table:formula="of:=[.D269]/[.A269]" office:value-type="float" office:value="1.01587975543478">
            <text:p>1.02</text:p>
          </table:table-cell>
          <table:table-cell office:value-type="float" office:value="358.89">
            <text:p>358.89</text:p>
          </table:table-cell>
          <table:table-cell table:formula="of:=[.F269]/[.A269]" office:value-type="float" office:value="1.01587975543478">
            <text:p>1.02</text:p>
          </table:table-cell>
          <table:table-cell office:value-type="float" office:value="362.99">
            <text:p>362.99</text:p>
          </table:table-cell>
          <table:table-cell table:formula="of:=[.H269]/[.A269]" office:value-type="float" office:value="1.0274852807971">
            <text:p>1.03</text:p>
          </table:table-cell>
          <table:table-cell office:value-type="float" office:value="355.97">
            <text:p>355.97</text:p>
          </table:table-cell>
          <table:table-cell table:formula="of:=[.J269]/[.A269]" office:value-type="float" office:value="1.00761435688406">
            <text:p>1.01</text:p>
          </table:table-cell>
          <table:table-cell table:number-columns-repeated="5"/>
        </table:table-row>
        <table:table-row table:style-name="ro1">
          <table:table-cell office:value-type="float" office:value="136.97">
            <text:p>136.97</text:p>
          </table:table-cell>
          <table:table-cell office:value-type="float" office:value="153.55">
            <text:p>153.55</text:p>
          </table:table-cell>
          <table:table-cell table:formula="of:=[.B270]/[.A270]" office:value-type="float" office:value="1.12104840476017">
            <text:p>1.12</text:p>
          </table:table-cell>
          <table:table-cell office:value-type="float" office:value="138.14">
            <text:p>138.14</text:p>
          </table:table-cell>
          <table:table-cell table:formula="of:=[.D270]/[.A270]" office:value-type="float" office:value="1.00854201649996">
            <text:p>1.01</text:p>
          </table:table-cell>
          <table:table-cell office:value-type="float" office:value="138.14">
            <text:p>138.14</text:p>
          </table:table-cell>
          <table:table-cell table:formula="of:=[.F270]/[.A270]" office:value-type="float" office:value="1.00854201649996">
            <text:p>1.01</text:p>
          </table:table-cell>
          <table:table-cell office:value-type="float" office:value="140.38">
            <text:p>140.38</text:p>
          </table:table-cell>
          <table:table-cell table:formula="of:=[.H270]/[.A270]" office:value-type="float" office:value="1.02489596261955">
            <text:p>1.02</text:p>
          </table:table-cell>
          <table:table-cell office:value-type="float" office:value="138.14">
            <text:p>138.14</text:p>
          </table:table-cell>
          <table:table-cell table:formula="of:=[.J270]/[.A270]" office:value-type="float" office:value="1.00854201649996">
            <text:p>1.01</text:p>
          </table:table-cell>
          <table:table-cell table:number-columns-repeated="5"/>
        </table:table-row>
        <table:table-row table:style-name="ro1">
          <table:table-cell office:value-type="float" office:value="168.81">
            <text:p>168.81</text:p>
          </table:table-cell>
          <table:table-cell office:value-type="float" office:value="179.2">
            <text:p>179.2</text:p>
          </table:table-cell>
          <table:table-cell table:formula="of:=[.B271]/[.A271]" office:value-type="float" office:value="1.06154848646407">
            <text:p>1.06</text:p>
          </table:table-cell>
          <table:table-cell office:value-type="float" office:value="169.64">
            <text:p>169.64</text:p>
          </table:table-cell>
          <table:table-cell table:formula="of:=[.D271]/[.A271]" office:value-type="float" office:value="1.00491677033351">
            <text:p>1</text:p>
          </table:table-cell>
          <table:table-cell office:value-type="float" office:value="174.71">
            <text:p>174.71</text:p>
          </table:table-cell>
          <table:table-cell table:formula="of:=[.F271]/[.A271]" office:value-type="float" office:value="1.03495053610568">
            <text:p>1.03</text:p>
          </table:table-cell>
          <table:table-cell office:value-type="float" office:value="177.78">
            <text:p>177.78</text:p>
          </table:table-cell>
          <table:table-cell table:formula="of:=[.H271]/[.A271]" office:value-type="float" office:value="1.05313666251999">
            <text:p>1.05</text:p>
          </table:table-cell>
          <table:table-cell office:value-type="float" office:value="174.12">
            <text:p>174.12</text:p>
          </table:table-cell>
          <table:table-cell table:formula="of:=[.J271]/[.A271]" office:value-type="float" office:value="1.03145548249511">
            <text:p>1.03</text:p>
          </table:table-cell>
          <table:table-cell table:number-columns-repeated="5"/>
        </table:table-row>
        <table:table-row table:style-name="ro1">
          <table:table-cell office:value-type="float" office:value="229.79">
            <text:p>229.79</text:p>
          </table:table-cell>
          <table:table-cell office:value-type="float" office:value="250.1">
            <text:p>250.1</text:p>
          </table:table-cell>
          <table:table-cell table:formula="of:=[.B272]/[.A272]" office:value-type="float" office:value="1.08838504721702">
            <text:p>1.09</text:p>
          </table:table-cell>
          <table:table-cell office:value-type="float" office:value="235.41">
            <text:p>235.41</text:p>
          </table:table-cell>
          <table:table-cell table:formula="of:=[.D272]/[.A272]" office:value-type="float" office:value="1.02445711301623">
            <text:p>1.02</text:p>
          </table:table-cell>
          <table:table-cell office:value-type="float" office:value="235.41">
            <text:p>235.41</text:p>
          </table:table-cell>
          <table:table-cell table:formula="of:=[.F272]/[.A272]" office:value-type="float" office:value="1.02445711301623">
            <text:p>1.02</text:p>
          </table:table-cell>
          <table:table-cell office:value-type="float" office:value="249.51">
            <text:p>249.51</text:p>
          </table:table-cell>
          <table:table-cell table:formula="of:=[.H272]/[.A272]" office:value-type="float" office:value="1.08581748553027">
            <text:p>1.09</text:p>
          </table:table-cell>
          <table:table-cell office:value-type="float" office:value="235.41">
            <text:p>235.41</text:p>
          </table:table-cell>
          <table:table-cell table:formula="of:=[.J272]/[.A272]" office:value-type="float" office:value="1.02445711301623">
            <text:p>1.02</text:p>
          </table:table-cell>
          <table:table-cell table:number-columns-repeated="5"/>
        </table:table-row>
        <table:table-row table:style-name="ro1">
          <table:table-cell office:value-type="float" office:value="381.39">
            <text:p>381.39</text:p>
          </table:table-cell>
          <table:table-cell office:value-type="float" office:value="394.36">
            <text:p>394.36</text:p>
          </table:table-cell>
          <table:table-cell table:formula="of:=[.B273]/[.A273]" office:value-type="float" office:value="1.0340071842471">
            <text:p>1.03</text:p>
          </table:table-cell>
          <table:table-cell office:value-type="float" office:value="393.63">
            <text:p>393.63</text:p>
          </table:table-cell>
          <table:table-cell table:formula="of:=[.D273]/[.A273]" office:value-type="float" office:value="1.03209313301345">
            <text:p>1.03</text:p>
          </table:table-cell>
          <table:table-cell office:value-type="float" office:value="394.12">
            <text:p>394.12</text:p>
          </table:table-cell>
          <table:table-cell table:formula="of:=[.F273]/[.A273]" office:value-type="float" office:value="1.03337790712919">
            <text:p>1.03</text:p>
          </table:table-cell>
          <table:table-cell office:value-type="float" office:value="394.36">
            <text:p>394.36</text:p>
          </table:table-cell>
          <table:table-cell table:formula="of:=[.H273]/[.A273]" office:value-type="float" office:value="1.0340071842471">
            <text:p>1.03</text:p>
          </table:table-cell>
          <table:table-cell office:value-type="float" office:value="391.88">
            <text:p>391.88</text:p>
          </table:table-cell>
          <table:table-cell table:formula="of:=[.J273]/[.A273]" office:value-type="float" office:value="1.02750465402868">
            <text:p>1.03</text:p>
          </table:table-cell>
          <table:table-cell table:number-columns-repeated="5"/>
        </table:table-row>
        <table:table-row table:style-name="ro1">
          <table:table-cell office:value-type="float" office:value="361.74">
            <text:p>361.74</text:p>
          </table:table-cell>
          <table:table-cell office:value-type="float" office:value="377.11">
            <text:p>377.11</text:p>
          </table:table-cell>
          <table:table-cell table:formula="of:=[.B274]/[.A274]" office:value-type="float" office:value="1.04248908055509">
            <text:p>1.04</text:p>
          </table:table-cell>
          <table:table-cell office:value-type="float" office:value="368.52">
            <text:p>368.52</text:p>
          </table:table-cell>
          <table:table-cell table:formula="of:=[.D274]/[.A274]" office:value-type="float" office:value="1.01874274340687">
            <text:p>1.02</text:p>
          </table:table-cell>
          <table:table-cell office:value-type="float" office:value="363.84">
            <text:p>363.84</text:p>
          </table:table-cell>
          <table:table-cell table:formula="of:=[.F274]/[.A274]" office:value-type="float" office:value="1.00580527450655">
            <text:p>1.01</text:p>
          </table:table-cell>
          <table:table-cell office:value-type="float" office:value="377.11">
            <text:p>377.11</text:p>
          </table:table-cell>
          <table:table-cell table:formula="of:=[.H274]/[.A274]" office:value-type="float" office:value="1.04248908055509">
            <text:p>1.04</text:p>
          </table:table-cell>
          <table:table-cell office:value-type="float" office:value="363.84">
            <text:p>363.84</text:p>
          </table:table-cell>
          <table:table-cell table:formula="of:=[.J274]/[.A274]" office:value-type="float" office:value="1.00580527450655">
            <text:p>1.01</text:p>
          </table:table-cell>
          <table:table-cell table:number-columns-repeated="5"/>
        </table:table-row>
        <table:table-row table:style-name="ro1">
          <table:table-cell office:value-type="float" office:value="307.65">
            <text:p>307.65</text:p>
          </table:table-cell>
          <table:table-cell office:value-type="float" office:value="314.14">
            <text:p>314.14</text:p>
          </table:table-cell>
          <table:table-cell table:formula="of:=[.B275]/[.A275]" office:value-type="float" office:value="1.02109540061759">
            <text:p>1.02</text:p>
          </table:table-cell>
          <table:table-cell office:value-type="float" office:value="313.55">
            <text:p>313.55</text:p>
          </table:table-cell>
          <table:table-cell table:formula="of:=[.D275]/[.A275]" office:value-type="float" office:value="1.01917763692508">
            <text:p>1.02</text:p>
          </table:table-cell>
          <table:table-cell office:value-type="float" office:value="313.55">
            <text:p>313.55</text:p>
          </table:table-cell>
          <table:table-cell table:formula="of:=[.F275]/[.A275]" office:value-type="float" office:value="1.01917763692508">
            <text:p>1.02</text:p>
          </table:table-cell>
          <table:table-cell office:value-type="float" office:value="312.38">
            <text:p>312.38</text:p>
          </table:table-cell>
          <table:table-cell table:formula="of:=[.H275]/[.A275]" office:value-type="float" office:value="1.01537461400943">
            <text:p>1.02</text:p>
          </table:table-cell>
          <table:table-cell office:value-type="float" office:value="312.97">
            <text:p>312.97</text:p>
          </table:table-cell>
          <table:table-cell table:formula="of:=[.J275]/[.A275]" office:value-type="float" office:value="1.01729237770193">
            <text:p>1.02</text:p>
          </table:table-cell>
          <table:table-cell table:number-columns-repeated="5"/>
        </table:table-row>
        <table:table-row table:style-name="ro1">
          <table:table-cell office:value-type="float" office:value="262.2">
            <text:p>262.2</text:p>
          </table:table-cell>
          <table:table-cell office:value-type="float" office:value="280.34">
            <text:p>280.34</text:p>
          </table:table-cell>
          <table:table-cell table:formula="of:=[.B276]/[.A276]" office:value-type="float" office:value="1.06918382913806">
            <text:p>1.07</text:p>
          </table:table-cell>
          <table:table-cell office:value-type="float" office:value="267.51">
            <text:p>267.51</text:p>
          </table:table-cell>
          <table:table-cell table:formula="of:=[.D276]/[.A276]" office:value-type="float" office:value="1.02025171624714">
            <text:p>1.02</text:p>
          </table:table-cell>
          <table:table-cell office:value-type="float" office:value="265.37">
            <text:p>265.37</text:p>
          </table:table-cell>
          <table:table-cell table:formula="of:=[.F276]/[.A276]" office:value-type="float" office:value="1.01209000762777">
            <text:p>1.01</text:p>
          </table:table-cell>
          <table:table-cell office:value-type="float" office:value="280.34">
            <text:p>280.34</text:p>
          </table:table-cell>
          <table:table-cell table:formula="of:=[.H276]/[.A276]" office:value-type="float" office:value="1.06918382913806">
            <text:p>1.07</text:p>
          </table:table-cell>
          <table:table-cell office:value-type="float" office:value="268.68">
            <text:p>268.68</text:p>
          </table:table-cell>
          <table:table-cell table:formula="of:=[.J276]/[.A276]" office:value-type="float" office:value="1.02471395881007">
            <text:p>1.02</text:p>
          </table:table-cell>
          <table:table-cell table:number-columns-repeated="5"/>
        </table:table-row>
        <table:table-row table:style-name="ro1">
          <table:table-cell office:value-type="float" office:value="191.53">
            <text:p>191.53</text:p>
          </table:table-cell>
          <table:table-cell office:value-type="float" office:value="194.12">
            <text:p>194.12</text:p>
          </table:table-cell>
          <table:table-cell table:formula="of:=[.B277]/[.A277]" office:value-type="float" office:value="1.01352268574114">
            <text:p>1.01</text:p>
          </table:table-cell>
          <table:table-cell office:value-type="float" office:value="191.53">
            <text:p>191.53</text:p>
          </table:table-cell>
          <table:table-cell table:formula="of:=[.D277]/[.A277]" office:value-type="float" office:value="1">
            <text:p>1</text:p>
          </table:table-cell>
          <table:table-cell office:value-type="float" office:value="191.53">
            <text:p>191.53</text:p>
          </table:table-cell>
          <table:table-cell table:formula="of:=[.F277]/[.A277]" office:value-type="float" office:value="1">
            <text:p>1</text:p>
          </table:table-cell>
          <table:table-cell office:value-type="float" office:value="191.53">
            <text:p>191.53</text:p>
          </table:table-cell>
          <table:table-cell table:formula="of:=[.H277]/[.A277]" office:value-type="float" office:value="1">
            <text:p>1</text:p>
          </table:table-cell>
          <table:table-cell office:value-type="float" office:value="191.53">
            <text:p>191.53</text:p>
          </table:table-cell>
          <table:table-cell table:formula="of:=[.J277]/[.A277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60.24">
            <text:p>60.24</text:p>
          </table:table-cell>
          <table:table-cell office:value-type="float" office:value="69.31">
            <text:p>69.31</text:p>
          </table:table-cell>
          <table:table-cell table:formula="of:=[.B278]/[.A278]" office:value-type="float" office:value="1.15056440903054">
            <text:p>1.15</text:p>
          </table:table-cell>
          <table:table-cell office:value-type="float" office:value="61.07">
            <text:p>61.07</text:p>
          </table:table-cell>
          <table:table-cell table:formula="of:=[.D278]/[.A278]" office:value-type="float" office:value="1.01377822045153">
            <text:p>1.01</text:p>
          </table:table-cell>
          <table:table-cell office:value-type="float" office:value="61.9">
            <text:p>61.9</text:p>
          </table:table-cell>
          <table:table-cell table:formula="of:=[.F278]/[.A278]" office:value-type="float" office:value="1.02755644090305">
            <text:p>1.03</text:p>
          </table:table-cell>
          <table:table-cell office:value-type="float" office:value="60.24">
            <text:p>60.24</text:p>
          </table:table-cell>
          <table:table-cell table:formula="of:=[.H278]/[.A278]" office:value-type="float" office:value="1">
            <text:p>1</text:p>
          </table:table-cell>
          <table:table-cell office:value-type="float" office:value="60.24">
            <text:p>60.24</text:p>
          </table:table-cell>
          <table:table-cell table:formula="of:=[.J278]/[.A278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7.49">
            <text:p>17.49</text:p>
          </table:table-cell>
          <table:table-cell office:value-type="float" office:value="31.38">
            <text:p>31.38</text:p>
          </table:table-cell>
          <table:table-cell table:formula="of:=[.B279]/[.A279]" office:value-type="float" office:value="1.79416809605489">
            <text:p>1.79</text:p>
          </table:table-cell>
          <table:table-cell office:value-type="float" office:value="17.49">
            <text:p>17.49</text:p>
          </table:table-cell>
          <table:table-cell table:formula="of:=[.D279]/[.A279]" office:value-type="float" office:value="1">
            <text:p>1</text:p>
          </table:table-cell>
          <table:table-cell office:value-type="float" office:value="17.49">
            <text:p>17.49</text:p>
          </table:table-cell>
          <table:table-cell table:formula="of:=[.F279]/[.A279]" office:value-type="float" office:value="1">
            <text:p>1</text:p>
          </table:table-cell>
          <table:table-cell office:value-type="float" office:value="17.49">
            <text:p>17.49</text:p>
          </table:table-cell>
          <table:table-cell table:formula="of:=[.H279]/[.A279]" office:value-type="float" office:value="1">
            <text:p>1</text:p>
          </table:table-cell>
          <table:table-cell office:value-type="float" office:value="17.49">
            <text:p>17.49</text:p>
          </table:table-cell>
          <table:table-cell table:formula="of:=[.J279]/[.A279]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4.83">
            <text:p>4.83</text:p>
          </table:table-cell>
          <table:table-cell table:formula="of:=[.B280]/[.A280]" office:value-type="float" office:value="1">
            <text:p>1</text:p>
          </table:table-cell>
          <table:table-cell office:value-type="float" office:value="4.83">
            <text:p>4.83</text:p>
          </table:table-cell>
          <table:table-cell table:formula="of:=[.D280]/[.A280]" office:value-type="float" office:value="1">
            <text:p>1</text:p>
          </table:table-cell>
          <table:table-cell office:value-type="float" office:value="4.83">
            <text:p>4.83</text:p>
          </table:table-cell>
          <table:table-cell table:formula="of:=[.F280]/[.A280]" office:value-type="float" office:value="1">
            <text:p>1</text:p>
          </table:table-cell>
          <table:table-cell office:value-type="float" office:value="4.83">
            <text:p>4.83</text:p>
          </table:table-cell>
          <table:table-cell table:formula="of:=[.H280]/[.A280]" office:value-type="float" office:value="1">
            <text:p>1</text:p>
          </table:table-cell>
          <table:table-cell office:value-type="float" office:value="4.83">
            <text:p>4.83</text:p>
          </table:table-cell>
          <table:table-cell table:formula="of:=[.J280]/[.A280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22.97">
            <text:p>122.97</text:p>
          </table:table-cell>
          <table:table-cell office:value-type="float" office:value="127.55">
            <text:p>127.55</text:p>
          </table:table-cell>
          <table:table-cell table:formula="of:=[.B281]/[.A281]" office:value-type="float" office:value="1.03724485646906">
            <text:p>1.04</text:p>
          </table:table-cell>
          <table:table-cell office:value-type="float" office:value="122.97">
            <text:p>122.97</text:p>
          </table:table-cell>
          <table:table-cell table:formula="of:=[.D281]/[.A281]" office:value-type="float" office:value="1">
            <text:p>1</text:p>
          </table:table-cell>
          <table:table-cell office:value-type="float" office:value="123.55">
            <text:p>123.55</text:p>
          </table:table-cell>
          <table:table-cell table:formula="of:=[.F281]/[.A281]" office:value-type="float" office:value="1.00471659754412">
            <text:p>1</text:p>
          </table:table-cell>
          <table:table-cell office:value-type="float" office:value="122.97">
            <text:p>122.97</text:p>
          </table:table-cell>
          <table:table-cell table:formula="of:=[.H281]/[.A281]" office:value-type="float" office:value="1">
            <text:p>1</text:p>
          </table:table-cell>
          <table:table-cell office:value-type="float" office:value="122.97">
            <text:p>122.97</text:p>
          </table:table-cell>
          <table:table-cell table:formula="of:=[.J281]/[.A281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299.24">
            <text:p>299.24</text:p>
          </table:table-cell>
          <table:table-cell office:value-type="float" office:value="316.99">
            <text:p>316.99</text:p>
          </table:table-cell>
          <table:table-cell table:formula="of:=[.B282]/[.A282]" office:value-type="float" office:value="1.05931693623847">
            <text:p>1.06</text:p>
          </table:table-cell>
          <table:table-cell office:value-type="float" office:value="304.55">
            <text:p>304.55</text:p>
          </table:table-cell>
          <table:table-cell table:formula="of:=[.D282]/[.A282]" office:value-type="float" office:value="1.01774495388317">
            <text:p>1.02</text:p>
          </table:table-cell>
          <table:table-cell office:value-type="float" office:value="302.41">
            <text:p>302.41</text:p>
          </table:table-cell>
          <table:table-cell table:formula="of:=[.F282]/[.A282]" office:value-type="float" office:value="1.01059350354231">
            <text:p>1.01</text:p>
          </table:table-cell>
          <table:table-cell office:value-type="float" office:value="304.79">
            <text:p>304.79</text:p>
          </table:table-cell>
          <table:table-cell table:formula="of:=[.H282]/[.A282]" office:value-type="float" office:value="1.0185469856971">
            <text:p>1.02</text:p>
          </table:table-cell>
          <table:table-cell office:value-type="float" office:value="305.38">
            <text:p>305.38</text:p>
          </table:table-cell>
          <table:table-cell table:formula="of:=[.J282]/[.A282]" office:value-type="float" office:value="1.02051864723967">
            <text:p>1.02</text:p>
          </table:table-cell>
          <table:table-cell table:number-columns-repeated="5"/>
        </table:table-row>
        <table:table-row table:style-name="ro1">
          <table:table-cell office:value-type="float" office:value="137.35">
            <text:p>137.35</text:p>
          </table:table-cell>
          <table:table-cell office:value-type="float" office:value="138.76">
            <text:p>138.76</text:p>
          </table:table-cell>
          <table:table-cell table:formula="of:=[.B283]/[.A283]" office:value-type="float" office:value="1.01026574444849">
            <text:p>1.01</text:p>
          </table:table-cell>
          <table:table-cell office:value-type="float" office:value="138.76">
            <text:p>138.76</text:p>
          </table:table-cell>
          <table:table-cell table:formula="of:=[.D283]/[.A283]" office:value-type="float" office:value="1.01026574444849">
            <text:p>1.01</text:p>
          </table:table-cell>
          <table:table-cell office:value-type="float" office:value="138.76">
            <text:p>138.76</text:p>
          </table:table-cell>
          <table:table-cell table:formula="of:=[.F283]/[.A283]" office:value-type="float" office:value="1.01026574444849">
            <text:p>1.01</text:p>
          </table:table-cell>
          <table:table-cell office:value-type="float" office:value="137.35">
            <text:p>137.35</text:p>
          </table:table-cell>
          <table:table-cell table:formula="of:=[.H283]/[.A283]" office:value-type="float" office:value="1">
            <text:p>1</text:p>
          </table:table-cell>
          <table:table-cell office:value-type="float" office:value="137.35">
            <text:p>137.35</text:p>
          </table:table-cell>
          <table:table-cell table:formula="of:=[.J283]/[.A283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0.41">
            <text:p>10.41</text:p>
          </table:table-cell>
          <table:table-cell office:value-type="float" office:value="16.41">
            <text:p>16.41</text:p>
          </table:table-cell>
          <table:table-cell table:formula="of:=[.B284]/[.A284]" office:value-type="float" office:value="1.57636887608069">
            <text:p>1.58</text:p>
          </table:table-cell>
          <table:table-cell office:value-type="float" office:value="10.41">
            <text:p>10.41</text:p>
          </table:table-cell>
          <table:table-cell table:formula="of:=[.D284]/[.A284]" office:value-type="float" office:value="1">
            <text:p>1</text:p>
          </table:table-cell>
          <table:table-cell office:value-type="float" office:value="10.41">
            <text:p>10.41</text:p>
          </table:table-cell>
          <table:table-cell table:formula="of:=[.F284]/[.A284]" office:value-type="float" office:value="1">
            <text:p>1</text:p>
          </table:table-cell>
          <table:table-cell office:value-type="float" office:value="10.41">
            <text:p>10.41</text:p>
          </table:table-cell>
          <table:table-cell table:formula="of:=[.H284]/[.A284]" office:value-type="float" office:value="1">
            <text:p>1</text:p>
          </table:table-cell>
          <table:table-cell office:value-type="float" office:value="10.41">
            <text:p>10.41</text:p>
          </table:table-cell>
          <table:table-cell table:formula="of:=[.J284]/[.A284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67.23">
            <text:p>67.23</text:p>
          </table:table-cell>
          <table:table-cell office:value-type="float" office:value="75.91">
            <text:p>75.91</text:p>
          </table:table-cell>
          <table:table-cell table:formula="of:=[.B285]/[.A285]" office:value-type="float" office:value="1.12910902870742">
            <text:p>1.13</text:p>
          </table:table-cell>
          <table:table-cell office:value-type="float" office:value="67.23">
            <text:p>67.23</text:p>
          </table:table-cell>
          <table:table-cell table:formula="of:=[.D285]/[.A285]" office:value-type="float" office:value="1">
            <text:p>1</text:p>
          </table:table-cell>
          <table:table-cell office:value-type="float" office:value="67.23">
            <text:p>67.23</text:p>
          </table:table-cell>
          <table:table-cell table:formula="of:=[.F285]/[.A285]" office:value-type="float" office:value="1">
            <text:p>1</text:p>
          </table:table-cell>
          <table:table-cell office:value-type="float" office:value="67.23">
            <text:p>67.23</text:p>
          </table:table-cell>
          <table:table-cell table:formula="of:=[.H285]/[.A285]" office:value-type="float" office:value="1">
            <text:p>1</text:p>
          </table:table-cell>
          <table:table-cell office:value-type="float" office:value="67.23">
            <text:p>67.23</text:p>
          </table:table-cell>
          <table:table-cell table:formula="of:=[.J285]/[.A285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05.27">
            <text:p>105.27</text:p>
          </table:table-cell>
          <table:table-cell office:value-type="float" office:value="111.95">
            <text:p>111.95</text:p>
          </table:table-cell>
          <table:table-cell table:formula="of:=[.B286]/[.A286]" office:value-type="float" office:value="1.0634558753681">
            <text:p>1.06</text:p>
          </table:table-cell>
          <table:table-cell office:value-type="float" office:value="107.27">
            <text:p>107.27</text:p>
          </table:table-cell>
          <table:table-cell table:formula="of:=[.D286]/[.A286]" office:value-type="float" office:value="1.01899876508027">
            <text:p>1.02</text:p>
          </table:table-cell>
          <table:table-cell office:value-type="float" office:value="105.85">
            <text:p>105.85</text:p>
          </table:table-cell>
          <table:table-cell table:formula="of:=[.F286]/[.A286]" office:value-type="float" office:value="1.00550964187328">
            <text:p>1.01</text:p>
          </table:table-cell>
          <table:table-cell office:value-type="float" office:value="111.95">
            <text:p>111.95</text:p>
          </table:table-cell>
          <table:table-cell table:formula="of:=[.H286]/[.A286]" office:value-type="float" office:value="1.0634558753681">
            <text:p>1.06</text:p>
          </table:table-cell>
          <table:table-cell office:value-type="float" office:value="107.27">
            <text:p>107.27</text:p>
          </table:table-cell>
          <table:table-cell table:formula="of:=[.J286]/[.A286]" office:value-type="float" office:value="1.01899876508027">
            <text:p>1.02</text:p>
          </table:table-cell>
          <table:table-cell table:number-columns-repeated="5"/>
        </table:table-row>
        <table:table-row table:style-name="ro1">
          <table:table-cell office:value-type="float" office:value="403.95">
            <text:p>403.95</text:p>
          </table:table-cell>
          <table:table-cell office:value-type="float" office:value="423.85">
            <text:p>423.85</text:p>
          </table:table-cell>
          <table:table-cell table:formula="of:=[.B287]/[.A287]" office:value-type="float" office:value="1.04926352271321">
            <text:p>1.05</text:p>
          </table:table-cell>
          <table:table-cell office:value-type="float" office:value="413.26">
            <text:p>413.26</text:p>
          </table:table-cell>
          <table:table-cell table:formula="of:=[.D287]/[.A287]" office:value-type="float" office:value="1.02304740685728">
            <text:p>1.02</text:p>
          </table:table-cell>
          <table:table-cell office:value-type="float" office:value="415.02">
            <text:p>415.02</text:p>
          </table:table-cell>
          <table:table-cell table:formula="of:=[.F287]/[.A287]" office:value-type="float" office:value="1.02740438173041">
            <text:p>1.03</text:p>
          </table:table-cell>
          <table:table-cell office:value-type="float" office:value="411.5">
            <text:p>411.5</text:p>
          </table:table-cell>
          <table:table-cell table:formula="of:=[.H287]/[.A287]" office:value-type="float" office:value="1.01869043198416">
            <text:p>1.02</text:p>
          </table:table-cell>
          <table:table-cell office:value-type="float" office:value="413.26">
            <text:p>413.26</text:p>
          </table:table-cell>
          <table:table-cell table:formula="of:=[.J287]/[.A287]" office:value-type="float" office:value="1.02304740685728">
            <text:p>1.02</text:p>
          </table:table-cell>
          <table:table-cell table:number-columns-repeated="5"/>
        </table:table-row>
        <table:table-row table:style-name="ro1">
          <table:table-cell office:value-type="float" office:value="387.3">
            <text:p>387.3</text:p>
          </table:table-cell>
          <table:table-cell office:value-type="float" office:value="402.23">
            <text:p>402.23</text:p>
          </table:table-cell>
          <table:table-cell table:formula="of:=[.B288]/[.A288]" office:value-type="float" office:value="1.03854892847922">
            <text:p>1.04</text:p>
          </table:table-cell>
          <table:table-cell office:value-type="float" office:value="393.2">
            <text:p>393.2</text:p>
          </table:table-cell>
          <table:table-cell table:formula="of:=[.D288]/[.A288]" office:value-type="float" office:value="1.01523366899045">
            <text:p>1.02</text:p>
          </table:table-cell>
          <table:table-cell office:value-type="float" office:value="395.75">
            <text:p>395.75</text:p>
          </table:table-cell>
          <table:table-cell table:formula="of:=[.F288]/[.A288]" office:value-type="float" office:value="1.02181771236767">
            <text:p>1.02</text:p>
          </table:table-cell>
          <table:table-cell office:value-type="float" office:value="402.23">
            <text:p>402.23</text:p>
          </table:table-cell>
          <table:table-cell table:formula="of:=[.H288]/[.A288]" office:value-type="float" office:value="1.03854892847922">
            <text:p>1.04</text:p>
          </table:table-cell>
          <table:table-cell office:value-type="float" office:value="392.62">
            <text:p>392.62</text:p>
          </table:table-cell>
          <table:table-cell table:formula="of:=[.J288]/[.A288]" office:value-type="float" office:value="1.01373612186935">
            <text:p>1.01</text:p>
          </table:table-cell>
          <table:table-cell table:number-columns-repeated="5"/>
        </table:table-row>
        <table:table-row table:style-name="ro1">
          <table:table-cell office:value-type="float" office:value="31.31">
            <text:p>31.31</text:p>
          </table:table-cell>
          <table:table-cell office:value-type="float" office:value="36.83">
            <text:p>36.83</text:p>
          </table:table-cell>
          <table:table-cell table:formula="of:=[.B289]/[.A289]" office:value-type="float" office:value="1.17630150111785">
            <text:p>1.18</text:p>
          </table:table-cell>
          <table:table-cell office:value-type="float" office:value="31.31">
            <text:p>31.31</text:p>
          </table:table-cell>
          <table:table-cell table:formula="of:=[.D289]/[.A289]" office:value-type="float" office:value="1">
            <text:p>1</text:p>
          </table:table-cell>
          <table:table-cell office:value-type="float" office:value="31.31">
            <text:p>31.31</text:p>
          </table:table-cell>
          <table:table-cell table:formula="of:=[.F289]/[.A289]" office:value-type="float" office:value="1">
            <text:p>1</text:p>
          </table:table-cell>
          <table:table-cell office:value-type="float" office:value="31.31">
            <text:p>31.31</text:p>
          </table:table-cell>
          <table:table-cell table:formula="of:=[.H289]/[.A289]" office:value-type="float" office:value="1">
            <text:p>1</text:p>
          </table:table-cell>
          <table:table-cell office:value-type="float" office:value="31.31">
            <text:p>31.31</text:p>
          </table:table-cell>
          <table:table-cell table:formula="of:=[.J289]/[.A289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394.88">
            <text:p>394.88</text:p>
          </table:table-cell>
          <table:table-cell office:value-type="float" office:value="405.76">
            <text:p>405.76</text:p>
          </table:table-cell>
          <table:table-cell table:formula="of:=[.B290]/[.A290]" office:value-type="float" office:value="1.02755267423015">
            <text:p>1.03</text:p>
          </table:table-cell>
          <table:table-cell office:value-type="float" office:value="402.59">
            <text:p>402.59</text:p>
          </table:table-cell>
          <table:table-cell table:formula="of:=[.D290]/[.A290]" office:value-type="float" office:value="1.01952491896272">
            <text:p>1.02</text:p>
          </table:table-cell>
          <table:table-cell office:value-type="float" office:value="399.08">
            <text:p>399.08</text:p>
          </table:table-cell>
          <table:table-cell table:formula="of:=[.F290]/[.A290]" office:value-type="float" office:value="1.01063614262561">
            <text:p>1.01</text:p>
          </table:table-cell>
          <table:table-cell office:value-type="float" office:value="405.76">
            <text:p>405.76</text:p>
          </table:table-cell>
          <table:table-cell table:formula="of:=[.H290]/[.A290]" office:value-type="float" office:value="1.02755267423015">
            <text:p>1.03</text:p>
          </table:table-cell>
          <table:table-cell office:value-type="float" office:value="400.84">
            <text:p>400.84</text:p>
          </table:table-cell>
          <table:table-cell table:formula="of:=[.J290]/[.A290]" office:value-type="float" office:value="1.01509319286872">
            <text:p>1.02</text:p>
          </table:table-cell>
          <table:table-cell table:number-columns-repeated="5"/>
        </table:table-row>
        <table:table-row table:style-name="ro1">
          <table:table-cell office:value-type="float" office:value="22.07">
            <text:p>22.07</text:p>
          </table:table-cell>
          <table:table-cell office:value-type="float" office:value="29.14">
            <text:p>29.14</text:p>
          </table:table-cell>
          <table:table-cell table:formula="of:=[.B291]/[.A291]" office:value-type="float" office:value="1.32034435885818">
            <text:p>1.32</text:p>
          </table:table-cell>
          <table:table-cell office:value-type="float" office:value="22.07">
            <text:p>22.07</text:p>
          </table:table-cell>
          <table:table-cell table:formula="of:=[.D291]/[.A291]" office:value-type="float" office:value="1">
            <text:p>1</text:p>
          </table:table-cell>
          <table:table-cell office:value-type="float" office:value="22.07">
            <text:p>22.07</text:p>
          </table:table-cell>
          <table:table-cell table:formula="of:=[.F291]/[.A291]" office:value-type="float" office:value="1">
            <text:p>1</text:p>
          </table:table-cell>
          <table:table-cell office:value-type="float" office:value="22.07">
            <text:p>22.07</text:p>
          </table:table-cell>
          <table:table-cell table:formula="of:=[.H291]/[.A291]" office:value-type="float" office:value="1">
            <text:p>1</text:p>
          </table:table-cell>
          <table:table-cell office:value-type="float" office:value="22.07">
            <text:p>22.07</text:p>
          </table:table-cell>
          <table:table-cell table:formula="of:=[.J291]/[.A291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268.22">
            <text:p>268.22</text:p>
          </table:table-cell>
          <table:table-cell office:value-type="float" office:value="274.42">
            <text:p>274.42</text:p>
          </table:table-cell>
          <table:table-cell table:formula="of:=[.B292]/[.A292]" office:value-type="float" office:value="1.02311535306838">
            <text:p>1.02</text:p>
          </table:table-cell>
          <table:table-cell office:value-type="float" office:value="266.81">
            <text:p>266.81</text:p>
          </table:table-cell>
          <table:table-cell table:formula="of:=[.D292]/[.A292]" office:value-type="float" office:value="0.994743121318321">
            <text:p>0.99</text:p>
          </table:table-cell>
          <table:table-cell office:value-type="float" office:value="266.81">
            <text:p>266.81</text:p>
          </table:table-cell>
          <table:table-cell table:formula="of:=[.F292]/[.A292]" office:value-type="float" office:value="0.994743121318321">
            <text:p>0.99</text:p>
          </table:table-cell>
          <table:table-cell office:value-type="float" office:value="266.81">
            <text:p>266.81</text:p>
          </table:table-cell>
          <table:table-cell table:formula="of:=[.H292]/[.A292]" office:value-type="float" office:value="0.994743121318321">
            <text:p>0.99</text:p>
          </table:table-cell>
          <table:table-cell office:value-type="float" office:value="266.81">
            <text:p>266.81</text:p>
          </table:table-cell>
          <table:table-cell table:formula="of:=[.J292]/[.A292]" office:value-type="float" office:value="0.994743121318321">
            <text:p>0.99</text:p>
          </table:table-cell>
          <table:table-cell table:number-columns-repeated="5"/>
        </table:table-row>
        <table:table-row table:style-name="ro1">
          <table:table-cell office:value-type="float" office:value="123.24">
            <text:p>123.24</text:p>
          </table:table-cell>
          <table:table-cell office:value-type="float" office:value="140.79">
            <text:p>140.79</text:p>
          </table:table-cell>
          <table:table-cell table:formula="of:=[.B293]/[.A293]" office:value-type="float" office:value="1.14240506329114">
            <text:p>1.14</text:p>
          </table:table-cell>
          <table:table-cell office:value-type="float" office:value="123.24">
            <text:p>123.24</text:p>
          </table:table-cell>
          <table:table-cell table:formula="of:=[.D293]/[.A293]" office:value-type="float" office:value="1">
            <text:p>1</text:p>
          </table:table-cell>
          <table:table-cell office:value-type="float" office:value="123.24">
            <text:p>123.24</text:p>
          </table:table-cell>
          <table:table-cell table:formula="of:=[.F293]/[.A293]" office:value-type="float" office:value="1">
            <text:p>1</text:p>
          </table:table-cell>
          <table:table-cell office:value-type="float" office:value="123.24">
            <text:p>123.24</text:p>
          </table:table-cell>
          <table:table-cell table:formula="of:=[.H293]/[.A293]" office:value-type="float" office:value="1">
            <text:p>1</text:p>
          </table:table-cell>
          <table:table-cell office:value-type="float" office:value="123.24">
            <text:p>123.24</text:p>
          </table:table-cell>
          <table:table-cell table:formula="of:=[.J293]/[.A293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49.28">
            <text:p>49.28</text:p>
          </table:table-cell>
          <table:table-cell office:value-type="float" office:value="54.11">
            <text:p>54.11</text:p>
          </table:table-cell>
          <table:table-cell table:formula="of:=[.B294]/[.A294]" office:value-type="float" office:value="1.09801136363636">
            <text:p>1.1</text:p>
          </table:table-cell>
          <table:table-cell office:value-type="float" office:value="49.87">
            <text:p>49.87</text:p>
          </table:table-cell>
          <table:table-cell table:formula="of:=[.D294]/[.A294]" office:value-type="float" office:value="1.0119724025974">
            <text:p>1.01</text:p>
          </table:table-cell>
          <table:table-cell office:value-type="float" office:value="49.28">
            <text:p>49.28</text:p>
          </table:table-cell>
          <table:table-cell table:formula="of:=[.F294]/[.A294]" office:value-type="float" office:value="1">
            <text:p>1</text:p>
          </table:table-cell>
          <table:table-cell office:value-type="float" office:value="54.11">
            <text:p>54.11</text:p>
          </table:table-cell>
          <table:table-cell table:formula="of:=[.H294]/[.A294]" office:value-type="float" office:value="1.09801136363636">
            <text:p>1.1</text:p>
          </table:table-cell>
          <table:table-cell office:value-type="float" office:value="49.87">
            <text:p>49.87</text:p>
          </table:table-cell>
          <table:table-cell table:formula="of:=[.J294]/[.A294]" office:value-type="float" office:value="1.0119724025974">
            <text:p>1.01</text:p>
          </table:table-cell>
          <table:table-cell table:number-columns-repeated="5"/>
        </table:table-row>
        <table:table-row table:style-name="ro1">
          <table:table-cell office:value-type="float" office:value="5.41">
            <text:p>5.41</text:p>
          </table:table-cell>
          <table:table-cell office:value-type="float" office:value="10.49">
            <text:p>10.49</text:p>
          </table:table-cell>
          <table:table-cell table:formula="of:=[.B295]/[.A295]" office:value-type="float" office:value="1.93900184842884">
            <text:p>1.94</text:p>
          </table:table-cell>
          <table:table-cell office:value-type="float" office:value="5.41">
            <text:p>5.41</text:p>
          </table:table-cell>
          <table:table-cell table:formula="of:=[.D295]/[.A295]" office:value-type="float" office:value="1">
            <text:p>1</text:p>
          </table:table-cell>
          <table:table-cell office:value-type="float" office:value="5.41">
            <text:p>5.41</text:p>
          </table:table-cell>
          <table:table-cell table:formula="of:=[.F295]/[.A295]" office:value-type="float" office:value="1">
            <text:p>1</text:p>
          </table:table-cell>
          <table:table-cell office:value-type="float" office:value="5.41">
            <text:p>5.41</text:p>
          </table:table-cell>
          <table:table-cell table:formula="of:=[.H295]/[.A295]" office:value-type="float" office:value="1">
            <text:p>1</text:p>
          </table:table-cell>
          <table:table-cell office:value-type="float" office:value="5.41">
            <text:p>5.41</text:p>
          </table:table-cell>
          <table:table-cell table:formula="of:=[.J295]/[.A295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473.71">
            <text:p>473.71</text:p>
          </table:table-cell>
          <table:table-cell office:value-type="float" office:value="487.5">
            <text:p>487.5</text:p>
          </table:table-cell>
          <table:table-cell table:formula="of:=[.B296]/[.A296]" office:value-type="float" office:value="1.02911063730975">
            <text:p>1.03</text:p>
          </table:table-cell>
          <table:table-cell office:value-type="float" office:value="477.95">
            <text:p>477.95</text:p>
          </table:table-cell>
          <table:table-cell table:formula="of:=[.D296]/[.A296]" office:value-type="float" office:value="1.00895062379937">
            <text:p>1.01</text:p>
          </table:table-cell>
          <table:table-cell office:value-type="float" office:value="481.46">
            <text:p>481.46</text:p>
          </table:table-cell>
          <table:table-cell table:formula="of:=[.F296]/[.A296]" office:value-type="float" office:value="1.016360220388">
            <text:p>1.02</text:p>
          </table:table-cell>
          <table:table-cell office:value-type="float" office:value="487.5">
            <text:p>487.5</text:p>
          </table:table-cell>
          <table:table-cell table:formula="of:=[.H296]/[.A296]" office:value-type="float" office:value="1.02911063730975">
            <text:p>1.03</text:p>
          </table:table-cell>
          <table:table-cell office:value-type="float" office:value="481.85">
            <text:p>481.85</text:p>
          </table:table-cell>
          <table:table-cell table:formula="of:=[.J296]/[.A296]" office:value-type="float" office:value="1.01718350889785">
            <text:p>1.02</text:p>
          </table:table-cell>
          <table:table-cell table:number-columns-repeated="5"/>
        </table:table-row>
        <table:table-row table:style-name="ro1">
          <table:table-cell office:value-type="float" office:value="58.01">
            <text:p>58.01</text:p>
          </table:table-cell>
          <table:table-cell office:value-type="float" office:value="75.33">
            <text:p>75.33</text:p>
          </table:table-cell>
          <table:table-cell table:formula="of:=[.B297]/[.A297]" office:value-type="float" office:value="1.29856921220479">
            <text:p>1.3</text:p>
          </table:table-cell>
          <table:table-cell office:value-type="float" office:value="58.01">
            <text:p>58.01</text:p>
          </table:table-cell>
          <table:table-cell table:formula="of:=[.D297]/[.A297]" office:value-type="float" office:value="1">
            <text:p>1</text:p>
          </table:table-cell>
          <table:table-cell office:value-type="float" office:value="58.01">
            <text:p>58.01</text:p>
          </table:table-cell>
          <table:table-cell table:formula="of:=[.F297]/[.A297]" office:value-type="float" office:value="1">
            <text:p>1</text:p>
          </table:table-cell>
          <table:table-cell office:value-type="float" office:value="58.01">
            <text:p>58.01</text:p>
          </table:table-cell>
          <table:table-cell table:formula="of:=[.H297]/[.A297]" office:value-type="float" office:value="1">
            <text:p>1</text:p>
          </table:table-cell>
          <table:table-cell office:value-type="float" office:value="58.01">
            <text:p>58.01</text:p>
          </table:table-cell>
          <table:table-cell table:formula="of:=[.J297]/[.A297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263.66">
            <text:p>263.66</text:p>
          </table:table-cell>
          <table:table-cell office:value-type="float" office:value="273.08">
            <text:p>273.08</text:p>
          </table:table-cell>
          <table:table-cell table:formula="of:=[.B298]/[.A298]" office:value-type="float" office:value="1.03572783129788">
            <text:p>1.04</text:p>
          </table:table-cell>
          <table:table-cell office:value-type="float" office:value="274.84">
            <text:p>274.84</text:p>
          </table:table-cell>
          <table:table-cell table:formula="of:=[.D298]/[.A298]" office:value-type="float" office:value="1.04240309489494">
            <text:p>1.04</text:p>
          </table:table-cell>
          <table:table-cell office:value-type="float" office:value="268.98">
            <text:p>268.98</text:p>
          </table:table-cell>
          <table:table-cell table:formula="of:=[.F298]/[.A298]" office:value-type="float" office:value="1.02017750132747">
            <text:p>1.02</text:p>
          </table:table-cell>
          <table:table-cell office:value-type="float" office:value="273.08">
            <text:p>273.08</text:p>
          </table:table-cell>
          <table:table-cell table:formula="of:=[.H298]/[.A298]" office:value-type="float" office:value="1.03572783129788">
            <text:p>1.04</text:p>
          </table:table-cell>
          <table:table-cell office:value-type="float" office:value="268.98">
            <text:p>268.98</text:p>
          </table:table-cell>
          <table:table-cell table:formula="of:=[.J298]/[.A298]" office:value-type="float" office:value="1.02017750132747">
            <text:p>1.02</text:p>
          </table:table-cell>
          <table:table-cell table:number-columns-repeated="5"/>
        </table:table-row>
        <table:table-row table:style-name="ro1">
          <table:table-cell office:value-type="float" office:value="324.01">
            <text:p>324.01</text:p>
          </table:table-cell>
          <table:table-cell office:value-type="float" office:value="339.32">
            <text:p>339.32</text:p>
          </table:table-cell>
          <table:table-cell table:formula="of:=[.B299]/[.A299]" office:value-type="float" office:value="1.04725162803617">
            <text:p>1.05</text:p>
          </table:table-cell>
          <table:table-cell office:value-type="float" office:value="336.25">
            <text:p>336.25</text:p>
          </table:table-cell>
          <table:table-cell table:formula="of:=[.D299]/[.A299]" office:value-type="float" office:value="1.03777661183297">
            <text:p>1.04</text:p>
          </table:table-cell>
          <table:table-cell office:value-type="float" office:value="336.25">
            <text:p>336.25</text:p>
          </table:table-cell>
          <table:table-cell table:formula="of:=[.F299]/[.A299]" office:value-type="float" office:value="1.03777661183297">
            <text:p>1.04</text:p>
          </table:table-cell>
          <table:table-cell office:value-type="float" office:value="335.08">
            <text:p>335.08</text:p>
          </table:table-cell>
          <table:table-cell table:formula="of:=[.H299]/[.A299]" office:value-type="float" office:value="1.03416561217246">
            <text:p>1.03</text:p>
          </table:table-cell>
          <table:table-cell office:value-type="float" office:value="335.08">
            <text:p>335.08</text:p>
          </table:table-cell>
          <table:table-cell table:formula="of:=[.J299]/[.A299]" office:value-type="float" office:value="1.03416561217246">
            <text:p>1.03</text:p>
          </table:table-cell>
          <table:table-cell table:number-columns-repeated="5"/>
        </table:table-row>
        <table:table-row table:style-name="ro1">
          <table:table-cell office:value-type="float" office:value="483.32">
            <text:p>483.32</text:p>
          </table:table-cell>
          <table:table-cell office:value-type="float" office:value="501.86">
            <text:p>501.86</text:p>
          </table:table-cell>
          <table:table-cell table:formula="of:=[.B300]/[.A300]" office:value-type="float" office:value="1.03835967888769">
            <text:p>1.04</text:p>
          </table:table-cell>
          <table:table-cell office:value-type="float" office:value="485.76">
            <text:p>485.76</text:p>
          </table:table-cell>
          <table:table-cell table:formula="of:=[.D300]/[.A300]" office:value-type="float" office:value="1.00504841512869">
            <text:p>1.01</text:p>
          </table:table-cell>
          <table:table-cell office:value-type="float" office:value="487.52">
            <text:p>487.52</text:p>
          </table:table-cell>
          <table:table-cell table:formula="of:=[.F300]/[.A300]" office:value-type="float" office:value="1.00868989489365">
            <text:p>1.01</text:p>
          </table:table-cell>
          <table:table-cell office:value-type="float" office:value="489.52">
            <text:p>489.52</text:p>
          </table:table-cell>
          <table:table-cell table:formula="of:=[.H300]/[.A300]" office:value-type="float" office:value="1.01282794008111">
            <text:p>1.01</text:p>
          </table:table-cell>
          <table:table-cell office:value-type="float" office:value="484.59">
            <text:p>484.59</text:p>
          </table:table-cell>
          <table:table-cell table:formula="of:=[.J300]/[.A300]" office:value-type="float" office:value="1.00262765869403">
            <text:p>1</text:p>
          </table:table-cell>
          <table:table-cell table:number-columns-repeated="5"/>
        </table:table-row>
        <table:table-row table:style-name="ro1">
          <table:table-cell office:value-type="float" office:value="387.49">
            <text:p>387.49</text:p>
          </table:table-cell>
          <table:table-cell office:value-type="float" office:value="410.52">
            <text:p>410.52</text:p>
          </table:table-cell>
          <table:table-cell table:formula="of:=[.B301]/[.A301]" office:value-type="float" office:value="1.05943379183979">
            <text:p>1.06</text:p>
          </table:table-cell>
          <table:table-cell office:value-type="float" office:value="393.11">
            <text:p>393.11</text:p>
          </table:table-cell>
          <table:table-cell table:formula="of:=[.D301]/[.A301]" office:value-type="float" office:value="1.01450360009291">
            <text:p>1.01</text:p>
          </table:table-cell>
          <table:table-cell office:value-type="float" office:value="390.76">
            <text:p>390.76</text:p>
          </table:table-cell>
          <table:table-cell table:formula="of:=[.F301]/[.A301]" office:value-type="float" office:value="1.00843892745619">
            <text:p>1.01</text:p>
          </table:table-cell>
          <table:table-cell office:value-type="float" office:value="403.21">
            <text:p>403.21</text:p>
          </table:table-cell>
          <table:table-cell table:formula="of:=[.H301]/[.A301]" office:value-type="float" office:value="1.04056878887197">
            <text:p>1.04</text:p>
          </table:table-cell>
          <table:table-cell office:value-type="float" office:value="388.42">
            <text:p>388.42</text:p>
          </table:table-cell>
          <table:table-cell table:formula="of:=[.J301]/[.A301]" office:value-type="float" office:value="1.00240006193708">
            <text:p>1</text:p>
          </table:table-cell>
          <table:table-cell table:number-columns-repeated="5"/>
        </table:table-row>
        <table:table-row table:style-name="ro1">
          <table:table-cell office:value-type="float" office:value="128.46">
            <text:p>128.46</text:p>
          </table:table-cell>
          <table:table-cell office:value-type="float" office:value="132.21">
            <text:p>132.21</text:p>
          </table:table-cell>
          <table:table-cell table:formula="of:=[.B302]/[.A302]" office:value-type="float" office:value="1.02919196637085">
            <text:p>1.03</text:p>
          </table:table-cell>
          <table:table-cell office:value-type="float" office:value="129.04">
            <text:p>129.04</text:p>
          </table:table-cell>
          <table:table-cell table:formula="of:=[.D302]/[.A302]" office:value-type="float" office:value="1.00451502413203">
            <text:p>1</text:p>
          </table:table-cell>
          <table:table-cell office:value-type="float" office:value="129.63">
            <text:p>129.63</text:p>
          </table:table-cell>
          <table:table-cell table:formula="of:=[.F302]/[.A302]" office:value-type="float" office:value="1.00910789350771">
            <text:p>1.01</text:p>
          </table:table-cell>
          <table:table-cell office:value-type="float" office:value="132.21">
            <text:p>132.21</text:p>
          </table:table-cell>
          <table:table-cell table:formula="of:=[.H302]/[.A302]" office:value-type="float" office:value="1.02919196637085">
            <text:p>1.03</text:p>
          </table:table-cell>
          <table:table-cell office:value-type="float" office:value="129.63">
            <text:p>129.63</text:p>
          </table:table-cell>
          <table:table-cell table:formula="of:=[.J302]/[.A302]" office:value-type="float" office:value="1.00910789350771">
            <text:p>1.01</text:p>
          </table:table-cell>
          <table:table-cell table:number-columns-repeated="5"/>
        </table:table-row>
        <table:table-row table:style-name="ro1">
          <table:table-cell office:value-type="float" office:value="30.14">
            <text:p>30.14</text:p>
          </table:table-cell>
          <table:table-cell office:value-type="float" office:value="48.53">
            <text:p>48.53</text:p>
          </table:table-cell>
          <table:table-cell table:formula="of:=[.B303]/[.A303]" office:value-type="float" office:value="1.61015262110153">
            <text:p>1.61</text:p>
          </table:table-cell>
          <table:table-cell office:value-type="float" office:value="30.14">
            <text:p>30.14</text:p>
          </table:table-cell>
          <table:table-cell table:formula="of:=[.D303]/[.A303]" office:value-type="float" office:value="1">
            <text:p>1</text:p>
          </table:table-cell>
          <table:table-cell office:value-type="float" office:value="30.14">
            <text:p>30.14</text:p>
          </table:table-cell>
          <table:table-cell table:formula="of:=[.F303]/[.A303]" office:value-type="float" office:value="1">
            <text:p>1</text:p>
          </table:table-cell>
          <table:table-cell office:value-type="float" office:value="30.14">
            <text:p>30.14</text:p>
          </table:table-cell>
          <table:table-cell table:formula="of:=[.H303]/[.A303]" office:value-type="float" office:value="1">
            <text:p>1</text:p>
          </table:table-cell>
          <table:table-cell office:value-type="float" office:value="30.14">
            <text:p>30.14</text:p>
          </table:table-cell>
          <table:table-cell table:formula="of:=[.J303]/[.A303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355.36">
            <text:p>355.36</text:p>
          </table:table-cell>
          <table:table-cell office:value-type="float" office:value="369.08">
            <text:p>369.08</text:p>
          </table:table-cell>
          <table:table-cell table:formula="of:=[.B304]/[.A304]" office:value-type="float" office:value="1.03860873480414">
            <text:p>1.04</text:p>
          </table:table-cell>
          <table:table-cell office:value-type="float" office:value="367.91">
            <text:p>367.91</text:p>
          </table:table-cell>
          <table:table-cell table:formula="of:=[.D304]/[.A304]" office:value-type="float" office:value="1.03531629896443">
            <text:p>1.04</text:p>
          </table:table-cell>
          <table:table-cell office:value-type="float" office:value="358.05">
            <text:p>358.05</text:p>
          </table:table-cell>
          <table:table-cell table:formula="of:=[.F304]/[.A304]" office:value-type="float" office:value="1.00756978838361">
            <text:p>1.01</text:p>
          </table:table-cell>
          <table:table-cell office:value-type="float" office:value="369.08">
            <text:p>369.08</text:p>
          </table:table-cell>
          <table:table-cell table:formula="of:=[.H304]/[.A304]" office:value-type="float" office:value="1.03860873480414">
            <text:p>1.04</text:p>
          </table:table-cell>
          <table:table-cell office:value-type="float" office:value="364.39">
            <text:p>364.39</text:p>
          </table:table-cell>
          <table:table-cell table:formula="of:=[.J304]/[.A304]" office:value-type="float" office:value="1.02541085096803">
            <text:p>1.03</text:p>
          </table:table-cell>
          <table:table-cell table:number-columns-repeated="5"/>
        </table:table-row>
        <table:table-row table:style-name="ro1">
          <table:table-cell office:value-type="float" office:value="391.76">
            <text:p>391.76</text:p>
          </table:table-cell>
          <table:table-cell office:value-type="float" office:value="414.39">
            <text:p>414.39</text:p>
          </table:table-cell>
          <table:table-cell table:formula="of:=[.B305]/[.A305]" office:value-type="float" office:value="1.05776495813764">
            <text:p>1.06</text:p>
          </table:table-cell>
          <table:table-cell office:value-type="float" office:value="404.84">
            <text:p>404.84</text:p>
          </table:table-cell>
          <table:table-cell table:formula="of:=[.D305]/[.A305]" office:value-type="float" office:value="1.0333877884419">
            <text:p>1.03</text:p>
          </table:table-cell>
          <table:table-cell office:value-type="float" office:value="407.18">
            <text:p>407.18</text:p>
          </table:table-cell>
          <table:table-cell table:formula="of:=[.F305]/[.A305]" office:value-type="float" office:value="1.03936083316316">
            <text:p>1.04</text:p>
          </table:table-cell>
          <table:table-cell office:value-type="float" office:value="414.39">
            <text:p>414.39</text:p>
          </table:table-cell>
          <table:table-cell table:formula="of:=[.H305]/[.A305]" office:value-type="float" office:value="1.05776495813764">
            <text:p>1.06</text:p>
          </table:table-cell>
          <table:table-cell office:value-type="float" office:value="397.76">
            <text:p>397.76</text:p>
          </table:table-cell>
          <table:table-cell table:formula="of:=[.J305]/[.A305]" office:value-type="float" office:value="1.01531549928528">
            <text:p>1.02</text:p>
          </table:table-cell>
          <table:table-cell table:number-columns-repeated="5"/>
        </table:table-row>
        <table:table-row table:style-name="ro1">
          <table:table-cell office:value-type="float" office:value="204.24">
            <text:p>204.24</text:p>
          </table:table-cell>
          <table:table-cell office:value-type="float" office:value="207.51">
            <text:p>207.51</text:p>
          </table:table-cell>
          <table:table-cell table:formula="of:=[.B306]/[.A306]" office:value-type="float" office:value="1.01601057579318">
            <text:p>1.02</text:p>
          </table:table-cell>
          <table:table-cell office:value-type="float" office:value="206.34">
            <text:p>206.34</text:p>
          </table:table-cell>
          <table:table-cell table:formula="of:=[.D306]/[.A306]" office:value-type="float" office:value="1.01028202115159">
            <text:p>1.01</text:p>
          </table:table-cell>
          <table:table-cell office:value-type="float" office:value="205.17">
            <text:p>205.17</text:p>
          </table:table-cell>
          <table:table-cell table:formula="of:=[.F306]/[.A306]" office:value-type="float" office:value="1.00455346650999">
            <text:p>1</text:p>
          </table:table-cell>
          <table:table-cell office:value-type="float" office:value="207.51">
            <text:p>207.51</text:p>
          </table:table-cell>
          <table:table-cell table:formula="of:=[.H306]/[.A306]" office:value-type="float" office:value="1.01601057579318">
            <text:p>1.02</text:p>
          </table:table-cell>
          <table:table-cell office:value-type="float" office:value="205.17">
            <text:p>205.17</text:p>
          </table:table-cell>
          <table:table-cell table:formula="of:=[.J306]/[.A306]" office:value-type="float" office:value="1.00455346650999">
            <text:p>1</text:p>
          </table:table-cell>
          <table:table-cell table:number-columns-repeated="5"/>
        </table:table-row>
        <table:table-row table:style-name="ro1">
          <table:table-cell office:value-type="float" office:value="471.84">
            <text:p>471.84</text:p>
          </table:table-cell>
          <table:table-cell office:value-type="float" office:value="487.46">
            <text:p>487.46</text:p>
          </table:table-cell>
          <table:table-cell table:formula="of:=[.B307]/[.A307]" office:value-type="float" office:value="1.03310444218379">
            <text:p>1.03</text:p>
          </table:table-cell>
          <table:table-cell office:value-type="float" office:value="478.63">
            <text:p>478.63</text:p>
          </table:table-cell>
          <table:table-cell table:formula="of:=[.D307]/[.A307]" office:value-type="float" office:value="1.01439047134622">
            <text:p>1.01</text:p>
          </table:table-cell>
          <table:table-cell office:value-type="float" office:value="473.94">
            <text:p>473.94</text:p>
          </table:table-cell>
          <table:table-cell table:formula="of:=[.F307]/[.A307]" office:value-type="float" office:value="1.0044506612411">
            <text:p>1</text:p>
          </table:table-cell>
          <table:table-cell office:value-type="float" office:value="486.29">
            <text:p>486.29</text:p>
          </table:table-cell>
          <table:table-cell table:formula="of:=[.H307]/[.A307]" office:value-type="float" office:value="1.03062478806375">
            <text:p>1.03</text:p>
          </table:table-cell>
          <table:table-cell office:value-type="float" office:value="475.11">
            <text:p>475.11</text:p>
          </table:table-cell>
          <table:table-cell table:formula="of:=[.J307]/[.A307]" office:value-type="float" office:value="1.00693031536114">
            <text:p>1.01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39.14">
            <text:p>39.14</text:p>
          </table:table-cell>
          <table:table-cell table:formula="of:=[.B308]/[.A308]" office:value-type="float" office:value="1.34965517241379">
            <text:p>1.35</text:p>
          </table:table-cell>
          <table:table-cell office:value-type="float" office:value="29">
            <text:p>29</text:p>
          </table:table-cell>
          <table:table-cell table:formula="of:=[.D308]/[.A308]" office:value-type="float" office:value="1">
            <text:p>1</text:p>
          </table:table-cell>
          <table:table-cell office:value-type="float" office:value="29">
            <text:p>29</text:p>
          </table:table-cell>
          <table:table-cell table:formula="of:=[.F308]/[.A308]" office:value-type="float" office:value="1">
            <text:p>1</text:p>
          </table:table-cell>
          <table:table-cell office:value-type="float" office:value="29">
            <text:p>29</text:p>
          </table:table-cell>
          <table:table-cell table:formula="of:=[.H308]/[.A308]" office:value-type="float" office:value="1">
            <text:p>1</text:p>
          </table:table-cell>
          <table:table-cell office:value-type="float" office:value="29">
            <text:p>29</text:p>
          </table:table-cell>
          <table:table-cell table:formula="of:=[.J308]/[.A308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20.97">
            <text:p>20.97</text:p>
          </table:table-cell>
          <table:table-cell office:value-type="float" office:value="33.66">
            <text:p>33.66</text:p>
          </table:table-cell>
          <table:table-cell table:formula="of:=[.B309]/[.A309]" office:value-type="float" office:value="1.60515021459227">
            <text:p>1.61</text:p>
          </table:table-cell>
          <table:table-cell office:value-type="float" office:value="20.97">
            <text:p>20.97</text:p>
          </table:table-cell>
          <table:table-cell table:formula="of:=[.D309]/[.A309]" office:value-type="float" office:value="1">
            <text:p>1</text:p>
          </table:table-cell>
          <table:table-cell office:value-type="float" office:value="20.97">
            <text:p>20.97</text:p>
          </table:table-cell>
          <table:table-cell table:formula="of:=[.F309]/[.A309]" office:value-type="float" office:value="1">
            <text:p>1</text:p>
          </table:table-cell>
          <table:table-cell office:value-type="float" office:value="20.97">
            <text:p>20.97</text:p>
          </table:table-cell>
          <table:table-cell table:formula="of:=[.H309]/[.A309]" office:value-type="float" office:value="1">
            <text:p>1</text:p>
          </table:table-cell>
          <table:table-cell office:value-type="float" office:value="20.97">
            <text:p>20.97</text:p>
          </table:table-cell>
          <table:table-cell table:formula="of:=[.J309]/[.A309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399.81">
            <text:p>399.81</text:p>
          </table:table-cell>
          <table:table-cell office:value-type="float" office:value="410.49">
            <text:p>410.49</text:p>
          </table:table-cell>
          <table:table-cell table:formula="of:=[.B310]/[.A310]" office:value-type="float" office:value="1.02671268852705">
            <text:p>1.03</text:p>
          </table:table-cell>
          <table:table-cell office:value-type="float" office:value="402.25">
            <text:p>402.25</text:p>
          </table:table-cell>
          <table:table-cell table:formula="of:=[.D310]/[.A310]" office:value-type="float" office:value="1.00610289887697">
            <text:p>1.01</text:p>
          </table:table-cell>
          <table:table-cell office:value-type="float" office:value="401.66">
            <text:p>401.66</text:p>
          </table:table-cell>
          <table:table-cell table:formula="of:=[.F310]/[.A310]" office:value-type="float" office:value="1.00462719791901">
            <text:p>1</text:p>
          </table:table-cell>
          <table:table-cell office:value-type="float" office:value="405.08">
            <text:p>405.08</text:p>
          </table:table-cell>
          <table:table-cell table:formula="of:=[.H310]/[.A310]" office:value-type="float" office:value="1.01318126109902">
            <text:p>1.01</text:p>
          </table:table-cell>
          <table:table-cell office:value-type="float" office:value="401.08">
            <text:p>401.08</text:p>
          </table:table-cell>
          <table:table-cell table:formula="of:=[.J310]/[.A310]" office:value-type="float" office:value="1.0031765088417">
            <text:p>1</text:p>
          </table:table-cell>
          <table:table-cell table:number-columns-repeated="5"/>
        </table:table-row>
        <table:table-row table:style-name="ro1">
          <table:table-cell office:value-type="float" office:value="312.04">
            <text:p>312.04</text:p>
          </table:table-cell>
          <table:table-cell office:value-type="float" office:value="333.11">
            <text:p>333.11</text:p>
          </table:table-cell>
          <table:table-cell table:formula="of:=[.B311]/[.A311]" office:value-type="float" office:value="1.06752339443661">
            <text:p>1.07</text:p>
          </table:table-cell>
          <table:table-cell office:value-type="float" office:value="320.28">
            <text:p>320.28</text:p>
          </table:table-cell>
          <table:table-cell table:formula="of:=[.D311]/[.A311]" office:value-type="float" office:value="1.02640687091399">
            <text:p>1.03</text:p>
          </table:table-cell>
          <table:table-cell office:value-type="float" office:value="319.11">
            <text:p>319.11</text:p>
          </table:table-cell>
          <table:table-cell table:formula="of:=[.F311]/[.A311]" office:value-type="float" office:value="1.02265735162159">
            <text:p>1.02</text:p>
          </table:table-cell>
          <table:table-cell office:value-type="float" office:value="319.69">
            <text:p>319.69</text:p>
          </table:table-cell>
          <table:table-cell table:formula="of:=[.H311]/[.A311]" office:value-type="float" office:value="1.02451608768107">
            <text:p>1.02</text:p>
          </table:table-cell>
          <table:table-cell office:value-type="float" office:value="317.94">
            <text:p>317.94</text:p>
          </table:table-cell>
          <table:table-cell table:formula="of:=[.J311]/[.A311]" office:value-type="float" office:value="1.01890783232919">
            <text:p>1.02</text:p>
          </table:table-cell>
          <table:table-cell table:number-columns-repeated="5"/>
        </table:table-row>
        <table:table-row table:style-name="ro1">
          <table:table-cell office:value-type="float" office:value="145.35">
            <text:p>145.35</text:p>
          </table:table-cell>
          <table:table-cell office:value-type="float" office:value="0">
            <text:p>0</text:p>
          </table:table-cell>
          <table:table-cell table:formula="of:=[.B312]/[.A312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D312]/[.A312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F312]/[.A312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H312]/[.A312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J312]/[.A312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17.44">
            <text:p>117.44</text:p>
          </table:table-cell>
          <table:table-cell office:value-type="float" office:value="118.61">
            <text:p>118.61</text:p>
          </table:table-cell>
          <table:table-cell table:formula="of:=[.B313]/[.A313]" office:value-type="float" office:value="1.00996253405995">
            <text:p>1.01</text:p>
          </table:table-cell>
          <table:table-cell office:value-type="float" office:value="119.2">
            <text:p>119.2</text:p>
          </table:table-cell>
          <table:table-cell table:formula="of:=[.D313]/[.A313]" office:value-type="float" office:value="1.0149863760218">
            <text:p>1.01</text:p>
          </table:table-cell>
          <table:table-cell office:value-type="float" office:value="119.2">
            <text:p>119.2</text:p>
          </table:table-cell>
          <table:table-cell table:formula="of:=[.F313]/[.A313]" office:value-type="float" office:value="1.0149863760218">
            <text:p>1.01</text:p>
          </table:table-cell>
          <table:table-cell office:value-type="float" office:value="118.61">
            <text:p>118.61</text:p>
          </table:table-cell>
          <table:table-cell table:formula="of:=[.H313]/[.A313]" office:value-type="float" office:value="1.00996253405995">
            <text:p>1.01</text:p>
          </table:table-cell>
          <table:table-cell office:value-type="float" office:value="119.2">
            <text:p>119.2</text:p>
          </table:table-cell>
          <table:table-cell table:formula="of:=[.J313]/[.A313]" office:value-type="float" office:value="1.0149863760218">
            <text:p>1.01</text:p>
          </table:table-cell>
          <table:table-cell table:number-columns-repeated="5"/>
        </table:table-row>
        <table:table-row table:style-name="ro1">
          <table:table-cell office:value-type="float" office:value="188.71">
            <text:p>188.71</text:p>
          </table:table-cell>
          <table:table-cell office:value-type="float" office:value="202.12">
            <text:p>202.12</text:p>
          </table:table-cell>
          <table:table-cell table:formula="of:=[.B314]/[.A314]" office:value-type="float" office:value="1.07106141698903">
            <text:p>1.07</text:p>
          </table:table-cell>
          <table:table-cell office:value-type="float" office:value="189.88">
            <text:p>189.88</text:p>
          </table:table-cell>
          <table:table-cell table:formula="of:=[.D314]/[.A314]" office:value-type="float" office:value="1.00619998940173">
            <text:p>1.01</text:p>
          </table:table-cell>
          <table:table-cell office:value-type="float" office:value="189.88">
            <text:p>189.88</text:p>
          </table:table-cell>
          <table:table-cell table:formula="of:=[.F314]/[.A314]" office:value-type="float" office:value="1.00619998940173">
            <text:p>1.01</text:p>
          </table:table-cell>
          <table:table-cell office:value-type="float" office:value="193.63">
            <text:p>193.63</text:p>
          </table:table-cell>
          <table:table-cell table:formula="of:=[.H314]/[.A314]" office:value-type="float" office:value="1.0260717503047">
            <text:p>1.03</text:p>
          </table:table-cell>
          <table:table-cell office:value-type="float" office:value="189.88">
            <text:p>189.88</text:p>
          </table:table-cell>
          <table:table-cell table:formula="of:=[.J314]/[.A314]" office:value-type="float" office:value="1.00619998940173">
            <text:p>1.01</text:p>
          </table:table-cell>
          <table:table-cell table:number-columns-repeated="5"/>
        </table:table-row>
        <table:table-row table:style-name="ro1">
          <table:table-cell office:value-type="float" office:value="69.08">
            <text:p>69.08</text:p>
          </table:table-cell>
          <table:table-cell office:value-type="float" office:value="86.5">
            <text:p>86.5</text:p>
          </table:table-cell>
          <table:table-cell table:formula="of:=[.B315]/[.A315]" office:value-type="float" office:value="1.2521713954835">
            <text:p>1.25</text:p>
          </table:table-cell>
          <table:table-cell office:value-type="float" office:value="69.08">
            <text:p>69.08</text:p>
          </table:table-cell>
          <table:table-cell table:formula="of:=[.D315]/[.A315]" office:value-type="float" office:value="1">
            <text:p>1</text:p>
          </table:table-cell>
          <table:table-cell office:value-type="float" office:value="69.08">
            <text:p>69.08</text:p>
          </table:table-cell>
          <table:table-cell table:formula="of:=[.F315]/[.A315]" office:value-type="float" office:value="1">
            <text:p>1</text:p>
          </table:table-cell>
          <table:table-cell office:value-type="float" office:value="69.08">
            <text:p>69.08</text:p>
          </table:table-cell>
          <table:table-cell table:formula="of:=[.H315]/[.A315]" office:value-type="float" office:value="1">
            <text:p>1</text:p>
          </table:table-cell>
          <table:table-cell office:value-type="float" office:value="69.08">
            <text:p>69.08</text:p>
          </table:table-cell>
          <table:table-cell table:formula="of:=[.J315]/[.A315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346.49">
            <text:p>346.49</text:p>
          </table:table-cell>
          <table:table-cell office:value-type="float" office:value="364.63">
            <text:p>364.63</text:p>
          </table:table-cell>
          <table:table-cell table:formula="of:=[.B316]/[.A316]" office:value-type="float" office:value="1.05235360327859">
            <text:p>1.05</text:p>
          </table:table-cell>
          <table:table-cell office:value-type="float" office:value="353.46">
            <text:p>353.46</text:p>
          </table:table-cell>
          <table:table-cell table:formula="of:=[.D316]/[.A316]" office:value-type="float" office:value="1.02011602066438">
            <text:p>1.02</text:p>
          </table:table-cell>
          <table:table-cell office:value-type="float" office:value="352.49">
            <text:p>352.49</text:p>
          </table:table-cell>
          <table:table-cell table:formula="of:=[.F316]/[.A316]" office:value-type="float" office:value="1.0173165170712">
            <text:p>1.02</text:p>
          </table:table-cell>
          <table:table-cell office:value-type="float" office:value="352.29">
            <text:p>352.29</text:p>
          </table:table-cell>
          <table:table-cell table:formula="of:=[.H316]/[.A316]" office:value-type="float" office:value="1.01673929983549">
            <text:p>1.02</text:p>
          </table:table-cell>
          <table:table-cell office:value-type="float" office:value="353.46">
            <text:p>353.46</text:p>
          </table:table-cell>
          <table:table-cell table:formula="of:=[.J316]/[.A316]" office:value-type="float" office:value="1.02011602066438">
            <text:p>1.02</text:p>
          </table:table-cell>
          <table:table-cell table:number-columns-repeated="5"/>
        </table:table-row>
        <table:table-row table:style-name="ro1">
          <table:table-cell office:value-type="float" office:value="86.02">
            <text:p>86.02</text:p>
          </table:table-cell>
          <table:table-cell office:value-type="float" office:value="90.71">
            <text:p>90.71</text:p>
          </table:table-cell>
          <table:table-cell table:formula="of:=[.B317]/[.A317]" office:value-type="float" office:value="1.05452220413857">
            <text:p>1.05</text:p>
          </table:table-cell>
          <table:table-cell office:value-type="float" office:value="86.02">
            <text:p>86.02</text:p>
          </table:table-cell>
          <table:table-cell table:formula="of:=[.D317]/[.A317]" office:value-type="float" office:value="1">
            <text:p>1</text:p>
          </table:table-cell>
          <table:table-cell office:value-type="float" office:value="86.02">
            <text:p>86.02</text:p>
          </table:table-cell>
          <table:table-cell table:formula="of:=[.F317]/[.A317]" office:value-type="float" office:value="1">
            <text:p>1</text:p>
          </table:table-cell>
          <table:table-cell office:value-type="float" office:value="86.02">
            <text:p>86.02</text:p>
          </table:table-cell>
          <table:table-cell table:formula="of:=[.H317]/[.A317]" office:value-type="float" office:value="1">
            <text:p>1</text:p>
          </table:table-cell>
          <table:table-cell office:value-type="float" office:value="86.02">
            <text:p>86.02</text:p>
          </table:table-cell>
          <table:table-cell table:formula="of:=[.J317]/[.A317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258.22">
            <text:p>258.22</text:p>
          </table:table-cell>
          <table:table-cell office:value-type="float" office:value="274.52">
            <text:p>274.52</text:p>
          </table:table-cell>
          <table:table-cell table:formula="of:=[.B318]/[.A318]" office:value-type="float" office:value="1.06312446750833">
            <text:p>1.06</text:p>
          </table:table-cell>
          <table:table-cell office:value-type="float" office:value="266.42">
            <text:p>266.42</text:p>
          </table:table-cell>
          <table:table-cell table:formula="of:=[.D318]/[.A318]" office:value-type="float" office:value="1.03175586709008">
            <text:p>1.03</text:p>
          </table:table-cell>
          <table:table-cell office:value-type="float" office:value="259.39">
            <text:p>259.39</text:p>
          </table:table-cell>
          <table:table-cell table:formula="of:=[.F318]/[.A318]" office:value-type="float" office:value="1.00453102006041">
            <text:p>1</text:p>
          </table:table-cell>
          <table:table-cell office:value-type="float" office:value="274.52">
            <text:p>274.52</text:p>
          </table:table-cell>
          <table:table-cell table:formula="of:=[.H318]/[.A318]" office:value-type="float" office:value="1.06312446750833">
            <text:p>1.06</text:p>
          </table:table-cell>
          <table:table-cell office:value-type="float" office:value="259.39">
            <text:p>259.39</text:p>
          </table:table-cell>
          <table:table-cell table:formula="of:=[.J318]/[.A318]" office:value-type="float" office:value="1.00453102006041">
            <text:p>1</text:p>
          </table:table-cell>
          <table:table-cell table:number-columns-repeated="5"/>
        </table:table-row>
        <table:table-row table:style-name="ro1">
          <table:table-cell office:value-type="float" office:value="305.15">
            <text:p>305.15</text:p>
          </table:table-cell>
          <table:table-cell office:value-type="float" office:value="318.04">
            <text:p>318.04</text:p>
          </table:table-cell>
          <table:table-cell table:formula="of:=[.B319]/[.A319]" office:value-type="float" office:value="1.04224152056366">
            <text:p>1.04</text:p>
          </table:table-cell>
          <table:table-cell office:value-type="float" office:value="312.52">
            <text:p>312.52</text:p>
          </table:table-cell>
          <table:table-cell table:formula="of:=[.D319]/[.A319]" office:value-type="float" office:value="1.02415205636572">
            <text:p>1.02</text:p>
          </table:table-cell>
          <table:table-cell office:value-type="float" office:value="314.87">
            <text:p>314.87</text:p>
          </table:table-cell>
          <table:table-cell table:formula="of:=[.F319]/[.A319]" office:value-type="float" office:value="1.03185318695723">
            <text:p>1.03</text:p>
          </table:table-cell>
          <table:table-cell office:value-type="float" office:value="318.04">
            <text:p>318.04</text:p>
          </table:table-cell>
          <table:table-cell table:formula="of:=[.H319]/[.A319]" office:value-type="float" office:value="1.04224152056366">
            <text:p>1.04</text:p>
          </table:table-cell>
          <table:table-cell office:value-type="float" office:value="311.35">
            <text:p>311.35</text:p>
          </table:table-cell>
          <table:table-cell table:formula="of:=[.J319]/[.A319]" office:value-type="float" office:value="1.0203178764542">
            <text:p>1.02</text:p>
          </table:table-cell>
          <table:table-cell table:number-columns-repeated="5"/>
        </table:table-row>
        <table:table-row table:style-name="ro1">
          <table:table-cell office:value-type="float" office:value="224.75">
            <text:p>224.75</text:p>
          </table:table-cell>
          <table:table-cell office:value-type="float" office:value="232.95">
            <text:p>232.95</text:p>
          </table:table-cell>
          <table:table-cell table:formula="of:=[.B320]/[.A320]" office:value-type="float" office:value="1.03648498331479">
            <text:p>1.04</text:p>
          </table:table-cell>
          <table:table-cell office:value-type="float" office:value="229.2">
            <text:p>229.2</text:p>
          </table:table-cell>
          <table:table-cell table:formula="of:=[.D320]/[.A320]" office:value-type="float" office:value="1.01979977753059">
            <text:p>1.02</text:p>
          </table:table-cell>
          <table:table-cell office:value-type="float" office:value="230.37">
            <text:p>230.37</text:p>
          </table:table-cell>
          <table:table-cell table:formula="of:=[.F320]/[.A320]" office:value-type="float" office:value="1.02500556173526">
            <text:p>1.03</text:p>
          </table:table-cell>
          <table:table-cell office:value-type="float" office:value="232.95">
            <text:p>232.95</text:p>
          </table:table-cell>
          <table:table-cell table:formula="of:=[.H320]/[.A320]" office:value-type="float" office:value="1.03648498331479">
            <text:p>1.04</text:p>
          </table:table-cell>
          <table:table-cell office:value-type="float" office:value="228.61">
            <text:p>228.61</text:p>
          </table:table-cell>
          <table:table-cell table:formula="of:=[.J320]/[.A320]" office:value-type="float" office:value="1.01717463848721">
            <text:p>1.02</text:p>
          </table:table-cell>
          <table:table-cell table:number-columns-repeated="5"/>
        </table:table-row>
        <table:table-row table:style-name="ro1">
          <table:table-cell office:value-type="float" office:value="233.01">
            <text:p>233.01</text:p>
          </table:table-cell>
          <table:table-cell office:value-type="float" office:value="245.07">
            <text:p>245.07</text:p>
          </table:table-cell>
          <table:table-cell table:formula="of:=[.B321]/[.A321]" office:value-type="float" office:value="1.05175743530321">
            <text:p>1.05</text:p>
          </table:table-cell>
          <table:table-cell office:value-type="float" office:value="238.04">
            <text:p>238.04</text:p>
          </table:table-cell>
          <table:table-cell table:formula="of:=[.D321]/[.A321]" office:value-type="float" office:value="1.02158705634951">
            <text:p>1.02</text:p>
          </table:table-cell>
          <table:table-cell office:value-type="float" office:value="234.52">
            <text:p>234.52</text:p>
          </table:table-cell>
          <table:table-cell table:formula="of:=[.F321]/[.A321]" office:value-type="float" office:value="1.00648040856616">
            <text:p>1.01</text:p>
          </table:table-cell>
          <table:table-cell office:value-type="float" office:value="245.07">
            <text:p>245.07</text:p>
          </table:table-cell>
          <table:table-cell table:formula="of:=[.H321]/[.A321]" office:value-type="float" office:value="1.05175743530321">
            <text:p>1.05</text:p>
          </table:table-cell>
          <table:table-cell office:value-type="float" office:value="235.11">
            <text:p>235.11</text:p>
          </table:table-cell>
          <table:table-cell table:formula="of:=[.J321]/[.A321]" office:value-type="float" office:value="1.00901248873439">
            <text:p>1.01</text:p>
          </table:table-cell>
          <table:table-cell table:number-columns-repeated="5"/>
        </table:table-row>
        <table:table-row table:style-name="ro1">
          <table:table-cell office:value-type="float" office:value="241.41">
            <text:p>241.41</text:p>
          </table:table-cell>
          <table:table-cell office:value-type="float" office:value="250.44">
            <text:p>250.44</text:p>
          </table:table-cell>
          <table:table-cell table:formula="of:=[.B322]/[.A322]" office:value-type="float" office:value="1.03740524419038">
            <text:p>1.04</text:p>
          </table:table-cell>
          <table:table-cell office:value-type="float" office:value="244.1">
            <text:p>244.1</text:p>
          </table:table-cell>
          <table:table-cell table:formula="of:=[.D322]/[.A322]" office:value-type="float" office:value="1.01114286897809">
            <text:p>1.01</text:p>
          </table:table-cell>
          <table:table-cell office:value-type="float" office:value="241.75">
            <text:p>241.75</text:p>
          </table:table-cell>
          <table:table-cell table:formula="of:=[.F322]/[.A322]" office:value-type="float" office:value="1.00140839236154">
            <text:p>1</text:p>
          </table:table-cell>
          <table:table-cell office:value-type="float" office:value="250.44">
            <text:p>250.44</text:p>
          </table:table-cell>
          <table:table-cell table:formula="of:=[.H322]/[.A322]" office:value-type="float" office:value="1.03740524419038">
            <text:p>1.04</text:p>
          </table:table-cell>
          <table:table-cell office:value-type="float" office:value="242.92">
            <text:p>242.92</text:p>
          </table:table-cell>
          <table:table-cell table:formula="of:=[.J322]/[.A322]" office:value-type="float" office:value="1.00625491901744">
            <text:p>1.01</text:p>
          </table:table-cell>
          <table:table-cell table:number-columns-repeated="5"/>
        </table:table-row>
        <table:table-row table:style-name="ro1">
          <table:table-cell office:value-type="float" office:value="477.22">
            <text:p>477.22</text:p>
          </table:table-cell>
          <table:table-cell office:value-type="float" office:value="481.66">
            <text:p>481.66</text:p>
          </table:table-cell>
          <table:table-cell table:formula="of:=[.B323]/[.A323]" office:value-type="float" office:value="1.00930388500063">
            <text:p>1.01</text:p>
          </table:table-cell>
          <table:table-cell office:value-type="float" office:value="478.14">
            <text:p>478.14</text:p>
          </table:table-cell>
          <table:table-cell table:formula="of:=[.D323]/[.A323]" office:value-type="float" office:value="1.00192783202716">
            <text:p>1</text:p>
          </table:table-cell>
          <table:table-cell office:value-type="float" office:value="479.9">
            <text:p>479.9</text:p>
          </table:table-cell>
          <table:table-cell table:formula="of:=[.F323]/[.A323]" office:value-type="float" office:value="1.00561585851389">
            <text:p>1.01</text:p>
          </table:table-cell>
          <table:table-cell office:value-type="float" office:value="481.66">
            <text:p>481.66</text:p>
          </table:table-cell>
          <table:table-cell table:formula="of:=[.H323]/[.A323]" office:value-type="float" office:value="1.00930388500063">
            <text:p>1.01</text:p>
          </table:table-cell>
          <table:table-cell office:value-type="float" office:value="478.14">
            <text:p>478.14</text:p>
          </table:table-cell>
          <table:table-cell table:formula="of:=[.J323]/[.A323]" office:value-type="float" office:value="1.00192783202716">
            <text:p>1</text:p>
          </table:table-cell>
          <table:table-cell table:number-columns-repeated="5"/>
        </table:table-row>
        <table:table-row table:style-name="ro1">
          <table:table-cell office:value-type="float" office:value="20.97">
            <text:p>20.97</text:p>
          </table:table-cell>
          <table:table-cell office:value-type="float" office:value="27.8">
            <text:p>27.8</text:p>
          </table:table-cell>
          <table:table-cell table:formula="of:=[.B324]/[.A324]" office:value-type="float" office:value="1.32570338578922">
            <text:p>1.33</text:p>
          </table:table-cell>
          <table:table-cell office:value-type="float" office:value="20.97">
            <text:p>20.97</text:p>
          </table:table-cell>
          <table:table-cell table:formula="of:=[.D324]/[.A324]" office:value-type="float" office:value="1">
            <text:p>1</text:p>
          </table:table-cell>
          <table:table-cell office:value-type="float" office:value="20.97">
            <text:p>20.97</text:p>
          </table:table-cell>
          <table:table-cell table:formula="of:=[.F324]/[.A324]" office:value-type="float" office:value="1">
            <text:p>1</text:p>
          </table:table-cell>
          <table:table-cell office:value-type="float" office:value="20.97">
            <text:p>20.97</text:p>
          </table:table-cell>
          <table:table-cell table:formula="of:=[.H324]/[.A324]" office:value-type="float" office:value="1">
            <text:p>1</text:p>
          </table:table-cell>
          <table:table-cell office:value-type="float" office:value="20.97">
            <text:p>20.97</text:p>
          </table:table-cell>
          <table:table-cell table:formula="of:=[.J324]/[.A324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57.74">
            <text:p>57.74</text:p>
          </table:table-cell>
          <table:table-cell office:value-type="float" office:value="97.78">
            <text:p>97.78</text:p>
          </table:table-cell>
          <table:table-cell table:formula="of:=[.B325]/[.A325]" office:value-type="float" office:value="1.69345341184621">
            <text:p>1.69</text:p>
          </table:table-cell>
          <table:table-cell office:value-type="float" office:value="57.74">
            <text:p>57.74</text:p>
          </table:table-cell>
          <table:table-cell table:formula="of:=[.D325]/[.A325]" office:value-type="float" office:value="1">
            <text:p>1</text:p>
          </table:table-cell>
          <table:table-cell office:value-type="float" office:value="57.74">
            <text:p>57.74</text:p>
          </table:table-cell>
          <table:table-cell table:formula="of:=[.F325]/[.A325]" office:value-type="float" office:value="1">
            <text:p>1</text:p>
          </table:table-cell>
          <table:table-cell office:value-type="float" office:value="57.74">
            <text:p>57.74</text:p>
          </table:table-cell>
          <table:table-cell table:formula="of:=[.H325]/[.A325]" office:value-type="float" office:value="1">
            <text:p>1</text:p>
          </table:table-cell>
          <table:table-cell office:value-type="float" office:value="57.74">
            <text:p>57.74</text:p>
          </table:table-cell>
          <table:table-cell table:formula="of:=[.J325]/[.A325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413.14">
            <text:p>413.14</text:p>
          </table:table-cell>
          <table:table-cell office:value-type="float" office:value="421.24">
            <text:p>421.24</text:p>
          </table:table-cell>
          <table:table-cell table:formula="of:=[.B326]/[.A326]" office:value-type="float" office:value="1.01960594471608">
            <text:p>1.02</text:p>
          </table:table-cell>
          <table:table-cell office:value-type="float" office:value="416.66">
            <text:p>416.66</text:p>
          </table:table-cell>
          <table:table-cell table:formula="of:=[.D326]/[.A326]" office:value-type="float" office:value="1.00852011424699">
            <text:p>1.01</text:p>
          </table:table-cell>
          <table:table-cell office:value-type="float" office:value="417">
            <text:p>417</text:p>
          </table:table-cell>
          <table:table-cell table:formula="of:=[.F326]/[.A326]" office:value-type="float" office:value="1.00934307982766">
            <text:p>1.01</text:p>
          </table:table-cell>
          <table:table-cell office:value-type="float" office:value="419.24">
            <text:p>419.24</text:p>
          </table:table-cell>
          <table:table-cell table:formula="of:=[.H326]/[.A326]" office:value-type="float" office:value="1.01476497071211">
            <text:p>1.01</text:p>
          </table:table-cell>
          <table:table-cell office:value-type="float" office:value="417.83">
            <text:p>417.83</text:p>
          </table:table-cell>
          <table:table-cell table:formula="of:=[.J326]/[.A326]" office:value-type="float" office:value="1.01135208403931">
            <text:p>1.01</text:p>
          </table:table-cell>
          <table:table-cell table:number-columns-repeated="5"/>
        </table:table-row>
        <table:table-row table:style-name="ro1">
          <table:table-cell office:value-type="float" office:value="345.16">
            <text:p>345.16</text:p>
          </table:table-cell>
          <table:table-cell office:value-type="float" office:value="352.92">
            <text:p>352.92</text:p>
          </table:table-cell>
          <table:table-cell table:formula="of:=[.B327]/[.A327]" office:value-type="float" office:value="1.02248232703674">
            <text:p>1.02</text:p>
          </table:table-cell>
          <table:table-cell office:value-type="float" office:value="349.75">
            <text:p>349.75</text:p>
          </table:table-cell>
          <table:table-cell table:formula="of:=[.D327]/[.A327]" office:value-type="float" office:value="1.01329818055395">
            <text:p>1.01</text:p>
          </table:table-cell>
          <table:table-cell office:value-type="float" office:value="351.5">
            <text:p>351.5</text:p>
          </table:table-cell>
          <table:table-cell table:formula="of:=[.F327]/[.A327]" office:value-type="float" office:value="1.01836829296558">
            <text:p>1.02</text:p>
          </table:table-cell>
          <table:table-cell office:value-type="float" office:value="352.92">
            <text:p>352.92</text:p>
          </table:table-cell>
          <table:table-cell table:formula="of:=[.H327]/[.A327]" office:value-type="float" office:value="1.02248232703674">
            <text:p>1.02</text:p>
          </table:table-cell>
          <table:table-cell office:value-type="float" office:value="347.99">
            <text:p>347.99</text:p>
          </table:table-cell>
          <table:table-cell table:formula="of:=[.J327]/[.A327]" office:value-type="float" office:value="1.00819909607139">
            <text:p>1.01</text:p>
          </table:table-cell>
          <table:table-cell table:number-columns-repeated="5"/>
        </table:table-row>
        <table:table-row table:style-name="ro1">
          <table:table-cell office:value-type="float" office:value="46.01">
            <text:p>46.01</text:p>
          </table:table-cell>
          <table:table-cell office:value-type="float" office:value="49.18">
            <text:p>49.18</text:p>
          </table:table-cell>
          <table:table-cell table:formula="of:=[.B328]/[.A328]" office:value-type="float" office:value="1.0688980656379">
            <text:p>1.07</text:p>
          </table:table-cell>
          <table:table-cell office:value-type="float" office:value="46.01">
            <text:p>46.01</text:p>
          </table:table-cell>
          <table:table-cell table:formula="of:=[.D328]/[.A328]" office:value-type="float" office:value="1">
            <text:p>1</text:p>
          </table:table-cell>
          <table:table-cell office:value-type="float" office:value="46.01">
            <text:p>46.01</text:p>
          </table:table-cell>
          <table:table-cell table:formula="of:=[.F328]/[.A328]" office:value-type="float" office:value="1">
            <text:p>1</text:p>
          </table:table-cell>
          <table:table-cell office:value-type="float" office:value="46.01">
            <text:p>46.01</text:p>
          </table:table-cell>
          <table:table-cell table:formula="of:=[.H328]/[.A328]" office:value-type="float" office:value="1">
            <text:p>1</text:p>
          </table:table-cell>
          <table:table-cell office:value-type="float" office:value="46.01">
            <text:p>46.01</text:p>
          </table:table-cell>
          <table:table-cell table:formula="of:=[.J328]/[.A328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31.05">
            <text:p>131.05</text:p>
          </table:table-cell>
          <table:table-cell office:value-type="float" office:value="151.3">
            <text:p>151.3</text:p>
          </table:table-cell>
          <table:table-cell table:formula="of:=[.B329]/[.A329]" office:value-type="float" office:value="1.154521175124">
            <text:p>1.15</text:p>
          </table:table-cell>
          <table:table-cell office:value-type="float" office:value="141.98">
            <text:p>141.98</text:p>
          </table:table-cell>
          <table:table-cell table:formula="of:=[.D329]/[.A329]" office:value-type="float" office:value="1.08340328119039">
            <text:p>1.08</text:p>
          </table:table-cell>
          <table:table-cell office:value-type="float" office:value="139.05">
            <text:p>139.05</text:p>
          </table:table-cell>
          <table:table-cell table:formula="of:=[.F329]/[.A329]" office:value-type="float" office:value="1.06104540251812">
            <text:p>1.06</text:p>
          </table:table-cell>
          <table:table-cell office:value-type="float" office:value="151.3">
            <text:p>151.3</text:p>
          </table:table-cell>
          <table:table-cell table:formula="of:=[.H329]/[.A329]" office:value-type="float" office:value="1.154521175124">
            <text:p>1.15</text:p>
          </table:table-cell>
          <table:table-cell office:value-type="float" office:value="135.74">
            <text:p>135.74</text:p>
          </table:table-cell>
          <table:table-cell table:formula="of:=[.J329]/[.A329]" office:value-type="float" office:value="1.03578786722625">
            <text:p>1.04</text:p>
          </table:table-cell>
          <table:table-cell table:number-columns-repeated="5"/>
        </table:table-row>
        <table:table-row table:style-name="ro1">
          <table:table-cell office:value-type="float" office:value="375.63">
            <text:p>375.63</text:p>
          </table:table-cell>
          <table:table-cell office:value-type="float" office:value="386.02">
            <text:p>386.02</text:p>
          </table:table-cell>
          <table:table-cell table:formula="of:=[.B330]/[.A330]" office:value-type="float" office:value="1.02766019753481">
            <text:p>1.03</text:p>
          </table:table-cell>
          <table:table-cell office:value-type="float" office:value="379.88">
            <text:p>379.88</text:p>
          </table:table-cell>
          <table:table-cell table:formula="of:=[.D330]/[.A330]" office:value-type="float" office:value="1.01131432526689">
            <text:p>1.01</text:p>
          </table:table-cell>
          <table:table-cell office:value-type="float" office:value="382.22">
            <text:p>382.22</text:p>
          </table:table-cell>
          <table:table-cell table:formula="of:=[.F330]/[.A330]" office:value-type="float" office:value="1.01754385964912">
            <text:p>1.02</text:p>
          </table:table-cell>
          <table:table-cell office:value-type="float" office:value="386.02">
            <text:p>386.02</text:p>
          </table:table-cell>
          <table:table-cell table:formula="of:=[.H330]/[.A330]" office:value-type="float" office:value="1.02766019753481">
            <text:p>1.03</text:p>
          </table:table-cell>
          <table:table-cell office:value-type="float" office:value="379.29">
            <text:p>379.29</text:p>
          </table:table-cell>
          <table:table-cell table:formula="of:=[.J330]/[.A330]" office:value-type="float" office:value="1.00974363070042">
            <text:p>1.01</text:p>
          </table:table-cell>
          <table:table-cell table:number-columns-repeated="5"/>
        </table:table-row>
        <table:table-row table:style-name="ro1">
          <table:table-cell office:value-type="float" office:value="281.94">
            <text:p>281.94</text:p>
          </table:table-cell>
          <table:table-cell office:value-type="float" office:value="298.48">
            <text:p>298.48</text:p>
          </table:table-cell>
          <table:table-cell table:formula="of:=[.B331]/[.A331]" office:value-type="float" office:value="1.05866496417678">
            <text:p>1.06</text:p>
          </table:table-cell>
          <table:table-cell office:value-type="float" office:value="295.55">
            <text:p>295.55</text:p>
          </table:table-cell>
          <table:table-cell table:formula="of:=[.D331]/[.A331]" office:value-type="float" office:value="1.04827268213095">
            <text:p>1.05</text:p>
          </table:table-cell>
          <table:table-cell office:value-type="float" office:value="284.62">
            <text:p>284.62</text:p>
          </table:table-cell>
          <table:table-cell table:formula="of:=[.F331]/[.A331]" office:value-type="float" office:value="1.00950556856069">
            <text:p>1.01</text:p>
          </table:table-cell>
          <table:table-cell office:value-type="float" office:value="298.48">
            <text:p>298.48</text:p>
          </table:table-cell>
          <table:table-cell table:formula="of:=[.H331]/[.A331]" office:value-type="float" office:value="1.05866496417678">
            <text:p>1.06</text:p>
          </table:table-cell>
          <table:table-cell office:value-type="float" office:value="291.45">
            <text:p>291.45</text:p>
          </table:table-cell>
          <table:table-cell table:formula="of:=[.J331]/[.A331]" office:value-type="float" office:value="1.03373058097468">
            <text:p>1.03</text:p>
          </table:table-cell>
          <table:table-cell table:number-columns-repeated="5"/>
        </table:table-row>
        <table:table-row table:style-name="ro1">
          <table:table-cell office:value-type="float" office:value="24.31">
            <text:p>24.31</text:p>
          </table:table-cell>
          <table:table-cell office:value-type="float" office:value="35.73">
            <text:p>35.73</text:p>
          </table:table-cell>
          <table:table-cell table:formula="of:=[.B332]/[.A332]" office:value-type="float" office:value="1.46976552858906">
            <text:p>1.47</text:p>
          </table:table-cell>
          <table:table-cell office:value-type="float" office:value="24.31">
            <text:p>24.31</text:p>
          </table:table-cell>
          <table:table-cell table:formula="of:=[.D332]/[.A332]" office:value-type="float" office:value="1">
            <text:p>1</text:p>
          </table:table-cell>
          <table:table-cell office:value-type="float" office:value="24.31">
            <text:p>24.31</text:p>
          </table:table-cell>
          <table:table-cell table:formula="of:=[.F332]/[.A332]" office:value-type="float" office:value="1">
            <text:p>1</text:p>
          </table:table-cell>
          <table:table-cell office:value-type="float" office:value="24.31">
            <text:p>24.31</text:p>
          </table:table-cell>
          <table:table-cell table:formula="of:=[.H332]/[.A332]" office:value-type="float" office:value="1">
            <text:p>1</text:p>
          </table:table-cell>
          <table:table-cell office:value-type="float" office:value="24.31">
            <text:p>24.31</text:p>
          </table:table-cell>
          <table:table-cell table:formula="of:=[.J332]/[.A332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256.72">
            <text:p>256.72</text:p>
          </table:table-cell>
          <table:table-cell office:value-type="float" office:value="259.89">
            <text:p>259.89</text:p>
          </table:table-cell>
          <table:table-cell table:formula="of:=[.B333]/[.A333]" office:value-type="float" office:value="1.01234808351511">
            <text:p>1.01</text:p>
          </table:table-cell>
          <table:table-cell office:value-type="float" office:value="258.48">
            <text:p>258.48</text:p>
          </table:table-cell>
          <table:table-cell table:formula="of:=[.D333]/[.A333]" office:value-type="float" office:value="1.0068557182923">
            <text:p>1.01</text:p>
          </table:table-cell>
          <table:table-cell office:value-type="float" office:value="257.89">
            <text:p>257.89</text:p>
          </table:table-cell>
          <table:table-cell table:formula="of:=[.F333]/[.A333]" office:value-type="float" office:value="1.00455749454659">
            <text:p>1</text:p>
          </table:table-cell>
          <table:table-cell office:value-type="float" office:value="258.48">
            <text:p>258.48</text:p>
          </table:table-cell>
          <table:table-cell table:formula="of:=[.H333]/[.A333]" office:value-type="float" office:value="1.0068557182923">
            <text:p>1.01</text:p>
          </table:table-cell>
          <table:table-cell office:value-type="float" office:value="258.48">
            <text:p>258.48</text:p>
          </table:table-cell>
          <table:table-cell table:formula="of:=[.J333]/[.A333]" office:value-type="float" office:value="1.0068557182923">
            <text:p>1.01</text:p>
          </table:table-cell>
          <table:table-cell table:number-columns-repeated="5"/>
        </table:table-row>
        <table:table-row table:style-name="ro1">
          <table:table-cell office:value-type="float" office:value="333.35">
            <text:p>333.35</text:p>
          </table:table-cell>
          <table:table-cell office:value-type="float" office:value="346.24">
            <text:p>346.24</text:p>
          </table:table-cell>
          <table:table-cell table:formula="of:=[.B334]/[.A334]" office:value-type="float" office:value="1.03866806659667">
            <text:p>1.04</text:p>
          </table:table-cell>
          <table:table-cell office:value-type="float" office:value="341.89">
            <text:p>341.89</text:p>
          </table:table-cell>
          <table:table-cell table:formula="of:=[.D334]/[.A334]" office:value-type="float" office:value="1.02561871906405">
            <text:p>1.03</text:p>
          </table:table-cell>
          <table:table-cell office:value-type="float" office:value="335.45">
            <text:p>335.45</text:p>
          </table:table-cell>
          <table:table-cell table:formula="of:=[.F334]/[.A334]" office:value-type="float" office:value="1.00629968501575">
            <text:p>1.01</text:p>
          </table:table-cell>
          <table:table-cell office:value-type="float" office:value="346.24">
            <text:p>346.24</text:p>
          </table:table-cell>
          <table:table-cell table:formula="of:=[.H334]/[.A334]" office:value-type="float" office:value="1.03866806659667">
            <text:p>1.04</text:p>
          </table:table-cell>
          <table:table-cell office:value-type="float" office:value="337.21">
            <text:p>337.21</text:p>
          </table:table-cell>
          <table:table-cell table:formula="of:=[.J334]/[.A334]" office:value-type="float" office:value="1.01157942102895">
            <text:p>1.01</text:p>
          </table:table-cell>
          <table:table-cell table:number-columns-repeated="5"/>
        </table:table-row>
        <table:table-row table:style-name="ro1">
          <table:table-cell office:value-type="float" office:value="260.28">
            <text:p>260.28</text:p>
          </table:table-cell>
          <table:table-cell office:value-type="float" office:value="272.14">
            <text:p>272.14</text:p>
          </table:table-cell>
          <table:table-cell table:formula="of:=[.B335]/[.A335]" office:value-type="float" office:value="1.04556631320117">
            <text:p>1.05</text:p>
          </table:table-cell>
          <table:table-cell office:value-type="float" office:value="264.72">
            <text:p>264.72</text:p>
          </table:table-cell>
          <table:table-cell table:formula="of:=[.D335]/[.A335]" office:value-type="float" office:value="1.01705855232826">
            <text:p>1.02</text:p>
          </table:table-cell>
          <table:table-cell office:value-type="float" office:value="261.21">
            <text:p>261.21</text:p>
          </table:table-cell>
          <table:table-cell table:formula="of:=[.F335]/[.A335]" office:value-type="float" office:value="1.00357307514984">
            <text:p>1</text:p>
          </table:table-cell>
          <table:table-cell office:value-type="float" office:value="272.14">
            <text:p>272.14</text:p>
          </table:table-cell>
          <table:table-cell table:formula="of:=[.H335]/[.A335]" office:value-type="float" office:value="1.04556631320117">
            <text:p>1.05</text:p>
          </table:table-cell>
          <table:table-cell office:value-type="float" office:value="263.55">
            <text:p>263.55</text:p>
          </table:table-cell>
          <table:table-cell table:formula="of:=[.J335]/[.A335]" office:value-type="float" office:value="1.01256339326879">
            <text:p>1.01</text:p>
          </table:table-cell>
          <table:table-cell table:number-columns-repeated="5"/>
        </table:table-row>
        <table:table-row table:style-name="ro1">
          <table:table-cell office:value-type="float" office:value="208.72">
            <text:p>208.72</text:p>
          </table:table-cell>
          <table:table-cell office:value-type="float" office:value="216.58">
            <text:p>216.58</text:p>
          </table:table-cell>
          <table:table-cell table:formula="of:=[.B336]/[.A336]" office:value-type="float" office:value="1.03765810655424">
            <text:p>1.04</text:p>
          </table:table-cell>
          <table:table-cell office:value-type="float" office:value="212.82">
            <text:p>212.82</text:p>
          </table:table-cell>
          <table:table-cell table:formula="of:=[.D336]/[.A336]" office:value-type="float" office:value="1.01964354158681">
            <text:p>1.02</text:p>
          </table:table-cell>
          <table:table-cell office:value-type="float" office:value="213.41">
            <text:p>213.41</text:p>
          </table:table-cell>
          <table:table-cell table:formula="of:=[.F336]/[.A336]" office:value-type="float" office:value="1.02247029513223">
            <text:p>1.02</text:p>
          </table:table-cell>
          <table:table-cell office:value-type="float" office:value="216.58">
            <text:p>216.58</text:p>
          </table:table-cell>
          <table:table-cell table:formula="of:=[.H336]/[.A336]" office:value-type="float" office:value="1.03765810655424">
            <text:p>1.04</text:p>
          </table:table-cell>
          <table:table-cell office:value-type="float" office:value="212.82">
            <text:p>212.82</text:p>
          </table:table-cell>
          <table:table-cell table:formula="of:=[.J336]/[.A336]" office:value-type="float" office:value="1.01964354158681">
            <text:p>1.02</text:p>
          </table:table-cell>
          <table:table-cell table:number-columns-repeated="5"/>
        </table:table-row>
        <table:table-row table:style-name="ro1">
          <table:table-cell office:value-type="float" office:value="93.68">
            <text:p>93.68</text:p>
          </table:table-cell>
          <table:table-cell office:value-type="float" office:value="100.27">
            <text:p>100.27</text:p>
          </table:table-cell>
          <table:table-cell table:formula="of:=[.B337]/[.A337]" office:value-type="float" office:value="1.07034585824082">
            <text:p>1.07</text:p>
          </table:table-cell>
          <table:table-cell office:value-type="float" office:value="93.68">
            <text:p>93.68</text:p>
          </table:table-cell>
          <table:table-cell table:formula="of:=[.D337]/[.A337]" office:value-type="float" office:value="1">
            <text:p>1</text:p>
          </table:table-cell>
          <table:table-cell office:value-type="float" office:value="93.68">
            <text:p>93.68</text:p>
          </table:table-cell>
          <table:table-cell table:formula="of:=[.F337]/[.A337]" office:value-type="float" office:value="1">
            <text:p>1</text:p>
          </table:table-cell>
          <table:table-cell office:value-type="float" office:value="93.68">
            <text:p>93.68</text:p>
          </table:table-cell>
          <table:table-cell table:formula="of:=[.H337]/[.A337]" office:value-type="float" office:value="1">
            <text:p>1</text:p>
          </table:table-cell>
          <table:table-cell office:value-type="float" office:value="93.68">
            <text:p>93.68</text:p>
          </table:table-cell>
          <table:table-cell table:formula="of:=[.J337]/[.A337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202.65">
            <text:p>202.65</text:p>
          </table:table-cell>
          <table:table-cell office:value-type="float" office:value="209.92">
            <text:p>209.92</text:p>
          </table:table-cell>
          <table:table-cell table:formula="of:=[.B338]/[.A338]" office:value-type="float" office:value="1.03587466074513">
            <text:p>1.04</text:p>
          </table:table-cell>
          <table:table-cell office:value-type="float" office:value="209.1">
            <text:p>209.1</text:p>
          </table:table-cell>
          <table:table-cell table:formula="of:=[.D338]/[.A338]" office:value-type="float" office:value="1.03182827535159">
            <text:p>1.03</text:p>
          </table:table-cell>
          <table:table-cell office:value-type="float" office:value="204.41">
            <text:p>204.41</text:p>
          </table:table-cell>
          <table:table-cell table:formula="of:=[.F338]/[.A338]" office:value-type="float" office:value="1.0086849247471">
            <text:p>1.01</text:p>
          </table:table-cell>
          <table:table-cell office:value-type="float" office:value="209.92">
            <text:p>209.92</text:p>
          </table:table-cell>
          <table:table-cell table:formula="of:=[.H338]/[.A338]" office:value-type="float" office:value="1.03587466074513">
            <text:p>1.04</text:p>
          </table:table-cell>
          <table:table-cell office:value-type="float" office:value="204.41">
            <text:p>204.41</text:p>
          </table:table-cell>
          <table:table-cell table:formula="of:=[.J338]/[.A338]" office:value-type="float" office:value="1.0086849247471">
            <text:p>1.01</text:p>
          </table:table-cell>
          <table:table-cell table:number-columns-repeated="5"/>
        </table:table-row>
        <table:table-row table:style-name="ro1">
          <table:table-cell office:value-type="float" office:value="17.56">
            <text:p>17.56</text:p>
          </table:table-cell>
          <table:table-cell office:value-type="float" office:value="28.83">
            <text:p>28.83</text:p>
          </table:table-cell>
          <table:table-cell table:formula="of:=[.B339]/[.A339]" office:value-type="float" office:value="1.64179954441913">
            <text:p>1.64</text:p>
          </table:table-cell>
          <table:table-cell office:value-type="float" office:value="17.56">
            <text:p>17.56</text:p>
          </table:table-cell>
          <table:table-cell table:formula="of:=[.D339]/[.A339]" office:value-type="float" office:value="1">
            <text:p>1</text:p>
          </table:table-cell>
          <table:table-cell office:value-type="float" office:value="17.56">
            <text:p>17.56</text:p>
          </table:table-cell>
          <table:table-cell table:formula="of:=[.F339]/[.A339]" office:value-type="float" office:value="1">
            <text:p>1</text:p>
          </table:table-cell>
          <table:table-cell office:value-type="float" office:value="17.56">
            <text:p>17.56</text:p>
          </table:table-cell>
          <table:table-cell table:formula="of:=[.H339]/[.A339]" office:value-type="float" office:value="1">
            <text:p>1</text:p>
          </table:table-cell>
          <table:table-cell office:value-type="float" office:value="17.56">
            <text:p>17.56</text:p>
          </table:table-cell>
          <table:table-cell table:formula="of:=[.J339]/[.A339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6.83">
            <text:p>6.83</text:p>
          </table:table-cell>
          <table:table-cell office:value-type="float" office:value="9.66">
            <text:p>9.66</text:p>
          </table:table-cell>
          <table:table-cell table:formula="of:=[.B340]/[.A340]" office:value-type="float" office:value="1.41434846266471">
            <text:p>1.41</text:p>
          </table:table-cell>
          <table:table-cell office:value-type="float" office:value="6.83">
            <text:p>6.83</text:p>
          </table:table-cell>
          <table:table-cell table:formula="of:=[.D340]/[.A340]" office:value-type="float" office:value="1">
            <text:p>1</text:p>
          </table:table-cell>
          <table:table-cell office:value-type="float" office:value="6.83">
            <text:p>6.83</text:p>
          </table:table-cell>
          <table:table-cell table:formula="of:=[.F340]/[.A340]" office:value-type="float" office:value="1">
            <text:p>1</text:p>
          </table:table-cell>
          <table:table-cell office:value-type="float" office:value="6.83">
            <text:p>6.83</text:p>
          </table:table-cell>
          <table:table-cell table:formula="of:=[.H340]/[.A340]" office:value-type="float" office:value="1">
            <text:p>1</text:p>
          </table:table-cell>
          <table:table-cell office:value-type="float" office:value="6.83">
            <text:p>6.83</text:p>
          </table:table-cell>
          <table:table-cell table:formula="of:=[.J340]/[.A340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237.61">
            <text:p>237.61</text:p>
          </table:table-cell>
          <table:table-cell office:value-type="float" office:value="249.36">
            <text:p>249.36</text:p>
          </table:table-cell>
          <table:table-cell table:formula="of:=[.B341]/[.A341]" office:value-type="float" office:value="1.04945078069105">
            <text:p>1.05</text:p>
          </table:table-cell>
          <table:table-cell office:value-type="float" office:value="239.36">
            <text:p>239.36</text:p>
          </table:table-cell>
          <table:table-cell table:formula="of:=[.D341]/[.A341]" office:value-type="float" office:value="1.00736500989016">
            <text:p>1.01</text:p>
          </table:table-cell>
          <table:table-cell office:value-type="float" office:value="239.36">
            <text:p>239.36</text:p>
          </table:table-cell>
          <table:table-cell table:formula="of:=[.F341]/[.A341]" office:value-type="float" office:value="1.00736500989016">
            <text:p>1.01</text:p>
          </table:table-cell>
          <table:table-cell office:value-type="float" office:value="239.95">
            <text:p>239.95</text:p>
          </table:table-cell>
          <table:table-cell table:formula="of:=[.H341]/[.A341]" office:value-type="float" office:value="1.00984807036741">
            <text:p>1.01</text:p>
          </table:table-cell>
          <table:table-cell office:value-type="float" office:value="239.36">
            <text:p>239.36</text:p>
          </table:table-cell>
          <table:table-cell table:formula="of:=[.J341]/[.A341]" office:value-type="float" office:value="1.00736500989016">
            <text:p>1.01</text:p>
          </table:table-cell>
          <table:table-cell table:number-columns-repeated="5"/>
        </table:table-row>
        <table:table-row table:style-name="ro1">
          <table:table-cell office:value-type="float" office:value="158.37">
            <text:p>158.37</text:p>
          </table:table-cell>
          <table:table-cell office:value-type="float" office:value="183.68">
            <text:p>183.68</text:p>
          </table:table-cell>
          <table:table-cell table:formula="of:=[.B342]/[.A342]" office:value-type="float" office:value="1.15981562164551">
            <text:p>1.16</text:p>
          </table:table-cell>
          <table:table-cell office:value-type="float" office:value="172.51">
            <text:p>172.51</text:p>
          </table:table-cell>
          <table:table-cell table:formula="of:=[.D342]/[.A342]" office:value-type="float" office:value="1.08928458672728">
            <text:p>1.09</text:p>
          </table:table-cell>
          <table:table-cell office:value-type="float" office:value="158.37">
            <text:p>158.37</text:p>
          </table:table-cell>
          <table:table-cell table:formula="of:=[.F342]/[.A342]" office:value-type="float" office:value="1">
            <text:p>1</text:p>
          </table:table-cell>
          <table:table-cell office:value-type="float" office:value="172.51">
            <text:p>172.51</text:p>
          </table:table-cell>
          <table:table-cell table:formula="of:=[.H342]/[.A342]" office:value-type="float" office:value="1.08928458672728">
            <text:p>1.09</text:p>
          </table:table-cell>
          <table:table-cell office:value-type="float" office:value="172.51">
            <text:p>172.51</text:p>
          </table:table-cell>
          <table:table-cell table:formula="of:=[.J342]/[.A342]" office:value-type="float" office:value="1.08928458672728">
            <text:p>1.09</text:p>
          </table:table-cell>
          <table:table-cell table:number-columns-repeated="5"/>
        </table:table-row>
        <table:table-row table:style-name="ro1">
          <table:table-cell office:value-type="float" office:value="499.52">
            <text:p>499.52</text:p>
          </table:table-cell>
          <table:table-cell office:value-type="float" office:value="513.76">
            <text:p>513.76</text:p>
          </table:table-cell>
          <table:table-cell table:formula="of:=[.B343]/[.A343]" office:value-type="float" office:value="1.02850736707239">
            <text:p>1.03</text:p>
          </table:table-cell>
          <table:table-cell office:value-type="float" office:value="505.52">
            <text:p>505.52</text:p>
          </table:table-cell>
          <table:table-cell table:formula="of:=[.D343]/[.A343]" office:value-type="float" office:value="1.01201153106983">
            <text:p>1.01</text:p>
          </table:table-cell>
          <table:table-cell office:value-type="float" office:value="507.27">
            <text:p>507.27</text:p>
          </table:table-cell>
          <table:table-cell table:formula="of:=[.F343]/[.A343]" office:value-type="float" office:value="1.01551489429853">
            <text:p>1.02</text:p>
          </table:table-cell>
          <table:table-cell office:value-type="float" office:value="508.49">
            <text:p>508.49</text:p>
          </table:table-cell>
          <table:table-cell table:formula="of:=[.H343]/[.A343]" office:value-type="float" office:value="1.01795723894939">
            <text:p>1.02</text:p>
          </table:table-cell>
          <table:table-cell office:value-type="float" office:value="507.66">
            <text:p>507.66</text:p>
          </table:table-cell>
          <table:table-cell table:formula="of:=[.J343]/[.A343]" office:value-type="float" office:value="1.01629564381807">
            <text:p>1.02</text:p>
          </table:table-cell>
          <table:table-cell table:number-columns-repeated="5"/>
        </table:table-row>
        <table:table-row table:style-name="ro1">
          <table:table-cell office:value-type="float" office:value="359.88">
            <text:p>359.88</text:p>
          </table:table-cell>
          <table:table-cell office:value-type="float" office:value="369.49">
            <text:p>369.49</text:p>
          </table:table-cell>
          <table:table-cell table:formula="of:=[.B344]/[.A344]" office:value-type="float" office:value="1.02670334555963">
            <text:p>1.03</text:p>
          </table:table-cell>
          <table:table-cell office:value-type="float" office:value="364.32">
            <text:p>364.32</text:p>
          </table:table-cell>
          <table:table-cell table:formula="of:=[.D344]/[.A344]" office:value-type="float" office:value="1.01233744581527">
            <text:p>1.01</text:p>
          </table:table-cell>
          <table:table-cell office:value-type="float" office:value="363.74">
            <text:p>363.74</text:p>
          </table:table-cell>
          <table:table-cell table:formula="of:=[.F344]/[.A344]" office:value-type="float" office:value="1.01072579748805">
            <text:p>1.01</text:p>
          </table:table-cell>
          <table:table-cell office:value-type="float" office:value="368.91">
            <text:p>368.91</text:p>
          </table:table-cell>
          <table:table-cell table:formula="of:=[.H344]/[.A344]" office:value-type="float" office:value="1.02509169723241">
            <text:p>1.03</text:p>
          </table:table-cell>
          <table:table-cell office:value-type="float" office:value="360.81">
            <text:p>360.81</text:p>
          </table:table-cell>
          <table:table-cell table:formula="of:=[.J344]/[.A344]" office:value-type="float" office:value="1.00258419473158">
            <text:p>1</text:p>
          </table:table-cell>
          <table:table-cell table:number-columns-repeated="5"/>
        </table:table-row>
        <table:table-row table:style-name="ro1">
          <table:table-cell office:value-type="float" office:value="145.43">
            <text:p>145.43</text:p>
          </table:table-cell>
          <table:table-cell office:value-type="float" office:value="149.53">
            <text:p>149.53</text:p>
          </table:table-cell>
          <table:table-cell table:formula="of:=[.B345]/[.A345]" office:value-type="float" office:value="1.02819225744344">
            <text:p>1.03</text:p>
          </table:table-cell>
          <table:table-cell office:value-type="float" office:value="148.94">
            <text:p>148.94</text:p>
          </table:table-cell>
          <table:table-cell table:formula="of:=[.D345]/[.A345]" office:value-type="float" office:value="1.02413532283573">
            <text:p>1.02</text:p>
          </table:table-cell>
          <table:table-cell office:value-type="float" office:value="146.36">
            <text:p>146.36</text:p>
          </table:table-cell>
          <table:table-cell table:formula="of:=[.F345]/[.A345]" office:value-type="float" office:value="1.00639482912742">
            <text:p>1.01</text:p>
          </table:table-cell>
          <table:table-cell office:value-type="float" office:value="149.53">
            <text:p>149.53</text:p>
          </table:table-cell>
          <table:table-cell table:formula="of:=[.H345]/[.A345]" office:value-type="float" office:value="1.02819225744344">
            <text:p>1.03</text:p>
          </table:table-cell>
          <table:table-cell office:value-type="float" office:value="146.36">
            <text:p>146.36</text:p>
          </table:table-cell>
          <table:table-cell table:formula="of:=[.J345]/[.A345]" office:value-type="float" office:value="1.00639482912742">
            <text:p>1.01</text:p>
          </table:table-cell>
          <table:table-cell table:number-columns-repeated="5"/>
        </table:table-row>
        <table:table-row table:style-name="ro1">
          <table:table-cell office:value-type="float" office:value="74.05">
            <text:p>74.05</text:p>
          </table:table-cell>
          <table:table-cell office:value-type="float" office:value="78.64">
            <text:p>78.64</text:p>
          </table:table-cell>
          <table:table-cell table:formula="of:=[.B346]/[.A346]" office:value-type="float" office:value="1.06198514517218">
            <text:p>1.06</text:p>
          </table:table-cell>
          <table:table-cell office:value-type="float" office:value="79.23">
            <text:p>79.23</text:p>
          </table:table-cell>
          <table:table-cell table:formula="of:=[.D346]/[.A346]" office:value-type="float" office:value="1.06995273463876">
            <text:p>1.07</text:p>
          </table:table-cell>
          <table:table-cell office:value-type="float" office:value="79.23">
            <text:p>79.23</text:p>
          </table:table-cell>
          <table:table-cell table:formula="of:=[.F346]/[.A346]" office:value-type="float" office:value="1.06995273463876">
            <text:p>1.07</text:p>
          </table:table-cell>
          <table:table-cell office:value-type="float" office:value="78.64">
            <text:p>78.64</text:p>
          </table:table-cell>
          <table:table-cell table:formula="of:=[.H346]/[.A346]" office:value-type="float" office:value="1.06198514517218">
            <text:p>1.06</text:p>
          </table:table-cell>
          <table:table-cell office:value-type="float" office:value="79.23">
            <text:p>79.23</text:p>
          </table:table-cell>
          <table:table-cell table:formula="of:=[.J346]/[.A346]" office:value-type="float" office:value="1.06995273463876">
            <text:p>1.07</text:p>
          </table:table-cell>
          <table:table-cell table:number-columns-repeated="5"/>
        </table:table-row>
        <table:table-row table:style-name="ro1">
          <table:table-cell office:value-type="float" office:value="318.94">
            <text:p>318.94</text:p>
          </table:table-cell>
          <table:table-cell office:value-type="float" office:value="336.07">
            <text:p>336.07</text:p>
          </table:table-cell>
          <table:table-cell table:formula="of:=[.B347]/[.A347]" office:value-type="float" office:value="1.05370916159779">
            <text:p>1.05</text:p>
          </table:table-cell>
          <table:table-cell office:value-type="float" office:value="324.55">
            <text:p>324.55</text:p>
          </table:table-cell>
          <table:table-cell table:formula="of:=[.D347]/[.A347]" office:value-type="float" office:value="1.01758951526933">
            <text:p>1.02</text:p>
          </table:table-cell>
          <table:table-cell office:value-type="float" office:value="322.79">
            <text:p>322.79</text:p>
          </table:table-cell>
          <table:table-cell table:formula="of:=[.F347]/[.A347]" office:value-type="float" office:value="1.01207123596915">
            <text:p>1.01</text:p>
          </table:table-cell>
          <table:table-cell office:value-type="float" office:value="336.07">
            <text:p>336.07</text:p>
          </table:table-cell>
          <table:table-cell table:formula="of:=[.H347]/[.A347]" office:value-type="float" office:value="1.05370916159779">
            <text:p>1.05</text:p>
          </table:table-cell>
          <table:table-cell office:value-type="float" office:value="321.04">
            <text:p>321.04</text:p>
          </table:table-cell>
          <table:table-cell table:formula="of:=[.J347]/[.A347]" office:value-type="float" office:value="1.00658431052863">
            <text:p>1.01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22.73">
            <text:p>22.73</text:p>
          </table:table-cell>
          <table:table-cell table:formula="of:=[.B348]/[.A348]" office:value-type="float" office:value="1">
            <text:p>1</text:p>
          </table:table-cell>
          <table:table-cell office:value-type="float" office:value="22.73">
            <text:p>22.73</text:p>
          </table:table-cell>
          <table:table-cell table:formula="of:=[.D348]/[.A348]" office:value-type="float" office:value="1">
            <text:p>1</text:p>
          </table:table-cell>
          <table:table-cell office:value-type="float" office:value="22.73">
            <text:p>22.73</text:p>
          </table:table-cell>
          <table:table-cell table:formula="of:=[.F348]/[.A348]" office:value-type="float" office:value="1">
            <text:p>1</text:p>
          </table:table-cell>
          <table:table-cell office:value-type="float" office:value="22.73">
            <text:p>22.73</text:p>
          </table:table-cell>
          <table:table-cell table:formula="of:=[.H348]/[.A348]" office:value-type="float" office:value="1">
            <text:p>1</text:p>
          </table:table-cell>
          <table:table-cell office:value-type="float" office:value="22.73">
            <text:p>22.73</text:p>
          </table:table-cell>
          <table:table-cell table:formula="of:=[.J348]/[.A348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405.73">
            <text:p>405.73</text:p>
          </table:table-cell>
          <table:table-cell office:value-type="float" office:value="414.76">
            <text:p>414.76</text:p>
          </table:table-cell>
          <table:table-cell table:formula="of:=[.B349]/[.A349]" office:value-type="float" office:value="1.02225618021837">
            <text:p>1.02</text:p>
          </table:table-cell>
          <table:table-cell office:value-type="float" office:value="409">
            <text:p>409</text:p>
          </table:table-cell>
          <table:table-cell table:formula="of:=[.D349]/[.A349]" office:value-type="float" office:value="1.00805954698938">
            <text:p>1.01</text:p>
          </table:table-cell>
          <table:table-cell office:value-type="float" office:value="406.66">
            <text:p>406.66</text:p>
          </table:table-cell>
          <table:table-cell table:formula="of:=[.F349]/[.A349]" office:value-type="float" office:value="1.0022921647401">
            <text:p>1</text:p>
          </table:table-cell>
          <table:table-cell office:value-type="float" office:value="411.59">
            <text:p>411.59</text:p>
          </table:table-cell>
          <table:table-cell table:formula="of:=[.H349]/[.A349]" office:value-type="float" office:value="1.01444310255589">
            <text:p>1.01</text:p>
          </table:table-cell>
          <table:table-cell office:value-type="float" office:value="406.66">
            <text:p>406.66</text:p>
          </table:table-cell>
          <table:table-cell table:formula="of:=[.J349]/[.A349]" office:value-type="float" office:value="1.0022921647401">
            <text:p>1</text:p>
          </table:table-cell>
          <table:table-cell table:number-columns-repeated="5"/>
        </table:table-row>
        <table:table-row table:style-name="ro1">
          <table:table-cell office:value-type="float" office:value="124.43">
            <text:p>124.43</text:p>
          </table:table-cell>
          <table:table-cell office:value-type="float" office:value="127.25">
            <text:p>127.25</text:p>
          </table:table-cell>
          <table:table-cell table:formula="of:=[.B350]/[.A350]" office:value-type="float" office:value="1.02266334485253">
            <text:p>1.02</text:p>
          </table:table-cell>
          <table:table-cell office:value-type="float" office:value="125.6">
            <text:p>125.6</text:p>
          </table:table-cell>
          <table:table-cell table:formula="of:=[.D350]/[.A350]" office:value-type="float" office:value="1.00940287711967">
            <text:p>1.01</text:p>
          </table:table-cell>
          <table:table-cell office:value-type="float" office:value="125.6">
            <text:p>125.6</text:p>
          </table:table-cell>
          <table:table-cell table:formula="of:=[.F350]/[.A350]" office:value-type="float" office:value="1.00940287711967">
            <text:p>1.01</text:p>
          </table:table-cell>
          <table:table-cell office:value-type="float" office:value="127.25">
            <text:p>127.25</text:p>
          </table:table-cell>
          <table:table-cell table:formula="of:=[.H350]/[.A350]" office:value-type="float" office:value="1.02266334485253">
            <text:p>1.02</text:p>
          </table:table-cell>
          <table:table-cell office:value-type="float" office:value="126.18">
            <text:p>126.18</text:p>
          </table:table-cell>
          <table:table-cell table:formula="of:=[.J350]/[.A350]" office:value-type="float" office:value="1.01406413244394">
            <text:p>1.01</text:p>
          </table:table-cell>
          <table:table-cell table:number-columns-repeated="5"/>
        </table:table-row>
        <table:table-row table:style-name="ro1">
          <table:table-cell office:value-type="float" office:value="372.88">
            <text:p>372.88</text:p>
          </table:table-cell>
          <table:table-cell office:value-type="float" office:value="385.22">
            <text:p>385.22</text:p>
          </table:table-cell>
          <table:table-cell table:formula="of:=[.B351]/[.A351]" office:value-type="float" office:value="1.03309375670457">
            <text:p>1.03</text:p>
          </table:table-cell>
          <table:table-cell office:value-type="float" office:value="383.22">
            <text:p>383.22</text:p>
          </table:table-cell>
          <table:table-cell table:formula="of:=[.D351]/[.A351]" office:value-type="float" office:value="1.02773010083673">
            <text:p>1.03</text:p>
          </table:table-cell>
          <table:table-cell office:value-type="float" office:value="384.39">
            <text:p>384.39</text:p>
          </table:table-cell>
          <table:table-cell table:formula="of:=[.F351]/[.A351]" office:value-type="float" office:value="1.03086783951942">
            <text:p>1.03</text:p>
          </table:table-cell>
          <table:table-cell office:value-type="float" office:value="385.22">
            <text:p>385.22</text:p>
          </table:table-cell>
          <table:table-cell table:formula="of:=[.H351]/[.A351]" office:value-type="float" office:value="1.03309375670457">
            <text:p>1.03</text:p>
          </table:table-cell>
          <table:table-cell office:value-type="float" office:value="382.05">
            <text:p>382.05</text:p>
          </table:table-cell>
          <table:table-cell table:formula="of:=[.J351]/[.A351]" office:value-type="float" office:value="1.02459236215404">
            <text:p>1.02</text:p>
          </table:table-cell>
          <table:table-cell table:number-columns-repeated="5"/>
        </table:table-row>
        <table:table-row table:style-name="ro1">
          <table:table-cell office:value-type="float" office:value="28.56">
            <text:p>28.56</text:p>
          </table:table-cell>
          <table:table-cell office:value-type="float" office:value="35.24">
            <text:p>35.24</text:p>
          </table:table-cell>
          <table:table-cell table:formula="of:=[.B352]/[.A352]" office:value-type="float" office:value="1.23389355742297">
            <text:p>1.23</text:p>
          </table:table-cell>
          <table:table-cell office:value-type="float" office:value="28.56">
            <text:p>28.56</text:p>
          </table:table-cell>
          <table:table-cell table:formula="of:=[.D352]/[.A352]" office:value-type="float" office:value="1">
            <text:p>1</text:p>
          </table:table-cell>
          <table:table-cell office:value-type="float" office:value="28.56">
            <text:p>28.56</text:p>
          </table:table-cell>
          <table:table-cell table:formula="of:=[.F352]/[.A352]" office:value-type="float" office:value="1">
            <text:p>1</text:p>
          </table:table-cell>
          <table:table-cell office:value-type="float" office:value="28.56">
            <text:p>28.56</text:p>
          </table:table-cell>
          <table:table-cell table:formula="of:=[.H352]/[.A352]" office:value-type="float" office:value="1">
            <text:p>1</text:p>
          </table:table-cell>
          <table:table-cell office:value-type="float" office:value="28.56">
            <text:p>28.56</text:p>
          </table:table-cell>
          <table:table-cell table:formula="of:=[.J352]/[.A352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61.08">
            <text:p>61.08</text:p>
          </table:table-cell>
          <table:table-cell office:value-type="float" office:value="68.84">
            <text:p>68.84</text:p>
          </table:table-cell>
          <table:table-cell table:formula="of:=[.B353]/[.A353]" office:value-type="float" office:value="1.12704649639817">
            <text:p>1.13</text:p>
          </table:table-cell>
          <table:table-cell office:value-type="float" office:value="64.01">
            <text:p>64.01</text:p>
          </table:table-cell>
          <table:table-cell table:formula="of:=[.D353]/[.A353]" office:value-type="float" office:value="1.04796987557302">
            <text:p>1.05</text:p>
          </table:table-cell>
          <table:table-cell office:value-type="float" office:value="61.67">
            <text:p>61.67</text:p>
          </table:table-cell>
          <table:table-cell table:formula="of:=[.F353]/[.A353]" office:value-type="float" office:value="1.00965946299935">
            <text:p>1.01</text:p>
          </table:table-cell>
          <table:table-cell office:value-type="float" office:value="68.84">
            <text:p>68.84</text:p>
          </table:table-cell>
          <table:table-cell table:formula="of:=[.H353]/[.A353]" office:value-type="float" office:value="1.12704649639817">
            <text:p>1.13</text:p>
          </table:table-cell>
          <table:table-cell office:value-type="float" office:value="64.01">
            <text:p>64.01</text:p>
          </table:table-cell>
          <table:table-cell table:formula="of:=[.J353]/[.A353]" office:value-type="float" office:value="1.04796987557302">
            <text:p>1.05</text:p>
          </table:table-cell>
          <table:table-cell table:number-columns-repeated="5"/>
        </table:table-row>
        <table:table-row table:style-name="ro1">
          <table:table-cell office:value-type="float" office:value="57.14">
            <text:p>57.14</text:p>
          </table:table-cell>
          <table:table-cell office:value-type="float" office:value="72.56">
            <text:p>72.56</text:p>
          </table:table-cell>
          <table:table-cell table:formula="of:=[.B354]/[.A354]" office:value-type="float" office:value="1.26986349317466">
            <text:p>1.27</text:p>
          </table:table-cell>
          <table:table-cell office:value-type="float" office:value="57.14">
            <text:p>57.14</text:p>
          </table:table-cell>
          <table:table-cell table:formula="of:=[.D354]/[.A354]" office:value-type="float" office:value="1">
            <text:p>1</text:p>
          </table:table-cell>
          <table:table-cell office:value-type="float" office:value="57.14">
            <text:p>57.14</text:p>
          </table:table-cell>
          <table:table-cell table:formula="of:=[.F354]/[.A354]" office:value-type="float" office:value="1">
            <text:p>1</text:p>
          </table:table-cell>
          <table:table-cell office:value-type="float" office:value="57.14">
            <text:p>57.14</text:p>
          </table:table-cell>
          <table:table-cell table:formula="of:=[.H354]/[.A354]" office:value-type="float" office:value="1">
            <text:p>1</text:p>
          </table:table-cell>
          <table:table-cell office:value-type="float" office:value="57.14">
            <text:p>57.14</text:p>
          </table:table-cell>
          <table:table-cell table:formula="of:=[.J354]/[.A354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97.4">
            <text:p>197.4</text:p>
          </table:table-cell>
          <table:table-cell office:value-type="float" office:value="205.15">
            <text:p>205.15</text:p>
          </table:table-cell>
          <table:table-cell table:formula="of:=[.B355]/[.A355]" office:value-type="float" office:value="1.03926038500507">
            <text:p>1.04</text:p>
          </table:table-cell>
          <table:table-cell office:value-type="float" office:value="198.91">
            <text:p>198.91</text:p>
          </table:table-cell>
          <table:table-cell table:formula="of:=[.D355]/[.A355]" office:value-type="float" office:value="1.00764944275583">
            <text:p>1.01</text:p>
          </table:table-cell>
          <table:table-cell office:value-type="float" office:value="197.15">
            <text:p>197.15</text:p>
          </table:table-cell>
          <table:table-cell table:formula="of:=[.F355]/[.A355]" office:value-type="float" office:value="0.998733535967578">
            <text:p>1</text:p>
          </table:table-cell>
          <table:table-cell office:value-type="float" office:value="205.15">
            <text:p>205.15</text:p>
          </table:table-cell>
          <table:table-cell table:formula="of:=[.H355]/[.A355]" office:value-type="float" office:value="1.03926038500507">
            <text:p>1.04</text:p>
          </table:table-cell>
          <table:table-cell office:value-type="float" office:value="197.15">
            <text:p>197.15</text:p>
          </table:table-cell>
          <table:table-cell table:formula="of:=[.J355]/[.A355]" office:value-type="float" office:value="0.998733535967578">
            <text:p>1</text:p>
          </table:table-cell>
          <table:table-cell table:number-columns-repeated="5"/>
        </table:table-row>
        <table:table-row table:style-name="ro1">
          <table:table-cell office:value-type="float" office:value="297.41">
            <text:p>297.41</text:p>
          </table:table-cell>
          <table:table-cell office:value-type="float" office:value="310.62">
            <text:p>310.62</text:p>
          </table:table-cell>
          <table:table-cell table:formula="of:=[.B356]/[.A356]" office:value-type="float" office:value="1.04441679835917">
            <text:p>1.04</text:p>
          </table:table-cell>
          <table:table-cell office:value-type="float" office:value="306.72">
            <text:p>306.72</text:p>
          </table:table-cell>
          <table:table-cell table:formula="of:=[.D356]/[.A356]" office:value-type="float" office:value="1.03130358763996">
            <text:p>1.03</text:p>
          </table:table-cell>
          <table:table-cell office:value-type="float" office:value="306.72">
            <text:p>306.72</text:p>
          </table:table-cell>
          <table:table-cell table:formula="of:=[.F356]/[.A356]" office:value-type="float" office:value="1.03130358763996">
            <text:p>1.03</text:p>
          </table:table-cell>
          <table:table-cell office:value-type="float" office:value="310.62">
            <text:p>310.62</text:p>
          </table:table-cell>
          <table:table-cell table:formula="of:=[.H356]/[.A356]" office:value-type="float" office:value="1.04441679835917">
            <text:p>1.04</text:p>
          </table:table-cell>
          <table:table-cell office:value-type="float" office:value="300.58">
            <text:p>300.58</text:p>
          </table:table-cell>
          <table:table-cell table:formula="of:=[.J356]/[.A356]" office:value-type="float" office:value="1.01065868666151">
            <text:p>1.01</text:p>
          </table:table-cell>
          <table:table-cell table:number-columns-repeated="5"/>
        </table:table-row>
        <table:table-row table:style-name="ro1">
          <table:table-cell office:value-type="float" office:value="332.33">
            <text:p>332.33</text:p>
          </table:table-cell>
          <table:table-cell office:value-type="float" office:value="342.33">
            <text:p>342.33</text:p>
          </table:table-cell>
          <table:table-cell table:formula="of:=[.B357]/[.A357]" office:value-type="float" office:value="1.0300905726236">
            <text:p>1.03</text:p>
          </table:table-cell>
          <table:table-cell office:value-type="float" office:value="337.5">
            <text:p>337.5</text:p>
          </table:table-cell>
          <table:table-cell table:formula="of:=[.D357]/[.A357]" office:value-type="float" office:value="1.0155568260464">
            <text:p>1.02</text:p>
          </table:table-cell>
          <table:table-cell office:value-type="float" office:value="337.5">
            <text:p>337.5</text:p>
          </table:table-cell>
          <table:table-cell table:formula="of:=[.F357]/[.A357]" office:value-type="float" office:value="1.0155568260464">
            <text:p>1.02</text:p>
          </table:table-cell>
          <table:table-cell office:value-type="float" office:value="342.33">
            <text:p>342.33</text:p>
          </table:table-cell>
          <table:table-cell table:formula="of:=[.H357]/[.A357]" office:value-type="float" office:value="1.0300905726236">
            <text:p>1.03</text:p>
          </table:table-cell>
          <table:table-cell office:value-type="float" office:value="337.5">
            <text:p>337.5</text:p>
          </table:table-cell>
          <table:table-cell table:formula="of:=[.J357]/[.A357]" office:value-type="float" office:value="1.0155568260464">
            <text:p>1.02</text:p>
          </table:table-cell>
          <table:table-cell table:number-columns-repeated="5"/>
        </table:table-row>
        <table:table-row table:style-name="ro1">
          <table:table-cell office:value-type="float" office:value="437.07">
            <text:p>437.07</text:p>
          </table:table-cell>
          <table:table-cell office:value-type="float" office:value="468.39">
            <text:p>468.39</text:p>
          </table:table-cell>
          <table:table-cell table:formula="of:=[.B358]/[.A358]" office:value-type="float" office:value="1.07165900199053">
            <text:p>1.07</text:p>
          </table:table-cell>
          <table:table-cell office:value-type="float" office:value="444.73">
            <text:p>444.73</text:p>
          </table:table-cell>
          <table:table-cell table:formula="of:=[.D358]/[.A358]" office:value-type="float" office:value="1.01752579678312">
            <text:p>1.02</text:p>
          </table:table-cell>
          <table:table-cell office:value-type="float" office:value="443.17">
            <text:p>443.17</text:p>
          </table:table-cell>
          <table:table-cell table:formula="of:=[.F358]/[.A358]" office:value-type="float" office:value="1.01395657446176">
            <text:p>1.01</text:p>
          </table:table-cell>
          <table:table-cell office:value-type="float" office:value="468.39">
            <text:p>468.39</text:p>
          </table:table-cell>
          <table:table-cell table:formula="of:=[.H358]/[.A358]" office:value-type="float" office:value="1.07165900199053">
            <text:p>1.07</text:p>
          </table:table-cell>
          <table:table-cell office:value-type="float" office:value="442.97">
            <text:p>442.97</text:p>
          </table:table-cell>
          <table:table-cell table:formula="of:=[.J358]/[.A358]" office:value-type="float" office:value="1.01349898185645">
            <text:p>1.01</text:p>
          </table:table-cell>
          <table:table-cell table:number-columns-repeated="5"/>
        </table:table-row>
        <table:table-row table:style-name="ro1">
          <table:table-cell office:value-type="float" office:value="194.17">
            <text:p>194.17</text:p>
          </table:table-cell>
          <table:table-cell office:value-type="float" office:value="200.75">
            <text:p>200.75</text:p>
          </table:table-cell>
          <table:table-cell table:formula="of:=[.B359]/[.A359]" office:value-type="float" office:value="1.03388783025184">
            <text:p>1.03</text:p>
          </table:table-cell>
          <table:table-cell office:value-type="float" office:value="200.17">
            <text:p>200.17</text:p>
          </table:table-cell>
          <table:table-cell table:formula="of:=[.D359]/[.A359]" office:value-type="float" office:value="1.03090075706855">
            <text:p>1.03</text:p>
          </table:table-cell>
          <table:table-cell office:value-type="float" office:value="198.75">
            <text:p>198.75</text:p>
          </table:table-cell>
          <table:table-cell table:formula="of:=[.F359]/[.A359]" office:value-type="float" office:value="1.02358757789566">
            <text:p>1.02</text:p>
          </table:table-cell>
          <table:table-cell office:value-type="float" office:value="200.75">
            <text:p>200.75</text:p>
          </table:table-cell>
          <table:table-cell table:formula="of:=[.H359]/[.A359]" office:value-type="float" office:value="1.03388783025184">
            <text:p>1.03</text:p>
          </table:table-cell>
          <table:table-cell office:value-type="float" office:value="200.17">
            <text:p>200.17</text:p>
          </table:table-cell>
          <table:table-cell table:formula="of:=[.J359]/[.A359]" office:value-type="float" office:value="1.03090075706855">
            <text:p>1.03</text:p>
          </table:table-cell>
          <table:table-cell table:number-columns-repeated="5"/>
        </table:table-row>
        <table:table-row table:style-name="ro1">
          <table:table-cell office:value-type="float" office:value="124.02">
            <text:p>124.02</text:p>
          </table:table-cell>
          <table:table-cell office:value-type="float" office:value="158.71">
            <text:p>158.71</text:p>
          </table:table-cell>
          <table:table-cell table:formula="of:=[.B360]/[.A360]" office:value-type="float" office:value="1.27971294952427">
            <text:p>1.28</text:p>
          </table:table-cell>
          <table:table-cell office:value-type="float" office:value="128.12">
            <text:p>128.12</text:p>
          </table:table-cell>
          <table:table-cell table:formula="of:=[.D360]/[.A360]" office:value-type="float" office:value="1.03305918400258">
            <text:p>1.03</text:p>
          </table:table-cell>
          <table:table-cell office:value-type="float" office:value="126.37">
            <text:p>126.37</text:p>
          </table:table-cell>
          <table:table-cell table:formula="of:=[.F360]/[.A360]" office:value-type="float" office:value="1.01894855668441">
            <text:p>1.02</text:p>
          </table:table-cell>
          <table:table-cell office:value-type="float" office:value="135.05">
            <text:p>135.05</text:p>
          </table:table-cell>
          <table:table-cell table:formula="of:=[.H360]/[.A360]" office:value-type="float" office:value="1.08893726818255">
            <text:p>1.09</text:p>
          </table:table-cell>
          <table:table-cell office:value-type="float" office:value="128.12">
            <text:p>128.12</text:p>
          </table:table-cell>
          <table:table-cell table:formula="of:=[.J360]/[.A360]" office:value-type="float" office:value="1.03305918400258">
            <text:p>1.03</text:p>
          </table:table-cell>
          <table:table-cell table:number-columns-repeated="5"/>
        </table:table-row>
        <table:table-row table:style-name="ro1">
          <table:table-cell office:value-type="float" office:value="65.66">
            <text:p>65.66</text:p>
          </table:table-cell>
          <table:table-cell office:value-type="float" office:value="68.49">
            <text:p>68.49</text:p>
          </table:table-cell>
          <table:table-cell table:formula="of:=[.B361]/[.A361]" office:value-type="float" office:value="1.04310082241852">
            <text:p>1.04</text:p>
          </table:table-cell>
          <table:table-cell office:value-type="float" office:value="65.66">
            <text:p>65.66</text:p>
          </table:table-cell>
          <table:table-cell table:formula="of:=[.D361]/[.A361]" office:value-type="float" office:value="1">
            <text:p>1</text:p>
          </table:table-cell>
          <table:table-cell office:value-type="float" office:value="65.66">
            <text:p>65.66</text:p>
          </table:table-cell>
          <table:table-cell table:formula="of:=[.F361]/[.A361]" office:value-type="float" office:value="1">
            <text:p>1</text:p>
          </table:table-cell>
          <table:table-cell office:value-type="float" office:value="68.49">
            <text:p>68.49</text:p>
          </table:table-cell>
          <table:table-cell table:formula="of:=[.H361]/[.A361]" office:value-type="float" office:value="1.04310082241852">
            <text:p>1.04</text:p>
          </table:table-cell>
          <table:table-cell office:value-type="float" office:value="65.66">
            <text:p>65.66</text:p>
          </table:table-cell>
          <table:table-cell table:formula="of:=[.J361]/[.A361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46.23">
            <text:p>146.23</text:p>
          </table:table-cell>
          <table:table-cell office:value-type="float" office:value="152.91">
            <text:p>152.91</text:p>
          </table:table-cell>
          <table:table-cell table:formula="of:=[.B362]/[.A362]" office:value-type="float" office:value="1.04568146071258">
            <text:p>1.05</text:p>
          </table:table-cell>
          <table:table-cell office:value-type="float" office:value="150.33">
            <text:p>150.33</text:p>
          </table:table-cell>
          <table:table-cell table:formula="of:=[.D362]/[.A362]" office:value-type="float" office:value="1.02803802229365">
            <text:p>1.03</text:p>
          </table:table-cell>
          <table:table-cell office:value-type="float" office:value="150.33">
            <text:p>150.33</text:p>
          </table:table-cell>
          <table:table-cell table:formula="of:=[.F362]/[.A362]" office:value-type="float" office:value="1.02803802229365">
            <text:p>1.03</text:p>
          </table:table-cell>
          <table:table-cell office:value-type="float" office:value="152.91">
            <text:p>152.91</text:p>
          </table:table-cell>
          <table:table-cell table:formula="of:=[.H362]/[.A362]" office:value-type="float" office:value="1.04568146071258">
            <text:p>1.05</text:p>
          </table:table-cell>
          <table:table-cell office:value-type="float" office:value="149.74">
            <text:p>149.74</text:p>
          </table:table-cell>
          <table:table-cell table:formula="of:=[.J362]/[.A362]" office:value-type="float" office:value="1.02400328250017">
            <text:p>1.02</text:p>
          </table:table-cell>
          <table:table-cell table:number-columns-repeated="5"/>
        </table:table-row>
        <table:table-row table:style-name="ro1">
          <table:table-cell office:value-type="float" office:value="110.94">
            <text:p>110.94</text:p>
          </table:table-cell>
          <table:table-cell office:value-type="float" office:value="122.5">
            <text:p>122.5</text:p>
          </table:table-cell>
          <table:table-cell table:formula="of:=[.B363]/[.A363]" office:value-type="float" office:value="1.10420046872183">
            <text:p>1.1</text:p>
          </table:table-cell>
          <table:table-cell office:value-type="float" office:value="112.6">
            <text:p>112.6</text:p>
          </table:table-cell>
          <table:table-cell table:formula="of:=[.D363]/[.A363]" office:value-type="float" office:value="1.01496304308635">
            <text:p>1.01</text:p>
          </table:table-cell>
          <table:table-cell office:value-type="float" office:value="111.53">
            <text:p>111.53</text:p>
          </table:table-cell>
          <table:table-cell table:formula="of:=[.F363]/[.A363]" office:value-type="float" office:value="1.00531819001262">
            <text:p>1.01</text:p>
          </table:table-cell>
          <table:table-cell office:value-type="float" office:value="122.5">
            <text:p>122.5</text:p>
          </table:table-cell>
          <table:table-cell table:formula="of:=[.H363]/[.A363]" office:value-type="float" office:value="1.10420046872183">
            <text:p>1.1</text:p>
          </table:table-cell>
          <table:table-cell office:value-type="float" office:value="112.6">
            <text:p>112.6</text:p>
          </table:table-cell>
          <table:table-cell table:formula="of:=[.J363]/[.A363]" office:value-type="float" office:value="1.01496304308635">
            <text:p>1.01</text:p>
          </table:table-cell>
          <table:table-cell table:number-columns-repeated="5"/>
        </table:table-row>
        <table:table-row table:style-name="ro1">
          <table:table-cell office:value-type="float" office:value="491.43">
            <text:p>491.43</text:p>
          </table:table-cell>
          <table:table-cell office:value-type="float" office:value="501.58">
            <text:p>501.58</text:p>
          </table:table-cell>
          <table:table-cell table:formula="of:=[.B364]/[.A364]" office:value-type="float" office:value="1.02065400972672">
            <text:p>1.02</text:p>
          </table:table-cell>
          <table:table-cell office:value-type="float" office:value="501.33">
            <text:p>501.33</text:p>
          </table:table-cell>
          <table:table-cell table:formula="of:=[.D364]/[.A364]" office:value-type="float" office:value="1.02014529027532">
            <text:p>1.02</text:p>
          </table:table-cell>
          <table:table-cell office:value-type="float" office:value="503.09">
            <text:p>503.09</text:p>
          </table:table-cell>
          <table:table-cell table:formula="of:=[.F364]/[.A364]" office:value-type="float" office:value="1.02372667521315">
            <text:p>1.02</text:p>
          </table:table-cell>
          <table:table-cell office:value-type="float" office:value="501.58">
            <text:p>501.58</text:p>
          </table:table-cell>
          <table:table-cell table:formula="of:=[.H364]/[.A364]" office:value-type="float" office:value="1.02065400972672">
            <text:p>1.02</text:p>
          </table:table-cell>
          <table:table-cell office:value-type="float" office:value="501.58">
            <text:p>501.58</text:p>
          </table:table-cell>
          <table:table-cell table:formula="of:=[.J364]/[.A364]" office:value-type="float" office:value="1.02065400972672">
            <text:p>1.02</text:p>
          </table:table-cell>
          <table:table-cell table:number-columns-repeated="5"/>
        </table:table-row>
        <table:table-row table:style-name="ro1">
          <table:table-cell office:value-type="float" office:value="211.65">
            <text:p>211.65</text:p>
          </table:table-cell>
          <table:table-cell office:value-type="float" office:value="219.99">
            <text:p>219.99</text:p>
          </table:table-cell>
          <table:table-cell table:formula="of:=[.B365]/[.A365]" office:value-type="float" office:value="1.03940467753366">
            <text:p>1.04</text:p>
          </table:table-cell>
          <table:table-cell office:value-type="float" office:value="216.24">
            <text:p>216.24</text:p>
          </table:table-cell>
          <table:table-cell table:formula="of:=[.D365]/[.A365]" office:value-type="float" office:value="1.02168674698795">
            <text:p>1.02</text:p>
          </table:table-cell>
          <table:table-cell office:value-type="float" office:value="216.82">
            <text:p>216.82</text:p>
          </table:table-cell>
          <table:table-cell table:formula="of:=[.F365]/[.A365]" office:value-type="float" office:value="1.02442712024569">
            <text:p>1.02</text:p>
          </table:table-cell>
          <table:table-cell office:value-type="float" office:value="219.99">
            <text:p>219.99</text:p>
          </table:table-cell>
          <table:table-cell table:formula="of:=[.H365]/[.A365]" office:value-type="float" office:value="1.03940467753366">
            <text:p>1.04</text:p>
          </table:table-cell>
          <table:table-cell office:value-type="float" office:value="215.65">
            <text:p>215.65</text:p>
          </table:table-cell>
          <table:table-cell table:formula="of:=[.J365]/[.A365]" office:value-type="float" office:value="1.01889912591543">
            <text:p>1.02</text:p>
          </table:table-cell>
          <table:table-cell table:number-columns-repeated="5"/>
        </table:table-row>
        <table:table-row table:style-name="ro1">
          <table:table-cell office:value-type="float" office:value="410">
            <text:p>410</text:p>
          </table:table-cell>
          <table:table-cell office:value-type="float" office:value="433.03">
            <text:p>433.03</text:p>
          </table:table-cell>
          <table:table-cell table:formula="of:=[.B366]/[.A366]" office:value-type="float" office:value="1.05617073170732">
            <text:p>1.06</text:p>
          </table:table-cell>
          <table:table-cell office:value-type="float" office:value="416.79">
            <text:p>416.79</text:p>
          </table:table-cell>
          <table:table-cell table:formula="of:=[.D366]/[.A366]" office:value-type="float" office:value="1.01656097560976">
            <text:p>1.02</text:p>
          </table:table-cell>
          <table:table-cell office:value-type="float" office:value="412.1">
            <text:p>412.1</text:p>
          </table:table-cell>
          <table:table-cell table:formula="of:=[.F366]/[.A366]" office:value-type="float" office:value="1.00512195121951">
            <text:p>1.01</text:p>
          </table:table-cell>
          <table:table-cell office:value-type="float" office:value="423.37">
            <text:p>423.37</text:p>
          </table:table-cell>
          <table:table-cell table:formula="of:=[.H366]/[.A366]" office:value-type="float" office:value="1.03260975609756">
            <text:p>1.03</text:p>
          </table:table-cell>
          <table:table-cell office:value-type="float" office:value="412.69">
            <text:p>412.69</text:p>
          </table:table-cell>
          <table:table-cell table:formula="of:=[.J366]/[.A366]" office:value-type="float" office:value="1.00656097560976">
            <text:p>1.01</text:p>
          </table:table-cell>
          <table:table-cell table:number-columns-repeated="5"/>
        </table:table-row>
        <table:table-row table:style-name="ro1">
          <table:table-cell office:value-type="float" office:value="310.04">
            <text:p>310.04</text:p>
          </table:table-cell>
          <table:table-cell office:value-type="float" office:value="324.62">
            <text:p>324.62</text:p>
          </table:table-cell>
          <table:table-cell table:formula="of:=[.B367]/[.A367]" office:value-type="float" office:value="1.04702619016901">
            <text:p>1.05</text:p>
          </table:table-cell>
          <table:table-cell office:value-type="float" office:value="317.69">
            <text:p>317.69</text:p>
          </table:table-cell>
          <table:table-cell table:formula="of:=[.D367]/[.A367]" office:value-type="float" office:value="1.02467423558251">
            <text:p>1.02</text:p>
          </table:table-cell>
          <table:table-cell office:value-type="float" office:value="317.31">
            <text:p>317.31</text:p>
          </table:table-cell>
          <table:table-cell table:formula="of:=[.F367]/[.A367]" office:value-type="float" office:value="1.02344858727906">
            <text:p>1.02</text:p>
          </table:table-cell>
          <table:table-cell office:value-type="float" office:value="315.35">
            <text:p>315.35</text:p>
          </table:table-cell>
          <table:table-cell table:formula="of:=[.H367]/[.A367]" office:value-type="float" office:value="1.0171268223455">
            <text:p>1.02</text:p>
          </table:table-cell>
          <table:table-cell office:value-type="float" office:value="318.28">
            <text:p>318.28</text:p>
          </table:table-cell>
          <table:table-cell table:formula="of:=[.J367]/[.A367]" office:value-type="float" office:value="1.02657721584312">
            <text:p>1.03</text:p>
          </table:table-cell>
          <table:table-cell table:number-columns-repeated="5"/>
        </table:table-row>
        <table:table-row table:style-name="ro1">
          <table:table-cell office:value-type="float" office:value="116.84">
            <text:p>116.84</text:p>
          </table:table-cell>
          <table:table-cell office:value-type="float" office:value="130.5">
            <text:p>130.5</text:p>
          </table:table-cell>
          <table:table-cell table:formula="of:=[.B368]/[.A368]" office:value-type="float" office:value="1.11691201643273">
            <text:p>1.12</text:p>
          </table:table-cell>
          <table:table-cell office:value-type="float" office:value="116.84">
            <text:p>116.84</text:p>
          </table:table-cell>
          <table:table-cell table:formula="of:=[.D368]/[.A368]" office:value-type="float" office:value="1">
            <text:p>1</text:p>
          </table:table-cell>
          <table:table-cell office:value-type="float" office:value="116.84">
            <text:p>116.84</text:p>
          </table:table-cell>
          <table:table-cell table:formula="of:=[.F368]/[.A368]" office:value-type="float" office:value="1">
            <text:p>1</text:p>
          </table:table-cell>
          <table:table-cell office:value-type="float" office:value="130.5">
            <text:p>130.5</text:p>
          </table:table-cell>
          <table:table-cell table:formula="of:=[.H368]/[.A368]" office:value-type="float" office:value="1.11691201643273">
            <text:p>1.12</text:p>
          </table:table-cell>
          <table:table-cell office:value-type="float" office:value="116.84">
            <text:p>116.84</text:p>
          </table:table-cell>
          <table:table-cell table:formula="of:=[.J368]/[.A368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48.41">
            <text:p>148.41</text:p>
          </table:table-cell>
          <table:table-cell office:value-type="float" office:value="159.44">
            <text:p>159.44</text:p>
          </table:table-cell>
          <table:table-cell table:formula="of:=[.B369]/[.A369]" office:value-type="float" office:value="1.07432113738966">
            <text:p>1.07</text:p>
          </table:table-cell>
          <table:table-cell office:value-type="float" office:value="157.2">
            <text:p>157.2</text:p>
          </table:table-cell>
          <table:table-cell table:formula="of:=[.D369]/[.A369]" office:value-type="float" office:value="1.05922781483728">
            <text:p>1.06</text:p>
          </table:table-cell>
          <table:table-cell office:value-type="float" office:value="148.99">
            <text:p>148.99</text:p>
          </table:table-cell>
          <table:table-cell table:formula="of:=[.F369]/[.A369]" office:value-type="float" office:value="1.0039080924466">
            <text:p>1</text:p>
          </table:table-cell>
          <table:table-cell office:value-type="float" office:value="159.44">
            <text:p>159.44</text:p>
          </table:table-cell>
          <table:table-cell table:formula="of:=[.H369]/[.A369]" office:value-type="float" office:value="1.07432113738966">
            <text:p>1.07</text:p>
          </table:table-cell>
          <table:table-cell office:value-type="float" office:value="148.99">
            <text:p>148.99</text:p>
          </table:table-cell>
          <table:table-cell table:formula="of:=[.J369]/[.A369]" office:value-type="float" office:value="1.0039080924466">
            <text:p>1</text:p>
          </table:table-cell>
          <table:table-cell table:number-columns-repeated="5"/>
        </table:table-row>
        <table:table-row table:style-name="ro1">
          <table:table-cell office:value-type="float" office:value="340.09">
            <text:p>340.09</text:p>
          </table:table-cell>
          <table:table-cell office:value-type="float" office:value="348.05">
            <text:p>348.05</text:p>
          </table:table-cell>
          <table:table-cell table:formula="of:=[.B370]/[.A370]" office:value-type="float" office:value="1.02340556911406">
            <text:p>1.02</text:p>
          </table:table-cell>
          <table:table-cell office:value-type="float" office:value="343.95">
            <text:p>343.95</text:p>
          </table:table-cell>
          <table:table-cell table:formula="of:=[.D370]/[.A370]" office:value-type="float" office:value="1.01134993678144">
            <text:p>1.01</text:p>
          </table:table-cell>
          <table:table-cell office:value-type="float" office:value="343.95">
            <text:p>343.95</text:p>
          </table:table-cell>
          <table:table-cell table:formula="of:=[.F370]/[.A370]" office:value-type="float" office:value="1.01134993678144">
            <text:p>1.01</text:p>
          </table:table-cell>
          <table:table-cell office:value-type="float" office:value="345.71">
            <text:p>345.71</text:p>
          </table:table-cell>
          <table:table-cell table:formula="of:=[.H370]/[.A370]" office:value-type="float" office:value="1.01652503749008">
            <text:p>1.02</text:p>
          </table:table-cell>
          <table:table-cell office:value-type="float" office:value="342.19">
            <text:p>342.19</text:p>
          </table:table-cell>
          <table:table-cell table:formula="of:=[.J370]/[.A370]" office:value-type="float" office:value="1.0061748360728">
            <text:p>1.01</text:p>
          </table:table-cell>
          <table:table-cell table:number-columns-repeated="5"/>
        </table:table-row>
        <table:table-row table:style-name="ro1">
          <table:table-cell office:value-type="float" office:value="188.04">
            <text:p>188.04</text:p>
          </table:table-cell>
          <table:table-cell office:value-type="float" office:value="196.48">
            <text:p>196.48</text:p>
          </table:table-cell>
          <table:table-cell table:formula="of:=[.B371]/[.A371]" office:value-type="float" office:value="1.04488406721974">
            <text:p>1.04</text:p>
          </table:table-cell>
          <table:table-cell office:value-type="float" office:value="192.72">
            <text:p>192.72</text:p>
          </table:table-cell>
          <table:table-cell table:formula="of:=[.D371]/[.A371]" office:value-type="float" office:value="1.0248883216337">
            <text:p>1.02</text:p>
          </table:table-cell>
          <table:table-cell office:value-type="float" office:value="194.48">
            <text:p>194.48</text:p>
          </table:table-cell>
          <table:table-cell table:formula="of:=[.F371]/[.A371]" office:value-type="float" office:value="1.03424803233355">
            <text:p>1.03</text:p>
          </table:table-cell>
          <table:table-cell office:value-type="float" office:value="196.48">
            <text:p>196.48</text:p>
          </table:table-cell>
          <table:table-cell table:formula="of:=[.H371]/[.A371]" office:value-type="float" office:value="1.04488406721974">
            <text:p>1.04</text:p>
          </table:table-cell>
          <table:table-cell office:value-type="float" office:value="189.21">
            <text:p>189.21</text:p>
          </table:table-cell>
          <table:table-cell table:formula="of:=[.J371]/[.A371]" office:value-type="float" office:value="1.00622208040842">
            <text:p>1.01</text:p>
          </table:table-cell>
          <table:table-cell table:number-columns-repeated="5"/>
        </table:table-row>
        <table:table-row table:style-name="ro1">
          <table:table-cell office:value-type="float" office:value="137.85">
            <text:p>137.85</text:p>
          </table:table-cell>
          <table:table-cell office:value-type="float" office:value="147.61">
            <text:p>147.61</text:p>
          </table:table-cell>
          <table:table-cell table:formula="of:=[.B372]/[.A372]" office:value-type="float" office:value="1.07080159593761">
            <text:p>1.07</text:p>
          </table:table-cell>
          <table:table-cell office:value-type="float" office:value="140.2">
            <text:p>140.2</text:p>
          </table:table-cell>
          <table:table-cell table:formula="of:=[.D372]/[.A372]" office:value-type="float" office:value="1.01704751541531">
            <text:p>1.02</text:p>
          </table:table-cell>
          <table:table-cell office:value-type="float" office:value="137.85">
            <text:p>137.85</text:p>
          </table:table-cell>
          <table:table-cell table:formula="of:=[.F372]/[.A372]" office:value-type="float" office:value="1">
            <text:p>1</text:p>
          </table:table-cell>
          <table:table-cell office:value-type="float" office:value="137.85">
            <text:p>137.85</text:p>
          </table:table-cell>
          <table:table-cell table:formula="of:=[.H372]/[.A372]" office:value-type="float" office:value="1">
            <text:p>1</text:p>
          </table:table-cell>
          <table:table-cell office:value-type="float" office:value="137.85">
            <text:p>137.85</text:p>
          </table:table-cell>
          <table:table-cell table:formula="of:=[.J372]/[.A372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92.08">
            <text:p>92.08</text:p>
          </table:table-cell>
          <table:table-cell office:value-type="float" office:value="95.6">
            <text:p>95.6</text:p>
          </table:table-cell>
          <table:table-cell table:formula="of:=[.B373]/[.A373]" office:value-type="float" office:value="1.03822762814944">
            <text:p>1.04</text:p>
          </table:table-cell>
          <table:table-cell office:value-type="float" office:value="92.08">
            <text:p>92.08</text:p>
          </table:table-cell>
          <table:table-cell table:formula="of:=[.D373]/[.A373]" office:value-type="float" office:value="1">
            <text:p>1</text:p>
          </table:table-cell>
          <table:table-cell office:value-type="float" office:value="92.08">
            <text:p>92.08</text:p>
          </table:table-cell>
          <table:table-cell table:formula="of:=[.F373]/[.A373]" office:value-type="float" office:value="1">
            <text:p>1</text:p>
          </table:table-cell>
          <table:table-cell office:value-type="float" office:value="92.08">
            <text:p>92.08</text:p>
          </table:table-cell>
          <table:table-cell table:formula="of:=[.H373]/[.A373]" office:value-type="float" office:value="1">
            <text:p>1</text:p>
          </table:table-cell>
          <table:table-cell office:value-type="float" office:value="92.08">
            <text:p>92.08</text:p>
          </table:table-cell>
          <table:table-cell table:formula="of:=[.J373]/[.A373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351.58">
            <text:p>351.58</text:p>
          </table:table-cell>
          <table:table-cell office:value-type="float" office:value="368.4">
            <text:p>368.4</text:p>
          </table:table-cell>
          <table:table-cell table:formula="of:=[.B374]/[.A374]" office:value-type="float" office:value="1.04784117412822">
            <text:p>1.05</text:p>
          </table:table-cell>
          <table:table-cell office:value-type="float" office:value="363.92">
            <text:p>363.92</text:p>
          </table:table-cell>
          <table:table-cell table:formula="of:=[.D374]/[.A374]" office:value-type="float" office:value="1.03509869730929">
            <text:p>1.04</text:p>
          </table:table-cell>
          <table:table-cell office:value-type="float" office:value="362.75">
            <text:p>362.75</text:p>
          </table:table-cell>
          <table:table-cell table:formula="of:=[.F374]/[.A374]" office:value-type="float" office:value="1.03177086296149">
            <text:p>1.03</text:p>
          </table:table-cell>
          <table:table-cell office:value-type="float" office:value="368.4">
            <text:p>368.4</text:p>
          </table:table-cell>
          <table:table-cell table:formula="of:=[.H374]/[.A374]" office:value-type="float" office:value="1.04784117412822">
            <text:p>1.05</text:p>
          </table:table-cell>
          <table:table-cell office:value-type="float" office:value="361.58">
            <text:p>361.58</text:p>
          </table:table-cell>
          <table:table-cell table:formula="of:=[.J374]/[.A374]" office:value-type="float" office:value="1.02844302861369">
            <text:p>1.03</text:p>
          </table:table-cell>
          <table:table-cell table:number-columns-repeated="5"/>
        </table:table-row>
        <table:table-row table:style-name="ro1">
          <table:table-cell office:value-type="float" office:value="12.66">
            <text:p>12.66</text:p>
          </table:table-cell>
          <table:table-cell office:value-type="float" office:value="16.07">
            <text:p>16.07</text:p>
          </table:table-cell>
          <table:table-cell table:formula="of:=[.B375]/[.A375]" office:value-type="float" office:value="1.2693522906793">
            <text:p>1.27</text:p>
          </table:table-cell>
          <table:table-cell office:value-type="float" office:value="12.66">
            <text:p>12.66</text:p>
          </table:table-cell>
          <table:table-cell table:formula="of:=[.D375]/[.A375]" office:value-type="float" office:value="1">
            <text:p>1</text:p>
          </table:table-cell>
          <table:table-cell office:value-type="float" office:value="12.66">
            <text:p>12.66</text:p>
          </table:table-cell>
          <table:table-cell table:formula="of:=[.F375]/[.A375]" office:value-type="float" office:value="1">
            <text:p>1</text:p>
          </table:table-cell>
          <table:table-cell office:value-type="float" office:value="12.66">
            <text:p>12.66</text:p>
          </table:table-cell>
          <table:table-cell table:formula="of:=[.H375]/[.A375]" office:value-type="float" office:value="1">
            <text:p>1</text:p>
          </table:table-cell>
          <table:table-cell office:value-type="float" office:value="12.66">
            <text:p>12.66</text:p>
          </table:table-cell>
          <table:table-cell table:formula="of:=[.J375]/[.A375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301.29">
            <text:p>301.29</text:p>
          </table:table-cell>
          <table:table-cell office:value-type="float" office:value="321.01">
            <text:p>321.01</text:p>
          </table:table-cell>
          <table:table-cell table:formula="of:=[.B376]/[.A376]" office:value-type="float" office:value="1.06545189020545">
            <text:p>1.07</text:p>
          </table:table-cell>
          <table:table-cell office:value-type="float" office:value="308.08">
            <text:p>308.08</text:p>
          </table:table-cell>
          <table:table-cell table:formula="of:=[.D376]/[.A376]" office:value-type="float" office:value="1.02253642669853">
            <text:p>1.02</text:p>
          </table:table-cell>
          <table:table-cell office:value-type="float" office:value="303.98">
            <text:p>303.98</text:p>
          </table:table-cell>
          <table:table-cell table:formula="of:=[.F376]/[.A376]" office:value-type="float" office:value="1.00892827508381">
            <text:p>1.01</text:p>
          </table:table-cell>
          <table:table-cell office:value-type="float" office:value="321.01">
            <text:p>321.01</text:p>
          </table:table-cell>
          <table:table-cell table:formula="of:=[.H376]/[.A376]" office:value-type="float" office:value="1.06545189020545">
            <text:p>1.07</text:p>
          </table:table-cell>
          <table:table-cell office:value-type="float" office:value="306.32">
            <text:p>306.32</text:p>
          </table:table-cell>
          <table:table-cell table:formula="of:=[.J376]/[.A376]" office:value-type="float" office:value="1.01669487868831">
            <text:p>1.02</text:p>
          </table:table-cell>
          <table:table-cell table:number-columns-repeated="5"/>
        </table:table-row>
        <table:table-row table:style-name="ro1">
          <table:table-cell office:value-type="float" office:value="402.74">
            <text:p>402.74</text:p>
          </table:table-cell>
          <table:table-cell office:value-type="float" office:value="415.22">
            <text:p>415.22</text:p>
          </table:table-cell>
          <table:table-cell table:formula="of:=[.B377]/[.A377]" office:value-type="float" office:value="1.03098773402195">
            <text:p>1.03</text:p>
          </table:table-cell>
          <table:table-cell office:value-type="float" office:value="409.22">
            <text:p>409.22</text:p>
          </table:table-cell>
          <table:table-cell table:formula="of:=[.D377]/[.A377]" office:value-type="float" office:value="1.01608978497294">
            <text:p>1.02</text:p>
          </table:table-cell>
          <table:table-cell office:value-type="float" office:value="413.32">
            <text:p>413.32</text:p>
          </table:table-cell>
          <table:table-cell table:formula="of:=[.F377]/[.A377]" office:value-type="float" office:value="1.02627005015643">
            <text:p>1.03</text:p>
          </table:table-cell>
          <table:table-cell office:value-type="float" office:value="415.22">
            <text:p>415.22</text:p>
          </table:table-cell>
          <table:table-cell table:formula="of:=[.H377]/[.A377]" office:value-type="float" office:value="1.03098773402195">
            <text:p>1.03</text:p>
          </table:table-cell>
          <table:table-cell office:value-type="float" office:value="408.63">
            <text:p>408.63</text:p>
          </table:table-cell>
          <table:table-cell table:formula="of:=[.J377]/[.A377]" office:value-type="float" office:value="1.01462481998312">
            <text:p>1.01</text:p>
          </table:table-cell>
          <table:table-cell table:number-columns-repeated="5"/>
        </table:table-row>
        <table:table-row table:style-name="ro1">
          <table:table-cell office:value-type="float" office:value="100.51">
            <text:p>100.51</text:p>
          </table:table-cell>
          <table:table-cell office:value-type="float" office:value="110.99">
            <text:p>110.99</text:p>
          </table:table-cell>
          <table:table-cell table:formula="of:=[.B378]/[.A378]" office:value-type="float" office:value="1.10426823201671">
            <text:p>1.1</text:p>
          </table:table-cell>
          <table:table-cell office:value-type="float" office:value="100.51">
            <text:p>100.51</text:p>
          </table:table-cell>
          <table:table-cell table:formula="of:=[.D378]/[.A378]" office:value-type="float" office:value="1">
            <text:p>1</text:p>
          </table:table-cell>
          <table:table-cell office:value-type="float" office:value="100.51">
            <text:p>100.51</text:p>
          </table:table-cell>
          <table:table-cell table:formula="of:=[.F378]/[.A378]" office:value-type="float" office:value="1">
            <text:p>1</text:p>
          </table:table-cell>
          <table:table-cell office:value-type="float" office:value="100.51">
            <text:p>100.51</text:p>
          </table:table-cell>
          <table:table-cell table:formula="of:=[.H378]/[.A378]" office:value-type="float" office:value="1">
            <text:p>1</text:p>
          </table:table-cell>
          <table:table-cell office:value-type="float" office:value="100.51">
            <text:p>100.51</text:p>
          </table:table-cell>
          <table:table-cell table:formula="of:=[.J378]/[.A378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341.42">
            <text:p>341.42</text:p>
          </table:table-cell>
          <table:table-cell office:value-type="float" office:value="370.79">
            <text:p>370.79</text:p>
          </table:table-cell>
          <table:table-cell table:formula="of:=[.B379]/[.A379]" office:value-type="float" office:value="1.08602308007732">
            <text:p>1.09</text:p>
          </table:table-cell>
          <table:table-cell office:value-type="float" office:value="346.21">
            <text:p>346.21</text:p>
          </table:table-cell>
          <table:table-cell table:formula="of:=[.D379]/[.A379]" office:value-type="float" office:value="1.01402964091149">
            <text:p>1.01</text:p>
          </table:table-cell>
          <table:table-cell office:value-type="float" office:value="345.04">
            <text:p>345.04</text:p>
          </table:table-cell>
          <table:table-cell table:formula="of:=[.F379]/[.A379]" office:value-type="float" office:value="1.01060277663874">
            <text:p>1.01</text:p>
          </table:table-cell>
          <table:table-cell office:value-type="float" office:value="370.79">
            <text:p>370.79</text:p>
          </table:table-cell>
          <table:table-cell table:formula="of:=[.H379]/[.A379]" office:value-type="float" office:value="1.08602308007732">
            <text:p>1.09</text:p>
          </table:table-cell>
          <table:table-cell office:value-type="float" office:value="343.28">
            <text:p>343.28</text:p>
          </table:table-cell>
          <table:table-cell table:formula="of:=[.J379]/[.A379]" office:value-type="float" office:value="1.00544783551051">
            <text:p>1.01</text:p>
          </table:table-cell>
          <table:table-cell table:number-columns-repeated="5"/>
        </table:table-row>
        <table:table-row table:style-name="ro1">
          <table:table-cell office:value-type="float" office:value="411.02">
            <text:p>411.02</text:p>
          </table:table-cell>
          <table:table-cell office:value-type="float" office:value="426.58">
            <text:p>426.58</text:p>
          </table:table-cell>
          <table:table-cell table:formula="of:=[.B380]/[.A380]" office:value-type="float" office:value="1.03785703858693">
            <text:p>1.04</text:p>
          </table:table-cell>
          <table:table-cell office:value-type="float" office:value="420.92">
            <text:p>420.92</text:p>
          </table:table-cell>
          <table:table-cell table:formula="of:=[.D380]/[.A380]" office:value-type="float" office:value="1.02408641915235">
            <text:p>1.02</text:p>
          </table:table-cell>
          <table:table-cell office:value-type="float" office:value="421.5">
            <text:p>421.5</text:p>
          </table:table-cell>
          <table:table-cell table:formula="of:=[.F380]/[.A380]" office:value-type="float" office:value="1.02549754269865">
            <text:p>1.03</text:p>
          </table:table-cell>
          <table:table-cell office:value-type="float" office:value="424.82">
            <text:p>424.82</text:p>
          </table:table-cell>
          <table:table-cell table:formula="of:=[.H380]/[.A380]" office:value-type="float" office:value="1.0335750085154">
            <text:p>1.03</text:p>
          </table:table-cell>
          <table:table-cell office:value-type="float" office:value="419.16">
            <text:p>419.16</text:p>
          </table:table-cell>
          <table:table-cell table:formula="of:=[.J380]/[.A380]" office:value-type="float" office:value="1.01980438908082">
            <text:p>1.02</text:p>
          </table:table-cell>
          <table:table-cell table:number-columns-repeated="5"/>
        </table:table-row>
        <table:table-row table:style-name="ro1">
          <table:table-cell office:value-type="float" office:value="428.53">
            <text:p>428.53</text:p>
          </table:table-cell>
          <table:table-cell office:value-type="float" office:value="435.8">
            <text:p>435.8</text:p>
          </table:table-cell>
          <table:table-cell table:formula="of:=[.B381]/[.A381]" office:value-type="float" office:value="1.01696497328075">
            <text:p>1.02</text:p>
          </table:table-cell>
          <table:table-cell office:value-type="float" office:value="430.63">
            <text:p>430.63</text:p>
          </table:table-cell>
          <table:table-cell table:formula="of:=[.D381]/[.A381]" office:value-type="float" office:value="1.00490047371246">
            <text:p>1</text:p>
          </table:table-cell>
          <table:table-cell office:value-type="float" office:value="430.63">
            <text:p>430.63</text:p>
          </table:table-cell>
          <table:table-cell table:formula="of:=[.F381]/[.A381]" office:value-type="float" office:value="1.00490047371246">
            <text:p>1</text:p>
          </table:table-cell>
          <table:table-cell office:value-type="float" office:value="432.63">
            <text:p>432.63</text:p>
          </table:table-cell>
          <table:table-cell table:formula="of:=[.H381]/[.A381]" office:value-type="float" office:value="1.00956759153385">
            <text:p>1.01</text:p>
          </table:table-cell>
          <table:table-cell office:value-type="float" office:value="430.63">
            <text:p>430.63</text:p>
          </table:table-cell>
          <table:table-cell table:formula="of:=[.J381]/[.A381]" office:value-type="float" office:value="1.00490047371246">
            <text:p>1</text:p>
          </table:table-cell>
          <table:table-cell table:number-columns-repeated="5"/>
        </table:table-row>
        <table:table-row table:style-name="ro1">
          <table:table-cell office:value-type="float" office:value="232.58">
            <text:p>232.58</text:p>
          </table:table-cell>
          <table:table-cell office:value-type="float" office:value="240.68">
            <text:p>240.68</text:p>
          </table:table-cell>
          <table:table-cell table:formula="of:=[.B382]/[.A382]" office:value-type="float" office:value="1.03482672628773">
            <text:p>1.03</text:p>
          </table:table-cell>
          <table:table-cell office:value-type="float" office:value="239.85">
            <text:p>239.85</text:p>
          </table:table-cell>
          <table:table-cell table:formula="of:=[.D382]/[.A382]" office:value-type="float" office:value="1.0312580617422">
            <text:p>1.03</text:p>
          </table:table-cell>
          <table:table-cell office:value-type="float" office:value="235.27">
            <text:p>235.27</text:p>
          </table:table-cell>
          <table:table-cell table:formula="of:=[.F382]/[.A382]" office:value-type="float" office:value="1.0115659128042">
            <text:p>1.01</text:p>
          </table:table-cell>
          <table:table-cell office:value-type="float" office:value="240.68">
            <text:p>240.68</text:p>
          </table:table-cell>
          <table:table-cell table:formula="of:=[.H382]/[.A382]" office:value-type="float" office:value="1.03482672628773">
            <text:p>1.03</text:p>
          </table:table-cell>
          <table:table-cell office:value-type="float" office:value="234.68">
            <text:p>234.68</text:p>
          </table:table-cell>
          <table:table-cell table:formula="of:=[.J382]/[.A382]" office:value-type="float" office:value="1.00902915125978">
            <text:p>1.01</text:p>
          </table:table-cell>
          <table:table-cell table:number-columns-repeated="5"/>
        </table:table-row>
        <table:table-row table:style-name="ro1">
          <table:table-cell office:value-type="float" office:value="78.77">
            <text:p>78.77</text:p>
          </table:table-cell>
          <table:table-cell office:value-type="float" office:value="81.7">
            <text:p>81.7</text:p>
          </table:table-cell>
          <table:table-cell table:formula="of:=[.B383]/[.A383]" office:value-type="float" office:value="1.037196902374">
            <text:p>1.04</text:p>
          </table:table-cell>
          <table:table-cell office:value-type="float" office:value="81.7">
            <text:p>81.7</text:p>
          </table:table-cell>
          <table:table-cell table:formula="of:=[.D383]/[.A383]" office:value-type="float" office:value="1.037196902374">
            <text:p>1.04</text:p>
          </table:table-cell>
          <table:table-cell office:value-type="float" office:value="82.87">
            <text:p>82.87</text:p>
          </table:table-cell>
          <table:table-cell table:formula="of:=[.F383]/[.A383]" office:value-type="float" office:value="1.05205027294655">
            <text:p>1.05</text:p>
          </table:table-cell>
          <table:table-cell office:value-type="float" office:value="81.7">
            <text:p>81.7</text:p>
          </table:table-cell>
          <table:table-cell table:formula="of:=[.H383]/[.A383]" office:value-type="float" office:value="1.037196902374">
            <text:p>1.04</text:p>
          </table:table-cell>
          <table:table-cell office:value-type="float" office:value="81.11">
            <text:p>81.11</text:p>
          </table:table-cell>
          <table:table-cell table:formula="of:=[.J383]/[.A383]" office:value-type="float" office:value="1.02970674114511">
            <text:p>1.03</text:p>
          </table:table-cell>
          <table:table-cell table:number-columns-repeated="5"/>
        </table:table-row>
        <table:table-row table:style-name="ro1">
          <table:table-cell office:value-type="float" office:value="511.53">
            <text:p>511.53</text:p>
          </table:table-cell>
          <table:table-cell office:value-type="float" office:value="523.24">
            <text:p>523.24</text:p>
          </table:table-cell>
          <table:table-cell table:formula="of:=[.B384]/[.A384]" office:value-type="float" office:value="1.02289210798976">
            <text:p>1.02</text:p>
          </table:table-cell>
          <table:table-cell office:value-type="float" office:value="516.32">
            <text:p>516.32</text:p>
          </table:table-cell>
          <table:table-cell table:formula="of:=[.D384]/[.A384]" office:value-type="float" office:value="1.00936406466874">
            <text:p>1.01</text:p>
          </table:table-cell>
          <table:table-cell office:value-type="float" office:value="513.97">
            <text:p>513.97</text:p>
          </table:table-cell>
          <table:table-cell table:formula="of:=[.F384]/[.A384]" office:value-type="float" office:value="1.00477000371435">
            <text:p>1</text:p>
          </table:table-cell>
          <table:table-cell office:value-type="float" office:value="518.32">
            <text:p>518.32</text:p>
          </table:table-cell>
          <table:table-cell table:formula="of:=[.H384]/[.A384]" office:value-type="float" office:value="1.01327390377886">
            <text:p>1.01</text:p>
          </table:table-cell>
          <table:table-cell office:value-type="float" office:value="516.32">
            <text:p>516.32</text:p>
          </table:table-cell>
          <table:table-cell table:formula="of:=[.J384]/[.A384]" office:value-type="float" office:value="1.00936406466874">
            <text:p>1.01</text:p>
          </table:table-cell>
          <table:table-cell table:number-columns-repeated="5"/>
        </table:table-row>
        <table:table-row table:style-name="ro1">
          <table:table-cell office:value-type="float" office:value="339.23">
            <text:p>339.23</text:p>
          </table:table-cell>
          <table:table-cell office:value-type="float" office:value="354.06">
            <text:p>354.06</text:p>
          </table:table-cell>
          <table:table-cell table:formula="of:=[.B385]/[.A385]" office:value-type="float" office:value="1.04371665241871">
            <text:p>1.04</text:p>
          </table:table-cell>
          <table:table-cell office:value-type="float" office:value="346.99">
            <text:p>346.99</text:p>
          </table:table-cell>
          <table:table-cell table:formula="of:=[.D385]/[.A385]" office:value-type="float" office:value="1.02287533531822">
            <text:p>1.02</text:p>
          </table:table-cell>
          <table:table-cell office:value-type="float" office:value="348.16">
            <text:p>348.16</text:p>
          </table:table-cell>
          <table:table-cell table:formula="of:=[.F385]/[.A385]" office:value-type="float" office:value="1.02632432273089">
            <text:p>1.03</text:p>
          </table:table-cell>
          <table:table-cell office:value-type="float" office:value="351.82">
            <text:p>351.82</text:p>
          </table:table-cell>
          <table:table-cell table:formula="of:=[.H385]/[.A385]" office:value-type="float" office:value="1.03711346284232">
            <text:p>1.04</text:p>
          </table:table-cell>
          <table:table-cell office:value-type="float" office:value="351.82">
            <text:p>351.82</text:p>
          </table:table-cell>
          <table:table-cell table:formula="of:=[.J385]/[.A385]" office:value-type="float" office:value="1.03711346284232">
            <text:p>1.04</text:p>
          </table:table-cell>
          <table:table-cell table:number-columns-repeated="5"/>
        </table:table-row>
        <table:table-row table:style-name="ro1">
          <table:table-cell office:value-type="float" office:value="96.54">
            <text:p>96.54</text:p>
          </table:table-cell>
          <table:table-cell office:value-type="float" office:value="107.95">
            <text:p>107.95</text:p>
          </table:table-cell>
          <table:table-cell table:formula="of:=[.B386]/[.A386]" office:value-type="float" office:value="1.11818935156412">
            <text:p>1.12</text:p>
          </table:table-cell>
          <table:table-cell office:value-type="float" office:value="96.54">
            <text:p>96.54</text:p>
          </table:table-cell>
          <table:table-cell table:formula="of:=[.D386]/[.A386]" office:value-type="float" office:value="1">
            <text:p>1</text:p>
          </table:table-cell>
          <table:table-cell office:value-type="float" office:value="96.54">
            <text:p>96.54</text:p>
          </table:table-cell>
          <table:table-cell table:formula="of:=[.F386]/[.A386]" office:value-type="float" office:value="1">
            <text:p>1</text:p>
          </table:table-cell>
          <table:table-cell office:value-type="float" office:value="96.54">
            <text:p>96.54</text:p>
          </table:table-cell>
          <table:table-cell table:formula="of:=[.H386]/[.A386]" office:value-type="float" office:value="1">
            <text:p>1</text:p>
          </table:table-cell>
          <table:table-cell office:value-type="float" office:value="96.54">
            <text:p>96.54</text:p>
          </table:table-cell>
          <table:table-cell table:formula="of:=[.J386]/[.A386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416.89">
            <text:p>416.89</text:p>
          </table:table-cell>
          <table:table-cell office:value-type="float" office:value="425.43">
            <text:p>425.43</text:p>
          </table:table-cell>
          <table:table-cell table:formula="of:=[.B387]/[.A387]" office:value-type="float" office:value="1.02048502002926">
            <text:p>1.02</text:p>
          </table:table-cell>
          <table:table-cell office:value-type="float" office:value="422.5">
            <text:p>422.5</text:p>
          </table:table-cell>
          <table:table-cell table:formula="of:=[.D387]/[.A387]" office:value-type="float" office:value="1.01345678716208">
            <text:p>1.01</text:p>
          </table:table-cell>
          <table:table-cell office:value-type="float" office:value="420.75">
            <text:p>420.75</text:p>
          </table:table-cell>
          <table:table-cell table:formula="of:=[.F387]/[.A387]" office:value-type="float" office:value="1.00925903715608">
            <text:p>1.01</text:p>
          </table:table-cell>
          <table:table-cell office:value-type="float" office:value="423.09">
            <text:p>423.09</text:p>
          </table:table-cell>
          <table:table-cell table:formula="of:=[.H387]/[.A387]" office:value-type="float" office:value="1.01487202859267">
            <text:p>1.01</text:p>
          </table:table-cell>
          <table:table-cell office:value-type="float" office:value="418.99">
            <text:p>418.99</text:p>
          </table:table-cell>
          <table:table-cell table:formula="of:=[.J387]/[.A387]" office:value-type="float" office:value="1.0050373000072">
            <text:p>1.01</text:p>
          </table:table-cell>
          <table:table-cell table:number-columns-repeated="5"/>
        </table:table-row>
        <table:table-row table:style-name="ro1">
          <table:table-cell office:value-type="float" office:value="126.01">
            <text:p>126.01</text:p>
          </table:table-cell>
          <table:table-cell office:value-type="float" office:value="130.6">
            <text:p>130.6</text:p>
          </table:table-cell>
          <table:table-cell table:formula="of:=[.B388]/[.A388]" office:value-type="float" office:value="1.03642568050155">
            <text:p>1.04</text:p>
          </table:table-cell>
          <table:table-cell office:value-type="float" office:value="126.01">
            <text:p>126.01</text:p>
          </table:table-cell>
          <table:table-cell table:formula="of:=[.D388]/[.A388]" office:value-type="float" office:value="1">
            <text:p>1</text:p>
          </table:table-cell>
          <table:table-cell office:value-type="float" office:value="126.6">
            <text:p>126.6</text:p>
          </table:table-cell>
          <table:table-cell table:formula="of:=[.F388]/[.A388]" office:value-type="float" office:value="1.0046821680819">
            <text:p>1</text:p>
          </table:table-cell>
          <table:table-cell office:value-type="float" office:value="130.6">
            <text:p>130.6</text:p>
          </table:table-cell>
          <table:table-cell table:formula="of:=[.H388]/[.A388]" office:value-type="float" office:value="1.03642568050155">
            <text:p>1.04</text:p>
          </table:table-cell>
          <table:table-cell office:value-type="float" office:value="126.01">
            <text:p>126.01</text:p>
          </table:table-cell>
          <table:table-cell table:formula="of:=[.J388]/[.A388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76.43">
            <text:p>76.43</text:p>
          </table:table-cell>
          <table:table-cell office:value-type="float" office:value="85.6">
            <text:p>85.6</text:p>
          </table:table-cell>
          <table:table-cell table:formula="of:=[.B389]/[.A389]" office:value-type="float" office:value="1.11997906581185">
            <text:p>1.12</text:p>
          </table:table-cell>
          <table:table-cell office:value-type="float" office:value="76.43">
            <text:p>76.43</text:p>
          </table:table-cell>
          <table:table-cell table:formula="of:=[.D389]/[.A389]" office:value-type="float" office:value="1">
            <text:p>1</text:p>
          </table:table-cell>
          <table:table-cell office:value-type="float" office:value="76.43">
            <text:p>76.43</text:p>
          </table:table-cell>
          <table:table-cell table:formula="of:=[.F389]/[.A389]" office:value-type="float" office:value="1">
            <text:p>1</text:p>
          </table:table-cell>
          <table:table-cell office:value-type="float" office:value="76.43">
            <text:p>76.43</text:p>
          </table:table-cell>
          <table:table-cell table:formula="of:=[.H389]/[.A389]" office:value-type="float" office:value="1">
            <text:p>1</text:p>
          </table:table-cell>
          <table:table-cell office:value-type="float" office:value="76.43">
            <text:p>76.43</text:p>
          </table:table-cell>
          <table:table-cell table:formula="of:=[.J389]/[.A389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330.53">
            <text:p>330.53</text:p>
          </table:table-cell>
          <table:table-cell office:value-type="float" office:value="336.15">
            <text:p>336.15</text:p>
          </table:table-cell>
          <table:table-cell table:formula="of:=[.B390]/[.A390]" office:value-type="float" office:value="1.01700299518954">
            <text:p>1.02</text:p>
          </table:table-cell>
          <table:table-cell office:value-type="float" office:value="334.98">
            <text:p>334.98</text:p>
          </table:table-cell>
          <table:table-cell table:formula="of:=[.D390]/[.A390]" office:value-type="float" office:value="1.01346322572838">
            <text:p>1.01</text:p>
          </table:table-cell>
          <table:table-cell office:value-type="float" office:value="332.63">
            <text:p>332.63</text:p>
          </table:table-cell>
          <table:table-cell table:formula="of:=[.F390]/[.A390]" office:value-type="float" office:value="1.0063534323662">
            <text:p>1.01</text:p>
          </table:table-cell>
          <table:table-cell office:value-type="float" office:value="335.56">
            <text:p>335.56</text:p>
          </table:table-cell>
          <table:table-cell table:formula="of:=[.H390]/[.A390]" office:value-type="float" office:value="1.01521798323904">
            <text:p>1.02</text:p>
          </table:table-cell>
          <table:table-cell office:value-type="float" office:value="332.05">
            <text:p>332.05</text:p>
          </table:table-cell>
          <table:table-cell table:formula="of:=[.J390]/[.A390]" office:value-type="float" office:value="1.00459867485554">
            <text:p>1</text:p>
          </table:table-cell>
          <table:table-cell table:number-columns-repeated="5"/>
        </table:table-row>
        <table:table-row table:style-name="ro1">
          <table:table-cell office:value-type="float" office:value="498.7">
            <text:p>498.7</text:p>
          </table:table-cell>
          <table:table-cell office:value-type="float" office:value="510.07">
            <text:p>510.07</text:p>
          </table:table-cell>
          <table:table-cell table:formula="of:=[.B391]/[.A391]" office:value-type="float" office:value="1.02279927812312">
            <text:p>1.02</text:p>
          </table:table-cell>
          <table:table-cell office:value-type="float" office:value="499.39">
            <text:p>499.39</text:p>
          </table:table-cell>
          <table:table-cell table:formula="of:=[.D391]/[.A391]" office:value-type="float" office:value="1.00138359735312">
            <text:p>1</text:p>
          </table:table-cell>
          <table:table-cell office:value-type="float" office:value="501.14">
            <text:p>501.14</text:p>
          </table:table-cell>
          <table:table-cell table:formula="of:=[.F391]/[.A391]" office:value-type="float" office:value="1.00489272107479">
            <text:p>1</text:p>
          </table:table-cell>
          <table:table-cell office:value-type="float" office:value="503.73">
            <text:p>503.73</text:p>
          </table:table-cell>
          <table:table-cell table:formula="of:=[.H391]/[.A391]" office:value-type="float" office:value="1.01008622418288">
            <text:p>1.01</text:p>
          </table:table-cell>
          <table:table-cell office:value-type="float" office:value="498.22">
            <text:p>498.22</text:p>
          </table:table-cell>
          <table:table-cell table:formula="of:=[.J391]/[.A391]" office:value-type="float" office:value="0.999037497493483">
            <text:p>1</text:p>
          </table:table-cell>
          <table:table-cell table:number-columns-repeated="5"/>
        </table:table-row>
        <table:table-row table:style-name="ro1">
          <table:table-cell office:value-type="float" office:value="32.87">
            <text:p>32.87</text:p>
          </table:table-cell>
          <table:table-cell office:value-type="float" office:value="43.7">
            <text:p>43.7</text:p>
          </table:table-cell>
          <table:table-cell table:formula="of:=[.B392]/[.A392]" office:value-type="float" office:value="1.32947976878613">
            <text:p>1.33</text:p>
          </table:table-cell>
          <table:table-cell office:value-type="float" office:value="34.87">
            <text:p>34.87</text:p>
          </table:table-cell>
          <table:table-cell table:formula="of:=[.D392]/[.A392]" office:value-type="float" office:value="1.06084575600852">
            <text:p>1.06</text:p>
          </table:table-cell>
          <table:table-cell office:value-type="float" office:value="33.46">
            <text:p>33.46</text:p>
          </table:table-cell>
          <table:table-cell table:formula="of:=[.F392]/[.A392]" office:value-type="float" office:value="1.01794949802251">
            <text:p>1.02</text:p>
          </table:table-cell>
          <table:table-cell office:value-type="float" office:value="33.46">
            <text:p>33.46</text:p>
          </table:table-cell>
          <table:table-cell table:formula="of:=[.H392]/[.A392]" office:value-type="float" office:value="1.01794949802251">
            <text:p>1.02</text:p>
          </table:table-cell>
          <table:table-cell office:value-type="float" office:value="33.46">
            <text:p>33.46</text:p>
          </table:table-cell>
          <table:table-cell table:formula="of:=[.J392]/[.A392]" office:value-type="float" office:value="1.01794949802251">
            <text:p>1.02</text:p>
          </table:table-cell>
          <table:table-cell table:number-columns-repeated="5"/>
        </table:table-row>
        <table:table-row table:style-name="ro1">
          <table:table-cell office:value-type="float" office:value="314.95">
            <text:p>314.95</text:p>
          </table:table-cell>
          <table:table-cell office:value-type="float" office:value="322.81">
            <text:p>322.81</text:p>
          </table:table-cell>
          <table:table-cell table:formula="of:=[.B393]/[.A393]" office:value-type="float" office:value="1.02495634227655">
            <text:p>1.02</text:p>
          </table:table-cell>
          <table:table-cell office:value-type="float" office:value="318.81">
            <text:p>318.81</text:p>
          </table:table-cell>
          <table:table-cell table:formula="of:=[.D393]/[.A393]" office:value-type="float" office:value="1.01225591363709">
            <text:p>1.01</text:p>
          </table:table-cell>
          <table:table-cell office:value-type="float" office:value="315.29">
            <text:p>315.29</text:p>
          </table:table-cell>
          <table:table-cell table:formula="of:=[.F393]/[.A393]" office:value-type="float" office:value="1.00107953643435">
            <text:p>1</text:p>
          </table:table-cell>
          <table:table-cell office:value-type="float" office:value="322.81">
            <text:p>322.81</text:p>
          </table:table-cell>
          <table:table-cell table:formula="of:=[.H393]/[.A393]" office:value-type="float" office:value="1.02495634227655">
            <text:p>1.02</text:p>
          </table:table-cell>
          <table:table-cell office:value-type="float" office:value="315.29">
            <text:p>315.29</text:p>
          </table:table-cell>
          <table:table-cell table:formula="of:=[.J393]/[.A393]" office:value-type="float" office:value="1.00107953643435">
            <text:p>1</text:p>
          </table:table-cell>
          <table:table-cell table:number-columns-repeated="5"/>
        </table:table-row>
        <table:table-row table:style-name="ro1">
          <table:table-cell office:value-type="float" office:value="198.1">
            <text:p>198.1</text:p>
          </table:table-cell>
          <table:table-cell office:value-type="float" office:value="207.75">
            <text:p>207.75</text:p>
          </table:table-cell>
          <table:table-cell table:formula="of:=[.B394]/[.A394]" office:value-type="float" office:value="1.04871277132761">
            <text:p>1.05</text:p>
          </table:table-cell>
          <table:table-cell office:value-type="float" office:value="201.85">
            <text:p>201.85</text:p>
          </table:table-cell>
          <table:table-cell table:formula="of:=[.D394]/[.A394]" office:value-type="float" office:value="1.01892983341747">
            <text:p>1.02</text:p>
          </table:table-cell>
          <table:table-cell office:value-type="float" office:value="201.85">
            <text:p>201.85</text:p>
          </table:table-cell>
          <table:table-cell table:formula="of:=[.F394]/[.A394]" office:value-type="float" office:value="1.01892983341747">
            <text:p>1.02</text:p>
          </table:table-cell>
          <table:table-cell office:value-type="float" office:value="201.85">
            <text:p>201.85</text:p>
          </table:table-cell>
          <table:table-cell table:formula="of:=[.H394]/[.A394]" office:value-type="float" office:value="1.01892983341747">
            <text:p>1.02</text:p>
          </table:table-cell>
          <table:table-cell office:value-type="float" office:value="201.85">
            <text:p>201.85</text:p>
          </table:table-cell>
          <table:table-cell table:formula="of:=[.J394]/[.A394]" office:value-type="float" office:value="1.01892983341747">
            <text:p>1.02</text:p>
          </table:table-cell>
          <table:table-cell table:number-columns-repeated="5"/>
        </table:table-row>
        <table:table-row table:style-name="ro1">
          <table:table-cell office:value-type="float" office:value="403.68">
            <text:p>403.68</text:p>
          </table:table-cell>
          <table:table-cell office:value-type="float" office:value="411.05">
            <text:p>411.05</text:p>
          </table:table-cell>
          <table:table-cell table:formula="of:=[.B395]/[.A395]" office:value-type="float" office:value="1.01825703527547">
            <text:p>1.02</text:p>
          </table:table-cell>
          <table:table-cell office:value-type="float" office:value="408.46">
            <text:p>408.46</text:p>
          </table:table-cell>
          <table:table-cell table:formula="of:=[.D395]/[.A395]" office:value-type="float" office:value="1.01184106222751">
            <text:p>1.01</text:p>
          </table:table-cell>
          <table:table-cell office:value-type="float" office:value="406.71">
            <text:p>406.71</text:p>
          </table:table-cell>
          <table:table-cell table:formula="of:=[.F395]/[.A395]" office:value-type="float" office:value="1.00750594530321">
            <text:p>1.01</text:p>
          </table:table-cell>
          <table:table-cell office:value-type="float" office:value="409.63">
            <text:p>409.63</text:p>
          </table:table-cell>
          <table:table-cell table:formula="of:=[.H395]/[.A395]" office:value-type="float" office:value="1.01473939754261">
            <text:p>1.01</text:p>
          </table:table-cell>
          <table:table-cell office:value-type="float" office:value="403.78">
            <text:p>403.78</text:p>
          </table:table-cell>
          <table:table-cell table:formula="of:=[.J395]/[.A395]" office:value-type="float" office:value="1.0002477209671">
            <text:p>1</text:p>
          </table:table-cell>
          <table:table-cell table:number-columns-repeated="5"/>
        </table:table-row>
        <table:table-row table:style-name="ro1">
          <table:table-cell office:value-type="float" office:value="218.04">
            <text:p>218.04</text:p>
          </table:table-cell>
          <table:table-cell office:value-type="float" office:value="232.04">
            <text:p>232.04</text:p>
          </table:table-cell>
          <table:table-cell table:formula="of:=[.B396]/[.A396]" office:value-type="float" office:value="1.06420840212805">
            <text:p>1.06</text:p>
          </table:table-cell>
          <table:table-cell office:value-type="float" office:value="220.62">
            <text:p>220.62</text:p>
          </table:table-cell>
          <table:table-cell table:formula="of:=[.D396]/[.A396]" office:value-type="float" office:value="1.01183269124931">
            <text:p>1.01</text:p>
          </table:table-cell>
          <table:table-cell office:value-type="float" office:value="221.55">
            <text:p>221.55</text:p>
          </table:table-cell>
          <table:table-cell table:formula="of:=[.F396]/[.A396]" office:value-type="float" office:value="1.01609796367639">
            <text:p>1.02</text:p>
          </table:table-cell>
          <table:table-cell office:value-type="float" office:value="232.04">
            <text:p>232.04</text:p>
          </table:table-cell>
          <table:table-cell table:formula="of:=[.H396]/[.A396]" office:value-type="float" office:value="1.06420840212805">
            <text:p>1.06</text:p>
          </table:table-cell>
          <table:table-cell office:value-type="float" office:value="220.04">
            <text:p>220.04</text:p>
          </table:table-cell>
          <table:table-cell table:formula="of:=[.J396]/[.A396]" office:value-type="float" office:value="1.00917262887544">
            <text:p>1.01</text:p>
          </table:table-cell>
          <table:table-cell table:number-columns-repeated="5"/>
        </table:table-row>
        <table:table-row table:style-name="ro1">
          <table:table-cell office:value-type="float" office:value="40.49">
            <text:p>40.49</text:p>
          </table:table-cell>
          <table:table-cell office:value-type="float" office:value="51.41">
            <text:p>51.41</text:p>
          </table:table-cell>
          <table:table-cell table:formula="of:=[.B397]/[.A397]" office:value-type="float" office:value="1.26969622128921">
            <text:p>1.27</text:p>
          </table:table-cell>
          <table:table-cell office:value-type="float" office:value="40.49">
            <text:p>40.49</text:p>
          </table:table-cell>
          <table:table-cell table:formula="of:=[.D397]/[.A397]" office:value-type="float" office:value="1">
            <text:p>1</text:p>
          </table:table-cell>
          <table:table-cell office:value-type="float" office:value="40.49">
            <text:p>40.49</text:p>
          </table:table-cell>
          <table:table-cell table:formula="of:=[.F397]/[.A397]" office:value-type="float" office:value="1">
            <text:p>1</text:p>
          </table:table-cell>
          <table:table-cell office:value-type="float" office:value="40.49">
            <text:p>40.49</text:p>
          </table:table-cell>
          <table:table-cell table:formula="of:=[.H397]/[.A397]" office:value-type="float" office:value="1">
            <text:p>1</text:p>
          </table:table-cell>
          <table:table-cell office:value-type="float" office:value="40.49">
            <text:p>40.49</text:p>
          </table:table-cell>
          <table:table-cell table:formula="of:=[.J397]/[.A397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205.79">
            <text:p>205.79</text:p>
          </table:table-cell>
          <table:table-cell office:value-type="float" office:value="215.45">
            <text:p>215.45</text:p>
          </table:table-cell>
          <table:table-cell table:formula="of:=[.B398]/[.A398]" office:value-type="float" office:value="1.04694105641674">
            <text:p>1.05</text:p>
          </table:table-cell>
          <table:table-cell office:value-type="float" office:value="214.62">
            <text:p>214.62</text:p>
          </table:table-cell>
          <table:table-cell table:formula="of:=[.D398]/[.A398]" office:value-type="float" office:value="1.04290781865008">
            <text:p>1.04</text:p>
          </table:table-cell>
          <table:table-cell office:value-type="float" office:value="212.87">
            <text:p>212.87</text:p>
          </table:table-cell>
          <table:table-cell table:formula="of:=[.F398]/[.A398]" office:value-type="float" office:value="1.03440400408183">
            <text:p>1.03</text:p>
          </table:table-cell>
          <table:table-cell office:value-type="float" office:value="215.45">
            <text:p>215.45</text:p>
          </table:table-cell>
          <table:table-cell table:formula="of:=[.H398]/[.A398]" office:value-type="float" office:value="1.04694105641674">
            <text:p>1.05</text:p>
          </table:table-cell>
          <table:table-cell office:value-type="float" office:value="214.62">
            <text:p>214.62</text:p>
          </table:table-cell>
          <table:table-cell table:formula="of:=[.J398]/[.A398]" office:value-type="float" office:value="1.04290781865008">
            <text:p>1.04</text:p>
          </table:table-cell>
          <table:table-cell table:number-columns-repeated="5"/>
        </table:table-row>
        <table:table-row table:style-name="ro1">
          <table:table-cell office:value-type="float" office:value="266.05">
            <text:p>266.05</text:p>
          </table:table-cell>
          <table:table-cell office:value-type="float" office:value="271.22">
            <text:p>271.22</text:p>
          </table:table-cell>
          <table:table-cell table:formula="of:=[.B399]/[.A399]" office:value-type="float" office:value="1.01943243751175">
            <text:p>1.02</text:p>
          </table:table-cell>
          <table:table-cell office:value-type="float" office:value="270.05">
            <text:p>270.05</text:p>
          </table:table-cell>
          <table:table-cell table:formula="of:=[.D399]/[.A399]" office:value-type="float" office:value="1.01503476790077">
            <text:p>1.02</text:p>
          </table:table-cell>
          <table:table-cell office:value-type="float" office:value="270.05">
            <text:p>270.05</text:p>
          </table:table-cell>
          <table:table-cell table:formula="of:=[.F399]/[.A399]" office:value-type="float" office:value="1.01503476790077">
            <text:p>1.02</text:p>
          </table:table-cell>
          <table:table-cell office:value-type="float" office:value="269.46">
            <text:p>269.46</text:p>
          </table:table-cell>
          <table:table-cell table:formula="of:=[.H399]/[.A399]" office:value-type="float" office:value="1.01281713963541">
            <text:p>1.01</text:p>
          </table:table-cell>
          <table:table-cell office:value-type="float" office:value="268.29">
            <text:p>268.29</text:p>
          </table:table-cell>
          <table:table-cell table:formula="of:=[.J399]/[.A399]" office:value-type="float" office:value="1.00841947002443">
            <text:p>1.01</text:p>
          </table:table-cell>
          <table:table-cell table:number-columns-repeated="5"/>
        </table:table-row>
        <table:table-row table:style-name="ro1">
          <table:table-cell office:value-type="float" office:value="213.99">
            <text:p>213.99</text:p>
          </table:table-cell>
          <table:table-cell office:value-type="float" office:value="227.95">
            <text:p>227.95</text:p>
          </table:table-cell>
          <table:table-cell table:formula="of:=[.B400]/[.A400]" office:value-type="float" office:value="1.06523669330343">
            <text:p>1.07</text:p>
          </table:table-cell>
          <table:table-cell office:value-type="float" office:value="219.02">
            <text:p>219.02</text:p>
          </table:table-cell>
          <table:table-cell table:formula="of:=[.D400]/[.A400]" office:value-type="float" office:value="1.02350577129772">
            <text:p>1.02</text:p>
          </table:table-cell>
          <table:table-cell office:value-type="float" office:value="216.1">
            <text:p>216.1</text:p>
          </table:table-cell>
          <table:table-cell table:formula="of:=[.F400]/[.A400]" office:value-type="float" office:value="1.00986027384457">
            <text:p>1.01</text:p>
          </table:table-cell>
          <table:table-cell office:value-type="float" office:value="227.95">
            <text:p>227.95</text:p>
          </table:table-cell>
          <table:table-cell table:formula="of:=[.H400]/[.A400]" office:value-type="float" office:value="1.06523669330343">
            <text:p>1.07</text:p>
          </table:table-cell>
          <table:table-cell office:value-type="float" office:value="214.92">
            <text:p>214.92</text:p>
          </table:table-cell>
          <table:table-cell table:formula="of:=[.J400]/[.A400]" office:value-type="float" office:value="1.00434599747652">
            <text:p>1</text:p>
          </table:table-cell>
          <table:table-cell table:number-columns-repeated="5"/>
        </table:table-row>
        <table:table-row table:style-name="ro1">
          <table:table-cell office:value-type="float" office:value="379.88">
            <text:p>379.88</text:p>
          </table:table-cell>
          <table:table-cell office:value-type="float" office:value="391.68">
            <text:p>391.68</text:p>
          </table:table-cell>
          <table:table-cell table:formula="of:=[.B401]/[.A401]" office:value-type="float" office:value="1.03106244077077">
            <text:p>1.03</text:p>
          </table:table-cell>
          <table:table-cell office:value-type="float" office:value="387.78">
            <text:p>387.78</text:p>
          </table:table-cell>
          <table:table-cell table:formula="of:=[.D401]/[.A401]" office:value-type="float" office:value="1.02079604085501">
            <text:p>1.02</text:p>
          </table:table-cell>
          <table:table-cell office:value-type="float" office:value="390.71">
            <text:p>390.71</text:p>
          </table:table-cell>
          <table:table-cell table:formula="of:=[.F401]/[.A401]" office:value-type="float" office:value="1.028509002843">
            <text:p>1.03</text:p>
          </table:table-cell>
          <table:table-cell office:value-type="float" office:value="391.68">
            <text:p>391.68</text:p>
          </table:table-cell>
          <table:table-cell table:formula="of:=[.H401]/[.A401]" office:value-type="float" office:value="1.03106244077077">
            <text:p>1.03</text:p>
          </table:table-cell>
          <table:table-cell office:value-type="float" office:value="383.29">
            <text:p>383.29</text:p>
          </table:table-cell>
          <table:table-cell table:formula="of:=[.J401]/[.A401]" office:value-type="float" office:value="1.00897651890071">
            <text:p>1.01</text:p>
          </table:table-cell>
          <table:table-cell table:number-columns-repeated="5"/>
        </table:table-row>
        <table:table-row table:style-name="ro1">
          <table:table-cell office:value-type="float" office:value="492.86">
            <text:p>492.86</text:p>
          </table:table-cell>
          <table:table-cell office:value-type="float" office:value="502.92">
            <text:p>502.92</text:p>
          </table:table-cell>
          <table:table-cell table:formula="of:=[.B402]/[.A402]" office:value-type="float" office:value="1.0204114758755">
            <text:p>1.02</text:p>
          </table:table-cell>
          <table:table-cell office:value-type="float" office:value="499.99">
            <text:p>499.99</text:p>
          </table:table-cell>
          <table:table-cell table:formula="of:=[.D402]/[.A402]" office:value-type="float" office:value="1.01446658280242">
            <text:p>1.01</text:p>
          </table:table-cell>
          <table:table-cell office:value-type="float" office:value="496.48">
            <text:p>496.48</text:p>
          </table:table-cell>
          <table:table-cell table:formula="of:=[.F402]/[.A402]" office:value-type="float" office:value="1.00734488495719">
            <text:p>1.01</text:p>
          </table:table-cell>
          <table:table-cell office:value-type="float" office:value="502.92">
            <text:p>502.92</text:p>
          </table:table-cell>
          <table:table-cell table:formula="of:=[.H402]/[.A402]" office:value-type="float" office:value="1.0204114758755">
            <text:p>1.02</text:p>
          </table:table-cell>
          <table:table-cell office:value-type="float" office:value="494.72">
            <text:p>494.72</text:p>
          </table:table-cell>
          <table:table-cell table:formula="of:=[.J402]/[.A402]" office:value-type="float" office:value="1.00377389116585">
            <text:p>1</text:p>
          </table:table-cell>
          <table:table-cell table:number-columns-repeated="5"/>
        </table:table-row>
        <table:table-row table:style-name="ro1">
          <table:table-cell office:value-type="float" office:value="423.32">
            <text:p>423.32</text:p>
          </table:table-cell>
          <table:table-cell office:value-type="float" office:value="436.98">
            <text:p>436.98</text:p>
          </table:table-cell>
          <table:table-cell table:formula="of:=[.B403]/[.A403]" office:value-type="float" office:value="1.03226873287348">
            <text:p>1.03</text:p>
          </table:table-cell>
          <table:table-cell office:value-type="float" office:value="428.15">
            <text:p>428.15</text:p>
          </table:table-cell>
          <table:table-cell table:formula="of:=[.D403]/[.A403]" office:value-type="float" office:value="1.01140980818293">
            <text:p>1.01</text:p>
          </table:table-cell>
          <table:table-cell office:value-type="float" office:value="430.49">
            <text:p>430.49</text:p>
          </table:table-cell>
          <table:table-cell table:formula="of:=[.F403]/[.A403]" office:value-type="float" office:value="1.01693754133988">
            <text:p>1.02</text:p>
          </table:table-cell>
          <table:table-cell office:value-type="float" office:value="436.98">
            <text:p>436.98</text:p>
          </table:table-cell>
          <table:table-cell table:formula="of:=[.H403]/[.A403]" office:value-type="float" office:value="1.03226873287348">
            <text:p>1.03</text:p>
          </table:table-cell>
          <table:table-cell office:value-type="float" office:value="428.74">
            <text:p>428.74</text:p>
          </table:table-cell>
          <table:table-cell table:formula="of:=[.J403]/[.A403]" office:value-type="float" office:value="1.01280355286781">
            <text:p>1.01</text:p>
          </table:table-cell>
          <table:table-cell table:number-columns-repeated="5"/>
        </table:table-row>
        <table:table-row table:style-name="ro1">
          <table:table-cell office:value-type="float" office:value="23.73">
            <text:p>23.73</text:p>
          </table:table-cell>
          <table:table-cell office:value-type="float" office:value="40.41">
            <text:p>40.41</text:p>
          </table:table-cell>
          <table:table-cell table:formula="of:=[.B404]/[.A404]" office:value-type="float" office:value="1.70290771175727">
            <text:p>1.7</text:p>
          </table:table-cell>
          <table:table-cell office:value-type="float" office:value="23.73">
            <text:p>23.73</text:p>
          </table:table-cell>
          <table:table-cell table:formula="of:=[.D404]/[.A404]" office:value-type="float" office:value="1">
            <text:p>1</text:p>
          </table:table-cell>
          <table:table-cell office:value-type="float" office:value="23.73">
            <text:p>23.73</text:p>
          </table:table-cell>
          <table:table-cell table:formula="of:=[.F404]/[.A404]" office:value-type="float" office:value="1">
            <text:p>1</text:p>
          </table:table-cell>
          <table:table-cell office:value-type="float" office:value="23.73">
            <text:p>23.73</text:p>
          </table:table-cell>
          <table:table-cell table:formula="of:=[.H404]/[.A404]" office:value-type="float" office:value="1">
            <text:p>1</text:p>
          </table:table-cell>
          <table:table-cell office:value-type="float" office:value="23.73">
            <text:p>23.73</text:p>
          </table:table-cell>
          <table:table-cell table:formula="of:=[.J404]/[.A404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475.04">
            <text:p>475.04</text:p>
          </table:table-cell>
          <table:table-cell office:value-type="float" office:value="487.19">
            <text:p>487.19</text:p>
          </table:table-cell>
          <table:table-cell table:formula="of:=[.B405]/[.A405]" office:value-type="float" office:value="1.02557679353318">
            <text:p>1.03</text:p>
          </table:table-cell>
          <table:table-cell office:value-type="float" office:value="482.11">
            <text:p>482.11</text:p>
          </table:table-cell>
          <table:table-cell table:formula="of:=[.D405]/[.A405]" office:value-type="float" office:value="1.01488295722465">
            <text:p>1.01</text:p>
          </table:table-cell>
          <table:table-cell office:value-type="float" office:value="483.87">
            <text:p>483.87</text:p>
          </table:table-cell>
          <table:table-cell table:formula="of:=[.F405]/[.A405]" office:value-type="float" office:value="1.01858790838666">
            <text:p>1.02</text:p>
          </table:table-cell>
          <table:table-cell office:value-type="float" office:value="487.19">
            <text:p>487.19</text:p>
          </table:table-cell>
          <table:table-cell table:formula="of:=[.H405]/[.A405]" office:value-type="float" office:value="1.02557679353318">
            <text:p>1.03</text:p>
          </table:table-cell>
          <table:table-cell office:value-type="float" office:value="481.53">
            <text:p>481.53</text:p>
          </table:table-cell>
          <table:table-cell table:formula="of:=[.J405]/[.A405]" office:value-type="float" office:value="1.0136620074099">
            <text:p>1.01</text:p>
          </table:table-cell>
          <table:table-cell table:number-columns-repeated="5"/>
        </table:table-row>
        <table:table-row table:style-name="ro1">
          <table:table-cell office:value-type="float" office:value="438.88">
            <text:p>438.88</text:p>
          </table:table-cell>
          <table:table-cell office:value-type="float" office:value="450.94">
            <text:p>450.94</text:p>
          </table:table-cell>
          <table:table-cell table:formula="of:=[.B406]/[.A406]" office:value-type="float" office:value="1.02747903755013">
            <text:p>1.03</text:p>
          </table:table-cell>
          <table:table-cell office:value-type="float" office:value="444.25">
            <text:p>444.25</text:p>
          </table:table-cell>
          <table:table-cell table:formula="of:=[.D406]/[.A406]" office:value-type="float" office:value="1.01223569084944">
            <text:p>1.01</text:p>
          </table:table-cell>
          <table:table-cell office:value-type="float" office:value="443.08">
            <text:p>443.08</text:p>
          </table:table-cell>
          <table:table-cell table:formula="of:=[.F406]/[.A406]" office:value-type="float" office:value="1.00956981407218">
            <text:p>1.01</text:p>
          </table:table-cell>
          <table:table-cell office:value-type="float" office:value="447.76">
            <text:p>447.76</text:p>
          </table:table-cell>
          <table:table-cell table:formula="of:=[.H406]/[.A406]" office:value-type="float" office:value="1.02023332118119">
            <text:p>1.02</text:p>
          </table:table-cell>
          <table:table-cell office:value-type="float" office:value="441.91">
            <text:p>441.91</text:p>
          </table:table-cell>
          <table:table-cell table:formula="of:=[.J406]/[.A406]" office:value-type="float" office:value="1.00690393729493">
            <text:p>1.01</text:p>
          </table:table-cell>
          <table:table-cell table:number-columns-repeated="5"/>
        </table:table-row>
        <table:table-row table:style-name="ro1">
          <table:table-cell office:value-type="float" office:value="271.45">
            <text:p>271.45</text:p>
          </table:table-cell>
          <table:table-cell office:value-type="float" office:value="287.65">
            <text:p>287.65</text:p>
          </table:table-cell>
          <table:table-cell table:formula="of:=[.B407]/[.A407]" office:value-type="float" office:value="1.05967949898692">
            <text:p>1.06</text:p>
          </table:table-cell>
          <table:table-cell office:value-type="float" office:value="281.65">
            <text:p>281.65</text:p>
          </table:table-cell>
          <table:table-cell table:formula="of:=[.D407]/[.A407]" office:value-type="float" office:value="1.03757598084362">
            <text:p>1.04</text:p>
          </table:table-cell>
          <table:table-cell office:value-type="float" office:value="278.14">
            <text:p>278.14</text:p>
          </table:table-cell>
          <table:table-cell table:formula="of:=[.F407]/[.A407]" office:value-type="float" office:value="1.02464542272978">
            <text:p>1.02</text:p>
          </table:table-cell>
          <table:table-cell office:value-type="float" office:value="287.65">
            <text:p>287.65</text:p>
          </table:table-cell>
          <table:table-cell table:formula="of:=[.H407]/[.A407]" office:value-type="float" office:value="1.05967949898692">
            <text:p>1.06</text:p>
          </table:table-cell>
          <table:table-cell office:value-type="float" office:value="278.14">
            <text:p>278.14</text:p>
          </table:table-cell>
          <table:table-cell table:formula="of:=[.J407]/[.A407]" office:value-type="float" office:value="1.02464542272978">
            <text:p>1.02</text:p>
          </table:table-cell>
          <table:table-cell table:number-columns-repeated="5"/>
        </table:table-row>
        <table:table-row table:style-name="ro1">
          <table:table-cell office:value-type="float" office:value="125.38">
            <text:p>125.38</text:p>
          </table:table-cell>
          <table:table-cell office:value-type="float" office:value="129.24">
            <text:p>129.24</text:p>
          </table:table-cell>
          <table:table-cell table:formula="of:=[.B408]/[.A408]" office:value-type="float" office:value="1.03078640931568">
            <text:p>1.03</text:p>
          </table:table-cell>
          <table:table-cell office:value-type="float" office:value="127.49">
            <text:p>127.49</text:p>
          </table:table-cell>
          <table:table-cell table:formula="of:=[.D408]/[.A408]" office:value-type="float" office:value="1.01682884032541">
            <text:p>1.02</text:p>
          </table:table-cell>
          <table:table-cell office:value-type="float" office:value="124.56">
            <text:p>124.56</text:p>
          </table:table-cell>
          <table:table-cell table:formula="of:=[.F408]/[.A408]" office:value-type="float" office:value="0.993459881958845">
            <text:p>0.99</text:p>
          </table:table-cell>
          <table:table-cell office:value-type="float" office:value="129.24">
            <text:p>129.24</text:p>
          </table:table-cell>
          <table:table-cell table:formula="of:=[.H408]/[.A408]" office:value-type="float" office:value="1.03078640931568">
            <text:p>1.03</text:p>
          </table:table-cell>
          <table:table-cell office:value-type="float" office:value="124.56">
            <text:p>124.56</text:p>
          </table:table-cell>
          <table:table-cell table:formula="of:=[.J408]/[.A408]" office:value-type="float" office:value="0.993459881958845">
            <text:p>0.99</text:p>
          </table:table-cell>
          <table:table-cell table:number-columns-repeated="5"/>
        </table:table-row>
        <table:table-row table:style-name="ro1">
          <table:table-cell office:value-type="float" office:value="196.68">
            <text:p>196.68</text:p>
          </table:table-cell>
          <table:table-cell office:value-type="float" office:value="219.71">
            <text:p>219.71</text:p>
          </table:table-cell>
          <table:table-cell table:formula="of:=[.B409]/[.A409]" office:value-type="float" office:value="1.1170937563555">
            <text:p>1.12</text:p>
          </table:table-cell>
          <table:table-cell office:value-type="float" office:value="203.47">
            <text:p>203.47</text:p>
          </table:table-cell>
          <table:table-cell table:formula="of:=[.D409]/[.A409]" office:value-type="float" office:value="1.0345230831808">
            <text:p>1.03</text:p>
          </table:table-cell>
          <table:table-cell office:value-type="float" office:value="199.95">
            <text:p>199.95</text:p>
          </table:table-cell>
          <table:table-cell table:formula="of:=[.F409]/[.A409]" office:value-type="float" office:value="1.01662599145821">
            <text:p>1.02</text:p>
          </table:table-cell>
          <table:table-cell office:value-type="float" office:value="219.71">
            <text:p>219.71</text:p>
          </table:table-cell>
          <table:table-cell table:formula="of:=[.H409]/[.A409]" office:value-type="float" office:value="1.1170937563555">
            <text:p>1.12</text:p>
          </table:table-cell>
          <table:table-cell office:value-type="float" office:value="199.95">
            <text:p>199.95</text:p>
          </table:table-cell>
          <table:table-cell table:formula="of:=[.J409]/[.A409]" office:value-type="float" office:value="1.01662599145821">
            <text:p>1.02</text:p>
          </table:table-cell>
          <table:table-cell table:number-columns-repeated="5"/>
        </table:table-row>
        <table:table-row table:style-name="ro1">
          <table:table-cell office:value-type="float" office:value="74.94">
            <text:p>74.94</text:p>
          </table:table-cell>
          <table:table-cell office:value-type="float" office:value="80.36">
            <text:p>80.36</text:p>
          </table:table-cell>
          <table:table-cell table:formula="of:=[.B410]/[.A410]" office:value-type="float" office:value="1.0723245262877">
            <text:p>1.07</text:p>
          </table:table-cell>
          <table:table-cell office:value-type="float" office:value="74.94">
            <text:p>74.94</text:p>
          </table:table-cell>
          <table:table-cell table:formula="of:=[.D410]/[.A410]" office:value-type="float" office:value="1">
            <text:p>1</text:p>
          </table:table-cell>
          <table:table-cell office:value-type="float" office:value="74.94">
            <text:p>74.94</text:p>
          </table:table-cell>
          <table:table-cell table:formula="of:=[.F410]/[.A410]" office:value-type="float" office:value="1">
            <text:p>1</text:p>
          </table:table-cell>
          <table:table-cell office:value-type="float" office:value="80.36">
            <text:p>80.36</text:p>
          </table:table-cell>
          <table:table-cell table:formula="of:=[.H410]/[.A410]" office:value-type="float" office:value="1.0723245262877">
            <text:p>1.07</text:p>
          </table:table-cell>
          <table:table-cell office:value-type="float" office:value="74.94">
            <text:p>74.94</text:p>
          </table:table-cell>
          <table:table-cell table:formula="of:=[.J410]/[.A410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324.52">
            <text:p>324.52</text:p>
          </table:table-cell>
          <table:table-cell office:value-type="float" office:value="333.55">
            <text:p>333.55</text:p>
          </table:table-cell>
          <table:table-cell table:formula="of:=[.B411]/[.A411]" office:value-type="float" office:value="1.02782571182054">
            <text:p>1.03</text:p>
          </table:table-cell>
          <table:table-cell office:value-type="float" office:value="329.55">
            <text:p>329.55</text:p>
          </table:table-cell>
          <table:table-cell table:formula="of:=[.D411]/[.A411]" office:value-type="float" office:value="1.01549981511155">
            <text:p>1.02</text:p>
          </table:table-cell>
          <table:table-cell office:value-type="float" office:value="325.45">
            <text:p>325.45</text:p>
          </table:table-cell>
          <table:table-cell table:formula="of:=[.F411]/[.A411]" office:value-type="float" office:value="1.00286577098484">
            <text:p>1</text:p>
          </table:table-cell>
          <table:table-cell office:value-type="float" office:value="333.55">
            <text:p>333.55</text:p>
          </table:table-cell>
          <table:table-cell table:formula="of:=[.H411]/[.A411]" office:value-type="float" office:value="1.02782571182054">
            <text:p>1.03</text:p>
          </table:table-cell>
          <table:table-cell office:value-type="float" office:value="325.45">
            <text:p>325.45</text:p>
          </table:table-cell>
          <table:table-cell table:formula="of:=[.J411]/[.A411]" office:value-type="float" office:value="1.00286577098484">
            <text:p>1</text:p>
          </table:table-cell>
          <table:table-cell table:number-columns-repeated="5"/>
        </table:table-row>
        <table:table-row table:style-name="ro1">
          <table:table-cell office:value-type="float" office:value="389.98">
            <text:p>389.98</text:p>
          </table:table-cell>
          <table:table-cell office:value-type="float" office:value="431.21">
            <text:p>431.21</text:p>
          </table:table-cell>
          <table:table-cell table:formula="of:=[.B412]/[.A412]" office:value-type="float" office:value="1.10572337042925">
            <text:p>1.11</text:p>
          </table:table-cell>
          <table:table-cell office:value-type="float" office:value="397.11">
            <text:p>397.11</text:p>
          </table:table-cell>
          <table:table-cell table:formula="of:=[.D412]/[.A412]" office:value-type="float" office:value="1.01828298887122">
            <text:p>1.02</text:p>
          </table:table-cell>
          <table:table-cell office:value-type="float" office:value="393.01">
            <text:p>393.01</text:p>
          </table:table-cell>
          <table:table-cell table:formula="of:=[.F412]/[.A412]" office:value-type="float" office:value="1.00776962921175">
            <text:p>1.01</text:p>
          </table:table-cell>
          <table:table-cell office:value-type="float" office:value="431.21">
            <text:p>431.21</text:p>
          </table:table-cell>
          <table:table-cell table:formula="of:=[.H412]/[.A412]" office:value-type="float" office:value="1.10572337042925">
            <text:p>1.11</text:p>
          </table:table-cell>
          <table:table-cell office:value-type="float" office:value="396.52">
            <text:p>396.52</text:p>
          </table:table-cell>
          <table:table-cell table:formula="of:=[.J412]/[.A412]" office:value-type="float" office:value="1.01677009077389">
            <text:p>1.02</text:p>
          </table:table-cell>
          <table:table-cell table:number-columns-repeated="5"/>
        </table:table-row>
        <table:table-row table:style-name="ro1">
          <table:table-cell office:value-type="float" office:value="460.58">
            <text:p>460.58</text:p>
          </table:table-cell>
          <table:table-cell office:value-type="float" office:value="478.19">
            <text:p>478.19</text:p>
          </table:table-cell>
          <table:table-cell table:formula="of:=[.B413]/[.A413]" office:value-type="float" office:value="1.03823440010422">
            <text:p>1.04</text:p>
          </table:table-cell>
          <table:table-cell office:value-type="float" office:value="470.53">
            <text:p>470.53</text:p>
          </table:table-cell>
          <table:table-cell table:formula="of:=[.D413]/[.A413]" office:value-type="float" office:value="1.0216031959703">
            <text:p>1.02</text:p>
          </table:table-cell>
          <table:table-cell office:value-type="float" office:value="462.43">
            <text:p>462.43</text:p>
          </table:table-cell>
          <table:table-cell table:formula="of:=[.F413]/[.A413]" office:value-type="float" office:value="1.00401667462764">
            <text:p>1</text:p>
          </table:table-cell>
          <table:table-cell office:value-type="float" office:value="473.95">
            <text:p>473.95</text:p>
          </table:table-cell>
          <table:table-cell table:formula="of:=[.H413]/[.A413]" office:value-type="float" office:value="1.02902861609275">
            <text:p>1.03</text:p>
          </table:table-cell>
          <table:table-cell office:value-type="float" office:value="464.19">
            <text:p>464.19</text:p>
          </table:table-cell>
          <table:table-cell table:formula="of:=[.J413]/[.A413]" office:value-type="float" office:value="1.00783794346259">
            <text:p>1.01</text:p>
          </table:table-cell>
          <table:table-cell table:number-columns-repeated="5"/>
        </table:table-row>
        <table:table-row table:style-name="ro1">
          <table:table-cell office:value-type="float" office:value="43.36">
            <text:p>43.36</text:p>
          </table:table-cell>
          <table:table-cell office:value-type="float" office:value="50.18">
            <text:p>50.18</text:p>
          </table:table-cell>
          <table:table-cell table:formula="of:=[.B414]/[.A414]" office:value-type="float" office:value="1.15728782287823">
            <text:p>1.16</text:p>
          </table:table-cell>
          <table:table-cell office:value-type="float" office:value="43.36">
            <text:p>43.36</text:p>
          </table:table-cell>
          <table:table-cell table:formula="of:=[.D414]/[.A414]" office:value-type="float" office:value="1">
            <text:p>1</text:p>
          </table:table-cell>
          <table:table-cell office:value-type="float" office:value="43.36">
            <text:p>43.36</text:p>
          </table:table-cell>
          <table:table-cell table:formula="of:=[.F414]/[.A414]" office:value-type="float" office:value="1">
            <text:p>1</text:p>
          </table:table-cell>
          <table:table-cell office:value-type="float" office:value="43.36">
            <text:p>43.36</text:p>
          </table:table-cell>
          <table:table-cell table:formula="of:=[.H414]/[.A414]" office:value-type="float" office:value="1">
            <text:p>1</text:p>
          </table:table-cell>
          <table:table-cell office:value-type="float" office:value="43.36">
            <text:p>43.36</text:p>
          </table:table-cell>
          <table:table-cell table:formula="of:=[.J414]/[.A414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8.73">
            <text:p>18.73</text:p>
          </table:table-cell>
          <table:table-cell office:value-type="float" office:value="40.38">
            <text:p>40.38</text:p>
          </table:table-cell>
          <table:table-cell table:formula="of:=[.B415]/[.A415]" office:value-type="float" office:value="2.15589962626802">
            <text:p>2.16</text:p>
          </table:table-cell>
          <table:table-cell office:value-type="float" office:value="18.73">
            <text:p>18.73</text:p>
          </table:table-cell>
          <table:table-cell table:formula="of:=[.D415]/[.A415]" office:value-type="float" office:value="1">
            <text:p>1</text:p>
          </table:table-cell>
          <table:table-cell office:value-type="float" office:value="18.73">
            <text:p>18.73</text:p>
          </table:table-cell>
          <table:table-cell table:formula="of:=[.F415]/[.A415]" office:value-type="float" office:value="1">
            <text:p>1</text:p>
          </table:table-cell>
          <table:table-cell office:value-type="float" office:value="18.73">
            <text:p>18.73</text:p>
          </table:table-cell>
          <table:table-cell table:formula="of:=[.H415]/[.A415]" office:value-type="float" office:value="1">
            <text:p>1</text:p>
          </table:table-cell>
          <table:table-cell office:value-type="float" office:value="18.73">
            <text:p>18.73</text:p>
          </table:table-cell>
          <table:table-cell table:formula="of:=[.J415]/[.A415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58.24">
            <text:p>58.24</text:p>
          </table:table-cell>
          <table:table-cell office:value-type="float" office:value="64.24">
            <text:p>64.24</text:p>
          </table:table-cell>
          <table:table-cell table:formula="of:=[.B416]/[.A416]" office:value-type="float" office:value="1.10302197802198">
            <text:p>1.1</text:p>
          </table:table-cell>
          <table:table-cell office:value-type="float" office:value="59.66">
            <text:p>59.66</text:p>
          </table:table-cell>
          <table:table-cell table:formula="of:=[.D416]/[.A416]" office:value-type="float" office:value="1.02438186813187">
            <text:p>1.02</text:p>
          </table:table-cell>
          <table:table-cell office:value-type="float" office:value="58.24">
            <text:p>58.24</text:p>
          </table:table-cell>
          <table:table-cell table:formula="of:=[.F416]/[.A416]" office:value-type="float" office:value="1">
            <text:p>1</text:p>
          </table:table-cell>
          <table:table-cell office:value-type="float" office:value="58.24">
            <text:p>58.24</text:p>
          </table:table-cell>
          <table:table-cell table:formula="of:=[.H416]/[.A416]" office:value-type="float" office:value="1">
            <text:p>1</text:p>
          </table:table-cell>
          <table:table-cell office:value-type="float" office:value="58.24">
            <text:p>58.24</text:p>
          </table:table-cell>
          <table:table-cell table:formula="of:=[.J416]/[.A416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396.09">
            <text:p>396.09</text:p>
          </table:table-cell>
          <table:table-cell office:value-type="float" office:value="411.65">
            <text:p>411.65</text:p>
          </table:table-cell>
          <table:table-cell table:formula="of:=[.B417]/[.A417]" office:value-type="float" office:value="1.03928400111086">
            <text:p>1.04</text:p>
          </table:table-cell>
          <table:table-cell office:value-type="float" office:value="402.68">
            <text:p>402.68</text:p>
          </table:table-cell>
          <table:table-cell table:formula="of:=[.D417]/[.A417]" office:value-type="float" office:value="1.01663763286122">
            <text:p>1.02</text:p>
          </table:table-cell>
          <table:table-cell office:value-type="float" office:value="403.85">
            <text:p>403.85</text:p>
          </table:table-cell>
          <table:table-cell table:formula="of:=[.F417]/[.A417]" office:value-type="float" office:value="1.01959150698074">
            <text:p>1.02</text:p>
          </table:table-cell>
          <table:table-cell office:value-type="float" office:value="411.65">
            <text:p>411.65</text:p>
          </table:table-cell>
          <table:table-cell table:formula="of:=[.H417]/[.A417]" office:value-type="float" office:value="1.03928400111086">
            <text:p>1.04</text:p>
          </table:table-cell>
          <table:table-cell office:value-type="float" office:value="401.5">
            <text:p>401.5</text:p>
          </table:table-cell>
          <table:table-cell table:formula="of:=[.J417]/[.A417]" office:value-type="float" office:value="1.01365851195435">
            <text:p>1.01</text:p>
          </table:table-cell>
          <table:table-cell table:number-columns-repeated="5"/>
        </table:table-row>
        <table:table-row table:style-name="ro1">
          <table:table-cell office:value-type="float" office:value="500.11">
            <text:p>500.11</text:p>
          </table:table-cell>
          <table:table-cell office:value-type="float" office:value="508.07">
            <text:p>508.07</text:p>
          </table:table-cell>
          <table:table-cell table:formula="of:=[.B418]/[.A418]" office:value-type="float" office:value="1.01591649837036">
            <text:p>1.02</text:p>
          </table:table-cell>
          <table:table-cell office:value-type="float" office:value="500.8">
            <text:p>500.8</text:p>
          </table:table-cell>
          <table:table-cell table:formula="of:=[.D418]/[.A418]" office:value-type="float" office:value="1.00137969646678">
            <text:p>1</text:p>
          </table:table-cell>
          <table:table-cell office:value-type="float" office:value="502.56">
            <text:p>502.56</text:p>
          </table:table-cell>
          <table:table-cell table:formula="of:=[.F418]/[.A418]" office:value-type="float" office:value="1.00489892223711">
            <text:p>1</text:p>
          </table:table-cell>
          <table:table-cell office:value-type="float" office:value="504.56">
            <text:p>504.56</text:p>
          </table:table-cell>
          <table:table-cell table:formula="of:=[.H418]/[.A418]" office:value-type="float" office:value="1.00889804243067">
            <text:p>1.01</text:p>
          </table:table-cell>
          <table:table-cell office:value-type="float" office:value="499.63">
            <text:p>499.63</text:p>
          </table:table-cell>
          <table:table-cell table:formula="of:=[.J418]/[.A418]" office:value-type="float" office:value="0.999040211153546">
            <text:p>1</text:p>
          </table:table-cell>
          <table:table-cell table:number-columns-repeated="5"/>
        </table:table-row>
        <table:table-row table:style-name="ro1">
          <table:table-cell office:value-type="float" office:value="16.9">
            <text:p>16.9</text:p>
          </table:table-cell>
          <table:table-cell office:value-type="float" office:value="20.31">
            <text:p>20.31</text:p>
          </table:table-cell>
          <table:table-cell table:formula="of:=[.B419]/[.A419]" office:value-type="float" office:value="1.20177514792899">
            <text:p>1.2</text:p>
          </table:table-cell>
          <table:table-cell office:value-type="float" office:value="16.9">
            <text:p>16.9</text:p>
          </table:table-cell>
          <table:table-cell table:formula="of:=[.D419]/[.A419]" office:value-type="float" office:value="1">
            <text:p>1</text:p>
          </table:table-cell>
          <table:table-cell office:value-type="float" office:value="16.9">
            <text:p>16.9</text:p>
          </table:table-cell>
          <table:table-cell table:formula="of:=[.F419]/[.A419]" office:value-type="float" office:value="1">
            <text:p>1</text:p>
          </table:table-cell>
          <table:table-cell office:value-type="float" office:value="16.9">
            <text:p>16.9</text:p>
          </table:table-cell>
          <table:table-cell table:formula="of:=[.H419]/[.A419]" office:value-type="float" office:value="1">
            <text:p>1</text:p>
          </table:table-cell>
          <table:table-cell office:value-type="float" office:value="16.9">
            <text:p>16.9</text:p>
          </table:table-cell>
          <table:table-cell table:formula="of:=[.J419]/[.A419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69.15">
            <text:p>69.15</text:p>
          </table:table-cell>
          <table:table-cell office:value-type="float" office:value="78.43">
            <text:p>78.43</text:p>
          </table:table-cell>
          <table:table-cell table:formula="of:=[.B420]/[.A420]" office:value-type="float" office:value="1.13420101229212">
            <text:p>1.13</text:p>
          </table:table-cell>
          <table:table-cell office:value-type="float" office:value="69.15">
            <text:p>69.15</text:p>
          </table:table-cell>
          <table:table-cell table:formula="of:=[.D420]/[.A420]" office:value-type="float" office:value="1">
            <text:p>1</text:p>
          </table:table-cell>
          <table:table-cell office:value-type="float" office:value="69.15">
            <text:p>69.15</text:p>
          </table:table-cell>
          <table:table-cell table:formula="of:=[.F420]/[.A420]" office:value-type="float" office:value="1">
            <text:p>1</text:p>
          </table:table-cell>
          <table:table-cell office:value-type="float" office:value="69.15">
            <text:p>69.15</text:p>
          </table:table-cell>
          <table:table-cell table:formula="of:=[.H420]/[.A420]" office:value-type="float" office:value="1">
            <text:p>1</text:p>
          </table:table-cell>
          <table:table-cell office:value-type="float" office:value="69.15">
            <text:p>69.15</text:p>
          </table:table-cell>
          <table:table-cell table:formula="of:=[.J420]/[.A420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09.54">
            <text:p>109.54</text:p>
          </table:table-cell>
          <table:table-cell office:value-type="float" office:value="117.3">
            <text:p>117.3</text:p>
          </table:table-cell>
          <table:table-cell table:formula="of:=[.B421]/[.A421]" office:value-type="float" office:value="1.07084170166149">
            <text:p>1.07</text:p>
          </table:table-cell>
          <table:table-cell office:value-type="float" office:value="109.54">
            <text:p>109.54</text:p>
          </table:table-cell>
          <table:table-cell table:formula="of:=[.D421]/[.A421]" office:value-type="float" office:value="1">
            <text:p>1</text:p>
          </table:table-cell>
          <table:table-cell office:value-type="float" office:value="109.54">
            <text:p>109.54</text:p>
          </table:table-cell>
          <table:table-cell table:formula="of:=[.F421]/[.A421]" office:value-type="float" office:value="1">
            <text:p>1</text:p>
          </table:table-cell>
          <table:table-cell office:value-type="float" office:value="109.54">
            <text:p>109.54</text:p>
          </table:table-cell>
          <table:table-cell table:formula="of:=[.H421]/[.A421]" office:value-type="float" office:value="1">
            <text:p>1</text:p>
          </table:table-cell>
          <table:table-cell office:value-type="float" office:value="109.54">
            <text:p>109.54</text:p>
          </table:table-cell>
          <table:table-cell table:formula="of:=[.J421]/[.A421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308.5">
            <text:p>308.5</text:p>
          </table:table-cell>
          <table:table-cell office:value-type="float" office:value="319.88">
            <text:p>319.88</text:p>
          </table:table-cell>
          <table:table-cell table:formula="of:=[.B422]/[.A422]" office:value-type="float" office:value="1.03688816855754">
            <text:p>1.04</text:p>
          </table:table-cell>
          <table:table-cell office:value-type="float" office:value="309.43">
            <text:p>309.43</text:p>
          </table:table-cell>
          <table:table-cell table:formula="of:=[.D422]/[.A422]" office:value-type="float" office:value="1.00301458670989">
            <text:p>1</text:p>
          </table:table-cell>
          <table:table-cell office:value-type="float" office:value="309.43">
            <text:p>309.43</text:p>
          </table:table-cell>
          <table:table-cell table:formula="of:=[.F422]/[.A422]" office:value-type="float" office:value="1.00301458670989">
            <text:p>1</text:p>
          </table:table-cell>
          <table:table-cell office:value-type="float" office:value="311.19">
            <text:p>311.19</text:p>
          </table:table-cell>
          <table:table-cell table:formula="of:=[.H422]/[.A422]" office:value-type="float" office:value="1.00871961102107">
            <text:p>1.01</text:p>
          </table:table-cell>
          <table:table-cell office:value-type="float" office:value="315.29">
            <text:p>315.29</text:p>
          </table:table-cell>
          <table:table-cell table:formula="of:=[.J422]/[.A422]" office:value-type="float" office:value="1.02200972447326">
            <text:p>1.02</text:p>
          </table:table-cell>
          <table:table-cell table:number-columns-repeated="5"/>
        </table:table-row>
        <table:table-row table:style-name="ro1">
          <table:table-cell office:value-type="float" office:value="137.17">
            <text:p>137.17</text:p>
          </table:table-cell>
          <table:table-cell office:value-type="float" office:value="149.07">
            <text:p>149.07</text:p>
          </table:table-cell>
          <table:table-cell table:formula="of:=[.B423]/[.A423]" office:value-type="float" office:value="1.08675366333746">
            <text:p>1.09</text:p>
          </table:table-cell>
          <table:table-cell office:value-type="float" office:value="138.92">
            <text:p>138.92</text:p>
          </table:table-cell>
          <table:table-cell table:formula="of:=[.D423]/[.A423]" office:value-type="float" office:value="1.01275789166727">
            <text:p>1.01</text:p>
          </table:table-cell>
          <table:table-cell office:value-type="float" office:value="138.92">
            <text:p>138.92</text:p>
          </table:table-cell>
          <table:table-cell table:formula="of:=[.F423]/[.A423]" office:value-type="float" office:value="1.01275789166727">
            <text:p>1.01</text:p>
          </table:table-cell>
          <table:table-cell office:value-type="float" office:value="140.92">
            <text:p>140.92</text:p>
          </table:table-cell>
          <table:table-cell table:formula="of:=[.H423]/[.A423]" office:value-type="float" office:value="1.02733833928702">
            <text:p>1.03</text:p>
          </table:table-cell>
          <table:table-cell office:value-type="float" office:value="138.92">
            <text:p>138.92</text:p>
          </table:table-cell>
          <table:table-cell table:formula="of:=[.J423]/[.A423]" office:value-type="float" office:value="1.01275789166727">
            <text:p>1.01</text:p>
          </table:table-cell>
          <table:table-cell table:number-columns-repeated="5"/>
        </table:table-row>
        <table:table-row table:style-name="ro1">
          <table:table-cell office:value-type="float" office:value="311.79">
            <text:p>311.79</text:p>
          </table:table-cell>
          <table:table-cell office:value-type="float" office:value="321.51">
            <text:p>321.51</text:p>
          </table:table-cell>
          <table:table-cell table:formula="of:=[.B424]/[.A424]" office:value-type="float" office:value="1.03117482921197">
            <text:p>1.03</text:p>
          </table:table-cell>
          <table:table-cell office:value-type="float" office:value="317.17">
            <text:p>317.17</text:p>
          </table:table-cell>
          <table:table-cell table:formula="of:=[.D424]/[.A424]" office:value-type="float" office:value="1.01725520382309">
            <text:p>1.02</text:p>
          </table:table-cell>
          <table:table-cell office:value-type="float" office:value="315.99">
            <text:p>315.99</text:p>
          </table:table-cell>
          <table:table-cell table:formula="of:=[.F424]/[.A424]" office:value-type="float" office:value="1.01347060521505">
            <text:p>1.01</text:p>
          </table:table-cell>
          <table:table-cell office:value-type="float" office:value="321.51">
            <text:p>321.51</text:p>
          </table:table-cell>
          <table:table-cell table:formula="of:=[.H424]/[.A424]" office:value-type="float" office:value="1.03117482921197">
            <text:p>1.03</text:p>
          </table:table-cell>
          <table:table-cell office:value-type="float" office:value="312.48">
            <text:p>312.48</text:p>
          </table:table-cell>
          <table:table-cell table:formula="of:=[.J424]/[.A424]" office:value-type="float" office:value="1.00221302799962">
            <text:p>1</text:p>
          </table:table-cell>
          <table:table-cell table:number-columns-repeated="5"/>
        </table:table-row>
        <table:table-row table:style-name="ro1">
          <table:table-cell office:value-type="float" office:value="143.58">
            <text:p>143.58</text:p>
          </table:table-cell>
          <table:table-cell office:value-type="float" office:value="145.34">
            <text:p>145.34</text:p>
          </table:table-cell>
          <table:table-cell table:formula="of:=[.B425]/[.A425]" office:value-type="float" office:value="1.01225797464828">
            <text:p>1.01</text:p>
          </table:table-cell>
          <table:table-cell office:value-type="float" office:value="145.34">
            <text:p>145.34</text:p>
          </table:table-cell>
          <table:table-cell table:formula="of:=[.D425]/[.A425]" office:value-type="float" office:value="1.01225797464828">
            <text:p>1.01</text:p>
          </table:table-cell>
          <table:table-cell office:value-type="float" office:value="145.34">
            <text:p>145.34</text:p>
          </table:table-cell>
          <table:table-cell table:formula="of:=[.F425]/[.A425]" office:value-type="float" office:value="1.01225797464828">
            <text:p>1.01</text:p>
          </table:table-cell>
          <table:table-cell office:value-type="float" office:value="145.34">
            <text:p>145.34</text:p>
          </table:table-cell>
          <table:table-cell table:formula="of:=[.H425]/[.A425]" office:value-type="float" office:value="1.01225797464828">
            <text:p>1.01</text:p>
          </table:table-cell>
          <table:table-cell office:value-type="float" office:value="145.34">
            <text:p>145.34</text:p>
          </table:table-cell>
          <table:table-cell table:formula="of:=[.J425]/[.A425]" office:value-type="float" office:value="1.01225797464828">
            <text:p>1.01</text:p>
          </table:table-cell>
          <table:table-cell table:number-columns-repeated="5"/>
        </table:table-row>
        <table:table-row table:style-name="ro1">
          <table:table-cell office:value-type="float" office:value="83.98">
            <text:p>83.98</text:p>
          </table:table-cell>
          <table:table-cell office:value-type="float" office:value="98.33">
            <text:p>98.33</text:p>
          </table:table-cell>
          <table:table-cell table:formula="of:=[.B426]/[.A426]" office:value-type="float" office:value="1.17087401762324">
            <text:p>1.17</text:p>
          </table:table-cell>
          <table:table-cell office:value-type="float" office:value="83.98">
            <text:p>83.98</text:p>
          </table:table-cell>
          <table:table-cell table:formula="of:=[.D426]/[.A426]" office:value-type="float" office:value="1">
            <text:p>1</text:p>
          </table:table-cell>
          <table:table-cell office:value-type="float" office:value="83.98">
            <text:p>83.98</text:p>
          </table:table-cell>
          <table:table-cell table:formula="of:=[.F426]/[.A426]" office:value-type="float" office:value="1">
            <text:p>1</text:p>
          </table:table-cell>
          <table:table-cell office:value-type="float" office:value="83.98">
            <text:p>83.98</text:p>
          </table:table-cell>
          <table:table-cell table:formula="of:=[.H426]/[.A426]" office:value-type="float" office:value="1">
            <text:p>1</text:p>
          </table:table-cell>
          <table:table-cell office:value-type="float" office:value="83.98">
            <text:p>83.98</text:p>
          </table:table-cell>
          <table:table-cell table:formula="of:=[.J426]/[.A426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0.9">
            <text:p>10.9</text:p>
          </table:table-cell>
          <table:table-cell office:value-type="float" office:value="18.07">
            <text:p>18.07</text:p>
          </table:table-cell>
          <table:table-cell table:formula="of:=[.B427]/[.A427]" office:value-type="float" office:value="1.65779816513761">
            <text:p>1.66</text:p>
          </table:table-cell>
          <table:table-cell office:value-type="float" office:value="10.9">
            <text:p>10.9</text:p>
          </table:table-cell>
          <table:table-cell table:formula="of:=[.D427]/[.A427]" office:value-type="float" office:value="1">
            <text:p>1</text:p>
          </table:table-cell>
          <table:table-cell office:value-type="float" office:value="10.9">
            <text:p>10.9</text:p>
          </table:table-cell>
          <table:table-cell table:formula="of:=[.F427]/[.A427]" office:value-type="float" office:value="1">
            <text:p>1</text:p>
          </table:table-cell>
          <table:table-cell office:value-type="float" office:value="10.9">
            <text:p>10.9</text:p>
          </table:table-cell>
          <table:table-cell table:formula="of:=[.H427]/[.A427]" office:value-type="float" office:value="1">
            <text:p>1</text:p>
          </table:table-cell>
          <table:table-cell office:value-type="float" office:value="10.9">
            <text:p>10.9</text:p>
          </table:table-cell>
          <table:table-cell table:formula="of:=[.J427]/[.A427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50.73">
            <text:p>50.73</text:p>
          </table:table-cell>
          <table:table-cell office:value-type="float" office:value="56.83">
            <text:p>56.83</text:p>
          </table:table-cell>
          <table:table-cell table:formula="of:=[.B428]/[.A428]" office:value-type="float" office:value="1.12024443130298">
            <text:p>1.12</text:p>
          </table:table-cell>
          <table:table-cell office:value-type="float" office:value="54.24">
            <text:p>54.24</text:p>
          </table:table-cell>
          <table:table-cell table:formula="of:=[.D428]/[.A428]" office:value-type="float" office:value="1.06918982850384">
            <text:p>1.07</text:p>
          </table:table-cell>
          <table:table-cell office:value-type="float" office:value="54.24">
            <text:p>54.24</text:p>
          </table:table-cell>
          <table:table-cell table:formula="of:=[.F428]/[.A428]" office:value-type="float" office:value="1.06918982850384">
            <text:p>1.07</text:p>
          </table:table-cell>
          <table:table-cell office:value-type="float" office:value="50.73">
            <text:p>50.73</text:p>
          </table:table-cell>
          <table:table-cell table:formula="of:=[.H428]/[.A428]" office:value-type="float" office:value="1">
            <text:p>1</text:p>
          </table:table-cell>
          <table:table-cell office:value-type="float" office:value="50.73">
            <text:p>50.73</text:p>
          </table:table-cell>
          <table:table-cell table:formula="of:=[.J428]/[.A428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29.46">
            <text:p>29.46</text:p>
          </table:table-cell>
          <table:table-cell office:value-type="float" office:value="48.87">
            <text:p>48.87</text:p>
          </table:table-cell>
          <table:table-cell table:formula="of:=[.B429]/[.A429]" office:value-type="float" office:value="1.65885947046843">
            <text:p>1.66</text:p>
          </table:table-cell>
          <table:table-cell office:value-type="float" office:value="29.46">
            <text:p>29.46</text:p>
          </table:table-cell>
          <table:table-cell table:formula="of:=[.D429]/[.A429]" office:value-type="float" office:value="1">
            <text:p>1</text:p>
          </table:table-cell>
          <table:table-cell office:value-type="float" office:value="29.46">
            <text:p>29.46</text:p>
          </table:table-cell>
          <table:table-cell table:formula="of:=[.F429]/[.A429]" office:value-type="float" office:value="1">
            <text:p>1</text:p>
          </table:table-cell>
          <table:table-cell office:value-type="float" office:value="29.46">
            <text:p>29.46</text:p>
          </table:table-cell>
          <table:table-cell table:formula="of:=[.H429]/[.A429]" office:value-type="float" office:value="1">
            <text:p>1</text:p>
          </table:table-cell>
          <table:table-cell office:value-type="float" office:value="29.46">
            <text:p>29.46</text:p>
          </table:table-cell>
          <table:table-cell table:formula="of:=[.J429]/[.A429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59.8">
            <text:p>59.8</text:p>
          </table:table-cell>
          <table:table-cell office:value-type="float" office:value="64.38">
            <text:p>64.38</text:p>
          </table:table-cell>
          <table:table-cell table:formula="of:=[.B430]/[.A430]" office:value-type="float" office:value="1.07658862876254">
            <text:p>1.08</text:p>
          </table:table-cell>
          <table:table-cell office:value-type="float" office:value="59.8">
            <text:p>59.8</text:p>
          </table:table-cell>
          <table:table-cell table:formula="of:=[.D430]/[.A430]" office:value-type="float" office:value="1">
            <text:p>1</text:p>
          </table:table-cell>
          <table:table-cell office:value-type="float" office:value="59.8">
            <text:p>59.8</text:p>
          </table:table-cell>
          <table:table-cell table:formula="of:=[.F430]/[.A430]" office:value-type="float" office:value="1">
            <text:p>1</text:p>
          </table:table-cell>
          <table:table-cell office:value-type="float" office:value="59.8">
            <text:p>59.8</text:p>
          </table:table-cell>
          <table:table-cell table:formula="of:=[.H430]/[.A430]" office:value-type="float" office:value="1">
            <text:p>1</text:p>
          </table:table-cell>
          <table:table-cell office:value-type="float" office:value="59.8">
            <text:p>59.8</text:p>
          </table:table-cell>
          <table:table-cell table:formula="of:=[.J430]/[.A430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390.65">
            <text:p>390.65</text:p>
          </table:table-cell>
          <table:table-cell office:value-type="float" office:value="406.99">
            <text:p>406.99</text:p>
          </table:table-cell>
          <table:table-cell table:formula="of:=[.B431]/[.A431]" office:value-type="float" office:value="1.04182772302573">
            <text:p>1.04</text:p>
          </table:table-cell>
          <table:table-cell office:value-type="float" office:value="398.02">
            <text:p>398.02</text:p>
          </table:table-cell>
          <table:table-cell table:formula="of:=[.D431]/[.A431]" office:value-type="float" office:value="1.01886599257648">
            <text:p>1.02</text:p>
          </table:table-cell>
          <table:table-cell office:value-type="float" office:value="398.61">
            <text:p>398.61</text:p>
          </table:table-cell>
          <table:table-cell table:formula="of:=[.F431]/[.A431]" office:value-type="float" office:value="1.02037629591706">
            <text:p>1.02</text:p>
          </table:table-cell>
          <table:table-cell office:value-type="float" office:value="406.99">
            <text:p>406.99</text:p>
          </table:table-cell>
          <table:table-cell table:formula="of:=[.H431]/[.A431]" office:value-type="float" office:value="1.04182772302573">
            <text:p>1.04</text:p>
          </table:table-cell>
          <table:table-cell office:value-type="float" office:value="395.68">
            <text:p>395.68</text:p>
          </table:table-cell>
          <table:table-cell table:formula="of:=[.J431]/[.A431]" office:value-type="float" office:value="1.01287597593754">
            <text:p>1.01</text:p>
          </table:table-cell>
          <table:table-cell table:number-columns-repeated="5"/>
        </table:table-row>
        <table:table-row table:style-name="ro1">
          <table:table-cell office:value-type="float" office:value="119.91">
            <text:p>119.91</text:p>
          </table:table-cell>
          <table:table-cell office:value-type="float" office:value="134.11">
            <text:p>134.11</text:p>
          </table:table-cell>
          <table:table-cell table:formula="of:=[.B432]/[.A432]" office:value-type="float" office:value="1.11842214994579">
            <text:p>1.12</text:p>
          </table:table-cell>
          <table:table-cell office:value-type="float" office:value="124.84">
            <text:p>124.84</text:p>
          </table:table-cell>
          <table:table-cell table:formula="of:=[.D432]/[.A432]" office:value-type="float" office:value="1.04111416896005">
            <text:p>1.04</text:p>
          </table:table-cell>
          <table:table-cell office:value-type="float" office:value="124.6">
            <text:p>124.6</text:p>
          </table:table-cell>
          <table:table-cell table:formula="of:=[.F432]/[.A432]" office:value-type="float" office:value="1.03911266783421">
            <text:p>1.04</text:p>
          </table:table-cell>
          <table:table-cell office:value-type="float" office:value="134.11">
            <text:p>134.11</text:p>
          </table:table-cell>
          <table:table-cell table:formula="of:=[.H432]/[.A432]" office:value-type="float" office:value="1.11842214994579">
            <text:p>1.12</text:p>
          </table:table-cell>
          <table:table-cell office:value-type="float" office:value="122.5">
            <text:p>122.5</text:p>
          </table:table-cell>
          <table:table-cell table:formula="of:=[.J432]/[.A432]" office:value-type="float" office:value="1.02159953298307">
            <text:p>1.02</text:p>
          </table:table-cell>
          <table:table-cell table:number-columns-repeated="5"/>
        </table:table-row>
        <table:table-row table:style-name="ro1">
          <table:table-cell office:value-type="float" office:value="175.91">
            <text:p>175.91</text:p>
          </table:table-cell>
          <table:table-cell office:value-type="float" office:value="180.25">
            <text:p>180.25</text:p>
          </table:table-cell>
          <table:table-cell table:formula="of:=[.B433]/[.A433]" office:value-type="float" office:value="1.02467170712296">
            <text:p>1.02</text:p>
          </table:table-cell>
          <table:table-cell office:value-type="float" office:value="176.84">
            <text:p>176.84</text:p>
          </table:table-cell>
          <table:table-cell table:formula="of:=[.D433]/[.A433]" office:value-type="float" office:value="1.00528679438349">
            <text:p>1.01</text:p>
          </table:table-cell>
          <table:table-cell office:value-type="float" office:value="177.43">
            <text:p>177.43</text:p>
          </table:table-cell>
          <table:table-cell table:formula="of:=[.F433]/[.A433]" office:value-type="float" office:value="1.00864078221818">
            <text:p>1.01</text:p>
          </table:table-cell>
          <table:table-cell office:value-type="float" office:value="180.25">
            <text:p>180.25</text:p>
          </table:table-cell>
          <table:table-cell table:formula="of:=[.H433]/[.A433]" office:value-type="float" office:value="1.02467170712296">
            <text:p>1.02</text:p>
          </table:table-cell>
          <table:table-cell office:value-type="float" office:value="176.84">
            <text:p>176.84</text:p>
          </table:table-cell>
          <table:table-cell table:formula="of:=[.J433]/[.A433]" office:value-type="float" office:value="1.00528679438349">
            <text:p>1.01</text:p>
          </table:table-cell>
          <table:table-cell table:number-columns-repeated="5"/>
        </table:table-row>
        <table:table-row table:style-name="ro1">
          <table:table-cell office:value-type="float" office:value="271.76">
            <text:p>271.76</text:p>
          </table:table-cell>
          <table:table-cell office:value-type="float" office:value="277.04">
            <text:p>277.04</text:p>
          </table:table-cell>
          <table:table-cell table:formula="of:=[.B434]/[.A434]" office:value-type="float" office:value="1.01942890785988">
            <text:p>1.02</text:p>
          </table:table-cell>
          <table:table-cell office:value-type="float" office:value="272.69">
            <text:p>272.69</text:p>
          </table:table-cell>
          <table:table-cell table:formula="of:=[.D434]/[.A434]" office:value-type="float" office:value="1.00342213717986">
            <text:p>1</text:p>
          </table:table-cell>
          <table:table-cell office:value-type="float" office:value="271.52">
            <text:p>271.52</text:p>
          </table:table-cell>
          <table:table-cell table:formula="of:=[.F434]/[.A434]" office:value-type="float" office:value="0.999116867824551">
            <text:p>1</text:p>
          </table:table-cell>
          <table:table-cell office:value-type="float" office:value="275.04">
            <text:p>275.04</text:p>
          </table:table-cell>
          <table:table-cell table:formula="of:=[.H434]/[.A434]" office:value-type="float" office:value="1.01206947306447">
            <text:p>1.01</text:p>
          </table:table-cell>
          <table:table-cell office:value-type="float" office:value="272.69">
            <text:p>272.69</text:p>
          </table:table-cell>
          <table:table-cell table:formula="of:=[.J434]/[.A434]" office:value-type="float" office:value="1.00342213717986">
            <text:p>1</text:p>
          </table:table-cell>
          <table:table-cell table:number-columns-repeated="5"/>
        </table:table-row>
        <table:table-row table:style-name="ro1">
          <table:table-cell office:value-type="float" office:value="82.15">
            <text:p>82.15</text:p>
          </table:table-cell>
          <table:table-cell office:value-type="float" office:value="93.18">
            <text:p>93.18</text:p>
          </table:table-cell>
          <table:table-cell table:formula="of:=[.B435]/[.A435]" office:value-type="float" office:value="1.1342665855143">
            <text:p>1.13</text:p>
          </table:table-cell>
          <table:table-cell office:value-type="float" office:value="82.15">
            <text:p>82.15</text:p>
          </table:table-cell>
          <table:table-cell table:formula="of:=[.D435]/[.A435]" office:value-type="float" office:value="1">
            <text:p>1</text:p>
          </table:table-cell>
          <table:table-cell office:value-type="float" office:value="82.15">
            <text:p>82.15</text:p>
          </table:table-cell>
          <table:table-cell table:formula="of:=[.F435]/[.A435]" office:value-type="float" office:value="1">
            <text:p>1</text:p>
          </table:table-cell>
          <table:table-cell office:value-type="float" office:value="82.15">
            <text:p>82.15</text:p>
          </table:table-cell>
          <table:table-cell table:formula="of:=[.H435]/[.A435]" office:value-type="float" office:value="1">
            <text:p>1</text:p>
          </table:table-cell>
          <table:table-cell office:value-type="float" office:value="82.15">
            <text:p>82.15</text:p>
          </table:table-cell>
          <table:table-cell table:formula="of:=[.J435]/[.A435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451.65">
            <text:p>451.65</text:p>
          </table:table-cell>
          <table:table-cell office:value-type="float" office:value="479.02">
            <text:p>479.02</text:p>
          </table:table-cell>
          <table:table-cell table:formula="of:=[.B436]/[.A436]" office:value-type="float" office:value="1.06060002214104">
            <text:p>1.06</text:p>
          </table:table-cell>
          <table:table-cell office:value-type="float" office:value="457.02">
            <text:p>457.02</text:p>
          </table:table-cell>
          <table:table-cell table:formula="of:=[.D436]/[.A436]" office:value-type="float" office:value="1.01188973762869">
            <text:p>1.01</text:p>
          </table:table-cell>
          <table:table-cell office:value-type="float" office:value="455.85">
            <text:p>455.85</text:p>
          </table:table-cell>
          <table:table-cell table:formula="of:=[.F436]/[.A436]" office:value-type="float" office:value="1.00929923613417">
            <text:p>1.01</text:p>
          </table:table-cell>
          <table:table-cell office:value-type="float" office:value="464.53">
            <text:p>464.53</text:p>
          </table:table-cell>
          <table:table-cell table:formula="of:=[.H436]/[.A436]" office:value-type="float" office:value="1.02851765747814">
            <text:p>1.03</text:p>
          </table:table-cell>
          <table:table-cell office:value-type="float" office:value="455.85">
            <text:p>455.85</text:p>
          </table:table-cell>
          <table:table-cell table:formula="of:=[.J436]/[.A436]" office:value-type="float" office:value="1.00929923613417">
            <text:p>1.01</text:p>
          </table:table-cell>
          <table:table-cell table:number-columns-repeated="5"/>
        </table:table-row>
        <table:table-row table:style-name="ro1">
          <table:table-cell office:value-type="float" office:value="263.89">
            <text:p>263.89</text:p>
          </table:table-cell>
          <table:table-cell office:value-type="float" office:value="280.78">
            <text:p>280.78</text:p>
          </table:table-cell>
          <table:table-cell table:formula="of:=[.B437]/[.A437]" office:value-type="float" office:value="1.06400394103604">
            <text:p>1.06</text:p>
          </table:table-cell>
          <table:table-cell office:value-type="float" office:value="270.1">
            <text:p>270.1</text:p>
          </table:table-cell>
          <table:table-cell table:formula="of:=[.D437]/[.A437]" office:value-type="float" office:value="1.0235325324946">
            <text:p>1.02</text:p>
          </table:table-cell>
          <table:table-cell office:value-type="float" office:value="267.75">
            <text:p>267.75</text:p>
          </table:table-cell>
          <table:table-cell table:formula="of:=[.F437]/[.A437]" office:value-type="float" office:value="1.01462730683239">
            <text:p>1.01</text:p>
          </table:table-cell>
          <table:table-cell office:value-type="float" office:value="280.78">
            <text:p>280.78</text:p>
          </table:table-cell>
          <table:table-cell table:formula="of:=[.H437]/[.A437]" office:value-type="float" office:value="1.06400394103604">
            <text:p>1.06</text:p>
          </table:table-cell>
          <table:table-cell office:value-type="float" office:value="264.82">
            <text:p>264.82</text:p>
          </table:table-cell>
          <table:table-cell table:formula="of:=[.J437]/[.A437]" office:value-type="float" office:value="1.0035241956876">
            <text:p>1</text:p>
          </table:table-cell>
          <table:table-cell table:number-columns-repeated="5"/>
        </table:table-row>
        <table:table-row table:style-name="ro1">
          <table:table-cell office:value-type="float" office:value="482.59">
            <text:p>482.59</text:p>
          </table:table-cell>
          <table:table-cell office:value-type="float" office:value="490.2">
            <text:p>490.2</text:p>
          </table:table-cell>
          <table:table-cell table:formula="of:=[.B438]/[.A438]" office:value-type="float" office:value="1.01576907934271">
            <text:p>1.02</text:p>
          </table:table-cell>
          <table:table-cell office:value-type="float" office:value="483.27">
            <text:p>483.27</text:p>
          </table:table-cell>
          <table:table-cell table:formula="of:=[.D438]/[.A438]" office:value-type="float" office:value="1.00140906359436">
            <text:p>1</text:p>
          </table:table-cell>
          <table:table-cell office:value-type="float" office:value="485.03">
            <text:p>485.03</text:p>
          </table:table-cell>
          <table:table-cell table:formula="of:=[.F438]/[.A438]" office:value-type="float" office:value="1.00505605172092">
            <text:p>1.01</text:p>
          </table:table-cell>
          <table:table-cell office:value-type="float" office:value="485.62">
            <text:p>485.62</text:p>
          </table:table-cell>
          <table:table-cell table:formula="of:=[.H438]/[.A438]" office:value-type="float" office:value="1.00627862160426">
            <text:p>1.01</text:p>
          </table:table-cell>
          <table:table-cell office:value-type="float" office:value="482.1">
            <text:p>482.1</text:p>
          </table:table-cell>
          <table:table-cell table:formula="of:=[.J438]/[.A438]" office:value-type="float" office:value="0.998984645351126">
            <text:p>1</text:p>
          </table:table-cell>
          <table:table-cell table:number-columns-repeated="5"/>
        </table:table-row>
        <table:table-row table:style-name="ro1">
          <table:table-cell office:value-type="float" office:value="368.08">
            <text:p>368.08</text:p>
          </table:table-cell>
          <table:table-cell office:value-type="float" office:value="377.74">
            <text:p>377.74</text:p>
          </table:table-cell>
          <table:table-cell table:formula="of:=[.B439]/[.A439]" office:value-type="float" office:value="1.02624429471854">
            <text:p>1.03</text:p>
          </table:table-cell>
          <table:table-cell office:value-type="float" office:value="370.66">
            <text:p>370.66</text:p>
          </table:table-cell>
          <table:table-cell table:formula="of:=[.D439]/[.A439]" office:value-type="float" office:value="1.00700934579439">
            <text:p>1.01</text:p>
          </table:table-cell>
          <table:table-cell office:value-type="float" office:value="373.59">
            <text:p>373.59</text:p>
          </table:table-cell>
          <table:table-cell table:formula="of:=[.F439]/[.A439]" office:value-type="float" office:value="1.01496957183221">
            <text:p>1.01</text:p>
          </table:table-cell>
          <table:table-cell office:value-type="float" office:value="375.39">
            <text:p>375.39</text:p>
          </table:table-cell>
          <table:table-cell table:formula="of:=[.H439]/[.A439]" office:value-type="float" office:value="1.01985981308411">
            <text:p>1.02</text:p>
          </table:table-cell>
          <table:table-cell office:value-type="float" office:value="370.08">
            <text:p>370.08</text:p>
          </table:table-cell>
          <table:table-cell table:formula="of:=[.J439]/[.A439]" office:value-type="float" office:value="1.005433601391">
            <text:p>1.01</text:p>
          </table:table-cell>
          <table:table-cell table:number-columns-repeated="5"/>
        </table:table-row>
        <table:table-row table:style-name="ro1">
          <table:table-cell office:value-type="float" office:value="316.66">
            <text:p>316.66</text:p>
          </table:table-cell>
          <table:table-cell office:value-type="float" office:value="330.04">
            <text:p>330.04</text:p>
          </table:table-cell>
          <table:table-cell table:formula="of:=[.B440]/[.A440]" office:value-type="float" office:value="1.04225352112676">
            <text:p>1.04</text:p>
          </table:table-cell>
          <table:table-cell office:value-type="float" office:value="329.45">
            <text:p>329.45</text:p>
          </table:table-cell>
          <table:table-cell table:formula="of:=[.D440]/[.A440]" office:value-type="float" office:value="1.04039032400682">
            <text:p>1.04</text:p>
          </table:table-cell>
          <table:table-cell office:value-type="float" office:value="331.21">
            <text:p>331.21</text:p>
          </table:table-cell>
          <table:table-cell table:formula="of:=[.F440]/[.A440]" office:value-type="float" office:value="1.04594833575444">
            <text:p>1.05</text:p>
          </table:table-cell>
          <table:table-cell office:value-type="float" office:value="330.04">
            <text:p>330.04</text:p>
          </table:table-cell>
          <table:table-cell table:formula="of:=[.H440]/[.A440]" office:value-type="float" office:value="1.04225352112676">
            <text:p>1.04</text:p>
          </table:table-cell>
          <table:table-cell office:value-type="float" office:value="328.28">
            <text:p>328.28</text:p>
          </table:table-cell>
          <table:table-cell table:formula="of:=[.J440]/[.A440]" office:value-type="float" office:value="1.03669550937914">
            <text:p>1.04</text:p>
          </table:table-cell>
          <table:table-cell table:number-columns-repeated="5"/>
        </table:table-row>
        <table:table-row table:style-name="ro1">
          <table:table-cell office:value-type="float" office:value="113.75">
            <text:p>113.75</text:p>
          </table:table-cell>
          <table:table-cell office:value-type="float" office:value="124.1">
            <text:p>124.1</text:p>
          </table:table-cell>
          <table:table-cell table:formula="of:=[.B441]/[.A441]" office:value-type="float" office:value="1.09098901098901">
            <text:p>1.09</text:p>
          </table:table-cell>
          <table:table-cell office:value-type="float" office:value="114.34">
            <text:p>114.34</text:p>
          </table:table-cell>
          <table:table-cell table:formula="of:=[.D441]/[.A441]" office:value-type="float" office:value="1.00518681318681">
            <text:p>1.01</text:p>
          </table:table-cell>
          <table:table-cell office:value-type="float" office:value="114.34">
            <text:p>114.34</text:p>
          </table:table-cell>
          <table:table-cell table:formula="of:=[.F441]/[.A441]" office:value-type="float" office:value="1.00518681318681">
            <text:p>1.01</text:p>
          </table:table-cell>
          <table:table-cell office:value-type="float" office:value="114.34">
            <text:p>114.34</text:p>
          </table:table-cell>
          <table:table-cell table:formula="of:=[.H441]/[.A441]" office:value-type="float" office:value="1.00518681318681">
            <text:p>1.01</text:p>
          </table:table-cell>
          <table:table-cell office:value-type="float" office:value="114.34">
            <text:p>114.34</text:p>
          </table:table-cell>
          <table:table-cell table:formula="of:=[.J441]/[.A441]" office:value-type="float" office:value="1.00518681318681">
            <text:p>1.01</text:p>
          </table:table-cell>
          <table:table-cell table:number-columns-repeated="5"/>
        </table:table-row>
        <table:table-row table:style-name="ro1">
          <table:table-cell office:value-type="float" office:value="160.43">
            <text:p>160.43</text:p>
          </table:table-cell>
          <table:table-cell office:value-type="float" office:value="172.43">
            <text:p>172.43</text:p>
          </table:table-cell>
          <table:table-cell table:formula="of:=[.B442]/[.A442]" office:value-type="float" office:value="1.0747989777473">
            <text:p>1.07</text:p>
          </table:table-cell>
          <table:table-cell office:value-type="float" office:value="167.6">
            <text:p>167.6</text:p>
          </table:table-cell>
          <table:table-cell table:formula="of:=[.D442]/[.A442]" office:value-type="float" office:value="1.04469238920401">
            <text:p>1.04</text:p>
          </table:table-cell>
          <table:table-cell office:value-type="float" office:value="168.18">
            <text:p>168.18</text:p>
          </table:table-cell>
          <table:table-cell table:formula="of:=[.F442]/[.A442]" office:value-type="float" office:value="1.04830767312847">
            <text:p>1.05</text:p>
          </table:table-cell>
          <table:table-cell office:value-type="float" office:value="172.43">
            <text:p>172.43</text:p>
          </table:table-cell>
          <table:table-cell table:formula="of:=[.H442]/[.A442]" office:value-type="float" office:value="1.0747989777473">
            <text:p>1.07</text:p>
          </table:table-cell>
          <table:table-cell office:value-type="float" office:value="159.6">
            <text:p>159.6</text:p>
          </table:table-cell>
          <table:table-cell table:formula="of:=[.J442]/[.A442]" office:value-type="float" office:value="0.994826404039145">
            <text:p>0.99</text:p>
          </table:table-cell>
          <table:table-cell table:number-columns-repeated="5"/>
        </table:table-row>
        <table:table-row table:style-name="ro1">
          <table:table-cell office:value-type="float" office:value="86.02">
            <text:p>86.02</text:p>
          </table:table-cell>
          <table:table-cell office:value-type="float" office:value="107.82">
            <text:p>107.82</text:p>
          </table:table-cell>
          <table:table-cell table:formula="of:=[.B443]/[.A443]" office:value-type="float" office:value="1.25342943501511">
            <text:p>1.25</text:p>
          </table:table-cell>
          <table:table-cell office:value-type="float" office:value="86.02">
            <text:p>86.02</text:p>
          </table:table-cell>
          <table:table-cell table:formula="of:=[.D443]/[.A443]" office:value-type="float" office:value="1">
            <text:p>1</text:p>
          </table:table-cell>
          <table:table-cell office:value-type="float" office:value="86.02">
            <text:p>86.02</text:p>
          </table:table-cell>
          <table:table-cell table:formula="of:=[.F443]/[.A443]" office:value-type="float" office:value="1">
            <text:p>1</text:p>
          </table:table-cell>
          <table:table-cell office:value-type="float" office:value="86.02">
            <text:p>86.02</text:p>
          </table:table-cell>
          <table:table-cell table:formula="of:=[.H443]/[.A443]" office:value-type="float" office:value="1">
            <text:p>1</text:p>
          </table:table-cell>
          <table:table-cell office:value-type="float" office:value="86.02">
            <text:p>86.02</text:p>
          </table:table-cell>
          <table:table-cell table:formula="of:=[.J443]/[.A443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279.52">
            <text:p>279.52</text:p>
          </table:table-cell>
          <table:table-cell office:value-type="float" office:value="290.55">
            <text:p>290.55</text:p>
          </table:table-cell>
          <table:table-cell table:formula="of:=[.B444]/[.A444]" office:value-type="float" office:value="1.03946050372066">
            <text:p>1.04</text:p>
          </table:table-cell>
          <table:table-cell office:value-type="float" office:value="285.72">
            <text:p>285.72</text:p>
          </table:table-cell>
          <table:table-cell table:formula="of:=[.D444]/[.A444]" office:value-type="float" office:value="1.02218088151116">
            <text:p>1.02</text:p>
          </table:table-cell>
          <table:table-cell office:value-type="float" office:value="284.55">
            <text:p>284.55</text:p>
          </table:table-cell>
          <table:table-cell table:formula="of:=[.F444]/[.A444]" office:value-type="float" office:value="1.01799513451631">
            <text:p>1.02</text:p>
          </table:table-cell>
          <table:table-cell office:value-type="float" office:value="290.55">
            <text:p>290.55</text:p>
          </table:table-cell>
          <table:table-cell table:formula="of:=[.H444]/[.A444]" office:value-type="float" office:value="1.03946050372066">
            <text:p>1.04</text:p>
          </table:table-cell>
          <table:table-cell office:value-type="float" office:value="283.38">
            <text:p>283.38</text:p>
          </table:table-cell>
          <table:table-cell table:formula="of:=[.J444]/[.A444]" office:value-type="float" office:value="1.01380938752147">
            <text:p>1.01</text:p>
          </table:table-cell>
          <table:table-cell table:number-columns-repeated="5"/>
        </table:table-row>
        <table:table-row table:style-name="ro1">
          <table:table-cell office:value-type="float" office:value="88.97">
            <text:p>88.97</text:p>
          </table:table-cell>
          <table:table-cell office:value-type="float" office:value="89.8">
            <text:p>89.8</text:p>
          </table:table-cell>
          <table:table-cell table:formula="of:=[.B445]/[.A445]" office:value-type="float" office:value="1.00932898729909">
            <text:p>1.01</text:p>
          </table:table-cell>
          <table:table-cell office:value-type="float" office:value="91.56">
            <text:p>91.56</text:p>
          </table:table-cell>
          <table:table-cell table:formula="of:=[.D445]/[.A445]" office:value-type="float" office:value="1.02911093627065">
            <text:p>1.03</text:p>
          </table:table-cell>
          <table:table-cell office:value-type="float" office:value="90.73">
            <text:p>90.73</text:p>
          </table:table-cell>
          <table:table-cell table:formula="of:=[.F445]/[.A445]" office:value-type="float" office:value="1.01978194897156">
            <text:p>1.02</text:p>
          </table:table-cell>
          <table:table-cell office:value-type="float" office:value="89.8">
            <text:p>89.8</text:p>
          </table:table-cell>
          <table:table-cell table:formula="of:=[.H445]/[.A445]" office:value-type="float" office:value="1.00932898729909">
            <text:p>1.01</text:p>
          </table:table-cell>
          <table:table-cell office:value-type="float" office:value="90.97">
            <text:p>90.97</text:p>
          </table:table-cell>
          <table:table-cell table:formula="of:=[.J445]/[.A445]" office:value-type="float" office:value="1.02247948746769">
            <text:p>1.02</text:p>
          </table:table-cell>
          <table:table-cell table:number-columns-repeated="5"/>
        </table:table-row>
        <table:table-row table:style-name="ro1">
          <table:table-cell office:value-type="float" office:value="282.88">
            <text:p>282.88</text:p>
          </table:table-cell>
          <table:table-cell office:value-type="float" office:value="294.98">
            <text:p>294.98</text:p>
          </table:table-cell>
          <table:table-cell table:formula="of:=[.B446]/[.A446]" office:value-type="float" office:value="1.04277432126697">
            <text:p>1.04</text:p>
          </table:table-cell>
          <table:table-cell office:value-type="float" office:value="283.81">
            <text:p>283.81</text:p>
          </table:table-cell>
          <table:table-cell table:formula="of:=[.D446]/[.A446]" office:value-type="float" office:value="1.00328761312217">
            <text:p>1</text:p>
          </table:table-cell>
          <table:table-cell office:value-type="float" office:value="283.81">
            <text:p>283.81</text:p>
          </table:table-cell>
          <table:table-cell table:formula="of:=[.F446]/[.A446]" office:value-type="float" office:value="1.00328761312217">
            <text:p>1</text:p>
          </table:table-cell>
          <table:table-cell office:value-type="float" office:value="286.39">
            <text:p>286.39</text:p>
          </table:table-cell>
          <table:table-cell table:formula="of:=[.H446]/[.A446]" office:value-type="float" office:value="1.01240808823529">
            <text:p>1.01</text:p>
          </table:table-cell>
          <table:table-cell office:value-type="float" office:value="287.91">
            <text:p>287.91</text:p>
          </table:table-cell>
          <table:table-cell table:formula="of:=[.J446]/[.A446]" office:value-type="float" office:value="1.01778139140272">
            <text:p>1.02</text:p>
          </table:table-cell>
          <table:table-cell table:number-columns-repeated="5"/>
        </table:table-row>
        <table:table-row table:style-name="ro1">
          <table:table-cell office:value-type="float" office:value="33.07">
            <text:p>33.07</text:p>
          </table:table-cell>
          <table:table-cell office:value-type="float" office:value="37.41">
            <text:p>37.41</text:p>
          </table:table-cell>
          <table:table-cell table:formula="of:=[.B447]/[.A447]" office:value-type="float" office:value="1.13123677048685">
            <text:p>1.13</text:p>
          </table:table-cell>
          <table:table-cell office:value-type="float" office:value="34.24">
            <text:p>34.24</text:p>
          </table:table-cell>
          <table:table-cell table:formula="of:=[.D447]/[.A447]" office:value-type="float" office:value="1.03537949803447">
            <text:p>1.04</text:p>
          </table:table-cell>
          <table:table-cell office:value-type="float" office:value="33.07">
            <text:p>33.07</text:p>
          </table:table-cell>
          <table:table-cell table:formula="of:=[.F447]/[.A447]" office:value-type="float" office:value="1">
            <text:p>1</text:p>
          </table:table-cell>
          <table:table-cell office:value-type="float" office:value="33.07">
            <text:p>33.07</text:p>
          </table:table-cell>
          <table:table-cell table:formula="of:=[.H447]/[.A447]" office:value-type="float" office:value="1">
            <text:p>1</text:p>
          </table:table-cell>
          <table:table-cell office:value-type="float" office:value="33.07">
            <text:p>33.07</text:p>
          </table:table-cell>
          <table:table-cell table:formula="of:=[.J447]/[.A447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9.9">
            <text:p>19.9</text:p>
          </table:table-cell>
          <table:table-cell office:value-type="float" office:value="33.66">
            <text:p>33.66</text:p>
          </table:table-cell>
          <table:table-cell table:formula="of:=[.B448]/[.A448]" office:value-type="float" office:value="1.69145728643216">
            <text:p>1.69</text:p>
          </table:table-cell>
          <table:table-cell office:value-type="float" office:value="19.9">
            <text:p>19.9</text:p>
          </table:table-cell>
          <table:table-cell table:formula="of:=[.D448]/[.A448]" office:value-type="float" office:value="1">
            <text:p>1</text:p>
          </table:table-cell>
          <table:table-cell office:value-type="float" office:value="19.9">
            <text:p>19.9</text:p>
          </table:table-cell>
          <table:table-cell table:formula="of:=[.F448]/[.A448]" office:value-type="float" office:value="1">
            <text:p>1</text:p>
          </table:table-cell>
          <table:table-cell office:value-type="float" office:value="19.9">
            <text:p>19.9</text:p>
          </table:table-cell>
          <table:table-cell table:formula="of:=[.H448]/[.A448]" office:value-type="float" office:value="1">
            <text:p>1</text:p>
          </table:table-cell>
          <table:table-cell office:value-type="float" office:value="19.9">
            <text:p>19.9</text:p>
          </table:table-cell>
          <table:table-cell table:formula="of:=[.J448]/[.A448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341.68">
            <text:p>341.68</text:p>
          </table:table-cell>
          <table:table-cell office:value-type="float" office:value="345.78">
            <text:p>345.78</text:p>
          </table:table-cell>
          <table:table-cell table:formula="of:=[.B449]/[.A449]" office:value-type="float" office:value="1.01199953172559">
            <text:p>1.01</text:p>
          </table:table-cell>
          <table:table-cell office:value-type="float" office:value="345.53">
            <text:p>345.53</text:p>
          </table:table-cell>
          <table:table-cell table:formula="of:=[.D449]/[.A449]" office:value-type="float" office:value="1.01126785296184">
            <text:p>1.01</text:p>
          </table:table-cell>
          <table:table-cell office:value-type="float" office:value="342.02">
            <text:p>342.02</text:p>
          </table:table-cell>
          <table:table-cell table:formula="of:=[.F449]/[.A449]" office:value-type="float" office:value="1.00099508311871">
            <text:p>1</text:p>
          </table:table-cell>
          <table:table-cell office:value-type="float" office:value="344.95">
            <text:p>344.95</text:p>
          </table:table-cell>
          <table:table-cell table:formula="of:=[.H449]/[.A449]" office:value-type="float" office:value="1.00957035822992">
            <text:p>1.01</text:p>
          </table:table-cell>
          <table:table-cell office:value-type="float" office:value="342.02">
            <text:p>342.02</text:p>
          </table:table-cell>
          <table:table-cell table:formula="of:=[.J449]/[.A449]" office:value-type="float" office:value="1.00099508311871">
            <text:p>1</text:p>
          </table:table-cell>
          <table:table-cell table:number-columns-repeated="5"/>
        </table:table-row>
        <table:table-row table:style-name="ro1">
          <table:table-cell office:value-type="float" office:value="11.66">
            <text:p>11.66</text:p>
          </table:table-cell>
          <table:table-cell office:value-type="float" office:value="14.83">
            <text:p>14.83</text:p>
          </table:table-cell>
          <table:table-cell table:formula="of:=[.B450]/[.A450]" office:value-type="float" office:value="1.27186963979417">
            <text:p>1.27</text:p>
          </table:table-cell>
          <table:table-cell office:value-type="float" office:value="11.66">
            <text:p>11.66</text:p>
          </table:table-cell>
          <table:table-cell table:formula="of:=[.D450]/[.A450]" office:value-type="float" office:value="1">
            <text:p>1</text:p>
          </table:table-cell>
          <table:table-cell office:value-type="float" office:value="11.66">
            <text:p>11.66</text:p>
          </table:table-cell>
          <table:table-cell table:formula="of:=[.F450]/[.A450]" office:value-type="float" office:value="1">
            <text:p>1</text:p>
          </table:table-cell>
          <table:table-cell office:value-type="float" office:value="11.66">
            <text:p>11.66</text:p>
          </table:table-cell>
          <table:table-cell table:formula="of:=[.H450]/[.A450]" office:value-type="float" office:value="1">
            <text:p>1</text:p>
          </table:table-cell>
          <table:table-cell office:value-type="float" office:value="11.66">
            <text:p>11.66</text:p>
          </table:table-cell>
          <table:table-cell table:formula="of:=[.J450]/[.A450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28.66">
            <text:p>28.66</text:p>
          </table:table-cell>
          <table:table-cell office:value-type="float" office:value="34.66">
            <text:p>34.66</text:p>
          </table:table-cell>
          <table:table-cell table:formula="of:=[.B451]/[.A451]" office:value-type="float" office:value="1.20935101186322">
            <text:p>1.21</text:p>
          </table:table-cell>
          <table:table-cell office:value-type="float" office:value="28.66">
            <text:p>28.66</text:p>
          </table:table-cell>
          <table:table-cell table:formula="of:=[.D451]/[.A451]" office:value-type="float" office:value="1">
            <text:p>1</text:p>
          </table:table-cell>
          <table:table-cell office:value-type="float" office:value="28.66">
            <text:p>28.66</text:p>
          </table:table-cell>
          <table:table-cell table:formula="of:=[.F451]/[.A451]" office:value-type="float" office:value="1">
            <text:p>1</text:p>
          </table:table-cell>
          <table:table-cell office:value-type="float" office:value="28.66">
            <text:p>28.66</text:p>
          </table:table-cell>
          <table:table-cell table:formula="of:=[.H451]/[.A451]" office:value-type="float" office:value="1">
            <text:p>1</text:p>
          </table:table-cell>
          <table:table-cell office:value-type="float" office:value="28.66">
            <text:p>28.66</text:p>
          </table:table-cell>
          <table:table-cell table:formula="of:=[.J451]/[.A451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210.41">
            <text:p>210.41</text:p>
          </table:table-cell>
          <table:table-cell office:value-type="float" office:value="219.78">
            <text:p>219.78</text:p>
          </table:table-cell>
          <table:table-cell table:formula="of:=[.B452]/[.A452]" office:value-type="float" office:value="1.04453210398745">
            <text:p>1.04</text:p>
          </table:table-cell>
          <table:table-cell office:value-type="float" office:value="216.61">
            <text:p>216.61</text:p>
          </table:table-cell>
          <table:table-cell table:formula="of:=[.D452]/[.A452]" office:value-type="float" office:value="1.02946628011977">
            <text:p>1.03</text:p>
          </table:table-cell>
          <table:table-cell office:value-type="float" office:value="215.44">
            <text:p>215.44</text:p>
          </table:table-cell>
          <table:table-cell table:formula="of:=[.F452]/[.A452]" office:value-type="float" office:value="1.02390570790362">
            <text:p>1.02</text:p>
          </table:table-cell>
          <table:table-cell office:value-type="float" office:value="219.78">
            <text:p>219.78</text:p>
          </table:table-cell>
          <table:table-cell table:formula="of:=[.H452]/[.A452]" office:value-type="float" office:value="1.04453210398745">
            <text:p>1.04</text:p>
          </table:table-cell>
          <table:table-cell office:value-type="float" office:value="211.34">
            <text:p>211.34</text:p>
          </table:table-cell>
          <table:table-cell table:formula="of:=[.J452]/[.A452]" office:value-type="float" office:value="1.00441994201797">
            <text:p>1</text:p>
          </table:table-cell>
          <table:table-cell table:number-columns-repeated="5"/>
        </table:table-row>
        <table:table-row table:style-name="ro1">
          <table:table-cell office:value-type="float" office:value="135.91">
            <text:p>135.91</text:p>
          </table:table-cell>
          <table:table-cell office:value-type="float" office:value="147.18">
            <text:p>147.18</text:p>
          </table:table-cell>
          <table:table-cell table:formula="of:=[.B453]/[.A453]" office:value-type="float" office:value="1.08292252225738">
            <text:p>1.08</text:p>
          </table:table-cell>
          <table:table-cell office:value-type="float" office:value="141.77">
            <text:p>141.77</text:p>
          </table:table-cell>
          <table:table-cell table:formula="of:=[.D453]/[.A453]" office:value-type="float" office:value="1.04311676844971">
            <text:p>1.04</text:p>
          </table:table-cell>
          <table:table-cell office:value-type="float" office:value="138.25">
            <text:p>138.25</text:p>
          </table:table-cell>
          <table:table-cell table:formula="of:=[.F453]/[.A453]" office:value-type="float" office:value="1.01721727613862">
            <text:p>1.02</text:p>
          </table:table-cell>
          <table:table-cell office:value-type="float" office:value="147.18">
            <text:p>147.18</text:p>
          </table:table-cell>
          <table:table-cell table:formula="of:=[.H453]/[.A453]" office:value-type="float" office:value="1.08292252225738">
            <text:p>1.08</text:p>
          </table:table-cell>
          <table:table-cell office:value-type="float" office:value="138.25">
            <text:p>138.25</text:p>
          </table:table-cell>
          <table:table-cell table:formula="of:=[.J453]/[.A453]" office:value-type="float" office:value="1.01721727613862">
            <text:p>1.02</text:p>
          </table:table-cell>
          <table:table-cell table:number-columns-repeated="5"/>
        </table:table-row>
        <table:table-row table:style-name="ro1">
          <table:table-cell office:value-type="float" office:value="277.59">
            <text:p>277.59</text:p>
          </table:table-cell>
          <table:table-cell office:value-type="float" office:value="288.91">
            <text:p>288.91</text:p>
          </table:table-cell>
          <table:table-cell table:formula="of:=[.B454]/[.A454]" office:value-type="float" office:value="1.04077956698728">
            <text:p>1.04</text:p>
          </table:table-cell>
          <table:table-cell office:value-type="float" office:value="282.52">
            <text:p>282.52</text:p>
          </table:table-cell>
          <table:table-cell table:formula="of:=[.D454]/[.A454]" office:value-type="float" office:value="1.0177600057639">
            <text:p>1.02</text:p>
          </table:table-cell>
          <table:table-cell office:value-type="float" office:value="282.87">
            <text:p>282.87</text:p>
          </table:table-cell>
          <table:table-cell table:formula="of:=[.F454]/[.A454]" office:value-type="float" office:value="1.01902085810008">
            <text:p>1.02</text:p>
          </table:table-cell>
          <table:table-cell office:value-type="float" office:value="288.91">
            <text:p>288.91</text:p>
          </table:table-cell>
          <table:table-cell table:formula="of:=[.H454]/[.A454]" office:value-type="float" office:value="1.04077956698728">
            <text:p>1.04</text:p>
          </table:table-cell>
          <table:table-cell office:value-type="float" office:value="284.52">
            <text:p>284.52</text:p>
          </table:table-cell>
          <table:table-cell table:formula="of:=[.J454]/[.A454]" office:value-type="float" office:value="1.02496487625635">
            <text:p>1.02</text:p>
          </table:table-cell>
          <table:table-cell table:number-columns-repeated="5"/>
        </table:table-row>
        <table:table-row table:style-name="ro1">
          <table:table-cell office:value-type="float" office:value="297.25">
            <text:p>297.25</text:p>
          </table:table-cell>
          <table:table-cell office:value-type="float" office:value="313.59">
            <text:p>313.59</text:p>
          </table:table-cell>
          <table:table-cell table:formula="of:=[.B455]/[.A455]" office:value-type="float" office:value="1.05497056349874">
            <text:p>1.05</text:p>
          </table:table-cell>
          <table:table-cell office:value-type="float" office:value="303.69">
            <text:p>303.69</text:p>
          </table:table-cell>
          <table:table-cell table:formula="of:=[.D455]/[.A455]" office:value-type="float" office:value="1.02166526492851">
            <text:p>1.02</text:p>
          </table:table-cell>
          <table:table-cell office:value-type="float" office:value="300.18">
            <text:p>300.18</text:p>
          </table:table-cell>
          <table:table-cell table:formula="of:=[.F455]/[.A455]" office:value-type="float" office:value="1.00985702270816">
            <text:p>1.01</text:p>
          </table:table-cell>
          <table:table-cell office:value-type="float" office:value="303.69">
            <text:p>303.69</text:p>
          </table:table-cell>
          <table:table-cell table:formula="of:=[.H455]/[.A455]" office:value-type="float" office:value="1.02166526492851">
            <text:p>1.02</text:p>
          </table:table-cell>
          <table:table-cell office:value-type="float" office:value="300.18">
            <text:p>300.18</text:p>
          </table:table-cell>
          <table:table-cell table:formula="of:=[.J455]/[.A455]" office:value-type="float" office:value="1.00985702270816">
            <text:p>1.01</text:p>
          </table:table-cell>
          <table:table-cell table:number-columns-repeated="5"/>
        </table:table-row>
        <table:table-row table:style-name="ro1">
          <table:table-cell office:value-type="float" office:value="199.59">
            <text:p>199.59</text:p>
          </table:table-cell>
          <table:table-cell office:value-type="float" office:value="202.76">
            <text:p>202.76</text:p>
          </table:table-cell>
          <table:table-cell table:formula="of:=[.B456]/[.A456]" office:value-type="float" office:value="1.01588255924646">
            <text:p>1.02</text:p>
          </table:table-cell>
          <table:table-cell office:value-type="float" office:value="201.35">
            <text:p>201.35</text:p>
          </table:table-cell>
          <table:table-cell table:formula="of:=[.D456]/[.A456]" office:value-type="float" office:value="1.00881807705797">
            <text:p>1.01</text:p>
          </table:table-cell>
          <table:table-cell office:value-type="float" office:value="199.59">
            <text:p>199.59</text:p>
          </table:table-cell>
          <table:table-cell table:formula="of:=[.F456]/[.A456]" office:value-type="float" office:value="1">
            <text:p>1</text:p>
          </table:table-cell>
          <table:table-cell office:value-type="float" office:value="201.35">
            <text:p>201.35</text:p>
          </table:table-cell>
          <table:table-cell table:formula="of:=[.H456]/[.A456]" office:value-type="float" office:value="1.00881807705797">
            <text:p>1.01</text:p>
          </table:table-cell>
          <table:table-cell office:value-type="float" office:value="201.94">
            <text:p>201.94</text:p>
          </table:table-cell>
          <table:table-cell table:formula="of:=[.J456]/[.A456]" office:value-type="float" office:value="1.01177413698081">
            <text:p>1.01</text:p>
          </table:table-cell>
          <table:table-cell table:number-columns-repeated="5"/>
        </table:table-row>
        <table:table-row table:style-name="ro1">
          <table:table-cell office:value-type="float" office:value="407.5">
            <text:p>407.5</text:p>
          </table:table-cell>
          <table:table-cell office:value-type="float" office:value="423.5">
            <text:p>423.5</text:p>
          </table:table-cell>
          <table:table-cell table:formula="of:=[.B457]/[.A457]" office:value-type="float" office:value="1.03926380368098">
            <text:p>1.04</text:p>
          </table:table-cell>
          <table:table-cell office:value-type="float" office:value="417.85">
            <text:p>417.85</text:p>
          </table:table-cell>
          <table:table-cell table:formula="of:=[.D457]/[.A457]" office:value-type="float" office:value="1.02539877300614">
            <text:p>1.03</text:p>
          </table:table-cell>
          <table:table-cell office:value-type="float" office:value="417.26">
            <text:p>417.26</text:p>
          </table:table-cell>
          <table:table-cell table:formula="of:=[.F457]/[.A457]" office:value-type="float" office:value="1.0239509202454">
            <text:p>1.02</text:p>
          </table:table-cell>
          <table:table-cell office:value-type="float" office:value="423.5">
            <text:p>423.5</text:p>
          </table:table-cell>
          <table:table-cell table:formula="of:=[.H457]/[.A457]" office:value-type="float" office:value="1.03926380368098">
            <text:p>1.04</text:p>
          </table:table-cell>
          <table:table-cell office:value-type="float" office:value="416.09">
            <text:p>416.09</text:p>
          </table:table-cell>
          <table:table-cell table:formula="of:=[.J457]/[.A457]" office:value-type="float" office:value="1.02107975460123">
            <text:p>1.02</text:p>
          </table:table-cell>
          <table:table-cell table:number-columns-repeated="5"/>
        </table:table-row>
        <table:table-row table:style-name="ro1">
          <table:table-cell office:value-type="float" office:value="21.07">
            <text:p>21.07</text:p>
          </table:table-cell>
          <table:table-cell office:value-type="float" office:value="23.07">
            <text:p>23.07</text:p>
          </table:table-cell>
          <table:table-cell table:formula="of:=[.B458]/[.A458]" office:value-type="float" office:value="1.09492168960608">
            <text:p>1.09</text:p>
          </table:table-cell>
          <table:table-cell office:value-type="float" office:value="21.07">
            <text:p>21.07</text:p>
          </table:table-cell>
          <table:table-cell table:formula="of:=[.D458]/[.A458]" office:value-type="float" office:value="1">
            <text:p>1</text:p>
          </table:table-cell>
          <table:table-cell office:value-type="float" office:value="21.07">
            <text:p>21.07</text:p>
          </table:table-cell>
          <table:table-cell table:formula="of:=[.F458]/[.A458]" office:value-type="float" office:value="1">
            <text:p>1</text:p>
          </table:table-cell>
          <table:table-cell office:value-type="float" office:value="21.07">
            <text:p>21.07</text:p>
          </table:table-cell>
          <table:table-cell table:formula="of:=[.H458]/[.A458]" office:value-type="float" office:value="1">
            <text:p>1</text:p>
          </table:table-cell>
          <table:table-cell office:value-type="float" office:value="21.07">
            <text:p>21.07</text:p>
          </table:table-cell>
          <table:table-cell table:formula="of:=[.J458]/[.A458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311.78">
            <text:p>311.78</text:p>
          </table:table-cell>
          <table:table-cell office:value-type="float" office:value="322.36">
            <text:p>322.36</text:p>
          </table:table-cell>
          <table:table-cell table:formula="of:=[.B459]/[.A459]" office:value-type="float" office:value="1.03393418436077">
            <text:p>1.03</text:p>
          </table:table-cell>
          <table:table-cell office:value-type="float" office:value="322.95">
            <text:p>322.95</text:p>
          </table:table-cell>
          <table:table-cell table:formula="of:=[.D459]/[.A459]" office:value-type="float" office:value="1.0358265443582">
            <text:p>1.04</text:p>
          </table:table-cell>
          <table:table-cell office:value-type="float" office:value="321.78">
            <text:p>321.78</text:p>
          </table:table-cell>
          <table:table-cell table:formula="of:=[.F459]/[.A459]" office:value-type="float" office:value="1.03207389826159">
            <text:p>1.03</text:p>
          </table:table-cell>
          <table:table-cell office:value-type="float" office:value="322.36">
            <text:p>322.36</text:p>
          </table:table-cell>
          <table:table-cell table:formula="of:=[.H459]/[.A459]" office:value-type="float" office:value="1.03393418436077">
            <text:p>1.03</text:p>
          </table:table-cell>
          <table:table-cell office:value-type="float" office:value="322.95">
            <text:p>322.95</text:p>
          </table:table-cell>
          <table:table-cell table:formula="of:=[.J459]/[.A459]" office:value-type="float" office:value="1.0358265443582">
            <text:p>1.04</text:p>
          </table:table-cell>
          <table:table-cell table:number-columns-repeated="5"/>
        </table:table-row>
        <table:table-row table:style-name="ro1">
          <table:table-cell office:value-type="float" office:value="385.65">
            <text:p>385.65</text:p>
          </table:table-cell>
          <table:table-cell office:value-type="float" office:value="397.65">
            <text:p>397.65</text:p>
          </table:table-cell>
          <table:table-cell table:formula="of:=[.B460]/[.A460]" office:value-type="float" office:value="1.03111629716064">
            <text:p>1.03</text:p>
          </table:table-cell>
          <table:table-cell office:value-type="float" office:value="396.23">
            <text:p>396.23</text:p>
          </table:table-cell>
          <table:table-cell table:formula="of:=[.D460]/[.A460]" office:value-type="float" office:value="1.02743420199663">
            <text:p>1.03</text:p>
          </table:table-cell>
          <table:table-cell office:value-type="float" office:value="399.16">
            <text:p>399.16</text:p>
          </table:table-cell>
          <table:table-cell table:formula="of:=[.F460]/[.A460]" office:value-type="float" office:value="1.03503176455335">
            <text:p>1.04</text:p>
          </table:table-cell>
          <table:table-cell office:value-type="float" office:value="397.65">
            <text:p>397.65</text:p>
          </table:table-cell>
          <table:table-cell table:formula="of:=[.H460]/[.A460]" office:value-type="float" office:value="1.03111629716064">
            <text:p>1.03</text:p>
          </table:table-cell>
          <table:table-cell office:value-type="float" office:value="395.65">
            <text:p>395.65</text:p>
          </table:table-cell>
          <table:table-cell table:formula="of:=[.J460]/[.A460]" office:value-type="float" office:value="1.02593024763387">
            <text:p>1.03</text:p>
          </table:table-cell>
          <table:table-cell table:number-columns-repeated="5"/>
        </table:table-row>
        <table:table-row table:style-name="ro1">
          <table:table-cell office:value-type="float" office:value="315.02">
            <text:p>315.02</text:p>
          </table:table-cell>
          <table:table-cell office:value-type="float" office:value="327.91">
            <text:p>327.91</text:p>
          </table:table-cell>
          <table:table-cell table:formula="of:=[.B461]/[.A461]" office:value-type="float" office:value="1.04091803695004">
            <text:p>1.04</text:p>
          </table:table-cell>
          <table:table-cell office:value-type="float" office:value="322.98">
            <text:p>322.98</text:p>
          </table:table-cell>
          <table:table-cell table:formula="of:=[.D461]/[.A461]" office:value-type="float" office:value="1.02526823693734">
            <text:p>1.03</text:p>
          </table:table-cell>
          <table:table-cell office:value-type="float" office:value="318.88">
            <text:p>318.88</text:p>
          </table:table-cell>
          <table:table-cell table:formula="of:=[.F461]/[.A461]" office:value-type="float" office:value="1.01225319027363">
            <text:p>1.01</text:p>
          </table:table-cell>
          <table:table-cell office:value-type="float" office:value="327.91">
            <text:p>327.91</text:p>
          </table:table-cell>
          <table:table-cell table:formula="of:=[.H461]/[.A461]" office:value-type="float" office:value="1.04091803695004">
            <text:p>1.04</text:p>
          </table:table-cell>
          <table:table-cell office:value-type="float" office:value="320.63">
            <text:p>320.63</text:p>
          </table:table-cell>
          <table:table-cell table:formula="of:=[.J461]/[.A461]" office:value-type="float" office:value="1.0178083931179">
            <text:p>1.02</text:p>
          </table:table-cell>
          <table:table-cell table:number-columns-repeated="5"/>
        </table:table-row>
        <table:table-row table:style-name="ro1">
          <table:table-cell office:value-type="float" office:value="180.29">
            <text:p>180.29</text:p>
          </table:table-cell>
          <table:table-cell office:value-type="float" office:value="199.02">
            <text:p>199.02</text:p>
          </table:table-cell>
          <table:table-cell table:formula="of:=[.B462]/[.A462]" office:value-type="float" office:value="1.1038881801542">
            <text:p>1.1</text:p>
          </table:table-cell>
          <table:table-cell office:value-type="float" office:value="180.29">
            <text:p>180.29</text:p>
          </table:table-cell>
          <table:table-cell table:formula="of:=[.D462]/[.A462]" office:value-type="float" office:value="1">
            <text:p>1</text:p>
          </table:table-cell>
          <table:table-cell office:value-type="float" office:value="180.29">
            <text:p>180.29</text:p>
          </table:table-cell>
          <table:table-cell table:formula="of:=[.F462]/[.A462]" office:value-type="float" office:value="1">
            <text:p>1</text:p>
          </table:table-cell>
          <table:table-cell office:value-type="float" office:value="180.29">
            <text:p>180.29</text:p>
          </table:table-cell>
          <table:table-cell table:formula="of:=[.H462]/[.A462]" office:value-type="float" office:value="1">
            <text:p>1</text:p>
          </table:table-cell>
          <table:table-cell office:value-type="float" office:value="184.98">
            <text:p>184.98</text:p>
          </table:table-cell>
          <table:table-cell table:formula="of:=[.J462]/[.A462]" office:value-type="float" office:value="1.02601364468357">
            <text:p>1.03</text:p>
          </table:table-cell>
          <table:table-cell table:number-columns-repeated="5"/>
        </table:table-row>
        <table:table-row table:style-name="ro1">
          <table:table-cell office:value-type="float" office:value="310.52">
            <text:p>310.52</text:p>
          </table:table-cell>
          <table:table-cell office:value-type="float" office:value="322.04">
            <text:p>322.04</text:p>
          </table:table-cell>
          <table:table-cell table:formula="of:=[.B463]/[.A463]" office:value-type="float" office:value="1.03709905964189">
            <text:p>1.04</text:p>
          </table:table-cell>
          <table:table-cell office:value-type="float" office:value="311.69">
            <text:p>311.69</text:p>
          </table:table-cell>
          <table:table-cell table:formula="of:=[.D463]/[.A463]" office:value-type="float" office:value="1.00376787324488">
            <text:p>1</text:p>
          </table:table-cell>
          <table:table-cell office:value-type="float" office:value="316.97">
            <text:p>316.97</text:p>
          </table:table-cell>
          <table:table-cell table:formula="of:=[.F463]/[.A463]" office:value-type="float" office:value="1.02077160891408">
            <text:p>1.02</text:p>
          </table:table-cell>
          <table:table-cell office:value-type="float" office:value="315.59">
            <text:p>315.59</text:p>
          </table:table-cell>
          <table:table-cell table:formula="of:=[.H463]/[.A463]" office:value-type="float" office:value="1.01632745072781">
            <text:p>1.02</text:p>
          </table:table-cell>
          <table:table-cell office:value-type="float" office:value="314.18">
            <text:p>314.18</text:p>
          </table:table-cell>
          <table:table-cell table:formula="of:=[.J463]/[.A463]" office:value-type="float" office:value="1.01178668040706">
            <text:p>1.01</text:p>
          </table:table-cell>
          <table:table-cell table:number-columns-repeated="5"/>
        </table:table-row>
        <table:table-row table:style-name="ro1">
          <table:table-cell office:value-type="float" office:value="249.24">
            <text:p>249.24</text:p>
          </table:table-cell>
          <table:table-cell office:value-type="float" office:value="263.62">
            <text:p>263.62</text:p>
          </table:table-cell>
          <table:table-cell table:formula="of:=[.B464]/[.A464]" office:value-type="float" office:value="1.05769539399775">
            <text:p>1.06</text:p>
          </table:table-cell>
          <table:table-cell office:value-type="float" office:value="254.55">
            <text:p>254.55</text:p>
          </table:table-cell>
          <table:table-cell table:formula="of:=[.D464]/[.A464]" office:value-type="float" office:value="1.02130476649013">
            <text:p>1.02</text:p>
          </table:table-cell>
          <table:table-cell office:value-type="float" office:value="252.99">
            <text:p>252.99</text:p>
          </table:table-cell>
          <table:table-cell table:formula="of:=[.F464]/[.A464]" office:value-type="float" office:value="1.0150457390467">
            <text:p>1.02</text:p>
          </table:table-cell>
          <table:table-cell office:value-type="float" office:value="253.38">
            <text:p>253.38</text:p>
          </table:table-cell>
          <table:table-cell table:formula="of:=[.H464]/[.A464]" office:value-type="float" office:value="1.01661049590756">
            <text:p>1.02</text:p>
          </table:table-cell>
          <table:table-cell office:value-type="float" office:value="253.97">
            <text:p>253.97</text:p>
          </table:table-cell>
          <table:table-cell table:formula="of:=[.J464]/[.A464]" office:value-type="float" office:value="1.01897769218424">
            <text:p>1.02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50.31">
            <text:p>50.31</text:p>
          </table:table-cell>
          <table:table-cell table:formula="of:=[.B465]/[.A465]" office:value-type="float" office:value="1">
            <text:p>1</text:p>
          </table:table-cell>
          <table:table-cell office:value-type="float" office:value="50.31">
            <text:p>50.31</text:p>
          </table:table-cell>
          <table:table-cell table:formula="of:=[.D465]/[.A465]" office:value-type="float" office:value="1">
            <text:p>1</text:p>
          </table:table-cell>
          <table:table-cell office:value-type="float" office:value="50.31">
            <text:p>50.31</text:p>
          </table:table-cell>
          <table:table-cell table:formula="of:=[.F465]/[.A465]" office:value-type="float" office:value="1">
            <text:p>1</text:p>
          </table:table-cell>
          <table:table-cell office:value-type="float" office:value="50.31">
            <text:p>50.31</text:p>
          </table:table-cell>
          <table:table-cell table:formula="of:=[.H465]/[.A465]" office:value-type="float" office:value="1">
            <text:p>1</text:p>
          </table:table-cell>
          <table:table-cell office:value-type="float" office:value="50.31">
            <text:p>50.31</text:p>
          </table:table-cell>
          <table:table-cell table:formula="of:=[.J465]/[.A465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377.87">
            <text:p>377.87</text:p>
          </table:table-cell>
          <table:table-cell office:value-type="float" office:value="393.42">
            <text:p>393.42</text:p>
          </table:table-cell>
          <table:table-cell table:formula="of:=[.B466]/[.A466]" office:value-type="float" office:value="1.04115171884511">
            <text:p>1.04</text:p>
          </table:table-cell>
          <table:table-cell office:value-type="float" office:value="387.76">
            <text:p>387.76</text:p>
          </table:table-cell>
          <table:table-cell table:formula="of:=[.D466]/[.A466]" office:value-type="float" office:value="1.02617302246804">
            <text:p>1.03</text:p>
          </table:table-cell>
          <table:table-cell office:value-type="float" office:value="388.94">
            <text:p>388.94</text:p>
          </table:table-cell>
          <table:table-cell table:formula="of:=[.F466]/[.A466]" office:value-type="float" office:value="1.02929578955726">
            <text:p>1.03</text:p>
          </table:table-cell>
          <table:table-cell office:value-type="float" office:value="393.42">
            <text:p>393.42</text:p>
          </table:table-cell>
          <table:table-cell table:formula="of:=[.H466]/[.A466]" office:value-type="float" office:value="1.04115171884511">
            <text:p>1.04</text:p>
          </table:table-cell>
          <table:table-cell office:value-type="float" office:value="387.76">
            <text:p>387.76</text:p>
          </table:table-cell>
          <table:table-cell table:formula="of:=[.J466]/[.A466]" office:value-type="float" office:value="1.02617302246804">
            <text:p>1.03</text:p>
          </table:table-cell>
          <table:table-cell table:number-columns-repeated="5"/>
        </table:table-row>
        <table:table-row table:style-name="ro1">
          <table:table-cell office:value-type="float" office:value="119.44">
            <text:p>119.44</text:p>
          </table:table-cell>
          <table:table-cell office:value-type="float" office:value="125.2">
            <text:p>125.2</text:p>
          </table:table-cell>
          <table:table-cell table:formula="of:=[.B467]/[.A467]" office:value-type="float" office:value="1.04822505023443">
            <text:p>1.05</text:p>
          </table:table-cell>
          <table:table-cell office:value-type="float" office:value="121.68">
            <text:p>121.68</text:p>
          </table:table-cell>
          <table:table-cell table:formula="of:=[.D467]/[.A467]" office:value-type="float" office:value="1.01875418620228">
            <text:p>1.02</text:p>
          </table:table-cell>
          <table:table-cell office:value-type="float" office:value="121.68">
            <text:p>121.68</text:p>
          </table:table-cell>
          <table:table-cell table:formula="of:=[.F467]/[.A467]" office:value-type="float" office:value="1.01875418620228">
            <text:p>1.02</text:p>
          </table:table-cell>
          <table:table-cell office:value-type="float" office:value="125.2">
            <text:p>125.2</text:p>
          </table:table-cell>
          <table:table-cell table:formula="of:=[.H467]/[.A467]" office:value-type="float" office:value="1.04822505023443">
            <text:p>1.05</text:p>
          </table:table-cell>
          <table:table-cell office:value-type="float" office:value="119.44">
            <text:p>119.44</text:p>
          </table:table-cell>
          <table:table-cell table:formula="of:=[.J467]/[.A467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57.36">
            <text:p>57.36</text:p>
          </table:table-cell>
          <table:table-cell office:value-type="float" office:value="68.77">
            <text:p>68.77</text:p>
          </table:table-cell>
          <table:table-cell table:formula="of:=[.B468]/[.A468]" office:value-type="float" office:value="1.19891910739191">
            <text:p>1.2</text:p>
          </table:table-cell>
          <table:table-cell office:value-type="float" office:value="57.36">
            <text:p>57.36</text:p>
          </table:table-cell>
          <table:table-cell table:formula="of:=[.D468]/[.A468]" office:value-type="float" office:value="1">
            <text:p>1</text:p>
          </table:table-cell>
          <table:table-cell office:value-type="float" office:value="57.36">
            <text:p>57.36</text:p>
          </table:table-cell>
          <table:table-cell table:formula="of:=[.F468]/[.A468]" office:value-type="float" office:value="1">
            <text:p>1</text:p>
          </table:table-cell>
          <table:table-cell office:value-type="float" office:value="57.36">
            <text:p>57.36</text:p>
          </table:table-cell>
          <table:table-cell table:formula="of:=[.H468]/[.A468]" office:value-type="float" office:value="1">
            <text:p>1</text:p>
          </table:table-cell>
          <table:table-cell office:value-type="float" office:value="57.36">
            <text:p>57.36</text:p>
          </table:table-cell>
          <table:table-cell table:formula="of:=[.J468]/[.A468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419.12">
            <text:p>419.12</text:p>
          </table:table-cell>
          <table:table-cell office:value-type="float" office:value="438.84">
            <text:p>438.84</text:p>
          </table:table-cell>
          <table:table-cell table:formula="of:=[.B469]/[.A469]" office:value-type="float" office:value="1.04705096392441">
            <text:p>1.05</text:p>
          </table:table-cell>
          <table:table-cell office:value-type="float" office:value="423.32">
            <text:p>423.32</text:p>
          </table:table-cell>
          <table:table-cell table:formula="of:=[.D469]/[.A469]" office:value-type="float" office:value="1.01002099637335">
            <text:p>1.01</text:p>
          </table:table-cell>
          <table:table-cell office:value-type="float" office:value="421.56">
            <text:p>421.56</text:p>
          </table:table-cell>
          <table:table-cell table:formula="of:=[.F469]/[.A469]" office:value-type="float" office:value="1.00582172170262">
            <text:p>1.01</text:p>
          </table:table-cell>
          <table:table-cell office:value-type="float" office:value="438.84">
            <text:p>438.84</text:p>
          </table:table-cell>
          <table:table-cell table:formula="of:=[.H469]/[.A469]" office:value-type="float" office:value="1.04705096392441">
            <text:p>1.05</text:p>
          </table:table-cell>
          <table:table-cell office:value-type="float" office:value="420.39">
            <text:p>420.39</text:p>
          </table:table-cell>
          <table:table-cell table:formula="of:=[.J469]/[.A469]" office:value-type="float" office:value="1.00303015842718">
            <text:p>1</text:p>
          </table:table-cell>
          <table:table-cell table:number-columns-repeated="5"/>
        </table:table-row>
        <table:table-row table:style-name="ro1">
          <table:table-cell office:value-type="float" office:value="506.69">
            <text:p>506.69</text:p>
          </table:table-cell>
          <table:table-cell office:value-type="float" office:value="513.48">
            <text:p>513.48</text:p>
          </table:table-cell>
          <table:table-cell table:formula="of:=[.B470]/[.A470]" office:value-type="float" office:value="1.01340069865204">
            <text:p>1.01</text:p>
          </table:table-cell>
          <table:table-cell office:value-type="float" office:value="507.37">
            <text:p>507.37</text:p>
          </table:table-cell>
          <table:table-cell table:formula="of:=[.D470]/[.A470]" office:value-type="float" office:value="1.00134204345853">
            <text:p>1</text:p>
          </table:table-cell>
          <table:table-cell office:value-type="float" office:value="509.13">
            <text:p>509.13</text:p>
          </table:table-cell>
          <table:table-cell table:formula="of:=[.F470]/[.A470]" office:value-type="float" office:value="1.00481556770412">
            <text:p>1</text:p>
          </table:table-cell>
          <table:table-cell office:value-type="float" office:value="510.3">
            <text:p>510.3</text:p>
          </table:table-cell>
          <table:table-cell table:formula="of:=[.H470]/[.A470]" office:value-type="float" office:value="1.00712467189011">
            <text:p>1.01</text:p>
          </table:table-cell>
          <table:table-cell office:value-type="float" office:value="507.37">
            <text:p>507.37</text:p>
          </table:table-cell>
          <table:table-cell table:formula="of:=[.J470]/[.A470]" office:value-type="float" office:value="1.00134204345853">
            <text:p>1</text:p>
          </table:table-cell>
          <table:table-cell table:number-columns-repeated="5"/>
        </table:table-row>
        <table:table-row table:style-name="ro1">
          <table:table-cell office:value-type="float" office:value="319.32">
            <text:p>319.32</text:p>
          </table:table-cell>
          <table:table-cell office:value-type="float" office:value="333.76">
            <text:p>333.76</text:p>
          </table:table-cell>
          <table:table-cell table:formula="of:=[.B471]/[.A471]" office:value-type="float" office:value="1.04522109482651">
            <text:p>1.05</text:p>
          </table:table-cell>
          <table:table-cell office:value-type="float" office:value="325.52">
            <text:p>325.52</text:p>
          </table:table-cell>
          <table:table-cell table:formula="of:=[.D471]/[.A471]" office:value-type="float" office:value="1.01941625955155">
            <text:p>1.02</text:p>
          </table:table-cell>
          <table:table-cell office:value-type="float" office:value="323.76">
            <text:p>323.76</text:p>
          </table:table-cell>
          <table:table-cell table:formula="of:=[.F471]/[.A471]" office:value-type="float" office:value="1.01390454716272">
            <text:p>1.01</text:p>
          </table:table-cell>
          <table:table-cell office:value-type="float" office:value="333.76">
            <text:p>333.76</text:p>
          </table:table-cell>
          <table:table-cell table:formula="of:=[.H471]/[.A471]" office:value-type="float" office:value="1.04522109482651">
            <text:p>1.05</text:p>
          </table:table-cell>
          <table:table-cell office:value-type="float" office:value="320.84">
            <text:p>320.84</text:p>
          </table:table-cell>
          <table:table-cell table:formula="of:=[.J471]/[.A471]" office:value-type="float" office:value="1.0047601152449">
            <text:p>1</text:p>
          </table:table-cell>
          <table:table-cell table:number-columns-repeated="5"/>
        </table:table-row>
        <table:table-row table:style-name="ro1">
          <table:table-cell office:value-type="float" office:value="448.36">
            <text:p>448.36</text:p>
          </table:table-cell>
          <table:table-cell office:value-type="float" office:value="460.56">
            <text:p>460.56</text:p>
          </table:table-cell>
          <table:table-cell table:formula="of:=[.B472]/[.A472]" office:value-type="float" office:value="1.02721027745562">
            <text:p>1.03</text:p>
          </table:table-cell>
          <table:table-cell office:value-type="float" office:value="453.39">
            <text:p>453.39</text:p>
          </table:table-cell>
          <table:table-cell table:formula="of:=[.D472]/[.A472]" office:value-type="float" office:value="1.01121866357391">
            <text:p>1.01</text:p>
          </table:table-cell>
          <table:table-cell office:value-type="float" office:value="450.46">
            <text:p>450.46</text:p>
          </table:table-cell>
          <table:table-cell table:formula="of:=[.F472]/[.A472]" office:value-type="float" office:value="1.00468373628334">
            <text:p>1</text:p>
          </table:table-cell>
          <table:table-cell office:value-type="float" office:value="458.8">
            <text:p>458.8</text:p>
          </table:table-cell>
          <table:table-cell table:formula="of:=[.H472]/[.A472]" office:value-type="float" office:value="1.02328486038005">
            <text:p>1.02</text:p>
          </table:table-cell>
          <table:table-cell office:value-type="float" office:value="451.63">
            <text:p>451.63</text:p>
          </table:table-cell>
          <table:table-cell table:formula="of:=[.J472]/[.A472]" office:value-type="float" office:value="1.00729324649835">
            <text:p>1.01</text:p>
          </table:table-cell>
          <table:table-cell table:number-columns-repeated="5"/>
        </table:table-row>
        <table:table-row table:style-name="ro1">
          <table:table-cell office:value-type="float" office:value="203.52">
            <text:p>203.52</text:p>
          </table:table-cell>
          <table:table-cell office:value-type="float" office:value="214.55">
            <text:p>214.55</text:p>
          </table:table-cell>
          <table:table-cell table:formula="of:=[.B473]/[.A473]" office:value-type="float" office:value="1.05419614779874">
            <text:p>1.05</text:p>
          </table:table-cell>
          <table:table-cell office:value-type="float" office:value="205.87">
            <text:p>205.87</text:p>
          </table:table-cell>
          <table:table-cell table:formula="of:=[.D473]/[.A473]" office:value-type="float" office:value="1.01154677672956">
            <text:p>1.01</text:p>
          </table:table-cell>
          <table:table-cell office:value-type="float" office:value="203.52">
            <text:p>203.52</text:p>
          </table:table-cell>
          <table:table-cell table:formula="of:=[.F473]/[.A473]" office:value-type="float" office:value="1">
            <text:p>1</text:p>
          </table:table-cell>
          <table:table-cell office:value-type="float" office:value="210.55">
            <text:p>210.55</text:p>
          </table:table-cell>
          <table:table-cell table:formula="of:=[.H473]/[.A473]" office:value-type="float" office:value="1.03454205974843">
            <text:p>1.03</text:p>
          </table:table-cell>
          <table:table-cell office:value-type="float" office:value="205.28">
            <text:p>205.28</text:p>
          </table:table-cell>
          <table:table-cell table:formula="of:=[.J473]/[.A473]" office:value-type="float" office:value="1.00864779874214">
            <text:p>1.01</text:p>
          </table:table-cell>
          <table:table-cell table:number-columns-repeated="5"/>
        </table:table-row>
        <table:table-row table:style-name="ro1">
          <table:table-cell office:value-type="float" office:value="74.18">
            <text:p>74.18</text:p>
          </table:table-cell>
          <table:table-cell office:value-type="float" office:value="84.87">
            <text:p>84.87</text:p>
          </table:table-cell>
          <table:table-cell table:formula="of:=[.B474]/[.A474]" office:value-type="float" office:value="1.14410892423834">
            <text:p>1.14</text:p>
          </table:table-cell>
          <table:table-cell office:value-type="float" office:value="78.28">
            <text:p>78.28</text:p>
          </table:table-cell>
          <table:table-cell table:formula="of:=[.D474]/[.A474]" office:value-type="float" office:value="1.05527096252359">
            <text:p>1.06</text:p>
          </table:table-cell>
          <table:table-cell office:value-type="float" office:value="76.53">
            <text:p>76.53</text:p>
          </table:table-cell>
          <table:table-cell table:formula="of:=[.F474]/[.A474]" office:value-type="float" office:value="1.03167969803181">
            <text:p>1.03</text:p>
          </table:table-cell>
          <table:table-cell office:value-type="float" office:value="84.87">
            <text:p>84.87</text:p>
          </table:table-cell>
          <table:table-cell table:formula="of:=[.H474]/[.A474]" office:value-type="float" office:value="1.14410892423834">
            <text:p>1.14</text:p>
          </table:table-cell>
          <table:table-cell office:value-type="float" office:value="76.53">
            <text:p>76.53</text:p>
          </table:table-cell>
          <table:table-cell table:formula="of:=[.J474]/[.A474]" office:value-type="float" office:value="1.03167969803181">
            <text:p>1.03</text:p>
          </table:table-cell>
          <table:table-cell table:number-columns-repeated="5"/>
        </table:table-row>
        <table:table-row table:style-name="ro1">
          <table:table-cell office:value-type="float" office:value="137.25">
            <text:p>137.25</text:p>
          </table:table-cell>
          <table:table-cell office:value-type="float" office:value="141.01">
            <text:p>141.01</text:p>
          </table:table-cell>
          <table:table-cell table:formula="of:=[.B475]/[.A475]" office:value-type="float" office:value="1.02739526411658">
            <text:p>1.03</text:p>
          </table:table-cell>
          <table:table-cell office:value-type="float" office:value="139.01">
            <text:p>139.01</text:p>
          </table:table-cell>
          <table:table-cell table:formula="of:=[.D475]/[.A475]" office:value-type="float" office:value="1.0128233151184">
            <text:p>1.01</text:p>
          </table:table-cell>
          <table:table-cell office:value-type="float" office:value="140.77">
            <text:p>140.77</text:p>
          </table:table-cell>
          <table:table-cell table:formula="of:=[.F475]/[.A475]" office:value-type="float" office:value="1.02564663023679">
            <text:p>1.03</text:p>
          </table:table-cell>
          <table:table-cell office:value-type="float" office:value="141.01">
            <text:p>141.01</text:p>
          </table:table-cell>
          <table:table-cell table:formula="of:=[.H475]/[.A475]" office:value-type="float" office:value="1.02739526411658">
            <text:p>1.03</text:p>
          </table:table-cell>
          <table:table-cell office:value-type="float" office:value="139.6">
            <text:p>139.6</text:p>
          </table:table-cell>
          <table:table-cell table:formula="of:=[.J475]/[.A475]" office:value-type="float" office:value="1.01712204007286">
            <text:p>1.02</text:p>
          </table:table-cell>
          <table:table-cell table:number-columns-repeated="5"/>
        </table:table-row>
        <table:table-row table:style-name="ro1">
          <table:table-cell office:value-type="float" office:value="102.75">
            <text:p>102.75</text:p>
          </table:table-cell>
          <table:table-cell office:value-type="float" office:value="0">
            <text:p>0</text:p>
          </table:table-cell>
          <table:table-cell table:formula="of:=[.B476]/[.A476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D476]/[.A476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F476]/[.A476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H476]/[.A476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J476]/[.A476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352.16">
            <text:p>352.16</text:p>
          </table:table-cell>
          <table:table-cell office:value-type="float" office:value="358.95">
            <text:p>358.95</text:p>
          </table:table-cell>
          <table:table-cell table:formula="of:=[.B477]/[.A477]" office:value-type="float" office:value="1.01928100863244">
            <text:p>1.02</text:p>
          </table:table-cell>
          <table:table-cell office:value-type="float" office:value="356.61">
            <text:p>356.61</text:p>
          </table:table-cell>
          <table:table-cell table:formula="of:=[.D477]/[.A477]" office:value-type="float" office:value="1.01263630168105">
            <text:p>1.01</text:p>
          </table:table-cell>
          <table:table-cell office:value-type="float" office:value="354.26">
            <text:p>354.26</text:p>
          </table:table-cell>
          <table:table-cell table:formula="of:=[.F477]/[.A477]" office:value-type="float" office:value="1.00596319854612">
            <text:p>1.01</text:p>
          </table:table-cell>
          <table:table-cell office:value-type="float" office:value="357.78">
            <text:p>357.78</text:p>
          </table:table-cell>
          <table:table-cell table:formula="of:=[.H477]/[.A477]" office:value-type="float" office:value="1.01595865515675">
            <text:p>1.02</text:p>
          </table:table-cell>
          <table:table-cell office:value-type="float" office:value="354.26">
            <text:p>354.26</text:p>
          </table:table-cell>
          <table:table-cell table:formula="of:=[.J477]/[.A477]" office:value-type="float" office:value="1.00596319854612">
            <text:p>1.01</text:p>
          </table:table-cell>
          <table:table-cell table:number-columns-repeated="5"/>
        </table:table-row>
        <table:table-row table:style-name="ro1">
          <table:table-cell office:value-type="float" office:value="42.87">
            <text:p>42.87</text:p>
          </table:table-cell>
          <table:table-cell office:value-type="float" office:value="54.77">
            <text:p>54.77</text:p>
          </table:table-cell>
          <table:table-cell table:formula="of:=[.B478]/[.A478]" office:value-type="float" office:value="1.27758339164917">
            <text:p>1.28</text:p>
          </table:table-cell>
          <table:table-cell office:value-type="float" office:value="42.87">
            <text:p>42.87</text:p>
          </table:table-cell>
          <table:table-cell table:formula="of:=[.D478]/[.A478]" office:value-type="float" office:value="1">
            <text:p>1</text:p>
          </table:table-cell>
          <table:table-cell office:value-type="float" office:value="42.87">
            <text:p>42.87</text:p>
          </table:table-cell>
          <table:table-cell table:formula="of:=[.F478]/[.A478]" office:value-type="float" office:value="1">
            <text:p>1</text:p>
          </table:table-cell>
          <table:table-cell office:value-type="float" office:value="42.87">
            <text:p>42.87</text:p>
          </table:table-cell>
          <table:table-cell table:formula="of:=[.H478]/[.A478]" office:value-type="float" office:value="1">
            <text:p>1</text:p>
          </table:table-cell>
          <table:table-cell office:value-type="float" office:value="42.87">
            <text:p>42.87</text:p>
          </table:table-cell>
          <table:table-cell table:formula="of:=[.J478]/[.A478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321.49">
            <text:p>321.49</text:p>
          </table:table-cell>
          <table:table-cell office:value-type="float" office:value="332.08">
            <text:p>332.08</text:p>
          </table:table-cell>
          <table:table-cell table:formula="of:=[.B479]/[.A479]" office:value-type="float" office:value="1.03294037139569">
            <text:p>1.03</text:p>
          </table:table-cell>
          <table:table-cell office:value-type="float" office:value="332.66">
            <text:p>332.66</text:p>
          </table:table-cell>
          <table:table-cell table:formula="of:=[.D479]/[.A479]" office:value-type="float" office:value="1.03474447105664">
            <text:p>1.03</text:p>
          </table:table-cell>
          <table:table-cell office:value-type="float" office:value="329.74">
            <text:p>329.74</text:p>
          </table:table-cell>
          <table:table-cell table:formula="of:=[.F479]/[.A479]" office:value-type="float" office:value="1.02566176241874">
            <text:p>1.03</text:p>
          </table:table-cell>
          <table:table-cell office:value-type="float" office:value="332.08">
            <text:p>332.08</text:p>
          </table:table-cell>
          <table:table-cell table:formula="of:=[.H479]/[.A479]" office:value-type="float" office:value="1.03294037139569">
            <text:p>1.03</text:p>
          </table:table-cell>
          <table:table-cell office:value-type="float" office:value="325.25">
            <text:p>325.25</text:p>
          </table:table-cell>
          <table:table-cell table:formula="of:=[.J479]/[.A479]" office:value-type="float" office:value="1.01169554262963">
            <text:p>1.01</text:p>
          </table:table-cell>
          <table:table-cell table:number-columns-repeated="5"/>
        </table:table-row>
        <table:table-row table:style-name="ro1">
          <table:table-cell office:value-type="float" office:value="241.25">
            <text:p>241.25</text:p>
          </table:table-cell>
          <table:table-cell office:value-type="float" office:value="250.76">
            <text:p>250.76</text:p>
          </table:table-cell>
          <table:table-cell table:formula="of:=[.B480]/[.A480]" office:value-type="float" office:value="1.03941968911917">
            <text:p>1.04</text:p>
          </table:table-cell>
          <table:table-cell office:value-type="float" office:value="242.42">
            <text:p>242.42</text:p>
          </table:table-cell>
          <table:table-cell table:formula="of:=[.D480]/[.A480]" office:value-type="float" office:value="1.00484974093264">
            <text:p>1</text:p>
          </table:table-cell>
          <table:table-cell office:value-type="float" office:value="247.11">
            <text:p>247.11</text:p>
          </table:table-cell>
          <table:table-cell table:formula="of:=[.F480]/[.A480]" office:value-type="float" office:value="1.02429015544041">
            <text:p>1.02</text:p>
          </table:table-cell>
          <table:table-cell office:value-type="float" office:value="241.84">
            <text:p>241.84</text:p>
          </table:table-cell>
          <table:table-cell table:formula="of:=[.H480]/[.A480]" office:value-type="float" office:value="1.00244559585492">
            <text:p>1</text:p>
          </table:table-cell>
          <table:table-cell office:value-type="float" office:value="241.84">
            <text:p>241.84</text:p>
          </table:table-cell>
          <table:table-cell table:formula="of:=[.J480]/[.A480]" office:value-type="float" office:value="1.00244559585492">
            <text:p>1</text:p>
          </table:table-cell>
          <table:table-cell table:number-columns-repeated="5"/>
        </table:table-row>
        <table:table-row table:style-name="ro1">
          <table:table-cell office:value-type="float" office:value="143.6">
            <text:p>143.6</text:p>
          </table:table-cell>
          <table:table-cell office:value-type="float" office:value="148.53">
            <text:p>148.53</text:p>
          </table:table-cell>
          <table:table-cell table:formula="of:=[.B481]/[.A481]" office:value-type="float" office:value="1.03433147632312">
            <text:p>1.03</text:p>
          </table:table-cell>
          <table:table-cell office:value-type="float" office:value="145.7">
            <text:p>145.7</text:p>
          </table:table-cell>
          <table:table-cell table:formula="of:=[.D481]/[.A481]" office:value-type="float" office:value="1.01462395543175">
            <text:p>1.01</text:p>
          </table:table-cell>
          <table:table-cell office:value-type="float" office:value="142.77">
            <text:p>142.77</text:p>
          </table:table-cell>
          <table:table-cell table:formula="of:=[.F481]/[.A481]" office:value-type="float" office:value="0.994220055710306">
            <text:p>0.99</text:p>
          </table:table-cell>
          <table:table-cell office:value-type="float" office:value="148.53">
            <text:p>148.53</text:p>
          </table:table-cell>
          <table:table-cell table:formula="of:=[.H481]/[.A481]" office:value-type="float" office:value="1.03433147632312">
            <text:p>1.03</text:p>
          </table:table-cell>
          <table:table-cell office:value-type="float" office:value="142.77">
            <text:p>142.77</text:p>
          </table:table-cell>
          <table:table-cell table:formula="of:=[.J481]/[.A481]" office:value-type="float" office:value="0.994220055710306">
            <text:p>0.99</text:p>
          </table:table-cell>
          <table:table-cell table:number-columns-repeated="5"/>
        </table:table-row>
        <table:table-row table:style-name="ro1">
          <table:table-cell office:value-type="float" office:value="311.43">
            <text:p>311.43</text:p>
          </table:table-cell>
          <table:table-cell office:value-type="float" office:value="333.88">
            <text:p>333.88</text:p>
          </table:table-cell>
          <table:table-cell table:formula="of:=[.B482]/[.A482]" office:value-type="float" office:value="1.07208682528979">
            <text:p>1.07</text:p>
          </table:table-cell>
          <table:table-cell office:value-type="float" office:value="312.95">
            <text:p>312.95</text:p>
          </table:table-cell>
          <table:table-cell table:formula="of:=[.D482]/[.A482]" office:value-type="float" office:value="1.00488071155637">
            <text:p>1</text:p>
          </table:table-cell>
          <table:table-cell office:value-type="float" office:value="311.78">
            <text:p>311.78</text:p>
          </table:table-cell>
          <table:table-cell table:formula="of:=[.F482]/[.A482]" office:value-type="float" office:value="1.00112384805574">
            <text:p>1</text:p>
          </table:table-cell>
          <table:table-cell office:value-type="float" office:value="316.36">
            <text:p>316.36</text:p>
          </table:table-cell>
          <table:table-cell table:formula="of:=[.H482]/[.A482]" office:value-type="float" office:value="1.01583020261375">
            <text:p>1.02</text:p>
          </table:table-cell>
          <table:table-cell office:value-type="float" office:value="311.78">
            <text:p>311.78</text:p>
          </table:table-cell>
          <table:table-cell table:formula="of:=[.J482]/[.A482]" office:value-type="float" office:value="1.00112384805574">
            <text:p>1</text:p>
          </table:table-cell>
          <table:table-cell table:number-columns-repeated="5"/>
        </table:table-row>
        <table:table-row table:style-name="ro1">
          <table:table-cell office:value-type="float" office:value="217.87">
            <text:p>217.87</text:p>
          </table:table-cell>
          <table:table-cell office:value-type="float" office:value="229.28">
            <text:p>229.28</text:p>
          </table:table-cell>
          <table:table-cell table:formula="of:=[.B483]/[.A483]" office:value-type="float" office:value="1.05237067976316">
            <text:p>1.05</text:p>
          </table:table-cell>
          <table:table-cell office:value-type="float" office:value="225.04">
            <text:p>225.04</text:p>
          </table:table-cell>
          <table:table-cell table:formula="of:=[.D483]/[.A483]" office:value-type="float" office:value="1.03290953320788">
            <text:p>1.03</text:p>
          </table:table-cell>
          <table:table-cell office:value-type="float" office:value="223.28">
            <text:p>223.28</text:p>
          </table:table-cell>
          <table:table-cell table:formula="of:=[.F483]/[.A483]" office:value-type="float" office:value="1.02483132143021">
            <text:p>1.02</text:p>
          </table:table-cell>
          <table:table-cell office:value-type="float" office:value="229.28">
            <text:p>229.28</text:p>
          </table:table-cell>
          <table:table-cell table:formula="of:=[.H483]/[.A483]" office:value-type="float" office:value="1.05237067976316">
            <text:p>1.05</text:p>
          </table:table-cell>
          <table:table-cell office:value-type="float" office:value="225.04">
            <text:p>225.04</text:p>
          </table:table-cell>
          <table:table-cell table:formula="of:=[.J483]/[.A483]" office:value-type="float" office:value="1.03290953320788">
            <text:p>1.03</text:p>
          </table:table-cell>
          <table:table-cell table:number-columns-repeated="5"/>
        </table:table-row>
        <table:table-row table:style-name="ro1">
          <table:table-cell office:value-type="float" office:value="98.54">
            <text:p>98.54</text:p>
          </table:table-cell>
          <table:table-cell office:value-type="float" office:value="108.88">
            <text:p>108.88</text:p>
          </table:table-cell>
          <table:table-cell table:formula="of:=[.B484]/[.A484]" office:value-type="float" office:value="1.10493200730668">
            <text:p>1.1</text:p>
          </table:table-cell>
          <table:table-cell office:value-type="float" office:value="102.64">
            <text:p>102.64</text:p>
          </table:table-cell>
          <table:table-cell table:formula="of:=[.D484]/[.A484]" office:value-type="float" office:value="1.0416074690481">
            <text:p>1.04</text:p>
          </table:table-cell>
          <table:table-cell office:value-type="float" office:value="100.3">
            <text:p>100.3</text:p>
          </table:table-cell>
          <table:table-cell table:formula="of:=[.F484]/[.A484]" office:value-type="float" office:value="1.01786076720114">
            <text:p>1.02</text:p>
          </table:table-cell>
          <table:table-cell office:value-type="float" office:value="108.88">
            <text:p>108.88</text:p>
          </table:table-cell>
          <table:table-cell table:formula="of:=[.H484]/[.A484]" office:value-type="float" office:value="1.10493200730668">
            <text:p>1.1</text:p>
          </table:table-cell>
          <table:table-cell office:value-type="float" office:value="104.4">
            <text:p>104.4</text:p>
          </table:table-cell>
          <table:table-cell table:formula="of:=[.J484]/[.A484]" office:value-type="float" office:value="1.05946823624924">
            <text:p>1.06</text:p>
          </table:table-cell>
          <table:table-cell table:number-columns-repeated="5"/>
        </table:table-row>
        <table:table-row table:style-name="ro1">
          <table:table-cell office:value-type="float" office:value="265.92">
            <text:p>265.92</text:p>
          </table:table-cell>
          <table:table-cell office:value-type="float" office:value="283.14">
            <text:p>283.14</text:p>
          </table:table-cell>
          <table:table-cell table:formula="of:=[.B485]/[.A485]" office:value-type="float" office:value="1.06475631768953">
            <text:p>1.06</text:p>
          </table:table-cell>
          <table:table-cell office:value-type="float" office:value="271.82">
            <text:p>271.82</text:p>
          </table:table-cell>
          <table:table-cell table:formula="of:=[.D485]/[.A485]" office:value-type="float" office:value="1.02218712394705">
            <text:p>1.02</text:p>
          </table:table-cell>
          <table:table-cell office:value-type="float" office:value="273.58">
            <text:p>273.58</text:p>
          </table:table-cell>
          <table:table-cell table:formula="of:=[.F485]/[.A485]" office:value-type="float" office:value="1.02880565583634">
            <text:p>1.03</text:p>
          </table:table-cell>
          <table:table-cell office:value-type="float" office:value="283.72">
            <text:p>283.72</text:p>
          </table:table-cell>
          <table:table-cell table:formula="of:=[.H485]/[.A485]" office:value-type="float" office:value="1.06693742478941">
            <text:p>1.07</text:p>
          </table:table-cell>
          <table:table-cell office:value-type="float" office:value="271.82">
            <text:p>271.82</text:p>
          </table:table-cell>
          <table:table-cell table:formula="of:=[.J485]/[.A485]" office:value-type="float" office:value="1.02218712394705">
            <text:p>1.02</text:p>
          </table:table-cell>
          <table:table-cell table:number-columns-repeated="5"/>
        </table:table-row>
        <table:table-row table:style-name="ro1">
          <table:table-cell office:value-type="float" office:value="282.82">
            <text:p>282.82</text:p>
          </table:table-cell>
          <table:table-cell office:value-type="float" office:value="289.89">
            <text:p>289.89</text:p>
          </table:table-cell>
          <table:table-cell table:formula="of:=[.B486]/[.A486]" office:value-type="float" office:value="1.02499823209108">
            <text:p>1.02</text:p>
          </table:table-cell>
          <table:table-cell office:value-type="float" office:value="287.55">
            <text:p>287.55</text:p>
          </table:table-cell>
          <table:table-cell table:formula="of:=[.D486]/[.A486]" office:value-type="float" office:value="1.01672441835797">
            <text:p>1.02</text:p>
          </table:table-cell>
          <table:table-cell office:value-type="float" office:value="287.17">
            <text:p>287.17</text:p>
          </table:table-cell>
          <table:table-cell table:formula="of:=[.F486]/[.A486]" office:value-type="float" office:value="1.01538080758079">
            <text:p>1.02</text:p>
          </table:table-cell>
          <table:table-cell office:value-type="float" office:value="289.89">
            <text:p>289.89</text:p>
          </table:table-cell>
          <table:table-cell table:formula="of:=[.H486]/[.A486]" office:value-type="float" office:value="1.02499823209108">
            <text:p>1.02</text:p>
          </table:table-cell>
          <table:table-cell office:value-type="float" office:value="288.14">
            <text:p>288.14</text:p>
          </table:table-cell>
          <table:table-cell table:formula="of:=[.J486]/[.A486]" office:value-type="float" office:value="1.01881055088042">
            <text:p>1.02</text:p>
          </table:table-cell>
          <table:table-cell table:number-columns-repeated="5"/>
        </table:table-row>
        <table:table-row table:style-name="ro1">
          <table:table-cell office:value-type="float" office:value="321.74">
            <text:p>321.74</text:p>
          </table:table-cell>
          <table:table-cell office:value-type="float" office:value="337.25">
            <text:p>337.25</text:p>
          </table:table-cell>
          <table:table-cell table:formula="of:=[.B487]/[.A487]" office:value-type="float" office:value="1.04820662646858">
            <text:p>1.05</text:p>
          </table:table-cell>
          <table:table-cell office:value-type="float" office:value="325.59">
            <text:p>325.59</text:p>
          </table:table-cell>
          <table:table-cell table:formula="of:=[.D487]/[.A487]" office:value-type="float" office:value="1.01196618387518">
            <text:p>1.01</text:p>
          </table:table-cell>
          <table:table-cell office:value-type="float" office:value="323.25">
            <text:p>323.25</text:p>
          </table:table-cell>
          <table:table-cell table:formula="of:=[.F487]/[.A487]" office:value-type="float" office:value="1.00469323055884">
            <text:p>1</text:p>
          </table:table-cell>
          <table:table-cell office:value-type="float" office:value="327.01">
            <text:p>327.01</text:p>
          </table:table-cell>
          <table:table-cell table:formula="of:=[.H487]/[.A487]" office:value-type="float" office:value="1.01637968546031">
            <text:p>1.02</text:p>
          </table:table-cell>
          <table:table-cell office:value-type="float" office:value="322.08">
            <text:p>322.08</text:p>
          </table:table-cell>
          <table:table-cell table:formula="of:=[.J487]/[.A487]" office:value-type="float" office:value="1.00105675390067">
            <text:p>1</text:p>
          </table:table-cell>
          <table:table-cell table:number-columns-repeated="5"/>
        </table:table-row>
        <table:table-row table:style-name="ro1">
          <table:table-cell office:value-type="float" office:value="309.22">
            <text:p>309.22</text:p>
          </table:table-cell>
          <table:table-cell office:value-type="float" office:value="314.84">
            <text:p>314.84</text:p>
          </table:table-cell>
          <table:table-cell table:formula="of:=[.B488]/[.A488]" office:value-type="float" office:value="1.01817476230515">
            <text:p>1.02</text:p>
          </table:table-cell>
          <table:table-cell office:value-type="float" office:value="313.66">
            <text:p>313.66</text:p>
          </table:table-cell>
          <table:table-cell table:formula="of:=[.D488]/[.A488]" office:value-type="float" office:value="1.01435870900977">
            <text:p>1.01</text:p>
          </table:table-cell>
          <table:table-cell office:value-type="float" office:value="313.66">
            <text:p>313.66</text:p>
          </table:table-cell>
          <table:table-cell table:formula="of:=[.F488]/[.A488]" office:value-type="float" office:value="1.01435870900977">
            <text:p>1.01</text:p>
          </table:table-cell>
          <table:table-cell office:value-type="float" office:value="314.84">
            <text:p>314.84</text:p>
          </table:table-cell>
          <table:table-cell table:formula="of:=[.H488]/[.A488]" office:value-type="float" office:value="1.01817476230515">
            <text:p>1.02</text:p>
          </table:table-cell>
          <table:table-cell office:value-type="float" office:value="311.32">
            <text:p>311.32</text:p>
          </table:table-cell>
          <table:table-cell table:formula="of:=[.J488]/[.A488]" office:value-type="float" office:value="1.0067912812884">
            <text:p>1.01</text:p>
          </table:table-cell>
          <table:table-cell table:number-columns-repeated="5"/>
        </table:table-row>
        <table:table-row table:style-name="ro1">
          <table:table-cell office:value-type="float" office:value="80.91">
            <text:p>80.91</text:p>
          </table:table-cell>
          <table:table-cell office:value-type="float" office:value="83.25">
            <text:p>83.25</text:p>
          </table:table-cell>
          <table:table-cell table:formula="of:=[.B489]/[.A489]" office:value-type="float" office:value="1.02892102335929">
            <text:p>1.03</text:p>
          </table:table-cell>
          <table:table-cell office:value-type="float" office:value="83.25">
            <text:p>83.25</text:p>
          </table:table-cell>
          <table:table-cell table:formula="of:=[.D489]/[.A489]" office:value-type="float" office:value="1.02892102335929">
            <text:p>1.03</text:p>
          </table:table-cell>
          <table:table-cell office:value-type="float" office:value="83.25">
            <text:p>83.25</text:p>
          </table:table-cell>
          <table:table-cell table:formula="of:=[.F489]/[.A489]" office:value-type="float" office:value="1.02892102335929">
            <text:p>1.03</text:p>
          </table:table-cell>
          <table:table-cell office:value-type="float" office:value="83.25">
            <text:p>83.25</text:p>
          </table:table-cell>
          <table:table-cell table:formula="of:=[.H489]/[.A489]" office:value-type="float" office:value="1.02892102335929">
            <text:p>1.03</text:p>
          </table:table-cell>
          <table:table-cell office:value-type="float" office:value="83.25">
            <text:p>83.25</text:p>
          </table:table-cell>
          <table:table-cell table:formula="of:=[.J489]/[.A489]" office:value-type="float" office:value="1.02892102335929">
            <text:p>1.03</text:p>
          </table:table-cell>
          <table:table-cell table:number-columns-repeated="5"/>
        </table:table-row>
        <table:table-row table:style-name="ro1">
          <table:table-cell office:value-type="float" office:value="270.79">
            <text:p>270.79</text:p>
          </table:table-cell>
          <table:table-cell office:value-type="float" office:value="279.62">
            <text:p>279.62</text:p>
          </table:table-cell>
          <table:table-cell table:formula="of:=[.B490]/[.A490]" office:value-type="float" office:value="1.03260829425016">
            <text:p>1.03</text:p>
          </table:table-cell>
          <table:table-cell office:value-type="float" office:value="277.97">
            <text:p>277.97</text:p>
          </table:table-cell>
          <table:table-cell table:formula="of:=[.D490]/[.A490]" office:value-type="float" office:value="1.02651501163263">
            <text:p>1.03</text:p>
          </table:table-cell>
          <table:table-cell office:value-type="float" office:value="277.14">
            <text:p>277.14</text:p>
          </table:table-cell>
          <table:table-cell table:formula="of:=[.F490]/[.A490]" office:value-type="float" office:value="1.02344990583109">
            <text:p>1.02</text:p>
          </table:table-cell>
          <table:table-cell office:value-type="float" office:value="279.62">
            <text:p>279.62</text:p>
          </table:table-cell>
          <table:table-cell table:formula="of:=[.H490]/[.A490]" office:value-type="float" office:value="1.03260829425016">
            <text:p>1.03</text:p>
          </table:table-cell>
          <table:table-cell office:value-type="float" office:value="277.97">
            <text:p>277.97</text:p>
          </table:table-cell>
          <table:table-cell table:formula="of:=[.J490]/[.A490]" office:value-type="float" office:value="1.02651501163263">
            <text:p>1.03</text:p>
          </table:table-cell>
          <table:table-cell table:number-columns-repeated="5"/>
        </table:table-row>
        <table:table-row table:style-name="ro1">
          <table:table-cell office:value-type="float" office:value="97.94">
            <text:p>97.94</text:p>
          </table:table-cell>
          <table:table-cell office:value-type="float" office:value="101.6">
            <text:p>101.6</text:p>
          </table:table-cell>
          <table:table-cell table:formula="of:=[.B491]/[.A491]" office:value-type="float" office:value="1.03736981825608">
            <text:p>1.04</text:p>
          </table:table-cell>
          <table:table-cell office:value-type="float" office:value="99.6">
            <text:p>99.6</text:p>
          </table:table-cell>
          <table:table-cell table:formula="of:=[.D491]/[.A491]" office:value-type="float" office:value="1.01694915254237">
            <text:p>1.02</text:p>
          </table:table-cell>
          <table:table-cell office:value-type="float" office:value="100.28">
            <text:p>100.28</text:p>
          </table:table-cell>
          <table:table-cell table:formula="of:=[.F491]/[.A491]" office:value-type="float" office:value="1.02389217888503">
            <text:p>1.02</text:p>
          </table:table-cell>
          <table:table-cell office:value-type="float" office:value="101.6">
            <text:p>101.6</text:p>
          </table:table-cell>
          <table:table-cell table:formula="of:=[.H491]/[.A491]" office:value-type="float" office:value="1.03736981825608">
            <text:p>1.04</text:p>
          </table:table-cell>
          <table:table-cell office:value-type="float" office:value="99.6">
            <text:p>99.6</text:p>
          </table:table-cell>
          <table:table-cell table:formula="of:=[.J491]/[.A491]" office:value-type="float" office:value="1.01694915254237">
            <text:p>1.02</text:p>
          </table:table-cell>
          <table:table-cell table:number-columns-repeated="5"/>
        </table:table-row>
        <table:table-row table:style-name="ro1">
          <table:table-cell office:value-type="float" office:value="73.6">
            <text:p>73.6</text:p>
          </table:table-cell>
          <table:table-cell office:value-type="float" office:value="82.67">
            <text:p>82.67</text:p>
          </table:table-cell>
          <table:table-cell table:formula="of:=[.B492]/[.A492]" office:value-type="float" office:value="1.12323369565217">
            <text:p>1.12</text:p>
          </table:table-cell>
          <table:table-cell office:value-type="float" office:value="73.6">
            <text:p>73.6</text:p>
          </table:table-cell>
          <table:table-cell table:formula="of:=[.D492]/[.A492]" office:value-type="float" office:value="1">
            <text:p>1</text:p>
          </table:table-cell>
          <table:table-cell office:value-type="float" office:value="73.6">
            <text:p>73.6</text:p>
          </table:table-cell>
          <table:table-cell table:formula="of:=[.F492]/[.A492]" office:value-type="float" office:value="1">
            <text:p>1</text:p>
          </table:table-cell>
          <table:table-cell office:value-type="float" office:value="73.6">
            <text:p>73.6</text:p>
          </table:table-cell>
          <table:table-cell table:formula="of:=[.H492]/[.A492]" office:value-type="float" office:value="1">
            <text:p>1</text:p>
          </table:table-cell>
          <table:table-cell office:value-type="float" office:value="73.6">
            <text:p>73.6</text:p>
          </table:table-cell>
          <table:table-cell table:formula="of:=[.J492]/[.A492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204.92">
            <text:p>204.92</text:p>
          </table:table-cell>
          <table:table-cell office:value-type="float" office:value="213.37">
            <text:p>213.37</text:p>
          </table:table-cell>
          <table:table-cell table:formula="of:=[.B493]/[.A493]" office:value-type="float" office:value="1.0412356041382">
            <text:p>1.04</text:p>
          </table:table-cell>
          <table:table-cell office:value-type="float" office:value="210.78">
            <text:p>210.78</text:p>
          </table:table-cell>
          <table:table-cell table:formula="of:=[.D493]/[.A493]" office:value-type="float" office:value="1.02859652547336">
            <text:p>1.03</text:p>
          </table:table-cell>
          <table:table-cell office:value-type="float" office:value="207.27">
            <text:p>207.27</text:p>
          </table:table-cell>
          <table:table-cell table:formula="of:=[.F493]/[.A493]" office:value-type="float" office:value="1.01146788990826">
            <text:p>1.01</text:p>
          </table:table-cell>
          <table:table-cell office:value-type="float" office:value="213.37">
            <text:p>213.37</text:p>
          </table:table-cell>
          <table:table-cell table:formula="of:=[.H493]/[.A493]" office:value-type="float" office:value="1.0412356041382">
            <text:p>1.04</text:p>
          </table:table-cell>
          <table:table-cell office:value-type="float" office:value="206.1">
            <text:p>206.1</text:p>
          </table:table-cell>
          <table:table-cell table:formula="of:=[.J493]/[.A493]" office:value-type="float" office:value="1.00575834471989">
            <text:p>1.01</text:p>
          </table:table-cell>
          <table:table-cell table:number-columns-repeated="5"/>
        </table:table-row>
        <table:table-row table:style-name="ro1">
          <table:table-cell office:value-type="float" office:value="462.4">
            <text:p>462.4</text:p>
          </table:table-cell>
          <table:table-cell office:value-type="float" office:value="475.63">
            <text:p>475.63</text:p>
          </table:table-cell>
          <table:table-cell table:formula="of:=[.B494]/[.A494]" office:value-type="float" office:value="1.0286115916955">
            <text:p>1.03</text:p>
          </table:table-cell>
          <table:table-cell office:value-type="float" office:value="468.36">
            <text:p>468.36</text:p>
          </table:table-cell>
          <table:table-cell table:formula="of:=[.D494]/[.A494]" office:value-type="float" office:value="1.0128892733564">
            <text:p>1.01</text:p>
          </table:table-cell>
          <table:table-cell office:value-type="float" office:value="464.85">
            <text:p>464.85</text:p>
          </table:table-cell>
          <table:table-cell table:formula="of:=[.F494]/[.A494]" office:value-type="float" office:value="1.00529844290657">
            <text:p>1.01</text:p>
          </table:table-cell>
          <table:table-cell office:value-type="float" office:value="470.36">
            <text:p>470.36</text:p>
          </table:table-cell>
          <table:table-cell table:formula="of:=[.H494]/[.A494]" office:value-type="float" office:value="1.01721453287197">
            <text:p>1.02</text:p>
          </table:table-cell>
          <table:table-cell office:value-type="float" office:value="463.09">
            <text:p>463.09</text:p>
          </table:table-cell>
          <table:table-cell table:formula="of:=[.J494]/[.A494]" office:value-type="float" office:value="1.00149221453287">
            <text:p>1</text:p>
          </table:table-cell>
          <table:table-cell table:number-columns-repeated="5"/>
        </table:table-row>
        <table:table-row table:style-name="ro1">
          <table:table-cell office:value-type="float" office:value="47.7">
            <text:p>47.7</text:p>
          </table:table-cell>
          <table:table-cell office:value-type="float" office:value="56.87">
            <text:p>56.87</text:p>
          </table:table-cell>
          <table:table-cell table:formula="of:=[.B495]/[.A495]" office:value-type="float" office:value="1.19224318658281">
            <text:p>1.19</text:p>
          </table:table-cell>
          <table:table-cell office:value-type="float" office:value="47.7">
            <text:p>47.7</text:p>
          </table:table-cell>
          <table:table-cell table:formula="of:=[.D495]/[.A495]" office:value-type="float" office:value="1">
            <text:p>1</text:p>
          </table:table-cell>
          <table:table-cell office:value-type="float" office:value="47.7">
            <text:p>47.7</text:p>
          </table:table-cell>
          <table:table-cell table:formula="of:=[.F495]/[.A495]" office:value-type="float" office:value="1">
            <text:p>1</text:p>
          </table:table-cell>
          <table:table-cell office:value-type="float" office:value="47.7">
            <text:p>47.7</text:p>
          </table:table-cell>
          <table:table-cell table:formula="of:=[.H495]/[.A495]" office:value-type="float" office:value="1">
            <text:p>1</text:p>
          </table:table-cell>
          <table:table-cell office:value-type="float" office:value="47.7">
            <text:p>47.7</text:p>
          </table:table-cell>
          <table:table-cell table:formula="of:=[.J495]/[.A495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27.88">
            <text:p>127.88</text:p>
          </table:table-cell>
          <table:table-cell office:value-type="float" office:value="137.88">
            <text:p>137.88</text:p>
          </table:table-cell>
          <table:table-cell table:formula="of:=[.B496]/[.A496]" office:value-type="float" office:value="1.07819831091648">
            <text:p>1.08</text:p>
          </table:table-cell>
          <table:table-cell office:value-type="float" office:value="134.47">
            <text:p>134.47</text:p>
          </table:table-cell>
          <table:table-cell table:formula="of:=[.D496]/[.A496]" office:value-type="float" office:value="1.05153268689396">
            <text:p>1.05</text:p>
          </table:table-cell>
          <table:table-cell office:value-type="float" office:value="134.47">
            <text:p>134.47</text:p>
          </table:table-cell>
          <table:table-cell table:formula="of:=[.F496]/[.A496]" office:value-type="float" office:value="1.05153268689396">
            <text:p>1.05</text:p>
          </table:table-cell>
          <table:table-cell office:value-type="float" office:value="137.88">
            <text:p>137.88</text:p>
          </table:table-cell>
          <table:table-cell table:formula="of:=[.H496]/[.A496]" office:value-type="float" office:value="1.07819831091648">
            <text:p>1.08</text:p>
          </table:table-cell>
          <table:table-cell office:value-type="float" office:value="127.88">
            <text:p>127.88</text:p>
          </table:table-cell>
          <table:table-cell table:formula="of:=[.J496]/[.A496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31.98">
            <text:p>131.98</text:p>
          </table:table-cell>
          <table:table-cell office:value-type="float" office:value="136.81">
            <text:p>136.81</text:p>
          </table:table-cell>
          <table:table-cell table:formula="of:=[.B497]/[.A497]" office:value-type="float" office:value="1.03659645400818">
            <text:p>1.04</text:p>
          </table:table-cell>
          <table:table-cell office:value-type="float" office:value="134.23">
            <text:p>134.23</text:p>
          </table:table-cell>
          <table:table-cell table:formula="of:=[.D497]/[.A497]" office:value-type="float" office:value="1.01704803758145">
            <text:p>1.02</text:p>
          </table:table-cell>
          <table:table-cell office:value-type="float" office:value="137.74">
            <text:p>137.74</text:p>
          </table:table-cell>
          <table:table-cell table:formula="of:=[.F497]/[.A497]" office:value-type="float" office:value="1.04364297620852">
            <text:p>1.04</text:p>
          </table:table-cell>
          <table:table-cell office:value-type="float" office:value="136.81">
            <text:p>136.81</text:p>
          </table:table-cell>
          <table:table-cell table:formula="of:=[.H497]/[.A497]" office:value-type="float" office:value="1.03659645400818">
            <text:p>1.04</text:p>
          </table:table-cell>
          <table:table-cell office:value-type="float" office:value="134.23">
            <text:p>134.23</text:p>
          </table:table-cell>
          <table:table-cell table:formula="of:=[.J497]/[.A497]" office:value-type="float" office:value="1.01704803758145">
            <text:p>1.02</text:p>
          </table:table-cell>
          <table:table-cell table:number-columns-repeated="5"/>
        </table:table-row>
        <table:table-row table:style-name="ro1">
          <table:table-cell office:value-type="float" office:value="137.94">
            <text:p>137.94</text:p>
          </table:table-cell>
          <table:table-cell office:value-type="float" office:value="146.42">
            <text:p>146.42</text:p>
          </table:table-cell>
          <table:table-cell table:formula="of:=[.B498]/[.A498]" office:value-type="float" office:value="1.06147600405974">
            <text:p>1.06</text:p>
          </table:table-cell>
          <table:table-cell office:value-type="float" office:value="137.94">
            <text:p>137.94</text:p>
          </table:table-cell>
          <table:table-cell table:formula="of:=[.D498]/[.A498]" office:value-type="float" office:value="1">
            <text:p>1</text:p>
          </table:table-cell>
          <table:table-cell office:value-type="float" office:value="137.94">
            <text:p>137.94</text:p>
          </table:table-cell>
          <table:table-cell table:formula="of:=[.F498]/[.A498]" office:value-type="float" office:value="1">
            <text:p>1</text:p>
          </table:table-cell>
          <table:table-cell office:value-type="float" office:value="137.94">
            <text:p>137.94</text:p>
          </table:table-cell>
          <table:table-cell table:formula="of:=[.H498]/[.A498]" office:value-type="float" office:value="1">
            <text:p>1</text:p>
          </table:table-cell>
          <table:table-cell office:value-type="float" office:value="138.52">
            <text:p>138.52</text:p>
          </table:table-cell>
          <table:table-cell table:formula="of:=[.J498]/[.A498]" office:value-type="float" office:value="1.00420472669277">
            <text:p>1</text:p>
          </table:table-cell>
          <table:table-cell table:number-columns-repeated="5"/>
        </table:table-row>
        <table:table-row table:style-name="ro1">
          <table:table-cell office:value-type="float" office:value="241.02">
            <text:p>241.02</text:p>
          </table:table-cell>
          <table:table-cell office:value-type="float" office:value="251.85">
            <text:p>251.85</text:p>
          </table:table-cell>
          <table:table-cell table:formula="of:=[.B499]/[.A499]" office:value-type="float" office:value="1.04493403037092">
            <text:p>1.04</text:p>
          </table:table-cell>
          <table:table-cell office:value-type="float" office:value="243.27">
            <text:p>243.27</text:p>
          </table:table-cell>
          <table:table-cell table:formula="of:=[.D499]/[.A499]" office:value-type="float" office:value="1.00933532486931">
            <text:p>1.01</text:p>
          </table:table-cell>
          <table:table-cell office:value-type="float" office:value="241.61">
            <text:p>241.61</text:p>
          </table:table-cell>
          <table:table-cell table:formula="of:=[.F499]/[.A499]" office:value-type="float" office:value="1.0024479296324">
            <text:p>1</text:p>
          </table:table-cell>
          <table:table-cell office:value-type="float" office:value="247.27">
            <text:p>247.27</text:p>
          </table:table-cell>
          <table:table-cell table:formula="of:=[.H499]/[.A499]" office:value-type="float" office:value="1.02593145797029">
            <text:p>1.03</text:p>
          </table:table-cell>
          <table:table-cell office:value-type="float" office:value="241.61">
            <text:p>241.61</text:p>
          </table:table-cell>
          <table:table-cell table:formula="of:=[.J499]/[.A499]" office:value-type="float" office:value="1.0024479296324">
            <text:p>1</text:p>
          </table:table-cell>
          <table:table-cell table:number-columns-repeated="5"/>
        </table:table-row>
        <table:table-row table:style-name="ro1">
          <table:table-cell office:value-type="float" office:value="359.72">
            <text:p>359.72</text:p>
          </table:table-cell>
          <table:table-cell office:value-type="float" office:value="369.1">
            <text:p>369.1</text:p>
          </table:table-cell>
          <table:table-cell table:formula="of:=[.B500]/[.A500]" office:value-type="float" office:value="1.02607583676193">
            <text:p>1.03</text:p>
          </table:table-cell>
          <table:table-cell office:value-type="float" office:value="365.92">
            <text:p>365.92</text:p>
          </table:table-cell>
          <table:table-cell table:formula="of:=[.D500]/[.A500]" office:value-type="float" office:value="1.01723562771044">
            <text:p>1.02</text:p>
          </table:table-cell>
          <table:table-cell office:value-type="float" office:value="364.75">
            <text:p>364.75</text:p>
          </table:table-cell>
          <table:table-cell table:formula="of:=[.F500]/[.A500]" office:value-type="float" office:value="1.01398309796508">
            <text:p>1.01</text:p>
          </table:table-cell>
          <table:table-cell office:value-type="float" office:value="369.1">
            <text:p>369.1</text:p>
          </table:table-cell>
          <table:table-cell table:formula="of:=[.H500]/[.A500]" office:value-type="float" office:value="1.02607583676193">
            <text:p>1.03</text:p>
          </table:table-cell>
          <table:table-cell office:value-type="float" office:value="361.48">
            <text:p>361.48</text:p>
          </table:table-cell>
          <table:table-cell table:formula="of:=[.J500]/[.A500]" office:value-type="float" office:value="1.0048926943178">
            <text:p>1</text:p>
          </table:table-cell>
          <table:table-cell table:number-columns-repeated="5"/>
        </table:table-row>
        <table:table-row table:style-name="ro1">
          <table:table-cell office:value-type="float" office:value="403.91">
            <text:p>403.91</text:p>
          </table:table-cell>
          <table:table-cell office:value-type="float" office:value="420.79">
            <text:p>420.79</text:p>
          </table:table-cell>
          <table:table-cell table:formula="of:=[.B501]/[.A501]" office:value-type="float" office:value="1.04179148820282">
            <text:p>1.04</text:p>
          </table:table-cell>
          <table:table-cell office:value-type="float" office:value="411.62">
            <text:p>411.62</text:p>
          </table:table-cell>
          <table:table-cell table:formula="of:=[.D501]/[.A501]" office:value-type="float" office:value="1.01908841078458">
            <text:p>1.02</text:p>
          </table:table-cell>
          <table:table-cell office:value-type="float" office:value="408.69">
            <text:p>408.69</text:p>
          </table:table-cell>
          <table:table-cell table:formula="of:=[.F501]/[.A501]" office:value-type="float" office:value="1.01183431952663">
            <text:p>1.01</text:p>
          </table:table-cell>
          <table:table-cell office:value-type="float" office:value="420.21">
            <text:p>420.21</text:p>
          </table:table-cell>
          <table:table-cell table:formula="of:=[.H501]/[.A501]" office:value-type="float" office:value="1.04035552474561">
            <text:p>1.04</text:p>
          </table:table-cell>
          <table:table-cell office:value-type="float" office:value="409.28">
            <text:p>409.28</text:p>
          </table:table-cell>
          <table:table-cell table:formula="of:=[.J501]/[.A501]" office:value-type="float" office:value="1.01329504097447">
            <text:p>1.01</text:p>
          </table:table-cell>
          <table:table-cell table:number-columns-repeated="5"/>
        </table:table-row>
        <table:table-row table:style-name="ro1">
          <table:table-cell office:value-type="float" office:value="335.19">
            <text:p>335.19</text:p>
          </table:table-cell>
          <table:table-cell office:value-type="float" office:value="344.61">
            <text:p>344.61</text:p>
          </table:table-cell>
          <table:table-cell table:formula="of:=[.B502]/[.A502]" office:value-type="float" office:value="1.02810346370715">
            <text:p>1.03</text:p>
          </table:table-cell>
          <table:table-cell office:value-type="float" office:value="346.36">
            <text:p>346.36</text:p>
          </table:table-cell>
          <table:table-cell table:formula="of:=[.D502]/[.A502]" office:value-type="float" office:value="1.03332438318566">
            <text:p>1.03</text:p>
          </table:table-cell>
          <table:table-cell office:value-type="float" office:value="341.09">
            <text:p>341.09</text:p>
          </table:table-cell>
          <table:table-cell table:formula="of:=[.F502]/[.A502]" office:value-type="float" office:value="1.01760195709896">
            <text:p>1.02</text:p>
          </table:table-cell>
          <table:table-cell office:value-type="float" office:value="344.61">
            <text:p>344.61</text:p>
          </table:table-cell>
          <table:table-cell table:formula="of:=[.H502]/[.A502]" office:value-type="float" office:value="1.02810346370715">
            <text:p>1.03</text:p>
          </table:table-cell>
          <table:table-cell office:value-type="float" office:value="337.78">
            <text:p>337.78</text:p>
          </table:table-cell>
          <table:table-cell table:formula="of:=[.J502]/[.A502]" office:value-type="float" office:value="1.00772696082819">
            <text:p>1.01</text:p>
          </table:table-cell>
          <table:table-cell table:number-columns-repeated="5"/>
        </table:table-row>
        <table:table-row table:style-name="ro1">
          <table:table-cell office:value-type="float" office:value="464.59">
            <text:p>464.59</text:p>
          </table:table-cell>
          <table:table-cell office:value-type="float" office:value="478.3">
            <text:p>478.3</text:p>
          </table:table-cell>
          <table:table-cell table:formula="of:=[.B503]/[.A503]" office:value-type="float" office:value="1.02950989044103">
            <text:p>1.03</text:p>
          </table:table-cell>
          <table:table-cell office:value-type="float" office:value="471.72">
            <text:p>471.72</text:p>
          </table:table-cell>
          <table:table-cell table:formula="of:=[.D503]/[.A503]" office:value-type="float" office:value="1.01534686497772">
            <text:p>1.02</text:p>
          </table:table-cell>
          <table:table-cell office:value-type="float" office:value="467.62">
            <text:p>467.62</text:p>
          </table:table-cell>
          <table:table-cell table:formula="of:=[.F503]/[.A503]" office:value-type="float" office:value="1.00652187950666">
            <text:p>1.01</text:p>
          </table:table-cell>
          <table:table-cell office:value-type="float" office:value="476.3">
            <text:p>476.3</text:p>
          </table:table-cell>
          <table:table-cell table:formula="of:=[.H503]/[.A503]" office:value-type="float" office:value="1.02520501947954">
            <text:p>1.03</text:p>
          </table:table-cell>
          <table:table-cell office:value-type="float" office:value="468.2">
            <text:p>468.2</text:p>
          </table:table-cell>
          <table:table-cell table:formula="of:=[.J503]/[.A503]" office:value-type="float" office:value="1.00777029208549">
            <text:p>1.01</text:p>
          </table:table-cell>
          <table:table-cell table:number-columns-repeated="5"/>
        </table:table-row>
        <table:table-row table:style-name="ro1">
          <table:table-cell office:value-type="float" office:value="499.17">
            <text:p>499.17</text:p>
          </table:table-cell>
          <table:table-cell office:value-type="float" office:value="516.55">
            <text:p>516.55</text:p>
          </table:table-cell>
          <table:table-cell table:formula="of:=[.B504]/[.A504]" office:value-type="float" office:value="1.03481779754392">
            <text:p>1.03</text:p>
          </table:table-cell>
          <table:table-cell office:value-type="float" office:value="504.55">
            <text:p>504.55</text:p>
          </table:table-cell>
          <table:table-cell table:formula="of:=[.D504]/[.A504]" office:value-type="float" office:value="1.01077789129956">
            <text:p>1.01</text:p>
          </table:table-cell>
          <table:table-cell office:value-type="float" office:value="502.2">
            <text:p>502.2</text:p>
          </table:table-cell>
          <table:table-cell table:formula="of:=[.F504]/[.A504]" office:value-type="float" office:value="1.0060700763267">
            <text:p>1.01</text:p>
          </table:table-cell>
          <table:table-cell office:value-type="float" office:value="510.89">
            <text:p>510.89</text:p>
          </table:table-cell>
          <table:table-cell table:formula="of:=[.H504]/[.A504]" office:value-type="float" office:value="1.02347897509866">
            <text:p>1.02</text:p>
          </table:table-cell>
          <table:table-cell office:value-type="float" office:value="503.96">
            <text:p>503.96</text:p>
          </table:table-cell>
          <table:table-cell table:formula="of:=[.J504]/[.A504]" office:value-type="float" office:value="1.00959592924254">
            <text:p>1.01</text:p>
          </table:table-cell>
          <table:table-cell table:number-columns-repeated="5"/>
        </table:table-row>
        <table:table-row table:style-name="ro1">
          <table:table-cell office:value-type="float" office:value="110.88">
            <text:p>110.88</text:p>
          </table:table-cell>
          <table:table-cell office:value-type="float" office:value="122.84">
            <text:p>122.84</text:p>
          </table:table-cell>
          <table:table-cell table:formula="of:=[.B505]/[.A505]" office:value-type="float" office:value="1.10786435786436">
            <text:p>1.11</text:p>
          </table:table-cell>
          <table:table-cell office:value-type="float" office:value="119.67">
            <text:p>119.67</text:p>
          </table:table-cell>
          <table:table-cell table:formula="of:=[.D505]/[.A505]" office:value-type="float" office:value="1.07927489177489">
            <text:p>1.08</text:p>
          </table:table-cell>
          <table:table-cell office:value-type="float" office:value="112.05">
            <text:p>112.05</text:p>
          </table:table-cell>
          <table:table-cell table:formula="of:=[.F505]/[.A505]" office:value-type="float" office:value="1.01055194805195">
            <text:p>1.01</text:p>
          </table:table-cell>
          <table:table-cell office:value-type="float" office:value="122.84">
            <text:p>122.84</text:p>
          </table:table-cell>
          <table:table-cell table:formula="of:=[.H505]/[.A505]" office:value-type="float" office:value="1.10786435786436">
            <text:p>1.11</text:p>
          </table:table-cell>
          <table:table-cell office:value-type="float" office:value="116.74">
            <text:p>116.74</text:p>
          </table:table-cell>
          <table:table-cell table:formula="of:=[.J505]/[.A505]" office:value-type="float" office:value="1.05284992784993">
            <text:p>1.05</text:p>
          </table:table-cell>
          <table:table-cell table:number-columns-repeated="5"/>
        </table:table-row>
        <table:table-row table:style-name="ro1">
          <table:table-cell office:value-type="float" office:value="33.7">
            <text:p>33.7</text:p>
          </table:table-cell>
          <table:table-cell office:value-type="float" office:value="57.21">
            <text:p>57.21</text:p>
          </table:table-cell>
          <table:table-cell table:formula="of:=[.B506]/[.A506]" office:value-type="float" office:value="1.69762611275964">
            <text:p>1.7</text:p>
          </table:table-cell>
          <table:table-cell office:value-type="float" office:value="33.7">
            <text:p>33.7</text:p>
          </table:table-cell>
          <table:table-cell table:formula="of:=[.D506]/[.A506]" office:value-type="float" office:value="1">
            <text:p>1</text:p>
          </table:table-cell>
          <table:table-cell office:value-type="float" office:value="33.7">
            <text:p>33.7</text:p>
          </table:table-cell>
          <table:table-cell table:formula="of:=[.F506]/[.A506]" office:value-type="float" office:value="1">
            <text:p>1</text:p>
          </table:table-cell>
          <table:table-cell office:value-type="float" office:value="57.21">
            <text:p>57.21</text:p>
          </table:table-cell>
          <table:table-cell table:formula="of:=[.H506]/[.A506]" office:value-type="float" office:value="1.69762611275964">
            <text:p>1.7</text:p>
          </table:table-cell>
          <table:table-cell office:value-type="float" office:value="33.7">
            <text:p>33.7</text:p>
          </table:table-cell>
          <table:table-cell table:formula="of:=[.J506]/[.A506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09.41">
            <text:p>109.41</text:p>
          </table:table-cell>
          <table:table-cell office:value-type="float" office:value="131.07">
            <text:p>131.07</text:p>
          </table:table-cell>
          <table:table-cell table:formula="of:=[.B507]/[.A507]" office:value-type="float" office:value="1.19797093501508">
            <text:p>1.2</text:p>
          </table:table-cell>
          <table:table-cell office:value-type="float" office:value="109.41">
            <text:p>109.41</text:p>
          </table:table-cell>
          <table:table-cell table:formula="of:=[.D507]/[.A507]" office:value-type="float" office:value="1">
            <text:p>1</text:p>
          </table:table-cell>
          <table:table-cell office:value-type="float" office:value="109.41">
            <text:p>109.41</text:p>
          </table:table-cell>
          <table:table-cell table:formula="of:=[.F507]/[.A507]" office:value-type="float" office:value="1">
            <text:p>1</text:p>
          </table:table-cell>
          <table:table-cell office:value-type="float" office:value="109.41">
            <text:p>109.41</text:p>
          </table:table-cell>
          <table:table-cell table:formula="of:=[.H507]/[.A507]" office:value-type="float" office:value="1">
            <text:p>1</text:p>
          </table:table-cell>
          <table:table-cell office:value-type="float" office:value="112.92">
            <text:p>112.92</text:p>
          </table:table-cell>
          <table:table-cell table:formula="of:=[.J507]/[.A507]" office:value-type="float" office:value="1.0320811625994">
            <text:p>1.03</text:p>
          </table:table-cell>
          <table:table-cell table:number-columns-repeated="5"/>
        </table:table-row>
        <table:table-row table:style-name="ro1">
          <table:table-cell office:value-type="float" office:value="507.46">
            <text:p>507.46</text:p>
          </table:table-cell>
          <table:table-cell office:value-type="float" office:value="519.32">
            <text:p>519.32</text:p>
          </table:table-cell>
          <table:table-cell table:formula="of:=[.B508]/[.A508]" office:value-type="float" office:value="1.023371300201">
            <text:p>1.02</text:p>
          </table:table-cell>
          <table:table-cell office:value-type="float" office:value="508.14">
            <text:p>508.14</text:p>
          </table:table-cell>
          <table:table-cell table:formula="of:=[.D508]/[.A508]" office:value-type="float" office:value="1.00134000709416">
            <text:p>1</text:p>
          </table:table-cell>
          <table:table-cell office:value-type="float" office:value="511.32">
            <text:p>511.32</text:p>
          </table:table-cell>
          <table:table-cell table:formula="of:=[.F508]/[.A508]" office:value-type="float" office:value="1.007606510858">
            <text:p>1.01</text:p>
          </table:table-cell>
          <table:table-cell office:value-type="float" office:value="515.9">
            <text:p>515.9</text:p>
          </table:table-cell>
          <table:table-cell table:formula="of:=[.H508]/[.A508]" office:value-type="float" office:value="1.01663185275687">
            <text:p>1.02</text:p>
          </table:table-cell>
          <table:table-cell office:value-type="float" office:value="508.14">
            <text:p>508.14</text:p>
          </table:table-cell>
          <table:table-cell table:formula="of:=[.J508]/[.A508]" office:value-type="float" office:value="1.00134000709416">
            <text:p>1</text:p>
          </table:table-cell>
          <table:table-cell table:number-columns-repeated="5"/>
        </table:table-row>
        <table:table-row table:style-name="ro1">
          <table:table-cell office:value-type="float" office:value="25.49">
            <text:p>25.49</text:p>
          </table:table-cell>
          <table:table-cell office:value-type="float" office:value="29.73">
            <text:p>29.73</text:p>
          </table:table-cell>
          <table:table-cell table:formula="of:=[.B509]/[.A509]" office:value-type="float" office:value="1.16633974107493">
            <text:p>1.17</text:p>
          </table:table-cell>
          <table:table-cell office:value-type="float" office:value="25.49">
            <text:p>25.49</text:p>
          </table:table-cell>
          <table:table-cell table:formula="of:=[.D509]/[.A509]" office:value-type="float" office:value="1">
            <text:p>1</text:p>
          </table:table-cell>
          <table:table-cell office:value-type="float" office:value="25.49">
            <text:p>25.49</text:p>
          </table:table-cell>
          <table:table-cell table:formula="of:=[.F509]/[.A509]" office:value-type="float" office:value="1">
            <text:p>1</text:p>
          </table:table-cell>
          <table:table-cell office:value-type="float" office:value="25.49">
            <text:p>25.49</text:p>
          </table:table-cell>
          <table:table-cell table:formula="of:=[.H509]/[.A509]" office:value-type="float" office:value="1">
            <text:p>1</text:p>
          </table:table-cell>
          <table:table-cell office:value-type="float" office:value="25.49">
            <text:p>25.49</text:p>
          </table:table-cell>
          <table:table-cell table:formula="of:=[.J509]/[.A509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48.87">
            <text:p>48.87</text:p>
          </table:table-cell>
          <table:table-cell office:value-type="float" office:value="51.21">
            <text:p>51.21</text:p>
          </table:table-cell>
          <table:table-cell table:formula="of:=[.B510]/[.A510]" office:value-type="float" office:value="1.04788213627993">
            <text:p>1.05</text:p>
          </table:table-cell>
          <table:table-cell office:value-type="float" office:value="50.04">
            <text:p>50.04</text:p>
          </table:table-cell>
          <table:table-cell table:formula="of:=[.D510]/[.A510]" office:value-type="float" office:value="1.02394106813996">
            <text:p>1.02</text:p>
          </table:table-cell>
          <table:table-cell office:value-type="float" office:value="50.04">
            <text:p>50.04</text:p>
          </table:table-cell>
          <table:table-cell table:formula="of:=[.F510]/[.A510]" office:value-type="float" office:value="1.02394106813996">
            <text:p>1.02</text:p>
          </table:table-cell>
          <table:table-cell office:value-type="float" office:value="51.21">
            <text:p>51.21</text:p>
          </table:table-cell>
          <table:table-cell table:formula="of:=[.H510]/[.A510]" office:value-type="float" office:value="1.04788213627993">
            <text:p>1.05</text:p>
          </table:table-cell>
          <table:table-cell office:value-type="float" office:value="49.46">
            <text:p>49.46</text:p>
          </table:table-cell>
          <table:table-cell table:formula="of:=[.J510]/[.A510]" office:value-type="float" office:value="1.01207284632699">
            <text:p>1.01</text:p>
          </table:table-cell>
          <table:table-cell table:number-columns-repeated="5"/>
        </table:table-row>
        <table:table-row table:style-name="ro1">
          <table:table-cell office:value-type="float" office:value="36.46">
            <text:p>36.46</text:p>
          </table:table-cell>
          <table:table-cell office:value-type="float" office:value="39.38">
            <text:p>39.38</text:p>
          </table:table-cell>
          <table:table-cell table:formula="of:=[.B511]/[.A511]" office:value-type="float" office:value="1.08008776741635">
            <text:p>1.08</text:p>
          </table:table-cell>
          <table:table-cell office:value-type="float" office:value="36.46">
            <text:p>36.46</text:p>
          </table:table-cell>
          <table:table-cell table:formula="of:=[.D511]/[.A511]" office:value-type="float" office:value="1">
            <text:p>1</text:p>
          </table:table-cell>
          <table:table-cell office:value-type="float" office:value="36.46">
            <text:p>36.46</text:p>
          </table:table-cell>
          <table:table-cell table:formula="of:=[.F511]/[.A511]" office:value-type="float" office:value="1">
            <text:p>1</text:p>
          </table:table-cell>
          <table:table-cell office:value-type="float" office:value="36.46">
            <text:p>36.46</text:p>
          </table:table-cell>
          <table:table-cell table:formula="of:=[.H511]/[.A511]" office:value-type="float" office:value="1">
            <text:p>1</text:p>
          </table:table-cell>
          <table:table-cell office:value-type="float" office:value="36.46">
            <text:p>36.46</text:p>
          </table:table-cell>
          <table:table-cell table:formula="of:=[.J511]/[.A511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359.76">
            <text:p>359.76</text:p>
          </table:table-cell>
          <table:table-cell office:value-type="float" office:value="376.31">
            <text:p>376.31</text:p>
          </table:table-cell>
          <table:table-cell table:formula="of:=[.B512]/[.A512]" office:value-type="float" office:value="1.0460028908161">
            <text:p>1.05</text:p>
          </table:table-cell>
          <table:table-cell office:value-type="float" office:value="369.62">
            <text:p>369.62</text:p>
          </table:table-cell>
          <table:table-cell table:formula="of:=[.D512]/[.A512]" office:value-type="float" office:value="1.02740716032911">
            <text:p>1.03</text:p>
          </table:table-cell>
          <table:table-cell office:value-type="float" office:value="361.04">
            <text:p>361.04</text:p>
          </table:table-cell>
          <table:table-cell table:formula="of:=[.F512]/[.A512]" office:value-type="float" office:value="1.00355792750723">
            <text:p>1</text:p>
          </table:table-cell>
          <table:table-cell office:value-type="float" office:value="371.04">
            <text:p>371.04</text:p>
          </table:table-cell>
          <table:table-cell table:formula="of:=[.H512]/[.A512]" office:value-type="float" office:value="1.03135423615744">
            <text:p>1.03</text:p>
          </table:table-cell>
          <table:table-cell office:value-type="float" office:value="362.79">
            <text:p>362.79</text:p>
          </table:table-cell>
          <table:table-cell table:formula="of:=[.J512]/[.A512]" office:value-type="float" office:value="1.00842228152101">
            <text:p>1.01</text:p>
          </table:table-cell>
          <table:table-cell table:number-columns-repeated="5"/>
        </table:table-row>
        <table:table-row table:style-name="ro1">
          <table:table-cell office:value-type="float" office:value="44.21">
            <text:p>44.21</text:p>
          </table:table-cell>
          <table:table-cell office:value-type="float" office:value="52.66">
            <text:p>52.66</text:p>
          </table:table-cell>
          <table:table-cell table:formula="of:=[.B513]/[.A513]" office:value-type="float" office:value="1.19113322777652">
            <text:p>1.19</text:p>
          </table:table-cell>
          <table:table-cell office:value-type="float" office:value="46.56">
            <text:p>46.56</text:p>
          </table:table-cell>
          <table:table-cell table:formula="of:=[.D513]/[.A513]" office:value-type="float" office:value="1.05315539470708">
            <text:p>1.05</text:p>
          </table:table-cell>
          <table:table-cell office:value-type="float" office:value="45.38">
            <text:p>45.38</text:p>
          </table:table-cell>
          <table:table-cell table:formula="of:=[.F513]/[.A513]" office:value-type="float" office:value="1.02646460076906">
            <text:p>1.03</text:p>
          </table:table-cell>
          <table:table-cell office:value-type="float" office:value="52.66">
            <text:p>52.66</text:p>
          </table:table-cell>
          <table:table-cell table:formula="of:=[.H513]/[.A513]" office:value-type="float" office:value="1.19113322777652">
            <text:p>1.19</text:p>
          </table:table-cell>
          <table:table-cell office:value-type="float" office:value="46.56">
            <text:p>46.56</text:p>
          </table:table-cell>
          <table:table-cell table:formula="of:=[.J513]/[.A513]" office:value-type="float" office:value="1.05315539470708">
            <text:p>1.05</text:p>
          </table:table-cell>
          <table:table-cell table:number-columns-repeated="5"/>
        </table:table-row>
        <table:table-row table:style-name="ro1">
          <table:table-cell office:value-type="float" office:value="68.74">
            <text:p>68.74</text:p>
          </table:table-cell>
          <table:table-cell office:value-type="float" office:value="116.15">
            <text:p>116.15</text:p>
          </table:table-cell>
          <table:table-cell table:formula="of:=[.B514]/[.A514]" office:value-type="float" office:value="1.68970032004655">
            <text:p>1.69</text:p>
          </table:table-cell>
          <table:table-cell office:value-type="float" office:value="68.74">
            <text:p>68.74</text:p>
          </table:table-cell>
          <table:table-cell table:formula="of:=[.D514]/[.A514]" office:value-type="float" office:value="1">
            <text:p>1</text:p>
          </table:table-cell>
          <table:table-cell office:value-type="float" office:value="68.74">
            <text:p>68.74</text:p>
          </table:table-cell>
          <table:table-cell table:formula="of:=[.F514]/[.A514]" office:value-type="float" office:value="1">
            <text:p>1</text:p>
          </table:table-cell>
          <table:table-cell office:value-type="float" office:value="68.74">
            <text:p>68.74</text:p>
          </table:table-cell>
          <table:table-cell table:formula="of:=[.H514]/[.A514]" office:value-type="float" office:value="1">
            <text:p>1</text:p>
          </table:table-cell>
          <table:table-cell office:value-type="float" office:value="68.74">
            <text:p>68.74</text:p>
          </table:table-cell>
          <table:table-cell table:formula="of:=[.J514]/[.A514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422.66">
            <text:p>422.66</text:p>
          </table:table-cell>
          <table:table-cell office:value-type="float" office:value="448.46">
            <text:p>448.46</text:p>
          </table:table-cell>
          <table:table-cell table:formula="of:=[.B515]/[.A515]" office:value-type="float" office:value="1.06104197227086">
            <text:p>1.06</text:p>
          </table:table-cell>
          <table:table-cell office:value-type="float" office:value="426.32">
            <text:p>426.32</text:p>
          </table:table-cell>
          <table:table-cell table:formula="of:=[.D515]/[.A515]" office:value-type="float" office:value="1.00865944257796">
            <text:p>1.01</text:p>
          </table:table-cell>
          <table:table-cell office:value-type="float" office:value="428.66">
            <text:p>428.66</text:p>
          </table:table-cell>
          <table:table-cell table:formula="of:=[.F515]/[.A515]" office:value-type="float" office:value="1.01419580750485">
            <text:p>1.01</text:p>
          </table:table-cell>
          <table:table-cell office:value-type="float" office:value="448.46">
            <text:p>448.46</text:p>
          </table:table-cell>
          <table:table-cell table:formula="of:=[.H515]/[.A515]" office:value-type="float" office:value="1.06104197227086">
            <text:p>1.06</text:p>
          </table:table-cell>
          <table:table-cell office:value-type="float" office:value="426.32">
            <text:p>426.32</text:p>
          </table:table-cell>
          <table:table-cell table:formula="of:=[.J515]/[.A515]" office:value-type="float" office:value="1.00865944257796">
            <text:p>1.01</text:p>
          </table:table-cell>
          <table:table-cell table:number-columns-repeated="5"/>
        </table:table-row>
        <table:table-row table:style-name="ro1">
          <table:table-cell office:value-type="float" office:value="212.1">
            <text:p>212.1</text:p>
          </table:table-cell>
          <table:table-cell office:value-type="float" office:value="225.85">
            <text:p>225.85</text:p>
          </table:table-cell>
          <table:table-cell table:formula="of:=[.B516]/[.A516]" office:value-type="float" office:value="1.06482791136257">
            <text:p>1.06</text:p>
          </table:table-cell>
          <table:table-cell office:value-type="float" office:value="218.1">
            <text:p>218.1</text:p>
          </table:table-cell>
          <table:table-cell table:formula="of:=[.D516]/[.A516]" office:value-type="float" office:value="1.02828854314003">
            <text:p>1.03</text:p>
          </table:table-cell>
          <table:table-cell office:value-type="float" office:value="217.95">
            <text:p>217.95</text:p>
          </table:table-cell>
          <table:table-cell table:formula="of:=[.F516]/[.A516]" office:value-type="float" office:value="1.02758132956153">
            <text:p>1.03</text:p>
          </table:table-cell>
          <table:table-cell office:value-type="float" office:value="217.17">
            <text:p>217.17</text:p>
          </table:table-cell>
          <table:table-cell table:formula="of:=[.H516]/[.A516]" office:value-type="float" office:value="1.02390381895332">
            <text:p>1.02</text:p>
          </table:table-cell>
          <table:table-cell office:value-type="float" office:value="215.75">
            <text:p>215.75</text:p>
          </table:table-cell>
          <table:table-cell table:formula="of:=[.J516]/[.A516]" office:value-type="float" office:value="1.01720886374352">
            <text:p>1.02</text:p>
          </table:table-cell>
          <table:table-cell table:number-columns-repeated="5"/>
        </table:table-row>
        <table:table-row table:style-name="ro1">
          <table:table-cell office:value-type="float" office:value="511.09">
            <text:p>511.09</text:p>
          </table:table-cell>
          <table:table-cell office:value-type="float" office:value="0">
            <text:p>0</text:p>
          </table:table-cell>
          <table:table-cell table:formula="of:=[.B517]/[.A517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D517]/[.A517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F517]/[.A517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H517]/[.A517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J517]/[.A517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40.11">
            <text:p>40.11</text:p>
          </table:table-cell>
          <table:table-cell office:value-type="float" office:value="54.46">
            <text:p>54.46</text:p>
          </table:table-cell>
          <table:table-cell table:formula="of:=[.B518]/[.A518]" office:value-type="float" office:value="1.35776614310646">
            <text:p>1.36</text:p>
          </table:table-cell>
          <table:table-cell office:value-type="float" office:value="40.11">
            <text:p>40.11</text:p>
          </table:table-cell>
          <table:table-cell table:formula="of:=[.D518]/[.A518]" office:value-type="float" office:value="1">
            <text:p>1</text:p>
          </table:table-cell>
          <table:table-cell office:value-type="float" office:value="40.11">
            <text:p>40.11</text:p>
          </table:table-cell>
          <table:table-cell table:formula="of:=[.F518]/[.A518]" office:value-type="float" office:value="1">
            <text:p>1</text:p>
          </table:table-cell>
          <table:table-cell office:value-type="float" office:value="40.11">
            <text:p>40.11</text:p>
          </table:table-cell>
          <table:table-cell table:formula="of:=[.H518]/[.A518]" office:value-type="float" office:value="1">
            <text:p>1</text:p>
          </table:table-cell>
          <table:table-cell office:value-type="float" office:value="40.11">
            <text:p>40.11</text:p>
          </table:table-cell>
          <table:table-cell table:formula="of:=[.J518]/[.A518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213.61">
            <text:p>213.61</text:p>
          </table:table-cell>
          <table:table-cell office:value-type="float" office:value="229.36">
            <text:p>229.36</text:p>
          </table:table-cell>
          <table:table-cell table:formula="of:=[.B519]/[.A519]" office:value-type="float" office:value="1.07373250315996">
            <text:p>1.07</text:p>
          </table:table-cell>
          <table:table-cell office:value-type="float" office:value="213.61">
            <text:p>213.61</text:p>
          </table:table-cell>
          <table:table-cell table:formula="of:=[.D519]/[.A519]" office:value-type="float" office:value="1">
            <text:p>1</text:p>
          </table:table-cell>
          <table:table-cell office:value-type="float" office:value="214.19">
            <text:p>214.19</text:p>
          </table:table-cell>
          <table:table-cell table:formula="of:=[.F519]/[.A519]" office:value-type="float" office:value="1.0027152286878">
            <text:p>1</text:p>
          </table:table-cell>
          <table:table-cell office:value-type="float" office:value="216.68">
            <text:p>216.68</text:p>
          </table:table-cell>
          <table:table-cell table:formula="of:=[.H519]/[.A519]" office:value-type="float" office:value="1.01437198633023">
            <text:p>1.01</text:p>
          </table:table-cell>
          <table:table-cell office:value-type="float" office:value="221.22">
            <text:p>221.22</text:p>
          </table:table-cell>
          <table:table-cell table:formula="of:=[.J519]/[.A519]" office:value-type="float" office:value="1.03562567295539">
            <text:p>1.04</text:p>
          </table:table-cell>
          <table:table-cell table:number-columns-repeated="5"/>
        </table:table-row>
        <table:table-row table:style-name="ro1">
          <table:table-cell office:value-type="float" office:value="511.9">
            <text:p>511.9</text:p>
          </table:table-cell>
          <table:table-cell office:value-type="float" office:value="524.1">
            <text:p>524.1</text:p>
          </table:table-cell>
          <table:table-cell table:formula="of:=[.B520]/[.A520]" office:value-type="float" office:value="1.02383277983981">
            <text:p>1.02</text:p>
          </table:table-cell>
          <table:table-cell office:value-type="float" office:value="512.59">
            <text:p>512.59</text:p>
          </table:table-cell>
          <table:table-cell table:formula="of:=[.D520]/[.A520]" office:value-type="float" office:value="1.00134791951553">
            <text:p>1</text:p>
          </table:table-cell>
          <table:table-cell office:value-type="float" office:value="514.35">
            <text:p>514.35</text:p>
          </table:table-cell>
          <table:table-cell table:formula="of:=[.F520]/[.A520]" office:value-type="float" office:value="1.00478609103341">
            <text:p>1</text:p>
          </table:table-cell>
          <table:table-cell office:value-type="float" office:value="515.52">
            <text:p>515.52</text:p>
          </table:table-cell>
          <table:table-cell table:formula="of:=[.H520]/[.A520]" office:value-type="float" office:value="1.00707169369017">
            <text:p>1.01</text:p>
          </table:table-cell>
          <table:table-cell office:value-type="float" office:value="512">
            <text:p>512</text:p>
          </table:table-cell>
          <table:table-cell table:formula="of:=[.J520]/[.A520]" office:value-type="float" office:value="1.00019535065442">
            <text:p>1</text:p>
          </table:table-cell>
          <table:table-cell table:number-columns-repeated="5"/>
        </table:table-row>
        <table:table-row table:style-name="ro1">
          <table:table-cell office:value-type="float" office:value="9.83">
            <text:p>9.83</text:p>
          </table:table-cell>
          <table:table-cell office:value-type="float" office:value="12.66">
            <text:p>12.66</text:p>
          </table:table-cell>
          <table:table-cell table:formula="of:=[.B521]/[.A521]" office:value-type="float" office:value="1.28789420142421">
            <text:p>1.29</text:p>
          </table:table-cell>
          <table:table-cell office:value-type="float" office:value="9.83">
            <text:p>9.83</text:p>
          </table:table-cell>
          <table:table-cell table:formula="of:=[.D521]/[.A521]" office:value-type="float" office:value="1">
            <text:p>1</text:p>
          </table:table-cell>
          <table:table-cell office:value-type="float" office:value="9.83">
            <text:p>9.83</text:p>
          </table:table-cell>
          <table:table-cell table:formula="of:=[.F521]/[.A521]" office:value-type="float" office:value="1">
            <text:p>1</text:p>
          </table:table-cell>
          <table:table-cell office:value-type="float" office:value="9.83">
            <text:p>9.83</text:p>
          </table:table-cell>
          <table:table-cell table:formula="of:=[.H521]/[.A521]" office:value-type="float" office:value="1">
            <text:p>1</text:p>
          </table:table-cell>
          <table:table-cell office:value-type="float" office:value="9.83">
            <text:p>9.83</text:p>
          </table:table-cell>
          <table:table-cell table:formula="of:=[.J521]/[.A521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334.3">
            <text:p>334.3</text:p>
          </table:table-cell>
          <table:table-cell office:value-type="float" office:value="345.33">
            <text:p>345.33</text:p>
          </table:table-cell>
          <table:table-cell table:formula="of:=[.B522]/[.A522]" office:value-type="float" office:value="1.0329943164822">
            <text:p>1.03</text:p>
          </table:table-cell>
          <table:table-cell office:value-type="float" office:value="335.23">
            <text:p>335.23</text:p>
          </table:table-cell>
          <table:table-cell table:formula="of:=[.D522]/[.A522]" office:value-type="float" office:value="1.00278193239605">
            <text:p>1</text:p>
          </table:table-cell>
          <table:table-cell office:value-type="float" office:value="334.06">
            <text:p>334.06</text:p>
          </table:table-cell>
          <table:table-cell table:formula="of:=[.F522]/[.A522]" office:value-type="float" office:value="0.999282081962309">
            <text:p>1</text:p>
          </table:table-cell>
          <table:table-cell office:value-type="float" office:value="335.23">
            <text:p>335.23</text:p>
          </table:table-cell>
          <table:table-cell table:formula="of:=[.H522]/[.A522]" office:value-type="float" office:value="1.00278193239605">
            <text:p>1</text:p>
          </table:table-cell>
          <table:table-cell office:value-type="float" office:value="339.33">
            <text:p>339.33</text:p>
          </table:table-cell>
          <table:table-cell table:formula="of:=[.J522]/[.A522]" office:value-type="float" office:value="1.01504636553993">
            <text:p>1.02</text:p>
          </table:table-cell>
          <table:table-cell table:number-columns-repeated="5"/>
        </table:table-row>
        <table:table-row table:style-name="ro1">
          <table:table-cell office:value-type="float" office:value="510.83">
            <text:p>510.83</text:p>
          </table:table-cell>
          <table:table-cell office:value-type="float" office:value="515.52">
            <text:p>515.52</text:p>
          </table:table-cell>
          <table:table-cell table:formula="of:=[.B523]/[.A523]" office:value-type="float" office:value="1.00918113658164">
            <text:p>1.01</text:p>
          </table:table-cell>
          <table:table-cell office:value-type="float" office:value="511.52">
            <text:p>511.52</text:p>
          </table:table-cell>
          <table:table-cell table:formula="of:=[.D523]/[.A523]" office:value-type="float" office:value="1.0013507429086">
            <text:p>1</text:p>
          </table:table-cell>
          <table:table-cell office:value-type="float" office:value="516.45">
            <text:p>516.45</text:p>
          </table:table-cell>
          <table:table-cell table:formula="of:=[.F523]/[.A523]" office:value-type="float" office:value="1.01100170311062">
            <text:p>1.01</text:p>
          </table:table-cell>
          <table:table-cell office:value-type="float" office:value="515.52">
            <text:p>515.52</text:p>
          </table:table-cell>
          <table:table-cell table:formula="of:=[.H523]/[.A523]" office:value-type="float" office:value="1.00918113658164">
            <text:p>1.01</text:p>
          </table:table-cell>
          <table:table-cell office:value-type="float" office:value="510.35">
            <text:p>510.35</text:p>
          </table:table-cell>
          <table:table-cell table:formula="of:=[.J523]/[.A523]" office:value-type="float" office:value="0.999060352759235">
            <text:p>1</text:p>
          </table:table-cell>
          <table:table-cell table:number-columns-repeated="5"/>
        </table:table-row>
        <table:table-row table:style-name="ro1">
          <table:table-cell office:value-type="float" office:value="70.81">
            <text:p>70.81</text:p>
          </table:table-cell>
          <table:table-cell office:value-type="float" office:value="0">
            <text:p>0</text:p>
          </table:table-cell>
          <table:table-cell table:formula="of:=[.B524]/[.A524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D524]/[.A524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F524]/[.A524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H524]/[.A524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J524]/[.A524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345.19">
            <text:p>345.19</text:p>
          </table:table-cell>
          <table:table-cell office:value-type="float" office:value="355.15">
            <text:p>355.15</text:p>
          </table:table-cell>
          <table:table-cell table:formula="of:=[.B525]/[.A525]" office:value-type="float" office:value="1.0288536747878">
            <text:p>1.03</text:p>
          </table:table-cell>
          <table:table-cell office:value-type="float" office:value="350.81">
            <text:p>350.81</text:p>
          </table:table-cell>
          <table:table-cell table:formula="of:=[.D525]/[.A525]" office:value-type="float" office:value="1.01628088878589">
            <text:p>1.02</text:p>
          </table:table-cell>
          <table:table-cell office:value-type="float" office:value="349.05">
            <text:p>349.05</text:p>
          </table:table-cell>
          <table:table-cell table:formula="of:=[.F525]/[.A525]" office:value-type="float" office:value="1.01118224745792">
            <text:p>1.01</text:p>
          </table:table-cell>
          <table:table-cell office:value-type="float" office:value="351.98">
            <text:p>351.98</text:p>
          </table:table-cell>
          <table:table-cell table:formula="of:=[.H525]/[.A525]" office:value-type="float" office:value="1.01967032648686">
            <text:p>1.02</text:p>
          </table:table-cell>
          <table:table-cell office:value-type="float" office:value="347.29">
            <text:p>347.29</text:p>
          </table:table-cell>
          <table:table-cell table:formula="of:=[.J525]/[.A525]" office:value-type="float" office:value="1.00608360612996">
            <text:p>1.01</text:p>
          </table:table-cell>
          <table:table-cell table:number-columns-repeated="5"/>
        </table:table-row>
        <table:table-row table:style-name="ro1">
          <table:table-cell office:value-type="float" office:value="307.49">
            <text:p>307.49</text:p>
          </table:table-cell>
          <table:table-cell office:value-type="float" office:value="322.04">
            <text:p>322.04</text:p>
          </table:table-cell>
          <table:table-cell table:formula="of:=[.B526]/[.A526]" office:value-type="float" office:value="1.04731861198738">
            <text:p>1.05</text:p>
          </table:table-cell>
          <table:table-cell office:value-type="float" office:value="311.94">
            <text:p>311.94</text:p>
          </table:table-cell>
          <table:table-cell table:formula="of:=[.D526]/[.A526]" office:value-type="float" office:value="1.01447201535009">
            <text:p>1.01</text:p>
          </table:table-cell>
          <table:table-cell office:value-type="float" office:value="312.52">
            <text:p>312.52</text:p>
          </table:table-cell>
          <table:table-cell table:formula="of:=[.F526]/[.A526]" office:value-type="float" office:value="1.01635825555303">
            <text:p>1.02</text:p>
          </table:table-cell>
          <table:table-cell office:value-type="float" office:value="322.04">
            <text:p>322.04</text:p>
          </table:table-cell>
          <table:table-cell table:formula="of:=[.H526]/[.A526]" office:value-type="float" office:value="1.04731861198738">
            <text:p>1.05</text:p>
          </table:table-cell>
          <table:table-cell office:value-type="float" office:value="310.76">
            <text:p>310.76</text:p>
          </table:table-cell>
          <table:table-cell table:formula="of:=[.J526]/[.A526]" office:value-type="float" office:value="1.01063449217861">
            <text:p>1.01</text:p>
          </table:table-cell>
          <table:table-cell table:number-columns-repeated="5"/>
        </table:table-row>
        <table:table-row table:style-name="ro1">
          <table:table-cell office:value-type="float" office:value="282.65">
            <text:p>282.65</text:p>
          </table:table-cell>
          <table:table-cell office:value-type="float" office:value="290.79">
            <text:p>290.79</text:p>
          </table:table-cell>
          <table:table-cell table:formula="of:=[.B527]/[.A527]" office:value-type="float" office:value="1.02879886785777">
            <text:p>1.03</text:p>
          </table:table-cell>
          <table:table-cell office:value-type="float" office:value="284.07">
            <text:p>284.07</text:p>
          </table:table-cell>
          <table:table-cell table:formula="of:=[.D527]/[.A527]" office:value-type="float" office:value="1.00502388112507">
            <text:p>1.01</text:p>
          </table:table-cell>
          <table:table-cell office:value-type="float" office:value="286.99">
            <text:p>286.99</text:p>
          </table:table-cell>
          <table:table-cell table:formula="of:=[.F527]/[.A527]" office:value-type="float" office:value="1.01535467893154">
            <text:p>1.02</text:p>
          </table:table-cell>
          <table:table-cell office:value-type="float" office:value="288.79">
            <text:p>288.79</text:p>
          </table:table-cell>
          <table:table-cell table:formula="of:=[.H527]/[.A527]" office:value-type="float" office:value="1.02172297894923">
            <text:p>1.02</text:p>
          </table:table-cell>
          <table:table-cell office:value-type="float" office:value="285.82">
            <text:p>285.82</text:p>
          </table:table-cell>
          <table:table-cell table:formula="of:=[.J527]/[.A527]" office:value-type="float" office:value="1.01121528392004">
            <text:p>1.01</text:p>
          </table:table-cell>
          <table:table-cell table:number-columns-repeated="5"/>
        </table:table-row>
        <table:table-row table:style-name="ro1">
          <table:table-cell office:value-type="float" office:value="383.88">
            <text:p>383.88</text:p>
          </table:table-cell>
          <table:table-cell office:value-type="float" office:value="392.08">
            <text:p>392.08</text:p>
          </table:table-cell>
          <table:table-cell table:formula="of:=[.B528]/[.A528]" office:value-type="float" office:value="1.02136084192977">
            <text:p>1.02</text:p>
          </table:table-cell>
          <table:table-cell office:value-type="float" office:value="387.74">
            <text:p>387.74</text:p>
          </table:table-cell>
          <table:table-cell table:formula="of:=[.D528]/[.A528]" office:value-type="float" office:value="1.01005522559133">
            <text:p>1.01</text:p>
          </table:table-cell>
          <table:table-cell office:value-type="float" office:value="387.74">
            <text:p>387.74</text:p>
          </table:table-cell>
          <table:table-cell table:formula="of:=[.F528]/[.A528]" office:value-type="float" office:value="1.01005522559133">
            <text:p>1.01</text:p>
          </table:table-cell>
          <table:table-cell office:value-type="float" office:value="387.74">
            <text:p>387.74</text:p>
          </table:table-cell>
          <table:table-cell table:formula="of:=[.H528]/[.A528]" office:value-type="float" office:value="1.01005522559133">
            <text:p>1.01</text:p>
          </table:table-cell>
          <table:table-cell office:value-type="float" office:value="384.22">
            <text:p>384.22</text:p>
          </table:table-cell>
          <table:table-cell table:formula="of:=[.J528]/[.A528]" office:value-type="float" office:value="1.00088569344587">
            <text:p>1</text:p>
          </table:table-cell>
          <table:table-cell table:number-columns-repeated="5"/>
        </table:table-row>
        <table:table-row table:style-name="ro1">
          <table:table-cell office:value-type="float" office:value="121.37">
            <text:p>121.37</text:p>
          </table:table-cell>
          <table:table-cell office:value-type="float" office:value="138.54">
            <text:p>138.54</text:p>
          </table:table-cell>
          <table:table-cell table:formula="of:=[.B529]/[.A529]" office:value-type="float" office:value="1.1414682376205">
            <text:p>1.14</text:p>
          </table:table-cell>
          <table:table-cell office:value-type="float" office:value="123.12">
            <text:p>123.12</text:p>
          </table:table-cell>
          <table:table-cell table:formula="of:=[.D529]/[.A529]" office:value-type="float" office:value="1.0144187196177">
            <text:p>1.01</text:p>
          </table:table-cell>
          <table:table-cell office:value-type="float" office:value="123.12">
            <text:p>123.12</text:p>
          </table:table-cell>
          <table:table-cell table:formula="of:=[.F529]/[.A529]" office:value-type="float" office:value="1.0144187196177">
            <text:p>1.01</text:p>
          </table:table-cell>
          <table:table-cell office:value-type="float" office:value="123.95">
            <text:p>123.95</text:p>
          </table:table-cell>
          <table:table-cell table:formula="of:=[.H529]/[.A529]" office:value-type="float" office:value="1.02125731235066">
            <text:p>1.02</text:p>
          </table:table-cell>
          <table:table-cell office:value-type="float" office:value="123.12">
            <text:p>123.12</text:p>
          </table:table-cell>
          <table:table-cell table:formula="of:=[.J529]/[.A529]" office:value-type="float" office:value="1.0144187196177">
            <text:p>1.01</text:p>
          </table:table-cell>
          <table:table-cell table:number-columns-repeated="5"/>
        </table:table-row>
        <table:table-row table:style-name="ro1">
          <table:table-cell office:value-type="float" office:value="455.69">
            <text:p>455.69</text:p>
          </table:table-cell>
          <table:table-cell office:value-type="float" office:value="465.35">
            <text:p>465.35</text:p>
          </table:table-cell>
          <table:table-cell table:formula="of:=[.B530]/[.A530]" office:value-type="float" office:value="1.02119862187013">
            <text:p>1.02</text:p>
          </table:table-cell>
          <table:table-cell office:value-type="float" office:value="458.27">
            <text:p>458.27</text:p>
          </table:table-cell>
          <table:table-cell table:formula="of:=[.D530]/[.A530]" office:value-type="float" office:value="1.00566174372929">
            <text:p>1.01</text:p>
          </table:table-cell>
          <table:table-cell office:value-type="float" office:value="462.37">
            <text:p>462.37</text:p>
          </table:table-cell>
          <table:table-cell table:formula="of:=[.F530]/[.A530]" office:value-type="float" office:value="1.01465908841537">
            <text:p>1.01</text:p>
          </table:table-cell>
          <table:table-cell office:value-type="float" office:value="465.35">
            <text:p>465.35</text:p>
          </table:table-cell>
          <table:table-cell table:formula="of:=[.H530]/[.A530]" office:value-type="float" office:value="1.02119862187013">
            <text:p>1.02</text:p>
          </table:table-cell>
          <table:table-cell office:value-type="float" office:value="462.17">
            <text:p>462.17</text:p>
          </table:table-cell>
          <table:table-cell table:formula="of:=[.J530]/[.A530]" office:value-type="float" office:value="1.01422019355263">
            <text:p>1.01</text:p>
          </table:table-cell>
          <table:table-cell table:number-columns-repeated="5"/>
        </table:table-row>
        <table:table-row table:style-name="ro1">
          <table:table-cell office:value-type="float" office:value="84.04">
            <text:p>84.04</text:p>
          </table:table-cell>
          <table:table-cell office:value-type="float" office:value="91.46">
            <text:p>91.46</text:p>
          </table:table-cell>
          <table:table-cell table:formula="of:=[.B531]/[.A531]" office:value-type="float" office:value="1.08829128986197">
            <text:p>1.09</text:p>
          </table:table-cell>
          <table:table-cell office:value-type="float" office:value="84.04">
            <text:p>84.04</text:p>
          </table:table-cell>
          <table:table-cell table:formula="of:=[.D531]/[.A531]" office:value-type="float" office:value="1">
            <text:p>1</text:p>
          </table:table-cell>
          <table:table-cell office:value-type="float" office:value="84.04">
            <text:p>84.04</text:p>
          </table:table-cell>
          <table:table-cell table:formula="of:=[.F531]/[.A531]" office:value-type="float" office:value="1">
            <text:p>1</text:p>
          </table:table-cell>
          <table:table-cell office:value-type="float" office:value="84.04">
            <text:p>84.04</text:p>
          </table:table-cell>
          <table:table-cell table:formula="of:=[.H531]/[.A531]" office:value-type="float" office:value="1">
            <text:p>1</text:p>
          </table:table-cell>
          <table:table-cell office:value-type="float" office:value="84.04">
            <text:p>84.04</text:p>
          </table:table-cell>
          <table:table-cell table:formula="of:=[.J531]/[.A531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45.94">
            <text:p>145.94</text:p>
          </table:table-cell>
          <table:table-cell office:value-type="float" office:value="154.04">
            <text:p>154.04</text:p>
          </table:table-cell>
          <table:table-cell table:formula="of:=[.B532]/[.A532]" office:value-type="float" office:value="1.05550226120323">
            <text:p>1.06</text:p>
          </table:table-cell>
          <table:table-cell office:value-type="float" office:value="145.94">
            <text:p>145.94</text:p>
          </table:table-cell>
          <table:table-cell table:formula="of:=[.D532]/[.A532]" office:value-type="float" office:value="1">
            <text:p>1</text:p>
          </table:table-cell>
          <table:table-cell office:value-type="float" office:value="145.94">
            <text:p>145.94</text:p>
          </table:table-cell>
          <table:table-cell table:formula="of:=[.F532]/[.A532]" office:value-type="float" office:value="1">
            <text:p>1</text:p>
          </table:table-cell>
          <table:table-cell office:value-type="float" office:value="145.94">
            <text:p>145.94</text:p>
          </table:table-cell>
          <table:table-cell table:formula="of:=[.H532]/[.A532]" office:value-type="float" office:value="1">
            <text:p>1</text:p>
          </table:table-cell>
          <table:table-cell office:value-type="float" office:value="145.94">
            <text:p>145.94</text:p>
          </table:table-cell>
          <table:table-cell table:formula="of:=[.J532]/[.A532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71.08">
            <text:p>171.08</text:p>
          </table:table-cell>
          <table:table-cell office:value-type="float" office:value="181.12">
            <text:p>181.12</text:p>
          </table:table-cell>
          <table:table-cell table:formula="of:=[.B533]/[.A533]" office:value-type="float" office:value="1.05868599485621">
            <text:p>1.06</text:p>
          </table:table-cell>
          <table:table-cell office:value-type="float" office:value="178.3">
            <text:p>178.3</text:p>
          </table:table-cell>
          <table:table-cell table:formula="of:=[.D533]/[.A533]" office:value-type="float" office:value="1.04220247837269">
            <text:p>1.04</text:p>
          </table:table-cell>
          <table:table-cell office:value-type="float" office:value="178.64">
            <text:p>178.64</text:p>
          </table:table-cell>
          <table:table-cell table:formula="of:=[.F533]/[.A533]" office:value-type="float" office:value="1.04418985270049">
            <text:p>1.04</text:p>
          </table:table-cell>
          <table:table-cell office:value-type="float" office:value="179.71">
            <text:p>179.71</text:p>
          </table:table-cell>
          <table:table-cell table:formula="of:=[.H533]/[.A533]" office:value-type="float" office:value="1.05044423661445">
            <text:p>1.05</text:p>
          </table:table-cell>
          <table:table-cell office:value-type="float" office:value="177.47">
            <text:p>177.47</text:p>
          </table:table-cell>
          <table:table-cell table:formula="of:=[.J533]/[.A533]" office:value-type="float" office:value="1.03735094692542">
            <text:p>1.04</text:p>
          </table:table-cell>
          <table:table-cell table:number-columns-repeated="5"/>
        </table:table-row>
        <table:table-row table:style-name="ro1">
          <table:table-cell office:value-type="float" office:value="481.98">
            <text:p>481.98</text:p>
          </table:table-cell>
          <table:table-cell office:value-type="float" office:value="490.09">
            <text:p>490.09</text:p>
          </table:table-cell>
          <table:table-cell table:formula="of:=[.B534]/[.A534]" office:value-type="float" office:value="1.01682642433296">
            <text:p>1.02</text:p>
          </table:table-cell>
          <table:table-cell office:value-type="float" office:value="485.26">
            <text:p>485.26</text:p>
          </table:table-cell>
          <table:table-cell table:formula="of:=[.D534]/[.A534]" office:value-type="float" office:value="1.00680526162911">
            <text:p>1.01</text:p>
          </table:table-cell>
          <table:table-cell office:value-type="float" office:value="484.09">
            <text:p>484.09</text:p>
          </table:table-cell>
          <table:table-cell table:formula="of:=[.F534]/[.A534]" office:value-type="float" office:value="1.00437777501141">
            <text:p>1</text:p>
          </table:table-cell>
          <table:table-cell office:value-type="float" office:value="489.5">
            <text:p>489.5</text:p>
          </table:table-cell>
          <table:table-cell table:formula="of:=[.H534]/[.A534]" office:value-type="float" office:value="1.01560230714967">
            <text:p>1.02</text:p>
          </table:table-cell>
          <table:table-cell office:value-type="float" office:value="482.33">
            <text:p>482.33</text:p>
          </table:table-cell>
          <table:table-cell table:formula="of:=[.J534]/[.A534]" office:value-type="float" office:value="1.00072617121042">
            <text:p>1</text:p>
          </table:table-cell>
          <table:table-cell table:number-columns-repeated="5"/>
        </table:table-row>
        <table:table-row table:style-name="ro1">
          <table:table-cell office:value-type="float" office:value="198.66">
            <text:p>198.66</text:p>
          </table:table-cell>
          <table:table-cell office:value-type="float" office:value="202.08">
            <text:p>202.08</text:p>
          </table:table-cell>
          <table:table-cell table:formula="of:=[.B535]/[.A535]" office:value-type="float" office:value="1.01721534279674">
            <text:p>1.02</text:p>
          </table:table-cell>
          <table:table-cell office:value-type="float" office:value="198.66">
            <text:p>198.66</text:p>
          </table:table-cell>
          <table:table-cell table:formula="of:=[.D535]/[.A535]" office:value-type="float" office:value="1">
            <text:p>1</text:p>
          </table:table-cell>
          <table:table-cell office:value-type="float" office:value="198.66">
            <text:p>198.66</text:p>
          </table:table-cell>
          <table:table-cell table:formula="of:=[.F535]/[.A535]" office:value-type="float" office:value="1">
            <text:p>1</text:p>
          </table:table-cell>
          <table:table-cell office:value-type="float" office:value="198.66">
            <text:p>198.66</text:p>
          </table:table-cell>
          <table:table-cell table:formula="of:=[.H535]/[.A535]" office:value-type="float" office:value="1">
            <text:p>1</text:p>
          </table:table-cell>
          <table:table-cell office:value-type="float" office:value="198.66">
            <text:p>198.66</text:p>
          </table:table-cell>
          <table:table-cell table:formula="of:=[.J535]/[.A535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07.51">
            <text:p>107.51</text:p>
          </table:table-cell>
          <table:table-cell office:value-type="float" office:value="123.47">
            <text:p>123.47</text:p>
          </table:table-cell>
          <table:table-cell table:formula="of:=[.B536]/[.A536]" office:value-type="float" office:value="1.14845130685518">
            <text:p>1.15</text:p>
          </table:table-cell>
          <table:table-cell office:value-type="float" office:value="111.61">
            <text:p>111.61</text:p>
          </table:table-cell>
          <table:table-cell table:formula="of:=[.D536]/[.A536]" office:value-type="float" office:value="1.03813598735001">
            <text:p>1.04</text:p>
          </table:table-cell>
          <table:table-cell office:value-type="float" office:value="109.85">
            <text:p>109.85</text:p>
          </table:table-cell>
          <table:table-cell table:formula="of:=[.F536]/[.A536]" office:value-type="float" office:value="1.0217654171705">
            <text:p>1.02</text:p>
          </table:table-cell>
          <table:table-cell office:value-type="float" office:value="123.47">
            <text:p>123.47</text:p>
          </table:table-cell>
          <table:table-cell table:formula="of:=[.H536]/[.A536]" office:value-type="float" office:value="1.14845130685518">
            <text:p>1.15</text:p>
          </table:table-cell>
          <table:table-cell office:value-type="float" office:value="109.27">
            <text:p>109.27</text:p>
          </table:table-cell>
          <table:table-cell table:formula="of:=[.J536]/[.A536]" office:value-type="float" office:value="1.01637057017952">
            <text:p>1.02</text:p>
          </table:table-cell>
          <table:table-cell table:number-columns-repeated="5"/>
        </table:table-row>
        <table:table-row table:style-name="ro1">
          <table:table-cell office:value-type="float" office:value="419.85">
            <text:p>419.85</text:p>
          </table:table-cell>
          <table:table-cell office:value-type="float" office:value="439.65">
            <text:p>439.65</text:p>
          </table:table-cell>
          <table:table-cell table:formula="of:=[.B537]/[.A537]" office:value-type="float" office:value="1.04715969989282">
            <text:p>1.05</text:p>
          </table:table-cell>
          <table:table-cell office:value-type="float" office:value="423.26">
            <text:p>423.26</text:p>
          </table:table-cell>
          <table:table-cell table:formula="of:=[.D537]/[.A537]" office:value-type="float" office:value="1.00812194831487">
            <text:p>1.01</text:p>
          </table:table-cell>
          <table:table-cell office:value-type="float" office:value="430.29">
            <text:p>430.29</text:p>
          </table:table-cell>
          <table:table-cell table:formula="of:=[.F537]/[.A537]" office:value-type="float" office:value="1.02486602357985">
            <text:p>1.02</text:p>
          </table:table-cell>
          <table:table-cell office:value-type="float" office:value="429.65">
            <text:p>429.65</text:p>
          </table:table-cell>
          <table:table-cell table:formula="of:=[.H537]/[.A537]" office:value-type="float" office:value="1.02334166964392">
            <text:p>1.02</text:p>
          </table:table-cell>
          <table:table-cell office:value-type="float" office:value="427.16">
            <text:p>427.16</text:p>
          </table:table-cell>
          <table:table-cell table:formula="of:=[.J537]/[.A537]" office:value-type="float" office:value="1.01741098011194">
            <text:p>1.02</text:p>
          </table:table-cell>
          <table:table-cell table:number-columns-repeated="5"/>
        </table:table-row>
        <table:table-row table:style-name="ro1">
          <table:table-cell office:value-type="float" office:value="490.37">
            <text:p>490.37</text:p>
          </table:table-cell>
          <table:table-cell office:value-type="float" office:value="499.26">
            <text:p>499.26</text:p>
          </table:table-cell>
          <table:table-cell table:formula="of:=[.B538]/[.A538]" office:value-type="float" office:value="1.01812916777127">
            <text:p>1.02</text:p>
          </table:table-cell>
          <table:table-cell office:value-type="float" office:value="496.33">
            <text:p>496.33</text:p>
          </table:table-cell>
          <table:table-cell table:formula="of:=[.D538]/[.A538]" office:value-type="float" office:value="1.01215408772967">
            <text:p>1.01</text:p>
          </table:table-cell>
          <table:table-cell office:value-type="float" office:value="496.33">
            <text:p>496.33</text:p>
          </table:table-cell>
          <table:table-cell table:formula="of:=[.F538]/[.A538]" office:value-type="float" office:value="1.01215408772967">
            <text:p>1.01</text:p>
          </table:table-cell>
          <table:table-cell office:value-type="float" office:value="498.09">
            <text:p>498.09</text:p>
          </table:table-cell>
          <table:table-cell table:formula="of:=[.H538]/[.A538]" office:value-type="float" office:value="1.01574321430756">
            <text:p>1.02</text:p>
          </table:table-cell>
          <table:table-cell office:value-type="float" office:value="495.16">
            <text:p>495.16</text:p>
          </table:table-cell>
          <table:table-cell table:formula="of:=[.J538]/[.A538]" office:value-type="float" office:value="1.00976813426596">
            <text:p>1.01</text:p>
          </table:table-cell>
          <table:table-cell table:number-columns-repeated="5"/>
        </table:table-row>
        <table:table-row table:style-name="ro1">
          <table:table-cell office:value-type="float" office:value="278.72">
            <text:p>278.72</text:p>
          </table:table-cell>
          <table:table-cell office:value-type="float" office:value="292.58">
            <text:p>292.58</text:p>
          </table:table-cell>
          <table:table-cell table:formula="of:=[.B539]/[.A539]" office:value-type="float" office:value="1.04972732491389">
            <text:p>1.05</text:p>
          </table:table-cell>
          <table:table-cell office:value-type="float" office:value="285.17">
            <text:p>285.17</text:p>
          </table:table-cell>
          <table:table-cell table:formula="of:=[.D539]/[.A539]" office:value-type="float" office:value="1.02314150401837">
            <text:p>1.02</text:p>
          </table:table-cell>
          <table:table-cell office:value-type="float" office:value="281.65">
            <text:p>281.65</text:p>
          </table:table-cell>
          <table:table-cell table:formula="of:=[.F539]/[.A539]" office:value-type="float" office:value="1.01051234213548">
            <text:p>1.01</text:p>
          </table:table-cell>
          <table:table-cell office:value-type="float" office:value="292.58">
            <text:p>292.58</text:p>
          </table:table-cell>
          <table:table-cell table:formula="of:=[.H539]/[.A539]" office:value-type="float" office:value="1.04972732491389">
            <text:p>1.05</text:p>
          </table:table-cell>
          <table:table-cell office:value-type="float" office:value="279.89">
            <text:p>279.89</text:p>
          </table:table-cell>
          <table:table-cell table:formula="of:=[.J539]/[.A539]" office:value-type="float" office:value="1.00419776119403">
            <text:p>1</text:p>
          </table:table-cell>
          <table:table-cell table:number-columns-repeated="5"/>
        </table:table-row>
        <table:table-row table:style-name="ro1">
          <table:table-cell office:value-type="float" office:value="257.01">
            <text:p>257.01</text:p>
          </table:table-cell>
          <table:table-cell office:value-type="float" office:value="266.87">
            <text:p>266.87</text:p>
          </table:table-cell>
          <table:table-cell table:formula="of:=[.B540]/[.A540]" office:value-type="float" office:value="1.03836426598187">
            <text:p>1.04</text:p>
          </table:table-cell>
          <table:table-cell office:value-type="float" office:value="265.21">
            <text:p>265.21</text:p>
          </table:table-cell>
          <table:table-cell table:formula="of:=[.D540]/[.A540]" office:value-type="float" office:value="1.03190537333178">
            <text:p>1.03</text:p>
          </table:table-cell>
          <table:table-cell office:value-type="float" office:value="258.18">
            <text:p>258.18</text:p>
          </table:table-cell>
          <table:table-cell table:formula="of:=[.F540]/[.A540]" office:value-type="float" office:value="1.00455235204856">
            <text:p>1</text:p>
          </table:table-cell>
          <table:table-cell office:value-type="float" office:value="258.18">
            <text:p>258.18</text:p>
          </table:table-cell>
          <table:table-cell table:formula="of:=[.H540]/[.A540]" office:value-type="float" office:value="1.00455235204856">
            <text:p>1</text:p>
          </table:table-cell>
          <table:table-cell office:value-type="float" office:value="257.59">
            <text:p>257.59</text:p>
          </table:table-cell>
          <table:table-cell table:formula="of:=[.J540]/[.A540]" office:value-type="float" office:value="1.00225672152835">
            <text:p>1</text:p>
          </table:table-cell>
          <table:table-cell table:number-columns-repeated="5"/>
        </table:table-row>
        <table:table-row table:style-name="ro1">
          <table:table-cell office:value-type="float" office:value="442.04">
            <text:p>442.04</text:p>
          </table:table-cell>
          <table:table-cell office:value-type="float" office:value="450.73">
            <text:p>450.73</text:p>
          </table:table-cell>
          <table:table-cell table:formula="of:=[.B541]/[.A541]" office:value-type="float" office:value="1.01965885440232">
            <text:p>1.02</text:p>
          </table:table-cell>
          <table:table-cell office:value-type="float" office:value="450.14">
            <text:p>450.14</text:p>
          </table:table-cell>
          <table:table-cell table:formula="of:=[.D541]/[.A541]" office:value-type="float" office:value="1.01832413356257">
            <text:p>1.02</text:p>
          </table:table-cell>
          <table:table-cell office:value-type="float" office:value="448.97">
            <text:p>448.97</text:p>
          </table:table-cell>
          <table:table-cell table:formula="of:=[.F541]/[.A541]" office:value-type="float" office:value="1.0156773142702">
            <text:p>1.02</text:p>
          </table:table-cell>
          <table:table-cell office:value-type="float" office:value="446.49">
            <text:p>446.49</text:p>
          </table:table-cell>
          <table:table-cell table:formula="of:=[.H541]/[.A541]" office:value-type="float" office:value="1.01006696226586">
            <text:p>1.01</text:p>
          </table:table-cell>
          <table:table-cell office:value-type="float" office:value="450.14">
            <text:p>450.14</text:p>
          </table:table-cell>
          <table:table-cell table:formula="of:=[.J541]/[.A541]" office:value-type="float" office:value="1.01832413356257">
            <text:p>1.02</text:p>
          </table:table-cell>
          <table:table-cell table:number-columns-repeated="5"/>
        </table:table-row>
        <table:table-row table:style-name="ro1">
          <table:table-cell office:value-type="float" office:value="235.31">
            <text:p>235.31</text:p>
          </table:table-cell>
          <table:table-cell office:value-type="float" office:value="251.12">
            <text:p>251.12</text:p>
          </table:table-cell>
          <table:table-cell table:formula="of:=[.B542]/[.A542]" office:value-type="float" office:value="1.06718796481238">
            <text:p>1.07</text:p>
          </table:table-cell>
          <table:table-cell office:value-type="float" office:value="242.1">
            <text:p>242.1</text:p>
          </table:table-cell>
          <table:table-cell table:formula="of:=[.D542]/[.A542]" office:value-type="float" office:value="1.02885555225022">
            <text:p>1.03</text:p>
          </table:table-cell>
          <table:table-cell office:value-type="float" office:value="236.82">
            <text:p>236.82</text:p>
          </table:table-cell>
          <table:table-cell table:formula="of:=[.F542]/[.A542]" office:value-type="float" office:value="1.00641706684799">
            <text:p>1.01</text:p>
          </table:table-cell>
          <table:table-cell office:value-type="float" office:value="245.27">
            <text:p>245.27</text:p>
          </table:table-cell>
          <table:table-cell table:formula="of:=[.H542]/[.A542]" office:value-type="float" office:value="1.04232714291785">
            <text:p>1.04</text:p>
          </table:table-cell>
          <table:table-cell office:value-type="float" office:value="238.58">
            <text:p>238.58</text:p>
          </table:table-cell>
          <table:table-cell table:formula="of:=[.J542]/[.A542]" office:value-type="float" office:value="1.01389656198207">
            <text:p>1.01</text:p>
          </table:table-cell>
          <table:table-cell table:number-columns-repeated="5"/>
        </table:table-row>
        <table:table-row table:style-name="ro1">
          <table:table-cell office:value-type="float" office:value="360.2">
            <text:p>360.2</text:p>
          </table:table-cell>
          <table:table-cell office:value-type="float" office:value="367.82">
            <text:p>367.82</text:p>
          </table:table-cell>
          <table:table-cell table:formula="of:=[.B543]/[.A543]" office:value-type="float" office:value="1.0211549139367">
            <text:p>1.02</text:p>
          </table:table-cell>
          <table:table-cell office:value-type="float" office:value="363.48">
            <text:p>363.48</text:p>
          </table:table-cell>
          <table:table-cell table:formula="of:=[.D543]/[.A543]" office:value-type="float" office:value="1.00910605219323">
            <text:p>1.01</text:p>
          </table:table-cell>
          <table:table-cell office:value-type="float" office:value="361.13">
            <text:p>361.13</text:p>
          </table:table-cell>
          <table:table-cell table:formula="of:=[.F543]/[.A543]" office:value-type="float" office:value="1.00258189894503">
            <text:p>1</text:p>
          </table:table-cell>
          <table:table-cell office:value-type="float" office:value="365.82">
            <text:p>365.82</text:p>
          </table:table-cell>
          <table:table-cell table:formula="of:=[.H543]/[.A543]" office:value-type="float" office:value="1.01560244308717">
            <text:p>1.02</text:p>
          </table:table-cell>
          <table:table-cell office:value-type="float" office:value="361.13">
            <text:p>361.13</text:p>
          </table:table-cell>
          <table:table-cell table:formula="of:=[.J543]/[.A543]" office:value-type="float" office:value="1.00258189894503">
            <text:p>1</text:p>
          </table:table-cell>
          <table:table-cell table:number-columns-repeated="5"/>
        </table:table-row>
        <table:table-row table:style-name="ro1">
          <table:table-cell office:value-type="float" office:value="89.02">
            <text:p>89.02</text:p>
          </table:table-cell>
          <table:table-cell office:value-type="float" office:value="95.61">
            <text:p>95.61</text:p>
          </table:table-cell>
          <table:table-cell table:formula="of:=[.B544]/[.A544]" office:value-type="float" office:value="1.07402830824534">
            <text:p>1.07</text:p>
          </table:table-cell>
          <table:table-cell office:value-type="float" office:value="89.02">
            <text:p>89.02</text:p>
          </table:table-cell>
          <table:table-cell table:formula="of:=[.D544]/[.A544]" office:value-type="float" office:value="1">
            <text:p>1</text:p>
          </table:table-cell>
          <table:table-cell office:value-type="float" office:value="89.61">
            <text:p>89.61</text:p>
          </table:table-cell>
          <table:table-cell table:formula="of:=[.F544]/[.A544]" office:value-type="float" office:value="1.00662772410694">
            <text:p>1.01</text:p>
          </table:table-cell>
          <table:table-cell office:value-type="float" office:value="95.61">
            <text:p>95.61</text:p>
          </table:table-cell>
          <table:table-cell table:formula="of:=[.H544]/[.A544]" office:value-type="float" office:value="1.07402830824534">
            <text:p>1.07</text:p>
          </table:table-cell>
          <table:table-cell office:value-type="float" office:value="89.02">
            <text:p>89.02</text:p>
          </table:table-cell>
          <table:table-cell table:formula="of:=[.J544]/[.A544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320.04">
            <text:p>320.04</text:p>
          </table:table-cell>
          <table:table-cell office:value-type="float" office:value="334.76">
            <text:p>334.76</text:p>
          </table:table-cell>
          <table:table-cell table:formula="of:=[.B545]/[.A545]" office:value-type="float" office:value="1.04599425071866">
            <text:p>1.05</text:p>
          </table:table-cell>
          <table:table-cell office:value-type="float" office:value="327.59">
            <text:p>327.59</text:p>
          </table:table-cell>
          <table:table-cell table:formula="of:=[.D545]/[.A545]" office:value-type="float" office:value="1.02359080114986">
            <text:p>1.02</text:p>
          </table:table-cell>
          <table:table-cell office:value-type="float" office:value="329.94">
            <text:p>329.94</text:p>
          </table:table-cell>
          <table:table-cell table:formula="of:=[.F545]/[.A545]" office:value-type="float" office:value="1.03093363329584">
            <text:p>1.03</text:p>
          </table:table-cell>
          <table:table-cell office:value-type="float" office:value="325.84">
            <text:p>325.84</text:p>
          </table:table-cell>
          <table:table-cell table:formula="of:=[.H545]/[.A545]" office:value-type="float" office:value="1.01812273465817">
            <text:p>1.02</text:p>
          </table:table-cell>
          <table:table-cell office:value-type="float" office:value="327.01">
            <text:p>327.01</text:p>
          </table:table-cell>
          <table:table-cell table:formula="of:=[.J545]/[.A545]" office:value-type="float" office:value="1.02177852768404">
            <text:p>1.02</text:p>
          </table:table-cell>
          <table:table-cell table:number-columns-repeated="5"/>
        </table:table-row>
        <table:table-row table:style-name="ro1">
          <table:table-cell office:value-type="float" office:value="473.62">
            <text:p>473.62</text:p>
          </table:table-cell>
          <table:table-cell office:value-type="float" office:value="485.68">
            <text:p>485.68</text:p>
          </table:table-cell>
          <table:table-cell table:formula="of:=[.B546]/[.A546]" office:value-type="float" office:value="1.02546345171234">
            <text:p>1.03</text:p>
          </table:table-cell>
          <table:table-cell office:value-type="float" office:value="480.75">
            <text:p>480.75</text:p>
          </table:table-cell>
          <table:table-cell table:formula="of:=[.D546]/[.A546]" office:value-type="float" office:value="1.01505426291119">
            <text:p>1.02</text:p>
          </table:table-cell>
          <table:table-cell office:value-type="float" office:value="478.4">
            <text:p>478.4</text:p>
          </table:table-cell>
          <table:table-cell table:formula="of:=[.F546]/[.A546]" office:value-type="float" office:value="1.01009247920274">
            <text:p>1.01</text:p>
          </table:table-cell>
          <table:table-cell office:value-type="float" office:value="483.09">
            <text:p>483.09</text:p>
          </table:table-cell>
          <table:table-cell table:formula="of:=[.H546]/[.A546]" office:value-type="float" office:value="1.01999493264643">
            <text:p>1.02</text:p>
          </table:table-cell>
          <table:table-cell office:value-type="float" office:value="476.06">
            <text:p>476.06</text:p>
          </table:table-cell>
          <table:table-cell table:formula="of:=[.J546]/[.A546]" office:value-type="float" office:value="1.00515180946751">
            <text:p>1.01</text:p>
          </table:table-cell>
          <table:table-cell table:number-columns-repeated="5"/>
        </table:table-row>
        <table:table-row table:style-name="ro1">
          <table:table-cell office:value-type="float" office:value="214.51">
            <text:p>214.51</text:p>
          </table:table-cell>
          <table:table-cell office:value-type="float" office:value="219.2">
            <text:p>219.2</text:p>
          </table:table-cell>
          <table:table-cell table:formula="of:=[.B547]/[.A547]" office:value-type="float" office:value="1.02186378257424">
            <text:p>1.02</text:p>
          </table:table-cell>
          <table:table-cell office:value-type="float" office:value="215.44">
            <text:p>215.44</text:p>
          </table:table-cell>
          <table:table-cell table:formula="of:=[.D547]/[.A547]" office:value-type="float" office:value="1.00433546221621">
            <text:p>1</text:p>
          </table:table-cell>
          <table:table-cell office:value-type="float" office:value="220.95">
            <text:p>220.95</text:p>
          </table:table-cell>
          <table:table-cell table:formula="of:=[.F547]/[.A547]" office:value-type="float" office:value="1.03002191040045">
            <text:p>1.03</text:p>
          </table:table-cell>
          <table:table-cell office:value-type="float" office:value="219.2">
            <text:p>219.2</text:p>
          </table:table-cell>
          <table:table-cell table:formula="of:=[.H547]/[.A547]" office:value-type="float" office:value="1.02186378257424">
            <text:p>1.02</text:p>
          </table:table-cell>
          <table:table-cell office:value-type="float" office:value="214.85">
            <text:p>214.85</text:p>
          </table:table-cell>
          <table:table-cell table:formula="of:=[.J547]/[.A547]" office:value-type="float" office:value="1.00158500769195">
            <text:p>1</text:p>
          </table:table-cell>
          <table:table-cell table:number-columns-repeated="5"/>
        </table:table-row>
        <table:table-row table:style-name="ro1">
          <table:table-cell office:value-type="float" office:value="27.14">
            <text:p>27.14</text:p>
          </table:table-cell>
          <table:table-cell office:value-type="float" office:value="53.87">
            <text:p>53.87</text:p>
          </table:table-cell>
          <table:table-cell table:formula="of:=[.B548]/[.A548]" office:value-type="float" office:value="1.98489314664702">
            <text:p>1.98</text:p>
          </table:table-cell>
          <table:table-cell office:value-type="float" office:value="27.14">
            <text:p>27.14</text:p>
          </table:table-cell>
          <table:table-cell table:formula="of:=[.D548]/[.A548]" office:value-type="float" office:value="1">
            <text:p>1</text:p>
          </table:table-cell>
          <table:table-cell office:value-type="float" office:value="27.14">
            <text:p>27.14</text:p>
          </table:table-cell>
          <table:table-cell table:formula="of:=[.F548]/[.A548]" office:value-type="float" office:value="1">
            <text:p>1</text:p>
          </table:table-cell>
          <table:table-cell office:value-type="float" office:value="27.14">
            <text:p>27.14</text:p>
          </table:table-cell>
          <table:table-cell table:formula="of:=[.H548]/[.A548]" office:value-type="float" office:value="1">
            <text:p>1</text:p>
          </table:table-cell>
          <table:table-cell office:value-type="float" office:value="27.14">
            <text:p>27.14</text:p>
          </table:table-cell>
          <table:table-cell table:formula="of:=[.J548]/[.A548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238.26">
            <text:p>238.26</text:p>
          </table:table-cell>
          <table:table-cell office:value-type="float" office:value="0">
            <text:p>0</text:p>
          </table:table-cell>
          <table:table-cell table:formula="of:=[.B549]/[.A549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D549]/[.A549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F549]/[.A549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H549]/[.A549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J549]/[.A549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3.49">
            <text:p>13.49</text:p>
          </table:table-cell>
          <table:table-cell office:value-type="float" office:value="16.66">
            <text:p>16.66</text:p>
          </table:table-cell>
          <table:table-cell table:formula="of:=[.B550]/[.A550]" office:value-type="float" office:value="1.23498888065234">
            <text:p>1.23</text:p>
          </table:table-cell>
          <table:table-cell office:value-type="float" office:value="13.49">
            <text:p>13.49</text:p>
          </table:table-cell>
          <table:table-cell table:formula="of:=[.D550]/[.A550]" office:value-type="float" office:value="1">
            <text:p>1</text:p>
          </table:table-cell>
          <table:table-cell office:value-type="float" office:value="13.49">
            <text:p>13.49</text:p>
          </table:table-cell>
          <table:table-cell table:formula="of:=[.F550]/[.A550]" office:value-type="float" office:value="1">
            <text:p>1</text:p>
          </table:table-cell>
          <table:table-cell office:value-type="float" office:value="13.49">
            <text:p>13.49</text:p>
          </table:table-cell>
          <table:table-cell table:formula="of:=[.H550]/[.A550]" office:value-type="float" office:value="1">
            <text:p>1</text:p>
          </table:table-cell>
          <table:table-cell office:value-type="float" office:value="13.49">
            <text:p>13.49</text:p>
          </table:table-cell>
          <table:table-cell table:formula="of:=[.J550]/[.A550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406.09">
            <text:p>406.09</text:p>
          </table:table-cell>
          <table:table-cell office:value-type="float" office:value="424.05">
            <text:p>424.05</text:p>
          </table:table-cell>
          <table:table-cell table:formula="of:=[.B551]/[.A551]" office:value-type="float" office:value="1.04422664926494">
            <text:p>1.04</text:p>
          </table:table-cell>
          <table:table-cell office:value-type="float" office:value="410.29">
            <text:p>410.29</text:p>
          </table:table-cell>
          <table:table-cell table:formula="of:=[.D551]/[.A551]" office:value-type="float" office:value="1.01034253490606">
            <text:p>1.01</text:p>
          </table:table-cell>
          <table:table-cell office:value-type="float" office:value="410.29">
            <text:p>410.29</text:p>
          </table:table-cell>
          <table:table-cell table:formula="of:=[.F551]/[.A551]" office:value-type="float" office:value="1.01034253490606">
            <text:p>1.01</text:p>
          </table:table-cell>
          <table:table-cell office:value-type="float" office:value="424.05">
            <text:p>424.05</text:p>
          </table:table-cell>
          <table:table-cell table:formula="of:=[.H551]/[.A551]" office:value-type="float" office:value="1.04422664926494">
            <text:p>1.04</text:p>
          </table:table-cell>
          <table:table-cell office:value-type="float" office:value="408.53">
            <text:p>408.53</text:p>
          </table:table-cell>
          <table:table-cell table:formula="of:=[.J551]/[.A551]" office:value-type="float" office:value="1.00600852027876">
            <text:p>1.01</text:p>
          </table:table-cell>
          <table:table-cell table:number-columns-repeated="5"/>
        </table:table-row>
        <table:table-row table:style-name="ro1">
          <table:table-cell office:value-type="float" office:value="256.84">
            <text:p>256.84</text:p>
          </table:table-cell>
          <table:table-cell office:value-type="float" office:value="263.28">
            <text:p>263.28</text:p>
          </table:table-cell>
          <table:table-cell table:formula="of:=[.B552]/[.A552]" office:value-type="float" office:value="1.0250739760162">
            <text:p>1.03</text:p>
          </table:table-cell>
          <table:table-cell office:value-type="float" office:value="258.01">
            <text:p>258.01</text:p>
          </table:table-cell>
          <table:table-cell table:formula="of:=[.D552]/[.A552]" office:value-type="float" office:value="1.00455536520791">
            <text:p>1</text:p>
          </table:table-cell>
          <table:table-cell office:value-type="float" office:value="262.11">
            <text:p>262.11</text:p>
          </table:table-cell>
          <table:table-cell table:formula="of:=[.F552]/[.A552]" office:value-type="float" office:value="1.02051861080829">
            <text:p>1.02</text:p>
          </table:table-cell>
          <table:table-cell office:value-type="float" office:value="258.01">
            <text:p>258.01</text:p>
          </table:table-cell>
          <table:table-cell table:formula="of:=[.H552]/[.A552]" office:value-type="float" office:value="1.00455536520791">
            <text:p>1</text:p>
          </table:table-cell>
          <table:table-cell office:value-type="float" office:value="258.01">
            <text:p>258.01</text:p>
          </table:table-cell>
          <table:table-cell table:formula="of:=[.J552]/[.A552]" office:value-type="float" office:value="1.00455536520791">
            <text:p>1</text:p>
          </table:table-cell>
          <table:table-cell table:number-columns-repeated="5"/>
        </table:table-row>
        <table:table-row table:style-name="ro1">
          <table:table-cell office:value-type="float" office:value="95.25">
            <text:p>95.25</text:p>
          </table:table-cell>
          <table:table-cell office:value-type="float" office:value="103.5">
            <text:p>103.5</text:p>
          </table:table-cell>
          <table:table-cell table:formula="of:=[.B553]/[.A553]" office:value-type="float" office:value="1.08661417322835">
            <text:p>1.09</text:p>
          </table:table-cell>
          <table:table-cell office:value-type="float" office:value="97.6">
            <text:p>97.6</text:p>
          </table:table-cell>
          <table:table-cell table:formula="of:=[.D553]/[.A553]" office:value-type="float" office:value="1.0246719160105">
            <text:p>1.02</text:p>
          </table:table-cell>
          <table:table-cell office:value-type="float" office:value="95.84">
            <text:p>95.84</text:p>
          </table:table-cell>
          <table:table-cell table:formula="of:=[.F553]/[.A553]" office:value-type="float" office:value="1.00619422572178">
            <text:p>1.01</text:p>
          </table:table-cell>
          <table:table-cell office:value-type="float" office:value="98.67">
            <text:p>98.67</text:p>
          </table:table-cell>
          <table:table-cell table:formula="of:=[.H553]/[.A553]" office:value-type="float" office:value="1.03590551181102">
            <text:p>1.04</text:p>
          </table:table-cell>
          <table:table-cell office:value-type="float" office:value="97.6">
            <text:p>97.6</text:p>
          </table:table-cell>
          <table:table-cell table:formula="of:=[.J553]/[.A553]" office:value-type="float" office:value="1.0246719160105">
            <text:p>1.02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81.05">
            <text:p>81.05</text:p>
          </table:table-cell>
          <table:table-cell table:formula="of:=[.B554]/[.A554]" office:value-type="float" office:value="1">
            <text:p>1</text:p>
          </table:table-cell>
          <table:table-cell office:value-type="float" office:value="81.05">
            <text:p>81.05</text:p>
          </table:table-cell>
          <table:table-cell table:formula="of:=[.D554]/[.A554]" office:value-type="float" office:value="1">
            <text:p>1</text:p>
          </table:table-cell>
          <table:table-cell office:value-type="float" office:value="81.05">
            <text:p>81.05</text:p>
          </table:table-cell>
          <table:table-cell table:formula="of:=[.F554]/[.A554]" office:value-type="float" office:value="1">
            <text:p>1</text:p>
          </table:table-cell>
          <table:table-cell office:value-type="float" office:value="81.05">
            <text:p>81.05</text:p>
          </table:table-cell>
          <table:table-cell table:formula="of:=[.H554]/[.A554]" office:value-type="float" office:value="1">
            <text:p>1</text:p>
          </table:table-cell>
          <table:table-cell office:value-type="float" office:value="81.05">
            <text:p>81.05</text:p>
          </table:table-cell>
          <table:table-cell table:formula="of:=[.J554]/[.A554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276.2">
            <text:p>276.2</text:p>
          </table:table-cell>
          <table:table-cell office:value-type="float" office:value="283.85">
            <text:p>283.85</text:p>
          </table:table-cell>
          <table:table-cell table:formula="of:=[.B555]/[.A555]" office:value-type="float" office:value="1.02769732078204">
            <text:p>1.03</text:p>
          </table:table-cell>
          <table:table-cell office:value-type="float" office:value="282.1">
            <text:p>282.1</text:p>
          </table:table-cell>
          <table:table-cell table:formula="of:=[.D555]/[.A555]" office:value-type="float" office:value="1.02136133236785">
            <text:p>1.02</text:p>
          </table:table-cell>
          <table:table-cell office:value-type="float" office:value="283.85">
            <text:p>283.85</text:p>
          </table:table-cell>
          <table:table-cell table:formula="of:=[.F555]/[.A555]" office:value-type="float" office:value="1.02769732078204">
            <text:p>1.03</text:p>
          </table:table-cell>
          <table:table-cell office:value-type="float" office:value="283.85">
            <text:p>283.85</text:p>
          </table:table-cell>
          <table:table-cell table:formula="of:=[.H555]/[.A555]" office:value-type="float" office:value="1.02769732078204">
            <text:p>1.03</text:p>
          </table:table-cell>
          <table:table-cell office:value-type="float" office:value="282.1">
            <text:p>282.1</text:p>
          </table:table-cell>
          <table:table-cell table:formula="of:=[.J555]/[.A555]" office:value-type="float" office:value="1.02136133236785">
            <text:p>1.02</text:p>
          </table:table-cell>
          <table:table-cell table:number-columns-repeated="5"/>
        </table:table-row>
        <table:table-row table:style-name="ro1">
          <table:table-cell office:value-type="float" office:value="357.35">
            <text:p>357.35</text:p>
          </table:table-cell>
          <table:table-cell office:value-type="float" office:value="368.14">
            <text:p>368.14</text:p>
          </table:table-cell>
          <table:table-cell table:formula="of:=[.B556]/[.A556]" office:value-type="float" office:value="1.03019448719743">
            <text:p>1.03</text:p>
          </table:table-cell>
          <table:table-cell office:value-type="float" office:value="363.55">
            <text:p>363.55</text:p>
          </table:table-cell>
          <table:table-cell table:formula="of:=[.D556]/[.A556]" office:value-type="float" office:value="1.01734993703652">
            <text:p>1.02</text:p>
          </table:table-cell>
          <table:table-cell office:value-type="float" office:value="358.28">
            <text:p>358.28</text:p>
          </table:table-cell>
          <table:table-cell table:formula="of:=[.F556]/[.A556]" office:value-type="float" office:value="1.00260249055548">
            <text:p>1</text:p>
          </table:table-cell>
          <table:table-cell office:value-type="float" office:value="368.14">
            <text:p>368.14</text:p>
          </table:table-cell>
          <table:table-cell table:formula="of:=[.H556]/[.A556]" office:value-type="float" office:value="1.03019448719743">
            <text:p>1.03</text:p>
          </table:table-cell>
          <table:table-cell office:value-type="float" office:value="359.45">
            <text:p>359.45</text:p>
          </table:table-cell>
          <table:table-cell table:formula="of:=[.J556]/[.A556]" office:value-type="float" office:value="1.00587659157689">
            <text:p>1.01</text:p>
          </table:table-cell>
          <table:table-cell table:number-columns-repeated="5"/>
        </table:table-row>
        <table:table-row table:style-name="ro1">
          <table:table-cell office:value-type="float" office:value="122.18">
            <text:p>122.18</text:p>
          </table:table-cell>
          <table:table-cell office:value-type="float" office:value="126.18">
            <text:p>126.18</text:p>
          </table:table-cell>
          <table:table-cell table:formula="of:=[.B557]/[.A557]" office:value-type="float" office:value="1.03273858241938">
            <text:p>1.03</text:p>
          </table:table-cell>
          <table:table-cell office:value-type="float" office:value="122.18">
            <text:p>122.18</text:p>
          </table:table-cell>
          <table:table-cell table:formula="of:=[.D557]/[.A557]" office:value-type="float" office:value="1">
            <text:p>1</text:p>
          </table:table-cell>
          <table:table-cell office:value-type="float" office:value="122.77">
            <text:p>122.77</text:p>
          </table:table-cell>
          <table:table-cell table:formula="of:=[.F557]/[.A557]" office:value-type="float" office:value="1.00482894090686">
            <text:p>1</text:p>
          </table:table-cell>
          <table:table-cell office:value-type="float" office:value="126.18">
            <text:p>126.18</text:p>
          </table:table-cell>
          <table:table-cell table:formula="of:=[.H557]/[.A557]" office:value-type="float" office:value="1.03273858241938">
            <text:p>1.03</text:p>
          </table:table-cell>
          <table:table-cell office:value-type="float" office:value="122.18">
            <text:p>122.18</text:p>
          </table:table-cell>
          <table:table-cell table:formula="of:=[.J557]/[.A557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440.49">
            <text:p>440.49</text:p>
          </table:table-cell>
          <table:table-cell office:value-type="float" office:value="458.05">
            <text:p>458.05</text:p>
          </table:table-cell>
          <table:table-cell table:formula="of:=[.B558]/[.A558]" office:value-type="float" office:value="1.03986469613385">
            <text:p>1.04</text:p>
          </table:table-cell>
          <table:table-cell office:value-type="float" office:value="450.39">
            <text:p>450.39</text:p>
          </table:table-cell>
          <table:table-cell table:formula="of:=[.D558]/[.A558]" office:value-type="float" office:value="1.02247497105496">
            <text:p>1.02</text:p>
          </table:table-cell>
          <table:table-cell office:value-type="float" office:value="451.56">
            <text:p>451.56</text:p>
          </table:table-cell>
          <table:table-cell table:formula="of:=[.F558]/[.A558]" office:value-type="float" office:value="1.02513110399782">
            <text:p>1.03</text:p>
          </table:table-cell>
          <table:table-cell office:value-type="float" office:value="458.05">
            <text:p>458.05</text:p>
          </table:table-cell>
          <table:table-cell table:formula="of:=[.H558]/[.A558]" office:value-type="float" office:value="1.03986469613385">
            <text:p>1.04</text:p>
          </table:table-cell>
          <table:table-cell office:value-type="float" office:value="448.05">
            <text:p>448.05</text:p>
          </table:table-cell>
          <table:table-cell table:formula="of:=[.J558]/[.A558]" office:value-type="float" office:value="1.01716270516924">
            <text:p>1.02</text:p>
          </table:table-cell>
          <table:table-cell table:number-columns-repeated="5"/>
        </table:table-row>
        <table:table-row table:style-name="ro1">
          <table:table-cell office:value-type="float" office:value="55.11">
            <text:p>55.11</text:p>
          </table:table-cell>
          <table:table-cell office:value-type="float" office:value="74.04">
            <text:p>74.04</text:p>
          </table:table-cell>
          <table:table-cell table:formula="of:=[.B559]/[.A559]" office:value-type="float" office:value="1.34349482852477">
            <text:p>1.34</text:p>
          </table:table-cell>
          <table:table-cell office:value-type="float" office:value="56.28">
            <text:p>56.28</text:p>
          </table:table-cell>
          <table:table-cell table:formula="of:=[.D559]/[.A559]" office:value-type="float" office:value="1.02123026673925">
            <text:p>1.02</text:p>
          </table:table-cell>
          <table:table-cell office:value-type="float" office:value="56.28">
            <text:p>56.28</text:p>
          </table:table-cell>
          <table:table-cell table:formula="of:=[.F559]/[.A559]" office:value-type="float" office:value="1.02123026673925">
            <text:p>1.02</text:p>
          </table:table-cell>
          <table:table-cell office:value-type="float" office:value="55.7">
            <text:p>55.7</text:p>
          </table:table-cell>
          <table:table-cell table:formula="of:=[.H559]/[.A559]" office:value-type="float" office:value="1.01070586100526">
            <text:p>1.01</text:p>
          </table:table-cell>
          <table:table-cell office:value-type="float" office:value="55.7">
            <text:p>55.7</text:p>
          </table:table-cell>
          <table:table-cell table:formula="of:=[.J559]/[.A559]" office:value-type="float" office:value="1.01070586100526">
            <text:p>1.01</text:p>
          </table:table-cell>
          <table:table-cell table:number-columns-repeated="5"/>
        </table:table-row>
        <table:table-row table:style-name="ro1">
          <table:table-cell office:value-type="float" office:value="265.04">
            <text:p>265.04</text:p>
          </table:table-cell>
          <table:table-cell office:value-type="float" office:value="271.14">
            <text:p>271.14</text:p>
          </table:table-cell>
          <table:table-cell table:formula="of:=[.B560]/[.A560]" office:value-type="float" office:value="1.02301539390281">
            <text:p>1.02</text:p>
          </table:table-cell>
          <table:table-cell office:value-type="float" office:value="269.48">
            <text:p>269.48</text:p>
          </table:table-cell>
          <table:table-cell table:formula="of:=[.D560]/[.A560]" office:value-type="float" office:value="1.01675218834893">
            <text:p>1.02</text:p>
          </table:table-cell>
          <table:table-cell office:value-type="float" office:value="265.97">
            <text:p>265.97</text:p>
          </table:table-cell>
          <table:table-cell table:formula="of:=[.F560]/[.A560]" office:value-type="float" office:value="1.00350890431633">
            <text:p>1</text:p>
          </table:table-cell>
          <table:table-cell office:value-type="float" office:value="268.89">
            <text:p>268.89</text:p>
          </table:table-cell>
          <table:table-cell table:formula="of:=[.H560]/[.A560]" office:value-type="float" office:value="1.01452610926653">
            <text:p>1.01</text:p>
          </table:table-cell>
          <table:table-cell office:value-type="float" office:value="265.97">
            <text:p>265.97</text:p>
          </table:table-cell>
          <table:table-cell table:formula="of:=[.J560]/[.A560]" office:value-type="float" office:value="1.00350890431633">
            <text:p>1</text:p>
          </table:table-cell>
          <table:table-cell table:number-columns-repeated="5"/>
        </table:table-row>
        <table:table-row table:style-name="ro1">
          <table:table-cell office:value-type="float" office:value="387.03">
            <text:p>387.03</text:p>
          </table:table-cell>
          <table:table-cell office:value-type="float" office:value="397.27">
            <text:p>397.27</text:p>
          </table:table-cell>
          <table:table-cell table:formula="of:=[.B561]/[.A561]" office:value-type="float" office:value="1.02645789732062">
            <text:p>1.03</text:p>
          </table:table-cell>
          <table:table-cell office:value-type="float" office:value="397.03">
            <text:p>397.03</text:p>
          </table:table-cell>
          <table:table-cell table:formula="of:=[.D561]/[.A561]" office:value-type="float" office:value="1.02583779035217">
            <text:p>1.03</text:p>
          </table:table-cell>
          <table:table-cell office:value-type="float" office:value="395.86">
            <text:p>395.86</text:p>
          </table:table-cell>
          <table:table-cell table:formula="of:=[.F561]/[.A561]" office:value-type="float" office:value="1.02281476888097">
            <text:p>1.02</text:p>
          </table:table-cell>
          <table:table-cell office:value-type="float" office:value="397.27">
            <text:p>397.27</text:p>
          </table:table-cell>
          <table:table-cell table:formula="of:=[.H561]/[.A561]" office:value-type="float" office:value="1.02645789732062">
            <text:p>1.03</text:p>
          </table:table-cell>
          <table:table-cell office:value-type="float" office:value="395.27">
            <text:p>395.27</text:p>
          </table:table-cell>
          <table:table-cell table:formula="of:=[.J561]/[.A561]" office:value-type="float" office:value="1.02129033925019">
            <text:p>1.02</text:p>
          </table:table-cell>
          <table:table-cell table:number-columns-repeated="5"/>
        </table:table-row>
        <table:table-row table:style-name="ro1">
          <table:table-cell office:value-type="float" office:value="251.15">
            <text:p>251.15</text:p>
          </table:table-cell>
          <table:table-cell office:value-type="float" office:value="255.15">
            <text:p>255.15</text:p>
          </table:table-cell>
          <table:table-cell table:formula="of:=[.B562]/[.A562]" office:value-type="float" office:value="1.01592673700976">
            <text:p>1.02</text:p>
          </table:table-cell>
          <table:table-cell office:value-type="float" office:value="253.39">
            <text:p>253.39</text:p>
          </table:table-cell>
          <table:table-cell table:formula="of:=[.D562]/[.A562]" office:value-type="float" office:value="1.00891897272546">
            <text:p>1.01</text:p>
          </table:table-cell>
          <table:table-cell office:value-type="float" office:value="254.56">
            <text:p>254.56</text:p>
          </table:table-cell>
          <table:table-cell table:formula="of:=[.F562]/[.A562]" office:value-type="float" office:value="1.01357754330082">
            <text:p>1.01</text:p>
          </table:table-cell>
          <table:table-cell office:value-type="float" office:value="255.15">
            <text:p>255.15</text:p>
          </table:table-cell>
          <table:table-cell table:formula="of:=[.H562]/[.A562]" office:value-type="float" office:value="1.01592673700976">
            <text:p>1.02</text:p>
          </table:table-cell>
          <table:table-cell office:value-type="float" office:value="252.81">
            <text:p>252.81</text:p>
          </table:table-cell>
          <table:table-cell table:formula="of:=[.J562]/[.A562]" office:value-type="float" office:value="1.00660959585905">
            <text:p>1.01</text:p>
          </table:table-cell>
          <table:table-cell table:number-columns-repeated="5"/>
        </table:table-row>
        <table:table-row table:style-name="ro1">
          <table:table-cell office:value-type="float" office:value="153.82">
            <text:p>153.82</text:p>
          </table:table-cell>
          <table:table-cell office:value-type="float" office:value="162.41">
            <text:p>162.41</text:p>
          </table:table-cell>
          <table:table-cell table:formula="of:=[.B563]/[.A563]" office:value-type="float" office:value="1.05584449356391">
            <text:p>1.06</text:p>
          </table:table-cell>
          <table:table-cell office:value-type="float" office:value="156.17">
            <text:p>156.17</text:p>
          </table:table-cell>
          <table:table-cell table:formula="of:=[.D563]/[.A563]" office:value-type="float" office:value="1.01527759719152">
            <text:p>1.02</text:p>
          </table:table-cell>
          <table:table-cell office:value-type="float" office:value="157.92">
            <text:p>157.92</text:p>
          </table:table-cell>
          <table:table-cell table:formula="of:=[.F563]/[.A563]" office:value-type="float" office:value="1.02665453127032">
            <text:p>1.03</text:p>
          </table:table-cell>
          <table:table-cell office:value-type="float" office:value="162.41">
            <text:p>162.41</text:p>
          </table:table-cell>
          <table:table-cell table:formula="of:=[.H563]/[.A563]" office:value-type="float" office:value="1.05584449356391">
            <text:p>1.06</text:p>
          </table:table-cell>
          <table:table-cell office:value-type="float" office:value="158.07">
            <text:p>158.07</text:p>
          </table:table-cell>
          <table:table-cell table:formula="of:=[.J563]/[.A563]" office:value-type="float" office:value="1.0276296970485">
            <text:p>1.03</text:p>
          </table:table-cell>
          <table:table-cell table:number-columns-repeated="5"/>
        </table:table-row>
        <table:table-row table:style-name="ro1">
          <table:table-cell office:value-type="float" office:value="192.2">
            <text:p>192.2</text:p>
          </table:table-cell>
          <table:table-cell office:value-type="float" office:value="204.05">
            <text:p>204.05</text:p>
          </table:table-cell>
          <table:table-cell table:formula="of:=[.B564]/[.A564]" office:value-type="float" office:value="1.06165452653486">
            <text:p>1.06</text:p>
          </table:table-cell>
          <table:table-cell office:value-type="float" office:value="195.47">
            <text:p>195.47</text:p>
          </table:table-cell>
          <table:table-cell table:formula="of:=[.D564]/[.A564]" office:value-type="float" office:value="1.01701352757544">
            <text:p>1.02</text:p>
          </table:table-cell>
          <table:table-cell office:value-type="float" office:value="193.12">
            <text:p>193.12</text:p>
          </table:table-cell>
          <table:table-cell table:formula="of:=[.F564]/[.A564]" office:value-type="float" office:value="1.0047866805411">
            <text:p>1</text:p>
          </table:table-cell>
          <table:table-cell office:value-type="float" office:value="204.05">
            <text:p>204.05</text:p>
          </table:table-cell>
          <table:table-cell table:formula="of:=[.H564]/[.A564]" office:value-type="float" office:value="1.06165452653486">
            <text:p>1.06</text:p>
          </table:table-cell>
          <table:table-cell office:value-type="float" office:value="193.12">
            <text:p>193.12</text:p>
          </table:table-cell>
          <table:table-cell table:formula="of:=[.J564]/[.A564]" office:value-type="float" office:value="1.0047866805411">
            <text:p>1</text:p>
          </table:table-cell>
          <table:table-cell table:number-columns-repeated="5"/>
        </table:table-row>
        <table:table-row table:style-name="ro1">
          <table:table-cell office:value-type="float" office:value="396.36">
            <text:p>396.36</text:p>
          </table:table-cell>
          <table:table-cell office:value-type="float" office:value="408.91">
            <text:p>408.91</text:p>
          </table:table-cell>
          <table:table-cell table:formula="of:=[.B565]/[.A565]" office:value-type="float" office:value="1.03166313452417">
            <text:p>1.03</text:p>
          </table:table-cell>
          <table:table-cell office:value-type="float" office:value="401.15">
            <text:p>401.15</text:p>
          </table:table-cell>
          <table:table-cell table:formula="of:=[.D565]/[.A565]" office:value-type="float" office:value="1.01208497325664">
            <text:p>1.01</text:p>
          </table:table-cell>
          <table:table-cell office:value-type="float" office:value="401.74">
            <text:p>401.74</text:p>
          </table:table-cell>
          <table:table-cell table:formula="of:=[.F565]/[.A565]" office:value-type="float" office:value="1.01357351902311">
            <text:p>1.01</text:p>
          </table:table-cell>
          <table:table-cell office:value-type="float" office:value="408.91">
            <text:p>408.91</text:p>
          </table:table-cell>
          <table:table-cell table:formula="of:=[.H565]/[.A565]" office:value-type="float" office:value="1.03166313452417">
            <text:p>1.03</text:p>
          </table:table-cell>
          <table:table-cell office:value-type="float" office:value="399.98">
            <text:p>399.98</text:p>
          </table:table-cell>
          <table:table-cell table:formula="of:=[.J565]/[.A565]" office:value-type="float" office:value="1.00913311131295">
            <text:p>1.01</text:p>
          </table:table-cell>
          <table:table-cell table:number-columns-repeated="5"/>
        </table:table-row>
        <table:table-row table:style-name="ro1">
          <table:table-cell office:value-type="float" office:value="472.72">
            <text:p>472.72</text:p>
          </table:table-cell>
          <table:table-cell office:value-type="float" office:value="493.85">
            <text:p>493.85</text:p>
          </table:table-cell>
          <table:table-cell table:formula="of:=[.B566]/[.A566]" office:value-type="float" office:value="1.04469876459638">
            <text:p>1.04</text:p>
          </table:table-cell>
          <table:table-cell office:value-type="float" office:value="478.68">
            <text:p>478.68</text:p>
          </table:table-cell>
          <table:table-cell table:formula="of:=[.D566]/[.A566]" office:value-type="float" office:value="1.01260788627517">
            <text:p>1.01</text:p>
          </table:table-cell>
          <table:table-cell office:value-type="float" office:value="476.92">
            <text:p>476.92</text:p>
          </table:table-cell>
          <table:table-cell table:formula="of:=[.F566]/[.A566]" office:value-type="float" office:value="1.00888475207311">
            <text:p>1.01</text:p>
          </table:table-cell>
          <table:table-cell office:value-type="float" office:value="484.68">
            <text:p>484.68</text:p>
          </table:table-cell>
          <table:table-cell table:formula="of:=[.H566]/[.A566]" office:value-type="float" office:value="1.02530038923676">
            <text:p>1.03</text:p>
          </table:table-cell>
          <table:table-cell office:value-type="float" office:value="473.99">
            <text:p>473.99</text:p>
          </table:table-cell>
          <table:table-cell table:formula="of:=[.J566]/[.A566]" office:value-type="float" office:value="1.00268657979354">
            <text:p>1</text:p>
          </table:table-cell>
          <table:table-cell table:number-columns-repeated="5"/>
        </table:table-row>
        <table:table-row table:style-name="ro1">
          <table:table-cell office:value-type="float" office:value="91.6">
            <text:p>91.6</text:p>
          </table:table-cell>
          <table:table-cell office:value-type="float" office:value="99.7">
            <text:p>99.7</text:p>
          </table:table-cell>
          <table:table-cell table:formula="of:=[.B567]/[.A567]" office:value-type="float" office:value="1.08842794759825">
            <text:p>1.09</text:p>
          </table:table-cell>
          <table:table-cell office:value-type="float" office:value="95.11">
            <text:p>95.11</text:p>
          </table:table-cell>
          <table:table-cell table:formula="of:=[.D567]/[.A567]" office:value-type="float" office:value="1.03831877729258">
            <text:p>1.04</text:p>
          </table:table-cell>
          <table:table-cell office:value-type="float" office:value="92.77">
            <text:p>92.77</text:p>
          </table:table-cell>
          <table:table-cell table:formula="of:=[.F567]/[.A567]" office:value-type="float" office:value="1.01277292576419">
            <text:p>1.01</text:p>
          </table:table-cell>
          <table:table-cell office:value-type="float" office:value="99.7">
            <text:p>99.7</text:p>
          </table:table-cell>
          <table:table-cell table:formula="of:=[.H567]/[.A567]" office:value-type="float" office:value="1.08842794759825">
            <text:p>1.09</text:p>
          </table:table-cell>
          <table:table-cell office:value-type="float" office:value="92.77">
            <text:p>92.77</text:p>
          </table:table-cell>
          <table:table-cell table:formula="of:=[.J567]/[.A567]" office:value-type="float" office:value="1.01277292576419">
            <text:p>1.01</text:p>
          </table:table-cell>
          <table:table-cell table:number-columns-repeated="5"/>
        </table:table-row>
        <table:table-row table:style-name="ro1">
          <table:table-cell office:value-type="float" office:value="396.18">
            <text:p>396.18</text:p>
          </table:table-cell>
          <table:table-cell office:value-type="float" office:value="406.22">
            <text:p>406.22</text:p>
          </table:table-cell>
          <table:table-cell table:formula="of:=[.B568]/[.A568]" office:value-type="float" office:value="1.02534201625524">
            <text:p>1.03</text:p>
          </table:table-cell>
          <table:table-cell office:value-type="float" office:value="402.56">
            <text:p>402.56</text:p>
          </table:table-cell>
          <table:table-cell table:formula="of:=[.D568]/[.A568]" office:value-type="float" office:value="1.01610379120602">
            <text:p>1.02</text:p>
          </table:table-cell>
          <table:table-cell office:value-type="float" office:value="402.76">
            <text:p>402.76</text:p>
          </table:table-cell>
          <table:table-cell table:formula="of:=[.F568]/[.A568]" office:value-type="float" office:value="1.01660861224696">
            <text:p>1.02</text:p>
          </table:table-cell>
          <table:table-cell office:value-type="float" office:value="406.22">
            <text:p>406.22</text:p>
          </table:table-cell>
          <table:table-cell table:formula="of:=[.H568]/[.A568]" office:value-type="float" office:value="1.02534201625524">
            <text:p>1.03</text:p>
          </table:table-cell>
          <table:table-cell office:value-type="float" office:value="402.56">
            <text:p>402.56</text:p>
          </table:table-cell>
          <table:table-cell table:formula="of:=[.J568]/[.A568]" office:value-type="float" office:value="1.01610379120602">
            <text:p>1.02</text:p>
          </table:table-cell>
          <table:table-cell table:number-columns-repeated="5"/>
        </table:table-row>
        <table:table-row table:style-name="ro1">
          <table:table-cell office:value-type="float" office:value="172.47">
            <text:p>172.47</text:p>
          </table:table-cell>
          <table:table-cell office:value-type="float" office:value="174.47">
            <text:p>174.47</text:p>
          </table:table-cell>
          <table:table-cell table:formula="of:=[.B569]/[.A569]" office:value-type="float" office:value="1.0115962196324">
            <text:p>1.01</text:p>
          </table:table-cell>
          <table:table-cell office:value-type="float" office:value="172.23">
            <text:p>172.23</text:p>
          </table:table-cell>
          <table:table-cell table:formula="of:=[.D569]/[.A569]" office:value-type="float" office:value="0.998608453644112">
            <text:p>1</text:p>
          </table:table-cell>
          <table:table-cell office:value-type="float" office:value="172.81">
            <text:p>172.81</text:p>
          </table:table-cell>
          <table:table-cell table:formula="of:=[.F569]/[.A569]" office:value-type="float" office:value="1.00197135733751">
            <text:p>1</text:p>
          </table:table-cell>
          <table:table-cell office:value-type="float" office:value="171.64">
            <text:p>171.64</text:p>
          </table:table-cell>
          <table:table-cell table:formula="of:=[.H569]/[.A569]" office:value-type="float" office:value="0.995187568852554">
            <text:p>1</text:p>
          </table:table-cell>
          <table:table-cell office:value-type="float" office:value="172.23">
            <text:p>172.23</text:p>
          </table:table-cell>
          <table:table-cell table:formula="of:=[.J569]/[.A569]" office:value-type="float" office:value="0.998608453644112">
            <text:p>1</text:p>
          </table:table-cell>
          <table:table-cell table:number-columns-repeated="5"/>
        </table:table-row>
        <table:table-row table:style-name="ro1">
          <table:table-cell office:value-type="float" office:value="32.87">
            <text:p>32.87</text:p>
          </table:table-cell>
          <table:table-cell office:value-type="float" office:value="34.28">
            <text:p>34.28</text:p>
          </table:table-cell>
          <table:table-cell table:formula="of:=[.B570]/[.A570]" office:value-type="float" office:value="1.04289625798601">
            <text:p>1.04</text:p>
          </table:table-cell>
          <table:table-cell office:value-type="float" office:value="32.87">
            <text:p>32.87</text:p>
          </table:table-cell>
          <table:table-cell table:formula="of:=[.D570]/[.A570]" office:value-type="float" office:value="1">
            <text:p>1</text:p>
          </table:table-cell>
          <table:table-cell office:value-type="float" office:value="32.87">
            <text:p>32.87</text:p>
          </table:table-cell>
          <table:table-cell table:formula="of:=[.F570]/[.A570]" office:value-type="float" office:value="1">
            <text:p>1</text:p>
          </table:table-cell>
          <table:table-cell office:value-type="float" office:value="32.87">
            <text:p>32.87</text:p>
          </table:table-cell>
          <table:table-cell table:formula="of:=[.H570]/[.A570]" office:value-type="float" office:value="1">
            <text:p>1</text:p>
          </table:table-cell>
          <table:table-cell office:value-type="float" office:value="32.87">
            <text:p>32.87</text:p>
          </table:table-cell>
          <table:table-cell table:formula="of:=[.J570]/[.A570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18.87">
            <text:p>118.87</text:p>
          </table:table-cell>
          <table:table-cell office:value-type="float" office:value="125.11">
            <text:p>125.11</text:p>
          </table:table-cell>
          <table:table-cell table:formula="of:=[.B571]/[.A571]" office:value-type="float" office:value="1.05249432152772">
            <text:p>1.05</text:p>
          </table:table-cell>
          <table:table-cell office:value-type="float" office:value="123.11">
            <text:p>123.11</text:p>
          </table:table-cell>
          <table:table-cell table:formula="of:=[.D571]/[.A571]" office:value-type="float" office:value="1.03566921847396">
            <text:p>1.04</text:p>
          </table:table-cell>
          <table:table-cell office:value-type="float" office:value="121.7">
            <text:p>121.7</text:p>
          </table:table-cell>
          <table:table-cell table:formula="of:=[.F571]/[.A571]" office:value-type="float" office:value="1.02380752082107">
            <text:p>1.02</text:p>
          </table:table-cell>
          <table:table-cell office:value-type="float" office:value="125.11">
            <text:p>125.11</text:p>
          </table:table-cell>
          <table:table-cell table:formula="of:=[.H571]/[.A571]" office:value-type="float" office:value="1.05249432152772">
            <text:p>1.05</text:p>
          </table:table-cell>
          <table:table-cell office:value-type="float" office:value="121.11">
            <text:p>121.11</text:p>
          </table:table-cell>
          <table:table-cell table:formula="of:=[.J571]/[.A571]" office:value-type="float" office:value="1.01884411542021">
            <text:p>1.02</text:p>
          </table:table-cell>
          <table:table-cell table:number-columns-repeated="5"/>
        </table:table-row>
        <table:table-row table:style-name="ro1">
          <table:table-cell office:value-type="float" office:value="266.41">
            <text:p>266.41</text:p>
          </table:table-cell>
          <table:table-cell office:value-type="float" office:value="281.24">
            <text:p>281.24</text:p>
          </table:table-cell>
          <table:table-cell table:formula="of:=[.B572]/[.A572]" office:value-type="float" office:value="1.05566607860065">
            <text:p>1.06</text:p>
          </table:table-cell>
          <table:table-cell office:value-type="float" office:value="271.72">
            <text:p>271.72</text:p>
          </table:table-cell>
          <table:table-cell table:formula="of:=[.D572]/[.A572]" office:value-type="float" office:value="1.01993168424609">
            <text:p>1.02</text:p>
          </table:table-cell>
          <table:table-cell office:value-type="float" office:value="273.1">
            <text:p>273.1</text:p>
          </table:table-cell>
          <table:table-cell table:formula="of:=[.F572]/[.A572]" office:value-type="float" office:value="1.02511166998236">
            <text:p>1.03</text:p>
          </table:table-cell>
          <table:table-cell office:value-type="float" office:value="276.31">
            <text:p>276.31</text:p>
          </table:table-cell>
          <table:table-cell table:formula="of:=[.H572]/[.A572]" office:value-type="float" office:value="1.03716076723847">
            <text:p>1.04</text:p>
          </table:table-cell>
          <table:table-cell office:value-type="float" office:value="272.31">
            <text:p>272.31</text:p>
          </table:table-cell>
          <table:table-cell table:formula="of:=[.J572]/[.A572]" office:value-type="float" office:value="1.02214631582899">
            <text:p>1.02</text:p>
          </table:table-cell>
          <table:table-cell table:number-columns-repeated="5"/>
        </table:table-row>
        <table:table-row table:style-name="ro1">
          <table:table-cell office:value-type="float" office:value="251.35">
            <text:p>251.35</text:p>
          </table:table-cell>
          <table:table-cell office:value-type="float" office:value="257.69">
            <text:p>257.69</text:p>
          </table:table-cell>
          <table:table-cell table:formula="of:=[.B573]/[.A573]" office:value-type="float" office:value="1.02522379152576">
            <text:p>1.03</text:p>
          </table:table-cell>
          <table:table-cell office:value-type="float" office:value="256.52">
            <text:p>256.52</text:p>
          </table:table-cell>
          <table:table-cell table:formula="of:=[.D573]/[.A573]" office:value-type="float" office:value="1.02056892778993">
            <text:p>1.02</text:p>
          </table:table-cell>
          <table:table-cell office:value-type="float" office:value="257.11">
            <text:p>257.11</text:p>
          </table:table-cell>
          <table:table-cell table:formula="of:=[.F573]/[.A573]" office:value-type="float" office:value="1.02291625223792">
            <text:p>1.02</text:p>
          </table:table-cell>
          <table:table-cell office:value-type="float" office:value="257.69">
            <text:p>257.69</text:p>
          </table:table-cell>
          <table:table-cell table:formula="of:=[.H573]/[.A573]" office:value-type="float" office:value="1.02522379152576">
            <text:p>1.03</text:p>
          </table:table-cell>
          <table:table-cell office:value-type="float" office:value="255.35">
            <text:p>255.35</text:p>
          </table:table-cell>
          <table:table-cell table:formula="of:=[.J573]/[.A573]" office:value-type="float" office:value="1.01591406405411">
            <text:p>1.02</text:p>
          </table:table-cell>
          <table:table-cell table:number-columns-repeated="5"/>
        </table:table-row>
        <table:table-row table:style-name="ro1">
          <table:table-cell office:value-type="float" office:value="154.33">
            <text:p>154.33</text:p>
          </table:table-cell>
          <table:table-cell office:value-type="float" office:value="178.23">
            <text:p>178.23</text:p>
          </table:table-cell>
          <table:table-cell table:formula="of:=[.B574]/[.A574]" office:value-type="float" office:value="1.15486295600337">
            <text:p>1.15</text:p>
          </table:table-cell>
          <table:table-cell office:value-type="float" office:value="158.57">
            <text:p>158.57</text:p>
          </table:table-cell>
          <table:table-cell table:formula="of:=[.D574]/[.A574]" office:value-type="float" office:value="1.02747359554202">
            <text:p>1.03</text:p>
          </table:table-cell>
          <table:table-cell office:value-type="float" office:value="158.57">
            <text:p>158.57</text:p>
          </table:table-cell>
          <table:table-cell table:formula="of:=[.F574]/[.A574]" office:value-type="float" office:value="1.02747359554202">
            <text:p>1.03</text:p>
          </table:table-cell>
          <table:table-cell office:value-type="float" office:value="178.23">
            <text:p>178.23</text:p>
          </table:table-cell>
          <table:table-cell table:formula="of:=[.H574]/[.A574]" office:value-type="float" office:value="1.15486295600337">
            <text:p>1.15</text:p>
          </table:table-cell>
          <table:table-cell office:value-type="float" office:value="154.33">
            <text:p>154.33</text:p>
          </table:table-cell>
          <table:table-cell table:formula="of:=[.J574]/[.A574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50.46">
            <text:p>50.46</text:p>
          </table:table-cell>
          <table:table-cell office:value-type="float" office:value="53.87">
            <text:p>53.87</text:p>
          </table:table-cell>
          <table:table-cell table:formula="of:=[.B575]/[.A575]" office:value-type="float" office:value="1.0675782798256">
            <text:p>1.07</text:p>
          </table:table-cell>
          <table:table-cell office:value-type="float" office:value="50.46">
            <text:p>50.46</text:p>
          </table:table-cell>
          <table:table-cell table:formula="of:=[.D575]/[.A575]" office:value-type="float" office:value="1">
            <text:p>1</text:p>
          </table:table-cell>
          <table:table-cell office:value-type="float" office:value="51.04">
            <text:p>51.04</text:p>
          </table:table-cell>
          <table:table-cell table:formula="of:=[.F575]/[.A575]" office:value-type="float" office:value="1.01149425287356">
            <text:p>1.01</text:p>
          </table:table-cell>
          <table:table-cell office:value-type="float" office:value="50.46">
            <text:p>50.46</text:p>
          </table:table-cell>
          <table:table-cell table:formula="of:=[.H575]/[.A575]" office:value-type="float" office:value="1">
            <text:p>1</text:p>
          </table:table-cell>
          <table:table-cell office:value-type="float" office:value="50.46">
            <text:p>50.46</text:p>
          </table:table-cell>
          <table:table-cell table:formula="of:=[.J575]/[.A575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3.83">
            <text:p>3.83</text:p>
          </table:table-cell>
          <table:table-cell office:value-type="float" office:value="10.41">
            <text:p>10.41</text:p>
          </table:table-cell>
          <table:table-cell table:formula="of:=[.B576]/[.A576]" office:value-type="float" office:value="2.71801566579634">
            <text:p>2.72</text:p>
          </table:table-cell>
          <table:table-cell office:value-type="float" office:value="3.83">
            <text:p>3.83</text:p>
          </table:table-cell>
          <table:table-cell table:formula="of:=[.D576]/[.A576]" office:value-type="float" office:value="1">
            <text:p>1</text:p>
          </table:table-cell>
          <table:table-cell office:value-type="float" office:value="3.83">
            <text:p>3.83</text:p>
          </table:table-cell>
          <table:table-cell table:formula="of:=[.F576]/[.A576]" office:value-type="float" office:value="1">
            <text:p>1</text:p>
          </table:table-cell>
          <table:table-cell office:value-type="float" office:value="3.83">
            <text:p>3.83</text:p>
          </table:table-cell>
          <table:table-cell table:formula="of:=[.H576]/[.A576]" office:value-type="float" office:value="1">
            <text:p>1</text:p>
          </table:table-cell>
          <table:table-cell office:value-type="float" office:value="3.83">
            <text:p>3.83</text:p>
          </table:table-cell>
          <table:table-cell table:formula="of:=[.J576]/[.A576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51.27">
            <text:p>151.27</text:p>
          </table:table-cell>
          <table:table-cell office:value-type="float" office:value="156.92">
            <text:p>156.92</text:p>
          </table:table-cell>
          <table:table-cell table:formula="of:=[.B577]/[.A577]" office:value-type="float" office:value="1.03735043300059">
            <text:p>1.04</text:p>
          </table:table-cell>
          <table:table-cell office:value-type="float" office:value="154.44">
            <text:p>154.44</text:p>
          </table:table-cell>
          <table:table-cell table:formula="of:=[.D577]/[.A577]" office:value-type="float" office:value="1.02095590665697">
            <text:p>1.02</text:p>
          </table:table-cell>
          <table:table-cell office:value-type="float" office:value="155.02">
            <text:p>155.02</text:p>
          </table:table-cell>
          <table:table-cell table:formula="of:=[.F577]/[.A577]" office:value-type="float" office:value="1.02479011039863">
            <text:p>1.02</text:p>
          </table:table-cell>
          <table:table-cell office:value-type="float" office:value="156.92">
            <text:p>156.92</text:p>
          </table:table-cell>
          <table:table-cell table:formula="of:=[.H577]/[.A577]" office:value-type="float" office:value="1.03735043300059">
            <text:p>1.04</text:p>
          </table:table-cell>
          <table:table-cell office:value-type="float" office:value="153.27">
            <text:p>153.27</text:p>
          </table:table-cell>
          <table:table-cell table:formula="of:=[.J577]/[.A577]" office:value-type="float" office:value="1.0132213922126">
            <text:p>1.01</text:p>
          </table:table-cell>
          <table:table-cell table:number-columns-repeated="5"/>
        </table:table-row>
        <table:table-row table:style-name="ro1">
          <table:table-cell office:value-type="float" office:value="133.79">
            <text:p>133.79</text:p>
          </table:table-cell>
          <table:table-cell office:value-type="float" office:value="138.04">
            <text:p>138.04</text:p>
          </table:table-cell>
          <table:table-cell table:formula="of:=[.B578]/[.A578]" office:value-type="float" office:value="1.03176620076239">
            <text:p>1.03</text:p>
          </table:table-cell>
          <table:table-cell office:value-type="float" office:value="133.79">
            <text:p>133.79</text:p>
          </table:table-cell>
          <table:table-cell table:formula="of:=[.D578]/[.A578]" office:value-type="float" office:value="1">
            <text:p>1</text:p>
          </table:table-cell>
          <table:table-cell office:value-type="float" office:value="133.79">
            <text:p>133.79</text:p>
          </table:table-cell>
          <table:table-cell table:formula="of:=[.F578]/[.A578]" office:value-type="float" office:value="1">
            <text:p>1</text:p>
          </table:table-cell>
          <table:table-cell office:value-type="float" office:value="133.79">
            <text:p>133.79</text:p>
          </table:table-cell>
          <table:table-cell table:formula="of:=[.H578]/[.A578]" office:value-type="float" office:value="1">
            <text:p>1</text:p>
          </table:table-cell>
          <table:table-cell office:value-type="float" office:value="133.79">
            <text:p>133.79</text:p>
          </table:table-cell>
          <table:table-cell table:formula="of:=[.J578]/[.A578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298.53">
            <text:p>298.53</text:p>
          </table:table-cell>
          <table:table-cell office:value-type="float" office:value="331.5">
            <text:p>331.5</text:p>
          </table:table-cell>
          <table:table-cell table:formula="of:=[.B579]/[.A579]" office:value-type="float" office:value="1.11044116169229">
            <text:p>1.11</text:p>
          </table:table-cell>
          <table:table-cell office:value-type="float" office:value="303.85">
            <text:p>303.85</text:p>
          </table:table-cell>
          <table:table-cell table:formula="of:=[.D579]/[.A579]" office:value-type="float" office:value="1.01782065454058">
            <text:p>1.02</text:p>
          </table:table-cell>
          <table:table-cell office:value-type="float" office:value="305.56">
            <text:p>305.56</text:p>
          </table:table-cell>
          <table:table-cell table:formula="of:=[.F579]/[.A579]" office:value-type="float" office:value="1.02354872207148">
            <text:p>1.02</text:p>
          </table:table-cell>
          <table:table-cell office:value-type="float" office:value="331.5">
            <text:p>331.5</text:p>
          </table:table-cell>
          <table:table-cell table:formula="of:=[.H579]/[.A579]" office:value-type="float" office:value="1.11044116169229">
            <text:p>1.11</text:p>
          </table:table-cell>
          <table:table-cell office:value-type="float" office:value="303.85">
            <text:p>303.85</text:p>
          </table:table-cell>
          <table:table-cell table:formula="of:=[.J579]/[.A579]" office:value-type="float" office:value="1.01782065454058">
            <text:p>1.02</text:p>
          </table:table-cell>
          <table:table-cell table:number-columns-repeated="5"/>
        </table:table-row>
        <table:table-row table:style-name="ro1">
          <table:table-cell office:value-type="float" office:value="276.61">
            <text:p>276.61</text:p>
          </table:table-cell>
          <table:table-cell office:value-type="float" office:value="290.02">
            <text:p>290.02</text:p>
          </table:table-cell>
          <table:table-cell table:formula="of:=[.B580]/[.A580]" office:value-type="float" office:value="1.04847980911753">
            <text:p>1.05</text:p>
          </table:table-cell>
          <table:table-cell office:value-type="float" office:value="289.78">
            <text:p>289.78</text:p>
          </table:table-cell>
          <table:table-cell table:formula="of:=[.D580]/[.A580]" office:value-type="float" office:value="1.04761216152706">
            <text:p>1.05</text:p>
          </table:table-cell>
          <table:table-cell office:value-type="float" office:value="278.36">
            <text:p>278.36</text:p>
          </table:table-cell>
          <table:table-cell table:formula="of:=[.F580]/[.A580]" office:value-type="float" office:value="1.00632659701385">
            <text:p>1.01</text:p>
          </table:table-cell>
          <table:table-cell office:value-type="float" office:value="290.02">
            <text:p>290.02</text:p>
          </table:table-cell>
          <table:table-cell table:formula="of:=[.H580]/[.A580]" office:value-type="float" office:value="1.04847980911753">
            <text:p>1.05</text:p>
          </table:table-cell>
          <table:table-cell office:value-type="float" office:value="279.53">
            <text:p>279.53</text:p>
          </table:table-cell>
          <table:table-cell table:formula="of:=[.J580]/[.A580]" office:value-type="float" office:value="1.01055637901739">
            <text:p>1.01</text:p>
          </table:table-cell>
          <table:table-cell table:number-columns-repeated="5"/>
        </table:table-row>
        <table:table-row table:style-name="ro1">
          <table:table-cell office:value-type="float" office:value="343.05">
            <text:p>343.05</text:p>
          </table:table-cell>
          <table:table-cell office:value-type="float" office:value="357.98">
            <text:p>357.98</text:p>
          </table:table-cell>
          <table:table-cell table:formula="of:=[.B581]/[.A581]" office:value-type="float" office:value="1.04352135257251">
            <text:p>1.04</text:p>
          </table:table-cell>
          <table:table-cell office:value-type="float" office:value="349.74">
            <text:p>349.74</text:p>
          </table:table-cell>
          <table:table-cell table:formula="of:=[.D581]/[.A581]" office:value-type="float" office:value="1.01950153038916">
            <text:p>1.02</text:p>
          </table:table-cell>
          <table:table-cell office:value-type="float" office:value="355.01">
            <text:p>355.01</text:p>
          </table:table-cell>
          <table:table-cell table:formula="of:=[.F581]/[.A581]" office:value-type="float" office:value="1.03486372248943">
            <text:p>1.03</text:p>
          </table:table-cell>
          <table:table-cell office:value-type="float" office:value="351.53">
            <text:p>351.53</text:p>
          </table:table-cell>
          <table:table-cell table:formula="of:=[.H581]/[.A581]" office:value-type="float" office:value="1.02471942865472">
            <text:p>1.02</text:p>
          </table:table-cell>
          <table:table-cell office:value-type="float" office:value="348.36">
            <text:p>348.36</text:p>
          </table:table-cell>
          <table:table-cell table:formula="of:=[.J581]/[.A581]" office:value-type="float" office:value="1.01547879317884">
            <text:p>1.02</text:p>
          </table:table-cell>
          <table:table-cell table:number-columns-repeated="5"/>
        </table:table-row>
        <table:table-row table:style-name="ro1">
          <table:table-cell office:value-type="float" office:value="93.25">
            <text:p>93.25</text:p>
          </table:table-cell>
          <table:table-cell office:value-type="float" office:value="100.43">
            <text:p>100.43</text:p>
          </table:table-cell>
          <table:table-cell table:formula="of:=[.B582]/[.A582]" office:value-type="float" office:value="1.07699731903485">
            <text:p>1.08</text:p>
          </table:table-cell>
          <table:table-cell office:value-type="float" office:value="93.25">
            <text:p>93.25</text:p>
          </table:table-cell>
          <table:table-cell table:formula="of:=[.D582]/[.A582]" office:value-type="float" office:value="1">
            <text:p>1</text:p>
          </table:table-cell>
          <table:table-cell office:value-type="float" office:value="93.25">
            <text:p>93.25</text:p>
          </table:table-cell>
          <table:table-cell table:formula="of:=[.F582]/[.A582]" office:value-type="float" office:value="1">
            <text:p>1</text:p>
          </table:table-cell>
          <table:table-cell office:value-type="float" office:value="100.43">
            <text:p>100.43</text:p>
          </table:table-cell>
          <table:table-cell table:formula="of:=[.H582]/[.A582]" office:value-type="float" office:value="1.07699731903485">
            <text:p>1.08</text:p>
          </table:table-cell>
          <table:table-cell office:value-type="float" office:value="93.25">
            <text:p>93.25</text:p>
          </table:table-cell>
          <table:table-cell table:formula="of:=[.J582]/[.A582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232.4">
            <text:p>232.4</text:p>
          </table:table-cell>
          <table:table-cell office:value-type="float" office:value="238.3">
            <text:p>238.3</text:p>
          </table:table-cell>
          <table:table-cell table:formula="of:=[.B583]/[.A583]" office:value-type="float" office:value="1.02538726333907">
            <text:p>1.03</text:p>
          </table:table-cell>
          <table:table-cell office:value-type="float" office:value="237.71">
            <text:p>237.71</text:p>
          </table:table-cell>
          <table:table-cell table:formula="of:=[.D583]/[.A583]" office:value-type="float" office:value="1.02284853700516">
            <text:p>1.02</text:p>
          </table:table-cell>
          <table:table-cell office:value-type="float" office:value="238.88">
            <text:p>238.88</text:p>
          </table:table-cell>
          <table:table-cell table:formula="of:=[.F583]/[.A583]" office:value-type="float" office:value="1.02788296041308">
            <text:p>1.03</text:p>
          </table:table-cell>
          <table:table-cell office:value-type="float" office:value="237.12">
            <text:p>237.12</text:p>
          </table:table-cell>
          <table:table-cell table:formula="of:=[.H583]/[.A583]" office:value-type="float" office:value="1.02030981067126">
            <text:p>1.02</text:p>
          </table:table-cell>
          <table:table-cell office:value-type="float" office:value="234.4">
            <text:p>234.4</text:p>
          </table:table-cell>
          <table:table-cell table:formula="of:=[.J583]/[.A583]" office:value-type="float" office:value="1.00860585197935">
            <text:p>1.01</text:p>
          </table:table-cell>
          <table:table-cell table:number-columns-repeated="5"/>
        </table:table-row>
        <table:table-row table:style-name="ro1">
          <table:table-cell office:value-type="float" office:value="94.88">
            <text:p>94.88</text:p>
          </table:table-cell>
          <table:table-cell office:value-type="float" office:value="106.54">
            <text:p>106.54</text:p>
          </table:table-cell>
          <table:table-cell table:formula="of:=[.B584]/[.A584]" office:value-type="float" office:value="1.12289207419899">
            <text:p>1.12</text:p>
          </table:table-cell>
          <table:table-cell office:value-type="float" office:value="94.88">
            <text:p>94.88</text:p>
          </table:table-cell>
          <table:table-cell table:formula="of:=[.D584]/[.A584]" office:value-type="float" office:value="1">
            <text:p>1</text:p>
          </table:table-cell>
          <table:table-cell office:value-type="float" office:value="94.88">
            <text:p>94.88</text:p>
          </table:table-cell>
          <table:table-cell table:formula="of:=[.F584]/[.A584]" office:value-type="float" office:value="1">
            <text:p>1</text:p>
          </table:table-cell>
          <table:table-cell office:value-type="float" office:value="94.88">
            <text:p>94.88</text:p>
          </table:table-cell>
          <table:table-cell table:formula="of:=[.H584]/[.A584]" office:value-type="float" office:value="1">
            <text:p>1</text:p>
          </table:table-cell>
          <table:table-cell office:value-type="float" office:value="94.88">
            <text:p>94.88</text:p>
          </table:table-cell>
          <table:table-cell table:formula="of:=[.J584]/[.A584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255.87">
            <text:p>255.87</text:p>
          </table:table-cell>
          <table:table-cell office:value-type="float" office:value="263.97">
            <text:p>263.97</text:p>
          </table:table-cell>
          <table:table-cell table:formula="of:=[.B585]/[.A585]" office:value-type="float" office:value="1.03165670066831">
            <text:p>1.03</text:p>
          </table:table-cell>
          <table:table-cell office:value-type="float" office:value="259.72">
            <text:p>259.72</text:p>
          </table:table-cell>
          <table:table-cell table:formula="of:=[.D585]/[.A585]" office:value-type="float" office:value="1.01504670340407">
            <text:p>1.02</text:p>
          </table:table-cell>
          <table:table-cell office:value-type="float" office:value="256.21">
            <text:p>256.21</text:p>
          </table:table-cell>
          <table:table-cell table:formula="of:=[.F585]/[.A585]" office:value-type="float" office:value="1.00132879978114">
            <text:p>1</text:p>
          </table:table-cell>
          <table:table-cell office:value-type="float" office:value="263.97">
            <text:p>263.97</text:p>
          </table:table-cell>
          <table:table-cell table:formula="of:=[.H585]/[.A585]" office:value-type="float" office:value="1.03165670066831">
            <text:p>1.03</text:p>
          </table:table-cell>
          <table:table-cell office:value-type="float" office:value="256.21">
            <text:p>256.21</text:p>
          </table:table-cell>
          <table:table-cell table:formula="of:=[.J585]/[.A585]" office:value-type="float" office:value="1.00132879978114">
            <text:p>1</text:p>
          </table:table-cell>
          <table:table-cell table:number-columns-repeated="5"/>
        </table:table-row>
        <table:table-row table:style-name="ro1">
          <table:table-cell office:value-type="float" office:value="266.13">
            <text:p>266.13</text:p>
          </table:table-cell>
          <table:table-cell office:value-type="float" office:value="275.89">
            <text:p>275.89</text:p>
          </table:table-cell>
          <table:table-cell table:formula="of:=[.B586]/[.A586]" office:value-type="float" office:value="1.03667380603464">
            <text:p>1.04</text:p>
          </table:table-cell>
          <table:table-cell office:value-type="float" office:value="267.89">
            <text:p>267.89</text:p>
          </table:table-cell>
          <table:table-cell table:formula="of:=[.D586]/[.A586]" office:value-type="float" office:value="1.00661330928494">
            <text:p>1.01</text:p>
          </table:table-cell>
          <table:table-cell office:value-type="float" office:value="267.89">
            <text:p>267.89</text:p>
          </table:table-cell>
          <table:table-cell table:formula="of:=[.F586]/[.A586]" office:value-type="float" office:value="1.00661330928494">
            <text:p>1.01</text:p>
          </table:table-cell>
          <table:table-cell office:value-type="float" office:value="270.72">
            <text:p>270.72</text:p>
          </table:table-cell>
          <table:table-cell table:formula="of:=[.H586]/[.A586]" office:value-type="float" office:value="1.01724721001015">
            <text:p>1.02</text:p>
          </table:table-cell>
          <table:table-cell office:value-type="float" office:value="267.89">
            <text:p>267.89</text:p>
          </table:table-cell>
          <table:table-cell table:formula="of:=[.J586]/[.A586]" office:value-type="float" office:value="1.00661330928494">
            <text:p>1.01</text:p>
          </table:table-cell>
          <table:table-cell table:number-columns-repeated="5"/>
        </table:table-row>
        <table:table-row table:style-name="ro1">
          <table:table-cell office:value-type="float" office:value="273.62">
            <text:p>273.62</text:p>
          </table:table-cell>
          <table:table-cell office:value-type="float" office:value="291.04">
            <text:p>291.04</text:p>
          </table:table-cell>
          <table:table-cell table:formula="of:=[.B587]/[.A587]" office:value-type="float" office:value="1.06366493677363">
            <text:p>1.06</text:p>
          </table:table-cell>
          <table:table-cell office:value-type="float" office:value="277.48">
            <text:p>277.48</text:p>
          </table:table-cell>
          <table:table-cell table:formula="of:=[.D587]/[.A587]" office:value-type="float" office:value="1.01410715590966">
            <text:p>1.01</text:p>
          </table:table-cell>
          <table:table-cell office:value-type="float" office:value="273.97">
            <text:p>273.97</text:p>
          </table:table-cell>
          <table:table-cell table:formula="of:=[.F587]/[.A587]" office:value-type="float" office:value="1.00127914626124">
            <text:p>1</text:p>
          </table:table-cell>
          <table:table-cell office:value-type="float" office:value="291.04">
            <text:p>291.04</text:p>
          </table:table-cell>
          <table:table-cell table:formula="of:=[.H587]/[.A587]" office:value-type="float" office:value="1.06366493677363">
            <text:p>1.06</text:p>
          </table:table-cell>
          <table:table-cell office:value-type="float" office:value="273.97">
            <text:p>273.97</text:p>
          </table:table-cell>
          <table:table-cell table:formula="of:=[.J587]/[.A587]" office:value-type="float" office:value="1.00127914626124">
            <text:p>1</text:p>
          </table:table-cell>
          <table:table-cell table:number-columns-repeated="5"/>
        </table:table-row>
        <table:table-row table:style-name="ro1">
          <table:table-cell office:value-type="float" office:value="121.71">
            <text:p>121.71</text:p>
          </table:table-cell>
          <table:table-cell office:value-type="float" office:value="136.54">
            <text:p>136.54</text:p>
          </table:table-cell>
          <table:table-cell table:formula="of:=[.B588]/[.A588]" office:value-type="float" office:value="1.12184701339249">
            <text:p>1.12</text:p>
          </table:table-cell>
          <table:table-cell office:value-type="float" office:value="122.3">
            <text:p>122.3</text:p>
          </table:table-cell>
          <table:table-cell table:formula="of:=[.D588]/[.A588]" office:value-type="float" office:value="1.00484758853011">
            <text:p>1</text:p>
          </table:table-cell>
          <table:table-cell office:value-type="float" office:value="122.3">
            <text:p>122.3</text:p>
          </table:table-cell>
          <table:table-cell table:formula="of:=[.F588]/[.A588]" office:value-type="float" office:value="1.00484758853011">
            <text:p>1</text:p>
          </table:table-cell>
          <table:table-cell office:value-type="float" office:value="136.54">
            <text:p>136.54</text:p>
          </table:table-cell>
          <table:table-cell table:formula="of:=[.H588]/[.A588]" office:value-type="float" office:value="1.12184701339249">
            <text:p>1.12</text:p>
          </table:table-cell>
          <table:table-cell office:value-type="float" office:value="122.3">
            <text:p>122.3</text:p>
          </table:table-cell>
          <table:table-cell table:formula="of:=[.J588]/[.A588]" office:value-type="float" office:value="1.00484758853011">
            <text:p>1</text:p>
          </table:table-cell>
          <table:table-cell table:number-columns-repeated="5"/>
        </table:table-row>
        <table:table-row table:style-name="ro1">
          <table:table-cell office:value-type="float" office:value="188.29">
            <text:p>188.29</text:p>
          </table:table-cell>
          <table:table-cell office:value-type="float" office:value="204.05">
            <text:p>204.05</text:p>
          </table:table-cell>
          <table:table-cell table:formula="of:=[.B589]/[.A589]" office:value-type="float" office:value="1.08370067449148">
            <text:p>1.08</text:p>
          </table:table-cell>
          <table:table-cell office:value-type="float" office:value="194.88">
            <text:p>194.88</text:p>
          </table:table-cell>
          <table:table-cell table:formula="of:=[.D589]/[.A589]" office:value-type="float" office:value="1.03499920335652">
            <text:p>1.03</text:p>
          </table:table-cell>
          <table:table-cell office:value-type="float" office:value="192.39">
            <text:p>192.39</text:p>
          </table:table-cell>
          <table:table-cell table:formula="of:=[.F589]/[.A589]" office:value-type="float" office:value="1.02177492166339">
            <text:p>1.02</text:p>
          </table:table-cell>
          <table:table-cell office:value-type="float" office:value="196.88">
            <text:p>196.88</text:p>
          </table:table-cell>
          <table:table-cell table:formula="of:=[.H589]/[.A589]" office:value-type="float" office:value="1.04562111636306">
            <text:p>1.05</text:p>
          </table:table-cell>
          <table:table-cell office:value-type="float" office:value="195.91">
            <text:p>195.91</text:p>
          </table:table-cell>
          <table:table-cell table:formula="of:=[.J589]/[.A589]" office:value-type="float" office:value="1.04046948855489">
            <text:p>1.04</text:p>
          </table:table-cell>
          <table:table-cell table:number-columns-repeated="5"/>
        </table:table-row>
        <table:table-row table:style-name="ro1">
          <table:table-cell office:value-type="float" office:value="456.79">
            <text:p>456.79</text:p>
          </table:table-cell>
          <table:table-cell office:value-type="float" office:value="479.92">
            <text:p>479.92</text:p>
          </table:table-cell>
          <table:table-cell table:formula="of:=[.B590]/[.A590]" office:value-type="float" office:value="1.05063595963134">
            <text:p>1.05</text:p>
          </table:table-cell>
          <table:table-cell office:value-type="float" office:value="462.16">
            <text:p>462.16</text:p>
          </table:table-cell>
          <table:table-cell table:formula="of:=[.D590]/[.A590]" office:value-type="float" office:value="1.01175594912323">
            <text:p>1.01</text:p>
          </table:table-cell>
          <table:table-cell office:value-type="float" office:value="460.99">
            <text:p>460.99</text:p>
          </table:table-cell>
          <table:table-cell table:formula="of:=[.F590]/[.A590]" office:value-type="float" office:value="1.00919459707962">
            <text:p>1.01</text:p>
          </table:table-cell>
          <table:table-cell office:value-type="float" office:value="463.58">
            <text:p>463.58</text:p>
          </table:table-cell>
          <table:table-cell table:formula="of:=[.H590]/[.A590]" office:value-type="float" office:value="1.01486459861205">
            <text:p>1.01</text:p>
          </table:table-cell>
          <table:table-cell office:value-type="float" office:value="458.06">
            <text:p>458.06</text:p>
          </table:table-cell>
          <table:table-cell table:formula="of:=[.J590]/[.A590]" office:value-type="float" office:value="1.00278027102169">
            <text:p>1</text:p>
          </table:table-cell>
          <table:table-cell table:number-columns-repeated="5"/>
        </table:table-row>
        <table:table-row table:style-name="ro1">
          <table:table-cell office:value-type="float" office:value="244.79">
            <text:p>244.79</text:p>
          </table:table-cell>
          <table:table-cell office:value-type="float" office:value="252.07">
            <text:p>252.07</text:p>
          </table:table-cell>
          <table:table-cell table:formula="of:=[.B591]/[.A591]" office:value-type="float" office:value="1.02973977695167">
            <text:p>1.03</text:p>
          </table:table-cell>
          <table:table-cell office:value-type="float" office:value="248.65">
            <text:p>248.65</text:p>
          </table:table-cell>
          <table:table-cell table:formula="of:=[.D591]/[.A591]" office:value-type="float" office:value="1.0157686179991">
            <text:p>1.02</text:p>
          </table:table-cell>
          <table:table-cell office:value-type="float" office:value="250.41">
            <text:p>250.41</text:p>
          </table:table-cell>
          <table:table-cell table:formula="of:=[.F591]/[.A591]" office:value-type="float" office:value="1.02295845418522">
            <text:p>1.02</text:p>
          </table:table-cell>
          <table:table-cell office:value-type="float" office:value="252.07">
            <text:p>252.07</text:p>
          </table:table-cell>
          <table:table-cell table:formula="of:=[.H591]/[.A591]" office:value-type="float" office:value="1.02973977695167">
            <text:p>1.03</text:p>
          </table:table-cell>
          <table:table-cell office:value-type="float" office:value="247.48">
            <text:p>247.48</text:p>
          </table:table-cell>
          <table:table-cell table:formula="of:=[.J591]/[.A591]" office:value-type="float" office:value="1.01098901098901">
            <text:p>1.01</text:p>
          </table:table-cell>
          <table:table-cell table:number-columns-repeated="5"/>
        </table:table-row>
        <table:table-row table:style-name="ro1">
          <table:table-cell office:value-type="float" office:value="307.01">
            <text:p>307.01</text:p>
          </table:table-cell>
          <table:table-cell office:value-type="float" office:value="315.55">
            <text:p>315.55</text:p>
          </table:table-cell>
          <table:table-cell table:formula="of:=[.B592]/[.A592]" office:value-type="float" office:value="1.02781668349565">
            <text:p>1.03</text:p>
          </table:table-cell>
          <table:table-cell office:value-type="float" office:value="310.87">
            <text:p>310.87</text:p>
          </table:table-cell>
          <table:table-cell table:formula="of:=[.D592]/[.A592]" office:value-type="float" office:value="1.0125728803622">
            <text:p>1.01</text:p>
          </table:table-cell>
          <table:table-cell office:value-type="float" office:value="307.35">
            <text:p>307.35</text:p>
          </table:table-cell>
          <table:table-cell table:formula="of:=[.F592]/[.A592]" office:value-type="float" office:value="1.0011074557832">
            <text:p>1</text:p>
          </table:table-cell>
          <table:table-cell office:value-type="float" office:value="315.55">
            <text:p>315.55</text:p>
          </table:table-cell>
          <table:table-cell table:formula="of:=[.H592]/[.A592]" office:value-type="float" office:value="1.02781668349565">
            <text:p>1.03</text:p>
          </table:table-cell>
          <table:table-cell office:value-type="float" office:value="307.94">
            <text:p>307.94</text:p>
          </table:table-cell>
          <table:table-cell table:formula="of:=[.J592]/[.A592]" office:value-type="float" office:value="1.00302921728934">
            <text:p>1</text:p>
          </table:table-cell>
          <table:table-cell table:number-columns-repeated="5"/>
        </table:table-row>
        <table:table-row table:style-name="ro1">
          <table:table-cell office:value-type="float" office:value="131.07">
            <text:p>131.07</text:p>
          </table:table-cell>
          <table:table-cell office:value-type="float" office:value="141.17">
            <text:p>141.17</text:p>
          </table:table-cell>
          <table:table-cell table:formula="of:=[.B593]/[.A593]" office:value-type="float" office:value="1.07705806057832">
            <text:p>1.08</text:p>
          </table:table-cell>
          <table:table-cell office:value-type="float" office:value="131.07">
            <text:p>131.07</text:p>
          </table:table-cell>
          <table:table-cell table:formula="of:=[.D593]/[.A593]" office:value-type="float" office:value="1">
            <text:p>1</text:p>
          </table:table-cell>
          <table:table-cell office:value-type="float" office:value="131.07">
            <text:p>131.07</text:p>
          </table:table-cell>
          <table:table-cell table:formula="of:=[.F593]/[.A593]" office:value-type="float" office:value="1">
            <text:p>1</text:p>
          </table:table-cell>
          <table:table-cell office:value-type="float" office:value="131.07">
            <text:p>131.07</text:p>
          </table:table-cell>
          <table:table-cell table:formula="of:=[.H593]/[.A593]" office:value-type="float" office:value="1">
            <text:p>1</text:p>
          </table:table-cell>
          <table:table-cell office:value-type="float" office:value="131.07">
            <text:p>131.07</text:p>
          </table:table-cell>
          <table:table-cell table:formula="of:=[.J593]/[.A593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273.07">
            <text:p>273.07</text:p>
          </table:table-cell>
          <table:table-cell office:value-type="float" office:value="287.31">
            <text:p>287.31</text:p>
          </table:table-cell>
          <table:table-cell table:formula="of:=[.B594]/[.A594]" office:value-type="float" office:value="1.05214780093016">
            <text:p>1.05</text:p>
          </table:table-cell>
          <table:table-cell office:value-type="float" office:value="285.99">
            <text:p>285.99</text:p>
          </table:table-cell>
          <table:table-cell table:formula="of:=[.D594]/[.A594]" office:value-type="float" office:value="1.04731387556304">
            <text:p>1.05</text:p>
          </table:table-cell>
          <table:table-cell office:value-type="float" office:value="281.89">
            <text:p>281.89</text:p>
          </table:table-cell>
          <table:table-cell table:formula="of:=[.F594]/[.A594]" office:value-type="float" office:value="1.03229941040759">
            <text:p>1.03</text:p>
          </table:table-cell>
          <table:table-cell office:value-type="float" office:value="287.31">
            <text:p>287.31</text:p>
          </table:table-cell>
          <table:table-cell table:formula="of:=[.H594]/[.A594]" office:value-type="float" office:value="1.05214780093016">
            <text:p>1.05</text:p>
          </table:table-cell>
          <table:table-cell office:value-type="float" office:value="280.14">
            <text:p>280.14</text:p>
          </table:table-cell>
          <table:table-cell table:formula="of:=[.J594]/[.A594]" office:value-type="float" office:value="1.02589079723148">
            <text:p>1.03</text:p>
          </table:table-cell>
          <table:table-cell table:number-columns-repeated="5"/>
        </table:table-row>
        <table:table-row table:style-name="ro1">
          <table:table-cell office:value-type="float" office:value="185.57">
            <text:p>185.57</text:p>
          </table:table-cell>
          <table:table-cell office:value-type="float" office:value="189.43">
            <text:p>189.43</text:p>
          </table:table-cell>
          <table:table-cell table:formula="of:=[.B595]/[.A595]" office:value-type="float" office:value="1.0208007759875">
            <text:p>1.02</text:p>
          </table:table-cell>
          <table:table-cell office:value-type="float" office:value="185.91">
            <text:p>185.91</text:p>
          </table:table-cell>
          <table:table-cell table:formula="of:=[.D595]/[.A595]" office:value-type="float" office:value="1.00183219270356">
            <text:p>1</text:p>
          </table:table-cell>
          <table:table-cell office:value-type="float" office:value="185.91">
            <text:p>185.91</text:p>
          </table:table-cell>
          <table:table-cell table:formula="of:=[.F595]/[.A595]" office:value-type="float" office:value="1.00183219270356">
            <text:p>1</text:p>
          </table:table-cell>
          <table:table-cell office:value-type="float" office:value="189.43">
            <text:p>189.43</text:p>
          </table:table-cell>
          <table:table-cell table:formula="of:=[.H595]/[.A595]" office:value-type="float" office:value="1.0208007759875">
            <text:p>1.02</text:p>
          </table:table-cell>
          <table:table-cell office:value-type="float" office:value="186.5">
            <text:p>186.5</text:p>
          </table:table-cell>
          <table:table-cell table:formula="of:=[.J595]/[.A595]" office:value-type="float" office:value="1.00501158592445">
            <text:p>1.01</text:p>
          </table:table-cell>
          <table:table-cell table:number-columns-repeated="5"/>
        </table:table-row>
        <table:table-row table:style-name="ro1">
          <table:table-cell office:value-type="float" office:value="72.4">
            <text:p>72.4</text:p>
          </table:table-cell>
          <table:table-cell office:value-type="float" office:value="86.64">
            <text:p>86.64</text:p>
          </table:table-cell>
          <table:table-cell table:formula="of:=[.B596]/[.A596]" office:value-type="float" office:value="1.19668508287293">
            <text:p>1.2</text:p>
          </table:table-cell>
          <table:table-cell office:value-type="float" office:value="72.4">
            <text:p>72.4</text:p>
          </table:table-cell>
          <table:table-cell table:formula="of:=[.D596]/[.A596]" office:value-type="float" office:value="1">
            <text:p>1</text:p>
          </table:table-cell>
          <table:table-cell office:value-type="float" office:value="72.4">
            <text:p>72.4</text:p>
          </table:table-cell>
          <table:table-cell table:formula="of:=[.F596]/[.A596]" office:value-type="float" office:value="1">
            <text:p>1</text:p>
          </table:table-cell>
          <table:table-cell office:value-type="float" office:value="72.4">
            <text:p>72.4</text:p>
          </table:table-cell>
          <table:table-cell table:formula="of:=[.H596]/[.A596]" office:value-type="float" office:value="1">
            <text:p>1</text:p>
          </table:table-cell>
          <table:table-cell office:value-type="float" office:value="72.4">
            <text:p>72.4</text:p>
          </table:table-cell>
          <table:table-cell table:formula="of:=[.J596]/[.A596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27.81">
            <text:p>127.81</text:p>
          </table:table-cell>
          <table:table-cell office:value-type="float" office:value="150.64">
            <text:p>150.64</text:p>
          </table:table-cell>
          <table:table-cell table:formula="of:=[.B597]/[.A597]" office:value-type="float" office:value="1.17862452077302">
            <text:p>1.18</text:p>
          </table:table-cell>
          <table:table-cell office:value-type="float" office:value="127.81">
            <text:p>127.81</text:p>
          </table:table-cell>
          <table:table-cell table:formula="of:=[.D597]/[.A597]" office:value-type="float" office:value="1">
            <text:p>1</text:p>
          </table:table-cell>
          <table:table-cell office:value-type="float" office:value="127.81">
            <text:p>127.81</text:p>
          </table:table-cell>
          <table:table-cell table:formula="of:=[.F597]/[.A597]" office:value-type="float" office:value="1">
            <text:p>1</text:p>
          </table:table-cell>
          <table:table-cell office:value-type="float" office:value="150.64">
            <text:p>150.64</text:p>
          </table:table-cell>
          <table:table-cell table:formula="of:=[.H597]/[.A597]" office:value-type="float" office:value="1.17862452077302">
            <text:p>1.18</text:p>
          </table:table-cell>
          <table:table-cell office:value-type="float" office:value="127.81">
            <text:p>127.81</text:p>
          </table:table-cell>
          <table:table-cell table:formula="of:=[.J597]/[.A597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40.46">
            <text:p>40.46</text:p>
          </table:table-cell>
          <table:table-cell office:value-type="float" office:value="52.21">
            <text:p>52.21</text:p>
          </table:table-cell>
          <table:table-cell table:formula="of:=[.B598]/[.A598]" office:value-type="float" office:value="1.29041028175976">
            <text:p>1.29</text:p>
          </table:table-cell>
          <table:table-cell office:value-type="float" office:value="40.46">
            <text:p>40.46</text:p>
          </table:table-cell>
          <table:table-cell table:formula="of:=[.D598]/[.A598]" office:value-type="float" office:value="1">
            <text:p>1</text:p>
          </table:table-cell>
          <table:table-cell office:value-type="float" office:value="40.46">
            <text:p>40.46</text:p>
          </table:table-cell>
          <table:table-cell table:formula="of:=[.F598]/[.A598]" office:value-type="float" office:value="1">
            <text:p>1</text:p>
          </table:table-cell>
          <table:table-cell office:value-type="float" office:value="40.46">
            <text:p>40.46</text:p>
          </table:table-cell>
          <table:table-cell table:formula="of:=[.H598]/[.A598]" office:value-type="float" office:value="1">
            <text:p>1</text:p>
          </table:table-cell>
          <table:table-cell office:value-type="float" office:value="40.46">
            <text:p>40.46</text:p>
          </table:table-cell>
          <table:table-cell table:formula="of:=[.J598]/[.A598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01.63">
            <text:p>101.63</text:p>
          </table:table-cell>
          <table:table-cell office:value-type="float" office:value="108.9">
            <text:p>108.9</text:p>
          </table:table-cell>
          <table:table-cell table:formula="of:=[.B599]/[.A599]" office:value-type="float" office:value="1.07153399586736">
            <text:p>1.07</text:p>
          </table:table-cell>
          <table:table-cell office:value-type="float" office:value="102.8">
            <text:p>102.8</text:p>
          </table:table-cell>
          <table:table-cell table:formula="of:=[.D599]/[.A599]" office:value-type="float" office:value="1.01151234871593">
            <text:p>1.01</text:p>
          </table:table-cell>
          <table:table-cell office:value-type="float" office:value="101.63">
            <text:p>101.63</text:p>
          </table:table-cell>
          <table:table-cell table:formula="of:=[.F599]/[.A599]" office:value-type="float" office:value="1">
            <text:p>1</text:p>
          </table:table-cell>
          <table:table-cell office:value-type="float" office:value="108.9">
            <text:p>108.9</text:p>
          </table:table-cell>
          <table:table-cell table:formula="of:=[.H599]/[.A599]" office:value-type="float" office:value="1.07153399586736">
            <text:p>1.07</text:p>
          </table:table-cell>
          <table:table-cell office:value-type="float" office:value="103.63">
            <text:p>103.63</text:p>
          </table:table-cell>
          <table:table-cell table:formula="of:=[.J599]/[.A599]" office:value-type="float" office:value="1.01967922857424">
            <text:p>1.02</text:p>
          </table:table-cell>
          <table:table-cell table:number-columns-repeated="5"/>
        </table:table-row>
        <table:table-row table:style-name="ro1">
          <table:table-cell office:value-type="float" office:value="194.08">
            <text:p>194.08</text:p>
          </table:table-cell>
          <table:table-cell office:value-type="float" office:value="207.36">
            <text:p>207.36</text:p>
          </table:table-cell>
          <table:table-cell table:formula="of:=[.B600]/[.A600]" office:value-type="float" office:value="1.0684253915911">
            <text:p>1.07</text:p>
          </table:table-cell>
          <table:table-cell office:value-type="float" office:value="200.77">
            <text:p>200.77</text:p>
          </table:table-cell>
          <table:table-cell table:formula="of:=[.D600]/[.A600]" office:value-type="float" office:value="1.0344703215169">
            <text:p>1.03</text:p>
          </table:table-cell>
          <table:table-cell office:value-type="float" office:value="198.43">
            <text:p>198.43</text:p>
          </table:table-cell>
          <table:table-cell table:formula="of:=[.F600]/[.A600]" office:value-type="float" office:value="1.02241343775763">
            <text:p>1.02</text:p>
          </table:table-cell>
          <table:table-cell office:value-type="float" office:value="207.36">
            <text:p>207.36</text:p>
          </table:table-cell>
          <table:table-cell table:formula="of:=[.H600]/[.A600]" office:value-type="float" office:value="1.0684253915911">
            <text:p>1.07</text:p>
          </table:table-cell>
          <table:table-cell office:value-type="float" office:value="197.84">
            <text:p>197.84</text:p>
          </table:table-cell>
          <table:table-cell table:formula="of:=[.J600]/[.A600]" office:value-type="float" office:value="1.01937345424567">
            <text:p>1.02</text:p>
          </table:table-cell>
          <table:table-cell table:number-columns-repeated="5"/>
        </table:table-row>
        <table:table-row table:style-name="ro1">
          <table:table-cell office:value-type="float" office:value="99.2">
            <text:p>99.2</text:p>
          </table:table-cell>
          <table:table-cell office:value-type="float" office:value="99.78">
            <text:p>99.78</text:p>
          </table:table-cell>
          <table:table-cell table:formula="of:=[.B601]/[.A601]" office:value-type="float" office:value="1.00584677419355">
            <text:p>1.01</text:p>
          </table:table-cell>
          <table:table-cell office:value-type="float" office:value="99.2">
            <text:p>99.2</text:p>
          </table:table-cell>
          <table:table-cell table:formula="of:=[.D601]/[.A601]" office:value-type="float" office:value="1">
            <text:p>1</text:p>
          </table:table-cell>
          <table:table-cell office:value-type="float" office:value="99.2">
            <text:p>99.2</text:p>
          </table:table-cell>
          <table:table-cell table:formula="of:=[.F601]/[.A601]" office:value-type="float" office:value="1">
            <text:p>1</text:p>
          </table:table-cell>
          <table:table-cell office:value-type="float" office:value="99.2">
            <text:p>99.2</text:p>
          </table:table-cell>
          <table:table-cell table:formula="of:=[.H601]/[.A601]" office:value-type="float" office:value="1">
            <text:p>1</text:p>
          </table:table-cell>
          <table:table-cell office:value-type="float" office:value="99.2">
            <text:p>99.2</text:p>
          </table:table-cell>
          <table:table-cell table:formula="of:=[.J601]/[.A601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9.41">
            <text:p>9.41</text:p>
          </table:table-cell>
          <table:table-cell office:value-type="float" office:value="21.31">
            <text:p>21.31</text:p>
          </table:table-cell>
          <table:table-cell table:formula="of:=[.B602]/[.A602]" office:value-type="float" office:value="2.26461211477152">
            <text:p>2.26</text:p>
          </table:table-cell>
          <table:table-cell office:value-type="float" office:value="9.41">
            <text:p>9.41</text:p>
          </table:table-cell>
          <table:table-cell table:formula="of:=[.D602]/[.A602]" office:value-type="float" office:value="1">
            <text:p>1</text:p>
          </table:table-cell>
          <table:table-cell office:value-type="float" office:value="9.41">
            <text:p>9.41</text:p>
          </table:table-cell>
          <table:table-cell table:formula="of:=[.F602]/[.A602]" office:value-type="float" office:value="1">
            <text:p>1</text:p>
          </table:table-cell>
          <table:table-cell office:value-type="float" office:value="9.41">
            <text:p>9.41</text:p>
          </table:table-cell>
          <table:table-cell table:formula="of:=[.H602]/[.A602]" office:value-type="float" office:value="1">
            <text:p>1</text:p>
          </table:table-cell>
          <table:table-cell office:value-type="float" office:value="9.41">
            <text:p>9.41</text:p>
          </table:table-cell>
          <table:table-cell table:formula="of:=[.J602]/[.A602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250.21">
            <text:p>250.21</text:p>
          </table:table-cell>
          <table:table-cell office:value-type="float" office:value="263.97">
            <text:p>263.97</text:p>
          </table:table-cell>
          <table:table-cell table:formula="of:=[.B603]/[.A603]" office:value-type="float" office:value="1.05499380520363">
            <text:p>1.05</text:p>
          </table:table-cell>
          <table:table-cell office:value-type="float" office:value="256.69">
            <text:p>256.69</text:p>
          </table:table-cell>
          <table:table-cell table:formula="of:=[.D603]/[.A603]" office:value-type="float" office:value="1.0258982454738">
            <text:p>1.03</text:p>
          </table:table-cell>
          <table:table-cell office:value-type="float" office:value="256.89">
            <text:p>256.89</text:p>
          </table:table-cell>
          <table:table-cell table:formula="of:=[.F603]/[.A603]" office:value-type="float" office:value="1.02669757403781">
            <text:p>1.03</text:p>
          </table:table-cell>
          <table:table-cell office:value-type="float" office:value="263.97">
            <text:p>263.97</text:p>
          </table:table-cell>
          <table:table-cell table:formula="of:=[.H603]/[.A603]" office:value-type="float" office:value="1.05499380520363">
            <text:p>1.05</text:p>
          </table:table-cell>
          <table:table-cell office:value-type="float" office:value="259.04">
            <text:p>259.04</text:p>
          </table:table-cell>
          <table:table-cell table:formula="of:=[.J603]/[.A603]" office:value-type="float" office:value="1.03529035610088">
            <text:p>1.04</text:p>
          </table:table-cell>
          <table:table-cell table:number-columns-repeated="5"/>
        </table:table-row>
        <table:table-row table:style-name="ro1">
          <table:table-cell office:value-type="float" office:value="42.04">
            <text:p>42.04</text:p>
          </table:table-cell>
          <table:table-cell office:value-type="float" office:value="47.46">
            <text:p>47.46</text:p>
          </table:table-cell>
          <table:table-cell table:formula="of:=[.B604]/[.A604]" office:value-type="float" office:value="1.12892483349191">
            <text:p>1.13</text:p>
          </table:table-cell>
          <table:table-cell office:value-type="float" office:value="42.04">
            <text:p>42.04</text:p>
          </table:table-cell>
          <table:table-cell table:formula="of:=[.D604]/[.A604]" office:value-type="float" office:value="1">
            <text:p>1</text:p>
          </table:table-cell>
          <table:table-cell office:value-type="float" office:value="42.04">
            <text:p>42.04</text:p>
          </table:table-cell>
          <table:table-cell table:formula="of:=[.F604]/[.A604]" office:value-type="float" office:value="1">
            <text:p>1</text:p>
          </table:table-cell>
          <table:table-cell office:value-type="float" office:value="42.04">
            <text:p>42.04</text:p>
          </table:table-cell>
          <table:table-cell table:formula="of:=[.H604]/[.A604]" office:value-type="float" office:value="1">
            <text:p>1</text:p>
          </table:table-cell>
          <table:table-cell office:value-type="float" office:value="42.04">
            <text:p>42.04</text:p>
          </table:table-cell>
          <table:table-cell table:formula="of:=[.J604]/[.A604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511.8">
            <text:p>511.8</text:p>
          </table:table-cell>
          <table:table-cell office:value-type="float" office:value="520.24">
            <text:p>520.24</text:p>
          </table:table-cell>
          <table:table-cell table:formula="of:=[.B605]/[.A605]" office:value-type="float" office:value="1.01649081672528">
            <text:p>1.02</text:p>
          </table:table-cell>
          <table:table-cell office:value-type="float" office:value="516">
            <text:p>516</text:p>
          </table:table-cell>
          <table:table-cell table:formula="of:=[.D605]/[.A605]" office:value-type="float" office:value="1.00820633059789">
            <text:p>1.01</text:p>
          </table:table-cell>
          <table:table-cell office:value-type="float" office:value="517.76">
            <text:p>517.76</text:p>
          </table:table-cell>
          <table:table-cell table:formula="of:=[.F605]/[.A605]" office:value-type="float" office:value="1.01164517389605">
            <text:p>1.01</text:p>
          </table:table-cell>
          <table:table-cell office:value-type="float" office:value="520.24">
            <text:p>520.24</text:p>
          </table:table-cell>
          <table:table-cell table:formula="of:=[.H605]/[.A605]" office:value-type="float" office:value="1.01649081672528">
            <text:p>1.02</text:p>
          </table:table-cell>
          <table:table-cell office:value-type="float" office:value="514.83">
            <text:p>514.83</text:p>
          </table:table-cell>
          <table:table-cell table:formula="of:=[.J605]/[.A605]" office:value-type="float" office:value="1.00592028135991">
            <text:p>1.01</text:p>
          </table:table-cell>
          <table:table-cell table:number-columns-repeated="5"/>
        </table:table-row>
        <table:table-row table:style-name="ro1">
          <table:table-cell office:value-type="float" office:value="171.08">
            <text:p>171.08</text:p>
          </table:table-cell>
          <table:table-cell office:value-type="float" office:value="175.76">
            <text:p>175.76</text:p>
          </table:table-cell>
          <table:table-cell table:formula="of:=[.B606]/[.A606]" office:value-type="float" office:value="1.0273556231003">
            <text:p>1.03</text:p>
          </table:table-cell>
          <table:table-cell office:value-type="float" office:value="173.42">
            <text:p>173.42</text:p>
          </table:table-cell>
          <table:table-cell table:formula="of:=[.D606]/[.A606]" office:value-type="float" office:value="1.01367781155015">
            <text:p>1.01</text:p>
          </table:table-cell>
          <table:table-cell office:value-type="float" office:value="173.42">
            <text:p>173.42</text:p>
          </table:table-cell>
          <table:table-cell table:formula="of:=[.F606]/[.A606]" office:value-type="float" office:value="1.01367781155015">
            <text:p>1.01</text:p>
          </table:table-cell>
          <table:table-cell office:value-type="float" office:value="174.59">
            <text:p>174.59</text:p>
          </table:table-cell>
          <table:table-cell table:formula="of:=[.H606]/[.A606]" office:value-type="float" office:value="1.02051671732523">
            <text:p>1.02</text:p>
          </table:table-cell>
          <table:table-cell office:value-type="float" office:value="174.01">
            <text:p>174.01</text:p>
          </table:table-cell>
          <table:table-cell table:formula="of:=[.J606]/[.A606]" office:value-type="float" office:value="1.01712649053075">
            <text:p>1.02</text:p>
          </table:table-cell>
          <table:table-cell table:number-columns-repeated="5"/>
        </table:table-row>
        <table:table-row table:style-name="ro1">
          <table:table-cell office:value-type="float" office:value="20.73">
            <text:p>20.73</text:p>
          </table:table-cell>
          <table:table-cell office:value-type="float" office:value="30.87">
            <text:p>30.87</text:p>
          </table:table-cell>
          <table:table-cell table:formula="of:=[.B607]/[.A607]" office:value-type="float" office:value="1.48914616497829">
            <text:p>1.49</text:p>
          </table:table-cell>
          <table:table-cell office:value-type="float" office:value="20.73">
            <text:p>20.73</text:p>
          </table:table-cell>
          <table:table-cell table:formula="of:=[.D607]/[.A607]" office:value-type="float" office:value="1">
            <text:p>1</text:p>
          </table:table-cell>
          <table:table-cell office:value-type="float" office:value="20.73">
            <text:p>20.73</text:p>
          </table:table-cell>
          <table:table-cell table:formula="of:=[.F607]/[.A607]" office:value-type="float" office:value="1">
            <text:p>1</text:p>
          </table:table-cell>
          <table:table-cell office:value-type="float" office:value="20.73">
            <text:p>20.73</text:p>
          </table:table-cell>
          <table:table-cell table:formula="of:=[.H607]/[.A607]" office:value-type="float" office:value="1">
            <text:p>1</text:p>
          </table:table-cell>
          <table:table-cell office:value-type="float" office:value="20.73">
            <text:p>20.73</text:p>
          </table:table-cell>
          <table:table-cell table:formula="of:=[.J607]/[.A607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48.28">
            <text:p>48.28</text:p>
          </table:table-cell>
          <table:table-cell office:value-type="float" office:value="77.36">
            <text:p>77.36</text:p>
          </table:table-cell>
          <table:table-cell table:formula="of:=[.B608]/[.A608]" office:value-type="float" office:value="1.6023198011599">
            <text:p>1.6</text:p>
          </table:table-cell>
          <table:table-cell office:value-type="float" office:value="48.28">
            <text:p>48.28</text:p>
          </table:table-cell>
          <table:table-cell table:formula="of:=[.D608]/[.A608]" office:value-type="float" office:value="1">
            <text:p>1</text:p>
          </table:table-cell>
          <table:table-cell office:value-type="float" office:value="48.28">
            <text:p>48.28</text:p>
          </table:table-cell>
          <table:table-cell table:formula="of:=[.F608]/[.A608]" office:value-type="float" office:value="1">
            <text:p>1</text:p>
          </table:table-cell>
          <table:table-cell office:value-type="float" office:value="48.28">
            <text:p>48.28</text:p>
          </table:table-cell>
          <table:table-cell table:formula="of:=[.H608]/[.A608]" office:value-type="float" office:value="1">
            <text:p>1</text:p>
          </table:table-cell>
          <table:table-cell office:value-type="float" office:value="48.28">
            <text:p>48.28</text:p>
          </table:table-cell>
          <table:table-cell table:formula="of:=[.J608]/[.A608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510.87">
            <text:p>510.87</text:p>
          </table:table-cell>
          <table:table-cell office:value-type="float" office:value="525.42">
            <text:p>525.42</text:p>
          </table:table-cell>
          <table:table-cell table:formula="of:=[.B609]/[.A609]" office:value-type="float" office:value="1.02848082682483">
            <text:p>1.03</text:p>
          </table:table-cell>
          <table:table-cell office:value-type="float" office:value="513.32">
            <text:p>513.32</text:p>
          </table:table-cell>
          <table:table-cell table:formula="of:=[.D609]/[.A609]" office:value-type="float" office:value="1.00479574059937">
            <text:p>1</text:p>
          </table:table-cell>
          <table:table-cell office:value-type="float" office:value="515.07">
            <text:p>515.07</text:p>
          </table:table-cell>
          <table:table-cell table:formula="of:=[.F609]/[.A609]" office:value-type="float" office:value="1.00822126959892">
            <text:p>1.01</text:p>
          </table:table-cell>
          <table:table-cell office:value-type="float" office:value="525.42">
            <text:p>525.42</text:p>
          </table:table-cell>
          <table:table-cell table:formula="of:=[.H609]/[.A609]" office:value-type="float" office:value="1.02848082682483">
            <text:p>1.03</text:p>
          </table:table-cell>
          <table:table-cell office:value-type="float" office:value="518.73">
            <text:p>518.73</text:p>
          </table:table-cell>
          <table:table-cell table:formula="of:=[.J609]/[.A609]" office:value-type="float" office:value="1.01538551882084">
            <text:p>1.02</text:p>
          </table:table-cell>
          <table:table-cell table:number-columns-repeated="5"/>
        </table:table-row>
        <table:table-row table:style-name="ro1">
          <table:table-cell office:value-type="float" office:value="78.67">
            <text:p>78.67</text:p>
          </table:table-cell>
          <table:table-cell office:value-type="float" office:value="85.01">
            <text:p>85.01</text:p>
          </table:table-cell>
          <table:table-cell table:formula="of:=[.B610]/[.A610]" office:value-type="float" office:value="1.08058980551672">
            <text:p>1.08</text:p>
          </table:table-cell>
          <table:table-cell office:value-type="float" office:value="82.18">
            <text:p>82.18</text:p>
          </table:table-cell>
          <table:table-cell table:formula="of:=[.D610]/[.A610]" office:value-type="float" office:value="1.04461675352739">
            <text:p>1.04</text:p>
          </table:table-cell>
          <table:table-cell office:value-type="float" office:value="82.67">
            <text:p>82.67</text:p>
          </table:table-cell>
          <table:table-cell table:formula="of:=[.F610]/[.A610]" office:value-type="float" office:value="1.05084530316512">
            <text:p>1.05</text:p>
          </table:table-cell>
          <table:table-cell office:value-type="float" office:value="85.01">
            <text:p>85.01</text:p>
          </table:table-cell>
          <table:table-cell table:formula="of:=[.H610]/[.A610]" office:value-type="float" office:value="1.08058980551672">
            <text:p>1.08</text:p>
          </table:table-cell>
          <table:table-cell office:value-type="float" office:value="84.43">
            <text:p>84.43</text:p>
          </table:table-cell>
          <table:table-cell table:formula="of:=[.J610]/[.A610]" office:value-type="float" office:value="1.07321723655777">
            <text:p>1.07</text:p>
          </table:table-cell>
          <table:table-cell table:number-columns-repeated="5"/>
        </table:table-row>
        <table:table-row table:style-name="ro1">
          <table:table-cell office:value-type="float" office:value="237.41">
            <text:p>237.41</text:p>
          </table:table-cell>
          <table:table-cell office:value-type="float" office:value="271.37">
            <text:p>271.37</text:p>
          </table:table-cell>
          <table:table-cell table:formula="of:=[.B611]/[.A611]" office:value-type="float" office:value="1.14304367971021">
            <text:p>1.14</text:p>
          </table:table-cell>
          <table:table-cell office:value-type="float" office:value="255.02">
            <text:p>255.02</text:p>
          </table:table-cell>
          <table:table-cell table:formula="of:=[.D611]/[.A611]" office:value-type="float" office:value="1.07417547702287">
            <text:p>1.07</text:p>
          </table:table-cell>
          <table:table-cell office:value-type="float" office:value="245.41">
            <text:p>245.41</text:p>
          </table:table-cell>
          <table:table-cell table:formula="of:=[.F611]/[.A611]" office:value-type="float" office:value="1.03369697990818">
            <text:p>1.03</text:p>
          </table:table-cell>
          <table:table-cell office:value-type="float" office:value="271.37">
            <text:p>271.37</text:p>
          </table:table-cell>
          <table:table-cell table:formula="of:=[.H611]/[.A611]" office:value-type="float" office:value="1.14304367971021">
            <text:p>1.14</text:p>
          </table:table-cell>
          <table:table-cell office:value-type="float" office:value="249.75">
            <text:p>249.75</text:p>
          </table:table-cell>
          <table:table-cell table:formula="of:=[.J611]/[.A611]" office:value-type="float" office:value="1.05197759150836">
            <text:p>1.05</text:p>
          </table:table-cell>
          <table:table-cell table:number-columns-repeated="5"/>
        </table:table-row>
        <table:table-row table:style-name="ro1">
          <table:table-cell office:value-type="float" office:value="184.55">
            <text:p>184.55</text:p>
          </table:table-cell>
          <table:table-cell office:value-type="float" office:value="191.48">
            <text:p>191.48</text:p>
          </table:table-cell>
          <table:table-cell table:formula="of:=[.B612]/[.A612]" office:value-type="float" office:value="1.0375507992414">
            <text:p>1.04</text:p>
          </table:table-cell>
          <table:table-cell office:value-type="float" office:value="187.48">
            <text:p>187.48</text:p>
          </table:table-cell>
          <table:table-cell table:formula="of:=[.D612]/[.A612]" office:value-type="float" office:value="1.01587645624492">
            <text:p>1.02</text:p>
          </table:table-cell>
          <table:table-cell office:value-type="float" office:value="187.48">
            <text:p>187.48</text:p>
          </table:table-cell>
          <table:table-cell table:formula="of:=[.F612]/[.A612]" office:value-type="float" office:value="1.01587645624492">
            <text:p>1.02</text:p>
          </table:table-cell>
          <table:table-cell office:value-type="float" office:value="191.48">
            <text:p>191.48</text:p>
          </table:table-cell>
          <table:table-cell table:formula="of:=[.H612]/[.A612]" office:value-type="float" office:value="1.0375507992414">
            <text:p>1.04</text:p>
          </table:table-cell>
          <table:table-cell office:value-type="float" office:value="186.31">
            <text:p>186.31</text:p>
          </table:table-cell>
          <table:table-cell table:formula="of:=[.J612]/[.A612]" office:value-type="float" office:value="1.00953671091845">
            <text:p>1.01</text:p>
          </table:table-cell>
          <table:table-cell table:number-columns-repeated="5"/>
        </table:table-row>
        <table:table-row table:style-name="ro1">
          <table:table-cell office:value-type="float" office:value="80.25">
            <text:p>80.25</text:p>
          </table:table-cell>
          <table:table-cell office:value-type="float" office:value="100.5">
            <text:p>100.5</text:p>
          </table:table-cell>
          <table:table-cell table:formula="of:=[.B613]/[.A613]" office:value-type="float" office:value="1.25233644859813">
            <text:p>1.25</text:p>
          </table:table-cell>
          <table:table-cell office:value-type="float" office:value="80.25">
            <text:p>80.25</text:p>
          </table:table-cell>
          <table:table-cell table:formula="of:=[.D613]/[.A613]" office:value-type="float" office:value="1">
            <text:p>1</text:p>
          </table:table-cell>
          <table:table-cell office:value-type="float" office:value="80.25">
            <text:p>80.25</text:p>
          </table:table-cell>
          <table:table-cell table:formula="of:=[.F613]/[.A613]" office:value-type="float" office:value="1">
            <text:p>1</text:p>
          </table:table-cell>
          <table:table-cell office:value-type="float" office:value="80.25">
            <text:p>80.25</text:p>
          </table:table-cell>
          <table:table-cell table:formula="of:=[.H613]/[.A613]" office:value-type="float" office:value="1">
            <text:p>1</text:p>
          </table:table-cell>
          <table:table-cell office:value-type="float" office:value="80.25">
            <text:p>80.25</text:p>
          </table:table-cell>
          <table:table-cell table:formula="of:=[.J613]/[.A613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80.63">
            <text:p>80.63</text:p>
          </table:table-cell>
          <table:table-cell office:value-type="float" office:value="87.56">
            <text:p>87.56</text:p>
          </table:table-cell>
          <table:table-cell table:formula="of:=[.B614]/[.A614]" office:value-type="float" office:value="1.08594815825375">
            <text:p>1.09</text:p>
          </table:table-cell>
          <table:table-cell office:value-type="float" office:value="83.56">
            <text:p>83.56</text:p>
          </table:table-cell>
          <table:table-cell table:formula="of:=[.D614]/[.A614]" office:value-type="float" office:value="1.03633883170036">
            <text:p>1.04</text:p>
          </table:table-cell>
          <table:table-cell office:value-type="float" office:value="80.63">
            <text:p>80.63</text:p>
          </table:table-cell>
          <table:table-cell table:formula="of:=[.F614]/[.A614]" office:value-type="float" office:value="1">
            <text:p>1</text:p>
          </table:table-cell>
          <table:table-cell office:value-type="float" office:value="81.21">
            <text:p>81.21</text:p>
          </table:table-cell>
          <table:table-cell table:formula="of:=[.H614]/[.A614]" office:value-type="float" office:value="1.00719335235024">
            <text:p>1.01</text:p>
          </table:table-cell>
          <table:table-cell office:value-type="float" office:value="81.21">
            <text:p>81.21</text:p>
          </table:table-cell>
          <table:table-cell table:formula="of:=[.J614]/[.A614]" office:value-type="float" office:value="1.00719335235024">
            <text:p>1.01</text:p>
          </table:table-cell>
          <table:table-cell table:number-columns-repeated="5"/>
        </table:table-row>
        <table:table-row table:style-name="ro1">
          <table:table-cell office:value-type="float" office:value="369.05">
            <text:p>369.05</text:p>
          </table:table-cell>
          <table:table-cell office:value-type="float" office:value="387.19">
            <text:p>387.19</text:p>
          </table:table-cell>
          <table:table-cell table:formula="of:=[.B615]/[.A615]" office:value-type="float" office:value="1.04915323126948">
            <text:p>1.05</text:p>
          </table:table-cell>
          <table:table-cell office:value-type="float" office:value="386.71">
            <text:p>386.71</text:p>
          </table:table-cell>
          <table:table-cell table:formula="of:=[.D615]/[.A615]" office:value-type="float" office:value="1.04785259449939">
            <text:p>1.05</text:p>
          </table:table-cell>
          <table:table-cell office:value-type="float" office:value="387.29">
            <text:p>387.29</text:p>
          </table:table-cell>
          <table:table-cell table:formula="of:=[.F615]/[.A615]" office:value-type="float" office:value="1.04942419726324">
            <text:p>1.05</text:p>
          </table:table-cell>
          <table:table-cell office:value-type="float" office:value="387.78">
            <text:p>387.78</text:p>
          </table:table-cell>
          <table:table-cell table:formula="of:=[.H615]/[.A615]" office:value-type="float" office:value="1.05075193063271">
            <text:p>1.05</text:p>
          </table:table-cell>
          <table:table-cell office:value-type="float" office:value="379.29">
            <text:p>379.29</text:p>
          </table:table-cell>
          <table:table-cell table:formula="of:=[.J615]/[.A615]" office:value-type="float" office:value="1.02774691776182">
            <text:p>1.03</text:p>
          </table:table-cell>
          <table:table-cell table:number-columns-repeated="5"/>
        </table:table-row>
        <table:table-row table:style-name="ro1">
          <table:table-cell office:value-type="float" office:value="134.65">
            <text:p>134.65</text:p>
          </table:table-cell>
          <table:table-cell office:value-type="float" office:value="146.51">
            <text:p>146.51</text:p>
          </table:table-cell>
          <table:table-cell table:formula="of:=[.B616]/[.A616]" office:value-type="float" office:value="1.08808020794653">
            <text:p>1.09</text:p>
          </table:table-cell>
          <table:table-cell office:value-type="float" office:value="135.82">
            <text:p>135.82</text:p>
          </table:table-cell>
          <table:table-cell table:formula="of:=[.D616]/[.A616]" office:value-type="float" office:value="1.0086891942072">
            <text:p>1.01</text:p>
          </table:table-cell>
          <table:table-cell office:value-type="float" office:value="135.82">
            <text:p>135.82</text:p>
          </table:table-cell>
          <table:table-cell table:formula="of:=[.F616]/[.A616]" office:value-type="float" office:value="1.0086891942072">
            <text:p>1.01</text:p>
          </table:table-cell>
          <table:table-cell office:value-type="float" office:value="146.51">
            <text:p>146.51</text:p>
          </table:table-cell>
          <table:table-cell table:formula="of:=[.H616]/[.A616]" office:value-type="float" office:value="1.08808020794653">
            <text:p>1.09</text:p>
          </table:table-cell>
          <table:table-cell office:value-type="float" office:value="136.41">
            <text:p>136.41</text:p>
          </table:table-cell>
          <table:table-cell table:formula="of:=[.J616]/[.A616]" office:value-type="float" office:value="1.01307092461938">
            <text:p>1.01</text:p>
          </table:table-cell>
          <table:table-cell table:number-columns-repeated="5"/>
        </table:table-row>
        <table:table-row table:style-name="ro1">
          <table:table-cell office:value-type="float" office:value="252.18">
            <text:p>252.18</text:p>
          </table:table-cell>
          <table:table-cell office:value-type="float" office:value="267.65">
            <text:p>267.65</text:p>
          </table:table-cell>
          <table:table-cell table:formula="of:=[.B617]/[.A617]" office:value-type="float" office:value="1.06134507098105">
            <text:p>1.06</text:p>
          </table:table-cell>
          <table:table-cell office:value-type="float" office:value="257.21">
            <text:p>257.21</text:p>
          </table:table-cell>
          <table:table-cell table:formula="of:=[.D617]/[.A617]" office:value-type="float" office:value="1.01994607026727">
            <text:p>1.02</text:p>
          </table:table-cell>
          <table:table-cell office:value-type="float" office:value="254.87">
            <text:p>254.87</text:p>
          </table:table-cell>
          <table:table-cell table:formula="of:=[.F617]/[.A617]" office:value-type="float" office:value="1.01066698390039">
            <text:p>1.01</text:p>
          </table:table-cell>
          <table:table-cell office:value-type="float" office:value="267.65">
            <text:p>267.65</text:p>
          </table:table-cell>
          <table:table-cell table:formula="of:=[.H617]/[.A617]" office:value-type="float" office:value="1.06134507098105">
            <text:p>1.06</text:p>
          </table:table-cell>
          <table:table-cell office:value-type="float" office:value="257.21">
            <text:p>257.21</text:p>
          </table:table-cell>
          <table:table-cell table:formula="of:=[.J617]/[.A617]" office:value-type="float" office:value="1.01994607026727">
            <text:p>1.02</text:p>
          </table:table-cell>
          <table:table-cell table:number-columns-repeated="5"/>
        </table:table-row>
        <table:table-row table:style-name="ro1">
          <table:table-cell office:value-type="float" office:value="263.62">
            <text:p>263.62</text:p>
          </table:table-cell>
          <table:table-cell office:value-type="float" office:value="275.62">
            <text:p>275.62</text:p>
          </table:table-cell>
          <table:table-cell table:formula="of:=[.B618]/[.A618]" office:value-type="float" office:value="1.04552006676276">
            <text:p>1.05</text:p>
          </table:table-cell>
          <table:table-cell office:value-type="float" office:value="273.97">
            <text:p>273.97</text:p>
          </table:table-cell>
          <table:table-cell table:formula="of:=[.D618]/[.A618]" office:value-type="float" office:value="1.03926105758288">
            <text:p>1.04</text:p>
          </table:table-cell>
          <table:table-cell office:value-type="float" office:value="265.38">
            <text:p>265.38</text:p>
          </table:table-cell>
          <table:table-cell table:formula="of:=[.F618]/[.A618]" office:value-type="float" office:value="1.00667627645854">
            <text:p>1.01</text:p>
          </table:table-cell>
          <table:table-cell office:value-type="float" office:value="268.11">
            <text:p>268.11</text:p>
          </table:table-cell>
          <table:table-cell table:formula="of:=[.H618]/[.A618]" office:value-type="float" office:value="1.01703209164707">
            <text:p>1.02</text:p>
          </table:table-cell>
          <table:table-cell office:value-type="float" office:value="264.79">
            <text:p>264.79</text:p>
          </table:table-cell>
          <table:table-cell table:formula="of:=[.J618]/[.A618]" office:value-type="float" office:value="1.00443820650937">
            <text:p>1</text:p>
          </table:table-cell>
          <table:table-cell table:number-columns-repeated="5"/>
        </table:table-row>
        <table:table-row table:style-name="ro1">
          <table:table-cell office:value-type="float" office:value="264.13">
            <text:p>264.13</text:p>
          </table:table-cell>
          <table:table-cell office:value-type="float" office:value="266.48">
            <text:p>266.48</text:p>
          </table:table-cell>
          <table:table-cell table:formula="of:=[.B619]/[.A619]" office:value-type="float" office:value="1.00889713398705">
            <text:p>1.01</text:p>
          </table:table-cell>
          <table:table-cell office:value-type="float" office:value="265.89">
            <text:p>265.89</text:p>
          </table:table-cell>
          <table:table-cell table:formula="of:=[.D619]/[.A619]" office:value-type="float" office:value="1.00666338545413">
            <text:p>1.01</text:p>
          </table:table-cell>
          <table:table-cell office:value-type="float" office:value="264.13">
            <text:p>264.13</text:p>
          </table:table-cell>
          <table:table-cell table:formula="of:=[.F619]/[.A619]" office:value-type="float" office:value="1">
            <text:p>1</text:p>
          </table:table-cell>
          <table:table-cell office:value-type="float" office:value="266.48">
            <text:p>266.48</text:p>
          </table:table-cell>
          <table:table-cell table:formula="of:=[.H619]/[.A619]" office:value-type="float" office:value="1.00889713398705">
            <text:p>1.01</text:p>
          </table:table-cell>
          <table:table-cell office:value-type="float" office:value="265.89">
            <text:p>265.89</text:p>
          </table:table-cell>
          <table:table-cell table:formula="of:=[.J619]/[.A619]" office:value-type="float" office:value="1.00666338545413">
            <text:p>1.01</text:p>
          </table:table-cell>
          <table:table-cell table:number-columns-repeated="5"/>
        </table:table-row>
        <table:table-row table:style-name="ro1">
          <table:table-cell office:value-type="float" office:value="293.84">
            <text:p>293.84</text:p>
          </table:table-cell>
          <table:table-cell office:value-type="float" office:value="304.38">
            <text:p>304.38</text:p>
          </table:table-cell>
          <table:table-cell table:formula="of:=[.B620]/[.A620]" office:value-type="float" office:value="1.03586986114892">
            <text:p>1.04</text:p>
          </table:table-cell>
          <table:table-cell office:value-type="float" office:value="295.94">
            <text:p>295.94</text:p>
          </table:table-cell>
          <table:table-cell table:formula="of:=[.D620]/[.A620]" office:value-type="float" office:value="1.00714674652872">
            <text:p>1.01</text:p>
          </table:table-cell>
          <table:table-cell office:value-type="float" office:value="297.69">
            <text:p>297.69</text:p>
          </table:table-cell>
          <table:table-cell table:formula="of:=[.F620]/[.A620]" office:value-type="float" office:value="1.01310236863599">
            <text:p>1.01</text:p>
          </table:table-cell>
          <table:table-cell office:value-type="float" office:value="304.38">
            <text:p>304.38</text:p>
          </table:table-cell>
          <table:table-cell table:formula="of:=[.H620]/[.A620]" office:value-type="float" office:value="1.03586986114892">
            <text:p>1.04</text:p>
          </table:table-cell>
          <table:table-cell office:value-type="float" office:value="294.76">
            <text:p>294.76</text:p>
          </table:table-cell>
          <table:table-cell table:formula="of:=[.J620]/[.A620]" office:value-type="float" office:value="1.00313095562211">
            <text:p>1</text:p>
          </table:table-cell>
          <table:table-cell table:number-columns-repeated="5"/>
        </table:table-row>
        <table:table-row table:style-name="ro1">
          <table:table-cell office:value-type="float" office:value="109.46">
            <text:p>109.46</text:p>
          </table:table-cell>
          <table:table-cell office:value-type="float" office:value="113.31">
            <text:p>113.31</text:p>
          </table:table-cell>
          <table:table-cell table:formula="of:=[.B621]/[.A621]" office:value-type="float" office:value="1.035172665814">
            <text:p>1.04</text:p>
          </table:table-cell>
          <table:table-cell office:value-type="float" office:value="110.38">
            <text:p>110.38</text:p>
          </table:table-cell>
          <table:table-cell table:formula="of:=[.D621]/[.A621]" office:value-type="float" office:value="1.00840489676594">
            <text:p>1.01</text:p>
          </table:table-cell>
          <table:table-cell office:value-type="float" office:value="110.38">
            <text:p>110.38</text:p>
          </table:table-cell>
          <table:table-cell table:formula="of:=[.F621]/[.A621]" office:value-type="float" office:value="1.00840489676594">
            <text:p>1.01</text:p>
          </table:table-cell>
          <table:table-cell office:value-type="float" office:value="113.31">
            <text:p>113.31</text:p>
          </table:table-cell>
          <table:table-cell table:formula="of:=[.H621]/[.A621]" office:value-type="float" office:value="1.035172665814">
            <text:p>1.04</text:p>
          </table:table-cell>
          <table:table-cell office:value-type="float" office:value="109.21">
            <text:p>109.21</text:p>
          </table:table-cell>
          <table:table-cell table:formula="of:=[.J621]/[.A621]" office:value-type="float" office:value="0.997716060661429">
            <text:p>1</text:p>
          </table:table-cell>
          <table:table-cell table:number-columns-repeated="5"/>
        </table:table-row>
        <table:table-row table:style-name="ro1">
          <table:table-cell office:value-type="float" office:value="371.78">
            <text:p>371.78</text:p>
          </table:table-cell>
          <table:table-cell office:value-type="float" office:value="386.08">
            <text:p>386.08</text:p>
          </table:table-cell>
          <table:table-cell table:formula="of:=[.B622]/[.A622]" office:value-type="float" office:value="1.03846360750982">
            <text:p>1.04</text:p>
          </table:table-cell>
          <table:table-cell office:value-type="float" office:value="378.22">
            <text:p>378.22</text:p>
          </table:table-cell>
          <table:table-cell table:formula="of:=[.D622]/[.A622]" office:value-type="float" office:value="1.01732207219323">
            <text:p>1.02</text:p>
          </table:table-cell>
          <table:table-cell office:value-type="float" office:value="376.22">
            <text:p>376.22</text:p>
          </table:table-cell>
          <table:table-cell table:formula="of:=[.F622]/[.A622]" office:value-type="float" office:value="1.01194254666738">
            <text:p>1.01</text:p>
          </table:table-cell>
          <table:table-cell office:value-type="float" office:value="384.08">
            <text:p>384.08</text:p>
          </table:table-cell>
          <table:table-cell table:formula="of:=[.H622]/[.A622]" office:value-type="float" office:value="1.03308408198397">
            <text:p>1.03</text:p>
          </table:table-cell>
          <table:table-cell office:value-type="float" office:value="374.71">
            <text:p>374.71</text:p>
          </table:table-cell>
          <table:table-cell table:formula="of:=[.J622]/[.A622]" office:value-type="float" office:value="1.00788100489537">
            <text:p>1.01</text:p>
          </table:table-cell>
          <table:table-cell table:number-columns-repeated="5"/>
        </table:table-row>
        <table:table-row table:style-name="ro1">
          <table:table-cell office:value-type="float" office:value="44.21">
            <text:p>44.21</text:p>
          </table:table-cell>
          <table:table-cell office:value-type="float" office:value="45.97">
            <text:p>45.97</text:p>
          </table:table-cell>
          <table:table-cell table:formula="of:=[.B623]/[.A623]" office:value-type="float" office:value="1.03980999773807">
            <text:p>1.04</text:p>
          </table:table-cell>
          <table:table-cell office:value-type="float" office:value="44.21">
            <text:p>44.21</text:p>
          </table:table-cell>
          <table:table-cell table:formula="of:=[.D623]/[.A623]" office:value-type="float" office:value="1">
            <text:p>1</text:p>
          </table:table-cell>
          <table:table-cell office:value-type="float" office:value="44.21">
            <text:p>44.21</text:p>
          </table:table-cell>
          <table:table-cell table:formula="of:=[.F623]/[.A623]" office:value-type="float" office:value="1">
            <text:p>1</text:p>
          </table:table-cell>
          <table:table-cell office:value-type="float" office:value="44.21">
            <text:p>44.21</text:p>
          </table:table-cell>
          <table:table-cell table:formula="of:=[.H623]/[.A623]" office:value-type="float" office:value="1">
            <text:p>1</text:p>
          </table:table-cell>
          <table:table-cell office:value-type="float" office:value="44.21">
            <text:p>44.21</text:p>
          </table:table-cell>
          <table:table-cell table:formula="of:=[.J623]/[.A623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07.68">
            <text:p>107.68</text:p>
          </table:table-cell>
          <table:table-cell office:value-type="float" office:value="109.34">
            <text:p>109.34</text:p>
          </table:table-cell>
          <table:table-cell table:formula="of:=[.B624]/[.A624]" office:value-type="float" office:value="1.01541604754829">
            <text:p>1.02</text:p>
          </table:table-cell>
          <table:table-cell office:value-type="float" office:value="107.68">
            <text:p>107.68</text:p>
          </table:table-cell>
          <table:table-cell table:formula="of:=[.D624]/[.A624]" office:value-type="float" office:value="1">
            <text:p>1</text:p>
          </table:table-cell>
          <table:table-cell office:value-type="float" office:value="107.68">
            <text:p>107.68</text:p>
          </table:table-cell>
          <table:table-cell table:formula="of:=[.F624]/[.A624]" office:value-type="float" office:value="1">
            <text:p>1</text:p>
          </table:table-cell>
          <table:table-cell office:value-type="float" office:value="107.68">
            <text:p>107.68</text:p>
          </table:table-cell>
          <table:table-cell table:formula="of:=[.H624]/[.A624]" office:value-type="float" office:value="1">
            <text:p>1</text:p>
          </table:table-cell>
          <table:table-cell office:value-type="float" office:value="107.68">
            <text:p>107.68</text:p>
          </table:table-cell>
          <table:table-cell table:formula="of:=[.J624]/[.A624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449.78">
            <text:p>449.78</text:p>
          </table:table-cell>
          <table:table-cell office:value-type="float" office:value="475.09">
            <text:p>475.09</text:p>
          </table:table-cell>
          <table:table-cell table:formula="of:=[.B625]/[.A625]" office:value-type="float" office:value="1.05627195517809">
            <text:p>1.06</text:p>
          </table:table-cell>
          <table:table-cell office:value-type="float" office:value="460.26">
            <text:p>460.26</text:p>
          </table:table-cell>
          <table:table-cell table:formula="of:=[.D625]/[.A625]" office:value-type="float" office:value="1.02330028013696">
            <text:p>1.02</text:p>
          </table:table-cell>
          <table:table-cell office:value-type="float" office:value="461.43">
            <text:p>461.43</text:p>
          </table:table-cell>
          <table:table-cell table:formula="of:=[.F625]/[.A625]" office:value-type="float" office:value="1.0259015518698">
            <text:p>1.03</text:p>
          </table:table-cell>
          <table:table-cell office:value-type="float" office:value="459.92">
            <text:p>459.92</text:p>
          </table:table-cell>
          <table:table-cell table:formula="of:=[.H625]/[.A625]" office:value-type="float" office:value="1.02254435501801">
            <text:p>1.02</text:p>
          </table:table-cell>
          <table:table-cell office:value-type="float" office:value="459.09">
            <text:p>459.09</text:p>
          </table:table-cell>
          <table:table-cell table:formula="of:=[.J625]/[.A625]" office:value-type="float" office:value="1.02069900840411">
            <text:p>1.02</text:p>
          </table:table-cell>
          <table:table-cell table:number-columns-repeated="5"/>
        </table:table-row>
        <table:table-row table:style-name="ro1">
          <table:table-cell office:value-type="float" office:value="229.51">
            <text:p>229.51</text:p>
          </table:table-cell>
          <table:table-cell office:value-type="float" office:value="250.3">
            <text:p>250.3</text:p>
          </table:table-cell>
          <table:table-cell table:formula="of:=[.B626]/[.A626]" office:value-type="float" office:value="1.09058428826631">
            <text:p>1.09</text:p>
          </table:table-cell>
          <table:table-cell office:value-type="float" office:value="232.78">
            <text:p>232.78</text:p>
          </table:table-cell>
          <table:table-cell table:formula="of:=[.D626]/[.A626]" office:value-type="float" office:value="1.01424774519629">
            <text:p>1.01</text:p>
          </table:table-cell>
          <table:table-cell office:value-type="float" office:value="230.44">
            <text:p>230.44</text:p>
          </table:table-cell>
          <table:table-cell table:formula="of:=[.F626]/[.A626]" office:value-type="float" office:value="1.00405211101913">
            <text:p>1</text:p>
          </table:table-cell>
          <table:table-cell office:value-type="float" office:value="250.3">
            <text:p>250.3</text:p>
          </table:table-cell>
          <table:table-cell table:formula="of:=[.H626]/[.A626]" office:value-type="float" office:value="1.09058428826631">
            <text:p>1.09</text:p>
          </table:table-cell>
          <table:table-cell office:value-type="float" office:value="237.51">
            <text:p>237.51</text:p>
          </table:table-cell>
          <table:table-cell table:formula="of:=[.J626]/[.A626]" office:value-type="float" office:value="1.03485686898174">
            <text:p>1.03</text:p>
          </table:table-cell>
          <table:table-cell table:number-columns-repeated="5"/>
        </table:table-row>
        <table:table-row table:style-name="ro1">
          <table:table-cell office:value-type="float" office:value="114.75">
            <text:p>114.75</text:p>
          </table:table-cell>
          <table:table-cell office:value-type="float" office:value="130.65">
            <text:p>130.65</text:p>
          </table:table-cell>
          <table:table-cell table:formula="of:=[.B627]/[.A627]" office:value-type="float" office:value="1.13856209150327">
            <text:p>1.14</text:p>
          </table:table-cell>
          <table:table-cell office:value-type="float" office:value="115.34">
            <text:p>115.34</text:p>
          </table:table-cell>
          <table:table-cell table:formula="of:=[.D627]/[.A627]" office:value-type="float" office:value="1.00514161220044">
            <text:p>1.01</text:p>
          </table:table-cell>
          <table:table-cell office:value-type="float" office:value="115.34">
            <text:p>115.34</text:p>
          </table:table-cell>
          <table:table-cell table:formula="of:=[.F627]/[.A627]" office:value-type="float" office:value="1.00514161220044">
            <text:p>1.01</text:p>
          </table:table-cell>
          <table:table-cell office:value-type="float" office:value="130.65">
            <text:p>130.65</text:p>
          </table:table-cell>
          <table:table-cell table:formula="of:=[.H627]/[.A627]" office:value-type="float" office:value="1.13856209150327">
            <text:p>1.14</text:p>
          </table:table-cell>
          <table:table-cell office:value-type="float" office:value="115.34">
            <text:p>115.34</text:p>
          </table:table-cell>
          <table:table-cell table:formula="of:=[.J627]/[.A627]" office:value-type="float" office:value="1.00514161220044">
            <text:p>1.01</text:p>
          </table:table-cell>
          <table:table-cell table:number-columns-repeated="5"/>
        </table:table-row>
        <table:table-row table:style-name="ro1">
          <table:table-cell office:value-type="float" office:value="76.5">
            <text:p>76.5</text:p>
          </table:table-cell>
          <table:table-cell office:value-type="float" office:value="79.08">
            <text:p>79.08</text:p>
          </table:table-cell>
          <table:table-cell table:formula="of:=[.B628]/[.A628]" office:value-type="float" office:value="1.03372549019608">
            <text:p>1.03</text:p>
          </table:table-cell>
          <table:table-cell office:value-type="float" office:value="77.08">
            <text:p>77.08</text:p>
          </table:table-cell>
          <table:table-cell table:formula="of:=[.D628]/[.A628]" office:value-type="float" office:value="1.00758169934641">
            <text:p>1.01</text:p>
          </table:table-cell>
          <table:table-cell office:value-type="float" office:value="78.25">
            <text:p>78.25</text:p>
          </table:table-cell>
          <table:table-cell table:formula="of:=[.F628]/[.A628]" office:value-type="float" office:value="1.02287581699346">
            <text:p>1.02</text:p>
          </table:table-cell>
          <table:table-cell office:value-type="float" office:value="79.08">
            <text:p>79.08</text:p>
          </table:table-cell>
          <table:table-cell table:formula="of:=[.H628]/[.A628]" office:value-type="float" office:value="1.03372549019608">
            <text:p>1.03</text:p>
          </table:table-cell>
          <table:table-cell office:value-type="float" office:value="77.67">
            <text:p>77.67</text:p>
          </table:table-cell>
          <table:table-cell table:formula="of:=[.J628]/[.A628]" office:value-type="float" office:value="1.01529411764706">
            <text:p>1.02</text:p>
          </table:table-cell>
          <table:table-cell table:number-columns-repeated="5"/>
        </table:table-row>
        <table:table-row table:style-name="ro1">
          <table:table-cell office:value-type="float" office:value="228.61">
            <text:p>228.61</text:p>
          </table:table-cell>
          <table:table-cell office:value-type="float" office:value="231.43">
            <text:p>231.43</text:p>
          </table:table-cell>
          <table:table-cell table:formula="of:=[.B629]/[.A629]" office:value-type="float" office:value="1.01233541839815">
            <text:p>1.01</text:p>
          </table:table-cell>
          <table:table-cell office:value-type="float" office:value="228.61">
            <text:p>228.61</text:p>
          </table:table-cell>
          <table:table-cell table:formula="of:=[.D629]/[.A629]" office:value-type="float" office:value="1">
            <text:p>1</text:p>
          </table:table-cell>
          <table:table-cell office:value-type="float" office:value="228.61">
            <text:p>228.61</text:p>
          </table:table-cell>
          <table:table-cell table:formula="of:=[.F629]/[.A629]" office:value-type="float" office:value="1">
            <text:p>1</text:p>
          </table:table-cell>
          <table:table-cell office:value-type="float" office:value="228.61">
            <text:p>228.61</text:p>
          </table:table-cell>
          <table:table-cell table:formula="of:=[.H629]/[.A629]" office:value-type="float" office:value="1">
            <text:p>1</text:p>
          </table:table-cell>
          <table:table-cell office:value-type="float" office:value="228.61">
            <text:p>228.61</text:p>
          </table:table-cell>
          <table:table-cell table:formula="of:=[.J629]/[.A629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08.6">
            <text:p>108.6</text:p>
          </table:table-cell>
          <table:table-cell office:value-type="float" office:value="113.53">
            <text:p>113.53</text:p>
          </table:table-cell>
          <table:table-cell table:formula="of:=[.B630]/[.A630]" office:value-type="float" office:value="1.04539594843462">
            <text:p>1.05</text:p>
          </table:table-cell>
          <table:table-cell office:value-type="float" office:value="109.77">
            <text:p>109.77</text:p>
          </table:table-cell>
          <table:table-cell table:formula="of:=[.D630]/[.A630]" office:value-type="float" office:value="1.01077348066298">
            <text:p>1.01</text:p>
          </table:table-cell>
          <table:table-cell office:value-type="float" office:value="108.6">
            <text:p>108.6</text:p>
          </table:table-cell>
          <table:table-cell table:formula="of:=[.F630]/[.A630]" office:value-type="float" office:value="1">
            <text:p>1</text:p>
          </table:table-cell>
          <table:table-cell office:value-type="float" office:value="113.53">
            <text:p>113.53</text:p>
          </table:table-cell>
          <table:table-cell table:formula="of:=[.H630]/[.A630]" office:value-type="float" office:value="1.04539594843462">
            <text:p>1.05</text:p>
          </table:table-cell>
          <table:table-cell office:value-type="float" office:value="108.6">
            <text:p>108.6</text:p>
          </table:table-cell>
          <table:table-cell table:formula="of:=[.J630]/[.A630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377.81">
            <text:p>377.81</text:p>
          </table:table-cell>
          <table:table-cell office:value-type="float" office:value="398.05">
            <text:p>398.05</text:p>
          </table:table-cell>
          <table:table-cell table:formula="of:=[.B631]/[.A631]" office:value-type="float" office:value="1.05357190122019">
            <text:p>1.05</text:p>
          </table:table-cell>
          <table:table-cell office:value-type="float" office:value="380.98">
            <text:p>380.98</text:p>
          </table:table-cell>
          <table:table-cell table:formula="of:=[.D631]/[.A631]" office:value-type="float" office:value="1.00839046081364">
            <text:p>1.01</text:p>
          </table:table-cell>
          <table:table-cell office:value-type="float" office:value="382.74">
            <text:p>382.74</text:p>
          </table:table-cell>
          <table:table-cell table:formula="of:=[.F631]/[.A631]" office:value-type="float" office:value="1.0130488870067">
            <text:p>1.01</text:p>
          </table:table-cell>
          <table:table-cell office:value-type="float" office:value="383.71">
            <text:p>383.71</text:p>
          </table:table-cell>
          <table:table-cell table:formula="of:=[.H631]/[.A631]" office:value-type="float" office:value="1.01561631507901">
            <text:p>1.02</text:p>
          </table:table-cell>
          <table:table-cell office:value-type="float" office:value="384.29">
            <text:p>384.29</text:p>
          </table:table-cell>
          <table:table-cell table:formula="of:=[.J631]/[.A631]" office:value-type="float" office:value="1.01715147825627">
            <text:p>1.02</text:p>
          </table:table-cell>
          <table:table-cell table:number-columns-repeated="5"/>
        </table:table-row>
        <table:table-row table:style-name="ro1">
          <table:table-cell office:value-type="float" office:value="42.11">
            <text:p>42.11</text:p>
          </table:table-cell>
          <table:table-cell office:value-type="float" office:value="55.53">
            <text:p>55.53</text:p>
          </table:table-cell>
          <table:table-cell table:formula="of:=[.B632]/[.A632]" office:value-type="float" office:value="1.31868914747091">
            <text:p>1.32</text:p>
          </table:table-cell>
          <table:table-cell office:value-type="float" office:value="42.11">
            <text:p>42.11</text:p>
          </table:table-cell>
          <table:table-cell table:formula="of:=[.D632]/[.A632]" office:value-type="float" office:value="1">
            <text:p>1</text:p>
          </table:table-cell>
          <table:table-cell office:value-type="float" office:value="42.11">
            <text:p>42.11</text:p>
          </table:table-cell>
          <table:table-cell table:formula="of:=[.F632]/[.A632]" office:value-type="float" office:value="1">
            <text:p>1</text:p>
          </table:table-cell>
          <table:table-cell office:value-type="float" office:value="42.11">
            <text:p>42.11</text:p>
          </table:table-cell>
          <table:table-cell table:formula="of:=[.H632]/[.A632]" office:value-type="float" office:value="1">
            <text:p>1</text:p>
          </table:table-cell>
          <table:table-cell office:value-type="float" office:value="42.11">
            <text:p>42.11</text:p>
          </table:table-cell>
          <table:table-cell table:formula="of:=[.J632]/[.A632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351.53">
            <text:p>351.53</text:p>
          </table:table-cell>
          <table:table-cell office:value-type="float" office:value="366.71">
            <text:p>366.71</text:p>
          </table:table-cell>
          <table:table-cell table:formula="of:=[.B633]/[.A633]" office:value-type="float" office:value="1.04318265866356">
            <text:p>1.04</text:p>
          </table:table-cell>
          <table:table-cell office:value-type="float" office:value="359.78">
            <text:p>359.78</text:p>
          </table:table-cell>
          <table:table-cell table:formula="of:=[.D633]/[.A633]" office:value-type="float" office:value="1.02346883623019">
            <text:p>1.02</text:p>
          </table:table-cell>
          <table:table-cell office:value-type="float" office:value="362.32">
            <text:p>362.32</text:p>
          </table:table-cell>
          <table:table-cell table:formula="of:=[.F633]/[.A633]" office:value-type="float" office:value="1.03069439308167">
            <text:p>1.03</text:p>
          </table:table-cell>
          <table:table-cell office:value-type="float" office:value="366.71">
            <text:p>366.71</text:p>
          </table:table-cell>
          <table:table-cell table:formula="of:=[.H633]/[.A633]" office:value-type="float" office:value="1.04318265866356">
            <text:p>1.04</text:p>
          </table:table-cell>
          <table:table-cell office:value-type="float" office:value="356.85">
            <text:p>356.85</text:p>
          </table:table-cell>
          <table:table-cell table:formula="of:=[.J633]/[.A633]" office:value-type="float" office:value="1.0151338434842">
            <text:p>1.02</text:p>
          </table:table-cell>
          <table:table-cell table:number-columns-repeated="5"/>
        </table:table-row>
        <table:table-row table:style-name="ro1">
          <table:table-cell office:value-type="float" office:value="307.19">
            <text:p>307.19</text:p>
          </table:table-cell>
          <table:table-cell office:value-type="float" office:value="314.02">
            <text:p>314.02</text:p>
          </table:table-cell>
          <table:table-cell table:formula="of:=[.B634]/[.A634]" office:value-type="float" office:value="1.02223379667307">
            <text:p>1.02</text:p>
          </table:table-cell>
          <table:table-cell office:value-type="float" office:value="311.78">
            <text:p>311.78</text:p>
          </table:table-cell>
          <table:table-cell table:formula="of:=[.D634]/[.A634]" office:value-type="float" office:value="1.01494189263973">
            <text:p>1.01</text:p>
          </table:table-cell>
          <table:table-cell office:value-type="float" office:value="312.95">
            <text:p>312.95</text:p>
          </table:table-cell>
          <table:table-cell table:formula="of:=[.F634]/[.A634]" office:value-type="float" office:value="1.01875061037143">
            <text:p>1.02</text:p>
          </table:table-cell>
          <table:table-cell office:value-type="float" office:value="314.02">
            <text:p>314.02</text:p>
          </table:table-cell>
          <table:table-cell table:formula="of:=[.H634]/[.A634]" office:value-type="float" office:value="1.02223379667307">
            <text:p>1.02</text:p>
          </table:table-cell>
          <table:table-cell office:value-type="float" office:value="310.61">
            <text:p>310.61</text:p>
          </table:table-cell>
          <table:table-cell table:formula="of:=[.J634]/[.A634]" office:value-type="float" office:value="1.01113317490804">
            <text:p>1.01</text:p>
          </table:table-cell>
          <table:table-cell table:number-columns-repeated="5"/>
        </table:table-row>
        <table:table-row table:style-name="ro1">
          <table:table-cell office:value-type="float" office:value="212.71">
            <text:p>212.71</text:p>
          </table:table-cell>
          <table:table-cell office:value-type="float" office:value="222.22">
            <text:p>222.22</text:p>
          </table:table-cell>
          <table:table-cell table:formula="of:=[.B635]/[.A635]" office:value-type="float" office:value="1.04470875840346">
            <text:p>1.04</text:p>
          </table:table-cell>
          <table:table-cell office:value-type="float" office:value="214.46">
            <text:p>214.46</text:p>
          </table:table-cell>
          <table:table-cell table:formula="of:=[.D635]/[.A635]" office:value-type="float" office:value="1.00822716374406">
            <text:p>1.01</text:p>
          </table:table-cell>
          <table:table-cell office:value-type="float" office:value="212.71">
            <text:p>212.71</text:p>
          </table:table-cell>
          <table:table-cell table:formula="of:=[.F635]/[.A635]" office:value-type="float" office:value="1">
            <text:p>1</text:p>
          </table:table-cell>
          <table:table-cell office:value-type="float" office:value="217.39">
            <text:p>217.39</text:p>
          </table:table-cell>
          <table:table-cell table:formula="of:=[.H635]/[.A635]" office:value-type="float" office:value="1.02200178646984">
            <text:p>1.02</text:p>
          </table:table-cell>
          <table:table-cell office:value-type="float" office:value="214.46">
            <text:p>214.46</text:p>
          </table:table-cell>
          <table:table-cell table:formula="of:=[.J635]/[.A635]" office:value-type="float" office:value="1.00822716374406">
            <text:p>1.01</text:p>
          </table:table-cell>
          <table:table-cell table:number-columns-repeated="5"/>
        </table:table-row>
        <table:table-row table:style-name="ro1">
          <table:table-cell office:value-type="float" office:value="81.5">
            <text:p>81.5</text:p>
          </table:table-cell>
          <table:table-cell office:value-type="float" office:value="96.81">
            <text:p>96.81</text:p>
          </table:table-cell>
          <table:table-cell table:formula="of:=[.B636]/[.A636]" office:value-type="float" office:value="1.1878527607362">
            <text:p>1.19</text:p>
          </table:table-cell>
          <table:table-cell office:value-type="float" office:value="81.5">
            <text:p>81.5</text:p>
          </table:table-cell>
          <table:table-cell table:formula="of:=[.D636]/[.A636]" office:value-type="float" office:value="1">
            <text:p>1</text:p>
          </table:table-cell>
          <table:table-cell office:value-type="float" office:value="81.5">
            <text:p>81.5</text:p>
          </table:table-cell>
          <table:table-cell table:formula="of:=[.F636]/[.A636]" office:value-type="float" office:value="1">
            <text:p>1</text:p>
          </table:table-cell>
          <table:table-cell office:value-type="float" office:value="81.5">
            <text:p>81.5</text:p>
          </table:table-cell>
          <table:table-cell table:formula="of:=[.H636]/[.A636]" office:value-type="float" office:value="1">
            <text:p>1</text:p>
          </table:table-cell>
          <table:table-cell office:value-type="float" office:value="81.5">
            <text:p>81.5</text:p>
          </table:table-cell>
          <table:table-cell table:formula="of:=[.J636]/[.A636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443.56">
            <text:p>443.56</text:p>
          </table:table-cell>
          <table:table-cell office:value-type="float" office:value="458.69">
            <text:p>458.69</text:p>
          </table:table-cell>
          <table:table-cell table:formula="of:=[.B637]/[.A637]" office:value-type="float" office:value="1.03411037965551">
            <text:p>1.03</text:p>
          </table:table-cell>
          <table:table-cell office:value-type="float" office:value="450.35">
            <text:p>450.35</text:p>
          </table:table-cell>
          <table:table-cell table:formula="of:=[.D637]/[.A637]" office:value-type="float" office:value="1.01530796284606">
            <text:p>1.02</text:p>
          </table:table-cell>
          <table:table-cell office:value-type="float" office:value="445.66">
            <text:p>445.66</text:p>
          </table:table-cell>
          <table:table-cell table:formula="of:=[.F637]/[.A637]" office:value-type="float" office:value="1.00473442149878">
            <text:p>1</text:p>
          </table:table-cell>
          <table:table-cell office:value-type="float" office:value="454.1">
            <text:p>454.1</text:p>
          </table:table-cell>
          <table:table-cell table:formula="of:=[.H637]/[.A637]" office:value-type="float" office:value="1.02376228695103">
            <text:p>1.02</text:p>
          </table:table-cell>
          <table:table-cell office:value-type="float" office:value="445.66">
            <text:p>445.66</text:p>
          </table:table-cell>
          <table:table-cell table:formula="of:=[.J637]/[.A637]" office:value-type="float" office:value="1.00473442149878">
            <text:p>1</text:p>
          </table:table-cell>
          <table:table-cell table:number-columns-repeated="5"/>
        </table:table-row>
        <table:table-row table:style-name="ro1">
          <table:table-cell office:value-type="float" office:value="249.81">
            <text:p>249.81</text:p>
          </table:table-cell>
          <table:table-cell office:value-type="float" office:value="262.63">
            <text:p>262.63</text:p>
          </table:table-cell>
          <table:table-cell table:formula="of:=[.B638]/[.A638]" office:value-type="float" office:value="1.05131900244186">
            <text:p>1.05</text:p>
          </table:table-cell>
          <table:table-cell office:value-type="float" office:value="253.81">
            <text:p>253.81</text:p>
          </table:table-cell>
          <table:table-cell table:formula="of:=[.D638]/[.A638]" office:value-type="float" office:value="1.01601216924863">
            <text:p>1.02</text:p>
          </table:table-cell>
          <table:table-cell office:value-type="float" office:value="253.81">
            <text:p>253.81</text:p>
          </table:table-cell>
          <table:table-cell table:formula="of:=[.F638]/[.A638]" office:value-type="float" office:value="1.01601216924863">
            <text:p>1.02</text:p>
          </table:table-cell>
          <table:table-cell office:value-type="float" office:value="255.22">
            <text:p>255.22</text:p>
          </table:table-cell>
          <table:table-cell table:formula="of:=[.H638]/[.A638]" office:value-type="float" office:value="1.02165645890877">
            <text:p>1.02</text:p>
          </table:table-cell>
          <table:table-cell office:value-type="float" office:value="252.05">
            <text:p>252.05</text:p>
          </table:table-cell>
          <table:table-cell table:formula="of:=[.J638]/[.A638]" office:value-type="float" office:value="1.00896681477923">
            <text:p>1.01</text:p>
          </table:table-cell>
          <table:table-cell table:number-columns-repeated="5"/>
        </table:table-row>
        <table:table-row table:style-name="ro1">
          <table:table-cell office:value-type="float" office:value="281.17">
            <text:p>281.17</text:p>
          </table:table-cell>
          <table:table-cell office:value-type="float" office:value="293.27">
            <text:p>293.27</text:p>
          </table:table-cell>
          <table:table-cell table:formula="of:=[.B639]/[.A639]" office:value-type="float" office:value="1.04303446313618">
            <text:p>1.04</text:p>
          </table:table-cell>
          <table:table-cell office:value-type="float" office:value="290.44">
            <text:p>290.44</text:p>
          </table:table-cell>
          <table:table-cell table:formula="of:=[.D639]/[.A639]" office:value-type="float" office:value="1.0329693779564">
            <text:p>1.03</text:p>
          </table:table-cell>
          <table:table-cell office:value-type="float" office:value="287.51">
            <text:p>287.51</text:p>
          </table:table-cell>
          <table:table-cell table:formula="of:=[.F639]/[.A639]" office:value-type="float" office:value="1.02254863605648">
            <text:p>1.02</text:p>
          </table:table-cell>
          <table:table-cell office:value-type="float" office:value="293.27">
            <text:p>293.27</text:p>
          </table:table-cell>
          <table:table-cell table:formula="of:=[.H639]/[.A639]" office:value-type="float" office:value="1.04303446313618">
            <text:p>1.04</text:p>
          </table:table-cell>
          <table:table-cell office:value-type="float" office:value="286.92">
            <text:p>286.92</text:p>
          </table:table-cell>
          <table:table-cell table:formula="of:=[.J639]/[.A639]" office:value-type="float" office:value="1.02045026140769">
            <text:p>1.02</text:p>
          </table:table-cell>
          <table:table-cell table:number-columns-repeated="5"/>
        </table:table-row>
        <table:table-row table:style-name="ro1">
          <table:table-cell office:value-type="float" office:value="149.85">
            <text:p>149.85</text:p>
          </table:table-cell>
          <table:table-cell office:value-type="float" office:value="167.47">
            <text:p>167.47</text:p>
          </table:table-cell>
          <table:table-cell table:formula="of:=[.B640]/[.A640]" office:value-type="float" office:value="1.11758425091758">
            <text:p>1.12</text:p>
          </table:table-cell>
          <table:table-cell office:value-type="float" office:value="156.54">
            <text:p>156.54</text:p>
          </table:table-cell>
          <table:table-cell table:formula="of:=[.D640]/[.A640]" office:value-type="float" office:value="1.04464464464464">
            <text:p>1.04</text:p>
          </table:table-cell>
          <table:table-cell office:value-type="float" office:value="154.2">
            <text:p>154.2</text:p>
          </table:table-cell>
          <table:table-cell table:formula="of:=[.F640]/[.A640]" office:value-type="float" office:value="1.02902902902903">
            <text:p>1.03</text:p>
          </table:table-cell>
          <table:table-cell office:value-type="float" office:value="167.47">
            <text:p>167.47</text:p>
          </table:table-cell>
          <table:table-cell table:formula="of:=[.H640]/[.A640]" office:value-type="float" office:value="1.11758425091758">
            <text:p>1.12</text:p>
          </table:table-cell>
          <table:table-cell office:value-type="float" office:value="154.2">
            <text:p>154.2</text:p>
          </table:table-cell>
          <table:table-cell table:formula="of:=[.J640]/[.A640]" office:value-type="float" office:value="1.02902902902903">
            <text:p>1.03</text:p>
          </table:table-cell>
          <table:table-cell table:number-columns-repeated="5"/>
        </table:table-row>
        <table:table-row table:style-name="ro1">
          <table:table-cell office:value-type="float" office:value="110.51">
            <text:p>110.51</text:p>
          </table:table-cell>
          <table:table-cell office:value-type="float" office:value="126.99">
            <text:p>126.99</text:p>
          </table:table-cell>
          <table:table-cell table:formula="of:=[.B641]/[.A641]" office:value-type="float" office:value="1.14912677585739">
            <text:p>1.15</text:p>
          </table:table-cell>
          <table:table-cell office:value-type="float" office:value="124.17">
            <text:p>124.17</text:p>
          </table:table-cell>
          <table:table-cell table:formula="of:=[.D641]/[.A641]" office:value-type="float" office:value="1.12360872319247">
            <text:p>1.12</text:p>
          </table:table-cell>
          <table:table-cell office:value-type="float" office:value="125.34">
            <text:p>125.34</text:p>
          </table:table-cell>
          <table:table-cell table:formula="of:=[.F641]/[.A641]" office:value-type="float" office:value="1.13419600036196">
            <text:p>1.13</text:p>
          </table:table-cell>
          <table:table-cell office:value-type="float" office:value="126.99">
            <text:p>126.99</text:p>
          </table:table-cell>
          <table:table-cell table:formula="of:=[.H641]/[.A641]" office:value-type="float" office:value="1.14912677585739">
            <text:p>1.15</text:p>
          </table:table-cell>
          <table:table-cell office:value-type="float" office:value="124.17">
            <text:p>124.17</text:p>
          </table:table-cell>
          <table:table-cell table:formula="of:=[.J641]/[.A641]" office:value-type="float" office:value="1.12360872319247">
            <text:p>1.12</text:p>
          </table:table-cell>
          <table:table-cell table:number-columns-repeated="5"/>
        </table:table-row>
        <table:table-row table:style-name="ro1">
          <table:table-cell office:value-type="float" office:value="23.9">
            <text:p>23.9</text:p>
          </table:table-cell>
          <table:table-cell office:value-type="float" office:value="29.21">
            <text:p>29.21</text:p>
          </table:table-cell>
          <table:table-cell table:formula="of:=[.B642]/[.A642]" office:value-type="float" office:value="1.22217573221757">
            <text:p>1.22</text:p>
          </table:table-cell>
          <table:table-cell office:value-type="float" office:value="23.9">
            <text:p>23.9</text:p>
          </table:table-cell>
          <table:table-cell table:formula="of:=[.D642]/[.A642]" office:value-type="float" office:value="1">
            <text:p>1</text:p>
          </table:table-cell>
          <table:table-cell office:value-type="float" office:value="23.9">
            <text:p>23.9</text:p>
          </table:table-cell>
          <table:table-cell table:formula="of:=[.F642]/[.A642]" office:value-type="float" office:value="1">
            <text:p>1</text:p>
          </table:table-cell>
          <table:table-cell office:value-type="float" office:value="23.9">
            <text:p>23.9</text:p>
          </table:table-cell>
          <table:table-cell table:formula="of:=[.H642]/[.A642]" office:value-type="float" office:value="1">
            <text:p>1</text:p>
          </table:table-cell>
          <table:table-cell office:value-type="float" office:value="23.9">
            <text:p>23.9</text:p>
          </table:table-cell>
          <table:table-cell table:formula="of:=[.J642]/[.A642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244.61">
            <text:p>244.61</text:p>
          </table:table-cell>
          <table:table-cell office:value-type="float" office:value="261.1">
            <text:p>261.1</text:p>
          </table:table-cell>
          <table:table-cell table:formula="of:=[.B643]/[.A643]" office:value-type="float" office:value="1.06741343362904">
            <text:p>1.07</text:p>
          </table:table-cell>
          <table:table-cell office:value-type="float" office:value="250.51">
            <text:p>250.51</text:p>
          </table:table-cell>
          <table:table-cell table:formula="of:=[.D643]/[.A643]" office:value-type="float" office:value="1.02412002779935">
            <text:p>1.02</text:p>
          </table:table-cell>
          <table:table-cell office:value-type="float" office:value="247.78">
            <text:p>247.78</text:p>
          </table:table-cell>
          <table:table-cell table:formula="of:=[.F643]/[.A643]" office:value-type="float" office:value="1.01295940476677">
            <text:p>1.01</text:p>
          </table:table-cell>
          <table:table-cell office:value-type="float" office:value="261.1">
            <text:p>261.1</text:p>
          </table:table-cell>
          <table:table-cell table:formula="of:=[.H643]/[.A643]" office:value-type="float" office:value="1.06741343362904">
            <text:p>1.07</text:p>
          </table:table-cell>
          <table:table-cell office:value-type="float" office:value="251.1">
            <text:p>251.1</text:p>
          </table:table-cell>
          <table:table-cell table:formula="of:=[.J643]/[.A643]" office:value-type="float" office:value="1.02653203057929">
            <text:p>1.03</text:p>
          </table:table-cell>
          <table:table-cell table:number-columns-repeated="5"/>
        </table:table-row>
        <table:table-row table:style-name="ro1">
          <table:table-cell office:value-type="float" office:value="83.33">
            <text:p>83.33</text:p>
          </table:table-cell>
          <table:table-cell office:value-type="float" office:value="87.33">
            <text:p>87.33</text:p>
          </table:table-cell>
          <table:table-cell table:formula="of:=[.B644]/[.A644]" office:value-type="float" office:value="1.0480019200768">
            <text:p>1.05</text:p>
          </table:table-cell>
          <table:table-cell office:value-type="float" office:value="83.33">
            <text:p>83.33</text:p>
          </table:table-cell>
          <table:table-cell table:formula="of:=[.D644]/[.A644]" office:value-type="float" office:value="1">
            <text:p>1</text:p>
          </table:table-cell>
          <table:table-cell office:value-type="float" office:value="83.33">
            <text:p>83.33</text:p>
          </table:table-cell>
          <table:table-cell table:formula="of:=[.F644]/[.A644]" office:value-type="float" office:value="1">
            <text:p>1</text:p>
          </table:table-cell>
          <table:table-cell office:value-type="float" office:value="83.33">
            <text:p>83.33</text:p>
          </table:table-cell>
          <table:table-cell table:formula="of:=[.H644]/[.A644]" office:value-type="float" office:value="1">
            <text:p>1</text:p>
          </table:table-cell>
          <table:table-cell office:value-type="float" office:value="83.33">
            <text:p>83.33</text:p>
          </table:table-cell>
          <table:table-cell table:formula="of:=[.J644]/[.A644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32.58">
            <text:p>132.58</text:p>
          </table:table-cell>
          <table:table-cell office:value-type="float" office:value="151.99">
            <text:p>151.99</text:p>
          </table:table-cell>
          <table:table-cell table:formula="of:=[.B645]/[.A645]" office:value-type="float" office:value="1.14640217227334">
            <text:p>1.15</text:p>
          </table:table-cell>
          <table:table-cell office:value-type="float" office:value="136.1">
            <text:p>136.1</text:p>
          </table:table-cell>
          <table:table-cell table:formula="of:=[.D645]/[.A645]" office:value-type="float" office:value="1.02655000754262">
            <text:p>1.03</text:p>
          </table:table-cell>
          <table:table-cell office:value-type="float" office:value="136.1">
            <text:p>136.1</text:p>
          </table:table-cell>
          <table:table-cell table:formula="of:=[.F645]/[.A645]" office:value-type="float" office:value="1.02655000754262">
            <text:p>1.03</text:p>
          </table:table-cell>
          <table:table-cell office:value-type="float" office:value="148.34">
            <text:p>148.34</text:p>
          </table:table-cell>
          <table:table-cell table:formula="of:=[.H645]/[.A645]" office:value-type="float" office:value="1.11887162467944">
            <text:p>1.12</text:p>
          </table:table-cell>
          <table:table-cell office:value-type="float" office:value="144.34">
            <text:p>144.34</text:p>
          </table:table-cell>
          <table:table-cell table:formula="of:=[.J645]/[.A645]" office:value-type="float" office:value="1.08870116156283">
            <text:p>1.09</text:p>
          </table:table-cell>
          <table:table-cell table:number-columns-repeated="5"/>
        </table:table-row>
        <table:table-row table:style-name="ro1">
          <table:table-cell office:value-type="float" office:value="83.53">
            <text:p>83.53</text:p>
          </table:table-cell>
          <table:table-cell office:value-type="float" office:value="103.04">
            <text:p>103.04</text:p>
          </table:table-cell>
          <table:table-cell table:formula="of:=[.B646]/[.A646]" office:value-type="float" office:value="1.23356877768466">
            <text:p>1.23</text:p>
          </table:table-cell>
          <table:table-cell office:value-type="float" office:value="83.53">
            <text:p>83.53</text:p>
          </table:table-cell>
          <table:table-cell table:formula="of:=[.D646]/[.A646]" office:value-type="float" office:value="1">
            <text:p>1</text:p>
          </table:table-cell>
          <table:table-cell office:value-type="float" office:value="83.53">
            <text:p>83.53</text:p>
          </table:table-cell>
          <table:table-cell table:formula="of:=[.F646]/[.A646]" office:value-type="float" office:value="1">
            <text:p>1</text:p>
          </table:table-cell>
          <table:table-cell office:value-type="float" office:value="83.53">
            <text:p>83.53</text:p>
          </table:table-cell>
          <table:table-cell table:formula="of:=[.H646]/[.A646]" office:value-type="float" office:value="1">
            <text:p>1</text:p>
          </table:table-cell>
          <table:table-cell office:value-type="float" office:value="83.53">
            <text:p>83.53</text:p>
          </table:table-cell>
          <table:table-cell table:formula="of:=[.J646]/[.A646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321.97">
            <text:p>321.97</text:p>
          </table:table-cell>
          <table:table-cell office:value-type="float" office:value="340.45">
            <text:p>340.45</text:p>
          </table:table-cell>
          <table:table-cell table:formula="of:=[.B647]/[.A647]" office:value-type="float" office:value="1.05739665186197">
            <text:p>1.06</text:p>
          </table:table-cell>
          <table:table-cell office:value-type="float" office:value="326.69">
            <text:p>326.69</text:p>
          </table:table-cell>
          <table:table-cell table:formula="of:=[.D647]/[.A647]" office:value-type="float" office:value="1.01465975090847">
            <text:p>1.01</text:p>
          </table:table-cell>
          <table:table-cell office:value-type="float" office:value="325.72">
            <text:p>325.72</text:p>
          </table:table-cell>
          <table:table-cell table:formula="of:=[.F647]/[.A647]" office:value-type="float" office:value="1.0116470478616">
            <text:p>1.01</text:p>
          </table:table-cell>
          <table:table-cell office:value-type="float" office:value="328.11">
            <text:p>328.11</text:p>
          </table:table-cell>
          <table:table-cell table:formula="of:=[.H647]/[.A647]" office:value-type="float" office:value="1.01907009969873">
            <text:p>1.02</text:p>
          </table:table-cell>
          <table:table-cell office:value-type="float" office:value="326.69">
            <text:p>326.69</text:p>
          </table:table-cell>
          <table:table-cell table:formula="of:=[.J647]/[.A647]" office:value-type="float" office:value="1.01465975090847">
            <text:p>1.01</text:p>
          </table:table-cell>
          <table:table-cell table:number-columns-repeated="5"/>
        </table:table-row>
        <table:table-row table:style-name="ro1">
          <table:table-cell office:value-type="float" office:value="275.31">
            <text:p>275.31</text:p>
          </table:table-cell>
          <table:table-cell office:value-type="float" office:value="283.45">
            <text:p>283.45</text:p>
          </table:table-cell>
          <table:table-cell table:formula="of:=[.B648]/[.A648]" office:value-type="float" office:value="1.02956667029894">
            <text:p>1.03</text:p>
          </table:table-cell>
          <table:table-cell office:value-type="float" office:value="282.38">
            <text:p>282.38</text:p>
          </table:table-cell>
          <table:table-cell table:formula="of:=[.D648]/[.A648]" office:value-type="float" office:value="1.02568014238495">
            <text:p>1.03</text:p>
          </table:table-cell>
          <table:table-cell office:value-type="float" office:value="283.55">
            <text:p>283.55</text:p>
          </table:table-cell>
          <table:table-cell table:formula="of:=[.F648]/[.A648]" office:value-type="float" office:value="1.02992989720679">
            <text:p>1.03</text:p>
          </table:table-cell>
          <table:table-cell office:value-type="float" office:value="283.45">
            <text:p>283.45</text:p>
          </table:table-cell>
          <table:table-cell table:formula="of:=[.H648]/[.A648]" office:value-type="float" office:value="1.02956667029894">
            <text:p>1.03</text:p>
          </table:table-cell>
          <table:table-cell office:value-type="float" office:value="282.97">
            <text:p>282.97</text:p>
          </table:table-cell>
          <table:table-cell table:formula="of:=[.J648]/[.A648]" office:value-type="float" office:value="1.02782318114126">
            <text:p>1.03</text:p>
          </table:table-cell>
          <table:table-cell table:number-columns-repeated="5"/>
        </table:table-row>
        <table:table-row table:style-name="ro1">
          <table:table-cell office:value-type="float" office:value="451.89">
            <text:p>451.89</text:p>
          </table:table-cell>
          <table:table-cell office:value-type="float" office:value="478.58">
            <text:p>478.58</text:p>
          </table:table-cell>
          <table:table-cell table:formula="of:=[.B649]/[.A649]" office:value-type="float" office:value="1.05906304631658">
            <text:p>1.06</text:p>
          </table:table-cell>
          <table:table-cell office:value-type="float" office:value="455.06">
            <text:p>455.06</text:p>
          </table:table-cell>
          <table:table-cell table:formula="of:=[.D649]/[.A649]" office:value-type="float" office:value="1.00701498152205">
            <text:p>1.01</text:p>
          </table:table-cell>
          <table:table-cell office:value-type="float" office:value="455.75">
            <text:p>455.75</text:p>
          </table:table-cell>
          <table:table-cell table:formula="of:=[.F649]/[.A649]" office:value-type="float" office:value="1.00854190179026">
            <text:p>1.01</text:p>
          </table:table-cell>
          <table:table-cell office:value-type="float" office:value="456.23">
            <text:p>456.23</text:p>
          </table:table-cell>
          <table:table-cell table:formula="of:=[.H649]/[.A649]" office:value-type="float" office:value="1.00960410719423">
            <text:p>1.01</text:p>
          </table:table-cell>
          <table:table-cell office:value-type="float" office:value="453.89">
            <text:p>453.89</text:p>
          </table:table-cell>
          <table:table-cell table:formula="of:=[.J649]/[.A649]" office:value-type="float" office:value="1.00442585584987">
            <text:p>1</text:p>
          </table:table-cell>
          <table:table-cell table:number-columns-repeated="5"/>
        </table:table-row>
        <table:table-row table:style-name="ro1">
          <table:table-cell office:value-type="float" office:value="410.95">
            <text:p>410.95</text:p>
          </table:table-cell>
          <table:table-cell office:value-type="float" office:value="420.5">
            <text:p>420.5</text:p>
          </table:table-cell>
          <table:table-cell table:formula="of:=[.B650]/[.A650]" office:value-type="float" office:value="1.02323883684146">
            <text:p>1.02</text:p>
          </table:table-cell>
          <table:table-cell office:value-type="float" office:value="418.5">
            <text:p>418.5</text:p>
          </table:table-cell>
          <table:table-cell table:formula="of:=[.D650]/[.A650]" office:value-type="float" office:value="1.01837206472807">
            <text:p>1.02</text:p>
          </table:table-cell>
          <table:table-cell office:value-type="float" office:value="421.05">
            <text:p>421.05</text:p>
          </table:table-cell>
          <table:table-cell table:formula="of:=[.F650]/[.A650]" office:value-type="float" office:value="1.02457719917265">
            <text:p>1.02</text:p>
          </table:table-cell>
          <table:table-cell office:value-type="float" office:value="420.5">
            <text:p>420.5</text:p>
          </table:table-cell>
          <table:table-cell table:formula="of:=[.H650]/[.A650]" office:value-type="float" office:value="1.02323883684146">
            <text:p>1.02</text:p>
          </table:table-cell>
          <table:table-cell office:value-type="float" office:value="418.5">
            <text:p>418.5</text:p>
          </table:table-cell>
          <table:table-cell table:formula="of:=[.J650]/[.A650]" office:value-type="float" office:value="1.01837206472807">
            <text:p>1.02</text:p>
          </table:table-cell>
          <table:table-cell table:number-columns-repeated="5"/>
        </table:table-row>
        <table:table-row table:style-name="ro1">
          <table:table-cell office:value-type="float" office:value="49.73">
            <text:p>49.73</text:p>
          </table:table-cell>
          <table:table-cell office:value-type="float" office:value="56.8">
            <text:p>56.8</text:p>
          </table:table-cell>
          <table:table-cell table:formula="of:=[.B651]/[.A651]" office:value-type="float" office:value="1.1421677056103">
            <text:p>1.14</text:p>
          </table:table-cell>
          <table:table-cell office:value-type="float" office:value="49.73">
            <text:p>49.73</text:p>
          </table:table-cell>
          <table:table-cell table:formula="of:=[.D651]/[.A651]" office:value-type="float" office:value="1">
            <text:p>1</text:p>
          </table:table-cell>
          <table:table-cell office:value-type="float" office:value="49.73">
            <text:p>49.73</text:p>
          </table:table-cell>
          <table:table-cell table:formula="of:=[.F651]/[.A651]" office:value-type="float" office:value="1">
            <text:p>1</text:p>
          </table:table-cell>
          <table:table-cell office:value-type="float" office:value="49.73">
            <text:p>49.73</text:p>
          </table:table-cell>
          <table:table-cell table:formula="of:=[.H651]/[.A651]" office:value-type="float" office:value="1">
            <text:p>1</text:p>
          </table:table-cell>
          <table:table-cell office:value-type="float" office:value="49.73">
            <text:p>49.73</text:p>
          </table:table-cell>
          <table:table-cell table:formula="of:=[.J651]/[.A651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360.22">
            <text:p>360.22</text:p>
          </table:table-cell>
          <table:table-cell office:value-type="float" office:value="372.91">
            <text:p>372.91</text:p>
          </table:table-cell>
          <table:table-cell table:formula="of:=[.B652]/[.A652]" office:value-type="float" office:value="1.03522847148965">
            <text:p>1.04</text:p>
          </table:table-cell>
          <table:table-cell office:value-type="float" office:value="364.08">
            <text:p>364.08</text:p>
          </table:table-cell>
          <table:table-cell table:formula="of:=[.D652]/[.A652]" office:value-type="float" office:value="1.01071567375493">
            <text:p>1.01</text:p>
          </table:table-cell>
          <table:table-cell office:value-type="float" office:value="364.08">
            <text:p>364.08</text:p>
          </table:table-cell>
          <table:table-cell table:formula="of:=[.F652]/[.A652]" office:value-type="float" office:value="1.01071567375493">
            <text:p>1.01</text:p>
          </table:table-cell>
          <table:table-cell office:value-type="float" office:value="364.08">
            <text:p>364.08</text:p>
          </table:table-cell>
          <table:table-cell table:formula="of:=[.H652]/[.A652]" office:value-type="float" office:value="1.01071567375493">
            <text:p>1.01</text:p>
          </table:table-cell>
          <table:table-cell office:value-type="float" office:value="360.56">
            <text:p>360.56</text:p>
          </table:table-cell>
          <table:table-cell table:formula="of:=[.J652]/[.A652]" office:value-type="float" office:value="1.00094386763644">
            <text:p>1</text:p>
          </table:table-cell>
          <table:table-cell table:number-columns-repeated="5"/>
        </table:table-row>
        <table:table-row table:style-name="ro1">
          <table:table-cell office:value-type="float" office:value="278.55">
            <text:p>278.55</text:p>
          </table:table-cell>
          <table:table-cell office:value-type="float" office:value="318.83">
            <text:p>318.83</text:p>
          </table:table-cell>
          <table:table-cell table:formula="of:=[.B653]/[.A653]" office:value-type="float" office:value="1.14460599533297">
            <text:p>1.14</text:p>
          </table:table-cell>
          <table:table-cell office:value-type="float" office:value="280.3">
            <text:p>280.3</text:p>
          </table:table-cell>
          <table:table-cell table:formula="of:=[.D653]/[.A653]" office:value-type="float" office:value="1.00628253455394">
            <text:p>1.01</text:p>
          </table:table-cell>
          <table:table-cell office:value-type="float" office:value="280.3">
            <text:p>280.3</text:p>
          </table:table-cell>
          <table:table-cell table:formula="of:=[.F653]/[.A653]" office:value-type="float" office:value="1.00628253455394">
            <text:p>1.01</text:p>
          </table:table-cell>
          <table:table-cell office:value-type="float" office:value="294.45">
            <text:p>294.45</text:p>
          </table:table-cell>
          <table:table-cell table:formula="of:=[.H653]/[.A653]" office:value-type="float" office:value="1.05708131394723">
            <text:p>1.06</text:p>
          </table:table-cell>
          <table:table-cell office:value-type="float" office:value="280.3">
            <text:p>280.3</text:p>
          </table:table-cell>
          <table:table-cell table:formula="of:=[.J653]/[.A653]" office:value-type="float" office:value="1.00628253455394">
            <text:p>1.01</text:p>
          </table:table-cell>
          <table:table-cell table:number-columns-repeated="5"/>
        </table:table-row>
        <table:table-row table:style-name="ro1">
          <table:table-cell office:value-type="float" office:value="134.25">
            <text:p>134.25</text:p>
          </table:table-cell>
          <table:table-cell office:value-type="float" office:value="142.94">
            <text:p>142.94</text:p>
          </table:table-cell>
          <table:table-cell table:formula="of:=[.B654]/[.A654]" office:value-type="float" office:value="1.06472998137803">
            <text:p>1.06</text:p>
          </table:table-cell>
          <table:table-cell office:value-type="float" office:value="137.18">
            <text:p>137.18</text:p>
          </table:table-cell>
          <table:table-cell table:formula="of:=[.D654]/[.A654]" office:value-type="float" office:value="1.02182495344507">
            <text:p>1.02</text:p>
          </table:table-cell>
          <table:table-cell office:value-type="float" office:value="137.77">
            <text:p>137.77</text:p>
          </table:table-cell>
          <table:table-cell table:formula="of:=[.F654]/[.A654]" office:value-type="float" office:value="1.02621973929237">
            <text:p>1.03</text:p>
          </table:table-cell>
          <table:table-cell office:value-type="float" office:value="142.94">
            <text:p>142.94</text:p>
          </table:table-cell>
          <table:table-cell table:formula="of:=[.H654]/[.A654]" office:value-type="float" office:value="1.06472998137803">
            <text:p>1.06</text:p>
          </table:table-cell>
          <table:table-cell office:value-type="float" office:value="138.84">
            <text:p>138.84</text:p>
          </table:table-cell>
          <table:table-cell table:formula="of:=[.J654]/[.A654]" office:value-type="float" office:value="1.03418994413408">
            <text:p>1.03</text:p>
          </table:table-cell>
          <table:table-cell table:number-columns-repeated="5"/>
        </table:table-row>
        <table:table-row table:style-name="ro1">
          <table:table-cell office:value-type="float" office:value="162.48">
            <text:p>162.48</text:p>
          </table:table-cell>
          <table:table-cell office:value-type="float" office:value="179.07">
            <text:p>179.07</text:p>
          </table:table-cell>
          <table:table-cell table:formula="of:=[.B655]/[.A655]" office:value-type="float" office:value="1.10210487444609">
            <text:p>1.1</text:p>
          </table:table-cell>
          <table:table-cell office:value-type="float" office:value="172.24">
            <text:p>172.24</text:p>
          </table:table-cell>
          <table:table-cell table:formula="of:=[.D655]/[.A655]" office:value-type="float" office:value="1.06006893156081">
            <text:p>1.06</text:p>
          </table:table-cell>
          <table:table-cell office:value-type="float" office:value="172.24">
            <text:p>172.24</text:p>
          </table:table-cell>
          <table:table-cell table:formula="of:=[.F655]/[.A655]" office:value-type="float" office:value="1.06006893156081">
            <text:p>1.06</text:p>
          </table:table-cell>
          <table:table-cell office:value-type="float" office:value="179.07">
            <text:p>179.07</text:p>
          </table:table-cell>
          <table:table-cell table:formula="of:=[.H655]/[.A655]" office:value-type="float" office:value="1.10210487444609">
            <text:p>1.1</text:p>
          </table:table-cell>
          <table:table-cell office:value-type="float" office:value="165.99">
            <text:p>165.99</text:p>
          </table:table-cell>
          <table:table-cell table:formula="of:=[.J655]/[.A655]" office:value-type="float" office:value="1.02160265878877">
            <text:p>1.02</text:p>
          </table:table-cell>
          <table:table-cell table:number-columns-repeated="5"/>
        </table:table-row>
        <table:table-row table:style-name="ro1">
          <table:table-cell office:value-type="float" office:value="379.32">
            <text:p>379.32</text:p>
          </table:table-cell>
          <table:table-cell office:value-type="float" office:value="387.81">
            <text:p>387.81</text:p>
          </table:table-cell>
          <table:table-cell table:formula="of:=[.B656]/[.A656]" office:value-type="float" office:value="1.02238215754508">
            <text:p>1.02</text:p>
          </table:table-cell>
          <table:table-cell office:value-type="float" office:value="387.56">
            <text:p>387.56</text:p>
          </table:table-cell>
          <table:table-cell table:formula="of:=[.D656]/[.A656]" office:value-type="float" office:value="1.02172308341242">
            <text:p>1.02</text:p>
          </table:table-cell>
          <table:table-cell office:value-type="float" office:value="388.15">
            <text:p>388.15</text:p>
          </table:table-cell>
          <table:table-cell table:formula="of:=[.F656]/[.A656]" office:value-type="float" office:value="1.0232784983655">
            <text:p>1.02</text:p>
          </table:table-cell>
          <table:table-cell office:value-type="float" office:value="387.81">
            <text:p>387.81</text:p>
          </table:table-cell>
          <table:table-cell table:formula="of:=[.H656]/[.A656]" office:value-type="float" office:value="1.02238215754508">
            <text:p>1.02</text:p>
          </table:table-cell>
          <table:table-cell office:value-type="float" office:value="386.39">
            <text:p>386.39</text:p>
          </table:table-cell>
          <table:table-cell table:formula="of:=[.J656]/[.A656]" office:value-type="float" office:value="1.01863861647158">
            <text:p>1.02</text:p>
          </table:table-cell>
          <table:table-cell table:number-columns-repeated="5"/>
        </table:table-row>
        <table:table-row table:style-name="ro1">
          <table:table-cell office:value-type="float" office:value="330.11">
            <text:p>330.11</text:p>
          </table:table-cell>
          <table:table-cell office:value-type="float" office:value="350.84">
            <text:p>350.84</text:p>
          </table:table-cell>
          <table:table-cell table:formula="of:=[.B657]/[.A657]" office:value-type="float" office:value="1.06279724940171">
            <text:p>1.06</text:p>
          </table:table-cell>
          <table:table-cell office:value-type="float" office:value="339.28">
            <text:p>339.28</text:p>
          </table:table-cell>
          <table:table-cell table:formula="of:=[.D657]/[.A657]" office:value-type="float" office:value="1.02777861924813">
            <text:p>1.03</text:p>
          </table:table-cell>
          <table:table-cell office:value-type="float" office:value="339.87">
            <text:p>339.87</text:p>
          </table:table-cell>
          <table:table-cell table:formula="of:=[.F657]/[.A657]" office:value-type="float" office:value="1.029565902275">
            <text:p>1.03</text:p>
          </table:table-cell>
          <table:table-cell office:value-type="float" office:value="349.66">
            <text:p>349.66</text:p>
          </table:table-cell>
          <table:table-cell table:formula="of:=[.H657]/[.A657]" office:value-type="float" office:value="1.05922268334798">
            <text:p>1.06</text:p>
          </table:table-cell>
          <table:table-cell office:value-type="float" office:value="339.28">
            <text:p>339.28</text:p>
          </table:table-cell>
          <table:table-cell table:formula="of:=[.J657]/[.A657]" office:value-type="float" office:value="1.02777861924813">
            <text:p>1.03</text:p>
          </table:table-cell>
          <table:table-cell table:number-columns-repeated="5"/>
        </table:table-row>
        <table:table-row table:style-name="ro1">
          <table:table-cell office:value-type="float" office:value="225.27">
            <text:p>225.27</text:p>
          </table:table-cell>
          <table:table-cell office:value-type="float" office:value="228.78">
            <text:p>228.78</text:p>
          </table:table-cell>
          <table:table-cell table:formula="of:=[.B658]/[.A658]" office:value-type="float" office:value="1.01558130243708">
            <text:p>1.02</text:p>
          </table:table-cell>
          <table:table-cell office:value-type="float" office:value="226.2">
            <text:p>226.2</text:p>
          </table:table-cell>
          <table:table-cell table:formula="of:=[.D658]/[.A658]" office:value-type="float" office:value="1.0041283792782">
            <text:p>1</text:p>
          </table:table-cell>
          <table:table-cell office:value-type="float" office:value="226.2">
            <text:p>226.2</text:p>
          </table:table-cell>
          <table:table-cell table:formula="of:=[.F658]/[.A658]" office:value-type="float" office:value="1.0041283792782">
            <text:p>1</text:p>
          </table:table-cell>
          <table:table-cell office:value-type="float" office:value="226.2">
            <text:p>226.2</text:p>
          </table:table-cell>
          <table:table-cell table:formula="of:=[.H658]/[.A658]" office:value-type="float" office:value="1.0041283792782">
            <text:p>1</text:p>
          </table:table-cell>
          <table:table-cell office:value-type="float" office:value="226.2">
            <text:p>226.2</text:p>
          </table:table-cell>
          <table:table-cell table:formula="of:=[.J658]/[.A658]" office:value-type="float" office:value="1.0041283792782">
            <text:p>1</text:p>
          </table:table-cell>
          <table:table-cell table:number-columns-repeated="5"/>
        </table:table-row>
        <table:table-row table:style-name="ro1">
          <table:table-cell office:value-type="float" office:value="405.33">
            <text:p>405.33</text:p>
          </table:table-cell>
          <table:table-cell office:value-type="float" office:value="412.95">
            <text:p>412.95</text:p>
          </table:table-cell>
          <table:table-cell table:formula="of:=[.B659]/[.A659]" office:value-type="float" office:value="1.01879949670639">
            <text:p>1.02</text:p>
          </table:table-cell>
          <table:table-cell office:value-type="float" office:value="410.95">
            <text:p>410.95</text:p>
          </table:table-cell>
          <table:table-cell table:formula="of:=[.D659]/[.A659]" office:value-type="float" office:value="1.01386524560235">
            <text:p>1.01</text:p>
          </table:table-cell>
          <table:table-cell office:value-type="float" office:value="408.02">
            <text:p>408.02</text:p>
          </table:table-cell>
          <table:table-cell table:formula="of:=[.F659]/[.A659]" office:value-type="float" office:value="1.00663656773493">
            <text:p>1.01</text:p>
          </table:table-cell>
          <table:table-cell office:value-type="float" office:value="412.95">
            <text:p>412.95</text:p>
          </table:table-cell>
          <table:table-cell table:formula="of:=[.H659]/[.A659]" office:value-type="float" office:value="1.01879949670639">
            <text:p>1.02</text:p>
          </table:table-cell>
          <table:table-cell office:value-type="float" office:value="407.43">
            <text:p>407.43</text:p>
          </table:table-cell>
          <table:table-cell table:formula="of:=[.J659]/[.A659]" office:value-type="float" office:value="1.00518096365924">
            <text:p>1.01</text:p>
          </table:table-cell>
          <table:table-cell table:number-columns-repeated="5"/>
        </table:table-row>
        <table:table-row table:style-name="ro1">
          <table:table-cell office:value-type="float" office:value="81.74">
            <text:p>81.74</text:p>
          </table:table-cell>
          <table:table-cell office:value-type="float" office:value="91.6">
            <text:p>91.6</text:p>
          </table:table-cell>
          <table:table-cell table:formula="of:=[.B660]/[.A660]" office:value-type="float" office:value="1.12062637631515">
            <text:p>1.12</text:p>
          </table:table-cell>
          <table:table-cell office:value-type="float" office:value="83.5">
            <text:p>83.5</text:p>
          </table:table-cell>
          <table:table-cell table:formula="of:=[.D660]/[.A660]" office:value-type="float" office:value="1.02153168583313">
            <text:p>1.02</text:p>
          </table:table-cell>
          <table:table-cell office:value-type="float" office:value="86.43">
            <text:p>86.43</text:p>
          </table:table-cell>
          <table:table-cell table:formula="of:=[.F660]/[.A660]" office:value-type="float" office:value="1.05737704918033">
            <text:p>1.06</text:p>
          </table:table-cell>
          <table:table-cell office:value-type="float" office:value="91.6">
            <text:p>91.6</text:p>
          </table:table-cell>
          <table:table-cell table:formula="of:=[.H660]/[.A660]" office:value-type="float" office:value="1.12062637631515">
            <text:p>1.12</text:p>
          </table:table-cell>
          <table:table-cell office:value-type="float" office:value="82.33">
            <text:p>82.33</text:p>
          </table:table-cell>
          <table:table-cell table:formula="of:=[.J660]/[.A660]" office:value-type="float" office:value="1.00721800831906">
            <text:p>1.01</text:p>
          </table:table-cell>
          <table:table-cell table:number-columns-repeated="5"/>
        </table:table-row>
        <table:table-row table:style-name="ro1">
          <table:table-cell office:value-type="float" office:value="39.77">
            <text:p>39.77</text:p>
          </table:table-cell>
          <table:table-cell office:value-type="float" office:value="74.6">
            <text:p>74.6</text:p>
          </table:table-cell>
          <table:table-cell table:formula="of:=[.B661]/[.A661]" office:value-type="float" office:value="1.87578576816696">
            <text:p>1.88</text:p>
          </table:table-cell>
          <table:table-cell office:value-type="float" office:value="39.77">
            <text:p>39.77</text:p>
          </table:table-cell>
          <table:table-cell table:formula="of:=[.D661]/[.A661]" office:value-type="float" office:value="1">
            <text:p>1</text:p>
          </table:table-cell>
          <table:table-cell office:value-type="float" office:value="39.77">
            <text:p>39.77</text:p>
          </table:table-cell>
          <table:table-cell table:formula="of:=[.F661]/[.A661]" office:value-type="float" office:value="1">
            <text:p>1</text:p>
          </table:table-cell>
          <table:table-cell office:value-type="float" office:value="39.77">
            <text:p>39.77</text:p>
          </table:table-cell>
          <table:table-cell table:formula="of:=[.H661]/[.A661]" office:value-type="float" office:value="1">
            <text:p>1</text:p>
          </table:table-cell>
          <table:table-cell office:value-type="float" office:value="39.77">
            <text:p>39.77</text:p>
          </table:table-cell>
          <table:table-cell table:formula="of:=[.J661]/[.A661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32.97">
            <text:p>32.97</text:p>
          </table:table-cell>
          <table:table-cell office:value-type="float" office:value="33.56">
            <text:p>33.56</text:p>
          </table:table-cell>
          <table:table-cell table:formula="of:=[.B662]/[.A662]" office:value-type="float" office:value="1.01789505611162">
            <text:p>1.02</text:p>
          </table:table-cell>
          <table:table-cell office:value-type="float" office:value="33.56">
            <text:p>33.56</text:p>
          </table:table-cell>
          <table:table-cell table:formula="of:=[.D662]/[.A662]" office:value-type="float" office:value="1.01789505611162">
            <text:p>1.02</text:p>
          </table:table-cell>
          <table:table-cell office:value-type="float" office:value="33.56">
            <text:p>33.56</text:p>
          </table:table-cell>
          <table:table-cell table:formula="of:=[.F662]/[.A662]" office:value-type="float" office:value="1.01789505611162">
            <text:p>1.02</text:p>
          </table:table-cell>
          <table:table-cell office:value-type="float" office:value="33.56">
            <text:p>33.56</text:p>
          </table:table-cell>
          <table:table-cell table:formula="of:=[.H662]/[.A662]" office:value-type="float" office:value="1.01789505611162">
            <text:p>1.02</text:p>
          </table:table-cell>
          <table:table-cell office:value-type="float" office:value="33.56">
            <text:p>33.56</text:p>
          </table:table-cell>
          <table:table-cell table:formula="of:=[.J662]/[.A662]" office:value-type="float" office:value="1.01789505611162">
            <text:p>1.02</text:p>
          </table:table-cell>
          <table:table-cell table:number-columns-repeated="5"/>
        </table:table-row>
        <table:table-row table:style-name="ro1">
          <table:table-cell office:value-type="float" office:value="180.71">
            <text:p>180.71</text:p>
          </table:table-cell>
          <table:table-cell office:value-type="float" office:value="195.98">
            <text:p>195.98</text:p>
          </table:table-cell>
          <table:table-cell table:formula="of:=[.B663]/[.A663]" office:value-type="float" office:value="1.08450002766864">
            <text:p>1.08</text:p>
          </table:table-cell>
          <table:table-cell office:value-type="float" office:value="180.71">
            <text:p>180.71</text:p>
          </table:table-cell>
          <table:table-cell table:formula="of:=[.D663]/[.A663]" office:value-type="float" office:value="1">
            <text:p>1</text:p>
          </table:table-cell>
          <table:table-cell office:value-type="float" office:value="181.88">
            <text:p>181.88</text:p>
          </table:table-cell>
          <table:table-cell table:formula="of:=[.F663]/[.A663]" office:value-type="float" office:value="1.00647446184494">
            <text:p>1.01</text:p>
          </table:table-cell>
          <table:table-cell office:value-type="float" office:value="180.71">
            <text:p>180.71</text:p>
          </table:table-cell>
          <table:table-cell table:formula="of:=[.H663]/[.A663]" office:value-type="float" office:value="1">
            <text:p>1</text:p>
          </table:table-cell>
          <table:table-cell office:value-type="float" office:value="180.71">
            <text:p>180.71</text:p>
          </table:table-cell>
          <table:table-cell table:formula="of:=[.J663]/[.A663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229.95">
            <text:p>229.95</text:p>
          </table:table-cell>
          <table:table-cell office:value-type="float" office:value="238.54">
            <text:p>238.54</text:p>
          </table:table-cell>
          <table:table-cell table:formula="of:=[.B664]/[.A664]" office:value-type="float" office:value="1.03735594694499">
            <text:p>1.04</text:p>
          </table:table-cell>
          <table:table-cell office:value-type="float" office:value="231.12">
            <text:p>231.12</text:p>
          </table:table-cell>
          <table:table-cell table:formula="of:=[.D664]/[.A664]" office:value-type="float" office:value="1.00508806262231">
            <text:p>1.01</text:p>
          </table:table-cell>
          <table:table-cell office:value-type="float" office:value="231.12">
            <text:p>231.12</text:p>
          </table:table-cell>
          <table:table-cell table:formula="of:=[.F664]/[.A664]" office:value-type="float" office:value="1.00508806262231">
            <text:p>1.01</text:p>
          </table:table-cell>
          <table:table-cell office:value-type="float" office:value="230.78">
            <text:p>230.78</text:p>
          </table:table-cell>
          <table:table-cell table:formula="of:=[.H664]/[.A664]" office:value-type="float" office:value="1.00360948032181">
            <text:p>1</text:p>
          </table:table-cell>
          <table:table-cell office:value-type="float" office:value="231.12">
            <text:p>231.12</text:p>
          </table:table-cell>
          <table:table-cell table:formula="of:=[.J664]/[.A664]" office:value-type="float" office:value="1.00508806262231">
            <text:p>1.01</text:p>
          </table:table-cell>
          <table:table-cell table:number-columns-repeated="5"/>
        </table:table-row>
        <table:table-row table:style-name="ro1">
          <table:table-cell office:value-type="float" office:value="55.33">
            <text:p>55.33</text:p>
          </table:table-cell>
          <table:table-cell office:value-type="float" office:value="59.43">
            <text:p>59.43</text:p>
          </table:table-cell>
          <table:table-cell table:formula="of:=[.B665]/[.A665]" office:value-type="float" office:value="1.07410084944876">
            <text:p>1.07</text:p>
          </table:table-cell>
          <table:table-cell office:value-type="float" office:value="58.84">
            <text:p>58.84</text:p>
          </table:table-cell>
          <table:table-cell table:formula="of:=[.D665]/[.A665]" office:value-type="float" office:value="1.06343755647931">
            <text:p>1.06</text:p>
          </table:table-cell>
          <table:table-cell office:value-type="float" office:value="56.5">
            <text:p>56.5</text:p>
          </table:table-cell>
          <table:table-cell table:formula="of:=[.F665]/[.A665]" office:value-type="float" office:value="1.02114585215977">
            <text:p>1.02</text:p>
          </table:table-cell>
          <table:table-cell office:value-type="float" office:value="59.43">
            <text:p>59.43</text:p>
          </table:table-cell>
          <table:table-cell table:formula="of:=[.H665]/[.A665]" office:value-type="float" office:value="1.07410084944876">
            <text:p>1.07</text:p>
          </table:table-cell>
          <table:table-cell office:value-type="float" office:value="58.84">
            <text:p>58.84</text:p>
          </table:table-cell>
          <table:table-cell table:formula="of:=[.J665]/[.A665]" office:value-type="float" office:value="1.06343755647931">
            <text:p>1.06</text:p>
          </table:table-cell>
          <table:table-cell table:number-columns-repeated="5"/>
        </table:table-row>
        <table:table-row table:style-name="ro1">
          <table:table-cell office:value-type="float" office:value="392.72">
            <text:p>392.72</text:p>
          </table:table-cell>
          <table:table-cell office:value-type="float" office:value="407.06">
            <text:p>407.06</text:p>
          </table:table-cell>
          <table:table-cell table:formula="of:=[.B666]/[.A666]" office:value-type="float" office:value="1.03651456508454">
            <text:p>1.04</text:p>
          </table:table-cell>
          <table:table-cell office:value-type="float" office:value="398.62">
            <text:p>398.62</text:p>
          </table:table-cell>
          <table:table-cell table:formula="of:=[.D666]/[.A666]" office:value-type="float" office:value="1.01502342635975">
            <text:p>1.02</text:p>
          </table:table-cell>
          <table:table-cell office:value-type="float" office:value="399.99">
            <text:p>399.99</text:p>
          </table:table-cell>
          <table:table-cell table:formula="of:=[.F666]/[.A666]" office:value-type="float" office:value="1.01851191688735">
            <text:p>1.02</text:p>
          </table:table-cell>
          <table:table-cell office:value-type="float" office:value="407.06">
            <text:p>407.06</text:p>
          </table:table-cell>
          <table:table-cell table:formula="of:=[.H666]/[.A666]" office:value-type="float" office:value="1.03651456508454">
            <text:p>1.04</text:p>
          </table:table-cell>
          <table:table-cell office:value-type="float" office:value="398.62">
            <text:p>398.62</text:p>
          </table:table-cell>
          <table:table-cell table:formula="of:=[.J666]/[.A666]" office:value-type="float" office:value="1.01502342635975">
            <text:p>1.02</text:p>
          </table:table-cell>
          <table:table-cell table:number-columns-repeated="5"/>
        </table:table-row>
        <table:table-row table:style-name="ro1">
          <table:table-cell office:value-type="float" office:value="73.3">
            <text:p>73.3</text:p>
          </table:table-cell>
          <table:table-cell office:value-type="float" office:value="76.12">
            <text:p>76.12</text:p>
          </table:table-cell>
          <table:table-cell table:formula="of:=[.B667]/[.A667]" office:value-type="float" office:value="1.03847203274216">
            <text:p>1.04</text:p>
          </table:table-cell>
          <table:table-cell office:value-type="float" office:value="73.3">
            <text:p>73.3</text:p>
          </table:table-cell>
          <table:table-cell table:formula="of:=[.D667]/[.A667]" office:value-type="float" office:value="1">
            <text:p>1</text:p>
          </table:table-cell>
          <table:table-cell office:value-type="float" office:value="73.3">
            <text:p>73.3</text:p>
          </table:table-cell>
          <table:table-cell table:formula="of:=[.F667]/[.A667]" office:value-type="float" office:value="1">
            <text:p>1</text:p>
          </table:table-cell>
          <table:table-cell office:value-type="float" office:value="73.3">
            <text:p>73.3</text:p>
          </table:table-cell>
          <table:table-cell table:formula="of:=[.H667]/[.A667]" office:value-type="float" office:value="1">
            <text:p>1</text:p>
          </table:table-cell>
          <table:table-cell office:value-type="float" office:value="73.3">
            <text:p>73.3</text:p>
          </table:table-cell>
          <table:table-cell table:formula="of:=[.J667]/[.A667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87.23">
            <text:p>87.23</text:p>
          </table:table-cell>
          <table:table-cell office:value-type="float" office:value="92.98">
            <text:p>92.98</text:p>
          </table:table-cell>
          <table:table-cell table:formula="of:=[.B668]/[.A668]" office:value-type="float" office:value="1.06591768886851">
            <text:p>1.07</text:p>
          </table:table-cell>
          <table:table-cell office:value-type="float" office:value="88.4">
            <text:p>88.4</text:p>
          </table:table-cell>
          <table:table-cell table:formula="of:=[.D668]/[.A668]" office:value-type="float" office:value="1.01341281669151">
            <text:p>1.01</text:p>
          </table:table-cell>
          <table:table-cell office:value-type="float" office:value="88.98">
            <text:p>88.98</text:p>
          </table:table-cell>
          <table:table-cell table:formula="of:=[.F668]/[.A668]" office:value-type="float" office:value="1.02006190530781">
            <text:p>1.02</text:p>
          </table:table-cell>
          <table:table-cell office:value-type="float" office:value="92.98">
            <text:p>92.98</text:p>
          </table:table-cell>
          <table:table-cell table:formula="of:=[.H668]/[.A668]" office:value-type="float" office:value="1.06591768886851">
            <text:p>1.07</text:p>
          </table:table-cell>
          <table:table-cell office:value-type="float" office:value="92.15">
            <text:p>92.15</text:p>
          </table:table-cell>
          <table:table-cell table:formula="of:=[.J668]/[.A668]" office:value-type="float" office:value="1.05640261377966">
            <text:p>1.06</text:p>
          </table:table-cell>
          <table:table-cell table:number-columns-repeated="5"/>
        </table:table-row>
        <table:table-row table:style-name="ro1">
          <table:table-cell office:value-type="float" office:value="383.88">
            <text:p>383.88</text:p>
          </table:table-cell>
          <table:table-cell office:value-type="float" office:value="405.01">
            <text:p>405.01</text:p>
          </table:table-cell>
          <table:table-cell table:formula="of:=[.B669]/[.A669]" office:value-type="float" office:value="1.05504324268">
            <text:p>1.06</text:p>
          </table:table-cell>
          <table:table-cell office:value-type="float" office:value="391.25">
            <text:p>391.25</text:p>
          </table:table-cell>
          <table:table-cell table:formula="of:=[.D669]/[.A669]" office:value-type="float" office:value="1.01919870792956">
            <text:p>1.02</text:p>
          </table:table-cell>
          <table:table-cell office:value-type="float" office:value="387.15">
            <text:p>387.15</text:p>
          </table:table-cell>
          <table:table-cell table:formula="of:=[.F669]/[.A669]" office:value-type="float" office:value="1.00851828696468">
            <text:p>1.01</text:p>
          </table:table-cell>
          <table:table-cell office:value-type="float" office:value="391.84">
            <text:p>391.84</text:p>
          </table:table-cell>
          <table:table-cell table:formula="of:=[.H669]/[.A669]" office:value-type="float" office:value="1.02073564655622">
            <text:p>1.02</text:p>
          </table:table-cell>
          <table:table-cell office:value-type="float" office:value="385.98">
            <text:p>385.98</text:p>
          </table:table-cell>
          <table:table-cell table:formula="of:=[.J669]/[.A669]" office:value-type="float" office:value="1.0054704595186">
            <text:p>1.01</text:p>
          </table:table-cell>
          <table:table-cell table:number-columns-repeated="5"/>
        </table:table-row>
        <table:table-row table:style-name="ro1">
          <table:table-cell office:value-type="float" office:value="72.81">
            <text:p>72.81</text:p>
          </table:table-cell>
          <table:table-cell office:value-type="float" office:value="112.12">
            <text:p>112.12</text:p>
          </table:table-cell>
          <table:table-cell table:formula="of:=[.B670]/[.A670]" office:value-type="float" office:value="1.53989836560912">
            <text:p>1.54</text:p>
          </table:table-cell>
          <table:table-cell office:value-type="float" office:value="72.81">
            <text:p>72.81</text:p>
          </table:table-cell>
          <table:table-cell table:formula="of:=[.D670]/[.A670]" office:value-type="float" office:value="1">
            <text:p>1</text:p>
          </table:table-cell>
          <table:table-cell office:value-type="float" office:value="72.81">
            <text:p>72.81</text:p>
          </table:table-cell>
          <table:table-cell table:formula="of:=[.F670]/[.A670]" office:value-type="float" office:value="1">
            <text:p>1</text:p>
          </table:table-cell>
          <table:table-cell office:value-type="float" office:value="72.81">
            <text:p>72.81</text:p>
          </table:table-cell>
          <table:table-cell table:formula="of:=[.H670]/[.A670]" office:value-type="float" office:value="1">
            <text:p>1</text:p>
          </table:table-cell>
          <table:table-cell office:value-type="float" office:value="72.81">
            <text:p>72.81</text:p>
          </table:table-cell>
          <table:table-cell table:formula="of:=[.J670]/[.A670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394.55">
            <text:p>394.55</text:p>
          </table:table-cell>
          <table:table-cell office:value-type="float" office:value="411.68">
            <text:p>411.68</text:p>
          </table:table-cell>
          <table:table-cell table:formula="of:=[.B671]/[.A671]" office:value-type="float" office:value="1.04341655050057">
            <text:p>1.04</text:p>
          </table:table-cell>
          <table:table-cell office:value-type="float" office:value="403.09">
            <text:p>403.09</text:p>
          </table:table-cell>
          <table:table-cell table:formula="of:=[.D671]/[.A671]" office:value-type="float" office:value="1.02164491192498">
            <text:p>1.02</text:p>
          </table:table-cell>
          <table:table-cell office:value-type="float" office:value="397.23">
            <text:p>397.23</text:p>
          </table:table-cell>
          <table:table-cell table:formula="of:=[.F671]/[.A671]" office:value-type="float" office:value="1.00679254847294">
            <text:p>1.01</text:p>
          </table:table-cell>
          <table:table-cell office:value-type="float" office:value="407.43">
            <text:p>407.43</text:p>
          </table:table-cell>
          <table:table-cell table:formula="of:=[.H671]/[.A671]" office:value-type="float" office:value="1.03264478519833">
            <text:p>1.03</text:p>
          </table:table-cell>
          <table:table-cell office:value-type="float" office:value="398.4">
            <text:p>398.4</text:p>
          </table:table-cell>
          <table:table-cell table:formula="of:=[.J671]/[.A671]" office:value-type="float" office:value="1.00975795209733">
            <text:p>1.01</text:p>
          </table:table-cell>
          <table:table-cell table:number-columns-repeated="5"/>
        </table:table-row>
        <table:table-row table:style-name="ro1">
          <table:table-cell office:value-type="float" office:value="312.41">
            <text:p>312.41</text:p>
          </table:table-cell>
          <table:table-cell office:value-type="float" office:value="318.31">
            <text:p>318.31</text:p>
          </table:table-cell>
          <table:table-cell table:formula="of:=[.B672]/[.A672]" office:value-type="float" office:value="1.01888543900643">
            <text:p>1.02</text:p>
          </table:table-cell>
          <table:table-cell office:value-type="float" office:value="318.89">
            <text:p>318.89</text:p>
          </table:table-cell>
          <table:table-cell table:formula="of:=[.D672]/[.A672]" office:value-type="float" office:value="1.02074197368842">
            <text:p>1.02</text:p>
          </table:table-cell>
          <table:table-cell office:value-type="float" office:value="320.65">
            <text:p>320.65</text:p>
          </table:table-cell>
          <table:table-cell table:formula="of:=[.F672]/[.A672]" office:value-type="float" office:value="1.0263755961717">
            <text:p>1.03</text:p>
          </table:table-cell>
          <table:table-cell office:value-type="float" office:value="318.31">
            <text:p>318.31</text:p>
          </table:table-cell>
          <table:table-cell table:formula="of:=[.H672]/[.A672]" office:value-type="float" office:value="1.01888543900643">
            <text:p>1.02</text:p>
          </table:table-cell>
          <table:table-cell office:value-type="float" office:value="314.99">
            <text:p>314.99</text:p>
          </table:table-cell>
          <table:table-cell table:formula="of:=[.J672]/[.A672]" office:value-type="float" office:value="1.00825837841298">
            <text:p>1.01</text:p>
          </table:table-cell>
          <table:table-cell table:number-columns-repeated="5"/>
        </table:table-row>
        <table:table-row table:style-name="ro1">
          <table:table-cell office:value-type="float" office:value="41.66">
            <text:p>41.66</text:p>
          </table:table-cell>
          <table:table-cell office:value-type="float" office:value="48.14">
            <text:p>48.14</text:p>
          </table:table-cell>
          <table:table-cell table:formula="of:=[.B673]/[.A673]" office:value-type="float" office:value="1.15554488718195">
            <text:p>1.16</text:p>
          </table:table-cell>
          <table:table-cell office:value-type="float" office:value="41.66">
            <text:p>41.66</text:p>
          </table:table-cell>
          <table:table-cell table:formula="of:=[.D673]/[.A673]" office:value-type="float" office:value="1">
            <text:p>1</text:p>
          </table:table-cell>
          <table:table-cell office:value-type="float" office:value="41.66">
            <text:p>41.66</text:p>
          </table:table-cell>
          <table:table-cell table:formula="of:=[.F673]/[.A673]" office:value-type="float" office:value="1">
            <text:p>1</text:p>
          </table:table-cell>
          <table:table-cell office:value-type="float" office:value="41.66">
            <text:p>41.66</text:p>
          </table:table-cell>
          <table:table-cell table:formula="of:=[.H673]/[.A673]" office:value-type="float" office:value="1">
            <text:p>1</text:p>
          </table:table-cell>
          <table:table-cell office:value-type="float" office:value="41.66">
            <text:p>41.66</text:p>
          </table:table-cell>
          <table:table-cell table:formula="of:=[.J673]/[.A673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3.49">
            <text:p>13.49</text:p>
          </table:table-cell>
          <table:table-cell office:value-type="float" office:value="25.14">
            <text:p>25.14</text:p>
          </table:table-cell>
          <table:table-cell table:formula="of:=[.B674]/[.A674]" office:value-type="float" office:value="1.86360266864344">
            <text:p>1.86</text:p>
          </table:table-cell>
          <table:table-cell office:value-type="float" office:value="13.49">
            <text:p>13.49</text:p>
          </table:table-cell>
          <table:table-cell table:formula="of:=[.D674]/[.A674]" office:value-type="float" office:value="1">
            <text:p>1</text:p>
          </table:table-cell>
          <table:table-cell office:value-type="float" office:value="13.49">
            <text:p>13.49</text:p>
          </table:table-cell>
          <table:table-cell table:formula="of:=[.F674]/[.A674]" office:value-type="float" office:value="1">
            <text:p>1</text:p>
          </table:table-cell>
          <table:table-cell office:value-type="float" office:value="13.49">
            <text:p>13.49</text:p>
          </table:table-cell>
          <table:table-cell table:formula="of:=[.H674]/[.A674]" office:value-type="float" office:value="1">
            <text:p>1</text:p>
          </table:table-cell>
          <table:table-cell office:value-type="float" office:value="13.49">
            <text:p>13.49</text:p>
          </table:table-cell>
          <table:table-cell table:formula="of:=[.J674]/[.A674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343.35">
            <text:p>343.35</text:p>
          </table:table-cell>
          <table:table-cell office:value-type="float" office:value="382.72">
            <text:p>382.72</text:p>
          </table:table-cell>
          <table:table-cell table:formula="of:=[.B675]/[.A675]" office:value-type="float" office:value="1.11466433668269">
            <text:p>1.11</text:p>
          </table:table-cell>
          <table:table-cell office:value-type="float" office:value="349.55">
            <text:p>349.55</text:p>
          </table:table-cell>
          <table:table-cell table:formula="of:=[.D675]/[.A675]" office:value-type="float" office:value="1.01805737585554">
            <text:p>1.02</text:p>
          </table:table-cell>
          <table:table-cell office:value-type="float" office:value="345.45">
            <text:p>345.45</text:p>
          </table:table-cell>
          <table:table-cell table:formula="of:=[.F675]/[.A675]" office:value-type="float" office:value="1.00611620795107">
            <text:p>1.01</text:p>
          </table:table-cell>
          <table:table-cell office:value-type="float" office:value="382.72">
            <text:p>382.72</text:p>
          </table:table-cell>
          <table:table-cell table:formula="of:=[.H675]/[.A675]" office:value-type="float" office:value="1.11466433668269">
            <text:p>1.11</text:p>
          </table:table-cell>
          <table:table-cell office:value-type="float" office:value="344.87">
            <text:p>344.87</text:p>
          </table:table-cell>
          <table:table-cell table:formula="of:=[.J675]/[.A675]" office:value-type="float" office:value="1.00442696956458">
            <text:p>1</text:p>
          </table:table-cell>
          <table:table-cell table:number-columns-repeated="5"/>
        </table:table-row>
        <table:table-row table:style-name="ro1">
          <table:table-cell office:value-type="float" office:value="99.91">
            <text:p>99.91</text:p>
          </table:table-cell>
          <table:table-cell office:value-type="float" office:value="106.94">
            <text:p>106.94</text:p>
          </table:table-cell>
          <table:table-cell table:formula="of:=[.B676]/[.A676]" office:value-type="float" office:value="1.0703633269943">
            <text:p>1.07</text:p>
          </table:table-cell>
          <table:table-cell office:value-type="float" office:value="102.84">
            <text:p>102.84</text:p>
          </table:table-cell>
          <table:table-cell table:formula="of:=[.D676]/[.A676]" office:value-type="float" office:value="1.02932639375438">
            <text:p>1.03</text:p>
          </table:table-cell>
          <table:table-cell office:value-type="float" office:value="103.43">
            <text:p>103.43</text:p>
          </table:table-cell>
          <table:table-cell table:formula="of:=[.F676]/[.A676]" office:value-type="float" office:value="1.03523170853768">
            <text:p>1.04</text:p>
          </table:table-cell>
          <table:table-cell office:value-type="float" office:value="106.94">
            <text:p>106.94</text:p>
          </table:table-cell>
          <table:table-cell table:formula="of:=[.H676]/[.A676]" office:value-type="float" office:value="1.0703633269943">
            <text:p>1.07</text:p>
          </table:table-cell>
          <table:table-cell office:value-type="float" office:value="102.84">
            <text:p>102.84</text:p>
          </table:table-cell>
          <table:table-cell table:formula="of:=[.J676]/[.A676]" office:value-type="float" office:value="1.02932639375438">
            <text:p>1.03</text:p>
          </table:table-cell>
          <table:table-cell table:number-columns-repeated="5"/>
        </table:table-row>
        <table:table-row table:style-name="ro1">
          <table:table-cell office:value-type="float" office:value="280.01">
            <text:p>280.01</text:p>
          </table:table-cell>
          <table:table-cell office:value-type="float" office:value="289.18">
            <text:p>289.18</text:p>
          </table:table-cell>
          <table:table-cell table:formula="of:=[.B677]/[.A677]" office:value-type="float" office:value="1.03274883039891">
            <text:p>1.03</text:p>
          </table:table-cell>
          <table:table-cell office:value-type="float" office:value="284.59">
            <text:p>284.59</text:p>
          </table:table-cell>
          <table:table-cell table:formula="of:=[.D677]/[.A677]" office:value-type="float" office:value="1.01635655869433">
            <text:p>1.02</text:p>
          </table:table-cell>
          <table:table-cell office:value-type="float" office:value="286.35">
            <text:p>286.35</text:p>
          </table:table-cell>
          <table:table-cell table:formula="of:=[.F677]/[.A677]" office:value-type="float" office:value="1.02264204849827">
            <text:p>1.02</text:p>
          </table:table-cell>
          <table:table-cell office:value-type="float" office:value="289.18">
            <text:p>289.18</text:p>
          </table:table-cell>
          <table:table-cell table:formula="of:=[.H677]/[.A677]" office:value-type="float" office:value="1.03274883039891">
            <text:p>1.03</text:p>
          </table:table-cell>
          <table:table-cell office:value-type="float" office:value="284.01">
            <text:p>284.01</text:p>
          </table:table-cell>
          <table:table-cell table:formula="of:=[.J677]/[.A677]" office:value-type="float" office:value="1.01428520409985">
            <text:p>1.01</text:p>
          </table:table-cell>
          <table:table-cell table:number-columns-repeated="5"/>
        </table:table-row>
        <table:table-row table:style-name="ro1">
          <table:table-cell office:value-type="float" office:value="143.42">
            <text:p>143.42</text:p>
          </table:table-cell>
          <table:table-cell office:value-type="float" office:value="150.59">
            <text:p>150.59</text:p>
          </table:table-cell>
          <table:table-cell table:formula="of:=[.B678]/[.A678]" office:value-type="float" office:value="1.04999302747176">
            <text:p>1.05</text:p>
          </table:table-cell>
          <table:table-cell office:value-type="float" office:value="143.42">
            <text:p>143.42</text:p>
          </table:table-cell>
          <table:table-cell table:formula="of:=[.D678]/[.A678]" office:value-type="float" office:value="1">
            <text:p>1</text:p>
          </table:table-cell>
          <table:table-cell office:value-type="float" office:value="143.42">
            <text:p>143.42</text:p>
          </table:table-cell>
          <table:table-cell table:formula="of:=[.F678]/[.A678]" office:value-type="float" office:value="1">
            <text:p>1</text:p>
          </table:table-cell>
          <table:table-cell office:value-type="float" office:value="143.42">
            <text:p>143.42</text:p>
          </table:table-cell>
          <table:table-cell table:formula="of:=[.H678]/[.A678]" office:value-type="float" office:value="1">
            <text:p>1</text:p>
          </table:table-cell>
          <table:table-cell office:value-type="float" office:value="143.42">
            <text:p>143.42</text:p>
          </table:table-cell>
          <table:table-cell table:formula="of:=[.J678]/[.A678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269.56">
            <text:p>269.56</text:p>
          </table:table-cell>
          <table:table-cell office:value-type="float" office:value="272.49">
            <text:p>272.49</text:p>
          </table:table-cell>
          <table:table-cell table:formula="of:=[.B679]/[.A679]" office:value-type="float" office:value="1.01086956521739">
            <text:p>1.01</text:p>
          </table:table-cell>
          <table:table-cell office:value-type="float" office:value="270.49">
            <text:p>270.49</text:p>
          </table:table-cell>
          <table:table-cell table:formula="of:=[.D679]/[.A679]" office:value-type="float" office:value="1.00345006677549">
            <text:p>1</text:p>
          </table:table-cell>
          <table:table-cell office:value-type="float" office:value="270.49">
            <text:p>270.49</text:p>
          </table:table-cell>
          <table:table-cell table:formula="of:=[.F679]/[.A679]" office:value-type="float" office:value="1.00345006677549">
            <text:p>1</text:p>
          </table:table-cell>
          <table:table-cell office:value-type="float" office:value="270.49">
            <text:p>270.49</text:p>
          </table:table-cell>
          <table:table-cell table:formula="of:=[.H679]/[.A679]" office:value-type="float" office:value="1.00345006677549">
            <text:p>1</text:p>
          </table:table-cell>
          <table:table-cell office:value-type="float" office:value="270.49">
            <text:p>270.49</text:p>
          </table:table-cell>
          <table:table-cell table:formula="of:=[.J679]/[.A679]" office:value-type="float" office:value="1.00345006677549">
            <text:p>1</text:p>
          </table:table-cell>
          <table:table-cell table:number-columns-repeated="5"/>
        </table:table-row>
        <table:table-row table:style-name="ro1">
          <table:table-cell office:value-type="float" office:value="75.36">
            <text:p>75.36</text:p>
          </table:table-cell>
          <table:table-cell office:value-type="float" office:value="106.77">
            <text:p>106.77</text:p>
          </table:table-cell>
          <table:table-cell table:formula="of:=[.B680]/[.A680]" office:value-type="float" office:value="1.41679936305732">
            <text:p>1.42</text:p>
          </table:table-cell>
          <table:table-cell office:value-type="float" office:value="79.94">
            <text:p>79.94</text:p>
          </table:table-cell>
          <table:table-cell table:formula="of:=[.D680]/[.A680]" office:value-type="float" office:value="1.06077494692144">
            <text:p>1.06</text:p>
          </table:table-cell>
          <table:table-cell office:value-type="float" office:value="79.94">
            <text:p>79.94</text:p>
          </table:table-cell>
          <table:table-cell table:formula="of:=[.F680]/[.A680]" office:value-type="float" office:value="1.06077494692144">
            <text:p>1.06</text:p>
          </table:table-cell>
          <table:table-cell office:value-type="float" office:value="106.77">
            <text:p>106.77</text:p>
          </table:table-cell>
          <table:table-cell table:formula="of:=[.H680]/[.A680]" office:value-type="float" office:value="1.41679936305732">
            <text:p>1.42</text:p>
          </table:table-cell>
          <table:table-cell office:value-type="float" office:value="93.36">
            <text:p>93.36</text:p>
          </table:table-cell>
          <table:table-cell table:formula="of:=[.J680]/[.A680]" office:value-type="float" office:value="1.23885350318471">
            <text:p>1.24</text:p>
          </table:table-cell>
          <table:table-cell table:number-columns-repeated="5"/>
        </table:table-row>
        <table:table-row table:style-name="ro1">
          <table:table-cell office:value-type="float" office:value="71.49">
            <text:p>71.49</text:p>
          </table:table-cell>
          <table:table-cell office:value-type="float" office:value="79.73">
            <text:p>79.73</text:p>
          </table:table-cell>
          <table:table-cell table:formula="of:=[.B681]/[.A681]" office:value-type="float" office:value="1.11526087564694">
            <text:p>1.12</text:p>
          </table:table-cell>
          <table:table-cell office:value-type="float" office:value="71.49">
            <text:p>71.49</text:p>
          </table:table-cell>
          <table:table-cell table:formula="of:=[.D681]/[.A681]" office:value-type="float" office:value="1">
            <text:p>1</text:p>
          </table:table-cell>
          <table:table-cell office:value-type="float" office:value="71.49">
            <text:p>71.49</text:p>
          </table:table-cell>
          <table:table-cell table:formula="of:=[.F681]/[.A681]" office:value-type="float" office:value="1">
            <text:p>1</text:p>
          </table:table-cell>
          <table:table-cell office:value-type="float" office:value="71.49">
            <text:p>71.49</text:p>
          </table:table-cell>
          <table:table-cell table:formula="of:=[.H681]/[.A681]" office:value-type="float" office:value="1">
            <text:p>1</text:p>
          </table:table-cell>
          <table:table-cell office:value-type="float" office:value="71.49">
            <text:p>71.49</text:p>
          </table:table-cell>
          <table:table-cell table:formula="of:=[.J681]/[.A681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511.46">
            <text:p>511.46</text:p>
          </table:table-cell>
          <table:table-cell office:value-type="float" office:value="530.49">
            <text:p>530.49</text:p>
          </table:table-cell>
          <table:table-cell table:formula="of:=[.B682]/[.A682]" office:value-type="float" office:value="1.03720721073007">
            <text:p>1.04</text:p>
          </table:table-cell>
          <table:table-cell office:value-type="float" office:value="513.9">
            <text:p>513.9</text:p>
          </table:table-cell>
          <table:table-cell table:formula="of:=[.D682]/[.A682]" office:value-type="float" office:value="1.00477065655183">
            <text:p>1</text:p>
          </table:table-cell>
          <table:table-cell office:value-type="float" office:value="517.07">
            <text:p>517.07</text:p>
          </table:table-cell>
          <table:table-cell table:formula="of:=[.F682]/[.A682]" office:value-type="float" office:value="1.01096859969499">
            <text:p>1.01</text:p>
          </table:table-cell>
          <table:table-cell office:value-type="float" office:value="521.07">
            <text:p>521.07</text:p>
          </table:table-cell>
          <table:table-cell table:formula="of:=[.H682]/[.A682]" office:value-type="float" office:value="1.01878934814062">
            <text:p>1.02</text:p>
          </table:table-cell>
          <table:table-cell office:value-type="float" office:value="512.73">
            <text:p>512.73</text:p>
          </table:table-cell>
          <table:table-cell table:formula="of:=[.J682]/[.A682]" office:value-type="float" office:value="1.00248308763149">
            <text:p>1</text:p>
          </table:table-cell>
          <table:table-cell table:number-columns-repeated="5"/>
        </table:table-row>
        <table:table-row table:style-name="ro1">
          <table:table-cell office:value-type="float" office:value="47.18">
            <text:p>47.18</text:p>
          </table:table-cell>
          <table:table-cell office:value-type="float" office:value="53.53">
            <text:p>53.53</text:p>
          </table:table-cell>
          <table:table-cell table:formula="of:=[.B683]/[.A683]" office:value-type="float" office:value="1.13459092835947">
            <text:p>1.13</text:p>
          </table:table-cell>
          <table:table-cell office:value-type="float" office:value="47.18">
            <text:p>47.18</text:p>
          </table:table-cell>
          <table:table-cell table:formula="of:=[.D683]/[.A683]" office:value-type="float" office:value="1">
            <text:p>1</text:p>
          </table:table-cell>
          <table:table-cell office:value-type="float" office:value="47.18">
            <text:p>47.18</text:p>
          </table:table-cell>
          <table:table-cell table:formula="of:=[.F683]/[.A683]" office:value-type="float" office:value="1">
            <text:p>1</text:p>
          </table:table-cell>
          <table:table-cell office:value-type="float" office:value="47.18">
            <text:p>47.18</text:p>
          </table:table-cell>
          <table:table-cell table:formula="of:=[.H683]/[.A683]" office:value-type="float" office:value="1">
            <text:p>1</text:p>
          </table:table-cell>
          <table:table-cell office:value-type="float" office:value="47.18">
            <text:p>47.18</text:p>
          </table:table-cell>
          <table:table-cell table:formula="of:=[.J683]/[.A683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216.61">
            <text:p>216.61</text:p>
          </table:table-cell>
          <table:table-cell office:value-type="float" office:value="230.02">
            <text:p>230.02</text:p>
          </table:table-cell>
          <table:table-cell table:formula="of:=[.B684]/[.A684]" office:value-type="float" office:value="1.06190849914593">
            <text:p>1.06</text:p>
          </table:table-cell>
          <table:table-cell office:value-type="float" office:value="224.85">
            <text:p>224.85</text:p>
          </table:table-cell>
          <table:table-cell table:formula="of:=[.D684]/[.A684]" office:value-type="float" office:value="1.03804071834172">
            <text:p>1.04</text:p>
          </table:table-cell>
          <table:table-cell office:value-type="float" office:value="224.85">
            <text:p>224.85</text:p>
          </table:table-cell>
          <table:table-cell table:formula="of:=[.F684]/[.A684]" office:value-type="float" office:value="1.03804071834172">
            <text:p>1.04</text:p>
          </table:table-cell>
          <table:table-cell office:value-type="float" office:value="230.02">
            <text:p>230.02</text:p>
          </table:table-cell>
          <table:table-cell table:formula="of:=[.H684]/[.A684]" office:value-type="float" office:value="1.06190849914593">
            <text:p>1.06</text:p>
          </table:table-cell>
          <table:table-cell office:value-type="float" office:value="224.85">
            <text:p>224.85</text:p>
          </table:table-cell>
          <table:table-cell table:formula="of:=[.J684]/[.A684]" office:value-type="float" office:value="1.03804071834172">
            <text:p>1.04</text:p>
          </table:table-cell>
          <table:table-cell table:number-columns-repeated="5"/>
        </table:table-row>
        <table:table-row table:style-name="ro1">
          <table:table-cell office:value-type="float" office:value="507.97">
            <text:p>507.97</text:p>
          </table:table-cell>
          <table:table-cell office:value-type="float" office:value="523.19">
            <text:p>523.19</text:p>
          </table:table-cell>
          <table:table-cell table:formula="of:=[.B685]/[.A685]" office:value-type="float" office:value="1.02996239935429">
            <text:p>1.03</text:p>
          </table:table-cell>
          <table:table-cell office:value-type="float" office:value="518.46">
            <text:p>518.46</text:p>
          </table:table-cell>
          <table:table-cell table:formula="of:=[.D685]/[.A685]" office:value-type="float" office:value="1.02065082583617">
            <text:p>1.02</text:p>
          </table:table-cell>
          <table:table-cell office:value-type="float" office:value="517.87">
            <text:p>517.87</text:p>
          </table:table-cell>
          <table:table-cell table:formula="of:=[.F685]/[.A685]" office:value-type="float" office:value="1.01948933992165">
            <text:p>1.02</text:p>
          </table:table-cell>
          <table:table-cell office:value-type="float" office:value="523.19">
            <text:p>523.19</text:p>
          </table:table-cell>
          <table:table-cell table:formula="of:=[.H685]/[.A685]" office:value-type="float" office:value="1.02996239935429">
            <text:p>1.03</text:p>
          </table:table-cell>
          <table:table-cell office:value-type="float" office:value="515.04">
            <text:p>515.04</text:p>
          </table:table-cell>
          <table:table-cell table:formula="of:=[.J685]/[.A685]" office:value-type="float" office:value="1.01391814477233">
            <text:p>1.01</text:p>
          </table:table-cell>
          <table:table-cell table:number-columns-repeated="5"/>
        </table:table-row>
        <table:table-row table:style-name="ro1">
          <table:table-cell office:value-type="float" office:value="155.85">
            <text:p>155.85</text:p>
          </table:table-cell>
          <table:table-cell office:value-type="float" office:value="166.3">
            <text:p>166.3</text:p>
          </table:table-cell>
          <table:table-cell table:formula="of:=[.B686]/[.A686]" office:value-type="float" office:value="1.06705165222971">
            <text:p>1.07</text:p>
          </table:table-cell>
          <table:table-cell office:value-type="float" office:value="165.71">
            <text:p>165.71</text:p>
          </table:table-cell>
          <table:table-cell table:formula="of:=[.D686]/[.A686]" office:value-type="float" office:value="1.0632659608598">
            <text:p>1.06</text:p>
          </table:table-cell>
          <table:table-cell office:value-type="float" office:value="163.37">
            <text:p>163.37</text:p>
          </table:table-cell>
          <table:table-cell table:formula="of:=[.F686]/[.A686]" office:value-type="float" office:value="1.04825152390119">
            <text:p>1.05</text:p>
          </table:table-cell>
          <table:table-cell office:value-type="float" office:value="166.3">
            <text:p>166.3</text:p>
          </table:table-cell>
          <table:table-cell table:formula="of:=[.H686]/[.A686]" office:value-type="float" office:value="1.06705165222971">
            <text:p>1.07</text:p>
          </table:table-cell>
          <table:table-cell office:value-type="float" office:value="162.2">
            <text:p>162.2</text:p>
          </table:table-cell>
          <table:table-cell table:formula="of:=[.J686]/[.A686]" office:value-type="float" office:value="1.04074430542188">
            <text:p>1.04</text:p>
          </table:table-cell>
          <table:table-cell table:number-columns-repeated="5"/>
        </table:table-row>
        <table:table-row table:style-name="ro1">
          <table:table-cell office:value-type="float" office:value="79.3">
            <text:p>79.3</text:p>
          </table:table-cell>
          <table:table-cell office:value-type="float" office:value="89.05">
            <text:p>89.05</text:p>
          </table:table-cell>
          <table:table-cell table:formula="of:=[.B687]/[.A687]" office:value-type="float" office:value="1.12295081967213">
            <text:p>1.12</text:p>
          </table:table-cell>
          <table:table-cell office:value-type="float" office:value="79.88">
            <text:p>79.88</text:p>
          </table:table-cell>
          <table:table-cell table:formula="of:=[.D687]/[.A687]" office:value-type="float" office:value="1.00731399747793">
            <text:p>1.01</text:p>
          </table:table-cell>
          <table:table-cell office:value-type="float" office:value="79.88">
            <text:p>79.88</text:p>
          </table:table-cell>
          <table:table-cell table:formula="of:=[.F687]/[.A687]" office:value-type="float" office:value="1.00731399747793">
            <text:p>1.01</text:p>
          </table:table-cell>
          <table:table-cell office:value-type="float" office:value="89.05">
            <text:p>89.05</text:p>
          </table:table-cell>
          <table:table-cell table:formula="of:=[.H687]/[.A687]" office:value-type="float" office:value="1.12295081967213">
            <text:p>1.12</text:p>
          </table:table-cell>
          <table:table-cell office:value-type="float" office:value="79.88">
            <text:p>79.88</text:p>
          </table:table-cell>
          <table:table-cell table:formula="of:=[.J687]/[.A687]" office:value-type="float" office:value="1.00731399747793">
            <text:p>1.01</text:p>
          </table:table-cell>
          <table:table-cell table:number-columns-repeated="5"/>
        </table:table-row>
        <table:table-row table:style-name="ro1">
          <table:table-cell office:value-type="float" office:value="23.97">
            <text:p>23.97</text:p>
          </table:table-cell>
          <table:table-cell office:value-type="float" office:value="24.8">
            <text:p>24.8</text:p>
          </table:table-cell>
          <table:table-cell table:formula="of:=[.B688]/[.A688]" office:value-type="float" office:value="1.03462661660409">
            <text:p>1.03</text:p>
          </table:table-cell>
          <table:table-cell office:value-type="float" office:value="23.97">
            <text:p>23.97</text:p>
          </table:table-cell>
          <table:table-cell table:formula="of:=[.D688]/[.A688]" office:value-type="float" office:value="1">
            <text:p>1</text:p>
          </table:table-cell>
          <table:table-cell office:value-type="float" office:value="23.97">
            <text:p>23.97</text:p>
          </table:table-cell>
          <table:table-cell table:formula="of:=[.F688]/[.A688]" office:value-type="float" office:value="1">
            <text:p>1</text:p>
          </table:table-cell>
          <table:table-cell office:value-type="float" office:value="23.97">
            <text:p>23.97</text:p>
          </table:table-cell>
          <table:table-cell table:formula="of:=[.H688]/[.A688]" office:value-type="float" office:value="1">
            <text:p>1</text:p>
          </table:table-cell>
          <table:table-cell office:value-type="float" office:value="23.97">
            <text:p>23.97</text:p>
          </table:table-cell>
          <table:table-cell table:formula="of:=[.J688]/[.A688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69.7">
            <text:p>69.7</text:p>
          </table:table-cell>
          <table:table-cell office:value-type="float" office:value="81.01">
            <text:p>81.01</text:p>
          </table:table-cell>
          <table:table-cell table:formula="of:=[.B689]/[.A689]" office:value-type="float" office:value="1.1622668579627">
            <text:p>1.16</text:p>
          </table:table-cell>
          <table:table-cell office:value-type="float" office:value="71.11">
            <text:p>71.11</text:p>
          </table:table-cell>
          <table:table-cell table:formula="of:=[.D689]/[.A689]" office:value-type="float" office:value="1.02022955523673">
            <text:p>1.02</text:p>
          </table:table-cell>
          <table:table-cell office:value-type="float" office:value="71.11">
            <text:p>71.11</text:p>
          </table:table-cell>
          <table:table-cell table:formula="of:=[.F689]/[.A689]" office:value-type="float" office:value="1.02022955523673">
            <text:p>1.02</text:p>
          </table:table-cell>
          <table:table-cell office:value-type="float" office:value="81.01">
            <text:p>81.01</text:p>
          </table:table-cell>
          <table:table-cell table:formula="of:=[.H689]/[.A689]" office:value-type="float" office:value="1.1622668579627">
            <text:p>1.16</text:p>
          </table:table-cell>
          <table:table-cell office:value-type="float" office:value="71.11">
            <text:p>71.11</text:p>
          </table:table-cell>
          <table:table-cell table:formula="of:=[.J689]/[.A689]" office:value-type="float" office:value="1.02022955523673">
            <text:p>1.02</text:p>
          </table:table-cell>
          <table:table-cell table:number-columns-repeated="5"/>
        </table:table-row>
        <table:table-row table:style-name="ro1">
          <table:table-cell office:value-type="float" office:value="23.31">
            <text:p>23.31</text:p>
          </table:table-cell>
          <table:table-cell office:value-type="float" office:value="39.8">
            <text:p>39.8</text:p>
          </table:table-cell>
          <table:table-cell table:formula="of:=[.B690]/[.A690]" office:value-type="float" office:value="1.70742170742171">
            <text:p>1.71</text:p>
          </table:table-cell>
          <table:table-cell office:value-type="float" office:value="23.31">
            <text:p>23.31</text:p>
          </table:table-cell>
          <table:table-cell table:formula="of:=[.D690]/[.A690]" office:value-type="float" office:value="1">
            <text:p>1</text:p>
          </table:table-cell>
          <table:table-cell office:value-type="float" office:value="23.31">
            <text:p>23.31</text:p>
          </table:table-cell>
          <table:table-cell table:formula="of:=[.F690]/[.A690]" office:value-type="float" office:value="1">
            <text:p>1</text:p>
          </table:table-cell>
          <table:table-cell office:value-type="float" office:value="23.31">
            <text:p>23.31</text:p>
          </table:table-cell>
          <table:table-cell table:formula="of:=[.H690]/[.A690]" office:value-type="float" office:value="1">
            <text:p>1</text:p>
          </table:table-cell>
          <table:table-cell office:value-type="float" office:value="23.31">
            <text:p>23.31</text:p>
          </table:table-cell>
          <table:table-cell table:formula="of:=[.J690]/[.A690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347.2">
            <text:p>347.2</text:p>
          </table:table-cell>
          <table:table-cell office:value-type="float" office:value="361.65">
            <text:p>361.65</text:p>
          </table:table-cell>
          <table:table-cell table:formula="of:=[.B691]/[.A691]" office:value-type="float" office:value="1.04161866359447">
            <text:p>1.04</text:p>
          </table:table-cell>
          <table:table-cell office:value-type="float" office:value="346.37">
            <text:p>346.37</text:p>
          </table:table-cell>
          <table:table-cell table:formula="of:=[.D691]/[.A691]" office:value-type="float" office:value="0.997609447004608">
            <text:p>1</text:p>
          </table:table-cell>
          <table:table-cell office:value-type="float" office:value="346.37">
            <text:p>346.37</text:p>
          </table:table-cell>
          <table:table-cell table:formula="of:=[.F691]/[.A691]" office:value-type="float" office:value="0.997609447004608">
            <text:p>1</text:p>
          </table:table-cell>
          <table:table-cell office:value-type="float" office:value="348.96">
            <text:p>348.96</text:p>
          </table:table-cell>
          <table:table-cell table:formula="of:=[.H691]/[.A691]" office:value-type="float" office:value="1.00506912442396">
            <text:p>1.01</text:p>
          </table:table-cell>
          <table:table-cell office:value-type="float" office:value="346.37">
            <text:p>346.37</text:p>
          </table:table-cell>
          <table:table-cell table:formula="of:=[.J691]/[.A691]" office:value-type="float" office:value="0.997609447004608">
            <text:p>1</text:p>
          </table:table-cell>
          <table:table-cell table:number-columns-repeated="5"/>
        </table:table-row>
        <table:table-row table:style-name="ro1">
          <table:table-cell office:value-type="float" office:value="108.34">
            <text:p>108.34</text:p>
          </table:table-cell>
          <table:table-cell office:value-type="float" office:value="115.85">
            <text:p>115.85</text:p>
          </table:table-cell>
          <table:table-cell table:formula="of:=[.B692]/[.A692]" office:value-type="float" office:value="1.06931881115008">
            <text:p>1.07</text:p>
          </table:table-cell>
          <table:table-cell office:value-type="float" office:value="109.51">
            <text:p>109.51</text:p>
          </table:table-cell>
          <table:table-cell table:formula="of:=[.D692]/[.A692]" office:value-type="float" office:value="1.01079933542551">
            <text:p>1.01</text:p>
          </table:table-cell>
          <table:table-cell office:value-type="float" office:value="108.92">
            <text:p>108.92</text:p>
          </table:table-cell>
          <table:table-cell table:formula="of:=[.F692]/[.A692]" office:value-type="float" office:value="1.00535351670666">
            <text:p>1.01</text:p>
          </table:table-cell>
          <table:table-cell office:value-type="float" office:value="115.85">
            <text:p>115.85</text:p>
          </table:table-cell>
          <table:table-cell table:formula="of:=[.H692]/[.A692]" office:value-type="float" office:value="1.06931881115008">
            <text:p>1.07</text:p>
          </table:table-cell>
          <table:table-cell office:value-type="float" office:value="109.51">
            <text:p>109.51</text:p>
          </table:table-cell>
          <table:table-cell table:formula="of:=[.J692]/[.A692]" office:value-type="float" office:value="1.01079933542551">
            <text:p>1.01</text:p>
          </table:table-cell>
          <table:table-cell table:number-columns-repeated="5"/>
        </table:table-row>
        <table:table-row table:style-name="ro1">
          <table:table-cell office:value-type="float" office:value="52.43">
            <text:p>52.43</text:p>
          </table:table-cell>
          <table:table-cell office:value-type="float" office:value="58.43">
            <text:p>58.43</text:p>
          </table:table-cell>
          <table:table-cell table:formula="of:=[.B693]/[.A693]" office:value-type="float" office:value="1.11443829868396">
            <text:p>1.11</text:p>
          </table:table-cell>
          <table:table-cell office:value-type="float" office:value="53.01">
            <text:p>53.01</text:p>
          </table:table-cell>
          <table:table-cell table:formula="of:=[.D693]/[.A693]" office:value-type="float" office:value="1.01106236887278">
            <text:p>1.01</text:p>
          </table:table-cell>
          <table:table-cell office:value-type="float" office:value="52.43">
            <text:p>52.43</text:p>
          </table:table-cell>
          <table:table-cell table:formula="of:=[.F693]/[.A693]" office:value-type="float" office:value="1">
            <text:p>1</text:p>
          </table:table-cell>
          <table:table-cell office:value-type="float" office:value="52.43">
            <text:p>52.43</text:p>
          </table:table-cell>
          <table:table-cell table:formula="of:=[.H693]/[.A693]" office:value-type="float" office:value="1">
            <text:p>1</text:p>
          </table:table-cell>
          <table:table-cell office:value-type="float" office:value="52.43">
            <text:p>52.43</text:p>
          </table:table-cell>
          <table:table-cell table:formula="of:=[.J693]/[.A693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63.18">
            <text:p>63.18</text:p>
          </table:table-cell>
          <table:table-cell office:value-type="float" office:value="68.6">
            <text:p>68.6</text:p>
          </table:table-cell>
          <table:table-cell table:formula="of:=[.B694]/[.A694]" office:value-type="float" office:value="1.0857866413422">
            <text:p>1.09</text:p>
          </table:table-cell>
          <table:table-cell office:value-type="float" office:value="64.01">
            <text:p>64.01</text:p>
          </table:table-cell>
          <table:table-cell table:formula="of:=[.D694]/[.A694]" office:value-type="float" office:value="1.01313706869262">
            <text:p>1.01</text:p>
          </table:table-cell>
          <table:table-cell office:value-type="float" office:value="63.77">
            <text:p>63.77</text:p>
          </table:table-cell>
          <table:table-cell table:formula="of:=[.F694]/[.A694]" office:value-type="float" office:value="1.00933839822729">
            <text:p>1.01</text:p>
          </table:table-cell>
          <table:table-cell office:value-type="float" office:value="68.6">
            <text:p>68.6</text:p>
          </table:table-cell>
          <table:table-cell table:formula="of:=[.H694]/[.A694]" office:value-type="float" office:value="1.0857866413422">
            <text:p>1.09</text:p>
          </table:table-cell>
          <table:table-cell office:value-type="float" office:value="64.01">
            <text:p>64.01</text:p>
          </table:table-cell>
          <table:table-cell table:formula="of:=[.J694]/[.A694]" office:value-type="float" office:value="1.01313706869262">
            <text:p>1.01</text:p>
          </table:table-cell>
          <table:table-cell table:number-columns-repeated="5"/>
        </table:table-row>
        <table:table-row table:style-name="ro1">
          <table:table-cell office:value-type="float" office:value="62.7">
            <text:p>62.7</text:p>
          </table:table-cell>
          <table:table-cell office:value-type="float" office:value="71.18">
            <text:p>71.18</text:p>
          </table:table-cell>
          <table:table-cell table:formula="of:=[.B695]/[.A695]" office:value-type="float" office:value="1.13524720893142">
            <text:p>1.14</text:p>
          </table:table-cell>
          <table:table-cell office:value-type="float" office:value="64.46">
            <text:p>64.46</text:p>
          </table:table-cell>
          <table:table-cell table:formula="of:=[.D695]/[.A695]" office:value-type="float" office:value="1.0280701754386">
            <text:p>1.03</text:p>
          </table:table-cell>
          <table:table-cell office:value-type="float" office:value="64.36">
            <text:p>64.36</text:p>
          </table:table-cell>
          <table:table-cell table:formula="of:=[.F695]/[.A695]" office:value-type="float" office:value="1.02647527910686">
            <text:p>1.03</text:p>
          </table:table-cell>
          <table:table-cell office:value-type="float" office:value="71.18">
            <text:p>71.18</text:p>
          </table:table-cell>
          <table:table-cell table:formula="of:=[.H695]/[.A695]" office:value-type="float" office:value="1.13524720893142">
            <text:p>1.14</text:p>
          </table:table-cell>
          <table:table-cell office:value-type="float" office:value="65.63">
            <text:p>65.63</text:p>
          </table:table-cell>
          <table:table-cell table:formula="of:=[.J695]/[.A695]" office:value-type="float" office:value="1.04673046251994">
            <text:p>1.05</text:p>
          </table:table-cell>
          <table:table-cell table:number-columns-repeated="5"/>
        </table:table-row>
        <table:table-row table:style-name="ro1">
          <table:table-cell office:value-type="float" office:value="38.66">
            <text:p>38.66</text:p>
          </table:table-cell>
          <table:table-cell office:value-type="float" office:value="43.83">
            <text:p>43.83</text:p>
          </table:table-cell>
          <table:table-cell table:formula="of:=[.B696]/[.A696]" office:value-type="float" office:value="1.13372995344025">
            <text:p>1.13</text:p>
          </table:table-cell>
          <table:table-cell office:value-type="float" office:value="38.66">
            <text:p>38.66</text:p>
          </table:table-cell>
          <table:table-cell table:formula="of:=[.D696]/[.A696]" office:value-type="float" office:value="1">
            <text:p>1</text:p>
          </table:table-cell>
          <table:table-cell office:value-type="float" office:value="38.66">
            <text:p>38.66</text:p>
          </table:table-cell>
          <table:table-cell table:formula="of:=[.F696]/[.A696]" office:value-type="float" office:value="1">
            <text:p>1</text:p>
          </table:table-cell>
          <table:table-cell office:value-type="float" office:value="38.66">
            <text:p>38.66</text:p>
          </table:table-cell>
          <table:table-cell table:formula="of:=[.H696]/[.A696]" office:value-type="float" office:value="1">
            <text:p>1</text:p>
          </table:table-cell>
          <table:table-cell office:value-type="float" office:value="38.66">
            <text:p>38.66</text:p>
          </table:table-cell>
          <table:table-cell table:formula="of:=[.J696]/[.A696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225.19">
            <text:p>225.19</text:p>
          </table:table-cell>
          <table:table-cell office:value-type="float" office:value="235.63">
            <text:p>235.63</text:p>
          </table:table-cell>
          <table:table-cell table:formula="of:=[.B697]/[.A697]" office:value-type="float" office:value="1.04636085083707">
            <text:p>1.05</text:p>
          </table:table-cell>
          <table:table-cell office:value-type="float" office:value="233.98">
            <text:p>233.98</text:p>
          </table:table-cell>
          <table:table-cell table:formula="of:=[.D697]/[.A697]" office:value-type="float" office:value="1.03903370487144">
            <text:p>1.04</text:p>
          </table:table-cell>
          <table:table-cell office:value-type="float" office:value="225.78">
            <text:p>225.78</text:p>
          </table:table-cell>
          <table:table-cell table:formula="of:=[.F697]/[.A697]" office:value-type="float" office:value="1.00262000976953">
            <text:p>1</text:p>
          </table:table-cell>
          <table:table-cell office:value-type="float" office:value="235.63">
            <text:p>235.63</text:p>
          </table:table-cell>
          <table:table-cell table:formula="of:=[.H697]/[.A697]" office:value-type="float" office:value="1.04636085083707">
            <text:p>1.05</text:p>
          </table:table-cell>
          <table:table-cell office:value-type="float" office:value="226.36">
            <text:p>226.36</text:p>
          </table:table-cell>
          <table:table-cell table:formula="of:=[.J697]/[.A697]" office:value-type="float" office:value="1.00519561259381">
            <text:p>1.01</text:p>
          </table:table-cell>
          <table:table-cell table:number-columns-repeated="5"/>
        </table:table-row>
        <table:table-row table:style-name="ro1">
          <table:table-cell office:value-type="float" office:value="18.07">
            <text:p>18.07</text:p>
          </table:table-cell>
          <table:table-cell office:value-type="float" office:value="19.83">
            <text:p>19.83</text:p>
          </table:table-cell>
          <table:table-cell table:formula="of:=[.B698]/[.A698]" office:value-type="float" office:value="1.09739900387382">
            <text:p>1.1</text:p>
          </table:table-cell>
          <table:table-cell office:value-type="float" office:value="18.07">
            <text:p>18.07</text:p>
          </table:table-cell>
          <table:table-cell table:formula="of:=[.D698]/[.A698]" office:value-type="float" office:value="1">
            <text:p>1</text:p>
          </table:table-cell>
          <table:table-cell office:value-type="float" office:value="18.07">
            <text:p>18.07</text:p>
          </table:table-cell>
          <table:table-cell table:formula="of:=[.F698]/[.A698]" office:value-type="float" office:value="1">
            <text:p>1</text:p>
          </table:table-cell>
          <table:table-cell office:value-type="float" office:value="18.07">
            <text:p>18.07</text:p>
          </table:table-cell>
          <table:table-cell table:formula="of:=[.H698]/[.A698]" office:value-type="float" office:value="1">
            <text:p>1</text:p>
          </table:table-cell>
          <table:table-cell office:value-type="float" office:value="18.07">
            <text:p>18.07</text:p>
          </table:table-cell>
          <table:table-cell table:formula="of:=[.J698]/[.A698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95.81">
            <text:p>95.81</text:p>
          </table:table-cell>
          <table:table-cell office:value-type="float" office:value="101.67">
            <text:p>101.67</text:p>
          </table:table-cell>
          <table:table-cell table:formula="of:=[.B699]/[.A699]" office:value-type="float" office:value="1.06116271787914">
            <text:p>1.06</text:p>
          </table:table-cell>
          <table:table-cell office:value-type="float" office:value="101.08">
            <text:p>101.08</text:p>
          </table:table-cell>
          <table:table-cell table:formula="of:=[.D699]/[.A699]" office:value-type="float" office:value="1.05500469679574">
            <text:p>1.06</text:p>
          </table:table-cell>
          <table:table-cell office:value-type="float" office:value="99.33">
            <text:p>99.33</text:p>
          </table:table-cell>
          <table:table-cell table:formula="of:=[.F699]/[.A699]" office:value-type="float" office:value="1.03673938002296">
            <text:p>1.04</text:p>
          </table:table-cell>
          <table:table-cell office:value-type="float" office:value="101.67">
            <text:p>101.67</text:p>
          </table:table-cell>
          <table:table-cell table:formula="of:=[.H699]/[.A699]" office:value-type="float" office:value="1.06116271787914">
            <text:p>1.06</text:p>
          </table:table-cell>
          <table:table-cell office:value-type="float" office:value="101.08">
            <text:p>101.08</text:p>
          </table:table-cell>
          <table:table-cell table:formula="of:=[.J699]/[.A699]" office:value-type="float" office:value="1.05500469679574">
            <text:p>1.06</text:p>
          </table:table-cell>
          <table:table-cell table:number-columns-repeated="5"/>
        </table:table-row>
        <table:table-row table:style-name="ro1">
          <table:table-cell office:value-type="float" office:value="176.46">
            <text:p>176.46</text:p>
          </table:table-cell>
          <table:table-cell office:value-type="float" office:value="0">
            <text:p>0</text:p>
          </table:table-cell>
          <table:table-cell table:formula="of:=[.B700]/[.A700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D700]/[.A700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F700]/[.A700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H700]/[.A700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J700]/[.A700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24.43">
            <text:p>124.43</text:p>
          </table:table-cell>
          <table:table-cell office:value-type="float" office:value="136.67">
            <text:p>136.67</text:p>
          </table:table-cell>
          <table:table-cell table:formula="of:=[.B701]/[.A701]" office:value-type="float" office:value="1.0983685606365">
            <text:p>1.1</text:p>
          </table:table-cell>
          <table:table-cell office:value-type="float" office:value="127.36">
            <text:p>127.36</text:p>
          </table:table-cell>
          <table:table-cell table:formula="of:=[.D701]/[.A701]" office:value-type="float" office:value="1.02354737603472">
            <text:p>1.02</text:p>
          </table:table-cell>
          <table:table-cell office:value-type="float" office:value="125.01">
            <text:p>125.01</text:p>
          </table:table-cell>
          <table:table-cell table:formula="of:=[.F701]/[.A701]" office:value-type="float" office:value="1.00466125532428">
            <text:p>1</text:p>
          </table:table-cell>
          <table:table-cell office:value-type="float" office:value="136.67">
            <text:p>136.67</text:p>
          </table:table-cell>
          <table:table-cell table:formula="of:=[.H701]/[.A701]" office:value-type="float" office:value="1.0983685606365">
            <text:p>1.1</text:p>
          </table:table-cell>
          <table:table-cell office:value-type="float" office:value="125.01">
            <text:p>125.01</text:p>
          </table:table-cell>
          <table:table-cell table:formula="of:=[.J701]/[.A701]" office:value-type="float" office:value="1.00466125532428">
            <text:p>1</text:p>
          </table:table-cell>
          <table:table-cell table:number-columns-repeated="5"/>
        </table:table-row>
        <table:table-row table:style-name="ro1">
          <table:table-cell office:value-type="float" office:value="208.16">
            <text:p>208.16</text:p>
          </table:table-cell>
          <table:table-cell office:value-type="float" office:value="214.85">
            <text:p>214.85</text:p>
          </table:table-cell>
          <table:table-cell table:formula="of:=[.B702]/[.A702]" office:value-type="float" office:value="1.03213873943121">
            <text:p>1.03</text:p>
          </table:table-cell>
          <table:table-cell office:value-type="float" office:value="213.43">
            <text:p>213.43</text:p>
          </table:table-cell>
          <table:table-cell table:formula="of:=[.D702]/[.A702]" office:value-type="float" office:value="1.02531706379708">
            <text:p>1.03</text:p>
          </table:table-cell>
          <table:table-cell office:value-type="float" office:value="209.33">
            <text:p>209.33</text:p>
          </table:table-cell>
          <table:table-cell table:formula="of:=[.F702]/[.A702]" office:value-type="float" office:value="1.00562067640277">
            <text:p>1.01</text:p>
          </table:table-cell>
          <table:table-cell office:value-type="float" office:value="214.85">
            <text:p>214.85</text:p>
          </table:table-cell>
          <table:table-cell table:formula="of:=[.H702]/[.A702]" office:value-type="float" office:value="1.03213873943121">
            <text:p>1.03</text:p>
          </table:table-cell>
          <table:table-cell office:value-type="float" office:value="209.33">
            <text:p>209.33</text:p>
          </table:table-cell>
          <table:table-cell table:formula="of:=[.J702]/[.A702]" office:value-type="float" office:value="1.00562067640277">
            <text:p>1.01</text:p>
          </table:table-cell>
          <table:table-cell table:number-columns-repeated="5"/>
        </table:table-row>
        <table:table-row table:style-name="ro1">
          <table:table-cell office:value-type="float" office:value="183.23">
            <text:p>183.23</text:p>
          </table:table-cell>
          <table:table-cell office:value-type="float" office:value="194.3">
            <text:p>194.3</text:p>
          </table:table-cell>
          <table:table-cell table:formula="of:=[.B703]/[.A703]" office:value-type="float" office:value="1.06041587076352">
            <text:p>1.06</text:p>
          </table:table-cell>
          <table:table-cell office:value-type="float" office:value="188.54">
            <text:p>188.54</text:p>
          </table:table-cell>
          <table:table-cell table:formula="of:=[.D703]/[.A703]" office:value-type="float" office:value="1.02897997052884">
            <text:p>1.03</text:p>
          </table:table-cell>
          <table:table-cell office:value-type="float" office:value="185.81">
            <text:p>185.81</text:p>
          </table:table-cell>
          <table:table-cell table:formula="of:=[.F703]/[.A703]" office:value-type="float" office:value="1.01408066364678">
            <text:p>1.01</text:p>
          </table:table-cell>
          <table:table-cell office:value-type="float" office:value="194.3">
            <text:p>194.3</text:p>
          </table:table-cell>
          <table:table-cell table:formula="of:=[.H703]/[.A703]" office:value-type="float" office:value="1.06041587076352">
            <text:p>1.06</text:p>
          </table:table-cell>
          <table:table-cell office:value-type="float" office:value="189.12">
            <text:p>189.12</text:p>
          </table:table-cell>
          <table:table-cell table:formula="of:=[.J703]/[.A703]" office:value-type="float" office:value="1.03214539103859">
            <text:p>1.03</text:p>
          </table:table-cell>
          <table:table-cell table:number-columns-repeated="5"/>
        </table:table-row>
        <table:table-row table:style-name="ro1">
          <table:table-cell office:value-type="float" office:value="117.7">
            <text:p>117.7</text:p>
          </table:table-cell>
          <table:table-cell office:value-type="float" office:value="120.63">
            <text:p>120.63</text:p>
          </table:table-cell>
          <table:table-cell table:formula="of:=[.B704]/[.A704]" office:value-type="float" office:value="1.02489379779099">
            <text:p>1.02</text:p>
          </table:table-cell>
          <table:table-cell office:value-type="float" office:value="120.63">
            <text:p>120.63</text:p>
          </table:table-cell>
          <table:table-cell table:formula="of:=[.D704]/[.A704]" office:value-type="float" office:value="1.02489379779099">
            <text:p>1.02</text:p>
          </table:table-cell>
          <table:table-cell office:value-type="float" office:value="118.63">
            <text:p>118.63</text:p>
          </table:table-cell>
          <table:table-cell table:formula="of:=[.F704]/[.A704]" office:value-type="float" office:value="1.00790144435004">
            <text:p>1.01</text:p>
          </table:table-cell>
          <table:table-cell office:value-type="float" office:value="120.63">
            <text:p>120.63</text:p>
          </table:table-cell>
          <table:table-cell table:formula="of:=[.H704]/[.A704]" office:value-type="float" office:value="1.02489379779099">
            <text:p>1.02</text:p>
          </table:table-cell>
          <table:table-cell office:value-type="float" office:value="118.63">
            <text:p>118.63</text:p>
          </table:table-cell>
          <table:table-cell table:formula="of:=[.J704]/[.A704]" office:value-type="float" office:value="1.00790144435004">
            <text:p>1.01</text:p>
          </table:table-cell>
          <table:table-cell table:number-columns-repeated="5"/>
        </table:table-row>
        <table:table-row table:style-name="ro1">
          <table:table-cell office:value-type="float" office:value="205.31">
            <text:p>205.31</text:p>
          </table:table-cell>
          <table:table-cell office:value-type="float" office:value="222.1">
            <text:p>222.1</text:p>
          </table:table-cell>
          <table:table-cell table:formula="of:=[.B705]/[.A705]" office:value-type="float" office:value="1.08177877356193">
            <text:p>1.08</text:p>
          </table:table-cell>
          <table:table-cell office:value-type="float" office:value="213.51">
            <text:p>213.51</text:p>
          </table:table-cell>
          <table:table-cell table:formula="of:=[.D705]/[.A705]" office:value-type="float" office:value="1.03993960352637">
            <text:p>1.04</text:p>
          </table:table-cell>
          <table:table-cell office:value-type="float" office:value="210.58">
            <text:p>210.58</text:p>
          </table:table-cell>
          <table:table-cell table:formula="of:=[.F705]/[.A705]" office:value-type="float" office:value="1.02566850129073">
            <text:p>1.03</text:p>
          </table:table-cell>
          <table:table-cell office:value-type="float" office:value="222.1">
            <text:p>222.1</text:p>
          </table:table-cell>
          <table:table-cell table:formula="of:=[.H705]/[.A705]" office:value-type="float" office:value="1.08177877356193">
            <text:p>1.08</text:p>
          </table:table-cell>
          <table:table-cell office:value-type="float" office:value="208.24">
            <text:p>208.24</text:p>
          </table:table-cell>
          <table:table-cell table:formula="of:=[.J705]/[.A705]" office:value-type="float" office:value="1.01427110223564">
            <text:p>1.01</text:p>
          </table:table-cell>
          <table:table-cell table:number-columns-repeated="5"/>
        </table:table-row>
        <table:table-row table:style-name="ro1">
          <table:table-cell office:value-type="float" office:value="35.49">
            <text:p>35.49</text:p>
          </table:table-cell>
          <table:table-cell office:value-type="float" office:value="43.73">
            <text:p>43.73</text:p>
          </table:table-cell>
          <table:table-cell table:formula="of:=[.B706]/[.A706]" office:value-type="float" office:value="1.23217807833192">
            <text:p>1.23</text:p>
          </table:table-cell>
          <table:table-cell office:value-type="float" office:value="35.49">
            <text:p>35.49</text:p>
          </table:table-cell>
          <table:table-cell table:formula="of:=[.D706]/[.A706]" office:value-type="float" office:value="1">
            <text:p>1</text:p>
          </table:table-cell>
          <table:table-cell office:value-type="float" office:value="35.49">
            <text:p>35.49</text:p>
          </table:table-cell>
          <table:table-cell table:formula="of:=[.F706]/[.A706]" office:value-type="float" office:value="1">
            <text:p>1</text:p>
          </table:table-cell>
          <table:table-cell office:value-type="float" office:value="35.49">
            <text:p>35.49</text:p>
          </table:table-cell>
          <table:table-cell table:formula="of:=[.H706]/[.A706]" office:value-type="float" office:value="1">
            <text:p>1</text:p>
          </table:table-cell>
          <table:table-cell office:value-type="float" office:value="35.49">
            <text:p>35.49</text:p>
          </table:table-cell>
          <table:table-cell table:formula="of:=[.J706]/[.A706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274.52">
            <text:p>274.52</text:p>
          </table:table-cell>
          <table:table-cell office:value-type="float" office:value="285.59">
            <text:p>285.59</text:p>
          </table:table-cell>
          <table:table-cell table:formula="of:=[.B707]/[.A707]" office:value-type="float" office:value="1.04032493078829">
            <text:p>1.04</text:p>
          </table:table-cell>
          <table:table-cell office:value-type="float" office:value="281.59">
            <text:p>281.59</text:p>
          </table:table-cell>
          <table:table-cell table:formula="of:=[.D707]/[.A707]" office:value-type="float" office:value="1.02575404342124">
            <text:p>1.03</text:p>
          </table:table-cell>
          <table:table-cell office:value-type="float" office:value="282.18">
            <text:p>282.18</text:p>
          </table:table-cell>
          <table:table-cell table:formula="of:=[.F707]/[.A707]" office:value-type="float" office:value="1.02790324930788">
            <text:p>1.03</text:p>
          </table:table-cell>
          <table:table-cell office:value-type="float" office:value="285.59">
            <text:p>285.59</text:p>
          </table:table-cell>
          <table:table-cell table:formula="of:=[.H707]/[.A707]" office:value-type="float" office:value="1.04032493078829">
            <text:p>1.04</text:p>
          </table:table-cell>
          <table:table-cell office:value-type="float" office:value="281.01">
            <text:p>281.01</text:p>
          </table:table-cell>
          <table:table-cell table:formula="of:=[.J707]/[.A707]" office:value-type="float" office:value="1.02364126475302">
            <text:p>1.02</text:p>
          </table:table-cell>
          <table:table-cell table:number-columns-repeated="5"/>
        </table:table-row>
        <table:table-row table:style-name="ro1">
          <table:table-cell office:value-type="float" office:value="43.14">
            <text:p>43.14</text:p>
          </table:table-cell>
          <table:table-cell office:value-type="float" office:value="56.9">
            <text:p>56.9</text:p>
          </table:table-cell>
          <table:table-cell table:formula="of:=[.B708]/[.A708]" office:value-type="float" office:value="1.31896152063051">
            <text:p>1.32</text:p>
          </table:table-cell>
          <table:table-cell office:value-type="float" office:value="43.14">
            <text:p>43.14</text:p>
          </table:table-cell>
          <table:table-cell table:formula="of:=[.D708]/[.A708]" office:value-type="float" office:value="1">
            <text:p>1</text:p>
          </table:table-cell>
          <table:table-cell office:value-type="float" office:value="43.14">
            <text:p>43.14</text:p>
          </table:table-cell>
          <table:table-cell table:formula="of:=[.F708]/[.A708]" office:value-type="float" office:value="1">
            <text:p>1</text:p>
          </table:table-cell>
          <table:table-cell office:value-type="float" office:value="43.14">
            <text:p>43.14</text:p>
          </table:table-cell>
          <table:table-cell table:formula="of:=[.H708]/[.A708]" office:value-type="float" office:value="1">
            <text:p>1</text:p>
          </table:table-cell>
          <table:table-cell office:value-type="float" office:value="43.14">
            <text:p>43.14</text:p>
          </table:table-cell>
          <table:table-cell table:formula="of:=[.J708]/[.A708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307.87">
            <text:p>307.87</text:p>
          </table:table-cell>
          <table:table-cell office:value-type="float" office:value="321.08">
            <text:p>321.08</text:p>
          </table:table-cell>
          <table:table-cell table:formula="of:=[.B709]/[.A709]" office:value-type="float" office:value="1.04290772079124">
            <text:p>1.04</text:p>
          </table:table-cell>
          <table:table-cell office:value-type="float" office:value="312.59">
            <text:p>312.59</text:p>
          </table:table-cell>
          <table:table-cell table:formula="of:=[.D709]/[.A709]" office:value-type="float" office:value="1.01533114626303">
            <text:p>1.02</text:p>
          </table:table-cell>
          <table:table-cell office:value-type="float" office:value="313.38">
            <text:p>313.38</text:p>
          </table:table-cell>
          <table:table-cell table:formula="of:=[.F709]/[.A709]" office:value-type="float" office:value="1.01789716438757">
            <text:p>1.02</text:p>
          </table:table-cell>
          <table:table-cell office:value-type="float" office:value="321.08">
            <text:p>321.08</text:p>
          </table:table-cell>
          <table:table-cell table:formula="of:=[.H709]/[.A709]" office:value-type="float" office:value="1.04290772079124">
            <text:p>1.04</text:p>
          </table:table-cell>
          <table:table-cell office:value-type="float" office:value="312.59">
            <text:p>312.59</text:p>
          </table:table-cell>
          <table:table-cell table:formula="of:=[.J709]/[.A709]" office:value-type="float" office:value="1.01533114626303">
            <text:p>1.02</text:p>
          </table:table-cell>
          <table:table-cell table:number-columns-repeated="5"/>
        </table:table-row>
        <table:table-row table:style-name="ro1">
          <table:table-cell office:value-type="float" office:value="155.36">
            <text:p>155.36</text:p>
          </table:table-cell>
          <table:table-cell office:value-type="float" office:value="158.53">
            <text:p>158.53</text:p>
          </table:table-cell>
          <table:table-cell table:formula="of:=[.B710]/[.A710]" office:value-type="float" office:value="1.02040422245108">
            <text:p>1.02</text:p>
          </table:table-cell>
          <table:table-cell office:value-type="float" office:value="158.53">
            <text:p>158.53</text:p>
          </table:table-cell>
          <table:table-cell table:formula="of:=[.D710]/[.A710]" office:value-type="float" office:value="1.02040422245108">
            <text:p>1.02</text:p>
          </table:table-cell>
          <table:table-cell office:value-type="float" office:value="158.53">
            <text:p>158.53</text:p>
          </table:table-cell>
          <table:table-cell table:formula="of:=[.F710]/[.A710]" office:value-type="float" office:value="1.02040422245108">
            <text:p>1.02</text:p>
          </table:table-cell>
          <table:table-cell office:value-type="float" office:value="158.53">
            <text:p>158.53</text:p>
          </table:table-cell>
          <table:table-cell table:formula="of:=[.H710]/[.A710]" office:value-type="float" office:value="1.02040422245108">
            <text:p>1.02</text:p>
          </table:table-cell>
          <table:table-cell office:value-type="float" office:value="158.53">
            <text:p>158.53</text:p>
          </table:table-cell>
          <table:table-cell table:formula="of:=[.J710]/[.A710]" office:value-type="float" office:value="1.02040422245108">
            <text:p>1.02</text:p>
          </table:table-cell>
          <table:table-cell table:number-columns-repeated="5"/>
        </table:table-row>
        <table:table-row table:style-name="ro1">
          <table:table-cell office:value-type="float" office:value="447.23">
            <text:p>447.23</text:p>
          </table:table-cell>
          <table:table-cell office:value-type="float" office:value="452.5">
            <text:p>452.5</text:p>
          </table:table-cell>
          <table:table-cell table:formula="of:=[.B711]/[.A711]" office:value-type="float" office:value="1.0117836459987">
            <text:p>1.01</text:p>
          </table:table-cell>
          <table:table-cell office:value-type="float" office:value="452.85">
            <text:p>452.85</text:p>
          </table:table-cell>
          <table:table-cell table:formula="of:=[.D711]/[.A711]" office:value-type="float" office:value="1.01256624108401">
            <text:p>1.01</text:p>
          </table:table-cell>
          <table:table-cell office:value-type="float" office:value="453.43">
            <text:p>453.43</text:p>
          </table:table-cell>
          <table:table-cell table:formula="of:=[.F711]/[.A711]" office:value-type="float" office:value="1.01386311293965">
            <text:p>1.01</text:p>
          </table:table-cell>
          <table:table-cell office:value-type="float" office:value="452.26">
            <text:p>452.26</text:p>
          </table:table-cell>
          <table:table-cell table:formula="of:=[.H711]/[.A711]" office:value-type="float" office:value="1.01124700936878">
            <text:p>1.01</text:p>
          </table:table-cell>
          <table:table-cell office:value-type="float" office:value="449.92">
            <text:p>449.92</text:p>
          </table:table-cell>
          <table:table-cell table:formula="of:=[.J711]/[.A711]" office:value-type="float" office:value="1.00601480222704">
            <text:p>1.01</text:p>
          </table:table-cell>
          <table:table-cell table:number-columns-repeated="5"/>
        </table:table-row>
        <table:table-row table:style-name="ro1">
          <table:table-cell office:value-type="float" office:value="166.17">
            <text:p>166.17</text:p>
          </table:table-cell>
          <table:table-cell office:value-type="float" office:value="171.34">
            <text:p>171.34</text:p>
          </table:table-cell>
          <table:table-cell table:formula="of:=[.B712]/[.A712]" office:value-type="float" office:value="1.03111271589336">
            <text:p>1.03</text:p>
          </table:table-cell>
          <table:table-cell office:value-type="float" office:value="167.92">
            <text:p>167.92</text:p>
          </table:table-cell>
          <table:table-cell table:formula="of:=[.D712]/[.A712]" office:value-type="float" office:value="1.0105313835229">
            <text:p>1.01</text:p>
          </table:table-cell>
          <table:table-cell office:value-type="float" office:value="167.92">
            <text:p>167.92</text:p>
          </table:table-cell>
          <table:table-cell table:formula="of:=[.F712]/[.A712]" office:value-type="float" office:value="1.0105313835229">
            <text:p>1.01</text:p>
          </table:table-cell>
          <table:table-cell office:value-type="float" office:value="170.51">
            <text:p>170.51</text:p>
          </table:table-cell>
          <table:table-cell table:formula="of:=[.H712]/[.A712]" office:value-type="float" office:value="1.02611783113679">
            <text:p>1.03</text:p>
          </table:table-cell>
          <table:table-cell office:value-type="float" office:value="167.92">
            <text:p>167.92</text:p>
          </table:table-cell>
          <table:table-cell table:formula="of:=[.J712]/[.A712]" office:value-type="float" office:value="1.0105313835229">
            <text:p>1.01</text:p>
          </table:table-cell>
          <table:table-cell table:number-columns-repeated="5"/>
        </table:table-row>
        <table:table-row table:style-name="ro1">
          <table:table-cell office:value-type="float" office:value="440.79">
            <text:p>440.79</text:p>
          </table:table-cell>
          <table:table-cell office:value-type="float" office:value="453.43">
            <text:p>453.43</text:p>
          </table:table-cell>
          <table:table-cell table:formula="of:=[.B713]/[.A713]" office:value-type="float" office:value="1.02867578665578">
            <text:p>1.03</text:p>
          </table:table-cell>
          <table:table-cell office:value-type="float" office:value="449.33">
            <text:p>449.33</text:p>
          </table:table-cell>
          <table:table-cell table:formula="of:=[.D713]/[.A713]" office:value-type="float" office:value="1.01937430522471">
            <text:p>1.02</text:p>
          </table:table-cell>
          <table:table-cell office:value-type="float" office:value="443.48">
            <text:p>443.48</text:p>
          </table:table-cell>
          <table:table-cell table:formula="of:=[.F713]/[.A713]" office:value-type="float" office:value="1.00610267928038">
            <text:p>1.01</text:p>
          </table:table-cell>
          <table:table-cell office:value-type="float" office:value="450.5">
            <text:p>450.5</text:p>
          </table:table-cell>
          <table:table-cell table:formula="of:=[.H713]/[.A713]" office:value-type="float" office:value="1.02202863041358">
            <text:p>1.02</text:p>
          </table:table-cell>
          <table:table-cell office:value-type="float" office:value="447.58">
            <text:p>447.58</text:p>
          </table:table-cell>
          <table:table-cell table:formula="of:=[.J713]/[.A713]" office:value-type="float" office:value="1.01540416071145">
            <text:p>1.02</text:p>
          </table:table-cell>
          <table:table-cell table:number-columns-repeated="5"/>
        </table:table-row>
        <table:table-row table:style-name="ro1">
          <table:table-cell office:value-type="float" office:value="302.01">
            <text:p>302.01</text:p>
          </table:table-cell>
          <table:table-cell office:value-type="float" office:value="319.91">
            <text:p>319.91</text:p>
          </table:table-cell>
          <table:table-cell table:formula="of:=[.B714]/[.A714]" office:value-type="float" office:value="1.05926956061058">
            <text:p>1.06</text:p>
          </table:table-cell>
          <table:table-cell office:value-type="float" office:value="309.66">
            <text:p>309.66</text:p>
          </table:table-cell>
          <table:table-cell table:formula="of:=[.D714]/[.A714]" office:value-type="float" office:value="1.02533028707659">
            <text:p>1.03</text:p>
          </table:table-cell>
          <table:table-cell office:value-type="float" office:value="310.84">
            <text:p>310.84</text:p>
          </table:table-cell>
          <table:table-cell table:formula="of:=[.F714]/[.A714]" office:value-type="float" office:value="1.02923744246879">
            <text:p>1.03</text:p>
          </table:table-cell>
          <table:table-cell office:value-type="float" office:value="306.15">
            <text:p>306.15</text:p>
          </table:table-cell>
          <table:table-cell table:formula="of:=[.H714]/[.A714]" office:value-type="float" office:value="1.01370815535909">
            <text:p>1.01</text:p>
          </table:table-cell>
          <table:table-cell office:value-type="float" office:value="309.08">
            <text:p>309.08</text:p>
          </table:table-cell>
          <table:table-cell table:formula="of:=[.J714]/[.A714]" office:value-type="float" office:value="1.02340982086686">
            <text:p>1.02</text:p>
          </table:table-cell>
          <table:table-cell table:number-columns-repeated="5"/>
        </table:table-row>
        <table:table-row table:style-name="ro1">
          <table:table-cell office:value-type="float" office:value="312.14">
            <text:p>312.14</text:p>
          </table:table-cell>
          <table:table-cell office:value-type="float" office:value="340.58">
            <text:p>340.58</text:p>
          </table:table-cell>
          <table:table-cell table:formula="of:=[.B715]/[.A715]" office:value-type="float" office:value="1.09111296213238">
            <text:p>1.09</text:p>
          </table:table-cell>
          <table:table-cell office:value-type="float" office:value="329.75">
            <text:p>329.75</text:p>
          </table:table-cell>
          <table:table-cell table:formula="of:=[.D715]/[.A715]" office:value-type="float" office:value="1.05641699237522">
            <text:p>1.06</text:p>
          </table:table-cell>
          <table:table-cell office:value-type="float" office:value="327.99">
            <text:p>327.99</text:p>
          </table:table-cell>
          <table:table-cell table:formula="of:=[.F715]/[.A715]" office:value-type="float" office:value="1.05077849682835">
            <text:p>1.05</text:p>
          </table:table-cell>
          <table:table-cell office:value-type="float" office:value="340.58">
            <text:p>340.58</text:p>
          </table:table-cell>
          <table:table-cell table:formula="of:=[.H715]/[.A715]" office:value-type="float" office:value="1.09111296213238">
            <text:p>1.09</text:p>
          </table:table-cell>
          <table:table-cell office:value-type="float" office:value="327.99">
            <text:p>327.99</text:p>
          </table:table-cell>
          <table:table-cell table:formula="of:=[.J715]/[.A715]" office:value-type="float" office:value="1.05077849682835">
            <text:p>1.05</text:p>
          </table:table-cell>
          <table:table-cell table:number-columns-repeated="5"/>
        </table:table-row>
        <table:table-row table:style-name="ro1">
          <table:table-cell office:value-type="float" office:value="117.71">
            <text:p>117.71</text:p>
          </table:table-cell>
          <table:table-cell office:value-type="float" office:value="118.3">
            <text:p>118.3</text:p>
          </table:table-cell>
          <table:table-cell table:formula="of:=[.B716]/[.A716]" office:value-type="float" office:value="1.00501231840965">
            <text:p>1.01</text:p>
          </table:table-cell>
          <table:table-cell office:value-type="float" office:value="117.71">
            <text:p>117.71</text:p>
          </table:table-cell>
          <table:table-cell table:formula="of:=[.D716]/[.A716]" office:value-type="float" office:value="1">
            <text:p>1</text:p>
          </table:table-cell>
          <table:table-cell office:value-type="float" office:value="117.71">
            <text:p>117.71</text:p>
          </table:table-cell>
          <table:table-cell table:formula="of:=[.F716]/[.A716]" office:value-type="float" office:value="1">
            <text:p>1</text:p>
          </table:table-cell>
          <table:table-cell office:value-type="float" office:value="117.71">
            <text:p>117.71</text:p>
          </table:table-cell>
          <table:table-cell table:formula="of:=[.H716]/[.A716]" office:value-type="float" office:value="1">
            <text:p>1</text:p>
          </table:table-cell>
          <table:table-cell office:value-type="float" office:value="117.71">
            <text:p>117.71</text:p>
          </table:table-cell>
          <table:table-cell table:formula="of:=[.J716]/[.A716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482.4">
            <text:p>482.4</text:p>
          </table:table-cell>
          <table:table-cell office:value-type="float" office:value="494.36">
            <text:p>494.36</text:p>
          </table:table-cell>
          <table:table-cell table:formula="of:=[.B717]/[.A717]" office:value-type="float" office:value="1.02479270315091">
            <text:p>1.02</text:p>
          </table:table-cell>
          <table:table-cell office:value-type="float" office:value="487.43">
            <text:p>487.43</text:p>
          </table:table-cell>
          <table:table-cell table:formula="of:=[.D717]/[.A717]" office:value-type="float" office:value="1.01042703150912">
            <text:p>1.01</text:p>
          </table:table-cell>
          <table:table-cell office:value-type="float" office:value="485.09">
            <text:p>485.09</text:p>
          </table:table-cell>
          <table:table-cell table:formula="of:=[.F717]/[.A717]" office:value-type="float" office:value="1.00557628524046">
            <text:p>1.01</text:p>
          </table:table-cell>
          <table:table-cell office:value-type="float" office:value="489.19">
            <text:p>489.19</text:p>
          </table:table-cell>
          <table:table-cell table:formula="of:=[.H717]/[.A717]" office:value-type="float" office:value="1.01407545605307">
            <text:p>1.01</text:p>
          </table:table-cell>
          <table:table-cell office:value-type="float" office:value="484.5">
            <text:p>484.5</text:p>
          </table:table-cell>
          <table:table-cell table:formula="of:=[.J717]/[.A717]" office:value-type="float" office:value="1.00435323383085">
            <text:p>1</text:p>
          </table:table-cell>
          <table:table-cell table:number-columns-repeated="5"/>
        </table:table-row>
        <table:table-row table:style-name="ro1">
          <table:table-cell office:value-type="float" office:value="348.18">
            <text:p>348.18</text:p>
          </table:table-cell>
          <table:table-cell office:value-type="float" office:value="361.15">
            <text:p>361.15</text:p>
          </table:table-cell>
          <table:table-cell table:formula="of:=[.B718]/[.A718]" office:value-type="float" office:value="1.03725084726291">
            <text:p>1.04</text:p>
          </table:table-cell>
          <table:table-cell office:value-type="float" office:value="358.08">
            <text:p>358.08</text:p>
          </table:table-cell>
          <table:table-cell table:formula="of:=[.D718]/[.A718]" office:value-type="float" office:value="1.0284335688437">
            <text:p>1.03</text:p>
          </table:table-cell>
          <table:table-cell office:value-type="float" office:value="359.84">
            <text:p>359.84</text:p>
          </table:table-cell>
          <table:table-cell table:formula="of:=[.F718]/[.A718]" office:value-type="float" office:value="1.03348842552703">
            <text:p>1.03</text:p>
          </table:table-cell>
          <table:table-cell office:value-type="float" office:value="361.15">
            <text:p>361.15</text:p>
          </table:table-cell>
          <table:table-cell table:formula="of:=[.H718]/[.A718]" office:value-type="float" office:value="1.03725084726291">
            <text:p>1.04</text:p>
          </table:table-cell>
          <table:table-cell office:value-type="float" office:value="358.08">
            <text:p>358.08</text:p>
          </table:table-cell>
          <table:table-cell table:formula="of:=[.J718]/[.A718]" office:value-type="float" office:value="1.0284335688437">
            <text:p>1.03</text:p>
          </table:table-cell>
          <table:table-cell table:number-columns-repeated="5"/>
        </table:table-row>
        <table:table-row table:style-name="ro1">
          <table:table-cell office:value-type="float" office:value="79.81">
            <text:p>79.81</text:p>
          </table:table-cell>
          <table:table-cell office:value-type="float" office:value="95.57">
            <text:p>95.57</text:p>
          </table:table-cell>
          <table:table-cell table:formula="of:=[.B719]/[.A719]" office:value-type="float" office:value="1.19746898884852">
            <text:p>1.2</text:p>
          </table:table-cell>
          <table:table-cell office:value-type="float" office:value="80.4">
            <text:p>80.4</text:p>
          </table:table-cell>
          <table:table-cell table:formula="of:=[.D719]/[.A719]" office:value-type="float" office:value="1.00739255732364">
            <text:p>1.01</text:p>
          </table:table-cell>
          <table:table-cell office:value-type="float" office:value="80.4">
            <text:p>80.4</text:p>
          </table:table-cell>
          <table:table-cell table:formula="of:=[.F719]/[.A719]" office:value-type="float" office:value="1.00739255732364">
            <text:p>1.01</text:p>
          </table:table-cell>
          <table:table-cell office:value-type="float" office:value="95.57">
            <text:p>95.57</text:p>
          </table:table-cell>
          <table:table-cell table:formula="of:=[.H719]/[.A719]" office:value-type="float" office:value="1.19746898884852">
            <text:p>1.2</text:p>
          </table:table-cell>
          <table:table-cell office:value-type="float" office:value="80.4">
            <text:p>80.4</text:p>
          </table:table-cell>
          <table:table-cell table:formula="of:=[.J719]/[.A719]" office:value-type="float" office:value="1.00739255732364">
            <text:p>1.01</text:p>
          </table:table-cell>
          <table:table-cell table:number-columns-repeated="5"/>
        </table:table-row>
        <table:table-row table:style-name="ro1">
          <table:table-cell office:value-type="float" office:value="19.8">
            <text:p>19.8</text:p>
          </table:table-cell>
          <table:table-cell office:value-type="float" office:value="41.36">
            <text:p>41.36</text:p>
          </table:table-cell>
          <table:table-cell table:formula="of:=[.B720]/[.A720]" office:value-type="float" office:value="2.08888888888889">
            <text:p>2.09</text:p>
          </table:table-cell>
          <table:table-cell office:value-type="float" office:value="19.8">
            <text:p>19.8</text:p>
          </table:table-cell>
          <table:table-cell table:formula="of:=[.D720]/[.A720]" office:value-type="float" office:value="1">
            <text:p>1</text:p>
          </table:table-cell>
          <table:table-cell office:value-type="float" office:value="19.8">
            <text:p>19.8</text:p>
          </table:table-cell>
          <table:table-cell table:formula="of:=[.F720]/[.A720]" office:value-type="float" office:value="1">
            <text:p>1</text:p>
          </table:table-cell>
          <table:table-cell office:value-type="float" office:value="19.8">
            <text:p>19.8</text:p>
          </table:table-cell>
          <table:table-cell table:formula="of:=[.H720]/[.A720]" office:value-type="float" office:value="1">
            <text:p>1</text:p>
          </table:table-cell>
          <table:table-cell office:value-type="float" office:value="19.8">
            <text:p>19.8</text:p>
          </table:table-cell>
          <table:table-cell table:formula="of:=[.J720]/[.A720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39.87">
            <text:p>39.87</text:p>
          </table:table-cell>
          <table:table-cell office:value-type="float" office:value="44.36">
            <text:p>44.36</text:p>
          </table:table-cell>
          <table:table-cell table:formula="of:=[.B721]/[.A721]" office:value-type="float" office:value="1.11261600200652">
            <text:p>1.11</text:p>
          </table:table-cell>
          <table:table-cell office:value-type="float" office:value="42.36">
            <text:p>42.36</text:p>
          </table:table-cell>
          <table:table-cell table:formula="of:=[.D721]/[.A721]" office:value-type="float" office:value="1.06245297215952">
            <text:p>1.06</text:p>
          </table:table-cell>
          <table:table-cell office:value-type="float" office:value="39.87">
            <text:p>39.87</text:p>
          </table:table-cell>
          <table:table-cell table:formula="of:=[.F721]/[.A721]" office:value-type="float" office:value="1">
            <text:p>1</text:p>
          </table:table-cell>
          <table:table-cell office:value-type="float" office:value="39.87">
            <text:p>39.87</text:p>
          </table:table-cell>
          <table:table-cell table:formula="of:=[.H721]/[.A721]" office:value-type="float" office:value="1">
            <text:p>1</text:p>
          </table:table-cell>
          <table:table-cell office:value-type="float" office:value="39.87">
            <text:p>39.87</text:p>
          </table:table-cell>
          <table:table-cell table:formula="of:=[.J721]/[.A721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285.36">
            <text:p>285.36</text:p>
          </table:table-cell>
          <table:table-cell office:value-type="float" office:value="292.78">
            <text:p>292.78</text:p>
          </table:table-cell>
          <table:table-cell table:formula="of:=[.B722]/[.A722]" office:value-type="float" office:value="1.02600224278105">
            <text:p>1.03</text:p>
          </table:table-cell>
          <table:table-cell office:value-type="float" office:value="290.53">
            <text:p>290.53</text:p>
          </table:table-cell>
          <table:table-cell table:formula="of:=[.D722]/[.A722]" office:value-type="float" office:value="1.01811746565742">
            <text:p>1.02</text:p>
          </table:table-cell>
          <table:table-cell office:value-type="float" office:value="291.71">
            <text:p>291.71</text:p>
          </table:table-cell>
          <table:table-cell table:formula="of:=[.F722]/[.A722]" office:value-type="float" office:value="1.02225259321559">
            <text:p>1.02</text:p>
          </table:table-cell>
          <table:table-cell office:value-type="float" office:value="291.61">
            <text:p>291.61</text:p>
          </table:table-cell>
          <table:table-cell table:formula="of:=[.H722]/[.A722]" office:value-type="float" office:value="1.02190215867676">
            <text:p>1.02</text:p>
          </table:table-cell>
          <table:table-cell office:value-type="float" office:value="288.78">
            <text:p>288.78</text:p>
          </table:table-cell>
          <table:table-cell table:formula="of:=[.J722]/[.A722]" office:value-type="float" office:value="1.01198486122792">
            <text:p>1.01</text:p>
          </table:table-cell>
          <table:table-cell table:number-columns-repeated="5"/>
        </table:table-row>
        <table:table-row table:style-name="ro1">
          <table:table-cell office:value-type="float" office:value="182.43">
            <text:p>182.43</text:p>
          </table:table-cell>
          <table:table-cell office:value-type="float" office:value="187.36">
            <text:p>187.36</text:p>
          </table:table-cell>
          <table:table-cell table:formula="of:=[.B723]/[.A723]" office:value-type="float" office:value="1.02702406402456">
            <text:p>1.03</text:p>
          </table:table-cell>
          <table:table-cell office:value-type="float" office:value="183.36">
            <text:p>183.36</text:p>
          </table:table-cell>
          <table:table-cell table:formula="of:=[.D723]/[.A723]" office:value-type="float" office:value="1.00509784574905">
            <text:p>1.01</text:p>
          </table:table-cell>
          <table:table-cell office:value-type="float" office:value="183.36">
            <text:p>183.36</text:p>
          </table:table-cell>
          <table:table-cell table:formula="of:=[.F723]/[.A723]" office:value-type="float" office:value="1.00509784574905">
            <text:p>1.01</text:p>
          </table:table-cell>
          <table:table-cell office:value-type="float" office:value="187.36">
            <text:p>187.36</text:p>
          </table:table-cell>
          <table:table-cell table:formula="of:=[.H723]/[.A723]" office:value-type="float" office:value="1.02702406402456">
            <text:p>1.03</text:p>
          </table:table-cell>
          <table:table-cell office:value-type="float" office:value="183.36">
            <text:p>183.36</text:p>
          </table:table-cell>
          <table:table-cell table:formula="of:=[.J723]/[.A723]" office:value-type="float" office:value="1.00509784574905">
            <text:p>1.01</text:p>
          </table:table-cell>
          <table:table-cell table:number-columns-repeated="5"/>
        </table:table-row>
        <table:table-row table:style-name="ro1">
          <table:table-cell office:value-type="float" office:value="224.12">
            <text:p>224.12</text:p>
          </table:table-cell>
          <table:table-cell office:value-type="float" office:value="231.2">
            <text:p>231.2</text:p>
          </table:table-cell>
          <table:table-cell table:formula="of:=[.B724]/[.A724]" office:value-type="float" office:value="1.03159021952525">
            <text:p>1.03</text:p>
          </table:table-cell>
          <table:table-cell office:value-type="float" office:value="224.12">
            <text:p>224.12</text:p>
          </table:table-cell>
          <table:table-cell table:formula="of:=[.D724]/[.A724]" office:value-type="float" office:value="1">
            <text:p>1</text:p>
          </table:table-cell>
          <table:table-cell office:value-type="float" office:value="224.71">
            <text:p>224.71</text:p>
          </table:table-cell>
          <table:table-cell table:formula="of:=[.F724]/[.A724]" office:value-type="float" office:value="1.00263251829377">
            <text:p>1</text:p>
          </table:table-cell>
          <table:table-cell office:value-type="float" office:value="224.12">
            <text:p>224.12</text:p>
          </table:table-cell>
          <table:table-cell table:formula="of:=[.H724]/[.A724]" office:value-type="float" office:value="1">
            <text:p>1</text:p>
          </table:table-cell>
          <table:table-cell office:value-type="float" office:value="224.71">
            <text:p>224.71</text:p>
          </table:table-cell>
          <table:table-cell table:formula="of:=[.J724]/[.A724]" office:value-type="float" office:value="1.00263251829377">
            <text:p>1</text:p>
          </table:table-cell>
          <table:table-cell table:number-columns-repeated="5"/>
        </table:table-row>
        <table:table-row table:style-name="ro1">
          <table:table-cell office:value-type="float" office:value="165.3">
            <text:p>165.3</text:p>
          </table:table-cell>
          <table:table-cell office:value-type="float" office:value="191.5">
            <text:p>191.5</text:p>
          </table:table-cell>
          <table:table-cell table:formula="of:=[.B725]/[.A725]" office:value-type="float" office:value="1.15849969751966">
            <text:p>1.16</text:p>
          </table:table-cell>
          <table:table-cell office:value-type="float" office:value="167.98">
            <text:p>167.98</text:p>
          </table:table-cell>
          <table:table-cell table:formula="of:=[.D725]/[.A725]" office:value-type="float" office:value="1.0162129461585">
            <text:p>1.02</text:p>
          </table:table-cell>
          <table:table-cell office:value-type="float" office:value="167.98">
            <text:p>167.98</text:p>
          </table:table-cell>
          <table:table-cell table:formula="of:=[.F725]/[.A725]" office:value-type="float" office:value="1.0162129461585">
            <text:p>1.02</text:p>
          </table:table-cell>
          <table:table-cell office:value-type="float" office:value="191.5">
            <text:p>191.5</text:p>
          </table:table-cell>
          <table:table-cell table:formula="of:=[.H725]/[.A725]" office:value-type="float" office:value="1.15849969751966">
            <text:p>1.16</text:p>
          </table:table-cell>
          <table:table-cell office:value-type="float" office:value="167.98">
            <text:p>167.98</text:p>
          </table:table-cell>
          <table:table-cell table:formula="of:=[.J725]/[.A725]" office:value-type="float" office:value="1.0162129461585">
            <text:p>1.02</text:p>
          </table:table-cell>
          <table:table-cell table:number-columns-repeated="5"/>
        </table:table-row>
        <table:table-row table:style-name="ro1">
          <table:table-cell office:value-type="float" office:value="306.72">
            <text:p>306.72</text:p>
          </table:table-cell>
          <table:table-cell office:value-type="float" office:value="317.4">
            <text:p>317.4</text:p>
          </table:table-cell>
          <table:table-cell table:formula="of:=[.B726]/[.A726]" office:value-type="float" office:value="1.0348200312989">
            <text:p>1.03</text:p>
          </table:table-cell>
          <table:table-cell office:value-type="float" office:value="309.06">
            <text:p>309.06</text:p>
          </table:table-cell>
          <table:table-cell table:formula="of:=[.D726]/[.A726]" office:value-type="float" office:value="1.00762910798122">
            <text:p>1.01</text:p>
          </table:table-cell>
          <table:table-cell office:value-type="float" office:value="309.06">
            <text:p>309.06</text:p>
          </table:table-cell>
          <table:table-cell table:formula="of:=[.F726]/[.A726]" office:value-type="float" office:value="1.00762910798122">
            <text:p>1.01</text:p>
          </table:table-cell>
          <table:table-cell office:value-type="float" office:value="310.48">
            <text:p>310.48</text:p>
          </table:table-cell>
          <table:table-cell table:formula="of:=[.H726]/[.A726]" office:value-type="float" office:value="1.01225873761085">
            <text:p>1.01</text:p>
          </table:table-cell>
          <table:table-cell office:value-type="float" office:value="309.06">
            <text:p>309.06</text:p>
          </table:table-cell>
          <table:table-cell table:formula="of:=[.J726]/[.A726]" office:value-type="float" office:value="1.00762910798122">
            <text:p>1.01</text:p>
          </table:table-cell>
          <table:table-cell table:number-columns-repeated="5"/>
        </table:table-row>
        <table:table-row table:style-name="ro1">
          <table:table-cell office:value-type="float" office:value="234.38">
            <text:p>234.38</text:p>
          </table:table-cell>
          <table:table-cell office:value-type="float" office:value="234.97">
            <text:p>234.97</text:p>
          </table:table-cell>
          <table:table-cell table:formula="of:=[.B727]/[.A727]" office:value-type="float" office:value="1.00251727963137">
            <text:p>1</text:p>
          </table:table-cell>
          <table:table-cell office:value-type="float" office:value="237.31">
            <text:p>237.31</text:p>
          </table:table-cell>
          <table:table-cell table:formula="of:=[.D727]/[.A727]" office:value-type="float" office:value="1.01250106664391">
            <text:p>1.01</text:p>
          </table:table-cell>
          <table:table-cell office:value-type="float" office:value="238.48">
            <text:p>238.48</text:p>
          </table:table-cell>
          <table:table-cell table:formula="of:=[.F727]/[.A727]" office:value-type="float" office:value="1.01749296015018">
            <text:p>1.02</text:p>
          </table:table-cell>
          <table:table-cell office:value-type="float" office:value="234.97">
            <text:p>234.97</text:p>
          </table:table-cell>
          <table:table-cell table:formula="of:=[.H727]/[.A727]" office:value-type="float" office:value="1.00251727963137">
            <text:p>1</text:p>
          </table:table-cell>
          <table:table-cell office:value-type="float" office:value="235.55">
            <text:p>235.55</text:p>
          </table:table-cell>
          <table:table-cell table:formula="of:=[.J727]/[.A727]" office:value-type="float" office:value="1.00499189350627">
            <text:p>1</text:p>
          </table:table-cell>
          <table:table-cell table:number-columns-repeated="5"/>
        </table:table-row>
        <table:table-row table:style-name="ro1">
          <table:table-cell office:value-type="float" office:value="317.28">
            <text:p>317.28</text:p>
          </table:table-cell>
          <table:table-cell office:value-type="float" office:value="324.84">
            <text:p>324.84</text:p>
          </table:table-cell>
          <table:table-cell table:formula="of:=[.B728]/[.A728]" office:value-type="float" office:value="1.02382753403933">
            <text:p>1.02</text:p>
          </table:table-cell>
          <table:table-cell office:value-type="float" office:value="319.28">
            <text:p>319.28</text:p>
          </table:table-cell>
          <table:table-cell table:formula="of:=[.D728]/[.A728]" office:value-type="float" office:value="1.00630358043369">
            <text:p>1.01</text:p>
          </table:table-cell>
          <table:table-cell office:value-type="float" office:value="322.79">
            <text:p>322.79</text:p>
          </table:table-cell>
          <table:table-cell table:formula="of:=[.F728]/[.A728]" office:value-type="float" office:value="1.01736636409481">
            <text:p>1.02</text:p>
          </table:table-cell>
          <table:table-cell office:value-type="float" office:value="324.84">
            <text:p>324.84</text:p>
          </table:table-cell>
          <table:table-cell table:formula="of:=[.H728]/[.A728]" office:value-type="float" office:value="1.02382753403933">
            <text:p>1.02</text:p>
          </table:table-cell>
          <table:table-cell office:value-type="float" office:value="319.87">
            <text:p>319.87</text:p>
          </table:table-cell>
          <table:table-cell table:formula="of:=[.J728]/[.A728]" office:value-type="float" office:value="1.00816313666162">
            <text:p>1.01</text:p>
          </table:table-cell>
          <table:table-cell table:number-columns-repeated="5"/>
        </table:table-row>
        <table:table-row table:style-name="ro1">
          <table:table-cell office:value-type="float" office:value="173.42">
            <text:p>173.42</text:p>
          </table:table-cell>
          <table:table-cell office:value-type="float" office:value="178.69">
            <text:p>178.69</text:p>
          </table:table-cell>
          <table:table-cell table:formula="of:=[.B729]/[.A729]" office:value-type="float" office:value="1.03038865182793">
            <text:p>1.03</text:p>
          </table:table-cell>
          <table:table-cell office:value-type="float" office:value="179.28">
            <text:p>179.28</text:p>
          </table:table-cell>
          <table:table-cell table:formula="of:=[.D729]/[.A729]" office:value-type="float" office:value="1.03379079690924">
            <text:p>1.03</text:p>
          </table:table-cell>
          <table:table-cell office:value-type="float" office:value="174.01">
            <text:p>174.01</text:p>
          </table:table-cell>
          <table:table-cell table:formula="of:=[.F729]/[.A729]" office:value-type="float" office:value="1.00340214508131">
            <text:p>1</text:p>
          </table:table-cell>
          <table:table-cell office:value-type="float" office:value="178.69">
            <text:p>178.69</text:p>
          </table:table-cell>
          <table:table-cell table:formula="of:=[.H729]/[.A729]" office:value-type="float" office:value="1.03038865182793">
            <text:p>1.03</text:p>
          </table:table-cell>
          <table:table-cell office:value-type="float" office:value="174.01">
            <text:p>174.01</text:p>
          </table:table-cell>
          <table:table-cell table:formula="of:=[.J729]/[.A729]" office:value-type="float" office:value="1.00340214508131">
            <text:p>1</text:p>
          </table:table-cell>
          <table:table-cell table:number-columns-repeated="5"/>
        </table:table-row>
        <table:table-row table:style-name="ro1">
          <table:table-cell office:value-type="float" office:value="228.68">
            <text:p>228.68</text:p>
          </table:table-cell>
          <table:table-cell office:value-type="float" office:value="239.95">
            <text:p>239.95</text:p>
          </table:table-cell>
          <table:table-cell table:formula="of:=[.B730]/[.A730]" office:value-type="float" office:value="1.04928284065069">
            <text:p>1.05</text:p>
          </table:table-cell>
          <table:table-cell office:value-type="float" office:value="233.85">
            <text:p>233.85</text:p>
          </table:table-cell>
          <table:table-cell table:formula="of:=[.D730]/[.A730]" office:value-type="float" office:value="1.02260801119468">
            <text:p>1.02</text:p>
          </table:table-cell>
          <table:table-cell office:value-type="float" office:value="230.1">
            <text:p>230.1</text:p>
          </table:table-cell>
          <table:table-cell table:formula="of:=[.F730]/[.A730]" office:value-type="float" office:value="1.00620955046353">
            <text:p>1.01</text:p>
          </table:table-cell>
          <table:table-cell office:value-type="float" office:value="239.95">
            <text:p>239.95</text:p>
          </table:table-cell>
          <table:table-cell table:formula="of:=[.H730]/[.A730]" office:value-type="float" office:value="1.04928284065069">
            <text:p>1.05</text:p>
          </table:table-cell>
          <table:table-cell office:value-type="float" office:value="231.27">
            <text:p>231.27</text:p>
          </table:table-cell>
          <table:table-cell table:formula="of:=[.J730]/[.A730]" office:value-type="float" office:value="1.01132587021165">
            <text:p>1.01</text:p>
          </table:table-cell>
          <table:table-cell table:number-columns-repeated="5"/>
        </table:table-row>
        <table:table-row table:style-name="ro1">
          <table:table-cell office:value-type="float" office:value="421.61">
            <text:p>421.61</text:p>
          </table:table-cell>
          <table:table-cell office:value-type="float" office:value="430.92">
            <text:p>430.92</text:p>
          </table:table-cell>
          <table:table-cell table:formula="of:=[.B731]/[.A731]" office:value-type="float" office:value="1.02208201892744">
            <text:p>1.02</text:p>
          </table:table-cell>
          <table:table-cell office:value-type="float" office:value="430.68">
            <text:p>430.68</text:p>
          </table:table-cell>
          <table:table-cell table:formula="of:=[.D731]/[.A731]" office:value-type="float" office:value="1.02151277246745">
            <text:p>1.02</text:p>
          </table:table-cell>
          <table:table-cell office:value-type="float" office:value="431.26">
            <text:p>431.26</text:p>
          </table:table-cell>
          <table:table-cell table:formula="of:=[.F731]/[.A731]" office:value-type="float" office:value="1.02288845141244">
            <text:p>1.02</text:p>
          </table:table-cell>
          <table:table-cell office:value-type="float" office:value="429.75">
            <text:p>429.75</text:p>
          </table:table-cell>
          <table:table-cell table:formula="of:=[.H731]/[.A731]" office:value-type="float" office:value="1.01930694243495">
            <text:p>1.02</text:p>
          </table:table-cell>
          <table:table-cell office:value-type="float" office:value="428.92">
            <text:p>428.92</text:p>
          </table:table-cell>
          <table:table-cell table:formula="of:=[.J731]/[.A731]" office:value-type="float" office:value="1.01733829842746">
            <text:p>1.02</text:p>
          </table:table-cell>
          <table:table-cell table:number-columns-repeated="5"/>
        </table:table-row>
        <table:table-row table:style-name="ro1">
          <table:table-cell office:value-type="float" office:value="91.6">
            <text:p>91.6</text:p>
          </table:table-cell>
          <table:table-cell office:value-type="float" office:value="98.77">
            <text:p>98.77</text:p>
          </table:table-cell>
          <table:table-cell table:formula="of:=[.B732]/[.A732]" office:value-type="float" office:value="1.07827510917031">
            <text:p>1.08</text:p>
          </table:table-cell>
          <table:table-cell office:value-type="float" office:value="96.77">
            <text:p>96.77</text:p>
          </table:table-cell>
          <table:table-cell table:formula="of:=[.D732]/[.A732]" office:value-type="float" office:value="1.05644104803493">
            <text:p>1.06</text:p>
          </table:table-cell>
          <table:table-cell office:value-type="float" office:value="93.94">
            <text:p>93.94</text:p>
          </table:table-cell>
          <table:table-cell table:formula="of:=[.F732]/[.A732]" office:value-type="float" office:value="1.02554585152838">
            <text:p>1.03</text:p>
          </table:table-cell>
          <table:table-cell office:value-type="float" office:value="98.77">
            <text:p>98.77</text:p>
          </table:table-cell>
          <table:table-cell table:formula="of:=[.H732]/[.A732]" office:value-type="float" office:value="1.07827510917031">
            <text:p>1.08</text:p>
          </table:table-cell>
          <table:table-cell office:value-type="float" office:value="96.77">
            <text:p>96.77</text:p>
          </table:table-cell>
          <table:table-cell table:formula="of:=[.J732]/[.A732]" office:value-type="float" office:value="1.05644104803493">
            <text:p>1.06</text:p>
          </table:table-cell>
          <table:table-cell table:number-columns-repeated="5"/>
        </table:table-row>
        <table:table-row table:style-name="ro1">
          <table:table-cell office:value-type="float" office:value="19.66">
            <text:p>19.66</text:p>
          </table:table-cell>
          <table:table-cell office:value-type="float" office:value="31.07">
            <text:p>31.07</text:p>
          </table:table-cell>
          <table:table-cell table:formula="of:=[.B733]/[.A733]" office:value-type="float" office:value="1.58036622583927">
            <text:p>1.58</text:p>
          </table:table-cell>
          <table:table-cell office:value-type="float" office:value="19.66">
            <text:p>19.66</text:p>
          </table:table-cell>
          <table:table-cell table:formula="of:=[.D733]/[.A733]" office:value-type="float" office:value="1">
            <text:p>1</text:p>
          </table:table-cell>
          <table:table-cell office:value-type="float" office:value="19.66">
            <text:p>19.66</text:p>
          </table:table-cell>
          <table:table-cell table:formula="of:=[.F733]/[.A733]" office:value-type="float" office:value="1">
            <text:p>1</text:p>
          </table:table-cell>
          <table:table-cell office:value-type="float" office:value="19.66">
            <text:p>19.66</text:p>
          </table:table-cell>
          <table:table-cell table:formula="of:=[.H733]/[.A733]" office:value-type="float" office:value="1">
            <text:p>1</text:p>
          </table:table-cell>
          <table:table-cell office:value-type="float" office:value="19.66">
            <text:p>19.66</text:p>
          </table:table-cell>
          <table:table-cell table:formula="of:=[.J733]/[.A733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506.9">
            <text:p>506.9</text:p>
          </table:table-cell>
          <table:table-cell office:value-type="float" office:value="521.97">
            <text:p>521.97</text:p>
          </table:table-cell>
          <table:table-cell table:formula="of:=[.B734]/[.A734]" office:value-type="float" office:value="1.02972972972973">
            <text:p>1.03</text:p>
          </table:table-cell>
          <table:table-cell office:value-type="float" office:value="508.9">
            <text:p>508.9</text:p>
          </table:table-cell>
          <table:table-cell table:formula="of:=[.D734]/[.A734]" office:value-type="float" office:value="1.00394555139081">
            <text:p>1</text:p>
          </table:table-cell>
          <table:table-cell office:value-type="float" office:value="517.69">
            <text:p>517.69</text:p>
          </table:table-cell>
          <table:table-cell table:formula="of:=[.F734]/[.A734]" office:value-type="float" office:value="1.0212862497534">
            <text:p>1.02</text:p>
          </table:table-cell>
          <table:table-cell office:value-type="float" office:value="514.22">
            <text:p>514.22</text:p>
          </table:table-cell>
          <table:table-cell table:formula="of:=[.H734]/[.A734]" office:value-type="float" office:value="1.01444071809035">
            <text:p>1.01</text:p>
          </table:table-cell>
          <table:table-cell office:value-type="float" office:value="512.8">
            <text:p>512.8</text:p>
          </table:table-cell>
          <table:table-cell table:formula="of:=[.J734]/[.A734]" office:value-type="float" office:value="1.01163937660288">
            <text:p>1.01</text:p>
          </table:table-cell>
          <table:table-cell table:number-columns-repeated="5"/>
        </table:table-row>
        <table:table-row table:style-name="ro1">
          <table:table-cell office:value-type="float" office:value="318.56">
            <text:p>318.56</text:p>
          </table:table-cell>
          <table:table-cell office:value-type="float" office:value="333.59">
            <text:p>333.59</text:p>
          </table:table-cell>
          <table:table-cell table:formula="of:=[.B735]/[.A735]" office:value-type="float" office:value="1.04718106479156">
            <text:p>1.05</text:p>
          </table:table-cell>
          <table:table-cell office:value-type="float" office:value="322.42">
            <text:p>322.42</text:p>
          </table:table-cell>
          <table:table-cell table:formula="of:=[.D735]/[.A735]" office:value-type="float" office:value="1.01211702661979">
            <text:p>1.01</text:p>
          </table:table-cell>
          <table:table-cell office:value-type="float" office:value="320.08">
            <text:p>320.08</text:p>
          </table:table-cell>
          <table:table-cell table:formula="of:=[.F735]/[.A735]" office:value-type="float" office:value="1.0047714716223">
            <text:p>1</text:p>
          </table:table-cell>
          <table:table-cell office:value-type="float" office:value="324.42">
            <text:p>324.42</text:p>
          </table:table-cell>
          <table:table-cell table:formula="of:=[.H735]/[.A735]" office:value-type="float" office:value="1.01839527875439">
            <text:p>1.02</text:p>
          </table:table-cell>
          <table:table-cell office:value-type="float" office:value="319.49">
            <text:p>319.49</text:p>
          </table:table-cell>
          <table:table-cell table:formula="of:=[.J735]/[.A735]" office:value-type="float" office:value="1.00291938724259">
            <text:p>1</text:p>
          </table:table-cell>
          <table:table-cell table:number-columns-repeated="5"/>
        </table:table-row>
        <table:table-row table:style-name="ro1">
          <table:table-cell office:value-type="float" office:value="55.91">
            <text:p>55.91</text:p>
          </table:table-cell>
          <table:table-cell office:value-type="float" office:value="65.18">
            <text:p>65.18</text:p>
          </table:table-cell>
          <table:table-cell table:formula="of:=[.B736]/[.A736]" office:value-type="float" office:value="1.16580218207834">
            <text:p>1.17</text:p>
          </table:table-cell>
          <table:table-cell office:value-type="float" office:value="55.91">
            <text:p>55.91</text:p>
          </table:table-cell>
          <table:table-cell table:formula="of:=[.D736]/[.A736]" office:value-type="float" office:value="1">
            <text:p>1</text:p>
          </table:table-cell>
          <table:table-cell office:value-type="float" office:value="55.91">
            <text:p>55.91</text:p>
          </table:table-cell>
          <table:table-cell table:formula="of:=[.F736]/[.A736]" office:value-type="float" office:value="1">
            <text:p>1</text:p>
          </table:table-cell>
          <table:table-cell office:value-type="float" office:value="55.91">
            <text:p>55.91</text:p>
          </table:table-cell>
          <table:table-cell table:formula="of:=[.H736]/[.A736]" office:value-type="float" office:value="1">
            <text:p>1</text:p>
          </table:table-cell>
          <table:table-cell office:value-type="float" office:value="55.91">
            <text:p>55.91</text:p>
          </table:table-cell>
          <table:table-cell table:formula="of:=[.J736]/[.A736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325.43">
            <text:p>325.43</text:p>
          </table:table-cell>
          <table:table-cell office:value-type="float" office:value="336.02">
            <text:p>336.02</text:p>
          </table:table-cell>
          <table:table-cell table:formula="of:=[.B737]/[.A737]" office:value-type="float" office:value="1.03254156039701">
            <text:p>1.03</text:p>
          </table:table-cell>
          <table:table-cell office:value-type="float" office:value="331.53">
            <text:p>331.53</text:p>
          </table:table-cell>
          <table:table-cell table:formula="of:=[.D737]/[.A737]" office:value-type="float" office:value="1.01874443044587">
            <text:p>1.02</text:p>
          </table:table-cell>
          <table:table-cell office:value-type="float" office:value="332.12">
            <text:p>332.12</text:p>
          </table:table-cell>
          <table:table-cell table:formula="of:=[.F737]/[.A737]" office:value-type="float" office:value="1.02055741634146">
            <text:p>1.02</text:p>
          </table:table-cell>
          <table:table-cell office:value-type="float" office:value="336.02">
            <text:p>336.02</text:p>
          </table:table-cell>
          <table:table-cell table:formula="of:=[.H737]/[.A737]" office:value-type="float" office:value="1.03254156039701">
            <text:p>1.03</text:p>
          </table:table-cell>
          <table:table-cell office:value-type="float" office:value="331.53">
            <text:p>331.53</text:p>
          </table:table-cell>
          <table:table-cell table:formula="of:=[.J737]/[.A737]" office:value-type="float" office:value="1.01874443044587">
            <text:p>1.02</text:p>
          </table:table-cell>
          <table:table-cell table:number-columns-repeated="5"/>
        </table:table-row>
        <table:table-row table:style-name="ro1">
          <table:table-cell office:value-type="float" office:value="275.85">
            <text:p>275.85</text:p>
          </table:table-cell>
          <table:table-cell office:value-type="float" office:value="296.2">
            <text:p>296.2</text:p>
          </table:table-cell>
          <table:table-cell table:formula="of:=[.B738]/[.A738]" office:value-type="float" office:value="1.07377197752402">
            <text:p>1.07</text:p>
          </table:table-cell>
          <table:table-cell office:value-type="float" office:value="280.82">
            <text:p>280.82</text:p>
          </table:table-cell>
          <table:table-cell table:formula="of:=[.D738]/[.A738]" office:value-type="float" office:value="1.01801703824542">
            <text:p>1.02</text:p>
          </table:table-cell>
          <table:table-cell office:value-type="float" office:value="278.44">
            <text:p>278.44</text:p>
          </table:table-cell>
          <table:table-cell table:formula="of:=[.F738]/[.A738]" office:value-type="float" office:value="1.00938916077578">
            <text:p>1.01</text:p>
          </table:table-cell>
          <table:table-cell office:value-type="float" office:value="296.2">
            <text:p>296.2</text:p>
          </table:table-cell>
          <table:table-cell table:formula="of:=[.H738]/[.A738]" office:value-type="float" office:value="1.07377197752402">
            <text:p>1.07</text:p>
          </table:table-cell>
          <table:table-cell office:value-type="float" office:value="281.41">
            <text:p>281.41</text:p>
          </table:table-cell>
          <table:table-cell table:formula="of:=[.J738]/[.A738]" office:value-type="float" office:value="1.02015588181983">
            <text:p>1.02</text:p>
          </table:table-cell>
          <table:table-cell table:number-columns-repeated="5"/>
        </table:table-row>
        <table:table-row table:style-name="ro1">
          <table:table-cell office:value-type="float" office:value="11.41">
            <text:p>11.41</text:p>
          </table:table-cell>
          <table:table-cell office:value-type="float" office:value="29.41">
            <text:p>29.41</text:p>
          </table:table-cell>
          <table:table-cell table:formula="of:=[.B739]/[.A739]" office:value-type="float" office:value="2.57756354075372">
            <text:p>2.58</text:p>
          </table:table-cell>
          <table:table-cell office:value-type="float" office:value="11.41">
            <text:p>11.41</text:p>
          </table:table-cell>
          <table:table-cell table:formula="of:=[.D739]/[.A739]" office:value-type="float" office:value="1">
            <text:p>1</text:p>
          </table:table-cell>
          <table:table-cell office:value-type="float" office:value="11.41">
            <text:p>11.41</text:p>
          </table:table-cell>
          <table:table-cell table:formula="of:=[.F739]/[.A739]" office:value-type="float" office:value="1">
            <text:p>1</text:p>
          </table:table-cell>
          <table:table-cell office:value-type="float" office:value="11.41">
            <text:p>11.41</text:p>
          </table:table-cell>
          <table:table-cell table:formula="of:=[.H739]/[.A739]" office:value-type="float" office:value="1">
            <text:p>1</text:p>
          </table:table-cell>
          <table:table-cell office:value-type="float" office:value="11.41">
            <text:p>11.41</text:p>
          </table:table-cell>
          <table:table-cell table:formula="of:=[.J739]/[.A739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325.65">
            <text:p>325.65</text:p>
          </table:table-cell>
          <table:table-cell office:value-type="float" office:value="0">
            <text:p>0</text:p>
          </table:table-cell>
          <table:table-cell table:formula="of:=[.B740]/[.A740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D740]/[.A740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F740]/[.A740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H740]/[.A740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J740]/[.A740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223.69">
            <text:p>223.69</text:p>
          </table:table-cell>
          <table:table-cell office:value-type="float" office:value="239.55">
            <text:p>239.55</text:p>
          </table:table-cell>
          <table:table-cell table:formula="of:=[.B741]/[.A741]" office:value-type="float" office:value="1.07090169430909">
            <text:p>1.07</text:p>
          </table:table-cell>
          <table:table-cell office:value-type="float" office:value="229.21">
            <text:p>229.21</text:p>
          </table:table-cell>
          <table:table-cell table:formula="of:=[.D741]/[.A741]" office:value-type="float" office:value="1.02467700835978">
            <text:p>1.02</text:p>
          </table:table-cell>
          <table:table-cell office:value-type="float" office:value="229.21">
            <text:p>229.21</text:p>
          </table:table-cell>
          <table:table-cell table:formula="of:=[.F741]/[.A741]" office:value-type="float" office:value="1.02467700835978">
            <text:p>1.02</text:p>
          </table:table-cell>
          <table:table-cell office:value-type="float" office:value="239.55">
            <text:p>239.55</text:p>
          </table:table-cell>
          <table:table-cell table:formula="of:=[.H741]/[.A741]" office:value-type="float" office:value="1.07090169430909">
            <text:p>1.07</text:p>
          </table:table-cell>
          <table:table-cell office:value-type="float" office:value="226.38">
            <text:p>226.38</text:p>
          </table:table-cell>
          <table:table-cell table:formula="of:=[.J741]/[.A741]" office:value-type="float" office:value="1.01202557110287">
            <text:p>1.01</text:p>
          </table:table-cell>
          <table:table-cell table:number-columns-repeated="5"/>
        </table:table-row>
        <table:table-row table:style-name="ro1">
          <table:table-cell office:value-type="float" office:value="55.5">
            <text:p>55.5</text:p>
          </table:table-cell>
          <table:table-cell office:value-type="float" office:value="63.5">
            <text:p>63.5</text:p>
          </table:table-cell>
          <table:table-cell table:formula="of:=[.B742]/[.A742]" office:value-type="float" office:value="1.14414414414414">
            <text:p>1.14</text:p>
          </table:table-cell>
          <table:table-cell office:value-type="float" office:value="55.5">
            <text:p>55.5</text:p>
          </table:table-cell>
          <table:table-cell table:formula="of:=[.D742]/[.A742]" office:value-type="float" office:value="1">
            <text:p>1</text:p>
          </table:table-cell>
          <table:table-cell office:value-type="float" office:value="55.5">
            <text:p>55.5</text:p>
          </table:table-cell>
          <table:table-cell table:formula="of:=[.F742]/[.A742]" office:value-type="float" office:value="1">
            <text:p>1</text:p>
          </table:table-cell>
          <table:table-cell office:value-type="float" office:value="55.5">
            <text:p>55.5</text:p>
          </table:table-cell>
          <table:table-cell table:formula="of:=[.H742]/[.A742]" office:value-type="float" office:value="1">
            <text:p>1</text:p>
          </table:table-cell>
          <table:table-cell office:value-type="float" office:value="55.5">
            <text:p>55.5</text:p>
          </table:table-cell>
          <table:table-cell table:formula="of:=[.J742]/[.A742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380.59">
            <text:p>380.59</text:p>
          </table:table-cell>
          <table:table-cell office:value-type="float" office:value="388.49">
            <text:p>388.49</text:p>
          </table:table-cell>
          <table:table-cell table:formula="of:=[.B743]/[.A743]" office:value-type="float" office:value="1.02075724532962">
            <text:p>1.02</text:p>
          </table:table-cell>
          <table:table-cell office:value-type="float" office:value="389.08">
            <text:p>389.08</text:p>
          </table:table-cell>
          <table:table-cell table:formula="of:=[.D743]/[.A743]" office:value-type="float" office:value="1.02230746998082">
            <text:p>1.02</text:p>
          </table:table-cell>
          <table:table-cell office:value-type="float" office:value="389.08">
            <text:p>389.08</text:p>
          </table:table-cell>
          <table:table-cell table:formula="of:=[.F743]/[.A743]" office:value-type="float" office:value="1.02230746998082">
            <text:p>1.02</text:p>
          </table:table-cell>
          <table:table-cell office:value-type="float" office:value="388.49">
            <text:p>388.49</text:p>
          </table:table-cell>
          <table:table-cell table:formula="of:=[.H743]/[.A743]" office:value-type="float" office:value="1.02075724532962">
            <text:p>1.02</text:p>
          </table:table-cell>
          <table:table-cell office:value-type="float" office:value="386.49">
            <text:p>386.49</text:p>
          </table:table-cell>
          <table:table-cell table:formula="of:=[.J743]/[.A743]" office:value-type="float" office:value="1.01550224651199">
            <text:p>1.02</text:p>
          </table:table-cell>
          <table:table-cell table:number-columns-repeated="5"/>
        </table:table-row>
        <table:table-row table:style-name="ro1">
          <table:table-cell office:value-type="float" office:value="376.92">
            <text:p>376.92</text:p>
          </table:table-cell>
          <table:table-cell office:value-type="float" office:value="385.71">
            <text:p>385.71</text:p>
          </table:table-cell>
          <table:table-cell table:formula="of:=[.B744]/[.A744]" office:value-type="float" office:value="1.0233205985355">
            <text:p>1.02</text:p>
          </table:table-cell>
          <table:table-cell office:value-type="float" office:value="382.53">
            <text:p>382.53</text:p>
          </table:table-cell>
          <table:table-cell table:formula="of:=[.D744]/[.A744]" office:value-type="float" office:value="1.01488379496975">
            <text:p>1.01</text:p>
          </table:table-cell>
          <table:table-cell office:value-type="float" office:value="382.53">
            <text:p>382.53</text:p>
          </table:table-cell>
          <table:table-cell table:formula="of:=[.F744]/[.A744]" office:value-type="float" office:value="1.01488379496975">
            <text:p>1.01</text:p>
          </table:table-cell>
          <table:table-cell office:value-type="float" office:value="384.53">
            <text:p>384.53</text:p>
          </table:table-cell>
          <table:table-cell table:formula="of:=[.H744]/[.A744]" office:value-type="float" office:value="1.02018996073437">
            <text:p>1.02</text:p>
          </table:table-cell>
          <table:table-cell office:value-type="float" office:value="379.02">
            <text:p>379.02</text:p>
          </table:table-cell>
          <table:table-cell table:formula="of:=[.J744]/[.A744]" office:value-type="float" office:value="1.00557147405285">
            <text:p>1.01</text:p>
          </table:table-cell>
          <table:table-cell table:number-columns-repeated="5"/>
        </table:table-row>
        <table:table-row table:style-name="ro1">
          <table:table-cell office:value-type="float" office:value="52.84">
            <text:p>52.84</text:p>
          </table:table-cell>
          <table:table-cell office:value-type="float" office:value="63.77">
            <text:p>63.77</text:p>
          </table:table-cell>
          <table:table-cell table:formula="of:=[.B745]/[.A745]" office:value-type="float" office:value="1.20685087055261">
            <text:p>1.21</text:p>
          </table:table-cell>
          <table:table-cell office:value-type="float" office:value="55.77">
            <text:p>55.77</text:p>
          </table:table-cell>
          <table:table-cell table:formula="of:=[.D745]/[.A745]" office:value-type="float" office:value="1.05545041635125">
            <text:p>1.06</text:p>
          </table:table-cell>
          <table:table-cell office:value-type="float" office:value="55.77">
            <text:p>55.77</text:p>
          </table:table-cell>
          <table:table-cell table:formula="of:=[.F745]/[.A745]" office:value-type="float" office:value="1.05545041635125">
            <text:p>1.06</text:p>
          </table:table-cell>
          <table:table-cell office:value-type="float" office:value="63.77">
            <text:p>63.77</text:p>
          </table:table-cell>
          <table:table-cell table:formula="of:=[.H745]/[.A745]" office:value-type="float" office:value="1.20685087055261">
            <text:p>1.21</text:p>
          </table:table-cell>
          <table:table-cell office:value-type="float" office:value="55.77">
            <text:p>55.77</text:p>
          </table:table-cell>
          <table:table-cell table:formula="of:=[.J745]/[.A745]" office:value-type="float" office:value="1.05545041635125">
            <text:p>1.06</text:p>
          </table:table-cell>
          <table:table-cell table:number-columns-repeated="5"/>
        </table:table-row>
        <table:table-row table:style-name="ro1">
          <table:table-cell office:value-type="float" office:value="115.95">
            <text:p>115.95</text:p>
          </table:table-cell>
          <table:table-cell office:value-type="float" office:value="129.02">
            <text:p>129.02</text:p>
          </table:table-cell>
          <table:table-cell table:formula="of:=[.B746]/[.A746]" office:value-type="float" office:value="1.11272100043122">
            <text:p>1.11</text:p>
          </table:table-cell>
          <table:table-cell office:value-type="float" office:value="116.54">
            <text:p>116.54</text:p>
          </table:table-cell>
          <table:table-cell table:formula="of:=[.D746]/[.A746]" office:value-type="float" office:value="1.00508840017249">
            <text:p>1.01</text:p>
          </table:table-cell>
          <table:table-cell office:value-type="float" office:value="117.12">
            <text:p>117.12</text:p>
          </table:table-cell>
          <table:table-cell table:formula="of:=[.F746]/[.A746]" office:value-type="float" office:value="1.01009055627426">
            <text:p>1.01</text:p>
          </table:table-cell>
          <table:table-cell office:value-type="float" office:value="116.54">
            <text:p>116.54</text:p>
          </table:table-cell>
          <table:table-cell table:formula="of:=[.H746]/[.A746]" office:value-type="float" office:value="1.00508840017249">
            <text:p>1.01</text:p>
          </table:table-cell>
          <table:table-cell office:value-type="float" office:value="116.54">
            <text:p>116.54</text:p>
          </table:table-cell>
          <table:table-cell table:formula="of:=[.J746]/[.A746]" office:value-type="float" office:value="1.00508840017249">
            <text:p>1.01</text:p>
          </table:table-cell>
          <table:table-cell table:number-columns-repeated="5"/>
        </table:table-row>
        <table:table-row table:style-name="ro1">
          <table:table-cell office:value-type="float" office:value="326.79">
            <text:p>326.79</text:p>
          </table:table-cell>
          <table:table-cell office:value-type="float" office:value="336.69">
            <text:p>336.69</text:p>
          </table:table-cell>
          <table:table-cell table:formula="of:=[.B747]/[.A747]" office:value-type="float" office:value="1.03029468465987">
            <text:p>1.03</text:p>
          </table:table-cell>
          <table:table-cell office:value-type="float" office:value="335.04">
            <text:p>335.04</text:p>
          </table:table-cell>
          <table:table-cell table:formula="of:=[.D747]/[.A747]" office:value-type="float" office:value="1.02524557054989">
            <text:p>1.03</text:p>
          </table:table-cell>
          <table:table-cell office:value-type="float" office:value="336.21">
            <text:p>336.21</text:p>
          </table:table-cell>
          <table:table-cell table:formula="of:=[.F747]/[.A747]" office:value-type="float" office:value="1.02882585146424">
            <text:p>1.03</text:p>
          </table:table-cell>
          <table:table-cell office:value-type="float" office:value="336.69">
            <text:p>336.69</text:p>
          </table:table-cell>
          <table:table-cell table:formula="of:=[.H747]/[.A747]" office:value-type="float" office:value="1.03029468465987">
            <text:p>1.03</text:p>
          </table:table-cell>
          <table:table-cell office:value-type="float" office:value="331.72">
            <text:p>331.72</text:p>
          </table:table-cell>
          <table:table-cell table:formula="of:=[.J747]/[.A747]" office:value-type="float" office:value="1.01508614094679">
            <text:p>1.02</text:p>
          </table:table-cell>
          <table:table-cell table:number-columns-repeated="5"/>
        </table:table-row>
        <table:table-row table:style-name="ro1">
          <table:table-cell office:value-type="float" office:value="15.07">
            <text:p>15.07</text:p>
          </table:table-cell>
          <table:table-cell office:value-type="float" office:value="49.07">
            <text:p>49.07</text:p>
          </table:table-cell>
          <table:table-cell table:formula="of:=[.B748]/[.A748]" office:value-type="float" office:value="3.25613802256138">
            <text:p>3.26</text:p>
          </table:table-cell>
          <table:table-cell office:value-type="float" office:value="22.49">
            <text:p>22.49</text:p>
          </table:table-cell>
          <table:table-cell table:formula="of:=[.D748]/[.A748]" office:value-type="float" office:value="1.49236894492369">
            <text:p>1.49</text:p>
          </table:table-cell>
          <table:table-cell office:value-type="float" office:value="22.49">
            <text:p>22.49</text:p>
          </table:table-cell>
          <table:table-cell table:formula="of:=[.F748]/[.A748]" office:value-type="float" office:value="1.49236894492369">
            <text:p>1.49</text:p>
          </table:table-cell>
          <table:table-cell office:value-type="float" office:value="15.07">
            <text:p>15.07</text:p>
          </table:table-cell>
          <table:table-cell table:formula="of:=[.H748]/[.A748]" office:value-type="float" office:value="1">
            <text:p>1</text:p>
          </table:table-cell>
          <table:table-cell office:value-type="float" office:value="15.07">
            <text:p>15.07</text:p>
          </table:table-cell>
          <table:table-cell table:formula="of:=[.J748]/[.A748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247.75">
            <text:p>247.75</text:p>
          </table:table-cell>
          <table:table-cell office:value-type="float" office:value="263.26">
            <text:p>263.26</text:p>
          </table:table-cell>
          <table:table-cell table:formula="of:=[.B749]/[.A749]" office:value-type="float" office:value="1.0626034308779">
            <text:p>1.06</text:p>
          </table:table-cell>
          <table:table-cell office:value-type="float" office:value="249.5">
            <text:p>249.5</text:p>
          </table:table-cell>
          <table:table-cell table:formula="of:=[.D749]/[.A749]" office:value-type="float" office:value="1.00706357214934">
            <text:p>1.01</text:p>
          </table:table-cell>
          <table:table-cell office:value-type="float" office:value="249.5">
            <text:p>249.5</text:p>
          </table:table-cell>
          <table:table-cell table:formula="of:=[.F749]/[.A749]" office:value-type="float" office:value="1.00706357214934">
            <text:p>1.01</text:p>
          </table:table-cell>
          <table:table-cell office:value-type="float" office:value="255.5">
            <text:p>255.5</text:p>
          </table:table-cell>
          <table:table-cell table:formula="of:=[.H749]/[.A749]" office:value-type="float" office:value="1.03128153380424">
            <text:p>1.03</text:p>
          </table:table-cell>
          <table:table-cell office:value-type="float" office:value="249.5">
            <text:p>249.5</text:p>
          </table:table-cell>
          <table:table-cell table:formula="of:=[.J749]/[.A749]" office:value-type="float" office:value="1.00706357214934">
            <text:p>1.01</text:p>
          </table:table-cell>
          <table:table-cell table:number-columns-repeated="5"/>
        </table:table-row>
        <table:table-row table:style-name="ro1">
          <table:table-cell office:value-type="float" office:value="113.44">
            <text:p>113.44</text:p>
          </table:table-cell>
          <table:table-cell office:value-type="float" office:value="138.99">
            <text:p>138.99</text:p>
          </table:table-cell>
          <table:table-cell table:formula="of:=[.B750]/[.A750]" office:value-type="float" office:value="1.22522919605078">
            <text:p>1.23</text:p>
          </table:table-cell>
          <table:table-cell office:value-type="float" office:value="113.44">
            <text:p>113.44</text:p>
          </table:table-cell>
          <table:table-cell table:formula="of:=[.D750]/[.A750]" office:value-type="float" office:value="1">
            <text:p>1</text:p>
          </table:table-cell>
          <table:table-cell office:value-type="float" office:value="113.44">
            <text:p>113.44</text:p>
          </table:table-cell>
          <table:table-cell table:formula="of:=[.F750]/[.A750]" office:value-type="float" office:value="1">
            <text:p>1</text:p>
          </table:table-cell>
          <table:table-cell office:value-type="float" office:value="113.44">
            <text:p>113.44</text:p>
          </table:table-cell>
          <table:table-cell table:formula="of:=[.H750]/[.A750]" office:value-type="float" office:value="1">
            <text:p>1</text:p>
          </table:table-cell>
          <table:table-cell office:value-type="float" office:value="113.44">
            <text:p>113.44</text:p>
          </table:table-cell>
          <table:table-cell table:formula="of:=[.J750]/[.A750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321.06">
            <text:p>321.06</text:p>
          </table:table-cell>
          <table:table-cell office:value-type="float" office:value="0">
            <text:p>0</text:p>
          </table:table-cell>
          <table:table-cell table:formula="of:=[.B751]/[.A751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D751]/[.A751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F751]/[.A751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H751]/[.A751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J751]/[.A751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390.99">
            <text:p>390.99</text:p>
          </table:table-cell>
          <table:table-cell office:value-type="float" office:value="398.16">
            <text:p>398.16</text:p>
          </table:table-cell>
          <table:table-cell table:formula="of:=[.B752]/[.A752]" office:value-type="float" office:value="1.01833806491215">
            <text:p>1.02</text:p>
          </table:table-cell>
          <table:table-cell office:value-type="float" office:value="397.92">
            <text:p>397.92</text:p>
          </table:table-cell>
          <table:table-cell table:formula="of:=[.D752]/[.A752]" office:value-type="float" office:value="1.01772423847157">
            <text:p>1.02</text:p>
          </table:table-cell>
          <table:table-cell office:value-type="float" office:value="399.68">
            <text:p>399.68</text:p>
          </table:table-cell>
          <table:table-cell table:formula="of:=[.F752]/[.A752]" office:value-type="float" office:value="1.02222563236911">
            <text:p>1.02</text:p>
          </table:table-cell>
          <table:table-cell office:value-type="float" office:value="398.16">
            <text:p>398.16</text:p>
          </table:table-cell>
          <table:table-cell table:formula="of:=[.H752]/[.A752]" office:value-type="float" office:value="1.01833806491215">
            <text:p>1.02</text:p>
          </table:table-cell>
          <table:table-cell office:value-type="float" office:value="396.16">
            <text:p>396.16</text:p>
          </table:table-cell>
          <table:table-cell table:formula="of:=[.J752]/[.A752]" office:value-type="float" office:value="1.01322284457403">
            <text:p>1.01</text:p>
          </table:table-cell>
          <table:table-cell table:number-columns-repeated="5"/>
        </table:table-row>
        <table:table-row table:style-name="ro1">
          <table:table-cell office:value-type="float" office:value="54.94">
            <text:p>54.94</text:p>
          </table:table-cell>
          <table:table-cell office:value-type="float" office:value="67.91">
            <text:p>67.91</text:p>
          </table:table-cell>
          <table:table-cell table:formula="of:=[.B753]/[.A753]" office:value-type="float" office:value="1.23607571896614">
            <text:p>1.24</text:p>
          </table:table-cell>
          <table:table-cell office:value-type="float" office:value="54.94">
            <text:p>54.94</text:p>
          </table:table-cell>
          <table:table-cell table:formula="of:=[.D753]/[.A753]" office:value-type="float" office:value="1">
            <text:p>1</text:p>
          </table:table-cell>
          <table:table-cell office:value-type="float" office:value="54.94">
            <text:p>54.94</text:p>
          </table:table-cell>
          <table:table-cell table:formula="of:=[.F753]/[.A753]" office:value-type="float" office:value="1">
            <text:p>1</text:p>
          </table:table-cell>
          <table:table-cell office:value-type="float" office:value="54.94">
            <text:p>54.94</text:p>
          </table:table-cell>
          <table:table-cell table:formula="of:=[.H753]/[.A753]" office:value-type="float" office:value="1">
            <text:p>1</text:p>
          </table:table-cell>
          <table:table-cell office:value-type="float" office:value="54.94">
            <text:p>54.94</text:p>
          </table:table-cell>
          <table:table-cell table:formula="of:=[.J753]/[.A753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26.5">
            <text:p>126.5</text:p>
          </table:table-cell>
          <table:table-cell office:value-type="float" office:value="132.01">
            <text:p>132.01</text:p>
          </table:table-cell>
          <table:table-cell table:formula="of:=[.B754]/[.A754]" office:value-type="float" office:value="1.04355731225296">
            <text:p>1.04</text:p>
          </table:table-cell>
          <table:table-cell office:value-type="float" office:value="127.67">
            <text:p>127.67</text:p>
          </table:table-cell>
          <table:table-cell table:formula="of:=[.D754]/[.A754]" office:value-type="float" office:value="1.00924901185771">
            <text:p>1.01</text:p>
          </table:table-cell>
          <table:table-cell office:value-type="float" office:value="128.84">
            <text:p>128.84</text:p>
          </table:table-cell>
          <table:table-cell table:formula="of:=[.F754]/[.A754]" office:value-type="float" office:value="1.01849802371542">
            <text:p>1.02</text:p>
          </table:table-cell>
          <table:table-cell office:value-type="float" office:value="132.01">
            <text:p>132.01</text:p>
          </table:table-cell>
          <table:table-cell table:formula="of:=[.H754]/[.A754]" office:value-type="float" office:value="1.04355731225296">
            <text:p>1.04</text:p>
          </table:table-cell>
          <table:table-cell office:value-type="float" office:value="126.5">
            <text:p>126.5</text:p>
          </table:table-cell>
          <table:table-cell table:formula="of:=[.J754]/[.A754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275.55">
            <text:p>275.55</text:p>
          </table:table-cell>
          <table:table-cell office:value-type="float" office:value="286.14">
            <text:p>286.14</text:p>
          </table:table-cell>
          <table:table-cell table:formula="of:=[.B755]/[.A755]" office:value-type="float" office:value="1.03843222645618">
            <text:p>1.04</text:p>
          </table:table-cell>
          <table:table-cell office:value-type="float" office:value="287.89">
            <text:p>287.89</text:p>
          </table:table-cell>
          <table:table-cell table:formula="of:=[.D755]/[.A755]" office:value-type="float" office:value="1.04478316095083">
            <text:p>1.04</text:p>
          </table:table-cell>
          <table:table-cell office:value-type="float" office:value="282.04">
            <text:p>282.04</text:p>
          </table:table-cell>
          <table:table-cell table:formula="of:=[.F755]/[.A755]" office:value-type="float" office:value="1.02355289421158">
            <text:p>1.02</text:p>
          </table:table-cell>
          <table:table-cell office:value-type="float" office:value="286.14">
            <text:p>286.14</text:p>
          </table:table-cell>
          <table:table-cell table:formula="of:=[.H755]/[.A755]" office:value-type="float" office:value="1.03843222645618">
            <text:p>1.04</text:p>
          </table:table-cell>
          <table:table-cell office:value-type="float" office:value="278.14">
            <text:p>278.14</text:p>
          </table:table-cell>
          <table:table-cell table:formula="of:=[.J755]/[.A755]" office:value-type="float" office:value="1.00939938305208">
            <text:p>1.01</text:p>
          </table:table-cell>
          <table:table-cell table:number-columns-repeated="5"/>
        </table:table-row>
        <table:table-row table:style-name="ro1">
          <table:table-cell office:value-type="float" office:value="239.72">
            <text:p>239.72</text:p>
          </table:table-cell>
          <table:table-cell office:value-type="float" office:value="246.65">
            <text:p>246.65</text:p>
          </table:table-cell>
          <table:table-cell table:formula="of:=[.B756]/[.A756]" office:value-type="float" office:value="1.02890872684799">
            <text:p>1.03</text:p>
          </table:table-cell>
          <table:table-cell office:value-type="float" office:value="240.65">
            <text:p>240.65</text:p>
          </table:table-cell>
          <table:table-cell table:formula="of:=[.D756]/[.A756]" office:value-type="float" office:value="1.0038795261138">
            <text:p>1</text:p>
          </table:table-cell>
          <table:table-cell office:value-type="float" office:value="239.48">
            <text:p>239.48</text:p>
          </table:table-cell>
          <table:table-cell table:formula="of:=[.F756]/[.A756]" office:value-type="float" office:value="0.998998831970632">
            <text:p>1</text:p>
          </table:table-cell>
          <table:table-cell office:value-type="float" office:value="241.82">
            <text:p>241.82</text:p>
          </table:table-cell>
          <table:table-cell table:formula="of:=[.H756]/[.A756]" office:value-type="float" office:value="1.00876022025697">
            <text:p>1.01</text:p>
          </table:table-cell>
          <table:table-cell office:value-type="float" office:value="239.48">
            <text:p>239.48</text:p>
          </table:table-cell>
          <table:table-cell table:formula="of:=[.J756]/[.A756]" office:value-type="float" office:value="0.998998831970632">
            <text:p>1</text:p>
          </table:table-cell>
          <table:table-cell table:number-columns-repeated="5"/>
        </table:table-row>
        <table:table-row table:style-name="ro1">
          <table:table-cell office:value-type="float" office:value="506.35">
            <text:p>506.35</text:p>
          </table:table-cell>
          <table:table-cell office:value-type="float" office:value="516.06">
            <text:p>516.06</text:p>
          </table:table-cell>
          <table:table-cell table:formula="of:=[.B757]/[.A757]" office:value-type="float" office:value="1.01917645897107">
            <text:p>1.02</text:p>
          </table:table-cell>
          <table:table-cell office:value-type="float" office:value="511.72">
            <text:p>511.72</text:p>
          </table:table-cell>
          <table:table-cell table:formula="of:=[.D757]/[.A757]" office:value-type="float" office:value="1.01060531253086">
            <text:p>1.01</text:p>
          </table:table-cell>
          <table:table-cell office:value-type="float" office:value="510.55">
            <text:p>510.55</text:p>
          </table:table-cell>
          <table:table-cell table:formula="of:=[.F757]/[.A757]" office:value-type="float" office:value="1.00829465784536">
            <text:p>1.01</text:p>
          </table:table-cell>
          <table:table-cell office:value-type="float" office:value="515.48">
            <text:p>515.48</text:p>
          </table:table-cell>
          <table:table-cell table:formula="of:=[.H757]/[.A757]" office:value-type="float" office:value="1.01803100622099">
            <text:p>1.02</text:p>
          </table:table-cell>
          <table:table-cell office:value-type="float" office:value="507.62">
            <text:p>507.62</text:p>
          </table:table-cell>
          <table:table-cell table:formula="of:=[.J757]/[.A757]" office:value-type="float" office:value="1.00250814653896">
            <text:p>1</text:p>
          </table:table-cell>
          <table:table-cell table:number-columns-repeated="5"/>
        </table:table-row>
        <table:table-row table:style-name="ro1">
          <table:table-cell office:value-type="float" office:value="343.21">
            <text:p>343.21</text:p>
          </table:table-cell>
          <table:table-cell office:value-type="float" office:value="349.65">
            <text:p>349.65</text:p>
          </table:table-cell>
          <table:table-cell table:formula="of:=[.B758]/[.A758]" office:value-type="float" office:value="1.01876402202733">
            <text:p>1.02</text:p>
          </table:table-cell>
          <table:table-cell office:value-type="float" office:value="347.07">
            <text:p>347.07</text:p>
          </table:table-cell>
          <table:table-cell table:formula="of:=[.D758]/[.A758]" office:value-type="float" office:value="1.01124675854433">
            <text:p>1.01</text:p>
          </table:table-cell>
          <table:table-cell office:value-type="float" office:value="347.07">
            <text:p>347.07</text:p>
          </table:table-cell>
          <table:table-cell table:formula="of:=[.F758]/[.A758]" office:value-type="float" office:value="1.01124675854433">
            <text:p>1.01</text:p>
          </table:table-cell>
          <table:table-cell office:value-type="float" office:value="349.65">
            <text:p>349.65</text:p>
          </table:table-cell>
          <table:table-cell table:formula="of:=[.H758]/[.A758]" office:value-type="float" office:value="1.01876402202733">
            <text:p>1.02</text:p>
          </table:table-cell>
          <table:table-cell office:value-type="float" office:value="344.14">
            <text:p>344.14</text:p>
          </table:table-cell>
          <table:table-cell table:formula="of:=[.J758]/[.A758]" office:value-type="float" office:value="1.0027097112555">
            <text:p>1</text:p>
          </table:table-cell>
          <table:table-cell table:number-columns-repeated="5"/>
        </table:table-row>
        <table:table-row table:style-name="ro1">
          <table:table-cell office:value-type="float" office:value="329.14">
            <text:p>329.14</text:p>
          </table:table-cell>
          <table:table-cell office:value-type="float" office:value="336.79">
            <text:p>336.79</text:p>
          </table:table-cell>
          <table:table-cell table:formula="of:=[.B759]/[.A759]" office:value-type="float" office:value="1.02324238925685">
            <text:p>1.02</text:p>
          </table:table-cell>
          <table:table-cell office:value-type="float" office:value="334.45">
            <text:p>334.45</text:p>
          </table:table-cell>
          <table:table-cell table:formula="of:=[.D759]/[.A759]" office:value-type="float" office:value="1.01613295254299">
            <text:p>1.02</text:p>
          </table:table-cell>
          <table:table-cell office:value-type="float" office:value="332.89">
            <text:p>332.89</text:p>
          </table:table-cell>
          <table:table-cell table:formula="of:=[.F759]/[.A759]" office:value-type="float" office:value="1.01139332806708">
            <text:p>1.01</text:p>
          </table:table-cell>
          <table:table-cell office:value-type="float" office:value="336.79">
            <text:p>336.79</text:p>
          </table:table-cell>
          <table:table-cell table:formula="of:=[.H759]/[.A759]" office:value-type="float" office:value="1.02324238925685">
            <text:p>1.02</text:p>
          </table:table-cell>
          <table:table-cell office:value-type="float" office:value="335.62">
            <text:p>335.62</text:p>
          </table:table-cell>
          <table:table-cell table:formula="of:=[.J759]/[.A759]" office:value-type="float" office:value="1.01968767089992">
            <text:p>1.02</text:p>
          </table:table-cell>
          <table:table-cell table:number-columns-repeated="5"/>
        </table:table-row>
        <table:table-row table:style-name="ro1">
          <table:table-cell office:value-type="float" office:value="480.69">
            <text:p>480.69</text:p>
          </table:table-cell>
          <table:table-cell office:value-type="float" office:value="494.5">
            <text:p>494.5</text:p>
          </table:table-cell>
          <table:table-cell table:formula="of:=[.B760]/[.A760]" office:value-type="float" office:value="1.02872953462731">
            <text:p>1.03</text:p>
          </table:table-cell>
          <table:table-cell office:value-type="float" office:value="488.4">
            <text:p>488.4</text:p>
          </table:table-cell>
          <table:table-cell table:formula="of:=[.D760]/[.A760]" office:value-type="float" office:value="1.01603944330026">
            <text:p>1.02</text:p>
          </table:table-cell>
          <table:table-cell office:value-type="float" office:value="483.72">
            <text:p>483.72</text:p>
          </table:table-cell>
          <table:table-cell table:formula="of:=[.F760]/[.A760]" office:value-type="float" office:value="1.00630343880672">
            <text:p>1.01</text:p>
          </table:table-cell>
          <table:table-cell office:value-type="float" office:value="489.58">
            <text:p>489.58</text:p>
          </table:table-cell>
          <table:table-cell table:formula="of:=[.H760]/[.A760]" office:value-type="float" office:value="1.01849424785205">
            <text:p>1.02</text:p>
          </table:table-cell>
          <table:table-cell office:value-type="float" office:value="484.89">
            <text:p>484.89</text:p>
          </table:table-cell>
          <table:table-cell table:formula="of:=[.J760]/[.A760]" office:value-type="float" office:value="1.0087374399301">
            <text:p>1.01</text:p>
          </table:table-cell>
          <table:table-cell table:number-columns-repeated="5"/>
        </table:table-row>
        <table:table-row table:style-name="ro1">
          <table:table-cell office:value-type="float" office:value="184.29">
            <text:p>184.29</text:p>
          </table:table-cell>
          <table:table-cell office:value-type="float" office:value="202.19">
            <text:p>202.19</text:p>
          </table:table-cell>
          <table:table-cell table:formula="of:=[.B761]/[.A761]" office:value-type="float" office:value="1.09712952411959">
            <text:p>1.1</text:p>
          </table:table-cell>
          <table:table-cell office:value-type="float" office:value="191.22">
            <text:p>191.22</text:p>
          </table:table-cell>
          <table:table-cell table:formula="of:=[.D761]/[.A761]" office:value-type="float" office:value="1.03760377665636">
            <text:p>1.04</text:p>
          </table:table-cell>
          <table:table-cell office:value-type="float" office:value="187.81">
            <text:p>187.81</text:p>
          </table:table-cell>
          <table:table-cell table:formula="of:=[.F761]/[.A761]" office:value-type="float" office:value="1.01910033100005">
            <text:p>1.02</text:p>
          </table:table-cell>
          <table:table-cell office:value-type="float" office:value="202.19">
            <text:p>202.19</text:p>
          </table:table-cell>
          <table:table-cell table:formula="of:=[.H761]/[.A761]" office:value-type="float" office:value="1.09712952411959">
            <text:p>1.1</text:p>
          </table:table-cell>
          <table:table-cell office:value-type="float" office:value="184.29">
            <text:p>184.29</text:p>
          </table:table-cell>
          <table:table-cell table:formula="of:=[.J761]/[.A761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34.14">
            <text:p>134.14</text:p>
          </table:table-cell>
          <table:table-cell office:value-type="float" office:value="154.24">
            <text:p>154.24</text:p>
          </table:table-cell>
          <table:table-cell table:formula="of:=[.B762]/[.A762]" office:value-type="float" office:value="1.14984344714477">
            <text:p>1.15</text:p>
          </table:table-cell>
          <table:table-cell office:value-type="float" office:value="135.89">
            <text:p>135.89</text:p>
          </table:table-cell>
          <table:table-cell table:formula="of:=[.D762]/[.A762]" office:value-type="float" office:value="1.01304607126882">
            <text:p>1.01</text:p>
          </table:table-cell>
          <table:table-cell office:value-type="float" office:value="134.14">
            <text:p>134.14</text:p>
          </table:table-cell>
          <table:table-cell table:formula="of:=[.F762]/[.A762]" office:value-type="float" office:value="1">
            <text:p>1</text:p>
          </table:table-cell>
          <table:table-cell office:value-type="float" office:value="154.24">
            <text:p>154.24</text:p>
          </table:table-cell>
          <table:table-cell table:formula="of:=[.H762]/[.A762]" office:value-type="float" office:value="1.14984344714477">
            <text:p>1.15</text:p>
          </table:table-cell>
          <table:table-cell office:value-type="float" office:value="135.89">
            <text:p>135.89</text:p>
          </table:table-cell>
          <table:table-cell table:formula="of:=[.J762]/[.A762]" office:value-type="float" office:value="1.01304607126882">
            <text:p>1.01</text:p>
          </table:table-cell>
          <table:table-cell table:number-columns-repeated="5"/>
        </table:table-row>
        <table:table-row table:style-name="ro1">
          <table:table-cell office:value-type="float" office:value="280.02">
            <text:p>280.02</text:p>
          </table:table-cell>
          <table:table-cell office:value-type="float" office:value="285.92">
            <text:p>285.92</text:p>
          </table:table-cell>
          <table:table-cell table:formula="of:=[.B763]/[.A763]" office:value-type="float" office:value="1.02106992357689">
            <text:p>1.02</text:p>
          </table:table-cell>
          <table:table-cell office:value-type="float" office:value="285.92">
            <text:p>285.92</text:p>
          </table:table-cell>
          <table:table-cell table:formula="of:=[.D763]/[.A763]" office:value-type="float" office:value="1.02106992357689">
            <text:p>1.02</text:p>
          </table:table-cell>
          <table:table-cell office:value-type="float" office:value="287.68">
            <text:p>287.68</text:p>
          </table:table-cell>
          <table:table-cell table:formula="of:=[.F763]/[.A763]" office:value-type="float" office:value="1.02735518891508">
            <text:p>1.03</text:p>
          </table:table-cell>
          <table:table-cell office:value-type="float" office:value="284.75">
            <text:p>284.75</text:p>
          </table:table-cell>
          <table:table-cell table:formula="of:=[.H763]/[.A763]" office:value-type="float" office:value="1.01689165059639">
            <text:p>1.02</text:p>
          </table:table-cell>
          <table:table-cell office:value-type="float" office:value="285.34">
            <text:p>285.34</text:p>
          </table:table-cell>
          <table:table-cell table:formula="of:=[.J763]/[.A763]" office:value-type="float" office:value="1.01899864295407">
            <text:p>1.02</text:p>
          </table:table-cell>
          <table:table-cell table:number-columns-repeated="5"/>
        </table:table-row>
        <table:table-row table:style-name="ro1">
          <table:table-cell office:value-type="float" office:value="390.15">
            <text:p>390.15</text:p>
          </table:table-cell>
          <table:table-cell office:value-type="float" office:value="409.28">
            <text:p>409.28</text:p>
          </table:table-cell>
          <table:table-cell table:formula="of:=[.B764]/[.A764]" office:value-type="float" office:value="1.04903242342689">
            <text:p>1.05</text:p>
          </table:table-cell>
          <table:table-cell office:value-type="float" office:value="397.28">
            <text:p>397.28</text:p>
          </table:table-cell>
          <table:table-cell table:formula="of:=[.D764]/[.A764]" office:value-type="float" office:value="1.01827502242727">
            <text:p>1.02</text:p>
          </table:table-cell>
          <table:table-cell office:value-type="float" office:value="393.18">
            <text:p>393.18</text:p>
          </table:table-cell>
          <table:table-cell table:formula="of:=[.F764]/[.A764]" office:value-type="float" office:value="1.0077662437524">
            <text:p>1.01</text:p>
          </table:table-cell>
          <table:table-cell office:value-type="float" office:value="402.11">
            <text:p>402.11</text:p>
          </table:table-cell>
          <table:table-cell table:formula="of:=[.H764]/[.A764]" office:value-type="float" office:value="1.03065487632962">
            <text:p>1.03</text:p>
          </table:table-cell>
          <table:table-cell office:value-type="float" office:value="394.35">
            <text:p>394.35</text:p>
          </table:table-cell>
          <table:table-cell table:formula="of:=[.J764]/[.A764]" office:value-type="float" office:value="1.01076509034987">
            <text:p>1.01</text:p>
          </table:table-cell>
          <table:table-cell table:number-columns-repeated="5"/>
        </table:table-row>
        <table:table-row table:style-name="ro1">
          <table:table-cell office:value-type="float" office:value="19.97">
            <text:p>19.97</text:p>
          </table:table-cell>
          <table:table-cell office:value-type="float" office:value="31.38">
            <text:p>31.38</text:p>
          </table:table-cell>
          <table:table-cell table:formula="of:=[.B765]/[.A765]" office:value-type="float" office:value="1.57135703555333">
            <text:p>1.57</text:p>
          </table:table-cell>
          <table:table-cell office:value-type="float" office:value="19.97">
            <text:p>19.97</text:p>
          </table:table-cell>
          <table:table-cell table:formula="of:=[.D765]/[.A765]" office:value-type="float" office:value="1">
            <text:p>1</text:p>
          </table:table-cell>
          <table:table-cell office:value-type="float" office:value="19.97">
            <text:p>19.97</text:p>
          </table:table-cell>
          <table:table-cell table:formula="of:=[.F765]/[.A765]" office:value-type="float" office:value="1">
            <text:p>1</text:p>
          </table:table-cell>
          <table:table-cell office:value-type="float" office:value="19.97">
            <text:p>19.97</text:p>
          </table:table-cell>
          <table:table-cell table:formula="of:=[.H765]/[.A765]" office:value-type="float" office:value="1">
            <text:p>1</text:p>
          </table:table-cell>
          <table:table-cell office:value-type="float" office:value="19.97">
            <text:p>19.97</text:p>
          </table:table-cell>
          <table:table-cell table:formula="of:=[.J765]/[.A765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02.95">
            <text:p>102.95</text:p>
          </table:table-cell>
          <table:table-cell office:value-type="float" office:value="106.12">
            <text:p>106.12</text:p>
          </table:table-cell>
          <table:table-cell table:formula="of:=[.B766]/[.A766]" office:value-type="float" office:value="1.03079164643031">
            <text:p>1.03</text:p>
          </table:table-cell>
          <table:table-cell office:value-type="float" office:value="102.95">
            <text:p>102.95</text:p>
          </table:table-cell>
          <table:table-cell table:formula="of:=[.D766]/[.A766]" office:value-type="float" office:value="1">
            <text:p>1</text:p>
          </table:table-cell>
          <table:table-cell office:value-type="float" office:value="102.95">
            <text:p>102.95</text:p>
          </table:table-cell>
          <table:table-cell table:formula="of:=[.F766]/[.A766]" office:value-type="float" office:value="1">
            <text:p>1</text:p>
          </table:table-cell>
          <table:table-cell office:value-type="float" office:value="102.95">
            <text:p>102.95</text:p>
          </table:table-cell>
          <table:table-cell table:formula="of:=[.H766]/[.A766]" office:value-type="float" office:value="1">
            <text:p>1</text:p>
          </table:table-cell>
          <table:table-cell office:value-type="float" office:value="102.95">
            <text:p>102.95</text:p>
          </table:table-cell>
          <table:table-cell table:formula="of:=[.J766]/[.A766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405.72">
            <text:p>405.72</text:p>
          </table:table-cell>
          <table:table-cell office:value-type="float" office:value="416.02">
            <text:p>416.02</text:p>
          </table:table-cell>
          <table:table-cell table:formula="of:=[.B767]/[.A767]" office:value-type="float" office:value="1.02538696638076">
            <text:p>1.03</text:p>
          </table:table-cell>
          <table:table-cell office:value-type="float" office:value="411.33">
            <text:p>411.33</text:p>
          </table:table-cell>
          <table:table-cell table:formula="of:=[.D767]/[.A767]" office:value-type="float" office:value="1.01382727003845">
            <text:p>1.01</text:p>
          </table:table-cell>
          <table:table-cell office:value-type="float" office:value="411.92">
            <text:p>411.92</text:p>
          </table:table-cell>
          <table:table-cell table:formula="of:=[.F767]/[.A767]" office:value-type="float" office:value="1.0152814749088">
            <text:p>1.02</text:p>
          </table:table-cell>
          <table:table-cell office:value-type="float" office:value="415.43">
            <text:p>415.43</text:p>
          </table:table-cell>
          <table:table-cell table:formula="of:=[.H767]/[.A767]" office:value-type="float" office:value="1.0239327615104">
            <text:p>1.02</text:p>
          </table:table-cell>
          <table:table-cell office:value-type="float" office:value="407.23">
            <text:p>407.23</text:p>
          </table:table-cell>
          <table:table-cell table:formula="of:=[.J767]/[.A767]" office:value-type="float" office:value="1.0037217785665">
            <text:p>1</text:p>
          </table:table-cell>
          <table:table-cell table:number-columns-repeated="5"/>
        </table:table-row>
        <table:table-row table:style-name="ro1">
          <table:table-cell office:value-type="float" office:value="335.12">
            <text:p>335.12</text:p>
          </table:table-cell>
          <table:table-cell office:value-type="float" office:value="344.74">
            <text:p>344.74</text:p>
          </table:table-cell>
          <table:table-cell table:formula="of:=[.B768]/[.A768]" office:value-type="float" office:value="1.02870613511578">
            <text:p>1.03</text:p>
          </table:table-cell>
          <table:table-cell office:value-type="float" office:value="338.98">
            <text:p>338.98</text:p>
          </table:table-cell>
          <table:table-cell table:formula="of:=[.D768]/[.A768]" office:value-type="float" office:value="1.01151826211506">
            <text:p>1.01</text:p>
          </table:table-cell>
          <table:table-cell office:value-type="float" office:value="336.63">
            <text:p>336.63</text:p>
          </table:table-cell>
          <table:table-cell table:formula="of:=[.F768]/[.A768]" office:value-type="float" office:value="1.00450584865123">
            <text:p>1</text:p>
          </table:table-cell>
          <table:table-cell office:value-type="float" office:value="340.98">
            <text:p>340.98</text:p>
          </table:table-cell>
          <table:table-cell table:formula="of:=[.H768]/[.A768]" office:value-type="float" office:value="1.01748627357365">
            <text:p>1.02</text:p>
          </table:table-cell>
          <table:table-cell office:value-type="float" office:value="335.46">
            <text:p>335.46</text:p>
          </table:table-cell>
          <table:table-cell table:formula="of:=[.J768]/[.A768]" office:value-type="float" office:value="1.00101456194796">
            <text:p>1</text:p>
          </table:table-cell>
          <table:table-cell table:number-columns-repeated="5"/>
        </table:table-row>
        <table:table-row table:style-name="ro1">
          <table:table-cell office:value-type="float" office:value="34.14">
            <text:p>34.14</text:p>
          </table:table-cell>
          <table:table-cell office:value-type="float" office:value="41.8">
            <text:p>41.8</text:p>
          </table:table-cell>
          <table:table-cell table:formula="of:=[.B769]/[.A769]" office:value-type="float" office:value="1.22437024018746">
            <text:p>1.22</text:p>
          </table:table-cell>
          <table:table-cell office:value-type="float" office:value="34.14">
            <text:p>34.14</text:p>
          </table:table-cell>
          <table:table-cell table:formula="of:=[.D769]/[.A769]" office:value-type="float" office:value="1">
            <text:p>1</text:p>
          </table:table-cell>
          <table:table-cell office:value-type="float" office:value="34.14">
            <text:p>34.14</text:p>
          </table:table-cell>
          <table:table-cell table:formula="of:=[.F769]/[.A769]" office:value-type="float" office:value="1">
            <text:p>1</text:p>
          </table:table-cell>
          <table:table-cell office:value-type="float" office:value="34.14">
            <text:p>34.14</text:p>
          </table:table-cell>
          <table:table-cell table:formula="of:=[.H769]/[.A769]" office:value-type="float" office:value="1">
            <text:p>1</text:p>
          </table:table-cell>
          <table:table-cell office:value-type="float" office:value="34.14">
            <text:p>34.14</text:p>
          </table:table-cell>
          <table:table-cell table:formula="of:=[.J769]/[.A769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316.52">
            <text:p>316.52</text:p>
          </table:table-cell>
          <table:table-cell office:value-type="float" office:value="332.34">
            <text:p>332.34</text:p>
          </table:table-cell>
          <table:table-cell table:formula="of:=[.B770]/[.A770]" office:value-type="float" office:value="1.04998104385189">
            <text:p>1.05</text:p>
          </table:table-cell>
          <table:table-cell office:value-type="float" office:value="323.31">
            <text:p>323.31</text:p>
          </table:table-cell>
          <table:table-cell table:formula="of:=[.D770]/[.A770]" office:value-type="float" office:value="1.02145204094528">
            <text:p>1.02</text:p>
          </table:table-cell>
          <table:table-cell office:value-type="float" office:value="317.45">
            <text:p>317.45</text:p>
          </table:table-cell>
          <table:table-cell table:formula="of:=[.F770]/[.A770]" office:value-type="float" office:value="1.00293820295716">
            <text:p>1</text:p>
          </table:table-cell>
          <table:table-cell office:value-type="float" office:value="332.34">
            <text:p>332.34</text:p>
          </table:table-cell>
          <table:table-cell table:formula="of:=[.H770]/[.A770]" office:value-type="float" office:value="1.04998104385189">
            <text:p>1.05</text:p>
          </table:table-cell>
          <table:table-cell office:value-type="float" office:value="318.62">
            <text:p>318.62</text:p>
          </table:table-cell>
          <table:table-cell table:formula="of:=[.J770]/[.A770]" office:value-type="float" office:value="1.00663465183875">
            <text:p>1.01</text:p>
          </table:table-cell>
          <table:table-cell table:number-columns-repeated="5"/>
        </table:table-row>
        <table:table-row table:style-name="ro1">
          <table:table-cell office:value-type="float" office:value="197.24">
            <text:p>197.24</text:p>
          </table:table-cell>
          <table:table-cell office:value-type="float" office:value="213.24">
            <text:p>213.24</text:p>
          </table:table-cell>
          <table:table-cell table:formula="of:=[.B771]/[.A771]" office:value-type="float" office:value="1.08111944838775">
            <text:p>1.08</text:p>
          </table:table-cell>
          <table:table-cell office:value-type="float" office:value="199.58">
            <text:p>199.58</text:p>
          </table:table-cell>
          <table:table-cell table:formula="of:=[.D771]/[.A771]" office:value-type="float" office:value="1.01186371932671">
            <text:p>1.01</text:p>
          </table:table-cell>
          <table:table-cell office:value-type="float" office:value="199.58">
            <text:p>199.58</text:p>
          </table:table-cell>
          <table:table-cell table:formula="of:=[.F771]/[.A771]" office:value-type="float" office:value="1.01186371932671">
            <text:p>1.01</text:p>
          </table:table-cell>
          <table:table-cell office:value-type="float" office:value="199.58">
            <text:p>199.58</text:p>
          </table:table-cell>
          <table:table-cell table:formula="of:=[.H771]/[.A771]" office:value-type="float" office:value="1.01186371932671">
            <text:p>1.01</text:p>
          </table:table-cell>
          <table:table-cell office:value-type="float" office:value="198.99">
            <text:p>198.99</text:p>
          </table:table-cell>
          <table:table-cell table:formula="of:=[.J771]/[.A771]" office:value-type="float" office:value="1.00887243966741">
            <text:p>1.01</text:p>
          </table:table-cell>
          <table:table-cell table:number-columns-repeated="5"/>
        </table:table-row>
        <table:table-row table:style-name="ro1">
          <table:table-cell office:value-type="float" office:value="115.61">
            <text:p>115.61</text:p>
          </table:table-cell>
          <table:table-cell office:value-type="float" office:value="116.78">
            <text:p>116.78</text:p>
          </table:table-cell>
          <table:table-cell table:formula="of:=[.B772]/[.A772]" office:value-type="float" office:value="1.01012023181386">
            <text:p>1.01</text:p>
          </table:table-cell>
          <table:table-cell office:value-type="float" office:value="117.37">
            <text:p>117.37</text:p>
          </table:table-cell>
          <table:table-cell table:formula="of:=[.D772]/[.A772]" office:value-type="float" office:value="1.01522359657469">
            <text:p>1.02</text:p>
          </table:table-cell>
          <table:table-cell office:value-type="float" office:value="120.3">
            <text:p>120.3</text:p>
          </table:table-cell>
          <table:table-cell table:formula="of:=[.F772]/[.A772]" office:value-type="float" office:value="1.04056742496324">
            <text:p>1.04</text:p>
          </table:table-cell>
          <table:table-cell office:value-type="float" office:value="116.78">
            <text:p>116.78</text:p>
          </table:table-cell>
          <table:table-cell table:formula="of:=[.H772]/[.A772]" office:value-type="float" office:value="1.01012023181386">
            <text:p>1.01</text:p>
          </table:table-cell>
          <table:table-cell office:value-type="float" office:value="116.2">
            <text:p>116.2</text:p>
          </table:table-cell>
          <table:table-cell table:formula="of:=[.J772]/[.A772]" office:value-type="float" office:value="1.00510336476083">
            <text:p>1.01</text:p>
          </table:table-cell>
          <table:table-cell table:number-columns-repeated="5"/>
        </table:table-row>
        <table:table-row table:style-name="ro1">
          <table:table-cell office:value-type="float" office:value="187.63">
            <text:p>187.63</text:p>
          </table:table-cell>
          <table:table-cell office:value-type="float" office:value="192.46">
            <text:p>192.46</text:p>
          </table:table-cell>
          <table:table-cell table:formula="of:=[.B773]/[.A773]" office:value-type="float" office:value="1.02574215210787">
            <text:p>1.03</text:p>
          </table:table-cell>
          <table:table-cell office:value-type="float" office:value="189.39">
            <text:p>189.39</text:p>
          </table:table-cell>
          <table:table-cell table:formula="of:=[.D773]/[.A773]" office:value-type="float" office:value="1.00938016308693">
            <text:p>1.01</text:p>
          </table:table-cell>
          <table:table-cell office:value-type="float" office:value="191.15">
            <text:p>191.15</text:p>
          </table:table-cell>
          <table:table-cell table:formula="of:=[.F773]/[.A773]" office:value-type="float" office:value="1.01876032617385">
            <text:p>1.02</text:p>
          </table:table-cell>
          <table:table-cell office:value-type="float" office:value="188.22">
            <text:p>188.22</text:p>
          </table:table-cell>
          <table:table-cell table:formula="of:=[.H773]/[.A773]" office:value-type="float" office:value="1.00314448648937">
            <text:p>1</text:p>
          </table:table-cell>
          <table:table-cell office:value-type="float" office:value="189.39">
            <text:p>189.39</text:p>
          </table:table-cell>
          <table:table-cell table:formula="of:=[.J773]/[.A773]" office:value-type="float" office:value="1.00938016308693">
            <text:p>1.01</text:p>
          </table:table-cell>
          <table:table-cell table:number-columns-repeated="5"/>
        </table:table-row>
        <table:table-row table:style-name="ro1">
          <table:table-cell office:value-type="float" office:value="292.12">
            <text:p>292.12</text:p>
          </table:table-cell>
          <table:table-cell office:value-type="float" office:value="300.66">
            <text:p>300.66</text:p>
          </table:table-cell>
          <table:table-cell table:formula="of:=[.B774]/[.A774]" office:value-type="float" office:value="1.02923456113926">
            <text:p>1.03</text:p>
          </table:table-cell>
          <table:table-cell office:value-type="float" office:value="299.49">
            <text:p>299.49</text:p>
          </table:table-cell>
          <table:table-cell table:formula="of:=[.D774]/[.A774]" office:value-type="float" office:value="1.02522935779817">
            <text:p>1.03</text:p>
          </table:table-cell>
          <table:table-cell office:value-type="float" office:value="295.98">
            <text:p>295.98</text:p>
          </table:table-cell>
          <table:table-cell table:formula="of:=[.F774]/[.A774]" office:value-type="float" office:value="1.01321374777489">
            <text:p>1.01</text:p>
          </table:table-cell>
          <table:table-cell office:value-type="float" office:value="300.66">
            <text:p>300.66</text:p>
          </table:table-cell>
          <table:table-cell table:formula="of:=[.H774]/[.A774]" office:value-type="float" office:value="1.02923456113926">
            <text:p>1.03</text:p>
          </table:table-cell>
          <table:table-cell office:value-type="float" office:value="295.98">
            <text:p>295.98</text:p>
          </table:table-cell>
          <table:table-cell table:formula="of:=[.J774]/[.A774]" office:value-type="float" office:value="1.01321374777489">
            <text:p>1.01</text:p>
          </table:table-cell>
          <table:table-cell table:number-columns-repeated="5"/>
        </table:table-row>
        <table:table-row table:style-name="ro1">
          <table:table-cell office:value-type="float" office:value="71.07">
            <text:p>71.07</text:p>
          </table:table-cell>
          <table:table-cell office:value-type="float" office:value="81.41">
            <text:p>81.41</text:p>
          </table:table-cell>
          <table:table-cell table:formula="of:=[.B775]/[.A775]" office:value-type="float" office:value="1.14549036161531">
            <text:p>1.15</text:p>
          </table:table-cell>
          <table:table-cell office:value-type="float" office:value="71.07">
            <text:p>71.07</text:p>
          </table:table-cell>
          <table:table-cell table:formula="of:=[.D775]/[.A775]" office:value-type="float" office:value="1">
            <text:p>1</text:p>
          </table:table-cell>
          <table:table-cell office:value-type="float" office:value="71.07">
            <text:p>71.07</text:p>
          </table:table-cell>
          <table:table-cell table:formula="of:=[.F775]/[.A775]" office:value-type="float" office:value="1">
            <text:p>1</text:p>
          </table:table-cell>
          <table:table-cell office:value-type="float" office:value="81.41">
            <text:p>81.41</text:p>
          </table:table-cell>
          <table:table-cell table:formula="of:=[.H775]/[.A775]" office:value-type="float" office:value="1.14549036161531">
            <text:p>1.15</text:p>
          </table:table-cell>
          <table:table-cell office:value-type="float" office:value="71.07">
            <text:p>71.07</text:p>
          </table:table-cell>
          <table:table-cell table:formula="of:=[.J775]/[.A775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39.18">
            <text:p>39.18</text:p>
          </table:table-cell>
          <table:table-cell office:value-type="float" office:value="40.94">
            <text:p>40.94</text:p>
          </table:table-cell>
          <table:table-cell table:formula="of:=[.B776]/[.A776]" office:value-type="float" office:value="1.04492087799898">
            <text:p>1.04</text:p>
          </table:table-cell>
          <table:table-cell office:value-type="float" office:value="39.18">
            <text:p>39.18</text:p>
          </table:table-cell>
          <table:table-cell table:formula="of:=[.D776]/[.A776]" office:value-type="float" office:value="1">
            <text:p>1</text:p>
          </table:table-cell>
          <table:table-cell office:value-type="float" office:value="39.18">
            <text:p>39.18</text:p>
          </table:table-cell>
          <table:table-cell table:formula="of:=[.F776]/[.A776]" office:value-type="float" office:value="1">
            <text:p>1</text:p>
          </table:table-cell>
          <table:table-cell office:value-type="float" office:value="39.18">
            <text:p>39.18</text:p>
          </table:table-cell>
          <table:table-cell table:formula="of:=[.H776]/[.A776]" office:value-type="float" office:value="1">
            <text:p>1</text:p>
          </table:table-cell>
          <table:table-cell office:value-type="float" office:value="39.18">
            <text:p>39.18</text:p>
          </table:table-cell>
          <table:table-cell table:formula="of:=[.J776]/[.A776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91.43">
            <text:p>91.43</text:p>
          </table:table-cell>
          <table:table-cell office:value-type="float" office:value="104.01">
            <text:p>104.01</text:p>
          </table:table-cell>
          <table:table-cell table:formula="of:=[.B777]/[.A777]" office:value-type="float" office:value="1.13759160013125">
            <text:p>1.14</text:p>
          </table:table-cell>
          <table:table-cell office:value-type="float" office:value="94.36">
            <text:p>94.36</text:p>
          </table:table-cell>
          <table:table-cell table:formula="of:=[.D777]/[.A777]" office:value-type="float" office:value="1.0320463742754">
            <text:p>1.03</text:p>
          </table:table-cell>
          <table:table-cell office:value-type="float" office:value="94.36">
            <text:p>94.36</text:p>
          </table:table-cell>
          <table:table-cell table:formula="of:=[.F777]/[.A777]" office:value-type="float" office:value="1.0320463742754">
            <text:p>1.03</text:p>
          </table:table-cell>
          <table:table-cell office:value-type="float" office:value="104.36">
            <text:p>104.36</text:p>
          </table:table-cell>
          <table:table-cell table:formula="of:=[.H777]/[.A777]" office:value-type="float" office:value="1.14141966531773">
            <text:p>1.14</text:p>
          </table:table-cell>
          <table:table-cell office:value-type="float" office:value="100.36">
            <text:p>100.36</text:p>
          </table:table-cell>
          <table:table-cell table:formula="of:=[.J777]/[.A777]" office:value-type="float" office:value="1.0976703489008">
            <text:p>1.1</text:p>
          </table:table-cell>
          <table:table-cell table:number-columns-repeated="5"/>
        </table:table-row>
        <table:table-row table:style-name="ro1">
          <table:table-cell office:value-type="float" office:value="259.08">
            <text:p>259.08</text:p>
          </table:table-cell>
          <table:table-cell office:value-type="float" office:value="267.32">
            <text:p>267.32</text:p>
          </table:table-cell>
          <table:table-cell table:formula="of:=[.B778]/[.A778]" office:value-type="float" office:value="1.03180484792342">
            <text:p>1.03</text:p>
          </table:table-cell>
          <table:table-cell office:value-type="float" office:value="263.08">
            <text:p>263.08</text:p>
          </table:table-cell>
          <table:table-cell table:formula="of:=[.D778]/[.A778]" office:value-type="float" office:value="1.01543924656477">
            <text:p>1.02</text:p>
          </table:table-cell>
          <table:table-cell office:value-type="float" office:value="263.08">
            <text:p>263.08</text:p>
          </table:table-cell>
          <table:table-cell table:formula="of:=[.F778]/[.A778]" office:value-type="float" office:value="1.01543924656477">
            <text:p>1.02</text:p>
          </table:table-cell>
          <table:table-cell office:value-type="float" office:value="267.32">
            <text:p>267.32</text:p>
          </table:table-cell>
          <table:table-cell table:formula="of:=[.H778]/[.A778]" office:value-type="float" office:value="1.03180484792342">
            <text:p>1.03</text:p>
          </table:table-cell>
          <table:table-cell office:value-type="float" office:value="261.32">
            <text:p>261.32</text:p>
          </table:table-cell>
          <table:table-cell table:formula="of:=[.J778]/[.A778]" office:value-type="float" office:value="1.00864597807627">
            <text:p>1.01</text:p>
          </table:table-cell>
          <table:table-cell table:number-columns-repeated="5"/>
        </table:table-row>
        <table:table-row table:style-name="ro1">
          <table:table-cell office:value-type="float" office:value="487.1">
            <text:p>487.1</text:p>
          </table:table-cell>
          <table:table-cell office:value-type="float" office:value="495.3">
            <text:p>495.3</text:p>
          </table:table-cell>
          <table:table-cell table:formula="of:=[.B779]/[.A779]" office:value-type="float" office:value="1.01683432560049">
            <text:p>1.02</text:p>
          </table:table-cell>
          <table:table-cell office:value-type="float" office:value="490.72">
            <text:p>490.72</text:p>
          </table:table-cell>
          <table:table-cell table:formula="of:=[.D779]/[.A779]" office:value-type="float" office:value="1.00743173886266">
            <text:p>1.01</text:p>
          </table:table-cell>
          <table:table-cell office:value-type="float" office:value="490.72">
            <text:p>490.72</text:p>
          </table:table-cell>
          <table:table-cell table:formula="of:=[.F779]/[.A779]" office:value-type="float" office:value="1.00743173886266">
            <text:p>1.01</text:p>
          </table:table-cell>
          <table:table-cell office:value-type="float" office:value="492.48">
            <text:p>492.48</text:p>
          </table:table-cell>
          <table:table-cell table:formula="of:=[.H779]/[.A779]" office:value-type="float" office:value="1.01104495996715">
            <text:p>1.01</text:p>
          </table:table-cell>
          <table:table-cell office:value-type="float" office:value="488.96">
            <text:p>488.96</text:p>
          </table:table-cell>
          <table:table-cell table:formula="of:=[.J779]/[.A779]" office:value-type="float" office:value="1.00381851775816">
            <text:p>1</text:p>
          </table:table-cell>
          <table:table-cell table:number-columns-repeated="5"/>
        </table:table-row>
        <table:table-row table:style-name="ro1">
          <table:table-cell office:value-type="float" office:value="231.31">
            <text:p>231.31</text:p>
          </table:table-cell>
          <table:table-cell office:value-type="float" office:value="240.82">
            <text:p>240.82</text:p>
          </table:table-cell>
          <table:table-cell table:formula="of:=[.B780]/[.A780]" office:value-type="float" office:value="1.0411136569971">
            <text:p>1.04</text:p>
          </table:table-cell>
          <table:table-cell office:value-type="float" office:value="235.41">
            <text:p>235.41</text:p>
          </table:table-cell>
          <table:table-cell table:formula="of:=[.D780]/[.A780]" office:value-type="float" office:value="1.01772513077688">
            <text:p>1.02</text:p>
          </table:table-cell>
          <table:table-cell office:value-type="float" office:value="234.82">
            <text:p>234.82</text:p>
          </table:table-cell>
          <table:table-cell table:formula="of:=[.F780]/[.A780]" office:value-type="float" office:value="1.01517444122606">
            <text:p>1.02</text:p>
          </table:table-cell>
          <table:table-cell office:value-type="float" office:value="240.82">
            <text:p>240.82</text:p>
          </table:table-cell>
          <table:table-cell table:formula="of:=[.H780]/[.A780]" office:value-type="float" office:value="1.0411136569971">
            <text:p>1.04</text:p>
          </table:table-cell>
          <table:table-cell office:value-type="float" office:value="234.82">
            <text:p>234.82</text:p>
          </table:table-cell>
          <table:table-cell table:formula="of:=[.J780]/[.A780]" office:value-type="float" office:value="1.01517444122606">
            <text:p>1.02</text:p>
          </table:table-cell>
          <table:table-cell table:number-columns-repeated="5"/>
        </table:table-row>
        <table:table-row table:style-name="ro1">
          <table:table-cell office:value-type="float" office:value="19.83">
            <text:p>19.83</text:p>
          </table:table-cell>
          <table:table-cell office:value-type="float" office:value="29.49">
            <text:p>29.49</text:p>
          </table:table-cell>
          <table:table-cell table:formula="of:=[.B781]/[.A781]" office:value-type="float" office:value="1.48714069591528">
            <text:p>1.49</text:p>
          </table:table-cell>
          <table:table-cell office:value-type="float" office:value="19.83">
            <text:p>19.83</text:p>
          </table:table-cell>
          <table:table-cell table:formula="of:=[.D781]/[.A781]" office:value-type="float" office:value="1">
            <text:p>1</text:p>
          </table:table-cell>
          <table:table-cell office:value-type="float" office:value="19.83">
            <text:p>19.83</text:p>
          </table:table-cell>
          <table:table-cell table:formula="of:=[.F781]/[.A781]" office:value-type="float" office:value="1">
            <text:p>1</text:p>
          </table:table-cell>
          <table:table-cell office:value-type="float" office:value="19.83">
            <text:p>19.83</text:p>
          </table:table-cell>
          <table:table-cell table:formula="of:=[.H781]/[.A781]" office:value-type="float" office:value="1">
            <text:p>1</text:p>
          </table:table-cell>
          <table:table-cell office:value-type="float" office:value="19.83">
            <text:p>19.83</text:p>
          </table:table-cell>
          <table:table-cell table:formula="of:=[.J781]/[.A781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07.44">
            <text:p>107.44</text:p>
          </table:table-cell>
          <table:table-cell office:value-type="float" office:value="121.64">
            <text:p>121.64</text:p>
          </table:table-cell>
          <table:table-cell table:formula="of:=[.B782]/[.A782]" office:value-type="float" office:value="1.13216679076694">
            <text:p>1.13</text:p>
          </table:table-cell>
          <table:table-cell office:value-type="float" office:value="112.71">
            <text:p>112.71</text:p>
          </table:table-cell>
          <table:table-cell table:formula="of:=[.D782]/[.A782]" office:value-type="float" office:value="1.04905063291139">
            <text:p>1.05</text:p>
          </table:table-cell>
          <table:table-cell office:value-type="float" office:value="112.71">
            <text:p>112.71</text:p>
          </table:table-cell>
          <table:table-cell table:formula="of:=[.F782]/[.A782]" office:value-type="float" office:value="1.04905063291139">
            <text:p>1.05</text:p>
          </table:table-cell>
          <table:table-cell office:value-type="float" office:value="121.64">
            <text:p>121.64</text:p>
          </table:table-cell>
          <table:table-cell table:formula="of:=[.H782]/[.A782]" office:value-type="float" office:value="1.13216679076694">
            <text:p>1.13</text:p>
          </table:table-cell>
          <table:table-cell office:value-type="float" office:value="110.95">
            <text:p>110.95</text:p>
          </table:table-cell>
          <table:table-cell table:formula="of:=[.J782]/[.A782]" office:value-type="float" office:value="1.03266939687267">
            <text:p>1.03</text:p>
          </table:table-cell>
          <table:table-cell table:number-columns-repeated="5"/>
        </table:table-row>
        <table:table-row table:style-name="ro1">
          <table:table-cell office:value-type="float" office:value="142.68">
            <text:p>142.68</text:p>
          </table:table-cell>
          <table:table-cell office:value-type="float" office:value="153.02">
            <text:p>153.02</text:p>
          </table:table-cell>
          <table:table-cell table:formula="of:=[.B783]/[.A783]" office:value-type="float" office:value="1.07246986262966">
            <text:p>1.07</text:p>
          </table:table-cell>
          <table:table-cell office:value-type="float" office:value="143.27">
            <text:p>143.27</text:p>
          </table:table-cell>
          <table:table-cell table:formula="of:=[.D783]/[.A783]" office:value-type="float" office:value="1.00413512755817">
            <text:p>1</text:p>
          </table:table-cell>
          <table:table-cell office:value-type="float" office:value="143.27">
            <text:p>143.27</text:p>
          </table:table-cell>
          <table:table-cell table:formula="of:=[.F783]/[.A783]" office:value-type="float" office:value="1.00413512755817">
            <text:p>1</text:p>
          </table:table-cell>
          <table:table-cell office:value-type="float" office:value="153.02">
            <text:p>153.02</text:p>
          </table:table-cell>
          <table:table-cell table:formula="of:=[.H783]/[.A783]" office:value-type="float" office:value="1.07246986262966">
            <text:p>1.07</text:p>
          </table:table-cell>
          <table:table-cell office:value-type="float" office:value="143.27">
            <text:p>143.27</text:p>
          </table:table-cell>
          <table:table-cell table:formula="of:=[.J783]/[.A783]" office:value-type="float" office:value="1.00413512755817">
            <text:p>1</text:p>
          </table:table-cell>
          <table:table-cell table:number-columns-repeated="5"/>
        </table:table-row>
        <table:table-row table:style-name="ro1">
          <table:table-cell office:value-type="float" office:value="178.84">
            <text:p>178.84</text:p>
          </table:table-cell>
          <table:table-cell office:value-type="float" office:value="195.67">
            <text:p>195.67</text:p>
          </table:table-cell>
          <table:table-cell table:formula="of:=[.B784]/[.A784]" office:value-type="float" office:value="1.09410646387833">
            <text:p>1.09</text:p>
          </table:table-cell>
          <table:table-cell office:value-type="float" office:value="179.77">
            <text:p>179.77</text:p>
          </table:table-cell>
          <table:table-cell table:formula="of:=[.D784]/[.A784]" office:value-type="float" office:value="1.00520017893089">
            <text:p>1.01</text:p>
          </table:table-cell>
          <table:table-cell office:value-type="float" office:value="179.77">
            <text:p>179.77</text:p>
          </table:table-cell>
          <table:table-cell table:formula="of:=[.F784]/[.A784]" office:value-type="float" office:value="1.00520017893089">
            <text:p>1.01</text:p>
          </table:table-cell>
          <table:table-cell office:value-type="float" office:value="195.67">
            <text:p>195.67</text:p>
          </table:table-cell>
          <table:table-cell table:formula="of:=[.H784]/[.A784]" office:value-type="float" office:value="1.09410646387833">
            <text:p>1.09</text:p>
          </table:table-cell>
          <table:table-cell office:value-type="float" office:value="179.77">
            <text:p>179.77</text:p>
          </table:table-cell>
          <table:table-cell table:formula="of:=[.J784]/[.A784]" office:value-type="float" office:value="1.00520017893089">
            <text:p>1.01</text:p>
          </table:table-cell>
          <table:table-cell table:number-columns-repeated="5"/>
        </table:table-row>
        <table:table-row table:style-name="ro1">
          <table:table-cell office:value-type="float" office:value="353.3">
            <text:p>353.3</text:p>
          </table:table-cell>
          <table:table-cell office:value-type="float" office:value="357.99">
            <text:p>357.99</text:p>
          </table:table-cell>
          <table:table-cell table:formula="of:=[.B785]/[.A785]" office:value-type="float" office:value="1.0132748372488">
            <text:p>1.01</text:p>
          </table:table-cell>
          <table:table-cell office:value-type="float" office:value="354.82">
            <text:p>354.82</text:p>
          </table:table-cell>
          <table:table-cell table:formula="of:=[.D785]/[.A785]" office:value-type="float" office:value="1.00430229266912">
            <text:p>1</text:p>
          </table:table-cell>
          <table:table-cell office:value-type="float" office:value="354.82">
            <text:p>354.82</text:p>
          </table:table-cell>
          <table:table-cell table:formula="of:=[.F785]/[.A785]" office:value-type="float" office:value="1.00430229266912">
            <text:p>1</text:p>
          </table:table-cell>
          <table:table-cell office:value-type="float" office:value="354.82">
            <text:p>354.82</text:p>
          </table:table-cell>
          <table:table-cell table:formula="of:=[.H785]/[.A785]" office:value-type="float" office:value="1.00430229266912">
            <text:p>1</text:p>
          </table:table-cell>
          <table:table-cell office:value-type="float" office:value="354.82">
            <text:p>354.82</text:p>
          </table:table-cell>
          <table:table-cell table:formula="of:=[.J785]/[.A785]" office:value-type="float" office:value="1.00430229266912">
            <text:p>1</text:p>
          </table:table-cell>
          <table:table-cell table:number-columns-repeated="5"/>
        </table:table-row>
        <table:table-row table:style-name="ro1">
          <table:table-cell office:value-type="float" office:value="10.41">
            <text:p>10.41</text:p>
          </table:table-cell>
          <table:table-cell office:value-type="float" office:value="27.97">
            <text:p>27.97</text:p>
          </table:table-cell>
          <table:table-cell table:formula="of:=[.B786]/[.A786]" office:value-type="float" office:value="2.68683957732949">
            <text:p>2.69</text:p>
          </table:table-cell>
          <table:table-cell office:value-type="float" office:value="10.41">
            <text:p>10.41</text:p>
          </table:table-cell>
          <table:table-cell table:formula="of:=[.D786]/[.A786]" office:value-type="float" office:value="1">
            <text:p>1</text:p>
          </table:table-cell>
          <table:table-cell office:value-type="float" office:value="10.41">
            <text:p>10.41</text:p>
          </table:table-cell>
          <table:table-cell table:formula="of:=[.F786]/[.A786]" office:value-type="float" office:value="1">
            <text:p>1</text:p>
          </table:table-cell>
          <table:table-cell office:value-type="float" office:value="10.41">
            <text:p>10.41</text:p>
          </table:table-cell>
          <table:table-cell table:formula="of:=[.H786]/[.A786]" office:value-type="float" office:value="1">
            <text:p>1</text:p>
          </table:table-cell>
          <table:table-cell office:value-type="float" office:value="10.41">
            <text:p>10.41</text:p>
          </table:table-cell>
          <table:table-cell table:formula="of:=[.J786]/[.A786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210.75">
            <text:p>210.75</text:p>
          </table:table-cell>
          <table:table-cell office:value-type="float" office:value="226.75">
            <text:p>226.75</text:p>
          </table:table-cell>
          <table:table-cell table:formula="of:=[.B787]/[.A787]" office:value-type="float" office:value="1.07591933570581">
            <text:p>1.08</text:p>
          </table:table-cell>
          <table:table-cell office:value-type="float" office:value="212.5">
            <text:p>212.5</text:p>
          </table:table-cell>
          <table:table-cell table:formula="of:=[.D787]/[.A787]" office:value-type="float" office:value="1.00830367734282">
            <text:p>1.01</text:p>
          </table:table-cell>
          <table:table-cell office:value-type="float" office:value="210.75">
            <text:p>210.75</text:p>
          </table:table-cell>
          <table:table-cell table:formula="of:=[.F787]/[.A787]" office:value-type="float" office:value="1">
            <text:p>1</text:p>
          </table:table-cell>
          <table:table-cell office:value-type="float" office:value="226.75">
            <text:p>226.75</text:p>
          </table:table-cell>
          <table:table-cell table:formula="of:=[.H787]/[.A787]" office:value-type="float" office:value="1.07591933570581">
            <text:p>1.08</text:p>
          </table:table-cell>
          <table:table-cell office:value-type="float" office:value="212.5">
            <text:p>212.5</text:p>
          </table:table-cell>
          <table:table-cell table:formula="of:=[.J787]/[.A787]" office:value-type="float" office:value="1.00830367734282">
            <text:p>1.01</text:p>
          </table:table-cell>
          <table:table-cell table:number-columns-repeated="5"/>
        </table:table-row>
        <table:table-row table:style-name="ro1">
          <table:table-cell office:value-type="float" office:value="86.81">
            <text:p>86.81</text:p>
          </table:table-cell>
          <table:table-cell office:value-type="float" office:value="95.54">
            <text:p>95.54</text:p>
          </table:table-cell>
          <table:table-cell table:formula="of:=[.B788]/[.A788]" office:value-type="float" office:value="1.1005644511001">
            <text:p>1.1</text:p>
          </table:table-cell>
          <table:table-cell office:value-type="float" office:value="86.81">
            <text:p>86.81</text:p>
          </table:table-cell>
          <table:table-cell table:formula="of:=[.D788]/[.A788]" office:value-type="float" office:value="1">
            <text:p>1</text:p>
          </table:table-cell>
          <table:table-cell office:value-type="float" office:value="86.81">
            <text:p>86.81</text:p>
          </table:table-cell>
          <table:table-cell table:formula="of:=[.F788]/[.A788]" office:value-type="float" office:value="1">
            <text:p>1</text:p>
          </table:table-cell>
          <table:table-cell office:value-type="float" office:value="86.81">
            <text:p>86.81</text:p>
          </table:table-cell>
          <table:table-cell table:formula="of:=[.H788]/[.A788]" office:value-type="float" office:value="1">
            <text:p>1</text:p>
          </table:table-cell>
          <table:table-cell office:value-type="float" office:value="86.81">
            <text:p>86.81</text:p>
          </table:table-cell>
          <table:table-cell table:formula="of:=[.J788]/[.A788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252.89">
            <text:p>252.89</text:p>
          </table:table-cell>
          <table:table-cell office:value-type="float" office:value="279.27">
            <text:p>279.27</text:p>
          </table:table-cell>
          <table:table-cell table:formula="of:=[.B789]/[.A789]" office:value-type="float" office:value="1.10431412867255">
            <text:p>1.1</text:p>
          </table:table-cell>
          <table:table-cell office:value-type="float" office:value="254.65">
            <text:p>254.65</text:p>
          </table:table-cell>
          <table:table-cell table:formula="of:=[.D789]/[.A789]" office:value-type="float" office:value="1.0069595476294">
            <text:p>1.01</text:p>
          </table:table-cell>
          <table:table-cell office:value-type="float" office:value="254.65">
            <text:p>254.65</text:p>
          </table:table-cell>
          <table:table-cell table:formula="of:=[.F789]/[.A789]" office:value-type="float" office:value="1.0069595476294">
            <text:p>1.01</text:p>
          </table:table-cell>
          <table:table-cell office:value-type="float" office:value="257.48">
            <text:p>257.48</text:p>
          </table:table-cell>
          <table:table-cell table:formula="of:=[.H789]/[.A789]" office:value-type="float" office:value="1.01815018387441">
            <text:p>1.02</text:p>
          </table:table-cell>
          <table:table-cell office:value-type="float" office:value="254.65">
            <text:p>254.65</text:p>
          </table:table-cell>
          <table:table-cell table:formula="of:=[.J789]/[.A789]" office:value-type="float" office:value="1.0069595476294">
            <text:p>1.01</text:p>
          </table:table-cell>
          <table:table-cell table:number-columns-repeated="5"/>
        </table:table-row>
        <table:table-row table:style-name="ro1">
          <table:table-cell office:value-type="float" office:value="140.48">
            <text:p>140.48</text:p>
          </table:table-cell>
          <table:table-cell office:value-type="float" office:value="150.82">
            <text:p>150.82</text:p>
          </table:table-cell>
          <table:table-cell table:formula="of:=[.B790]/[.A790]" office:value-type="float" office:value="1.07360478359909">
            <text:p>1.07</text:p>
          </table:table-cell>
          <table:table-cell office:value-type="float" office:value="140.48">
            <text:p>140.48</text:p>
          </table:table-cell>
          <table:table-cell table:formula="of:=[.D790]/[.A790]" office:value-type="float" office:value="1">
            <text:p>1</text:p>
          </table:table-cell>
          <table:table-cell office:value-type="float" office:value="140.48">
            <text:p>140.48</text:p>
          </table:table-cell>
          <table:table-cell table:formula="of:=[.F790]/[.A790]" office:value-type="float" office:value="1">
            <text:p>1</text:p>
          </table:table-cell>
          <table:table-cell office:value-type="float" office:value="150.82">
            <text:p>150.82</text:p>
          </table:table-cell>
          <table:table-cell table:formula="of:=[.H790]/[.A790]" office:value-type="float" office:value="1.07360478359909">
            <text:p>1.07</text:p>
          </table:table-cell>
          <table:table-cell office:value-type="float" office:value="140.48">
            <text:p>140.48</text:p>
          </table:table-cell>
          <table:table-cell table:formula="of:=[.J790]/[.A790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51.25">
            <text:p>151.25</text:p>
          </table:table-cell>
          <table:table-cell office:value-type="float" office:value="160.18">
            <text:p>160.18</text:p>
          </table:table-cell>
          <table:table-cell table:formula="of:=[.B791]/[.A791]" office:value-type="float" office:value="1.05904132231405">
            <text:p>1.06</text:p>
          </table:table-cell>
          <table:table-cell office:value-type="float" office:value="153.01">
            <text:p>153.01</text:p>
          </table:table-cell>
          <table:table-cell table:formula="of:=[.D791]/[.A791]" office:value-type="float" office:value="1.01163636363636">
            <text:p>1.01</text:p>
          </table:table-cell>
          <table:table-cell office:value-type="float" office:value="154.77">
            <text:p>154.77</text:p>
          </table:table-cell>
          <table:table-cell table:formula="of:=[.F791]/[.A791]" office:value-type="float" office:value="1.02327272727273">
            <text:p>1.02</text:p>
          </table:table-cell>
          <table:table-cell office:value-type="float" office:value="160.18">
            <text:p>160.18</text:p>
          </table:table-cell>
          <table:table-cell table:formula="of:=[.H791]/[.A791]" office:value-type="float" office:value="1.05904132231405">
            <text:p>1.06</text:p>
          </table:table-cell>
          <table:table-cell office:value-type="float" office:value="151.84">
            <text:p>151.84</text:p>
          </table:table-cell>
          <table:table-cell table:formula="of:=[.J791]/[.A791]" office:value-type="float" office:value="1.00390082644628">
            <text:p>1</text:p>
          </table:table-cell>
          <table:table-cell table:number-columns-repeated="5"/>
        </table:table-row>
        <table:table-row table:style-name="ro1">
          <table:table-cell office:value-type="float" office:value="261.63">
            <text:p>261.63</text:p>
          </table:table-cell>
          <table:table-cell office:value-type="float" office:value="270.81">
            <text:p>270.81</text:p>
          </table:table-cell>
          <table:table-cell table:formula="of:=[.B792]/[.A792]" office:value-type="float" office:value="1.03508771929825">
            <text:p>1.04</text:p>
          </table:table-cell>
          <table:table-cell office:value-type="float" office:value="263.98">
            <text:p>263.98</text:p>
          </table:table-cell>
          <table:table-cell table:formula="of:=[.D792]/[.A792]" office:value-type="float" office:value="1.00898215036502">
            <text:p>1.01</text:p>
          </table:table-cell>
          <table:table-cell office:value-type="float" office:value="261.63">
            <text:p>261.63</text:p>
          </table:table-cell>
          <table:table-cell table:formula="of:=[.F792]/[.A792]" office:value-type="float" office:value="1">
            <text:p>1</text:p>
          </table:table-cell>
          <table:table-cell office:value-type="float" office:value="265.74">
            <text:p>265.74</text:p>
          </table:table-cell>
          <table:table-cell table:formula="of:=[.H792]/[.A792]" office:value-type="float" office:value="1.01570920765967">
            <text:p>1.02</text:p>
          </table:table-cell>
          <table:table-cell office:value-type="float" office:value="263.39">
            <text:p>263.39</text:p>
          </table:table-cell>
          <table:table-cell table:formula="of:=[.J792]/[.A792]" office:value-type="float" office:value="1.00672705729465">
            <text:p>1.01</text:p>
          </table:table-cell>
          <table:table-cell table:number-columns-repeated="5"/>
        </table:table-row>
        <table:table-row table:style-name="ro1">
          <table:table-cell office:value-type="float" office:value="394.78">
            <text:p>394.78</text:p>
          </table:table-cell>
          <table:table-cell office:value-type="float" office:value="409.16">
            <text:p>409.16</text:p>
          </table:table-cell>
          <table:table-cell table:formula="of:=[.B793]/[.A793]" office:value-type="float" office:value="1.03642535082831">
            <text:p>1.04</text:p>
          </table:table-cell>
          <table:table-cell office:value-type="float" office:value="404.68">
            <text:p>404.68</text:p>
          </table:table-cell>
          <table:table-cell table:formula="of:=[.D793]/[.A793]" office:value-type="float" office:value="1.02507725821977">
            <text:p>1.03</text:p>
          </table:table-cell>
          <table:table-cell office:value-type="float" office:value="405.26">
            <text:p>405.26</text:p>
          </table:table-cell>
          <table:table-cell table:formula="of:=[.F793]/[.A793]" office:value-type="float" office:value="1.02654643092355">
            <text:p>1.03</text:p>
          </table:table-cell>
          <table:table-cell office:value-type="float" office:value="406.92">
            <text:p>406.92</text:p>
          </table:table-cell>
          <table:table-cell table:formula="of:=[.H793]/[.A793]" office:value-type="float" office:value="1.03075130452404">
            <text:p>1.03</text:p>
          </table:table-cell>
          <table:table-cell office:value-type="float" office:value="402.33">
            <text:p>402.33</text:p>
          </table:table-cell>
          <table:table-cell table:formula="of:=[.J793]/[.A793]" office:value-type="float" office:value="1.01912457571306">
            <text:p>1.02</text:p>
          </table:table-cell>
          <table:table-cell table:number-columns-repeated="5"/>
        </table:table-row>
        <table:table-row table:style-name="ro1">
          <table:table-cell office:value-type="float" office:value="140.97">
            <text:p>140.97</text:p>
          </table:table-cell>
          <table:table-cell office:value-type="float" office:value="148.72">
            <text:p>148.72</text:p>
          </table:table-cell>
          <table:table-cell table:formula="of:=[.B794]/[.A794]" office:value-type="float" office:value="1.0549762360786">
            <text:p>1.05</text:p>
          </table:table-cell>
          <table:table-cell office:value-type="float" office:value="143.31">
            <text:p>143.31</text:p>
          </table:table-cell>
          <table:table-cell table:formula="of:=[.D794]/[.A794]" office:value-type="float" office:value="1.0165992764418">
            <text:p>1.02</text:p>
          </table:table-cell>
          <table:table-cell office:value-type="float" office:value="141.55">
            <text:p>141.55</text:p>
          </table:table-cell>
          <table:table-cell table:formula="of:=[.F794]/[.A794]" office:value-type="float" office:value="1.00411435057104">
            <text:p>1</text:p>
          </table:table-cell>
          <table:table-cell office:value-type="float" office:value="141.55">
            <text:p>141.55</text:p>
          </table:table-cell>
          <table:table-cell table:formula="of:=[.H794]/[.A794]" office:value-type="float" office:value="1.00411435057104">
            <text:p>1</text:p>
          </table:table-cell>
          <table:table-cell office:value-type="float" office:value="140.97">
            <text:p>140.97</text:p>
          </table:table-cell>
          <table:table-cell table:formula="of:=[.J794]/[.A794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39.53">
            <text:p>39.53</text:p>
          </table:table-cell>
          <table:table-cell office:value-type="float" office:value="65.53">
            <text:p>65.53</text:p>
          </table:table-cell>
          <table:table-cell table:formula="of:=[.B795]/[.A795]" office:value-type="float" office:value="1.65772830761447">
            <text:p>1.66</text:p>
          </table:table-cell>
          <table:table-cell office:value-type="float" office:value="39.53">
            <text:p>39.53</text:p>
          </table:table-cell>
          <table:table-cell table:formula="of:=[.D795]/[.A795]" office:value-type="float" office:value="1">
            <text:p>1</text:p>
          </table:table-cell>
          <table:table-cell office:value-type="float" office:value="39.53">
            <text:p>39.53</text:p>
          </table:table-cell>
          <table:table-cell table:formula="of:=[.F795]/[.A795]" office:value-type="float" office:value="1">
            <text:p>1</text:p>
          </table:table-cell>
          <table:table-cell office:value-type="float" office:value="39.53">
            <text:p>39.53</text:p>
          </table:table-cell>
          <table:table-cell table:formula="of:=[.H795]/[.A795]" office:value-type="float" office:value="1">
            <text:p>1</text:p>
          </table:table-cell>
          <table:table-cell office:value-type="float" office:value="39.53">
            <text:p>39.53</text:p>
          </table:table-cell>
          <table:table-cell table:formula="of:=[.J795]/[.A795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39.46">
            <text:p>39.46</text:p>
          </table:table-cell>
          <table:table-cell office:value-type="float" office:value="48.63">
            <text:p>48.63</text:p>
          </table:table-cell>
          <table:table-cell table:formula="of:=[.B796]/[.A796]" office:value-type="float" office:value="1.23238722757223">
            <text:p>1.23</text:p>
          </table:table-cell>
          <table:table-cell office:value-type="float" office:value="39.46">
            <text:p>39.46</text:p>
          </table:table-cell>
          <table:table-cell table:formula="of:=[.D796]/[.A796]" office:value-type="float" office:value="1">
            <text:p>1</text:p>
          </table:table-cell>
          <table:table-cell office:value-type="float" office:value="39.46">
            <text:p>39.46</text:p>
          </table:table-cell>
          <table:table-cell table:formula="of:=[.F796]/[.A796]" office:value-type="float" office:value="1">
            <text:p>1</text:p>
          </table:table-cell>
          <table:table-cell office:value-type="float" office:value="39.46">
            <text:p>39.46</text:p>
          </table:table-cell>
          <table:table-cell table:formula="of:=[.H796]/[.A796]" office:value-type="float" office:value="1">
            <text:p>1</text:p>
          </table:table-cell>
          <table:table-cell office:value-type="float" office:value="39.46">
            <text:p>39.46</text:p>
          </table:table-cell>
          <table:table-cell table:formula="of:=[.J796]/[.A796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327.43">
            <text:p>327.43</text:p>
          </table:table-cell>
          <table:table-cell office:value-type="float" office:value="335.39">
            <text:p>335.39</text:p>
          </table:table-cell>
          <table:table-cell table:formula="of:=[.B797]/[.A797]" office:value-type="float" office:value="1.02431053965733">
            <text:p>1.02</text:p>
          </table:table-cell>
          <table:table-cell office:value-type="float" office:value="334.81">
            <text:p>334.81</text:p>
          </table:table-cell>
          <table:table-cell table:formula="of:=[.D797]/[.A797]" office:value-type="float" office:value="1.02253916867727">
            <text:p>1.02</text:p>
          </table:table-cell>
          <table:table-cell office:value-type="float" office:value="333.63">
            <text:p>333.63</text:p>
          </table:table-cell>
          <table:table-cell table:formula="of:=[.F797]/[.A797]" office:value-type="float" office:value="1.01893534495923">
            <text:p>1.02</text:p>
          </table:table-cell>
          <table:table-cell office:value-type="float" office:value="335.39">
            <text:p>335.39</text:p>
          </table:table-cell>
          <table:table-cell table:formula="of:=[.H797]/[.A797]" office:value-type="float" office:value="1.02431053965733">
            <text:p>1.02</text:p>
          </table:table-cell>
          <table:table-cell office:value-type="float" office:value="331.29">
            <text:p>331.29</text:p>
          </table:table-cell>
          <table:table-cell table:formula="of:=[.J797]/[.A797]" office:value-type="float" office:value="1.01178877928107">
            <text:p>1.01</text:p>
          </table:table-cell>
          <table:table-cell table:number-columns-repeated="5"/>
        </table:table-row>
        <table:table-row table:style-name="ro1">
          <table:table-cell office:value-type="float" office:value="267.15">
            <text:p>267.15</text:p>
          </table:table-cell>
          <table:table-cell office:value-type="float" office:value="278.18">
            <text:p>278.18</text:p>
          </table:table-cell>
          <table:table-cell table:formula="of:=[.B798]/[.A798]" office:value-type="float" office:value="1.04128766610518">
            <text:p>1.04</text:p>
          </table:table-cell>
          <table:table-cell office:value-type="float" office:value="270.66">
            <text:p>270.66</text:p>
          </table:table-cell>
          <table:table-cell table:formula="of:=[.D798]/[.A798]" office:value-type="float" office:value="1.01313868613139">
            <text:p>1.01</text:p>
          </table:table-cell>
          <table:table-cell office:value-type="float" office:value="273.59">
            <text:p>273.59</text:p>
          </table:table-cell>
          <table:table-cell table:formula="of:=[.F798]/[.A798]" office:value-type="float" office:value="1.02410630731799">
            <text:p>1.02</text:p>
          </table:table-cell>
          <table:table-cell office:value-type="float" office:value="278.18">
            <text:p>278.18</text:p>
          </table:table-cell>
          <table:table-cell table:formula="of:=[.H798]/[.A798]" office:value-type="float" office:value="1.04128766610518">
            <text:p>1.04</text:p>
          </table:table-cell>
          <table:table-cell office:value-type="float" office:value="268.32">
            <text:p>268.32</text:p>
          </table:table-cell>
          <table:table-cell table:formula="of:=[.J798]/[.A798]" office:value-type="float" office:value="1.0043795620438">
            <text:p>1</text:p>
          </table:table-cell>
          <table:table-cell table:number-columns-repeated="5"/>
        </table:table-row>
        <table:table-row table:style-name="ro1">
          <table:table-cell office:value-type="float" office:value="507.07">
            <text:p>507.07</text:p>
          </table:table-cell>
          <table:table-cell office:value-type="float" office:value="525.42">
            <text:p>525.42</text:p>
          </table:table-cell>
          <table:table-cell table:formula="of:=[.B799]/[.A799]" office:value-type="float" office:value="1.03618829747372">
            <text:p>1.04</text:p>
          </table:table-cell>
          <table:table-cell office:value-type="float" office:value="517.17">
            <text:p>517.17</text:p>
          </table:table-cell>
          <table:table-cell table:formula="of:=[.D799]/[.A799]" office:value-type="float" office:value="1.01991835446783">
            <text:p>1.02</text:p>
          </table:table-cell>
          <table:table-cell office:value-type="float" office:value="517.56">
            <text:p>517.56</text:p>
          </table:table-cell>
          <table:table-cell table:formula="of:=[.F799]/[.A799]" office:value-type="float" office:value="1.02068747904629">
            <text:p>1.02</text:p>
          </table:table-cell>
          <table:table-cell office:value-type="float" office:value="520.93">
            <text:p>520.93</text:p>
          </table:table-cell>
          <table:table-cell table:formula="of:=[.H799]/[.A799]" office:value-type="float" office:value="1.02733350424991">
            <text:p>1.03</text:p>
          </table:table-cell>
          <table:table-cell office:value-type="float" office:value="516">
            <text:p>516</text:p>
          </table:table-cell>
          <table:table-cell table:formula="of:=[.J799]/[.A799]" office:value-type="float" office:value="1.01761098073244">
            <text:p>1.02</text:p>
          </table:table-cell>
          <table:table-cell table:number-columns-repeated="5"/>
        </table:table-row>
        <table:table-row table:style-name="ro1">
          <table:table-cell office:value-type="float" office:value="15.66">
            <text:p>15.66</text:p>
          </table:table-cell>
          <table:table-cell office:value-type="float" office:value="19.07">
            <text:p>19.07</text:p>
          </table:table-cell>
          <table:table-cell table:formula="of:=[.B800]/[.A800]" office:value-type="float" office:value="1.21775223499361">
            <text:p>1.22</text:p>
          </table:table-cell>
          <table:table-cell office:value-type="float" office:value="15.66">
            <text:p>15.66</text:p>
          </table:table-cell>
          <table:table-cell table:formula="of:=[.D800]/[.A800]" office:value-type="float" office:value="1">
            <text:p>1</text:p>
          </table:table-cell>
          <table:table-cell office:value-type="float" office:value="15.66">
            <text:p>15.66</text:p>
          </table:table-cell>
          <table:table-cell table:formula="of:=[.F800]/[.A800]" office:value-type="float" office:value="1">
            <text:p>1</text:p>
          </table:table-cell>
          <table:table-cell office:value-type="float" office:value="15.66">
            <text:p>15.66</text:p>
          </table:table-cell>
          <table:table-cell table:formula="of:=[.H800]/[.A800]" office:value-type="float" office:value="1">
            <text:p>1</text:p>
          </table:table-cell>
          <table:table-cell office:value-type="float" office:value="15.66">
            <text:p>15.66</text:p>
          </table:table-cell>
          <table:table-cell table:formula="of:=[.J800]/[.A800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07.64">
            <text:p>107.64</text:p>
          </table:table-cell>
          <table:table-cell office:value-type="float" office:value="137.74">
            <text:p>137.74</text:p>
          </table:table-cell>
          <table:table-cell table:formula="of:=[.B801]/[.A801]" office:value-type="float" office:value="1.27963582311408">
            <text:p>1.28</text:p>
          </table:table-cell>
          <table:table-cell office:value-type="float" office:value="112.91">
            <text:p>112.91</text:p>
          </table:table-cell>
          <table:table-cell table:formula="of:=[.D801]/[.A801]" office:value-type="float" office:value="1.04895949461167">
            <text:p>1.05</text:p>
          </table:table-cell>
          <table:table-cell office:value-type="float" office:value="112.91">
            <text:p>112.91</text:p>
          </table:table-cell>
          <table:table-cell table:formula="of:=[.F801]/[.A801]" office:value-type="float" office:value="1.04895949461167">
            <text:p>1.05</text:p>
          </table:table-cell>
          <table:table-cell office:value-type="float" office:value="137.74">
            <text:p>137.74</text:p>
          </table:table-cell>
          <table:table-cell table:formula="of:=[.H801]/[.A801]" office:value-type="float" office:value="1.27963582311408">
            <text:p>1.28</text:p>
          </table:table-cell>
          <table:table-cell office:value-type="float" office:value="107.64">
            <text:p>107.64</text:p>
          </table:table-cell>
          <table:table-cell table:formula="of:=[.J801]/[.A801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74.82">
            <text:p>174.82</text:p>
          </table:table-cell>
          <table:table-cell office:value-type="float" office:value="187.95">
            <text:p>187.95</text:p>
          </table:table-cell>
          <table:table-cell table:formula="of:=[.B802]/[.A802]" office:value-type="float" office:value="1.07510582313236">
            <text:p>1.08</text:p>
          </table:table-cell>
          <table:table-cell office:value-type="float" office:value="178.92">
            <text:p>178.92</text:p>
          </table:table-cell>
          <table:table-cell table:formula="of:=[.D802]/[.A802]" office:value-type="float" office:value="1.02345269419975">
            <text:p>1.02</text:p>
          </table:table-cell>
          <table:table-cell office:value-type="float" office:value="180.68">
            <text:p>180.68</text:p>
          </table:table-cell>
          <table:table-cell table:formula="of:=[.F802]/[.A802]" office:value-type="float" office:value="1.03352019219769">
            <text:p>1.03</text:p>
          </table:table-cell>
          <table:table-cell office:value-type="float" office:value="176.82">
            <text:p>176.82</text:p>
          </table:table-cell>
          <table:table-cell table:formula="of:=[.H802]/[.A802]" office:value-type="float" office:value="1.01144033863402">
            <text:p>1.01</text:p>
          </table:table-cell>
          <table:table-cell office:value-type="float" office:value="175.41">
            <text:p>175.41</text:p>
          </table:table-cell>
          <table:table-cell table:formula="of:=[.J802]/[.A802]" office:value-type="float" office:value="1.00337489989704">
            <text:p>1</text:p>
          </table:table-cell>
          <table:table-cell table:number-columns-repeated="5"/>
        </table:table-row>
        <table:table-row table:style-name="ro1">
          <table:table-cell office:value-type="float" office:value="480.62">
            <text:p>480.62</text:p>
          </table:table-cell>
          <table:table-cell office:value-type="float" office:value="507.5">
            <text:p>507.5</text:p>
          </table:table-cell>
          <table:table-cell table:formula="of:=[.B803]/[.A803]" office:value-type="float" office:value="1.0559277599767">
            <text:p>1.06</text:p>
          </table:table-cell>
          <table:table-cell office:value-type="float" office:value="484.82">
            <text:p>484.82</text:p>
          </table:table-cell>
          <table:table-cell table:formula="of:=[.D803]/[.A803]" office:value-type="float" office:value="1.00873871249636">
            <text:p>1.01</text:p>
          </table:table-cell>
          <table:table-cell office:value-type="float" office:value="484.23">
            <text:p>484.23</text:p>
          </table:table-cell>
          <table:table-cell table:formula="of:=[.F803]/[.A803]" office:value-type="float" office:value="1.0075111314552">
            <text:p>1.01</text:p>
          </table:table-cell>
          <table:table-cell office:value-type="float" office:value="486.58">
            <text:p>486.58</text:p>
          </table:table-cell>
          <table:table-cell table:formula="of:=[.H803]/[.A803]" office:value-type="float" office:value="1.0124006491615">
            <text:p>1.01</text:p>
          </table:table-cell>
          <table:table-cell office:value-type="float" office:value="484.23">
            <text:p>484.23</text:p>
          </table:table-cell>
          <table:table-cell table:formula="of:=[.J803]/[.A803]" office:value-type="float" office:value="1.0075111314552">
            <text:p>1.01</text:p>
          </table:table-cell>
          <table:table-cell table:number-columns-repeated="5"/>
        </table:table-row>
        <table:table-row table:style-name="ro1">
          <table:table-cell office:value-type="float" office:value="257.76">
            <text:p>257.76</text:p>
          </table:table-cell>
          <table:table-cell office:value-type="float" office:value="277.04">
            <text:p>277.04</text:p>
          </table:table-cell>
          <table:table-cell table:formula="of:=[.B804]/[.A804]" office:value-type="float" office:value="1.0747982619491">
            <text:p>1.07</text:p>
          </table:table-cell>
          <table:table-cell office:value-type="float" office:value="262.79">
            <text:p>262.79</text:p>
          </table:table-cell>
          <table:table-cell table:formula="of:=[.D804]/[.A804]" office:value-type="float" office:value="1.01951427684668">
            <text:p>1.02</text:p>
          </table:table-cell>
          <table:table-cell office:value-type="float" office:value="260.45">
            <text:p>260.45</text:p>
          </table:table-cell>
          <table:table-cell table:formula="of:=[.F804]/[.A804]" office:value-type="float" office:value="1.01043606455618">
            <text:p>1.01</text:p>
          </table:table-cell>
          <table:table-cell office:value-type="float" office:value="277.04">
            <text:p>277.04</text:p>
          </table:table-cell>
          <table:table-cell table:formula="of:=[.H804]/[.A804]" office:value-type="float" office:value="1.0747982619491">
            <text:p>1.07</text:p>
          </table:table-cell>
          <table:table-cell office:value-type="float" office:value="261.62">
            <text:p>261.62</text:p>
          </table:table-cell>
          <table:table-cell table:formula="of:=[.J804]/[.A804]" office:value-type="float" office:value="1.01497517070143">
            <text:p>1.01</text:p>
          </table:table-cell>
          <table:table-cell table:number-columns-repeated="5"/>
        </table:table-row>
        <table:table-row table:style-name="ro1">
          <table:table-cell office:value-type="float" office:value="481.42">
            <text:p>481.42</text:p>
          </table:table-cell>
          <table:table-cell office:value-type="float" office:value="501.48">
            <text:p>501.48</text:p>
          </table:table-cell>
          <table:table-cell table:formula="of:=[.B805]/[.A805]" office:value-type="float" office:value="1.04166839765693">
            <text:p>1.04</text:p>
          </table:table-cell>
          <table:table-cell office:value-type="float" office:value="488.55">
            <text:p>488.55</text:p>
          </table:table-cell>
          <table:table-cell table:formula="of:=[.D805]/[.A805]" office:value-type="float" office:value="1.01481035270658">
            <text:p>1.01</text:p>
          </table:table-cell>
          <table:table-cell office:value-type="float" office:value="484.45">
            <text:p>484.45</text:p>
          </table:table-cell>
          <table:table-cell table:formula="of:=[.F805]/[.A805]" office:value-type="float" office:value="1.00629388060322">
            <text:p>1.01</text:p>
          </table:table-cell>
          <table:table-cell office:value-type="float" office:value="500.06">
            <text:p>500.06</text:p>
          </table:table-cell>
          <table:table-cell table:formula="of:=[.H805]/[.A805]" office:value-type="float" office:value="1.03871879024552">
            <text:p>1.04</text:p>
          </table:table-cell>
          <table:table-cell office:value-type="float" office:value="485.03">
            <text:p>485.03</text:p>
          </table:table-cell>
          <table:table-cell table:formula="of:=[.J805]/[.A805]" office:value-type="float" office:value="1.00749864982759">
            <text:p>1.01</text:p>
          </table:table-cell>
          <table:table-cell table:number-columns-repeated="5"/>
        </table:table-row>
        <table:table-row table:style-name="ro1">
          <table:table-cell office:value-type="float" office:value="283.3">
            <text:p>283.3</text:p>
          </table:table-cell>
          <table:table-cell office:value-type="float" office:value="305.35">
            <text:p>305.35</text:p>
          </table:table-cell>
          <table:table-cell table:formula="of:=[.B806]/[.A806]" office:value-type="float" office:value="1.07783268619838">
            <text:p>1.08</text:p>
          </table:table-cell>
          <table:table-cell office:value-type="float" office:value="283.3">
            <text:p>283.3</text:p>
          </table:table-cell>
          <table:table-cell table:formula="of:=[.D806]/[.A806]" office:value-type="float" office:value="1">
            <text:p>1</text:p>
          </table:table-cell>
          <table:table-cell office:value-type="float" office:value="283.3">
            <text:p>283.3</text:p>
          </table:table-cell>
          <table:table-cell table:formula="of:=[.F806]/[.A806]" office:value-type="float" office:value="1">
            <text:p>1</text:p>
          </table:table-cell>
          <table:table-cell office:value-type="float" office:value="298.86">
            <text:p>298.86</text:p>
          </table:table-cell>
          <table:table-cell table:formula="of:=[.H806]/[.A806]" office:value-type="float" office:value="1.05492410871867">
            <text:p>1.05</text:p>
          </table:table-cell>
          <table:table-cell office:value-type="float" office:value="283.3">
            <text:p>283.3</text:p>
          </table:table-cell>
          <table:table-cell table:formula="of:=[.J806]/[.A806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497.9">
            <text:p>497.9</text:p>
          </table:table-cell>
          <table:table-cell office:value-type="float" office:value="516.53">
            <text:p>516.53</text:p>
          </table:table-cell>
          <table:table-cell table:formula="of:=[.B807]/[.A807]" office:value-type="float" office:value="1.03741715203856">
            <text:p>1.04</text:p>
          </table:table-cell>
          <table:table-cell office:value-type="float" office:value="502.14">
            <text:p>502.14</text:p>
          </table:table-cell>
          <table:table-cell table:formula="of:=[.D807]/[.A807]" office:value-type="float" office:value="1.00851576621812">
            <text:p>1.01</text:p>
          </table:table-cell>
          <table:table-cell office:value-type="float" office:value="507.42">
            <text:p>507.42</text:p>
          </table:table-cell>
          <table:table-cell table:formula="of:=[.F807]/[.A807]" office:value-type="float" office:value="1.01912030528219">
            <text:p>1.02</text:p>
          </table:table-cell>
          <table:table-cell office:value-type="float" office:value="516.53">
            <text:p>516.53</text:p>
          </table:table-cell>
          <table:table-cell table:formula="of:=[.H807]/[.A807]" office:value-type="float" office:value="1.03741715203856">
            <text:p>1.04</text:p>
          </table:table-cell>
          <table:table-cell office:value-type="float" office:value="506.04">
            <text:p>506.04</text:p>
          </table:table-cell>
          <table:table-cell table:formula="of:=[.J807]/[.A807]" office:value-type="float" office:value="1.01634866439044">
            <text:p>1.02</text:p>
          </table:table-cell>
          <table:table-cell table:number-columns-repeated="5"/>
        </table:table-row>
        <table:table-row table:style-name="ro1">
          <table:table-cell office:value-type="float" office:value="15.83">
            <text:p>15.83</text:p>
          </table:table-cell>
          <table:table-cell office:value-type="float" office:value="20.9">
            <text:p>20.9</text:p>
          </table:table-cell>
          <table:table-cell table:formula="of:=[.B808]/[.A808]" office:value-type="float" office:value="1.32027795325332">
            <text:p>1.32</text:p>
          </table:table-cell>
          <table:table-cell office:value-type="float" office:value="16.66">
            <text:p>16.66</text:p>
          </table:table-cell>
          <table:table-cell table:formula="of:=[.D808]/[.A808]" office:value-type="float" office:value="1.05243209096652">
            <text:p>1.05</text:p>
          </table:table-cell>
          <table:table-cell office:value-type="float" office:value="16.66">
            <text:p>16.66</text:p>
          </table:table-cell>
          <table:table-cell table:formula="of:=[.F808]/[.A808]" office:value-type="float" office:value="1.05243209096652">
            <text:p>1.05</text:p>
          </table:table-cell>
          <table:table-cell office:value-type="float" office:value="15.83">
            <text:p>15.83</text:p>
          </table:table-cell>
          <table:table-cell table:formula="of:=[.H808]/[.A808]" office:value-type="float" office:value="1">
            <text:p>1</text:p>
          </table:table-cell>
          <table:table-cell office:value-type="float" office:value="15.83">
            <text:p>15.83</text:p>
          </table:table-cell>
          <table:table-cell table:formula="of:=[.J808]/[.A808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86.82">
            <text:p>186.82</text:p>
          </table:table-cell>
          <table:table-cell office:value-type="float" office:value="216.2">
            <text:p>216.2</text:p>
          </table:table-cell>
          <table:table-cell table:formula="of:=[.B809]/[.A809]" office:value-type="float" office:value="1.15726367626592">
            <text:p>1.16</text:p>
          </table:table-cell>
          <table:table-cell office:value-type="float" office:value="196.2">
            <text:p>196.2</text:p>
          </table:table-cell>
          <table:table-cell table:formula="of:=[.D809]/[.A809]" office:value-type="float" office:value="1.05020875709239">
            <text:p>1.05</text:p>
          </table:table-cell>
          <table:table-cell office:value-type="float" office:value="187.99">
            <text:p>187.99</text:p>
          </table:table-cell>
          <table:table-cell table:formula="of:=[.F809]/[.A809]" office:value-type="float" office:value="1.00626271277165">
            <text:p>1.01</text:p>
          </table:table-cell>
          <table:table-cell office:value-type="float" office:value="203.65">
            <text:p>203.65</text:p>
          </table:table-cell>
          <table:table-cell table:formula="of:=[.H809]/[.A809]" office:value-type="float" office:value="1.09008671448453">
            <text:p>1.09</text:p>
          </table:table-cell>
          <table:table-cell office:value-type="float" office:value="187.99">
            <text:p>187.99</text:p>
          </table:table-cell>
          <table:table-cell table:formula="of:=[.J809]/[.A809]" office:value-type="float" office:value="1.00626271277165">
            <text:p>1.01</text:p>
          </table:table-cell>
          <table:table-cell table:number-columns-repeated="5"/>
        </table:table-row>
        <table:table-row table:style-name="ro1">
          <table:table-cell office:value-type="float" office:value="262.14">
            <text:p>262.14</text:p>
          </table:table-cell>
          <table:table-cell office:value-type="float" office:value="277.37">
            <text:p>277.37</text:p>
          </table:table-cell>
          <table:table-cell table:formula="of:=[.B810]/[.A810]" office:value-type="float" office:value="1.05809872587167">
            <text:p>1.06</text:p>
          </table:table-cell>
          <table:table-cell office:value-type="float" office:value="276.2">
            <text:p>276.2</text:p>
          </table:table-cell>
          <table:table-cell table:formula="of:=[.D810]/[.A810]" office:value-type="float" office:value="1.05363546196689">
            <text:p>1.05</text:p>
          </table:table-cell>
          <table:table-cell office:value-type="float" office:value="269.89">
            <text:p>269.89</text:p>
          </table:table-cell>
          <table:table-cell table:formula="of:=[.F810]/[.A810]" office:value-type="float" office:value="1.02956435492485">
            <text:p>1.03</text:p>
          </table:table-cell>
          <table:table-cell office:value-type="float" office:value="277.37">
            <text:p>277.37</text:p>
          </table:table-cell>
          <table:table-cell table:formula="of:=[.H810]/[.A810]" office:value-type="float" office:value="1.05809872587167">
            <text:p>1.06</text:p>
          </table:table-cell>
          <table:table-cell office:value-type="float" office:value="271.27">
            <text:p>271.27</text:p>
          </table:table-cell>
          <table:table-cell table:formula="of:=[.J810]/[.A810]" office:value-type="float" office:value="1.03482871747921">
            <text:p>1.03</text:p>
          </table:table-cell>
          <table:table-cell table:number-columns-repeated="5"/>
        </table:table-row>
        <table:table-row table:style-name="ro1">
          <table:table-cell office:value-type="float" office:value="242.5">
            <text:p>242.5</text:p>
          </table:table-cell>
          <table:table-cell office:value-type="float" office:value="253.43">
            <text:p>253.43</text:p>
          </table:table-cell>
          <table:table-cell table:formula="of:=[.B811]/[.A811]" office:value-type="float" office:value="1.04507216494845">
            <text:p>1.05</text:p>
          </table:table-cell>
          <table:table-cell office:value-type="float" office:value="242.5">
            <text:p>242.5</text:p>
          </table:table-cell>
          <table:table-cell table:formula="of:=[.D811]/[.A811]" office:value-type="float" office:value="1">
            <text:p>1</text:p>
          </table:table-cell>
          <table:table-cell office:value-type="float" office:value="243.09">
            <text:p>243.09</text:p>
          </table:table-cell>
          <table:table-cell table:formula="of:=[.F811]/[.A811]" office:value-type="float" office:value="1.00243298969072">
            <text:p>1</text:p>
          </table:table-cell>
          <table:table-cell office:value-type="float" office:value="249.92">
            <text:p>249.92</text:p>
          </table:table-cell>
          <table:table-cell table:formula="of:=[.H811]/[.A811]" office:value-type="float" office:value="1.03059793814433">
            <text:p>1.03</text:p>
          </table:table-cell>
          <table:table-cell office:value-type="float" office:value="242.5">
            <text:p>242.5</text:p>
          </table:table-cell>
          <table:table-cell table:formula="of:=[.J811]/[.A811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275.74">
            <text:p>275.74</text:p>
          </table:table-cell>
          <table:table-cell office:value-type="float" office:value="288.66">
            <text:p>288.66</text:p>
          </table:table-cell>
          <table:table-cell table:formula="of:=[.B812]/[.A812]" office:value-type="float" office:value="1.04685573366215">
            <text:p>1.05</text:p>
          </table:table-cell>
          <table:table-cell office:value-type="float" office:value="274.91">
            <text:p>274.91</text:p>
          </table:table-cell>
          <table:table-cell table:formula="of:=[.D812]/[.A812]" office:value-type="float" office:value="0.996989918038732">
            <text:p>1</text:p>
          </table:table-cell>
          <table:table-cell office:value-type="float" office:value="274.91">
            <text:p>274.91</text:p>
          </table:table-cell>
          <table:table-cell table:formula="of:=[.F812]/[.A812]" office:value-type="float" office:value="0.996989918038732">
            <text:p>1</text:p>
          </table:table-cell>
          <table:table-cell office:value-type="float" office:value="278.91">
            <text:p>278.91</text:p>
          </table:table-cell>
          <table:table-cell table:formula="of:=[.H812]/[.A812]" office:value-type="float" office:value="1.01149633712918">
            <text:p>1.01</text:p>
          </table:table-cell>
          <table:table-cell office:value-type="float" office:value="277.25">
            <text:p>277.25</text:p>
          </table:table-cell>
          <table:table-cell table:formula="of:=[.J812]/[.A812]" office:value-type="float" office:value="1.00547617320664">
            <text:p>1.01</text:p>
          </table:table-cell>
          <table:table-cell table:number-columns-repeated="5"/>
        </table:table-row>
        <table:table-row table:style-name="ro1">
          <table:table-cell office:value-type="float" office:value="393.14">
            <text:p>393.14</text:p>
          </table:table-cell>
          <table:table-cell office:value-type="float" office:value="0">
            <text:p>0</text:p>
          </table:table-cell>
          <table:table-cell table:formula="of:=[.B813]/[.A813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D813]/[.A813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F813]/[.A813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H813]/[.A813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J813]/[.A813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218.1">
            <text:p>218.1</text:p>
          </table:table-cell>
          <table:table-cell office:value-type="float" office:value="234.54">
            <text:p>234.54</text:p>
          </table:table-cell>
          <table:table-cell table:formula="of:=[.B814]/[.A814]" office:value-type="float" office:value="1.07537826685007">
            <text:p>1.08</text:p>
          </table:table-cell>
          <table:table-cell office:value-type="float" office:value="220.78">
            <text:p>220.78</text:p>
          </table:table-cell>
          <table:table-cell table:formula="of:=[.D814]/[.A814]" office:value-type="float" office:value="1.01228794131133">
            <text:p>1.01</text:p>
          </table:table-cell>
          <table:table-cell office:value-type="float" office:value="218.44">
            <text:p>218.44</text:p>
          </table:table-cell>
          <table:table-cell table:formula="of:=[.F814]/[.A814]" office:value-type="float" office:value="1.00155891792756">
            <text:p>1</text:p>
          </table:table-cell>
          <table:table-cell office:value-type="float" office:value="234.54">
            <text:p>234.54</text:p>
          </table:table-cell>
          <table:table-cell table:formula="of:=[.H814]/[.A814]" office:value-type="float" office:value="1.07537826685007">
            <text:p>1.08</text:p>
          </table:table-cell>
          <table:table-cell office:value-type="float" office:value="217.27">
            <text:p>217.27</text:p>
          </table:table-cell>
          <table:table-cell table:formula="of:=[.J814]/[.A814]" office:value-type="float" office:value="0.996194406235672">
            <text:p>1</text:p>
          </table:table-cell>
          <table:table-cell table:number-columns-repeated="5"/>
        </table:table-row>
        <table:table-row table:style-name="ro1">
          <table:table-cell office:value-type="float" office:value="195.16">
            <text:p>195.16</text:p>
          </table:table-cell>
          <table:table-cell office:value-type="float" office:value="214.43">
            <text:p>214.43</text:p>
          </table:table-cell>
          <table:table-cell table:formula="of:=[.B815]/[.A815]" office:value-type="float" office:value="1.09873949579832">
            <text:p>1.1</text:p>
          </table:table-cell>
          <table:table-cell office:value-type="float" office:value="195.16">
            <text:p>195.16</text:p>
          </table:table-cell>
          <table:table-cell table:formula="of:=[.D815]/[.A815]" office:value-type="float" office:value="1">
            <text:p>1</text:p>
          </table:table-cell>
          <table:table-cell office:value-type="float" office:value="195.16">
            <text:p>195.16</text:p>
          </table:table-cell>
          <table:table-cell table:formula="of:=[.F815]/[.A815]" office:value-type="float" office:value="1">
            <text:p>1</text:p>
          </table:table-cell>
          <table:table-cell office:value-type="float" office:value="195.16">
            <text:p>195.16</text:p>
          </table:table-cell>
          <table:table-cell table:formula="of:=[.H815]/[.A815]" office:value-type="float" office:value="1">
            <text:p>1</text:p>
          </table:table-cell>
          <table:table-cell office:value-type="float" office:value="202.19">
            <text:p>202.19</text:p>
          </table:table-cell>
          <table:table-cell table:formula="of:=[.J815]/[.A815]" office:value-type="float" office:value="1.03602172576348">
            <text:p>1.04</text:p>
          </table:table-cell>
          <table:table-cell table:number-columns-repeated="5"/>
        </table:table-row>
        <table:table-row table:style-name="ro1">
          <table:table-cell office:value-type="float" office:value="270.74">
            <text:p>270.74</text:p>
          </table:table-cell>
          <table:table-cell office:value-type="float" office:value="282.15">
            <text:p>282.15</text:p>
          </table:table-cell>
          <table:table-cell table:formula="of:=[.B816]/[.A816]" office:value-type="float" office:value="1.04214375415528">
            <text:p>1.04</text:p>
          </table:table-cell>
          <table:table-cell office:value-type="float" office:value="275.32">
            <text:p>275.32</text:p>
          </table:table-cell>
          <table:table-cell table:formula="of:=[.D816]/[.A816]" office:value-type="float" office:value="1.01691659895102">
            <text:p>1.02</text:p>
          </table:table-cell>
          <table:table-cell office:value-type="float" office:value="277.66">
            <text:p>277.66</text:p>
          </table:table-cell>
          <table:table-cell table:formula="of:=[.F816]/[.A816]" office:value-type="float" office:value="1.02555957745438">
            <text:p>1.03</text:p>
          </table:table-cell>
          <table:table-cell office:value-type="float" office:value="282.15">
            <text:p>282.15</text:p>
          </table:table-cell>
          <table:table-cell table:formula="of:=[.H816]/[.A816]" office:value-type="float" office:value="1.04214375415528">
            <text:p>1.04</text:p>
          </table:table-cell>
          <table:table-cell office:value-type="float" office:value="275.32">
            <text:p>275.32</text:p>
          </table:table-cell>
          <table:table-cell table:formula="of:=[.J816]/[.A816]" office:value-type="float" office:value="1.01691659895102">
            <text:p>1.02</text:p>
          </table:table-cell>
          <table:table-cell table:number-columns-repeated="5"/>
        </table:table-row>
        <table:table-row table:style-name="ro1">
          <table:table-cell office:value-type="float" office:value="60.33">
            <text:p>60.33</text:p>
          </table:table-cell>
          <table:table-cell office:value-type="float" office:value="87.64">
            <text:p>87.64</text:p>
          </table:table-cell>
          <table:table-cell table:formula="of:=[.B817]/[.A817]" office:value-type="float" office:value="1.45267694347754">
            <text:p>1.45</text:p>
          </table:table-cell>
          <table:table-cell office:value-type="float" office:value="63.25">
            <text:p>63.25</text:p>
          </table:table-cell>
          <table:table-cell table:formula="of:=[.D817]/[.A817]" office:value-type="float" office:value="1.04840046411404">
            <text:p>1.05</text:p>
          </table:table-cell>
          <table:table-cell office:value-type="float" office:value="63.25">
            <text:p>63.25</text:p>
          </table:table-cell>
          <table:table-cell table:formula="of:=[.F817]/[.A817]" office:value-type="float" office:value="1.04840046411404">
            <text:p>1.05</text:p>
          </table:table-cell>
          <table:table-cell office:value-type="float" office:value="60.33">
            <text:p>60.33</text:p>
          </table:table-cell>
          <table:table-cell table:formula="of:=[.H817]/[.A817]" office:value-type="float" office:value="1">
            <text:p>1</text:p>
          </table:table-cell>
          <table:table-cell office:value-type="float" office:value="60.33">
            <text:p>60.33</text:p>
          </table:table-cell>
          <table:table-cell table:formula="of:=[.J817]/[.A817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493.22">
            <text:p>493.22</text:p>
          </table:table-cell>
          <table:table-cell office:value-type="float" office:value="502.35">
            <text:p>502.35</text:p>
          </table:table-cell>
          <table:table-cell table:formula="of:=[.B818]/[.A818]" office:value-type="float" office:value="1.01851100928592">
            <text:p>1.02</text:p>
          </table:table-cell>
          <table:table-cell office:value-type="float" office:value="499.76">
            <text:p>499.76</text:p>
          </table:table-cell>
          <table:table-cell table:formula="of:=[.D818]/[.A818]" office:value-type="float" office:value="1.0132598029277">
            <text:p>1.01</text:p>
          </table:table-cell>
          <table:table-cell office:value-type="float" office:value="495.66">
            <text:p>495.66</text:p>
          </table:table-cell>
          <table:table-cell table:formula="of:=[.F818]/[.A818]" office:value-type="float" office:value="1.00494708243786">
            <text:p>1</text:p>
          </table:table-cell>
          <table:table-cell office:value-type="float" office:value="500.35">
            <text:p>500.35</text:p>
          </table:table-cell>
          <table:table-cell table:formula="of:=[.H818]/[.A818]" office:value-type="float" office:value="1.01445602368112">
            <text:p>1.01</text:p>
          </table:table-cell>
          <table:table-cell office:value-type="float" office:value="496.83">
            <text:p>496.83</text:p>
          </table:table-cell>
          <table:table-cell table:formula="of:=[.J818]/[.A818]" office:value-type="float" office:value="1.00731924901667">
            <text:p>1.01</text:p>
          </table:table-cell>
          <table:table-cell table:number-columns-repeated="5"/>
        </table:table-row>
        <table:table-row table:style-name="ro1">
          <table:table-cell office:value-type="float" office:value="38.97">
            <text:p>38.97</text:p>
          </table:table-cell>
          <table:table-cell office:value-type="float" office:value="47.46">
            <text:p>47.46</text:p>
          </table:table-cell>
          <table:table-cell table:formula="of:=[.B819]/[.A819]" office:value-type="float" office:value="1.21785989222479">
            <text:p>1.22</text:p>
          </table:table-cell>
          <table:table-cell office:value-type="float" office:value="38.97">
            <text:p>38.97</text:p>
          </table:table-cell>
          <table:table-cell table:formula="of:=[.D819]/[.A819]" office:value-type="float" office:value="1">
            <text:p>1</text:p>
          </table:table-cell>
          <table:table-cell office:value-type="float" office:value="38.97">
            <text:p>38.97</text:p>
          </table:table-cell>
          <table:table-cell table:formula="of:=[.F819]/[.A819]" office:value-type="float" office:value="1">
            <text:p>1</text:p>
          </table:table-cell>
          <table:table-cell office:value-type="float" office:value="38.97">
            <text:p>38.97</text:p>
          </table:table-cell>
          <table:table-cell table:formula="of:=[.H819]/[.A819]" office:value-type="float" office:value="1">
            <text:p>1</text:p>
          </table:table-cell>
          <table:table-cell office:value-type="float" office:value="38.97">
            <text:p>38.97</text:p>
          </table:table-cell>
          <table:table-cell table:formula="of:=[.J819]/[.A819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30.69">
            <text:p>130.69</text:p>
          </table:table-cell>
          <table:table-cell office:value-type="float" office:value="150.45">
            <text:p>150.45</text:p>
          </table:table-cell>
          <table:table-cell table:formula="of:=[.B820]/[.A820]" office:value-type="float" office:value="1.15119749024409">
            <text:p>1.15</text:p>
          </table:table-cell>
          <table:table-cell office:value-type="float" office:value="130.69">
            <text:p>130.69</text:p>
          </table:table-cell>
          <table:table-cell table:formula="of:=[.D820]/[.A820]" office:value-type="float" office:value="1">
            <text:p>1</text:p>
          </table:table-cell>
          <table:table-cell office:value-type="float" office:value="130.69">
            <text:p>130.69</text:p>
          </table:table-cell>
          <table:table-cell table:formula="of:=[.F820]/[.A820]" office:value-type="float" office:value="1">
            <text:p>1</text:p>
          </table:table-cell>
          <table:table-cell office:value-type="float" office:value="130.69">
            <text:p>130.69</text:p>
          </table:table-cell>
          <table:table-cell table:formula="of:=[.H820]/[.A820]" office:value-type="float" office:value="1">
            <text:p>1</text:p>
          </table:table-cell>
          <table:table-cell office:value-type="float" office:value="135.38">
            <text:p>135.38</text:p>
          </table:table-cell>
          <table:table-cell table:formula="of:=[.J820]/[.A820]" office:value-type="float" office:value="1.03588644884842">
            <text:p>1.04</text:p>
          </table:table-cell>
          <table:table-cell table:number-columns-repeated="5"/>
        </table:table-row>
        <table:table-row table:style-name="ro1">
          <table:table-cell office:value-type="float" office:value="231.53">
            <text:p>231.53</text:p>
          </table:table-cell>
          <table:table-cell office:value-type="float" office:value="245.78">
            <text:p>245.78</text:p>
          </table:table-cell>
          <table:table-cell table:formula="of:=[.B821]/[.A821]" office:value-type="float" office:value="1.0615470997279">
            <text:p>1.06</text:p>
          </table:table-cell>
          <table:table-cell office:value-type="float" office:value="231.53">
            <text:p>231.53</text:p>
          </table:table-cell>
          <table:table-cell table:formula="of:=[.D821]/[.A821]" office:value-type="float" office:value="1">
            <text:p>1</text:p>
          </table:table-cell>
          <table:table-cell office:value-type="float" office:value="232.12">
            <text:p>232.12</text:p>
          </table:table-cell>
          <table:table-cell table:formula="of:=[.F821]/[.A821]" office:value-type="float" office:value="1.00254826588347">
            <text:p>1</text:p>
          </table:table-cell>
          <table:table-cell office:value-type="float" office:value="244.36">
            <text:p>244.36</text:p>
          </table:table-cell>
          <table:table-cell table:formula="of:=[.H821]/[.A821]" office:value-type="float" office:value="1.0554139852287">
            <text:p>1.06</text:p>
          </table:table-cell>
          <table:table-cell office:value-type="float" office:value="231.53">
            <text:p>231.53</text:p>
          </table:table-cell>
          <table:table-cell table:formula="of:=[.J821]/[.A821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62.17">
            <text:p>162.17</text:p>
          </table:table-cell>
          <table:table-cell office:value-type="float" office:value="172.85">
            <text:p>172.85</text:p>
          </table:table-cell>
          <table:table-cell table:formula="of:=[.B822]/[.A822]" office:value-type="float" office:value="1.06585681692052">
            <text:p>1.07</text:p>
          </table:table-cell>
          <table:table-cell office:value-type="float" office:value="172.27">
            <text:p>172.27</text:p>
          </table:table-cell>
          <table:table-cell table:formula="of:=[.D822]/[.A822]" office:value-type="float" office:value="1.06228032311772">
            <text:p>1.06</text:p>
          </table:table-cell>
          <table:table-cell office:value-type="float" office:value="172.27">
            <text:p>172.27</text:p>
          </table:table-cell>
          <table:table-cell table:formula="of:=[.F822]/[.A822]" office:value-type="float" office:value="1.06228032311772">
            <text:p>1.06</text:p>
          </table:table-cell>
          <table:table-cell office:value-type="float" office:value="172.85">
            <text:p>172.85</text:p>
          </table:table-cell>
          <table:table-cell table:formula="of:=[.H822]/[.A822]" office:value-type="float" office:value="1.06585681692052">
            <text:p>1.07</text:p>
          </table:table-cell>
          <table:table-cell office:value-type="float" office:value="163.34">
            <text:p>163.34</text:p>
          </table:table-cell>
          <table:table-cell table:formula="of:=[.J822]/[.A822]" office:value-type="float" office:value="1.00721465129185">
            <text:p>1.01</text:p>
          </table:table-cell>
          <table:table-cell table:number-columns-repeated="5"/>
        </table:table-row>
        <table:table-row table:style-name="ro1">
          <table:table-cell office:value-type="float" office:value="284.76">
            <text:p>284.76</text:p>
          </table:table-cell>
          <table:table-cell office:value-type="float" office:value="298.14">
            <text:p>298.14</text:p>
          </table:table-cell>
          <table:table-cell table:formula="of:=[.B823]/[.A823]" office:value-type="float" office:value="1.04698693636747">
            <text:p>1.05</text:p>
          </table:table-cell>
          <table:table-cell office:value-type="float" office:value="288.62">
            <text:p>288.62</text:p>
          </table:table-cell>
          <table:table-cell table:formula="of:=[.D823]/[.A823]" office:value-type="float" office:value="1.01355527461722">
            <text:p>1.01</text:p>
          </table:table-cell>
          <table:table-cell office:value-type="float" office:value="289.21">
            <text:p>289.21</text:p>
          </table:table-cell>
          <table:table-cell table:formula="of:=[.F823]/[.A823]" office:value-type="float" office:value="1.01562719483073">
            <text:p>1.02</text:p>
          </table:table-cell>
          <table:table-cell office:value-type="float" office:value="298.14">
            <text:p>298.14</text:p>
          </table:table-cell>
          <table:table-cell table:formula="of:=[.H823]/[.A823]" office:value-type="float" office:value="1.04698693636747">
            <text:p>1.05</text:p>
          </table:table-cell>
          <table:table-cell office:value-type="float" office:value="286.28">
            <text:p>286.28</text:p>
          </table:table-cell>
          <table:table-cell table:formula="of:=[.J823]/[.A823]" office:value-type="float" office:value="1.00533782834668">
            <text:p>1.01</text:p>
          </table:table-cell>
          <table:table-cell table:number-columns-repeated="5"/>
        </table:table-row>
        <table:table-row table:style-name="ro1">
          <table:table-cell office:value-type="float" office:value="165.32">
            <text:p>165.32</text:p>
          </table:table-cell>
          <table:table-cell office:value-type="float" office:value="193.66">
            <text:p>193.66</text:p>
          </table:table-cell>
          <table:table-cell table:formula="of:=[.B824]/[.A824]" office:value-type="float" office:value="1.17142511492862">
            <text:p>1.17</text:p>
          </table:table-cell>
          <table:table-cell office:value-type="float" office:value="165.91">
            <text:p>165.91</text:p>
          </table:table-cell>
          <table:table-cell table:formula="of:=[.D824]/[.A824]" office:value-type="float" office:value="1.00356883619647">
            <text:p>1</text:p>
          </table:table-cell>
          <table:table-cell office:value-type="float" office:value="165.91">
            <text:p>165.91</text:p>
          </table:table-cell>
          <table:table-cell table:formula="of:=[.F824]/[.A824]" office:value-type="float" office:value="1.00356883619647">
            <text:p>1</text:p>
          </table:table-cell>
          <table:table-cell office:value-type="float" office:value="193.66">
            <text:p>193.66</text:p>
          </table:table-cell>
          <table:table-cell table:formula="of:=[.H824]/[.A824]" office:value-type="float" office:value="1.17142511492862">
            <text:p>1.17</text:p>
          </table:table-cell>
          <table:table-cell office:value-type="float" office:value="165.91">
            <text:p>165.91</text:p>
          </table:table-cell>
          <table:table-cell table:formula="of:=[.J824]/[.A824]" office:value-type="float" office:value="1.00356883619647">
            <text:p>1</text:p>
          </table:table-cell>
          <table:table-cell table:number-columns-repeated="5"/>
        </table:table-row>
        <table:table-row table:style-name="ro1">
          <table:table-cell office:value-type="float" office:value="319.21">
            <text:p>319.21</text:p>
          </table:table-cell>
          <table:table-cell office:value-type="float" office:value="329.51">
            <text:p>329.51</text:p>
          </table:table-cell>
          <table:table-cell table:formula="of:=[.B825]/[.A825]" office:value-type="float" office:value="1.03226715955014">
            <text:p>1.03</text:p>
          </table:table-cell>
          <table:table-cell office:value-type="float" office:value="325.99">
            <text:p>325.99</text:p>
          </table:table-cell>
          <table:table-cell table:formula="of:=[.D825]/[.A825]" office:value-type="float" office:value="1.02123993609223">
            <text:p>1.02</text:p>
          </table:table-cell>
          <table:table-cell office:value-type="float" office:value="320.14">
            <text:p>320.14</text:p>
          </table:table-cell>
          <table:table-cell table:formula="of:=[.F825]/[.A825]" office:value-type="float" office:value="1.00291344256132">
            <text:p>1</text:p>
          </table:table-cell>
          <table:table-cell office:value-type="float" office:value="329.51">
            <text:p>329.51</text:p>
          </table:table-cell>
          <table:table-cell table:formula="of:=[.H825]/[.A825]" office:value-type="float" office:value="1.03226715955014">
            <text:p>1.03</text:p>
          </table:table-cell>
          <table:table-cell office:value-type="float" office:value="321.31">
            <text:p>321.31</text:p>
          </table:table-cell>
          <table:table-cell table:formula="of:=[.J825]/[.A825]" office:value-type="float" office:value="1.0065787412675">
            <text:p>1.01</text:p>
          </table:table-cell>
          <table:table-cell table:number-columns-repeated="5"/>
        </table:table-row>
        <table:table-row table:style-name="ro1">
          <table:table-cell office:value-type="float" office:value="385.12">
            <text:p>385.12</text:p>
          </table:table-cell>
          <table:table-cell office:value-type="float" office:value="395.66">
            <text:p>395.66</text:p>
          </table:table-cell>
          <table:table-cell table:formula="of:=[.B826]/[.A826]" office:value-type="float" office:value="1.0273680930619">
            <text:p>1.03</text:p>
          </table:table-cell>
          <table:table-cell office:value-type="float" office:value="388.74">
            <text:p>388.74</text:p>
          </table:table-cell>
          <table:table-cell table:formula="of:=[.D826]/[.A826]" office:value-type="float" office:value="1.00939966763606">
            <text:p>1.01</text:p>
          </table:table-cell>
          <table:table-cell office:value-type="float" office:value="390.49">
            <text:p>390.49</text:p>
          </table:table-cell>
          <table:table-cell table:formula="of:=[.F826]/[.A826]" office:value-type="float" office:value="1.01394370585791">
            <text:p>1.01</text:p>
          </table:table-cell>
          <table:table-cell office:value-type="float" office:value="395.66">
            <text:p>395.66</text:p>
          </table:table-cell>
          <table:table-cell table:formula="of:=[.H826]/[.A826]" office:value-type="float" office:value="1.0273680930619">
            <text:p>1.03</text:p>
          </table:table-cell>
          <table:table-cell office:value-type="float" office:value="389.91">
            <text:p>389.91</text:p>
          </table:table-cell>
          <table:table-cell table:formula="of:=[.J826]/[.A826]" office:value-type="float" office:value="1.01243768176153">
            <text:p>1.01</text:p>
          </table:table-cell>
          <table:table-cell table:number-columns-repeated="5"/>
        </table:table-row>
        <table:table-row table:style-name="ro1">
          <table:table-cell office:value-type="float" office:value="255.31">
            <text:p>255.31</text:p>
          </table:table-cell>
          <table:table-cell office:value-type="float" office:value="279.69">
            <text:p>279.69</text:p>
          </table:table-cell>
          <table:table-cell table:formula="of:=[.B827]/[.A827]" office:value-type="float" office:value="1.09549175512123">
            <text:p>1.1</text:p>
          </table:table-cell>
          <table:table-cell office:value-type="float" office:value="260.62">
            <text:p>260.62</text:p>
          </table:table-cell>
          <table:table-cell table:formula="of:=[.D827]/[.A827]" office:value-type="float" office:value="1.02079824527046">
            <text:p>1.02</text:p>
          </table:table-cell>
          <table:table-cell office:value-type="float" office:value="259.07">
            <text:p>259.07</text:p>
          </table:table-cell>
          <table:table-cell table:formula="of:=[.F827]/[.A827]" office:value-type="float" office:value="1.01472719439113">
            <text:p>1.01</text:p>
          </table:table-cell>
          <table:table-cell office:value-type="float" office:value="279.69">
            <text:p>279.69</text:p>
          </table:table-cell>
          <table:table-cell table:formula="of:=[.H827]/[.A827]" office:value-type="float" office:value="1.09549175512123">
            <text:p>1.1</text:p>
          </table:table-cell>
          <table:table-cell office:value-type="float" office:value="259.45">
            <text:p>259.45</text:p>
          </table:table-cell>
          <table:table-cell table:formula="of:=[.J827]/[.A827]" office:value-type="float" office:value="1.01621558105832">
            <text:p>1.02</text:p>
          </table:table-cell>
          <table:table-cell table:number-columns-repeated="5"/>
        </table:table-row>
        <table:table-row table:style-name="ro1">
          <table:table-cell office:value-type="float" office:value="154.74">
            <text:p>154.74</text:p>
          </table:table-cell>
          <table:table-cell office:value-type="float" office:value="163.43">
            <text:p>163.43</text:p>
          </table:table-cell>
          <table:table-cell table:formula="of:=[.B828]/[.A828]" office:value-type="float" office:value="1.0561587178493">
            <text:p>1.06</text:p>
          </table:table-cell>
          <table:table-cell office:value-type="float" office:value="158.84">
            <text:p>158.84</text:p>
          </table:table-cell>
          <table:table-cell table:formula="of:=[.D828]/[.A828]" office:value-type="float" office:value="1.02649605790358">
            <text:p>1.03</text:p>
          </table:table-cell>
          <table:table-cell office:value-type="float" office:value="156.25">
            <text:p>156.25</text:p>
          </table:table-cell>
          <table:table-cell table:formula="of:=[.F828]/[.A828]" office:value-type="float" office:value="1.00975830425229">
            <text:p>1.01</text:p>
          </table:table-cell>
          <table:table-cell office:value-type="float" office:value="163.43">
            <text:p>163.43</text:p>
          </table:table-cell>
          <table:table-cell table:formula="of:=[.H828]/[.A828]" office:value-type="float" office:value="1.0561587178493">
            <text:p>1.06</text:p>
          </table:table-cell>
          <table:table-cell office:value-type="float" office:value="161.18">
            <text:p>161.18</text:p>
          </table:table-cell>
          <table:table-cell table:formula="of:=[.J828]/[.A828]" office:value-type="float" office:value="1.04161819826806">
            <text:p>1.04</text:p>
          </table:table-cell>
          <table:table-cell table:number-columns-repeated="5"/>
        </table:table-row>
        <table:table-row table:style-name="ro1">
          <table:table-cell office:value-type="float" office:value="115.37">
            <text:p>115.37</text:p>
          </table:table-cell>
          <table:table-cell office:value-type="float" office:value="137.95">
            <text:p>137.95</text:p>
          </table:table-cell>
          <table:table-cell table:formula="of:=[.B829]/[.A829]" office:value-type="float" office:value="1.19571812429574">
            <text:p>1.2</text:p>
          </table:table-cell>
          <table:table-cell office:value-type="float" office:value="120.64">
            <text:p>120.64</text:p>
          </table:table-cell>
          <table:table-cell table:formula="of:=[.D829]/[.A829]" office:value-type="float" office:value="1.04567911935512">
            <text:p>1.05</text:p>
          </table:table-cell>
          <table:table-cell office:value-type="float" office:value="115.37">
            <text:p>115.37</text:p>
          </table:table-cell>
          <table:table-cell table:formula="of:=[.F829]/[.A829]" office:value-type="float" office:value="1">
            <text:p>1</text:p>
          </table:table-cell>
          <table:table-cell office:value-type="float" office:value="115.37">
            <text:p>115.37</text:p>
          </table:table-cell>
          <table:table-cell table:formula="of:=[.H829]/[.A829]" office:value-type="float" office:value="1">
            <text:p>1</text:p>
          </table:table-cell>
          <table:table-cell office:value-type="float" office:value="115.37">
            <text:p>115.37</text:p>
          </table:table-cell>
          <table:table-cell table:formula="of:=[.J829]/[.A829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7.83">
            <text:p>7.83</text:p>
          </table:table-cell>
          <table:table-cell office:value-type="float" office:value="28.07">
            <text:p>28.07</text:p>
          </table:table-cell>
          <table:table-cell table:formula="of:=[.B830]/[.A830]" office:value-type="float" office:value="3.58492975734355">
            <text:p>3.58</text:p>
          </table:table-cell>
          <table:table-cell office:value-type="float" office:value="7.83">
            <text:p>7.83</text:p>
          </table:table-cell>
          <table:table-cell table:formula="of:=[.D830]/[.A830]" office:value-type="float" office:value="1">
            <text:p>1</text:p>
          </table:table-cell>
          <table:table-cell office:value-type="float" office:value="7.83">
            <text:p>7.83</text:p>
          </table:table-cell>
          <table:table-cell table:formula="of:=[.F830]/[.A830]" office:value-type="float" office:value="1">
            <text:p>1</text:p>
          </table:table-cell>
          <table:table-cell office:value-type="float" office:value="7.83">
            <text:p>7.83</text:p>
          </table:table-cell>
          <table:table-cell table:formula="of:=[.H830]/[.A830]" office:value-type="float" office:value="1">
            <text:p>1</text:p>
          </table:table-cell>
          <table:table-cell office:value-type="float" office:value="7.83">
            <text:p>7.83</text:p>
          </table:table-cell>
          <table:table-cell table:formula="of:=[.J830]/[.A830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31.23">
            <text:p>131.23</text:p>
          </table:table-cell>
          <table:table-cell office:value-type="float" office:value="151.71">
            <text:p>151.71</text:p>
          </table:table-cell>
          <table:table-cell table:formula="of:=[.B831]/[.A831]" office:value-type="float" office:value="1.15606187609541">
            <text:p>1.16</text:p>
          </table:table-cell>
          <table:table-cell office:value-type="float" office:value="132.98">
            <text:p>132.98</text:p>
          </table:table-cell>
          <table:table-cell table:formula="of:=[.D831]/[.A831]" office:value-type="float" office:value="1.01333536538901">
            <text:p>1.01</text:p>
          </table:table-cell>
          <table:table-cell office:value-type="float" office:value="131.23">
            <text:p>131.23</text:p>
          </table:table-cell>
          <table:table-cell table:formula="of:=[.F831]/[.A831]" office:value-type="float" office:value="1">
            <text:p>1</text:p>
          </table:table-cell>
          <table:table-cell office:value-type="float" office:value="144.54">
            <text:p>144.54</text:p>
          </table:table-cell>
          <table:table-cell table:formula="of:=[.H831]/[.A831]" office:value-type="float" office:value="1.10142497904443">
            <text:p>1.1</text:p>
          </table:table-cell>
          <table:table-cell office:value-type="float" office:value="132.98">
            <text:p>132.98</text:p>
          </table:table-cell>
          <table:table-cell table:formula="of:=[.J831]/[.A831]" office:value-type="float" office:value="1.01333536538901">
            <text:p>1.01</text:p>
          </table:table-cell>
          <table:table-cell table:number-columns-repeated="5"/>
        </table:table-row>
        <table:table-row table:style-name="ro1">
          <table:table-cell office:value-type="float" office:value="39.41">
            <text:p>39.41</text:p>
          </table:table-cell>
          <table:table-cell office:value-type="float" office:value="44.83">
            <text:p>44.83</text:p>
          </table:table-cell>
          <table:table-cell table:formula="of:=[.B832]/[.A832]" office:value-type="float" office:value="1.1375285460543">
            <text:p>1.14</text:p>
          </table:table-cell>
          <table:table-cell office:value-type="float" office:value="39.41">
            <text:p>39.41</text:p>
          </table:table-cell>
          <table:table-cell table:formula="of:=[.D832]/[.A832]" office:value-type="float" office:value="1">
            <text:p>1</text:p>
          </table:table-cell>
          <table:table-cell office:value-type="float" office:value="39.41">
            <text:p>39.41</text:p>
          </table:table-cell>
          <table:table-cell table:formula="of:=[.F832]/[.A832]" office:value-type="float" office:value="1">
            <text:p>1</text:p>
          </table:table-cell>
          <table:table-cell office:value-type="float" office:value="39.41">
            <text:p>39.41</text:p>
          </table:table-cell>
          <table:table-cell table:formula="of:=[.H832]/[.A832]" office:value-type="float" office:value="1">
            <text:p>1</text:p>
          </table:table-cell>
          <table:table-cell office:value-type="float" office:value="39.41">
            <text:p>39.41</text:p>
          </table:table-cell>
          <table:table-cell table:formula="of:=[.J832]/[.A832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384.81">
            <text:p>384.81</text:p>
          </table:table-cell>
          <table:table-cell office:value-type="float" office:value="424.76">
            <text:p>424.76</text:p>
          </table:table-cell>
          <table:table-cell table:formula="of:=[.B833]/[.A833]" office:value-type="float" office:value="1.10381746836101">
            <text:p>1.1</text:p>
          </table:table-cell>
          <table:table-cell office:value-type="float" office:value="393.11">
            <text:p>393.11</text:p>
          </table:table-cell>
          <table:table-cell table:formula="of:=[.D833]/[.A833]" office:value-type="float" office:value="1.02156908604246">
            <text:p>1.02</text:p>
          </table:table-cell>
          <table:table-cell office:value-type="float" office:value="391.35">
            <text:p>391.35</text:p>
          </table:table-cell>
          <table:table-cell table:formula="of:=[.F833]/[.A833]" office:value-type="float" office:value="1.01699540032743">
            <text:p>1.02</text:p>
          </table:table-cell>
          <table:table-cell office:value-type="float" office:value="424.76">
            <text:p>424.76</text:p>
          </table:table-cell>
          <table:table-cell table:formula="of:=[.H833]/[.A833]" office:value-type="float" office:value="1.10381746836101">
            <text:p>1.1</text:p>
          </table:table-cell>
          <table:table-cell office:value-type="float" office:value="390.18">
            <text:p>390.18</text:p>
          </table:table-cell>
          <table:table-cell table:formula="of:=[.J833]/[.A833]" office:value-type="float" office:value="1.01395493880097">
            <text:p>1.01</text:p>
          </table:table-cell>
          <table:table-cell table:number-columns-repeated="5"/>
        </table:table-row>
        <table:table-row table:style-name="ro1">
          <table:table-cell office:value-type="float" office:value="496.36">
            <text:p>496.36</text:p>
          </table:table-cell>
          <table:table-cell office:value-type="float" office:value="515.24">
            <text:p>515.24</text:p>
          </table:table-cell>
          <table:table-cell table:formula="of:=[.B834]/[.A834]" office:value-type="float" office:value="1.0380369086953">
            <text:p>1.04</text:p>
          </table:table-cell>
          <table:table-cell office:value-type="float" office:value="497.63">
            <text:p>497.63</text:p>
          </table:table-cell>
          <table:table-cell table:formula="of:=[.D834]/[.A834]" office:value-type="float" office:value="1.00255862680313">
            <text:p>1</text:p>
          </table:table-cell>
          <table:table-cell office:value-type="float" office:value="499.39">
            <text:p>499.39</text:p>
          </table:table-cell>
          <table:table-cell table:formula="of:=[.F834]/[.A834]" office:value-type="float" office:value="1.00610444032557">
            <text:p>1.01</text:p>
          </table:table-cell>
          <table:table-cell office:value-type="float" office:value="504.8">
            <text:p>504.8</text:p>
          </table:table-cell>
          <table:table-cell table:formula="of:=[.H834]/[.A834]" office:value-type="float" office:value="1.01700378757354">
            <text:p>1.02</text:p>
          </table:table-cell>
          <table:table-cell office:value-type="float" office:value="505.24">
            <text:p>505.24</text:p>
          </table:table-cell>
          <table:table-cell table:formula="of:=[.J834]/[.A834]" office:value-type="float" office:value="1.01789024095415">
            <text:p>1.02</text:p>
          </table:table-cell>
          <table:table-cell table:number-columns-repeated="5"/>
        </table:table-row>
        <table:table-row table:style-name="ro1">
          <table:table-cell office:value-type="float" office:value="123.97">
            <text:p>123.97</text:p>
          </table:table-cell>
          <table:table-cell office:value-type="float" office:value="139.62">
            <text:p>139.62</text:p>
          </table:table-cell>
          <table:table-cell table:formula="of:=[.B835]/[.A835]" office:value-type="float" office:value="1.12624021940792">
            <text:p>1.13</text:p>
          </table:table-cell>
          <table:table-cell office:value-type="float" office:value="123.97">
            <text:p>123.97</text:p>
          </table:table-cell>
          <table:table-cell table:formula="of:=[.D835]/[.A835]" office:value-type="float" office:value="1">
            <text:p>1</text:p>
          </table:table-cell>
          <table:table-cell office:value-type="float" office:value="123.97">
            <text:p>123.97</text:p>
          </table:table-cell>
          <table:table-cell table:formula="of:=[.F835]/[.A835]" office:value-type="float" office:value="1">
            <text:p>1</text:p>
          </table:table-cell>
          <table:table-cell office:value-type="float" office:value="123.97">
            <text:p>123.97</text:p>
          </table:table-cell>
          <table:table-cell table:formula="of:=[.H835]/[.A835]" office:value-type="float" office:value="1">
            <text:p>1</text:p>
          </table:table-cell>
          <table:table-cell office:value-type="float" office:value="127.48">
            <text:p>127.48</text:p>
          </table:table-cell>
          <table:table-cell table:formula="of:=[.J835]/[.A835]" office:value-type="float" office:value="1.02831330160523">
            <text:p>1.03</text:p>
          </table:table-cell>
          <table:table-cell table:number-columns-repeated="5"/>
        </table:table-row>
        <table:table-row table:style-name="ro1">
          <table:table-cell office:value-type="float" office:value="89.27">
            <text:p>89.27</text:p>
          </table:table-cell>
          <table:table-cell office:value-type="float" office:value="94.2">
            <text:p>94.2</text:p>
          </table:table-cell>
          <table:table-cell table:formula="of:=[.B836]/[.A836]" office:value-type="float" office:value="1.05522571972667">
            <text:p>1.06</text:p>
          </table:table-cell>
          <table:table-cell office:value-type="float" office:value="89.27">
            <text:p>89.27</text:p>
          </table:table-cell>
          <table:table-cell table:formula="of:=[.D836]/[.A836]" office:value-type="float" office:value="1">
            <text:p>1</text:p>
          </table:table-cell>
          <table:table-cell office:value-type="float" office:value="89.27">
            <text:p>89.27</text:p>
          </table:table-cell>
          <table:table-cell table:formula="of:=[.F836]/[.A836]" office:value-type="float" office:value="1">
            <text:p>1</text:p>
          </table:table-cell>
          <table:table-cell office:value-type="float" office:value="89.27">
            <text:p>89.27</text:p>
          </table:table-cell>
          <table:table-cell table:formula="of:=[.H836]/[.A836]" office:value-type="float" office:value="1">
            <text:p>1</text:p>
          </table:table-cell>
          <table:table-cell office:value-type="float" office:value="89.27">
            <text:p>89.27</text:p>
          </table:table-cell>
          <table:table-cell table:formula="of:=[.J836]/[.A836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35.31">
            <text:p>35.31</text:p>
          </table:table-cell>
          <table:table-cell office:value-type="float" office:value="43.21">
            <text:p>43.21</text:p>
          </table:table-cell>
          <table:table-cell table:formula="of:=[.B837]/[.A837]" office:value-type="float" office:value="1.2237326536392">
            <text:p>1.22</text:p>
          </table:table-cell>
          <table:table-cell office:value-type="float" office:value="35.31">
            <text:p>35.31</text:p>
          </table:table-cell>
          <table:table-cell table:formula="of:=[.D837]/[.A837]" office:value-type="float" office:value="1">
            <text:p>1</text:p>
          </table:table-cell>
          <table:table-cell office:value-type="float" office:value="35.31">
            <text:p>35.31</text:p>
          </table:table-cell>
          <table:table-cell table:formula="of:=[.F837]/[.A837]" office:value-type="float" office:value="1">
            <text:p>1</text:p>
          </table:table-cell>
          <table:table-cell office:value-type="float" office:value="35.31">
            <text:p>35.31</text:p>
          </table:table-cell>
          <table:table-cell table:formula="of:=[.H837]/[.A837]" office:value-type="float" office:value="1">
            <text:p>1</text:p>
          </table:table-cell>
          <table:table-cell office:value-type="float" office:value="35.31">
            <text:p>35.31</text:p>
          </table:table-cell>
          <table:table-cell table:formula="of:=[.J837]/[.A837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262.87">
            <text:p>262.87</text:p>
          </table:table-cell>
          <table:table-cell office:value-type="float" office:value="267.89">
            <text:p>267.89</text:p>
          </table:table-cell>
          <table:table-cell table:formula="of:=[.B838]/[.A838]" office:value-type="float" office:value="1.01909689199985">
            <text:p>1.02</text:p>
          </table:table-cell>
          <table:table-cell office:value-type="float" office:value="265.55">
            <text:p>265.55</text:p>
          </table:table-cell>
          <table:table-cell table:formula="of:=[.D838]/[.A838]" office:value-type="float" office:value="1.01019515349793">
            <text:p>1.01</text:p>
          </table:table-cell>
          <table:table-cell office:value-type="float" office:value="266.14">
            <text:p>266.14</text:p>
          </table:table-cell>
          <table:table-cell table:formula="of:=[.F838]/[.A838]" office:value-type="float" office:value="1.01243960893217">
            <text:p>1.01</text:p>
          </table:table-cell>
          <table:table-cell office:value-type="float" office:value="267.89">
            <text:p>267.89</text:p>
          </table:table-cell>
          <table:table-cell table:formula="of:=[.H838]/[.A838]" office:value-type="float" office:value="1.01909689199985">
            <text:p>1.02</text:p>
          </table:table-cell>
          <table:table-cell office:value-type="float" office:value="264.38">
            <text:p>264.38</text:p>
          </table:table-cell>
          <table:table-cell table:formula="of:=[.J838]/[.A838]" office:value-type="float" office:value="1.00574428424697">
            <text:p>1.01</text:p>
          </table:table-cell>
          <table:table-cell table:number-columns-repeated="5"/>
        </table:table-row>
        <table:table-row table:style-name="ro1">
          <table:table-cell office:value-type="float" office:value="398.45">
            <text:p>398.45</text:p>
          </table:table-cell>
          <table:table-cell office:value-type="float" office:value="410.41">
            <text:p>410.41</text:p>
          </table:table-cell>
          <table:table-cell table:formula="of:=[.B839]/[.A839]" office:value-type="float" office:value="1.0300163132137">
            <text:p>1.03</text:p>
          </table:table-cell>
          <table:table-cell office:value-type="float" office:value="405.82">
            <text:p>405.82</text:p>
          </table:table-cell>
          <table:table-cell table:formula="of:=[.D839]/[.A839]" office:value-type="float" office:value="1.01849667461413">
            <text:p>1.02</text:p>
          </table:table-cell>
          <table:table-cell office:value-type="float" office:value="399.72">
            <text:p>399.72</text:p>
          </table:table-cell>
          <table:table-cell table:formula="of:=[.F839]/[.A839]" office:value-type="float" office:value="1.00318735098507">
            <text:p>1</text:p>
          </table:table-cell>
          <table:table-cell office:value-type="float" office:value="410.41">
            <text:p>410.41</text:p>
          </table:table-cell>
          <table:table-cell table:formula="of:=[.H839]/[.A839]" office:value-type="float" office:value="1.0300163132137">
            <text:p>1.03</text:p>
          </table:table-cell>
          <table:table-cell office:value-type="float" office:value="400.31">
            <text:p>400.31</text:p>
          </table:table-cell>
          <table:table-cell table:formula="of:=[.J839]/[.A839]" office:value-type="float" office:value="1.00466808884427">
            <text:p>1</text:p>
          </table:table-cell>
          <table:table-cell table:number-columns-repeated="5"/>
        </table:table-row>
        <table:table-row table:style-name="ro1">
          <table:table-cell office:value-type="float" office:value="123.21">
            <text:p>123.21</text:p>
          </table:table-cell>
          <table:table-cell office:value-type="float" office:value="128.63">
            <text:p>128.63</text:p>
          </table:table-cell>
          <table:table-cell table:formula="of:=[.B840]/[.A840]" office:value-type="float" office:value="1.04398993588183">
            <text:p>1.04</text:p>
          </table:table-cell>
          <table:table-cell office:value-type="float" office:value="126.63">
            <text:p>126.63</text:p>
          </table:table-cell>
          <table:table-cell table:formula="of:=[.D840]/[.A840]" office:value-type="float" office:value="1.02775748721695">
            <text:p>1.03</text:p>
          </table:table-cell>
          <table:table-cell office:value-type="float" office:value="123.8">
            <text:p>123.8</text:p>
          </table:table-cell>
          <table:table-cell table:formula="of:=[.F840]/[.A840]" office:value-type="float" office:value="1.00478857235614">
            <text:p>1</text:p>
          </table:table-cell>
          <table:table-cell office:value-type="float" office:value="128.63">
            <text:p>128.63</text:p>
          </table:table-cell>
          <table:table-cell table:formula="of:=[.H840]/[.A840]" office:value-type="float" office:value="1.04398993588183">
            <text:p>1.04</text:p>
          </table:table-cell>
          <table:table-cell office:value-type="float" office:value="123.21">
            <text:p>123.21</text:p>
          </table:table-cell>
          <table:table-cell table:formula="of:=[.J840]/[.A840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5.24">
            <text:p>15.24</text:p>
          </table:table-cell>
          <table:table-cell office:value-type="float" office:value="20.66">
            <text:p>20.66</text:p>
          </table:table-cell>
          <table:table-cell table:formula="of:=[.B841]/[.A841]" office:value-type="float" office:value="1.35564304461942">
            <text:p>1.36</text:p>
          </table:table-cell>
          <table:table-cell office:value-type="float" office:value="15.24">
            <text:p>15.24</text:p>
          </table:table-cell>
          <table:table-cell table:formula="of:=[.D841]/[.A841]" office:value-type="float" office:value="1">
            <text:p>1</text:p>
          </table:table-cell>
          <table:table-cell office:value-type="float" office:value="15.24">
            <text:p>15.24</text:p>
          </table:table-cell>
          <table:table-cell table:formula="of:=[.F841]/[.A841]" office:value-type="float" office:value="1">
            <text:p>1</text:p>
          </table:table-cell>
          <table:table-cell office:value-type="float" office:value="15.24">
            <text:p>15.24</text:p>
          </table:table-cell>
          <table:table-cell table:formula="of:=[.H841]/[.A841]" office:value-type="float" office:value="1">
            <text:p>1</text:p>
          </table:table-cell>
          <table:table-cell office:value-type="float" office:value="15.24">
            <text:p>15.24</text:p>
          </table:table-cell>
          <table:table-cell table:formula="of:=[.J841]/[.A841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7.41">
            <text:p>7.41</text:p>
          </table:table-cell>
          <table:table-cell office:value-type="float" office:value="18.83">
            <text:p>18.83</text:p>
          </table:table-cell>
          <table:table-cell table:formula="of:=[.B842]/[.A842]" office:value-type="float" office:value="2.54116059379217">
            <text:p>2.54</text:p>
          </table:table-cell>
          <table:table-cell office:value-type="float" office:value="7.41">
            <text:p>7.41</text:p>
          </table:table-cell>
          <table:table-cell table:formula="of:=[.D842]/[.A842]" office:value-type="float" office:value="1">
            <text:p>1</text:p>
          </table:table-cell>
          <table:table-cell office:value-type="float" office:value="7.41">
            <text:p>7.41</text:p>
          </table:table-cell>
          <table:table-cell table:formula="of:=[.F842]/[.A842]" office:value-type="float" office:value="1">
            <text:p>1</text:p>
          </table:table-cell>
          <table:table-cell office:value-type="float" office:value="7.41">
            <text:p>7.41</text:p>
          </table:table-cell>
          <table:table-cell table:formula="of:=[.H842]/[.A842]" office:value-type="float" office:value="1">
            <text:p>1</text:p>
          </table:table-cell>
          <table:table-cell office:value-type="float" office:value="7.41">
            <text:p>7.41</text:p>
          </table:table-cell>
          <table:table-cell table:formula="of:=[.J842]/[.A842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15.98">
            <text:p>115.98</text:p>
          </table:table-cell>
          <table:table-cell office:value-type="float" office:value="122.67">
            <text:p>122.67</text:p>
          </table:table-cell>
          <table:table-cell table:formula="of:=[.B843]/[.A843]" office:value-type="float" office:value="1.05768235902742">
            <text:p>1.06</text:p>
          </table:table-cell>
          <table:table-cell office:value-type="float" office:value="117.15">
            <text:p>117.15</text:p>
          </table:table-cell>
          <table:table-cell table:formula="of:=[.D843]/[.A843]" office:value-type="float" office:value="1.01008794619762">
            <text:p>1.01</text:p>
          </table:table-cell>
          <table:table-cell office:value-type="float" office:value="116.57">
            <text:p>116.57</text:p>
          </table:table-cell>
          <table:table-cell table:formula="of:=[.F843]/[.A843]" office:value-type="float" office:value="1.00508708398">
            <text:p>1.01</text:p>
          </table:table-cell>
          <table:table-cell office:value-type="float" office:value="118.33">
            <text:p>118.33</text:p>
          </table:table-cell>
          <table:table-cell table:formula="of:=[.H843]/[.A843]" office:value-type="float" office:value="1.02026211415761">
            <text:p>1.02</text:p>
          </table:table-cell>
          <table:table-cell office:value-type="float" office:value="117.15">
            <text:p>117.15</text:p>
          </table:table-cell>
          <table:table-cell table:formula="of:=[.J843]/[.A843]" office:value-type="float" office:value="1.01008794619762">
            <text:p>1.01</text:p>
          </table:table-cell>
          <table:table-cell table:number-columns-repeated="5"/>
        </table:table-row>
        <table:table-row table:style-name="ro1">
          <table:table-cell office:value-type="float" office:value="162.17">
            <text:p>162.17</text:p>
          </table:table-cell>
          <table:table-cell office:value-type="float" office:value="170.99">
            <text:p>170.99</text:p>
          </table:table-cell>
          <table:table-cell table:formula="of:=[.B844]/[.A844]" office:value-type="float" office:value="1.05438737127706">
            <text:p>1.05</text:p>
          </table:table-cell>
          <table:table-cell office:value-type="float" office:value="163.92">
            <text:p>163.92</text:p>
          </table:table-cell>
          <table:table-cell table:formula="of:=[.D844]/[.A844]" office:value-type="float" office:value="1.01079114509465">
            <text:p>1.01</text:p>
          </table:table-cell>
          <table:table-cell office:value-type="float" office:value="163.34">
            <text:p>163.34</text:p>
          </table:table-cell>
          <table:table-cell table:formula="of:=[.F844]/[.A844]" office:value-type="float" office:value="1.00721465129185">
            <text:p>1.01</text:p>
          </table:table-cell>
          <table:table-cell office:value-type="float" office:value="170.99">
            <text:p>170.99</text:p>
          </table:table-cell>
          <table:table-cell table:formula="of:=[.H844]/[.A844]" office:value-type="float" office:value="1.05438737127706">
            <text:p>1.05</text:p>
          </table:table-cell>
          <table:table-cell office:value-type="float" office:value="163.92">
            <text:p>163.92</text:p>
          </table:table-cell>
          <table:table-cell table:formula="of:=[.J844]/[.A844]" office:value-type="float" office:value="1.01079114509465">
            <text:p>1.01</text:p>
          </table:table-cell>
          <table:table-cell table:number-columns-repeated="5"/>
        </table:table-row>
        <table:table-row table:style-name="ro1">
          <table:table-cell office:value-type="float" office:value="7.07">
            <text:p>7.07</text:p>
          </table:table-cell>
          <table:table-cell office:value-type="float" office:value="28.49">
            <text:p>28.49</text:p>
          </table:table-cell>
          <table:table-cell table:formula="of:=[.B845]/[.A845]" office:value-type="float" office:value="4.02970297029703">
            <text:p>4.03</text:p>
          </table:table-cell>
          <table:table-cell office:value-type="float" office:value="7.07">
            <text:p>7.07</text:p>
          </table:table-cell>
          <table:table-cell table:formula="of:=[.D845]/[.A845]" office:value-type="float" office:value="1">
            <text:p>1</text:p>
          </table:table-cell>
          <table:table-cell office:value-type="float" office:value="7.07">
            <text:p>7.07</text:p>
          </table:table-cell>
          <table:table-cell table:formula="of:=[.F845]/[.A845]" office:value-type="float" office:value="1">
            <text:p>1</text:p>
          </table:table-cell>
          <table:table-cell office:value-type="float" office:value="7.07">
            <text:p>7.07</text:p>
          </table:table-cell>
          <table:table-cell table:formula="of:=[.H845]/[.A845]" office:value-type="float" office:value="1">
            <text:p>1</text:p>
          </table:table-cell>
          <table:table-cell office:value-type="float" office:value="7.07">
            <text:p>7.07</text:p>
          </table:table-cell>
          <table:table-cell table:formula="of:=[.J845]/[.A845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271.13">
            <text:p>271.13</text:p>
          </table:table-cell>
          <table:table-cell office:value-type="float" office:value="0">
            <text:p>0</text:p>
          </table:table-cell>
          <table:table-cell table:formula="of:=[.B846]/[.A846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D846]/[.A846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F846]/[.A846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H846]/[.A846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J846]/[.A846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7.07">
            <text:p>7.07</text:p>
          </table:table-cell>
          <table:table-cell table:formula="of:=[.B847]/[.A847]" office:value-type="float" office:value="1">
            <text:p>1</text:p>
          </table:table-cell>
          <table:table-cell office:value-type="float" office:value="7.07">
            <text:p>7.07</text:p>
          </table:table-cell>
          <table:table-cell table:formula="of:=[.D847]/[.A847]" office:value-type="float" office:value="1">
            <text:p>1</text:p>
          </table:table-cell>
          <table:table-cell office:value-type="float" office:value="7.07">
            <text:p>7.07</text:p>
          </table:table-cell>
          <table:table-cell table:formula="of:=[.F847]/[.A847]" office:value-type="float" office:value="1">
            <text:p>1</text:p>
          </table:table-cell>
          <table:table-cell office:value-type="float" office:value="7.07">
            <text:p>7.07</text:p>
          </table:table-cell>
          <table:table-cell table:formula="of:=[.H847]/[.A847]" office:value-type="float" office:value="1">
            <text:p>1</text:p>
          </table:table-cell>
          <table:table-cell office:value-type="float" office:value="7.07">
            <text:p>7.07</text:p>
          </table:table-cell>
          <table:table-cell table:formula="of:=[.J847]/[.A847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321.19">
            <text:p>321.19</text:p>
          </table:table-cell>
          <table:table-cell office:value-type="float" office:value="331.63">
            <text:p>331.63</text:p>
          </table:table-cell>
          <table:table-cell table:formula="of:=[.B848]/[.A848]" office:value-type="float" office:value="1.0325041252841">
            <text:p>1.03</text:p>
          </table:table-cell>
          <table:table-cell office:value-type="float" office:value="326.22">
            <text:p>326.22</text:p>
          </table:table-cell>
          <table:table-cell table:formula="of:=[.D848]/[.A848]" office:value-type="float" office:value="1.01566051246926">
            <text:p>1.02</text:p>
          </table:table-cell>
          <table:table-cell office:value-type="float" office:value="322.12">
            <text:p>322.12</text:p>
          </table:table-cell>
          <table:table-cell table:formula="of:=[.F848]/[.A848]" office:value-type="float" office:value="1.00289548242473">
            <text:p>1</text:p>
          </table:table-cell>
          <table:table-cell office:value-type="float" office:value="327.39">
            <text:p>327.39</text:p>
          </table:table-cell>
          <table:table-cell table:formula="of:=[.H848]/[.A848]" office:value-type="float" office:value="1.01930321616489">
            <text:p>1.02</text:p>
          </table:table-cell>
          <table:table-cell office:value-type="float" office:value="323.88">
            <text:p>323.88</text:p>
          </table:table-cell>
          <table:table-cell table:formula="of:=[.J848]/[.A848]" office:value-type="float" office:value="1.00837510507799">
            <text:p>1.01</text:p>
          </table:table-cell>
          <table:table-cell table:number-columns-repeated="5"/>
        </table:table-row>
        <table:table-row table:style-name="ro1">
          <table:table-cell office:value-type="float" office:value="101.78">
            <text:p>101.78</text:p>
          </table:table-cell>
          <table:table-cell office:value-type="float" office:value="112.12">
            <text:p>112.12</text:p>
          </table:table-cell>
          <table:table-cell table:formula="of:=[.B849]/[.A849]" office:value-type="float" office:value="1.10159166830419">
            <text:p>1.1</text:p>
          </table:table-cell>
          <table:table-cell office:value-type="float" office:value="101.78">
            <text:p>101.78</text:p>
          </table:table-cell>
          <table:table-cell table:formula="of:=[.D849]/[.A849]" office:value-type="float" office:value="1">
            <text:p>1</text:p>
          </table:table-cell>
          <table:table-cell office:value-type="float" office:value="101.78">
            <text:p>101.78</text:p>
          </table:table-cell>
          <table:table-cell table:formula="of:=[.F849]/[.A849]" office:value-type="float" office:value="1">
            <text:p>1</text:p>
          </table:table-cell>
          <table:table-cell office:value-type="float" office:value="101.78">
            <text:p>101.78</text:p>
          </table:table-cell>
          <table:table-cell table:formula="of:=[.H849]/[.A849]" office:value-type="float" office:value="1">
            <text:p>1</text:p>
          </table:table-cell>
          <table:table-cell office:value-type="float" office:value="101.78">
            <text:p>101.78</text:p>
          </table:table-cell>
          <table:table-cell table:formula="of:=[.J849]/[.A849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64.33">
            <text:p>164.33</text:p>
          </table:table-cell>
          <table:table-cell office:value-type="float" office:value="184.08">
            <text:p>184.08</text:p>
          </table:table-cell>
          <table:table-cell table:formula="of:=[.B850]/[.A850]" office:value-type="float" office:value="1.12018499361042">
            <text:p>1.12</text:p>
          </table:table-cell>
          <table:table-cell office:value-type="float" office:value="165.74">
            <text:p>165.74</text:p>
          </table:table-cell>
          <table:table-cell table:formula="of:=[.D850]/[.A850]" office:value-type="float" office:value="1.00858029574636">
            <text:p>1.01</text:p>
          </table:table-cell>
          <table:table-cell office:value-type="float" office:value="166.33">
            <text:p>166.33</text:p>
          </table:table-cell>
          <table:table-cell table:formula="of:=[.F850]/[.A850]" office:value-type="float" office:value="1.01217063226435">
            <text:p>1.01</text:p>
          </table:table-cell>
          <table:table-cell office:value-type="float" office:value="184.08">
            <text:p>184.08</text:p>
          </table:table-cell>
          <table:table-cell table:formula="of:=[.H850]/[.A850]" office:value-type="float" office:value="1.12018499361042">
            <text:p>1.12</text:p>
          </table:table-cell>
          <table:table-cell office:value-type="float" office:value="169.05">
            <text:p>169.05</text:p>
          </table:table-cell>
          <table:table-cell table:formula="of:=[.J850]/[.A850]" office:value-type="float" office:value="1.02872269214386">
            <text:p>1.03</text:p>
          </table:table-cell>
          <table:table-cell table:number-columns-repeated="5"/>
        </table:table-row>
        <table:table-row table:style-name="ro1">
          <table:table-cell office:value-type="float" office:value="342.33">
            <text:p>342.33</text:p>
          </table:table-cell>
          <table:table-cell office:value-type="float" office:value="352.33">
            <text:p>352.33</text:p>
          </table:table-cell>
          <table:table-cell table:formula="of:=[.B851]/[.A851]" office:value-type="float" office:value="1.0292115794701">
            <text:p>1.03</text:p>
          </table:table-cell>
          <table:table-cell office:value-type="float" office:value="354.09">
            <text:p>354.09</text:p>
          </table:table-cell>
          <table:table-cell table:formula="of:=[.D851]/[.A851]" office:value-type="float" office:value="1.03435281745684">
            <text:p>1.03</text:p>
          </table:table-cell>
          <table:table-cell office:value-type="float" office:value="349.4">
            <text:p>349.4</text:p>
          </table:table-cell>
          <table:table-cell table:formula="of:=[.F851]/[.A851]" office:value-type="float" office:value="1.02065258668536">
            <text:p>1.02</text:p>
          </table:table-cell>
          <table:table-cell office:value-type="float" office:value="352.33">
            <text:p>352.33</text:p>
          </table:table-cell>
          <table:table-cell table:formula="of:=[.H851]/[.A851]" office:value-type="float" office:value="1.0292115794701">
            <text:p>1.03</text:p>
          </table:table-cell>
          <table:table-cell office:value-type="float" office:value="344.92">
            <text:p>344.92</text:p>
          </table:table-cell>
          <table:table-cell table:formula="of:=[.J851]/[.A851]" office:value-type="float" office:value="1.00756579908276">
            <text:p>1.01</text:p>
          </table:table-cell>
          <table:table-cell table:number-columns-repeated="5"/>
        </table:table-row>
        <table:table-row table:style-name="ro1">
          <table:table-cell office:value-type="float" office:value="87.18">
            <text:p>87.18</text:p>
          </table:table-cell>
          <table:table-cell office:value-type="float" office:value="91.53">
            <text:p>91.53</text:p>
          </table:table-cell>
          <table:table-cell table:formula="of:=[.B852]/[.A852]" office:value-type="float" office:value="1.04989676531315">
            <text:p>1.05</text:p>
          </table:table-cell>
          <table:table-cell office:value-type="float" office:value="87.18">
            <text:p>87.18</text:p>
          </table:table-cell>
          <table:table-cell table:formula="of:=[.D852]/[.A852]" office:value-type="float" office:value="1">
            <text:p>1</text:p>
          </table:table-cell>
          <table:table-cell office:value-type="float" office:value="87.18">
            <text:p>87.18</text:p>
          </table:table-cell>
          <table:table-cell table:formula="of:=[.F852]/[.A852]" office:value-type="float" office:value="1">
            <text:p>1</text:p>
          </table:table-cell>
          <table:table-cell office:value-type="float" office:value="87.18">
            <text:p>87.18</text:p>
          </table:table-cell>
          <table:table-cell table:formula="of:=[.H852]/[.A852]" office:value-type="float" office:value="1">
            <text:p>1</text:p>
          </table:table-cell>
          <table:table-cell office:value-type="float" office:value="87.18">
            <text:p>87.18</text:p>
          </table:table-cell>
          <table:table-cell table:formula="of:=[.J852]/[.A852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85.88">
            <text:p>85.88</text:p>
          </table:table-cell>
          <table:table-cell office:value-type="float" office:value="96.12">
            <text:p>96.12</text:p>
          </table:table-cell>
          <table:table-cell table:formula="of:=[.B853]/[.A853]" office:value-type="float" office:value="1.11923614345599">
            <text:p>1.12</text:p>
          </table:table-cell>
          <table:table-cell office:value-type="float" office:value="85.88">
            <text:p>85.88</text:p>
          </table:table-cell>
          <table:table-cell table:formula="of:=[.D853]/[.A853]" office:value-type="float" office:value="1">
            <text:p>1</text:p>
          </table:table-cell>
          <table:table-cell office:value-type="float" office:value="85.88">
            <text:p>85.88</text:p>
          </table:table-cell>
          <table:table-cell table:formula="of:=[.F853]/[.A853]" office:value-type="float" office:value="1">
            <text:p>1</text:p>
          </table:table-cell>
          <table:table-cell office:value-type="float" office:value="85.88">
            <text:p>85.88</text:p>
          </table:table-cell>
          <table:table-cell table:formula="of:=[.H853]/[.A853]" office:value-type="float" office:value="1">
            <text:p>1</text:p>
          </table:table-cell>
          <table:table-cell office:value-type="float" office:value="85.88">
            <text:p>85.88</text:p>
          </table:table-cell>
          <table:table-cell table:formula="of:=[.J853]/[.A853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6.66">
            <text:p>6.66</text:p>
          </table:table-cell>
          <table:table-cell office:value-type="float" office:value="8.41">
            <text:p>8.41</text:p>
          </table:table-cell>
          <table:table-cell table:formula="of:=[.B854]/[.A854]" office:value-type="float" office:value="1.26276276276276">
            <text:p>1.26</text:p>
          </table:table-cell>
          <table:table-cell office:value-type="float" office:value="6.66">
            <text:p>6.66</text:p>
          </table:table-cell>
          <table:table-cell table:formula="of:=[.D854]/[.A854]" office:value-type="float" office:value="1">
            <text:p>1</text:p>
          </table:table-cell>
          <table:table-cell office:value-type="float" office:value="6.66">
            <text:p>6.66</text:p>
          </table:table-cell>
          <table:table-cell table:formula="of:=[.F854]/[.A854]" office:value-type="float" office:value="1">
            <text:p>1</text:p>
          </table:table-cell>
          <table:table-cell office:value-type="float" office:value="6.66">
            <text:p>6.66</text:p>
          </table:table-cell>
          <table:table-cell table:formula="of:=[.H854]/[.A854]" office:value-type="float" office:value="1">
            <text:p>1</text:p>
          </table:table-cell>
          <table:table-cell office:value-type="float" office:value="6.66">
            <text:p>6.66</text:p>
          </table:table-cell>
          <table:table-cell table:formula="of:=[.J854]/[.A854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48.75">
            <text:p>148.75</text:p>
          </table:table-cell>
          <table:table-cell office:value-type="float" office:value="153.1">
            <text:p>153.1</text:p>
          </table:table-cell>
          <table:table-cell table:formula="of:=[.B855]/[.A855]" office:value-type="float" office:value="1.02924369747899">
            <text:p>1.03</text:p>
          </table:table-cell>
          <table:table-cell office:value-type="float" office:value="150.51">
            <text:p>150.51</text:p>
          </table:table-cell>
          <table:table-cell table:formula="of:=[.D855]/[.A855]" office:value-type="float" office:value="1.01183193277311">
            <text:p>1.01</text:p>
          </table:table-cell>
          <table:table-cell office:value-type="float" office:value="150.51">
            <text:p>150.51</text:p>
          </table:table-cell>
          <table:table-cell table:formula="of:=[.F855]/[.A855]" office:value-type="float" office:value="1.01183193277311">
            <text:p>1.01</text:p>
          </table:table-cell>
          <table:table-cell office:value-type="float" office:value="153.1">
            <text:p>153.1</text:p>
          </table:table-cell>
          <table:table-cell table:formula="of:=[.H855]/[.A855]" office:value-type="float" office:value="1.02924369747899">
            <text:p>1.03</text:p>
          </table:table-cell>
          <table:table-cell office:value-type="float" office:value="150.51">
            <text:p>150.51</text:p>
          </table:table-cell>
          <table:table-cell table:formula="of:=[.J855]/[.A855]" office:value-type="float" office:value="1.01183193277311">
            <text:p>1.01</text:p>
          </table:table-cell>
          <table:table-cell table:number-columns-repeated="5"/>
        </table:table-row>
        <table:table-row table:style-name="ro1">
          <table:table-cell office:value-type="float" office:value="158.34">
            <text:p>158.34</text:p>
          </table:table-cell>
          <table:table-cell office:value-type="float" office:value="178.2">
            <text:p>178.2</text:p>
          </table:table-cell>
          <table:table-cell table:formula="of:=[.B856]/[.A856]" office:value-type="float" office:value="1.12542629784009">
            <text:p>1.13</text:p>
          </table:table-cell>
          <table:table-cell office:value-type="float" office:value="167.12">
            <text:p>167.12</text:p>
          </table:table-cell>
          <table:table-cell table:formula="of:=[.D856]/[.A856]" office:value-type="float" office:value="1.05545029682961">
            <text:p>1.06</text:p>
          </table:table-cell>
          <table:table-cell office:value-type="float" office:value="158.92">
            <text:p>158.92</text:p>
          </table:table-cell>
          <table:table-cell table:formula="of:=[.F856]/[.A856]" office:value-type="float" office:value="1.003663003663">
            <text:p>1</text:p>
          </table:table-cell>
          <table:table-cell office:value-type="float" office:value="178.2">
            <text:p>178.2</text:p>
          </table:table-cell>
          <table:table-cell table:formula="of:=[.H856]/[.A856]" office:value-type="float" office:value="1.12542629784009">
            <text:p>1.13</text:p>
          </table:table-cell>
          <table:table-cell office:value-type="float" office:value="158.92">
            <text:p>158.92</text:p>
          </table:table-cell>
          <table:table-cell table:formula="of:=[.J856]/[.A856]" office:value-type="float" office:value="1.003663003663">
            <text:p>1</text:p>
          </table:table-cell>
          <table:table-cell table:number-columns-repeated="5"/>
        </table:table-row>
        <table:table-row table:style-name="ro1">
          <table:table-cell office:value-type="float" office:value="321.52">
            <text:p>321.52</text:p>
          </table:table-cell>
          <table:table-cell office:value-type="float" office:value="336.89">
            <text:p>336.89</text:p>
          </table:table-cell>
          <table:table-cell table:formula="of:=[.B857]/[.A857]" office:value-type="float" office:value="1.04780418014431">
            <text:p>1.05</text:p>
          </table:table-cell>
          <table:table-cell office:value-type="float" office:value="326.55">
            <text:p>326.55</text:p>
          </table:table-cell>
          <table:table-cell table:formula="of:=[.D857]/[.A857]" office:value-type="float" office:value="1.01564443891515">
            <text:p>1.02</text:p>
          </table:table-cell>
          <table:table-cell office:value-type="float" office:value="322.45">
            <text:p>322.45</text:p>
          </table:table-cell>
          <table:table-cell table:formula="of:=[.F857]/[.A857]" office:value-type="float" office:value="1.00289251057477">
            <text:p>1</text:p>
          </table:table-cell>
          <table:table-cell office:value-type="float" office:value="336.89">
            <text:p>336.89</text:p>
          </table:table-cell>
          <table:table-cell table:formula="of:=[.H857]/[.A857]" office:value-type="float" office:value="1.04780418014431">
            <text:p>1.05</text:p>
          </table:table-cell>
          <table:table-cell office:value-type="float" office:value="322.45">
            <text:p>322.45</text:p>
          </table:table-cell>
          <table:table-cell table:formula="of:=[.J857]/[.A857]" office:value-type="float" office:value="1.00289251057477">
            <text:p>1</text:p>
          </table:table-cell>
          <table:table-cell table:number-columns-repeated="5"/>
        </table:table-row>
        <table:table-row table:style-name="ro1">
          <table:table-cell office:value-type="float" office:value="211.55">
            <text:p>211.55</text:p>
          </table:table-cell>
          <table:table-cell office:value-type="float" office:value="226.68">
            <text:p>226.68</text:p>
          </table:table-cell>
          <table:table-cell table:formula="of:=[.B858]/[.A858]" office:value-type="float" office:value="1.07151973528717">
            <text:p>1.07</text:p>
          </table:table-cell>
          <table:table-cell office:value-type="float" office:value="215.41">
            <text:p>215.41</text:p>
          </table:table-cell>
          <table:table-cell table:formula="of:=[.D858]/[.A858]" office:value-type="float" office:value="1.01824627747577">
            <text:p>1.02</text:p>
          </table:table-cell>
          <table:table-cell office:value-type="float" office:value="213.07">
            <text:p>213.07</text:p>
          </table:table-cell>
          <table:table-cell table:formula="of:=[.F858]/[.A858]" office:value-type="float" office:value="1.00718506263295">
            <text:p>1.01</text:p>
          </table:table-cell>
          <table:table-cell office:value-type="float" office:value="226.68">
            <text:p>226.68</text:p>
          </table:table-cell>
          <table:table-cell table:formula="of:=[.H858]/[.A858]" office:value-type="float" office:value="1.07151973528717">
            <text:p>1.07</text:p>
          </table:table-cell>
          <table:table-cell office:value-type="float" office:value="214.82">
            <text:p>214.82</text:p>
          </table:table-cell>
          <table:table-cell table:formula="of:=[.J858]/[.A858]" office:value-type="float" office:value="1.01545733869062">
            <text:p>1.02</text:p>
          </table:table-cell>
          <table:table-cell table:number-columns-repeated="5"/>
        </table:table-row>
        <table:table-row table:style-name="ro1">
          <table:table-cell office:value-type="float" office:value="259.76">
            <text:p>259.76</text:p>
          </table:table-cell>
          <table:table-cell office:value-type="float" office:value="271.82">
            <text:p>271.82</text:p>
          </table:table-cell>
          <table:table-cell table:formula="of:=[.B859]/[.A859]" office:value-type="float" office:value="1.04642747151217">
            <text:p>1.05</text:p>
          </table:table-cell>
          <table:table-cell office:value-type="float" office:value="270.65">
            <text:p>270.65</text:p>
          </table:table-cell>
          <table:table-cell table:formula="of:=[.D859]/[.A859]" office:value-type="float" office:value="1.04192331382815">
            <text:p>1.04</text:p>
          </table:table-cell>
          <table:table-cell office:value-type="float" office:value="267.14">
            <text:p>267.14</text:p>
          </table:table-cell>
          <table:table-cell table:formula="of:=[.F859]/[.A859]" office:value-type="float" office:value="1.0284108407761">
            <text:p>1.03</text:p>
          </table:table-cell>
          <table:table-cell office:value-type="float" office:value="271.82">
            <text:p>271.82</text:p>
          </table:table-cell>
          <table:table-cell table:formula="of:=[.H859]/[.A859]" office:value-type="float" office:value="1.04642747151217">
            <text:p>1.05</text:p>
          </table:table-cell>
          <table:table-cell office:value-type="float" office:value="267.14">
            <text:p>267.14</text:p>
          </table:table-cell>
          <table:table-cell table:formula="of:=[.J859]/[.A859]" office:value-type="float" office:value="1.0284108407761">
            <text:p>1.03</text:p>
          </table:table-cell>
          <table:table-cell table:number-columns-repeated="5"/>
        </table:table-row>
        <table:table-row table:style-name="ro1">
          <table:table-cell office:value-type="float" office:value="90.85">
            <text:p>90.85</text:p>
          </table:table-cell>
          <table:table-cell office:value-type="float" office:value="101.1">
            <text:p>101.1</text:p>
          </table:table-cell>
          <table:table-cell table:formula="of:=[.B860]/[.A860]" office:value-type="float" office:value="1.11282333516786">
            <text:p>1.11</text:p>
          </table:table-cell>
          <table:table-cell office:value-type="float" office:value="90.85">
            <text:p>90.85</text:p>
          </table:table-cell>
          <table:table-cell table:formula="of:=[.D860]/[.A860]" office:value-type="float" office:value="1">
            <text:p>1</text:p>
          </table:table-cell>
          <table:table-cell office:value-type="float" office:value="90.85">
            <text:p>90.85</text:p>
          </table:table-cell>
          <table:table-cell table:formula="of:=[.F860]/[.A860]" office:value-type="float" office:value="1">
            <text:p>1</text:p>
          </table:table-cell>
          <table:table-cell office:value-type="float" office:value="90.85">
            <text:p>90.85</text:p>
          </table:table-cell>
          <table:table-cell table:formula="of:=[.H860]/[.A860]" office:value-type="float" office:value="1">
            <text:p>1</text:p>
          </table:table-cell>
          <table:table-cell office:value-type="float" office:value="90.85">
            <text:p>90.85</text:p>
          </table:table-cell>
          <table:table-cell table:formula="of:=[.J860]/[.A860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224.14">
            <text:p>224.14</text:p>
          </table:table-cell>
          <table:table-cell office:value-type="float" office:value="229.99">
            <text:p>229.99</text:p>
          </table:table-cell>
          <table:table-cell table:formula="of:=[.B861]/[.A861]" office:value-type="float" office:value="1.02609975907915">
            <text:p>1.03</text:p>
          </table:table-cell>
          <table:table-cell office:value-type="float" office:value="226.24">
            <text:p>226.24</text:p>
          </table:table-cell>
          <table:table-cell table:formula="of:=[.D861]/[.A861]" office:value-type="float" office:value="1.00936914428482">
            <text:p>1.01</text:p>
          </table:table-cell>
          <table:table-cell office:value-type="float" office:value="225.65">
            <text:p>225.65</text:p>
          </table:table-cell>
          <table:table-cell table:formula="of:=[.F861]/[.A861]" office:value-type="float" office:value="1.00673686089052">
            <text:p>1.01</text:p>
          </table:table-cell>
          <table:table-cell office:value-type="float" office:value="229.99">
            <text:p>229.99</text:p>
          </table:table-cell>
          <table:table-cell table:formula="of:=[.H861]/[.A861]" office:value-type="float" office:value="1.02609975907915">
            <text:p>1.03</text:p>
          </table:table-cell>
          <table:table-cell office:value-type="float" office:value="225.65">
            <text:p>225.65</text:p>
          </table:table-cell>
          <table:table-cell table:formula="of:=[.J861]/[.A861]" office:value-type="float" office:value="1.00673686089052">
            <text:p>1.01</text:p>
          </table:table-cell>
          <table:table-cell table:number-columns-repeated="5"/>
        </table:table-row>
        <table:table-row table:style-name="ro1">
          <table:table-cell office:value-type="float" office:value="428.15">
            <text:p>428.15</text:p>
          </table:table-cell>
          <table:table-cell office:value-type="float" office:value="436.59">
            <text:p>436.59</text:p>
          </table:table-cell>
          <table:table-cell table:formula="of:=[.B862]/[.A862]" office:value-type="float" office:value="1.01971271750555">
            <text:p>1.02</text:p>
          </table:table-cell>
          <table:table-cell office:value-type="float" office:value="433.18">
            <text:p>433.18</text:p>
          </table:table-cell>
          <table:table-cell table:formula="of:=[.D862]/[.A862]" office:value-type="float" office:value="1.0117482190821">
            <text:p>1.01</text:p>
          </table:table-cell>
          <table:table-cell office:value-type="float" office:value="431.18">
            <text:p>431.18</text:p>
          </table:table-cell>
          <table:table-cell table:formula="of:=[.F862]/[.A862]" office:value-type="float" office:value="1.00707695900969">
            <text:p>1.01</text:p>
          </table:table-cell>
          <table:table-cell office:value-type="float" office:value="436.59">
            <text:p>436.59</text:p>
          </table:table-cell>
          <table:table-cell table:formula="of:=[.H862]/[.A862]" office:value-type="float" office:value="1.01971271750555">
            <text:p>1.02</text:p>
          </table:table-cell>
          <table:table-cell office:value-type="float" office:value="430.84">
            <text:p>430.84</text:p>
          </table:table-cell>
          <table:table-cell table:formula="of:=[.J862]/[.A862]" office:value-type="float" office:value="1.00628284479738">
            <text:p>1.01</text:p>
          </table:table-cell>
          <table:table-cell table:number-columns-repeated="5"/>
        </table:table-row>
        <table:table-row table:style-name="ro1">
          <table:table-cell office:value-type="float" office:value="335.84">
            <text:p>335.84</text:p>
          </table:table-cell>
          <table:table-cell office:value-type="float" office:value="341.94">
            <text:p>341.94</text:p>
          </table:table-cell>
          <table:table-cell table:formula="of:=[.B863]/[.A863]" office:value-type="float" office:value="1.01816341114817">
            <text:p>1.02</text:p>
          </table:table-cell>
          <table:table-cell office:value-type="float" office:value="340.18">
            <text:p>340.18</text:p>
          </table:table-cell>
          <table:table-cell table:formula="of:=[.D863]/[.A863]" office:value-type="float" office:value="1.01292282039066">
            <text:p>1.01</text:p>
          </table:table-cell>
          <table:table-cell office:value-type="float" office:value="340.18">
            <text:p>340.18</text:p>
          </table:table-cell>
          <table:table-cell table:formula="of:=[.F863]/[.A863]" office:value-type="float" office:value="1.01292282039066">
            <text:p>1.01</text:p>
          </table:table-cell>
          <table:table-cell office:value-type="float" office:value="341.94">
            <text:p>341.94</text:p>
          </table:table-cell>
          <table:table-cell table:formula="of:=[.H863]/[.A863]" office:value-type="float" office:value="1.01816341114817">
            <text:p>1.02</text:p>
          </table:table-cell>
          <table:table-cell office:value-type="float" office:value="339.59">
            <text:p>339.59</text:p>
          </table:table-cell>
          <table:table-cell table:formula="of:=[.J863]/[.A863]" office:value-type="float" office:value="1.01116603144354">
            <text:p>1.01</text:p>
          </table:table-cell>
          <table:table-cell table:number-columns-repeated="5"/>
        </table:table-row>
        <table:table-row table:style-name="ro1">
          <table:table-cell office:value-type="float" office:value="62.94">
            <text:p>62.94</text:p>
          </table:table-cell>
          <table:table-cell office:value-type="float" office:value="69.53">
            <text:p>69.53</text:p>
          </table:table-cell>
          <table:table-cell table:formula="of:=[.B864]/[.A864]" office:value-type="float" office:value="1.10470289164283">
            <text:p>1.1</text:p>
          </table:table-cell>
          <table:table-cell office:value-type="float" office:value="62.94">
            <text:p>62.94</text:p>
          </table:table-cell>
          <table:table-cell table:formula="of:=[.D864]/[.A864]" office:value-type="float" office:value="1">
            <text:p>1</text:p>
          </table:table-cell>
          <table:table-cell office:value-type="float" office:value="62.94">
            <text:p>62.94</text:p>
          </table:table-cell>
          <table:table-cell table:formula="of:=[.F864]/[.A864]" office:value-type="float" office:value="1">
            <text:p>1</text:p>
          </table:table-cell>
          <table:table-cell office:value-type="float" office:value="62.94">
            <text:p>62.94</text:p>
          </table:table-cell>
          <table:table-cell table:formula="of:=[.H864]/[.A864]" office:value-type="float" office:value="1">
            <text:p>1</text:p>
          </table:table-cell>
          <table:table-cell office:value-type="float" office:value="62.94">
            <text:p>62.94</text:p>
          </table:table-cell>
          <table:table-cell table:formula="of:=[.J864]/[.A864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364.29">
            <text:p>364.29</text:p>
          </table:table-cell>
          <table:table-cell office:value-type="float" office:value="382.74">
            <text:p>382.74</text:p>
          </table:table-cell>
          <table:table-cell table:formula="of:=[.B865]/[.A865]" office:value-type="float" office:value="1.05064646298279">
            <text:p>1.05</text:p>
          </table:table-cell>
          <table:table-cell office:value-type="float" office:value="373.46">
            <text:p>373.46</text:p>
          </table:table-cell>
          <table:table-cell table:formula="of:=[.D865]/[.A865]" office:value-type="float" office:value="1.02517225287546">
            <text:p>1.03</text:p>
          </table:table-cell>
          <table:table-cell office:value-type="float" office:value="371.91">
            <text:p>371.91</text:p>
          </table:table-cell>
          <table:table-cell table:formula="of:=[.F865]/[.A865]" office:value-type="float" office:value="1.02091740097175">
            <text:p>1.02</text:p>
          </table:table-cell>
          <table:table-cell office:value-type="float" office:value="382.74">
            <text:p>382.74</text:p>
          </table:table-cell>
          <table:table-cell table:formula="of:=[.H865]/[.A865]" office:value-type="float" office:value="1.05064646298279">
            <text:p>1.05</text:p>
          </table:table-cell>
          <table:table-cell office:value-type="float" office:value="376.39">
            <text:p>376.39</text:p>
          </table:table-cell>
          <table:table-cell table:formula="of:=[.J865]/[.A865]" office:value-type="float" office:value="1.03321529550633">
            <text:p>1.03</text:p>
          </table:table-cell>
          <table:table-cell table:number-columns-repeated="5"/>
        </table:table-row>
        <table:table-row table:style-name="ro1">
          <table:table-cell office:value-type="float" office:value="61.57">
            <text:p>61.57</text:p>
          </table:table-cell>
          <table:table-cell office:value-type="float" office:value="71.67">
            <text:p>71.67</text:p>
          </table:table-cell>
          <table:table-cell table:formula="of:=[.B866]/[.A866]" office:value-type="float" office:value="1.16404092902388">
            <text:p>1.16</text:p>
          </table:table-cell>
          <table:table-cell office:value-type="float" office:value="61.57">
            <text:p>61.57</text:p>
          </table:table-cell>
          <table:table-cell table:formula="of:=[.D866]/[.A866]" office:value-type="float" office:value="1">
            <text:p>1</text:p>
          </table:table-cell>
          <table:table-cell office:value-type="float" office:value="61.57">
            <text:p>61.57</text:p>
          </table:table-cell>
          <table:table-cell table:formula="of:=[.F866]/[.A866]" office:value-type="float" office:value="1">
            <text:p>1</text:p>
          </table:table-cell>
          <table:table-cell office:value-type="float" office:value="61.57">
            <text:p>61.57</text:p>
          </table:table-cell>
          <table:table-cell table:formula="of:=[.H866]/[.A866]" office:value-type="float" office:value="1">
            <text:p>1</text:p>
          </table:table-cell>
          <table:table-cell office:value-type="float" office:value="61.57">
            <text:p>61.57</text:p>
          </table:table-cell>
          <table:table-cell table:formula="of:=[.J866]/[.A866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263.82">
            <text:p>263.82</text:p>
          </table:table-cell>
          <table:table-cell office:value-type="float" office:value="273.04">
            <text:p>273.04</text:p>
          </table:table-cell>
          <table:table-cell table:formula="of:=[.B867]/[.A867]" office:value-type="float" office:value="1.03494807065423">
            <text:p>1.03</text:p>
          </table:table-cell>
          <table:table-cell office:value-type="float" office:value="266.89">
            <text:p>266.89</text:p>
          </table:table-cell>
          <table:table-cell table:formula="of:=[.D867]/[.A867]" office:value-type="float" office:value="1.01163672200743">
            <text:p>1.01</text:p>
          </table:table-cell>
          <table:table-cell office:value-type="float" office:value="269.82">
            <text:p>269.82</text:p>
          </table:table-cell>
          <table:table-cell table:formula="of:=[.F867]/[.A867]" office:value-type="float" office:value="1.02274277916761">
            <text:p>1.02</text:p>
          </table:table-cell>
          <table:table-cell office:value-type="float" office:value="273.04">
            <text:p>273.04</text:p>
          </table:table-cell>
          <table:table-cell table:formula="of:=[.H867]/[.A867]" office:value-type="float" office:value="1.03494807065423">
            <text:p>1.03</text:p>
          </table:table-cell>
          <table:table-cell office:value-type="float" office:value="268.07">
            <text:p>268.07</text:p>
          </table:table-cell>
          <table:table-cell table:formula="of:=[.J867]/[.A867]" office:value-type="float" office:value="1.01610946857706">
            <text:p>1.02</text:p>
          </table:table-cell>
          <table:table-cell table:number-columns-repeated="5"/>
        </table:table-row>
        <table:table-row table:style-name="ro1">
          <table:table-cell office:value-type="float" office:value="86.91">
            <text:p>86.91</text:p>
          </table:table-cell>
          <table:table-cell office:value-type="float" office:value="96.08">
            <text:p>96.08</text:p>
          </table:table-cell>
          <table:table-cell table:formula="of:=[.B868]/[.A868]" office:value-type="float" office:value="1.10551144862501">
            <text:p>1.11</text:p>
          </table:table-cell>
          <table:table-cell office:value-type="float" office:value="87.5">
            <text:p>87.5</text:p>
          </table:table-cell>
          <table:table-cell table:formula="of:=[.D868]/[.A868]" office:value-type="float" office:value="1.00678863191808">
            <text:p>1.01</text:p>
          </table:table-cell>
          <table:table-cell office:value-type="float" office:value="87.5">
            <text:p>87.5</text:p>
          </table:table-cell>
          <table:table-cell table:formula="of:=[.F868]/[.A868]" office:value-type="float" office:value="1.00678863191808">
            <text:p>1.01</text:p>
          </table:table-cell>
          <table:table-cell office:value-type="float" office:value="96.08">
            <text:p>96.08</text:p>
          </table:table-cell>
          <table:table-cell table:formula="of:=[.H868]/[.A868]" office:value-type="float" office:value="1.10551144862501">
            <text:p>1.11</text:p>
          </table:table-cell>
          <table:table-cell office:value-type="float" office:value="87.5">
            <text:p>87.5</text:p>
          </table:table-cell>
          <table:table-cell table:formula="of:=[.J868]/[.A868]" office:value-type="float" office:value="1.00678863191808">
            <text:p>1.01</text:p>
          </table:table-cell>
          <table:table-cell table:number-columns-repeated="5"/>
        </table:table-row>
        <table:table-row table:style-name="ro1">
          <table:table-cell office:value-type="float" office:value="115.02">
            <text:p>115.02</text:p>
          </table:table-cell>
          <table:table-cell office:value-type="float" office:value="141.95">
            <text:p>141.95</text:p>
          </table:table-cell>
          <table:table-cell table:formula="of:=[.B869]/[.A869]" office:value-type="float" office:value="1.23413319422709">
            <text:p>1.23</text:p>
          </table:table-cell>
          <table:table-cell office:value-type="float" office:value="117.95">
            <text:p>117.95</text:p>
          </table:table-cell>
          <table:table-cell table:formula="of:=[.D869]/[.A869]" office:value-type="float" office:value="1.02547383063815">
            <text:p>1.03</text:p>
          </table:table-cell>
          <table:table-cell office:value-type="float" office:value="119.12">
            <text:p>119.12</text:p>
          </table:table-cell>
          <table:table-cell table:formula="of:=[.F869]/[.A869]" office:value-type="float" office:value="1.03564597461311">
            <text:p>1.04</text:p>
          </table:table-cell>
          <table:table-cell office:value-type="float" office:value="141.95">
            <text:p>141.95</text:p>
          </table:table-cell>
          <table:table-cell table:formula="of:=[.H869]/[.A869]" office:value-type="float" office:value="1.23413319422709">
            <text:p>1.23</text:p>
          </table:table-cell>
          <table:table-cell office:value-type="float" office:value="116.78">
            <text:p>116.78</text:p>
          </table:table-cell>
          <table:table-cell table:formula="of:=[.J869]/[.A869]" office:value-type="float" office:value="1.01530168666319">
            <text:p>1.02</text:p>
          </table:table-cell>
          <table:table-cell table:number-columns-repeated="5"/>
        </table:table-row>
        <table:table-row table:style-name="ro1">
          <table:table-cell office:value-type="float" office:value="3.41">
            <text:p>3.41</text:p>
          </table:table-cell>
          <table:table-cell office:value-type="float" office:value="6">
            <text:p>6</text:p>
          </table:table-cell>
          <table:table-cell table:formula="of:=[.B870]/[.A870]" office:value-type="float" office:value="1.75953079178886">
            <text:p>1.76</text:p>
          </table:table-cell>
          <table:table-cell office:value-type="float" office:value="4">
            <text:p>4</text:p>
          </table:table-cell>
          <table:table-cell table:formula="of:=[.D870]/[.A870]" office:value-type="float" office:value="1.17302052785924">
            <text:p>1.17</text:p>
          </table:table-cell>
          <table:table-cell office:value-type="float" office:value="4">
            <text:p>4</text:p>
          </table:table-cell>
          <table:table-cell table:formula="of:=[.F870]/[.A870]" office:value-type="float" office:value="1.17302052785924">
            <text:p>1.17</text:p>
          </table:table-cell>
          <table:table-cell office:value-type="float" office:value="4">
            <text:p>4</text:p>
          </table:table-cell>
          <table:table-cell table:formula="of:=[.H870]/[.A870]" office:value-type="float" office:value="1.17302052785924">
            <text:p>1.17</text:p>
          </table:table-cell>
          <table:table-cell office:value-type="float" office:value="4">
            <text:p>4</text:p>
          </table:table-cell>
          <table:table-cell table:formula="of:=[.J870]/[.A870]" office:value-type="float" office:value="1.17302052785924">
            <text:p>1.17</text:p>
          </table:table-cell>
          <table:table-cell table:number-columns-repeated="5"/>
        </table:table-row>
        <table:table-row table:style-name="ro1">
          <table:table-cell office:value-type="float" office:value="63.08">
            <text:p>63.08</text:p>
          </table:table-cell>
          <table:table-cell office:value-type="float" office:value="71.57">
            <text:p>71.57</text:p>
          </table:table-cell>
          <table:table-cell table:formula="of:=[.B871]/[.A871]" office:value-type="float" office:value="1.13459099556119">
            <text:p>1.13</text:p>
          </table:table-cell>
          <table:table-cell office:value-type="float" office:value="63.08">
            <text:p>63.08</text:p>
          </table:table-cell>
          <table:table-cell table:formula="of:=[.D871]/[.A871]" office:value-type="float" office:value="1">
            <text:p>1</text:p>
          </table:table-cell>
          <table:table-cell office:value-type="float" office:value="63.08">
            <text:p>63.08</text:p>
          </table:table-cell>
          <table:table-cell table:formula="of:=[.F871]/[.A871]" office:value-type="float" office:value="1">
            <text:p>1</text:p>
          </table:table-cell>
          <table:table-cell office:value-type="float" office:value="63.08">
            <text:p>63.08</text:p>
          </table:table-cell>
          <table:table-cell table:formula="of:=[.H871]/[.A871]" office:value-type="float" office:value="1">
            <text:p>1</text:p>
          </table:table-cell>
          <table:table-cell office:value-type="float" office:value="63.08">
            <text:p>63.08</text:p>
          </table:table-cell>
          <table:table-cell table:formula="of:=[.J871]/[.A871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292.29">
            <text:p>292.29</text:p>
          </table:table-cell>
          <table:table-cell office:value-type="float" office:value="303.42">
            <text:p>303.42</text:p>
          </table:table-cell>
          <table:table-cell table:formula="of:=[.B872]/[.A872]" office:value-type="float" office:value="1.03807862054809">
            <text:p>1.04</text:p>
          </table:table-cell>
          <table:table-cell office:value-type="float" office:value="299.32">
            <text:p>299.32</text:p>
          </table:table-cell>
          <table:table-cell table:formula="of:=[.D872]/[.A872]" office:value-type="float" office:value="1.02405145574601">
            <text:p>1.02</text:p>
          </table:table-cell>
          <table:table-cell office:value-type="float" office:value="296.98">
            <text:p>296.98</text:p>
          </table:table-cell>
          <table:table-cell table:formula="of:=[.F872]/[.A872]" office:value-type="float" office:value="1.0160457080297">
            <text:p>1.02</text:p>
          </table:table-cell>
          <table:table-cell office:value-type="float" office:value="303.42">
            <text:p>303.42</text:p>
          </table:table-cell>
          <table:table-cell table:formula="of:=[.H872]/[.A872]" office:value-type="float" office:value="1.03807862054809">
            <text:p>1.04</text:p>
          </table:table-cell>
          <table:table-cell office:value-type="float" office:value="299.32">
            <text:p>299.32</text:p>
          </table:table-cell>
          <table:table-cell table:formula="of:=[.J872]/[.A872]" office:value-type="float" office:value="1.02405145574601">
            <text:p>1.02</text:p>
          </table:table-cell>
          <table:table-cell table:number-columns-repeated="5"/>
        </table:table-row>
        <table:table-row table:style-name="ro1">
          <table:table-cell office:value-type="float" office:value="344.63">
            <text:p>344.63</text:p>
          </table:table-cell>
          <table:table-cell office:value-type="float" office:value="357.22">
            <text:p>357.22</text:p>
          </table:table-cell>
          <table:table-cell table:formula="of:=[.B873]/[.A873]" office:value-type="float" office:value="1.03653193279749">
            <text:p>1.04</text:p>
          </table:table-cell>
          <table:table-cell office:value-type="float" office:value="355.81">
            <text:p>355.81</text:p>
          </table:table-cell>
          <table:table-cell table:formula="of:=[.D873]/[.A873]" office:value-type="float" office:value="1.03244058845719">
            <text:p>1.03</text:p>
          </table:table-cell>
          <table:table-cell office:value-type="float" office:value="358.15">
            <text:p>358.15</text:p>
          </table:table-cell>
          <table:table-cell table:formula="of:=[.F873]/[.A873]" office:value-type="float" office:value="1.0392304790645">
            <text:p>1.04</text:p>
          </table:table-cell>
          <table:table-cell office:value-type="float" office:value="357.22">
            <text:p>357.22</text:p>
          </table:table-cell>
          <table:table-cell table:formula="of:=[.H873]/[.A873]" office:value-type="float" office:value="1.03653193279749">
            <text:p>1.04</text:p>
          </table:table-cell>
          <table:table-cell office:value-type="float" office:value="354.63">
            <text:p>354.63</text:p>
          </table:table-cell>
          <table:table-cell table:formula="of:=[.J873]/[.A873]" office:value-type="float" office:value="1.029016626527">
            <text:p>1.03</text:p>
          </table:table-cell>
          <table:table-cell table:number-columns-repeated="5"/>
        </table:table-row>
        <table:table-row table:style-name="ro1">
          <table:table-cell office:value-type="float" office:value="507">
            <text:p>507</text:p>
          </table:table-cell>
          <table:table-cell office:value-type="float" office:value="523.89">
            <text:p>523.89</text:p>
          </table:table-cell>
          <table:table-cell table:formula="of:=[.B874]/[.A874]" office:value-type="float" office:value="1.03331360946746">
            <text:p>1.03</text:p>
          </table:table-cell>
          <table:table-cell office:value-type="float" office:value="512.37">
            <text:p>512.37</text:p>
          </table:table-cell>
          <table:table-cell table:formula="of:=[.D874]/[.A874]" office:value-type="float" office:value="1.01059171597633">
            <text:p>1.01</text:p>
          </table:table-cell>
          <table:table-cell office:value-type="float" office:value="509.45">
            <text:p>509.45</text:p>
          </table:table-cell>
          <table:table-cell table:formula="of:=[.F874]/[.A874]" office:value-type="float" office:value="1.00483234714004">
            <text:p>1</text:p>
          </table:table-cell>
          <table:table-cell office:value-type="float" office:value="516.72">
            <text:p>516.72</text:p>
          </table:table-cell>
          <table:table-cell table:formula="of:=[.H874]/[.A874]" office:value-type="float" office:value="1.01917159763314">
            <text:p>1.02</text:p>
          </table:table-cell>
          <table:table-cell office:value-type="float" office:value="513.55">
            <text:p>513.55</text:p>
          </table:table-cell>
          <table:table-cell table:formula="of:=[.J874]/[.A874]" office:value-type="float" office:value="1.0129191321499">
            <text:p>1.01</text:p>
          </table:table-cell>
          <table:table-cell table:number-columns-repeated="5"/>
        </table:table-row>
        <table:table-row table:style-name="ro1">
          <table:table-cell office:value-type="float" office:value="63.43">
            <text:p>63.43</text:p>
          </table:table-cell>
          <table:table-cell office:value-type="float" office:value="78.01">
            <text:p>78.01</text:p>
          </table:table-cell>
          <table:table-cell table:formula="of:=[.B875]/[.A875]" office:value-type="float" office:value="1.22985968784487">
            <text:p>1.23</text:p>
          </table:table-cell>
          <table:table-cell office:value-type="float" office:value="67.53">
            <text:p>67.53</text:p>
          </table:table-cell>
          <table:table-cell table:formula="of:=[.D875]/[.A875]" office:value-type="float" office:value="1.06463818382469">
            <text:p>1.06</text:p>
          </table:table-cell>
          <table:table-cell office:value-type="float" office:value="65.77">
            <text:p>65.77</text:p>
          </table:table-cell>
          <table:table-cell table:formula="of:=[.F875]/[.A875]" office:value-type="float" office:value="1.03689106101214">
            <text:p>1.04</text:p>
          </table:table-cell>
          <table:table-cell office:value-type="float" office:value="68.11">
            <text:p>68.11</text:p>
          </table:table-cell>
          <table:table-cell table:formula="of:=[.H875]/[.A875]" office:value-type="float" office:value="1.07378212202428">
            <text:p>1.07</text:p>
          </table:table-cell>
          <table:table-cell office:value-type="float" office:value="67.53">
            <text:p>67.53</text:p>
          </table:table-cell>
          <table:table-cell table:formula="of:=[.J875]/[.A875]" office:value-type="float" office:value="1.06463818382469">
            <text:p>1.06</text:p>
          </table:table-cell>
          <table:table-cell table:number-columns-repeated="5"/>
        </table:table-row>
        <table:table-row table:style-name="ro1">
          <table:table-cell office:value-type="float" office:value="162.98">
            <text:p>162.98</text:p>
          </table:table-cell>
          <table:table-cell office:value-type="float" office:value="172.88">
            <text:p>172.88</text:p>
          </table:table-cell>
          <table:table-cell table:formula="of:=[.B876]/[.A876]" office:value-type="float" office:value="1.06074364952755">
            <text:p>1.06</text:p>
          </table:table-cell>
          <table:table-cell office:value-type="float" office:value="172.3">
            <text:p>172.3</text:p>
          </table:table-cell>
          <table:table-cell table:formula="of:=[.D876]/[.A876]" office:value-type="float" office:value="1.05718493066634">
            <text:p>1.06</text:p>
          </table:table-cell>
          <table:table-cell office:value-type="float" office:value="168.15">
            <text:p>168.15</text:p>
          </table:table-cell>
          <table:table-cell table:formula="of:=[.F876]/[.A876]" office:value-type="float" office:value="1.03172168364216">
            <text:p>1.03</text:p>
          </table:table-cell>
          <table:table-cell office:value-type="float" office:value="172.88">
            <text:p>172.88</text:p>
          </table:table-cell>
          <table:table-cell table:formula="of:=[.H876]/[.A876]" office:value-type="float" office:value="1.06074364952755">
            <text:p>1.06</text:p>
          </table:table-cell>
          <table:table-cell office:value-type="float" office:value="171.71">
            <text:p>171.71</text:p>
          </table:table-cell>
          <table:table-cell table:formula="of:=[.J876]/[.A876]" office:value-type="float" office:value="1.05356485458338">
            <text:p>1.05</text:p>
          </table:table-cell>
          <table:table-cell table:number-columns-repeated="5"/>
        </table:table-row>
        <table:table-row table:style-name="ro1">
          <table:table-cell office:value-type="float" office:value="498.93">
            <text:p>498.93</text:p>
          </table:table-cell>
          <table:table-cell office:value-type="float" office:value="506.06">
            <text:p>506.06</text:p>
          </table:table-cell>
          <table:table-cell table:formula="of:=[.B877]/[.A877]" office:value-type="float" office:value="1.01429058184515">
            <text:p>1.01</text:p>
          </table:table-cell>
          <table:table-cell office:value-type="float" office:value="501.37">
            <text:p>501.37</text:p>
          </table:table-cell>
          <table:table-cell table:formula="of:=[.D877]/[.A877]" office:value-type="float" office:value="1.00489046559638">
            <text:p>1</text:p>
          </table:table-cell>
          <table:table-cell office:value-type="float" office:value="503.13">
            <text:p>503.13</text:p>
          </table:table-cell>
          <table:table-cell table:formula="of:=[.F877]/[.A877]" office:value-type="float" office:value="1.00841801455114">
            <text:p>1.01</text:p>
          </table:table-cell>
          <table:table-cell office:value-type="float" office:value="503.72">
            <text:p>503.72</text:p>
          </table:table-cell>
          <table:table-cell table:formula="of:=[.H877]/[.A877]" office:value-type="float" office:value="1.00960054516666">
            <text:p>1.01</text:p>
          </table:table-cell>
          <table:table-cell office:value-type="float" office:value="500.2">
            <text:p>500.2</text:p>
          </table:table-cell>
          <table:table-cell table:formula="of:=[.J877]/[.A877]" office:value-type="float" office:value="1.00254544725713">
            <text:p>1</text:p>
          </table:table-cell>
          <table:table-cell table:number-columns-repeated="5"/>
        </table:table-row>
        <table:table-row table:style-name="ro1">
          <table:table-cell office:value-type="float" office:value="302.49">
            <text:p>302.49</text:p>
          </table:table-cell>
          <table:table-cell office:value-type="float" office:value="312.49">
            <text:p>312.49</text:p>
          </table:table-cell>
          <table:table-cell table:formula="of:=[.B878]/[.A878]" office:value-type="float" office:value="1.03305894409733">
            <text:p>1.03</text:p>
          </table:table-cell>
          <table:table-cell office:value-type="float" office:value="314.25">
            <text:p>314.25</text:p>
          </table:table-cell>
          <table:table-cell table:formula="of:=[.D878]/[.A878]" office:value-type="float" office:value="1.03887731825845">
            <text:p>1.04</text:p>
          </table:table-cell>
          <table:table-cell office:value-type="float" office:value="307.81">
            <text:p>307.81</text:p>
          </table:table-cell>
          <table:table-cell table:formula="of:=[.F878]/[.A878]" office:value-type="float" office:value="1.01758735825978">
            <text:p>1.02</text:p>
          </table:table-cell>
          <table:table-cell office:value-type="float" office:value="312.49">
            <text:p>312.49</text:p>
          </table:table-cell>
          <table:table-cell table:formula="of:=[.H878]/[.A878]" office:value-type="float" office:value="1.03305894409733">
            <text:p>1.03</text:p>
          </table:table-cell>
          <table:table-cell office:value-type="float" office:value="307.81">
            <text:p>307.81</text:p>
          </table:table-cell>
          <table:table-cell table:formula="of:=[.J878]/[.A878]" office:value-type="float" office:value="1.01758735825978">
            <text:p>1.02</text:p>
          </table:table-cell>
          <table:table-cell table:number-columns-repeated="5"/>
        </table:table-row>
        <table:table-row table:style-name="ro1">
          <table:table-cell office:value-type="float" office:value="3.41">
            <text:p>3.41</text:p>
          </table:table-cell>
          <table:table-cell office:value-type="float" office:value="17.66">
            <text:p>17.66</text:p>
          </table:table-cell>
          <table:table-cell table:formula="of:=[.B879]/[.A879]" office:value-type="float" office:value="5.17888563049853">
            <text:p>5.18</text:p>
          </table:table-cell>
          <table:table-cell office:value-type="float" office:value="3.41">
            <text:p>3.41</text:p>
          </table:table-cell>
          <table:table-cell table:formula="of:=[.D879]/[.A879]" office:value-type="float" office:value="1">
            <text:p>1</text:p>
          </table:table-cell>
          <table:table-cell office:value-type="float" office:value="3.41">
            <text:p>3.41</text:p>
          </table:table-cell>
          <table:table-cell table:formula="of:=[.F879]/[.A879]" office:value-type="float" office:value="1">
            <text:p>1</text:p>
          </table:table-cell>
          <table:table-cell office:value-type="float" office:value="3.41">
            <text:p>3.41</text:p>
          </table:table-cell>
          <table:table-cell table:formula="of:=[.H879]/[.A879]" office:value-type="float" office:value="1">
            <text:p>1</text:p>
          </table:table-cell>
          <table:table-cell office:value-type="float" office:value="3.41">
            <text:p>3.41</text:p>
          </table:table-cell>
          <table:table-cell table:formula="of:=[.J879]/[.A879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65.3">
            <text:p>165.3</text:p>
          </table:table-cell>
          <table:table-cell office:value-type="float" office:value="177.5">
            <text:p>177.5</text:p>
          </table:table-cell>
          <table:table-cell table:formula="of:=[.B880]/[.A880]" office:value-type="float" office:value="1.07380520266183">
            <text:p>1.07</text:p>
          </table:table-cell>
          <table:table-cell office:value-type="float" office:value="170.23">
            <text:p>170.23</text:p>
          </table:table-cell>
          <table:table-cell table:formula="of:=[.D880]/[.A880]" office:value-type="float" office:value="1.02982456140351">
            <text:p>1.03</text:p>
          </table:table-cell>
          <table:table-cell office:value-type="float" office:value="171.15">
            <text:p>171.15</text:p>
          </table:table-cell>
          <table:table-cell table:formula="of:=[.F880]/[.A880]" office:value-type="float" office:value="1.03539019963702">
            <text:p>1.04</text:p>
          </table:table-cell>
          <table:table-cell office:value-type="float" office:value="177.5">
            <text:p>177.5</text:p>
          </table:table-cell>
          <table:table-cell table:formula="of:=[.H880]/[.A880]" office:value-type="float" office:value="1.07380520266183">
            <text:p>1.07</text:p>
          </table:table-cell>
          <table:table-cell office:value-type="float" office:value="167.88">
            <text:p>167.88</text:p>
          </table:table-cell>
          <table:table-cell table:formula="of:=[.J880]/[.A880]" office:value-type="float" office:value="1.01560798548094">
            <text:p>1.02</text:p>
          </table:table-cell>
          <table:table-cell table:number-columns-repeated="5"/>
        </table:table-row>
        <table:table-row table:style-name="ro1">
          <table:table-cell office:value-type="float" office:value="3.83">
            <text:p>3.83</text:p>
          </table:table-cell>
          <table:table-cell office:value-type="float" office:value="7.24">
            <text:p>7.24</text:p>
          </table:table-cell>
          <table:table-cell table:formula="of:=[.B881]/[.A881]" office:value-type="float" office:value="1.89033942558747">
            <text:p>1.89</text:p>
          </table:table-cell>
          <table:table-cell office:value-type="float" office:value="3.83">
            <text:p>3.83</text:p>
          </table:table-cell>
          <table:table-cell table:formula="of:=[.D881]/[.A881]" office:value-type="float" office:value="1">
            <text:p>1</text:p>
          </table:table-cell>
          <table:table-cell office:value-type="float" office:value="3.83">
            <text:p>3.83</text:p>
          </table:table-cell>
          <table:table-cell table:formula="of:=[.F881]/[.A881]" office:value-type="float" office:value="1">
            <text:p>1</text:p>
          </table:table-cell>
          <table:table-cell office:value-type="float" office:value="3.83">
            <text:p>3.83</text:p>
          </table:table-cell>
          <table:table-cell table:formula="of:=[.H881]/[.A881]" office:value-type="float" office:value="1">
            <text:p>1</text:p>
          </table:table-cell>
          <table:table-cell office:value-type="float" office:value="3.83">
            <text:p>3.83</text:p>
          </table:table-cell>
          <table:table-cell table:formula="of:=[.J881]/[.A881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43.97">
            <text:p>143.97</text:p>
          </table:table-cell>
          <table:table-cell office:value-type="float" office:value="170.55">
            <text:p>170.55</text:p>
          </table:table-cell>
          <table:table-cell table:formula="of:=[.B882]/[.A882]" office:value-type="float" office:value="1.18462179620754">
            <text:p>1.18</text:p>
          </table:table-cell>
          <table:table-cell office:value-type="float" office:value="143.97">
            <text:p>143.97</text:p>
          </table:table-cell>
          <table:table-cell table:formula="of:=[.D882]/[.A882]" office:value-type="float" office:value="1">
            <text:p>1</text:p>
          </table:table-cell>
          <table:table-cell office:value-type="float" office:value="143.97">
            <text:p>143.97</text:p>
          </table:table-cell>
          <table:table-cell table:formula="of:=[.F882]/[.A882]" office:value-type="float" office:value="1">
            <text:p>1</text:p>
          </table:table-cell>
          <table:table-cell office:value-type="float" office:value="143.97">
            <text:p>143.97</text:p>
          </table:table-cell>
          <table:table-cell table:formula="of:=[.H882]/[.A882]" office:value-type="float" office:value="1">
            <text:p>1</text:p>
          </table:table-cell>
          <table:table-cell office:value-type="float" office:value="143.97">
            <text:p>143.97</text:p>
          </table:table-cell>
          <table:table-cell table:formula="of:=[.J882]/[.A882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14.65">
            <text:p>114.65</text:p>
          </table:table-cell>
          <table:table-cell office:value-type="float" office:value="129.34">
            <text:p>129.34</text:p>
          </table:table-cell>
          <table:table-cell table:formula="of:=[.B883]/[.A883]" office:value-type="float" office:value="1.12812908853031">
            <text:p>1.13</text:p>
          </table:table-cell>
          <table:table-cell office:value-type="float" office:value="114.65">
            <text:p>114.65</text:p>
          </table:table-cell>
          <table:table-cell table:formula="of:=[.D883]/[.A883]" office:value-type="float" office:value="1">
            <text:p>1</text:p>
          </table:table-cell>
          <table:table-cell office:value-type="float" office:value="114.65">
            <text:p>114.65</text:p>
          </table:table-cell>
          <table:table-cell table:formula="of:=[.F883]/[.A883]" office:value-type="float" office:value="1">
            <text:p>1</text:p>
          </table:table-cell>
          <table:table-cell office:value-type="float" office:value="114.65">
            <text:p>114.65</text:p>
          </table:table-cell>
          <table:table-cell table:formula="of:=[.H883]/[.A883]" office:value-type="float" office:value="1">
            <text:p>1</text:p>
          </table:table-cell>
          <table:table-cell office:value-type="float" office:value="114.65">
            <text:p>114.65</text:p>
          </table:table-cell>
          <table:table-cell table:formula="of:=[.J883]/[.A883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398.33">
            <text:p>398.33</text:p>
          </table:table-cell>
          <table:table-cell office:value-type="float" office:value="405.16">
            <text:p>405.16</text:p>
          </table:table-cell>
          <table:table-cell table:formula="of:=[.B884]/[.A884]" office:value-type="float" office:value="1.01714658700073">
            <text:p>1.02</text:p>
          </table:table-cell>
          <table:table-cell office:value-type="float" office:value="404.09">
            <text:p>404.09</text:p>
          </table:table-cell>
          <table:table-cell table:formula="of:=[.D884]/[.A884]" office:value-type="float" office:value="1.01446037205332">
            <text:p>1.01</text:p>
          </table:table-cell>
          <table:table-cell office:value-type="float" office:value="408.19">
            <text:p>408.19</text:p>
          </table:table-cell>
          <table:table-cell table:formula="of:=[.F884]/[.A884]" office:value-type="float" office:value="1.02475334521628">
            <text:p>1.02</text:p>
          </table:table-cell>
          <table:table-cell office:value-type="float" office:value="405.16">
            <text:p>405.16</text:p>
          </table:table-cell>
          <table:table-cell table:formula="of:=[.H884]/[.A884]" office:value-type="float" office:value="1.01714658700073">
            <text:p>1.02</text:p>
          </table:table-cell>
          <table:table-cell office:value-type="float" office:value="402.92">
            <text:p>402.92</text:p>
          </table:table-cell>
          <table:table-cell table:formula="of:=[.J884]/[.A884]" office:value-type="float" office:value="1.01152310897999">
            <text:p>1.01</text:p>
          </table:table-cell>
          <table:table-cell table:number-columns-repeated="5"/>
        </table:table-row>
        <table:table-row table:style-name="ro1">
          <table:table-cell office:value-type="float" office:value="338.81">
            <text:p>338.81</text:p>
          </table:table-cell>
          <table:table-cell office:value-type="float" office:value="356.18">
            <text:p>356.18</text:p>
          </table:table-cell>
          <table:table-cell table:formula="of:=[.B885]/[.A885]" office:value-type="float" office:value="1.05126767214663">
            <text:p>1.05</text:p>
          </table:table-cell>
          <table:table-cell office:value-type="float" office:value="346.08">
            <text:p>346.08</text:p>
          </table:table-cell>
          <table:table-cell table:formula="of:=[.D885]/[.A885]" office:value-type="float" office:value="1.02145745403028">
            <text:p>1.02</text:p>
          </table:table-cell>
          <table:table-cell office:value-type="float" office:value="347.25">
            <text:p>347.25</text:p>
          </table:table-cell>
          <table:table-cell table:formula="of:=[.F885]/[.A885]" office:value-type="float" office:value="1.02491071692099">
            <text:p>1.02</text:p>
          </table:table-cell>
          <table:table-cell office:value-type="float" office:value="356.18">
            <text:p>356.18</text:p>
          </table:table-cell>
          <table:table-cell table:formula="of:=[.H885]/[.A885]" office:value-type="float" office:value="1.05126767214663">
            <text:p>1.05</text:p>
          </table:table-cell>
          <table:table-cell office:value-type="float" office:value="344.32">
            <text:p>344.32</text:p>
          </table:table-cell>
          <table:table-cell table:formula="of:=[.J885]/[.A885]" office:value-type="float" office:value="1.0162628021605">
            <text:p>1.02</text:p>
          </table:table-cell>
          <table:table-cell table:number-columns-repeated="5"/>
        </table:table-row>
        <table:table-row table:style-name="ro1">
          <table:table-cell office:value-type="float" office:value="77.74">
            <text:p>77.74</text:p>
          </table:table-cell>
          <table:table-cell office:value-type="float" office:value="94.67">
            <text:p>94.67</text:p>
          </table:table-cell>
          <table:table-cell table:formula="of:=[.B886]/[.A886]" office:value-type="float" office:value="1.21777720607152">
            <text:p>1.22</text:p>
          </table:table-cell>
          <table:table-cell office:value-type="float" office:value="77.74">
            <text:p>77.74</text:p>
          </table:table-cell>
          <table:table-cell table:formula="of:=[.D886]/[.A886]" office:value-type="float" office:value="1">
            <text:p>1</text:p>
          </table:table-cell>
          <table:table-cell office:value-type="float" office:value="77.74">
            <text:p>77.74</text:p>
          </table:table-cell>
          <table:table-cell table:formula="of:=[.F886]/[.A886]" office:value-type="float" office:value="1">
            <text:p>1</text:p>
          </table:table-cell>
          <table:table-cell office:value-type="float" office:value="77.74">
            <text:p>77.74</text:p>
          </table:table-cell>
          <table:table-cell table:formula="of:=[.H886]/[.A886]" office:value-type="float" office:value="1">
            <text:p>1</text:p>
          </table:table-cell>
          <table:table-cell office:value-type="float" office:value="77.74">
            <text:p>77.74</text:p>
          </table:table-cell>
          <table:table-cell table:formula="of:=[.J886]/[.A886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87.49">
            <text:p>87.49</text:p>
          </table:table-cell>
          <table:table-cell office:value-type="float" office:value="96.9">
            <text:p>96.9</text:p>
          </table:table-cell>
          <table:table-cell table:formula="of:=[.B887]/[.A887]" office:value-type="float" office:value="1.1075551491599">
            <text:p>1.11</text:p>
          </table:table-cell>
          <table:table-cell office:value-type="float" office:value="90.31">
            <text:p>90.31</text:p>
          </table:table-cell>
          <table:table-cell table:formula="of:=[.D887]/[.A887]" office:value-type="float" office:value="1.03223225511487">
            <text:p>1.03</text:p>
          </table:table-cell>
          <table:table-cell office:value-type="float" office:value="87.49">
            <text:p>87.49</text:p>
          </table:table-cell>
          <table:table-cell table:formula="of:=[.F887]/[.A887]" office:value-type="float" office:value="1">
            <text:p>1</text:p>
          </table:table-cell>
          <table:table-cell office:value-type="float" office:value="87.49">
            <text:p>87.49</text:p>
          </table:table-cell>
          <table:table-cell table:formula="of:=[.H887]/[.A887]" office:value-type="float" office:value="1">
            <text:p>1</text:p>
          </table:table-cell>
          <table:table-cell office:value-type="float" office:value="87.49">
            <text:p>87.49</text:p>
          </table:table-cell>
          <table:table-cell table:formula="of:=[.J887]/[.A887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78.71">
            <text:p>78.71</text:p>
          </table:table-cell>
          <table:table-cell office:value-type="float" office:value="91.5">
            <text:p>91.5</text:p>
          </table:table-cell>
          <table:table-cell table:formula="of:=[.B888]/[.A888]" office:value-type="float" office:value="1.16249523567526">
            <text:p>1.16</text:p>
          </table:table-cell>
          <table:table-cell office:value-type="float" office:value="79.88">
            <text:p>79.88</text:p>
          </table:table-cell>
          <table:table-cell table:formula="of:=[.D888]/[.A888]" office:value-type="float" office:value="1.01486469317749">
            <text:p>1.01</text:p>
          </table:table-cell>
          <table:table-cell office:value-type="float" office:value="79.88">
            <text:p>79.88</text:p>
          </table:table-cell>
          <table:table-cell table:formula="of:=[.F888]/[.A888]" office:value-type="float" office:value="1.01486469317749">
            <text:p>1.01</text:p>
          </table:table-cell>
          <table:table-cell office:value-type="float" office:value="91.5">
            <text:p>91.5</text:p>
          </table:table-cell>
          <table:table-cell table:formula="of:=[.H888]/[.A888]" office:value-type="float" office:value="1.16249523567526">
            <text:p>1.16</text:p>
          </table:table-cell>
          <table:table-cell office:value-type="float" office:value="79.88">
            <text:p>79.88</text:p>
          </table:table-cell>
          <table:table-cell table:formula="of:=[.J888]/[.A888]" office:value-type="float" office:value="1.01486469317749">
            <text:p>1.01</text:p>
          </table:table-cell>
          <table:table-cell table:number-columns-repeated="5"/>
        </table:table-row>
        <table:table-row table:style-name="ro1">
          <table:table-cell office:value-type="float" office:value="301.22">
            <text:p>301.22</text:p>
          </table:table-cell>
          <table:table-cell office:value-type="float" office:value="312.63">
            <text:p>312.63</text:p>
          </table:table-cell>
          <table:table-cell table:formula="of:=[.B889]/[.A889]" office:value-type="float" office:value="1.03787929088374">
            <text:p>1.04</text:p>
          </table:table-cell>
          <table:table-cell office:value-type="float" office:value="307.71">
            <text:p>307.71</text:p>
          </table:table-cell>
          <table:table-cell table:formula="of:=[.D889]/[.A889]" office:value-type="float" office:value="1.02154571409601">
            <text:p>1.02</text:p>
          </table:table-cell>
          <table:table-cell office:value-type="float" office:value="305.56">
            <text:p>305.56</text:p>
          </table:table-cell>
          <table:table-cell table:formula="of:=[.F889]/[.A889]" office:value-type="float" office:value="1.01440807383308">
            <text:p>1.01</text:p>
          </table:table-cell>
          <table:table-cell office:value-type="float" office:value="312.63">
            <text:p>312.63</text:p>
          </table:table-cell>
          <table:table-cell table:formula="of:=[.H889]/[.A889]" office:value-type="float" office:value="1.03787929088374">
            <text:p>1.04</text:p>
          </table:table-cell>
          <table:table-cell office:value-type="float" office:value="307.71">
            <text:p>307.71</text:p>
          </table:table-cell>
          <table:table-cell table:formula="of:=[.J889]/[.A889]" office:value-type="float" office:value="1.02154571409601">
            <text:p>1.02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3.83">
            <text:p>13.83</text:p>
          </table:table-cell>
          <table:table-cell table:formula="of:=[.B890]/[.A890]" office:value-type="float" office:value="4.61">
            <text:p>4.61</text:p>
          </table:table-cell>
          <table:table-cell office:value-type="float" office:value="3">
            <text:p>3</text:p>
          </table:table-cell>
          <table:table-cell table:formula="of:=[.D890]/[.A890]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.F890]/[.A890]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.H890]/[.A890]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.J890]/[.A890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7.83">
            <text:p>7.83</text:p>
          </table:table-cell>
          <table:table-cell table:formula="of:=[.B891]/[.A891]" office:value-type="float" office:value="2.61">
            <text:p>2.61</text:p>
          </table:table-cell>
          <table:table-cell office:value-type="float" office:value="3">
            <text:p>3</text:p>
          </table:table-cell>
          <table:table-cell table:formula="of:=[.D891]/[.A891]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.F891]/[.A891]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.H891]/[.A891]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.J891]/[.A891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271.66">
            <text:p>271.66</text:p>
          </table:table-cell>
          <table:table-cell office:value-type="float" office:value="287.32">
            <text:p>287.32</text:p>
          </table:table-cell>
          <table:table-cell table:formula="of:=[.B892]/[.A892]" office:value-type="float" office:value="1.05764558639476">
            <text:p>1.06</text:p>
          </table:table-cell>
          <table:table-cell office:value-type="float" office:value="272.59">
            <text:p>272.59</text:p>
          </table:table-cell>
          <table:table-cell table:formula="of:=[.D892]/[.A892]" office:value-type="float" office:value="1.00342339689318">
            <text:p>1</text:p>
          </table:table-cell>
          <table:table-cell office:value-type="float" office:value="270.84">
            <text:p>270.84</text:p>
          </table:table-cell>
          <table:table-cell table:formula="of:=[.F892]/[.A892]" office:value-type="float" office:value="0.996981521018921">
            <text:p>1</text:p>
          </table:table-cell>
          <table:table-cell office:value-type="float" office:value="273.18">
            <text:p>273.18</text:p>
          </table:table-cell>
          <table:table-cell table:formula="of:=[.H892]/[.A892]" office:value-type="float" office:value="1.00559522933078">
            <text:p>1.01</text:p>
          </table:table-cell>
          <table:table-cell office:value-type="float" office:value="272.59">
            <text:p>272.59</text:p>
          </table:table-cell>
          <table:table-cell table:formula="of:=[.J892]/[.A892]" office:value-type="float" office:value="1.00342339689318">
            <text:p>1</text:p>
          </table:table-cell>
          <table:table-cell table:number-columns-repeated="5"/>
        </table:table-row>
        <table:table-row table:style-name="ro1">
          <table:table-cell office:value-type="float" office:value="2.83">
            <text:p>2.83</text:p>
          </table:table-cell>
          <table:table-cell office:value-type="float" office:value="8.83">
            <text:p>8.83</text:p>
          </table:table-cell>
          <table:table-cell table:formula="of:=[.B893]/[.A893]" office:value-type="float" office:value="3.12014134275618">
            <text:p>3.12</text:p>
          </table:table-cell>
          <table:table-cell office:value-type="float" office:value="2.83">
            <text:p>2.83</text:p>
          </table:table-cell>
          <table:table-cell table:formula="of:=[.D893]/[.A893]" office:value-type="float" office:value="1">
            <text:p>1</text:p>
          </table:table-cell>
          <table:table-cell office:value-type="float" office:value="2.83">
            <text:p>2.83</text:p>
          </table:table-cell>
          <table:table-cell table:formula="of:=[.F893]/[.A893]" office:value-type="float" office:value="1">
            <text:p>1</text:p>
          </table:table-cell>
          <table:table-cell office:value-type="float" office:value="2.83">
            <text:p>2.83</text:p>
          </table:table-cell>
          <table:table-cell table:formula="of:=[.H893]/[.A893]" office:value-type="float" office:value="1">
            <text:p>1</text:p>
          </table:table-cell>
          <table:table-cell office:value-type="float" office:value="2.83">
            <text:p>2.83</text:p>
          </table:table-cell>
          <table:table-cell table:formula="of:=[.J893]/[.A893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3.83">
            <text:p>3.83</text:p>
          </table:table-cell>
          <table:table-cell office:value-type="float" office:value="4.41">
            <text:p>4.41</text:p>
          </table:table-cell>
          <table:table-cell table:formula="of:=[.B894]/[.A894]" office:value-type="float" office:value="1.15143603133159">
            <text:p>1.15</text:p>
          </table:table-cell>
          <table:table-cell office:value-type="float" office:value="3.83">
            <text:p>3.83</text:p>
          </table:table-cell>
          <table:table-cell table:formula="of:=[.D894]/[.A894]" office:value-type="float" office:value="1">
            <text:p>1</text:p>
          </table:table-cell>
          <table:table-cell office:value-type="float" office:value="3.83">
            <text:p>3.83</text:p>
          </table:table-cell>
          <table:table-cell table:formula="of:=[.F894]/[.A894]" office:value-type="float" office:value="1">
            <text:p>1</text:p>
          </table:table-cell>
          <table:table-cell office:value-type="float" office:value="3.83">
            <text:p>3.83</text:p>
          </table:table-cell>
          <table:table-cell table:formula="of:=[.H894]/[.A894]" office:value-type="float" office:value="1">
            <text:p>1</text:p>
          </table:table-cell>
          <table:table-cell office:value-type="float" office:value="3.83">
            <text:p>3.83</text:p>
          </table:table-cell>
          <table:table-cell table:formula="of:=[.J894]/[.A894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271.24">
            <text:p>271.24</text:p>
          </table:table-cell>
          <table:table-cell office:value-type="float" office:value="276.55">
            <text:p>276.55</text:p>
          </table:table-cell>
          <table:table-cell table:formula="of:=[.B895]/[.A895]" office:value-type="float" office:value="1.01957675859018">
            <text:p>1.02</text:p>
          </table:table-cell>
          <table:table-cell office:value-type="float" office:value="278.89">
            <text:p>278.89</text:p>
          </table:table-cell>
          <table:table-cell table:formula="of:=[.D895]/[.A895]" office:value-type="float" office:value="1.02820380474856">
            <text:p>1.03</text:p>
          </table:table-cell>
          <table:table-cell office:value-type="float" office:value="280.07">
            <text:p>280.07</text:p>
          </table:table-cell>
          <table:table-cell table:formula="of:=[.F895]/[.A895]" office:value-type="float" office:value="1.03255419554638">
            <text:p>1.03</text:p>
          </table:table-cell>
          <table:table-cell office:value-type="float" office:value="276.55">
            <text:p>276.55</text:p>
          </table:table-cell>
          <table:table-cell table:formula="of:=[.H895]/[.A895]" office:value-type="float" office:value="1.01957675859018">
            <text:p>1.02</text:p>
          </table:table-cell>
          <table:table-cell office:value-type="float" office:value="278.89">
            <text:p>278.89</text:p>
          </table:table-cell>
          <table:table-cell table:formula="of:=[.J895]/[.A895]" office:value-type="float" office:value="1.02820380474856">
            <text:p>1.03</text:p>
          </table:table-cell>
          <table:table-cell table:number-columns-repeated="5"/>
        </table:table-row>
        <table:table-row table:style-name="ro1">
          <table:table-cell office:value-type="float" office:value="2.83">
            <text:p>2.83</text:p>
          </table:table-cell>
          <table:table-cell office:value-type="float" office:value="27.66">
            <text:p>27.66</text:p>
          </table:table-cell>
          <table:table-cell table:formula="of:=[.B896]/[.A896]" office:value-type="float" office:value="9.77385159010601">
            <text:p>9.77</text:p>
          </table:table-cell>
          <table:table-cell office:value-type="float" office:value="2.83">
            <text:p>2.83</text:p>
          </table:table-cell>
          <table:table-cell table:formula="of:=[.D896]/[.A896]" office:value-type="float" office:value="1">
            <text:p>1</text:p>
          </table:table-cell>
          <table:table-cell office:value-type="float" office:value="2.83">
            <text:p>2.83</text:p>
          </table:table-cell>
          <table:table-cell table:formula="of:=[.F896]/[.A896]" office:value-type="float" office:value="1">
            <text:p>1</text:p>
          </table:table-cell>
          <table:table-cell office:value-type="float" office:value="2.83">
            <text:p>2.83</text:p>
          </table:table-cell>
          <table:table-cell table:formula="of:=[.H896]/[.A896]" office:value-type="float" office:value="1">
            <text:p>1</text:p>
          </table:table-cell>
          <table:table-cell office:value-type="float" office:value="2.83">
            <text:p>2.83</text:p>
          </table:table-cell>
          <table:table-cell table:formula="of:=[.J896]/[.A896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14.08">
            <text:p>114.08</text:p>
          </table:table-cell>
          <table:table-cell office:value-type="float" office:value="126.08">
            <text:p>126.08</text:p>
          </table:table-cell>
          <table:table-cell table:formula="of:=[.B897]/[.A897]" office:value-type="float" office:value="1.10518934081346">
            <text:p>1.11</text:p>
          </table:table-cell>
          <table:table-cell office:value-type="float" office:value="114.08">
            <text:p>114.08</text:p>
          </table:table-cell>
          <table:table-cell table:formula="of:=[.D897]/[.A897]" office:value-type="float" office:value="1">
            <text:p>1</text:p>
          </table:table-cell>
          <table:table-cell office:value-type="float" office:value="114.08">
            <text:p>114.08</text:p>
          </table:table-cell>
          <table:table-cell table:formula="of:=[.F897]/[.A897]" office:value-type="float" office:value="1">
            <text:p>1</text:p>
          </table:table-cell>
          <table:table-cell office:value-type="float" office:value="114.08">
            <text:p>114.08</text:p>
          </table:table-cell>
          <table:table-cell table:formula="of:=[.H897]/[.A897]" office:value-type="float" office:value="1">
            <text:p>1</text:p>
          </table:table-cell>
          <table:table-cell office:value-type="float" office:value="114.08">
            <text:p>114.08</text:p>
          </table:table-cell>
          <table:table-cell table:formula="of:=[.J897]/[.A897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440.01">
            <text:p>440.01</text:p>
          </table:table-cell>
          <table:table-cell office:value-type="float" office:value="447.19">
            <text:p>447.19</text:p>
          </table:table-cell>
          <table:table-cell table:formula="of:=[.B898]/[.A898]" office:value-type="float" office:value="1.01631781095884">
            <text:p>1.02</text:p>
          </table:table-cell>
          <table:table-cell office:value-type="float" office:value="440.94">
            <text:p>440.94</text:p>
          </table:table-cell>
          <table:table-cell table:formula="of:=[.D898]/[.A898]" office:value-type="float" office:value="1.00211358832754">
            <text:p>1</text:p>
          </table:table-cell>
          <table:table-cell office:value-type="float" office:value="442.7">
            <text:p>442.7</text:p>
          </table:table-cell>
          <table:table-cell table:formula="of:=[.F898]/[.A898]" office:value-type="float" office:value="1.00611349742051">
            <text:p>1.01</text:p>
          </table:table-cell>
          <table:table-cell office:value-type="float" office:value="443.53">
            <text:p>443.53</text:p>
          </table:table-cell>
          <table:table-cell table:formula="of:=[.H898]/[.A898]" office:value-type="float" office:value="1.00799981818595">
            <text:p>1.01</text:p>
          </table:table-cell>
          <table:table-cell office:value-type="float" office:value="440.94">
            <text:p>440.94</text:p>
          </table:table-cell>
          <table:table-cell table:formula="of:=[.J898]/[.A898]" office:value-type="float" office:value="1.00211358832754">
            <text:p>1</text:p>
          </table:table-cell>
          <table:table-cell table:number-columns-repeated="5"/>
        </table:table-row>
        <table:table-row table:style-name="ro1">
          <table:table-cell office:value-type="float" office:value="79.57">
            <text:p>79.57</text:p>
          </table:table-cell>
          <table:table-cell office:value-type="float" office:value="0">
            <text:p>0</text:p>
          </table:table-cell>
          <table:table-cell table:formula="of:=[.B899]/[.A899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D899]/[.A899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F899]/[.A899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H899]/[.A899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J899]/[.A899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287.29">
            <text:p>287.29</text:p>
          </table:table-cell>
          <table:table-cell office:value-type="float" office:value="297.74">
            <text:p>297.74</text:p>
          </table:table-cell>
          <table:table-cell table:formula="of:=[.B900]/[.A900]" office:value-type="float" office:value="1.03637439521041">
            <text:p>1.04</text:p>
          </table:table-cell>
          <table:table-cell office:value-type="float" office:value="295.49">
            <text:p>295.49</text:p>
          </table:table-cell>
          <table:table-cell table:formula="of:=[.D900]/[.A900]" office:value-type="float" office:value="1.02854258762922">
            <text:p>1.03</text:p>
          </table:table-cell>
          <table:table-cell office:value-type="float" office:value="288.46">
            <text:p>288.46</text:p>
          </table:table-cell>
          <table:table-cell table:formula="of:=[.F900]/[.A900]" office:value-type="float" office:value="1.00407253994222">
            <text:p>1</text:p>
          </table:table-cell>
          <table:table-cell office:value-type="float" office:value="291.29">
            <text:p>291.29</text:p>
          </table:table-cell>
          <table:table-cell table:formula="of:=[.H900]/[.A900]" office:value-type="float" office:value="1.01392321347767">
            <text:p>1.01</text:p>
          </table:table-cell>
          <table:table-cell office:value-type="float" office:value="288.46">
            <text:p>288.46</text:p>
          </table:table-cell>
          <table:table-cell table:formula="of:=[.J900]/[.A900]" office:value-type="float" office:value="1.00407253994222">
            <text:p>1</text:p>
          </table:table-cell>
          <table:table-cell table:number-columns-repeated="5"/>
        </table:table-row>
        <table:table-row table:style-name="ro1">
          <table:table-cell office:value-type="float" office:value="79.01">
            <text:p>79.01</text:p>
          </table:table-cell>
          <table:table-cell office:value-type="float" office:value="85.01">
            <text:p>85.01</text:p>
          </table:table-cell>
          <table:table-cell table:formula="of:=[.B901]/[.A901]" office:value-type="float" office:value="1.07593975446146">
            <text:p>1.08</text:p>
          </table:table-cell>
          <table:table-cell office:value-type="float" office:value="80.77">
            <text:p>80.77</text:p>
          </table:table-cell>
          <table:table-cell table:formula="of:=[.D901]/[.A901]" office:value-type="float" office:value="1.0222756613087">
            <text:p>1.02</text:p>
          </table:table-cell>
          <table:table-cell office:value-type="float" office:value="80.77">
            <text:p>80.77</text:p>
          </table:table-cell>
          <table:table-cell table:formula="of:=[.F901]/[.A901]" office:value-type="float" office:value="1.0222756613087">
            <text:p>1.02</text:p>
          </table:table-cell>
          <table:table-cell office:value-type="float" office:value="85.01">
            <text:p>85.01</text:p>
          </table:table-cell>
          <table:table-cell table:formula="of:=[.H901]/[.A901]" office:value-type="float" office:value="1.07593975446146">
            <text:p>1.08</text:p>
          </table:table-cell>
          <table:table-cell office:value-type="float" office:value="80.77">
            <text:p>80.77</text:p>
          </table:table-cell>
          <table:table-cell table:formula="of:=[.J901]/[.A901]" office:value-type="float" office:value="1.0222756613087">
            <text:p>1.02</text:p>
          </table:table-cell>
          <table:table-cell table:number-columns-repeated="5"/>
        </table:table-row>
        <table:table-row table:style-name="ro1">
          <table:table-cell office:value-type="float" office:value="339.46">
            <text:p>339.46</text:p>
          </table:table-cell>
          <table:table-cell office:value-type="float" office:value="355.71">
            <text:p>355.71</text:p>
          </table:table-cell>
          <table:table-cell table:formula="of:=[.B902]/[.A902]" office:value-type="float" office:value="1.04787014670359">
            <text:p>1.05</text:p>
          </table:table-cell>
          <table:table-cell office:value-type="float" office:value="352.39">
            <text:p>352.39</text:p>
          </table:table-cell>
          <table:table-cell table:formula="of:=[.D902]/[.A902]" office:value-type="float" office:value="1.03808990750015">
            <text:p>1.04</text:p>
          </table:table-cell>
          <table:table-cell office:value-type="float" office:value="345.95">
            <text:p>345.95</text:p>
          </table:table-cell>
          <table:table-cell table:formula="of:=[.F902]/[.A902]" office:value-type="float" office:value="1.01911860012962">
            <text:p>1.02</text:p>
          </table:table-cell>
          <table:table-cell office:value-type="float" office:value="355.71">
            <text:p>355.71</text:p>
          </table:table-cell>
          <table:table-cell table:formula="of:=[.H902]/[.A902]" office:value-type="float" office:value="1.04787014670359">
            <text:p>1.05</text:p>
          </table:table-cell>
          <table:table-cell office:value-type="float" office:value="345.95">
            <text:p>345.95</text:p>
          </table:table-cell>
          <table:table-cell table:formula="of:=[.J902]/[.A902]" office:value-type="float" office:value="1.01911860012962">
            <text:p>1.02</text:p>
          </table:table-cell>
          <table:table-cell table:number-columns-repeated="5"/>
        </table:table-row>
        <table:table-row table:style-name="ro1">
          <table:table-cell office:value-type="float" office:value="363.68">
            <text:p>363.68</text:p>
          </table:table-cell>
          <table:table-cell office:value-type="float" office:value="373.43">
            <text:p>373.43</text:p>
          </table:table-cell>
          <table:table-cell table:formula="of:=[.B903]/[.A903]" office:value-type="float" office:value="1.02680928288605">
            <text:p>1.03</text:p>
          </table:table-cell>
          <table:table-cell office:value-type="float" office:value="369.43">
            <text:p>369.43</text:p>
          </table:table-cell>
          <table:table-cell table:formula="of:=[.D903]/[.A903]" office:value-type="float" office:value="1.01581060272767">
            <text:p>1.02</text:p>
          </table:table-cell>
          <table:table-cell office:value-type="float" office:value="368.85">
            <text:p>368.85</text:p>
          </table:table-cell>
          <table:table-cell table:formula="of:=[.F903]/[.A903]" office:value-type="float" office:value="1.01421579410471">
            <text:p>1.01</text:p>
          </table:table-cell>
          <table:table-cell office:value-type="float" office:value="373.43">
            <text:p>373.43</text:p>
          </table:table-cell>
          <table:table-cell table:formula="of:=[.H903]/[.A903]" office:value-type="float" office:value="1.02680928288605">
            <text:p>1.03</text:p>
          </table:table-cell>
          <table:table-cell office:value-type="float" office:value="368.26">
            <text:p>368.26</text:p>
          </table:table-cell>
          <table:table-cell table:formula="of:=[.J903]/[.A903]" office:value-type="float" office:value="1.01259348878135">
            <text:p>1.01</text:p>
          </table:table-cell>
          <table:table-cell table:number-columns-repeated="5"/>
        </table:table-row>
        <table:table-row table:style-name="ro1">
          <table:table-cell office:value-type="float" office:value="258.95">
            <text:p>258.95</text:p>
          </table:table-cell>
          <table:table-cell office:value-type="float" office:value="260.95">
            <text:p>260.95</text:p>
          </table:table-cell>
          <table:table-cell table:formula="of:=[.B904]/[.A904]" office:value-type="float" office:value="1.00772349874493">
            <text:p>1.01</text:p>
          </table:table-cell>
          <table:table-cell office:value-type="float" office:value="259.53">
            <text:p>259.53</text:p>
          </table:table-cell>
          <table:table-cell table:formula="of:=[.D904]/[.A904]" office:value-type="float" office:value="1.00223981463603">
            <text:p>1</text:p>
          </table:table-cell>
          <table:table-cell office:value-type="float" office:value="259.53">
            <text:p>259.53</text:p>
          </table:table-cell>
          <table:table-cell table:formula="of:=[.F904]/[.A904]" office:value-type="float" office:value="1.00223981463603">
            <text:p>1</text:p>
          </table:table-cell>
          <table:table-cell office:value-type="float" office:value="259.53">
            <text:p>259.53</text:p>
          </table:table-cell>
          <table:table-cell table:formula="of:=[.H904]/[.A904]" office:value-type="float" office:value="1.00223981463603">
            <text:p>1</text:p>
          </table:table-cell>
          <table:table-cell office:value-type="float" office:value="258.95">
            <text:p>258.95</text:p>
          </table:table-cell>
          <table:table-cell table:formula="of:=[.J904]/[.A904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303.58">
            <text:p>303.58</text:p>
          </table:table-cell>
          <table:table-cell office:value-type="float" office:value="314.12">
            <text:p>314.12</text:p>
          </table:table-cell>
          <table:table-cell table:formula="of:=[.B905]/[.A905]" office:value-type="float" office:value="1.03471901969827">
            <text:p>1.03</text:p>
          </table:table-cell>
          <table:table-cell office:value-type="float" office:value="308.37">
            <text:p>308.37</text:p>
          </table:table-cell>
          <table:table-cell table:formula="of:=[.D905]/[.A905]" office:value-type="float" office:value="1.01577837802227">
            <text:p>1.02</text:p>
          </table:table-cell>
          <table:table-cell office:value-type="float" office:value="306.02">
            <text:p>306.02</text:p>
          </table:table-cell>
          <table:table-cell table:formula="of:=[.F905]/[.A905]" office:value-type="float" office:value="1.0080374201199">
            <text:p>1.01</text:p>
          </table:table-cell>
          <table:table-cell office:value-type="float" office:value="314.12">
            <text:p>314.12</text:p>
          </table:table-cell>
          <table:table-cell table:formula="of:=[.H905]/[.A905]" office:value-type="float" office:value="1.03471901969827">
            <text:p>1.03</text:p>
          </table:table-cell>
          <table:table-cell office:value-type="float" office:value="303.68">
            <text:p>303.68</text:p>
          </table:table-cell>
          <table:table-cell table:formula="of:=[.J905]/[.A905]" office:value-type="float" office:value="1.00032940246393">
            <text:p>1</text:p>
          </table:table-cell>
          <table:table-cell table:number-columns-repeated="5"/>
        </table:table-row>
        <table:table-row table:style-name="ro1">
          <table:table-cell office:value-type="float" office:value="369.78">
            <text:p>369.78</text:p>
          </table:table-cell>
          <table:table-cell office:value-type="float" office:value="377.78">
            <text:p>377.78</text:p>
          </table:table-cell>
          <table:table-cell table:formula="of:=[.B906]/[.A906]" office:value-type="float" office:value="1.02163448536968">
            <text:p>1.02</text:p>
          </table:table-cell>
          <table:table-cell office:value-type="float" office:value="378.36">
            <text:p>378.36</text:p>
          </table:table-cell>
          <table:table-cell table:formula="of:=[.D906]/[.A906]" office:value-type="float" office:value="1.02320298555898">
            <text:p>1.02</text:p>
          </table:table-cell>
          <table:table-cell office:value-type="float" office:value="376.12">
            <text:p>376.12</text:p>
          </table:table-cell>
          <table:table-cell table:formula="of:=[.F906]/[.A906]" office:value-type="float" office:value="1.01714532965547">
            <text:p>1.02</text:p>
          </table:table-cell>
          <table:table-cell office:value-type="float" office:value="377.78">
            <text:p>377.78</text:p>
          </table:table-cell>
          <table:table-cell table:formula="of:=[.H906]/[.A906]" office:value-type="float" office:value="1.02163448536968">
            <text:p>1.02</text:p>
          </table:table-cell>
          <table:table-cell office:value-type="float" office:value="373.19">
            <text:p>373.19</text:p>
          </table:table-cell>
          <table:table-cell table:formula="of:=[.J906]/[.A906]" office:value-type="float" office:value="1.00922169938883">
            <text:p>1.01</text:p>
          </table:table-cell>
          <table:table-cell table:number-columns-repeated="5"/>
        </table:table-row>
        <table:table-row table:style-name="ro1">
          <table:table-cell office:value-type="float" office:value="245.04">
            <text:p>245.04</text:p>
          </table:table-cell>
          <table:table-cell office:value-type="float" office:value="269.92">
            <text:p>269.92</text:p>
          </table:table-cell>
          <table:table-cell table:formula="of:=[.B907]/[.A907]" office:value-type="float" office:value="1.10153444335619">
            <text:p>1.1</text:p>
          </table:table-cell>
          <table:table-cell office:value-type="float" office:value="251.82">
            <text:p>251.82</text:p>
          </table:table-cell>
          <table:table-cell table:formula="of:=[.D907]/[.A907]" office:value-type="float" office:value="1.02766895200784">
            <text:p>1.03</text:p>
          </table:table-cell>
          <table:table-cell office:value-type="float" office:value="248.89">
            <text:p>248.89</text:p>
          </table:table-cell>
          <table:table-cell table:formula="of:=[.F907]/[.A907]" office:value-type="float" office:value="1.01571172053542">
            <text:p>1.02</text:p>
          </table:table-cell>
          <table:table-cell office:value-type="float" office:value="269.92">
            <text:p>269.92</text:p>
          </table:table-cell>
          <table:table-cell table:formula="of:=[.H907]/[.A907]" office:value-type="float" office:value="1.10153444335619">
            <text:p>1.1</text:p>
          </table:table-cell>
          <table:table-cell office:value-type="float" office:value="251.24">
            <text:p>251.24</text:p>
          </table:table-cell>
          <table:table-cell table:formula="of:=[.J907]/[.A907]" office:value-type="float" office:value="1.02530199151159">
            <text:p>1.03</text:p>
          </table:table-cell>
          <table:table-cell table:number-columns-repeated="5"/>
        </table:table-row>
        <table:table-row table:style-name="ro1">
          <table:table-cell office:value-type="float" office:value="169.74">
            <text:p>169.74</text:p>
          </table:table-cell>
          <table:table-cell office:value-type="float" office:value="177.01">
            <text:p>177.01</text:p>
          </table:table-cell>
          <table:table-cell table:formula="of:=[.B908]/[.A908]" office:value-type="float" office:value="1.0428302109108">
            <text:p>1.04</text:p>
          </table:table-cell>
          <table:table-cell office:value-type="float" office:value="169.74">
            <text:p>169.74</text:p>
          </table:table-cell>
          <table:table-cell table:formula="of:=[.D908]/[.A908]" office:value-type="float" office:value="1">
            <text:p>1</text:p>
          </table:table-cell>
          <table:table-cell office:value-type="float" office:value="169.74">
            <text:p>169.74</text:p>
          </table:table-cell>
          <table:table-cell table:formula="of:=[.F908]/[.A908]" office:value-type="float" office:value="1">
            <text:p>1</text:p>
          </table:table-cell>
          <table:table-cell office:value-type="float" office:value="169.74">
            <text:p>169.74</text:p>
          </table:table-cell>
          <table:table-cell table:formula="of:=[.H908]/[.A908]" office:value-type="float" office:value="1">
            <text:p>1</text:p>
          </table:table-cell>
          <table:table-cell office:value-type="float" office:value="173.25">
            <text:p>173.25</text:p>
          </table:table-cell>
          <table:table-cell table:formula="of:=[.J908]/[.A908]" office:value-type="float" office:value="1.02067868504772">
            <text:p>1.02</text:p>
          </table:table-cell>
          <table:table-cell table:number-columns-repeated="5"/>
        </table:table-row>
        <table:table-row table:style-name="ro1">
          <table:table-cell office:value-type="float" office:value="398.92">
            <text:p>398.92</text:p>
          </table:table-cell>
          <table:table-cell office:value-type="float" office:value="418.63">
            <text:p>418.63</text:p>
          </table:table-cell>
          <table:table-cell table:formula="of:=[.B909]/[.A909]" office:value-type="float" office:value="1.04940840268726">
            <text:p>1.05</text:p>
          </table:table-cell>
          <table:table-cell office:value-type="float" office:value="405.71">
            <text:p>405.71</text:p>
          </table:table-cell>
          <table:table-cell table:formula="of:=[.D909]/[.A909]" office:value-type="float" office:value="1.01702095658277">
            <text:p>1.02</text:p>
          </table:table-cell>
          <table:table-cell office:value-type="float" office:value="401.02">
            <text:p>401.02</text:p>
          </table:table-cell>
          <table:table-cell table:formula="of:=[.F909]/[.A909]" office:value-type="float" office:value="1.00526421337612">
            <text:p>1.01</text:p>
          </table:table-cell>
          <table:table-cell office:value-type="float" office:value="406.88">
            <text:p>406.88</text:p>
          </table:table-cell>
          <table:table-cell table:formula="of:=[.H909]/[.A909]" office:value-type="float" office:value="1.01995387546375">
            <text:p>1.02</text:p>
          </table:table-cell>
          <table:table-cell office:value-type="float" office:value="401.61">
            <text:p>401.61</text:p>
          </table:table-cell>
          <table:table-cell table:formula="of:=[.J909]/[.A909]" office:value-type="float" office:value="1.00674320665798">
            <text:p>1.01</text:p>
          </table:table-cell>
          <table:table-cell table:number-columns-repeated="5"/>
        </table:table-row>
        <table:table-row table:style-name="ro1">
          <table:table-cell office:value-type="float" office:value="227.11">
            <text:p>227.11</text:p>
          </table:table-cell>
          <table:table-cell office:value-type="float" office:value="235.69">
            <text:p>235.69</text:p>
          </table:table-cell>
          <table:table-cell table:formula="of:=[.B910]/[.A910]" office:value-type="float" office:value="1.03777904979966">
            <text:p>1.04</text:p>
          </table:table-cell>
          <table:table-cell office:value-type="float" office:value="236.04">
            <text:p>236.04</text:p>
          </table:table-cell>
          <table:table-cell table:formula="of:=[.D910]/[.A910]" office:value-type="float" office:value="1.03932015322971">
            <text:p>1.04</text:p>
          </table:table-cell>
          <table:table-cell office:value-type="float" office:value="228.28">
            <text:p>228.28</text:p>
          </table:table-cell>
          <table:table-cell table:formula="of:=[.F910]/[.A910]" office:value-type="float" office:value="1.00515168860904">
            <text:p>1.01</text:p>
          </table:table-cell>
          <table:table-cell office:value-type="float" office:value="235.69">
            <text:p>235.69</text:p>
          </table:table-cell>
          <table:table-cell table:formula="of:=[.H910]/[.A910]" office:value-type="float" office:value="1.03777904979966">
            <text:p>1.04</text:p>
          </table:table-cell>
          <table:table-cell office:value-type="float" office:value="227.69">
            <text:p>227.69</text:p>
          </table:table-cell>
          <table:table-cell table:formula="of:=[.J910]/[.A910]" office:value-type="float" office:value="1.00255382854124">
            <text:p>1</text:p>
          </table:table-cell>
          <table:table-cell table:number-columns-repeated="5"/>
        </table:table-row>
        <table:table-row table:style-name="ro1">
          <table:table-cell office:value-type="float" office:value="106.68">
            <text:p>106.68</text:p>
          </table:table-cell>
          <table:table-cell office:value-type="float" office:value="118.3">
            <text:p>118.3</text:p>
          </table:table-cell>
          <table:table-cell table:formula="of:=[.B911]/[.A911]" office:value-type="float" office:value="1.10892388451444">
            <text:p>1.11</text:p>
          </table:table-cell>
          <table:table-cell office:value-type="float" office:value="108.44">
            <text:p>108.44</text:p>
          </table:table-cell>
          <table:table-cell table:formula="of:=[.D911]/[.A911]" office:value-type="float" office:value="1.01649793775778">
            <text:p>1.02</text:p>
          </table:table-cell>
          <table:table-cell office:value-type="float" office:value="108.44">
            <text:p>108.44</text:p>
          </table:table-cell>
          <table:table-cell table:formula="of:=[.F911]/[.A911]" office:value-type="float" office:value="1.01649793775778">
            <text:p>1.02</text:p>
          </table:table-cell>
          <table:table-cell office:value-type="float" office:value="108.44">
            <text:p>108.44</text:p>
          </table:table-cell>
          <table:table-cell table:formula="of:=[.H911]/[.A911]" office:value-type="float" office:value="1.01649793775778">
            <text:p>1.02</text:p>
          </table:table-cell>
          <table:table-cell office:value-type="float" office:value="108.44">
            <text:p>108.44</text:p>
          </table:table-cell>
          <table:table-cell table:formula="of:=[.J911]/[.A911]" office:value-type="float" office:value="1.01649793775778">
            <text:p>1.02</text:p>
          </table:table-cell>
          <table:table-cell table:number-columns-repeated="5"/>
        </table:table-row>
        <table:table-row table:style-name="ro1">
          <table:table-cell office:value-type="float" office:value="417.94">
            <text:p>417.94</text:p>
          </table:table-cell>
          <table:table-cell office:value-type="float" office:value="428.97">
            <text:p>428.97</text:p>
          </table:table-cell>
          <table:table-cell table:formula="of:=[.B912]/[.A912]" office:value-type="float" office:value="1.02639134804039">
            <text:p>1.03</text:p>
          </table:table-cell>
          <table:table-cell office:value-type="float" office:value="420.63">
            <text:p>420.63</text:p>
          </table:table-cell>
          <table:table-cell table:formula="of:=[.D912]/[.A912]" office:value-type="float" office:value="1.00643633057377">
            <text:p>1.01</text:p>
          </table:table-cell>
          <table:table-cell office:value-type="float" office:value="422.97">
            <text:p>422.97</text:p>
          </table:table-cell>
          <table:table-cell table:formula="of:=[.F912]/[.A912]" office:value-type="float" office:value="1.01203522036656">
            <text:p>1.01</text:p>
          </table:table-cell>
          <table:table-cell office:value-type="float" office:value="428.97">
            <text:p>428.97</text:p>
          </table:table-cell>
          <table:table-cell table:formula="of:=[.H912]/[.A912]" office:value-type="float" office:value="1.02639134804039">
            <text:p>1.03</text:p>
          </table:table-cell>
          <table:table-cell office:value-type="float" office:value="419.46">
            <text:p>419.46</text:p>
          </table:table-cell>
          <table:table-cell table:formula="of:=[.J912]/[.A912]" office:value-type="float" office:value="1.00363688567737">
            <text:p>1</text:p>
          </table:table-cell>
          <table:table-cell table:number-columns-repeated="5"/>
        </table:table-row>
        <table:table-row table:style-name="ro1">
          <table:table-cell office:value-type="float" office:value="239.55">
            <text:p>239.55</text:p>
          </table:table-cell>
          <table:table-cell office:value-type="float" office:value="247.99">
            <text:p>247.99</text:p>
          </table:table-cell>
          <table:table-cell table:formula="of:=[.B913]/[.A913]" office:value-type="float" office:value="1.03523272803173">
            <text:p>1.04</text:p>
          </table:table-cell>
          <table:table-cell office:value-type="float" office:value="242.24">
            <text:p>242.24</text:p>
          </table:table-cell>
          <table:table-cell table:formula="of:=[.D913]/[.A913]" office:value-type="float" office:value="1.01122938843665">
            <text:p>1.01</text:p>
          </table:table-cell>
          <table:table-cell office:value-type="float" office:value="243.41">
            <text:p>243.41</text:p>
          </table:table-cell>
          <table:table-cell table:formula="of:=[.F913]/[.A913]" office:value-type="float" office:value="1.01611354623252">
            <text:p>1.02</text:p>
          </table:table-cell>
          <table:table-cell office:value-type="float" office:value="247.99">
            <text:p>247.99</text:p>
          </table:table-cell>
          <table:table-cell table:formula="of:=[.H913]/[.A913]" office:value-type="float" office:value="1.03523272803173">
            <text:p>1.04</text:p>
          </table:table-cell>
          <table:table-cell office:value-type="float" office:value="242.24">
            <text:p>242.24</text:p>
          </table:table-cell>
          <table:table-cell table:formula="of:=[.J913]/[.A913]" office:value-type="float" office:value="1.01122938843665">
            <text:p>1.01</text:p>
          </table:table-cell>
          <table:table-cell table:number-columns-repeated="5"/>
        </table:table-row>
        <table:table-row table:style-name="ro1">
          <table:table-cell office:value-type="float" office:value="398.43">
            <text:p>398.43</text:p>
          </table:table-cell>
          <table:table-cell office:value-type="float" office:value="420.48">
            <text:p>420.48</text:p>
          </table:table-cell>
          <table:table-cell table:formula="of:=[.B914]/[.A914]" office:value-type="float" office:value="1.05534221820646">
            <text:p>1.06</text:p>
          </table:table-cell>
          <table:table-cell office:value-type="float" office:value="413.75">
            <text:p>413.75</text:p>
          </table:table-cell>
          <table:table-cell table:formula="of:=[.D914]/[.A914]" office:value-type="float" office:value="1.03845091986045">
            <text:p>1.04</text:p>
          </table:table-cell>
          <table:table-cell office:value-type="float" office:value="416.09">
            <text:p>416.09</text:p>
          </table:table-cell>
          <table:table-cell table:formula="of:=[.F914]/[.A914]" office:value-type="float" office:value="1.04432397158848">
            <text:p>1.04</text:p>
          </table:table-cell>
          <table:table-cell office:value-type="float" office:value="420.48">
            <text:p>420.48</text:p>
          </table:table-cell>
          <table:table-cell table:formula="of:=[.H914]/[.A914]" office:value-type="float" office:value="1.05534221820646">
            <text:p>1.06</text:p>
          </table:table-cell>
          <table:table-cell office:value-type="float" office:value="413.75">
            <text:p>413.75</text:p>
          </table:table-cell>
          <table:table-cell table:formula="of:=[.J914]/[.A914]" office:value-type="float" office:value="1.03845091986045">
            <text:p>1.04</text:p>
          </table:table-cell>
          <table:table-cell table:number-columns-repeated="5"/>
        </table:table-row>
        <table:table-row table:style-name="ro1">
          <table:table-cell office:value-type="float" office:value="237.06">
            <text:p>237.06</text:p>
          </table:table-cell>
          <table:table-cell office:value-type="float" office:value="0">
            <text:p>0</text:p>
          </table:table-cell>
          <table:table-cell table:formula="of:=[.B915]/[.A915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D915]/[.A915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F915]/[.A915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H915]/[.A915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J915]/[.A915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75.27">
            <text:p>175.27</text:p>
          </table:table-cell>
          <table:table-cell office:value-type="float" office:value="179.95">
            <text:p>179.95</text:p>
          </table:table-cell>
          <table:table-cell table:formula="of:=[.B916]/[.A916]" office:value-type="float" office:value="1.02670166029554">
            <text:p>1.03</text:p>
          </table:table-cell>
          <table:table-cell office:value-type="float" office:value="177.61">
            <text:p>177.61</text:p>
          </table:table-cell>
          <table:table-cell table:formula="of:=[.D916]/[.A916]" office:value-type="float" office:value="1.01335083014777">
            <text:p>1.01</text:p>
          </table:table-cell>
          <table:table-cell office:value-type="float" office:value="177.61">
            <text:p>177.61</text:p>
          </table:table-cell>
          <table:table-cell table:formula="of:=[.F916]/[.A916]" office:value-type="float" office:value="1.01335083014777">
            <text:p>1.01</text:p>
          </table:table-cell>
          <table:table-cell office:value-type="float" office:value="179.95">
            <text:p>179.95</text:p>
          </table:table-cell>
          <table:table-cell table:formula="of:=[.H916]/[.A916]" office:value-type="float" office:value="1.02670166029554">
            <text:p>1.03</text:p>
          </table:table-cell>
          <table:table-cell office:value-type="float" office:value="177.02">
            <text:p>177.02</text:p>
          </table:table-cell>
          <table:table-cell table:formula="of:=[.J916]/[.A916]" office:value-type="float" office:value="1.00998459519598">
            <text:p>1.01</text:p>
          </table:table-cell>
          <table:table-cell table:number-columns-repeated="5"/>
        </table:table-row>
        <table:table-row table:style-name="ro1">
          <table:table-cell office:value-type="float" office:value="107.7">
            <text:p>107.7</text:p>
          </table:table-cell>
          <table:table-cell office:value-type="float" office:value="112.04">
            <text:p>112.04</text:p>
          </table:table-cell>
          <table:table-cell table:formula="of:=[.B917]/[.A917]" office:value-type="float" office:value="1.04029712163417">
            <text:p>1.04</text:p>
          </table:table-cell>
          <table:table-cell office:value-type="float" office:value="109.46">
            <text:p>109.46</text:p>
          </table:table-cell>
          <table:table-cell table:formula="of:=[.D917]/[.A917]" office:value-type="float" office:value="1.01634168987929">
            <text:p>1.02</text:p>
          </table:table-cell>
          <table:table-cell office:value-type="float" office:value="108.87">
            <text:p>108.87</text:p>
          </table:table-cell>
          <table:table-cell table:formula="of:=[.F917]/[.A917]" office:value-type="float" office:value="1.0108635097493">
            <text:p>1.01</text:p>
          </table:table-cell>
          <table:table-cell office:value-type="float" office:value="112.04">
            <text:p>112.04</text:p>
          </table:table-cell>
          <table:table-cell table:formula="of:=[.H917]/[.A917]" office:value-type="float" office:value="1.04029712163417">
            <text:p>1.04</text:p>
          </table:table-cell>
          <table:table-cell office:value-type="float" office:value="109.46">
            <text:p>109.46</text:p>
          </table:table-cell>
          <table:table-cell table:formula="of:=[.J917]/[.A917]" office:value-type="float" office:value="1.01634168987929">
            <text:p>1.02</text:p>
          </table:table-cell>
          <table:table-cell table:number-columns-repeated="5"/>
        </table:table-row>
        <table:table-row table:style-name="ro1">
          <table:table-cell office:value-type="float" office:value="335.5">
            <text:p>335.5</text:p>
          </table:table-cell>
          <table:table-cell office:value-type="float" office:value="353.12">
            <text:p>353.12</text:p>
          </table:table-cell>
          <table:table-cell table:formula="of:=[.B918]/[.A918]" office:value-type="float" office:value="1.05251862891207">
            <text:p>1.05</text:p>
          </table:table-cell>
          <table:table-cell office:value-type="float" office:value="338.78">
            <text:p>338.78</text:p>
          </table:table-cell>
          <table:table-cell table:formula="of:=[.D918]/[.A918]" office:value-type="float" office:value="1.00977645305514">
            <text:p>1.01</text:p>
          </table:table-cell>
          <table:table-cell office:value-type="float" office:value="336.43">
            <text:p>336.43</text:p>
          </table:table-cell>
          <table:table-cell table:formula="of:=[.F918]/[.A918]" office:value-type="float" office:value="1.00277198211624">
            <text:p>1</text:p>
          </table:table-cell>
          <table:table-cell office:value-type="float" office:value="347.61">
            <text:p>347.61</text:p>
          </table:table-cell>
          <table:table-cell table:formula="of:=[.H918]/[.A918]" office:value-type="float" office:value="1.03609538002981">
            <text:p>1.04</text:p>
          </table:table-cell>
          <table:table-cell office:value-type="float" office:value="336.43">
            <text:p>336.43</text:p>
          </table:table-cell>
          <table:table-cell table:formula="of:=[.J918]/[.A918]" office:value-type="float" office:value="1.00277198211624">
            <text:p>1</text:p>
          </table:table-cell>
          <table:table-cell table:number-columns-repeated="5"/>
        </table:table-row>
        <table:table-row table:style-name="ro1">
          <table:table-cell office:value-type="float" office:value="217.2">
            <text:p>217.2</text:p>
          </table:table-cell>
          <table:table-cell office:value-type="float" office:value="236.95">
            <text:p>236.95</text:p>
          </table:table-cell>
          <table:table-cell table:formula="of:=[.B919]/[.A919]" office:value-type="float" office:value="1.09093001841621">
            <text:p>1.09</text:p>
          </table:table-cell>
          <table:table-cell office:value-type="float" office:value="219.3">
            <text:p>219.3</text:p>
          </table:table-cell>
          <table:table-cell table:formula="of:=[.D919]/[.A919]" office:value-type="float" office:value="1.00966850828729">
            <text:p>1.01</text:p>
          </table:table-cell>
          <table:table-cell office:value-type="float" office:value="219.3">
            <text:p>219.3</text:p>
          </table:table-cell>
          <table:table-cell table:formula="of:=[.F919]/[.A919]" office:value-type="float" office:value="1.00966850828729">
            <text:p>1.01</text:p>
          </table:table-cell>
          <table:table-cell office:value-type="float" office:value="236.95">
            <text:p>236.95</text:p>
          </table:table-cell>
          <table:table-cell table:formula="of:=[.H919]/[.A919]" office:value-type="float" office:value="1.09093001841621">
            <text:p>1.09</text:p>
          </table:table-cell>
          <table:table-cell office:value-type="float" office:value="217.54">
            <text:p>217.54</text:p>
          </table:table-cell>
          <table:table-cell table:formula="of:=[.J919]/[.A919]" office:value-type="float" office:value="1.00156537753223">
            <text:p>1</text:p>
          </table:table-cell>
          <table:table-cell table:number-columns-repeated="5"/>
        </table:table-row>
        <table:table-row table:style-name="ro1">
          <table:table-cell office:value-type="float" office:value="338.81">
            <text:p>338.81</text:p>
          </table:table-cell>
          <table:table-cell office:value-type="float" office:value="352.32">
            <text:p>352.32</text:p>
          </table:table-cell>
          <table:table-cell table:formula="of:=[.B920]/[.A920]" office:value-type="float" office:value="1.03987485611405">
            <text:p>1.04</text:p>
          </table:table-cell>
          <table:table-cell office:value-type="float" office:value="344.42">
            <text:p>344.42</text:p>
          </table:table-cell>
          <table:table-cell table:formula="of:=[.D920]/[.A920]" office:value-type="float" office:value="1.01655795283492">
            <text:p>1.02</text:p>
          </table:table-cell>
          <table:table-cell office:value-type="float" office:value="343.25">
            <text:p>343.25</text:p>
          </table:table-cell>
          <table:table-cell table:formula="of:=[.F920]/[.A920]" office:value-type="float" office:value="1.01310468994422">
            <text:p>1.01</text:p>
          </table:table-cell>
          <table:table-cell office:value-type="float" office:value="344.42">
            <text:p>344.42</text:p>
          </table:table-cell>
          <table:table-cell table:formula="of:=[.H920]/[.A920]" office:value-type="float" office:value="1.01655795283492">
            <text:p>1.02</text:p>
          </table:table-cell>
          <table:table-cell office:value-type="float" office:value="340.91">
            <text:p>340.91</text:p>
          </table:table-cell>
          <table:table-cell table:formula="of:=[.J920]/[.A920]" office:value-type="float" office:value="1.00619816416281">
            <text:p>1.01</text:p>
          </table:table-cell>
          <table:table-cell table:number-columns-repeated="5"/>
        </table:table-row>
        <table:table-row table:style-name="ro1">
          <table:table-cell office:value-type="float" office:value="294.49">
            <text:p>294.49</text:p>
          </table:table-cell>
          <table:table-cell office:value-type="float" office:value="304.35">
            <text:p>304.35</text:p>
          </table:table-cell>
          <table:table-cell table:formula="of:=[.B921]/[.A921]" office:value-type="float" office:value="1.03348161227886">
            <text:p>1.03</text:p>
          </table:table-cell>
          <table:table-cell office:value-type="float" office:value="295.66">
            <text:p>295.66</text:p>
          </table:table-cell>
          <table:table-cell table:formula="of:=[.D921]/[.A921]" office:value-type="float" office:value="1.0039729702197">
            <text:p>1</text:p>
          </table:table-cell>
          <table:table-cell office:value-type="float" office:value="299.76">
            <text:p>299.76</text:p>
          </table:table-cell>
          <table:table-cell table:formula="of:=[.F921]/[.A921]" office:value-type="float" office:value="1.01789534449387">
            <text:p>1.02</text:p>
          </table:table-cell>
          <table:table-cell office:value-type="float" office:value="295.66">
            <text:p>295.66</text:p>
          </table:table-cell>
          <table:table-cell table:formula="of:=[.H921]/[.A921]" office:value-type="float" office:value="1.0039729702197">
            <text:p>1</text:p>
          </table:table-cell>
          <table:table-cell office:value-type="float" office:value="295.66">
            <text:p>295.66</text:p>
          </table:table-cell>
          <table:table-cell table:formula="of:=[.J921]/[.A921]" office:value-type="float" office:value="1.0039729702197">
            <text:p>1</text:p>
          </table:table-cell>
          <table:table-cell table:number-columns-repeated="5"/>
        </table:table-row>
        <table:table-row table:style-name="ro1">
          <table:table-cell office:value-type="float" office:value="176.75">
            <text:p>176.75</text:p>
          </table:table-cell>
          <table:table-cell office:value-type="float" office:value="190.85">
            <text:p>190.85</text:p>
          </table:table-cell>
          <table:table-cell table:formula="of:=[.B922]/[.A922]" office:value-type="float" office:value="1.07977369165488">
            <text:p>1.08</text:p>
          </table:table-cell>
          <table:table-cell office:value-type="float" office:value="180.27">
            <text:p>180.27</text:p>
          </table:table-cell>
          <table:table-cell table:formula="of:=[.D922]/[.A922]" office:value-type="float" office:value="1.01991513437058">
            <text:p>1.02</text:p>
          </table:table-cell>
          <table:table-cell office:value-type="float" office:value="182.02">
            <text:p>182.02</text:p>
          </table:table-cell>
          <table:table-cell table:formula="of:=[.F922]/[.A922]" office:value-type="float" office:value="1.02981612446959">
            <text:p>1.03</text:p>
          </table:table-cell>
          <table:table-cell office:value-type="float" office:value="190.85">
            <text:p>190.85</text:p>
          </table:table-cell>
          <table:table-cell table:formula="of:=[.H922]/[.A922]" office:value-type="float" office:value="1.07977369165488">
            <text:p>1.08</text:p>
          </table:table-cell>
          <table:table-cell office:value-type="float" office:value="180.27">
            <text:p>180.27</text:p>
          </table:table-cell>
          <table:table-cell table:formula="of:=[.J922]/[.A922]" office:value-type="float" office:value="1.01991513437058">
            <text:p>1.02</text:p>
          </table:table-cell>
          <table:table-cell table:number-columns-repeated="5"/>
        </table:table-row>
        <table:table-row table:style-name="ro1">
          <table:table-cell office:value-type="float" office:value="237.6">
            <text:p>237.6</text:p>
          </table:table-cell>
          <table:table-cell office:value-type="float" office:value="246.08">
            <text:p>246.08</text:p>
          </table:table-cell>
          <table:table-cell table:formula="of:=[.B923]/[.A923]" office:value-type="float" office:value="1.03569023569024">
            <text:p>1.04</text:p>
          </table:table-cell>
          <table:table-cell office:value-type="float" office:value="244.67">
            <text:p>244.67</text:p>
          </table:table-cell>
          <table:table-cell table:formula="of:=[.D923]/[.A923]" office:value-type="float" office:value="1.02975589225589">
            <text:p>1.03</text:p>
          </table:table-cell>
          <table:table-cell office:value-type="float" office:value="240.18">
            <text:p>240.18</text:p>
          </table:table-cell>
          <table:table-cell table:formula="of:=[.F923]/[.A923]" office:value-type="float" office:value="1.01085858585859">
            <text:p>1.01</text:p>
          </table:table-cell>
          <table:table-cell office:value-type="float" office:value="246.08">
            <text:p>246.08</text:p>
          </table:table-cell>
          <table:table-cell table:formula="of:=[.H923]/[.A923]" office:value-type="float" office:value="1.03569023569024">
            <text:p>1.04</text:p>
          </table:table-cell>
          <table:table-cell office:value-type="float" office:value="244.67">
            <text:p>244.67</text:p>
          </table:table-cell>
          <table:table-cell table:formula="of:=[.J923]/[.A923]" office:value-type="float" office:value="1.02975589225589">
            <text:p>1.03</text:p>
          </table:table-cell>
          <table:table-cell table:number-columns-repeated="5"/>
        </table:table-row>
        <table:table-row table:style-name="ro1">
          <table:table-cell office:value-type="float" office:value="198.68">
            <text:p>198.68</text:p>
          </table:table-cell>
          <table:table-cell office:value-type="float" office:value="223.3">
            <text:p>223.3</text:p>
          </table:table-cell>
          <table:table-cell table:formula="of:=[.B924]/[.A924]" office:value-type="float" office:value="1.12391785786189">
            <text:p>1.12</text:p>
          </table:table-cell>
          <table:table-cell office:value-type="float" office:value="198.68">
            <text:p>198.68</text:p>
          </table:table-cell>
          <table:table-cell table:formula="of:=[.D924]/[.A924]" office:value-type="float" office:value="1">
            <text:p>1</text:p>
          </table:table-cell>
          <table:table-cell office:value-type="float" office:value="198.68">
            <text:p>198.68</text:p>
          </table:table-cell>
          <table:table-cell table:formula="of:=[.F924]/[.A924]" office:value-type="float" office:value="1">
            <text:p>1</text:p>
          </table:table-cell>
          <table:table-cell office:value-type="float" office:value="198.68">
            <text:p>198.68</text:p>
          </table:table-cell>
          <table:table-cell table:formula="of:=[.H924]/[.A924]" office:value-type="float" office:value="1">
            <text:p>1</text:p>
          </table:table-cell>
          <table:table-cell office:value-type="float" office:value="198.68">
            <text:p>198.68</text:p>
          </table:table-cell>
          <table:table-cell table:formula="of:=[.J924]/[.A924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303.04">
            <text:p>303.04</text:p>
          </table:table-cell>
          <table:table-cell office:value-type="float" office:value="319.04">
            <text:p>319.04</text:p>
          </table:table-cell>
          <table:table-cell table:formula="of:=[.B925]/[.A925]" office:value-type="float" office:value="1.05279831045407">
            <text:p>1.05</text:p>
          </table:table-cell>
          <table:table-cell office:value-type="float" office:value="310.69">
            <text:p>310.69</text:p>
          </table:table-cell>
          <table:table-cell table:formula="of:=[.D925]/[.A925]" office:value-type="float" office:value="1.02524419218585">
            <text:p>1.03</text:p>
          </table:table-cell>
          <table:table-cell office:value-type="float" office:value="310.89">
            <text:p>310.89</text:p>
          </table:table-cell>
          <table:table-cell table:formula="of:=[.F925]/[.A925]" office:value-type="float" office:value="1.02590417106653">
            <text:p>1.03</text:p>
          </table:table-cell>
          <table:table-cell office:value-type="float" office:value="310.35">
            <text:p>310.35</text:p>
          </table:table-cell>
          <table:table-cell table:formula="of:=[.H925]/[.A925]" office:value-type="float" office:value="1.0241222280887">
            <text:p>1.02</text:p>
          </table:table-cell>
          <table:table-cell office:value-type="float" office:value="308.35">
            <text:p>308.35</text:p>
          </table:table-cell>
          <table:table-cell table:formula="of:=[.J925]/[.A925]" office:value-type="float" office:value="1.01752243928194">
            <text:p>1.02</text:p>
          </table:table-cell>
          <table:table-cell table:number-columns-repeated="5"/>
        </table:table-row>
        <table:table-row table:style-name="ro1">
          <table:table-cell office:value-type="float" office:value="335.29">
            <text:p>335.29</text:p>
          </table:table-cell>
          <table:table-cell office:value-type="float" office:value="355.35">
            <text:p>355.35</text:p>
          </table:table-cell>
          <table:table-cell table:formula="of:=[.B926]/[.A926]" office:value-type="float" office:value="1.05982880491515">
            <text:p>1.06</text:p>
          </table:table-cell>
          <table:table-cell office:value-type="float" office:value="345.59">
            <text:p>345.59</text:p>
          </table:table-cell>
          <table:table-cell table:formula="of:=[.D926]/[.A926]" office:value-type="float" office:value="1.03071967550479">
            <text:p>1.03</text:p>
          </table:table-cell>
          <table:table-cell office:value-type="float" office:value="341.49">
            <text:p>341.49</text:p>
          </table:table-cell>
          <table:table-cell table:formula="of:=[.F926]/[.A926]" office:value-type="float" office:value="1.01849145515822">
            <text:p>1.02</text:p>
          </table:table-cell>
          <table:table-cell office:value-type="float" office:value="348.18">
            <text:p>348.18</text:p>
          </table:table-cell>
          <table:table-cell table:formula="of:=[.H926]/[.A926]" office:value-type="float" office:value="1.0384443317725">
            <text:p>1.04</text:p>
          </table:table-cell>
          <table:table-cell office:value-type="float" office:value="342.08">
            <text:p>342.08</text:p>
          </table:table-cell>
          <table:table-cell table:formula="of:=[.J926]/[.A926]" office:value-type="float" office:value="1.02025112589102">
            <text:p>1.02</text:p>
          </table:table-cell>
          <table:table-cell table:number-columns-repeated="5"/>
        </table:table-row>
        <table:table-row table:style-name="ro1">
          <table:table-cell office:value-type="float" office:value="336.95">
            <text:p>336.95</text:p>
          </table:table-cell>
          <table:table-cell office:value-type="float" office:value="347.78">
            <text:p>347.78</text:p>
          </table:table-cell>
          <table:table-cell table:formula="of:=[.B927]/[.A927]" office:value-type="float" office:value="1.03214126725033">
            <text:p>1.03</text:p>
          </table:table-cell>
          <table:table-cell office:value-type="float" office:value="348.71">
            <text:p>348.71</text:p>
          </table:table-cell>
          <table:table-cell table:formula="of:=[.D927]/[.A927]" office:value-type="float" office:value="1.03490132067072">
            <text:p>1.03</text:p>
          </table:table-cell>
          <table:table-cell office:value-type="float" office:value="342.26">
            <text:p>342.26</text:p>
          </table:table-cell>
          <table:table-cell table:formula="of:=[.F927]/[.A927]" office:value-type="float" office:value="1.01575901469061">
            <text:p>1.02</text:p>
          </table:table-cell>
          <table:table-cell office:value-type="float" office:value="347.78">
            <text:p>347.78</text:p>
          </table:table-cell>
          <table:table-cell table:formula="of:=[.H927]/[.A927]" office:value-type="float" office:value="1.03214126725033">
            <text:p>1.03</text:p>
          </table:table-cell>
          <table:table-cell office:value-type="float" office:value="339.53">
            <text:p>339.53</text:p>
          </table:table-cell>
          <table:table-cell table:formula="of:=[.J927]/[.A927]" office:value-type="float" office:value="1.00765692239205">
            <text:p>1.01</text:p>
          </table:table-cell>
          <table:table-cell table:number-columns-repeated="5"/>
        </table:table-row>
        <table:table-row table:style-name="ro1">
          <table:table-cell office:value-type="float" office:value="131.84">
            <text:p>131.84</text:p>
          </table:table-cell>
          <table:table-cell office:value-type="float" office:value="135.94">
            <text:p>135.94</text:p>
          </table:table-cell>
          <table:table-cell table:formula="of:=[.B928]/[.A928]" office:value-type="float" office:value="1.03109830097087">
            <text:p>1.03</text:p>
          </table:table-cell>
          <table:table-cell office:value-type="float" office:value="132.43">
            <text:p>132.43</text:p>
          </table:table-cell>
          <table:table-cell table:formula="of:=[.D928]/[.A928]" office:value-type="float" office:value="1.00447512135922">
            <text:p>1</text:p>
          </table:table-cell>
          <table:table-cell office:value-type="float" office:value="135.94">
            <text:p>135.94</text:p>
          </table:table-cell>
          <table:table-cell table:formula="of:=[.F928]/[.A928]" office:value-type="float" office:value="1.03109830097087">
            <text:p>1.03</text:p>
          </table:table-cell>
          <table:table-cell office:value-type="float" office:value="135.94">
            <text:p>135.94</text:p>
          </table:table-cell>
          <table:table-cell table:formula="of:=[.H928]/[.A928]" office:value-type="float" office:value="1.03109830097087">
            <text:p>1.03</text:p>
          </table:table-cell>
          <table:table-cell office:value-type="float" office:value="132.43">
            <text:p>132.43</text:p>
          </table:table-cell>
          <table:table-cell table:formula="of:=[.J928]/[.A928]" office:value-type="float" office:value="1.00447512135922">
            <text:p>1</text:p>
          </table:table-cell>
          <table:table-cell table:number-columns-repeated="5"/>
        </table:table-row>
        <table:table-row table:style-name="ro1">
          <table:table-cell office:value-type="float" office:value="435.86">
            <text:p>435.86</text:p>
          </table:table-cell>
          <table:table-cell office:value-type="float" office:value="449.27">
            <text:p>449.27</text:p>
          </table:table-cell>
          <table:table-cell table:formula="of:=[.B929]/[.A929]" office:value-type="float" office:value="1.0307667599688">
            <text:p>1.03</text:p>
          </table:table-cell>
          <table:table-cell office:value-type="float" office:value="441.76">
            <text:p>441.76</text:p>
          </table:table-cell>
          <table:table-cell table:formula="of:=[.D929]/[.A929]" office:value-type="float" office:value="1.0135364566604">
            <text:p>1.01</text:p>
          </table:table-cell>
          <table:table-cell office:value-type="float" office:value="445.48">
            <text:p>445.48</text:p>
          </table:table-cell>
          <table:table-cell table:formula="of:=[.F929]/[.A929]" office:value-type="float" office:value="1.02207130730051">
            <text:p>1.02</text:p>
          </table:table-cell>
          <table:table-cell office:value-type="float" office:value="441.76">
            <text:p>441.76</text:p>
          </table:table-cell>
          <table:table-cell table:formula="of:=[.H929]/[.A929]" office:value-type="float" office:value="1.0135364566604">
            <text:p>1.01</text:p>
          </table:table-cell>
          <table:table-cell office:value-type="float" office:value="441.17">
            <text:p>441.17</text:p>
          </table:table-cell>
          <table:table-cell table:formula="of:=[.J929]/[.A929]" office:value-type="float" office:value="1.01218281099436">
            <text:p>1.01</text:p>
          </table:table-cell>
          <table:table-cell table:number-columns-repeated="5"/>
        </table:table-row>
        <table:table-row table:style-name="ro1">
          <table:table-cell office:value-type="float" office:value="376.94">
            <text:p>376.94</text:p>
          </table:table-cell>
          <table:table-cell office:value-type="float" office:value="387.28">
            <text:p>387.28</text:p>
          </table:table-cell>
          <table:table-cell table:formula="of:=[.B930]/[.A930]" office:value-type="float" office:value="1.02743142144638">
            <text:p>1.03</text:p>
          </table:table-cell>
          <table:table-cell office:value-type="float" office:value="382.45">
            <text:p>382.45</text:p>
          </table:table-cell>
          <table:table-cell table:formula="of:=[.D930]/[.A930]" office:value-type="float" office:value="1.01461771104155">
            <text:p>1.01</text:p>
          </table:table-cell>
          <table:table-cell office:value-type="float" office:value="380.79">
            <text:p>380.79</text:p>
          </table:table-cell>
          <table:table-cell table:formula="of:=[.F930]/[.A930]" office:value-type="float" office:value="1.01021382713429">
            <text:p>1.01</text:p>
          </table:table-cell>
          <table:table-cell office:value-type="float" office:value="382.45">
            <text:p>382.45</text:p>
          </table:table-cell>
          <table:table-cell table:formula="of:=[.H930]/[.A930]" office:value-type="float" office:value="1.01461771104155">
            <text:p>1.01</text:p>
          </table:table-cell>
          <table:table-cell office:value-type="float" office:value="379.52">
            <text:p>379.52</text:p>
          </table:table-cell>
          <table:table-cell table:formula="of:=[.J930]/[.A930]" office:value-type="float" office:value="1.00684459065103">
            <text:p>1.01</text:p>
          </table:table-cell>
          <table:table-cell table:number-columns-repeated="5"/>
        </table:table-row>
        <table:table-row table:style-name="ro1">
          <table:table-cell office:value-type="float" office:value="194.62">
            <text:p>194.62</text:p>
          </table:table-cell>
          <table:table-cell office:value-type="float" office:value="209.65">
            <text:p>209.65</text:p>
          </table:table-cell>
          <table:table-cell table:formula="of:=[.B931]/[.A931]" office:value-type="float" office:value="1.0772274175316">
            <text:p>1.08</text:p>
          </table:table-cell>
          <table:table-cell office:value-type="float" office:value="198.14">
            <text:p>198.14</text:p>
          </table:table-cell>
          <table:table-cell table:formula="of:=[.D931]/[.A931]" office:value-type="float" office:value="1.01808652759223">
            <text:p>1.02</text:p>
          </table:table-cell>
          <table:table-cell office:value-type="float" office:value="200.48">
            <text:p>200.48</text:p>
          </table:table-cell>
          <table:table-cell table:formula="of:=[.F931]/[.A931]" office:value-type="float" office:value="1.03010995786661">
            <text:p>1.03</text:p>
          </table:table-cell>
          <table:table-cell office:value-type="float" office:value="209.65">
            <text:p>209.65</text:p>
          </table:table-cell>
          <table:table-cell table:formula="of:=[.H931]/[.A931]" office:value-type="float" office:value="1.0772274175316">
            <text:p>1.08</text:p>
          </table:table-cell>
          <table:table-cell office:value-type="float" office:value="195.79">
            <text:p>195.79</text:p>
          </table:table-cell>
          <table:table-cell table:formula="of:=[.J931]/[.A931]" office:value-type="float" office:value="1.00601171513719">
            <text:p>1.01</text:p>
          </table:table-cell>
          <table:table-cell table:number-columns-repeated="5"/>
        </table:table-row>
        <table:table-row table:style-name="ro1">
          <table:table-cell office:value-type="float" office:value="307.53">
            <text:p>307.53</text:p>
          </table:table-cell>
          <table:table-cell office:value-type="float" office:value="315.88">
            <text:p>315.88</text:p>
          </table:table-cell>
          <table:table-cell table:formula="of:=[.B932]/[.A932]" office:value-type="float" office:value="1.02715182258641">
            <text:p>1.03</text:p>
          </table:table-cell>
          <table:table-cell office:value-type="float" office:value="310.81">
            <text:p>310.81</text:p>
          </table:table-cell>
          <table:table-cell table:formula="of:=[.D932]/[.A932]" office:value-type="float" office:value="1.01066562611778">
            <text:p>1.01</text:p>
          </table:table-cell>
          <table:table-cell office:value-type="float" office:value="307.88">
            <text:p>307.88</text:p>
          </table:table-cell>
          <table:table-cell table:formula="of:=[.F932]/[.A932]" office:value-type="float" office:value="1.00113810034793">
            <text:p>1</text:p>
          </table:table-cell>
          <table:table-cell office:value-type="float" office:value="310.81">
            <text:p>310.81</text:p>
          </table:table-cell>
          <table:table-cell table:formula="of:=[.H932]/[.A932]" office:value-type="float" office:value="1.01066562611778">
            <text:p>1.01</text:p>
          </table:table-cell>
          <table:table-cell office:value-type="float" office:value="307.88">
            <text:p>307.88</text:p>
          </table:table-cell>
          <table:table-cell table:formula="of:=[.J932]/[.A932]" office:value-type="float" office:value="1.00113810034793">
            <text:p>1</text:p>
          </table:table-cell>
          <table:table-cell table:number-columns-repeated="5"/>
        </table:table-row>
        <table:table-row table:style-name="ro1">
          <table:table-cell office:value-type="float" office:value="210.2">
            <text:p>210.2</text:p>
          </table:table-cell>
          <table:table-cell office:value-type="float" office:value="221.12">
            <text:p>221.12</text:p>
          </table:table-cell>
          <table:table-cell table:formula="of:=[.B933]/[.A933]" office:value-type="float" office:value="1.05195052331113">
            <text:p>1.05</text:p>
          </table:table-cell>
          <table:table-cell office:value-type="float" office:value="209.37">
            <text:p>209.37</text:p>
          </table:table-cell>
          <table:table-cell table:formula="of:=[.D933]/[.A933]" office:value-type="float" office:value="0.99605137963844">
            <text:p>1</text:p>
          </table:table-cell>
          <table:table-cell office:value-type="float" office:value="209.95">
            <text:p>209.95</text:p>
          </table:table-cell>
          <table:table-cell table:formula="of:=[.F933]/[.A933]" office:value-type="float" office:value="0.998810656517602">
            <text:p>1</text:p>
          </table:table-cell>
          <table:table-cell office:value-type="float" office:value="221.12">
            <text:p>221.12</text:p>
          </table:table-cell>
          <table:table-cell table:formula="of:=[.H933]/[.A933]" office:value-type="float" office:value="1.05195052331113">
            <text:p>1.05</text:p>
          </table:table-cell>
          <table:table-cell office:value-type="float" office:value="209.37">
            <text:p>209.37</text:p>
          </table:table-cell>
          <table:table-cell table:formula="of:=[.J933]/[.A933]" office:value-type="float" office:value="0.99605137963844">
            <text:p>1</text:p>
          </table:table-cell>
          <table:table-cell table:number-columns-repeated="5"/>
        </table:table-row>
        <table:table-row table:style-name="ro1">
          <table:table-cell office:value-type="float" office:value="473.45">
            <text:p>473.45</text:p>
          </table:table-cell>
          <table:table-cell office:value-type="float" office:value="496.42">
            <text:p>496.42</text:p>
          </table:table-cell>
          <table:table-cell table:formula="of:=[.B934]/[.A934]" office:value-type="float" office:value="1.04851621079311">
            <text:p>1.05</text:p>
          </table:table-cell>
          <table:table-cell office:value-type="float" office:value="486.86">
            <text:p>486.86</text:p>
          </table:table-cell>
          <table:table-cell table:formula="of:=[.D934]/[.A934]" office:value-type="float" office:value="1.02832400464674">
            <text:p>1.03</text:p>
          </table:table-cell>
          <table:table-cell office:value-type="float" office:value="485.1">
            <text:p>485.1</text:p>
          </table:table-cell>
          <table:table-cell table:formula="of:=[.F934]/[.A934]" office:value-type="float" office:value="1.02460661104657">
            <text:p>1.02</text:p>
          </table:table-cell>
          <table:table-cell office:value-type="float" office:value="496.42">
            <text:p>496.42</text:p>
          </table:table-cell>
          <table:table-cell table:formula="of:=[.H934]/[.A934]" office:value-type="float" office:value="1.04851621079311">
            <text:p>1.05</text:p>
          </table:table-cell>
          <table:table-cell office:value-type="float" office:value="484.52">
            <text:p>484.52</text:p>
          </table:table-cell>
          <table:table-cell table:formula="of:=[.J934]/[.A934]" office:value-type="float" office:value="1.02338156088288">
            <text:p>1.02</text:p>
          </table:table-cell>
          <table:table-cell table:number-columns-repeated="5"/>
        </table:table-row>
        <table:table-row table:style-name="ro1">
          <table:table-cell office:value-type="float" office:value="221.68">
            <text:p>221.68</text:p>
          </table:table-cell>
          <table:table-cell office:value-type="float" office:value="231.92">
            <text:p>231.92</text:p>
          </table:table-cell>
          <table:table-cell table:formula="of:=[.B935]/[.A935]" office:value-type="float" office:value="1.04619271021292">
            <text:p>1.05</text:p>
          </table:table-cell>
          <table:table-cell office:value-type="float" office:value="222.61">
            <text:p>222.61</text:p>
          </table:table-cell>
          <table:table-cell table:formula="of:=[.D935]/[.A935]" office:value-type="float" office:value="1.00419523637676">
            <text:p>1</text:p>
          </table:table-cell>
          <table:table-cell office:value-type="float" office:value="222.61">
            <text:p>222.61</text:p>
          </table:table-cell>
          <table:table-cell table:formula="of:=[.F935]/[.A935]" office:value-type="float" office:value="1.00419523637676">
            <text:p>1</text:p>
          </table:table-cell>
          <table:table-cell office:value-type="float" office:value="222.61">
            <text:p>222.61</text:p>
          </table:table-cell>
          <table:table-cell table:formula="of:=[.H935]/[.A935]" office:value-type="float" office:value="1.00419523637676">
            <text:p>1</text:p>
          </table:table-cell>
          <table:table-cell office:value-type="float" office:value="222.61">
            <text:p>222.61</text:p>
          </table:table-cell>
          <table:table-cell table:formula="of:=[.J935]/[.A935]" office:value-type="float" office:value="1.00419523637676">
            <text:p>1</text:p>
          </table:table-cell>
          <table:table-cell table:number-columns-repeated="5"/>
        </table:table-row>
        <table:table-row table:style-name="ro1">
          <table:table-cell office:value-type="float" office:value="201.55">
            <text:p>201.55</text:p>
          </table:table-cell>
          <table:table-cell office:value-type="float" office:value="208.14">
            <text:p>208.14</text:p>
          </table:table-cell>
          <table:table-cell table:formula="of:=[.B936]/[.A936]" office:value-type="float" office:value="1.03269660133962">
            <text:p>1.03</text:p>
          </table:table-cell>
          <table:table-cell office:value-type="float" office:value="204.48">
            <text:p>204.48</text:p>
          </table:table-cell>
          <table:table-cell table:formula="of:=[.D936]/[.A936]" office:value-type="float" office:value="1.01453733564872">
            <text:p>1.01</text:p>
          </table:table-cell>
          <table:table-cell office:value-type="float" office:value="203.89">
            <text:p>203.89</text:p>
          </table:table-cell>
          <table:table-cell table:formula="of:=[.F936]/[.A936]" office:value-type="float" office:value="1.01161002232697">
            <text:p>1.01</text:p>
          </table:table-cell>
          <table:table-cell office:value-type="float" office:value="203.31">
            <text:p>203.31</text:p>
          </table:table-cell>
          <table:table-cell table:formula="of:=[.H936]/[.A936]" office:value-type="float" office:value="1.00873232448524">
            <text:p>1.01</text:p>
          </table:table-cell>
          <table:table-cell office:value-type="float" office:value="202.72">
            <text:p>202.72</text:p>
          </table:table-cell>
          <table:table-cell table:formula="of:=[.J936]/[.A936]" office:value-type="float" office:value="1.00580501116348">
            <text:p>1.01</text:p>
          </table:table-cell>
          <table:table-cell table:number-columns-repeated="5"/>
        </table:table-row>
        <table:table-row table:style-name="ro1">
          <table:table-cell office:value-type="float" office:value="325.01">
            <text:p>325.01</text:p>
          </table:table-cell>
          <table:table-cell office:value-type="float" office:value="349.21">
            <text:p>349.21</text:p>
          </table:table-cell>
          <table:table-cell table:formula="of:=[.B937]/[.A937]" office:value-type="float" office:value="1.07445924740777">
            <text:p>1.07</text:p>
          </table:table-cell>
          <table:table-cell office:value-type="float" office:value="330.62">
            <text:p>330.62</text:p>
          </table:table-cell>
          <table:table-cell table:formula="of:=[.D937]/[.A937]" office:value-type="float" office:value="1.01726100735362">
            <text:p>1.02</text:p>
          </table:table-cell>
          <table:table-cell office:value-type="float" office:value="328.87">
            <text:p>328.87</text:p>
          </table:table-cell>
          <table:table-cell table:formula="of:=[.F937]/[.A937]" office:value-type="float" office:value="1.01187655764438">
            <text:p>1.01</text:p>
          </table:table-cell>
          <table:table-cell office:value-type="float" office:value="349.21">
            <text:p>349.21</text:p>
          </table:table-cell>
          <table:table-cell table:formula="of:=[.H937]/[.A937]" office:value-type="float" office:value="1.07445924740777">
            <text:p>1.07</text:p>
          </table:table-cell>
          <table:table-cell office:value-type="float" office:value="325.94">
            <text:p>325.94</text:p>
          </table:table-cell>
          <table:table-cell table:formula="of:=[.J937]/[.A937]" office:value-type="float" office:value="1.00286145041691">
            <text:p>1</text:p>
          </table:table-cell>
          <table:table-cell table:number-columns-repeated="5"/>
        </table:table-row>
        <table:table-row table:style-name="ro1">
          <table:table-cell office:value-type="float" office:value="183.71">
            <text:p>183.71</text:p>
          </table:table-cell>
          <table:table-cell office:value-type="float" office:value="191.81">
            <text:p>191.81</text:p>
          </table:table-cell>
          <table:table-cell table:formula="of:=[.B938]/[.A938]" office:value-type="float" office:value="1.04409123074411">
            <text:p>1.04</text:p>
          </table:table-cell>
          <table:table-cell office:value-type="float" office:value="183.71">
            <text:p>183.71</text:p>
          </table:table-cell>
          <table:table-cell table:formula="of:=[.D938]/[.A938]" office:value-type="float" office:value="1">
            <text:p>1</text:p>
          </table:table-cell>
          <table:table-cell office:value-type="float" office:value="183.71">
            <text:p>183.71</text:p>
          </table:table-cell>
          <table:table-cell table:formula="of:=[.F938]/[.A938]" office:value-type="float" office:value="1">
            <text:p>1</text:p>
          </table:table-cell>
          <table:table-cell office:value-type="float" office:value="183.71">
            <text:p>183.71</text:p>
          </table:table-cell>
          <table:table-cell table:formula="of:=[.H938]/[.A938]" office:value-type="float" office:value="1">
            <text:p>1</text:p>
          </table:table-cell>
          <table:table-cell office:value-type="float" office:value="183.71">
            <text:p>183.71</text:p>
          </table:table-cell>
          <table:table-cell table:formula="of:=[.J938]/[.A938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297.75">
            <text:p>297.75</text:p>
          </table:table-cell>
          <table:table-cell office:value-type="float" office:value="306.33">
            <text:p>306.33</text:p>
          </table:table-cell>
          <table:table-cell table:formula="of:=[.B939]/[.A939]" office:value-type="float" office:value="1.0288161209068">
            <text:p>1.03</text:p>
          </table:table-cell>
          <table:table-cell office:value-type="float" office:value="298.33">
            <text:p>298.33</text:p>
          </table:table-cell>
          <table:table-cell table:formula="of:=[.D939]/[.A939]" office:value-type="float" office:value="1.00194794290512">
            <text:p>1</text:p>
          </table:table-cell>
          <table:table-cell office:value-type="float" office:value="298.33">
            <text:p>298.33</text:p>
          </table:table-cell>
          <table:table-cell table:formula="of:=[.F939]/[.A939]" office:value-type="float" office:value="1.00194794290512">
            <text:p>1</text:p>
          </table:table-cell>
          <table:table-cell office:value-type="float" office:value="299.75">
            <text:p>299.75</text:p>
          </table:table-cell>
          <table:table-cell table:formula="of:=[.H939]/[.A939]" office:value-type="float" office:value="1.00671704450042">
            <text:p>1.01</text:p>
          </table:table-cell>
          <table:table-cell office:value-type="float" office:value="298.33">
            <text:p>298.33</text:p>
          </table:table-cell>
          <table:table-cell table:formula="of:=[.J939]/[.A939]" office:value-type="float" office:value="1.00194794290512">
            <text:p>1</text:p>
          </table:table-cell>
          <table:table-cell table:number-columns-repeated="5"/>
        </table:table-row>
        <table:table-row table:style-name="ro1">
          <table:table-cell office:value-type="float" office:value="339.89">
            <text:p>339.89</text:p>
          </table:table-cell>
          <table:table-cell office:value-type="float" office:value="353.02">
            <text:p>353.02</text:p>
          </table:table-cell>
          <table:table-cell table:formula="of:=[.B940]/[.A940]" office:value-type="float" office:value="1.03863014504693">
            <text:p>1.04</text:p>
          </table:table-cell>
          <table:table-cell office:value-type="float" office:value="343.16">
            <text:p>343.16</text:p>
          </table:table-cell>
          <table:table-cell table:formula="of:=[.D940]/[.A940]" office:value-type="float" office:value="1.00962075965754">
            <text:p>1.01</text:p>
          </table:table-cell>
          <table:table-cell office:value-type="float" office:value="341.4">
            <text:p>341.4</text:p>
          </table:table-cell>
          <table:table-cell table:formula="of:=[.F940]/[.A940]" office:value-type="float" office:value="1.00444261378681">
            <text:p>1</text:p>
          </table:table-cell>
          <table:table-cell office:value-type="float" office:value="345.99">
            <text:p>345.99</text:p>
          </table:table-cell>
          <table:table-cell table:formula="of:=[.H940]/[.A940]" office:value-type="float" office:value="1.01794698284739">
            <text:p>1.02</text:p>
          </table:table-cell>
          <table:table-cell office:value-type="float" office:value="340.82">
            <text:p>340.82</text:p>
          </table:table-cell>
          <table:table-cell table:formula="of:=[.J940]/[.A940]" office:value-type="float" office:value="1.00273617935214">
            <text:p>1</text:p>
          </table:table-cell>
          <table:table-cell table:number-columns-repeated="5"/>
        </table:table-row>
        <table:table-row table:style-name="ro1">
          <table:table-cell office:value-type="float" office:value="131.64">
            <text:p>131.64</text:p>
          </table:table-cell>
          <table:table-cell office:value-type="float" office:value="144.57">
            <text:p>144.57</text:p>
          </table:table-cell>
          <table:table-cell table:formula="of:=[.B941]/[.A941]" office:value-type="float" office:value="1.0982224247949">
            <text:p>1.1</text:p>
          </table:table-cell>
          <table:table-cell office:value-type="float" office:value="137.4">
            <text:p>137.4</text:p>
          </table:table-cell>
          <table:table-cell table:formula="of:=[.D941]/[.A941]" office:value-type="float" office:value="1.04375569735643">
            <text:p>1.04</text:p>
          </table:table-cell>
          <table:table-cell office:value-type="float" office:value="132.81">
            <text:p>132.81</text:p>
          </table:table-cell>
          <table:table-cell table:formula="of:=[.F941]/[.A941]" office:value-type="float" office:value="1.00888787602552">
            <text:p>1.01</text:p>
          </table:table-cell>
          <table:table-cell office:value-type="float" office:value="136.47">
            <text:p>136.47</text:p>
          </table:table-cell>
          <table:table-cell table:formula="of:=[.H941]/[.A941]" office:value-type="float" office:value="1.03669097538742">
            <text:p>1.04</text:p>
          </table:table-cell>
          <table:table-cell office:value-type="float" office:value="132.81">
            <text:p>132.81</text:p>
          </table:table-cell>
          <table:table-cell table:formula="of:=[.J941]/[.A941]" office:value-type="float" office:value="1.00888787602552">
            <text:p>1.01</text:p>
          </table:table-cell>
          <table:table-cell table:number-columns-repeated="5"/>
        </table:table-row>
        <table:table-row table:style-name="ro1">
          <table:table-cell office:value-type="float" office:value="159.91">
            <text:p>159.91</text:p>
          </table:table-cell>
          <table:table-cell office:value-type="float" office:value="162.84">
            <text:p>162.84</text:p>
          </table:table-cell>
          <table:table-cell table:formula="of:=[.B942]/[.A942]" office:value-type="float" office:value="1.0183228065787">
            <text:p>1.02</text:p>
          </table:table-cell>
          <table:table-cell office:value-type="float" office:value="159.91">
            <text:p>159.91</text:p>
          </table:table-cell>
          <table:table-cell table:formula="of:=[.D942]/[.A942]" office:value-type="float" office:value="1">
            <text:p>1</text:p>
          </table:table-cell>
          <table:table-cell office:value-type="float" office:value="159.91">
            <text:p>159.91</text:p>
          </table:table-cell>
          <table:table-cell table:formula="of:=[.F942]/[.A942]" office:value-type="float" office:value="1">
            <text:p>1</text:p>
          </table:table-cell>
          <table:table-cell office:value-type="float" office:value="159.91">
            <text:p>159.91</text:p>
          </table:table-cell>
          <table:table-cell table:formula="of:=[.H942]/[.A942]" office:value-type="float" office:value="1">
            <text:p>1</text:p>
          </table:table-cell>
          <table:table-cell office:value-type="float" office:value="159.91">
            <text:p>159.91</text:p>
          </table:table-cell>
          <table:table-cell table:formula="of:=[.J942]/[.A942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428.78">
            <text:p>428.78</text:p>
          </table:table-cell>
          <table:table-cell office:value-type="float" office:value="448.58">
            <text:p>448.58</text:p>
          </table:table-cell>
          <table:table-cell table:formula="of:=[.B943]/[.A943]" office:value-type="float" office:value="1.04617752693689">
            <text:p>1.05</text:p>
          </table:table-cell>
          <table:table-cell office:value-type="float" office:value="433.02">
            <text:p>433.02</text:p>
          </table:table-cell>
          <table:table-cell table:formula="of:=[.D943]/[.A943]" office:value-type="float" office:value="1.00988852091982">
            <text:p>1.01</text:p>
          </table:table-cell>
          <table:table-cell office:value-type="float" office:value="435.95">
            <text:p>435.95</text:p>
          </table:table-cell>
          <table:table-cell table:formula="of:=[.F943]/[.A943]" office:value-type="float" office:value="1.01672186202715">
            <text:p>1.02</text:p>
          </table:table-cell>
          <table:table-cell office:value-type="float" office:value="438.33">
            <text:p>438.33</text:p>
          </table:table-cell>
          <table:table-cell table:formula="of:=[.H943]/[.A943]" office:value-type="float" office:value="1.02227249405289">
            <text:p>1.02</text:p>
          </table:table-cell>
          <table:table-cell office:value-type="float" office:value="436.92">
            <text:p>436.92</text:p>
          </table:table-cell>
          <table:table-cell table:formula="of:=[.J943]/[.A943]" office:value-type="float" office:value="1.01898409440739">
            <text:p>1.02</text:p>
          </table:table-cell>
          <table:table-cell table:number-columns-repeated="5"/>
        </table:table-row>
        <table:table-row table:style-name="ro1">
          <table:table-cell office:value-type="float" office:value="171.05">
            <text:p>171.05</text:p>
          </table:table-cell>
          <table:table-cell office:value-type="float" office:value="183.05">
            <text:p>183.05</text:p>
          </table:table-cell>
          <table:table-cell table:formula="of:=[.B944]/[.A944]" office:value-type="float" office:value="1.07015492546039">
            <text:p>1.07</text:p>
          </table:table-cell>
          <table:table-cell office:value-type="float" office:value="171.05">
            <text:p>171.05</text:p>
          </table:table-cell>
          <table:table-cell table:formula="of:=[.D944]/[.A944]" office:value-type="float" office:value="1">
            <text:p>1</text:p>
          </table:table-cell>
          <table:table-cell office:value-type="float" office:value="171.05">
            <text:p>171.05</text:p>
          </table:table-cell>
          <table:table-cell table:formula="of:=[.F944]/[.A944]" office:value-type="float" office:value="1">
            <text:p>1</text:p>
          </table:table-cell>
          <table:table-cell office:value-type="float" office:value="171.05">
            <text:p>171.05</text:p>
          </table:table-cell>
          <table:table-cell table:formula="of:=[.H944]/[.A944]" office:value-type="float" office:value="1">
            <text:p>1</text:p>
          </table:table-cell>
          <table:table-cell office:value-type="float" office:value="172.81">
            <text:p>172.81</text:p>
          </table:table-cell>
          <table:table-cell table:formula="of:=[.J944]/[.A944]" office:value-type="float" office:value="1.01028938906752">
            <text:p>1.01</text:p>
          </table:table-cell>
          <table:table-cell table:number-columns-repeated="5"/>
        </table:table-row>
        <table:table-row table:style-name="ro1">
          <table:table-cell office:value-type="float" office:value="462.82">
            <text:p>462.82</text:p>
          </table:table-cell>
          <table:table-cell office:value-type="float" office:value="475.45">
            <text:p>475.45</text:p>
          </table:table-cell>
          <table:table-cell table:formula="of:=[.B945]/[.A945]" office:value-type="float" office:value="1.02728922691327">
            <text:p>1.03</text:p>
          </table:table-cell>
          <table:table-cell office:value-type="float" office:value="467.06">
            <text:p>467.06</text:p>
          </table:table-cell>
          <table:table-cell table:formula="of:=[.D945]/[.A945]" office:value-type="float" office:value="1.00916122898751">
            <text:p>1.01</text:p>
          </table:table-cell>
          <table:table-cell office:value-type="float" office:value="469.99">
            <text:p>469.99</text:p>
          </table:table-cell>
          <table:table-cell table:formula="of:=[.F945]/[.A945]" office:value-type="float" office:value="1.01549198392464">
            <text:p>1.02</text:p>
          </table:table-cell>
          <table:table-cell office:value-type="float" office:value="475.45">
            <text:p>475.45</text:p>
          </table:table-cell>
          <table:table-cell table:formula="of:=[.H945]/[.A945]" office:value-type="float" office:value="1.02728922691327">
            <text:p>1.03</text:p>
          </table:table-cell>
          <table:table-cell office:value-type="float" office:value="470.37">
            <text:p>470.37</text:p>
          </table:table-cell>
          <table:table-cell table:formula="of:=[.J945]/[.A945]" office:value-type="float" office:value="1.01631303746597">
            <text:p>1.02</text:p>
          </table:table-cell>
          <table:table-cell table:number-columns-repeated="5"/>
        </table:table-row>
        <table:table-row table:style-name="ro1">
          <table:table-cell office:value-type="float" office:value="349.55">
            <text:p>349.55</text:p>
          </table:table-cell>
          <table:table-cell office:value-type="float" office:value="0">
            <text:p>0</text:p>
          </table:table-cell>
          <table:table-cell table:formula="of:=[.B946]/[.A946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D946]/[.A946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F946]/[.A946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H946]/[.A946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J946]/[.A946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371.98">
            <text:p>371.98</text:p>
          </table:table-cell>
          <table:table-cell office:value-type="float" office:value="389.78">
            <text:p>389.78</text:p>
          </table:table-cell>
          <table:table-cell table:formula="of:=[.B947]/[.A947]" office:value-type="float" office:value="1.04785203505565">
            <text:p>1.05</text:p>
          </table:table-cell>
          <table:table-cell office:value-type="float" office:value="386.22">
            <text:p>386.22</text:p>
          </table:table-cell>
          <table:table-cell table:formula="of:=[.D947]/[.A947]" office:value-type="float" office:value="1.03828162804452">
            <text:p>1.04</text:p>
          </table:table-cell>
          <table:table-cell office:value-type="float" office:value="387.63">
            <text:p>387.63</text:p>
          </table:table-cell>
          <table:table-cell table:formula="of:=[.F947]/[.A947]" office:value-type="float" office:value="1.0420721544169">
            <text:p>1.04</text:p>
          </table:table-cell>
          <table:table-cell office:value-type="float" office:value="389.78">
            <text:p>389.78</text:p>
          </table:table-cell>
          <table:table-cell table:formula="of:=[.H947]/[.A947]" office:value-type="float" office:value="1.04785203505565">
            <text:p>1.05</text:p>
          </table:table-cell>
          <table:table-cell office:value-type="float" office:value="383.88">
            <text:p>383.88</text:p>
          </table:table-cell>
          <table:table-cell table:formula="of:=[.J947]/[.A947]" office:value-type="float" office:value="1.0319909672563">
            <text:p>1.03</text:p>
          </table:table-cell>
          <table:table-cell table:number-columns-repeated="5"/>
        </table:table-row>
        <table:table-row table:style-name="ro1">
          <table:table-cell office:value-type="float" office:value="390.02">
            <text:p>390.02</text:p>
          </table:table-cell>
          <table:table-cell office:value-type="float" office:value="400.95">
            <text:p>400.95</text:p>
          </table:table-cell>
          <table:table-cell table:formula="of:=[.B948]/[.A948]" office:value-type="float" office:value="1.02802420388698">
            <text:p>1.03</text:p>
          </table:table-cell>
          <table:table-cell office:value-type="float" office:value="397.05">
            <text:p>397.05</text:p>
          </table:table-cell>
          <table:table-cell table:formula="of:=[.D948]/[.A948]" office:value-type="float" office:value="1.0180247166812">
            <text:p>1.02</text:p>
          </table:table-cell>
          <table:table-cell office:value-type="float" office:value="400.95">
            <text:p>400.95</text:p>
          </table:table-cell>
          <table:table-cell table:formula="of:=[.F948]/[.A948]" office:value-type="float" office:value="1.02802420388698">
            <text:p>1.03</text:p>
          </table:table-cell>
          <table:table-cell office:value-type="float" office:value="400.95">
            <text:p>400.95</text:p>
          </table:table-cell>
          <table:table-cell table:formula="of:=[.H948]/[.A948]" office:value-type="float" office:value="1.02802420388698">
            <text:p>1.03</text:p>
          </table:table-cell>
          <table:table-cell office:value-type="float" office:value="399.19">
            <text:p>399.19</text:p>
          </table:table-cell>
          <table:table-cell table:formula="of:=[.J948]/[.A948]" office:value-type="float" office:value="1.02351161478899">
            <text:p>1.02</text:p>
          </table:table-cell>
          <table:table-cell table:number-columns-repeated="5"/>
        </table:table-row>
        <table:table-row table:style-name="ro1">
          <table:table-cell office:value-type="float" office:value="393.81">
            <text:p>393.81</text:p>
          </table:table-cell>
          <table:table-cell office:value-type="float" office:value="401.42">
            <text:p>401.42</text:p>
          </table:table-cell>
          <table:table-cell table:formula="of:=[.B949]/[.A949]" office:value-type="float" office:value="1.01932403951144">
            <text:p>1.02</text:p>
          </table:table-cell>
          <table:table-cell office:value-type="float" office:value="398.59">
            <text:p>398.59</text:p>
          </table:table-cell>
          <table:table-cell table:formula="of:=[.D949]/[.A949]" office:value-type="float" office:value="1.01213783296514">
            <text:p>1.01</text:p>
          </table:table-cell>
          <table:table-cell office:value-type="float" office:value="398.01">
            <text:p>398.01</text:p>
          </table:table-cell>
          <table:table-cell table:formula="of:=[.F949]/[.A949]" office:value-type="float" office:value="1.01066504151748">
            <text:p>1.01</text:p>
          </table:table-cell>
          <table:table-cell office:value-type="float" office:value="401.42">
            <text:p>401.42</text:p>
          </table:table-cell>
          <table:table-cell table:formula="of:=[.H949]/[.A949]" office:value-type="float" office:value="1.01932403951144">
            <text:p>1.02</text:p>
          </table:table-cell>
          <table:table-cell office:value-type="float" office:value="397.42">
            <text:p>397.42</text:p>
          </table:table-cell>
          <table:table-cell table:formula="of:=[.J949]/[.A949]" office:value-type="float" office:value="1.00916685711384">
            <text:p>1.01</text:p>
          </table:table-cell>
          <table:table-cell table:number-columns-repeated="5"/>
        </table:table-row>
        <table:table-row table:style-name="ro1">
          <table:table-cell office:value-type="float" office:value="428.12">
            <text:p>428.12</text:p>
          </table:table-cell>
          <table:table-cell office:value-type="float" office:value="450.08">
            <text:p>450.08</text:p>
          </table:table-cell>
          <table:table-cell table:formula="of:=[.B950]/[.A950]" office:value-type="float" office:value="1.0512940297113">
            <text:p>1.05</text:p>
          </table:table-cell>
          <table:table-cell office:value-type="float" office:value="436.32">
            <text:p>436.32</text:p>
          </table:table-cell>
          <table:table-cell table:formula="of:=[.D950]/[.A950]" office:value-type="float" office:value="1.01915350836214">
            <text:p>1.02</text:p>
          </table:table-cell>
          <table:table-cell office:value-type="float" office:value="435.29">
            <text:p>435.29</text:p>
          </table:table-cell>
          <table:table-cell table:formula="of:=[.F950]/[.A950]" office:value-type="float" office:value="1.01674764084836">
            <text:p>1.02</text:p>
          </table:table-cell>
          <table:table-cell office:value-type="float" office:value="445.84">
            <text:p>445.84</text:p>
          </table:table-cell>
          <table:table-cell table:formula="of:=[.H950]/[.A950]" office:value-type="float" office:value="1.04139026441185">
            <text:p>1.04</text:p>
          </table:table-cell>
          <table:table-cell office:value-type="float" office:value="433.39">
            <text:p>433.39</text:p>
          </table:table-cell>
          <table:table-cell table:formula="of:=[.J950]/[.A950]" office:value-type="float" office:value="1.01230963281323">
            <text:p>1.01</text:p>
          </table:table-cell>
          <table:table-cell table:number-columns-repeated="5"/>
        </table:table-row>
        <table:table-row table:style-name="ro1">
          <table:table-cell office:value-type="float" office:value="345.25">
            <text:p>345.25</text:p>
          </table:table-cell>
          <table:table-cell office:value-type="float" office:value="356.87">
            <text:p>356.87</text:p>
          </table:table-cell>
          <table:table-cell table:formula="of:=[.B951]/[.A951]" office:value-type="float" office:value="1.03365677045619">
            <text:p>1.03</text:p>
          </table:table-cell>
          <table:table-cell office:value-type="float" office:value="352.62">
            <text:p>352.62</text:p>
          </table:table-cell>
          <table:table-cell table:formula="of:=[.D951]/[.A951]" office:value-type="float" office:value="1.02134685010862">
            <text:p>1.02</text:p>
          </table:table-cell>
          <table:table-cell office:value-type="float" office:value="351.45">
            <text:p>351.45</text:p>
          </table:table-cell>
          <table:table-cell table:formula="of:=[.F951]/[.A951]" office:value-type="float" office:value="1.01795800144823">
            <text:p>1.02</text:p>
          </table:table-cell>
          <table:table-cell office:value-type="float" office:value="356.87">
            <text:p>356.87</text:p>
          </table:table-cell>
          <table:table-cell table:formula="of:=[.H951]/[.A951]" office:value-type="float" office:value="1.03365677045619">
            <text:p>1.03</text:p>
          </table:table-cell>
          <table:table-cell office:value-type="float" office:value="349.69">
            <text:p>349.69</text:p>
          </table:table-cell>
          <table:table-cell table:formula="of:=[.J951]/[.A951]" office:value-type="float" office:value="1.01286024619841">
            <text:p>1.01</text:p>
          </table:table-cell>
          <table:table-cell table:number-columns-repeated="5"/>
        </table:table-row>
        <table:table-row table:style-name="ro1">
          <table:table-cell office:value-type="float" office:value="428.65">
            <text:p>428.65</text:p>
          </table:table-cell>
          <table:table-cell office:value-type="float" office:value="442.89">
            <text:p>442.89</text:p>
          </table:table-cell>
          <table:table-cell table:formula="of:=[.B952]/[.A952]" office:value-type="float" office:value="1.03322057622769">
            <text:p>1.03</text:p>
          </table:table-cell>
          <table:table-cell office:value-type="float" office:value="435.72">
            <text:p>435.72</text:p>
          </table:table-cell>
          <table:table-cell table:formula="of:=[.D952]/[.A952]" office:value-type="float" office:value="1.01649364283215">
            <text:p>1.02</text:p>
          </table:table-cell>
          <table:table-cell office:value-type="float" office:value="438.06">
            <text:p>438.06</text:p>
          </table:table-cell>
          <table:table-cell table:formula="of:=[.F952]/[.A952]" office:value-type="float" office:value="1.02195264201563">
            <text:p>1.02</text:p>
          </table:table-cell>
          <table:table-cell office:value-type="float" office:value="436.79">
            <text:p>436.79</text:p>
          </table:table-cell>
          <table:table-cell table:formula="of:=[.H952]/[.A952]" office:value-type="float" office:value="1.01898985186049">
            <text:p>1.02</text:p>
          </table:table-cell>
          <table:table-cell office:value-type="float" office:value="435.13">
            <text:p>435.13</text:p>
          </table:table-cell>
          <table:table-cell table:formula="of:=[.J952]/[.A952]" office:value-type="float" office:value="1.01511722850811">
            <text:p>1.02</text:p>
          </table:table-cell>
          <table:table-cell table:number-columns-repeated="5"/>
        </table:table-row>
        <table:table-row table:style-name="ro1">
          <table:table-cell office:value-type="float" office:value="448.24">
            <text:p>448.24</text:p>
          </table:table-cell>
          <table:table-cell office:value-type="float" office:value="461.03">
            <text:p>461.03</text:p>
          </table:table-cell>
          <table:table-cell table:formula="of:=[.B953]/[.A953]" office:value-type="float" office:value="1.02853382116723">
            <text:p>1.03</text:p>
          </table:table-cell>
          <table:table-cell office:value-type="float" office:value="448.59">
            <text:p>448.59</text:p>
          </table:table-cell>
          <table:table-cell table:formula="of:=[.D953]/[.A953]" office:value-type="float" office:value="1.00078083169731">
            <text:p>1</text:p>
          </table:table-cell>
          <table:table-cell office:value-type="float" office:value="452.1">
            <text:p>452.1</text:p>
          </table:table-cell>
          <table:table-cell table:formula="of:=[.F953]/[.A953]" office:value-type="float" office:value="1.00861145814742">
            <text:p>1.01</text:p>
          </table:table-cell>
          <table:table-cell office:value-type="float" office:value="449.76">
            <text:p>449.76</text:p>
          </table:table-cell>
          <table:table-cell table:formula="of:=[.H953]/[.A953]" office:value-type="float" office:value="1.00339104051401">
            <text:p>1</text:p>
          </table:table-cell>
          <table:table-cell office:value-type="float" office:value="448.59">
            <text:p>448.59</text:p>
          </table:table-cell>
          <table:table-cell table:formula="of:=[.J953]/[.A953]" office:value-type="float" office:value="1.00078083169731">
            <text:p>1</text:p>
          </table:table-cell>
          <table:table-cell table:number-columns-repeated="5"/>
        </table:table-row>
        <table:table-row table:style-name="ro1">
          <table:table-cell office:value-type="float" office:value="423.17">
            <text:p>423.17</text:p>
          </table:table-cell>
          <table:table-cell office:value-type="float" office:value="436.89">
            <text:p>436.89</text:p>
          </table:table-cell>
          <table:table-cell table:formula="of:=[.B954]/[.A954]" office:value-type="float" office:value="1.03242195807831">
            <text:p>1.03</text:p>
          </table:table-cell>
          <table:table-cell office:value-type="float" office:value="429.37">
            <text:p>429.37</text:p>
          </table:table-cell>
          <table:table-cell table:formula="of:=[.D954]/[.A954]" office:value-type="float" office:value="1.01465132216367">
            <text:p>1.01</text:p>
          </table:table-cell>
          <table:table-cell office:value-type="float" office:value="425.86">
            <text:p>425.86</text:p>
          </table:table-cell>
          <table:table-cell table:formula="of:=[.F954]/[.A954]" office:value-type="float" office:value="1.00635678332585">
            <text:p>1.01</text:p>
          </table:table-cell>
          <table:table-cell office:value-type="float" office:value="433.13">
            <text:p>433.13</text:p>
          </table:table-cell>
          <table:table-cell table:formula="of:=[.H954]/[.A954]" office:value-type="float" office:value="1.02353664012099">
            <text:p>1.02</text:p>
          </table:table-cell>
          <table:table-cell office:value-type="float" office:value="425.27">
            <text:p>425.27</text:p>
          </table:table-cell>
          <table:table-cell table:formula="of:=[.J954]/[.A954]" office:value-type="float" office:value="1.00496254460382">
            <text:p>1</text:p>
          </table:table-cell>
          <table:table-cell table:number-columns-repeated="5"/>
        </table:table-row>
        <table:table-row table:style-name="ro1">
          <table:table-cell office:value-type="float" office:value="395.19">
            <text:p>395.19</text:p>
          </table:table-cell>
          <table:table-cell office:value-type="float" office:value="405.98">
            <text:p>405.98</text:p>
          </table:table-cell>
          <table:table-cell table:formula="of:=[.B955]/[.A955]" office:value-type="float" office:value="1.02730332245249">
            <text:p>1.03</text:p>
          </table:table-cell>
          <table:table-cell office:value-type="float" office:value="401.39">
            <text:p>401.39</text:p>
          </table:table-cell>
          <table:table-cell table:formula="of:=[.D955]/[.A955]" office:value-type="float" office:value="1.01568865608948">
            <text:p>1.02</text:p>
          </table:table-cell>
          <table:table-cell office:value-type="float" office:value="397.88">
            <text:p>397.88</text:p>
          </table:table-cell>
          <table:table-cell table:formula="of:=[.F955]/[.A955]" office:value-type="float" office:value="1.00680685240011">
            <text:p>1.01</text:p>
          </table:table-cell>
          <table:table-cell office:value-type="float" office:value="404.56">
            <text:p>404.56</text:p>
          </table:table-cell>
          <table:table-cell table:formula="of:=[.H955]/[.A955]" office:value-type="float" office:value="1.02371011412232">
            <text:p>1.02</text:p>
          </table:table-cell>
          <table:table-cell office:value-type="float" office:value="397.88">
            <text:p>397.88</text:p>
          </table:table-cell>
          <table:table-cell table:formula="of:=[.J955]/[.A955]" office:value-type="float" office:value="1.00680685240011">
            <text:p>1.01</text:p>
          </table:table-cell>
          <table:table-cell table:number-columns-repeated="5"/>
        </table:table-row>
        <table:table-row table:style-name="ro1">
          <table:table-cell office:value-type="float" office:value="424.63">
            <text:p>424.63</text:p>
          </table:table-cell>
          <table:table-cell office:value-type="float" office:value="438.19">
            <text:p>438.19</text:p>
          </table:table-cell>
          <table:table-cell table:formula="of:=[.B956]/[.A956]" office:value-type="float" office:value="1.03193368344206">
            <text:p>1.03</text:p>
          </table:table-cell>
          <table:table-cell office:value-type="float" office:value="429.56">
            <text:p>429.56</text:p>
          </table:table-cell>
          <table:table-cell table:formula="of:=[.D956]/[.A956]" office:value-type="float" office:value="1.01161010762311">
            <text:p>1.01</text:p>
          </table:table-cell>
          <table:table-cell office:value-type="float" office:value="430.74">
            <text:p>430.74</text:p>
          </table:table-cell>
          <table:table-cell table:formula="of:=[.F956]/[.A956]" office:value-type="float" office:value="1.01438899748016">
            <text:p>1.01</text:p>
          </table:table-cell>
          <table:table-cell office:value-type="float" office:value="438.19">
            <text:p>438.19</text:p>
          </table:table-cell>
          <table:table-cell table:formula="of:=[.H956]/[.A956]" office:value-type="float" office:value="1.03193368344206">
            <text:p>1.03</text:p>
          </table:table-cell>
          <table:table-cell office:value-type="float" office:value="433.46">
            <text:p>433.46</text:p>
          </table:table-cell>
          <table:table-cell table:formula="of:=[.J956]/[.A956]" office:value-type="float" office:value="1.0207945740998">
            <text:p>1.02</text:p>
          </table:table-cell>
          <table:table-cell table:number-columns-repeated="5"/>
        </table:table-row>
        <table:table-row table:style-name="ro1">
          <table:table-cell office:value-type="float" office:value="378.59">
            <text:p>378.59</text:p>
          </table:table-cell>
          <table:table-cell office:value-type="float" office:value="393.32">
            <text:p>393.32</text:p>
          </table:table-cell>
          <table:table-cell table:formula="of:=[.B957]/[.A957]" office:value-type="float" office:value="1.03890752529121">
            <text:p>1.04</text:p>
          </table:table-cell>
          <table:table-cell office:value-type="float" office:value="389.08">
            <text:p>389.08</text:p>
          </table:table-cell>
          <table:table-cell table:formula="of:=[.D957]/[.A957]" office:value-type="float" office:value="1.02770807469822">
            <text:p>1.03</text:p>
          </table:table-cell>
          <table:table-cell office:value-type="float" office:value="391.42">
            <text:p>391.42</text:p>
          </table:table-cell>
          <table:table-cell table:formula="of:=[.F957]/[.A957]" office:value-type="float" office:value="1.03388890356322">
            <text:p>1.03</text:p>
          </table:table-cell>
          <table:table-cell office:value-type="float" office:value="393.32">
            <text:p>393.32</text:p>
          </table:table-cell>
          <table:table-cell table:formula="of:=[.H957]/[.A957]" office:value-type="float" office:value="1.03890752529121">
            <text:p>1.04</text:p>
          </table:table-cell>
          <table:table-cell office:value-type="float" office:value="389.08">
            <text:p>389.08</text:p>
          </table:table-cell>
          <table:table-cell table:formula="of:=[.J957]/[.A957]" office:value-type="float" office:value="1.02770807469822">
            <text:p>1.03</text:p>
          </table:table-cell>
          <table:table-cell table:number-columns-repeated="5"/>
        </table:table-row>
        <table:table-row table:style-name="ro1">
          <table:table-cell office:value-type="float" office:value="292.91">
            <text:p>292.91</text:p>
          </table:table-cell>
          <table:table-cell office:value-type="float" office:value="299.94">
            <text:p>299.94</text:p>
          </table:table-cell>
          <table:table-cell table:formula="of:=[.B958]/[.A958]" office:value-type="float" office:value="1.02400054624287">
            <text:p>1.02</text:p>
          </table:table-cell>
          <table:table-cell office:value-type="float" office:value="295.01">
            <text:p>295.01</text:p>
          </table:table-cell>
          <table:table-cell table:formula="of:=[.D958]/[.A958]" office:value-type="float" office:value="1.00716943771124">
            <text:p>1.01</text:p>
          </table:table-cell>
          <table:table-cell office:value-type="float" office:value="292.08">
            <text:p>292.08</text:p>
          </table:table-cell>
          <table:table-cell table:formula="of:=[.F958]/[.A958]" office:value-type="float" office:value="0.99716636509508">
            <text:p>1</text:p>
          </table:table-cell>
          <table:table-cell office:value-type="float" office:value="297.59">
            <text:p>297.59</text:p>
          </table:table-cell>
          <table:table-cell table:formula="of:=[.H958]/[.A958]" office:value-type="float" office:value="1.0159776040422">
            <text:p>1.02</text:p>
          </table:table-cell>
          <table:table-cell office:value-type="float" office:value="292.08">
            <text:p>292.08</text:p>
          </table:table-cell>
          <table:table-cell table:formula="of:=[.J958]/[.A958]" office:value-type="float" office:value="0.99716636509508">
            <text:p>1</text:p>
          </table:table-cell>
          <table:table-cell table:number-columns-repeated="5"/>
        </table:table-row>
        <table:table-row table:style-name="ro1">
          <table:table-cell office:value-type="float" office:value="339.78">
            <text:p>339.78</text:p>
          </table:table-cell>
          <table:table-cell office:value-type="float" office:value="350.46">
            <text:p>350.46</text:p>
          </table:table-cell>
          <table:table-cell table:formula="of:=[.B959]/[.A959]" office:value-type="float" office:value="1.03143210312555">
            <text:p>1.03</text:p>
          </table:table-cell>
          <table:table-cell office:value-type="float" office:value="348.12">
            <text:p>348.12</text:p>
          </table:table-cell>
          <table:table-cell table:formula="of:=[.D959]/[.A959]" office:value-type="float" office:value="1.02454529401377">
            <text:p>1.02</text:p>
          </table:table-cell>
          <table:table-cell office:value-type="float" office:value="349.88">
            <text:p>349.88</text:p>
          </table:table-cell>
          <table:table-cell table:formula="of:=[.F959]/[.A959]" office:value-type="float" office:value="1.02972511625169">
            <text:p>1.03</text:p>
          </table:table-cell>
          <table:table-cell office:value-type="float" office:value="350.46">
            <text:p>350.46</text:p>
          </table:table-cell>
          <table:table-cell table:formula="of:=[.H959]/[.A959]" office:value-type="float" office:value="1.03143210312555">
            <text:p>1.03</text:p>
          </table:table-cell>
          <table:table-cell office:value-type="float" office:value="348.12">
            <text:p>348.12</text:p>
          </table:table-cell>
          <table:table-cell table:formula="of:=[.J959]/[.A959]" office:value-type="float" office:value="1.02454529401377">
            <text:p>1.02</text:p>
          </table:table-cell>
          <table:table-cell table:number-columns-repeated="5"/>
        </table:table-row>
        <table:table-row table:style-name="ro1">
          <table:table-cell office:value-type="float" office:value="365.3">
            <text:p>365.3</text:p>
          </table:table-cell>
          <table:table-cell office:value-type="float" office:value="374.33">
            <text:p>374.33</text:p>
          </table:table-cell>
          <table:table-cell table:formula="of:=[.B960]/[.A960]" office:value-type="float" office:value="1.02471940870517">
            <text:p>1.02</text:p>
          </table:table-cell>
          <table:table-cell office:value-type="float" office:value="372.33">
            <text:p>372.33</text:p>
          </table:table-cell>
          <table:table-cell table:formula="of:=[.D960]/[.A960]" office:value-type="float" office:value="1.019244456611">
            <text:p>1.02</text:p>
          </table:table-cell>
          <table:table-cell office:value-type="float" office:value="369.16">
            <text:p>369.16</text:p>
          </table:table-cell>
          <table:table-cell table:formula="of:=[.F960]/[.A960]" office:value-type="float" office:value="1.01056665754175">
            <text:p>1.01</text:p>
          </table:table-cell>
          <table:table-cell office:value-type="float" office:value="374.33">
            <text:p>374.33</text:p>
          </table:table-cell>
          <table:table-cell table:formula="of:=[.H960]/[.A960]" office:value-type="float" office:value="1.02471940870517">
            <text:p>1.02</text:p>
          </table:table-cell>
          <table:table-cell office:value-type="float" office:value="370.92">
            <text:p>370.92</text:p>
          </table:table-cell>
          <table:table-cell table:formula="of:=[.J960]/[.A960]" office:value-type="float" office:value="1.01538461538462">
            <text:p>1.02</text:p>
          </table:table-cell>
          <table:table-cell table:number-columns-repeated="5"/>
        </table:table-row>
        <table:table-row table:style-name="ro1">
          <table:table-cell office:value-type="float" office:value="253.74">
            <text:p>253.74</text:p>
          </table:table-cell>
          <table:table-cell office:value-type="float" office:value="267.98">
            <text:p>267.98</text:p>
          </table:table-cell>
          <table:table-cell table:formula="of:=[.B961]/[.A961]" office:value-type="float" office:value="1.05612043824387">
            <text:p>1.06</text:p>
          </table:table-cell>
          <table:table-cell office:value-type="float" office:value="261.05">
            <text:p>261.05</text:p>
          </table:table-cell>
          <table:table-cell table:formula="of:=[.D961]/[.A961]" office:value-type="float" office:value="1.02880901710412">
            <text:p>1.03</text:p>
          </table:table-cell>
          <table:table-cell office:value-type="float" office:value="256.33">
            <text:p>256.33</text:p>
          </table:table-cell>
          <table:table-cell table:formula="of:=[.F961]/[.A961]" office:value-type="float" office:value="1.01020729880981">
            <text:p>1.01</text:p>
          </table:table-cell>
          <table:table-cell office:value-type="float" office:value="267.98">
            <text:p>267.98</text:p>
          </table:table-cell>
          <table:table-cell table:formula="of:=[.H961]/[.A961]" office:value-type="float" office:value="1.05612043824387">
            <text:p>1.06</text:p>
          </table:table-cell>
          <table:table-cell office:value-type="float" office:value="260.23">
            <text:p>260.23</text:p>
          </table:table-cell>
          <table:table-cell table:formula="of:=[.J961]/[.A961]" office:value-type="float" office:value="1.02557736265469">
            <text:p>1.03</text:p>
          </table:table-cell>
          <table:table-cell table:number-columns-repeated="5"/>
        </table:table-row>
        <table:table-row table:style-name="ro1">
          <table:table-cell office:value-type="float" office:value="462.2">
            <text:p>462.2</text:p>
          </table:table-cell>
          <table:table-cell office:value-type="float" office:value="470.16">
            <text:p>470.16</text:p>
          </table:table-cell>
          <table:table-cell table:formula="of:=[.B962]/[.A962]" office:value-type="float" office:value="1.01722198182605">
            <text:p>1.02</text:p>
          </table:table-cell>
          <table:table-cell office:value-type="float" office:value="468.16">
            <text:p>468.16</text:p>
          </table:table-cell>
          <table:table-cell table:formula="of:=[.D962]/[.A962]" office:value-type="float" office:value="1.01289485071398">
            <text:p>1.01</text:p>
          </table:table-cell>
          <table:table-cell office:value-type="float" office:value="466.4">
            <text:p>466.4</text:p>
          </table:table-cell>
          <table:table-cell table:formula="of:=[.F962]/[.A962]" office:value-type="float" office:value="1.00908697533535">
            <text:p>1.01</text:p>
          </table:table-cell>
          <table:table-cell office:value-type="float" office:value="470.16">
            <text:p>470.16</text:p>
          </table:table-cell>
          <table:table-cell table:formula="of:=[.H962]/[.A962]" office:value-type="float" office:value="1.01722198182605">
            <text:p>1.02</text:p>
          </table:table-cell>
          <table:table-cell office:value-type="float" office:value="463.48">
            <text:p>463.48</text:p>
          </table:table-cell>
          <table:table-cell table:formula="of:=[.J962]/[.A962]" office:value-type="float" office:value="1.00276936391173">
            <text:p>1</text:p>
          </table:table-cell>
          <table:table-cell table:number-columns-repeated="5"/>
        </table:table-row>
        <table:table-row table:style-name="ro1">
          <table:table-cell office:value-type="float" office:value="389.05">
            <text:p>389.05</text:p>
          </table:table-cell>
          <table:table-cell office:value-type="float" office:value="408.52">
            <text:p>408.52</text:p>
          </table:table-cell>
          <table:table-cell table:formula="of:=[.B963]/[.A963]" office:value-type="float" office:value="1.05004498136486">
            <text:p>1.05</text:p>
          </table:table-cell>
          <table:table-cell office:value-type="float" office:value="395.01">
            <text:p>395.01</text:p>
          </table:table-cell>
          <table:table-cell table:formula="of:=[.D963]/[.A963]" office:value-type="float" office:value="1.01531936769053">
            <text:p>1.02</text:p>
          </table:table-cell>
          <table:table-cell office:value-type="float" office:value="393.25">
            <text:p>393.25</text:p>
          </table:table-cell>
          <table:table-cell table:formula="of:=[.F963]/[.A963]" office:value-type="float" office:value="1.01079552756715">
            <text:p>1.01</text:p>
          </table:table-cell>
          <table:table-cell office:value-type="float" office:value="397.59">
            <text:p>397.59</text:p>
          </table:table-cell>
          <table:table-cell table:formula="of:=[.H963]/[.A963]" office:value-type="float" office:value="1.02195090605321">
            <text:p>1.02</text:p>
          </table:table-cell>
          <table:table-cell office:value-type="float" office:value="390.32">
            <text:p>390.32</text:p>
          </table:table-cell>
          <table:table-cell table:formula="of:=[.J963]/[.A963]" office:value-type="float" office:value="1.00326436190721">
            <text:p>1</text:p>
          </table:table-cell>
          <table:table-cell table:number-columns-repeated="5"/>
        </table:table-row>
        <table:table-row table:style-name="ro1">
          <table:table-cell office:value-type="float" office:value="234.63">
            <text:p>234.63</text:p>
          </table:table-cell>
          <table:table-cell office:value-type="float" office:value="242.98">
            <text:p>242.98</text:p>
          </table:table-cell>
          <table:table-cell table:formula="of:=[.B964]/[.A964]" office:value-type="float" office:value="1.03558794698035">
            <text:p>1.04</text:p>
          </table:table-cell>
          <table:table-cell office:value-type="float" office:value="235.81">
            <text:p>235.81</text:p>
          </table:table-cell>
          <table:table-cell table:formula="of:=[.D964]/[.A964]" office:value-type="float" office:value="1.00502919490261">
            <text:p>1.01</text:p>
          </table:table-cell>
          <table:table-cell office:value-type="float" office:value="240.49">
            <text:p>240.49</text:p>
          </table:table-cell>
          <table:table-cell table:formula="of:=[.F964]/[.A964]" office:value-type="float" office:value="1.02497549332992">
            <text:p>1.02</text:p>
          </table:table-cell>
          <table:table-cell office:value-type="float" office:value="242.98">
            <text:p>242.98</text:p>
          </table:table-cell>
          <table:table-cell table:formula="of:=[.H964]/[.A964]" office:value-type="float" office:value="1.03558794698035">
            <text:p>1.04</text:p>
          </table:table-cell>
          <table:table-cell office:value-type="float" office:value="235.22">
            <text:p>235.22</text:p>
          </table:table-cell>
          <table:table-cell table:formula="of:=[.J964]/[.A964]" office:value-type="float" office:value="1.00251459745131">
            <text:p>1</text:p>
          </table:table-cell>
          <table:table-cell table:number-columns-repeated="5"/>
        </table:table-row>
        <table:table-row table:style-name="ro1">
          <table:table-cell office:value-type="float" office:value="455.23">
            <text:p>455.23</text:p>
          </table:table-cell>
          <table:table-cell office:value-type="float" office:value="475.19">
            <text:p>475.19</text:p>
          </table:table-cell>
          <table:table-cell table:formula="of:=[.B965]/[.A965]" office:value-type="float" office:value="1.04384596797223">
            <text:p>1.04</text:p>
          </table:table-cell>
          <table:table-cell office:value-type="float" office:value="463.53">
            <text:p>463.53</text:p>
          </table:table-cell>
          <table:table-cell table:formula="of:=[.D965]/[.A965]" office:value-type="float" office:value="1.01823254179206">
            <text:p>1.02</text:p>
          </table:table-cell>
          <table:table-cell office:value-type="float" office:value="458.85">
            <text:p>458.85</text:p>
          </table:table-cell>
          <table:table-cell table:formula="of:=[.F965]/[.A965]" office:value-type="float" office:value="1.00795202425148">
            <text:p>1.01</text:p>
          </table:table-cell>
          <table:table-cell office:value-type="float" office:value="466.71">
            <text:p>466.71</text:p>
          </table:table-cell>
          <table:table-cell table:formula="of:=[.H965]/[.A965]" office:value-type="float" office:value="1.02521802165938">
            <text:p>1.03</text:p>
          </table:table-cell>
          <table:table-cell office:value-type="float" office:value="458.85">
            <text:p>458.85</text:p>
          </table:table-cell>
          <table:table-cell table:formula="of:=[.J965]/[.A965]" office:value-type="float" office:value="1.00795202425148">
            <text:p>1.01</text:p>
          </table:table-cell>
          <table:table-cell table:number-columns-repeated="5"/>
        </table:table-row>
        <table:table-row table:style-name="ro1">
          <table:table-cell office:value-type="float" office:value="417.09">
            <text:p>417.09</text:p>
          </table:table-cell>
          <table:table-cell office:value-type="float" office:value="431.74">
            <text:p>431.74</text:p>
          </table:table-cell>
          <table:table-cell table:formula="of:=[.B966]/[.A966]" office:value-type="float" office:value="1.03512431369728">
            <text:p>1.04</text:p>
          </table:table-cell>
          <table:table-cell office:value-type="float" office:value="425.39">
            <text:p>425.39</text:p>
          </table:table-cell>
          <table:table-cell table:formula="of:=[.D966]/[.A966]" office:value-type="float" office:value="1.01989978182167">
            <text:p>1.02</text:p>
          </table:table-cell>
          <table:table-cell office:value-type="float" office:value="420.12">
            <text:p>420.12</text:p>
          </table:table-cell>
          <table:table-cell table:formula="of:=[.F966]/[.A966]" office:value-type="float" office:value="1.00726461914695">
            <text:p>1.01</text:p>
          </table:table-cell>
          <table:table-cell office:value-type="float" office:value="430.56">
            <text:p>430.56</text:p>
          </table:table-cell>
          <table:table-cell table:formula="of:=[.H966]/[.A966]" office:value-type="float" office:value="1.0322951880889">
            <text:p>1.03</text:p>
          </table:table-cell>
          <table:table-cell office:value-type="float" office:value="421.88">
            <text:p>421.88</text:p>
          </table:table-cell>
          <table:table-cell table:formula="of:=[.J966]/[.A966]" office:value-type="float" office:value="1.01148433191877">
            <text:p>1.01</text:p>
          </table:table-cell>
          <table:table-cell table:number-columns-repeated="5"/>
        </table:table-row>
        <table:table-row table:style-name="ro1">
          <table:table-cell office:value-type="float" office:value="202.3">
            <text:p>202.3</text:p>
          </table:table-cell>
          <table:table-cell office:value-type="float" office:value="206.98">
            <text:p>206.98</text:p>
          </table:table-cell>
          <table:table-cell table:formula="of:=[.B967]/[.A967]" office:value-type="float" office:value="1.02313395946614">
            <text:p>1.02</text:p>
          </table:table-cell>
          <table:table-cell office:value-type="float" office:value="206.98">
            <text:p>206.98</text:p>
          </table:table-cell>
          <table:table-cell table:formula="of:=[.D967]/[.A967]" office:value-type="float" office:value="1.02313395946614">
            <text:p>1.02</text:p>
          </table:table-cell>
          <table:table-cell office:value-type="float" office:value="202.88">
            <text:p>202.88</text:p>
          </table:table-cell>
          <table:table-cell table:formula="of:=[.F967]/[.A967]" office:value-type="float" office:value="1.00286702916461">
            <text:p>1</text:p>
          </table:table-cell>
          <table:table-cell office:value-type="float" office:value="206.98">
            <text:p>206.98</text:p>
          </table:table-cell>
          <table:table-cell table:formula="of:=[.H967]/[.A967]" office:value-type="float" office:value="1.02313395946614">
            <text:p>1.02</text:p>
          </table:table-cell>
          <table:table-cell office:value-type="float" office:value="204.4">
            <text:p>204.4</text:p>
          </table:table-cell>
          <table:table-cell table:formula="of:=[.J967]/[.A967]" office:value-type="float" office:value="1.01038062283737">
            <text:p>1.01</text:p>
          </table:table-cell>
          <table:table-cell table:number-columns-repeated="5"/>
        </table:table-row>
        <table:table-row table:style-name="ro1">
          <table:table-cell office:value-type="float" office:value="350.89">
            <text:p>350.89</text:p>
          </table:table-cell>
          <table:table-cell office:value-type="float" office:value="364.3">
            <text:p>364.3</text:p>
          </table:table-cell>
          <table:table-cell table:formula="of:=[.B968]/[.A968]" office:value-type="float" office:value="1.03821710507566">
            <text:p>1.04</text:p>
          </table:table-cell>
          <table:table-cell office:value-type="float" office:value="356.65">
            <text:p>356.65</text:p>
          </table:table-cell>
          <table:table-cell table:formula="of:=[.D968]/[.A968]" office:value-type="float" office:value="1.01641540083787">
            <text:p>1.02</text:p>
          </table:table-cell>
          <table:table-cell office:value-type="float" office:value="356.65">
            <text:p>356.65</text:p>
          </table:table-cell>
          <table:table-cell table:formula="of:=[.F968]/[.A968]" office:value-type="float" office:value="1.01641540083787">
            <text:p>1.02</text:p>
          </table:table-cell>
          <table:table-cell office:value-type="float" office:value="364.3">
            <text:p>364.3</text:p>
          </table:table-cell>
          <table:table-cell table:formula="of:=[.H968]/[.A968]" office:value-type="float" office:value="1.03821710507566">
            <text:p>1.04</text:p>
          </table:table-cell>
          <table:table-cell office:value-type="float" office:value="354.89">
            <text:p>354.89</text:p>
          </table:table-cell>
          <table:table-cell table:formula="of:=[.J968]/[.A968]" office:value-type="float" office:value="1.01139958391519">
            <text:p>1.01</text:p>
          </table:table-cell>
          <table:table-cell table:number-columns-repeated="5"/>
        </table:table-row>
        <table:table-row table:style-name="ro1">
          <table:table-cell office:value-type="float" office:value="294.25">
            <text:p>294.25</text:p>
          </table:table-cell>
          <table:table-cell office:value-type="float" office:value="305.97">
            <text:p>305.97</text:p>
          </table:table-cell>
          <table:table-cell table:formula="of:=[.B969]/[.A969]" office:value-type="float" office:value="1.03983007646559">
            <text:p>1.04</text:p>
          </table:table-cell>
          <table:table-cell office:value-type="float" office:value="299.87">
            <text:p>299.87</text:p>
          </table:table-cell>
          <table:table-cell table:formula="of:=[.D969]/[.A969]" office:value-type="float" office:value="1.01909940526763">
            <text:p>1.02</text:p>
          </table:table-cell>
          <table:table-cell office:value-type="float" office:value="299.87">
            <text:p>299.87</text:p>
          </table:table-cell>
          <table:table-cell table:formula="of:=[.F969]/[.A969]" office:value-type="float" office:value="1.01909940526763">
            <text:p>1.02</text:p>
          </table:table-cell>
          <table:table-cell office:value-type="float" office:value="305.97">
            <text:p>305.97</text:p>
          </table:table-cell>
          <table:table-cell table:formula="of:=[.H969]/[.A969]" office:value-type="float" office:value="1.03983007646559">
            <text:p>1.04</text:p>
          </table:table-cell>
          <table:table-cell office:value-type="float" office:value="299.87">
            <text:p>299.87</text:p>
          </table:table-cell>
          <table:table-cell table:formula="of:=[.J969]/[.A969]" office:value-type="float" office:value="1.01909940526763">
            <text:p>1.02</text:p>
          </table:table-cell>
          <table:table-cell table:number-columns-repeated="5"/>
        </table:table-row>
        <table:table-row table:style-name="ro1">
          <table:table-cell office:value-type="float" office:value="255.2">
            <text:p>255.2</text:p>
          </table:table-cell>
          <table:table-cell office:value-type="float" office:value="262.62">
            <text:p>262.62</text:p>
          </table:table-cell>
          <table:table-cell table:formula="of:=[.B970]/[.A970]" office:value-type="float" office:value="1.02907523510972">
            <text:p>1.03</text:p>
          </table:table-cell>
          <table:table-cell office:value-type="float" office:value="256.96">
            <text:p>256.96</text:p>
          </table:table-cell>
          <table:table-cell table:formula="of:=[.D970]/[.A970]" office:value-type="float" office:value="1.00689655172414">
            <text:p>1.01</text:p>
          </table:table-cell>
          <table:table-cell office:value-type="float" office:value="256.96">
            <text:p>256.96</text:p>
          </table:table-cell>
          <table:table-cell table:formula="of:=[.F970]/[.A970]" office:value-type="float" office:value="1.00689655172414">
            <text:p>1.01</text:p>
          </table:table-cell>
          <table:table-cell office:value-type="float" office:value="261.2">
            <text:p>261.2</text:p>
          </table:table-cell>
          <table:table-cell table:formula="of:=[.H970]/[.A970]" office:value-type="float" office:value="1.02351097178683">
            <text:p>1.02</text:p>
          </table:table-cell>
          <table:table-cell office:value-type="float" office:value="256.96">
            <text:p>256.96</text:p>
          </table:table-cell>
          <table:table-cell table:formula="of:=[.J970]/[.A970]" office:value-type="float" office:value="1.00689655172414">
            <text:p>1.01</text:p>
          </table:table-cell>
          <table:table-cell table:number-columns-repeated="5"/>
        </table:table-row>
        <table:table-row table:style-name="ro1">
          <table:table-cell office:value-type="float" office:value="295.62">
            <text:p>295.62</text:p>
          </table:table-cell>
          <table:table-cell office:value-type="float" office:value="311.38">
            <text:p>311.38</text:p>
          </table:table-cell>
          <table:table-cell table:formula="of:=[.B971]/[.A971]" office:value-type="float" office:value="1.05331168391854">
            <text:p>1.05</text:p>
          </table:table-cell>
          <table:table-cell office:value-type="float" office:value="301.82">
            <text:p>301.82</text:p>
          </table:table-cell>
          <table:table-cell table:formula="of:=[.D971]/[.A971]" office:value-type="float" office:value="1.02097287057709">
            <text:p>1.02</text:p>
          </table:table-cell>
          <table:table-cell office:value-type="float" office:value="298.89">
            <text:p>298.89</text:p>
          </table:table-cell>
          <table:table-cell table:formula="of:=[.F971]/[.A971]" office:value-type="float" office:value="1.01106149786889">
            <text:p>1.01</text:p>
          </table:table-cell>
          <table:table-cell office:value-type="float" office:value="311.38">
            <text:p>311.38</text:p>
          </table:table-cell>
          <table:table-cell table:formula="of:=[.H971]/[.A971]" office:value-type="float" office:value="1.05331168391854">
            <text:p>1.05</text:p>
          </table:table-cell>
          <table:table-cell office:value-type="float" office:value="296.55">
            <text:p>296.55</text:p>
          </table:table-cell>
          <table:table-cell table:formula="of:=[.J971]/[.A971]" office:value-type="float" office:value="1.00314593058656">
            <text:p>1</text:p>
          </table:table-cell>
          <table:table-cell table:number-columns-repeated="5"/>
        </table:table-row>
        <table:table-row table:style-name="ro1">
          <table:table-cell office:value-type="float" office:value="456.59">
            <text:p>456.59</text:p>
          </table:table-cell>
          <table:table-cell office:value-type="float" office:value="465.07">
            <text:p>465.07</text:p>
          </table:table-cell>
          <table:table-cell table:formula="of:=[.B972]/[.A972]" office:value-type="float" office:value="1.01857246107011">
            <text:p>1.02</text:p>
          </table:table-cell>
          <table:table-cell office:value-type="float" office:value="463.07">
            <text:p>463.07</text:p>
          </table:table-cell>
          <table:table-cell table:formula="of:=[.D972]/[.A972]" office:value-type="float" office:value="1.01419216364791">
            <text:p>1.01</text:p>
          </table:table-cell>
          <table:table-cell office:value-type="float" office:value="464.83">
            <text:p>464.83</text:p>
          </table:table-cell>
          <table:table-cell table:formula="of:=[.F972]/[.A972]" office:value-type="float" office:value="1.01804682537944">
            <text:p>1.02</text:p>
          </table:table-cell>
          <table:table-cell office:value-type="float" office:value="461.32">
            <text:p>461.32</text:p>
          </table:table-cell>
          <table:table-cell table:formula="of:=[.H972]/[.A972]" office:value-type="float" office:value="1.01035940340349">
            <text:p>1.01</text:p>
          </table:table-cell>
          <table:table-cell office:value-type="float" office:value="461.9">
            <text:p>461.9</text:p>
          </table:table-cell>
          <table:table-cell table:formula="of:=[.J972]/[.A972]" office:value-type="float" office:value="1.01162968965593">
            <text:p>1.01</text:p>
          </table:table-cell>
          <table:table-cell table:number-columns-repeated="5"/>
        </table:table-row>
        <table:table-row table:style-name="ro1">
          <table:table-cell office:value-type="float" office:value="485.1">
            <text:p>485.1</text:p>
          </table:table-cell>
          <table:table-cell office:value-type="float" office:value="494.82">
            <text:p>494.82</text:p>
          </table:table-cell>
          <table:table-cell table:formula="of:=[.B973]/[.A973]" office:value-type="float" office:value="1.02003710575139">
            <text:p>1.02</text:p>
          </table:table-cell>
          <table:table-cell office:value-type="float" office:value="491.65">
            <text:p>491.65</text:p>
          </table:table-cell>
          <table:table-cell table:formula="of:=[.D973]/[.A973]" office:value-type="float" office:value="1.01350237064523">
            <text:p>1.01</text:p>
          </table:table-cell>
          <table:table-cell office:value-type="float" office:value="489.89">
            <text:p>489.89</text:p>
          </table:table-cell>
          <table:table-cell table:formula="of:=[.F973]/[.A973]" office:value-type="float" office:value="1.0098742527314">
            <text:p>1.01</text:p>
          </table:table-cell>
          <table:table-cell office:value-type="float" office:value="493.99">
            <text:p>493.99</text:p>
          </table:table-cell>
          <table:table-cell table:formula="of:=[.H973]/[.A973]" office:value-type="float" office:value="1.01832611832612">
            <text:p>1.02</text:p>
          </table:table-cell>
          <table:table-cell office:value-type="float" office:value="490.48">
            <text:p>490.48</text:p>
          </table:table-cell>
          <table:table-cell table:formula="of:=[.J973]/[.A973]" office:value-type="float" office:value="1.01109049680478">
            <text:p>1.01</text:p>
          </table:table-cell>
          <table:table-cell table:number-columns-repeated="5"/>
        </table:table-row>
        <table:table-row table:style-name="ro1">
          <table:table-cell office:value-type="float" office:value="215.15">
            <text:p>215.15</text:p>
          </table:table-cell>
          <table:table-cell office:value-type="float" office:value="221.74">
            <text:p>221.74</text:p>
          </table:table-cell>
          <table:table-cell table:formula="of:=[.B974]/[.A974]" office:value-type="float" office:value="1.03062979316756">
            <text:p>1.03</text:p>
          </table:table-cell>
          <table:table-cell office:value-type="float" office:value="215.15">
            <text:p>215.15</text:p>
          </table:table-cell>
          <table:table-cell table:formula="of:=[.D974]/[.A974]" office:value-type="float" office:value="1">
            <text:p>1</text:p>
          </table:table-cell>
          <table:table-cell office:value-type="float" office:value="215.15">
            <text:p>215.15</text:p>
          </table:table-cell>
          <table:table-cell table:formula="of:=[.F974]/[.A974]" office:value-type="float" office:value="1">
            <text:p>1</text:p>
          </table:table-cell>
          <table:table-cell office:value-type="float" office:value="219.74">
            <text:p>219.74</text:p>
          </table:table-cell>
          <table:table-cell table:formula="of:=[.H974]/[.A974]" office:value-type="float" office:value="1.02133395305601">
            <text:p>1.02</text:p>
          </table:table-cell>
          <table:table-cell office:value-type="float" office:value="215.15">
            <text:p>215.15</text:p>
          </table:table-cell>
          <table:table-cell table:formula="of:=[.J974]/[.A974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72.81">
            <text:p>172.81</text:p>
          </table:table-cell>
          <table:table-cell office:value-type="float" office:value="200.71">
            <text:p>200.71</text:p>
          </table:table-cell>
          <table:table-cell table:formula="of:=[.B975]/[.A975]" office:value-type="float" office:value="1.16144899022047">
            <text:p>1.16</text:p>
          </table:table-cell>
          <table:table-cell office:value-type="float" office:value="178.12">
            <text:p>178.12</text:p>
          </table:table-cell>
          <table:table-cell table:formula="of:=[.D975]/[.A975]" office:value-type="float" office:value="1.03072738846132">
            <text:p>1.03</text:p>
          </table:table-cell>
          <table:table-cell office:value-type="float" office:value="177.4">
            <text:p>177.4</text:p>
          </table:table-cell>
          <table:table-cell table:formula="of:=[.F975]/[.A975]" office:value-type="float" office:value="1.02656096290724">
            <text:p>1.03</text:p>
          </table:table-cell>
          <table:table-cell office:value-type="float" office:value="178.12">
            <text:p>178.12</text:p>
          </table:table-cell>
          <table:table-cell table:formula="of:=[.H975]/[.A975]" office:value-type="float" office:value="1.03072738846132">
            <text:p>1.03</text:p>
          </table:table-cell>
          <table:table-cell office:value-type="float" office:value="178.12">
            <text:p>178.12</text:p>
          </table:table-cell>
          <table:table-cell table:formula="of:=[.J975]/[.A975]" office:value-type="float" office:value="1.03072738846132">
            <text:p>1.03</text:p>
          </table:table-cell>
          <table:table-cell table:number-columns-repeated="5"/>
        </table:table-row>
        <table:table-row table:style-name="ro1">
          <table:table-cell office:value-type="float" office:value="348.81">
            <text:p>348.81</text:p>
          </table:table-cell>
          <table:table-cell office:value-type="float" office:value="357.05">
            <text:p>357.05</text:p>
          </table:table-cell>
          <table:table-cell table:formula="of:=[.B976]/[.A976]" office:value-type="float" office:value="1.02362317594106">
            <text:p>1.02</text:p>
          </table:table-cell>
          <table:table-cell office:value-type="float" office:value="359.98">
            <text:p>359.98</text:p>
          </table:table-cell>
          <table:table-cell table:formula="of:=[.D976]/[.A976]" office:value-type="float" office:value="1.0320231644735">
            <text:p>1.03</text:p>
          </table:table-cell>
          <table:table-cell office:value-type="float" office:value="355.88">
            <text:p>355.88</text:p>
          </table:table-cell>
          <table:table-cell table:formula="of:=[.F976]/[.A976]" office:value-type="float" office:value="1.02026891430865">
            <text:p>1.02</text:p>
          </table:table-cell>
          <table:table-cell office:value-type="float" office:value="357.05">
            <text:p>357.05</text:p>
          </table:table-cell>
          <table:table-cell table:formula="of:=[.H976]/[.A976]" office:value-type="float" office:value="1.02362317594106">
            <text:p>1.02</text:p>
          </table:table-cell>
          <table:table-cell office:value-type="float" office:value="354.71">
            <text:p>354.71</text:p>
          </table:table-cell>
          <table:table-cell table:formula="of:=[.J976]/[.A976]" office:value-type="float" office:value="1.01691465267624">
            <text:p>1.02</text:p>
          </table:table-cell>
          <table:table-cell table:number-columns-repeated="5"/>
        </table:table-row>
        <table:table-row table:style-name="ro1">
          <table:table-cell office:value-type="float" office:value="254.82">
            <text:p>254.82</text:p>
          </table:table-cell>
          <table:table-cell office:value-type="float" office:value="274.1">
            <text:p>274.1</text:p>
          </table:table-cell>
          <table:table-cell table:formula="of:=[.B977]/[.A977]" office:value-type="float" office:value="1.07566125107919">
            <text:p>1.08</text:p>
          </table:table-cell>
          <table:table-cell office:value-type="float" office:value="265.51">
            <text:p>265.51</text:p>
          </table:table-cell>
          <table:table-cell table:formula="of:=[.D977]/[.A977]" office:value-type="float" office:value="1.04195118122596">
            <text:p>1.04</text:p>
          </table:table-cell>
          <table:table-cell office:value-type="float" office:value="259.85">
            <text:p>259.85</text:p>
          </table:table-cell>
          <table:table-cell table:formula="of:=[.F977]/[.A977]" office:value-type="float" office:value="1.01973942390707">
            <text:p>1.02</text:p>
          </table:table-cell>
          <table:table-cell office:value-type="float" office:value="274.1">
            <text:p>274.1</text:p>
          </table:table-cell>
          <table:table-cell table:formula="of:=[.H977]/[.A977]" office:value-type="float" office:value="1.07566125107919">
            <text:p>1.08</text:p>
          </table:table-cell>
          <table:table-cell office:value-type="float" office:value="264.24">
            <text:p>264.24</text:p>
          </table:table-cell>
          <table:table-cell table:formula="of:=[.J977]/[.A977]" office:value-type="float" office:value="1.03696727101483">
            <text:p>1.04</text:p>
          </table:table-cell>
          <table:table-cell table:number-columns-repeated="5"/>
        </table:table-row>
        <table:table-row table:style-name="ro1">
          <table:table-cell office:value-type="float" office:value="215.51">
            <text:p>215.51</text:p>
          </table:table-cell>
          <table:table-cell office:value-type="float" office:value="229.95">
            <text:p>229.95</text:p>
          </table:table-cell>
          <table:table-cell table:formula="of:=[.B978]/[.A978]" office:value-type="float" office:value="1.0670038513294">
            <text:p>1.07</text:p>
          </table:table-cell>
          <table:table-cell office:value-type="float" office:value="220.54">
            <text:p>220.54</text:p>
          </table:table-cell>
          <table:table-cell table:formula="of:=[.D978]/[.A978]" office:value-type="float" office:value="1.02333998422347">
            <text:p>1.02</text:p>
          </table:table-cell>
          <table:table-cell office:value-type="float" office:value="219.37">
            <text:p>219.37</text:p>
          </table:table-cell>
          <table:table-cell table:formula="of:=[.F978]/[.A978]" office:value-type="float" office:value="1.01791100180966">
            <text:p>1.02</text:p>
          </table:table-cell>
          <table:table-cell office:value-type="float" office:value="229.95">
            <text:p>229.95</text:p>
          </table:table-cell>
          <table:table-cell table:formula="of:=[.H978]/[.A978]" office:value-type="float" office:value="1.0670038513294">
            <text:p>1.07</text:p>
          </table:table-cell>
          <table:table-cell office:value-type="float" office:value="218.2">
            <text:p>218.2</text:p>
          </table:table-cell>
          <table:table-cell table:formula="of:=[.J978]/[.A978]" office:value-type="float" office:value="1.01248201939585">
            <text:p>1.01</text:p>
          </table:table-cell>
          <table:table-cell table:number-columns-repeated="5"/>
        </table:table-row>
        <table:table-row table:style-name="ro1">
          <table:table-cell office:value-type="float" office:value="227.41">
            <text:p>227.41</text:p>
          </table:table-cell>
          <table:table-cell office:value-type="float" office:value="257.51">
            <text:p>257.51</text:p>
          </table:table-cell>
          <table:table-cell table:formula="of:=[.B979]/[.A979]" office:value-type="float" office:value="1.13236005452707">
            <text:p>1.13</text:p>
          </table:table-cell>
          <table:table-cell office:value-type="float" office:value="229.51">
            <text:p>229.51</text:p>
          </table:table-cell>
          <table:table-cell table:formula="of:=[.D979]/[.A979]" office:value-type="float" office:value="1.00923442240887">
            <text:p>1.01</text:p>
          </table:table-cell>
          <table:table-cell office:value-type="float" office:value="227.17">
            <text:p>227.17</text:p>
          </table:table-cell>
          <table:table-cell table:formula="of:=[.F979]/[.A979]" office:value-type="float" office:value="0.998944637438987">
            <text:p>1</text:p>
          </table:table-cell>
          <table:table-cell office:value-type="float" office:value="257.51">
            <text:p>257.51</text:p>
          </table:table-cell>
          <table:table-cell table:formula="of:=[.H979]/[.A979]" office:value-type="float" office:value="1.13236005452707">
            <text:p>1.13</text:p>
          </table:table-cell>
          <table:table-cell office:value-type="float" office:value="227.17">
            <text:p>227.17</text:p>
          </table:table-cell>
          <table:table-cell table:formula="of:=[.J979]/[.A979]" office:value-type="float" office:value="0.998944637438987">
            <text:p>1</text:p>
          </table:table-cell>
          <table:table-cell table:number-columns-repeated="5"/>
        </table:table-row>
        <table:table-row table:style-name="ro1">
          <table:table-cell office:value-type="float" office:value="383.96">
            <text:p>383.96</text:p>
          </table:table-cell>
          <table:table-cell office:value-type="float" office:value="404.99">
            <text:p>404.99</text:p>
          </table:table-cell>
          <table:table-cell table:formula="of:=[.B980]/[.A980]" office:value-type="float" office:value="1.05477133034691">
            <text:p>1.05</text:p>
          </table:table-cell>
          <table:table-cell office:value-type="float" office:value="390.16">
            <text:p>390.16</text:p>
          </table:table-cell>
          <table:table-cell table:formula="of:=[.D980]/[.A980]" office:value-type="float" office:value="1.01614751536618">
            <text:p>1.02</text:p>
          </table:table-cell>
          <table:table-cell office:value-type="float" office:value="386.65">
            <text:p>386.65</text:p>
          </table:table-cell>
          <table:table-cell table:formula="of:=[.F980]/[.A980]" office:value-type="float" office:value="1.00700593811855">
            <text:p>1.01</text:p>
          </table:table-cell>
          <table:table-cell office:value-type="float" office:value="393.33">
            <text:p>393.33</text:p>
          </table:table-cell>
          <table:table-cell table:formula="of:=[.H980]/[.A980]" office:value-type="float" office:value="1.02440358370664">
            <text:p>1.02</text:p>
          </table:table-cell>
          <table:table-cell office:value-type="float" office:value="386.06">
            <text:p>386.06</text:p>
          </table:table-cell>
          <table:table-cell table:formula="of:=[.J980]/[.A980]" office:value-type="float" office:value="1.0054693197208">
            <text:p>1.01</text:p>
          </table:table-cell>
          <table:table-cell table:number-columns-repeated="5"/>
        </table:table-row>
        <table:table-row table:style-name="ro1">
          <table:table-cell office:value-type="float" office:value="192.81">
            <text:p>192.81</text:p>
          </table:table-cell>
          <table:table-cell office:value-type="float" office:value="206.18">
            <text:p>206.18</text:p>
          </table:table-cell>
          <table:table-cell table:formula="of:=[.B981]/[.A981]" office:value-type="float" office:value="1.06934287640683">
            <text:p>1.07</text:p>
          </table:table-cell>
          <table:table-cell office:value-type="float" office:value="199.01">
            <text:p>199.01</text:p>
          </table:table-cell>
          <table:table-cell table:formula="of:=[.D981]/[.A981]" office:value-type="float" office:value="1.03215600850578">
            <text:p>1.03</text:p>
          </table:table-cell>
          <table:table-cell office:value-type="float" office:value="196.08">
            <text:p>196.08</text:p>
          </table:table-cell>
          <table:table-cell table:formula="of:=[.F981]/[.A981]" office:value-type="float" office:value="1.01695970126031">
            <text:p>1.02</text:p>
          </table:table-cell>
          <table:table-cell office:value-type="float" office:value="206.18">
            <text:p>206.18</text:p>
          </table:table-cell>
          <table:table-cell table:formula="of:=[.H981]/[.A981]" office:value-type="float" office:value="1.06934287640683">
            <text:p>1.07</text:p>
          </table:table-cell>
          <table:table-cell office:value-type="float" office:value="197.25">
            <text:p>197.25</text:p>
          </table:table-cell>
          <table:table-cell table:formula="of:=[.J981]/[.A981]" office:value-type="float" office:value="1.02302785125253">
            <text:p>1.02</text:p>
          </table:table-cell>
          <table:table-cell table:number-columns-repeated="5"/>
        </table:table-row>
        <table:table-row table:style-name="ro1">
          <table:table-cell office:value-type="float" office:value="323.62">
            <text:p>323.62</text:p>
          </table:table-cell>
          <table:table-cell office:value-type="float" office:value="345.34">
            <text:p>345.34</text:p>
          </table:table-cell>
          <table:table-cell table:formula="of:=[.B982]/[.A982]" office:value-type="float" office:value="1.06711575304369">
            <text:p>1.07</text:p>
          </table:table-cell>
          <table:table-cell office:value-type="float" office:value="334.75">
            <text:p>334.75</text:p>
          </table:table-cell>
          <table:table-cell table:formula="of:=[.D982]/[.A982]" office:value-type="float" office:value="1.03439218836907">
            <text:p>1.03</text:p>
          </table:table-cell>
          <table:table-cell office:value-type="float" office:value="327.24">
            <text:p>327.24</text:p>
          </table:table-cell>
          <table:table-cell table:formula="of:=[.F982]/[.A982]" office:value-type="float" office:value="1.01118595884062">
            <text:p>1.01</text:p>
          </table:table-cell>
          <table:table-cell office:value-type="float" office:value="345.34">
            <text:p>345.34</text:p>
          </table:table-cell>
          <table:table-cell table:formula="of:=[.H982]/[.A982]" office:value-type="float" office:value="1.06711575304369">
            <text:p>1.07</text:p>
          </table:table-cell>
          <table:table-cell office:value-type="float" office:value="330.65">
            <text:p>330.65</text:p>
          </table:table-cell>
          <table:table-cell table:formula="of:=[.J982]/[.A982]" office:value-type="float" office:value="1.02172300846672">
            <text:p>1.02</text:p>
          </table:table-cell>
          <table:table-cell table:number-columns-repeated="5"/>
        </table:table-row>
        <table:table-row table:style-name="ro1">
          <table:table-cell office:value-type="float" office:value="307.32">
            <text:p>307.32</text:p>
          </table:table-cell>
          <table:table-cell office:value-type="float" office:value="321.32">
            <text:p>321.32</text:p>
          </table:table-cell>
          <table:table-cell table:formula="of:=[.B983]/[.A983]" office:value-type="float" office:value="1.04555512169725">
            <text:p>1.05</text:p>
          </table:table-cell>
          <table:table-cell office:value-type="float" office:value="313.81">
            <text:p>313.81</text:p>
          </table:table-cell>
          <table:table-cell table:formula="of:=[.D983]/[.A983]" office:value-type="float" office:value="1.02111805284394">
            <text:p>1.02</text:p>
          </table:table-cell>
          <table:table-cell office:value-type="float" office:value="311.66">
            <text:p>311.66</text:p>
          </table:table-cell>
          <table:table-cell table:formula="of:=[.F983]/[.A983]" office:value-type="float" office:value="1.01412208772615">
            <text:p>1.01</text:p>
          </table:table-cell>
          <table:table-cell office:value-type="float" office:value="321.32">
            <text:p>321.32</text:p>
          </table:table-cell>
          <table:table-cell table:formula="of:=[.H983]/[.A983]" office:value-type="float" office:value="1.04555512169725">
            <text:p>1.05</text:p>
          </table:table-cell>
          <table:table-cell office:value-type="float" office:value="313.22">
            <text:p>313.22</text:p>
          </table:table-cell>
          <table:table-cell table:formula="of:=[.J983]/[.A983]" office:value-type="float" office:value="1.01919822985813">
            <text:p>1.02</text:p>
          </table:table-cell>
          <table:table-cell table:number-columns-repeated="5"/>
        </table:table-row>
        <table:table-row table:style-name="ro1">
          <table:table-cell office:value-type="float" office:value="289.88">
            <text:p>289.88</text:p>
          </table:table-cell>
          <table:table-cell office:value-type="float" office:value="307.25">
            <text:p>307.25</text:p>
          </table:table-cell>
          <table:table-cell table:formula="of:=[.B984]/[.A984]" office:value-type="float" office:value="1.05992134676418">
            <text:p>1.06</text:p>
          </table:table-cell>
          <table:table-cell office:value-type="float" office:value="296.08">
            <text:p>296.08</text:p>
          </table:table-cell>
          <table:table-cell table:formula="of:=[.D984]/[.A984]" office:value-type="float" office:value="1.02138816061819">
            <text:p>1.02</text:p>
          </table:table-cell>
          <table:table-cell office:value-type="float" office:value="293.74">
            <text:p>293.74</text:p>
          </table:table-cell>
          <table:table-cell table:formula="of:=[.F984]/[.A984]" office:value-type="float" office:value="1.01331585483648">
            <text:p>1.01</text:p>
          </table:table-cell>
          <table:table-cell office:value-type="float" office:value="296.91">
            <text:p>296.91</text:p>
          </table:table-cell>
          <table:table-cell table:formula="of:=[.H984]/[.A984]" office:value-type="float" office:value="1.02425141437836">
            <text:p>1.02</text:p>
          </table:table-cell>
          <table:table-cell office:value-type="float" office:value="292.56">
            <text:p>292.56</text:p>
          </table:table-cell>
          <table:table-cell table:formula="of:=[.J984]/[.A984]" office:value-type="float" office:value="1.00924520491238">
            <text:p>1.01</text:p>
          </table:table-cell>
          <table:table-cell table:number-columns-repeated="5"/>
        </table:table-row>
        <table:table-row table:style-name="ro1">
          <table:table-cell office:value-type="float" office:value="410.35">
            <text:p>410.35</text:p>
          </table:table-cell>
          <table:table-cell office:value-type="float" office:value="419.96">
            <text:p>419.96</text:p>
          </table:table-cell>
          <table:table-cell table:formula="of:=[.B985]/[.A985]" office:value-type="float" office:value="1.0234190325332">
            <text:p>1.02</text:p>
          </table:table-cell>
          <table:table-cell office:value-type="float" office:value="411.27">
            <text:p>411.27</text:p>
          </table:table-cell>
          <table:table-cell table:formula="of:=[.D985]/[.A985]" office:value-type="float" office:value="1.00224198854636">
            <text:p>1</text:p>
          </table:table-cell>
          <table:table-cell office:value-type="float" office:value="413.03">
            <text:p>413.03</text:p>
          </table:table-cell>
          <table:table-cell table:formula="of:=[.F985]/[.A985]" office:value-type="float" office:value="1.00653101011332">
            <text:p>1.01</text:p>
          </table:table-cell>
          <table:table-cell office:value-type="float" office:value="413.62">
            <text:p>413.62</text:p>
          </table:table-cell>
          <table:table-cell table:formula="of:=[.H985]/[.A985]" office:value-type="float" office:value="1.00796880711588">
            <text:p>1.01</text:p>
          </table:table-cell>
          <table:table-cell office:value-type="float" office:value="410.69">
            <text:p>410.69</text:p>
          </table:table-cell>
          <table:table-cell table:formula="of:=[.J985]/[.A985]" office:value-type="float" office:value="1.00082856098453">
            <text:p>1</text:p>
          </table:table-cell>
          <table:table-cell table:number-columns-repeated="5"/>
        </table:table-row>
        <table:table-row table:style-name="ro1">
          <table:table-cell office:value-type="float" office:value="236.24">
            <text:p>236.24</text:p>
          </table:table-cell>
          <table:table-cell office:value-type="float" office:value="258.24">
            <text:p>258.24</text:p>
          </table:table-cell>
          <table:table-cell table:formula="of:=[.B986]/[.A986]" office:value-type="float" office:value="1.09312563494751">
            <text:p>1.09</text:p>
          </table:table-cell>
          <table:table-cell office:value-type="float" office:value="245.07">
            <text:p>245.07</text:p>
          </table:table-cell>
          <table:table-cell table:formula="of:=[.D986]/[.A986]" office:value-type="float" office:value="1.03737724348121">
            <text:p>1.04</text:p>
          </table:table-cell>
          <table:table-cell office:value-type="float" office:value="253.07">
            <text:p>253.07</text:p>
          </table:table-cell>
          <table:table-cell table:formula="of:=[.F986]/[.A986]" office:value-type="float" office:value="1.07124111073485">
            <text:p>1.07</text:p>
          </table:table-cell>
          <table:table-cell office:value-type="float" office:value="258.24">
            <text:p>258.24</text:p>
          </table:table-cell>
          <table:table-cell table:formula="of:=[.H986]/[.A986]" office:value-type="float" office:value="1.09312563494751">
            <text:p>1.09</text:p>
          </table:table-cell>
          <table:table-cell office:value-type="float" office:value="244.48">
            <text:p>244.48</text:p>
          </table:table-cell>
          <table:table-cell table:formula="of:=[.J986]/[.A986]" office:value-type="float" office:value="1.03487978327125">
            <text:p>1.03</text:p>
          </table:table-cell>
          <table:table-cell table:number-columns-repeated="5"/>
        </table:table-row>
        <table:table-row table:style-name="ro1">
          <table:table-cell office:value-type="float" office:value="215.36">
            <text:p>215.36</text:p>
          </table:table-cell>
          <table:table-cell office:value-type="float" office:value="220.05">
            <text:p>220.05</text:p>
          </table:table-cell>
          <table:table-cell table:formula="of:=[.B987]/[.A987]" office:value-type="float" office:value="1.02177748885587">
            <text:p>1.02</text:p>
          </table:table-cell>
          <table:table-cell office:value-type="float" office:value="217.71">
            <text:p>217.71</text:p>
          </table:table-cell>
          <table:table-cell table:formula="of:=[.D987]/[.A987]" office:value-type="float" office:value="1.01091196136701">
            <text:p>1.01</text:p>
          </table:table-cell>
          <table:table-cell office:value-type="float" office:value="218.29">
            <text:p>218.29</text:p>
          </table:table-cell>
          <table:table-cell table:formula="of:=[.F987]/[.A987]" office:value-type="float" office:value="1.01360512630015">
            <text:p>1.01</text:p>
          </table:table-cell>
          <table:table-cell office:value-type="float" office:value="220.05">
            <text:p>220.05</text:p>
          </table:table-cell>
          <table:table-cell table:formula="of:=[.H987]/[.A987]" office:value-type="float" office:value="1.02177748885587">
            <text:p>1.02</text:p>
          </table:table-cell>
          <table:table-cell office:value-type="float" office:value="215.95">
            <text:p>215.95</text:p>
          </table:table-cell>
          <table:table-cell table:formula="of:=[.J987]/[.A987]" office:value-type="float" office:value="1.00273959881129">
            <text:p>1</text:p>
          </table:table-cell>
          <table:table-cell table:number-columns-repeated="5"/>
        </table:table-row>
        <table:table-row table:style-name="ro1">
          <table:table-cell office:value-type="float" office:value="424.04">
            <text:p>424.04</text:p>
          </table:table-cell>
          <table:table-cell office:value-type="float" office:value="435.56">
            <text:p>435.56</text:p>
          </table:table-cell>
          <table:table-cell table:formula="of:=[.B988]/[.A988]" office:value-type="float" office:value="1.0271672483728">
            <text:p>1.03</text:p>
          </table:table-cell>
          <table:table-cell office:value-type="float" office:value="424.39">
            <text:p>424.39</text:p>
          </table:table-cell>
          <table:table-cell table:formula="of:=[.D988]/[.A988]" office:value-type="float" office:value="1.00082539383077">
            <text:p>1</text:p>
          </table:table-cell>
          <table:table-cell office:value-type="float" office:value="424.39">
            <text:p>424.39</text:p>
          </table:table-cell>
          <table:table-cell table:formula="of:=[.F988]/[.A988]" office:value-type="float" office:value="1.00082539383077">
            <text:p>1</text:p>
          </table:table-cell>
          <table:table-cell office:value-type="float" office:value="426.39">
            <text:p>426.39</text:p>
          </table:table-cell>
          <table:table-cell table:formula="of:=[.H988]/[.A988]" office:value-type="float" office:value="1.0055419300066">
            <text:p>1.01</text:p>
          </table:table-cell>
          <table:table-cell office:value-type="float" office:value="424.39">
            <text:p>424.39</text:p>
          </table:table-cell>
          <table:table-cell table:formula="of:=[.J988]/[.A988]" office:value-type="float" office:value="1.00082539383077">
            <text:p>1</text:p>
          </table:table-cell>
          <table:table-cell table:number-columns-repeated="5"/>
        </table:table-row>
        <table:table-row table:style-name="ro1">
          <table:table-cell office:value-type="float" office:value="235.72">
            <text:p>235.72</text:p>
          </table:table-cell>
          <table:table-cell office:value-type="float" office:value="245.34">
            <text:p>245.34</text:p>
          </table:table-cell>
          <table:table-cell table:formula="of:=[.B989]/[.A989]" office:value-type="float" office:value="1.04081113185135">
            <text:p>1.04</text:p>
          </table:table-cell>
          <table:table-cell office:value-type="float" office:value="238.99">
            <text:p>238.99</text:p>
          </table:table-cell>
          <table:table-cell table:formula="of:=[.D989]/[.A989]" office:value-type="float" office:value="1.01387239097234">
            <text:p>1.01</text:p>
          </table:table-cell>
          <table:table-cell office:value-type="float" office:value="236.65">
            <text:p>236.65</text:p>
          </table:table-cell>
          <table:table-cell table:formula="of:=[.F989]/[.A989]" office:value-type="float" office:value="1.00394535890039">
            <text:p>1</text:p>
          </table:table-cell>
          <table:table-cell office:value-type="float" office:value="245.34">
            <text:p>245.34</text:p>
          </table:table-cell>
          <table:table-cell table:formula="of:=[.H989]/[.A989]" office:value-type="float" office:value="1.04081113185135">
            <text:p>1.04</text:p>
          </table:table-cell>
          <table:table-cell office:value-type="float" office:value="236.65">
            <text:p>236.65</text:p>
          </table:table-cell>
          <table:table-cell table:formula="of:=[.J989]/[.A989]" office:value-type="float" office:value="1.00394535890039">
            <text:p>1</text:p>
          </table:table-cell>
          <table:table-cell table:number-columns-repeated="5"/>
        </table:table-row>
        <table:table-row table:style-name="ro1">
          <table:table-cell office:value-type="float" office:value="428.26">
            <text:p>428.26</text:p>
          </table:table-cell>
          <table:table-cell office:value-type="float" office:value="444.08">
            <text:p>444.08</text:p>
          </table:table-cell>
          <table:table-cell table:formula="of:=[.B990]/[.A990]" office:value-type="float" office:value="1.03694017652828">
            <text:p>1.04</text:p>
          </table:table-cell>
          <table:table-cell office:value-type="float" office:value="434.22">
            <text:p>434.22</text:p>
          </table:table-cell>
          <table:table-cell table:formula="of:=[.D990]/[.A990]" office:value-type="float" office:value="1.01391677952646">
            <text:p>1.01</text:p>
          </table:table-cell>
          <table:table-cell office:value-type="float" office:value="432.46">
            <text:p>432.46</text:p>
          </table:table-cell>
          <table:table-cell table:formula="of:=[.F990]/[.A990]" office:value-type="float" office:value="1.00980712651193">
            <text:p>1.01</text:p>
          </table:table-cell>
          <table:table-cell office:value-type="float" office:value="437.15">
            <text:p>437.15</text:p>
          </table:table-cell>
          <table:table-cell table:formula="of:=[.H990]/[.A990]" office:value-type="float" office:value="1.02075841778359">
            <text:p>1.02</text:p>
          </table:table-cell>
          <table:table-cell office:value-type="float" office:value="429.53">
            <text:p>429.53</text:p>
          </table:table-cell>
          <table:table-cell table:formula="of:=[.J990]/[.A990]" office:value-type="float" office:value="1.0029654882548">
            <text:p>1</text:p>
          </table:table-cell>
          <table:table-cell table:number-columns-repeated="5"/>
        </table:table-row>
        <table:table-row table:style-name="ro1">
          <table:table-cell office:value-type="float" office:value="235.75">
            <text:p>235.75</text:p>
          </table:table-cell>
          <table:table-cell office:value-type="float" office:value="244.1">
            <text:p>244.1</text:p>
          </table:table-cell>
          <table:table-cell table:formula="of:=[.B991]/[.A991]" office:value-type="float" office:value="1.03541887592789">
            <text:p>1.04</text:p>
          </table:table-cell>
          <table:table-cell office:value-type="float" office:value="235.75">
            <text:p>235.75</text:p>
          </table:table-cell>
          <table:table-cell table:formula="of:=[.D991]/[.A991]" office:value-type="float" office:value="1">
            <text:p>1</text:p>
          </table:table-cell>
          <table:table-cell office:value-type="float" office:value="236.34">
            <text:p>236.34</text:p>
          </table:table-cell>
          <table:table-cell table:formula="of:=[.F991]/[.A991]" office:value-type="float" office:value="1.00250265111347">
            <text:p>1</text:p>
          </table:table-cell>
          <table:table-cell office:value-type="float" office:value="238.58">
            <text:p>238.58</text:p>
          </table:table-cell>
          <table:table-cell table:formula="of:=[.H991]/[.A991]" office:value-type="float" office:value="1.01200424178155">
            <text:p>1.01</text:p>
          </table:table-cell>
          <table:table-cell office:value-type="float" office:value="238.1">
            <text:p>238.1</text:p>
          </table:table-cell>
          <table:table-cell table:formula="of:=[.J991]/[.A991]" office:value-type="float" office:value="1.00996818663839">
            <text:p>1.01</text:p>
          </table:table-cell>
          <table:table-cell table:number-columns-repeated="5"/>
        </table:table-row>
        <table:table-row table:style-name="ro1">
          <table:table-cell office:value-type="float" office:value="473.76">
            <text:p>473.76</text:p>
          </table:table-cell>
          <table:table-cell office:value-type="float" office:value="492.4">
            <text:p>492.4</text:p>
          </table:table-cell>
          <table:table-cell table:formula="of:=[.B992]/[.A992]" office:value-type="float" office:value="1.03934481594056">
            <text:p>1.04</text:p>
          </table:table-cell>
          <table:table-cell office:value-type="float" office:value="482.06">
            <text:p>482.06</text:p>
          </table:table-cell>
          <table:table-cell table:formula="of:=[.D992]/[.A992]" office:value-type="float" office:value="1.01751941911516">
            <text:p>1.02</text:p>
          </table:table-cell>
          <table:table-cell office:value-type="float" office:value="477.37">
            <text:p>477.37</text:p>
          </table:table-cell>
          <table:table-cell table:formula="of:=[.F992]/[.A992]" office:value-type="float" office:value="1.0076198919284">
            <text:p>1.01</text:p>
          </table:table-cell>
          <table:table-cell office:value-type="float" office:value="485.23">
            <text:p>485.23</text:p>
          </table:table-cell>
          <table:table-cell table:formula="of:=[.H992]/[.A992]" office:value-type="float" office:value="1.02421057075312">
            <text:p>1.02</text:p>
          </table:table-cell>
          <table:table-cell office:value-type="float" office:value="477.37">
            <text:p>477.37</text:p>
          </table:table-cell>
          <table:table-cell table:formula="of:=[.J992]/[.A992]" office:value-type="float" office:value="1.0076198919284">
            <text:p>1.01</text:p>
          </table:table-cell>
          <table:table-cell table:number-columns-repeated="5"/>
        </table:table-row>
        <table:table-row table:style-name="ro1">
          <table:table-cell office:value-type="float" office:value="319.87">
            <text:p>319.87</text:p>
          </table:table-cell>
          <table:table-cell office:value-type="float" office:value="330.69">
            <text:p>330.69</text:p>
          </table:table-cell>
          <table:table-cell table:formula="of:=[.B993]/[.A993]" office:value-type="float" office:value="1.03382624191078">
            <text:p>1.03</text:p>
          </table:table-cell>
          <table:table-cell office:value-type="float" office:value="327.52">
            <text:p>327.52</text:p>
          </table:table-cell>
          <table:table-cell table:formula="of:=[.D993]/[.A993]" office:value-type="float" office:value="1.02391596586113">
            <text:p>1.02</text:p>
          </table:table-cell>
          <table:table-cell office:value-type="float" office:value="323.87">
            <text:p>323.87</text:p>
          </table:table-cell>
          <table:table-cell table:formula="of:=[.F993]/[.A993]" office:value-type="float" office:value="1.01250508018883">
            <text:p>1.01</text:p>
          </table:table-cell>
          <table:table-cell office:value-type="float" office:value="330.69">
            <text:p>330.69</text:p>
          </table:table-cell>
          <table:table-cell table:formula="of:=[.H993]/[.A993]" office:value-type="float" office:value="1.03382624191078">
            <text:p>1.03</text:p>
          </table:table-cell>
          <table:table-cell office:value-type="float" office:value="322.11">
            <text:p>322.11</text:p>
          </table:table-cell>
          <table:table-cell table:formula="of:=[.J993]/[.A993]" office:value-type="float" office:value="1.00700284490574">
            <text:p>1.01</text:p>
          </table:table-cell>
          <table:table-cell table:number-columns-repeated="5"/>
        </table:table-row>
        <table:table-row table:style-name="ro1">
          <table:table-cell office:value-type="float" office:value="381.71">
            <text:p>381.71</text:p>
          </table:table-cell>
          <table:table-cell office:value-type="float" office:value="395.26">
            <text:p>395.26</text:p>
          </table:table-cell>
          <table:table-cell table:formula="of:=[.B994]/[.A994]" office:value-type="float" office:value="1.03549815304813">
            <text:p>1.04</text:p>
          </table:table-cell>
          <table:table-cell office:value-type="float" office:value="391.61">
            <text:p>391.61</text:p>
          </table:table-cell>
          <table:table-cell table:formula="of:=[.D994]/[.A994]" office:value-type="float" office:value="1.02593591993922">
            <text:p>1.03</text:p>
          </table:table-cell>
          <table:table-cell office:value-type="float" office:value="387.12">
            <text:p>387.12</text:p>
          </table:table-cell>
          <table:table-cell table:formula="of:=[.F994]/[.A994]" office:value-type="float" office:value="1.01417306332032">
            <text:p>1.01</text:p>
          </table:table-cell>
          <table:table-cell office:value-type="float" office:value="395.26">
            <text:p>395.26</text:p>
          </table:table-cell>
          <table:table-cell table:formula="of:=[.H994]/[.A994]" office:value-type="float" office:value="1.03549815304813">
            <text:p>1.04</text:p>
          </table:table-cell>
          <table:table-cell office:value-type="float" office:value="387.61">
            <text:p>387.61</text:p>
          </table:table-cell>
          <table:table-cell table:formula="of:=[.J994]/[.A994]" office:value-type="float" office:value="1.01545676036782">
            <text:p>1.02</text:p>
          </table:table-cell>
          <table:table-cell table:number-columns-repeated="5"/>
        </table:table-row>
        <table:table-row table:style-name="ro1">
          <table:table-cell office:value-type="float" office:value="195.53">
            <text:p>195.53</text:p>
          </table:table-cell>
          <table:table-cell office:value-type="float" office:value="207.08">
            <text:p>207.08</text:p>
          </table:table-cell>
          <table:table-cell table:formula="of:=[.B995]/[.A995]" office:value-type="float" office:value="1.05907021940367">
            <text:p>1.06</text:p>
          </table:table-cell>
          <table:table-cell office:value-type="float" office:value="200.25">
            <text:p>200.25</text:p>
          </table:table-cell>
          <table:table-cell table:formula="of:=[.D995]/[.A995]" office:value-type="float" office:value="1.0241395182325">
            <text:p>1.02</text:p>
          </table:table-cell>
          <table:table-cell office:value-type="float" office:value="197.53">
            <text:p>197.53</text:p>
          </table:table-cell>
          <table:table-cell table:formula="of:=[.F995]/[.A995]" office:value-type="float" office:value="1.01022860942055">
            <text:p>1.01</text:p>
          </table:table-cell>
          <table:table-cell office:value-type="float" office:value="207.08">
            <text:p>207.08</text:p>
          </table:table-cell>
          <table:table-cell table:formula="of:=[.H995]/[.A995]" office:value-type="float" office:value="1.05907021940367">
            <text:p>1.06</text:p>
          </table:table-cell>
          <table:table-cell office:value-type="float" office:value="200.25">
            <text:p>200.25</text:p>
          </table:table-cell>
          <table:table-cell table:formula="of:=[.J995]/[.A995]" office:value-type="float" office:value="1.0241395182325">
            <text:p>1.02</text:p>
          </table:table-cell>
          <table:table-cell table:number-columns-repeated="5"/>
        </table:table-row>
        <table:table-row table:style-name="ro1">
          <table:table-cell office:value-type="float" office:value="314.71">
            <text:p>314.71</text:p>
          </table:table-cell>
          <table:table-cell office:value-type="float" office:value="328.08">
            <text:p>328.08</text:p>
          </table:table-cell>
          <table:table-cell table:formula="of:=[.B996]/[.A996]" office:value-type="float" office:value="1.04248355628992">
            <text:p>1.04</text:p>
          </table:table-cell>
          <table:table-cell office:value-type="float" office:value="320.32">
            <text:p>320.32</text:p>
          </table:table-cell>
          <table:table-cell table:formula="of:=[.D996]/[.A996]" office:value-type="float" office:value="1.01782593498777">
            <text:p>1.02</text:p>
          </table:table-cell>
          <table:table-cell office:value-type="float" office:value="317.98">
            <text:p>317.98</text:p>
          </table:table-cell>
          <table:table-cell table:formula="of:=[.F996]/[.A996]" office:value-type="float" office:value="1.0103905182549">
            <text:p>1.01</text:p>
          </table:table-cell>
          <table:table-cell office:value-type="float" office:value="326.08">
            <text:p>326.08</text:p>
          </table:table-cell>
          <table:table-cell table:formula="of:=[.H996]/[.A996]" office:value-type="float" office:value="1.03612849925328">
            <text:p>1.04</text:p>
          </table:table-cell>
          <table:table-cell office:value-type="float" office:value="319.74">
            <text:p>319.74</text:p>
          </table:table-cell>
          <table:table-cell table:formula="of:=[.J996]/[.A996]" office:value-type="float" office:value="1.01598296844714">
            <text:p>1.02</text:p>
          </table:table-cell>
          <table:table-cell table:number-columns-repeated="5"/>
        </table:table-row>
        <table:table-row table:style-name="ro1">
          <table:table-cell office:value-type="float" office:value="245.19">
            <text:p>245.19</text:p>
          </table:table-cell>
          <table:table-cell office:value-type="float" office:value="265.68">
            <text:p>265.68</text:p>
          </table:table-cell>
          <table:table-cell table:formula="of:=[.B997]/[.A997]" office:value-type="float" office:value="1.08356784534443">
            <text:p>1.08</text:p>
          </table:table-cell>
          <table:table-cell office:value-type="float" office:value="246.95">
            <text:p>246.95</text:p>
          </table:table-cell>
          <table:table-cell table:formula="of:=[.D997]/[.A997]" office:value-type="float" office:value="1.00717810677434">
            <text:p>1.01</text:p>
          </table:table-cell>
          <table:table-cell office:value-type="float" office:value="246.95">
            <text:p>246.95</text:p>
          </table:table-cell>
          <table:table-cell table:formula="of:=[.F997]/[.A997]" office:value-type="float" office:value="1.00717810677434">
            <text:p>1.01</text:p>
          </table:table-cell>
          <table:table-cell office:value-type="float" office:value="260.61">
            <text:p>260.61</text:p>
          </table:table-cell>
          <table:table-cell table:formula="of:=[.H997]/[.A997]" office:value-type="float" office:value="1.06289000367062">
            <text:p>1.06</text:p>
          </table:table-cell>
          <table:table-cell office:value-type="float" office:value="246.95">
            <text:p>246.95</text:p>
          </table:table-cell>
          <table:table-cell table:formula="of:=[.J997]/[.A997]" office:value-type="float" office:value="1.00717810677434">
            <text:p>1.01</text:p>
          </table:table-cell>
          <table:table-cell table:number-columns-repeated="5"/>
        </table:table-row>
        <table:table-row table:style-name="ro1">
          <table:table-cell office:value-type="float" office:value="371.58">
            <text:p>371.58</text:p>
          </table:table-cell>
          <table:table-cell office:value-type="float" office:value="385.68">
            <text:p>385.68</text:p>
          </table:table-cell>
          <table:table-cell table:formula="of:=[.B998]/[.A998]" office:value-type="float" office:value="1.03794606814145">
            <text:p>1.04</text:p>
          </table:table-cell>
          <table:table-cell office:value-type="float" office:value="381.58">
            <text:p>381.58</text:p>
          </table:table-cell>
          <table:table-cell table:formula="of:=[.D998]/[.A998]" office:value-type="float" office:value="1.02691210506486">
            <text:p>1.03</text:p>
          </table:table-cell>
          <table:table-cell office:value-type="float" office:value="377.68">
            <text:p>377.68</text:p>
          </table:table-cell>
          <table:table-cell table:formula="of:=[.F998]/[.A998]" office:value-type="float" office:value="1.01641638408956">
            <text:p>1.02</text:p>
          </table:table-cell>
          <table:table-cell office:value-type="float" office:value="385.68">
            <text:p>385.68</text:p>
          </table:table-cell>
          <table:table-cell table:formula="of:=[.H998]/[.A998]" office:value-type="float" office:value="1.03794606814145">
            <text:p>1.04</text:p>
          </table:table-cell>
          <table:table-cell office:value-type="float" office:value="377.48">
            <text:p>377.48</text:p>
          </table:table-cell>
          <table:table-cell table:formula="of:=[.J998]/[.A998]" office:value-type="float" office:value="1.01587814198827">
            <text:p>1.02</text:p>
          </table:table-cell>
          <table:table-cell table:number-columns-repeated="5"/>
        </table:table-row>
        <table:table-row table:style-name="ro1">
          <table:table-cell office:value-type="float" office:value="326.09">
            <text:p>326.09</text:p>
          </table:table-cell>
          <table:table-cell office:value-type="float" office:value="342.29">
            <text:p>342.29</text:p>
          </table:table-cell>
          <table:table-cell table:formula="of:=[.B999]/[.A999]" office:value-type="float" office:value="1.04967953632433">
            <text:p>1.05</text:p>
          </table:table-cell>
          <table:table-cell office:value-type="float" office:value="333.46">
            <text:p>333.46</text:p>
          </table:table-cell>
          <table:table-cell table:formula="of:=[.D999]/[.A999]" office:value-type="float" office:value="1.02260112238952">
            <text:p>1.02</text:p>
          </table:table-cell>
          <table:table-cell office:value-type="float" office:value="330.53">
            <text:p>330.53</text:p>
          </table:table-cell>
          <table:table-cell table:formula="of:=[.F999]/[.A999]" office:value-type="float" office:value="1.01361587291852">
            <text:p>1.01</text:p>
          </table:table-cell>
          <table:table-cell office:value-type="float" office:value="342.29">
            <text:p>342.29</text:p>
          </table:table-cell>
          <table:table-cell table:formula="of:=[.H999]/[.A999]" office:value-type="float" office:value="1.04967953632433">
            <text:p>1.05</text:p>
          </table:table-cell>
          <table:table-cell office:value-type="float" office:value="329.95">
            <text:p>329.95</text:p>
          </table:table-cell>
          <table:table-cell table:formula="of:=[.J999]/[.A999]" office:value-type="float" office:value="1.01183722285259">
            <text:p>1.01</text:p>
          </table:table-cell>
          <table:table-cell table:number-columns-repeated="5"/>
        </table:table-row>
        <table:table-row table:style-name="ro1">
          <table:table-cell office:value-type="float" office:value="316.91">
            <text:p>316.91</text:p>
          </table:table-cell>
          <table:table-cell office:value-type="float" office:value="334.66">
            <text:p>334.66</text:p>
          </table:table-cell>
          <table:table-cell table:formula="of:=[.B1000]/[.A1000]" office:value-type="float" office:value="1.05600959262882">
            <text:p>1.06</text:p>
          </table:table-cell>
          <table:table-cell office:value-type="float" office:value="335.25">
            <text:p>335.25</text:p>
          </table:table-cell>
          <table:table-cell table:formula="of:=[.D1000]/[.A1000]" office:value-type="float" office:value="1.0578713199331">
            <text:p>1.06</text:p>
          </table:table-cell>
          <table:table-cell office:value-type="float" office:value="333.59">
            <text:p>333.59</text:p>
          </table:table-cell>
          <table:table-cell table:formula="of:=[.F1000]/[.A1000]" office:value-type="float" office:value="1.05263323972106">
            <text:p>1.05</text:p>
          </table:table-cell>
          <table:table-cell office:value-type="float" office:value="334.66">
            <text:p>334.66</text:p>
          </table:table-cell>
          <table:table-cell table:formula="of:=[.H1000]/[.A1000]" office:value-type="float" office:value="1.05600959262882">
            <text:p>1.06</text:p>
          </table:table-cell>
          <table:table-cell office:value-type="float" office:value="329.74">
            <text:p>329.74</text:p>
          </table:table-cell>
          <table:table-cell table:formula="of:=[.J1000]/[.A1000]" office:value-type="float" office:value="1.04048468019311">
            <text:p>1.04</text:p>
          </table:table-cell>
          <table:table-cell table:number-columns-repeated="5"/>
        </table:table-row>
        <table:table-row table:style-name="ro1">
          <table:table-cell office:value-type="float" office:value="174.12">
            <text:p>174.12</text:p>
          </table:table-cell>
          <table:table-cell office:value-type="float" office:value="178.36">
            <text:p>178.36</text:p>
          </table:table-cell>
          <table:table-cell table:formula="of:=[.B1001]/[.A1001]" office:value-type="float" office:value="1.02435102228348">
            <text:p>1.02</text:p>
          </table:table-cell>
          <table:table-cell office:value-type="float" office:value="175.53">
            <text:p>175.53</text:p>
          </table:table-cell>
          <table:table-cell table:formula="of:=[.D1001]/[.A1001]" office:value-type="float" office:value="1.00809786354238">
            <text:p>1.01</text:p>
          </table:table-cell>
          <table:table-cell office:value-type="float" office:value="175.53">
            <text:p>175.53</text:p>
          </table:table-cell>
          <table:table-cell table:formula="of:=[.F1001]/[.A1001]" office:value-type="float" office:value="1.00809786354238">
            <text:p>1.01</text:p>
          </table:table-cell>
          <table:table-cell office:value-type="float" office:value="178.36">
            <text:p>178.36</text:p>
          </table:table-cell>
          <table:table-cell table:formula="of:=[.H1001]/[.A1001]" office:value-type="float" office:value="1.02435102228348">
            <text:p>1.02</text:p>
          </table:table-cell>
          <table:table-cell office:value-type="float" office:value="174.12">
            <text:p>174.12</text:p>
          </table:table-cell>
          <table:table-cell table:formula="of:=[.J1001]/[.A1001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64.58">
            <text:p>164.58</text:p>
          </table:table-cell>
          <table:table-cell office:value-type="float" office:value="172.34">
            <text:p>172.34</text:p>
          </table:table-cell>
          <table:table-cell table:formula="of:=[.B1002]/[.A1002]" office:value-type="float" office:value="1.04715032203184">
            <text:p>1.05</text:p>
          </table:table-cell>
          <table:table-cell office:value-type="float" office:value="164.58">
            <text:p>164.58</text:p>
          </table:table-cell>
          <table:table-cell table:formula="of:=[.D1002]/[.A1002]" office:value-type="float" office:value="1">
            <text:p>1</text:p>
          </table:table-cell>
          <table:table-cell office:value-type="float" office:value="164.58">
            <text:p>164.58</text:p>
          </table:table-cell>
          <table:table-cell table:formula="of:=[.F1002]/[.A1002]" office:value-type="float" office:value="1">
            <text:p>1</text:p>
          </table:table-cell>
          <table:table-cell office:value-type="float" office:value="170.58">
            <text:p>170.58</text:p>
          </table:table-cell>
          <table:table-cell table:formula="of:=[.H1002]/[.A1002]" office:value-type="float" office:value="1.0364564345607">
            <text:p>1.04</text:p>
          </table:table-cell>
          <table:table-cell office:value-type="float" office:value="164.58">
            <text:p>164.58</text:p>
          </table:table-cell>
          <table:table-cell table:formula="of:=[.J1002]/[.A1002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217.33">
            <text:p>217.33</text:p>
          </table:table-cell>
          <table:table-cell office:value-type="float" office:value="224.75">
            <text:p>224.75</text:p>
          </table:table-cell>
          <table:table-cell table:formula="of:=[.B1003]/[.A1003]" office:value-type="float" office:value="1.03414162793908">
            <text:p>1.03</text:p>
          </table:table-cell>
          <table:table-cell office:value-type="float" office:value="219.68">
            <text:p>219.68</text:p>
          </table:table-cell>
          <table:table-cell table:formula="of:=[.D1003]/[.A1003]" office:value-type="float" office:value="1.0108130492799">
            <text:p>1.01</text:p>
          </table:table-cell>
          <table:table-cell office:value-type="float" office:value="219.68">
            <text:p>219.68</text:p>
          </table:table-cell>
          <table:table-cell table:formula="of:=[.F1003]/[.A1003]" office:value-type="float" office:value="1.0108130492799">
            <text:p>1.01</text:p>
          </table:table-cell>
          <table:table-cell office:value-type="float" office:value="222.5">
            <text:p>222.5</text:p>
          </table:table-cell>
          <table:table-cell table:formula="of:=[.H1003]/[.A1003]" office:value-type="float" office:value="1.02378870841577">
            <text:p>1.02</text:p>
          </table:table-cell>
          <table:table-cell office:value-type="float" office:value="219.68">
            <text:p>219.68</text:p>
          </table:table-cell>
          <table:table-cell table:formula="of:=[.J1003]/[.A1003]" office:value-type="float" office:value="1.0108130492799">
            <text:p>1.01</text:p>
          </table:table-cell>
          <table:table-cell table:number-columns-repeated="5"/>
        </table:table-row>
        <table:table-row table:style-name="ro1">
          <table:table-cell office:value-type="float" office:value="254.74">
            <text:p>254.74</text:p>
          </table:table-cell>
          <table:table-cell office:value-type="float" office:value="261.66">
            <text:p>261.66</text:p>
          </table:table-cell>
          <table:table-cell table:formula="of:=[.B1004]/[.A1004]" office:value-type="float" office:value="1.02716495250059">
            <text:p>1.03</text:p>
          </table:table-cell>
          <table:table-cell office:value-type="float" office:value="263.42">
            <text:p>263.42</text:p>
          </table:table-cell>
          <table:table-cell table:formula="of:=[.D1004]/[.A1004]" office:value-type="float" office:value="1.03407395776085">
            <text:p>1.03</text:p>
          </table:table-cell>
          <table:table-cell office:value-type="float" office:value="260.49">
            <text:p>260.49</text:p>
          </table:table-cell>
          <table:table-cell table:formula="of:=[.F1004]/[.A1004]" office:value-type="float" office:value="1.02257203423098">
            <text:p>1.02</text:p>
          </table:table-cell>
          <table:table-cell office:value-type="float" office:value="261.66">
            <text:p>261.66</text:p>
          </table:table-cell>
          <table:table-cell table:formula="of:=[.H1004]/[.A1004]" office:value-type="float" office:value="1.02716495250059">
            <text:p>1.03</text:p>
          </table:table-cell>
          <table:table-cell office:value-type="float" office:value="262.25">
            <text:p>262.25</text:p>
          </table:table-cell>
          <table:table-cell table:formula="of:=[.J1004]/[.A1004]" office:value-type="float" office:value="1.02948103949125">
            <text:p>1.03</text:p>
          </table:table-cell>
          <table:table-cell table:number-columns-repeated="5"/>
        </table:table-row>
        <table:table-row table:style-name="ro1">
          <table:table-cell office:value-type="float" office:value="231.17">
            <text:p>231.17</text:p>
          </table:table-cell>
          <table:table-cell office:value-type="float" office:value="235.27">
            <text:p>235.27</text:p>
          </table:table-cell>
          <table:table-cell table:formula="of:=[.B1005]/[.A1005]" office:value-type="float" office:value="1.01773586538046">
            <text:p>1.02</text:p>
          </table:table-cell>
          <table:table-cell office:value-type="float" office:value="232.1">
            <text:p>232.1</text:p>
          </table:table-cell>
          <table:table-cell table:formula="of:=[.D1005]/[.A1005]" office:value-type="float" office:value="1.00402301336679">
            <text:p>1</text:p>
          </table:table-cell>
          <table:table-cell office:value-type="float" office:value="230.34">
            <text:p>230.34</text:p>
          </table:table-cell>
          <table:table-cell table:formula="of:=[.F1005]/[.A1005]" office:value-type="float" office:value="0.996409568715664">
            <text:p>1</text:p>
          </table:table-cell>
          <table:table-cell office:value-type="float" office:value="235.27">
            <text:p>235.27</text:p>
          </table:table-cell>
          <table:table-cell table:formula="of:=[.H1005]/[.A1005]" office:value-type="float" office:value="1.01773586538046">
            <text:p>1.02</text:p>
          </table:table-cell>
          <table:table-cell office:value-type="float" office:value="232.1">
            <text:p>232.1</text:p>
          </table:table-cell>
          <table:table-cell table:formula="of:=[.J1005]/[.A1005]" office:value-type="float" office:value="1.00402301336679">
            <text:p>1</text:p>
          </table:table-cell>
          <table:table-cell table:number-columns-repeated="5"/>
        </table:table-row>
        <table:table-row table:style-name="ro1">
          <table:table-cell office:value-type="float" office:value="410.23">
            <text:p>410.23</text:p>
          </table:table-cell>
          <table:table-cell office:value-type="float" office:value="431.65">
            <text:p>431.65</text:p>
          </table:table-cell>
          <table:table-cell table:formula="of:=[.B1006]/[.A1006]" office:value-type="float" office:value="1.0522146113156">
            <text:p>1.05</text:p>
          </table:table-cell>
          <table:table-cell office:value-type="float" office:value="412.82">
            <text:p>412.82</text:p>
          </table:table-cell>
          <table:table-cell table:formula="of:=[.D1006]/[.A1006]" office:value-type="float" office:value="1.00631353143359">
            <text:p>1.01</text:p>
          </table:table-cell>
          <table:table-cell office:value-type="float" office:value="421.02">
            <text:p>421.02</text:p>
          </table:table-cell>
          <table:table-cell table:formula="of:=[.F1006]/[.A1006]" office:value-type="float" office:value="1.02630231821173">
            <text:p>1.03</text:p>
          </table:table-cell>
          <table:table-cell office:value-type="float" office:value="415.55">
            <text:p>415.55</text:p>
          </table:table-cell>
          <table:table-cell table:formula="of:=[.H1006]/[.A1006]" office:value-type="float" office:value="1.01296833483656">
            <text:p>1.01</text:p>
          </table:table-cell>
          <table:table-cell office:value-type="float" office:value="416.13">
            <text:p>416.13</text:p>
          </table:table-cell>
          <table:table-cell table:formula="of:=[.J1006]/[.A1006]" office:value-type="float" office:value="1.01438217585257">
            <text:p>1.01</text:p>
          </table:table-cell>
          <table:table-cell table:number-columns-repeated="5"/>
        </table:table-row>
        <table:table-row table:style-name="ro1">
          <table:table-cell office:value-type="float" office:value="159.23">
            <text:p>159.23</text:p>
          </table:table-cell>
          <table:table-cell office:value-type="float" office:value="191.81">
            <text:p>191.81</text:p>
          </table:table-cell>
          <table:table-cell table:formula="of:=[.B1007]/[.A1007]" office:value-type="float" office:value="1.20460968410475">
            <text:p>1.2</text:p>
          </table:table-cell>
          <table:table-cell office:value-type="float" office:value="172.4">
            <text:p>172.4</text:p>
          </table:table-cell>
          <table:table-cell table:formula="of:=[.D1007]/[.A1007]" office:value-type="float" office:value="1.08271054449538">
            <text:p>1.08</text:p>
          </table:table-cell>
          <table:table-cell office:value-type="float" office:value="168.88">
            <text:p>168.88</text:p>
          </table:table-cell>
          <table:table-cell table:formula="of:=[.F1007]/[.A1007]" office:value-type="float" office:value="1.06060415750801">
            <text:p>1.06</text:p>
          </table:table-cell>
          <table:table-cell office:value-type="float" office:value="191.81">
            <text:p>191.81</text:p>
          </table:table-cell>
          <table:table-cell table:formula="of:=[.H1007]/[.A1007]" office:value-type="float" office:value="1.20460968410475">
            <text:p>1.2</text:p>
          </table:table-cell>
          <table:table-cell office:value-type="float" office:value="159.23">
            <text:p>159.23</text:p>
          </table:table-cell>
          <table:table-cell table:formula="of:=[.J1007]/[.A1007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371.52">
            <text:p>371.52</text:p>
          </table:table-cell>
          <table:table-cell office:value-type="float" office:value="377.66">
            <text:p>377.66</text:p>
          </table:table-cell>
          <table:table-cell table:formula="of:=[.B1008]/[.A1008]" office:value-type="float" office:value="1.01652670111972">
            <text:p>1.02</text:p>
          </table:table-cell>
          <table:table-cell office:value-type="float" office:value="378.59">
            <text:p>378.59</text:p>
          </table:table-cell>
          <table:table-cell table:formula="of:=[.D1008]/[.A1008]" office:value-type="float" office:value="1.01902993109388">
            <text:p>1.02</text:p>
          </table:table-cell>
          <table:table-cell office:value-type="float" office:value="382.11">
            <text:p>382.11</text:p>
          </table:table-cell>
          <table:table-cell table:formula="of:=[.F1008]/[.A1008]" office:value-type="float" office:value="1.02850452196382">
            <text:p>1.03</text:p>
          </table:table-cell>
          <table:table-cell office:value-type="float" office:value="377.66">
            <text:p>377.66</text:p>
          </table:table-cell>
          <table:table-cell table:formula="of:=[.H1008]/[.A1008]" office:value-type="float" office:value="1.01652670111972">
            <text:p>1.02</text:p>
          </table:table-cell>
          <table:table-cell office:value-type="float" office:value="378.25">
            <text:p>378.25</text:p>
          </table:table-cell>
          <table:table-cell table:formula="of:=[.J1008]/[.A1008]" office:value-type="float" office:value="1.01811477174849">
            <text:p>1.02</text:p>
          </table:table-cell>
          <table:table-cell table:number-columns-repeated="5"/>
        </table:table-row>
        <table:table-row table:style-name="ro1">
          <table:table-cell office:value-type="float" office:value="193.38">
            <text:p>193.38</text:p>
          </table:table-cell>
          <table:table-cell office:value-type="float" office:value="201.82">
            <text:p>201.82</text:p>
          </table:table-cell>
          <table:table-cell table:formula="of:=[.B1009]/[.A1009]" office:value-type="float" office:value="1.04364463750129">
            <text:p>1.04</text:p>
          </table:table-cell>
          <table:table-cell office:value-type="float" office:value="202.17">
            <text:p>202.17</text:p>
          </table:table-cell>
          <table:table-cell table:formula="of:=[.D1009]/[.A1009]" office:value-type="float" office:value="1.04545454545455">
            <text:p>1.05</text:p>
          </table:table-cell>
          <table:table-cell office:value-type="float" office:value="193.97">
            <text:p>193.97</text:p>
          </table:table-cell>
          <table:table-cell table:formula="of:=[.F1009]/[.A1009]" office:value-type="float" office:value="1.00305098769263">
            <text:p>1</text:p>
          </table:table-cell>
          <table:table-cell office:value-type="float" office:value="200.99">
            <text:p>200.99</text:p>
          </table:table-cell>
          <table:table-cell table:formula="of:=[.H1009]/[.A1009]" office:value-type="float" office:value="1.03935257006929">
            <text:p>1.04</text:p>
          </table:table-cell>
          <table:table-cell office:value-type="float" office:value="193.97">
            <text:p>193.97</text:p>
          </table:table-cell>
          <table:table-cell table:formula="of:=[.J1009]/[.A1009]" office:value-type="float" office:value="1.00305098769263">
            <text:p>1</text:p>
          </table:table-cell>
          <table:table-cell table:number-columns-repeated="5"/>
        </table:table-row>
        <table:table-row table:style-name="ro1">
          <table:table-cell office:value-type="float" office:value="285.79">
            <text:p>285.79</text:p>
          </table:table-cell>
          <table:table-cell office:value-type="float" office:value="293.21">
            <text:p>293.21</text:p>
          </table:table-cell>
          <table:table-cell table:formula="of:=[.B1010]/[.A1010]" office:value-type="float" office:value="1.02596311977326">
            <text:p>1.03</text:p>
          </table:table-cell>
          <table:table-cell office:value-type="float" office:value="291.55">
            <text:p>291.55</text:p>
          </table:table-cell>
          <table:table-cell table:formula="of:=[.D1010]/[.A1010]" office:value-type="float" office:value="1.02015465901536">
            <text:p>1.02</text:p>
          </table:table-cell>
          <table:table-cell office:value-type="float" office:value="292.72">
            <text:p>292.72</text:p>
          </table:table-cell>
          <table:table-cell table:formula="of:=[.F1010]/[.A1010]" office:value-type="float" office:value="1.02424857412786">
            <text:p>1.02</text:p>
          </table:table-cell>
          <table:table-cell office:value-type="float" office:value="293.21">
            <text:p>293.21</text:p>
          </table:table-cell>
          <table:table-cell table:formula="of:=[.H1010]/[.A1010]" office:value-type="float" office:value="1.02596311977326">
            <text:p>1.03</text:p>
          </table:table-cell>
          <table:table-cell office:value-type="float" office:value="289.21">
            <text:p>289.21</text:p>
          </table:table-cell>
          <table:table-cell table:formula="of:=[.J1010]/[.A1010]" office:value-type="float" office:value="1.01196682879037">
            <text:p>1.01</text:p>
          </table:table-cell>
          <table:table-cell table:number-columns-repeated="5"/>
        </table:table-row>
        <table:table-row table:style-name="ro1">
          <table:table-cell office:value-type="float" office:value="226.69">
            <text:p>226.69</text:p>
          </table:table-cell>
          <table:table-cell office:value-type="float" office:value="243.72">
            <text:p>243.72</text:p>
          </table:table-cell>
          <table:table-cell table:formula="of:=[.B1011]/[.A1011]" office:value-type="float" office:value="1.07512461952446">
            <text:p>1.08</text:p>
          </table:table-cell>
          <table:table-cell office:value-type="float" office:value="231.38">
            <text:p>231.38</text:p>
          </table:table-cell>
          <table:table-cell table:formula="of:=[.D1011]/[.A1011]" office:value-type="float" office:value="1.02068904671578">
            <text:p>1.02</text:p>
          </table:table-cell>
          <table:table-cell office:value-type="float" office:value="233.14">
            <text:p>233.14</text:p>
          </table:table-cell>
          <table:table-cell table:formula="of:=[.F1011]/[.A1011]" office:value-type="float" office:value="1.02845295337245">
            <text:p>1.03</text:p>
          </table:table-cell>
          <table:table-cell office:value-type="float" office:value="228.69">
            <text:p>228.69</text:p>
          </table:table-cell>
          <table:table-cell table:formula="of:=[.H1011]/[.A1011]" office:value-type="float" office:value="1.00882262120076">
            <text:p>1.01</text:p>
          </table:table-cell>
          <table:table-cell office:value-type="float" office:value="231.04">
            <text:p>231.04</text:p>
          </table:table-cell>
          <table:table-cell table:formula="of:=[.J1011]/[.A1011]" office:value-type="float" office:value="1.01918920111165">
            <text:p>1.02</text:p>
          </table:table-cell>
          <table:table-cell table:number-columns-repeated="5"/>
        </table:table-row>
        <table:table-row table:style-name="ro1">
          <table:table-cell office:value-type="float" office:value="395">
            <text:p>395</text:p>
          </table:table-cell>
          <table:table-cell office:value-type="float" office:value="402.27">
            <text:p>402.27</text:p>
          </table:table-cell>
          <table:table-cell table:formula="of:=[.B1012]/[.A1012]" office:value-type="float" office:value="1.01840506329114">
            <text:p>1.02</text:p>
          </table:table-cell>
          <table:table-cell office:value-type="float" office:value="397.1">
            <text:p>397.1</text:p>
          </table:table-cell>
          <table:table-cell table:formula="of:=[.D1012]/[.A1012]" office:value-type="float" office:value="1.0053164556962">
            <text:p>1.01</text:p>
          </table:table-cell>
          <table:table-cell office:value-type="float" office:value="397.1">
            <text:p>397.1</text:p>
          </table:table-cell>
          <table:table-cell table:formula="of:=[.F1012]/[.A1012]" office:value-type="float" office:value="1.0053164556962">
            <text:p>1.01</text:p>
          </table:table-cell>
          <table:table-cell office:value-type="float" office:value="401.1">
            <text:p>401.1</text:p>
          </table:table-cell>
          <table:table-cell table:formula="of:=[.H1012]/[.A1012]" office:value-type="float" office:value="1.01544303797468">
            <text:p>1.02</text:p>
          </table:table-cell>
          <table:table-cell office:value-type="float" office:value="397.1">
            <text:p>397.1</text:p>
          </table:table-cell>
          <table:table-cell table:formula="of:=[.J1012]/[.A1012]" office:value-type="float" office:value="1.0053164556962">
            <text:p>1.01</text:p>
          </table:table-cell>
          <table:table-cell table:number-columns-repeated="5"/>
        </table:table-row>
        <table:table-row table:style-name="ro1">
          <table:table-cell office:value-type="float" office:value="227.62">
            <text:p>227.62</text:p>
          </table:table-cell>
          <table:table-cell office:value-type="float" office:value="239.14">
            <text:p>239.14</text:p>
          </table:table-cell>
          <table:table-cell table:formula="of:=[.B1013]/[.A1013]" office:value-type="float" office:value="1.05061066690098">
            <text:p>1.05</text:p>
          </table:table-cell>
          <table:table-cell office:value-type="float" office:value="234.65">
            <text:p>234.65</text:p>
          </table:table-cell>
          <table:table-cell table:formula="of:=[.D1013]/[.A1013]" office:value-type="float" office:value="1.03088480801336">
            <text:p>1.03</text:p>
          </table:table-cell>
          <table:table-cell office:value-type="float" office:value="228.79">
            <text:p>228.79</text:p>
          </table:table-cell>
          <table:table-cell table:formula="of:=[.F1013]/[.A1013]" office:value-type="float" office:value="1.00514014585713">
            <text:p>1.01</text:p>
          </table:table-cell>
          <table:table-cell office:value-type="float" office:value="233.04">
            <text:p>233.04</text:p>
          </table:table-cell>
          <table:table-cell table:formula="of:=[.H1013]/[.A1013]" office:value-type="float" office:value="1.02381161585098">
            <text:p>1.02</text:p>
          </table:table-cell>
          <table:table-cell office:value-type="float" office:value="228.21">
            <text:p>228.21</text:p>
          </table:table-cell>
          <table:table-cell table:formula="of:=[.J1013]/[.A1013]" office:value-type="float" office:value="1.00259203936385">
            <text:p>1</text:p>
          </table:table-cell>
          <table:table-cell table:number-columns-repeated="5"/>
        </table:table-row>
        <table:table-row table:style-name="ro1">
          <table:table-cell office:value-type="float" office:value="357.71">
            <text:p>357.71</text:p>
          </table:table-cell>
          <table:table-cell office:value-type="float" office:value="367.95">
            <text:p>367.95</text:p>
          </table:table-cell>
          <table:table-cell table:formula="of:=[.B1014]/[.A1014]" office:value-type="float" office:value="1.02862654105281">
            <text:p>1.03</text:p>
          </table:table-cell>
          <table:table-cell office:value-type="float" office:value="368.88">
            <text:p>368.88</text:p>
          </table:table-cell>
          <table:table-cell table:formula="of:=[.D1014]/[.A1014]" office:value-type="float" office:value="1.03122641245702">
            <text:p>1.03</text:p>
          </table:table-cell>
          <table:table-cell office:value-type="float" office:value="364.78">
            <text:p>364.78</text:p>
          </table:table-cell>
          <table:table-cell table:formula="of:=[.F1014]/[.A1014]" office:value-type="float" office:value="1.0197646137933">
            <text:p>1.02</text:p>
          </table:table-cell>
          <table:table-cell office:value-type="float" office:value="363.02">
            <text:p>363.02</text:p>
          </table:table-cell>
          <table:table-cell table:formula="of:=[.H1014]/[.A1014]" office:value-type="float" office:value="1.01484442704985">
            <text:p>1.01</text:p>
          </table:table-cell>
          <table:table-cell office:value-type="float" office:value="360.88">
            <text:p>360.88</text:p>
          </table:table-cell>
          <table:table-cell table:formula="of:=[.J1014]/[.A1014]" office:value-type="float" office:value="1.00886192725951">
            <text:p>1.01</text:p>
          </table:table-cell>
          <table:table-cell table:number-columns-repeated="5"/>
        </table:table-row>
        <table:table-row table:style-name="ro1">
          <table:table-cell office:value-type="float" office:value="302.88">
            <text:p>302.88</text:p>
          </table:table-cell>
          <table:table-cell office:value-type="float" office:value="311.71">
            <text:p>311.71</text:p>
          </table:table-cell>
          <table:table-cell table:formula="of:=[.B1015]/[.A1015]" office:value-type="float" office:value="1.02915346011622">
            <text:p>1.03</text:p>
          </table:table-cell>
          <table:table-cell office:value-type="float" office:value="306.29">
            <text:p>306.29</text:p>
          </table:table-cell>
          <table:table-cell table:formula="of:=[.D1015]/[.A1015]" office:value-type="float" office:value="1.01125858425779">
            <text:p>1.01</text:p>
          </table:table-cell>
          <table:table-cell office:value-type="float" office:value="307.46">
            <text:p>307.46</text:p>
          </table:table-cell>
          <table:table-cell table:formula="of:=[.F1015]/[.A1015]" office:value-type="float" office:value="1.01512150026413">
            <text:p>1.02</text:p>
          </table:table-cell>
          <table:table-cell office:value-type="float" office:value="311.71">
            <text:p>311.71</text:p>
          </table:table-cell>
          <table:table-cell table:formula="of:=[.H1015]/[.A1015]" office:value-type="float" office:value="1.02915346011622">
            <text:p>1.03</text:p>
          </table:table-cell>
          <table:table-cell office:value-type="float" office:value="305.71">
            <text:p>305.71</text:p>
          </table:table-cell>
          <table:table-cell table:formula="of:=[.J1015]/[.A1015]" office:value-type="float" office:value="1.00934363444268">
            <text:p>1.01</text:p>
          </table:table-cell>
          <table:table-cell table:number-columns-repeated="5"/>
        </table:table-row>
        <table:table-row table:style-name="ro1">
          <table:table-cell office:value-type="float" office:value="183.46">
            <text:p>183.46</text:p>
          </table:table-cell>
          <table:table-cell office:value-type="float" office:value="188.28">
            <text:p>188.28</text:p>
          </table:table-cell>
          <table:table-cell table:formula="of:=[.B1016]/[.A1016]" office:value-type="float" office:value="1.02627275700425">
            <text:p>1.03</text:p>
          </table:table-cell>
          <table:table-cell office:value-type="float" office:value="184.28">
            <text:p>184.28</text:p>
          </table:table-cell>
          <table:table-cell table:formula="of:=[.D1016]/[.A1016]" office:value-type="float" office:value="1.0044696391584">
            <text:p>1</text:p>
          </table:table-cell>
          <table:table-cell office:value-type="float" office:value="184.04">
            <text:p>184.04</text:p>
          </table:table-cell>
          <table:table-cell table:formula="of:=[.F1016]/[.A1016]" office:value-type="float" office:value="1.00316145208765">
            <text:p>1</text:p>
          </table:table-cell>
          <table:table-cell office:value-type="float" office:value="188.28">
            <text:p>188.28</text:p>
          </table:table-cell>
          <table:table-cell table:formula="of:=[.H1016]/[.A1016]" office:value-type="float" office:value="1.02627275700425">
            <text:p>1.03</text:p>
          </table:table-cell>
          <table:table-cell office:value-type="float" office:value="184.87">
            <text:p>184.87</text:p>
          </table:table-cell>
          <table:table-cell table:formula="of:=[.J1016]/[.A1016]" office:value-type="float" office:value="1.00768559904066">
            <text:p>1.01</text:p>
          </table:table-cell>
          <table:table-cell table:number-columns-repeated="5"/>
        </table:table-row>
        <table:table-row table:style-name="ro1">
          <table:table-cell office:value-type="float" office:value="240.92">
            <text:p>240.92</text:p>
          </table:table-cell>
          <table:table-cell office:value-type="float" office:value="257.51">
            <text:p>257.51</text:p>
          </table:table-cell>
          <table:table-cell table:formula="of:=[.B1017]/[.A1017]" office:value-type="float" office:value="1.06886103270795">
            <text:p>1.07</text:p>
          </table:table-cell>
          <table:table-cell office:value-type="float" office:value="244.2">
            <text:p>244.2</text:p>
          </table:table-cell>
          <table:table-cell table:formula="of:=[.D1017]/[.A1017]" office:value-type="float" office:value="1.01361447783497">
            <text:p>1.01</text:p>
          </table:table-cell>
          <table:table-cell office:value-type="float" office:value="241.85">
            <text:p>241.85</text:p>
          </table:table-cell>
          <table:table-cell table:formula="of:=[.F1017]/[.A1017]" office:value-type="float" office:value="1.00386020255687">
            <text:p>1</text:p>
          </table:table-cell>
          <table:table-cell office:value-type="float" office:value="257.51">
            <text:p>257.51</text:p>
          </table:table-cell>
          <table:table-cell table:formula="of:=[.H1017]/[.A1017]" office:value-type="float" office:value="1.06886103270795">
            <text:p>1.07</text:p>
          </table:table-cell>
          <table:table-cell office:value-type="float" office:value="241.85">
            <text:p>241.85</text:p>
          </table:table-cell>
          <table:table-cell table:formula="of:=[.J1017]/[.A1017]" office:value-type="float" office:value="1.00386020255687">
            <text:p>1</text:p>
          </table:table-cell>
          <table:table-cell table:number-columns-repeated="5"/>
        </table:table-row>
        <table:table-row table:style-name="ro1">
          <table:table-cell office:value-type="float" office:value="241.36">
            <text:p>241.36</text:p>
          </table:table-cell>
          <table:table-cell office:value-type="float" office:value="244.19">
            <text:p>244.19</text:p>
          </table:table-cell>
          <table:table-cell table:formula="of:=[.B1018]/[.A1018]" office:value-type="float" office:value="1.01172522373218">
            <text:p>1.01</text:p>
          </table:table-cell>
          <table:table-cell office:value-type="float" office:value="241.36">
            <text:p>241.36</text:p>
          </table:table-cell>
          <table:table-cell table:formula="of:=[.D1018]/[.A1018]" office:value-type="float" office:value="1">
            <text:p>1</text:p>
          </table:table-cell>
          <table:table-cell office:value-type="float" office:value="241.36">
            <text:p>241.36</text:p>
          </table:table-cell>
          <table:table-cell table:formula="of:=[.F1018]/[.A1018]" office:value-type="float" office:value="1">
            <text:p>1</text:p>
          </table:table-cell>
          <table:table-cell office:value-type="float" office:value="242.19">
            <text:p>242.19</text:p>
          </table:table-cell>
          <table:table-cell table:formula="of:=[.H1018]/[.A1018]" office:value-type="float" office:value="1.00343884653629">
            <text:p>1</text:p>
          </table:table-cell>
          <table:table-cell office:value-type="float" office:value="241.36">
            <text:p>241.36</text:p>
          </table:table-cell>
          <table:table-cell table:formula="of:=[.J1018]/[.A1018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299.36">
            <text:p>299.36</text:p>
          </table:table-cell>
          <table:table-cell office:value-type="float" office:value="306.05">
            <text:p>306.05</text:p>
          </table:table-cell>
          <table:table-cell table:formula="of:=[.B1019]/[.A1019]" office:value-type="float" office:value="1.02234767504009">
            <text:p>1.02</text:p>
          </table:table-cell>
          <table:table-cell office:value-type="float" office:value="300.53">
            <text:p>300.53</text:p>
          </table:table-cell>
          <table:table-cell table:formula="of:=[.D1019]/[.A1019]" office:value-type="float" office:value="1.00390833778728">
            <text:p>1</text:p>
          </table:table-cell>
          <table:table-cell office:value-type="float" office:value="304.63">
            <text:p>304.63</text:p>
          </table:table-cell>
          <table:table-cell table:formula="of:=[.F1019]/[.A1019]" office:value-type="float" office:value="1.01760422234099">
            <text:p>1.02</text:p>
          </table:table-cell>
          <table:table-cell office:value-type="float" office:value="306.05">
            <text:p>306.05</text:p>
          </table:table-cell>
          <table:table-cell table:formula="of:=[.H1019]/[.A1019]" office:value-type="float" office:value="1.02234767504009">
            <text:p>1.02</text:p>
          </table:table-cell>
          <table:table-cell office:value-type="float" office:value="301.71">
            <text:p>301.71</text:p>
          </table:table-cell>
          <table:table-cell table:formula="of:=[.J1019]/[.A1019]" office:value-type="float" office:value="1.00785008017103">
            <text:p>1.01</text:p>
          </table:table-cell>
          <table:table-cell table:number-columns-repeated="5"/>
        </table:table-row>
        <table:table-row table:style-name="ro1">
          <table:table-cell office:value-type="float" office:value="202.92">
            <text:p>202.92</text:p>
          </table:table-cell>
          <table:table-cell office:value-type="float" office:value="208.43">
            <text:p>208.43</text:p>
          </table:table-cell>
          <table:table-cell table:formula="of:=[.B1020]/[.A1020]" office:value-type="float" office:value="1.02715355805243">
            <text:p>1.03</text:p>
          </table:table-cell>
          <table:table-cell office:value-type="float" office:value="202.92">
            <text:p>202.92</text:p>
          </table:table-cell>
          <table:table-cell table:formula="of:=[.D1020]/[.A1020]" office:value-type="float" office:value="1">
            <text:p>1</text:p>
          </table:table-cell>
          <table:table-cell office:value-type="float" office:value="202.92">
            <text:p>202.92</text:p>
          </table:table-cell>
          <table:table-cell table:formula="of:=[.F1020]/[.A1020]" office:value-type="float" office:value="1">
            <text:p>1</text:p>
          </table:table-cell>
          <table:table-cell office:value-type="float" office:value="202.92">
            <text:p>202.92</text:p>
          </table:table-cell>
          <table:table-cell table:formula="of:=[.H1020]/[.A1020]" office:value-type="float" office:value="1">
            <text:p>1</text:p>
          </table:table-cell>
          <table:table-cell office:value-type="float" office:value="205.85">
            <text:p>205.85</text:p>
          </table:table-cell>
          <table:table-cell table:formula="of:=[.J1020]/[.A1020]" office:value-type="float" office:value="1.01443918785728">
            <text:p>1.01</text:p>
          </table:table-cell>
          <table:table-cell table:number-columns-repeated="5"/>
        </table:table-row>
        <table:table-row table:style-name="ro1">
          <table:table-cell office:value-type="float" office:value="394.82">
            <text:p>394.82</text:p>
          </table:table-cell>
          <table:table-cell office:value-type="float" office:value="415.36">
            <text:p>415.36</text:p>
          </table:table-cell>
          <table:table-cell table:formula="of:=[.B1021]/[.A1021]" office:value-type="float" office:value="1.05202370700572">
            <text:p>1.05</text:p>
          </table:table-cell>
          <table:table-cell office:value-type="float" office:value="401.85">
            <text:p>401.85</text:p>
          </table:table-cell>
          <table:table-cell table:formula="of:=[.D1021]/[.A1021]" office:value-type="float" office:value="1.01780558229066">
            <text:p>1.02</text:p>
          </table:table-cell>
          <table:table-cell office:value-type="float" office:value="401.02">
            <text:p>401.02</text:p>
          </table:table-cell>
          <table:table-cell table:formula="of:=[.F1021]/[.A1021]" office:value-type="float" office:value="1.01570335849248">
            <text:p>1.02</text:p>
          </table:table-cell>
          <table:table-cell office:value-type="float" office:value="415.36">
            <text:p>415.36</text:p>
          </table:table-cell>
          <table:table-cell table:formula="of:=[.H1021]/[.A1021]" office:value-type="float" office:value="1.05202370700572">
            <text:p>1.05</text:p>
          </table:table-cell>
          <table:table-cell office:value-type="float" office:value="397.16">
            <text:p>397.16</text:p>
          </table:table-cell>
          <table:table-cell table:formula="of:=[.J1021]/[.A1021]" office:value-type="float" office:value="1.00592675143103">
            <text:p>1.01</text:p>
          </table:table-cell>
          <table:table-cell table:number-columns-repeated="5"/>
        </table:table-row>
        <table:table-row table:style-name="ro1">
          <table:table-cell office:value-type="float" office:value="455.1">
            <text:p>455.1</text:p>
          </table:table-cell>
          <table:table-cell office:value-type="float" office:value="470.68">
            <text:p>470.68</text:p>
          </table:table-cell>
          <table:table-cell table:formula="of:=[.B1022]/[.A1022]" office:value-type="float" office:value="1.03423423423423">
            <text:p>1.03</text:p>
          </table:table-cell>
          <table:table-cell office:value-type="float" office:value="464.82">
            <text:p>464.82</text:p>
          </table:table-cell>
          <table:table-cell table:formula="of:=[.D1022]/[.A1022]" office:value-type="float" office:value="1.02135794330916">
            <text:p>1.02</text:p>
          </table:table-cell>
          <table:table-cell office:value-type="float" office:value="458.13">
            <text:p>458.13</text:p>
          </table:table-cell>
          <table:table-cell table:formula="of:=[.F1022]/[.A1022]" office:value-type="float" office:value="1.00665787738958">
            <text:p>1.01</text:p>
          </table:table-cell>
          <table:table-cell office:value-type="float" office:value="465.99">
            <text:p>465.99</text:p>
          </table:table-cell>
          <table:table-cell table:formula="of:=[.H1022]/[.A1022]" office:value-type="float" office:value="1.02392880685564">
            <text:p>1.02</text:p>
          </table:table-cell>
          <table:table-cell office:value-type="float" office:value="462.82">
            <text:p>462.82</text:p>
          </table:table-cell>
          <table:table-cell table:formula="of:=[.J1022]/[.A1022]" office:value-type="float" office:value="1.01696330476818">
            <text:p>1.02</text:p>
          </table:table-cell>
          <table:table-cell table:number-columns-repeated="5"/>
        </table:table-row>
        <table:table-row table:style-name="ro1">
          <table:table-cell office:value-type="float" office:value="401.63">
            <text:p>401.63</text:p>
          </table:table-cell>
          <table:table-cell office:value-type="float" office:value="434.85">
            <text:p>434.85</text:p>
          </table:table-cell>
          <table:table-cell table:formula="of:=[.B1023]/[.A1023]" office:value-type="float" office:value="1.08271294475014">
            <text:p>1.08</text:p>
          </table:table-cell>
          <table:table-cell office:value-type="float" office:value="410.95">
            <text:p>410.95</text:p>
          </table:table-cell>
          <table:table-cell table:formula="of:=[.D1023]/[.A1023]" office:value-type="float" office:value="1.0232054378408">
            <text:p>1.02</text:p>
          </table:table-cell>
          <table:table-cell office:value-type="float" office:value="412.12">
            <text:p>412.12</text:p>
          </table:table-cell>
          <table:table-cell table:formula="of:=[.F1023]/[.A1023]" office:value-type="float" office:value="1.02611856684013">
            <text:p>1.03</text:p>
          </table:table-cell>
          <table:table-cell office:value-type="float" office:value="434.85">
            <text:p>434.85</text:p>
          </table:table-cell>
          <table:table-cell table:formula="of:=[.H1023]/[.A1023]" office:value-type="float" office:value="1.08271294475014">
            <text:p>1.08</text:p>
          </table:table-cell>
          <table:table-cell office:value-type="float" office:value="410.95">
            <text:p>410.95</text:p>
          </table:table-cell>
          <table:table-cell table:formula="of:=[.J1023]/[.A1023]" office:value-type="float" office:value="1.0232054378408">
            <text:p>1.02</text:p>
          </table:table-cell>
          <table:table-cell table:number-columns-repeated="5"/>
        </table:table-row>
        <table:table-row table:style-name="ro1">
          <table:table-cell office:value-type="float" office:value="498.56">
            <text:p>498.56</text:p>
          </table:table-cell>
          <table:table-cell office:value-type="float" office:value="508.07">
            <text:p>508.07</text:p>
          </table:table-cell>
          <table:table-cell table:formula="of:=[.B1024]/[.A1024]" office:value-type="float" office:value="1.01907493581515">
            <text:p>1.02</text:p>
          </table:table-cell>
          <table:table-cell office:value-type="float" office:value="500.42">
            <text:p>500.42</text:p>
          </table:table-cell>
          <table:table-cell table:formula="of:=[.D1024]/[.A1024]" office:value-type="float" office:value="1.00373074454429">
            <text:p>1</text:p>
          </table:table-cell>
          <table:table-cell office:value-type="float" office:value="503.83">
            <text:p>503.83</text:p>
          </table:table-cell>
          <table:table-cell table:formula="of:=[.F1024]/[.A1024]" office:value-type="float" office:value="1.01057044287548">
            <text:p>1.01</text:p>
          </table:table-cell>
          <table:table-cell office:value-type="float" office:value="506.07">
            <text:p>506.07</text:p>
          </table:table-cell>
          <table:table-cell table:formula="of:=[.H1024]/[.A1024]" office:value-type="float" office:value="1.01506338254172">
            <text:p>1.02</text:p>
          </table:table-cell>
          <table:table-cell office:value-type="float" office:value="499.24">
            <text:p>499.24</text:p>
          </table:table-cell>
          <table:table-cell table:formula="of:=[.J1024]/[.A1024]" office:value-type="float" office:value="1.00136392811297">
            <text:p>1</text:p>
          </table:table-cell>
          <table:table-cell table:number-columns-repeated="5"/>
        </table:table-row>
        <table:table-row table:style-name="ro1">
          <table:table-cell office:value-type="float" office:value="486.92">
            <text:p>486.92</text:p>
          </table:table-cell>
          <table:table-cell office:value-type="float" office:value="503.06">
            <text:p>503.06</text:p>
          </table:table-cell>
          <table:table-cell table:formula="of:=[.B1025]/[.A1025]" office:value-type="float" office:value="1.03314712889181">
            <text:p>1.03</text:p>
          </table:table-cell>
          <table:table-cell office:value-type="float" office:value="500.33">
            <text:p>500.33</text:p>
          </table:table-cell>
          <table:table-cell table:formula="of:=[.D1025]/[.A1025]" office:value-type="float" office:value="1.02754045839152">
            <text:p>1.03</text:p>
          </table:table-cell>
          <table:table-cell office:value-type="float" office:value="501.5">
            <text:p>501.5</text:p>
          </table:table-cell>
          <table:table-cell table:formula="of:=[.F1025]/[.A1025]" office:value-type="float" office:value="1.02994331717736">
            <text:p>1.03</text:p>
          </table:table-cell>
          <table:table-cell office:value-type="float" office:value="503.06">
            <text:p>503.06</text:p>
          </table:table-cell>
          <table:table-cell table:formula="of:=[.H1025]/[.A1025]" office:value-type="float" office:value="1.03314712889181">
            <text:p>1.03</text:p>
          </table:table-cell>
          <table:table-cell office:value-type="float" office:value="500.48">
            <text:p>500.48</text:p>
          </table:table-cell>
          <table:table-cell table:formula="of:=[.J1025]/[.A1025]" office:value-type="float" office:value="1.02784851721022">
            <text:p>1.03</text:p>
          </table:table-cell>
          <table:table-cell table:number-columns-repeated="5"/>
        </table:table-row>
        <table:table-row table:style-name="ro1">
          <table:table-cell office:value-type="float" office:value="370.62">
            <text:p>370.62</text:p>
          </table:table-cell>
          <table:table-cell office:value-type="float" office:value="378.82">
            <text:p>378.82</text:p>
          </table:table-cell>
          <table:table-cell table:formula="of:=[.B1026]/[.A1026]" office:value-type="float" office:value="1.0221250876909">
            <text:p>1.02</text:p>
          </table:table-cell>
          <table:table-cell office:value-type="float" office:value="374.48">
            <text:p>374.48</text:p>
          </table:table-cell>
          <table:table-cell table:formula="of:=[.D1026]/[.A1026]" office:value-type="float" office:value="1.01041498030328">
            <text:p>1.01</text:p>
          </table:table-cell>
          <table:table-cell office:value-type="float" office:value="371.55">
            <text:p>371.55</text:p>
          </table:table-cell>
          <table:table-cell table:formula="of:=[.F1026]/[.A1026]" office:value-type="float" office:value="1.00250930872592">
            <text:p>1</text:p>
          </table:table-cell>
          <table:table-cell office:value-type="float" office:value="378.82">
            <text:p>378.82</text:p>
          </table:table-cell>
          <table:table-cell table:formula="of:=[.H1026]/[.A1026]" office:value-type="float" office:value="1.0221250876909">
            <text:p>1.02</text:p>
          </table:table-cell>
          <table:table-cell office:value-type="float" office:value="372.13">
            <text:p>372.13</text:p>
          </table:table-cell>
          <table:table-cell table:formula="of:=[.J1026]/[.A1026]" office:value-type="float" office:value="1.00407425395284">
            <text:p>1</text:p>
          </table:table-cell>
          <table:table-cell table:number-columns-repeated="5"/>
        </table:table-row>
        <table:table-row table:style-name="ro1">
          <table:table-cell office:value-type="float" office:value="424.4">
            <text:p>424.4</text:p>
          </table:table-cell>
          <table:table-cell office:value-type="float" office:value="452.95">
            <text:p>452.95</text:p>
          </table:table-cell>
          <table:table-cell table:formula="of:=[.B1027]/[.A1027]" office:value-type="float" office:value="1.06727144203582">
            <text:p>1.07</text:p>
          </table:table-cell>
          <table:table-cell office:value-type="float" office:value="429.78">
            <text:p>429.78</text:p>
          </table:table-cell>
          <table:table-cell table:formula="of:=[.D1027]/[.A1027]" office:value-type="float" office:value="1.0126767200754">
            <text:p>1.01</text:p>
          </table:table-cell>
          <table:table-cell office:value-type="float" office:value="430.61">
            <text:p>430.61</text:p>
          </table:table-cell>
          <table:table-cell table:formula="of:=[.F1027]/[.A1027]" office:value-type="float" office:value="1.01463242224317">
            <text:p>1.01</text:p>
          </table:table-cell>
          <table:table-cell office:value-type="float" office:value="436.61">
            <text:p>436.61</text:p>
          </table:table-cell>
          <table:table-cell table:formula="of:=[.H1027]/[.A1027]" office:value-type="float" office:value="1.02877002827521">
            <text:p>1.03</text:p>
          </table:table-cell>
          <table:table-cell office:value-type="float" office:value="426.26">
            <text:p>426.26</text:p>
          </table:table-cell>
          <table:table-cell table:formula="of:=[.J1027]/[.A1027]" office:value-type="float" office:value="1.00438265786993">
            <text:p>1</text:p>
          </table:table-cell>
          <table:table-cell table:number-columns-repeated="5"/>
        </table:table-row>
        <table:table-row table:style-name="ro1">
          <table:table-cell office:value-type="float" office:value="296.62">
            <text:p>296.62</text:p>
          </table:table-cell>
          <table:table-cell office:value-type="float" office:value="312.76">
            <text:p>312.76</text:p>
          </table:table-cell>
          <table:table-cell table:formula="of:=[.B1028]/[.A1028]" office:value-type="float" office:value="1.05441305373879">
            <text:p>1.05</text:p>
          </table:table-cell>
          <table:table-cell office:value-type="float" office:value="301.35">
            <text:p>301.35</text:p>
          </table:table-cell>
          <table:table-cell table:formula="of:=[.D1028]/[.A1028]" office:value-type="float" office:value="1.01594632863597">
            <text:p>1.02</text:p>
          </table:table-cell>
          <table:table-cell office:value-type="float" office:value="310.38">
            <text:p>310.38</text:p>
          </table:table-cell>
          <table:table-cell table:formula="of:=[.F1028]/[.A1028]" office:value-type="float" office:value="1.04638931966826">
            <text:p>1.05</text:p>
          </table:table-cell>
          <table:table-cell office:value-type="float" office:value="312.76">
            <text:p>312.76</text:p>
          </table:table-cell>
          <table:table-cell table:formula="of:=[.H1028]/[.A1028]" office:value-type="float" office:value="1.05441305373879">
            <text:p>1.05</text:p>
          </table:table-cell>
          <table:table-cell office:value-type="float" office:value="301.35">
            <text:p>301.35</text:p>
          </table:table-cell>
          <table:table-cell table:formula="of:=[.J1028]/[.A1028]" office:value-type="float" office:value="1.01594632863597">
            <text:p>1.02</text:p>
          </table:table-cell>
          <table:table-cell table:number-columns-repeated="5"/>
        </table:table-row>
        <table:table-row table:style-name="ro1">
          <table:table-cell office:value-type="float" office:value="159.99">
            <text:p>159.99</text:p>
          </table:table-cell>
          <table:table-cell office:value-type="float" office:value="169.17">
            <text:p>169.17</text:p>
          </table:table-cell>
          <table:table-cell table:formula="of:=[.B1029]/[.A1029]" office:value-type="float" office:value="1.05737858616164">
            <text:p>1.06</text:p>
          </table:table-cell>
          <table:table-cell office:value-type="float" office:value="161.75">
            <text:p>161.75</text:p>
          </table:table-cell>
          <table:table-cell table:formula="of:=[.D1029]/[.A1029]" office:value-type="float" office:value="1.01100068754297">
            <text:p>1.01</text:p>
          </table:table-cell>
          <table:table-cell office:value-type="float" office:value="161.75">
            <text:p>161.75</text:p>
          </table:table-cell>
          <table:table-cell table:formula="of:=[.F1029]/[.A1029]" office:value-type="float" office:value="1.01100068754297">
            <text:p>1.01</text:p>
          </table:table-cell>
          <table:table-cell office:value-type="float" office:value="168.58">
            <text:p>168.58</text:p>
          </table:table-cell>
          <table:table-cell table:formula="of:=[.H1029]/[.A1029]" office:value-type="float" office:value="1.05369085567848">
            <text:p>1.05</text:p>
          </table:table-cell>
          <table:table-cell office:value-type="float" office:value="161.75">
            <text:p>161.75</text:p>
          </table:table-cell>
          <table:table-cell table:formula="of:=[.J1029]/[.A1029]" office:value-type="float" office:value="1.01100068754297">
            <text:p>1.01</text:p>
          </table:table-cell>
          <table:table-cell table:number-columns-repeated="5"/>
        </table:table-row>
        <table:table-row table:style-name="ro1">
          <table:table-cell office:value-type="float" office:value="149.18">
            <text:p>149.18</text:p>
          </table:table-cell>
          <table:table-cell office:value-type="float" office:value="155.76">
            <text:p>155.76</text:p>
          </table:table-cell>
          <table:table-cell table:formula="of:=[.B1030]/[.A1030]" office:value-type="float" office:value="1.04410778924789">
            <text:p>1.04</text:p>
          </table:table-cell>
          <table:table-cell office:value-type="float" office:value="149.18">
            <text:p>149.18</text:p>
          </table:table-cell>
          <table:table-cell table:formula="of:=[.D1030]/[.A1030]" office:value-type="float" office:value="1">
            <text:p>1</text:p>
          </table:table-cell>
          <table:table-cell office:value-type="float" office:value="149.18">
            <text:p>149.18</text:p>
          </table:table-cell>
          <table:table-cell table:formula="of:=[.F1030]/[.A1030]" office:value-type="float" office:value="1">
            <text:p>1</text:p>
          </table:table-cell>
          <table:table-cell office:value-type="float" office:value="149.18">
            <text:p>149.18</text:p>
          </table:table-cell>
          <table:table-cell table:formula="of:=[.H1030]/[.A1030]" office:value-type="float" office:value="1">
            <text:p>1</text:p>
          </table:table-cell>
          <table:table-cell office:value-type="float" office:value="150.94">
            <text:p>150.94</text:p>
          </table:table-cell>
          <table:table-cell table:formula="of:=[.J1030]/[.A1030]" office:value-type="float" office:value="1.01179782812709">
            <text:p>1.01</text:p>
          </table:table-cell>
          <table:table-cell table:number-columns-repeated="5"/>
        </table:table-row>
        <table:table-row table:style-name="ro1">
          <table:table-cell office:value-type="float" office:value="222.91">
            <text:p>222.91</text:p>
          </table:table-cell>
          <table:table-cell office:value-type="float" office:value="234.23">
            <text:p>234.23</text:p>
          </table:table-cell>
          <table:table-cell table:formula="of:=[.B1031]/[.A1031]" office:value-type="float" office:value="1.05078282714997">
            <text:p>1.05</text:p>
          </table:table-cell>
          <table:table-cell office:value-type="float" office:value="227.64">
            <text:p>227.64</text:p>
          </table:table-cell>
          <table:table-cell table:formula="of:=[.D1031]/[.A1031]" office:value-type="float" office:value="1.02121932618546">
            <text:p>1.02</text:p>
          </table:table-cell>
          <table:table-cell office:value-type="float" office:value="225.5">
            <text:p>225.5</text:p>
          </table:table-cell>
          <table:table-cell table:formula="of:=[.F1031]/[.A1031]" office:value-type="float" office:value="1.01161903907407">
            <text:p>1.01</text:p>
          </table:table-cell>
          <table:table-cell office:value-type="float" office:value="234.23">
            <text:p>234.23</text:p>
          </table:table-cell>
          <table:table-cell table:formula="of:=[.H1031]/[.A1031]" office:value-type="float" office:value="1.05078282714997">
            <text:p>1.05</text:p>
          </table:table-cell>
          <table:table-cell office:value-type="float" office:value="228.81">
            <text:p>228.81</text:p>
          </table:table-cell>
          <table:table-cell table:formula="of:=[.J1031]/[.A1031]" office:value-type="float" office:value="1.02646808128841">
            <text:p>1.03</text:p>
          </table:table-cell>
          <table:table-cell table:number-columns-repeated="5"/>
        </table:table-row>
        <table:table-row table:style-name="ro1">
          <table:table-cell office:value-type="float" office:value="333.76">
            <text:p>333.76</text:p>
          </table:table-cell>
          <table:table-cell office:value-type="float" office:value="358.79">
            <text:p>358.79</text:p>
          </table:table-cell>
          <table:table-cell table:formula="of:=[.B1032]/[.A1032]" office:value-type="float" office:value="1.07499400767018">
            <text:p>1.07</text:p>
          </table:table-cell>
          <table:table-cell office:value-type="float" office:value="339.97">
            <text:p>339.97</text:p>
          </table:table-cell>
          <table:table-cell table:formula="of:=[.D1032]/[.A1032]" office:value-type="float" office:value="1.01860618408437">
            <text:p>1.02</text:p>
          </table:table-cell>
          <table:table-cell office:value-type="float" office:value="334.69">
            <text:p>334.69</text:p>
          </table:table-cell>
          <table:table-cell table:formula="of:=[.F1032]/[.A1032]" office:value-type="float" office:value="1.00278643336529">
            <text:p>1</text:p>
          </table:table-cell>
          <table:table-cell office:value-type="float" office:value="343.48">
            <text:p>343.48</text:p>
          </table:table-cell>
          <table:table-cell table:formula="of:=[.H1032]/[.A1032]" office:value-type="float" office:value="1.02912272291467">
            <text:p>1.03</text:p>
          </table:table-cell>
          <table:table-cell office:value-type="float" office:value="335.28">
            <text:p>335.28</text:p>
          </table:table-cell>
          <table:table-cell table:formula="of:=[.J1032]/[.A1032]" office:value-type="float" office:value="1.00455417066155">
            <text:p>1</text:p>
          </table:table-cell>
          <table:table-cell table:number-columns-repeated="5"/>
        </table:table-row>
        <table:table-row table:style-name="ro1">
          <table:table-cell office:value-type="float" office:value="419.74">
            <text:p>419.74</text:p>
          </table:table-cell>
          <table:table-cell office:value-type="float" office:value="430.52">
            <text:p>430.52</text:p>
          </table:table-cell>
          <table:table-cell table:formula="of:=[.B1033]/[.A1033]" office:value-type="float" office:value="1.02568256539763">
            <text:p>1.03</text:p>
          </table:table-cell>
          <table:table-cell office:value-type="float" office:value="424.52">
            <text:p>424.52</text:p>
          </table:table-cell>
          <table:table-cell table:formula="of:=[.D1033]/[.A1033]" office:value-type="float" office:value="1.01138800209654">
            <text:p>1.01</text:p>
          </table:table-cell>
          <table:table-cell office:value-type="float" office:value="422.76">
            <text:p>422.76</text:p>
          </table:table-cell>
          <table:table-cell table:formula="of:=[.F1033]/[.A1033]" office:value-type="float" office:value="1.00719493019488">
            <text:p>1.01</text:p>
          </table:table-cell>
          <table:table-cell office:value-type="float" office:value="430.52">
            <text:p>430.52</text:p>
          </table:table-cell>
          <table:table-cell table:formula="of:=[.H1033]/[.A1033]" office:value-type="float" office:value="1.02568256539763">
            <text:p>1.03</text:p>
          </table:table-cell>
          <table:table-cell office:value-type="float" office:value="421.59">
            <text:p>421.59</text:p>
          </table:table-cell>
          <table:table-cell table:formula="of:=[.J1033]/[.A1033]" office:value-type="float" office:value="1.00440749035117">
            <text:p>1</text:p>
          </table:table-cell>
          <table:table-cell table:number-columns-repeated="5"/>
        </table:table-row>
        <table:table-row table:style-name="ro1">
          <table:table-cell office:value-type="float" office:value="190.62">
            <text:p>190.62</text:p>
          </table:table-cell>
          <table:table-cell office:value-type="float" office:value="225.69">
            <text:p>225.69</text:p>
          </table:table-cell>
          <table:table-cell table:formula="of:=[.B1034]/[.A1034]" office:value-type="float" office:value="1.1839785961599">
            <text:p>1.18</text:p>
          </table:table-cell>
          <table:table-cell office:value-type="float" office:value="192.38">
            <text:p>192.38</text:p>
          </table:table-cell>
          <table:table-cell table:formula="of:=[.D1034]/[.A1034]" office:value-type="float" office:value="1.00923302906306">
            <text:p>1.01</text:p>
          </table:table-cell>
          <table:table-cell office:value-type="float" office:value="190.62">
            <text:p>190.62</text:p>
          </table:table-cell>
          <table:table-cell table:formula="of:=[.F1034]/[.A1034]" office:value-type="float" office:value="1">
            <text:p>1</text:p>
          </table:table-cell>
          <table:table-cell office:value-type="float" office:value="221.45">
            <text:p>221.45</text:p>
          </table:table-cell>
          <table:table-cell table:formula="of:=[.H1034]/[.A1034]" office:value-type="float" office:value="1.16173538978072">
            <text:p>1.16</text:p>
          </table:table-cell>
          <table:table-cell office:value-type="float" office:value="192.38">
            <text:p>192.38</text:p>
          </table:table-cell>
          <table:table-cell table:formula="of:=[.J1034]/[.A1034]" office:value-type="float" office:value="1.00923302906306">
            <text:p>1.01</text:p>
          </table:table-cell>
          <table:table-cell table:number-columns-repeated="5"/>
        </table:table-row>
        <table:table-row table:style-name="ro1">
          <table:table-cell office:value-type="float" office:value="246.79">
            <text:p>246.79</text:p>
          </table:table-cell>
          <table:table-cell office:value-type="float" office:value="250.21">
            <text:p>250.21</text:p>
          </table:table-cell>
          <table:table-cell table:formula="of:=[.B1035]/[.A1035]" office:value-type="float" office:value="1.01385793589692">
            <text:p>1.01</text:p>
          </table:table-cell>
          <table:table-cell office:value-type="float" office:value="249.62">
            <text:p>249.62</text:p>
          </table:table-cell>
          <table:table-cell table:formula="of:=[.D1035]/[.A1035]" office:value-type="float" office:value="1.0114672393533">
            <text:p>1.01</text:p>
          </table:table-cell>
          <table:table-cell office:value-type="float" office:value="250.79">
            <text:p>250.79</text:p>
          </table:table-cell>
          <table:table-cell table:formula="of:=[.F1035]/[.A1035]" office:value-type="float" office:value="1.01620811216014">
            <text:p>1.02</text:p>
          </table:table-cell>
          <table:table-cell office:value-type="float" office:value="250.21">
            <text:p>250.21</text:p>
          </table:table-cell>
          <table:table-cell table:formula="of:=[.H1035]/[.A1035]" office:value-type="float" office:value="1.01385793589692">
            <text:p>1.01</text:p>
          </table:table-cell>
          <table:table-cell office:value-type="float" office:value="248.45">
            <text:p>248.45</text:p>
          </table:table-cell>
          <table:table-cell table:formula="of:=[.J1035]/[.A1035]" office:value-type="float" office:value="1.00672636654646">
            <text:p>1.01</text:p>
          </table:table-cell>
          <table:table-cell table:number-columns-repeated="5"/>
        </table:table-row>
        <table:table-row table:style-name="ro1">
          <table:table-cell office:value-type="float" office:value="356.43">
            <text:p>356.43</text:p>
          </table:table-cell>
          <table:table-cell office:value-type="float" office:value="362.68">
            <text:p>362.68</text:p>
          </table:table-cell>
          <table:table-cell table:formula="of:=[.B1036]/[.A1036]" office:value-type="float" office:value="1.01753499985972">
            <text:p>1.02</text:p>
          </table:table-cell>
          <table:table-cell office:value-type="float" office:value="361.61">
            <text:p>361.61</text:p>
          </table:table-cell>
          <table:table-cell table:formula="of:=[.D1036]/[.A1036]" office:value-type="float" office:value="1.01453300788374">
            <text:p>1.01</text:p>
          </table:table-cell>
          <table:table-cell office:value-type="float" office:value="363.61">
            <text:p>363.61</text:p>
          </table:table-cell>
          <table:table-cell table:formula="of:=[.F1036]/[.A1036]" office:value-type="float" office:value="1.02014420783885">
            <text:p>1.02</text:p>
          </table:table-cell>
          <table:table-cell office:value-type="float" office:value="362.68">
            <text:p>362.68</text:p>
          </table:table-cell>
          <table:table-cell table:formula="of:=[.H1036]/[.A1036]" office:value-type="float" office:value="1.01753499985972">
            <text:p>1.02</text:p>
          </table:table-cell>
          <table:table-cell office:value-type="float" office:value="359.85">
            <text:p>359.85</text:p>
          </table:table-cell>
          <table:table-cell table:formula="of:=[.J1036]/[.A1036]" office:value-type="float" office:value="1.00959515192324">
            <text:p>1.01</text:p>
          </table:table-cell>
          <table:table-cell table:number-columns-repeated="5"/>
        </table:table-row>
        <table:table-row table:style-name="ro1">
          <table:table-cell office:value-type="float" office:value="221.78">
            <text:p>221.78</text:p>
          </table:table-cell>
          <table:table-cell office:value-type="float" office:value="225.53">
            <text:p>225.53</text:p>
          </table:table-cell>
          <table:table-cell table:formula="of:=[.B1037]/[.A1037]" office:value-type="float" office:value="1.01690864820994">
            <text:p>1.02</text:p>
          </table:table-cell>
          <table:table-cell office:value-type="float" office:value="221.78">
            <text:p>221.78</text:p>
          </table:table-cell>
          <table:table-cell table:formula="of:=[.D1037]/[.A1037]" office:value-type="float" office:value="1">
            <text:p>1</text:p>
          </table:table-cell>
          <table:table-cell office:value-type="float" office:value="221.78">
            <text:p>221.78</text:p>
          </table:table-cell>
          <table:table-cell table:formula="of:=[.F1037]/[.A1037]" office:value-type="float" office:value="1">
            <text:p>1</text:p>
          </table:table-cell>
          <table:table-cell office:value-type="float" office:value="221.78">
            <text:p>221.78</text:p>
          </table:table-cell>
          <table:table-cell table:formula="of:=[.H1037]/[.A1037]" office:value-type="float" office:value="1">
            <text:p>1</text:p>
          </table:table-cell>
          <table:table-cell office:value-type="float" office:value="221.78">
            <text:p>221.78</text:p>
          </table:table-cell>
          <table:table-cell table:formula="of:=[.J1037]/[.A1037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211.38">
            <text:p>211.38</text:p>
          </table:table-cell>
          <table:table-cell office:value-type="float" office:value="219.72">
            <text:p>219.72</text:p>
          </table:table-cell>
          <table:table-cell table:formula="of:=[.B1038]/[.A1038]" office:value-type="float" office:value="1.03945500993471">
            <text:p>1.04</text:p>
          </table:table-cell>
          <table:table-cell office:value-type="float" office:value="214.31">
            <text:p>214.31</text:p>
          </table:table-cell>
          <table:table-cell table:formula="of:=[.D1038]/[.A1038]" office:value-type="float" office:value="1.01386129245908">
            <text:p>1.01</text:p>
          </table:table-cell>
          <table:table-cell office:value-type="float" office:value="218.99">
            <text:p>218.99</text:p>
          </table:table-cell>
          <table:table-cell table:formula="of:=[.F1038]/[.A1038]" office:value-type="float" office:value="1.03600151386129">
            <text:p>1.04</text:p>
          </table:table-cell>
          <table:table-cell office:value-type="float" office:value="219.72">
            <text:p>219.72</text:p>
          </table:table-cell>
          <table:table-cell table:formula="of:=[.H1038]/[.A1038]" office:value-type="float" office:value="1.03945500993471">
            <text:p>1.04</text:p>
          </table:table-cell>
          <table:table-cell office:value-type="float" office:value="213.14">
            <text:p>213.14</text:p>
          </table:table-cell>
          <table:table-cell table:formula="of:=[.J1038]/[.A1038]" office:value-type="float" office:value="1.00832623710852">
            <text:p>1.01</text:p>
          </table:table-cell>
          <table:table-cell table:number-columns-repeated="5"/>
        </table:table-row>
        <table:table-row table:style-name="ro1">
          <table:table-cell office:value-type="float" office:value="255.14">
            <text:p>255.14</text:p>
          </table:table-cell>
          <table:table-cell office:value-type="float" office:value="267.38">
            <text:p>267.38</text:p>
          </table:table-cell>
          <table:table-cell table:formula="of:=[.B1039]/[.A1039]" office:value-type="float" office:value="1.04797366151917">
            <text:p>1.05</text:p>
          </table:table-cell>
          <table:table-cell office:value-type="float" office:value="266.31">
            <text:p>266.31</text:p>
          </table:table-cell>
          <table:table-cell table:formula="of:=[.D1039]/[.A1039]" office:value-type="float" office:value="1.04377988555303">
            <text:p>1.04</text:p>
          </table:table-cell>
          <table:table-cell office:value-type="float" office:value="260.45">
            <text:p>260.45</text:p>
          </table:table-cell>
          <table:table-cell table:formula="of:=[.F1039]/[.A1039]" office:value-type="float" office:value="1.02081210315905">
            <text:p>1.02</text:p>
          </table:table-cell>
          <table:table-cell office:value-type="float" office:value="259.87">
            <text:p>259.87</text:p>
          </table:table-cell>
          <table:table-cell table:formula="of:=[.H1039]/[.A1039]" office:value-type="float" office:value="1.0185388414204">
            <text:p>1.02</text:p>
          </table:table-cell>
          <table:table-cell office:value-type="float" office:value="260.45">
            <text:p>260.45</text:p>
          </table:table-cell>
          <table:table-cell table:formula="of:=[.J1039]/[.A1039]" office:value-type="float" office:value="1.02081210315905">
            <text:p>1.02</text:p>
          </table:table-cell>
          <table:table-cell table:number-columns-repeated="5"/>
        </table:table-row>
        <table:table-row table:style-name="ro1">
          <table:table-cell office:value-type="float" office:value="159.14">
            <text:p>159.14</text:p>
          </table:table-cell>
          <table:table-cell office:value-type="float" office:value="166.55">
            <text:p>166.55</text:p>
          </table:table-cell>
          <table:table-cell table:formula="of:=[.B1040]/[.A1040]" office:value-type="float" office:value="1.04656277491517">
            <text:p>1.05</text:p>
          </table:table-cell>
          <table:table-cell office:value-type="float" office:value="159.14">
            <text:p>159.14</text:p>
          </table:table-cell>
          <table:table-cell table:formula="of:=[.D1040]/[.A1040]" office:value-type="float" office:value="1">
            <text:p>1</text:p>
          </table:table-cell>
          <table:table-cell office:value-type="float" office:value="159.14">
            <text:p>159.14</text:p>
          </table:table-cell>
          <table:table-cell table:formula="of:=[.F1040]/[.A1040]" office:value-type="float" office:value="1">
            <text:p>1</text:p>
          </table:table-cell>
          <table:table-cell office:value-type="float" office:value="159.14">
            <text:p>159.14</text:p>
          </table:table-cell>
          <table:table-cell table:formula="of:=[.H1040]/[.A1040]" office:value-type="float" office:value="1">
            <text:p>1</text:p>
          </table:table-cell>
          <table:table-cell office:value-type="float" office:value="159.14">
            <text:p>159.14</text:p>
          </table:table-cell>
          <table:table-cell table:formula="of:=[.J1040]/[.A1040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222.99">
            <text:p>222.99</text:p>
          </table:table-cell>
          <table:table-cell office:value-type="float" office:value="245.68">
            <text:p>245.68</text:p>
          </table:table-cell>
          <table:table-cell table:formula="of:=[.B1041]/[.A1041]" office:value-type="float" office:value="1.10175344185838">
            <text:p>1.1</text:p>
          </table:table-cell>
          <table:table-cell office:value-type="float" office:value="228.61">
            <text:p>228.61</text:p>
          </table:table-cell>
          <table:table-cell table:formula="of:=[.D1041]/[.A1041]" office:value-type="float" office:value="1.02520292389793">
            <text:p>1.03</text:p>
          </table:table-cell>
          <table:table-cell office:value-type="float" office:value="228.61">
            <text:p>228.61</text:p>
          </table:table-cell>
          <table:table-cell table:formula="of:=[.F1041]/[.A1041]" office:value-type="float" office:value="1.02520292389793">
            <text:p>1.03</text:p>
          </table:table-cell>
          <table:table-cell office:value-type="float" office:value="245.1">
            <text:p>245.1</text:p>
          </table:table-cell>
          <table:table-cell table:formula="of:=[.H1041]/[.A1041]" office:value-type="float" office:value="1.09915242836002">
            <text:p>1.1</text:p>
          </table:table-cell>
          <table:table-cell office:value-type="float" office:value="228.61">
            <text:p>228.61</text:p>
          </table:table-cell>
          <table:table-cell table:formula="of:=[.J1041]/[.A1041]" office:value-type="float" office:value="1.02520292389793">
            <text:p>1.03</text:p>
          </table:table-cell>
          <table:table-cell table:number-columns-repeated="5"/>
        </table:table-row>
        <table:table-row table:style-name="ro1">
          <table:table-cell office:value-type="float" office:value="169.53">
            <text:p>169.53</text:p>
          </table:table-cell>
          <table:table-cell office:value-type="float" office:value="178.94">
            <text:p>178.94</text:p>
          </table:table-cell>
          <table:table-cell table:formula="of:=[.B1042]/[.A1042]" office:value-type="float" office:value="1.05550640004719">
            <text:p>1.06</text:p>
          </table:table-cell>
          <table:table-cell office:value-type="float" office:value="169.87">
            <text:p>169.87</text:p>
          </table:table-cell>
          <table:table-cell table:formula="of:=[.D1042]/[.A1042]" office:value-type="float" office:value="1.00200554474134">
            <text:p>1</text:p>
          </table:table-cell>
          <table:table-cell office:value-type="float" office:value="169.87">
            <text:p>169.87</text:p>
          </table:table-cell>
          <table:table-cell table:formula="of:=[.F1042]/[.A1042]" office:value-type="float" office:value="1.00200554474134">
            <text:p>1</text:p>
          </table:table-cell>
          <table:table-cell office:value-type="float" office:value="178.94">
            <text:p>178.94</text:p>
          </table:table-cell>
          <table:table-cell table:formula="of:=[.H1042]/[.A1042]" office:value-type="float" office:value="1.05550640004719">
            <text:p>1.06</text:p>
          </table:table-cell>
          <table:table-cell office:value-type="float" office:value="169.87">
            <text:p>169.87</text:p>
          </table:table-cell>
          <table:table-cell table:formula="of:=[.J1042]/[.A1042]" office:value-type="float" office:value="1.00200554474134">
            <text:p>1</text:p>
          </table:table-cell>
          <table:table-cell table:number-columns-repeated="5"/>
        </table:table-row>
        <table:table-row table:style-name="ro1">
          <table:table-cell office:value-type="float" office:value="183.75">
            <text:p>183.75</text:p>
          </table:table-cell>
          <table:table-cell office:value-type="float" office:value="191.75">
            <text:p>191.75</text:p>
          </table:table-cell>
          <table:table-cell table:formula="of:=[.B1043]/[.A1043]" office:value-type="float" office:value="1.04353741496599">
            <text:p>1.04</text:p>
          </table:table-cell>
          <table:table-cell office:value-type="float" office:value="187.17">
            <text:p>187.17</text:p>
          </table:table-cell>
          <table:table-cell table:formula="of:=[.D1043]/[.A1043]" office:value-type="float" office:value="1.01861224489796">
            <text:p>1.02</text:p>
          </table:table-cell>
          <table:table-cell office:value-type="float" office:value="187.17">
            <text:p>187.17</text:p>
          </table:table-cell>
          <table:table-cell table:formula="of:=[.F1043]/[.A1043]" office:value-type="float" office:value="1.01861224489796">
            <text:p>1.02</text:p>
          </table:table-cell>
          <table:table-cell office:value-type="float" office:value="191.75">
            <text:p>191.75</text:p>
          </table:table-cell>
          <table:table-cell table:formula="of:=[.H1043]/[.A1043]" office:value-type="float" office:value="1.04353741496599">
            <text:p>1.04</text:p>
          </table:table-cell>
          <table:table-cell office:value-type="float" office:value="185.41">
            <text:p>185.41</text:p>
          </table:table-cell>
          <table:table-cell table:formula="of:=[.J1043]/[.A1043]" office:value-type="float" office:value="1.00903401360544">
            <text:p>1.01</text:p>
          </table:table-cell>
          <table:table-cell table:number-columns-repeated="5"/>
        </table:table-row>
        <table:table-row table:style-name="ro1">
          <table:table-cell office:value-type="float" office:value="339.56">
            <text:p>339.56</text:p>
          </table:table-cell>
          <table:table-cell office:value-type="float" office:value="351.81">
            <text:p>351.81</text:p>
          </table:table-cell>
          <table:table-cell table:formula="of:=[.B1044]/[.A1044]" office:value-type="float" office:value="1.03607609848039">
            <text:p>1.04</text:p>
          </table:table-cell>
          <table:table-cell office:value-type="float" office:value="342.74">
            <text:p>342.74</text:p>
          </table:table-cell>
          <table:table-cell table:formula="of:=[.D1044]/[.A1044]" office:value-type="float" office:value="1.00936506066675">
            <text:p>1.01</text:p>
          </table:table-cell>
          <table:table-cell office:value-type="float" office:value="351.52">
            <text:p>351.52</text:p>
          </table:table-cell>
          <table:table-cell table:formula="of:=[.F1044]/[.A1044]" office:value-type="float" office:value="1.03522205206738">
            <text:p>1.04</text:p>
          </table:table-cell>
          <table:table-cell office:value-type="float" office:value="348.29">
            <text:p>348.29</text:p>
          </table:table-cell>
          <table:table-cell table:formula="of:=[.H1044]/[.A1044]" office:value-type="float" office:value="1.02570974201908">
            <text:p>1.03</text:p>
          </table:table-cell>
          <table:table-cell office:value-type="float" office:value="346.63">
            <text:p>346.63</text:p>
          </table:table-cell>
          <table:table-cell table:formula="of:=[.J1044]/[.A1044]" office:value-type="float" office:value="1.02082106255154">
            <text:p>1.02</text:p>
          </table:table-cell>
          <table:table-cell table:number-columns-repeated="5"/>
        </table:table-row>
        <table:table-row table:style-name="ro1">
          <table:table-cell office:value-type="float" office:value="351.45">
            <text:p>351.45</text:p>
          </table:table-cell>
          <table:table-cell office:value-type="float" office:value="365.75">
            <text:p>365.75</text:p>
          </table:table-cell>
          <table:table-cell table:formula="of:=[.B1045]/[.A1045]" office:value-type="float" office:value="1.04068857589984">
            <text:p>1.04</text:p>
          </table:table-cell>
          <table:table-cell office:value-type="float" office:value="359.99">
            <text:p>359.99</text:p>
          </table:table-cell>
          <table:table-cell table:formula="of:=[.D1045]/[.A1045]" office:value-type="float" office:value="1.02429933134159">
            <text:p>1.02</text:p>
          </table:table-cell>
          <table:table-cell office:value-type="float" office:value="355.31">
            <text:p>355.31</text:p>
          </table:table-cell>
          <table:table-cell table:formula="of:=[.F1045]/[.A1045]" office:value-type="float" office:value="1.010983070138">
            <text:p>1.01</text:p>
          </table:table-cell>
          <table:table-cell office:value-type="float" office:value="365.75">
            <text:p>365.75</text:p>
          </table:table-cell>
          <table:table-cell table:formula="of:=[.H1045]/[.A1045]" office:value-type="float" office:value="1.04068857589984">
            <text:p>1.04</text:p>
          </table:table-cell>
          <table:table-cell office:value-type="float" office:value="356.48">
            <text:p>356.48</text:p>
          </table:table-cell>
          <table:table-cell table:formula="of:=[.J1045]/[.A1045]" office:value-type="float" office:value="1.0143121354389">
            <text:p>1.01</text:p>
          </table:table-cell>
          <table:table-cell table:number-columns-repeated="5"/>
        </table:table-row>
        <table:table-row table:style-name="ro1">
          <table:table-cell office:value-type="float" office:value="207.42">
            <text:p>207.42</text:p>
          </table:table-cell>
          <table:table-cell office:value-type="float" office:value="213.18">
            <text:p>213.18</text:p>
          </table:table-cell>
          <table:table-cell table:formula="of:=[.B1046]/[.A1046]" office:value-type="float" office:value="1.02776974255135">
            <text:p>1.03</text:p>
          </table:table-cell>
          <table:table-cell office:value-type="float" office:value="209.18">
            <text:p>209.18</text:p>
          </table:table-cell>
          <table:table-cell table:formula="of:=[.D1046]/[.A1046]" office:value-type="float" office:value="1.00848519911291">
            <text:p>1.01</text:p>
          </table:table-cell>
          <table:table-cell office:value-type="float" office:value="207.42">
            <text:p>207.42</text:p>
          </table:table-cell>
          <table:table-cell table:formula="of:=[.F1046]/[.A1046]" office:value-type="float" office:value="1">
            <text:p>1</text:p>
          </table:table-cell>
          <table:table-cell office:value-type="float" office:value="210.35">
            <text:p>210.35</text:p>
          </table:table-cell>
          <table:table-cell table:formula="of:=[.H1046]/[.A1046]" office:value-type="float" office:value="1.01412592806865">
            <text:p>1.01</text:p>
          </table:table-cell>
          <table:table-cell office:value-type="float" office:value="209.18">
            <text:p>209.18</text:p>
          </table:table-cell>
          <table:table-cell table:formula="of:=[.J1046]/[.A1046]" office:value-type="float" office:value="1.00848519911291">
            <text:p>1.01</text:p>
          </table:table-cell>
          <table:table-cell table:number-columns-repeated="5"/>
        </table:table-row>
        <table:table-row table:style-name="ro1">
          <table:table-cell office:value-type="float" office:value="255.71">
            <text:p>255.71</text:p>
          </table:table-cell>
          <table:table-cell office:value-type="float" office:value="262.53">
            <text:p>262.53</text:p>
          </table:table-cell>
          <table:table-cell table:formula="of:=[.B1047]/[.A1047]" office:value-type="float" office:value="1.02667083805874">
            <text:p>1.03</text:p>
          </table:table-cell>
          <table:table-cell office:value-type="float" office:value="259.12">
            <text:p>259.12</text:p>
          </table:table-cell>
          <table:table-cell table:formula="of:=[.D1047]/[.A1047]" office:value-type="float" office:value="1.01333541902937">
            <text:p>1.01</text:p>
          </table:table-cell>
          <table:table-cell office:value-type="float" office:value="256.29">
            <text:p>256.29</text:p>
          </table:table-cell>
          <table:table-cell table:formula="of:=[.F1047]/[.A1047]" office:value-type="float" office:value="1.00226819443901">
            <text:p>1</text:p>
          </table:table-cell>
          <table:table-cell office:value-type="float" office:value="262.53">
            <text:p>262.53</text:p>
          </table:table-cell>
          <table:table-cell table:formula="of:=[.H1047]/[.A1047]" office:value-type="float" office:value="1.02667083805874">
            <text:p>1.03</text:p>
          </table:table-cell>
          <table:table-cell office:value-type="float" office:value="259.12">
            <text:p>259.12</text:p>
          </table:table-cell>
          <table:table-cell table:formula="of:=[.J1047]/[.A1047]" office:value-type="float" office:value="1.01333541902937">
            <text:p>1.01</text:p>
          </table:table-cell>
          <table:table-cell table:number-columns-repeated="5"/>
        </table:table-row>
        <table:table-row table:style-name="ro1">
          <table:table-cell office:value-type="float" office:value="222.68">
            <text:p>222.68</text:p>
          </table:table-cell>
          <table:table-cell office:value-type="float" office:value="231.61">
            <text:p>231.61</text:p>
          </table:table-cell>
          <table:table-cell table:formula="of:=[.B1048]/[.A1048]" office:value-type="float" office:value="1.0401023890785">
            <text:p>1.04</text:p>
          </table:table-cell>
          <table:table-cell office:value-type="float" office:value="222.68">
            <text:p>222.68</text:p>
          </table:table-cell>
          <table:table-cell table:formula="of:=[.D1048]/[.A1048]" office:value-type="float" office:value="1">
            <text:p>1</text:p>
          </table:table-cell>
          <table:table-cell office:value-type="float" office:value="222.68">
            <text:p>222.68</text:p>
          </table:table-cell>
          <table:table-cell table:formula="of:=[.F1048]/[.A1048]" office:value-type="float" office:value="1">
            <text:p>1</text:p>
          </table:table-cell>
          <table:table-cell office:value-type="float" office:value="225.61">
            <text:p>225.61</text:p>
          </table:table-cell>
          <table:table-cell table:formula="of:=[.H1048]/[.A1048]" office:value-type="float" office:value="1.01315789473684">
            <text:p>1.01</text:p>
          </table:table-cell>
          <table:table-cell office:value-type="float" office:value="225.61">
            <text:p>225.61</text:p>
          </table:table-cell>
          <table:table-cell table:formula="of:=[.J1048]/[.A1048]" office:value-type="float" office:value="1.01315789473684">
            <text:p>1.01</text:p>
          </table:table-cell>
          <table:table-cell table:number-columns-repeated="5"/>
        </table:table-row>
        <table:table-row table:style-name="ro1">
          <table:table-cell office:value-type="float" office:value="490.57">
            <text:p>490.57</text:p>
          </table:table-cell>
          <table:table-cell office:value-type="float" office:value="508.57">
            <text:p>508.57</text:p>
          </table:table-cell>
          <table:table-cell table:formula="of:=[.B1049]/[.A1049]" office:value-type="float" office:value="1.03669201133375">
            <text:p>1.04</text:p>
          </table:table-cell>
          <table:table-cell office:value-type="float" office:value="493.74">
            <text:p>493.74</text:p>
          </table:table-cell>
          <table:table-cell table:formula="of:=[.D1049]/[.A1049]" office:value-type="float" office:value="1.00646187088489">
            <text:p>1.01</text:p>
          </table:table-cell>
          <table:table-cell office:value-type="float" office:value="496.67">
            <text:p>496.67</text:p>
          </table:table-cell>
          <table:table-cell table:formula="of:=[.F1049]/[.A1049]" office:value-type="float" office:value="1.01243451495199">
            <text:p>1.01</text:p>
          </table:table-cell>
          <table:table-cell office:value-type="float" office:value="508.57">
            <text:p>508.57</text:p>
          </table:table-cell>
          <table:table-cell table:formula="of:=[.H1049]/[.A1049]" office:value-type="float" office:value="1.03669201133375">
            <text:p>1.04</text:p>
          </table:table-cell>
          <table:table-cell office:value-type="float" office:value="497.06">
            <text:p>497.06</text:p>
          </table:table-cell>
          <table:table-cell table:formula="of:=[.J1049]/[.A1049]" office:value-type="float" office:value="1.01322950853089">
            <text:p>1.01</text:p>
          </table:table-cell>
          <table:table-cell table:number-columns-repeated="5"/>
        </table:table-row>
        <table:table-row table:style-name="ro1">
          <table:table-cell office:value-type="float" office:value="358.23">
            <text:p>358.23</text:p>
          </table:table-cell>
          <table:table-cell office:value-type="float" office:value="382.53">
            <text:p>382.53</text:p>
          </table:table-cell>
          <table:table-cell table:formula="of:=[.B1050]/[.A1050]" office:value-type="float" office:value="1.06783351478101">
            <text:p>1.07</text:p>
          </table:table-cell>
          <table:table-cell office:value-type="float" office:value="365.61">
            <text:p>365.61</text:p>
          </table:table-cell>
          <table:table-cell table:formula="of:=[.D1050]/[.A1050]" office:value-type="float" office:value="1.02060128967423">
            <text:p>1.02</text:p>
          </table:table-cell>
          <table:table-cell office:value-type="float" office:value="361.5">
            <text:p>361.5</text:p>
          </table:table-cell>
          <table:table-cell table:formula="of:=[.F1050]/[.A1050]" office:value-type="float" office:value="1.00912821371744">
            <text:p>1.01</text:p>
          </table:table-cell>
          <table:table-cell office:value-type="float" office:value="382.53">
            <text:p>382.53</text:p>
          </table:table-cell>
          <table:table-cell table:formula="of:=[.H1050]/[.A1050]" office:value-type="float" office:value="1.06783351478101">
            <text:p>1.07</text:p>
          </table:table-cell>
          <table:table-cell office:value-type="float" office:value="363.26">
            <text:p>363.26</text:p>
          </table:table-cell>
          <table:table-cell table:formula="of:=[.J1050]/[.A1050]" office:value-type="float" office:value="1.0140412584094">
            <text:p>1.01</text:p>
          </table:table-cell>
          <table:table-cell table:number-columns-repeated="5"/>
        </table:table-row>
        <table:table-row table:style-name="ro1">
          <table:table-cell office:value-type="float" office:value="247.55">
            <text:p>247.55</text:p>
          </table:table-cell>
          <table:table-cell office:value-type="float" office:value="253.41">
            <text:p>253.41</text:p>
          </table:table-cell>
          <table:table-cell table:formula="of:=[.B1051]/[.A1051]" office:value-type="float" office:value="1.02367198545748">
            <text:p>1.02</text:p>
          </table:table-cell>
          <table:table-cell office:value-type="float" office:value="251.41">
            <text:p>251.41</text:p>
          </table:table-cell>
          <table:table-cell table:formula="of:=[.D1051]/[.A1051]" office:value-type="float" office:value="1.01559280953343">
            <text:p>1.02</text:p>
          </table:table-cell>
          <table:table-cell office:value-type="float" office:value="247.89">
            <text:p>247.89</text:p>
          </table:table-cell>
          <table:table-cell table:formula="of:=[.F1051]/[.A1051]" office:value-type="float" office:value="1.00137345990709">
            <text:p>1</text:p>
          </table:table-cell>
          <table:table-cell office:value-type="float" office:value="253.41">
            <text:p>253.41</text:p>
          </table:table-cell>
          <table:table-cell table:formula="of:=[.H1051]/[.A1051]" office:value-type="float" office:value="1.02367198545748">
            <text:p>1.02</text:p>
          </table:table-cell>
          <table:table-cell office:value-type="float" office:value="247.89">
            <text:p>247.89</text:p>
          </table:table-cell>
          <table:table-cell table:formula="of:=[.J1051]/[.A1051]" office:value-type="float" office:value="1.00137345990709">
            <text:p>1</text:p>
          </table:table-cell>
          <table:table-cell table:number-columns-repeated="5"/>
        </table:table-row>
        <table:table-row table:style-name="ro1">
          <table:table-cell office:value-type="float" office:value="178.62">
            <text:p>178.62</text:p>
          </table:table-cell>
          <table:table-cell office:value-type="float" office:value="191.41">
            <text:p>191.41</text:p>
          </table:table-cell>
          <table:table-cell table:formula="of:=[.B1052]/[.A1052]" office:value-type="float" office:value="1.07160452356959">
            <text:p>1.07</text:p>
          </table:table-cell>
          <table:table-cell office:value-type="float" office:value="184.48">
            <text:p>184.48</text:p>
          </table:table-cell>
          <table:table-cell table:formula="of:=[.D1052]/[.A1052]" office:value-type="float" office:value="1.0328070764752">
            <text:p>1.03</text:p>
          </table:table-cell>
          <table:table-cell office:value-type="float" office:value="179.21">
            <text:p>179.21</text:p>
          </table:table-cell>
          <table:table-cell table:formula="of:=[.F1052]/[.A1052]" office:value-type="float" office:value="1.00330310155638">
            <text:p>1</text:p>
          </table:table-cell>
          <table:table-cell office:value-type="float" office:value="191.41">
            <text:p>191.41</text:p>
          </table:table-cell>
          <table:table-cell table:formula="of:=[.H1052]/[.A1052]" office:value-type="float" office:value="1.07160452356959">
            <text:p>1.07</text:p>
          </table:table-cell>
          <table:table-cell office:value-type="float" office:value="179.21">
            <text:p>179.21</text:p>
          </table:table-cell>
          <table:table-cell table:formula="of:=[.J1052]/[.A1052]" office:value-type="float" office:value="1.00330310155638">
            <text:p>1</text:p>
          </table:table-cell>
          <table:table-cell table:number-columns-repeated="5"/>
        </table:table-row>
        <table:table-row table:style-name="ro1">
          <table:table-cell office:value-type="float" office:value="285.38">
            <text:p>285.38</text:p>
          </table:table-cell>
          <table:table-cell office:value-type="float" office:value="302.31">
            <text:p>302.31</text:p>
          </table:table-cell>
          <table:table-cell table:formula="of:=[.B1053]/[.A1053]" office:value-type="float" office:value="1.05932440955918">
            <text:p>1.06</text:p>
          </table:table-cell>
          <table:table-cell office:value-type="float" office:value="290.55">
            <text:p>290.55</text:p>
          </table:table-cell>
          <table:table-cell table:formula="of:=[.D1053]/[.A1053]" office:value-type="float" office:value="1.01811619594926">
            <text:p>1.02</text:p>
          </table:table-cell>
          <table:table-cell office:value-type="float" office:value="291.82">
            <text:p>291.82</text:p>
          </table:table-cell>
          <table:table-cell table:formula="of:=[.F1053]/[.A1053]" office:value-type="float" office:value="1.02256640269115">
            <text:p>1.02</text:p>
          </table:table-cell>
          <table:table-cell office:value-type="float" office:value="295.28">
            <text:p>295.28</text:p>
          </table:table-cell>
          <table:table-cell table:formula="of:=[.H1053]/[.A1053]" office:value-type="float" office:value="1.03469058798795">
            <text:p>1.03</text:p>
          </table:table-cell>
          <table:table-cell office:value-type="float" office:value="289.97">
            <text:p>289.97</text:p>
          </table:table-cell>
          <table:table-cell table:formula="of:=[.J1053]/[.A1053]" office:value-type="float" office:value="1.01608381806714">
            <text:p>1.02</text:p>
          </table:table-cell>
          <table:table-cell table:number-columns-repeated="5"/>
        </table:table-row>
        <table:table-row table:style-name="ro1">
          <table:table-cell office:value-type="float" office:value="179.68">
            <text:p>179.68</text:p>
          </table:table-cell>
          <table:table-cell office:value-type="float" office:value="192.12">
            <text:p>192.12</text:p>
          </table:table-cell>
          <table:table-cell table:formula="of:=[.B1054]/[.A1054]" office:value-type="float" office:value="1.06923419412289">
            <text:p>1.07</text:p>
          </table:table-cell>
          <table:table-cell office:value-type="float" office:value="187.54">
            <text:p>187.54</text:p>
          </table:table-cell>
          <table:table-cell table:formula="of:=[.D1054]/[.A1054]" office:value-type="float" office:value="1.04374443455031">
            <text:p>1.04</text:p>
          </table:table-cell>
          <table:table-cell office:value-type="float" office:value="184.37">
            <text:p>184.37</text:p>
          </table:table-cell>
          <table:table-cell table:formula="of:=[.F1054]/[.A1054]" office:value-type="float" office:value="1.02610195903829">
            <text:p>1.03</text:p>
          </table:table-cell>
          <table:table-cell office:value-type="float" office:value="192.12">
            <text:p>192.12</text:p>
          </table:table-cell>
          <table:table-cell table:formula="of:=[.H1054]/[.A1054]" office:value-type="float" office:value="1.06923419412289">
            <text:p>1.07</text:p>
          </table:table-cell>
          <table:table-cell office:value-type="float" office:value="182.85">
            <text:p>182.85</text:p>
          </table:table-cell>
          <table:table-cell table:formula="of:=[.J1054]/[.A1054]" office:value-type="float" office:value="1.01764247551202">
            <text:p>1.02</text:p>
          </table:table-cell>
          <table:table-cell table:number-columns-repeated="5"/>
        </table:table-row>
        <table:table-row table:style-name="ro1">
          <table:table-cell office:value-type="float" office:value="391.2">
            <text:p>391.2</text:p>
          </table:table-cell>
          <table:table-cell office:value-type="float" office:value="399.69">
            <text:p>399.69</text:p>
          </table:table-cell>
          <table:table-cell table:formula="of:=[.B1055]/[.A1055]" office:value-type="float" office:value="1.02170245398773">
            <text:p>1.02</text:p>
          </table:table-cell>
          <table:table-cell office:value-type="float" office:value="397.1">
            <text:p>397.1</text:p>
          </table:table-cell>
          <table:table-cell table:formula="of:=[.D1055]/[.A1055]" office:value-type="float" office:value="1.015081799591">
            <text:p>1.02</text:p>
          </table:table-cell>
          <table:table-cell office:value-type="float" office:value="397.69">
            <text:p>397.69</text:p>
          </table:table-cell>
          <table:table-cell table:formula="of:=[.F1055]/[.A1055]" office:value-type="float" office:value="1.0165899795501">
            <text:p>1.02</text:p>
          </table:table-cell>
          <table:table-cell office:value-type="float" office:value="399.69">
            <text:p>399.69</text:p>
          </table:table-cell>
          <table:table-cell table:formula="of:=[.H1055]/[.A1055]" office:value-type="float" office:value="1.02170245398773">
            <text:p>1.02</text:p>
          </table:table-cell>
          <table:table-cell office:value-type="float" office:value="393.79">
            <text:p>393.79</text:p>
          </table:table-cell>
          <table:table-cell table:formula="of:=[.J1055]/[.A1055]" office:value-type="float" office:value="1.00662065439673">
            <text:p>1.01</text:p>
          </table:table-cell>
          <table:table-cell table:number-columns-repeated="5"/>
        </table:table-row>
        <table:table-row table:style-name="ro1">
          <table:table-cell office:value-type="float" office:value="194.52">
            <text:p>194.52</text:p>
          </table:table-cell>
          <table:table-cell office:value-type="float" office:value="211.07">
            <text:p>211.07</text:p>
          </table:table-cell>
          <table:table-cell table:formula="of:=[.B1056]/[.A1056]" office:value-type="float" office:value="1.08508122558092">
            <text:p>1.09</text:p>
          </table:table-cell>
          <table:table-cell office:value-type="float" office:value="203.89">
            <text:p>203.89</text:p>
          </table:table-cell>
          <table:table-cell table:formula="of:=[.D1056]/[.A1056]" office:value-type="float" office:value="1.04816985399959">
            <text:p>1.05</text:p>
          </table:table-cell>
          <table:table-cell office:value-type="float" office:value="195.69">
            <text:p>195.69</text:p>
          </table:table-cell>
          <table:table-cell table:formula="of:=[.F1056]/[.A1056]" office:value-type="float" office:value="1.00601480567551">
            <text:p>1.01</text:p>
          </table:table-cell>
          <table:table-cell office:value-type="float" office:value="211.07">
            <text:p>211.07</text:p>
          </table:table-cell>
          <table:table-cell table:formula="of:=[.H1056]/[.A1056]" office:value-type="float" office:value="1.08508122558092">
            <text:p>1.09</text:p>
          </table:table-cell>
          <table:table-cell office:value-type="float" office:value="195.69">
            <text:p>195.69</text:p>
          </table:table-cell>
          <table:table-cell table:formula="of:=[.J1056]/[.A1056]" office:value-type="float" office:value="1.00601480567551">
            <text:p>1.01</text:p>
          </table:table-cell>
          <table:table-cell table:number-columns-repeated="5"/>
        </table:table-row>
        <table:table-row table:style-name="ro1">
          <table:table-cell office:value-type="float" office:value="376.66">
            <text:p>376.66</text:p>
          </table:table-cell>
          <table:table-cell office:value-type="float" office:value="397.55">
            <text:p>397.55</text:p>
          </table:table-cell>
          <table:table-cell table:formula="of:=[.B1057]/[.A1057]" office:value-type="float" office:value="1.05546115860458">
            <text:p>1.06</text:p>
          </table:table-cell>
          <table:table-cell office:value-type="float" office:value="391.79">
            <text:p>391.79</text:p>
          </table:table-cell>
          <table:table-cell table:formula="of:=[.D1057]/[.A1057]" office:value-type="float" office:value="1.04016885254606">
            <text:p>1.04</text:p>
          </table:table-cell>
          <table:table-cell office:value-type="float" office:value="380.28">
            <text:p>380.28</text:p>
          </table:table-cell>
          <table:table-cell table:formula="of:=[.F1057]/[.A1057]" office:value-type="float" office:value="1.0096107895715">
            <text:p>1.01</text:p>
          </table:table-cell>
          <table:table-cell office:value-type="float" office:value="397.55">
            <text:p>397.55</text:p>
          </table:table-cell>
          <table:table-cell table:formula="of:=[.H1057]/[.A1057]" office:value-type="float" office:value="1.05546115860458">
            <text:p>1.06</text:p>
          </table:table-cell>
          <table:table-cell office:value-type="float" office:value="390.04">
            <text:p>390.04</text:p>
          </table:table-cell>
          <table:table-cell table:formula="of:=[.J1057]/[.A1057]" office:value-type="float" office:value="1.03552275261509">
            <text:p>1.04</text:p>
          </table:table-cell>
          <table:table-cell table:number-columns-repeated="5"/>
        </table:table-row>
        <table:table-row table:style-name="ro1">
          <table:table-cell office:value-type="float" office:value="413.26">
            <text:p>413.26</text:p>
          </table:table-cell>
          <table:table-cell office:value-type="float" office:value="425.22">
            <text:p>425.22</text:p>
          </table:table-cell>
          <table:table-cell table:formula="of:=[.B1058]/[.A1058]" office:value-type="float" office:value="1.02894061849683">
            <text:p>1.03</text:p>
          </table:table-cell>
          <table:table-cell office:value-type="float" office:value="420.39">
            <text:p>420.39</text:p>
          </table:table-cell>
          <table:table-cell table:formula="of:=[.D1058]/[.A1058]" office:value-type="float" office:value="1.01725306102696">
            <text:p>1.02</text:p>
          </table:table-cell>
          <table:table-cell office:value-type="float" office:value="416.29">
            <text:p>416.29</text:p>
          </table:table-cell>
          <table:table-cell table:formula="of:=[.F1058]/[.A1058]" office:value-type="float" office:value="1.00733194599042">
            <text:p>1.01</text:p>
          </table:table-cell>
          <table:table-cell office:value-type="float" office:value="424.05">
            <text:p>424.05</text:p>
          </table:table-cell>
          <table:table-cell table:formula="of:=[.H1058]/[.A1058]" office:value-type="float" office:value="1.02610947103518">
            <text:p>1.03</text:p>
          </table:table-cell>
          <table:table-cell office:value-type="float" office:value="418.63">
            <text:p>418.63</text:p>
          </table:table-cell>
          <table:table-cell table:formula="of:=[.J1058]/[.A1058]" office:value-type="float" office:value="1.01299424091371">
            <text:p>1.01</text:p>
          </table:table-cell>
          <table:table-cell table:number-columns-repeated="5"/>
        </table:table-row>
        <table:table-row table:style-name="ro1">
          <table:table-cell office:value-type="float" office:value="250.65">
            <text:p>250.65</text:p>
          </table:table-cell>
          <table:table-cell office:value-type="float" office:value="263.1">
            <text:p>263.1</text:p>
          </table:table-cell>
          <table:table-cell table:formula="of:=[.B1059]/[.A1059]" office:value-type="float" office:value="1.04967085577499">
            <text:p>1.05</text:p>
          </table:table-cell>
          <table:table-cell office:value-type="float" office:value="254.51">
            <text:p>254.51</text:p>
          </table:table-cell>
          <table:table-cell table:formula="of:=[.D1059]/[.A1059]" office:value-type="float" office:value="1.01539996010373">
            <text:p>1.02</text:p>
          </table:table-cell>
          <table:table-cell office:value-type="float" office:value="252.75">
            <text:p>252.75</text:p>
          </table:table-cell>
          <table:table-cell table:formula="of:=[.F1059]/[.A1059]" office:value-type="float" office:value="1.00837821663674">
            <text:p>1.01</text:p>
          </table:table-cell>
          <table:table-cell office:value-type="float" office:value="263.1">
            <text:p>263.1</text:p>
          </table:table-cell>
          <table:table-cell table:formula="of:=[.H1059]/[.A1059]" office:value-type="float" office:value="1.04967085577499">
            <text:p>1.05</text:p>
          </table:table-cell>
          <table:table-cell office:value-type="float" office:value="251.58">
            <text:p>251.58</text:p>
          </table:table-cell>
          <table:table-cell table:formula="of:=[.J1059]/[.A1059]" office:value-type="float" office:value="1.00371035308199">
            <text:p>1</text:p>
          </table:table-cell>
          <table:table-cell table:number-columns-repeated="5"/>
        </table:table-row>
        <table:table-row table:style-name="ro1">
          <table:table-cell office:value-type="float" office:value="251.31">
            <text:p>251.31</text:p>
          </table:table-cell>
          <table:table-cell office:value-type="float" office:value="262.87">
            <text:p>262.87</text:p>
          </table:table-cell>
          <table:table-cell table:formula="of:=[.B1060]/[.A1060]" office:value-type="float" office:value="1.04599896542119">
            <text:p>1.05</text:p>
          </table:table-cell>
          <table:table-cell office:value-type="float" office:value="259.45">
            <text:p>259.45</text:p>
          </table:table-cell>
          <table:table-cell table:formula="of:=[.D1060]/[.A1060]" office:value-type="float" office:value="1.03239027495921">
            <text:p>1.03</text:p>
          </table:table-cell>
          <table:table-cell office:value-type="float" office:value="260.62">
            <text:p>260.62</text:p>
          </table:table-cell>
          <table:table-cell table:formula="of:=[.F1060]/[.A1060]" office:value-type="float" office:value="1.03704587959094">
            <text:p>1.04</text:p>
          </table:table-cell>
          <table:table-cell office:value-type="float" office:value="261.69">
            <text:p>261.69</text:p>
          </table:table-cell>
          <table:table-cell table:formula="of:=[.H1060]/[.A1060]" office:value-type="float" office:value="1.04130356929688">
            <text:p>1.04</text:p>
          </table:table-cell>
          <table:table-cell office:value-type="float" office:value="258.28">
            <text:p>258.28</text:p>
          </table:table-cell>
          <table:table-cell table:formula="of:=[.J1060]/[.A1060]" office:value-type="float" office:value="1.02773467032748">
            <text:p>1.03</text:p>
          </table:table-cell>
          <table:table-cell table:number-columns-repeated="5"/>
        </table:table-row>
        <table:table-row table:style-name="ro1">
          <table:table-cell office:value-type="float" office:value="298.63">
            <text:p>298.63</text:p>
          </table:table-cell>
          <table:table-cell office:value-type="float" office:value="310.29">
            <text:p>310.29</text:p>
          </table:table-cell>
          <table:table-cell table:formula="of:=[.B1061]/[.A1061]" office:value-type="float" office:value="1.03904497203898">
            <text:p>1.04</text:p>
          </table:table-cell>
          <table:table-cell office:value-type="float" office:value="303.95">
            <text:p>303.95</text:p>
          </table:table-cell>
          <table:table-cell table:formula="of:=[.D1061]/[.A1061]" office:value-type="float" office:value="1.01781468707096">
            <text:p>1.02</text:p>
          </table:table-cell>
          <table:table-cell office:value-type="float" office:value="301.81">
            <text:p>301.81</text:p>
          </table:table-cell>
          <table:table-cell table:formula="of:=[.F1061]/[.A1061]" office:value-type="float" office:value="1.0106486287379">
            <text:p>1.01</text:p>
          </table:table-cell>
          <table:table-cell office:value-type="float" office:value="310.29">
            <text:p>310.29</text:p>
          </table:table-cell>
          <table:table-cell table:formula="of:=[.H1061]/[.A1061]" office:value-type="float" office:value="1.03904497203898">
            <text:p>1.04</text:p>
          </table:table-cell>
          <table:table-cell office:value-type="float" office:value="302.78">
            <text:p>302.78</text:p>
          </table:table-cell>
          <table:table-cell table:formula="of:=[.J1061]/[.A1061]" office:value-type="float" office:value="1.0138967953655">
            <text:p>1.01</text:p>
          </table:table-cell>
          <table:table-cell table:number-columns-repeated="5"/>
        </table:table-row>
        <table:table-row table:style-name="ro1">
          <table:table-cell office:value-type="float" office:value="387.4">
            <text:p>387.4</text:p>
          </table:table-cell>
          <table:table-cell office:value-type="float" office:value="408.72">
            <text:p>408.72</text:p>
          </table:table-cell>
          <table:table-cell table:formula="of:=[.B1062]/[.A1062]" office:value-type="float" office:value="1.05503355704698">
            <text:p>1.06</text:p>
          </table:table-cell>
          <table:table-cell office:value-type="float" office:value="397.99">
            <text:p>397.99</text:p>
          </table:table-cell>
          <table:table-cell table:formula="of:=[.D1062]/[.A1062]" office:value-type="float" office:value="1.02733608673206">
            <text:p>1.03</text:p>
          </table:table-cell>
          <table:table-cell office:value-type="float" office:value="393.89">
            <text:p>393.89</text:p>
          </table:table-cell>
          <table:table-cell table:formula="of:=[.F1062]/[.A1062]" office:value-type="float" office:value="1.01675271037687">
            <text:p>1.02</text:p>
          </table:table-cell>
          <table:table-cell office:value-type="float" office:value="408.72">
            <text:p>408.72</text:p>
          </table:table-cell>
          <table:table-cell table:formula="of:=[.H1062]/[.A1062]" office:value-type="float" office:value="1.05503355704698">
            <text:p>1.06</text:p>
          </table:table-cell>
          <table:table-cell office:value-type="float" office:value="389.99">
            <text:p>389.99</text:p>
          </table:table-cell>
          <table:table-cell table:formula="of:=[.J1062]/[.A1062]" office:value-type="float" office:value="1.00668559628291">
            <text:p>1.01</text:p>
          </table:table-cell>
          <table:table-cell table:number-columns-repeated="5"/>
        </table:table-row>
        <table:table-row table:style-name="ro1">
          <table:table-cell office:value-type="float" office:value="203.95">
            <text:p>203.95</text:p>
          </table:table-cell>
          <table:table-cell office:value-type="float" office:value="214.43">
            <text:p>214.43</text:p>
          </table:table-cell>
          <table:table-cell table:formula="of:=[.B1063]/[.A1063]" office:value-type="float" office:value="1.0513851434175">
            <text:p>1.05</text:p>
          </table:table-cell>
          <table:table-cell office:value-type="float" office:value="205.71">
            <text:p>205.71</text:p>
          </table:table-cell>
          <table:table-cell table:formula="of:=[.D1063]/[.A1063]" office:value-type="float" office:value="1.00862956607012">
            <text:p>1.01</text:p>
          </table:table-cell>
          <table:table-cell office:value-type="float" office:value="203.95">
            <text:p>203.95</text:p>
          </table:table-cell>
          <table:table-cell table:formula="of:=[.F1063]/[.A1063]" office:value-type="float" office:value="1">
            <text:p>1</text:p>
          </table:table-cell>
          <table:table-cell office:value-type="float" office:value="203.95">
            <text:p>203.95</text:p>
          </table:table-cell>
          <table:table-cell table:formula="of:=[.H1063]/[.A1063]" office:value-type="float" office:value="1">
            <text:p>1</text:p>
          </table:table-cell>
          <table:table-cell office:value-type="float" office:value="204.53">
            <text:p>204.53</text:p>
          </table:table-cell>
          <table:table-cell table:formula="of:=[.J1063]/[.A1063]" office:value-type="float" office:value="1.00284383427311">
            <text:p>1</text:p>
          </table:table-cell>
          <table:table-cell table:number-columns-repeated="5"/>
        </table:table-row>
        <table:table-row table:style-name="ro1">
          <table:table-cell office:value-type="float" office:value="154.72">
            <text:p>154.72</text:p>
          </table:table-cell>
          <table:table-cell office:value-type="float" office:value="171.69">
            <text:p>171.69</text:p>
          </table:table-cell>
          <table:table-cell table:formula="of:=[.B1064]/[.A1064]" office:value-type="float" office:value="1.10968200620476">
            <text:p>1.11</text:p>
          </table:table-cell>
          <table:table-cell office:value-type="float" office:value="156.48">
            <text:p>156.48</text:p>
          </table:table-cell>
          <table:table-cell table:formula="of:=[.D1064]/[.A1064]" office:value-type="float" office:value="1.01137538779731">
            <text:p>1.01</text:p>
          </table:table-cell>
          <table:table-cell office:value-type="float" office:value="156.48">
            <text:p>156.48</text:p>
          </table:table-cell>
          <table:table-cell table:formula="of:=[.F1064]/[.A1064]" office:value-type="float" office:value="1.01137538779731">
            <text:p>1.01</text:p>
          </table:table-cell>
          <table:table-cell office:value-type="float" office:value="160.72">
            <text:p>160.72</text:p>
          </table:table-cell>
          <table:table-cell table:formula="of:=[.H1064]/[.A1064]" office:value-type="float" office:value="1.0387797311272">
            <text:p>1.04</text:p>
          </table:table-cell>
          <table:table-cell office:value-type="float" office:value="156.48">
            <text:p>156.48</text:p>
          </table:table-cell>
          <table:table-cell table:formula="of:=[.J1064]/[.A1064]" office:value-type="float" office:value="1.01137538779731">
            <text:p>1.01</text:p>
          </table:table-cell>
          <table:table-cell table:number-columns-repeated="5"/>
        </table:table-row>
        <table:table-row table:style-name="ro1">
          <table:table-cell office:value-type="float" office:value="405.42">
            <text:p>405.42</text:p>
          </table:table-cell>
          <table:table-cell office:value-type="float" office:value="411.62">
            <text:p>411.62</text:p>
          </table:table-cell>
          <table:table-cell table:formula="of:=[.B1065]/[.A1065]" office:value-type="float" office:value="1.01529278279315">
            <text:p>1.02</text:p>
          </table:table-cell>
          <table:table-cell office:value-type="float" office:value="409.62">
            <text:p>409.62</text:p>
          </table:table-cell>
          <table:table-cell table:formula="of:=[.D1065]/[.A1065]" office:value-type="float" office:value="1.01035962705343">
            <text:p>1.01</text:p>
          </table:table-cell>
          <table:table-cell office:value-type="float" office:value="407.87">
            <text:p>407.87</text:p>
          </table:table-cell>
          <table:table-cell table:formula="of:=[.F1065]/[.A1065]" office:value-type="float" office:value="1.00604311578117">
            <text:p>1.01</text:p>
          </table:table-cell>
          <table:table-cell office:value-type="float" office:value="411.62">
            <text:p>411.62</text:p>
          </table:table-cell>
          <table:table-cell table:formula="of:=[.H1065]/[.A1065]" office:value-type="float" office:value="1.01529278279315">
            <text:p>1.02</text:p>
          </table:table-cell>
          <table:table-cell office:value-type="float" office:value="406.69">
            <text:p>406.69</text:p>
          </table:table-cell>
          <table:table-cell table:formula="of:=[.J1065]/[.A1065]" office:value-type="float" office:value="1.00313255389473">
            <text:p>1</text:p>
          </table:table-cell>
          <table:table-cell table:number-columns-repeated="5"/>
        </table:table-row>
        <table:table-row table:style-name="ro1">
          <table:table-cell office:value-type="float" office:value="336.18">
            <text:p>336.18</text:p>
          </table:table-cell>
          <table:table-cell office:value-type="float" office:value="360.38">
            <text:p>360.38</text:p>
          </table:table-cell>
          <table:table-cell table:formula="of:=[.B1066]/[.A1066]" office:value-type="float" office:value="1.07198524599917">
            <text:p>1.07</text:p>
          </table:table-cell>
          <table:table-cell office:value-type="float" office:value="343.55">
            <text:p>343.55</text:p>
          </table:table-cell>
          <table:table-cell table:formula="of:=[.D1066]/[.A1066]" office:value-type="float" office:value="1.02192277946338">
            <text:p>1.02</text:p>
          </table:table-cell>
          <table:table-cell office:value-type="float" office:value="343.55">
            <text:p>343.55</text:p>
          </table:table-cell>
          <table:table-cell table:formula="of:=[.F1066]/[.A1066]" office:value-type="float" office:value="1.02192277946338">
            <text:p>1.02</text:p>
          </table:table-cell>
          <table:table-cell office:value-type="float" office:value="360.38">
            <text:p>360.38</text:p>
          </table:table-cell>
          <table:table-cell table:formula="of:=[.H1066]/[.A1066]" office:value-type="float" office:value="1.07198524599917">
            <text:p>1.07</text:p>
          </table:table-cell>
          <table:table-cell office:value-type="float" office:value="340.62">
            <text:p>340.62</text:p>
          </table:table-cell>
          <table:table-cell table:formula="of:=[.J1066]/[.A1066]" office:value-type="float" office:value="1.01320721042299">
            <text:p>1.01</text:p>
          </table:table-cell>
          <table:table-cell table:number-columns-repeated="5"/>
        </table:table-row>
        <table:table-row table:style-name="ro1">
          <table:table-cell office:value-type="float" office:value="371.07">
            <text:p>371.07</text:p>
          </table:table-cell>
          <table:table-cell office:value-type="float" office:value="383.76">
            <text:p>383.76</text:p>
          </table:table-cell>
          <table:table-cell table:formula="of:=[.B1067]/[.A1067]" office:value-type="float" office:value="1.03419839922387">
            <text:p>1.03</text:p>
          </table:table-cell>
          <table:table-cell office:value-type="float" office:value="373.17">
            <text:p>373.17</text:p>
          </table:table-cell>
          <table:table-cell table:formula="of:=[.D1067]/[.A1067]" office:value-type="float" office:value="1.00565930956423">
            <text:p>1.01</text:p>
          </table:table-cell>
          <table:table-cell office:value-type="float" office:value="374.35">
            <text:p>374.35</text:p>
          </table:table-cell>
          <table:table-cell table:formula="of:=[.F1067]/[.A1067]" office:value-type="float" office:value="1.00883930255747">
            <text:p>1.01</text:p>
          </table:table-cell>
          <table:table-cell office:value-type="float" office:value="373.76">
            <text:p>373.76</text:p>
          </table:table-cell>
          <table:table-cell table:formula="of:=[.H1067]/[.A1067]" office:value-type="float" office:value="1.00724930606085">
            <text:p>1.01</text:p>
          </table:table-cell>
          <table:table-cell office:value-type="float" office:value="376.1">
            <text:p>376.1</text:p>
          </table:table-cell>
          <table:table-cell table:formula="of:=[.J1067]/[.A1067]" office:value-type="float" office:value="1.013555393861">
            <text:p>1.01</text:p>
          </table:table-cell>
          <table:table-cell table:number-columns-repeated="5"/>
        </table:table-row>
        <table:table-row table:style-name="ro1">
          <table:table-cell office:value-type="float" office:value="214.21">
            <text:p>214.21</text:p>
          </table:table-cell>
          <table:table-cell office:value-type="float" office:value="221.62">
            <text:p>221.62</text:p>
          </table:table-cell>
          <table:table-cell table:formula="of:=[.B1068]/[.A1068]" office:value-type="float" office:value="1.03459222258531">
            <text:p>1.03</text:p>
          </table:table-cell>
          <table:table-cell office:value-type="float" office:value="218.21">
            <text:p>218.21</text:p>
          </table:table-cell>
          <table:table-cell table:formula="of:=[.D1068]/[.A1068]" office:value-type="float" office:value="1.01867326455348">
            <text:p>1.02</text:p>
          </table:table-cell>
          <table:table-cell office:value-type="float" office:value="218.21">
            <text:p>218.21</text:p>
          </table:table-cell>
          <table:table-cell table:formula="of:=[.F1068]/[.A1068]" office:value-type="float" office:value="1.01867326455348">
            <text:p>1.02</text:p>
          </table:table-cell>
          <table:table-cell office:value-type="float" office:value="221.62">
            <text:p>221.62</text:p>
          </table:table-cell>
          <table:table-cell table:formula="of:=[.H1068]/[.A1068]" office:value-type="float" office:value="1.03459222258531">
            <text:p>1.03</text:p>
          </table:table-cell>
          <table:table-cell office:value-type="float" office:value="218.21">
            <text:p>218.21</text:p>
          </table:table-cell>
          <table:table-cell table:formula="of:=[.J1068]/[.A1068]" office:value-type="float" office:value="1.01867326455348">
            <text:p>1.02</text:p>
          </table:table-cell>
          <table:table-cell table:number-columns-repeated="5"/>
        </table:table-row>
        <table:table-row table:style-name="ro1">
          <table:table-cell office:value-type="float" office:value="251.24">
            <text:p>251.24</text:p>
          </table:table-cell>
          <table:table-cell office:value-type="float" office:value="255.14">
            <text:p>255.14</text:p>
          </table:table-cell>
          <table:table-cell table:formula="of:=[.B1069]/[.A1069]" office:value-type="float" office:value="1.01552300589078">
            <text:p>1.02</text:p>
          </table:table-cell>
          <table:table-cell office:value-type="float" office:value="254.65">
            <text:p>254.65</text:p>
          </table:table-cell>
          <table:table-cell table:formula="of:=[.D1069]/[.A1069]" office:value-type="float" office:value="1.01357267950963">
            <text:p>1.01</text:p>
          </table:table-cell>
          <table:table-cell office:value-type="float" office:value="256.99">
            <text:p>256.99</text:p>
          </table:table-cell>
          <table:table-cell table:formula="of:=[.F1069]/[.A1069]" office:value-type="float" office:value="1.0228864830441">
            <text:p>1.02</text:p>
          </table:table-cell>
          <table:table-cell office:value-type="float" office:value="255.14">
            <text:p>255.14</text:p>
          </table:table-cell>
          <table:table-cell table:formula="of:=[.H1069]/[.A1069]" office:value-type="float" office:value="1.01552300589078">
            <text:p>1.02</text:p>
          </table:table-cell>
          <table:table-cell office:value-type="float" office:value="252.41">
            <text:p>252.41</text:p>
          </table:table-cell>
          <table:table-cell table:formula="of:=[.J1069]/[.A1069]" office:value-type="float" office:value="1.00465690176723">
            <text:p>1</text:p>
          </table:table-cell>
          <table:table-cell table:number-columns-repeated="5"/>
        </table:table-row>
        <table:table-row table:style-name="ro1">
          <table:table-cell office:value-type="float" office:value="404.39">
            <text:p>404.39</text:p>
          </table:table-cell>
          <table:table-cell office:value-type="float" office:value="431.56">
            <text:p>431.56</text:p>
          </table:table-cell>
          <table:table-cell table:formula="of:=[.B1070]/[.A1070]" office:value-type="float" office:value="1.06718761591533">
            <text:p>1.07</text:p>
          </table:table-cell>
          <table:table-cell office:value-type="float" office:value="406.39">
            <text:p>406.39</text:p>
          </table:table-cell>
          <table:table-cell table:formula="of:=[.D1070]/[.A1070]" office:value-type="float" office:value="1.00494572071515">
            <text:p>1</text:p>
          </table:table-cell>
          <table:table-cell office:value-type="float" office:value="409.91">
            <text:p>409.91</text:p>
          </table:table-cell>
          <table:table-cell table:formula="of:=[.F1070]/[.A1070]" office:value-type="float" office:value="1.01365018917382">
            <text:p>1.01</text:p>
          </table:table-cell>
          <table:table-cell office:value-type="float" office:value="431.56">
            <text:p>431.56</text:p>
          </table:table-cell>
          <table:table-cell table:formula="of:=[.H1070]/[.A1070]" office:value-type="float" office:value="1.06718761591533">
            <text:p>1.07</text:p>
          </table:table-cell>
          <table:table-cell office:value-type="float" office:value="410.29">
            <text:p>410.29</text:p>
          </table:table-cell>
          <table:table-cell table:formula="of:=[.J1070]/[.A1070]" office:value-type="float" office:value="1.0145898761097">
            <text:p>1.01</text:p>
          </table:table-cell>
          <table:table-cell table:number-columns-repeated="5"/>
        </table:table-row>
        <table:table-row table:style-name="ro1">
          <table:table-cell office:value-type="float" office:value="347.74">
            <text:p>347.74</text:p>
          </table:table-cell>
          <table:table-cell office:value-type="float" office:value="365.63">
            <text:p>365.63</text:p>
          </table:table-cell>
          <table:table-cell table:formula="of:=[.B1071]/[.A1071]" office:value-type="float" office:value="1.05144648300454">
            <text:p>1.05</text:p>
          </table:table-cell>
          <table:table-cell office:value-type="float" office:value="363.98">
            <text:p>363.98</text:p>
          </table:table-cell>
          <table:table-cell table:formula="of:=[.D1071]/[.A1071]" office:value-type="float" office:value="1.04670155863576">
            <text:p>1.05</text:p>
          </table:table-cell>
          <table:table-cell office:value-type="float" office:value="360.56">
            <text:p>360.56</text:p>
          </table:table-cell>
          <table:table-cell table:formula="of:=[.F1071]/[.A1071]" office:value-type="float" office:value="1.03686662448956">
            <text:p>1.04</text:p>
          </table:table-cell>
          <table:table-cell office:value-type="float" office:value="365.63">
            <text:p>365.63</text:p>
          </table:table-cell>
          <table:table-cell table:formula="of:=[.H1071]/[.A1071]" office:value-type="float" office:value="1.05144648300454">
            <text:p>1.05</text:p>
          </table:table-cell>
          <table:table-cell office:value-type="float" office:value="359.98">
            <text:p>359.98</text:p>
          </table:table-cell>
          <table:table-cell table:formula="of:=[.J1071]/[.A1071]" office:value-type="float" office:value="1.03519871168114">
            <text:p>1.04</text:p>
          </table:table-cell>
          <table:table-cell table:number-columns-repeated="5"/>
        </table:table-row>
        <table:table-row table:style-name="ro1">
          <table:table-cell office:value-type="float" office:value="222.89">
            <text:p>222.89</text:p>
          </table:table-cell>
          <table:table-cell office:value-type="float" office:value="233.24">
            <text:p>233.24</text:p>
          </table:table-cell>
          <table:table-cell table:formula="of:=[.B1072]/[.A1072]" office:value-type="float" office:value="1.04643546143838">
            <text:p>1.05</text:p>
          </table:table-cell>
          <table:table-cell office:value-type="float" office:value="224.99">
            <text:p>224.99</text:p>
          </table:table-cell>
          <table:table-cell table:formula="of:=[.D1072]/[.A1072]" office:value-type="float" office:value="1.00942168782808">
            <text:p>1.01</text:p>
          </table:table-cell>
          <table:table-cell office:value-type="float" office:value="224.41">
            <text:p>224.41</text:p>
          </table:table-cell>
          <table:table-cell table:formula="of:=[.F1072]/[.A1072]" office:value-type="float" office:value="1.00681950738032">
            <text:p>1.01</text:p>
          </table:table-cell>
          <table:table-cell office:value-type="float" office:value="233.24">
            <text:p>233.24</text:p>
          </table:table-cell>
          <table:table-cell table:formula="of:=[.H1072]/[.A1072]" office:value-type="float" office:value="1.04643546143838">
            <text:p>1.05</text:p>
          </table:table-cell>
          <table:table-cell office:value-type="float" office:value="226.17">
            <text:p>226.17</text:p>
          </table:table-cell>
          <table:table-cell table:formula="of:=[.J1072]/[.A1072]" office:value-type="float" office:value="1.01471577908385">
            <text:p>1.01</text:p>
          </table:table-cell>
          <table:table-cell table:number-columns-repeated="5"/>
        </table:table-row>
        <table:table-row table:style-name="ro1">
          <table:table-cell office:value-type="float" office:value="205.59">
            <text:p>205.59</text:p>
          </table:table-cell>
          <table:table-cell office:value-type="float" office:value="222.97">
            <text:p>222.97</text:p>
          </table:table-cell>
          <table:table-cell table:formula="of:=[.B1073]/[.A1073]" office:value-type="float" office:value="1.08453718566078">
            <text:p>1.08</text:p>
          </table:table-cell>
          <table:table-cell office:value-type="float" office:value="209.69">
            <text:p>209.69</text:p>
          </table:table-cell>
          <table:table-cell table:formula="of:=[.D1073]/[.A1073]" office:value-type="float" office:value="1.01994260421227">
            <text:p>1.02</text:p>
          </table:table-cell>
          <table:table-cell office:value-type="float" office:value="211.45">
            <text:p>211.45</text:p>
          </table:table-cell>
          <table:table-cell table:formula="of:=[.F1073]/[.A1073]" office:value-type="float" office:value="1.02850333187412">
            <text:p>1.03</text:p>
          </table:table-cell>
          <table:table-cell office:value-type="float" office:value="222.97">
            <text:p>222.97</text:p>
          </table:table-cell>
          <table:table-cell table:formula="of:=[.H1073]/[.A1073]" office:value-type="float" office:value="1.08453718566078">
            <text:p>1.08</text:p>
          </table:table-cell>
          <table:table-cell office:value-type="float" office:value="206.18">
            <text:p>206.18</text:p>
          </table:table-cell>
          <table:table-cell table:formula="of:=[.J1073]/[.A1073]" office:value-type="float" office:value="1.00286978938664">
            <text:p>1</text:p>
          </table:table-cell>
          <table:table-cell table:number-columns-repeated="5"/>
        </table:table-row>
        <table:table-row table:style-name="ro1">
          <table:table-cell office:value-type="float" office:value="203.58">
            <text:p>203.58</text:p>
          </table:table-cell>
          <table:table-cell office:value-type="float" office:value="214.07">
            <text:p>214.07</text:p>
          </table:table-cell>
          <table:table-cell table:formula="of:=[.B1074]/[.A1074]" office:value-type="float" office:value="1.05152765497593">
            <text:p>1.05</text:p>
          </table:table-cell>
          <table:table-cell office:value-type="float" office:value="205.58">
            <text:p>205.58</text:p>
          </table:table-cell>
          <table:table-cell table:formula="of:=[.D1074]/[.A1074]" office:value-type="float" office:value="1.00982414775518">
            <text:p>1.01</text:p>
          </table:table-cell>
          <table:table-cell office:value-type="float" office:value="209.48">
            <text:p>209.48</text:p>
          </table:table-cell>
          <table:table-cell table:formula="of:=[.F1074]/[.A1074]" office:value-type="float" office:value="1.02898123587779">
            <text:p>1.03</text:p>
          </table:table-cell>
          <table:table-cell office:value-type="float" office:value="208.89">
            <text:p>208.89</text:p>
          </table:table-cell>
          <table:table-cell table:formula="of:=[.H1074]/[.A1074]" office:value-type="float" office:value="1.02608311229001">
            <text:p>1.03</text:p>
          </table:table-cell>
          <table:table-cell office:value-type="float" office:value="208.89">
            <text:p>208.89</text:p>
          </table:table-cell>
          <table:table-cell table:formula="of:=[.J1074]/[.A1074]" office:value-type="float" office:value="1.02608311229001">
            <text:p>1.03</text:p>
          </table:table-cell>
          <table:table-cell table:number-columns-repeated="5"/>
        </table:table-row>
        <table:table-row table:style-name="ro1">
          <table:table-cell office:value-type="float" office:value="155.1">
            <text:p>155.1</text:p>
          </table:table-cell>
          <table:table-cell office:value-type="float" office:value="180.27">
            <text:p>180.27</text:p>
          </table:table-cell>
          <table:table-cell table:formula="of:=[.B1075]/[.A1075]" office:value-type="float" office:value="1.16228239845261">
            <text:p>1.16</text:p>
          </table:table-cell>
          <table:table-cell office:value-type="float" office:value="156.85">
            <text:p>156.85</text:p>
          </table:table-cell>
          <table:table-cell table:formula="of:=[.D1075]/[.A1075]" office:value-type="float" office:value="1.01128304319794">
            <text:p>1.01</text:p>
          </table:table-cell>
          <table:table-cell office:value-type="float" office:value="160.85">
            <text:p>160.85</text:p>
          </table:table-cell>
          <table:table-cell table:formula="of:=[.F1075]/[.A1075]" office:value-type="float" office:value="1.03707285622179">
            <text:p>1.04</text:p>
          </table:table-cell>
          <table:table-cell office:value-type="float" office:value="168.99">
            <text:p>168.99</text:p>
          </table:table-cell>
          <table:table-cell table:formula="of:=[.H1075]/[.A1075]" office:value-type="float" office:value="1.08955512572534">
            <text:p>1.09</text:p>
          </table:table-cell>
          <table:table-cell office:value-type="float" office:value="160.99">
            <text:p>160.99</text:p>
          </table:table-cell>
          <table:table-cell table:formula="of:=[.J1075]/[.A1075]" office:value-type="float" office:value="1.03797549967763">
            <text:p>1.04</text:p>
          </table:table-cell>
          <table:table-cell table:number-columns-repeated="5"/>
        </table:table-row>
        <table:table-row table:style-name="ro1">
          <table:table-cell office:value-type="float" office:value="179.47">
            <text:p>179.47</text:p>
          </table:table-cell>
          <table:table-cell office:value-type="float" office:value="180.05">
            <text:p>180.05</text:p>
          </table:table-cell>
          <table:table-cell table:formula="of:=[.B1076]/[.A1076]" office:value-type="float" office:value="1.00323173789491">
            <text:p>1</text:p>
          </table:table-cell>
          <table:table-cell office:value-type="float" office:value="178.64">
            <text:p>178.64</text:p>
          </table:table-cell>
          <table:table-cell table:formula="of:=[.D1076]/[.A1076]" office:value-type="float" office:value="0.995375271633142">
            <text:p>1</text:p>
          </table:table-cell>
          <table:table-cell office:value-type="float" office:value="178.64">
            <text:p>178.64</text:p>
          </table:table-cell>
          <table:table-cell table:formula="of:=[.F1076]/[.A1076]" office:value-type="float" office:value="0.995375271633142">
            <text:p>1</text:p>
          </table:table-cell>
          <table:table-cell office:value-type="float" office:value="178.64">
            <text:p>178.64</text:p>
          </table:table-cell>
          <table:table-cell table:formula="of:=[.H1076]/[.A1076]" office:value-type="float" office:value="0.995375271633142">
            <text:p>1</text:p>
          </table:table-cell>
          <table:table-cell office:value-type="float" office:value="178.64">
            <text:p>178.64</text:p>
          </table:table-cell>
          <table:table-cell table:formula="of:=[.J1076]/[.A1076]" office:value-type="float" office:value="0.995375271633142">
            <text:p>1</text:p>
          </table:table-cell>
          <table:table-cell table:number-columns-repeated="5"/>
        </table:table-row>
        <table:table-row table:style-name="ro1">
          <table:table-cell office:value-type="float" office:value="247.79">
            <text:p>247.79</text:p>
          </table:table-cell>
          <table:table-cell office:value-type="float" office:value="272.28">
            <text:p>272.28</text:p>
          </table:table-cell>
          <table:table-cell table:formula="of:=[.B1077]/[.A1077]" office:value-type="float" office:value="1.09883368981799">
            <text:p>1.1</text:p>
          </table:table-cell>
          <table:table-cell office:value-type="float" office:value="254.28">
            <text:p>254.28</text:p>
          </table:table-cell>
          <table:table-cell table:formula="of:=[.D1077]/[.A1077]" office:value-type="float" office:value="1.02619153315307">
            <text:p>1.03</text:p>
          </table:table-cell>
          <table:table-cell office:value-type="float" office:value="250.97">
            <text:p>250.97</text:p>
          </table:table-cell>
          <table:table-cell table:formula="of:=[.F1077]/[.A1077]" office:value-type="float" office:value="1.01283344767747">
            <text:p>1.01</text:p>
          </table:table-cell>
          <table:table-cell office:value-type="float" office:value="272.28">
            <text:p>272.28</text:p>
          </table:table-cell>
          <table:table-cell table:formula="of:=[.H1077]/[.A1077]" office:value-type="float" office:value="1.09883368981799">
            <text:p>1.1</text:p>
          </table:table-cell>
          <table:table-cell office:value-type="float" office:value="254.87">
            <text:p>254.87</text:p>
          </table:table-cell>
          <table:table-cell table:formula="of:=[.J1077]/[.A1077]" office:value-type="float" office:value="1.02857258162153">
            <text:p>1.03</text:p>
          </table:table-cell>
          <table:table-cell table:number-columns-repeated="5"/>
        </table:table-row>
        <table:table-row table:style-name="ro1">
          <table:table-cell office:value-type="float" office:value="171.88">
            <text:p>171.88</text:p>
          </table:table-cell>
          <table:table-cell office:value-type="float" office:value="183.05">
            <text:p>183.05</text:p>
          </table:table-cell>
          <table:table-cell table:formula="of:=[.B1078]/[.A1078]" office:value-type="float" office:value="1.06498720037235">
            <text:p>1.06</text:p>
          </table:table-cell>
          <table:table-cell office:value-type="float" office:value="171.88">
            <text:p>171.88</text:p>
          </table:table-cell>
          <table:table-cell table:formula="of:=[.D1078]/[.A1078]" office:value-type="float" office:value="1">
            <text:p>1</text:p>
          </table:table-cell>
          <table:table-cell office:value-type="float" office:value="172.46">
            <text:p>172.46</text:p>
          </table:table-cell>
          <table:table-cell table:formula="of:=[.F1078]/[.A1078]" office:value-type="float" office:value="1.00337444728881">
            <text:p>1</text:p>
          </table:table-cell>
          <table:table-cell office:value-type="float" office:value="183.05">
            <text:p>183.05</text:p>
          </table:table-cell>
          <table:table-cell table:formula="of:=[.H1078]/[.A1078]" office:value-type="float" office:value="1.06498720037235">
            <text:p>1.06</text:p>
          </table:table-cell>
          <table:table-cell office:value-type="float" office:value="172.46">
            <text:p>172.46</text:p>
          </table:table-cell>
          <table:table-cell table:formula="of:=[.J1078]/[.A1078]" office:value-type="float" office:value="1.00337444728881">
            <text:p>1</text:p>
          </table:table-cell>
          <table:table-cell table:number-columns-repeated="5"/>
        </table:table-row>
        <table:table-row table:style-name="ro1">
          <table:table-cell office:value-type="float" office:value="177.08">
            <text:p>177.08</text:p>
          </table:table-cell>
          <table:table-cell office:value-type="float" office:value="178.01">
            <text:p>178.01</text:p>
          </table:table-cell>
          <table:table-cell table:formula="of:=[.B1079]/[.A1079]" office:value-type="float" office:value="1.00525186356449">
            <text:p>1.01</text:p>
          </table:table-cell>
          <table:table-cell office:value-type="float" office:value="176.25">
            <text:p>176.25</text:p>
          </table:table-cell>
          <table:table-cell table:formula="of:=[.D1079]/[.A1079]" office:value-type="float" office:value="0.99531285294782">
            <text:p>1</text:p>
          </table:table-cell>
          <table:table-cell office:value-type="float" office:value="176.84">
            <text:p>176.84</text:p>
          </table:table-cell>
          <table:table-cell table:formula="of:=[.F1079]/[.A1079]" office:value-type="float" office:value="0.998644680370454">
            <text:p>1</text:p>
          </table:table-cell>
          <table:table-cell office:value-type="float" office:value="178.01">
            <text:p>178.01</text:p>
          </table:table-cell>
          <table:table-cell table:formula="of:=[.H1079]/[.A1079]" office:value-type="float" office:value="1.00525186356449">
            <text:p>1.01</text:p>
          </table:table-cell>
          <table:table-cell office:value-type="float" office:value="176.25">
            <text:p>176.25</text:p>
          </table:table-cell>
          <table:table-cell table:formula="of:=[.J1079]/[.A1079]" office:value-type="float" office:value="0.99531285294782">
            <text:p>1</text:p>
          </table:table-cell>
          <table:table-cell table:number-columns-repeated="5"/>
        </table:table-row>
        <table:table-row table:style-name="ro1">
          <table:table-cell office:value-type="float" office:value="443.15">
            <text:p>443.15</text:p>
          </table:table-cell>
          <table:table-cell office:value-type="float" office:value="463.78">
            <text:p>463.78</text:p>
          </table:table-cell>
          <table:table-cell table:formula="of:=[.B1080]/[.A1080]" office:value-type="float" office:value="1.04655308586257">
            <text:p>1.05</text:p>
          </table:table-cell>
          <table:table-cell office:value-type="float" office:value="453.05">
            <text:p>453.05</text:p>
          </table:table-cell>
          <table:table-cell table:formula="of:=[.D1080]/[.A1080]" office:value-type="float" office:value="1.0223400654406">
            <text:p>1.02</text:p>
          </table:table-cell>
          <table:table-cell office:value-type="float" office:value="455.39">
            <text:p>455.39</text:p>
          </table:table-cell>
          <table:table-cell table:formula="of:=[.F1080]/[.A1080]" office:value-type="float" office:value="1.02762044454474">
            <text:p>1.03</text:p>
          </table:table-cell>
          <table:table-cell office:value-type="float" office:value="463.78">
            <text:p>463.78</text:p>
          </table:table-cell>
          <table:table-cell table:formula="of:=[.H1080]/[.A1080]" office:value-type="float" office:value="1.04655308586257">
            <text:p>1.05</text:p>
          </table:table-cell>
          <table:table-cell office:value-type="float" office:value="453.05">
            <text:p>453.05</text:p>
          </table:table-cell>
          <table:table-cell table:formula="of:=[.J1080]/[.A1080]" office:value-type="float" office:value="1.0223400654406">
            <text:p>1.02</text:p>
          </table:table-cell>
          <table:table-cell table:number-columns-repeated="5"/>
        </table:table-row>
        <table:table-row table:style-name="ro1">
          <table:table-cell office:value-type="float" office:value="214.19">
            <text:p>214.19</text:p>
          </table:table-cell>
          <table:table-cell office:value-type="float" office:value="219.36">
            <text:p>219.36</text:p>
          </table:table-cell>
          <table:table-cell table:formula="of:=[.B1081]/[.A1081]" office:value-type="float" office:value="1.02413744806013">
            <text:p>1.02</text:p>
          </table:table-cell>
          <table:table-cell office:value-type="float" office:value="215.95">
            <text:p>215.95</text:p>
          </table:table-cell>
          <table:table-cell table:formula="of:=[.D1081]/[.A1081]" office:value-type="float" office:value="1.00821700359494">
            <text:p>1.01</text:p>
          </table:table-cell>
          <table:table-cell office:value-type="float" office:value="214.19">
            <text:p>214.19</text:p>
          </table:table-cell>
          <table:table-cell table:formula="of:=[.F1081]/[.A1081]" office:value-type="float" office:value="1">
            <text:p>1</text:p>
          </table:table-cell>
          <table:table-cell office:value-type="float" office:value="217.71">
            <text:p>217.71</text:p>
          </table:table-cell>
          <table:table-cell table:formula="of:=[.H1081]/[.A1081]" office:value-type="float" office:value="1.01643400718988">
            <text:p>1.02</text:p>
          </table:table-cell>
          <table:table-cell office:value-type="float" office:value="215.95">
            <text:p>215.95</text:p>
          </table:table-cell>
          <table:table-cell table:formula="of:=[.J1081]/[.A1081]" office:value-type="float" office:value="1.00821700359494">
            <text:p>1.01</text:p>
          </table:table-cell>
          <table:table-cell table:number-columns-repeated="5"/>
        </table:table-row>
        <table:table-row table:style-name="ro1">
          <table:table-cell office:value-type="float" office:value="289.08">
            <text:p>289.08</text:p>
          </table:table-cell>
          <table:table-cell office:value-type="float" office:value="301.32">
            <text:p>301.32</text:p>
          </table:table-cell>
          <table:table-cell table:formula="of:=[.B1082]/[.A1082]" office:value-type="float" office:value="1.04234122042341">
            <text:p>1.04</text:p>
          </table:table-cell>
          <table:table-cell office:value-type="float" office:value="296.74">
            <text:p>296.74</text:p>
          </table:table-cell>
          <table:table-cell table:formula="of:=[.D1082]/[.A1082]" office:value-type="float" office:value="1.02649785526498">
            <text:p>1.03</text:p>
          </table:table-cell>
          <table:table-cell office:value-type="float" office:value="299.08">
            <text:p>299.08</text:p>
          </table:table-cell>
          <table:table-cell table:formula="of:=[.F1082]/[.A1082]" office:value-type="float" office:value="1.03459250034593">
            <text:p>1.03</text:p>
          </table:table-cell>
          <table:table-cell office:value-type="float" office:value="301.32">
            <text:p>301.32</text:p>
          </table:table-cell>
          <table:table-cell table:formula="of:=[.H1082]/[.A1082]" office:value-type="float" office:value="1.04234122042341">
            <text:p>1.04</text:p>
          </table:table-cell>
          <table:table-cell office:value-type="float" office:value="296.74">
            <text:p>296.74</text:p>
          </table:table-cell>
          <table:table-cell table:formula="of:=[.J1082]/[.A1082]" office:value-type="float" office:value="1.02649785526498">
            <text:p>1.03</text:p>
          </table:table-cell>
          <table:table-cell table:number-columns-repeated="5"/>
        </table:table-row>
        <table:table-row table:style-name="ro1">
          <table:table-cell office:value-type="float" office:value="293.14">
            <text:p>293.14</text:p>
          </table:table-cell>
          <table:table-cell office:value-type="float" office:value="303.58">
            <text:p>303.58</text:p>
          </table:table-cell>
          <table:table-cell table:formula="of:=[.B1083]/[.A1083]" office:value-type="float" office:value="1.03561438220645">
            <text:p>1.04</text:p>
          </table:table-cell>
          <table:table-cell office:value-type="float" office:value="302.17">
            <text:p>302.17</text:p>
          </table:table-cell>
          <table:table-cell table:formula="of:=[.D1083]/[.A1083]" office:value-type="float" office:value="1.03080439380501">
            <text:p>1.03</text:p>
          </table:table-cell>
          <table:table-cell office:value-type="float" office:value="297.24">
            <text:p>297.24</text:p>
          </table:table-cell>
          <table:table-cell table:formula="of:=[.F1083]/[.A1083]" office:value-type="float" office:value="1.0139864910964">
            <text:p>1.01</text:p>
          </table:table-cell>
          <table:table-cell office:value-type="float" office:value="303.58">
            <text:p>303.58</text:p>
          </table:table-cell>
          <table:table-cell table:formula="of:=[.H1083]/[.A1083]" office:value-type="float" office:value="1.03561438220645">
            <text:p>1.04</text:p>
          </table:table-cell>
          <table:table-cell office:value-type="float" office:value="294.89">
            <text:p>294.89</text:p>
          </table:table-cell>
          <table:table-cell table:formula="of:=[.J1083]/[.A1083]" office:value-type="float" office:value="1.00596984376066">
            <text:p>1.01</text:p>
          </table:table-cell>
          <table:table-cell table:number-columns-repeated="5"/>
        </table:table-row>
        <table:table-row table:style-name="ro1">
          <table:table-cell office:value-type="float" office:value="247.29">
            <text:p>247.29</text:p>
          </table:table-cell>
          <table:table-cell office:value-type="float" office:value="261.74">
            <text:p>261.74</text:p>
          </table:table-cell>
          <table:table-cell table:formula="of:=[.B1084]/[.A1084]" office:value-type="float" office:value="1.05843341825387">
            <text:p>1.06</text:p>
          </table:table-cell>
          <table:table-cell office:value-type="float" office:value="256.66">
            <text:p>256.66</text:p>
          </table:table-cell>
          <table:table-cell table:formula="of:=[.D1084]/[.A1084]" office:value-type="float" office:value="1.03789073557362">
            <text:p>1.04</text:p>
          </table:table-cell>
          <table:table-cell office:value-type="float" office:value="248.46">
            <text:p>248.46</text:p>
          </table:table-cell>
          <table:table-cell table:formula="of:=[.F1084]/[.A1084]" office:value-type="float" office:value="1.00473128715274">
            <text:p>1</text:p>
          </table:table-cell>
          <table:table-cell office:value-type="float" office:value="261.74">
            <text:p>261.74</text:p>
          </table:table-cell>
          <table:table-cell table:formula="of:=[.H1084]/[.A1084]" office:value-type="float" office:value="1.05843341825387">
            <text:p>1.06</text:p>
          </table:table-cell>
          <table:table-cell office:value-type="float" office:value="248.46">
            <text:p>248.46</text:p>
          </table:table-cell>
          <table:table-cell table:formula="of:=[.J1084]/[.A1084]" office:value-type="float" office:value="1.00473128715274">
            <text:p>1</text:p>
          </table:table-cell>
          <table:table-cell table:number-columns-repeated="5"/>
        </table:table-row>
        <table:table-row table:style-name="ro1">
          <table:table-cell office:value-type="float" office:value="329.66">
            <text:p>329.66</text:p>
          </table:table-cell>
          <table:table-cell office:value-type="float" office:value="373.48">
            <text:p>373.48</text:p>
          </table:table-cell>
          <table:table-cell table:formula="of:=[.B1085]/[.A1085]" office:value-type="float" office:value="1.13292483164473">
            <text:p>1.13</text:p>
          </table:table-cell>
          <table:table-cell office:value-type="float" office:value="337.62">
            <text:p>337.62</text:p>
          </table:table-cell>
          <table:table-cell table:formula="of:=[.D1085]/[.A1085]" office:value-type="float" office:value="1.02414608991082">
            <text:p>1.02</text:p>
          </table:table-cell>
          <table:table-cell office:value-type="float" office:value="332.35">
            <text:p>332.35</text:p>
          </table:table-cell>
          <table:table-cell table:formula="of:=[.F1085]/[.A1085]" office:value-type="float" office:value="1.00815992234423">
            <text:p>1.01</text:p>
          </table:table-cell>
          <table:table-cell office:value-type="float" office:value="373.48">
            <text:p>373.48</text:p>
          </table:table-cell>
          <table:table-cell table:formula="of:=[.H1085]/[.A1085]" office:value-type="float" office:value="1.13292483164473">
            <text:p>1.13</text:p>
          </table:table-cell>
          <table:table-cell office:value-type="float" office:value="335.28">
            <text:p>335.28</text:p>
          </table:table-cell>
          <table:table-cell table:formula="of:=[.J1085]/[.A1085]" office:value-type="float" office:value="1.01704786749985">
            <text:p>1.02</text:p>
          </table:table-cell>
          <table:table-cell table:number-columns-repeated="5"/>
        </table:table-row>
        <table:table-row table:style-name="ro1">
          <table:table-cell office:value-type="float" office:value="347.69">
            <text:p>347.69</text:p>
          </table:table-cell>
          <table:table-cell office:value-type="float" office:value="355.84">
            <text:p>355.84</text:p>
          </table:table-cell>
          <table:table-cell table:formula="of:=[.B1086]/[.A1086]" office:value-type="float" office:value="1.02344042106474">
            <text:p>1.02</text:p>
          </table:table-cell>
          <table:table-cell office:value-type="float" office:value="358.18">
            <text:p>358.18</text:p>
          </table:table-cell>
          <table:table-cell table:formula="of:=[.D1086]/[.A1086]" office:value-type="float" office:value="1.03017055422934">
            <text:p>1.03</text:p>
          </table:table-cell>
          <table:table-cell office:value-type="float" office:value="358.76">
            <text:p>358.76</text:p>
          </table:table-cell>
          <table:table-cell table:formula="of:=[.F1086]/[.A1086]" office:value-type="float" office:value="1.03183870689407">
            <text:p>1.03</text:p>
          </table:table-cell>
          <table:table-cell office:value-type="float" office:value="355.25">
            <text:p>355.25</text:p>
          </table:table-cell>
          <table:table-cell table:formula="of:=[.H1086]/[.A1086]" office:value-type="float" office:value="1.02174350714717">
            <text:p>1.02</text:p>
          </table:table-cell>
          <table:table-cell office:value-type="float" office:value="356.42">
            <text:p>356.42</text:p>
          </table:table-cell>
          <table:table-cell table:formula="of:=[.J1086]/[.A1086]" office:value-type="float" office:value="1.02510857372947">
            <text:p>1.03</text:p>
          </table:table-cell>
          <table:table-cell table:number-columns-repeated="5"/>
        </table:table-row>
        <table:table-row table:style-name="ro1">
          <table:table-cell office:value-type="float" office:value="507.67">
            <text:p>507.67</text:p>
          </table:table-cell>
          <table:table-cell office:value-type="float" office:value="526.56">
            <text:p>526.56</text:p>
          </table:table-cell>
          <table:table-cell table:formula="of:=[.B1087]/[.A1087]" office:value-type="float" office:value="1.03720921070774">
            <text:p>1.04</text:p>
          </table:table-cell>
          <table:table-cell office:value-type="float" office:value="511.87">
            <text:p>511.87</text:p>
          </table:table-cell>
          <table:table-cell table:formula="of:=[.D1087]/[.A1087]" office:value-type="float" office:value="1.00827309078732">
            <text:p>1.01</text:p>
          </table:table-cell>
          <table:table-cell office:value-type="float" office:value="510.7">
            <text:p>510.7</text:p>
          </table:table-cell>
          <table:table-cell table:formula="of:=[.F1087]/[.A1087]" office:value-type="float" office:value="1.005968444068">
            <text:p>1.01</text:p>
          </table:table-cell>
          <table:table-cell office:value-type="float" office:value="512.46">
            <text:p>512.46</text:p>
          </table:table-cell>
          <table:table-cell table:formula="of:=[.H1087]/[.A1087]" office:value-type="float" office:value="1.00943526306459">
            <text:p>1.01</text:p>
          </table:table-cell>
          <table:table-cell office:value-type="float" office:value="515.39">
            <text:p>515.39</text:p>
          </table:table-cell>
          <table:table-cell table:formula="of:=[.J1087]/[.A1087]" office:value-type="float" office:value="1.01520672878051">
            <text:p>1.02</text:p>
          </table:table-cell>
          <table:table-cell table:number-columns-repeated="5"/>
        </table:table-row>
        <table:table-row table:style-name="ro1">
          <table:table-cell office:value-type="float" office:value="152.48">
            <text:p>152.48</text:p>
          </table:table-cell>
          <table:table-cell office:value-type="float" office:value="161.51">
            <text:p>161.51</text:p>
          </table:table-cell>
          <table:table-cell table:formula="of:=[.B1088]/[.A1088]" office:value-type="float" office:value="1.05922088142707">
            <text:p>1.06</text:p>
          </table:table-cell>
          <table:table-cell office:value-type="float" office:value="156.82">
            <text:p>156.82</text:p>
          </table:table-cell>
          <table:table-cell table:formula="of:=[.D1088]/[.A1088]" office:value-type="float" office:value="1.02846274921301">
            <text:p>1.03</text:p>
          </table:table-cell>
          <table:table-cell office:value-type="float" office:value="156.82">
            <text:p>156.82</text:p>
          </table:table-cell>
          <table:table-cell table:formula="of:=[.F1088]/[.A1088]" office:value-type="float" office:value="1.02846274921301">
            <text:p>1.03</text:p>
          </table:table-cell>
          <table:table-cell office:value-type="float" office:value="154.24">
            <text:p>154.24</text:p>
          </table:table-cell>
          <table:table-cell table:formula="of:=[.H1088]/[.A1088]" office:value-type="float" office:value="1.01154249737671">
            <text:p>1.01</text:p>
          </table:table-cell>
          <table:table-cell office:value-type="float" office:value="154.24">
            <text:p>154.24</text:p>
          </table:table-cell>
          <table:table-cell table:formula="of:=[.J1088]/[.A1088]" office:value-type="float" office:value="1.01154249737671">
            <text:p>1.01</text:p>
          </table:table-cell>
          <table:table-cell table:number-columns-repeated="5"/>
        </table:table-row>
        <table:table-row table:style-name="ro1">
          <table:table-cell office:value-type="float" office:value="344.02">
            <text:p>344.02</text:p>
          </table:table-cell>
          <table:table-cell office:value-type="float" office:value="358.85">
            <text:p>358.85</text:p>
          </table:table-cell>
          <table:table-cell table:formula="of:=[.B1089]/[.A1089]" office:value-type="float" office:value="1.0431079588396">
            <text:p>1.04</text:p>
          </table:table-cell>
          <table:table-cell office:value-type="float" office:value="358.61">
            <text:p>358.61</text:p>
          </table:table-cell>
          <table:table-cell table:formula="of:=[.D1089]/[.A1089]" office:value-type="float" office:value="1.04241032498111">
            <text:p>1.04</text:p>
          </table:table-cell>
          <table:table-cell office:value-type="float" office:value="351.09">
            <text:p>351.09</text:p>
          </table:table-cell>
          <table:table-cell table:formula="of:=[.F1089]/[.A1089]" office:value-type="float" office:value="1.02055113074821">
            <text:p>1.02</text:p>
          </table:table-cell>
          <table:table-cell office:value-type="float" office:value="358.85">
            <text:p>358.85</text:p>
          </table:table-cell>
          <table:table-cell table:formula="of:=[.H1089]/[.A1089]" office:value-type="float" office:value="1.0431079588396">
            <text:p>1.04</text:p>
          </table:table-cell>
          <table:table-cell office:value-type="float" office:value="352.75">
            <text:p>352.75</text:p>
          </table:table-cell>
          <table:table-cell table:formula="of:=[.J1089]/[.A1089]" office:value-type="float" office:value="1.02537643160281">
            <text:p>1.03</text:p>
          </table:table-cell>
          <table:table-cell table:number-columns-repeated="5"/>
        </table:table-row>
        <table:table-row table:style-name="ro1">
          <table:table-cell office:value-type="float" office:value="505.5">
            <text:p>505.5</text:p>
          </table:table-cell>
          <table:table-cell office:value-type="float" office:value="0">
            <text:p>0</text:p>
          </table:table-cell>
          <table:table-cell table:formula="of:=[.B1090]/[.A1090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D1090]/[.A1090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F1090]/[.A1090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H1090]/[.A1090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J1090]/[.A1090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315.53">
            <text:p>315.53</text:p>
          </table:table-cell>
          <table:table-cell office:value-type="float" office:value="320.46">
            <text:p>320.46</text:p>
          </table:table-cell>
          <table:table-cell table:formula="of:=[.B1091]/[.A1091]" office:value-type="float" office:value="1.01562450480145">
            <text:p>1.02</text:p>
          </table:table-cell>
          <table:table-cell office:value-type="float" office:value="316.46">
            <text:p>316.46</text:p>
          </table:table-cell>
          <table:table-cell table:formula="of:=[.D1091]/[.A1091]" office:value-type="float" office:value="1.00294742179824">
            <text:p>1</text:p>
          </table:table-cell>
          <table:table-cell office:value-type="float" office:value="316.46">
            <text:p>316.46</text:p>
          </table:table-cell>
          <table:table-cell table:formula="of:=[.F1091]/[.A1091]" office:value-type="float" office:value="1.00294742179824">
            <text:p>1</text:p>
          </table:table-cell>
          <table:table-cell office:value-type="float" office:value="317.88">
            <text:p>317.88</text:p>
          </table:table-cell>
          <table:table-cell table:formula="of:=[.H1091]/[.A1091]" office:value-type="float" office:value="1.00744778626438">
            <text:p>1.01</text:p>
          </table:table-cell>
          <table:table-cell office:value-type="float" office:value="316.46">
            <text:p>316.46</text:p>
          </table:table-cell>
          <table:table-cell table:formula="of:=[.J1091]/[.A1091]" office:value-type="float" office:value="1.00294742179824">
            <text:p>1</text:p>
          </table:table-cell>
          <table:table-cell table:number-columns-repeated="5"/>
        </table:table-row>
        <table:table-row table:style-name="ro1">
          <table:table-cell office:value-type="float" office:value="240.12">
            <text:p>240.12</text:p>
          </table:table-cell>
          <table:table-cell office:value-type="float" office:value="257.09">
            <text:p>257.09</text:p>
          </table:table-cell>
          <table:table-cell table:formula="of:=[.B1092]/[.A1092]" office:value-type="float" office:value="1.07067299683492">
            <text:p>1.07</text:p>
          </table:table-cell>
          <table:table-cell office:value-type="float" office:value="240.12">
            <text:p>240.12</text:p>
          </table:table-cell>
          <table:table-cell table:formula="of:=[.D1092]/[.A1092]" office:value-type="float" office:value="1">
            <text:p>1</text:p>
          </table:table-cell>
          <table:table-cell office:value-type="float" office:value="240.12">
            <text:p>240.12</text:p>
          </table:table-cell>
          <table:table-cell table:formula="of:=[.F1092]/[.A1092]" office:value-type="float" office:value="1">
            <text:p>1</text:p>
          </table:table-cell>
          <table:table-cell office:value-type="float" office:value="255.68">
            <text:p>255.68</text:p>
          </table:table-cell>
          <table:table-cell table:formula="of:=[.H1092]/[.A1092]" office:value-type="float" office:value="1.0648009328669">
            <text:p>1.06</text:p>
          </table:table-cell>
          <table:table-cell office:value-type="float" office:value="240.12">
            <text:p>240.12</text:p>
          </table:table-cell>
          <table:table-cell table:formula="of:=[.J1092]/[.A1092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90.71">
            <text:p>190.71</text:p>
          </table:table-cell>
          <table:table-cell office:value-type="float" office:value="196.81">
            <text:p>196.81</text:p>
          </table:table-cell>
          <table:table-cell table:formula="of:=[.B1093]/[.A1093]" office:value-type="float" office:value="1.03198573750721">
            <text:p>1.03</text:p>
          </table:table-cell>
          <table:table-cell office:value-type="float" office:value="191.64">
            <text:p>191.64</text:p>
          </table:table-cell>
          <table:table-cell table:formula="of:=[.D1093]/[.A1093]" office:value-type="float" office:value="1.00487651407897">
            <text:p>1</text:p>
          </table:table-cell>
          <table:table-cell office:value-type="float" office:value="191.64">
            <text:p>191.64</text:p>
          </table:table-cell>
          <table:table-cell table:formula="of:=[.F1093]/[.A1093]" office:value-type="float" office:value="1.00487651407897">
            <text:p>1</text:p>
          </table:table-cell>
          <table:table-cell office:value-type="float" office:value="195.64">
            <text:p>195.64</text:p>
          </table:table-cell>
          <table:table-cell table:formula="of:=[.H1093]/[.A1093]" office:value-type="float" office:value="1.02585076818206">
            <text:p>1.03</text:p>
          </table:table-cell>
          <table:table-cell office:value-type="float" office:value="192.23">
            <text:p>192.23</text:p>
          </table:table-cell>
          <table:table-cell table:formula="of:=[.J1093]/[.A1093]" office:value-type="float" office:value="1.00797021655917">
            <text:p>1.01</text:p>
          </table:table-cell>
          <table:table-cell table:number-columns-repeated="5"/>
        </table:table-row>
        <table:table-row table:style-name="ro1">
          <table:table-cell office:value-type="float" office:value="337.5">
            <text:p>337.5</text:p>
          </table:table-cell>
          <table:table-cell office:value-type="float" office:value="356.58">
            <text:p>356.58</text:p>
          </table:table-cell>
          <table:table-cell table:formula="of:=[.B1094]/[.A1094]" office:value-type="float" office:value="1.05653333333333">
            <text:p>1.06</text:p>
          </table:table-cell>
          <table:table-cell office:value-type="float" office:value="340.09">
            <text:p>340.09</text:p>
          </table:table-cell>
          <table:table-cell table:formula="of:=[.D1094]/[.A1094]" office:value-type="float" office:value="1.00767407407407">
            <text:p>1.01</text:p>
          </table:table-cell>
          <table:table-cell office:value-type="float" office:value="341.85">
            <text:p>341.85</text:p>
          </table:table-cell>
          <table:table-cell table:formula="of:=[.F1094]/[.A1094]" office:value-type="float" office:value="1.01288888888889">
            <text:p>1.01</text:p>
          </table:table-cell>
          <table:table-cell office:value-type="float" office:value="356.58">
            <text:p>356.58</text:p>
          </table:table-cell>
          <table:table-cell table:formula="of:=[.H1094]/[.A1094]" office:value-type="float" office:value="1.05653333333333">
            <text:p>1.06</text:p>
          </table:table-cell>
          <table:table-cell office:value-type="float" office:value="338.92">
            <text:p>338.92</text:p>
          </table:table-cell>
          <table:table-cell table:formula="of:=[.J1094]/[.A1094]" office:value-type="float" office:value="1.00420740740741">
            <text:p>1</text:p>
          </table:table-cell>
          <table:table-cell table:number-columns-repeated="5"/>
        </table:table-row>
        <table:table-row table:style-name="ro1">
          <table:table-cell office:value-type="float" office:value="417.36">
            <text:p>417.36</text:p>
          </table:table-cell>
          <table:table-cell office:value-type="float" office:value="426.84">
            <text:p>426.84</text:p>
          </table:table-cell>
          <table:table-cell table:formula="of:=[.B1095]/[.A1095]" office:value-type="float" office:value="1.02271420356527">
            <text:p>1.02</text:p>
          </table:table-cell>
          <table:table-cell office:value-type="float" office:value="423.32">
            <text:p>423.32</text:p>
          </table:table-cell>
          <table:table-cell table:formula="of:=[.D1095]/[.A1095]" office:value-type="float" office:value="1.01428023768449">
            <text:p>1.01</text:p>
          </table:table-cell>
          <table:table-cell office:value-type="float" office:value="422.74">
            <text:p>422.74</text:p>
          </table:table-cell>
          <table:table-cell table:formula="of:=[.F1095]/[.A1095]" office:value-type="float" office:value="1.01289055012459">
            <text:p>1.01</text:p>
          </table:table-cell>
          <table:table-cell office:value-type="float" office:value="426.25">
            <text:p>426.25</text:p>
          </table:table-cell>
          <table:table-cell table:formula="of:=[.H1095]/[.A1095]" office:value-type="float" office:value="1.02130055587502">
            <text:p>1.02</text:p>
          </table:table-cell>
          <table:table-cell office:value-type="float" office:value="424.49">
            <text:p>424.49</text:p>
          </table:table-cell>
          <table:table-cell table:formula="of:=[.J1095]/[.A1095]" office:value-type="float" office:value="1.01708357293464">
            <text:p>1.02</text:p>
          </table:table-cell>
          <table:table-cell table:number-columns-repeated="5"/>
        </table:table-row>
        <table:table-row table:style-name="ro1">
          <table:table-cell office:value-type="float" office:value="170.71">
            <text:p>170.71</text:p>
          </table:table-cell>
          <table:table-cell office:value-type="float" office:value="188.46">
            <text:p>188.46</text:p>
          </table:table-cell>
          <table:table-cell table:formula="of:=[.B1096]/[.A1096]" office:value-type="float" office:value="1.10397750571144">
            <text:p>1.1</text:p>
          </table:table-cell>
          <table:table-cell office:value-type="float" office:value="170.71">
            <text:p>170.71</text:p>
          </table:table-cell>
          <table:table-cell table:formula="of:=[.D1096]/[.A1096]" office:value-type="float" office:value="1">
            <text:p>1</text:p>
          </table:table-cell>
          <table:table-cell office:value-type="float" office:value="170.71">
            <text:p>170.71</text:p>
          </table:table-cell>
          <table:table-cell table:formula="of:=[.F1096]/[.A1096]" office:value-type="float" office:value="1">
            <text:p>1</text:p>
          </table:table-cell>
          <table:table-cell office:value-type="float" office:value="170.71">
            <text:p>170.71</text:p>
          </table:table-cell>
          <table:table-cell table:formula="of:=[.H1096]/[.A1096]" office:value-type="float" office:value="1">
            <text:p>1</text:p>
          </table:table-cell>
          <table:table-cell office:value-type="float" office:value="173.63">
            <text:p>173.63</text:p>
          </table:table-cell>
          <table:table-cell table:formula="of:=[.J1096]/[.A1096]" office:value-type="float" office:value="1.01710503192549">
            <text:p>1.02</text:p>
          </table:table-cell>
          <table:table-cell table:number-columns-repeated="5"/>
        </table:table-row>
        <table:table-row table:style-name="ro1">
          <table:table-cell office:value-type="float" office:value="170.63">
            <text:p>170.63</text:p>
          </table:table-cell>
          <table:table-cell office:value-type="float" office:value="190.05">
            <text:p>190.05</text:p>
          </table:table-cell>
          <table:table-cell table:formula="of:=[.B1097]/[.A1097]" office:value-type="float" office:value="1.11381351462228">
            <text:p>1.11</text:p>
          </table:table-cell>
          <table:table-cell office:value-type="float" office:value="173.56">
            <text:p>173.56</text:p>
          </table:table-cell>
          <table:table-cell table:formula="of:=[.D1097]/[.A1097]" office:value-type="float" office:value="1.01717165797339">
            <text:p>1.02</text:p>
          </table:table-cell>
          <table:table-cell office:value-type="float" office:value="171.22">
            <text:p>171.22</text:p>
          </table:table-cell>
          <table:table-cell table:formula="of:=[.F1097]/[.A1097]" office:value-type="float" office:value="1.00345777413116">
            <text:p>1</text:p>
          </table:table-cell>
          <table:table-cell office:value-type="float" office:value="190.05">
            <text:p>190.05</text:p>
          </table:table-cell>
          <table:table-cell table:formula="of:=[.H1097]/[.A1097]" office:value-type="float" office:value="1.11381351462228">
            <text:p>1.11</text:p>
          </table:table-cell>
          <table:table-cell office:value-type="float" office:value="173.56">
            <text:p>173.56</text:p>
          </table:table-cell>
          <table:table-cell table:formula="of:=[.J1097]/[.A1097]" office:value-type="float" office:value="1.01717165797339">
            <text:p>1.02</text:p>
          </table:table-cell>
          <table:table-cell table:number-columns-repeated="5"/>
        </table:table-row>
        <table:table-row table:style-name="ro1">
          <table:table-cell office:value-type="float" office:value="218.69">
            <text:p>218.69</text:p>
          </table:table-cell>
          <table:table-cell office:value-type="float" office:value="230.45">
            <text:p>230.45</text:p>
          </table:table-cell>
          <table:table-cell table:formula="of:=[.B1098]/[.A1098]" office:value-type="float" office:value="1.05377474964562">
            <text:p>1.05</text:p>
          </table:table-cell>
          <table:table-cell office:value-type="float" office:value="226.94">
            <text:p>226.94</text:p>
          </table:table-cell>
          <table:table-cell table:formula="of:=[.D1098]/[.A1098]" office:value-type="float" office:value="1.03772463304221">
            <text:p>1.04</text:p>
          </table:table-cell>
          <table:table-cell office:value-type="float" office:value="226.94">
            <text:p>226.94</text:p>
          </table:table-cell>
          <table:table-cell table:formula="of:=[.F1098]/[.A1098]" office:value-type="float" office:value="1.03772463304221">
            <text:p>1.04</text:p>
          </table:table-cell>
          <table:table-cell office:value-type="float" office:value="227.52">
            <text:p>227.52</text:p>
          </table:table-cell>
          <table:table-cell table:formula="of:=[.H1098]/[.A1098]" office:value-type="float" office:value="1.04037678906214">
            <text:p>1.04</text:p>
          </table:table-cell>
          <table:table-cell office:value-type="float" office:value="218.69">
            <text:p>218.69</text:p>
          </table:table-cell>
          <table:table-cell table:formula="of:=[.J1098]/[.A1098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294.97">
            <text:p>294.97</text:p>
          </table:table-cell>
          <table:table-cell office:value-type="float" office:value="307.11">
            <text:p>307.11</text:p>
          </table:table-cell>
          <table:table-cell table:formula="of:=[.B1099]/[.A1099]" office:value-type="float" office:value="1.04115672780283">
            <text:p>1.04</text:p>
          </table:table-cell>
          <table:table-cell office:value-type="float" office:value="303.45">
            <text:p>303.45</text:p>
          </table:table-cell>
          <table:table-cell table:formula="of:=[.D1099]/[.A1099]" office:value-type="float" office:value="1.02874868630708">
            <text:p>1.03</text:p>
          </table:table-cell>
          <table:table-cell office:value-type="float" office:value="305.79">
            <text:p>305.79</text:p>
          </table:table-cell>
          <table:table-cell table:formula="of:=[.F1099]/[.A1099]" office:value-type="float" office:value="1.03668169644371">
            <text:p>1.04</text:p>
          </table:table-cell>
          <table:table-cell office:value-type="float" office:value="307.11">
            <text:p>307.11</text:p>
          </table:table-cell>
          <table:table-cell table:formula="of:=[.H1099]/[.A1099]" office:value-type="float" office:value="1.04115672780283">
            <text:p>1.04</text:p>
          </table:table-cell>
          <table:table-cell office:value-type="float" office:value="300.87">
            <text:p>300.87</text:p>
          </table:table-cell>
          <table:table-cell table:formula="of:=[.J1099]/[.A1099]" office:value-type="float" office:value="1.02000203410516">
            <text:p>1.02</text:p>
          </table:table-cell>
          <table:table-cell table:number-columns-repeated="5"/>
        </table:table-row>
        <table:table-row table:style-name="ro1">
          <table:table-cell office:value-type="float" office:value="286.35">
            <text:p>286.35</text:p>
          </table:table-cell>
          <table:table-cell office:value-type="float" office:value="301.18">
            <text:p>301.18</text:p>
          </table:table-cell>
          <table:table-cell table:formula="of:=[.B1100]/[.A1100]" office:value-type="float" office:value="1.05178976776672">
            <text:p>1.05</text:p>
          </table:table-cell>
          <table:table-cell office:value-type="float" office:value="297.52">
            <text:p>297.52</text:p>
          </table:table-cell>
          <table:table-cell table:formula="of:=[.D1100]/[.A1100]" office:value-type="float" office:value="1.03900820674">
            <text:p>1.04</text:p>
          </table:table-cell>
          <table:table-cell office:value-type="float" office:value="291.66">
            <text:p>291.66</text:p>
          </table:table-cell>
          <table:table-cell table:formula="of:=[.F1100]/[.A1100]" office:value-type="float" office:value="1.0185437401781">
            <text:p>1.02</text:p>
          </table:table-cell>
          <table:table-cell office:value-type="float" office:value="291.08">
            <text:p>291.08</text:p>
          </table:table-cell>
          <table:table-cell table:formula="of:=[.H1100]/[.A1100]" office:value-type="float" office:value="1.01651824690065">
            <text:p>1.02</text:p>
          </table:table-cell>
          <table:table-cell office:value-type="float" office:value="291.66">
            <text:p>291.66</text:p>
          </table:table-cell>
          <table:table-cell table:formula="of:=[.J1100]/[.A1100]" office:value-type="float" office:value="1.0185437401781">
            <text:p>1.02</text:p>
          </table:table-cell>
          <table:table-cell table:number-columns-repeated="5"/>
        </table:table-row>
        <table:table-row table:style-name="ro1">
          <table:table-cell office:value-type="float" office:value="360.05">
            <text:p>360.05</text:p>
          </table:table-cell>
          <table:table-cell office:value-type="float" office:value="374.05">
            <text:p>374.05</text:p>
          </table:table-cell>
          <table:table-cell table:formula="of:=[.B1101]/[.A1101]" office:value-type="float" office:value="1.03888348840439">
            <text:p>1.04</text:p>
          </table:table-cell>
          <table:table-cell office:value-type="float" office:value="368.88">
            <text:p>368.88</text:p>
          </table:table-cell>
          <table:table-cell table:formula="of:=[.D1101]/[.A1101]" office:value-type="float" office:value="1.02452437161505">
            <text:p>1.02</text:p>
          </table:table-cell>
          <table:table-cell office:value-type="float" office:value="369.66">
            <text:p>369.66</text:p>
          </table:table-cell>
          <table:table-cell table:formula="of:=[.F1101]/[.A1101]" office:value-type="float" office:value="1.02669073739758">
            <text:p>1.03</text:p>
          </table:table-cell>
          <table:table-cell office:value-type="float" office:value="365.36">
            <text:p>365.36</text:p>
          </table:table-cell>
          <table:table-cell table:formula="of:=[.H1101]/[.A1101]" office:value-type="float" office:value="1.01474795167338">
            <text:p>1.01</text:p>
          </table:table-cell>
          <table:table-cell office:value-type="float" office:value="366.53">
            <text:p>366.53</text:p>
          </table:table-cell>
          <table:table-cell table:formula="of:=[.J1101]/[.A1101]" office:value-type="float" office:value="1.01799750034717">
            <text:p>1.02</text:p>
          </table:table-cell>
          <table:table-cell table:number-columns-repeated="5"/>
        </table:table-row>
        <table:table-row table:style-name="ro1">
          <table:table-cell office:value-type="float" office:value="367.81">
            <text:p>367.81</text:p>
          </table:table-cell>
          <table:table-cell office:value-type="float" office:value="378.94">
            <text:p>378.94</text:p>
          </table:table-cell>
          <table:table-cell table:formula="of:=[.B1102]/[.A1102]" office:value-type="float" office:value="1.03026018868438">
            <text:p>1.03</text:p>
          </table:table-cell>
          <table:table-cell office:value-type="float" office:value="376.35">
            <text:p>376.35</text:p>
          </table:table-cell>
          <table:table-cell table:formula="of:=[.D1102]/[.A1102]" office:value-type="float" office:value="1.02321850955656">
            <text:p>1.02</text:p>
          </table:table-cell>
          <table:table-cell office:value-type="float" office:value="371.08">
            <text:p>371.08</text:p>
          </table:table-cell>
          <table:table-cell table:formula="of:=[.F1102]/[.A1102]" office:value-type="float" office:value="1.00889045974824">
            <text:p>1.01</text:p>
          </table:table-cell>
          <table:table-cell office:value-type="float" office:value="377.52">
            <text:p>377.52</text:p>
          </table:table-cell>
          <table:table-cell table:formula="of:=[.H1102]/[.A1102]" office:value-type="float" office:value="1.02639949974171">
            <text:p>1.03</text:p>
          </table:table-cell>
          <table:table-cell office:value-type="float" office:value="372.84">
            <text:p>372.84</text:p>
          </table:table-cell>
          <table:table-cell table:formula="of:=[.J1102]/[.A1102]" office:value-type="float" office:value="1.01367553900111">
            <text:p>1.01</text:p>
          </table:table-cell>
          <table:table-cell table:number-columns-repeated="5"/>
        </table:table-row>
        <table:table-row table:style-name="ro1">
          <table:table-cell office:value-type="float" office:value="289.72">
            <text:p>289.72</text:p>
          </table:table-cell>
          <table:table-cell office:value-type="float" office:value="298.21">
            <text:p>298.21</text:p>
          </table:table-cell>
          <table:table-cell table:formula="of:=[.B1103]/[.A1103]" office:value-type="float" office:value="1.02930415573657">
            <text:p>1.03</text:p>
          </table:table-cell>
          <table:table-cell office:value-type="float" office:value="294.89">
            <text:p>294.89</text:p>
          </table:table-cell>
          <table:table-cell table:formula="of:=[.D1103]/[.A1103]" office:value-type="float" office:value="1.01784481568411">
            <text:p>1.02</text:p>
          </table:table-cell>
          <table:table-cell office:value-type="float" office:value="294.89">
            <text:p>294.89</text:p>
          </table:table-cell>
          <table:table-cell table:formula="of:=[.F1103]/[.A1103]" office:value-type="float" office:value="1.01784481568411">
            <text:p>1.02</text:p>
          </table:table-cell>
          <table:table-cell office:value-type="float" office:value="298.21">
            <text:p>298.21</text:p>
          </table:table-cell>
          <table:table-cell table:formula="of:=[.H1103]/[.A1103]" office:value-type="float" office:value="1.02930415573657">
            <text:p>1.03</text:p>
          </table:table-cell>
          <table:table-cell office:value-type="float" office:value="292.55">
            <text:p>292.55</text:p>
          </table:table-cell>
          <table:table-cell table:formula="of:=[.J1103]/[.A1103]" office:value-type="float" office:value="1.00976805191219">
            <text:p>1.01</text:p>
          </table:table-cell>
          <table:table-cell table:number-columns-repeated="5"/>
        </table:table-row>
        <table:table-row table:style-name="ro1">
          <table:table-cell office:value-type="float" office:value="292.25">
            <text:p>292.25</text:p>
          </table:table-cell>
          <table:table-cell office:value-type="float" office:value="305.18">
            <text:p>305.18</text:p>
          </table:table-cell>
          <table:table-cell table:formula="of:=[.B1104]/[.A1104]" office:value-type="float" office:value="1.04424294268606">
            <text:p>1.04</text:p>
          </table:table-cell>
          <table:table-cell office:value-type="float" office:value="299.91">
            <text:p>299.91</text:p>
          </table:table-cell>
          <table:table-cell table:formula="of:=[.D1104]/[.A1104]" office:value-type="float" office:value="1.02621043627032">
            <text:p>1.03</text:p>
          </table:table-cell>
          <table:table-cell office:value-type="float" office:value="300.11">
            <text:p>300.11</text:p>
          </table:table-cell>
          <table:table-cell table:formula="of:=[.F1104]/[.A1104]" office:value-type="float" office:value="1.02689478186484">
            <text:p>1.03</text:p>
          </table:table-cell>
          <table:table-cell office:value-type="float" office:value="305.18">
            <text:p>305.18</text:p>
          </table:table-cell>
          <table:table-cell table:formula="of:=[.H1104]/[.A1104]" office:value-type="float" office:value="1.04424294268606">
            <text:p>1.04</text:p>
          </table:table-cell>
          <table:table-cell office:value-type="float" office:value="297.56">
            <text:p>297.56</text:p>
          </table:table-cell>
          <table:table-cell table:formula="of:=[.J1104]/[.A1104]" office:value-type="float" office:value="1.01816937553465">
            <text:p>1.02</text:p>
          </table:table-cell>
          <table:table-cell table:number-columns-repeated="5"/>
        </table:table-row>
        <table:table-row table:style-name="ro1">
          <table:table-cell office:value-type="float" office:value="386.86">
            <text:p>386.86</text:p>
          </table:table-cell>
          <table:table-cell office:value-type="float" office:value="394.72">
            <text:p>394.72</text:p>
          </table:table-cell>
          <table:table-cell table:formula="of:=[.B1105]/[.A1105]" office:value-type="float" office:value="1.02031742749315">
            <text:p>1.02</text:p>
          </table:table-cell>
          <table:table-cell office:value-type="float" office:value="390.72">
            <text:p>390.72</text:p>
          </table:table-cell>
          <table:table-cell table:formula="of:=[.D1105]/[.A1105]" office:value-type="float" office:value="1.00997776973582">
            <text:p>1.01</text:p>
          </table:table-cell>
          <table:table-cell office:value-type="float" office:value="388.96">
            <text:p>388.96</text:p>
          </table:table-cell>
          <table:table-cell table:formula="of:=[.F1105]/[.A1105]" office:value-type="float" office:value="1.0054283203226">
            <text:p>1.01</text:p>
          </table:table-cell>
          <table:table-cell office:value-type="float" office:value="393.3">
            <text:p>393.3</text:p>
          </table:table-cell>
          <table:table-cell table:formula="of:=[.H1105]/[.A1105]" office:value-type="float" office:value="1.0166468489893">
            <text:p>1.02</text:p>
          </table:table-cell>
          <table:table-cell office:value-type="float" office:value="387.79">
            <text:p>387.79</text:p>
          </table:table-cell>
          <table:table-cell table:formula="of:=[.J1105]/[.A1105]" office:value-type="float" office:value="1.00240397042858">
            <text:p>1</text:p>
          </table:table-cell>
          <table:table-cell table:number-columns-repeated="5"/>
        </table:table-row>
        <table:table-row table:style-name="ro1">
          <table:table-cell office:value-type="float" office:value="246.87">
            <text:p>246.87</text:p>
          </table:table-cell>
          <table:table-cell office:value-type="float" office:value="255.65">
            <text:p>255.65</text:p>
          </table:table-cell>
          <table:table-cell table:formula="of:=[.B1106]/[.A1106]" office:value-type="float" office:value="1.03556527727144">
            <text:p>1.04</text:p>
          </table:table-cell>
          <table:table-cell office:value-type="float" office:value="251.89">
            <text:p>251.89</text:p>
          </table:table-cell>
          <table:table-cell table:formula="of:=[.D1106]/[.A1106]" office:value-type="float" office:value="1.02033458905497">
            <text:p>1.02</text:p>
          </table:table-cell>
          <table:table-cell office:value-type="float" office:value="248.38">
            <text:p>248.38</text:p>
          </table:table-cell>
          <table:table-cell table:formula="of:=[.F1106]/[.A1106]" office:value-type="float" office:value="1.0061165795763">
            <text:p>1.01</text:p>
          </table:table-cell>
          <table:table-cell office:value-type="float" office:value="255.65">
            <text:p>255.65</text:p>
          </table:table-cell>
          <table:table-cell table:formula="of:=[.H1106]/[.A1106]" office:value-type="float" office:value="1.03556527727144">
            <text:p>1.04</text:p>
          </table:table-cell>
          <table:table-cell office:value-type="float" office:value="247.21">
            <text:p>247.21</text:p>
          </table:table-cell>
          <table:table-cell table:formula="of:=[.J1106]/[.A1106]" office:value-type="float" office:value="1.0013772430834">
            <text:p>1</text:p>
          </table:table-cell>
          <table:table-cell table:number-columns-repeated="5"/>
        </table:table-row>
        <table:table-row table:style-name="ro1">
          <table:table-cell office:value-type="float" office:value="439.85">
            <text:p>439.85</text:p>
          </table:table-cell>
          <table:table-cell office:value-type="float" office:value="453.56">
            <text:p>453.56</text:p>
          </table:table-cell>
          <table:table-cell table:formula="of:=[.B1107]/[.A1107]" office:value-type="float" office:value="1.03116971694896">
            <text:p>1.03</text:p>
          </table:table-cell>
          <table:table-cell office:value-type="float" office:value="446.39">
            <text:p>446.39</text:p>
          </table:table-cell>
          <table:table-cell table:formula="of:=[.D1107]/[.A1107]" office:value-type="float" office:value="1.01486870524042">
            <text:p>1.01</text:p>
          </table:table-cell>
          <table:table-cell office:value-type="float" office:value="442.29">
            <text:p>442.29</text:p>
          </table:table-cell>
          <table:table-cell table:formula="of:=[.F1107]/[.A1107]" office:value-type="float" office:value="1.00554734568603">
            <text:p>1.01</text:p>
          </table:table-cell>
          <table:table-cell office:value-type="float" office:value="453.56">
            <text:p>453.56</text:p>
          </table:table-cell>
          <table:table-cell table:formula="of:=[.H1107]/[.A1107]" office:value-type="float" office:value="1.03116971694896">
            <text:p>1.03</text:p>
          </table:table-cell>
          <table:table-cell office:value-type="float" office:value="441.71">
            <text:p>441.71</text:p>
          </table:table-cell>
          <table:table-cell table:formula="of:=[.J1107]/[.A1107]" office:value-type="float" office:value="1.00422871433443">
            <text:p>1</text:p>
          </table:table-cell>
          <table:table-cell table:number-columns-repeated="5"/>
        </table:table-row>
        <table:table-row table:style-name="ro1">
          <table:table-cell office:value-type="float" office:value="223.92">
            <text:p>223.92</text:p>
          </table:table-cell>
          <table:table-cell office:value-type="float" office:value="0">
            <text:p>0</text:p>
          </table:table-cell>
          <table:table-cell table:formula="of:=[.B1108]/[.A1108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D1108]/[.A1108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F1108]/[.A1108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H1108]/[.A1108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J1108]/[.A1108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414.02">
            <text:p>414.02</text:p>
          </table:table-cell>
          <table:table-cell office:value-type="float" office:value="437.01">
            <text:p>437.01</text:p>
          </table:table-cell>
          <table:table-cell table:formula="of:=[.B1109]/[.A1109]" office:value-type="float" office:value="1.0555287184194">
            <text:p>1.06</text:p>
          </table:table-cell>
          <table:table-cell office:value-type="float" office:value="423.15">
            <text:p>423.15</text:p>
          </table:table-cell>
          <table:table-cell table:formula="of:=[.D1109]/[.A1109]" office:value-type="float" office:value="1.022052074779">
            <text:p>1.02</text:p>
          </table:table-cell>
          <table:table-cell office:value-type="float" office:value="416.46">
            <text:p>416.46</text:p>
          </table:table-cell>
          <table:table-cell table:formula="of:=[.F1109]/[.A1109]" office:value-type="float" office:value="1.00589343509975">
            <text:p>1.01</text:p>
          </table:table-cell>
          <table:table-cell office:value-type="float" office:value="425.74">
            <text:p>425.74</text:p>
          </table:table-cell>
          <table:table-cell table:formula="of:=[.H1109]/[.A1109]" office:value-type="float" office:value="1.02830781121685">
            <text:p>1.03</text:p>
          </table:table-cell>
          <table:table-cell office:value-type="float" office:value="417.63">
            <text:p>417.63</text:p>
          </table:table-cell>
          <table:table-cell table:formula="of:=[.J1109]/[.A1109]" office:value-type="float" office:value="1.00871938553693">
            <text:p>1.01</text:p>
          </table:table-cell>
          <table:table-cell table:number-columns-repeated="5"/>
        </table:table-row>
        <table:table-row table:style-name="ro1">
          <table:table-cell office:value-type="float" office:value="291.61">
            <text:p>291.61</text:p>
          </table:table-cell>
          <table:table-cell office:value-type="float" office:value="304.24">
            <text:p>304.24</text:p>
          </table:table-cell>
          <table:table-cell table:formula="of:=[.B1110]/[.A1110]" office:value-type="float" office:value="1.04331127190426">
            <text:p>1.04</text:p>
          </table:table-cell>
          <table:table-cell office:value-type="float" office:value="298.68">
            <text:p>298.68</text:p>
          </table:table-cell>
          <table:table-cell table:formula="of:=[.D1110]/[.A1110]" office:value-type="float" office:value="1.02424471040088">
            <text:p>1.02</text:p>
          </table:table-cell>
          <table:table-cell office:value-type="float" office:value="299.85">
            <text:p>299.85</text:p>
          </table:table-cell>
          <table:table-cell table:formula="of:=[.F1110]/[.A1110]" office:value-type="float" office:value="1.02825691848702">
            <text:p>1.03</text:p>
          </table:table-cell>
          <table:table-cell office:value-type="float" office:value="304.24">
            <text:p>304.24</text:p>
          </table:table-cell>
          <table:table-cell table:formula="of:=[.H1110]/[.A1110]" office:value-type="float" office:value="1.04331127190426">
            <text:p>1.04</text:p>
          </table:table-cell>
          <table:table-cell office:value-type="float" office:value="299.17">
            <text:p>299.17</text:p>
          </table:table-cell>
          <table:table-cell table:formula="of:=[.J1110]/[.A1110]" office:value-type="float" office:value="1.02592503686431">
            <text:p>1.03</text:p>
          </table:table-cell>
          <table:table-cell table:number-columns-repeated="5"/>
        </table:table-row>
        <table:table-row table:style-name="ro1">
          <table:table-cell office:value-type="float" office:value="335.75">
            <text:p>335.75</text:p>
          </table:table-cell>
          <table:table-cell office:value-type="float" office:value="339.75">
            <text:p>339.75</text:p>
          </table:table-cell>
          <table:table-cell table:formula="of:=[.B1111]/[.A1111]" office:value-type="float" office:value="1.01191362620998">
            <text:p>1.01</text:p>
          </table:table-cell>
          <table:table-cell office:value-type="float" office:value="340.33">
            <text:p>340.33</text:p>
          </table:table-cell>
          <table:table-cell table:formula="of:=[.D1111]/[.A1111]" office:value-type="float" office:value="1.01364110201042">
            <text:p>1.01</text:p>
          </table:table-cell>
          <table:table-cell office:value-type="float" office:value="340.92">
            <text:p>340.92</text:p>
          </table:table-cell>
          <table:table-cell table:formula="of:=[.F1111]/[.A1111]" office:value-type="float" office:value="1.0153983618764">
            <text:p>1.02</text:p>
          </table:table-cell>
          <table:table-cell office:value-type="float" office:value="339.75">
            <text:p>339.75</text:p>
          </table:table-cell>
          <table:table-cell table:formula="of:=[.H1111]/[.A1111]" office:value-type="float" office:value="1.01191362620998">
            <text:p>1.01</text:p>
          </table:table-cell>
          <table:table-cell office:value-type="float" office:value="338.58">
            <text:p>338.58</text:p>
          </table:table-cell>
          <table:table-cell table:formula="of:=[.J1111]/[.A1111]" office:value-type="float" office:value="1.00842889054356">
            <text:p>1.01</text:p>
          </table:table-cell>
          <table:table-cell table:number-columns-repeated="5"/>
        </table:table-row>
        <table:table-row table:style-name="ro1">
          <table:table-cell office:value-type="float" office:value="223.92">
            <text:p>223.92</text:p>
          </table:table-cell>
          <table:table-cell office:value-type="float" office:value="237.82">
            <text:p>237.82</text:p>
          </table:table-cell>
          <table:table-cell table:formula="of:=[.B1112]/[.A1112]" office:value-type="float" office:value="1.06207574133619">
            <text:p>1.06</text:p>
          </table:table-cell>
          <table:table-cell office:value-type="float" office:value="231.58">
            <text:p>231.58</text:p>
          </table:table-cell>
          <table:table-cell table:formula="of:=[.D1112]/[.A1112]" office:value-type="float" office:value="1.03420864594498">
            <text:p>1.03</text:p>
          </table:table-cell>
          <table:table-cell office:value-type="float" office:value="228.02">
            <text:p>228.02</text:p>
          </table:table-cell>
          <table:table-cell table:formula="of:=[.F1112]/[.A1112]" office:value-type="float" office:value="1.01831011075384">
            <text:p>1.02</text:p>
          </table:table-cell>
          <table:table-cell office:value-type="float" office:value="237.82">
            <text:p>237.82</text:p>
          </table:table-cell>
          <table:table-cell table:formula="of:=[.H1112]/[.A1112]" office:value-type="float" office:value="1.06207574133619">
            <text:p>1.06</text:p>
          </table:table-cell>
          <table:table-cell office:value-type="float" office:value="229.82">
            <text:p>229.82</text:p>
          </table:table-cell>
          <table:table-cell table:formula="of:=[.J1112]/[.A1112]" office:value-type="float" office:value="1.02634869596284">
            <text:p>1.03</text:p>
          </table:table-cell>
          <table:table-cell table:number-columns-repeated="5"/>
        </table:table-row>
        <table:table-row table:style-name="ro1">
          <table:table-cell office:value-type="float" office:value="477.86">
            <text:p>477.86</text:p>
          </table:table-cell>
          <table:table-cell office:value-type="float" office:value="493.42">
            <text:p>493.42</text:p>
          </table:table-cell>
          <table:table-cell table:formula="of:=[.B1113]/[.A1113]" office:value-type="float" office:value="1.03256183819529">
            <text:p>1.03</text:p>
          </table:table-cell>
          <table:table-cell office:value-type="float" office:value="480.45">
            <text:p>480.45</text:p>
          </table:table-cell>
          <table:table-cell table:formula="of:=[.D1113]/[.A1113]" office:value-type="float" office:value="1.0054199974888">
            <text:p>1.01</text:p>
          </table:table-cell>
          <table:table-cell office:value-type="float" office:value="486.89">
            <text:p>486.89</text:p>
          </table:table-cell>
          <table:table-cell table:formula="of:=[.F1113]/[.A1113]" office:value-type="float" office:value="1.01889674800151">
            <text:p>1.02</text:p>
          </table:table-cell>
          <table:table-cell office:value-type="float" office:value="483.76">
            <text:p>483.76</text:p>
          </table:table-cell>
          <table:table-cell table:formula="of:=[.H1113]/[.A1113]" office:value-type="float" office:value="1.01234671242623">
            <text:p>1.01</text:p>
          </table:table-cell>
          <table:table-cell office:value-type="float" office:value="484.93">
            <text:p>484.93</text:p>
          </table:table-cell>
          <table:table-cell table:formula="of:=[.J1113]/[.A1113]" office:value-type="float" office:value="1.01479512828025">
            <text:p>1.01</text:p>
          </table:table-cell>
          <table:table-cell table:number-columns-repeated="5"/>
        </table:table-row>
        <table:table-row table:style-name="ro1">
          <table:table-cell office:value-type="float" office:value="382.78">
            <text:p>382.78</text:p>
          </table:table-cell>
          <table:table-cell office:value-type="float" office:value="388.39">
            <text:p>388.39</text:p>
          </table:table-cell>
          <table:table-cell table:formula="of:=[.B1114]/[.A1114]" office:value-type="float" office:value="1.01465593813679">
            <text:p>1.01</text:p>
          </table:table-cell>
          <table:table-cell office:value-type="float" office:value="388.39">
            <text:p>388.39</text:p>
          </table:table-cell>
          <table:table-cell table:formula="of:=[.D1114]/[.A1114]" office:value-type="float" office:value="1.01465593813679">
            <text:p>1.01</text:p>
          </table:table-cell>
          <table:table-cell office:value-type="float" office:value="388.39">
            <text:p>388.39</text:p>
          </table:table-cell>
          <table:table-cell table:formula="of:=[.F1114]/[.A1114]" office:value-type="float" office:value="1.01465593813679">
            <text:p>1.01</text:p>
          </table:table-cell>
          <table:table-cell office:value-type="float" office:value="388.39">
            <text:p>388.39</text:p>
          </table:table-cell>
          <table:table-cell table:formula="of:=[.H1114]/[.A1114]" office:value-type="float" office:value="1.01465593813679">
            <text:p>1.01</text:p>
          </table:table-cell>
          <table:table-cell office:value-type="float" office:value="384.88">
            <text:p>384.88</text:p>
          </table:table-cell>
          <table:table-cell table:formula="of:=[.J1114]/[.A1114]" office:value-type="float" office:value="1.0054861800512">
            <text:p>1.01</text:p>
          </table:table-cell>
          <table:table-cell table:number-columns-repeated="5"/>
        </table:table-row>
        <table:table-row table:style-name="ro1">
          <table:table-cell office:value-type="float" office:value="190.63">
            <text:p>190.63</text:p>
          </table:table-cell>
          <table:table-cell office:value-type="float" office:value="230.19">
            <text:p>230.19</text:p>
          </table:table-cell>
          <table:table-cell table:formula="of:=[.B1115]/[.A1115]" office:value-type="float" office:value="1.20752242564129">
            <text:p>1.21</text:p>
          </table:table-cell>
          <table:table-cell office:value-type="float" office:value="190.63">
            <text:p>190.63</text:p>
          </table:table-cell>
          <table:table-cell table:formula="of:=[.D1115]/[.A1115]" office:value-type="float" office:value="1">
            <text:p>1</text:p>
          </table:table-cell>
          <table:table-cell office:value-type="float" office:value="190.63">
            <text:p>190.63</text:p>
          </table:table-cell>
          <table:table-cell table:formula="of:=[.F1115]/[.A1115]" office:value-type="float" office:value="1">
            <text:p>1</text:p>
          </table:table-cell>
          <table:table-cell office:value-type="float" office:value="190.63">
            <text:p>190.63</text:p>
          </table:table-cell>
          <table:table-cell table:formula="of:=[.H1115]/[.A1115]" office:value-type="float" office:value="1">
            <text:p>1</text:p>
          </table:table-cell>
          <table:table-cell office:value-type="float" office:value="190.63">
            <text:p>190.63</text:p>
          </table:table-cell>
          <table:table-cell table:formula="of:=[.J1115]/[.A1115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222.59">
            <text:p>222.59</text:p>
          </table:table-cell>
          <table:table-cell office:value-type="float" office:value="242.94">
            <text:p>242.94</text:p>
          </table:table-cell>
          <table:table-cell table:formula="of:=[.B1116]/[.A1116]" office:value-type="float" office:value="1.09142369378678">
            <text:p>1.09</text:p>
          </table:table-cell>
          <table:table-cell office:value-type="float" office:value="223.18">
            <text:p>223.18</text:p>
          </table:table-cell>
          <table:table-cell table:formula="of:=[.D1116]/[.A1116]" office:value-type="float" office:value="1.0026506132351">
            <text:p>1</text:p>
          </table:table-cell>
          <table:table-cell office:value-type="float" office:value="223.18">
            <text:p>223.18</text:p>
          </table:table-cell>
          <table:table-cell table:formula="of:=[.F1116]/[.A1116]" office:value-type="float" office:value="1.0026506132351">
            <text:p>1</text:p>
          </table:table-cell>
          <table:table-cell office:value-type="float" office:value="224.59">
            <text:p>224.59</text:p>
          </table:table-cell>
          <table:table-cell table:formula="of:=[.H1116]/[.A1116]" office:value-type="float" office:value="1.00898512961049">
            <text:p>1.01</text:p>
          </table:table-cell>
          <table:table-cell office:value-type="float" office:value="224.01">
            <text:p>224.01</text:p>
          </table:table-cell>
          <table:table-cell table:formula="of:=[.J1116]/[.A1116]" office:value-type="float" office:value="1.00637944202345">
            <text:p>1.01</text:p>
          </table:table-cell>
          <table:table-cell table:number-columns-repeated="5"/>
        </table:table-row>
        <table:table-row table:style-name="ro1">
          <table:table-cell office:value-type="float" office:value="359.66">
            <text:p>359.66</text:p>
          </table:table-cell>
          <table:table-cell office:value-type="float" office:value="377.82">
            <text:p>377.82</text:p>
          </table:table-cell>
          <table:table-cell table:formula="of:=[.B1117]/[.A1117]" office:value-type="float" office:value="1.05049213145749">
            <text:p>1.05</text:p>
          </table:table-cell>
          <table:table-cell office:value-type="float" office:value="367.97">
            <text:p>367.97</text:p>
          </table:table-cell>
          <table:table-cell table:formula="of:=[.D1117]/[.A1117]" office:value-type="float" office:value="1.02310515486849">
            <text:p>1.02</text:p>
          </table:table-cell>
          <table:table-cell office:value-type="float" office:value="362.11">
            <text:p>362.11</text:p>
          </table:table-cell>
          <table:table-cell table:formula="of:=[.F1117]/[.A1117]" office:value-type="float" office:value="1.00681198910082">
            <text:p>1.01</text:p>
          </table:table-cell>
          <table:table-cell office:value-type="float" office:value="377.24">
            <text:p>377.24</text:p>
          </table:table-cell>
          <table:table-cell table:formula="of:=[.H1117]/[.A1117]" office:value-type="float" office:value="1.04887949730301">
            <text:p>1.05</text:p>
          </table:table-cell>
          <table:table-cell office:value-type="float" office:value="366.79">
            <text:p>366.79</text:p>
          </table:table-cell>
          <table:table-cell table:formula="of:=[.J1117]/[.A1117]" office:value-type="float" office:value="1.01982427848524">
            <text:p>1.02</text:p>
          </table:table-cell>
          <table:table-cell table:number-columns-repeated="5"/>
        </table:table-row>
        <table:table-row table:style-name="ro1">
          <table:table-cell office:value-type="float" office:value="507.24">
            <text:p>507.24</text:p>
          </table:table-cell>
          <table:table-cell office:value-type="float" office:value="512.03">
            <text:p>512.03</text:p>
          </table:table-cell>
          <table:table-cell table:formula="of:=[.B1118]/[.A1118]" office:value-type="float" office:value="1.00944326157243">
            <text:p>1.01</text:p>
          </table:table-cell>
          <table:table-cell office:value-type="float" office:value="508.52">
            <text:p>508.52</text:p>
          </table:table-cell>
          <table:table-cell table:formula="of:=[.D1118]/[.A1118]" office:value-type="float" office:value="1.00252346029493">
            <text:p>1</text:p>
          </table:table-cell>
          <table:table-cell office:value-type="float" office:value="510.27">
            <text:p>510.27</text:p>
          </table:table-cell>
          <table:table-cell table:formula="of:=[.F1118]/[.A1118]" office:value-type="float" office:value="1.0059735036669">
            <text:p>1.01</text:p>
          </table:table-cell>
          <table:table-cell office:value-type="float" office:value="512.03">
            <text:p>512.03</text:p>
          </table:table-cell>
          <table:table-cell table:formula="of:=[.H1118]/[.A1118]" office:value-type="float" office:value="1.00944326157243">
            <text:p>1.01</text:p>
          </table:table-cell>
          <table:table-cell office:value-type="float" office:value="507.35">
            <text:p>507.35</text:p>
          </table:table-cell>
          <table:table-cell table:formula="of:=[.J1118]/[.A1118]" office:value-type="float" office:value="1.0002168598691">
            <text:p>1</text:p>
          </table:table-cell>
          <table:table-cell table:number-columns-repeated="5"/>
        </table:table-row>
        <table:table-row table:style-name="ro1">
          <table:table-cell office:value-type="float" office:value="219.99">
            <text:p>219.99</text:p>
          </table:table-cell>
          <table:table-cell office:value-type="float" office:value="248.68">
            <text:p>248.68</text:p>
          </table:table-cell>
          <table:table-cell table:formula="of:=[.B1119]/[.A1119]" office:value-type="float" office:value="1.13041501886449">
            <text:p>1.13</text:p>
          </table:table-cell>
          <table:table-cell office:value-type="float" office:value="225.02">
            <text:p>225.02</text:p>
          </table:table-cell>
          <table:table-cell table:formula="of:=[.D1119]/[.A1119]" office:value-type="float" office:value="1.02286467566708">
            <text:p>1.02</text:p>
          </table:table-cell>
          <table:table-cell office:value-type="float" office:value="225.02">
            <text:p>225.02</text:p>
          </table:table-cell>
          <table:table-cell table:formula="of:=[.F1119]/[.A1119]" office:value-type="float" office:value="1.02286467566708">
            <text:p>1.02</text:p>
          </table:table-cell>
          <table:table-cell office:value-type="float" office:value="248.1">
            <text:p>248.1</text:p>
          </table:table-cell>
          <table:table-cell table:formula="of:=[.H1119]/[.A1119]" office:value-type="float" office:value="1.12777853538797">
            <text:p>1.13</text:p>
          </table:table-cell>
          <table:table-cell office:value-type="float" office:value="225.02">
            <text:p>225.02</text:p>
          </table:table-cell>
          <table:table-cell table:formula="of:=[.J1119]/[.A1119]" office:value-type="float" office:value="1.02286467566708">
            <text:p>1.02</text:p>
          </table:table-cell>
          <table:table-cell table:number-columns-repeated="5"/>
        </table:table-row>
        <table:table-row table:style-name="ro1">
          <table:table-cell office:value-type="float" office:value="155.34">
            <text:p>155.34</text:p>
          </table:table-cell>
          <table:table-cell office:value-type="float" office:value="162.61">
            <text:p>162.61</text:p>
          </table:table-cell>
          <table:table-cell table:formula="of:=[.B1120]/[.A1120]" office:value-type="float" office:value="1.04680056649929">
            <text:p>1.05</text:p>
          </table:table-cell>
          <table:table-cell office:value-type="float" office:value="160.85">
            <text:p>160.85</text:p>
          </table:table-cell>
          <table:table-cell table:formula="of:=[.D1120]/[.A1120]" office:value-type="float" office:value="1.03547058066177">
            <text:p>1.04</text:p>
          </table:table-cell>
          <table:table-cell office:value-type="float" office:value="157.1">
            <text:p>157.1</text:p>
          </table:table-cell>
          <table:table-cell table:formula="of:=[.F1120]/[.A1120]" office:value-type="float" office:value="1.01132998583752">
            <text:p>1.01</text:p>
          </table:table-cell>
          <table:table-cell office:value-type="float" office:value="162.61">
            <text:p>162.61</text:p>
          </table:table-cell>
          <table:table-cell table:formula="of:=[.H1120]/[.A1120]" office:value-type="float" office:value="1.04680056649929">
            <text:p>1.05</text:p>
          </table:table-cell>
          <table:table-cell office:value-type="float" office:value="156.51">
            <text:p>156.51</text:p>
          </table:table-cell>
          <table:table-cell table:formula="of:=[.J1120]/[.A1120]" office:value-type="float" office:value="1.00753186558517">
            <text:p>1.01</text:p>
          </table:table-cell>
          <table:table-cell table:number-columns-repeated="5"/>
        </table:table-row>
        <table:table-row table:style-name="ro1">
          <table:table-cell office:value-type="float" office:value="219.02">
            <text:p>219.02</text:p>
          </table:table-cell>
          <table:table-cell office:value-type="float" office:value="236.34">
            <text:p>236.34</text:p>
          </table:table-cell>
          <table:table-cell table:formula="of:=[.B1121]/[.A1121]" office:value-type="float" office:value="1.07907953611542">
            <text:p>1.08</text:p>
          </table:table-cell>
          <table:table-cell office:value-type="float" office:value="230.2">
            <text:p>230.2</text:p>
          </table:table-cell>
          <table:table-cell table:formula="of:=[.D1121]/[.A1121]" office:value-type="float" office:value="1.05104556661492">
            <text:p>1.05</text:p>
          </table:table-cell>
          <table:table-cell office:value-type="float" office:value="224.34">
            <text:p>224.34</text:p>
          </table:table-cell>
          <table:table-cell table:formula="of:=[.F1121]/[.A1121]" office:value-type="float" office:value="1.02429001917633">
            <text:p>1.02</text:p>
          </table:table-cell>
          <table:table-cell office:value-type="float" office:value="224.34">
            <text:p>224.34</text:p>
          </table:table-cell>
          <table:table-cell table:formula="of:=[.H1121]/[.A1121]" office:value-type="float" office:value="1.02429001917633">
            <text:p>1.02</text:p>
          </table:table-cell>
          <table:table-cell office:value-type="float" office:value="224.34">
            <text:p>224.34</text:p>
          </table:table-cell>
          <table:table-cell table:formula="of:=[.J1121]/[.A1121]" office:value-type="float" office:value="1.02429001917633">
            <text:p>1.02</text:p>
          </table:table-cell>
          <table:table-cell table:number-columns-repeated="5"/>
        </table:table-row>
        <table:table-row table:style-name="ro1">
          <table:table-cell office:value-type="float" office:value="365.36">
            <text:p>365.36</text:p>
          </table:table-cell>
          <table:table-cell office:value-type="float" office:value="377.02">
            <text:p>377.02</text:p>
          </table:table-cell>
          <table:table-cell table:formula="of:=[.B1122]/[.A1122]" office:value-type="float" office:value="1.0319137289249">
            <text:p>1.03</text:p>
          </table:table-cell>
          <table:table-cell office:value-type="float" office:value="378.53">
            <text:p>378.53</text:p>
          </table:table-cell>
          <table:table-cell table:formula="of:=[.D1122]/[.A1122]" office:value-type="float" office:value="1.03604663893146">
            <text:p>1.04</text:p>
          </table:table-cell>
          <table:table-cell office:value-type="float" office:value="379.71">
            <text:p>379.71</text:p>
          </table:table-cell>
          <table:table-cell table:formula="of:=[.F1122]/[.A1122]" office:value-type="float" office:value="1.03927633019488">
            <text:p>1.04</text:p>
          </table:table-cell>
          <table:table-cell office:value-type="float" office:value="377.02">
            <text:p>377.02</text:p>
          </table:table-cell>
          <table:table-cell table:formula="of:=[.H1122]/[.A1122]" office:value-type="float" office:value="1.0319137289249">
            <text:p>1.03</text:p>
          </table:table-cell>
          <table:table-cell office:value-type="float" office:value="376.78">
            <text:p>376.78</text:p>
          </table:table-cell>
          <table:table-cell table:formula="of:=[.J1122]/[.A1122]" office:value-type="float" office:value="1.03125684256624">
            <text:p>1.03</text:p>
          </table:table-cell>
          <table:table-cell table:number-columns-repeated="5"/>
        </table:table-row>
        <table:table-row table:style-name="ro1">
          <table:table-cell office:value-type="float" office:value="218.69">
            <text:p>218.69</text:p>
          </table:table-cell>
          <table:table-cell office:value-type="float" office:value="225.04">
            <text:p>225.04</text:p>
          </table:table-cell>
          <table:table-cell table:formula="of:=[.B1123]/[.A1123]" office:value-type="float" office:value="1.02903653573552">
            <text:p>1.03</text:p>
          </table:table-cell>
          <table:table-cell office:value-type="float" office:value="221.04">
            <text:p>221.04</text:p>
          </table:table-cell>
          <table:table-cell table:formula="of:=[.D1123]/[.A1123]" office:value-type="float" office:value="1.01074580456354">
            <text:p>1.01</text:p>
          </table:table-cell>
          <table:table-cell office:value-type="float" office:value="221.04">
            <text:p>221.04</text:p>
          </table:table-cell>
          <table:table-cell table:formula="of:=[.F1123]/[.A1123]" office:value-type="float" office:value="1.01074580456354">
            <text:p>1.01</text:p>
          </table:table-cell>
          <table:table-cell office:value-type="float" office:value="221.04">
            <text:p>221.04</text:p>
          </table:table-cell>
          <table:table-cell table:formula="of:=[.H1123]/[.A1123]" office:value-type="float" office:value="1.01074580456354">
            <text:p>1.01</text:p>
          </table:table-cell>
          <table:table-cell office:value-type="float" office:value="220.45">
            <text:p>220.45</text:p>
          </table:table-cell>
          <table:table-cell table:formula="of:=[.J1123]/[.A1123]" office:value-type="float" office:value="1.00804792171567">
            <text:p>1.01</text:p>
          </table:table-cell>
          <table:table-cell table:number-columns-repeated="5"/>
        </table:table-row>
        <table:table-row table:style-name="ro1">
          <table:table-cell office:value-type="float" office:value="500.16">
            <text:p>500.16</text:p>
          </table:table-cell>
          <table:table-cell office:value-type="float" office:value="513.48">
            <text:p>513.48</text:p>
          </table:table-cell>
          <table:table-cell table:formula="of:=[.B1124]/[.A1124]" office:value-type="float" office:value="1.02663147792706">
            <text:p>1.03</text:p>
          </table:table-cell>
          <table:table-cell office:value-type="float" office:value="510.65">
            <text:p>510.65</text:p>
          </table:table-cell>
          <table:table-cell table:formula="of:=[.D1124]/[.A1124]" office:value-type="float" office:value="1.02097328854766">
            <text:p>1.02</text:p>
          </table:table-cell>
          <table:table-cell office:value-type="float" office:value="512.99">
            <text:p>512.99</text:p>
          </table:table-cell>
          <table:table-cell table:formula="of:=[.F1124]/[.A1124]" office:value-type="float" office:value="1.02565179142674">
            <text:p>1.03</text:p>
          </table:table-cell>
          <table:table-cell office:value-type="float" office:value="509.48">
            <text:p>509.48</text:p>
          </table:table-cell>
          <table:table-cell table:formula="of:=[.H1124]/[.A1124]" office:value-type="float" office:value="1.01863403710813">
            <text:p>1.02</text:p>
          </table:table-cell>
          <table:table-cell office:value-type="float" office:value="510.06">
            <text:p>510.06</text:p>
          </table:table-cell>
          <table:table-cell table:formula="of:=[.J1124]/[.A1124]" office:value-type="float" office:value="1.01979366602687">
            <text:p>1.02</text:p>
          </table:table-cell>
          <table:table-cell table:number-columns-repeated="5"/>
        </table:table-row>
        <table:table-row table:style-name="ro1">
          <table:table-cell office:value-type="float" office:value="291.01">
            <text:p>291.01</text:p>
          </table:table-cell>
          <table:table-cell office:value-type="float" office:value="296.28">
            <text:p>296.28</text:p>
          </table:table-cell>
          <table:table-cell table:formula="of:=[.B1125]/[.A1125]" office:value-type="float" office:value="1.01810934332154">
            <text:p>1.02</text:p>
          </table:table-cell>
          <table:table-cell office:value-type="float" office:value="295.45">
            <text:p>295.45</text:p>
          </table:table-cell>
          <table:table-cell table:formula="of:=[.D1125]/[.A1125]" office:value-type="float" office:value="1.01525720765609">
            <text:p>1.02</text:p>
          </table:table-cell>
          <table:table-cell office:value-type="float" office:value="291.94">
            <text:p>291.94</text:p>
          </table:table-cell>
          <table:table-cell table:formula="of:=[.F1125]/[.A1125]" office:value-type="float" office:value="1.00319576646851">
            <text:p>1</text:p>
          </table:table-cell>
          <table:table-cell office:value-type="float" office:value="296.28">
            <text:p>296.28</text:p>
          </table:table-cell>
          <table:table-cell table:formula="of:=[.H1125]/[.A1125]" office:value-type="float" office:value="1.01810934332154">
            <text:p>1.02</text:p>
          </table:table-cell>
          <table:table-cell office:value-type="float" office:value="291.94">
            <text:p>291.94</text:p>
          </table:table-cell>
          <table:table-cell table:formula="of:=[.J1125]/[.A1125]" office:value-type="float" office:value="1.00319576646851">
            <text:p>1</text:p>
          </table:table-cell>
          <table:table-cell table:number-columns-repeated="5"/>
        </table:table-row>
        <table:table-row table:style-name="ro1">
          <table:table-cell office:value-type="float" office:value="383.06">
            <text:p>383.06</text:p>
          </table:table-cell>
          <table:table-cell office:value-type="float" office:value="395.36">
            <text:p>395.36</text:p>
          </table:table-cell>
          <table:table-cell table:formula="of:=[.B1126]/[.A1126]" office:value-type="float" office:value="1.03210985224247">
            <text:p>1.03</text:p>
          </table:table-cell>
          <table:table-cell office:value-type="float" office:value="389.85">
            <text:p>389.85</text:p>
          </table:table-cell>
          <table:table-cell table:formula="of:=[.D1126]/[.A1126]" office:value-type="float" office:value="1.01772568266068">
            <text:p>1.02</text:p>
          </table:table-cell>
          <table:table-cell office:value-type="float" office:value="386.92">
            <text:p>386.92</text:p>
          </table:table-cell>
          <table:table-cell table:formula="of:=[.F1126]/[.A1126]" office:value-type="float" office:value="1.01007675037853">
            <text:p>1.01</text:p>
          </table:table-cell>
          <table:table-cell office:value-type="float" office:value="390.43">
            <text:p>390.43</text:p>
          </table:table-cell>
          <table:table-cell table:formula="of:=[.H1126]/[.A1126]" office:value-type="float" office:value="1.01923980577455">
            <text:p>1.02</text:p>
          </table:table-cell>
          <table:table-cell office:value-type="float" office:value="390.43">
            <text:p>390.43</text:p>
          </table:table-cell>
          <table:table-cell table:formula="of:=[.J1126]/[.A1126]" office:value-type="float" office:value="1.01923980577455">
            <text:p>1.02</text:p>
          </table:table-cell>
          <table:table-cell table:number-columns-repeated="5"/>
        </table:table-row>
        <table:table-row table:style-name="ro1">
          <table:table-cell office:value-type="float" office:value="416.36">
            <text:p>416.36</text:p>
          </table:table-cell>
          <table:table-cell office:value-type="float" office:value="0">
            <text:p>0</text:p>
          </table:table-cell>
          <table:table-cell table:formula="of:=[.B1127]/[.A1127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D1127]/[.A1127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F1127]/[.A1127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H1127]/[.A1127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J1127]/[.A1127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330.61">
            <text:p>330.61</text:p>
          </table:table-cell>
          <table:table-cell office:value-type="float" office:value="349.88">
            <text:p>349.88</text:p>
          </table:table-cell>
          <table:table-cell table:formula="of:=[.B1128]/[.A1128]" office:value-type="float" office:value="1.05828619823962">
            <text:p>1.06</text:p>
          </table:table-cell>
          <table:table-cell office:value-type="float" office:value="335.63">
            <text:p>335.63</text:p>
          </table:table-cell>
          <table:table-cell table:formula="of:=[.D1128]/[.A1128]" office:value-type="float" office:value="1.01518405371888">
            <text:p>1.02</text:p>
          </table:table-cell>
          <table:table-cell office:value-type="float" office:value="333.88">
            <text:p>333.88</text:p>
          </table:table-cell>
          <table:table-cell table:formula="of:=[.F1128]/[.A1128]" office:value-type="float" office:value="1.00989080790055">
            <text:p>1.01</text:p>
          </table:table-cell>
          <table:table-cell office:value-type="float" office:value="349.88">
            <text:p>349.88</text:p>
          </table:table-cell>
          <table:table-cell table:formula="of:=[.H1128]/[.A1128]" office:value-type="float" office:value="1.05828619823962">
            <text:p>1.06</text:p>
          </table:table-cell>
          <table:table-cell office:value-type="float" office:value="333.29">
            <text:p>333.29</text:p>
          </table:table-cell>
          <table:table-cell table:formula="of:=[.J1128]/[.A1128]" office:value-type="float" office:value="1.00810622788179">
            <text:p>1.01</text:p>
          </table:table-cell>
          <table:table-cell table:number-columns-repeated="5"/>
        </table:table-row>
        <table:table-row table:style-name="ro1">
          <table:table-cell office:value-type="float" office:value="346.65">
            <text:p>346.65</text:p>
          </table:table-cell>
          <table:table-cell office:value-type="float" office:value="355.19">
            <text:p>355.19</text:p>
          </table:table-cell>
          <table:table-cell table:formula="of:=[.B1129]/[.A1129]" office:value-type="float" office:value="1.02463579979807">
            <text:p>1.02</text:p>
          </table:table-cell>
          <table:table-cell office:value-type="float" office:value="351.68">
            <text:p>351.68</text:p>
          </table:table-cell>
          <table:table-cell table:formula="of:=[.D1129]/[.A1129]" office:value-type="float" office:value="1.01451031299582">
            <text:p>1.01</text:p>
          </table:table-cell>
          <table:table-cell office:value-type="float" office:value="347.58">
            <text:p>347.58</text:p>
          </table:table-cell>
          <table:table-cell table:formula="of:=[.F1129]/[.A1129]" office:value-type="float" office:value="1.00268282128949">
            <text:p>1</text:p>
          </table:table-cell>
          <table:table-cell office:value-type="float" office:value="352.85">
            <text:p>352.85</text:p>
          </table:table-cell>
          <table:table-cell table:formula="of:=[.H1129]/[.A1129]" office:value-type="float" office:value="1.01788547526323">
            <text:p>1.02</text:p>
          </table:table-cell>
          <table:table-cell office:value-type="float" office:value="349.33">
            <text:p>349.33</text:p>
          </table:table-cell>
          <table:table-cell table:formula="of:=[.J1129]/[.A1129]" office:value-type="float" office:value="1.00773114092024">
            <text:p>1.01</text:p>
          </table:table-cell>
          <table:table-cell table:number-columns-repeated="5"/>
        </table:table-row>
        <table:table-row table:style-name="ro1">
          <table:table-cell office:value-type="float" office:value="503.26">
            <text:p>503.26</text:p>
          </table:table-cell>
          <table:table-cell office:value-type="float" office:value="538.67">
            <text:p>538.67</text:p>
          </table:table-cell>
          <table:table-cell table:formula="of:=[.B1130]/[.A1130]" office:value-type="float" office:value="1.07036124468466">
            <text:p>1.07</text:p>
          </table:table-cell>
          <table:table-cell office:value-type="float" office:value="509.22">
            <text:p>509.22</text:p>
          </table:table-cell>
          <table:table-cell table:formula="of:=[.D1130]/[.A1130]" office:value-type="float" office:value="1.01184278504153">
            <text:p>1.01</text:p>
          </table:table-cell>
          <table:table-cell office:value-type="float" office:value="505.7">
            <text:p>505.7</text:p>
          </table:table-cell>
          <table:table-cell table:formula="of:=[.F1130]/[.A1130]" office:value-type="float" office:value="1.00484838850693">
            <text:p>1</text:p>
          </table:table-cell>
          <table:table-cell office:value-type="float" office:value="509.22">
            <text:p>509.22</text:p>
          </table:table-cell>
          <table:table-cell table:formula="of:=[.H1130]/[.A1130]" office:value-type="float" office:value="1.01184278504153">
            <text:p>1.01</text:p>
          </table:table-cell>
          <table:table-cell office:value-type="float" office:value="506.87">
            <text:p>506.87</text:p>
          </table:table-cell>
          <table:table-cell table:formula="of:=[.J1130]/[.A1130]" office:value-type="float" office:value="1.0071732305369">
            <text:p>1.01</text:p>
          </table:table-cell>
          <table:table-cell table:number-columns-repeated="5"/>
        </table:table-row>
        <table:table-row table:style-name="ro1">
          <table:table-cell office:value-type="float" office:value="331.35">
            <text:p>331.35</text:p>
          </table:table-cell>
          <table:table-cell office:value-type="float" office:value="347.69">
            <text:p>347.69</text:p>
          </table:table-cell>
          <table:table-cell table:formula="of:=[.B1131]/[.A1131]" office:value-type="float" office:value="1.04931341481817">
            <text:p>1.05</text:p>
          </table:table-cell>
          <table:table-cell office:value-type="float" office:value="340.18">
            <text:p>340.18</text:p>
          </table:table-cell>
          <table:table-cell table:formula="of:=[.D1131]/[.A1131]" office:value-type="float" office:value="1.02664855892561">
            <text:p>1.03</text:p>
          </table:table-cell>
          <table:table-cell office:value-type="float" office:value="339.21">
            <text:p>339.21</text:p>
          </table:table-cell>
          <table:table-cell table:formula="of:=[.F1131]/[.A1131]" office:value-type="float" office:value="1.02372114078769">
            <text:p>1.02</text:p>
          </table:table-cell>
          <table:table-cell office:value-type="float" office:value="338.42">
            <text:p>338.42</text:p>
          </table:table-cell>
          <table:table-cell table:formula="of:=[.H1131]/[.A1131]" office:value-type="float" office:value="1.02133695488155">
            <text:p>1.02</text:p>
          </table:table-cell>
          <table:table-cell office:value-type="float" office:value="340.18">
            <text:p>340.18</text:p>
          </table:table-cell>
          <table:table-cell table:formula="of:=[.J1131]/[.A1131]" office:value-type="float" office:value="1.02664855892561">
            <text:p>1.03</text:p>
          </table:table-cell>
          <table:table-cell table:number-columns-repeated="5"/>
        </table:table-row>
        <table:table-row table:style-name="ro1">
          <table:table-cell office:value-type="float" office:value="493.1">
            <text:p>493.1</text:p>
          </table:table-cell>
          <table:table-cell office:value-type="float" office:value="503.65">
            <text:p>503.65</text:p>
          </table:table-cell>
          <table:table-cell table:formula="of:=[.B1132]/[.A1132]" office:value-type="float" office:value="1.02139525451227">
            <text:p>1.02</text:p>
          </table:table-cell>
          <table:table-cell office:value-type="float" office:value="499.06">
            <text:p>499.06</text:p>
          </table:table-cell>
          <table:table-cell table:formula="of:=[.D1132]/[.A1132]" office:value-type="float" office:value="1.01208679780978">
            <text:p>1.01</text:p>
          </table:table-cell>
          <table:table-cell office:value-type="float" office:value="497.3">
            <text:p>497.3</text:p>
          </table:table-cell>
          <table:table-cell table:formula="of:=[.F1132]/[.A1132]" office:value-type="float" office:value="1.00851754208071">
            <text:p>1.01</text:p>
          </table:table-cell>
          <table:table-cell office:value-type="float" office:value="500.23">
            <text:p>500.23</text:p>
          </table:table-cell>
          <table:table-cell table:formula="of:=[.H1132]/[.A1132]" office:value-type="float" office:value="1.01445954167512">
            <text:p>1.01</text:p>
          </table:table-cell>
          <table:table-cell office:value-type="float" office:value="494.37">
            <text:p>494.37</text:p>
          </table:table-cell>
          <table:table-cell table:formula="of:=[.J1132]/[.A1132]" office:value-type="float" office:value="1.00257554248631">
            <text:p>1</text:p>
          </table:table-cell>
          <table:table-cell table:number-columns-repeated="5"/>
        </table:table-row>
        <table:table-row table:style-name="ro1">
          <table:table-cell office:value-type="float" office:value="331.09">
            <text:p>331.09</text:p>
          </table:table-cell>
          <table:table-cell office:value-type="float" office:value="336.71">
            <text:p>336.71</text:p>
          </table:table-cell>
          <table:table-cell table:formula="of:=[.B1133]/[.A1133]" office:value-type="float" office:value="1.0169742366124">
            <text:p>1.02</text:p>
          </table:table-cell>
          <table:table-cell office:value-type="float" office:value="334.36">
            <text:p>334.36</text:p>
          </table:table-cell>
          <table:table-cell table:formula="of:=[.D1133]/[.A1133]" office:value-type="float" office:value="1.00987646863391">
            <text:p>1.01</text:p>
          </table:table-cell>
          <table:table-cell office:value-type="float" office:value="330.85">
            <text:p>330.85</text:p>
          </table:table-cell>
          <table:table-cell table:formula="of:=[.F1133]/[.A1133]" office:value-type="float" office:value="0.999275121568154">
            <text:p>1</text:p>
          </table:table-cell>
          <table:table-cell office:value-type="float" office:value="336.71">
            <text:p>336.71</text:p>
          </table:table-cell>
          <table:table-cell table:formula="of:=[.H1133]/[.A1133]" office:value-type="float" office:value="1.0169742366124">
            <text:p>1.02</text:p>
          </table:table-cell>
          <table:table-cell office:value-type="float" office:value="332.61">
            <text:p>332.61</text:p>
          </table:table-cell>
          <table:table-cell table:formula="of:=[.J1133]/[.A1133]" office:value-type="float" office:value="1.00459089673503">
            <text:p>1</text:p>
          </table:table-cell>
          <table:table-cell table:number-columns-repeated="5"/>
        </table:table-row>
        <table:table-row table:style-name="ro1">
          <table:table-cell office:value-type="float" office:value="383.01">
            <text:p>383.01</text:p>
          </table:table-cell>
          <table:table-cell office:value-type="float" office:value="391.79">
            <text:p>391.79</text:p>
          </table:table-cell>
          <table:table-cell table:formula="of:=[.B1134]/[.A1134]" office:value-type="float" office:value="1.02292368345474">
            <text:p>1.02</text:p>
          </table:table-cell>
          <table:table-cell office:value-type="float" office:value="387.79">
            <text:p>387.79</text:p>
          </table:table-cell>
          <table:table-cell table:formula="of:=[.D1134]/[.A1134]" office:value-type="float" office:value="1.01248009190361">
            <text:p>1.01</text:p>
          </table:table-cell>
          <table:table-cell office:value-type="float" office:value="385.45">
            <text:p>385.45</text:p>
          </table:table-cell>
          <table:table-cell table:formula="of:=[.F1134]/[.A1134]" office:value-type="float" office:value="1.00637059084619">
            <text:p>1.01</text:p>
          </table:table-cell>
          <table:table-cell office:value-type="float" office:value="390.38">
            <text:p>390.38</text:p>
          </table:table-cell>
          <table:table-cell table:formula="of:=[.H1134]/[.A1134]" office:value-type="float" office:value="1.01924231743297">
            <text:p>1.02</text:p>
          </table:table-cell>
          <table:table-cell office:value-type="float" office:value="383.69">
            <text:p>383.69</text:p>
          </table:table-cell>
          <table:table-cell table:formula="of:=[.J1134]/[.A1134]" office:value-type="float" office:value="1.00177541056369">
            <text:p>1</text:p>
          </table:table-cell>
          <table:table-cell table:number-columns-repeated="5"/>
        </table:table-row>
        <table:table-row table:style-name="ro1">
          <table:table-cell office:value-type="float" office:value="491.62">
            <text:p>491.62</text:p>
          </table:table-cell>
          <table:table-cell office:value-type="float" office:value="499.33">
            <text:p>499.33</text:p>
          </table:table-cell>
          <table:table-cell table:formula="of:=[.B1135]/[.A1135]" office:value-type="float" office:value="1.01568284447337">
            <text:p>1.02</text:p>
          </table:table-cell>
          <table:table-cell office:value-type="float" office:value="495.82">
            <text:p>495.82</text:p>
          </table:table-cell>
          <table:table-cell table:formula="of:=[.D1135]/[.A1135]" office:value-type="float" office:value="1.00854318375981">
            <text:p>1.01</text:p>
          </table:table-cell>
          <table:table-cell office:value-type="float" office:value="496.4">
            <text:p>496.4</text:p>
          </table:table-cell>
          <table:table-cell table:formula="of:=[.F1135]/[.A1135]" office:value-type="float" office:value="1.00972295675522">
            <text:p>1.01</text:p>
          </table:table-cell>
          <table:table-cell office:value-type="float" office:value="498.75">
            <text:p>498.75</text:p>
          </table:table-cell>
          <table:table-cell table:formula="of:=[.H1135]/[.A1135]" office:value-type="float" office:value="1.01450307147797">
            <text:p>1.01</text:p>
          </table:table-cell>
          <table:table-cell office:value-type="float" office:value="494.06">
            <text:p>494.06</text:p>
          </table:table-cell>
          <table:table-cell table:formula="of:=[.J1135]/[.A1135]" office:value-type="float" office:value="1.00496318294618">
            <text:p>1</text:p>
          </table:table-cell>
          <table:table-cell table:number-columns-repeated="5"/>
        </table:table-row>
        <table:table-row table:style-name="ro1">
          <table:table-cell office:value-type="float" office:value="291.14">
            <text:p>291.14</text:p>
          </table:table-cell>
          <table:table-cell office:value-type="float" office:value="305.76">
            <text:p>305.76</text:p>
          </table:table-cell>
          <table:table-cell table:formula="of:=[.B1136]/[.A1136]" office:value-type="float" office:value="1.05021639073985">
            <text:p>1.05</text:p>
          </table:table-cell>
          <table:table-cell office:value-type="float" office:value="293.14">
            <text:p>293.14</text:p>
          </table:table-cell>
          <table:table-cell table:formula="of:=[.D1136]/[.A1136]" office:value-type="float" office:value="1.00686954729683">
            <text:p>1.01</text:p>
          </table:table-cell>
          <table:table-cell office:value-type="float" office:value="296.65">
            <text:p>296.65</text:p>
          </table:table-cell>
          <table:table-cell table:formula="of:=[.F1136]/[.A1136]" office:value-type="float" office:value="1.01892560280278">
            <text:p>1.02</text:p>
          </table:table-cell>
          <table:table-cell office:value-type="float" office:value="305.76">
            <text:p>305.76</text:p>
          </table:table-cell>
          <table:table-cell table:formula="of:=[.H1136]/[.A1136]" office:value-type="float" office:value="1.05021639073985">
            <text:p>1.05</text:p>
          </table:table-cell>
          <table:table-cell office:value-type="float" office:value="293.72">
            <text:p>293.72</text:p>
          </table:table-cell>
          <table:table-cell table:formula="of:=[.J1136]/[.A1136]" office:value-type="float" office:value="1.00886171601292">
            <text:p>1.01</text:p>
          </table:table-cell>
          <table:table-cell table:number-columns-repeated="5"/>
        </table:table-row>
        <table:table-row table:style-name="ro1">
          <table:table-cell office:value-type="float" office:value="427.61">
            <text:p>427.61</text:p>
          </table:table-cell>
          <table:table-cell office:value-type="float" office:value="446.74">
            <text:p>446.74</text:p>
          </table:table-cell>
          <table:table-cell table:formula="of:=[.B1137]/[.A1137]" office:value-type="float" office:value="1.04473702672996">
            <text:p>1.04</text:p>
          </table:table-cell>
          <table:table-cell office:value-type="float" office:value="433.56">
            <text:p>433.56</text:p>
          </table:table-cell>
          <table:table-cell table:formula="of:=[.D1137]/[.A1137]" office:value-type="float" office:value="1.01391454830336">
            <text:p>1.01</text:p>
          </table:table-cell>
          <table:table-cell office:value-type="float" office:value="431.81">
            <text:p>431.81</text:p>
          </table:table-cell>
          <table:table-cell table:formula="of:=[.F1137]/[.A1137]" office:value-type="float" office:value="1.00982203409649">
            <text:p>1.01</text:p>
          </table:table-cell>
          <table:table-cell office:value-type="float" office:value="436.74">
            <text:p>436.74</text:p>
          </table:table-cell>
          <table:table-cell table:formula="of:=[.H1137]/[.A1137]" office:value-type="float" office:value="1.02135123126213">
            <text:p>1.02</text:p>
          </table:table-cell>
          <table:table-cell office:value-type="float" office:value="428.88">
            <text:p>428.88</text:p>
          </table:table-cell>
          <table:table-cell table:formula="of:=[.J1137]/[.A1137]" office:value-type="float" office:value="1.00296999602441">
            <text:p>1</text:p>
          </table:table-cell>
          <table:table-cell table:number-columns-repeated="5"/>
        </table:table-row>
        <table:table-row table:style-name="ro1">
          <table:table-cell office:value-type="float" office:value="409.03">
            <text:p>409.03</text:p>
          </table:table-cell>
          <table:table-cell office:value-type="float" office:value="425.23">
            <text:p>425.23</text:p>
          </table:table-cell>
          <table:table-cell table:formula="of:=[.B1138]/[.A1138]" office:value-type="float" office:value="1.03960589687798">
            <text:p>1.04</text:p>
          </table:table-cell>
          <table:table-cell office:value-type="float" office:value="414.65">
            <text:p>414.65</text:p>
          </table:table-cell>
          <table:table-cell table:formula="of:=[.D1138]/[.A1138]" office:value-type="float" office:value="1.01373982348483">
            <text:p>1.01</text:p>
          </table:table-cell>
          <table:table-cell office:value-type="float" office:value="411.13">
            <text:p>411.13</text:p>
          </table:table-cell>
          <table:table-cell table:formula="of:=[.F1138]/[.A1138]" office:value-type="float" office:value="1.00513409774344">
            <text:p>1.01</text:p>
          </table:table-cell>
          <table:table-cell office:value-type="float" office:value="423.48">
            <text:p>423.48</text:p>
          </table:table-cell>
          <table:table-cell table:formula="of:=[.H1138]/[.A1138]" office:value-type="float" office:value="1.03532748209178">
            <text:p>1.04</text:p>
          </table:table-cell>
          <table:table-cell office:value-type="float" office:value="411.13">
            <text:p>411.13</text:p>
          </table:table-cell>
          <table:table-cell table:formula="of:=[.J1138]/[.A1138]" office:value-type="float" office:value="1.00513409774344">
            <text:p>1.01</text:p>
          </table:table-cell>
          <table:table-cell table:number-columns-repeated="5"/>
        </table:table-row>
        <table:table-row table:style-name="ro1">
          <table:table-cell office:value-type="float" office:value="367.49">
            <text:p>367.49</text:p>
          </table:table-cell>
          <table:table-cell office:value-type="float" office:value="383.45">
            <text:p>383.45</text:p>
          </table:table-cell>
          <table:table-cell table:formula="of:=[.B1139]/[.A1139]" office:value-type="float" office:value="1.04342975319056">
            <text:p>1.04</text:p>
          </table:table-cell>
          <table:table-cell office:value-type="float" office:value="369.59">
            <text:p>369.59</text:p>
          </table:table-cell>
          <table:table-cell table:formula="of:=[.D1139]/[.A1139]" office:value-type="float" office:value="1.00571444120928">
            <text:p>1.01</text:p>
          </table:table-cell>
          <table:table-cell office:value-type="float" office:value="370.76">
            <text:p>370.76</text:p>
          </table:table-cell>
          <table:table-cell table:formula="of:=[.F1139]/[.A1139]" office:value-type="float" office:value="1.0088982013116">
            <text:p>1.01</text:p>
          </table:table-cell>
          <table:table-cell office:value-type="float" office:value="371.35">
            <text:p>371.35</text:p>
          </table:table-cell>
          <table:table-cell table:formula="of:=[.H1139]/[.A1139]" office:value-type="float" office:value="1.01050368717516">
            <text:p>1.01</text:p>
          </table:table-cell>
          <table:table-cell office:value-type="float" office:value="376.03">
            <text:p>376.03</text:p>
          </table:table-cell>
          <table:table-cell table:formula="of:=[.J1139]/[.A1139]" office:value-type="float" office:value="1.02323872758442">
            <text:p>1.02</text:p>
          </table:table-cell>
          <table:table-cell table:number-columns-repeated="5"/>
        </table:table-row>
        <table:table-row table:style-name="ro1">
          <table:table-cell office:value-type="float" office:value="330.58">
            <text:p>330.58</text:p>
          </table:table-cell>
          <table:table-cell office:value-type="float" office:value="340.09">
            <text:p>340.09</text:p>
          </table:table-cell>
          <table:table-cell table:formula="of:=[.B1140]/[.A1140]" office:value-type="float" office:value="1.02876762054571">
            <text:p>1.03</text:p>
          </table:table-cell>
          <table:table-cell office:value-type="float" office:value="331.5">
            <text:p>331.5</text:p>
          </table:table-cell>
          <table:table-cell table:formula="of:=[.D1140]/[.A1140]" office:value-type="float" office:value="1.00278298747656">
            <text:p>1</text:p>
          </table:table-cell>
          <table:table-cell office:value-type="float" office:value="330.33">
            <text:p>330.33</text:p>
          </table:table-cell>
          <table:table-cell table:formula="of:=[.F1140]/[.A1140]" office:value-type="float" office:value="0.99924375340311">
            <text:p>1</text:p>
          </table:table-cell>
          <table:table-cell office:value-type="float" office:value="334.43">
            <text:p>334.43</text:p>
          </table:table-cell>
          <table:table-cell table:formula="of:=[.H1140]/[.A1140]" office:value-type="float" office:value="1.01164619759211">
            <text:p>1.01</text:p>
          </table:table-cell>
          <table:table-cell office:value-type="float" office:value="331.5">
            <text:p>331.5</text:p>
          </table:table-cell>
          <table:table-cell table:formula="of:=[.J1140]/[.A1140]" office:value-type="float" office:value="1.00278298747656">
            <text:p>1</text:p>
          </table:table-cell>
          <table:table-cell table:number-columns-repeated="5"/>
        </table:table-row>
        <table:table-row table:style-name="ro1">
          <table:table-cell office:value-type="float" office:value="290.63">
            <text:p>290.63</text:p>
          </table:table-cell>
          <table:table-cell office:value-type="float" office:value="303.22">
            <text:p>303.22</text:p>
          </table:table-cell>
          <table:table-cell table:formula="of:=[.B1141]/[.A1141]" office:value-type="float" office:value="1.04331968482263">
            <text:p>1.04</text:p>
          </table:table-cell>
          <table:table-cell office:value-type="float" office:value="301.81">
            <text:p>301.81</text:p>
          </table:table-cell>
          <table:table-cell table:formula="of:=[.D1141]/[.A1141]" office:value-type="float" office:value="1.03846815538657">
            <text:p>1.04</text:p>
          </table:table-cell>
          <table:table-cell office:value-type="float" office:value="300.05">
            <text:p>300.05</text:p>
          </table:table-cell>
          <table:table-cell table:formula="of:=[.F1141]/[.A1141]" office:value-type="float" office:value="1.03241234559405">
            <text:p>1.03</text:p>
          </table:table-cell>
          <table:table-cell office:value-type="float" office:value="303.22">
            <text:p>303.22</text:p>
          </table:table-cell>
          <table:table-cell table:formula="of:=[.H1141]/[.A1141]" office:value-type="float" office:value="1.04331968482263">
            <text:p>1.04</text:p>
          </table:table-cell>
          <table:table-cell office:value-type="float" office:value="298.29">
            <text:p>298.29</text:p>
          </table:table-cell>
          <table:table-cell table:formula="of:=[.J1141]/[.A1141]" office:value-type="float" office:value="1.02635653580153">
            <text:p>1.03</text:p>
          </table:table-cell>
          <table:table-cell table:number-columns-repeated="5"/>
        </table:table-row>
        <table:table-row table:style-name="ro1">
          <table:table-cell office:value-type="float" office:value="366.68">
            <text:p>366.68</text:p>
          </table:table-cell>
          <table:table-cell office:value-type="float" office:value="379.12">
            <text:p>379.12</text:p>
          </table:table-cell>
          <table:table-cell table:formula="of:=[.B1142]/[.A1142]" office:value-type="float" office:value="1.03392603905313">
            <text:p>1.03</text:p>
          </table:table-cell>
          <table:table-cell office:value-type="float" office:value="371.71">
            <text:p>371.71</text:p>
          </table:table-cell>
          <table:table-cell table:formula="of:=[.D1142]/[.A1142]" office:value-type="float" office:value="1.01371768299335">
            <text:p>1.01</text:p>
          </table:table-cell>
          <table:table-cell office:value-type="float" office:value="369.95">
            <text:p>369.95</text:p>
          </table:table-cell>
          <table:table-cell table:formula="of:=[.F1142]/[.A1142]" office:value-type="float" office:value="1.00891785753245">
            <text:p>1.01</text:p>
          </table:table-cell>
          <table:table-cell office:value-type="float" office:value="373.46">
            <text:p>373.46</text:p>
          </table:table-cell>
          <table:table-cell table:formula="of:=[.H1142]/[.A1142]" office:value-type="float" office:value="1.01849023671866">
            <text:p>1.02</text:p>
          </table:table-cell>
          <table:table-cell office:value-type="float" office:value="368.78">
            <text:p>368.78</text:p>
          </table:table-cell>
          <table:table-cell table:formula="of:=[.J1142]/[.A1142]" office:value-type="float" office:value="1.00572706447038">
            <text:p>1.01</text:p>
          </table:table-cell>
          <table:table-cell table:number-columns-repeated="5"/>
        </table:table-row>
        <table:table-row table:style-name="ro1">
          <table:table-cell office:value-type="float" office:value="477.07">
            <text:p>477.07</text:p>
          </table:table-cell>
          <table:table-cell office:value-type="float" office:value="487.9">
            <text:p>487.9</text:p>
          </table:table-cell>
          <table:table-cell table:formula="of:=[.B1143]/[.A1143]" office:value-type="float" office:value="1.02270107112164">
            <text:p>1.02</text:p>
          </table:table-cell>
          <table:table-cell office:value-type="float" office:value="479.66">
            <text:p>479.66</text:p>
          </table:table-cell>
          <table:table-cell table:formula="of:=[.D1143]/[.A1143]" office:value-type="float" office:value="1.00542897268745">
            <text:p>1.01</text:p>
          </table:table-cell>
          <table:table-cell office:value-type="float" office:value="487.86">
            <text:p>487.86</text:p>
          </table:table-cell>
          <table:table-cell table:formula="of:=[.F1143]/[.A1143]" office:value-type="float" office:value="1.02261722598361">
            <text:p>1.02</text:p>
          </table:table-cell>
          <table:table-cell office:value-type="float" office:value="483.8">
            <text:p>483.8</text:p>
          </table:table-cell>
          <table:table-cell table:formula="of:=[.H1143]/[.A1143]" office:value-type="float" office:value="1.01410694447356">
            <text:p>1.01</text:p>
          </table:table-cell>
          <table:table-cell office:value-type="float" office:value="482.97">
            <text:p>482.97</text:p>
          </table:table-cell>
          <table:table-cell table:formula="of:=[.J1143]/[.A1143]" office:value-type="float" office:value="1.01236715785943">
            <text:p>1.01</text:p>
          </table:table-cell>
          <table:table-cell table:number-columns-repeated="5"/>
        </table:table-row>
        <table:table-row table:style-name="ro1">
          <table:table-cell office:value-type="float" office:value="446.75">
            <text:p>446.75</text:p>
          </table:table-cell>
          <table:table-cell office:value-type="float" office:value="463.82">
            <text:p>463.82</text:p>
          </table:table-cell>
          <table:table-cell table:formula="of:=[.B1144]/[.A1144]" office:value-type="float" office:value="1.0382092893117">
            <text:p>1.04</text:p>
          </table:table-cell>
          <table:table-cell office:value-type="float" office:value="450.99">
            <text:p>450.99</text:p>
          </table:table-cell>
          <table:table-cell table:formula="of:=[.D1144]/[.A1144]" office:value-type="float" office:value="1.00949076664801">
            <text:p>1.01</text:p>
          </table:table-cell>
          <table:table-cell office:value-type="float" office:value="454.5">
            <text:p>454.5</text:p>
          </table:table-cell>
          <table:table-cell table:formula="of:=[.F1144]/[.A1144]" office:value-type="float" office:value="1.01734750979295">
            <text:p>1.02</text:p>
          </table:table-cell>
          <table:table-cell office:value-type="float" office:value="453.72">
            <text:p>453.72</text:p>
          </table:table-cell>
          <table:table-cell table:formula="of:=[.H1144]/[.A1144]" office:value-type="float" office:value="1.01560156687185">
            <text:p>1.02</text:p>
          </table:table-cell>
          <table:table-cell office:value-type="float" office:value="457.23">
            <text:p>457.23</text:p>
          </table:table-cell>
          <table:table-cell table:formula="of:=[.J1144]/[.A1144]" office:value-type="float" office:value="1.02345831001679">
            <text:p>1.02</text:p>
          </table:table-cell>
          <table:table-cell table:number-columns-repeated="5"/>
        </table:table-row>
        <table:table-row table:style-name="ro1">
          <table:table-cell office:value-type="float" office:value="291.49">
            <text:p>291.49</text:p>
          </table:table-cell>
          <table:table-cell office:value-type="float" office:value="302.18">
            <text:p>302.18</text:p>
          </table:table-cell>
          <table:table-cell table:formula="of:=[.B1145]/[.A1145]" office:value-type="float" office:value="1.03667364232049">
            <text:p>1.04</text:p>
          </table:table-cell>
          <table:table-cell office:value-type="float" office:value="296.52">
            <text:p>296.52</text:p>
          </table:table-cell>
          <table:table-cell table:formula="of:=[.D1145]/[.A1145]" office:value-type="float" office:value="1.01725616659234">
            <text:p>1.02</text:p>
          </table:table-cell>
          <table:table-cell office:value-type="float" office:value="292.42">
            <text:p>292.42</text:p>
          </table:table-cell>
          <table:table-cell table:formula="of:=[.F1145]/[.A1145]" office:value-type="float" office:value="1.0031905039624">
            <text:p>1</text:p>
          </table:table-cell>
          <table:table-cell office:value-type="float" office:value="299.94">
            <text:p>299.94</text:p>
          </table:table-cell>
          <table:table-cell table:formula="of:=[.H1145]/[.A1145]" office:value-type="float" office:value="1.02898898761536">
            <text:p>1.03</text:p>
          </table:table-cell>
          <table:table-cell office:value-type="float" office:value="294.18">
            <text:p>294.18</text:p>
          </table:table-cell>
          <table:table-cell table:formula="of:=[.J1145]/[.A1145]" office:value-type="float" office:value="1.00922844694501">
            <text:p>1.01</text:p>
          </table:table-cell>
          <table:table-cell table:number-columns-repeated="5"/>
        </table:table-row>
        <table:table-row table:style-name="ro1">
          <table:table-cell office:value-type="float" office:value="366.86">
            <text:p>366.86</text:p>
          </table:table-cell>
          <table:table-cell office:value-type="float" office:value="390.13">
            <text:p>390.13</text:p>
          </table:table-cell>
          <table:table-cell table:formula="of:=[.B1146]/[.A1146]" office:value-type="float" office:value="1.06343019135365">
            <text:p>1.06</text:p>
          </table:table-cell>
          <table:table-cell office:value-type="float" office:value="368.96">
            <text:p>368.96</text:p>
          </table:table-cell>
          <table:table-cell table:formula="of:=[.D1146]/[.A1146]" office:value-type="float" office:value="1.005724254484">
            <text:p>1.01</text:p>
          </table:table-cell>
          <table:table-cell office:value-type="float" office:value="368.96">
            <text:p>368.96</text:p>
          </table:table-cell>
          <table:table-cell table:formula="of:=[.F1146]/[.A1146]" office:value-type="float" office:value="1.005724254484">
            <text:p>1.01</text:p>
          </table:table-cell>
          <table:table-cell office:value-type="float" office:value="376.37">
            <text:p>376.37</text:p>
          </table:table-cell>
          <table:table-cell table:formula="of:=[.H1146]/[.A1146]" office:value-type="float" office:value="1.02592269530611">
            <text:p>1.03</text:p>
          </table:table-cell>
          <table:table-cell office:value-type="float" office:value="368.96">
            <text:p>368.96</text:p>
          </table:table-cell>
          <table:table-cell table:formula="of:=[.J1146]/[.A1146]" office:value-type="float" office:value="1.005724254484">
            <text:p>1.01</text:p>
          </table:table-cell>
          <table:table-cell table:number-columns-repeated="5"/>
        </table:table-row>
        <table:table-row table:style-name="ro1">
          <table:table-cell office:value-type="float" office:value="401.71">
            <text:p>401.71</text:p>
          </table:table-cell>
          <table:table-cell office:value-type="float" office:value="413.32">
            <text:p>413.32</text:p>
          </table:table-cell>
          <table:table-cell table:formula="of:=[.B1147]/[.A1147]" office:value-type="float" office:value="1.028901446317">
            <text:p>1.03</text:p>
          </table:table-cell>
          <table:table-cell office:value-type="float" office:value="408.15">
            <text:p>408.15</text:p>
          </table:table-cell>
          <table:table-cell table:formula="of:=[.D1147]/[.A1147]" office:value-type="float" office:value="1.01603146548505">
            <text:p>1.02</text:p>
          </table:table-cell>
          <table:table-cell office:value-type="float" office:value="407.32">
            <text:p>407.32</text:p>
          </table:table-cell>
          <table:table-cell table:formula="of:=[.F1147]/[.A1147]" office:value-type="float" office:value="1.01396529834956">
            <text:p>1.01</text:p>
          </table:table-cell>
          <table:table-cell office:value-type="float" office:value="408.15">
            <text:p>408.15</text:p>
          </table:table-cell>
          <table:table-cell table:formula="of:=[.H1147]/[.A1147]" office:value-type="float" office:value="1.01603146548505">
            <text:p>1.02</text:p>
          </table:table-cell>
          <table:table-cell office:value-type="float" office:value="404.63">
            <text:p>404.63</text:p>
          </table:table-cell>
          <table:table-cell table:formula="of:=[.J1147]/[.A1147]" office:value-type="float" office:value="1.00726892534415">
            <text:p>1.01</text:p>
          </table:table-cell>
          <table:table-cell table:number-columns-repeated="5"/>
        </table:table-row>
        <table:table-row table:style-name="ro1">
          <table:table-cell office:value-type="float" office:value="439.85">
            <text:p>439.85</text:p>
          </table:table-cell>
          <table:table-cell office:value-type="float" office:value="455.06">
            <text:p>455.06</text:p>
          </table:table-cell>
          <table:table-cell table:formula="of:=[.B1148]/[.A1148]" office:value-type="float" office:value="1.03457997044447">
            <text:p>1.03</text:p>
          </table:table-cell>
          <table:table-cell office:value-type="float" office:value="447.5">
            <text:p>447.5</text:p>
          </table:table-cell>
          <table:table-cell table:formula="of:=[.D1148]/[.A1148]" office:value-type="float" office:value="1.0173922928271">
            <text:p>1.02</text:p>
          </table:table-cell>
          <table:table-cell office:value-type="float" office:value="448.09">
            <text:p>448.09</text:p>
          </table:table-cell>
          <table:table-cell table:formula="of:=[.F1148]/[.A1148]" office:value-type="float" office:value="1.018733659202">
            <text:p>1.02</text:p>
          </table:table-cell>
          <table:table-cell office:value-type="float" office:value="445.16">
            <text:p>445.16</text:p>
          </table:table-cell>
          <table:table-cell table:formula="of:=[.H1148]/[.A1148]" office:value-type="float" office:value="1.0120722973741">
            <text:p>1.01</text:p>
          </table:table-cell>
          <table:table-cell office:value-type="float" office:value="446.33">
            <text:p>446.33</text:p>
          </table:table-cell>
          <table:table-cell table:formula="of:=[.J1148]/[.A1148]" office:value-type="float" office:value="1.0147322951006">
            <text:p>1.01</text:p>
          </table:table-cell>
          <table:table-cell table:number-columns-repeated="5"/>
        </table:table-row>
        <table:table-row table:style-name="ro1">
          <table:table-cell office:value-type="float" office:value="315.59">
            <text:p>315.59</text:p>
          </table:table-cell>
          <table:table-cell office:value-type="float" office:value="322.08">
            <text:p>322.08</text:p>
          </table:table-cell>
          <table:table-cell table:formula="of:=[.B1149]/[.A1149]" office:value-type="float" office:value="1.0205646566748">
            <text:p>1.02</text:p>
          </table:table-cell>
          <table:table-cell office:value-type="float" office:value="318.76">
            <text:p>318.76</text:p>
          </table:table-cell>
          <table:table-cell table:formula="of:=[.D1149]/[.A1149]" office:value-type="float" office:value="1.01004467822174">
            <text:p>1.01</text:p>
          </table:table-cell>
          <table:table-cell office:value-type="float" office:value="321.69">
            <text:p>321.69</text:p>
          </table:table-cell>
          <table:table-cell table:formula="of:=[.F1149]/[.A1149]" office:value-type="float" office:value="1.01932887607339">
            <text:p>1.02</text:p>
          </table:table-cell>
          <table:table-cell office:value-type="float" office:value="322.08">
            <text:p>322.08</text:p>
          </table:table-cell>
          <table:table-cell table:formula="of:=[.H1149]/[.A1149]" office:value-type="float" office:value="1.0205646566748">
            <text:p>1.02</text:p>
          </table:table-cell>
          <table:table-cell office:value-type="float" office:value="319.35">
            <text:p>319.35</text:p>
          </table:table-cell>
          <table:table-cell table:formula="of:=[.J1149]/[.A1149]" office:value-type="float" office:value="1.01191419246491">
            <text:p>1.01</text:p>
          </table:table-cell>
          <table:table-cell table:number-columns-repeated="5"/>
        </table:table-row>
        <table:table-row table:style-name="ro1">
          <table:table-cell office:value-type="float" office:value="288.3">
            <text:p>288.3</text:p>
          </table:table-cell>
          <table:table-cell office:value-type="float" office:value="315.62">
            <text:p>315.62</text:p>
          </table:table-cell>
          <table:table-cell table:formula="of:=[.B1150]/[.A1150]" office:value-type="float" office:value="1.09476240027749">
            <text:p>1.09</text:p>
          </table:table-cell>
          <table:table-cell office:value-type="float" office:value="297.48">
            <text:p>297.48</text:p>
          </table:table-cell>
          <table:table-cell table:formula="of:=[.D1150]/[.A1150]" office:value-type="float" office:value="1.0318418314256">
            <text:p>1.03</text:p>
          </table:table-cell>
          <table:table-cell office:value-type="float" office:value="297.48">
            <text:p>297.48</text:p>
          </table:table-cell>
          <table:table-cell table:formula="of:=[.F1150]/[.A1150]" office:value-type="float" office:value="1.0318418314256">
            <text:p>1.03</text:p>
          </table:table-cell>
          <table:table-cell office:value-type="float" office:value="297.48">
            <text:p>297.48</text:p>
          </table:table-cell>
          <table:table-cell table:formula="of:=[.H1150]/[.A1150]" office:value-type="float" office:value="1.0318418314256">
            <text:p>1.03</text:p>
          </table:table-cell>
          <table:table-cell office:value-type="float" office:value="290.06">
            <text:p>290.06</text:p>
          </table:table-cell>
          <table:table-cell table:formula="of:=[.J1150]/[.A1150]" office:value-type="float" office:value="1.00610475199445">
            <text:p>1.01</text:p>
          </table:table-cell>
          <table:table-cell table:number-columns-repeated="5"/>
        </table:table-row>
        <table:table-row table:style-name="ro1">
          <table:table-cell office:value-type="float" office:value="330.81">
            <text:p>330.81</text:p>
          </table:table-cell>
          <table:table-cell office:value-type="float" office:value="340.08">
            <text:p>340.08</text:p>
          </table:table-cell>
          <table:table-cell table:formula="of:=[.B1151]/[.A1151]" office:value-type="float" office:value="1.02802212750521">
            <text:p>1.03</text:p>
          </table:table-cell>
          <table:table-cell office:value-type="float" office:value="336.42">
            <text:p>336.42</text:p>
          </table:table-cell>
          <table:table-cell table:formula="of:=[.D1151]/[.A1151]" office:value-type="float" office:value="1.01695837489798">
            <text:p>1.02</text:p>
          </table:table-cell>
          <table:table-cell office:value-type="float" office:value="332.91">
            <text:p>332.91</text:p>
          </table:table-cell>
          <table:table-cell table:formula="of:=[.F1151]/[.A1151]" office:value-type="float" office:value="1.00634805477464">
            <text:p>1.01</text:p>
          </table:table-cell>
          <table:table-cell office:value-type="float" office:value="338.66">
            <text:p>338.66</text:p>
          </table:table-cell>
          <table:table-cell table:formula="of:=[.H1151]/[.A1151]" office:value-type="float" office:value="1.02372963332426">
            <text:p>1.02</text:p>
          </table:table-cell>
          <table:table-cell office:value-type="float" office:value="332.91">
            <text:p>332.91</text:p>
          </table:table-cell>
          <table:table-cell table:formula="of:=[.J1151]/[.A1151]" office:value-type="float" office:value="1.00634805477464">
            <text:p>1.01</text:p>
          </table:table-cell>
          <table:table-cell table:number-columns-repeated="5"/>
        </table:table-row>
        <table:table-row table:style-name="ro1">
          <table:table-cell office:value-type="float" office:value="287.55">
            <text:p>287.55</text:p>
          </table:table-cell>
          <table:table-cell office:value-type="float" office:value="295.45">
            <text:p>295.45</text:p>
          </table:table-cell>
          <table:table-cell table:formula="of:=[.B1152]/[.A1152]" office:value-type="float" office:value="1.02747348287254">
            <text:p>1.03</text:p>
          </table:table-cell>
          <table:table-cell office:value-type="float" office:value="293.69">
            <text:p>293.69</text:p>
          </table:table-cell>
          <table:table-cell table:formula="of:=[.D1152]/[.A1152]" office:value-type="float" office:value="1.02135280820727">
            <text:p>1.02</text:p>
          </table:table-cell>
          <table:table-cell office:value-type="float" office:value="291.31">
            <text:p>291.31</text:p>
          </table:table-cell>
          <table:table-cell table:formula="of:=[.F1152]/[.A1152]" office:value-type="float" office:value="1.01307598678491">
            <text:p>1.01</text:p>
          </table:table-cell>
          <table:table-cell office:value-type="float" office:value="295.45">
            <text:p>295.45</text:p>
          </table:table-cell>
          <table:table-cell table:formula="of:=[.H1152]/[.A1152]" office:value-type="float" office:value="1.02747348287254">
            <text:p>1.03</text:p>
          </table:table-cell>
          <table:table-cell office:value-type="float" office:value="293.69">
            <text:p>293.69</text:p>
          </table:table-cell>
          <table:table-cell table:formula="of:=[.J1152]/[.A1152]" office:value-type="float" office:value="1.02135280820727">
            <text:p>1.02</text:p>
          </table:table-cell>
          <table:table-cell table:number-columns-repeated="5"/>
        </table:table-row>
        <table:table-row table:style-name="ro1">
          <table:table-cell office:value-type="float" office:value="475.27">
            <text:p>475.27</text:p>
          </table:table-cell>
          <table:table-cell office:value-type="float" office:value="489.76">
            <text:p>489.76</text:p>
          </table:table-cell>
          <table:table-cell table:formula="of:=[.B1153]/[.A1153]" office:value-type="float" office:value="1.03048793317483">
            <text:p>1.03</text:p>
          </table:table-cell>
          <table:table-cell office:value-type="float" office:value="483.52">
            <text:p>483.52</text:p>
          </table:table-cell>
          <table:table-cell table:formula="of:=[.D1153]/[.A1153]" office:value-type="float" office:value="1.01735855408505">
            <text:p>1.02</text:p>
          </table:table-cell>
          <table:table-cell office:value-type="float" office:value="484.1">
            <text:p>484.1</text:p>
          </table:table-cell>
          <table:table-cell table:formula="of:=[.F1153]/[.A1153]" office:value-type="float" office:value="1.0185789130389">
            <text:p>1.02</text:p>
          </table:table-cell>
          <table:table-cell office:value-type="float" office:value="480.59">
            <text:p>480.59</text:p>
          </table:table-cell>
          <table:table-cell table:formula="of:=[.H1153]/[.A1153]" office:value-type="float" office:value="1.0111936373009">
            <text:p>1.01</text:p>
          </table:table-cell>
          <table:table-cell office:value-type="float" office:value="485.86">
            <text:p>485.86</text:p>
          </table:table-cell>
          <table:table-cell table:formula="of:=[.J1153]/[.A1153]" office:value-type="float" office:value="1.02228207124371">
            <text:p>1.02</text:p>
          </table:table-cell>
          <table:table-cell table:number-columns-repeated="5"/>
        </table:table-row>
        <table:table-row table:style-name="ro1">
          <table:table-cell office:value-type="float" office:value="503.53">
            <text:p>503.53</text:p>
          </table:table-cell>
          <table:table-cell office:value-type="float" office:value="515.33">
            <text:p>515.33</text:p>
          </table:table-cell>
          <table:table-cell table:formula="of:=[.B1154]/[.A1154]" office:value-type="float" office:value="1.02343455206244">
            <text:p>1.02</text:p>
          </table:table-cell>
          <table:table-cell office:value-type="float" office:value="513.43">
            <text:p>513.43</text:p>
          </table:table-cell>
          <table:table-cell table:formula="of:=[.D1154]/[.A1154]" office:value-type="float" office:value="1.01966119198459">
            <text:p>1.02</text:p>
          </table:table-cell>
          <table:table-cell office:value-type="float" office:value="513.43">
            <text:p>513.43</text:p>
          </table:table-cell>
          <table:table-cell table:formula="of:=[.F1154]/[.A1154]" office:value-type="float" office:value="1.01966119198459">
            <text:p>1.02</text:p>
          </table:table-cell>
          <table:table-cell office:value-type="float" office:value="515.33">
            <text:p>515.33</text:p>
          </table:table-cell>
          <table:table-cell table:formula="of:=[.H1154]/[.A1154]" office:value-type="float" office:value="1.02343455206244">
            <text:p>1.02</text:p>
          </table:table-cell>
          <table:table-cell office:value-type="float" office:value="511.67">
            <text:p>511.67</text:p>
          </table:table-cell>
          <table:table-cell table:formula="of:=[.J1154]/[.A1154]" office:value-type="float" office:value="1.01616586896511">
            <text:p>1.02</text:p>
          </table:table-cell>
          <table:table-cell table:number-columns-repeated="5"/>
        </table:table-row>
        <table:table-row table:style-name="ro1">
          <table:table-cell office:value-type="float" office:value="286.63">
            <text:p>286.63</text:p>
          </table:table-cell>
          <table:table-cell office:value-type="float" office:value="297.42">
            <text:p>297.42</text:p>
          </table:table-cell>
          <table:table-cell table:formula="of:=[.B1155]/[.A1155]" office:value-type="float" office:value="1.0376443498587">
            <text:p>1.04</text:p>
          </table:table-cell>
          <table:table-cell office:value-type="float" office:value="285.81">
            <text:p>285.81</text:p>
          </table:table-cell>
          <table:table-cell table:formula="of:=[.D1155]/[.A1155]" office:value-type="float" office:value="0.997139168963472">
            <text:p>1</text:p>
          </table:table-cell>
          <table:table-cell office:value-type="float" office:value="285.81">
            <text:p>285.81</text:p>
          </table:table-cell>
          <table:table-cell table:formula="of:=[.F1155]/[.A1155]" office:value-type="float" office:value="0.997139168963472">
            <text:p>1</text:p>
          </table:table-cell>
          <table:table-cell office:value-type="float" office:value="288.39">
            <text:p>288.39</text:p>
          </table:table-cell>
          <table:table-cell table:formula="of:=[.H1155]/[.A1155]" office:value-type="float" office:value="1.00614032027352">
            <text:p>1.01</text:p>
          </table:table-cell>
          <table:table-cell office:value-type="float" office:value="285.81">
            <text:p>285.81</text:p>
          </table:table-cell>
          <table:table-cell table:formula="of:=[.J1155]/[.A1155]" office:value-type="float" office:value="0.997139168963472">
            <text:p>1</text:p>
          </table:table-cell>
          <table:table-cell table:number-columns-repeated="5"/>
        </table:table-row>
        <table:table-row table:style-name="ro1">
          <table:table-cell office:value-type="float" office:value="242.61">
            <text:p>242.61</text:p>
          </table:table-cell>
          <table:table-cell office:value-type="float" office:value="259.68">
            <text:p>259.68</text:p>
          </table:table-cell>
          <table:table-cell table:formula="of:=[.B1156]/[.A1156]" office:value-type="float" office:value="1.07035983677507">
            <text:p>1.07</text:p>
          </table:table-cell>
          <table:table-cell office:value-type="float" office:value="247.92">
            <text:p>247.92</text:p>
          </table:table-cell>
          <table:table-cell table:formula="of:=[.D1156]/[.A1156]" office:value-type="float" office:value="1.02188697910226">
            <text:p>1.02</text:p>
          </table:table-cell>
          <table:table-cell office:value-type="float" office:value="245.2">
            <text:p>245.2</text:p>
          </table:table-cell>
          <table:table-cell table:formula="of:=[.F1156]/[.A1156]" office:value-type="float" office:value="1.01067556984461">
            <text:p>1.01</text:p>
          </table:table-cell>
          <table:table-cell office:value-type="float" office:value="259.68">
            <text:p>259.68</text:p>
          </table:table-cell>
          <table:table-cell table:formula="of:=[.H1156]/[.A1156]" office:value-type="float" office:value="1.07035983677507">
            <text:p>1.07</text:p>
          </table:table-cell>
          <table:table-cell office:value-type="float" office:value="247.92">
            <text:p>247.92</text:p>
          </table:table-cell>
          <table:table-cell table:formula="of:=[.J1156]/[.A1156]" office:value-type="float" office:value="1.02188697910226">
            <text:p>1.02</text:p>
          </table:table-cell>
          <table:table-cell table:number-columns-repeated="5"/>
        </table:table-row>
        <table:table-row table:style-name="ro1">
          <table:table-cell office:value-type="float" office:value="422.79">
            <text:p>422.79</text:p>
          </table:table-cell>
          <table:table-cell office:value-type="float" office:value="432.2">
            <text:p>432.2</text:p>
          </table:table-cell>
          <table:table-cell table:formula="of:=[.B1157]/[.A1157]" office:value-type="float" office:value="1.02225691241515">
            <text:p>1.02</text:p>
          </table:table-cell>
          <table:table-cell office:value-type="float" office:value="426.93">
            <text:p>426.93</text:p>
          </table:table-cell>
          <table:table-cell table:formula="of:=[.D1157]/[.A1157]" office:value-type="float" office:value="1.00979209536649">
            <text:p>1.01</text:p>
          </table:table-cell>
          <table:table-cell office:value-type="float" office:value="432.99">
            <text:p>432.99</text:p>
          </table:table-cell>
          <table:table-cell table:formula="of:=[.F1157]/[.A1157]" office:value-type="float" office:value="1.02412545235223">
            <text:p>1.02</text:p>
          </table:table-cell>
          <table:table-cell office:value-type="float" office:value="428.1">
            <text:p>428.1</text:p>
          </table:table-cell>
          <table:table-cell table:formula="of:=[.H1157]/[.A1157]" office:value-type="float" office:value="1.01255942666572">
            <text:p>1.01</text:p>
          </table:table-cell>
          <table:table-cell office:value-type="float" office:value="427.52">
            <text:p>427.52</text:p>
          </table:table-cell>
          <table:table-cell table:formula="of:=[.J1157]/[.A1157]" office:value-type="float" office:value="1.01118758721824">
            <text:p>1.01</text:p>
          </table:table-cell>
          <table:table-cell table:number-columns-repeated="5"/>
        </table:table-row>
        <table:table-row table:style-name="ro1">
          <table:table-cell office:value-type="float" office:value="367.42">
            <text:p>367.42</text:p>
          </table:table-cell>
          <table:table-cell office:value-type="float" office:value="385.04">
            <text:p>385.04</text:p>
          </table:table-cell>
          <table:table-cell table:formula="of:=[.B1158]/[.A1158]" office:value-type="float" office:value="1.04795601763649">
            <text:p>1.05</text:p>
          </table:table-cell>
          <table:table-cell office:value-type="float" office:value="371.62">
            <text:p>371.62</text:p>
          </table:table-cell>
          <table:table-cell table:formula="of:=[.D1158]/[.A1158]" office:value-type="float" office:value="1.01143105982255">
            <text:p>1.01</text:p>
          </table:table-cell>
          <table:table-cell office:value-type="float" office:value="371.04">
            <text:p>371.04</text:p>
          </table:table-cell>
          <table:table-cell table:formula="of:=[.F1158]/[.A1158]" office:value-type="float" office:value="1.00985248489467">
            <text:p>1.01</text:p>
          </table:table-cell>
          <table:table-cell office:value-type="float" office:value="385.04">
            <text:p>385.04</text:p>
          </table:table-cell>
          <table:table-cell table:formula="of:=[.H1158]/[.A1158]" office:value-type="float" office:value="1.04795601763649">
            <text:p>1.05</text:p>
          </table:table-cell>
          <table:table-cell office:value-type="float" office:value="370.45">
            <text:p>370.45</text:p>
          </table:table-cell>
          <table:table-cell table:formula="of:=[.J1158]/[.A1158]" office:value-type="float" office:value="1.00824669315769">
            <text:p>1.01</text:p>
          </table:table-cell>
          <table:table-cell table:number-columns-repeated="5"/>
        </table:table-row>
        <table:table-row table:style-name="ro1">
          <table:table-cell office:value-type="float" office:value="483.77">
            <text:p>483.77</text:p>
          </table:table-cell>
          <table:table-cell office:value-type="float" office:value="493.49">
            <text:p>493.49</text:p>
          </table:table-cell>
          <table:table-cell table:formula="of:=[.B1159]/[.A1159]" office:value-type="float" office:value="1.02009219257085">
            <text:p>1.02</text:p>
          </table:table-cell>
          <table:table-cell office:value-type="float" office:value="490.56">
            <text:p>490.56</text:p>
          </table:table-cell>
          <table:table-cell table:formula="of:=[.D1159]/[.A1159]" office:value-type="float" office:value="1.01403559542758">
            <text:p>1.01</text:p>
          </table:table-cell>
          <table:table-cell office:value-type="float" office:value="485.87">
            <text:p>485.87</text:p>
          </table:table-cell>
          <table:table-cell table:formula="of:=[.F1159]/[.A1159]" office:value-type="float" office:value="1.00434090580234">
            <text:p>1</text:p>
          </table:table-cell>
          <table:table-cell office:value-type="float" office:value="491.73">
            <text:p>491.73</text:p>
          </table:table-cell>
          <table:table-cell table:formula="of:=[.H1159]/[.A1159]" office:value-type="float" office:value="1.01645410008889">
            <text:p>1.02</text:p>
          </table:table-cell>
          <table:table-cell office:value-type="float" office:value="487.04">
            <text:p>487.04</text:p>
          </table:table-cell>
          <table:table-cell table:formula="of:=[.J1159]/[.A1159]" office:value-type="float" office:value="1.00675941046365">
            <text:p>1.01</text:p>
          </table:table-cell>
          <table:table-cell table:number-columns-repeated="5"/>
        </table:table-row>
        <table:table-row table:style-name="ro1">
          <table:table-cell office:value-type="float" office:value="242.82">
            <text:p>242.82</text:p>
          </table:table-cell>
          <table:table-cell office:value-type="float" office:value="262.92">
            <text:p>262.92</text:p>
          </table:table-cell>
          <table:table-cell table:formula="of:=[.B1160]/[.A1160]" office:value-type="float" office:value="1.08277736595009">
            <text:p>1.08</text:p>
          </table:table-cell>
          <table:table-cell office:value-type="float" office:value="247.85">
            <text:p>247.85</text:p>
          </table:table-cell>
          <table:table-cell table:formula="of:=[.D1160]/[.A1160]" office:value-type="float" office:value="1.02071493287209">
            <text:p>1.02</text:p>
          </table:table-cell>
          <table:table-cell office:value-type="float" office:value="245.51">
            <text:p>245.51</text:p>
          </table:table-cell>
          <table:table-cell table:formula="of:=[.F1160]/[.A1160]" office:value-type="float" office:value="1.01107816489581">
            <text:p>1.01</text:p>
          </table:table-cell>
          <table:table-cell office:value-type="float" office:value="262.92">
            <text:p>262.92</text:p>
          </table:table-cell>
          <table:table-cell table:formula="of:=[.H1160]/[.A1160]" office:value-type="float" office:value="1.08277736595009">
            <text:p>1.08</text:p>
          </table:table-cell>
          <table:table-cell office:value-type="float" office:value="245.51">
            <text:p>245.51</text:p>
          </table:table-cell>
          <table:table-cell table:formula="of:=[.J1160]/[.A1160]" office:value-type="float" office:value="1.01107816489581">
            <text:p>1.01</text:p>
          </table:table-cell>
          <table:table-cell table:number-columns-repeated="5"/>
        </table:table-row>
        <table:table-row table:style-name="ro1">
          <table:table-cell office:value-type="float" office:value="243.15">
            <text:p>243.15</text:p>
          </table:table-cell>
          <table:table-cell office:value-type="float" office:value="255.74">
            <text:p>255.74</text:p>
          </table:table-cell>
          <table:table-cell table:formula="of:=[.B1161]/[.A1161]" office:value-type="float" office:value="1.05177873740489">
            <text:p>1.05</text:p>
          </table:table-cell>
          <table:table-cell office:value-type="float" office:value="248.47">
            <text:p>248.47</text:p>
          </table:table-cell>
          <table:table-cell table:formula="of:=[.D1161]/[.A1161]" office:value-type="float" office:value="1.02187949825211">
            <text:p>1.02</text:p>
          </table:table-cell>
          <table:table-cell office:value-type="float" office:value="246.33">
            <text:p>246.33</text:p>
          </table:table-cell>
          <table:table-cell table:formula="of:=[.F1161]/[.A1161]" office:value-type="float" office:value="1.01307834669957">
            <text:p>1.01</text:p>
          </table:table-cell>
          <table:table-cell office:value-type="float" office:value="255.74">
            <text:p>255.74</text:p>
          </table:table-cell>
          <table:table-cell table:formula="of:=[.H1161]/[.A1161]" office:value-type="float" office:value="1.05177873740489">
            <text:p>1.05</text:p>
          </table:table-cell>
          <table:table-cell office:value-type="float" office:value="249.05">
            <text:p>249.05</text:p>
          </table:table-cell>
          <table:table-cell table:formula="of:=[.J1161]/[.A1161]" office:value-type="float" office:value="1.0242648570841">
            <text:p>1.02</text:p>
          </table:table-cell>
          <table:table-cell table:number-columns-repeated="5"/>
        </table:table-row>
        <table:table-row table:style-name="ro1">
          <table:table-cell office:value-type="float" office:value="412.95">
            <text:p>412.95</text:p>
          </table:table-cell>
          <table:table-cell office:value-type="float" office:value="427.84">
            <text:p>427.84</text:p>
          </table:table-cell>
          <table:table-cell table:formula="of:=[.B1162]/[.A1162]" office:value-type="float" office:value="1.03605763409614">
            <text:p>1.04</text:p>
          </table:table-cell>
          <table:table-cell office:value-type="float" office:value="417.74">
            <text:p>417.74</text:p>
          </table:table-cell>
          <table:table-cell table:formula="of:=[.D1162]/[.A1162]" office:value-type="float" office:value="1.01159946724785">
            <text:p>1.01</text:p>
          </table:table-cell>
          <table:table-cell office:value-type="float" office:value="415.98">
            <text:p>415.98</text:p>
          </table:table-cell>
          <table:table-cell table:formula="of:=[.F1162]/[.A1162]" office:value-type="float" office:value="1.00733745005449">
            <text:p>1.01</text:p>
          </table:table-cell>
          <table:table-cell office:value-type="float" office:value="427.84">
            <text:p>427.84</text:p>
          </table:table-cell>
          <table:table-cell table:formula="of:=[.H1162]/[.A1162]" office:value-type="float" office:value="1.03605763409614">
            <text:p>1.04</text:p>
          </table:table-cell>
          <table:table-cell office:value-type="float" office:value="415.39">
            <text:p>415.39</text:p>
          </table:table-cell>
          <table:table-cell table:formula="of:=[.J1162]/[.A1162]" office:value-type="float" office:value="1.00590870565444">
            <text:p>1.01</text:p>
          </table:table-cell>
          <table:table-cell table:number-columns-repeated="5"/>
        </table:table-row>
        <table:table-row table:style-name="ro1">
          <table:table-cell office:value-type="float" office:value="363.65">
            <text:p>363.65</text:p>
          </table:table-cell>
          <table:table-cell office:value-type="float" office:value="368.92">
            <text:p>368.92</text:p>
          </table:table-cell>
          <table:table-cell table:formula="of:=[.B1163]/[.A1163]" office:value-type="float" office:value="1.01449195655163">
            <text:p>1.01</text:p>
          </table:table-cell>
          <table:table-cell office:value-type="float" office:value="368.09">
            <text:p>368.09</text:p>
          </table:table-cell>
          <table:table-cell table:formula="of:=[.D1163]/[.A1163]" office:value-type="float" office:value="1.01220954214217">
            <text:p>1.01</text:p>
          </table:table-cell>
          <table:table-cell office:value-type="float" office:value="364.58">
            <text:p>364.58</text:p>
          </table:table-cell>
          <table:table-cell table:formula="of:=[.F1163]/[.A1163]" office:value-type="float" office:value="1.00255740409735">
            <text:p>1</text:p>
          </table:table-cell>
          <table:table-cell office:value-type="float" office:value="366.92">
            <text:p>366.92</text:p>
          </table:table-cell>
          <table:table-cell table:formula="of:=[.H1163]/[.A1163]" office:value-type="float" office:value="1.0089921627939">
            <text:p>1.01</text:p>
          </table:table-cell>
          <table:table-cell office:value-type="float" office:value="364.58">
            <text:p>364.58</text:p>
          </table:table-cell>
          <table:table-cell table:formula="of:=[.J1163]/[.A1163]" office:value-type="float" office:value="1.00255740409735">
            <text:p>1</text:p>
          </table:table-cell>
          <table:table-cell table:number-columns-repeated="5"/>
        </table:table-row>
        <table:table-row table:style-name="ro1">
          <table:table-cell office:value-type="float" office:value="502.9">
            <text:p>502.9</text:p>
          </table:table-cell>
          <table:table-cell office:value-type="float" office:value="515.69">
            <text:p>515.69</text:p>
          </table:table-cell>
          <table:table-cell table:formula="of:=[.B1164]/[.A1164]" office:value-type="float" office:value="1.02543249154902">
            <text:p>1.03</text:p>
          </table:table-cell>
          <table:table-cell office:value-type="float" office:value="505.35">
            <text:p>505.35</text:p>
          </table:table-cell>
          <table:table-cell table:formula="of:=[.D1164]/[.A1164]" office:value-type="float" office:value="1.00487174388546">
            <text:p>1</text:p>
          </table:table-cell>
          <table:table-cell office:value-type="float" office:value="507.69">
            <text:p>507.69</text:p>
          </table:table-cell>
          <table:table-cell table:formula="of:=[.F1164]/[.A1164]" office:value-type="float" office:value="1.00952475641281">
            <text:p>1.01</text:p>
          </table:table-cell>
          <table:table-cell office:value-type="float" office:value="511.1">
            <text:p>511.1</text:p>
          </table:table-cell>
          <table:table-cell table:formula="of:=[.H1164]/[.A1164]" office:value-type="float" office:value="1.01630542851462">
            <text:p>1.02</text:p>
          </table:table-cell>
          <table:table-cell office:value-type="float" office:value="505.35">
            <text:p>505.35</text:p>
          </table:table-cell>
          <table:table-cell table:formula="of:=[.J1164]/[.A1164]" office:value-type="float" office:value="1.00487174388546">
            <text:p>1</text:p>
          </table:table-cell>
          <table:table-cell table:number-columns-repeated="5"/>
        </table:table-row>
        <table:table-row table:style-name="ro1">
          <table:table-cell office:value-type="float" office:value="363.45">
            <text:p>363.45</text:p>
          </table:table-cell>
          <table:table-cell office:value-type="float" office:value="378.58">
            <text:p>378.58</text:p>
          </table:table-cell>
          <table:table-cell table:formula="of:=[.B1165]/[.A1165]" office:value-type="float" office:value="1.04162883477782">
            <text:p>1.04</text:p>
          </table:table-cell>
          <table:table-cell office:value-type="float" office:value="370.24">
            <text:p>370.24</text:p>
          </table:table-cell>
          <table:table-cell table:formula="of:=[.D1165]/[.A1165]" office:value-type="float" office:value="1.01868207456321">
            <text:p>1.02</text:p>
          </table:table-cell>
          <table:table-cell office:value-type="float" office:value="368.48">
            <text:p>368.48</text:p>
          </table:table-cell>
          <table:table-cell table:formula="of:=[.F1165]/[.A1165]" office:value-type="float" office:value="1.01383959279131">
            <text:p>1.01</text:p>
          </table:table-cell>
          <table:table-cell office:value-type="float" office:value="378.58">
            <text:p>378.58</text:p>
          </table:table-cell>
          <table:table-cell table:formula="of:=[.H1165]/[.A1165]" office:value-type="float" office:value="1.04162883477782">
            <text:p>1.04</text:p>
          </table:table-cell>
          <table:table-cell office:value-type="float" office:value="373.89">
            <text:p>373.89</text:p>
          </table:table-cell>
          <table:table-cell table:formula="of:=[.J1165]/[.A1165]" office:value-type="float" office:value="1.02872472141973">
            <text:p>1.03</text:p>
          </table:table-cell>
          <table:table-cell table:number-columns-repeated="5"/>
        </table:table-row>
        <table:table-row table:style-name="ro1">
          <table:table-cell office:value-type="float" office:value="404.53">
            <text:p>404.53</text:p>
          </table:table-cell>
          <table:table-cell office:value-type="float" office:value="419.91">
            <text:p>419.91</text:p>
          </table:table-cell>
          <table:table-cell table:formula="of:=[.B1166]/[.A1166]" office:value-type="float" office:value="1.03801942995575">
            <text:p>1.04</text:p>
          </table:table-cell>
          <table:table-cell office:value-type="float" office:value="409.32">
            <text:p>409.32</text:p>
          </table:table-cell>
          <table:table-cell table:formula="of:=[.D1166]/[.A1166]" office:value-type="float" office:value="1.01184090178726">
            <text:p>1.01</text:p>
          </table:table-cell>
          <table:table-cell office:value-type="float" office:value="407.56">
            <text:p>407.56</text:p>
          </table:table-cell>
          <table:table-cell table:formula="of:=[.F1166]/[.A1166]" office:value-type="float" office:value="1.00749017378192">
            <text:p>1.01</text:p>
          </table:table-cell>
          <table:table-cell office:value-type="float" office:value="415.66">
            <text:p>415.66</text:p>
          </table:table-cell>
          <table:table-cell table:formula="of:=[.H1166]/[.A1166]" office:value-type="float" office:value="1.02751341062468">
            <text:p>1.03</text:p>
          </table:table-cell>
          <table:table-cell office:value-type="float" office:value="404.63">
            <text:p>404.63</text:p>
          </table:table-cell>
          <table:table-cell table:formula="of:=[.J1166]/[.A1166]" office:value-type="float" office:value="1.00024720045485">
            <text:p>1</text:p>
          </table:table-cell>
          <table:table-cell table:number-columns-repeated="5"/>
        </table:table-row>
        <table:table-row table:style-name="ro1">
          <table:table-cell office:value-type="float" office:value="363.36">
            <text:p>363.36</text:p>
          </table:table-cell>
          <table:table-cell office:value-type="float" office:value="411.22">
            <text:p>411.22</text:p>
          </table:table-cell>
          <table:table-cell table:formula="of:=[.B1167]/[.A1167]" office:value-type="float" office:value="1.13171510347864">
            <text:p>1.13</text:p>
          </table:table-cell>
          <table:table-cell office:value-type="float" office:value="399.46">
            <text:p>399.46</text:p>
          </table:table-cell>
          <table:table-cell table:formula="of:=[.D1167]/[.A1167]" office:value-type="float" office:value="1.09935050638485">
            <text:p>1.1</text:p>
          </table:table-cell>
          <table:table-cell office:value-type="float" office:value="369.12">
            <text:p>369.12</text:p>
          </table:table-cell>
          <table:table-cell table:formula="of:=[.F1167]/[.A1167]" office:value-type="float" office:value="1.01585204755614">
            <text:p>1.02</text:p>
          </table:table-cell>
          <table:table-cell office:value-type="float" office:value="411.22">
            <text:p>411.22</text:p>
          </table:table-cell>
          <table:table-cell table:formula="of:=[.H1167]/[.A1167]" office:value-type="float" office:value="1.13171510347864">
            <text:p>1.13</text:p>
          </table:table-cell>
          <table:table-cell office:value-type="float" office:value="394.78">
            <text:p>394.78</text:p>
          </table:table-cell>
          <table:table-cell table:formula="of:=[.J1167]/[.A1167]" office:value-type="float" office:value="1.08647071774549">
            <text:p>1.09</text:p>
          </table:table-cell>
          <table:table-cell table:number-columns-repeated="5"/>
        </table:table-row>
        <table:table-row table:style-name="ro1">
          <table:table-cell office:value-type="float" office:value="429.5">
            <text:p>429.5</text:p>
          </table:table-cell>
          <table:table-cell office:value-type="float" office:value="446.53">
            <text:p>446.53</text:p>
          </table:table-cell>
          <table:table-cell table:formula="of:=[.B1168]/[.A1168]" office:value-type="float" office:value="1.03965075669383">
            <text:p>1.04</text:p>
          </table:table-cell>
          <table:table-cell office:value-type="float" office:value="429.84">
            <text:p>429.84</text:p>
          </table:table-cell>
          <table:table-cell table:formula="of:=[.D1168]/[.A1168]" office:value-type="float" office:value="1.00079161816065">
            <text:p>1</text:p>
          </table:table-cell>
          <table:table-cell office:value-type="float" office:value="429.84">
            <text:p>429.84</text:p>
          </table:table-cell>
          <table:table-cell table:formula="of:=[.F1168]/[.A1168]" office:value-type="float" office:value="1.00079161816065">
            <text:p>1</text:p>
          </table:table-cell>
          <table:table-cell office:value-type="float" office:value="431.84">
            <text:p>431.84</text:p>
          </table:table-cell>
          <table:table-cell table:formula="of:=[.H1168]/[.A1168]" office:value-type="float" office:value="1.00544819557625">
            <text:p>1.01</text:p>
          </table:table-cell>
          <table:table-cell office:value-type="float" office:value="429.84">
            <text:p>429.84</text:p>
          </table:table-cell>
          <table:table-cell table:formula="of:=[.J1168]/[.A1168]" office:value-type="float" office:value="1.00079161816065">
            <text:p>1</text:p>
          </table:table-cell>
          <table:table-cell table:number-columns-repeated="5"/>
        </table:table-row>
        <table:table-row table:style-name="ro1">
          <table:table-cell office:value-type="float" office:value="191.12">
            <text:p>191.12</text:p>
          </table:table-cell>
          <table:table-cell office:value-type="float" office:value="199.57">
            <text:p>199.57</text:p>
          </table:table-cell>
          <table:table-cell table:formula="of:=[.B1169]/[.A1169]" office:value-type="float" office:value="1.04421305985768">
            <text:p>1.04</text:p>
          </table:table-cell>
          <table:table-cell office:value-type="float" office:value="192.64">
            <text:p>192.64</text:p>
          </table:table-cell>
          <table:table-cell table:formula="of:=[.D1169]/[.A1169]" office:value-type="float" office:value="1.00795311845961">
            <text:p>1.01</text:p>
          </table:table-cell>
          <table:table-cell office:value-type="float" office:value="192.64">
            <text:p>192.64</text:p>
          </table:table-cell>
          <table:table-cell table:formula="of:=[.F1169]/[.A1169]" office:value-type="float" office:value="1.00795311845961">
            <text:p>1.01</text:p>
          </table:table-cell>
          <table:table-cell office:value-type="float" office:value="199.57">
            <text:p>199.57</text:p>
          </table:table-cell>
          <table:table-cell table:formula="of:=[.H1169]/[.A1169]" office:value-type="float" office:value="1.04421305985768">
            <text:p>1.04</text:p>
          </table:table-cell>
          <table:table-cell office:value-type="float" office:value="192.05">
            <text:p>192.05</text:p>
          </table:table-cell>
          <table:table-cell table:formula="of:=[.J1169]/[.A1169]" office:value-type="float" office:value="1.00486605274173">
            <text:p>1</text:p>
          </table:table-cell>
          <table:table-cell table:number-columns-repeated="5"/>
        </table:table-row>
        <table:table-row table:style-name="ro1">
          <table:table-cell office:value-type="float" office:value="190.63">
            <text:p>190.63</text:p>
          </table:table-cell>
          <table:table-cell office:value-type="float" office:value="199.81">
            <text:p>199.81</text:p>
          </table:table-cell>
          <table:table-cell table:formula="of:=[.B1170]/[.A1170]" office:value-type="float" office:value="1.048156113938">
            <text:p>1.05</text:p>
          </table:table-cell>
          <table:table-cell office:value-type="float" office:value="192.98">
            <text:p>192.98</text:p>
          </table:table-cell>
          <table:table-cell table:formula="of:=[.D1170]/[.A1170]" office:value-type="float" office:value="1.012327545507">
            <text:p>1.01</text:p>
          </table:table-cell>
          <table:table-cell office:value-type="float" office:value="192.98">
            <text:p>192.98</text:p>
          </table:table-cell>
          <table:table-cell table:formula="of:=[.F1170]/[.A1170]" office:value-type="float" office:value="1.012327545507">
            <text:p>1.01</text:p>
          </table:table-cell>
          <table:table-cell office:value-type="float" office:value="199.81">
            <text:p>199.81</text:p>
          </table:table-cell>
          <table:table-cell table:formula="of:=[.H1170]/[.A1170]" office:value-type="float" office:value="1.048156113938">
            <text:p>1.05</text:p>
          </table:table-cell>
          <table:table-cell office:value-type="float" office:value="192.98">
            <text:p>192.98</text:p>
          </table:table-cell>
          <table:table-cell table:formula="of:=[.J1170]/[.A1170]" office:value-type="float" office:value="1.012327545507">
            <text:p>1.01</text:p>
          </table:table-cell>
          <table:table-cell table:number-columns-repeated="5"/>
        </table:table-row>
        <table:table-row table:style-name="ro1">
          <table:table-cell office:value-type="float" office:value="362.95">
            <text:p>362.95</text:p>
          </table:table-cell>
          <table:table-cell office:value-type="float" office:value="390.46">
            <text:p>390.46</text:p>
          </table:table-cell>
          <table:table-cell table:formula="of:=[.B1171]/[.A1171]" office:value-type="float" office:value="1.07579556412729">
            <text:p>1.08</text:p>
          </table:table-cell>
          <table:table-cell office:value-type="float" office:value="381.53">
            <text:p>381.53</text:p>
          </table:table-cell>
          <table:table-cell table:formula="of:=[.D1171]/[.A1171]" office:value-type="float" office:value="1.05119162419066">
            <text:p>1.05</text:p>
          </table:table-cell>
          <table:table-cell office:value-type="float" office:value="370.61">
            <text:p>370.61</text:p>
          </table:table-cell>
          <table:table-cell table:formula="of:=[.F1171]/[.A1171]" office:value-type="float" office:value="1.02110483537677">
            <text:p>1.02</text:p>
          </table:table-cell>
          <table:table-cell office:value-type="float" office:value="371.43">
            <text:p>371.43</text:p>
          </table:table-cell>
          <table:table-cell table:formula="of:=[.H1171]/[.A1171]" office:value-type="float" office:value="1.02336409973826">
            <text:p>1.02</text:p>
          </table:table-cell>
          <table:table-cell office:value-type="float" office:value="373.74">
            <text:p>373.74</text:p>
          </table:table-cell>
          <table:table-cell table:formula="of:=[.J1171]/[.A1171]" office:value-type="float" office:value="1.02972861275658">
            <text:p>1.03</text:p>
          </table:table-cell>
          <table:table-cell table:number-columns-repeated="5"/>
        </table:table-row>
        <table:table-row table:style-name="ro1">
          <table:table-cell office:value-type="float" office:value="423.76">
            <text:p>423.76</text:p>
          </table:table-cell>
          <table:table-cell office:value-type="float" office:value="439.07">
            <text:p>439.07</text:p>
          </table:table-cell>
          <table:table-cell table:formula="of:=[.B1172]/[.A1172]" office:value-type="float" office:value="1.03612894090995">
            <text:p>1.04</text:p>
          </table:table-cell>
          <table:table-cell office:value-type="float" office:value="433.17">
            <text:p>433.17</text:p>
          </table:table-cell>
          <table:table-cell table:formula="of:=[.D1172]/[.A1172]" office:value-type="float" office:value="1.02220596564093">
            <text:p>1.02</text:p>
          </table:table-cell>
          <table:table-cell office:value-type="float" office:value="432">
            <text:p>432</text:p>
          </table:table-cell>
          <table:table-cell table:formula="of:=[.F1172]/[.A1172]" office:value-type="float" office:value="1.01944496885029">
            <text:p>1.02</text:p>
          </table:table-cell>
          <table:table-cell office:value-type="float" office:value="439.07">
            <text:p>439.07</text:p>
          </table:table-cell>
          <table:table-cell table:formula="of:=[.H1172]/[.A1172]" office:value-type="float" office:value="1.03612894090995">
            <text:p>1.04</text:p>
          </table:table-cell>
          <table:table-cell office:value-type="float" office:value="430.83">
            <text:p>430.83</text:p>
          </table:table-cell>
          <table:table-cell table:formula="of:=[.J1172]/[.A1172]" office:value-type="float" office:value="1.01668397205966">
            <text:p>1.02</text:p>
          </table:table-cell>
          <table:table-cell table:number-columns-repeated="5"/>
        </table:table-row>
        <table:table-row table:style-name="ro1">
          <table:table-cell office:value-type="float" office:value="150.71">
            <text:p>150.71</text:p>
          </table:table-cell>
          <table:table-cell office:value-type="float" office:value="166.57">
            <text:p>166.57</text:p>
          </table:table-cell>
          <table:table-cell table:formula="of:=[.B1173]/[.A1173]" office:value-type="float" office:value="1.10523521995886">
            <text:p>1.11</text:p>
          </table:table-cell>
          <table:table-cell office:value-type="float" office:value="165.15">
            <text:p>165.15</text:p>
          </table:table-cell>
          <table:table-cell table:formula="of:=[.D1173]/[.A1173]" office:value-type="float" office:value="1.09581315108487">
            <text:p>1.1</text:p>
          </table:table-cell>
          <table:table-cell office:value-type="float" office:value="162.81">
            <text:p>162.81</text:p>
          </table:table-cell>
          <table:table-cell table:formula="of:=[.F1173]/[.A1173]" office:value-type="float" office:value="1.08028664322208">
            <text:p>1.08</text:p>
          </table:table-cell>
          <table:table-cell office:value-type="float" office:value="166.57">
            <text:p>166.57</text:p>
          </table:table-cell>
          <table:table-cell table:formula="of:=[.H1173]/[.A1173]" office:value-type="float" office:value="1.10523521995886">
            <text:p>1.11</text:p>
          </table:table-cell>
          <table:table-cell office:value-type="float" office:value="162.81">
            <text:p>162.81</text:p>
          </table:table-cell>
          <table:table-cell table:formula="of:=[.J1173]/[.A1173]" office:value-type="float" office:value="1.08028664322208">
            <text:p>1.08</text:p>
          </table:table-cell>
          <table:table-cell table:number-columns-repeated="5"/>
        </table:table-row>
        <table:table-row table:style-name="ro1">
          <table:table-cell office:value-type="float" office:value="151.68">
            <text:p>151.68</text:p>
          </table:table-cell>
          <table:table-cell office:value-type="float" office:value="162.85">
            <text:p>162.85</text:p>
          </table:table-cell>
          <table:table-cell table:formula="of:=[.B1174]/[.A1174]" office:value-type="float" office:value="1.07364187763713">
            <text:p>1.07</text:p>
          </table:table-cell>
          <table:table-cell office:value-type="float" office:value="153.68">
            <text:p>153.68</text:p>
          </table:table-cell>
          <table:table-cell table:formula="of:=[.D1174]/[.A1174]" office:value-type="float" office:value="1.01318565400844">
            <text:p>1.01</text:p>
          </table:table-cell>
          <table:table-cell office:value-type="float" office:value="154.02">
            <text:p>154.02</text:p>
          </table:table-cell>
          <table:table-cell table:formula="of:=[.F1174]/[.A1174]" office:value-type="float" office:value="1.01542721518987">
            <text:p>1.02</text:p>
          </table:table-cell>
          <table:table-cell office:value-type="float" office:value="154.85">
            <text:p>154.85</text:p>
          </table:table-cell>
          <table:table-cell table:formula="of:=[.H1174]/[.A1174]" office:value-type="float" office:value="1.02089926160338">
            <text:p>1.02</text:p>
          </table:table-cell>
          <table:table-cell office:value-type="float" office:value="152.85">
            <text:p>152.85</text:p>
          </table:table-cell>
          <table:table-cell table:formula="of:=[.J1174]/[.A1174]" office:value-type="float" office:value="1.00771360759494">
            <text:p>1.01</text:p>
          </table:table-cell>
          <table:table-cell table:number-columns-repeated="5"/>
        </table:table-row>
        <table:table-row table:style-name="ro1">
          <table:table-cell office:value-type="float" office:value="151.57">
            <text:p>151.57</text:p>
          </table:table-cell>
          <table:table-cell office:value-type="float" office:value="159.43">
            <text:p>159.43</text:p>
          </table:table-cell>
          <table:table-cell table:formula="of:=[.B1175]/[.A1175]" office:value-type="float" office:value="1.05185722768358">
            <text:p>1.05</text:p>
          </table:table-cell>
          <table:table-cell office:value-type="float" office:value="152.5">
            <text:p>152.5</text:p>
          </table:table-cell>
          <table:table-cell table:formula="of:=[.D1175]/[.A1175]" office:value-type="float" office:value="1.00613577884806">
            <text:p>1.01</text:p>
          </table:table-cell>
          <table:table-cell office:value-type="float" office:value="151.91">
            <text:p>151.91</text:p>
          </table:table-cell>
          <table:table-cell table:formula="of:=[.F1175]/[.A1175]" office:value-type="float" office:value="1.00224318796596">
            <text:p>1</text:p>
          </table:table-cell>
          <table:table-cell office:value-type="float" office:value="159.43">
            <text:p>159.43</text:p>
          </table:table-cell>
          <table:table-cell table:formula="of:=[.H1175]/[.A1175]" office:value-type="float" office:value="1.05185722768358">
            <text:p>1.05</text:p>
          </table:table-cell>
          <table:table-cell office:value-type="float" office:value="151.33">
            <text:p>151.33</text:p>
          </table:table-cell>
          <table:table-cell table:formula="of:=[.J1175]/[.A1175]" office:value-type="float" office:value="0.998416573200502">
            <text:p>1</text:p>
          </table:table-cell>
          <table:table-cell table:number-columns-repeated="5"/>
        </table:table-row>
        <table:table-row table:style-name="ro1">
          <table:table-cell office:value-type="float" office:value="449.58">
            <text:p>449.58</text:p>
          </table:table-cell>
          <table:table-cell office:value-type="float" office:value="474.12">
            <text:p>474.12</text:p>
          </table:table-cell>
          <table:table-cell table:formula="of:=[.B1176]/[.A1176]" office:value-type="float" office:value="1.05458427866008">
            <text:p>1.05</text:p>
          </table:table-cell>
          <table:table-cell office:value-type="float" office:value="456.95">
            <text:p>456.95</text:p>
          </table:table-cell>
          <table:table-cell table:formula="of:=[.D1176]/[.A1176]" office:value-type="float" office:value="1.0163930779839">
            <text:p>1.02</text:p>
          </table:table-cell>
          <table:table-cell office:value-type="float" office:value="451.43">
            <text:p>451.43</text:p>
          </table:table-cell>
          <table:table-cell table:formula="of:=[.F1176]/[.A1176]" office:value-type="float" office:value="1.00411495173273">
            <text:p>1</text:p>
          </table:table-cell>
          <table:table-cell office:value-type="float" office:value="458.95">
            <text:p>458.95</text:p>
          </table:table-cell>
          <table:table-cell table:formula="of:=[.H1176]/[.A1176]" office:value-type="float" office:value="1.02084167445171">
            <text:p>1.02</text:p>
          </table:table-cell>
          <table:table-cell office:value-type="float" office:value="452.02">
            <text:p>452.02</text:p>
          </table:table-cell>
          <table:table-cell table:formula="of:=[.J1176]/[.A1176]" office:value-type="float" office:value="1.00542728769073">
            <text:p>1.01</text:p>
          </table:table-cell>
          <table:table-cell table:number-columns-repeated="5"/>
        </table:table-row>
        <table:table-row table:style-name="ro1">
          <table:table-cell office:value-type="float" office:value="503.56">
            <text:p>503.56</text:p>
          </table:table-cell>
          <table:table-cell office:value-type="float" office:value="518.63">
            <text:p>518.63</text:p>
          </table:table-cell>
          <table:table-cell table:formula="of:=[.B1177]/[.A1177]" office:value-type="float" office:value="1.02992692032727">
            <text:p>1.03</text:p>
          </table:table-cell>
          <table:table-cell office:value-type="float" office:value="514.63">
            <text:p>514.63</text:p>
          </table:table-cell>
          <table:table-cell table:formula="of:=[.D1177]/[.A1177]" office:value-type="float" office:value="1.02198347763921">
            <text:p>1.02</text:p>
          </table:table-cell>
          <table:table-cell office:value-type="float" office:value="515.8">
            <text:p>515.8</text:p>
          </table:table-cell>
          <table:table-cell table:formula="of:=[.F1177]/[.A1177]" office:value-type="float" office:value="1.02430693462547">
            <text:p>1.02</text:p>
          </table:table-cell>
          <table:table-cell office:value-type="float" office:value="518.63">
            <text:p>518.63</text:p>
          </table:table-cell>
          <table:table-cell table:formula="of:=[.H1177]/[.A1177]" office:value-type="float" office:value="1.02992692032727">
            <text:p>1.03</text:p>
          </table:table-cell>
          <table:table-cell office:value-type="float" office:value="514.63">
            <text:p>514.63</text:p>
          </table:table-cell>
          <table:table-cell table:formula="of:=[.J1177]/[.A1177]" office:value-type="float" office:value="1.02198347763921">
            <text:p>1.02</text:p>
          </table:table-cell>
          <table:table-cell table:number-columns-repeated="5"/>
        </table:table-row>
        <table:table-row table:style-name="ro1">
          <table:table-cell office:value-type="float" office:value="503.56">
            <text:p>503.56</text:p>
          </table:table-cell>
          <table:table-cell office:value-type="float" office:value="522.83">
            <text:p>522.83</text:p>
          </table:table-cell>
          <table:table-cell table:formula="of:=[.B1178]/[.A1178]" office:value-type="float" office:value="1.03826753514973">
            <text:p>1.04</text:p>
          </table:table-cell>
          <table:table-cell office:value-type="float" office:value="507.17">
            <text:p>507.17</text:p>
          </table:table-cell>
          <table:table-cell table:formula="of:=[.D1178]/[.A1178]" office:value-type="float" office:value="1.00716895702598">
            <text:p>1.01</text:p>
          </table:table-cell>
          <table:table-cell office:value-type="float" office:value="507.17">
            <text:p>507.17</text:p>
          </table:table-cell>
          <table:table-cell table:formula="of:=[.F1178]/[.A1178]" office:value-type="float" office:value="1.00716895702598">
            <text:p>1.01</text:p>
          </table:table-cell>
          <table:table-cell office:value-type="float" office:value="522.83">
            <text:p>522.83</text:p>
          </table:table-cell>
          <table:table-cell table:formula="of:=[.H1178]/[.A1178]" office:value-type="float" office:value="1.03826753514973">
            <text:p>1.04</text:p>
          </table:table-cell>
          <table:table-cell office:value-type="float" office:value="506.59">
            <text:p>506.59</text:p>
          </table:table-cell>
          <table:table-cell table:formula="of:=[.J1178]/[.A1178]" office:value-type="float" office:value="1.00601715783621">
            <text:p>1.01</text:p>
          </table:table-cell>
          <table:table-cell table:number-columns-repeated="5"/>
        </table:table-row>
        <table:table-row table:style-name="ro1">
          <table:table-cell office:value-type="float" office:value="498.89">
            <text:p>498.89</text:p>
          </table:table-cell>
          <table:table-cell office:value-type="float" office:value="512.79">
            <text:p>512.79</text:p>
          </table:table-cell>
          <table:table-cell table:formula="of:=[.B1179]/[.A1179]" office:value-type="float" office:value="1.02786185331436">
            <text:p>1.03</text:p>
          </table:table-cell>
          <table:table-cell office:value-type="float" office:value="504.3">
            <text:p>504.3</text:p>
          </table:table-cell>
          <table:table-cell table:formula="of:=[.D1179]/[.A1179]" office:value-type="float" office:value="1.01084407384393">
            <text:p>1.01</text:p>
          </table:table-cell>
          <table:table-cell office:value-type="float" office:value="507.23">
            <text:p>507.23</text:p>
          </table:table-cell>
          <table:table-cell table:formula="of:=[.F1179]/[.A1179]" office:value-type="float" office:value="1.01671711198861">
            <text:p>1.02</text:p>
          </table:table-cell>
          <table:table-cell office:value-type="float" office:value="506.45">
            <text:p>506.45</text:p>
          </table:table-cell>
          <table:table-cell table:formula="of:=[.H1179]/[.A1179]" office:value-type="float" office:value="1.0151536410832">
            <text:p>1.02</text:p>
          </table:table-cell>
          <table:table-cell office:value-type="float" office:value="508.2">
            <text:p>508.2</text:p>
          </table:table-cell>
          <table:table-cell table:formula="of:=[.J1179]/[.A1179]" office:value-type="float" office:value="1.01866142837098">
            <text:p>1.02</text:p>
          </table:table-cell>
          <table:table-cell table:number-columns-repeated="5"/>
        </table:table-row>
        <table:table-row table:style-name="ro1">
          <table:table-cell office:value-type="float" office:value="501.17">
            <text:p>501.17</text:p>
          </table:table-cell>
          <table:table-cell office:value-type="float" office:value="526.14">
            <text:p>526.14</text:p>
          </table:table-cell>
          <table:table-cell table:formula="of:=[.B1180]/[.A1180]" office:value-type="float" office:value="1.04982341321308">
            <text:p>1.05</text:p>
          </table:table-cell>
          <table:table-cell office:value-type="float" office:value="512">
            <text:p>512</text:p>
          </table:table-cell>
          <table:table-cell table:formula="of:=[.D1180]/[.A1180]" office:value-type="float" office:value="1.02160943392462">
            <text:p>1.02</text:p>
          </table:table-cell>
          <table:table-cell office:value-type="float" office:value="515.52">
            <text:p>515.52</text:p>
          </table:table-cell>
          <table:table-cell table:formula="of:=[.F1180]/[.A1180]" office:value-type="float" office:value="1.02863299878285">
            <text:p>1.03</text:p>
          </table:table-cell>
          <table:table-cell office:value-type="float" office:value="516.97">
            <text:p>516.97</text:p>
          </table:table-cell>
          <table:table-cell table:formula="of:=[.H1180]/[.A1180]" office:value-type="float" office:value="1.03152622862502">
            <text:p>1.03</text:p>
          </table:table-cell>
          <table:table-cell office:value-type="float" office:value="511.66">
            <text:p>511.66</text:p>
          </table:table-cell>
          <table:table-cell table:formula="of:=[.J1180]/[.A1180]" office:value-type="float" office:value="1.0209310214099">
            <text:p>1.02</text:p>
          </table:table-cell>
          <table:table-cell table:number-columns-repeated="5"/>
        </table:table-row>
        <table:table-row table:style-name="ro1">
          <table:table-cell office:value-type="float" office:value="457.45">
            <text:p>457.45</text:p>
          </table:table-cell>
          <table:table-cell office:value-type="float" office:value="468.23">
            <text:p>468.23</text:p>
          </table:table-cell>
          <table:table-cell table:formula="of:=[.B1181]/[.A1181]" office:value-type="float" office:value="1.02356541698546">
            <text:p>1.02</text:p>
          </table:table-cell>
          <table:table-cell office:value-type="float" office:value="459.89">
            <text:p>459.89</text:p>
          </table:table-cell>
          <table:table-cell table:formula="of:=[.D1181]/[.A1181]" office:value-type="float" office:value="1.005333916275">
            <text:p>1.01</text:p>
          </table:table-cell>
          <table:table-cell office:value-type="float" office:value="461.65">
            <text:p>461.65</text:p>
          </table:table-cell>
          <table:table-cell table:formula="of:=[.F1181]/[.A1181]" office:value-type="float" office:value="1.00918133129304">
            <text:p>1.01</text:p>
          </table:table-cell>
          <table:table-cell office:value-type="float" office:value="462.23">
            <text:p>462.23</text:p>
          </table:table-cell>
          <table:table-cell table:formula="of:=[.H1181]/[.A1181]" office:value-type="float" office:value="1.01044922942398">
            <text:p>1.01</text:p>
          </table:table-cell>
          <table:table-cell office:value-type="float" office:value="458.72">
            <text:p>458.72</text:p>
          </table:table-cell>
          <table:table-cell table:formula="of:=[.J1181]/[.A1181]" office:value-type="float" office:value="1.00277625970051">
            <text:p>1</text:p>
          </table:table-cell>
          <table:table-cell table:number-columns-repeated="5"/>
        </table:table-row>
        <table:table-row table:style-name="ro1">
          <table:table-cell office:value-type="float" office:value="403.16">
            <text:p>403.16</text:p>
          </table:table-cell>
          <table:table-cell office:value-type="float" office:value="416.63">
            <text:p>416.63</text:p>
          </table:table-cell>
          <table:table-cell table:formula="of:=[.B1182]/[.A1182]" office:value-type="float" office:value="1.0334110526838">
            <text:p>1.03</text:p>
          </table:table-cell>
          <table:table-cell office:value-type="float" office:value="407.36">
            <text:p>407.36</text:p>
          </table:table-cell>
          <table:table-cell table:formula="of:=[.D1182]/[.A1182]" office:value-type="float" office:value="1.01041770016867">
            <text:p>1.01</text:p>
          </table:table-cell>
          <table:table-cell office:value-type="float" office:value="405.61">
            <text:p>405.61</text:p>
          </table:table-cell>
          <table:table-cell table:formula="of:=[.F1182]/[.A1182]" office:value-type="float" office:value="1.00607699176506">
            <text:p>1.01</text:p>
          </table:table-cell>
          <table:table-cell office:value-type="float" office:value="415.22">
            <text:p>415.22</text:p>
          </table:table-cell>
          <table:table-cell table:formula="of:=[.H1182]/[.A1182]" office:value-type="float" office:value="1.02991368191289">
            <text:p>1.03</text:p>
          </table:table-cell>
          <table:table-cell office:value-type="float" office:value="402.68">
            <text:p>402.68</text:p>
          </table:table-cell>
          <table:table-cell table:formula="of:=[.J1182]/[.A1182]" office:value-type="float" office:value="0.998809405695009">
            <text:p>1</text:p>
          </table:table-cell>
          <table:table-cell table:number-columns-repeated="5"/>
        </table:table-row>
        <table:table-row table:style-name="ro1">
          <table:table-cell office:value-type="float" office:value="434.22">
            <text:p>434.22</text:p>
          </table:table-cell>
          <table:table-cell office:value-type="float" office:value="445.25">
            <text:p>445.25</text:p>
          </table:table-cell>
          <table:table-cell table:formula="of:=[.B1183]/[.A1183]" office:value-type="float" office:value="1.02540187001981">
            <text:p>1.03</text:p>
          </table:table-cell>
          <table:table-cell office:value-type="float" office:value="438.42">
            <text:p>438.42</text:p>
          </table:table-cell>
          <table:table-cell table:formula="of:=[.D1183]/[.A1183]" office:value-type="float" office:value="1.00967251623601">
            <text:p>1.01</text:p>
          </table:table-cell>
          <table:table-cell office:value-type="float" office:value="436.66">
            <text:p>436.66</text:p>
          </table:table-cell>
          <table:table-cell table:formula="of:=[.F1183]/[.A1183]" office:value-type="float" office:value="1.00561927133711">
            <text:p>1.01</text:p>
          </table:table-cell>
          <table:table-cell office:value-type="float" office:value="445.25">
            <text:p>445.25</text:p>
          </table:table-cell>
          <table:table-cell table:formula="of:=[.H1183]/[.A1183]" office:value-type="float" office:value="1.02540187001981">
            <text:p>1.03</text:p>
          </table:table-cell>
          <table:table-cell office:value-type="float" office:value="433.74">
            <text:p>433.74</text:p>
          </table:table-cell>
          <table:table-cell table:formula="of:=[.J1183]/[.A1183]" office:value-type="float" office:value="0.998894569573027">
            <text:p>1</text:p>
          </table:table-cell>
          <table:table-cell table:number-columns-repeated="5"/>
        </table:table-row>
        <table:table-row table:style-name="ro1">
          <table:table-cell office:value-type="float" office:value="452.07">
            <text:p>452.07</text:p>
          </table:table-cell>
          <table:table-cell office:value-type="float" office:value="465.35">
            <text:p>465.35</text:p>
          </table:table-cell>
          <table:table-cell table:formula="of:=[.B1184]/[.A1184]" office:value-type="float" office:value="1.02937598159577">
            <text:p>1.03</text:p>
          </table:table-cell>
          <table:table-cell office:value-type="float" office:value="458.86">
            <text:p>458.86</text:p>
          </table:table-cell>
          <table:table-cell table:formula="of:=[.D1184]/[.A1184]" office:value-type="float" office:value="1.01501979781892">
            <text:p>1.02</text:p>
          </table:table-cell>
          <table:table-cell office:value-type="float" office:value="455.35">
            <text:p>455.35</text:p>
          </table:table-cell>
          <table:table-cell table:formula="of:=[.F1184]/[.A1184]" office:value-type="float" office:value="1.00725551352667">
            <text:p>1.01</text:p>
          </table:table-cell>
          <table:table-cell office:value-type="float" office:value="459.69">
            <text:p>459.69</text:p>
          </table:table-cell>
          <table:table-cell table:formula="of:=[.H1184]/[.A1184]" office:value-type="float" office:value="1.01685579666866">
            <text:p>1.02</text:p>
          </table:table-cell>
          <table:table-cell office:value-type="float" office:value="454.76">
            <text:p>454.76</text:p>
          </table:table-cell>
          <table:table-cell table:formula="of:=[.J1184]/[.A1184]" office:value-type="float" office:value="1.00595040591059">
            <text:p>1.01</text:p>
          </table:table-cell>
          <table:table-cell table:number-columns-repeated="5"/>
        </table:table-row>
        <table:table-row table:style-name="ro1">
          <table:table-cell office:value-type="float" office:value="451.48">
            <text:p>451.48</text:p>
          </table:table-cell>
          <table:table-cell office:value-type="float" office:value="462.02">
            <text:p>462.02</text:p>
          </table:table-cell>
          <table:table-cell table:formula="of:=[.B1185]/[.A1185]" office:value-type="float" office:value="1.02334544165855">
            <text:p>1.02</text:p>
          </table:table-cell>
          <table:table-cell office:value-type="float" office:value="458.02">
            <text:p>458.02</text:p>
          </table:table-cell>
          <table:table-cell table:formula="of:=[.D1185]/[.A1185]" office:value-type="float" office:value="1.0144856915035">
            <text:p>1.01</text:p>
          </table:table-cell>
          <table:table-cell office:value-type="float" office:value="455.68">
            <text:p>455.68</text:p>
          </table:table-cell>
          <table:table-cell table:formula="of:=[.F1185]/[.A1185]" office:value-type="float" office:value="1.0093027376628">
            <text:p>1.01</text:p>
          </table:table-cell>
          <table:table-cell office:value-type="float" office:value="459.19">
            <text:p>459.19</text:p>
          </table:table-cell>
          <table:table-cell table:formula="of:=[.H1185]/[.A1185]" office:value-type="float" office:value="1.01707716842385">
            <text:p>1.02</text:p>
          </table:table-cell>
          <table:table-cell office:value-type="float" office:value="452.75">
            <text:p>452.75</text:p>
          </table:table-cell>
          <table:table-cell table:formula="of:=[.J1185]/[.A1185]" office:value-type="float" office:value="1.00281297067423">
            <text:p>1</text:p>
          </table:table-cell>
          <table:table-cell table:number-columns-repeated="5"/>
        </table:table-row>
        <table:table-row table:style-name="ro1">
          <table:table-cell office:value-type="float" office:value="494.65">
            <text:p>494.65</text:p>
          </table:table-cell>
          <table:table-cell office:value-type="float" office:value="509.48">
            <text:p>509.48</text:p>
          </table:table-cell>
          <table:table-cell table:formula="of:=[.B1186]/[.A1186]" office:value-type="float" office:value="1.02998079450116">
            <text:p>1.03</text:p>
          </table:table-cell>
          <table:table-cell office:value-type="float" office:value="498.89">
            <text:p>498.89</text:p>
          </table:table-cell>
          <table:table-cell table:formula="of:=[.D1186]/[.A1186]" office:value-type="float" office:value="1.00857171737592">
            <text:p>1.01</text:p>
          </table:table-cell>
          <table:table-cell office:value-type="float" office:value="501.82">
            <text:p>501.82</text:p>
          </table:table-cell>
          <table:table-cell table:formula="of:=[.F1186]/[.A1186]" office:value-type="float" office:value="1.01449509754372">
            <text:p>1.01</text:p>
          </table:table-cell>
          <table:table-cell office:value-type="float" office:value="505.96">
            <text:p>505.96</text:p>
          </table:table-cell>
          <table:table-cell table:formula="of:=[.H1186]/[.A1186]" office:value-type="float" office:value="1.02286465177398">
            <text:p>1.02</text:p>
          </table:table-cell>
          <table:table-cell office:value-type="float" office:value="510.06">
            <text:p>510.06</text:p>
          </table:table-cell>
          <table:table-cell table:formula="of:=[.J1186]/[.A1186]" office:value-type="float" office:value="1.03115334074598">
            <text:p>1.03</text:p>
          </table:table-cell>
          <table:table-cell table:number-columns-repeated="5"/>
        </table:table-row>
        <table:table-row table:style-name="ro1">
          <table:table-cell office:value-type="float" office:value="503.37">
            <text:p>503.37</text:p>
          </table:table-cell>
          <table:table-cell office:value-type="float" office:value="523.13">
            <text:p>523.13</text:p>
          </table:table-cell>
          <table:table-cell table:formula="of:=[.B1187]/[.A1187]" office:value-type="float" office:value="1.03925541847945">
            <text:p>1.04</text:p>
          </table:table-cell>
          <table:table-cell office:value-type="float" office:value="509.96">
            <text:p>509.96</text:p>
          </table:table-cell>
          <table:table-cell table:formula="of:=[.D1187]/[.A1187]" office:value-type="float" office:value="1.01309176152731">
            <text:p>1.01</text:p>
          </table:table-cell>
          <table:table-cell office:value-type="float" office:value="510.55">
            <text:p>510.55</text:p>
          </table:table-cell>
          <table:table-cell table:formula="of:=[.F1187]/[.A1187]" office:value-type="float" office:value="1.014263861573">
            <text:p>1.01</text:p>
          </table:table-cell>
          <table:table-cell office:value-type="float" office:value="513.17">
            <text:p>513.17</text:p>
          </table:table-cell>
          <table:table-cell table:formula="of:=[.H1187]/[.A1187]" office:value-type="float" office:value="1.01946878041997">
            <text:p>1.02</text:p>
          </table:table-cell>
          <table:table-cell office:value-type="float" office:value="513.27">
            <text:p>513.27</text:p>
          </table:table-cell>
          <table:table-cell table:formula="of:=[.J1187]/[.A1187]" office:value-type="float" office:value="1.01966744144466">
            <text:p>1.02</text:p>
          </table:table-cell>
          <table:table-cell table:number-columns-repeated="5"/>
        </table:table-row>
        <table:table-row table:style-name="ro1">
          <table:table-cell office:value-type="float" office:value="461.79">
            <text:p>461.79</text:p>
          </table:table-cell>
          <table:table-cell office:value-type="float" office:value="470.33">
            <text:p>470.33</text:p>
          </table:table-cell>
          <table:table-cell table:formula="of:=[.B1188]/[.A1188]" office:value-type="float" office:value="1.01849325450963">
            <text:p>1.02</text:p>
          </table:table-cell>
          <table:table-cell office:value-type="float" office:value="466.58">
            <text:p>466.58</text:p>
          </table:table-cell>
          <table:table-cell table:formula="of:=[.D1188]/[.A1188]" office:value-type="float" office:value="1.01037268022261">
            <text:p>1.01</text:p>
          </table:table-cell>
          <table:table-cell office:value-type="float" office:value="464.82">
            <text:p>464.82</text:p>
          </table:table-cell>
          <table:table-cell table:formula="of:=[.F1188]/[.A1188]" office:value-type="float" office:value="1.00656142402391">
            <text:p>1.01</text:p>
          </table:table-cell>
          <table:table-cell office:value-type="float" office:value="470.33">
            <text:p>470.33</text:p>
          </table:table-cell>
          <table:table-cell table:formula="of:=[.H1188]/[.A1188]" office:value-type="float" office:value="1.01849325450963">
            <text:p>1.02</text:p>
          </table:table-cell>
          <table:table-cell office:value-type="float" office:value="462.48">
            <text:p>462.48</text:p>
          </table:table-cell>
          <table:table-cell table:formula="of:=[.J1188]/[.A1188]" office:value-type="float" office:value="1.00149418566881">
            <text:p>1</text:p>
          </table:table-cell>
          <table:table-cell table:number-columns-repeated="5"/>
        </table:table-row>
        <table:table-row table:style-name="ro1">
          <table:table-cell office:value-type="float" office:value="422.53">
            <text:p>422.53</text:p>
          </table:table-cell>
          <table:table-cell office:value-type="float" office:value="440.94">
            <text:p>440.94</text:p>
          </table:table-cell>
          <table:table-cell table:formula="of:=[.B1189]/[.A1189]" office:value-type="float" office:value="1.04357087070741">
            <text:p>1.04</text:p>
          </table:table-cell>
          <table:table-cell office:value-type="float" office:value="428.49">
            <text:p>428.49</text:p>
          </table:table-cell>
          <table:table-cell table:formula="of:=[.D1189]/[.A1189]" office:value-type="float" office:value="1.01410550730126">
            <text:p>1.01</text:p>
          </table:table-cell>
          <table:table-cell office:value-type="float" office:value="426.74">
            <text:p>426.74</text:p>
          </table:table-cell>
          <table:table-cell table:formula="of:=[.F1189]/[.A1189]" office:value-type="float" office:value="1.0099637895534">
            <text:p>1.01</text:p>
          </table:table-cell>
          <table:table-cell office:value-type="float" office:value="434.84">
            <text:p>434.84</text:p>
          </table:table-cell>
          <table:table-cell table:formula="of:=[.H1189]/[.A1189]" office:value-type="float" office:value="1.02913402598632">
            <text:p>1.03</text:p>
          </table:table-cell>
          <table:table-cell office:value-type="float" office:value="423.81">
            <text:p>423.81</text:p>
          </table:table-cell>
          <table:table-cell table:formula="of:=[.J1189]/[.A1189]" office:value-type="float" office:value="1.00302937069557">
            <text:p>1</text:p>
          </table:table-cell>
          <table:table-cell table:number-columns-repeated="5"/>
        </table:table-row>
        <table:table-row table:style-name="ro1">
          <table:table-cell office:value-type="float" office:value="442.46">
            <text:p>442.46</text:p>
          </table:table-cell>
          <table:table-cell office:value-type="float" office:value="455.01">
            <text:p>455.01</text:p>
          </table:table-cell>
          <table:table-cell table:formula="of:=[.B1190]/[.A1190]" office:value-type="float" office:value="1.0283641459115">
            <text:p>1.03</text:p>
          </table:table-cell>
          <table:table-cell office:value-type="float" office:value="445.49">
            <text:p>445.49</text:p>
          </table:table-cell>
          <table:table-cell table:formula="of:=[.D1190]/[.A1190]" office:value-type="float" office:value="1.0068480766623">
            <text:p>1.01</text:p>
          </table:table-cell>
          <table:table-cell office:value-type="float" office:value="444.91">
            <text:p>444.91</text:p>
          </table:table-cell>
          <table:table-cell table:formula="of:=[.F1190]/[.A1190]" office:value-type="float" office:value="1.00553722370384">
            <text:p>1.01</text:p>
          </table:table-cell>
          <table:table-cell office:value-type="float" office:value="447.25">
            <text:p>447.25</text:p>
          </table:table-cell>
          <table:table-cell table:formula="of:=[.H1190]/[.A1190]" office:value-type="float" office:value="1.01082583736383">
            <text:p>1.01</text:p>
          </table:table-cell>
          <table:table-cell office:value-type="float" office:value="444.91">
            <text:p>444.91</text:p>
          </table:table-cell>
          <table:table-cell table:formula="of:=[.J1190]/[.A1190]" office:value-type="float" office:value="1.00553722370384">
            <text:p>1.01</text:p>
          </table:table-cell>
          <table:table-cell table:number-columns-repeated="5"/>
        </table:table-row>
        <table:table-row table:style-name="ro1">
          <table:table-cell office:value-type="float" office:value="411.43">
            <text:p>411.43</text:p>
          </table:table-cell>
          <table:table-cell office:value-type="float" office:value="421.58">
            <text:p>421.58</text:p>
          </table:table-cell>
          <table:table-cell table:formula="of:=[.B1191]/[.A1191]" office:value-type="float" office:value="1.02467005322898">
            <text:p>1.02</text:p>
          </table:table-cell>
          <table:table-cell office:value-type="float" office:value="420.75">
            <text:p>420.75</text:p>
          </table:table-cell>
          <table:table-cell table:formula="of:=[.D1191]/[.A1191]" office:value-type="float" office:value="1.02265269912257">
            <text:p>1.02</text:p>
          </table:table-cell>
          <table:table-cell office:value-type="float" office:value="420.75">
            <text:p>420.75</text:p>
          </table:table-cell>
          <table:table-cell table:formula="of:=[.F1191]/[.A1191]" office:value-type="float" office:value="1.02265269912257">
            <text:p>1.02</text:p>
          </table:table-cell>
          <table:table-cell office:value-type="float" office:value="419.58">
            <text:p>419.58</text:p>
          </table:table-cell>
          <table:table-cell table:formula="of:=[.H1191]/[.A1191]" office:value-type="float" office:value="1.01980895899667">
            <text:p>1.02</text:p>
          </table:table-cell>
          <table:table-cell office:value-type="float" office:value="418.99">
            <text:p>418.99</text:p>
          </table:table-cell>
          <table:table-cell table:formula="of:=[.J1191]/[.A1191]" office:value-type="float" office:value="1.01837493619814">
            <text:p>1.02</text:p>
          </table:table-cell>
          <table:table-cell table:number-columns-repeated="5"/>
        </table:table-row>
        <table:table-row table:style-name="ro1">
          <table:table-cell office:value-type="float" office:value="499.11">
            <text:p>499.11</text:p>
          </table:table-cell>
          <table:table-cell office:value-type="float" office:value="503.56">
            <text:p>503.56</text:p>
          </table:table-cell>
          <table:table-cell table:formula="of:=[.B1192]/[.A1192]" office:value-type="float" office:value="1.00891587024904">
            <text:p>1.01</text:p>
          </table:table-cell>
          <table:table-cell office:value-type="float" office:value="499.46">
            <text:p>499.46</text:p>
          </table:table-cell>
          <table:table-cell table:formula="of:=[.D1192]/[.A1192]" office:value-type="float" office:value="1.00070124822183">
            <text:p>1</text:p>
          </table:table-cell>
          <table:table-cell office:value-type="float" office:value="502.97">
            <text:p>502.97</text:p>
          </table:table-cell>
          <table:table-cell table:formula="of:=[.F1192]/[.A1192]" office:value-type="float" office:value="1.00773376610366">
            <text:p>1.01</text:p>
          </table:table-cell>
          <table:table-cell office:value-type="float" office:value="500.63">
            <text:p>500.63</text:p>
          </table:table-cell>
          <table:table-cell table:formula="of:=[.H1192]/[.A1192]" office:value-type="float" office:value="1.00304542084911">
            <text:p>1</text:p>
          </table:table-cell>
          <table:table-cell office:value-type="float" office:value="499.46">
            <text:p>499.46</text:p>
          </table:table-cell>
          <table:table-cell table:formula="of:=[.J1192]/[.A1192]" office:value-type="float" office:value="1.00070124822183">
            <text:p>1</text:p>
          </table:table-cell>
          <table:table-cell table:number-columns-repeated="5"/>
        </table:table-row>
        <table:table-row table:style-name="ro1">
          <table:table-cell office:value-type="float" office:value="460.96">
            <text:p>460.96</text:p>
          </table:table-cell>
          <table:table-cell office:value-type="float" office:value="467.4">
            <text:p>467.4</text:p>
          </table:table-cell>
          <table:table-cell table:formula="of:=[.B1193]/[.A1193]" office:value-type="float" office:value="1.01397084345713">
            <text:p>1.01</text:p>
          </table:table-cell>
          <table:table-cell office:value-type="float" office:value="462.82">
            <text:p>462.82</text:p>
          </table:table-cell>
          <table:table-cell table:formula="of:=[.D1193]/[.A1193]" office:value-type="float" office:value="1.00403505727178">
            <text:p>1</text:p>
          </table:table-cell>
          <table:table-cell office:value-type="float" office:value="464.58">
            <text:p>464.58</text:p>
          </table:table-cell>
          <table:table-cell table:formula="of:=[.F1193]/[.A1193]" office:value-type="float" office:value="1.00785317598056">
            <text:p>1.01</text:p>
          </table:table-cell>
          <table:table-cell office:value-type="float" office:value="467.4">
            <text:p>467.4</text:p>
          </table:table-cell>
          <table:table-cell table:formula="of:=[.H1193]/[.A1193]" office:value-type="float" office:value="1.01397084345713">
            <text:p>1.01</text:p>
          </table:table-cell>
          <table:table-cell office:value-type="float" office:value="461.65">
            <text:p>461.65</text:p>
          </table:table-cell>
          <table:table-cell table:formula="of:=[.J1193]/[.A1193]" office:value-type="float" office:value="1.00149687608469">
            <text:p>1</text:p>
          </table:table-cell>
          <table:table-cell table:number-columns-repeated="5"/>
        </table:table-row>
        <table:table-row table:style-name="ro1">
          <table:table-cell office:value-type="float" office:value="407.63">
            <text:p>407.63</text:p>
          </table:table-cell>
          <table:table-cell office:value-type="float" office:value="423.83">
            <text:p>423.83</text:p>
          </table:table-cell>
          <table:table-cell table:formula="of:=[.B1194]/[.A1194]" office:value-type="float" office:value="1.03974192282217">
            <text:p>1.04</text:p>
          </table:table-cell>
          <table:table-cell office:value-type="float" office:value="407.97">
            <text:p>407.97</text:p>
          </table:table-cell>
          <table:table-cell table:formula="of:=[.D1194]/[.A1194]" office:value-type="float" office:value="1.00083408973824">
            <text:p>1</text:p>
          </table:table-cell>
          <table:table-cell office:value-type="float" office:value="407.97">
            <text:p>407.97</text:p>
          </table:table-cell>
          <table:table-cell table:formula="of:=[.F1194]/[.A1194]" office:value-type="float" office:value="1.00083408973824">
            <text:p>1</text:p>
          </table:table-cell>
          <table:table-cell office:value-type="float" office:value="413.73">
            <text:p>413.73</text:p>
          </table:table-cell>
          <table:table-cell table:formula="of:=[.H1194]/[.A1194]" office:value-type="float" office:value="1.01496455118612">
            <text:p>1.01</text:p>
          </table:table-cell>
          <table:table-cell office:value-type="float" office:value="407.97">
            <text:p>407.97</text:p>
          </table:table-cell>
          <table:table-cell table:formula="of:=[.J1194]/[.A1194]" office:value-type="float" office:value="1.00083408973824">
            <text:p>1</text:p>
          </table:table-cell>
          <table:table-cell table:number-columns-repeated="5"/>
        </table:table-row>
        <table:table-row table:style-name="ro1">
          <table:table-cell office:value-type="float" office:value="495.36">
            <text:p>495.36</text:p>
          </table:table-cell>
          <table:table-cell office:value-type="float" office:value="502.14">
            <text:p>502.14</text:p>
          </table:table-cell>
          <table:table-cell table:formula="of:=[.B1195]/[.A1195]" office:value-type="float" office:value="1.01368701550388">
            <text:p>1.01</text:p>
          </table:table-cell>
          <table:table-cell office:value-type="float" office:value="502.14">
            <text:p>502.14</text:p>
          </table:table-cell>
          <table:table-cell table:formula="of:=[.D1195]/[.A1195]" office:value-type="float" office:value="1.01368701550388">
            <text:p>1.01</text:p>
          </table:table-cell>
          <table:table-cell office:value-type="float" office:value="500.39">
            <text:p>500.39</text:p>
          </table:table-cell>
          <table:table-cell table:formula="of:=[.F1195]/[.A1195]" office:value-type="float" office:value="1.01015423126615">
            <text:p>1.01</text:p>
          </table:table-cell>
          <table:table-cell office:value-type="float" office:value="502.14">
            <text:p>502.14</text:p>
          </table:table-cell>
          <table:table-cell table:formula="of:=[.H1195]/[.A1195]" office:value-type="float" office:value="1.01368701550388">
            <text:p>1.01</text:p>
          </table:table-cell>
          <table:table-cell office:value-type="float" office:value="499.8">
            <text:p>499.8</text:p>
          </table:table-cell>
          <table:table-cell table:formula="of:=[.J1195]/[.A1195]" office:value-type="float" office:value="1.00896317829457">
            <text:p>1.01</text:p>
          </table:table-cell>
          <table:table-cell table:number-columns-repeated="5"/>
        </table:table-row>
        <table:table-row table:style-name="ro1">
          <table:table-cell office:value-type="float" office:value="495.59">
            <text:p>495.59</text:p>
          </table:table-cell>
          <table:table-cell office:value-type="float" office:value="508.86">
            <text:p>508.86</text:p>
          </table:table-cell>
          <table:table-cell table:formula="of:=[.B1196]/[.A1196]" office:value-type="float" office:value="1.0267761657822">
            <text:p>1.03</text:p>
          </table:table-cell>
          <table:table-cell office:value-type="float" office:value="499.2">
            <text:p>499.2</text:p>
          </table:table-cell>
          <table:table-cell table:formula="of:=[.D1196]/[.A1196]" office:value-type="float" office:value="1.00728424705906">
            <text:p>1.01</text:p>
          </table:table-cell>
          <table:table-cell office:value-type="float" office:value="498.03">
            <text:p>498.03</text:p>
          </table:table-cell>
          <table:table-cell table:formula="of:=[.F1196]/[.A1196]" office:value-type="float" office:value="1.00492342460502">
            <text:p>1</text:p>
          </table:table-cell>
          <table:table-cell office:value-type="float" office:value="504.86">
            <text:p>504.86</text:p>
          </table:table-cell>
          <table:table-cell table:formula="of:=[.H1196]/[.A1196]" office:value-type="float" office:value="1.01870497790512">
            <text:p>1.02</text:p>
          </table:table-cell>
          <table:table-cell office:value-type="float" office:value="495.1">
            <text:p>495.1</text:p>
          </table:table-cell>
          <table:table-cell table:formula="of:=[.J1196]/[.A1196]" office:value-type="float" office:value="0.999011279485058">
            <text:p>1</text:p>
          </table:table-cell>
          <table:table-cell table:number-columns-repeated="5"/>
        </table:table-row>
        <table:table-row table:style-name="ro1">
          <table:table-cell office:value-type="float" office:value="406.61">
            <text:p>406.61</text:p>
          </table:table-cell>
          <table:table-cell office:value-type="float" office:value="413.53">
            <text:p>413.53</text:p>
          </table:table-cell>
          <table:table-cell table:formula="of:=[.B1197]/[.A1197]" office:value-type="float" office:value="1.01701876490986">
            <text:p>1.02</text:p>
          </table:table-cell>
          <table:table-cell office:value-type="float" office:value="410.46">
            <text:p>410.46</text:p>
          </table:table-cell>
          <table:table-cell table:formula="of:=[.D1197]/[.A1197]" office:value-type="float" office:value="1.00946853250043">
            <text:p>1.01</text:p>
          </table:table-cell>
          <table:table-cell office:value-type="float" office:value="410.46">
            <text:p>410.46</text:p>
          </table:table-cell>
          <table:table-cell table:formula="of:=[.F1197]/[.A1197]" office:value-type="float" office:value="1.00946853250043">
            <text:p>1.01</text:p>
          </table:table-cell>
          <table:table-cell office:value-type="float" office:value="410.46">
            <text:p>410.46</text:p>
          </table:table-cell>
          <table:table-cell table:formula="of:=[.H1197]/[.A1197]" office:value-type="float" office:value="1.00946853250043">
            <text:p>1.01</text:p>
          </table:table-cell>
          <table:table-cell office:value-type="float" office:value="406.95">
            <text:p>406.95</text:p>
          </table:table-cell>
          <table:table-cell table:formula="of:=[.J1197]/[.A1197]" office:value-type="float" office:value="1.00083618209095">
            <text:p>1</text:p>
          </table:table-cell>
          <table:table-cell table:number-columns-repeated="5"/>
        </table:table-row>
        <table:table-row table:style-name="ro1">
          <table:table-cell office:value-type="float" office:value="495.73">
            <text:p>495.73</text:p>
          </table:table-cell>
          <table:table-cell office:value-type="float" office:value="501.35">
            <text:p>501.35</text:p>
          </table:table-cell>
          <table:table-cell table:formula="of:=[.B1198]/[.A1198]" office:value-type="float" office:value="1.01133681641216">
            <text:p>1.01</text:p>
          </table:table-cell>
          <table:table-cell office:value-type="float" office:value="497.59">
            <text:p>497.59</text:p>
          </table:table-cell>
          <table:table-cell table:formula="of:=[.D1198]/[.A1198]" office:value-type="float" office:value="1.00375204244246">
            <text:p>1</text:p>
          </table:table-cell>
          <table:table-cell office:value-type="float" office:value="498.76">
            <text:p>498.76</text:p>
          </table:table-cell>
          <table:table-cell table:formula="of:=[.F1198]/[.A1198]" office:value-type="float" office:value="1.00611219817239">
            <text:p>1.01</text:p>
          </table:table-cell>
          <table:table-cell office:value-type="float" office:value="499.93">
            <text:p>499.93</text:p>
          </table:table-cell>
          <table:table-cell table:formula="of:=[.H1198]/[.A1198]" office:value-type="float" office:value="1.00847235390233">
            <text:p>1.01</text:p>
          </table:table-cell>
          <table:table-cell office:value-type="float" office:value="496.42">
            <text:p>496.42</text:p>
          </table:table-cell>
          <table:table-cell table:formula="of:=[.J1198]/[.A1198]" office:value-type="float" office:value="1.00139188671252">
            <text:p>1</text:p>
          </table:table-cell>
          <table:table-cell table:number-columns-repeated="5"/>
        </table:table-row>
        <table:table-row table:style-name="ro1">
          <table:table-cell office:value-type="float" office:value="427.16">
            <text:p>427.16</text:p>
          </table:table-cell>
          <table:table-cell office:value-type="float" office:value="450.29">
            <text:p>450.29</text:p>
          </table:table-cell>
          <table:table-cell table:formula="of:=[.B1199]/[.A1199]" office:value-type="float" office:value="1.05414832849518">
            <text:p>1.05</text:p>
          </table:table-cell>
          <table:table-cell office:value-type="float" office:value="435.71">
            <text:p>435.71</text:p>
          </table:table-cell>
          <table:table-cell table:formula="of:=[.D1199]/[.A1199]" office:value-type="float" office:value="1.02001591909355">
            <text:p>1.02</text:p>
          </table:table-cell>
          <table:table-cell office:value-type="float" office:value="429.85">
            <text:p>429.85</text:p>
          </table:table-cell>
          <table:table-cell table:formula="of:=[.F1199]/[.A1199]" office:value-type="float" office:value="1.00629740612417">
            <text:p>1.01</text:p>
          </table:table-cell>
          <table:table-cell office:value-type="float" office:value="439.71">
            <text:p>439.71</text:p>
          </table:table-cell>
          <table:table-cell table:formula="of:=[.H1199]/[.A1199]" office:value-type="float" office:value="1.02938009176889">
            <text:p>1.03</text:p>
          </table:table-cell>
          <table:table-cell office:value-type="float" office:value="432.19">
            <text:p>432.19</text:p>
          </table:table-cell>
          <table:table-cell table:formula="of:=[.J1199]/[.A1199]" office:value-type="float" office:value="1.01177544713925">
            <text:p>1.01</text:p>
          </table:table-cell>
          <table:table-cell table:number-columns-repeated="5"/>
        </table:table-row>
        <table:table-row table:style-name="ro1">
          <table:table-cell office:value-type="float" office:value="494.72">
            <text:p>494.72</text:p>
          </table:table-cell>
          <table:table-cell office:value-type="float" office:value="503.45">
            <text:p>503.45</text:p>
          </table:table-cell>
          <table:table-cell table:formula="of:=[.B1200]/[.A1200]" office:value-type="float" office:value="1.0176463454075">
            <text:p>1.02</text:p>
          </table:table-cell>
          <table:table-cell office:value-type="float" office:value="498.96">
            <text:p>498.96</text:p>
          </table:table-cell>
          <table:table-cell table:formula="of:=[.D1200]/[.A1200]" office:value-type="float" office:value="1.00857050452781">
            <text:p>1.01</text:p>
          </table:table-cell>
          <table:table-cell office:value-type="float" office:value="501.89">
            <text:p>501.89</text:p>
          </table:table-cell>
          <table:table-cell table:formula="of:=[.F1200]/[.A1200]" office:value-type="float" office:value="1.0144930465718">
            <text:p>1.01</text:p>
          </table:table-cell>
          <table:table-cell office:value-type="float" office:value="502.27">
            <text:p>502.27</text:p>
          </table:table-cell>
          <table:table-cell table:formula="of:=[.H1200]/[.A1200]" office:value-type="float" office:value="1.01526115782665">
            <text:p>1.02</text:p>
          </table:table-cell>
          <table:table-cell office:value-type="float" office:value="504.62">
            <text:p>504.62</text:p>
          </table:table-cell>
          <table:table-cell table:formula="of:=[.J1200]/[.A1200]" office:value-type="float" office:value="1.02001131953428">
            <text:p>1.02</text:p>
          </table:table-cell>
          <table:table-cell table:number-columns-repeated="5"/>
        </table:table-row>
        <table:table-row table:style-name="ro1">
          <table:table-cell office:value-type="float" office:value="452.46">
            <text:p>452.46</text:p>
          </table:table-cell>
          <table:table-cell office:value-type="float" office:value="464.95">
            <text:p>464.95</text:p>
          </table:table-cell>
          <table:table-cell table:formula="of:=[.B1201]/[.A1201]" office:value-type="float" office:value="1.02760465013482">
            <text:p>1.03</text:p>
          </table:table-cell>
          <table:table-cell office:value-type="float" office:value="464.71">
            <text:p>464.71</text:p>
          </table:table-cell>
          <table:table-cell table:formula="of:=[.D1201]/[.A1201]" office:value-type="float" office:value="1.02707421650533">
            <text:p>1.03</text:p>
          </table:table-cell>
          <table:table-cell office:value-type="float" office:value="465.88">
            <text:p>465.88</text:p>
          </table:table-cell>
          <table:table-cell table:formula="of:=[.F1201]/[.A1201]" office:value-type="float" office:value="1.0296600804491">
            <text:p>1.03</text:p>
          </table:table-cell>
          <table:table-cell office:value-type="float" office:value="464.95">
            <text:p>464.95</text:p>
          </table:table-cell>
          <table:table-cell table:formula="of:=[.H1201]/[.A1201]" office:value-type="float" office:value="1.02760465013482">
            <text:p>1.03</text:p>
          </table:table-cell>
          <table:table-cell office:value-type="float" office:value="462.36">
            <text:p>462.36</text:p>
          </table:table-cell>
          <table:table-cell table:formula="of:=[.J1201]/[.A1201]" office:value-type="float" office:value="1.02188038721655">
            <text:p>1.02</text:p>
          </table:table-cell>
          <table:table-cell table:number-columns-repeated="5"/>
        </table:table-row>
        <table:table-row table:style-name="ro1">
          <table:table-cell office:value-type="float" office:value="421.89">
            <text:p>421.89</text:p>
          </table:table-cell>
          <table:table-cell office:value-type="float" office:value="430.62">
            <text:p>430.62</text:p>
          </table:table-cell>
          <table:table-cell table:formula="of:=[.B1202]/[.A1202]" office:value-type="float" office:value="1.02069259759653">
            <text:p>1.02</text:p>
          </table:table-cell>
          <table:table-cell office:value-type="float" office:value="428.96">
            <text:p>428.96</text:p>
          </table:table-cell>
          <table:table-cell table:formula="of:=[.D1202]/[.A1202]" office:value-type="float" office:value="1.01675792268127">
            <text:p>1.02</text:p>
          </table:table-cell>
          <table:table-cell office:value-type="float" office:value="428.37">
            <text:p>428.37</text:p>
          </table:table-cell>
          <table:table-cell table:formula="of:=[.F1202]/[.A1202]" office:value-type="float" office:value="1.01535945388608">
            <text:p>1.02</text:p>
          </table:table-cell>
          <table:table-cell office:value-type="float" office:value="428.62">
            <text:p>428.62</text:p>
          </table:table-cell>
          <table:table-cell table:formula="of:=[.H1202]/[.A1202]" office:value-type="float" office:value="1.01595202540947">
            <text:p>1.02</text:p>
          </table:table-cell>
          <table:table-cell office:value-type="float" office:value="424.48">
            <text:p>424.48</text:p>
          </table:table-cell>
          <table:table-cell table:formula="of:=[.J1202]/[.A1202]" office:value-type="float" office:value="1.00613904098225">
            <text:p>1.01</text:p>
          </table:table-cell>
          <table:table-cell table:number-columns-repeated="5"/>
        </table:table-row>
        <table:table-row table:style-name="ro1">
          <table:table-cell office:value-type="float" office:value="495.48">
            <text:p>495.48</text:p>
          </table:table-cell>
          <table:table-cell office:value-type="float" office:value="506.79">
            <text:p>506.79</text:p>
          </table:table-cell>
          <table:table-cell table:formula="of:=[.B1203]/[.A1203]" office:value-type="float" office:value="1.02282635020586">
            <text:p>1.02</text:p>
          </table:table-cell>
          <table:table-cell office:value-type="float" office:value="500.3">
            <text:p>500.3</text:p>
          </table:table-cell>
          <table:table-cell table:formula="of:=[.D1203]/[.A1203]" office:value-type="float" office:value="1.00972794058287">
            <text:p>1.01</text:p>
          </table:table-cell>
          <table:table-cell office:value-type="float" office:value="503.23">
            <text:p>503.23</text:p>
          </table:table-cell>
          <table:table-cell table:formula="of:=[.F1203]/[.A1203]" office:value-type="float" office:value="1.01564139824009">
            <text:p>1.02</text:p>
          </table:table-cell>
          <table:table-cell office:value-type="float" office:value="501.86">
            <text:p>501.86</text:p>
          </table:table-cell>
          <table:table-cell table:formula="of:=[.H1203]/[.A1203]" office:value-type="float" office:value="1.01287640268023">
            <text:p>1.01</text:p>
          </table:table-cell>
          <table:table-cell office:value-type="float" office:value="508.3">
            <text:p>508.3</text:p>
          </table:table-cell>
          <table:table-cell table:formula="of:=[.J1203]/[.A1203]" office:value-type="float" office:value="1.02587390005651">
            <text:p>1.03</text:p>
          </table:table-cell>
          <table:table-cell table:number-columns-repeated="5"/>
        </table:table-row>
        <table:table-row table:style-name="ro1">
          <table:table-cell office:value-type="float" office:value="417.17">
            <text:p>417.17</text:p>
          </table:table-cell>
          <table:table-cell office:value-type="float" office:value="430.65">
            <text:p>430.65</text:p>
          </table:table-cell>
          <table:table-cell table:formula="of:=[.B1204]/[.A1204]" office:value-type="float" office:value="1.03231296593715">
            <text:p>1.03</text:p>
          </table:table-cell>
          <table:table-cell office:value-type="float" office:value="422.79">
            <text:p>422.79</text:p>
          </table:table-cell>
          <table:table-cell table:formula="of:=[.D1204]/[.A1204]" office:value-type="float" office:value="1.01347172615481">
            <text:p>1.01</text:p>
          </table:table-cell>
          <table:table-cell office:value-type="float" office:value="419.27">
            <text:p>419.27</text:p>
          </table:table-cell>
          <table:table-cell table:formula="of:=[.F1204]/[.A1204]" office:value-type="float" office:value="1.00503391902582">
            <text:p>1.01</text:p>
          </table:table-cell>
          <table:table-cell office:value-type="float" office:value="424.55">
            <text:p>424.55</text:p>
          </table:table-cell>
          <table:table-cell table:formula="of:=[.H1204]/[.A1204]" office:value-type="float" office:value="1.0176906297193">
            <text:p>1.02</text:p>
          </table:table-cell>
          <table:table-cell office:value-type="float" office:value="422.79">
            <text:p>422.79</text:p>
          </table:table-cell>
          <table:table-cell table:formula="of:=[.J1204]/[.A1204]" office:value-type="float" office:value="1.01347172615481">
            <text:p>1.01</text:p>
          </table:table-cell>
          <table:table-cell table:number-columns-repeated="5"/>
        </table:table-row>
        <table:table-row table:style-name="ro1">
          <table:table-cell office:value-type="float" office:value="415.2">
            <text:p>415.2</text:p>
          </table:table-cell>
          <table:table-cell office:value-type="float" office:value="435.26">
            <text:p>435.26</text:p>
          </table:table-cell>
          <table:table-cell table:formula="of:=[.B1205]/[.A1205]" office:value-type="float" office:value="1.0483140655106">
            <text:p>1.05</text:p>
          </table:table-cell>
          <table:table-cell office:value-type="float" office:value="423.75">
            <text:p>423.75</text:p>
          </table:table-cell>
          <table:table-cell table:formula="of:=[.D1205]/[.A1205]" office:value-type="float" office:value="1.02059248554913">
            <text:p>1.02</text:p>
          </table:table-cell>
          <table:table-cell office:value-type="float" office:value="417.3">
            <text:p>417.3</text:p>
          </table:table-cell>
          <table:table-cell table:formula="of:=[.F1205]/[.A1205]" office:value-type="float" office:value="1.00505780346821">
            <text:p>1.01</text:p>
          </table:table-cell>
          <table:table-cell office:value-type="float" office:value="427.5">
            <text:p>427.5</text:p>
          </table:table-cell>
          <table:table-cell table:formula="of:=[.H1205]/[.A1205]" office:value-type="float" office:value="1.02962427745665">
            <text:p>1.03</text:p>
          </table:table-cell>
          <table:table-cell office:value-type="float" office:value="419.06">
            <text:p>419.06</text:p>
          </table:table-cell>
          <table:table-cell table:formula="of:=[.J1205]/[.A1205]" office:value-type="float" office:value="1.00929672447014">
            <text:p>1.01</text:p>
          </table:table-cell>
          <table:table-cell table:number-columns-repeated="5"/>
        </table:table-row>
        <table:table-row table:style-name="ro1">
          <table:table-cell office:value-type="float" office:value="415.63">
            <text:p>415.63</text:p>
          </table:table-cell>
          <table:table-cell office:value-type="float" office:value="437.74">
            <text:p>437.74</text:p>
          </table:table-cell>
          <table:table-cell table:formula="of:=[.B1206]/[.A1206]" office:value-type="float" office:value="1.05319635252508">
            <text:p>1.05</text:p>
          </table:table-cell>
          <table:table-cell office:value-type="float" office:value="419.25">
            <text:p>419.25</text:p>
          </table:table-cell>
          <table:table-cell table:formula="of:=[.D1206]/[.A1206]" office:value-type="float" office:value="1.00870966965811">
            <text:p>1.01</text:p>
          </table:table-cell>
          <table:table-cell office:value-type="float" office:value="420.42">
            <text:p>420.42</text:p>
          </table:table-cell>
          <table:table-cell table:formula="of:=[.F1206]/[.A1206]" office:value-type="float" office:value="1.01152467338739">
            <text:p>1.01</text:p>
          </table:table-cell>
          <table:table-cell office:value-type="float" office:value="437.74">
            <text:p>437.74</text:p>
          </table:table-cell>
          <table:table-cell table:formula="of:=[.H1206]/[.A1206]" office:value-type="float" office:value="1.05319635252508">
            <text:p>1.05</text:p>
          </table:table-cell>
          <table:table-cell office:value-type="float" office:value="418.66">
            <text:p>418.66</text:p>
          </table:table-cell>
          <table:table-cell table:formula="of:=[.J1206]/[.A1206]" office:value-type="float" office:value="1.007290137863">
            <text:p>1.01</text:p>
          </table:table-cell>
          <table:table-cell table:number-columns-repeated="5"/>
        </table:table-row>
        <table:table-row table:style-name="ro1">
          <table:table-cell office:value-type="float" office:value="491.46">
            <text:p>491.46</text:p>
          </table:table-cell>
          <table:table-cell office:value-type="float" office:value="506.24">
            <text:p>506.24</text:p>
          </table:table-cell>
          <table:table-cell table:formula="of:=[.B1207]/[.A1207]" office:value-type="float" office:value="1.03007365808001">
            <text:p>1.03</text:p>
          </table:table-cell>
          <table:table-cell office:value-type="float" office:value="496.49">
            <text:p>496.49</text:p>
          </table:table-cell>
          <table:table-cell table:formula="of:=[.D1207]/[.A1207]" office:value-type="float" office:value="1.01023481056444">
            <text:p>1.01</text:p>
          </table:table-cell>
          <table:table-cell office:value-type="float" office:value="494.14">
            <text:p>494.14</text:p>
          </table:table-cell>
          <table:table-cell table:formula="of:=[.F1207]/[.A1207]" office:value-type="float" office:value="1.00545313962479">
            <text:p>1.01</text:p>
          </table:table-cell>
          <table:table-cell office:value-type="float" office:value="501.32">
            <text:p>501.32</text:p>
          </table:table-cell>
          <table:table-cell table:formula="of:=[.H1207]/[.A1207]" office:value-type="float" office:value="1.02006267041061">
            <text:p>1.02</text:p>
          </table:table-cell>
          <table:table-cell office:value-type="float" office:value="497.07">
            <text:p>497.07</text:p>
          </table:table-cell>
          <table:table-cell table:formula="of:=[.J1207]/[.A1207]" office:value-type="float" office:value="1.01141496764742">
            <text:p>1.01</text:p>
          </table:table-cell>
          <table:table-cell table:number-columns-repeated="5"/>
        </table:table-row>
        <table:table-row table:style-name="ro1">
          <table:table-cell office:value-type="float" office:value="491.43">
            <text:p>491.43</text:p>
          </table:table-cell>
          <table:table-cell office:value-type="float" office:value="499.97">
            <text:p>499.97</text:p>
          </table:table-cell>
          <table:table-cell table:formula="of:=[.B1208]/[.A1208]" office:value-type="float" office:value="1.01737785645972">
            <text:p>1.02</text:p>
          </table:table-cell>
          <table:table-cell office:value-type="float" office:value="496.8">
            <text:p>496.8</text:p>
          </table:table-cell>
          <table:table-cell table:formula="of:=[.D1208]/[.A1208]" office:value-type="float" office:value="1.01092729381601">
            <text:p>1.01</text:p>
          </table:table-cell>
          <table:table-cell office:value-type="float" office:value="493.29">
            <text:p>493.29</text:p>
          </table:table-cell>
          <table:table-cell table:formula="of:=[.F1208]/[.A1208]" office:value-type="float" office:value="1.00378487271839">
            <text:p>1</text:p>
          </table:table-cell>
          <table:table-cell office:value-type="float" office:value="496.8">
            <text:p>496.8</text:p>
          </table:table-cell>
          <table:table-cell table:formula="of:=[.H1208]/[.A1208]" office:value-type="float" office:value="1.01092729381601">
            <text:p>1.01</text:p>
          </table:table-cell>
          <table:table-cell office:value-type="float" office:value="494.46">
            <text:p>494.46</text:p>
          </table:table-cell>
          <table:table-cell table:formula="of:=[.J1208]/[.A1208]" office:value-type="float" office:value="1.00616567975093">
            <text:p>1.01</text:p>
          </table:table-cell>
          <table:table-cell table:number-columns-repeated="5"/>
        </table:table-row>
        <table:table-row table:style-name="ro1">
          <table:table-cell office:value-type="float" office:value="489.16">
            <text:p>489.16</text:p>
          </table:table-cell>
          <table:table-cell office:value-type="float" office:value="500.57">
            <text:p>500.57</text:p>
          </table:table-cell>
          <table:table-cell table:formula="of:=[.B1209]/[.A1209]" office:value-type="float" office:value="1.02332570120206">
            <text:p>1.02</text:p>
          </table:table-cell>
          <table:table-cell office:value-type="float" office:value="494.09">
            <text:p>494.09</text:p>
          </table:table-cell>
          <table:table-cell table:formula="of:=[.D1209]/[.A1209]" office:value-type="float" office:value="1.01007850192166">
            <text:p>1.01</text:p>
          </table:table-cell>
          <table:table-cell office:value-type="float" office:value="501.7">
            <text:p>501.7</text:p>
          </table:table-cell>
          <table:table-cell table:formula="of:=[.F1209]/[.A1209]" office:value-type="float" office:value="1.02563578379262">
            <text:p>1.03</text:p>
          </table:table-cell>
          <table:table-cell office:value-type="float" office:value="500.57">
            <text:p>500.57</text:p>
          </table:table-cell>
          <table:table-cell table:formula="of:=[.H1209]/[.A1209]" office:value-type="float" office:value="1.02332570120206">
            <text:p>1.02</text:p>
          </table:table-cell>
          <table:table-cell office:value-type="float" office:value="496.81">
            <text:p>496.81</text:p>
          </table:table-cell>
          <table:table-cell table:formula="of:=[.J1209]/[.A1209]" office:value-type="float" office:value="1.01563905470603">
            <text:p>1.02</text:p>
          </table:table-cell>
          <table:table-cell table:number-columns-repeated="5"/>
        </table:table-row>
        <table:table-row table:style-name="ro1">
          <table:table-cell office:value-type="float" office:value="425.4">
            <text:p>425.4</text:p>
          </table:table-cell>
          <table:table-cell office:value-type="float" office:value="450.29">
            <text:p>450.29</text:p>
          </table:table-cell>
          <table:table-cell table:formula="of:=[.B1210]/[.A1210]" office:value-type="float" office:value="1.05850963798778">
            <text:p>1.06</text:p>
          </table:table-cell>
          <table:table-cell office:value-type="float" office:value="431.36">
            <text:p>431.36</text:p>
          </table:table-cell>
          <table:table-cell table:formula="of:=[.D1210]/[.A1210]" office:value-type="float" office:value="1.01401034320639">
            <text:p>1.01</text:p>
          </table:table-cell>
          <table:table-cell office:value-type="float" office:value="428.43">
            <text:p>428.43</text:p>
          </table:table-cell>
          <table:table-cell table:formula="of:=[.F1210]/[.A1210]" office:value-type="float" office:value="1.00712270803949">
            <text:p>1.01</text:p>
          </table:table-cell>
          <table:table-cell office:value-type="float" office:value="433.95">
            <text:p>433.95</text:p>
          </table:table-cell>
          <table:table-cell table:formula="of:=[.H1210]/[.A1210]" office:value-type="float" office:value="1.02009873060649">
            <text:p>1.02</text:p>
          </table:table-cell>
          <table:table-cell office:value-type="float" office:value="427.85">
            <text:p>427.85</text:p>
          </table:table-cell>
          <table:table-cell table:formula="of:=[.J1210]/[.A1210]" office:value-type="float" office:value="1.00575928537847">
            <text:p>1.01</text:p>
          </table:table-cell>
          <table:table-cell table:number-columns-repeated="5"/>
        </table:table-row>
        <table:table-row table:style-name="ro1">
          <table:table-cell office:value-type="float" office:value="438.99">
            <text:p>438.99</text:p>
          </table:table-cell>
          <table:table-cell office:value-type="float" office:value="450.71">
            <text:p>450.71</text:p>
          </table:table-cell>
          <table:table-cell table:formula="of:=[.B1211]/[.A1211]" office:value-type="float" office:value="1.02669764687123">
            <text:p>1.03</text:p>
          </table:table-cell>
          <table:table-cell office:value-type="float" office:value="444.95">
            <text:p>444.95</text:p>
          </table:table-cell>
          <table:table-cell table:formula="of:=[.D1211]/[.A1211]" office:value-type="float" office:value="1.01357661905738">
            <text:p>1.01</text:p>
          </table:table-cell>
          <table:table-cell office:value-type="float" office:value="446.61">
            <text:p>446.61</text:p>
          </table:table-cell>
          <table:table-cell table:formula="of:=[.F1211]/[.A1211]" office:value-type="float" office:value="1.01735802637873">
            <text:p>1.02</text:p>
          </table:table-cell>
          <table:table-cell office:value-type="float" office:value="450.12">
            <text:p>450.12</text:p>
          </table:table-cell>
          <table:table-cell table:formula="of:=[.H1211]/[.A1211]" office:value-type="float" office:value="1.0253536527028">
            <text:p>1.03</text:p>
          </table:table-cell>
          <table:table-cell office:value-type="float" office:value="440.26">
            <text:p>440.26</text:p>
          </table:table-cell>
          <table:table-cell table:formula="of:=[.J1211]/[.A1211]" office:value-type="float" office:value="1.00289300439646">
            <text:p>1</text:p>
          </table:table-cell>
          <table:table-cell table:number-columns-repeated="5"/>
        </table:table-row>
        <table:table-row table:style-name="ro1">
          <table:table-cell office:value-type="float" office:value="413.69">
            <text:p>413.69</text:p>
          </table:table-cell>
          <table:table-cell office:value-type="float" office:value="437.1">
            <text:p>437.1</text:p>
          </table:table-cell>
          <table:table-cell table:formula="of:=[.B1212]/[.A1212]" office:value-type="float" office:value="1.05658826657642">
            <text:p>1.06</text:p>
          </table:table-cell>
          <table:table-cell office:value-type="float" office:value="415.79">
            <text:p>415.79</text:p>
          </table:table-cell>
          <table:table-cell table:formula="of:=[.D1212]/[.A1212]" office:value-type="float" office:value="1.00507626483599">
            <text:p>1.01</text:p>
          </table:table-cell>
          <table:table-cell office:value-type="float" office:value="419.3">
            <text:p>419.3</text:p>
          </table:table-cell>
          <table:table-cell table:formula="of:=[.F1212]/[.A1212]" office:value-type="float" office:value="1.013560878919">
            <text:p>1.01</text:p>
          </table:table-cell>
          <table:table-cell office:value-type="float" office:value="420.96">
            <text:p>420.96</text:p>
          </table:table-cell>
          <table:table-cell table:formula="of:=[.H1212]/[.A1212]" office:value-type="float" office:value="1.0175735454084">
            <text:p>1.02</text:p>
          </table:table-cell>
          <table:table-cell office:value-type="float" office:value="415.79">
            <text:p>415.79</text:p>
          </table:table-cell>
          <table:table-cell table:formula="of:=[.J1212]/[.A1212]" office:value-type="float" office:value="1.00507626483599">
            <text:p>1.01</text:p>
          </table:table-cell>
          <table:table-cell table:number-columns-repeated="5"/>
        </table:table-row>
        <table:table-row table:style-name="ro1">
          <table:table-cell office:value-type="float" office:value="427.72">
            <text:p>427.72</text:p>
          </table:table-cell>
          <table:table-cell office:value-type="float" office:value="438.02">
            <text:p>438.02</text:p>
          </table:table-cell>
          <table:table-cell table:formula="of:=[.B1213]/[.A1213]" office:value-type="float" office:value="1.02408117460021">
            <text:p>1.02</text:p>
          </table:table-cell>
          <table:table-cell office:value-type="float" office:value="434.5">
            <text:p>434.5</text:p>
          </table:table-cell>
          <table:table-cell table:formula="of:=[.D1213]/[.A1213]" office:value-type="float" office:value="1.01585149163004">
            <text:p>1.02</text:p>
          </table:table-cell>
          <table:table-cell office:value-type="float" office:value="429.82">
            <text:p>429.82</text:p>
          </table:table-cell>
          <table:table-cell table:formula="of:=[.F1213]/[.A1213]" office:value-type="float" office:value="1.0049097540447">
            <text:p>1</text:p>
          </table:table-cell>
          <table:table-cell office:value-type="float" office:value="437.43">
            <text:p>437.43</text:p>
          </table:table-cell>
          <table:table-cell table:formula="of:=[.H1213]/[.A1213]" office:value-type="float" office:value="1.02270176751146">
            <text:p>1.02</text:p>
          </table:table-cell>
          <table:table-cell office:value-type="float" office:value="429.82">
            <text:p>429.82</text:p>
          </table:table-cell>
          <table:table-cell table:formula="of:=[.J1213]/[.A1213]" office:value-type="float" office:value="1.0049097540447">
            <text:p>1</text:p>
          </table:table-cell>
          <table:table-cell table:number-columns-repeated="5"/>
        </table:table-row>
        <table:table-row table:style-name="ro1">
          <table:table-cell office:value-type="float" office:value="455.99">
            <text:p>455.99</text:p>
          </table:table-cell>
          <table:table-cell office:value-type="float" office:value="471.12">
            <text:p>471.12</text:p>
          </table:table-cell>
          <table:table-cell table:formula="of:=[.B1214]/[.A1214]" office:value-type="float" office:value="1.03318055220509">
            <text:p>1.03</text:p>
          </table:table-cell>
          <table:table-cell office:value-type="float" office:value="461.95">
            <text:p>461.95</text:p>
          </table:table-cell>
          <table:table-cell table:formula="of:=[.D1214]/[.A1214]" office:value-type="float" office:value="1.01307046207154">
            <text:p>1.01</text:p>
          </table:table-cell>
          <table:table-cell office:value-type="float" office:value="460.19">
            <text:p>460.19</text:p>
          </table:table-cell>
          <table:table-cell table:formula="of:=[.F1214]/[.A1214]" office:value-type="float" office:value="1.00921072830545">
            <text:p>1.01</text:p>
          </table:table-cell>
          <table:table-cell office:value-type="float" office:value="467.71">
            <text:p>467.71</text:p>
          </table:table-cell>
          <table:table-cell table:formula="of:=[.H1214]/[.A1214]" office:value-type="float" office:value="1.02570231803329">
            <text:p>1.03</text:p>
          </table:table-cell>
          <table:table-cell office:value-type="float" office:value="457.26">
            <text:p>457.26</text:p>
          </table:table-cell>
          <table:table-cell table:formula="of:=[.J1214]/[.A1214]" office:value-type="float" office:value="1.00278514879712">
            <text:p>1</text:p>
          </table:table-cell>
          <table:table-cell table:number-columns-repeated="5"/>
        </table:table-row>
        <table:table-row table:style-name="ro1">
          <table:table-cell office:value-type="float" office:value="477.96">
            <text:p>477.96</text:p>
          </table:table-cell>
          <table:table-cell office:value-type="float" office:value="485.92">
            <text:p>485.92</text:p>
          </table:table-cell>
          <table:table-cell table:formula="of:=[.B1215]/[.A1215]" office:value-type="float" office:value="1.01665411331492">
            <text:p>1.02</text:p>
          </table:table-cell>
          <table:table-cell office:value-type="float" office:value="482.16">
            <text:p>482.16</text:p>
          </table:table-cell>
          <table:table-cell table:formula="of:=[.D1215]/[.A1215]" office:value-type="float" office:value="1.00878734622144">
            <text:p>1.01</text:p>
          </table:table-cell>
          <table:table-cell office:value-type="float" office:value="480.4">
            <text:p>480.4</text:p>
          </table:table-cell>
          <table:table-cell table:formula="of:=[.F1215]/[.A1215]" office:value-type="float" office:value="1.0051050297096">
            <text:p>1.01</text:p>
          </table:table-cell>
          <table:table-cell office:value-type="float" office:value="485.09">
            <text:p>485.09</text:p>
          </table:table-cell>
          <table:table-cell table:formula="of:=[.H1215]/[.A1215]" office:value-type="float" office:value="1.01491756632354">
            <text:p>1.01</text:p>
          </table:table-cell>
          <table:table-cell office:value-type="float" office:value="477.48">
            <text:p>477.48</text:p>
          </table:table-cell>
          <table:table-cell table:formula="of:=[.J1215]/[.A1215]" office:value-type="float" office:value="0.998995731860407">
            <text:p>1</text:p>
          </table:table-cell>
          <table:table-cell table:number-columns-repeated="5"/>
        </table:table-row>
        <table:table-row table:style-name="ro1">
          <table:table-cell office:value-type="float" office:value="472.23">
            <text:p>472.23</text:p>
          </table:table-cell>
          <table:table-cell office:value-type="float" office:value="485.12">
            <text:p>485.12</text:p>
          </table:table-cell>
          <table:table-cell table:formula="of:=[.B1216]/[.A1216]" office:value-type="float" office:value="1.02729602100671">
            <text:p>1.03</text:p>
          </table:table-cell>
          <table:table-cell office:value-type="float" office:value="475.85">
            <text:p>475.85</text:p>
          </table:table-cell>
          <table:table-cell table:formula="of:=[.D1216]/[.A1216]" office:value-type="float" office:value="1.00766575609343">
            <text:p>1.01</text:p>
          </table:table-cell>
          <table:table-cell office:value-type="float" office:value="475.26">
            <text:p>475.26</text:p>
          </table:table-cell>
          <table:table-cell table:formula="of:=[.F1216]/[.A1216]" office:value-type="float" office:value="1.00641636490693">
            <text:p>1.01</text:p>
          </table:table-cell>
          <table:table-cell office:value-type="float" office:value="480.19">
            <text:p>480.19</text:p>
          </table:table-cell>
          <table:table-cell table:formula="of:=[.H1216]/[.A1216]" office:value-type="float" office:value="1.01685619295682">
            <text:p>1.02</text:p>
          </table:table-cell>
          <table:table-cell office:value-type="float" office:value="474.09">
            <text:p>474.09</text:p>
          </table:table-cell>
          <table:table-cell table:formula="of:=[.J1216]/[.A1216]" office:value-type="float" office:value="1.00393875865574">
            <text:p>1</text:p>
          </table:table-cell>
          <table:table-cell table:number-columns-repeated="5"/>
        </table:table-row>
        <table:table-row table:style-name="ro1">
          <table:table-cell office:value-type="float" office:value="485.68">
            <text:p>485.68</text:p>
          </table:table-cell>
          <table:table-cell office:value-type="float" office:value="509.92">
            <text:p>509.92</text:p>
          </table:table-cell>
          <table:table-cell table:formula="of:=[.B1217]/[.A1217]" office:value-type="float" office:value="1.04990940536979">
            <text:p>1.05</text:p>
          </table:table-cell>
          <table:table-cell office:value-type="float" office:value="497.92">
            <text:p>497.92</text:p>
          </table:table-cell>
          <table:table-cell table:formula="of:=[.D1217]/[.A1217]" office:value-type="float" office:value="1.0252017789491">
            <text:p>1.03</text:p>
          </table:table-cell>
          <table:table-cell office:value-type="float" office:value="497.92">
            <text:p>497.92</text:p>
          </table:table-cell>
          <table:table-cell table:formula="of:=[.F1217]/[.A1217]" office:value-type="float" office:value="1.0252017789491">
            <text:p>1.03</text:p>
          </table:table-cell>
          <table:table-cell office:value-type="float" office:value="509.92">
            <text:p>509.92</text:p>
          </table:table-cell>
          <table:table-cell table:formula="of:=[.H1217]/[.A1217]" office:value-type="float" office:value="1.04990940536979">
            <text:p>1.05</text:p>
          </table:table-cell>
          <table:table-cell office:value-type="float" office:value="494.99">
            <text:p>494.99</text:p>
          </table:table-cell>
          <table:table-cell table:formula="of:=[.J1217]/[.A1217]" office:value-type="float" office:value="1.01916900016472">
            <text:p>1.02</text:p>
          </table:table-cell>
          <table:table-cell table:number-columns-repeated="5"/>
        </table:table-row>
        <table:table-row table:style-name="ro1">
          <table:table-cell office:value-type="float" office:value="491.29">
            <text:p>491.29</text:p>
          </table:table-cell>
          <table:table-cell office:value-type="float" office:value="525.23">
            <text:p>525.23</text:p>
          </table:table-cell>
          <table:table-cell table:formula="of:=[.B1218]/[.A1218]" office:value-type="float" office:value="1.06908343341">
            <text:p>1.07</text:p>
          </table:table-cell>
          <table:table-cell office:value-type="float" office:value="498.36">
            <text:p>498.36</text:p>
          </table:table-cell>
          <table:table-cell table:formula="of:=[.D1218]/[.A1218]" office:value-type="float" office:value="1.01439068574569">
            <text:p>1.01</text:p>
          </table:table-cell>
          <table:table-cell office:value-type="float" office:value="500.11">
            <text:p>500.11</text:p>
          </table:table-cell>
          <table:table-cell table:formula="of:=[.F1218]/[.A1218]" office:value-type="float" office:value="1.01795273667284">
            <text:p>1.02</text:p>
          </table:table-cell>
          <table:table-cell office:value-type="float" office:value="525.23">
            <text:p>525.23</text:p>
          </table:table-cell>
          <table:table-cell table:formula="of:=[.H1218]/[.A1218]" office:value-type="float" office:value="1.06908343341">
            <text:p>1.07</text:p>
          </table:table-cell>
          <table:table-cell office:value-type="float" office:value="498.36">
            <text:p>498.36</text:p>
          </table:table-cell>
          <table:table-cell table:formula="of:=[.J1218]/[.A1218]" office:value-type="float" office:value="1.01439068574569">
            <text:p>1.01</text:p>
          </table:table-cell>
          <table:table-cell table:number-columns-repeated="5"/>
        </table:table-row>
        <table:table-row table:style-name="ro1">
          <table:table-cell office:value-type="float" office:value="453.23">
            <text:p>453.23</text:p>
          </table:table-cell>
          <table:table-cell office:value-type="float" office:value="477.78">
            <text:p>477.78</text:p>
          </table:table-cell>
          <table:table-cell table:formula="of:=[.B1219]/[.A1219]" office:value-type="float" office:value="1.05416675859939">
            <text:p>1.05</text:p>
          </table:table-cell>
          <table:table-cell office:value-type="float" office:value="462.12">
            <text:p>462.12</text:p>
          </table:table-cell>
          <table:table-cell table:formula="of:=[.D1219]/[.A1219]" office:value-type="float" office:value="1.01961476513029">
            <text:p>1.02</text:p>
          </table:table-cell>
          <table:table-cell office:value-type="float" office:value="456.85">
            <text:p>456.85</text:p>
          </table:table-cell>
          <table:table-cell table:formula="of:=[.F1219]/[.A1219]" office:value-type="float" office:value="1.00798711470997">
            <text:p>1.01</text:p>
          </table:table-cell>
          <table:table-cell office:value-type="float" office:value="467.29">
            <text:p>467.29</text:p>
          </table:table-cell>
          <table:table-cell table:formula="of:=[.H1219]/[.A1219]" office:value-type="float" office:value="1.0310217770227">
            <text:p>1.03</text:p>
          </table:table-cell>
          <table:table-cell office:value-type="float" office:value="458.61">
            <text:p>458.61</text:p>
          </table:table-cell>
          <table:table-cell table:formula="of:=[.J1219]/[.A1219]" office:value-type="float" office:value="1.01187035280101">
            <text:p>1.01</text:p>
          </table:table-cell>
          <table:table-cell table:number-columns-repeated="5"/>
        </table:table-row>
        <table:table-row table:style-name="ro1">
          <table:table-cell office:value-type="float" office:value="453.46">
            <text:p>453.46</text:p>
          </table:table-cell>
          <table:table-cell office:value-type="float" office:value="463.9">
            <text:p>463.9</text:p>
          </table:table-cell>
          <table:table-cell table:formula="of:=[.B1220]/[.A1220]" office:value-type="float" office:value="1.02302297887355">
            <text:p>1.02</text:p>
          </table:table-cell>
          <table:table-cell office:value-type="float" office:value="458.49">
            <text:p>458.49</text:p>
          </table:table-cell>
          <table:table-cell table:formula="of:=[.D1220]/[.A1220]" office:value-type="float" office:value="1.01109248886341">
            <text:p>1.01</text:p>
          </table:table-cell>
          <table:table-cell office:value-type="float" office:value="455.56">
            <text:p>455.56</text:p>
          </table:table-cell>
          <table:table-cell table:formula="of:=[.F1220]/[.A1220]" office:value-type="float" office:value="1.00463105896882">
            <text:p>1</text:p>
          </table:table-cell>
          <table:table-cell office:value-type="float" office:value="461.9">
            <text:p>461.9</text:p>
          </table:table-cell>
          <table:table-cell table:formula="of:=[.H1220]/[.A1220]" office:value-type="float" office:value="1.0186124465223">
            <text:p>1.02</text:p>
          </table:table-cell>
          <table:table-cell office:value-type="float" office:value="455.56">
            <text:p>455.56</text:p>
          </table:table-cell>
          <table:table-cell table:formula="of:=[.J1220]/[.A1220]" office:value-type="float" office:value="1.00463105896882">
            <text:p>1</text:p>
          </table:table-cell>
          <table:table-cell table:number-columns-repeated="5"/>
        </table:table-row>
        <table:table-row table:style-name="ro1">
          <table:table-cell office:value-type="float" office:value="460.45">
            <text:p>460.45</text:p>
          </table:table-cell>
          <table:table-cell office:value-type="float" office:value="470.4">
            <text:p>470.4</text:p>
          </table:table-cell>
          <table:table-cell table:formula="of:=[.B1221]/[.A1221]" office:value-type="float" office:value="1.02160929525464">
            <text:p>1.02</text:p>
          </table:table-cell>
          <table:table-cell office:value-type="float" office:value="466.99">
            <text:p>466.99</text:p>
          </table:table-cell>
          <table:table-cell table:formula="of:=[.D1221]/[.A1221]" office:value-type="float" office:value="1.01420349657943">
            <text:p>1.01</text:p>
          </table:table-cell>
          <table:table-cell office:value-type="float" office:value="462.89">
            <text:p>462.89</text:p>
          </table:table-cell>
          <table:table-cell table:formula="of:=[.F1221]/[.A1221]" office:value-type="float" office:value="1.00529916386144">
            <text:p>1.01</text:p>
          </table:table-cell>
          <table:table-cell office:value-type="float" office:value="468.99">
            <text:p>468.99</text:p>
          </table:table-cell>
          <table:table-cell table:formula="of:=[.H1221]/[.A1221]" office:value-type="float" office:value="1.01854707351504">
            <text:p>1.02</text:p>
          </table:table-cell>
          <table:table-cell office:value-type="float" office:value="464.06">
            <text:p>464.06</text:p>
          </table:table-cell>
          <table:table-cell table:formula="of:=[.J1221]/[.A1221]" office:value-type="float" office:value="1.00784015636877">
            <text:p>1.01</text:p>
          </table:table-cell>
          <table:table-cell table:number-columns-repeated="5"/>
        </table:table-row>
        <table:table-row table:style-name="ro1">
          <table:table-cell office:value-type="float" office:value="442.74">
            <text:p>442.74</text:p>
          </table:table-cell>
          <table:table-cell office:value-type="float" office:value="449.43">
            <text:p>449.43</text:p>
          </table:table-cell>
          <table:table-cell table:formula="of:=[.B1222]/[.A1222]" office:value-type="float" office:value="1.01511044857027">
            <text:p>1.02</text:p>
          </table:table-cell>
          <table:table-cell office:value-type="float" office:value="443.09">
            <text:p>443.09</text:p>
          </table:table-cell>
          <table:table-cell table:formula="of:=[.D1222]/[.A1222]" office:value-type="float" office:value="1.00079053168903">
            <text:p>1</text:p>
          </table:table-cell>
          <table:table-cell office:value-type="float" office:value="443.09">
            <text:p>443.09</text:p>
          </table:table-cell>
          <table:table-cell table:formula="of:=[.F1222]/[.A1222]" office:value-type="float" office:value="1.00079053168903">
            <text:p>1</text:p>
          </table:table-cell>
          <table:table-cell office:value-type="float" office:value="446.84">
            <text:p>446.84</text:p>
          </table:table-cell>
          <table:table-cell table:formula="of:=[.H1222]/[.A1222]" office:value-type="float" office:value="1.00926051407146">
            <text:p>1.01</text:p>
          </table:table-cell>
          <table:table-cell office:value-type="float" office:value="443.09">
            <text:p>443.09</text:p>
          </table:table-cell>
          <table:table-cell table:formula="of:=[.J1222]/[.A1222]" office:value-type="float" office:value="1.00079053168903">
            <text:p>1</text:p>
          </table:table-cell>
          <table:table-cell table:number-columns-repeated="5"/>
        </table:table-row>
        <table:table-row table:style-name="ro1">
          <table:table-cell office:value-type="float" office:value="441.89">
            <text:p>441.89</text:p>
          </table:table-cell>
          <table:table-cell office:value-type="float" office:value="463.1">
            <text:p>463.1</text:p>
          </table:table-cell>
          <table:table-cell table:formula="of:=[.B1223]/[.A1223]" office:value-type="float" office:value="1.04799837063523">
            <text:p>1.05</text:p>
          </table:table-cell>
          <table:table-cell office:value-type="float" office:value="448.96">
            <text:p>448.96</text:p>
          </table:table-cell>
          <table:table-cell table:formula="of:=[.D1223]/[.A1223]" office:value-type="float" office:value="1.01599945687841">
            <text:p>1.02</text:p>
          </table:table-cell>
          <table:table-cell office:value-type="float" office:value="451.3">
            <text:p>451.3</text:p>
          </table:table-cell>
          <table:table-cell table:formula="of:=[.F1223]/[.A1223]" office:value-type="float" office:value="1.02129489239403">
            <text:p>1.02</text:p>
          </table:table-cell>
          <table:table-cell office:value-type="float" office:value="449.2">
            <text:p>449.2</text:p>
          </table:table-cell>
          <table:table-cell table:formula="of:=[.H1223]/[.A1223]" office:value-type="float" office:value="1.01654257846975">
            <text:p>1.02</text:p>
          </table:table-cell>
          <table:table-cell office:value-type="float" office:value="448.37">
            <text:p>448.37</text:p>
          </table:table-cell>
          <table:table-cell table:formula="of:=[.J1223]/[.A1223]" office:value-type="float" office:value="1.01466428296635">
            <text:p>1.01</text:p>
          </table:table-cell>
          <table:table-cell table:number-columns-repeated="5"/>
        </table:table-row>
        <table:table-row table:style-name="ro1">
          <table:table-cell office:value-type="float" office:value="447.86">
            <text:p>447.86</text:p>
          </table:table-cell>
          <table:table-cell office:value-type="float" office:value="452.2">
            <text:p>452.2</text:p>
          </table:table-cell>
          <table:table-cell table:formula="of:=[.B1224]/[.A1224]" office:value-type="float" office:value="1.00969052829009">
            <text:p>1.01</text:p>
          </table:table-cell>
          <table:table-cell office:value-type="float" office:value="448.2">
            <text:p>448.2</text:p>
          </table:table-cell>
          <table:table-cell table:formula="of:=[.D1224]/[.A1224]" office:value-type="float" office:value="1.00075916581074">
            <text:p>1</text:p>
          </table:table-cell>
          <table:table-cell office:value-type="float" office:value="451.72">
            <text:p>451.72</text:p>
          </table:table-cell>
          <table:table-cell table:formula="of:=[.F1224]/[.A1224]" office:value-type="float" office:value="1.00861876479257">
            <text:p>1.01</text:p>
          </table:table-cell>
          <table:table-cell office:value-type="float" office:value="449.37">
            <text:p>449.37</text:p>
          </table:table-cell>
          <table:table-cell table:formula="of:=[.H1224]/[.A1224]" office:value-type="float" office:value="1.00337158933595">
            <text:p>1</text:p>
          </table:table-cell>
          <table:table-cell office:value-type="float" office:value="448.2">
            <text:p>448.2</text:p>
          </table:table-cell>
          <table:table-cell table:formula="of:=[.J1224]/[.A1224]" office:value-type="float" office:value="1.00075916581074">
            <text:p>1</text:p>
          </table:table-cell>
          <table:table-cell table:number-columns-repeated="5"/>
        </table:table-row>
        <table:table-row table:style-name="ro1">
          <table:table-cell office:value-type="float" office:value="465.86">
            <text:p>465.86</text:p>
          </table:table-cell>
          <table:table-cell office:value-type="float" office:value="475.82">
            <text:p>475.82</text:p>
          </table:table-cell>
          <table:table-cell table:formula="of:=[.B1225]/[.A1225]" office:value-type="float" office:value="1.02137981367793">
            <text:p>1.02</text:p>
          </table:table-cell>
          <table:table-cell office:value-type="float" office:value="472.4">
            <text:p>472.4</text:p>
          </table:table-cell>
          <table:table-cell table:formula="of:=[.D1225]/[.A1225]" office:value-type="float" office:value="1.01403855235478">
            <text:p>1.01</text:p>
          </table:table-cell>
          <table:table-cell office:value-type="float" office:value="469.48">
            <text:p>469.48</text:p>
          </table:table-cell>
          <table:table-cell table:formula="of:=[.F1225]/[.A1225]" office:value-type="float" office:value="1.00777057485081">
            <text:p>1.01</text:p>
          </table:table-cell>
          <table:table-cell office:value-type="float" office:value="474.4">
            <text:p>474.4</text:p>
          </table:table-cell>
          <table:table-cell table:formula="of:=[.H1225]/[.A1225]" office:value-type="float" office:value="1.01833168763148">
            <text:p>1.02</text:p>
          </table:table-cell>
          <table:table-cell office:value-type="float" office:value="468.89">
            <text:p>468.89</text:p>
          </table:table-cell>
          <table:table-cell table:formula="of:=[.J1225]/[.A1225]" office:value-type="float" office:value="1.00650409994419">
            <text:p>1.01</text:p>
          </table:table-cell>
          <table:table-cell table:number-columns-repeated="5"/>
        </table:table-row>
        <table:table-row table:style-name="ro1">
          <table:table-cell office:value-type="float" office:value="414.63">
            <text:p>414.63</text:p>
          </table:table-cell>
          <table:table-cell office:value-type="float" office:value="437.16">
            <text:p>437.16</text:p>
          </table:table-cell>
          <table:table-cell table:formula="of:=[.B1226]/[.A1226]" office:value-type="float" office:value="1.05433760219955">
            <text:p>1.05</text:p>
          </table:table-cell>
          <table:table-cell office:value-type="float" office:value="418.88">
            <text:p>418.88</text:p>
          </table:table-cell>
          <table:table-cell table:formula="of:=[.D1226]/[.A1226]" office:value-type="float" office:value="1.01025010250103">
            <text:p>1.01</text:p>
          </table:table-cell>
          <table:table-cell office:value-type="float" office:value="421.81">
            <text:p>421.81</text:p>
          </table:table-cell>
          <table:table-cell table:formula="of:=[.F1226]/[.A1226]" office:value-type="float" office:value="1.01731664375467">
            <text:p>1.02</text:p>
          </table:table-cell>
          <table:table-cell office:value-type="float" office:value="437.16">
            <text:p>437.16</text:p>
          </table:table-cell>
          <table:table-cell table:formula="of:=[.H1226]/[.A1226]" office:value-type="float" office:value="1.05433760219955">
            <text:p>1.05</text:p>
          </table:table-cell>
          <table:table-cell office:value-type="float" office:value="421.61">
            <text:p>421.61</text:p>
          </table:table-cell>
          <table:table-cell table:formula="of:=[.J1226]/[.A1226]" office:value-type="float" office:value="1.01683428598992">
            <text:p>1.02</text:p>
          </table:table-cell>
          <table:table-cell table:number-columns-repeated="5"/>
        </table:table-row>
        <table:table-row table:style-name="ro1">
          <table:table-cell office:value-type="float" office:value="474.75">
            <text:p>474.75</text:p>
          </table:table-cell>
          <table:table-cell office:value-type="float" office:value="485.82">
            <text:p>485.82</text:p>
          </table:table-cell>
          <table:table-cell table:formula="of:=[.B1227]/[.A1227]" office:value-type="float" office:value="1.02331753554502">
            <text:p>1.02</text:p>
          </table:table-cell>
          <table:table-cell office:value-type="float" office:value="486.4">
            <text:p>486.4</text:p>
          </table:table-cell>
          <table:table-cell table:formula="of:=[.D1227]/[.A1227]" office:value-type="float" office:value="1.0245392311743">
            <text:p>1.02</text:p>
          </table:table-cell>
          <table:table-cell office:value-type="float" office:value="486.4">
            <text:p>486.4</text:p>
          </table:table-cell>
          <table:table-cell table:formula="of:=[.F1227]/[.A1227]" office:value-type="float" office:value="1.0245392311743">
            <text:p>1.02</text:p>
          </table:table-cell>
          <table:table-cell office:value-type="float" office:value="483.48">
            <text:p>483.48</text:p>
          </table:table-cell>
          <table:table-cell table:formula="of:=[.H1227]/[.A1227]" office:value-type="float" office:value="1.01838862559242">
            <text:p>1.02</text:p>
          </table:table-cell>
          <table:table-cell office:value-type="float" office:value="484.06">
            <text:p>484.06</text:p>
          </table:table-cell>
          <table:table-cell table:formula="of:=[.J1227]/[.A1227]" office:value-type="float" office:value="1.0196103212217">
            <text:p>1.02</text:p>
          </table:table-cell>
          <table:table-cell table:number-columns-repeated="5"/>
        </table:table-row>
        <table:table-row table:style-name="ro1">
          <table:table-cell office:value-type="float" office:value="470.89">
            <text:p>470.89</text:p>
          </table:table-cell>
          <table:table-cell office:value-type="float" office:value="484.1">
            <text:p>484.1</text:p>
          </table:table-cell>
          <table:table-cell table:formula="of:=[.B1228]/[.A1228]" office:value-type="float" office:value="1.02805326084648">
            <text:p>1.03</text:p>
          </table:table-cell>
          <table:table-cell office:value-type="float" office:value="480.79">
            <text:p>480.79</text:p>
          </table:table-cell>
          <table:table-cell table:formula="of:=[.D1228]/[.A1228]" office:value-type="float" office:value="1.02102401834823">
            <text:p>1.02</text:p>
          </table:table-cell>
          <table:table-cell office:value-type="float" office:value="481.37">
            <text:p>481.37</text:p>
          </table:table-cell>
          <table:table-cell table:formula="of:=[.F1228]/[.A1228]" office:value-type="float" office:value="1.02225572851409">
            <text:p>1.02</text:p>
          </table:table-cell>
          <table:table-cell office:value-type="float" office:value="480.69">
            <text:p>480.69</text:p>
          </table:table-cell>
          <table:table-cell table:formula="of:=[.H1228]/[.A1228]" office:value-type="float" office:value="1.02081165452653">
            <text:p>1.02</text:p>
          </table:table-cell>
          <table:table-cell office:value-type="float" office:value="478.45">
            <text:p>478.45</text:p>
          </table:table-cell>
          <table:table-cell table:formula="of:=[.J1228]/[.A1228]" office:value-type="float" office:value="1.01605470492047">
            <text:p>1.02</text:p>
          </table:table-cell>
          <table:table-cell table:number-columns-repeated="5"/>
        </table:table-row>
        <table:table-row table:style-name="ro1">
          <table:table-cell office:value-type="float" office:value="447.87">
            <text:p>447.87</text:p>
          </table:table-cell>
          <table:table-cell office:value-type="float" office:value="465.97">
            <text:p>465.97</text:p>
          </table:table-cell>
          <table:table-cell table:formula="of:=[.B1229]/[.A1229]" office:value-type="float" office:value="1.04041351284971">
            <text:p>1.04</text:p>
          </table:table-cell>
          <table:table-cell office:value-type="float" office:value="453.49">
            <text:p>453.49</text:p>
          </table:table-cell>
          <table:table-cell table:formula="of:=[.D1229]/[.A1229]" office:value-type="float" office:value="1.0125482841003">
            <text:p>1.01</text:p>
          </table:table-cell>
          <table:table-cell office:value-type="float" office:value="449.97">
            <text:p>449.97</text:p>
          </table:table-cell>
          <table:table-cell table:formula="of:=[.F1229]/[.A1229]" office:value-type="float" office:value="1.00468886060687">
            <text:p>1</text:p>
          </table:table-cell>
          <table:table-cell office:value-type="float" office:value="460.32">
            <text:p>460.32</text:p>
          </table:table-cell>
          <table:table-cell table:formula="of:=[.H1229]/[.A1229]" office:value-type="float" office:value="1.02779824502646">
            <text:p>1.03</text:p>
          </table:table-cell>
          <table:table-cell office:value-type="float" office:value="449.97">
            <text:p>449.97</text:p>
          </table:table-cell>
          <table:table-cell table:formula="of:=[.J1229]/[.A1229]" office:value-type="float" office:value="1.00468886060687">
            <text:p>1</text:p>
          </table:table-cell>
          <table:table-cell table:number-columns-repeated="5"/>
        </table:table-row>
        <table:table-row table:style-name="ro1">
          <table:table-cell office:value-type="float" office:value="460.94">
            <text:p>460.94</text:p>
          </table:table-cell>
          <table:table-cell office:value-type="float" office:value="467.73">
            <text:p>467.73</text:p>
          </table:table-cell>
          <table:table-cell table:formula="of:=[.B1230]/[.A1230]" office:value-type="float" office:value="1.01473076756194">
            <text:p>1.01</text:p>
          </table:table-cell>
          <table:table-cell office:value-type="float" office:value="463.63">
            <text:p>463.63</text:p>
          </table:table-cell>
          <table:table-cell table:formula="of:=[.D1230]/[.A1230]" office:value-type="float" office:value="1.00583590055105">
            <text:p>1.01</text:p>
          </table:table-cell>
          <table:table-cell office:value-type="float" office:value="463.04">
            <text:p>463.04</text:p>
          </table:table-cell>
          <table:table-cell table:formula="of:=[.F1230]/[.A1230]" office:value-type="float" office:value="1.00455590749338">
            <text:p>1</text:p>
          </table:table-cell>
          <table:table-cell office:value-type="float" office:value="464.8">
            <text:p>464.8</text:p>
          </table:table-cell>
          <table:table-cell table:formula="of:=[.H1230]/[.A1230]" office:value-type="float" office:value="1.00837419186879">
            <text:p>1.01</text:p>
          </table:table-cell>
          <table:table-cell office:value-type="float" office:value="463.04">
            <text:p>463.04</text:p>
          </table:table-cell>
          <table:table-cell table:formula="of:=[.J1230]/[.A1230]" office:value-type="float" office:value="1.00455590749338">
            <text:p>1</text:p>
          </table:table-cell>
          <table:table-cell table:number-columns-repeated="5"/>
        </table:table-row>
        <table:table-row table:style-name="ro1">
          <table:table-cell office:value-type="float" office:value="446.26">
            <text:p>446.26</text:p>
          </table:table-cell>
          <table:table-cell office:value-type="float" office:value="0">
            <text:p>0</text:p>
          </table:table-cell>
          <table:table-cell table:formula="of:=[.B1231]/[.A1231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D1231]/[.A1231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F1231]/[.A1231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H1231]/[.A1231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J1231]/[.A1231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460.33">
            <text:p>460.33</text:p>
          </table:table-cell>
          <table:table-cell office:value-type="float" office:value="480.96">
            <text:p>480.96</text:p>
          </table:table-cell>
          <table:table-cell table:formula="of:=[.B1232]/[.A1232]" office:value-type="float" office:value="1.0448156757109">
            <text:p>1.04</text:p>
          </table:table-cell>
          <table:table-cell office:value-type="float" office:value="470.82">
            <text:p>470.82</text:p>
          </table:table-cell>
          <table:table-cell table:formula="of:=[.D1232]/[.A1232]" office:value-type="float" office:value="1.02278799991311">
            <text:p>1.02</text:p>
          </table:table-cell>
          <table:table-cell office:value-type="float" office:value="472.58">
            <text:p>472.58</text:p>
          </table:table-cell>
          <table:table-cell table:formula="of:=[.F1232]/[.A1232]" office:value-type="float" office:value="1.0266113440358">
            <text:p>1.03</text:p>
          </table:table-cell>
          <table:table-cell office:value-type="float" office:value="480.96">
            <text:p>480.96</text:p>
          </table:table-cell>
          <table:table-cell table:formula="of:=[.H1232]/[.A1232]" office:value-type="float" office:value="1.0448156757109">
            <text:p>1.04</text:p>
          </table:table-cell>
          <table:table-cell office:value-type="float" office:value="469.06">
            <text:p>469.06</text:p>
          </table:table-cell>
          <table:table-cell table:formula="of:=[.J1232]/[.A1232]" office:value-type="float" office:value="1.01896465579041">
            <text:p>1.02</text:p>
          </table:table-cell>
          <table:table-cell table:number-columns-repeated="5"/>
        </table:table-row>
        <table:table-row table:style-name="ro1">
          <table:table-cell office:value-type="float" office:value="470.94">
            <text:p>470.94</text:p>
          </table:table-cell>
          <table:table-cell office:value-type="float" office:value="476.8">
            <text:p>476.8</text:p>
          </table:table-cell>
          <table:table-cell table:formula="of:=[.B1233]/[.A1233]" office:value-type="float" office:value="1.01244319870897">
            <text:p>1.01</text:p>
          </table:table-cell>
          <table:table-cell office:value-type="float" office:value="473.04">
            <text:p>473.04</text:p>
          </table:table-cell>
          <table:table-cell table:formula="of:=[.D1233]/[.A1233]" office:value-type="float" office:value="1.00445916677284">
            <text:p>1</text:p>
          </table:table-cell>
          <table:table-cell office:value-type="float" office:value="474.8">
            <text:p>474.8</text:p>
          </table:table-cell>
          <table:table-cell table:formula="of:=[.F1233]/[.A1233]" office:value-type="float" office:value="1.00819637321102">
            <text:p>1.01</text:p>
          </table:table-cell>
          <table:table-cell office:value-type="float" office:value="475.97">
            <text:p>475.97</text:p>
          </table:table-cell>
          <table:table-cell table:formula="of:=[.H1233]/[.A1233]" office:value-type="float" office:value="1.01068076612732">
            <text:p>1.01</text:p>
          </table:table-cell>
          <table:table-cell office:value-type="float" office:value="471.87">
            <text:p>471.87</text:p>
          </table:table-cell>
          <table:table-cell table:formula="of:=[.J1233]/[.A1233]" office:value-type="float" office:value="1.00197477385654">
            <text:p>1</text:p>
          </table:table-cell>
          <table:table-cell table:number-columns-repeated="5"/>
        </table:table-row>
        <table:table-row table:style-name="ro1">
          <table:table-cell office:value-type="float" office:value="462.17">
            <text:p>462.17</text:p>
          </table:table-cell>
          <table:table-cell office:value-type="float" office:value="476.9">
            <text:p>476.9</text:p>
          </table:table-cell>
          <table:table-cell table:formula="of:=[.B1234]/[.A1234]" office:value-type="float" office:value="1.03187138931562">
            <text:p>1.03</text:p>
          </table:table-cell>
          <table:table-cell office:value-type="float" office:value="464.17">
            <text:p>464.17</text:p>
          </table:table-cell>
          <table:table-cell table:formula="of:=[.D1234]/[.A1234]" office:value-type="float" office:value="1.00432741199126">
            <text:p>1</text:p>
          </table:table-cell>
          <table:table-cell office:value-type="float" office:value="474.72">
            <text:p>474.72</text:p>
          </table:table-cell>
          <table:table-cell table:formula="of:=[.F1234]/[.A1234]" office:value-type="float" office:value="1.02715451024515">
            <text:p>1.03</text:p>
          </table:table-cell>
          <table:table-cell office:value-type="float" office:value="467.49">
            <text:p>467.49</text:p>
          </table:table-cell>
          <table:table-cell table:formula="of:=[.H1234]/[.A1234]" office:value-type="float" office:value="1.01151091589675">
            <text:p>1.01</text:p>
          </table:table-cell>
          <table:table-cell office:value-type="float" office:value="467.49">
            <text:p>467.49</text:p>
          </table:table-cell>
          <table:table-cell table:formula="of:=[.J1234]/[.A1234]" office:value-type="float" office:value="1.01151091589675">
            <text:p>1.01</text:p>
          </table:table-cell>
          <table:table-cell table:number-columns-repeated="5"/>
        </table:table-row>
        <table:table-row table:style-name="ro1">
          <table:table-cell office:value-type="float" office:value="440.85">
            <text:p>440.85</text:p>
          </table:table-cell>
          <table:table-cell office:value-type="float" office:value="464.81">
            <text:p>464.81</text:p>
          </table:table-cell>
          <table:table-cell table:formula="of:=[.B1235]/[.A1235]" office:value-type="float" office:value="1.05434955200181">
            <text:p>1.05</text:p>
          </table:table-cell>
          <table:table-cell office:value-type="float" office:value="449.98">
            <text:p>449.98</text:p>
          </table:table-cell>
          <table:table-cell table:formula="of:=[.D1235]/[.A1235]" office:value-type="float" office:value="1.02070999206079">
            <text:p>1.02</text:p>
          </table:table-cell>
          <table:table-cell office:value-type="float" office:value="443.29">
            <text:p>443.29</text:p>
          </table:table-cell>
          <table:table-cell table:formula="of:=[.F1235]/[.A1235]" office:value-type="float" office:value="1.00553476239084">
            <text:p>1.01</text:p>
          </table:table-cell>
          <table:table-cell office:value-type="float" office:value="451.98">
            <text:p>451.98</text:p>
          </table:table-cell>
          <table:table-cell table:formula="of:=[.H1235]/[.A1235]" office:value-type="float" office:value="1.02524668254508">
            <text:p>1.03</text:p>
          </table:table-cell>
          <table:table-cell office:value-type="float" office:value="444.46">
            <text:p>444.46</text:p>
          </table:table-cell>
          <table:table-cell table:formula="of:=[.J1235]/[.A1235]" office:value-type="float" office:value="1.00818872632415">
            <text:p>1.01</text:p>
          </table:table-cell>
          <table:table-cell table:number-columns-repeated="5"/>
        </table:table-row>
        <table:table-row table:style-name="ro1">
          <table:table-cell office:value-type="float" office:value="459.39">
            <text:p>459.39</text:p>
          </table:table-cell>
          <table:table-cell office:value-type="float" office:value="472.12">
            <text:p>472.12</text:p>
          </table:table-cell>
          <table:table-cell table:formula="of:=[.B1236]/[.A1236]" office:value-type="float" office:value="1.02771065978798">
            <text:p>1.03</text:p>
          </table:table-cell>
          <table:table-cell office:value-type="float" office:value="469.29">
            <text:p>469.29</text:p>
          </table:table-cell>
          <table:table-cell table:formula="of:=[.D1236]/[.A1236]" office:value-type="float" office:value="1.02155031672435">
            <text:p>1.02</text:p>
          </table:table-cell>
          <table:table-cell office:value-type="float" office:value="471.05">
            <text:p>471.05</text:p>
          </table:table-cell>
          <table:table-cell table:formula="of:=[.F1236]/[.A1236]" office:value-type="float" office:value="1.02538148414201">
            <text:p>1.03</text:p>
          </table:table-cell>
          <table:table-cell office:value-type="float" office:value="472.12">
            <text:p>472.12</text:p>
          </table:table-cell>
          <table:table-cell table:formula="of:=[.H1236]/[.A1236]" office:value-type="float" office:value="1.02771065978798">
            <text:p>1.03</text:p>
          </table:table-cell>
          <table:table-cell office:value-type="float" office:value="466.95">
            <text:p>466.95</text:p>
          </table:table-cell>
          <table:table-cell table:formula="of:=[.J1236]/[.A1236]" office:value-type="float" office:value="1.0164566054986">
            <text:p>1.02</text:p>
          </table:table-cell>
          <table:table-cell table:number-columns-repeated="5"/>
        </table:table-row>
        <table:table-row table:style-name="ro1">
          <table:table-cell office:value-type="float" office:value="459.7">
            <text:p>459.7</text:p>
          </table:table-cell>
          <table:table-cell office:value-type="float" office:value="477.76">
            <text:p>477.76</text:p>
          </table:table-cell>
          <table:table-cell table:formula="of:=[.B1237]/[.A1237]" office:value-type="float" office:value="1.03928649118991">
            <text:p>1.04</text:p>
          </table:table-cell>
          <table:table-cell office:value-type="float" office:value="466.49">
            <text:p>466.49</text:p>
          </table:table-cell>
          <table:table-cell table:formula="of:=[.D1237]/[.A1237]" office:value-type="float" office:value="1.01477050250163">
            <text:p>1.01</text:p>
          </table:table-cell>
          <table:table-cell office:value-type="float" office:value="461.8">
            <text:p>461.8</text:p>
          </table:table-cell>
          <table:table-cell table:formula="of:=[.F1237]/[.A1237]" office:value-type="float" office:value="1.00456819664999">
            <text:p>1</text:p>
          </table:table-cell>
          <table:table-cell office:value-type="float" office:value="467.66">
            <text:p>467.66</text:p>
          </table:table-cell>
          <table:table-cell table:formula="of:=[.H1237]/[.A1237]" office:value-type="float" office:value="1.0173156406352">
            <text:p>1.02</text:p>
          </table:table-cell>
          <table:table-cell office:value-type="float" office:value="466.49">
            <text:p>466.49</text:p>
          </table:table-cell>
          <table:table-cell table:formula="of:=[.J1237]/[.A1237]" office:value-type="float" office:value="1.01477050250163">
            <text:p>1.01</text:p>
          </table:table-cell>
          <table:table-cell table:number-columns-repeated="5"/>
        </table:table-row>
        <table:table-row table:style-name="ro1">
          <table:table-cell office:value-type="float" office:value="458.77">
            <text:p>458.77</text:p>
          </table:table-cell>
          <table:table-cell office:value-type="float" office:value="467.22">
            <text:p>467.22</text:p>
          </table:table-cell>
          <table:table-cell table:formula="of:=[.B1238]/[.A1238]" office:value-type="float" office:value="1.01841881552848">
            <text:p>1.02</text:p>
          </table:table-cell>
          <table:table-cell office:value-type="float" office:value="464.39">
            <text:p>464.39</text:p>
          </table:table-cell>
          <table:table-cell table:formula="of:=[.D1238]/[.A1238]" office:value-type="float" office:value="1.01225014713255">
            <text:p>1.01</text:p>
          </table:table-cell>
          <table:table-cell office:value-type="float" office:value="460.87">
            <text:p>460.87</text:p>
          </table:table-cell>
          <table:table-cell table:formula="of:=[.F1238]/[.A1238]" office:value-type="float" office:value="1.00457745711359">
            <text:p>1</text:p>
          </table:table-cell>
          <table:table-cell office:value-type="float" office:value="464.97">
            <text:p>464.97</text:p>
          </table:table-cell>
          <table:table-cell table:formula="of:=[.H1238]/[.A1238]" office:value-type="float" office:value="1.01351439719249">
            <text:p>1.01</text:p>
          </table:table-cell>
          <table:table-cell office:value-type="float" office:value="463.22">
            <text:p>463.22</text:p>
          </table:table-cell>
          <table:table-cell table:formula="of:=[.J1238]/[.A1238]" office:value-type="float" office:value="1.00969984959784">
            <text:p>1.01</text:p>
          </table:table-cell>
          <table:table-cell table:number-columns-repeated="5"/>
        </table:table-row>
        <table:table-row table:style-name="ro1">
          <table:table-cell office:value-type="float" office:value="447.7">
            <text:p>447.7</text:p>
          </table:table-cell>
          <table:table-cell office:value-type="float" office:value="453.9">
            <text:p>453.9</text:p>
          </table:table-cell>
          <table:table-cell table:formula="of:=[.B1239]/[.A1239]" office:value-type="float" office:value="1.0138485593031">
            <text:p>1.01</text:p>
          </table:table-cell>
          <table:table-cell office:value-type="float" office:value="451.56">
            <text:p>451.56</text:p>
          </table:table-cell>
          <table:table-cell table:formula="of:=[.D1239]/[.A1239]" office:value-type="float" office:value="1.00862184498548">
            <text:p>1.01</text:p>
          </table:table-cell>
          <table:table-cell office:value-type="float" office:value="452.14">
            <text:p>452.14</text:p>
          </table:table-cell>
          <table:table-cell table:formula="of:=[.F1239]/[.A1239]" office:value-type="float" office:value="1.0099173553719">
            <text:p>1.01</text:p>
          </table:table-cell>
          <table:table-cell office:value-type="float" office:value="453.9">
            <text:p>453.9</text:p>
          </table:table-cell>
          <table:table-cell table:formula="of:=[.H1239]/[.A1239]" office:value-type="float" office:value="1.0138485593031">
            <text:p>1.01</text:p>
          </table:table-cell>
          <table:table-cell office:value-type="float" office:value="448.63">
            <text:p>448.63</text:p>
          </table:table-cell>
          <table:table-cell table:formula="of:=[.J1239]/[.A1239]" office:value-type="float" office:value="1.00207728389547">
            <text:p>1</text:p>
          </table:table-cell>
          <table:table-cell table:number-columns-repeated="5"/>
        </table:table-row>
        <table:table-row table:style-name="ro1">
          <table:table-cell office:value-type="float" office:value="439.88">
            <text:p>439.88</text:p>
          </table:table-cell>
          <table:table-cell office:value-type="float" office:value="449.25">
            <text:p>449.25</text:p>
          </table:table-cell>
          <table:table-cell table:formula="of:=[.B1240]/[.A1240]" office:value-type="float" office:value="1.02130126398109">
            <text:p>1.02</text:p>
          </table:table-cell>
          <table:table-cell office:value-type="float" office:value="447.25">
            <text:p>447.25</text:p>
          </table:table-cell>
          <table:table-cell table:formula="of:=[.D1240]/[.A1240]" office:value-type="float" office:value="1.01675456942803">
            <text:p>1.02</text:p>
          </table:table-cell>
          <table:table-cell office:value-type="float" office:value="441.74">
            <text:p>441.74</text:p>
          </table:table-cell>
          <table:table-cell table:formula="of:=[.F1240]/[.A1240]" office:value-type="float" office:value="1.00422842593435">
            <text:p>1</text:p>
          </table:table-cell>
          <table:table-cell office:value-type="float" office:value="449.25">
            <text:p>449.25</text:p>
          </table:table-cell>
          <table:table-cell table:formula="of:=[.H1240]/[.A1240]" office:value-type="float" office:value="1.02130126398109">
            <text:p>1.02</text:p>
          </table:table-cell>
          <table:table-cell office:value-type="float" office:value="442.32">
            <text:p>442.32</text:p>
          </table:table-cell>
          <table:table-cell table:formula="of:=[.J1240]/[.A1240]" office:value-type="float" office:value="1.00554696735473">
            <text:p>1.01</text:p>
          </table:table-cell>
          <table:table-cell table:number-columns-repeated="5"/>
        </table:table-row>
        <table:table-row table:style-name="ro1">
          <table:table-cell office:value-type="float" office:value="456.96">
            <text:p>456.96</text:p>
          </table:table-cell>
          <table:table-cell office:value-type="float" office:value="486.53">
            <text:p>486.53</text:p>
          </table:table-cell>
          <table:table-cell table:formula="of:=[.B1241]/[.A1241]" office:value-type="float" office:value="1.06471025910364">
            <text:p>1.06</text:p>
          </table:table-cell>
          <table:table-cell office:value-type="float" office:value="465.26">
            <text:p>465.26</text:p>
          </table:table-cell>
          <table:table-cell table:formula="of:=[.D1241]/[.A1241]" office:value-type="float" office:value="1.01816351540616">
            <text:p>1.02</text:p>
          </table:table-cell>
          <table:table-cell office:value-type="float" office:value="460.58">
            <text:p>460.58</text:p>
          </table:table-cell>
          <table:table-cell table:formula="of:=[.F1241]/[.A1241]" office:value-type="float" office:value="1.00792191876751">
            <text:p>1.01</text:p>
          </table:table-cell>
          <table:table-cell office:value-type="float" office:value="467.02">
            <text:p>467.02</text:p>
          </table:table-cell>
          <table:table-cell table:formula="of:=[.H1241]/[.A1241]" office:value-type="float" office:value="1.02201505602241">
            <text:p>1.02</text:p>
          </table:table-cell>
          <table:table-cell office:value-type="float" office:value="461.16">
            <text:p>461.16</text:p>
          </table:table-cell>
          <table:table-cell table:formula="of:=[.J1241]/[.A1241]" office:value-type="float" office:value="1.00919117647059">
            <text:p>1.01</text:p>
          </table:table-cell>
          <table:table-cell table:number-columns-repeated="5"/>
        </table:table-row>
        <table:table-row table:style-name="ro1">
          <table:table-cell office:value-type="float" office:value="487.2">
            <text:p>487.2</text:p>
          </table:table-cell>
          <table:table-cell office:value-type="float" office:value="503.93">
            <text:p>503.93</text:p>
          </table:table-cell>
          <table:table-cell table:formula="of:=[.B1242]/[.A1242]" office:value-type="float" office:value="1.03433908045977">
            <text:p>1.03</text:p>
          </table:table-cell>
          <table:table-cell office:value-type="float" office:value="494.86">
            <text:p>494.86</text:p>
          </table:table-cell>
          <table:table-cell table:formula="of:=[.D1242]/[.A1242]" office:value-type="float" office:value="1.01572249589491">
            <text:p>1.02</text:p>
          </table:table-cell>
          <table:table-cell office:value-type="float" office:value="499.06">
            <text:p>499.06</text:p>
          </table:table-cell>
          <table:table-cell table:formula="of:=[.F1242]/[.A1242]" office:value-type="float" office:value="1.02434318555008">
            <text:p>1.02</text:p>
          </table:table-cell>
          <table:table-cell office:value-type="float" office:value="497">
            <text:p>497</text:p>
          </table:table-cell>
          <table:table-cell table:formula="of:=[.H1242]/[.A1242]" office:value-type="float" office:value="1.02011494252874">
            <text:p>1.02</text:p>
          </table:table-cell>
          <table:table-cell office:value-type="float" office:value="498.17">
            <text:p>498.17</text:p>
          </table:table-cell>
          <table:table-cell table:formula="of:=[.J1242]/[.A1242]" office:value-type="float" office:value="1.02251642036125">
            <text:p>1.02</text:p>
          </table:table-cell>
          <table:table-cell table:number-columns-repeated="5"/>
        </table:table-row>
        <table:table-row table:style-name="ro1">
          <table:table-cell office:value-type="float" office:value="470.17">
            <text:p>470.17</text:p>
          </table:table-cell>
          <table:table-cell office:value-type="float" office:value="487.55">
            <text:p>487.55</text:p>
          </table:table-cell>
          <table:table-cell table:formula="of:=[.B1243]/[.A1243]" office:value-type="float" office:value="1.03696535295744">
            <text:p>1.04</text:p>
          </table:table-cell>
          <table:table-cell office:value-type="float" office:value="478.37">
            <text:p>478.37</text:p>
          </table:table-cell>
          <table:table-cell table:formula="of:=[.D1243]/[.A1243]" office:value-type="float" office:value="1.01744050024459">
            <text:p>1.02</text:p>
          </table:table-cell>
          <table:table-cell office:value-type="float" office:value="472.03">
            <text:p>472.03</text:p>
          </table:table-cell>
          <table:table-cell table:formula="of:=[.F1243]/[.A1243]" office:value-type="float" office:value="1.00395601590914">
            <text:p>1</text:p>
          </table:table-cell>
          <table:table-cell office:value-type="float" office:value="486.37">
            <text:p>486.37</text:p>
          </table:table-cell>
          <table:table-cell table:formula="of:=[.H1243]/[.A1243]" office:value-type="float" office:value="1.03445562243444">
            <text:p>1.03</text:p>
          </table:table-cell>
          <table:table-cell office:value-type="float" office:value="473.2">
            <text:p>473.2</text:p>
          </table:table-cell>
          <table:table-cell table:formula="of:=[.J1243]/[.A1243]" office:value-type="float" office:value="1.0064444775294">
            <text:p>1.01</text:p>
          </table:table-cell>
          <table:table-cell table:number-columns-repeated="5"/>
        </table:table-row>
        <table:table-row table:style-name="ro1">
          <table:table-cell office:value-type="float" office:value="427.29">
            <text:p>427.29</text:p>
          </table:table-cell>
          <table:table-cell office:value-type="float" office:value="439.59">
            <text:p>439.59</text:p>
          </table:table-cell>
          <table:table-cell table:formula="of:=[.B1244]/[.A1244]" office:value-type="float" office:value="1.02878607035035">
            <text:p>1.03</text:p>
          </table:table-cell>
          <table:table-cell office:value-type="float" office:value="435.59">
            <text:p>435.59</text:p>
          </table:table-cell>
          <table:table-cell table:formula="of:=[.D1244]/[.A1244]" office:value-type="float" office:value="1.01942474665918">
            <text:p>1.02</text:p>
          </table:table-cell>
          <table:table-cell office:value-type="float" office:value="430.91">
            <text:p>430.91</text:p>
          </table:table-cell>
          <table:table-cell table:formula="of:=[.F1244]/[.A1244]" office:value-type="float" office:value="1.00847199794051">
            <text:p>1.01</text:p>
          </table:table-cell>
          <table:table-cell office:value-type="float" office:value="438.18">
            <text:p>438.18</text:p>
          </table:table-cell>
          <table:table-cell table:formula="of:=[.H1244]/[.A1244]" office:value-type="float" office:value="1.02548620374921">
            <text:p>1.03</text:p>
          </table:table-cell>
          <table:table-cell office:value-type="float" office:value="431.49">
            <text:p>431.49</text:p>
          </table:table-cell>
          <table:table-cell table:formula="of:=[.J1244]/[.A1244]" office:value-type="float" office:value="1.00982938987573">
            <text:p>1.01</text:p>
          </table:table-cell>
          <table:table-cell table:number-columns-repeated="5"/>
        </table:table-row>
        <table:table-row table:style-name="ro1">
          <table:table-cell office:value-type="float" office:value="485.74">
            <text:p>485.74</text:p>
          </table:table-cell>
          <table:table-cell office:value-type="float" office:value="495.74">
            <text:p>495.74</text:p>
          </table:table-cell>
          <table:table-cell table:formula="of:=[.B1245]/[.A1245]" office:value-type="float" office:value="1.02058714538642">
            <text:p>1.02</text:p>
          </table:table-cell>
          <table:table-cell office:value-type="float" office:value="492.23">
            <text:p>492.23</text:p>
          </table:table-cell>
          <table:table-cell table:formula="of:=[.D1245]/[.A1245]" office:value-type="float" office:value="1.01336105735579">
            <text:p>1.01</text:p>
          </table:table-cell>
          <table:table-cell office:value-type="float" office:value="493.4">
            <text:p>493.4</text:p>
          </table:table-cell>
          <table:table-cell table:formula="of:=[.F1245]/[.A1245]" office:value-type="float" office:value="1.015769753366">
            <text:p>1.02</text:p>
          </table:table-cell>
          <table:table-cell office:value-type="float" office:value="495.74">
            <text:p>495.74</text:p>
          </table:table-cell>
          <table:table-cell table:formula="of:=[.H1245]/[.A1245]" office:value-type="float" office:value="1.02058714538642">
            <text:p>1.02</text:p>
          </table:table-cell>
          <table:table-cell office:value-type="float" office:value="492.81">
            <text:p>492.81</text:p>
          </table:table-cell>
          <table:table-cell table:formula="of:=[.J1245]/[.A1245]" office:value-type="float" office:value="1.0145551117882">
            <text:p>1.01</text:p>
          </table:table-cell>
          <table:table-cell table:number-columns-repeated="5"/>
        </table:table-row>
        <table:table-row table:style-name="ro1">
          <table:table-cell office:value-type="float" office:value="482.03">
            <text:p>482.03</text:p>
          </table:table-cell>
          <table:table-cell office:value-type="float" office:value="494.76">
            <text:p>494.76</text:p>
          </table:table-cell>
          <table:table-cell table:formula="of:=[.B1246]/[.A1246]" office:value-type="float" office:value="1.02640914465905">
            <text:p>1.03</text:p>
          </table:table-cell>
          <table:table-cell office:value-type="float" office:value="486.86">
            <text:p>486.86</text:p>
          </table:table-cell>
          <table:table-cell table:formula="of:=[.D1246]/[.A1246]" office:value-type="float" office:value="1.01002012322884">
            <text:p>1.01</text:p>
          </table:table-cell>
          <table:table-cell office:value-type="float" office:value="490.96">
            <text:p>490.96</text:p>
          </table:table-cell>
          <table:table-cell table:formula="of:=[.F1246]/[.A1246]" office:value-type="float" office:value="1.01852581789515">
            <text:p>1.02</text:p>
          </table:table-cell>
          <table:table-cell office:value-type="float" office:value="489">
            <text:p>489</text:p>
          </table:table-cell>
          <table:table-cell table:formula="of:=[.H1246]/[.A1246]" office:value-type="float" office:value="1.01445968093272">
            <text:p>1.01</text:p>
          </table:table-cell>
          <table:table-cell office:value-type="float" office:value="492.52">
            <text:p>492.52</text:p>
          </table:table-cell>
          <table:table-cell table:formula="of:=[.J1246]/[.A1246]" office:value-type="float" office:value="1.0217621309877">
            <text:p>1.02</text:p>
          </table:table-cell>
          <table:table-cell table:number-columns-repeated="5"/>
        </table:table-row>
        <table:table-row table:style-name="ro1">
          <table:table-cell office:value-type="float" office:value="447.39">
            <text:p>447.39</text:p>
          </table:table-cell>
          <table:table-cell office:value-type="float" office:value="469.59">
            <text:p>469.59</text:p>
          </table:table-cell>
          <table:table-cell table:formula="of:=[.B1247]/[.A1247]" office:value-type="float" office:value="1.04962113592168">
            <text:p>1.05</text:p>
          </table:table-cell>
          <table:table-cell office:value-type="float" office:value="454.17">
            <text:p>454.17</text:p>
          </table:table-cell>
          <table:table-cell table:formula="of:=[.D1247]/[.A1247]" office:value-type="float" office:value="1.01515456313284">
            <text:p>1.02</text:p>
          </table:table-cell>
          <table:table-cell office:value-type="float" office:value="449.49">
            <text:p>449.49</text:p>
          </table:table-cell>
          <table:table-cell table:formula="of:=[.F1247]/[.A1247]" office:value-type="float" office:value="1.00469389123583">
            <text:p>1</text:p>
          </table:table-cell>
          <table:table-cell office:value-type="float" office:value="459.35">
            <text:p>459.35</text:p>
          </table:table-cell>
          <table:table-cell table:formula="of:=[.H1247]/[.A1247]" office:value-type="float" office:value="1.02673282818123">
            <text:p>1.03</text:p>
          </table:table-cell>
          <table:table-cell office:value-type="float" office:value="452.42">
            <text:p>452.42</text:p>
          </table:table-cell>
          <table:table-cell table:formula="of:=[.J1247]/[.A1247]" office:value-type="float" office:value="1.01124298710298">
            <text:p>1.01</text:p>
          </table:table-cell>
          <table:table-cell table:number-columns-repeated="5"/>
        </table:table-row>
        <table:table-row table:style-name="ro1">
          <table:table-cell office:value-type="float" office:value="426.63">
            <text:p>426.63</text:p>
          </table:table-cell>
          <table:table-cell office:value-type="float" office:value="451.02">
            <text:p>451.02</text:p>
          </table:table-cell>
          <table:table-cell table:formula="of:=[.B1248]/[.A1248]" office:value-type="float" office:value="1.05716897545883">
            <text:p>1.06</text:p>
          </table:table-cell>
          <table:table-cell office:value-type="float" office:value="436.53">
            <text:p>436.53</text:p>
          </table:table-cell>
          <table:table-cell table:formula="of:=[.D1248]/[.A1248]" office:value-type="float" office:value="1.02320511918993">
            <text:p>1.02</text:p>
          </table:table-cell>
          <table:table-cell office:value-type="float" office:value="436.53">
            <text:p>436.53</text:p>
          </table:table-cell>
          <table:table-cell table:formula="of:=[.F1248]/[.A1248]" office:value-type="float" office:value="1.02320511918993">
            <text:p>1.02</text:p>
          </table:table-cell>
          <table:table-cell office:value-type="float" office:value="449.26">
            <text:p>449.26</text:p>
          </table:table-cell>
          <table:table-cell table:formula="of:=[.H1248]/[.A1248]" office:value-type="float" office:value="1.05304362093617">
            <text:p>1.05</text:p>
          </table:table-cell>
          <table:table-cell office:value-type="float" office:value="435.36">
            <text:p>435.36</text:p>
          </table:table-cell>
          <table:table-cell table:formula="of:=[.J1248]/[.A1248]" office:value-type="float" office:value="1.02046269601294">
            <text:p>1.02</text:p>
          </table:table-cell>
          <table:table-cell table:number-columns-repeated="5"/>
        </table:table-row>
        <table:table-row table:style-name="ro1">
          <table:table-cell office:value-type="float" office:value="439.26">
            <text:p>439.26</text:p>
          </table:table-cell>
          <table:table-cell office:value-type="float" office:value="449.8">
            <text:p>449.8</text:p>
          </table:table-cell>
          <table:table-cell table:formula="of:=[.B1249]/[.A1249]" office:value-type="float" office:value="1.0239949005145">
            <text:p>1.02</text:p>
          </table:table-cell>
          <table:table-cell office:value-type="float" office:value="441.36">
            <text:p>441.36</text:p>
          </table:table-cell>
          <table:table-cell table:formula="of:=[.D1249]/[.A1249]" office:value-type="float" office:value="1.00478076765469">
            <text:p>1</text:p>
          </table:table-cell>
          <table:table-cell office:value-type="float" office:value="441.36">
            <text:p>441.36</text:p>
          </table:table-cell>
          <table:table-cell table:formula="of:=[.F1249]/[.A1249]" office:value-type="float" office:value="1.00478076765469">
            <text:p>1</text:p>
          </table:table-cell>
          <table:table-cell office:value-type="float" office:value="441.94">
            <text:p>441.94</text:p>
          </table:table-cell>
          <table:table-cell table:formula="of:=[.H1249]/[.A1249]" office:value-type="float" office:value="1.0061011701498">
            <text:p>1.01</text:p>
          </table:table-cell>
          <table:table-cell office:value-type="float" office:value="448.39">
            <text:p>448.39</text:p>
          </table:table-cell>
          <table:table-cell table:formula="of:=[.J1249]/[.A1249]" office:value-type="float" office:value="1.02078495651778">
            <text:p>1.02</text:p>
          </table:table-cell>
          <table:table-cell table:number-columns-repeated="5"/>
        </table:table-row>
        <table:table-row table:style-name="ro1">
          <table:table-cell office:value-type="float" office:value="487.49">
            <text:p>487.49</text:p>
          </table:table-cell>
          <table:table-cell office:value-type="float" office:value="499.29">
            <text:p>499.29</text:p>
          </table:table-cell>
          <table:table-cell table:formula="of:=[.B1250]/[.A1250]" office:value-type="float" office:value="1.02420562473076">
            <text:p>1.02</text:p>
          </table:table-cell>
          <table:table-cell office:value-type="float" office:value="491.73">
            <text:p>491.73</text:p>
          </table:table-cell>
          <table:table-cell table:formula="of:=[.D1250]/[.A1250]" office:value-type="float" office:value="1.00869761431004">
            <text:p>1.01</text:p>
          </table:table-cell>
          <table:table-cell office:value-type="float" office:value="495.83">
            <text:p>495.83</text:p>
          </table:table-cell>
          <table:table-cell table:formula="of:=[.F1250]/[.A1250]" office:value-type="float" office:value="1.01710804324191">
            <text:p>1.02</text:p>
          </table:table-cell>
          <table:table-cell office:value-type="float" office:value="499.29">
            <text:p>499.29</text:p>
          </table:table-cell>
          <table:table-cell table:formula="of:=[.H1250]/[.A1250]" office:value-type="float" office:value="1.02420562473076">
            <text:p>1.02</text:p>
          </table:table-cell>
          <table:table-cell office:value-type="float" office:value="495.63">
            <text:p>495.63</text:p>
          </table:table-cell>
          <table:table-cell table:formula="of:=[.J1250]/[.A1250]" office:value-type="float" office:value="1.01669777841597">
            <text:p>1.02</text:p>
          </table:table-cell>
          <table:table-cell table:number-columns-repeated="5"/>
        </table:table-row>
        <table:table-row table:style-name="ro1">
          <table:table-cell office:value-type="float" office:value="459.26">
            <text:p>459.26</text:p>
          </table:table-cell>
          <table:table-cell office:value-type="float" office:value="465.11">
            <text:p>465.11</text:p>
          </table:table-cell>
          <table:table-cell table:formula="of:=[.B1251]/[.A1251]" office:value-type="float" office:value="1.01273788268083">
            <text:p>1.01</text:p>
          </table:table-cell>
          <table:table-cell office:value-type="float" office:value="461.36">
            <text:p>461.36</text:p>
          </table:table-cell>
          <table:table-cell table:formula="of:=[.D1251]/[.A1251]" office:value-type="float" office:value="1.00457257327004">
            <text:p>1</text:p>
          </table:table-cell>
          <table:table-cell office:value-type="float" office:value="461.36">
            <text:p>461.36</text:p>
          </table:table-cell>
          <table:table-cell table:formula="of:=[.F1251]/[.A1251]" office:value-type="float" office:value="1.00457257327004">
            <text:p>1</text:p>
          </table:table-cell>
          <table:table-cell office:value-type="float" office:value="465.11">
            <text:p>465.11</text:p>
          </table:table-cell>
          <table:table-cell table:formula="of:=[.H1251]/[.A1251]" office:value-type="float" office:value="1.01273788268083">
            <text:p>1.01</text:p>
          </table:table-cell>
          <table:table-cell office:value-type="float" office:value="461.36">
            <text:p>461.36</text:p>
          </table:table-cell>
          <table:table-cell table:formula="of:=[.J1251]/[.A1251]" office:value-type="float" office:value="1.00457257327004">
            <text:p>1</text:p>
          </table:table-cell>
          <table:table-cell table:number-columns-repeated="5"/>
        </table:table-row>
        <table:table-row table:style-name="ro1">
          <table:table-cell office:value-type="float" office:value="434.48">
            <text:p>434.48</text:p>
          </table:table-cell>
          <table:table-cell office:value-type="float" office:value="450.43">
            <text:p>450.43</text:p>
          </table:table-cell>
          <table:table-cell table:formula="of:=[.B1252]/[.A1252]" office:value-type="float" office:value="1.03671055054318">
            <text:p>1.04</text:p>
          </table:table-cell>
          <table:table-cell office:value-type="float" office:value="443.02">
            <text:p>443.02</text:p>
          </table:table-cell>
          <table:table-cell table:formula="of:=[.D1252]/[.A1252]" office:value-type="float" office:value="1.01965568035353">
            <text:p>1.02</text:p>
          </table:table-cell>
          <table:table-cell office:value-type="float" office:value="437.16">
            <text:p>437.16</text:p>
          </table:table-cell>
          <table:table-cell table:formula="of:=[.F1252]/[.A1252]" office:value-type="float" office:value="1.00616829313202">
            <text:p>1.01</text:p>
          </table:table-cell>
          <table:table-cell office:value-type="float" office:value="446.78">
            <text:p>446.78</text:p>
          </table:table-cell>
          <table:table-cell table:formula="of:=[.H1252]/[.A1252]" office:value-type="float" office:value="1.02830970355367">
            <text:p>1.03</text:p>
          </table:table-cell>
          <table:table-cell office:value-type="float" office:value="439.5">
            <text:p>439.5</text:p>
          </table:table-cell>
          <table:table-cell table:formula="of:=[.J1252]/[.A1252]" office:value-type="float" office:value="1.01155404161296">
            <text:p>1.01</text:p>
          </table:table-cell>
          <table:table-cell table:number-columns-repeated="5"/>
        </table:table-row>
        <table:table-row table:style-name="ro1">
          <table:table-cell office:value-type="float" office:value="487.45">
            <text:p>487.45</text:p>
          </table:table-cell>
          <table:table-cell office:value-type="float" office:value="501.5">
            <text:p>501.5</text:p>
          </table:table-cell>
          <table:table-cell table:formula="of:=[.B1253]/[.A1253]" office:value-type="float" office:value="1.02882346907375">
            <text:p>1.03</text:p>
          </table:table-cell>
          <table:table-cell office:value-type="float" office:value="493.99">
            <text:p>493.99</text:p>
          </table:table-cell>
          <table:table-cell table:formula="of:=[.D1253]/[.A1253]" office:value-type="float" office:value="1.0134167606934">
            <text:p>1.01</text:p>
          </table:table-cell>
          <table:table-cell office:value-type="float" office:value="492.23">
            <text:p>492.23</text:p>
          </table:table-cell>
          <table:table-cell table:formula="of:=[.F1253]/[.A1253]" office:value-type="float" office:value="1.00980613396246">
            <text:p>1.01</text:p>
          </table:table-cell>
          <table:table-cell office:value-type="float" office:value="500.68">
            <text:p>500.68</text:p>
          </table:table-cell>
          <table:table-cell table:formula="of:=[.H1253]/[.A1253]" office:value-type="float" office:value="1.02714124525592">
            <text:p>1.03</text:p>
          </table:table-cell>
          <table:table-cell office:value-type="float" office:value="488.72">
            <text:p>488.72</text:p>
          </table:table-cell>
          <table:table-cell table:formula="of:=[.J1253]/[.A1253]" office:value-type="float" office:value="1.00260539542517">
            <text:p>1</text:p>
          </table:table-cell>
          <table:table-cell table:number-columns-repeated="5"/>
        </table:table-row>
        <table:table-row table:style-name="ro1">
          <table:table-cell office:value-type="float" office:value="479">
            <text:p>479</text:p>
          </table:table-cell>
          <table:table-cell office:value-type="float" office:value="491.39">
            <text:p>491.39</text:p>
          </table:table-cell>
          <table:table-cell table:formula="of:=[.B1254]/[.A1254]" office:value-type="float" office:value="1.02586638830898">
            <text:p>1.03</text:p>
          </table:table-cell>
          <table:table-cell office:value-type="float" office:value="486.07">
            <text:p>486.07</text:p>
          </table:table-cell>
          <table:table-cell table:formula="of:=[.D1254]/[.A1254]" office:value-type="float" office:value="1.01475991649269">
            <text:p>1.01</text:p>
          </table:table-cell>
          <table:table-cell office:value-type="float" office:value="487.83">
            <text:p>487.83</text:p>
          </table:table-cell>
          <table:table-cell table:formula="of:=[.F1254]/[.A1254]" office:value-type="float" office:value="1.01843423799582">
            <text:p>1.02</text:p>
          </table:table-cell>
          <table:table-cell office:value-type="float" office:value="491.39">
            <text:p>491.39</text:p>
          </table:table-cell>
          <table:table-cell table:formula="of:=[.H1254]/[.A1254]" office:value-type="float" office:value="1.02586638830898">
            <text:p>1.03</text:p>
          </table:table-cell>
          <table:table-cell office:value-type="float" office:value="484.9">
            <text:p>484.9</text:p>
          </table:table-cell>
          <table:table-cell table:formula="of:=[.J1254]/[.A1254]" office:value-type="float" office:value="1.01231732776618">
            <text:p>1.01</text:p>
          </table:table-cell>
          <table:table-cell table:number-columns-repeated="5"/>
        </table:table-row>
        <table:table-row table:style-name="ro1">
          <table:table-cell office:value-type="float" office:value="447.58">
            <text:p>447.58</text:p>
          </table:table-cell>
          <table:table-cell office:value-type="float" office:value="466.56">
            <text:p>466.56</text:p>
          </table:table-cell>
          <table:table-cell table:formula="of:=[.B1255]/[.A1255]" office:value-type="float" office:value="1.04240582689128">
            <text:p>1.04</text:p>
          </table:table-cell>
          <table:table-cell office:value-type="float" office:value="455.49">
            <text:p>455.49</text:p>
          </table:table-cell>
          <table:table-cell table:formula="of:=[.D1255]/[.A1255]" office:value-type="float" office:value="1.01767281826713">
            <text:p>1.02</text:p>
          </table:table-cell>
          <table:table-cell office:value-type="float" office:value="455.33">
            <text:p>455.33</text:p>
          </table:table-cell>
          <table:table-cell table:formula="of:=[.F1255]/[.A1255]" office:value-type="float" office:value="1.01731534027436">
            <text:p>1.02</text:p>
          </table:table-cell>
          <table:table-cell office:value-type="float" office:value="466.56">
            <text:p>466.56</text:p>
          </table:table-cell>
          <table:table-cell table:formula="of:=[.H1255]/[.A1255]" office:value-type="float" office:value="1.04240582689128">
            <text:p>1.04</text:p>
          </table:table-cell>
          <table:table-cell office:value-type="float" office:value="450.81">
            <text:p>450.81</text:p>
          </table:table-cell>
          <table:table-cell table:formula="of:=[.J1255]/[.A1255]" office:value-type="float" office:value="1.00721658697886">
            <text:p>1.01</text:p>
          </table:table-cell>
          <table:table-cell table:number-columns-repeated="5"/>
        </table:table-row>
        <table:table-row table:style-name="ro1">
          <table:table-cell office:value-type="float" office:value="479.97">
            <text:p>479.97</text:p>
          </table:table-cell>
          <table:table-cell office:value-type="float" office:value="489.35">
            <text:p>489.35</text:p>
          </table:table-cell>
          <table:table-cell table:formula="of:=[.B1256]/[.A1256]" office:value-type="float" office:value="1.01954288809717">
            <text:p>1.02</text:p>
          </table:table-cell>
          <table:table-cell office:value-type="float" office:value="487.93">
            <text:p>487.93</text:p>
          </table:table-cell>
          <table:table-cell table:formula="of:=[.D1256]/[.A1256]" office:value-type="float" office:value="1.01658436985645">
            <text:p>1.02</text:p>
          </table:table-cell>
          <table:table-cell office:value-type="float" office:value="483.59">
            <text:p>483.59</text:p>
          </table:table-cell>
          <table:table-cell table:formula="of:=[.F1256]/[.A1256]" office:value-type="float" office:value="1.00754213805029">
            <text:p>1.01</text:p>
          </table:table-cell>
          <table:table-cell office:value-type="float" office:value="487.93">
            <text:p>487.93</text:p>
          </table:table-cell>
          <table:table-cell table:formula="of:=[.H1256]/[.A1256]" office:value-type="float" office:value="1.01658436985645">
            <text:p>1.02</text:p>
          </table:table-cell>
          <table:table-cell office:value-type="float" office:value="482.42">
            <text:p>482.42</text:p>
          </table:table-cell>
          <table:table-cell table:formula="of:=[.J1256]/[.A1256]" office:value-type="float" office:value="1.00510448569702">
            <text:p>1.01</text:p>
          </table:table-cell>
          <table:table-cell table:number-columns-repeated="5"/>
        </table:table-row>
        <table:table-row table:style-name="ro1">
          <table:table-cell office:value-type="float" office:value="479.94">
            <text:p>479.94</text:p>
          </table:table-cell>
          <table:table-cell office:value-type="float" office:value="494.73">
            <text:p>494.73</text:p>
          </table:table-cell>
          <table:table-cell table:formula="of:=[.B1257]/[.A1257]" office:value-type="float" office:value="1.03081635204401">
            <text:p>1.03</text:p>
          </table:table-cell>
          <table:table-cell office:value-type="float" office:value="484.97">
            <text:p>484.97</text:p>
          </table:table-cell>
          <table:table-cell table:formula="of:=[.D1257]/[.A1257]" office:value-type="float" office:value="1.01048047672626">
            <text:p>1.01</text:p>
          </table:table-cell>
          <table:table-cell office:value-type="float" office:value="483.22">
            <text:p>483.22</text:p>
          </table:table-cell>
          <table:table-cell table:formula="of:=[.F1257]/[.A1257]" office:value-type="float" office:value="1.00683418760678">
            <text:p>1.01</text:p>
          </table:table-cell>
          <table:table-cell office:value-type="float" office:value="485.56">
            <text:p>485.56</text:p>
          </table:table-cell>
          <table:table-cell table:formula="of:=[.H1257]/[.A1257]" office:value-type="float" office:value="1.01170979705797">
            <text:p>1.01</text:p>
          </table:table-cell>
          <table:table-cell office:value-type="float" office:value="484.97">
            <text:p>484.97</text:p>
          </table:table-cell>
          <table:table-cell table:formula="of:=[.J1257]/[.A1257]" office:value-type="float" office:value="1.01048047672626">
            <text:p>1.01</text:p>
          </table:table-cell>
          <table:table-cell table:number-columns-repeated="5"/>
        </table:table-row>
        <table:table-row table:style-name="ro1">
          <table:table-cell office:value-type="float" office:value="447.16">
            <text:p>447.16</text:p>
          </table:table-cell>
          <table:table-cell office:value-type="float" office:value="471.06">
            <text:p>471.06</text:p>
          </table:table-cell>
          <table:table-cell table:formula="of:=[.B1258]/[.A1258]" office:value-type="float" office:value="1.05344843009214">
            <text:p>1.05</text:p>
          </table:table-cell>
          <table:table-cell office:value-type="float" office:value="451.4">
            <text:p>451.4</text:p>
          </table:table-cell>
          <table:table-cell table:formula="of:=[.D1258]/[.A1258]" office:value-type="float" office:value="1.00948206458538">
            <text:p>1.01</text:p>
          </table:table-cell>
          <table:table-cell office:value-type="float" office:value="458.43">
            <text:p>458.43</text:p>
          </table:table-cell>
          <table:table-cell table:formula="of:=[.F1258]/[.A1258]" office:value-type="float" office:value="1.02520350657483">
            <text:p>1.03</text:p>
          </table:table-cell>
          <table:table-cell office:value-type="float" office:value="462.13">
            <text:p>462.13</text:p>
          </table:table-cell>
          <table:table-cell table:formula="of:=[.H1258]/[.A1258]" office:value-type="float" office:value="1.03347794972717">
            <text:p>1.03</text:p>
          </table:table-cell>
          <table:table-cell office:value-type="float" office:value="458.23">
            <text:p>458.23</text:p>
          </table:table-cell>
          <table:table-cell table:formula="of:=[.J1258]/[.A1258]" office:value-type="float" office:value="1.0247562393774">
            <text:p>1.02</text:p>
          </table:table-cell>
          <table:table-cell table:number-columns-repeated="5"/>
        </table:table-row>
        <table:table-row table:style-name="ro1">
          <table:table-cell office:value-type="float" office:value="439.37">
            <text:p>439.37</text:p>
          </table:table-cell>
          <table:table-cell office:value-type="float" office:value="456.1">
            <text:p>456.1</text:p>
          </table:table-cell>
          <table:table-cell table:formula="of:=[.B1259]/[.A1259]" office:value-type="float" office:value="1.03807724696725">
            <text:p>1.04</text:p>
          </table:table-cell>
          <table:table-cell office:value-type="float" office:value="442.55">
            <text:p>442.55</text:p>
          </table:table-cell>
          <table:table-cell table:formula="of:=[.D1259]/[.A1259]" office:value-type="float" office:value="1.00723763570567">
            <text:p>1.01</text:p>
          </table:table-cell>
          <table:table-cell office:value-type="float" office:value="450.16">
            <text:p>450.16</text:p>
          </table:table-cell>
          <table:table-cell table:formula="of:=[.F1259]/[.A1259]" office:value-type="float" office:value="1.02455788970572">
            <text:p>1.02</text:p>
          </table:table-cell>
          <table:table-cell office:value-type="float" office:value="446.35">
            <text:p>446.35</text:p>
          </table:table-cell>
          <table:table-cell table:formula="of:=[.H1259]/[.A1259]" office:value-type="float" office:value="1.01588638277534">
            <text:p>1.02</text:p>
          </table:table-cell>
          <table:table-cell office:value-type="float" office:value="448.69">
            <text:p>448.69</text:p>
          </table:table-cell>
          <table:table-cell table:formula="of:=[.J1259]/[.A1259]" office:value-type="float" office:value="1.0212121901814">
            <text:p>1.02</text:p>
          </table:table-cell>
          <table:table-cell table:number-columns-repeated="5"/>
        </table:table-row>
        <table:table-row table:style-name="ro1">
          <table:table-cell office:value-type="float" office:value="471.2">
            <text:p>471.2</text:p>
          </table:table-cell>
          <table:table-cell office:value-type="float" office:value="486.09">
            <text:p>486.09</text:p>
          </table:table-cell>
          <table:table-cell table:formula="of:=[.B1260]/[.A1260]" office:value-type="float" office:value="1.03160016977929">
            <text:p>1.03</text:p>
          </table:table-cell>
          <table:table-cell office:value-type="float" office:value="477.75">
            <text:p>477.75</text:p>
          </table:table-cell>
          <table:table-cell table:formula="of:=[.D1260]/[.A1260]" office:value-type="float" office:value="1.01390067911715">
            <text:p>1.01</text:p>
          </table:table-cell>
          <table:table-cell office:value-type="float" office:value="475.99">
            <text:p>475.99</text:p>
          </table:table-cell>
          <table:table-cell table:formula="of:=[.F1260]/[.A1260]" office:value-type="float" office:value="1.01016553480475">
            <text:p>1.01</text:p>
          </table:table-cell>
          <table:table-cell office:value-type="float" office:value="480.09">
            <text:p>480.09</text:p>
          </table:table-cell>
          <table:table-cell table:formula="of:=[.H1260]/[.A1260]" office:value-type="float" office:value="1.01886672325976">
            <text:p>1.02</text:p>
          </table:table-cell>
          <table:table-cell office:value-type="float" office:value="473.06">
            <text:p>473.06</text:p>
          </table:table-cell>
          <table:table-cell table:formula="of:=[.J1260]/[.A1260]" office:value-type="float" office:value="1.00394736842105">
            <text:p>1</text:p>
          </table:table-cell>
          <table:table-cell table:number-columns-repeated="5"/>
        </table:table-row>
        <table:table-row table:style-name="ro1">
          <table:table-cell office:value-type="float" office:value="435.25">
            <text:p>435.25</text:p>
          </table:table-cell>
          <table:table-cell office:value-type="float" office:value="451.15">
            <text:p>451.15</text:p>
          </table:table-cell>
          <table:table-cell table:formula="of:=[.B1261]/[.A1261]" office:value-type="float" office:value="1.03653072946582">
            <text:p>1.04</text:p>
          </table:table-cell>
          <table:table-cell office:value-type="float" office:value="445.15">
            <text:p>445.15</text:p>
          </table:table-cell>
          <table:table-cell table:formula="of:=[.D1261]/[.A1261]" office:value-type="float" office:value="1.02274554853532">
            <text:p>1.02</text:p>
          </table:table-cell>
          <table:table-cell office:value-type="float" office:value="446.32">
            <text:p>446.32</text:p>
          </table:table-cell>
          <table:table-cell table:formula="of:=[.F1261]/[.A1261]" office:value-type="float" office:value="1.02543365881677">
            <text:p>1.03</text:p>
          </table:table-cell>
          <table:table-cell office:value-type="float" office:value="451.15">
            <text:p>451.15</text:p>
          </table:table-cell>
          <table:table-cell table:formula="of:=[.H1261]/[.A1261]" office:value-type="float" office:value="1.03653072946582">
            <text:p>1.04</text:p>
          </table:table-cell>
          <table:table-cell office:value-type="float" office:value="447.15">
            <text:p>447.15</text:p>
          </table:table-cell>
          <table:table-cell table:formula="of:=[.J1261]/[.A1261]" office:value-type="float" office:value="1.02734060884549">
            <text:p>1.03</text:p>
          </table:table-cell>
          <table:table-cell table:number-columns-repeated="5"/>
        </table:table-row>
        <table:table-row table:style-name="ro1">
          <table:table-cell office:value-type="float" office:value="471.19">
            <text:p>471.19</text:p>
          </table:table-cell>
          <table:table-cell office:value-type="float" office:value="497.23">
            <text:p>497.23</text:p>
          </table:table-cell>
          <table:table-cell table:formula="of:=[.B1262]/[.A1262]" office:value-type="float" office:value="1.05526433073707">
            <text:p>1.06</text:p>
          </table:table-cell>
          <table:table-cell office:value-type="float" office:value="484.02">
            <text:p>484.02</text:p>
          </table:table-cell>
          <table:table-cell table:formula="of:=[.D1262]/[.A1262]" office:value-type="float" office:value="1.02722893100448">
            <text:p>1.03</text:p>
          </table:table-cell>
          <table:table-cell office:value-type="float" office:value="484.02">
            <text:p>484.02</text:p>
          </table:table-cell>
          <table:table-cell table:formula="of:=[.F1262]/[.A1262]" office:value-type="float" office:value="1.02722893100448">
            <text:p>1.03</text:p>
          </table:table-cell>
          <table:table-cell office:value-type="float" office:value="497.23">
            <text:p>497.23</text:p>
          </table:table-cell>
          <table:table-cell table:formula="of:=[.H1262]/[.A1262]" office:value-type="float" office:value="1.05526433073707">
            <text:p>1.06</text:p>
          </table:table-cell>
          <table:table-cell office:value-type="float" office:value="482.85">
            <text:p>482.85</text:p>
          </table:table-cell>
          <table:table-cell table:formula="of:=[.J1262]/[.A1262]" office:value-type="float" office:value="1.02474585623634">
            <text:p>1.02</text:p>
          </table:table-cell>
          <table:table-cell table:number-columns-repeated="5"/>
        </table:table-row>
        <table:table-row table:style-name="ro1">
          <table:table-cell office:value-type="float" office:value="470.89">
            <text:p>470.89</text:p>
          </table:table-cell>
          <table:table-cell office:value-type="float" office:value="484.2">
            <text:p>484.2</text:p>
          </table:table-cell>
          <table:table-cell table:formula="of:=[.B1263]/[.A1263]" office:value-type="float" office:value="1.02826562466818">
            <text:p>1.03</text:p>
          </table:table-cell>
          <table:table-cell office:value-type="float" office:value="476.89">
            <text:p>476.89</text:p>
          </table:table-cell>
          <table:table-cell table:formula="of:=[.D1263]/[.A1263]" office:value-type="float" office:value="1.01274182930196">
            <text:p>1.01</text:p>
          </table:table-cell>
          <table:table-cell office:value-type="float" office:value="479.23">
            <text:p>479.23</text:p>
          </table:table-cell>
          <table:table-cell table:formula="of:=[.F1263]/[.A1263]" office:value-type="float" office:value="1.01771114272972">
            <text:p>1.02</text:p>
          </table:table-cell>
          <table:table-cell office:value-type="float" office:value="482.55">
            <text:p>482.55</text:p>
          </table:table-cell>
          <table:table-cell table:formula="of:=[.H1263]/[.A1263]" office:value-type="float" office:value="1.02476162161014">
            <text:p>1.02</text:p>
          </table:table-cell>
          <table:table-cell office:value-type="float" office:value="481.37">
            <text:p>481.37</text:p>
          </table:table-cell>
          <table:table-cell table:formula="of:=[.J1263]/[.A1263]" office:value-type="float" office:value="1.02225572851409">
            <text:p>1.02</text:p>
          </table:table-cell>
          <table:table-cell table:number-columns-repeated="5"/>
        </table:table-row>
        <table:table-row table:style-name="ro1">
          <table:table-cell office:value-type="float" office:value="435">
            <text:p>435</text:p>
          </table:table-cell>
          <table:table-cell office:value-type="float" office:value="441.45">
            <text:p>441.45</text:p>
          </table:table-cell>
          <table:table-cell table:formula="of:=[.B1264]/[.A1264]" office:value-type="float" office:value="1.0148275862069">
            <text:p>1.01</text:p>
          </table:table-cell>
          <table:table-cell office:value-type="float" office:value="437.1">
            <text:p>437.1</text:p>
          </table:table-cell>
          <table:table-cell table:formula="of:=[.D1264]/[.A1264]" office:value-type="float" office:value="1.0048275862069">
            <text:p>1</text:p>
          </table:table-cell>
          <table:table-cell office:value-type="float" office:value="439.45">
            <text:p>439.45</text:p>
          </table:table-cell>
          <table:table-cell table:formula="of:=[.F1264]/[.A1264]" office:value-type="float" office:value="1.01022988505747">
            <text:p>1.01</text:p>
          </table:table-cell>
          <table:table-cell office:value-type="float" office:value="441.45">
            <text:p>441.45</text:p>
          </table:table-cell>
          <table:table-cell table:formula="of:=[.H1264]/[.A1264]" office:value-type="float" office:value="1.0148275862069">
            <text:p>1.01</text:p>
          </table:table-cell>
          <table:table-cell office:value-type="float" office:value="437.1">
            <text:p>437.1</text:p>
          </table:table-cell>
          <table:table-cell table:formula="of:=[.J1264]/[.A1264]" office:value-type="float" office:value="1.0048275862069">
            <text:p>1</text:p>
          </table:table-cell>
          <table:table-cell table:number-columns-repeated="5"/>
        </table:table-row>
        <table:table-row table:style-name="ro1">
          <table:table-cell office:value-type="float" office:value="435.45">
            <text:p>435.45</text:p>
          </table:table-cell>
          <table:table-cell office:value-type="float" office:value="447.99">
            <text:p>447.99</text:p>
          </table:table-cell>
          <table:table-cell table:formula="of:=[.B1265]/[.A1265]" office:value-type="float" office:value="1.02879779538409">
            <text:p>1.03</text:p>
          </table:table-cell>
          <table:table-cell office:value-type="float" office:value="442.23">
            <text:p>442.23</text:p>
          </table:table-cell>
          <table:table-cell table:formula="of:=[.D1265]/[.A1265]" office:value-type="float" office:value="1.01557009989666">
            <text:p>1.02</text:p>
          </table:table-cell>
          <table:table-cell office:value-type="float" office:value="437.55">
            <text:p>437.55</text:p>
          </table:table-cell>
          <table:table-cell table:formula="of:=[.F1265]/[.A1265]" office:value-type="float" office:value="1.00482259731312">
            <text:p>1</text:p>
          </table:table-cell>
          <table:table-cell office:value-type="float" office:value="446.82">
            <text:p>446.82</text:p>
          </table:table-cell>
          <table:table-cell table:formula="of:=[.H1265]/[.A1265]" office:value-type="float" office:value="1.0261109197382">
            <text:p>1.03</text:p>
          </table:table-cell>
          <table:table-cell office:value-type="float" office:value="438.72">
            <text:p>438.72</text:p>
          </table:table-cell>
          <table:table-cell table:formula="of:=[.J1265]/[.A1265]" office:value-type="float" office:value="1.00750947295901">
            <text:p>1.01</text:p>
          </table:table-cell>
          <table:table-cell table:number-columns-repeated="5"/>
        </table:table-row>
        <table:table-row table:style-name="ro1">
          <table:table-cell office:value-type="float" office:value="435.36">
            <text:p>435.36</text:p>
          </table:table-cell>
          <table:table-cell office:value-type="float" office:value="442.33">
            <text:p>442.33</text:p>
          </table:table-cell>
          <table:table-cell table:formula="of:=[.B1266]/[.A1266]" office:value-type="float" office:value="1.01600973906652">
            <text:p>1.02</text:p>
          </table:table-cell>
          <table:table-cell office:value-type="float" office:value="439.61">
            <text:p>439.61</text:p>
          </table:table-cell>
          <table:table-cell table:formula="of:=[.D1266]/[.A1266]" office:value-type="float" office:value="1.00976203601617">
            <text:p>1.01</text:p>
          </table:table-cell>
          <table:table-cell office:value-type="float" office:value="442.53">
            <text:p>442.53</text:p>
          </table:table-cell>
          <table:table-cell table:formula="of:=[.F1266]/[.A1266]" office:value-type="float" office:value="1.01646912899669">
            <text:p>1.02</text:p>
          </table:table-cell>
          <table:table-cell office:value-type="float" office:value="442.33">
            <text:p>442.33</text:p>
          </table:table-cell>
          <table:table-cell table:formula="of:=[.H1266]/[.A1266]" office:value-type="float" office:value="1.01600973906652">
            <text:p>1.02</text:p>
          </table:table-cell>
          <table:table-cell office:value-type="float" office:value="442.92">
            <text:p>442.92</text:p>
          </table:table-cell>
          <table:table-cell table:formula="of:=[.J1266]/[.A1266]" office:value-type="float" office:value="1.01736493936053">
            <text:p>1.02</text:p>
          </table:table-cell>
          <table:table-cell table:number-columns-repeated="5"/>
        </table:table-row>
        <table:table-row table:style-name="ro1">
          <table:table-cell office:value-type="float" office:value="471.56">
            <text:p>471.56</text:p>
          </table:table-cell>
          <table:table-cell office:value-type="float" office:value="486.69">
            <text:p>486.69</text:p>
          </table:table-cell>
          <table:table-cell table:formula="of:=[.B1267]/[.A1267]" office:value-type="float" office:value="1.03208499448639">
            <text:p>1.03</text:p>
          </table:table-cell>
          <table:table-cell office:value-type="float" office:value="476.93">
            <text:p>476.93</text:p>
          </table:table-cell>
          <table:table-cell table:formula="of:=[.D1267]/[.A1267]" office:value-type="float" office:value="1.01138773432861">
            <text:p>1.01</text:p>
          </table:table-cell>
          <table:table-cell office:value-type="float" office:value="473.42">
            <text:p>473.42</text:p>
          </table:table-cell>
          <table:table-cell table:formula="of:=[.F1267]/[.A1267]" office:value-type="float" office:value="1.00394435490712">
            <text:p>1</text:p>
          </table:table-cell>
          <table:table-cell office:value-type="float" office:value="476.93">
            <text:p>476.93</text:p>
          </table:table-cell>
          <table:table-cell table:formula="of:=[.H1267]/[.A1267]" office:value-type="float" office:value="1.01138773432861">
            <text:p>1.01</text:p>
          </table:table-cell>
          <table:table-cell office:value-type="float" office:value="476.35">
            <text:p>476.35</text:p>
          </table:table-cell>
          <table:table-cell table:formula="of:=[.J1267]/[.A1267]" office:value-type="float" office:value="1.01015777419628">
            <text:p>1.01</text:p>
          </table:table-cell>
          <table:table-cell table:number-columns-repeated="5"/>
        </table:table-row>
        <table:table-row table:style-name="ro1">
          <table:table-cell office:value-type="float" office:value="433.29">
            <text:p>433.29</text:p>
          </table:table-cell>
          <table:table-cell office:value-type="float" office:value="445.98">
            <text:p>445.98</text:p>
          </table:table-cell>
          <table:table-cell table:formula="of:=[.B1268]/[.A1268]" office:value-type="float" office:value="1.02928754413903">
            <text:p>1.03</text:p>
          </table:table-cell>
          <table:table-cell office:value-type="float" office:value="439.84">
            <text:p>439.84</text:p>
          </table:table-cell>
          <table:table-cell table:formula="of:=[.D1268]/[.A1268]" office:value-type="float" office:value="1.01511689630502">
            <text:p>1.02</text:p>
          </table:table-cell>
          <table:table-cell office:value-type="float" office:value="438.08">
            <text:p>438.08</text:p>
          </table:table-cell>
          <table:table-cell table:formula="of:=[.F1268]/[.A1268]" office:value-type="float" office:value="1.01105495164901">
            <text:p>1.01</text:p>
          </table:table-cell>
          <table:table-cell office:value-type="float" office:value="444.08">
            <text:p>444.08</text:p>
          </table:table-cell>
          <table:table-cell table:formula="of:=[.H1268]/[.A1268]" office:value-type="float" office:value="1.02490249024903">
            <text:p>1.02</text:p>
          </table:table-cell>
          <table:table-cell office:value-type="float" office:value="436.91">
            <text:p>436.91</text:p>
          </table:table-cell>
          <table:table-cell table:formula="of:=[.J1268]/[.A1268]" office:value-type="float" office:value="1.00835468162201">
            <text:p>1.01</text:p>
          </table:table-cell>
          <table:table-cell table:number-columns-repeated="5"/>
        </table:table-row>
        <table:table-row table:style-name="ro1">
          <table:table-cell office:value-type="float" office:value="471.52">
            <text:p>471.52</text:p>
          </table:table-cell>
          <table:table-cell office:value-type="float" office:value="479.23">
            <text:p>479.23</text:p>
          </table:table-cell>
          <table:table-cell table:formula="of:=[.B1269]/[.A1269]" office:value-type="float" office:value="1.01635137427893">
            <text:p>1.02</text:p>
          </table:table-cell>
          <table:table-cell office:value-type="float" office:value="477.48">
            <text:p>477.48</text:p>
          </table:table-cell>
          <table:table-cell table:formula="of:=[.D1269]/[.A1269]" office:value-type="float" office:value="1.01263997285375">
            <text:p>1.01</text:p>
          </table:table-cell>
          <table:table-cell office:value-type="float" office:value="475.72">
            <text:p>475.72</text:p>
          </table:table-cell>
          <table:table-cell table:formula="of:=[.F1269]/[.A1269]" office:value-type="float" office:value="1.00890736342043">
            <text:p>1.01</text:p>
          </table:table-cell>
          <table:table-cell office:value-type="float" office:value="479.23">
            <text:p>479.23</text:p>
          </table:table-cell>
          <table:table-cell table:formula="of:=[.H1269]/[.A1269]" office:value-type="float" office:value="1.01635137427893">
            <text:p>1.02</text:p>
          </table:table-cell>
          <table:table-cell office:value-type="float" office:value="472.79">
            <text:p>472.79</text:p>
          </table:table-cell>
          <table:table-cell table:formula="of:=[.J1269]/[.A1269]" office:value-type="float" office:value="1.00269341703427">
            <text:p>1</text:p>
          </table:table-cell>
          <table:table-cell table:number-columns-repeated="5"/>
        </table:table-row>
        <table:table-row table:style-name="ro1">
          <table:table-cell office:value-type="float" office:value="467.82">
            <text:p>467.82</text:p>
          </table:table-cell>
          <table:table-cell office:value-type="float" office:value="478.95">
            <text:p>478.95</text:p>
          </table:table-cell>
          <table:table-cell table:formula="of:=[.B1270]/[.A1270]" office:value-type="float" office:value="1.02379120174426">
            <text:p>1.02</text:p>
          </table:table-cell>
          <table:table-cell office:value-type="float" office:value="475.53">
            <text:p>475.53</text:p>
          </table:table-cell>
          <table:table-cell table:formula="of:=[.D1270]/[.A1270]" office:value-type="float" office:value="1.01648069770425">
            <text:p>1.02</text:p>
          </table:table-cell>
          <table:table-cell office:value-type="float" office:value="470.26">
            <text:p>470.26</text:p>
          </table:table-cell>
          <table:table-cell table:formula="of:=[.F1270]/[.A1270]" office:value-type="float" office:value="1.00521568124492">
            <text:p>1.01</text:p>
          </table:table-cell>
          <table:table-cell office:value-type="float" office:value="476.71">
            <text:p>476.71</text:p>
          </table:table-cell>
          <table:table-cell table:formula="of:=[.H1270]/[.A1270]" office:value-type="float" office:value="1.01900303535548">
            <text:p>1.02</text:p>
          </table:table-cell>
          <table:table-cell office:value-type="float" office:value="470.26">
            <text:p>470.26</text:p>
          </table:table-cell>
          <table:table-cell table:formula="of:=[.J1270]/[.A1270]" office:value-type="float" office:value="1.00521568124492">
            <text:p>1.01</text:p>
          </table:table-cell>
          <table:table-cell table:number-columns-repeated="5"/>
        </table:table-row>
        <table:table-row table:style-name="ro1">
          <table:table-cell office:value-type="float" office:value="435.68">
            <text:p>435.68</text:p>
          </table:table-cell>
          <table:table-cell office:value-type="float" office:value="447.98">
            <text:p>447.98</text:p>
          </table:table-cell>
          <table:table-cell table:formula="of:=[.B1271]/[.A1271]" office:value-type="float" office:value="1.02823172970988">
            <text:p>1.03</text:p>
          </table:table-cell>
          <table:table-cell office:value-type="float" office:value="442.81">
            <text:p>442.81</text:p>
          </table:table-cell>
          <table:table-cell table:formula="of:=[.D1271]/[.A1271]" office:value-type="float" office:value="1.01636522218142">
            <text:p>1.02</text:p>
          </table:table-cell>
          <table:table-cell office:value-type="float" office:value="437.53">
            <text:p>437.53</text:p>
          </table:table-cell>
          <table:table-cell table:formula="of:=[.F1271]/[.A1271]" office:value-type="float" office:value="1.00424623576937">
            <text:p>1</text:p>
          </table:table-cell>
          <table:table-cell office:value-type="float" office:value="444.56">
            <text:p>444.56</text:p>
          </table:table-cell>
          <table:table-cell table:formula="of:=[.H1271]/[.A1271]" office:value-type="float" office:value="1.02038193169299">
            <text:p>1.02</text:p>
          </table:table-cell>
          <table:table-cell office:value-type="float" office:value="439.29">
            <text:p>439.29</text:p>
          </table:table-cell>
          <table:table-cell table:formula="of:=[.J1271]/[.A1271]" office:value-type="float" office:value="1.00828589790672">
            <text:p>1.01</text:p>
          </table:table-cell>
          <table:table-cell table:number-columns-repeated="5"/>
        </table:table-row>
        <table:table-row table:style-name="ro1">
          <table:table-cell office:value-type="float" office:value="466.65">
            <text:p>466.65</text:p>
          </table:table-cell>
          <table:table-cell office:value-type="float" office:value="490.3">
            <text:p>490.3</text:p>
          </table:table-cell>
          <table:table-cell table:formula="of:=[.B1272]/[.A1272]" office:value-type="float" office:value="1.05068038144219">
            <text:p>1.05</text:p>
          </table:table-cell>
          <table:table-cell office:value-type="float" office:value="475.62">
            <text:p>475.62</text:p>
          </table:table-cell>
          <table:table-cell table:formula="of:=[.D1272]/[.A1272]" office:value-type="float" office:value="1.01922211507554">
            <text:p>1.02</text:p>
          </table:table-cell>
          <table:table-cell office:value-type="float" office:value="473.82">
            <text:p>473.82</text:p>
          </table:table-cell>
          <table:table-cell table:formula="of:=[.F1272]/[.A1272]" office:value-type="float" office:value="1.01536483445837">
            <text:p>1.02</text:p>
          </table:table-cell>
          <table:table-cell office:value-type="float" office:value="479.62">
            <text:p>479.62</text:p>
          </table:table-cell>
          <table:table-cell table:formula="of:=[.H1272]/[.A1272]" office:value-type="float" office:value="1.02779384978035">
            <text:p>1.03</text:p>
          </table:table-cell>
          <table:table-cell office:value-type="float" office:value="477.37">
            <text:p>477.37</text:p>
          </table:table-cell>
          <table:table-cell table:formula="of:=[.J1272]/[.A1272]" office:value-type="float" office:value="1.02297224900889">
            <text:p>1.02</text:p>
          </table:table-cell>
          <table:table-cell table:number-columns-repeated="5"/>
        </table:table-row>
        <table:table-row table:style-name="ro1">
          <table:table-cell office:value-type="float" office:value="466.83">
            <text:p>466.83</text:p>
          </table:table-cell>
          <table:table-cell office:value-type="float" office:value="474.97">
            <text:p>474.97</text:p>
          </table:table-cell>
          <table:table-cell table:formula="of:=[.B1273]/[.A1273]" office:value-type="float" office:value="1.01743675427886">
            <text:p>1.02</text:p>
          </table:table-cell>
          <table:table-cell office:value-type="float" office:value="473.32">
            <text:p>473.32</text:p>
          </table:table-cell>
          <table:table-cell table:formula="of:=[.D1273]/[.A1273]" office:value-type="float" office:value="1.01390227706017">
            <text:p>1.01</text:p>
          </table:table-cell>
          <table:table-cell office:value-type="float" office:value="475.07">
            <text:p>475.07</text:p>
          </table:table-cell>
          <table:table-cell table:formula="of:=[.F1273]/[.A1273]" office:value-type="float" office:value="1.01765096501939">
            <text:p>1.02</text:p>
          </table:table-cell>
          <table:table-cell office:value-type="float" office:value="471.56">
            <text:p>471.56</text:p>
          </table:table-cell>
          <table:table-cell table:formula="of:=[.H1273]/[.A1273]" office:value-type="float" office:value="1.0101321680269">
            <text:p>1.01</text:p>
          </table:table-cell>
          <table:table-cell office:value-type="float" office:value="472.14">
            <text:p>472.14</text:p>
          </table:table-cell>
          <table:table-cell table:formula="of:=[.J1273]/[.A1273]" office:value-type="float" office:value="1.01137459032196">
            <text:p>1.01</text:p>
          </table:table-cell>
          <table:table-cell table:number-columns-repeated="5"/>
        </table:table-row>
        <table:table-row table:style-name="ro1">
          <table:table-cell office:value-type="float" office:value="435.19">
            <text:p>435.19</text:p>
          </table:table-cell>
          <table:table-cell office:value-type="float" office:value="449.25">
            <text:p>449.25</text:p>
          </table:table-cell>
          <table:table-cell table:formula="of:=[.B1274]/[.A1274]" office:value-type="float" office:value="1.03230772765918">
            <text:p>1.03</text:p>
          </table:table-cell>
          <table:table-cell office:value-type="float" office:value="439.39">
            <text:p>439.39</text:p>
          </table:table-cell>
          <table:table-cell table:formula="of:=[.D1274]/[.A1274]" office:value-type="float" office:value="1.00965095705324">
            <text:p>1.01</text:p>
          </table:table-cell>
          <table:table-cell office:value-type="float" office:value="437.63">
            <text:p>437.63</text:p>
          </table:table-cell>
          <table:table-cell table:formula="of:=[.F1274]/[.A1274]" office:value-type="float" office:value="1.00560674647855">
            <text:p>1.01</text:p>
          </table:table-cell>
          <table:table-cell office:value-type="float" office:value="447.01">
            <text:p>447.01</text:p>
          </table:table-cell>
          <table:table-cell table:formula="of:=[.H1274]/[.A1274]" office:value-type="float" office:value="1.02716055056412">
            <text:p>1.03</text:p>
          </table:table-cell>
          <table:table-cell office:value-type="float" office:value="435.88">
            <text:p>435.88</text:p>
          </table:table-cell>
          <table:table-cell table:formula="of:=[.J1274]/[.A1274]" office:value-type="float" office:value="1.00158551437303">
            <text:p>1</text:p>
          </table:table-cell>
          <table:table-cell table:number-columns-repeated="5"/>
        </table:table-row>
        <table:table-row table:style-name="ro1">
          <table:table-cell office:value-type="float" office:value="467.2">
            <text:p>467.2</text:p>
          </table:table-cell>
          <table:table-cell office:value-type="float" office:value="484.52">
            <text:p>484.52</text:p>
          </table:table-cell>
          <table:table-cell table:formula="of:=[.B1275]/[.A1275]" office:value-type="float" office:value="1.03707191780822">
            <text:p>1.04</text:p>
          </table:table-cell>
          <table:table-cell office:value-type="float" office:value="471.45">
            <text:p>471.45</text:p>
          </table:table-cell>
          <table:table-cell table:formula="of:=[.D1275]/[.A1275]" office:value-type="float" office:value="1.00909674657534">
            <text:p>1.01</text:p>
          </table:table-cell>
          <table:table-cell office:value-type="float" office:value="478.48">
            <text:p>478.48</text:p>
          </table:table-cell>
          <table:table-cell table:formula="of:=[.F1275]/[.A1275]" office:value-type="float" office:value="1.02414383561644">
            <text:p>1.02</text:p>
          </table:table-cell>
          <table:table-cell office:value-type="float" office:value="484.52">
            <text:p>484.52</text:p>
          </table:table-cell>
          <table:table-cell table:formula="of:=[.H1275]/[.A1275]" office:value-type="float" office:value="1.03707191780822">
            <text:p>1.04</text:p>
          </table:table-cell>
          <table:table-cell office:value-type="float" office:value="477.69">
            <text:p>477.69</text:p>
          </table:table-cell>
          <table:table-cell table:formula="of:=[.J1275]/[.A1275]" office:value-type="float" office:value="1.0224529109589">
            <text:p>1.02</text:p>
          </table:table-cell>
          <table:table-cell table:number-columns-repeated="5"/>
        </table:table-row>
        <table:table-row table:style-name="ro1">
          <table:table-cell office:value-type="float" office:value="467.32">
            <text:p>467.32</text:p>
          </table:table-cell>
          <table:table-cell office:value-type="float" office:value="481.76">
            <text:p>481.76</text:p>
          </table:table-cell>
          <table:table-cell table:formula="of:=[.B1276]/[.A1276]" office:value-type="float" office:value="1.03089959770607">
            <text:p>1.03</text:p>
          </table:table-cell>
          <table:table-cell office:value-type="float" office:value="474.1">
            <text:p>474.1</text:p>
          </table:table-cell>
          <table:table-cell table:formula="of:=[.D1276]/[.A1276]" office:value-type="float" office:value="1.01450825986476">
            <text:p>1.01</text:p>
          </table:table-cell>
          <table:table-cell office:value-type="float" office:value="470">
            <text:p>470</text:p>
          </table:table-cell>
          <table:table-cell table:formula="of:=[.F1276]/[.A1276]" office:value-type="float" office:value="1.00573482838312">
            <text:p>1.01</text:p>
          </table:table-cell>
          <table:table-cell office:value-type="float" office:value="476.93">
            <text:p>476.93</text:p>
          </table:table-cell>
          <table:table-cell table:formula="of:=[.H1276]/[.A1276]" office:value-type="float" office:value="1.02056406744843">
            <text:p>1.02</text:p>
          </table:table-cell>
          <table:table-cell office:value-type="float" office:value="470.59">
            <text:p>470.59</text:p>
          </table:table-cell>
          <table:table-cell table:formula="of:=[.J1276]/[.A1276]" office:value-type="float" office:value="1.00699734657194">
            <text:p>1.01</text:p>
          </table:table-cell>
          <table:table-cell table:number-columns-repeated="5"/>
        </table:table-row>
        <table:table-row table:style-name="ro1">
          <table:table-cell office:value-type="float" office:value="459.2">
            <text:p>459.2</text:p>
          </table:table-cell>
          <table:table-cell office:value-type="float" office:value="471.99">
            <text:p>471.99</text:p>
          </table:table-cell>
          <table:table-cell table:formula="of:=[.B1277]/[.A1277]" office:value-type="float" office:value="1.02785278745645">
            <text:p>1.03</text:p>
          </table:table-cell>
          <table:table-cell office:value-type="float" office:value="462.96">
            <text:p>462.96</text:p>
          </table:table-cell>
          <table:table-cell table:formula="of:=[.D1277]/[.A1277]" office:value-type="float" office:value="1.0081881533101">
            <text:p>1.01</text:p>
          </table:table-cell>
          <table:table-cell office:value-type="float" office:value="463.4">
            <text:p>463.4</text:p>
          </table:table-cell>
          <table:table-cell table:formula="of:=[.F1277]/[.A1277]" office:value-type="float" office:value="1.00914634146341">
            <text:p>1.01</text:p>
          </table:table-cell>
          <table:table-cell office:value-type="float" office:value="464.13">
            <text:p>464.13</text:p>
          </table:table-cell>
          <table:table-cell table:formula="of:=[.H1277]/[.A1277]" office:value-type="float" office:value="1.01073606271777">
            <text:p>1.01</text:p>
          </table:table-cell>
          <table:table-cell office:value-type="float" office:value="462.96">
            <text:p>462.96</text:p>
          </table:table-cell>
          <table:table-cell table:formula="of:=[.J1277]/[.A1277]" office:value-type="float" office:value="1.0081881533101">
            <text:p>1.01</text:p>
          </table:table-cell>
          <table:table-cell table:number-columns-repeated="5"/>
        </table:table-row>
        <table:table-row table:style-name="ro1">
          <table:table-cell office:value-type="float" office:value="467.13">
            <text:p>467.13</text:p>
          </table:table-cell>
          <table:table-cell office:value-type="float" office:value="477.92">
            <text:p>477.92</text:p>
          </table:table-cell>
          <table:table-cell table:formula="of:=[.B1278]/[.A1278]" office:value-type="float" office:value="1.02309849506561">
            <text:p>1.02</text:p>
          </table:table-cell>
          <table:table-cell office:value-type="float" office:value="473.09">
            <text:p>473.09</text:p>
          </table:table-cell>
          <table:table-cell table:formula="of:=[.D1278]/[.A1278]" office:value-type="float" office:value="1.01275876094449">
            <text:p>1.01</text:p>
          </table:table-cell>
          <table:table-cell office:value-type="float" office:value="471.33">
            <text:p>471.33</text:p>
          </table:table-cell>
          <table:table-cell table:formula="of:=[.F1278]/[.A1278]" office:value-type="float" office:value="1.0089910731488">
            <text:p>1.01</text:p>
          </table:table-cell>
          <table:table-cell office:value-type="float" office:value="477.09">
            <text:p>477.09</text:p>
          </table:table-cell>
          <table:table-cell table:formula="of:=[.H1278]/[.A1278]" office:value-type="float" office:value="1.02132168775287">
            <text:p>1.02</text:p>
          </table:table-cell>
          <table:table-cell office:value-type="float" office:value="468.99">
            <text:p>468.99</text:p>
          </table:table-cell>
          <table:table-cell table:formula="of:=[.J1278]/[.A1278]" office:value-type="float" office:value="1.0039817609659">
            <text:p>1</text:p>
          </table:table-cell>
          <table:table-cell table:number-columns-repeated="5"/>
        </table:table-row>
        <table:table-row table:style-name="ro1">
          <table:table-cell office:value-type="float" office:value="467.11">
            <text:p>467.11</text:p>
          </table:table-cell>
          <table:table-cell office:value-type="float" office:value="471.56">
            <text:p>471.56</text:p>
          </table:table-cell>
          <table:table-cell table:formula="of:=[.B1279]/[.A1279]" office:value-type="float" office:value="1.00952666395496">
            <text:p>1.01</text:p>
          </table:table-cell>
          <table:table-cell office:value-type="float" office:value="470.97">
            <text:p>470.97</text:p>
          </table:table-cell>
          <table:table-cell table:formula="of:=[.D1279]/[.A1279]" office:value-type="float" office:value="1.00826357817217">
            <text:p>1.01</text:p>
          </table:table-cell>
          <table:table-cell office:value-type="float" office:value="469.22">
            <text:p>469.22</text:p>
          </table:table-cell>
          <table:table-cell table:formula="of:=[.F1279]/[.A1279]" office:value-type="float" office:value="1.004517137291">
            <text:p>1</text:p>
          </table:table-cell>
          <table:table-cell office:value-type="float" office:value="471.56">
            <text:p>471.56</text:p>
          </table:table-cell>
          <table:table-cell table:formula="of:=[.H1279]/[.A1279]" office:value-type="float" office:value="1.00952666395496">
            <text:p>1.01</text:p>
          </table:table-cell>
          <table:table-cell office:value-type="float" office:value="468.63">
            <text:p>468.63</text:p>
          </table:table-cell>
          <table:table-cell table:formula="of:=[.J1279]/[.A1279]" office:value-type="float" office:value="1.00325405150821">
            <text:p>1</text:p>
          </table:table-cell>
          <table:table-cell table:number-columns-repeated="5"/>
        </table:table-row>
        <table:table-row table:style-name="ro1">
          <table:table-cell office:value-type="float" office:value="467.17">
            <text:p>467.17</text:p>
          </table:table-cell>
          <table:table-cell office:value-type="float" office:value="476.24">
            <text:p>476.24</text:p>
          </table:table-cell>
          <table:table-cell table:formula="of:=[.B1280]/[.A1280]" office:value-type="float" office:value="1.01941477406512">
            <text:p>1.02</text:p>
          </table:table-cell>
          <table:table-cell office:value-type="float" office:value="469.76">
            <text:p>469.76</text:p>
          </table:table-cell>
          <table:table-cell table:formula="of:=[.D1280]/[.A1280]" office:value-type="float" office:value="1.00554402037802">
            <text:p>1.01</text:p>
          </table:table-cell>
          <table:table-cell office:value-type="float" office:value="473.27">
            <text:p>473.27</text:p>
          </table:table-cell>
          <table:table-cell table:formula="of:=[.F1280]/[.A1280]" office:value-type="float" office:value="1.01305734529186">
            <text:p>1.01</text:p>
          </table:table-cell>
          <table:table-cell office:value-type="float" office:value="476.24">
            <text:p>476.24</text:p>
          </table:table-cell>
          <table:table-cell table:formula="of:=[.H1280]/[.A1280]" office:value-type="float" office:value="1.01941477406512">
            <text:p>1.02</text:p>
          </table:table-cell>
          <table:table-cell office:value-type="float" office:value="473.66">
            <text:p>473.66</text:p>
          </table:table-cell>
          <table:table-cell table:formula="of:=[.J1280]/[.A1280]" office:value-type="float" office:value="1.01389215917118">
            <text:p>1.01</text:p>
          </table:table-cell>
          <table:table-cell table:number-columns-repeated="5"/>
        </table:table-row>
        <table:table-row table:style-name="ro1">
          <table:table-cell office:value-type="float" office:value="458.84">
            <text:p>458.84</text:p>
          </table:table-cell>
          <table:table-cell office:value-type="float" office:value="481.63">
            <text:p>481.63</text:p>
          </table:table-cell>
          <table:table-cell table:formula="of:=[.B1281]/[.A1281]" office:value-type="float" office:value="1.04966872984047">
            <text:p>1.05</text:p>
          </table:table-cell>
          <table:table-cell office:value-type="float" office:value="460.94">
            <text:p>460.94</text:p>
          </table:table-cell>
          <table:table-cell table:formula="of:=[.D1281]/[.A1281]" office:value-type="float" office:value="1.00457675878302">
            <text:p>1</text:p>
          </table:table-cell>
          <table:table-cell office:value-type="float" office:value="462.11">
            <text:p>462.11</text:p>
          </table:table-cell>
          <table:table-cell table:formula="of:=[.F1281]/[.A1281]" office:value-type="float" office:value="1.00712666724784">
            <text:p>1.01</text:p>
          </table:table-cell>
          <table:table-cell office:value-type="float" office:value="465.53">
            <text:p>465.53</text:p>
          </table:table-cell>
          <table:table-cell table:formula="of:=[.H1281]/[.A1281]" office:value-type="float" office:value="1.01458024583733">
            <text:p>1.01</text:p>
          </table:table-cell>
          <table:table-cell office:value-type="float" office:value="469.14">
            <text:p>469.14</text:p>
          </table:table-cell>
          <table:table-cell table:formula="of:=[.J1281]/[.A1281]" office:value-type="float" office:value="1.02244791212623">
            <text:p>1.02</text:p>
          </table:table-cell>
          <table:table-cell table:number-columns-repeated="5"/>
        </table:table-row>
        <table:table-row table:style-name="ro1">
          <table:table-cell office:value-type="float" office:value="147.76">
            <text:p>147.76</text:p>
          </table:table-cell>
          <table:table-cell office:value-type="float" office:value="159.18">
            <text:p>159.18</text:p>
          </table:table-cell>
          <table:table-cell table:formula="of:=[.B1282]/[.A1282]" office:value-type="float" office:value="1.07728749323227">
            <text:p>1.08</text:p>
          </table:table-cell>
          <table:table-cell office:value-type="float" office:value="150.11">
            <text:p>150.11</text:p>
          </table:table-cell>
          <table:table-cell table:formula="of:=[.D1282]/[.A1282]" office:value-type="float" office:value="1.01590416892258">
            <text:p>1.02</text:p>
          </table:table-cell>
          <table:table-cell office:value-type="float" office:value="150.11">
            <text:p>150.11</text:p>
          </table:table-cell>
          <table:table-cell table:formula="of:=[.F1282]/[.A1282]" office:value-type="float" office:value="1.01590416892258">
            <text:p>1.02</text:p>
          </table:table-cell>
          <table:table-cell office:value-type="float" office:value="152.11">
            <text:p>152.11</text:p>
          </table:table-cell>
          <table:table-cell table:formula="of:=[.H1282]/[.A1282]" office:value-type="float" office:value="1.02943963183541">
            <text:p>1.03</text:p>
          </table:table-cell>
          <table:table-cell office:value-type="float" office:value="150.11">
            <text:p>150.11</text:p>
          </table:table-cell>
          <table:table-cell table:formula="of:=[.J1282]/[.A1282]" office:value-type="float" office:value="1.01590416892258">
            <text:p>1.02</text:p>
          </table:table-cell>
          <table: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8">01/18/2014</text:date>, <text:time>17:44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7M48S</meta:editing-duration>
    <meta:editing-cycles>8</meta:editing-cycles>
    <meta:generator>OpenOffice.org/3.4.1$Win32 OpenOffice.org_project/341m1$Build-9593</meta:generator>
    <dc:date>2014-01-18T17:44:48.99</dc:date>
    <dc:creator>Ryan Tuck</dc:creator>
    <meta:document-statistic meta:table-count="3" meta:cell-count="14110" meta:object-count="0"/>
    <meta:user-defined meta:name="Info 1"/>
    <meta:user-defined meta:name="Info 2"/>
    <meta:user-defined meta:name="Info 3"/>
    <meta:user-defined meta:name="Info 4"/>
  </office:meta>
</office:document-meta>
</file>